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========= THIS IS THE JARGON FILE, VERSION 2.9.11, 01 JAN 1993 =========#</text:p>
      <text:p text:style-name="Preformatted_20_Text"/>
      <text:p text:style-name="Preformatted_20_Text">This is the Jargon File, a comprehensive compendium of hacker slang</text:p>
      <text:p text:style-name="Preformatted_20_Text">illuminating many aspects of hackish tradition, folklore, and humor.</text:p>
      <text:p text:style-name="Preformatted_20_Text"/>
      <text:p text:style-name="Preformatted_20_Text">This document (the Jargon File) is in the public domain, to be freely used,</text:p>
      <text:p text:style-name="Preformatted_20_Text">shared, and modified. <text:s/>There are (by intention) no legal restraints on what you</text:p>
      <text:p text:style-name="Preformatted_20_Text">can do with it, but there are traditions about its proper use to which many</text:p>
      <text:p text:style-name="Preformatted_20_Text">hackers are quite strongly attached. <text:s/>Please extend the courtesy of proper</text:p>
      <text:p text:style-name="Preformatted_20_Text">citation when you quote the File, ideally with a version number, as it will</text:p>
      <text:p text:style-name="Preformatted_20_Text">change and grow over time. <text:s/>(Examples of appropriate citation form: "Jargon</text:p>
      <text:p text:style-name="Preformatted_20_Text">File 2.9.11" or "The on-line hacker Jargon File, version 2.9.11, 01 JUL 1992".)</text:p>
      <text:p text:style-name="Preformatted_20_Text"/>
      <text:p text:style-name="Preformatted_20_Text">The Jargon File is a common heritage of the hacker culture. <text:s/>Over the years a</text:p>
      <text:p text:style-name="Preformatted_20_Text">number of individuals have volunteered considerable time to maintaining the</text:p>
      <text:p text:style-name="Preformatted_20_Text">File and been recognized by the net at large as editors of it. <text:s/>Editorial</text:p>
      <text:p text:style-name="Preformatted_20_Text">responsibilities include: to collate contributions and suggestions from others;</text:p>
      <text:p text:style-name="Preformatted_20_Text">to seek out corroborating information; to cross-reference related entries; to</text:p>
      <text:p text:style-name="Preformatted_20_Text">keep the file in a consistent format; and to announce and distribute updated</text:p>
      <text:p text:style-name="Preformatted_20_Text">versions periodically. <text:s/>Current volunteer editors include:</text:p>
      <text:p text:style-name="Preformatted_20_Text"/>
      <text:p text:style-name="Preformatted_20_Text"><text:s text:c="8"/>Eric Raymond <text:s text:c="3"/>esr@snark.thyrsus.com <text:s text:c="2"/>(215)-296-5718</text:p>
      <text:p text:style-name="Preformatted_20_Text"/>
      <text:p text:style-name="Preformatted_20_Text">Although there is no requirement that you do so, it is considered good form to</text:p>
      <text:p text:style-name="Preformatted_20_Text">check with an editor before quoting the File in a published work or commercial</text:p>
      <text:p text:style-name="Preformatted_20_Text">product. <text:s/>We may have additional information that would be helpful to you and</text:p>
      <text:p text:style-name="Preformatted_20_Text">can assist you in framing your quote to reflect not only the letter of the File</text:p>
      <text:p text:style-name="Preformatted_20_Text">but its spirit as well.</text:p>
      <text:p text:style-name="Preformatted_20_Text"/>
      <text:p text:style-name="Preformatted_20_Text">All contributions and suggestions about this file sent to a volunteer editor</text:p>
      <text:p text:style-name="Preformatted_20_Text">are gratefully received and will be regarded, unless otherwise labelled, as</text:p>
      <text:p text:style-name="Preformatted_20_Text">freely given donations for possible use as part of this public-domain file.</text:p>
      <text:p text:style-name="Preformatted_20_Text"/>
      <text:p text:style-name="Preformatted_20_Text">From time to time a snapshot of this file has been polished, edited, and</text:p>
      <text:p text:style-name="Preformatted_20_Text">formatted for commercial publication with the cooperation of the volunteer</text:p>
      <text:p text:style-name="Preformatted_20_Text">editors and the hacker community at large. <text:s/>If you wish to have a bound paper</text:p>
      <text:p text:style-name="Preformatted_20_Text">copy of this file, you may find it convenient to purchase one of these. <text:s/>They</text:p>
      <text:p text:style-name="Preformatted_20_Text">often contain additional material not found in on-line versions. <text:s/>The two</text:p>
      <text:p text:style-name="Preformatted_20_Text">`authorized' editions so far are described in the Revision History section;</text:p>
      <text:p text:style-name="Preformatted_20_Text">there may be more in the future.</text:p>
      <text:p text:style-name="Preformatted_20_Text"/>
      <text:p text:style-name="Preformatted_20_Text">:Introduction:</text:p>
      <text:p text:style-name="Preformatted_20_Text">**************</text:p>
      <text:p text:style-name="Preformatted_20_Text"/>
      <text:p text:style-name="Preformatted_20_Text">:About This File:</text:p>
      <text:p text:style-name="Preformatted_20_Text">=================</text:p>
      <text:p text:style-name="Preformatted_20_Text"/>
      <text:p text:style-name="Preformatted_20_Text">This document is a collection of slang terms used by various subcultures of</text:p>
      <text:p text:style-name="Preformatted_20_Text">computer hackers. <text:s/>Though some technical material is included for background</text:p>
      <text:p text:style-name="Preformatted_20_Text">and flavor, it is not a technical dictionary; what we describe here is the</text:p>
      <text:p text:style-name="Preformatted_20_Text">language hackers use among themselves for fun, social communication, and</text:p>
      <text:p text:style-name="Preformatted_20_Text">technical debate.</text:p>
      <text:p text:style-name="Preformatted_20_Text"/>
      <text:p text:style-name="Preformatted_20_Text">The `hacker culture' is actually a loosely networked collection of subcultures</text:p>
      <text:p text:style-name="Preformatted_20_Text">that is nevertheless conscious of some important shared experiences, shared</text:p>
      <text:p text:style-name="Preformatted_20_Text">roots, and shared values. <text:s/>It has its own myths, heroes, villains, folk epics,</text:p>
      <text:p text:style-name="Preformatted_20_Text">in-jokes, taboos, and dreams. <text:s/>Because hackers as a group are particularly</text:p>
      <text:p text:style-name="Preformatted_20_Text">creative people who define themselves partly by rejection of `normal' values</text:p>
      <text:p text:style-name="Preformatted_20_Text"><text:soft-page-break/>and working habits, it has unusually rich and conscious traditions for an</text:p>
      <text:p text:style-name="Preformatted_20_Text">intentional culture less than 35 years old.</text:p>
      <text:p text:style-name="Preformatted_20_Text"/>
      <text:p text:style-name="Preformatted_20_Text">As usual with slang, the special vocabulary of hackers helps hold their culture</text:p>
      <text:p text:style-name="Preformatted_20_Text">together --- it helps hackers recognize each other's places in the community</text:p>
      <text:p text:style-name="Preformatted_20_Text">and expresses shared values and experiences. <text:s/>Also as usual, *not* knowing the</text:p>
      <text:p text:style-name="Preformatted_20_Text">slang (or using it inappropriately) defines one as an outsider, a mundane, or</text:p>
      <text:p text:style-name="Preformatted_20_Text">(worst of all in hackish vocabulary) possibly even a {suit}. <text:s/>All human</text:p>
      <text:p text:style-name="Preformatted_20_Text">cultures use slang in this threefold way --- as a tool of communication, and of</text:p>
      <text:p text:style-name="Preformatted_20_Text">inclusion, and of exclusion.</text:p>
      <text:p text:style-name="Preformatted_20_Text"/>
      <text:p text:style-name="Preformatted_20_Text">Among hackers, though, slang has a subtler aspect, paralleled perhaps in the</text:p>
      <text:p text:style-name="Preformatted_20_Text">slang of jazz musicians and some kinds of fine artists but hard to detect in</text:p>
      <text:p text:style-name="Preformatted_20_Text">most technical or scientific cultures; parts of it are code for shared states</text:p>
      <text:p text:style-name="Preformatted_20_Text">of *consciousness*. <text:s/>There is a whole range of altered states and</text:p>
      <text:p text:style-name="Preformatted_20_Text">problem-solving mental stances basic to high-level hacking which don't fit into</text:p>
      <text:p text:style-name="Preformatted_20_Text">conventional linguistic reality any better than a Coltrane solo or one of</text:p>
      <text:p text:style-name="Preformatted_20_Text">Maurits Escher's `trompe l'oeil' compositions (Escher is a favorite of</text:p>
      <text:p text:style-name="Preformatted_20_Text">hackers), and hacker slang encodes these subtleties in many unobvious ways. <text:s/>As</text:p>
      <text:p text:style-name="Preformatted_20_Text">a simple example, take the distinction between a {kluge} and an {elegant}</text:p>
      <text:p text:style-name="Preformatted_20_Text">solution, and the differing connotations attached to each. <text:s/>The distinction is</text:p>
      <text:p text:style-name="Preformatted_20_Text">not only of engineering significance; it reaches right back into the nature of</text:p>
      <text:p text:style-name="Preformatted_20_Text">the generative processes in program design and asserts something important</text:p>
      <text:p text:style-name="Preformatted_20_Text">about two different kinds of relationship between the hacker and the hack.</text:p>
      <text:p text:style-name="Preformatted_20_Text">Hacker slang is unusually rich in implications of this kind, of overtones and</text:p>
      <text:p text:style-name="Preformatted_20_Text">undertones that illuminate the hackish psyche.</text:p>
      <text:p text:style-name="Preformatted_20_Text"/>
      <text:p text:style-name="Preformatted_20_Text">But there is more. <text:s/>Hackers, as a rule, love wordplay and are very conscious</text:p>
      <text:p text:style-name="Preformatted_20_Text">and inventive in their use of language. <text:s/>These traits seem to be common in</text:p>
      <text:p text:style-name="Preformatted_20_Text">young children, but the conformity-enforcing machine we are pleased to call an</text:p>
      <text:p text:style-name="Preformatted_20_Text">educational system bludgeons them out of most of us before adolescence. <text:s/>Thus,</text:p>
      <text:p text:style-name="Preformatted_20_Text">linguistic invention in most subcultures of the modern West is a halting and</text:p>
      <text:p text:style-name="Preformatted_20_Text">largely unconscious process. <text:s/>Hackers, by contrast, regard slang formation and</text:p>
      <text:p text:style-name="Preformatted_20_Text">use as a game to be played for conscious pleasure. <text:s/>Their inventions thus</text:p>
      <text:p text:style-name="Preformatted_20_Text">display an almost unique combination of the neotenous enjoyment of</text:p>
      <text:p text:style-name="Preformatted_20_Text">language-play with the discrimination of educated and powerful intelligence.</text:p>
      <text:p text:style-name="Preformatted_20_Text">Further, the electronic media which knit them together are fluid, `hot'</text:p>
      <text:p text:style-name="Preformatted_20_Text">connections, well adapted to both the dissemination of new slang and the</text:p>
      <text:p text:style-name="Preformatted_20_Text">ruthless culling of weak and superannuated specimens. <text:s/>The results of this</text:p>
      <text:p text:style-name="Preformatted_20_Text">process give us perhaps a uniquely intense and accelerated view of linguistic</text:p>
      <text:p text:style-name="Preformatted_20_Text">evolution in action.</text:p>
      <text:p text:style-name="Preformatted_20_Text"/>
      <text:p text:style-name="Preformatted_20_Text">Hackish slang also challenges some common linguistic and anthropological</text:p>
      <text:p text:style-name="Preformatted_20_Text">assumptions. <text:s/>For example, it has recently become fashionable to speak of</text:p>
      <text:p text:style-name="Preformatted_20_Text">`low-context' versus `high-context' communication, and to classify cultures by</text:p>
      <text:p text:style-name="Preformatted_20_Text">the preferred context level of their languages and art forms. <text:s/>It is usually</text:p>
      <text:p text:style-name="Preformatted_20_Text">claimed that low-context communication (characterized by precision, clarity,</text:p>
      <text:p text:style-name="Preformatted_20_Text">and completeness of self-contained utterances) is typical in cultures which</text:p>
      <text:p text:style-name="Preformatted_20_Text">value logic, objectivity, individualism, and competition; by contrast,</text:p>
      <text:p text:style-name="Preformatted_20_Text">high-context communication (elliptical, emotive, nuance-filled, multi-modal,</text:p>
      <text:p text:style-name="Preformatted_20_Text">heavily coded) is associated with cultures which value subjectivity, consensus,</text:p>
      <text:p text:style-name="Preformatted_20_Text">cooperation, and tradition. <text:s/>What then are we to make of hackerdom, which is</text:p>
      <text:p text:style-name="Preformatted_20_Text">themed around extremely low-context interaction with computers and exhibits</text:p>
      <text:p text:style-name="Preformatted_20_Text">primarily "low-context" values, but cultivates an almost absurdly high-context</text:p>
      <text:p text:style-name="Preformatted_20_Text">slang style?</text:p>
      <text:p text:style-name="Preformatted_20_Text"/>
      <text:p text:style-name="Preformatted_20_Text">The intensity and consciousness of hackish invention make a compilation of</text:p>
      <text:p text:style-name="Preformatted_20_Text">hacker slang a particularly effective window into the surrounding culture ---</text:p>
      <text:p text:style-name="Preformatted_20_Text"><text:soft-page-break/>and, in fact, this one is the latest version of an evolving compilation called</text:p>
      <text:p text:style-name="Preformatted_20_Text">the `Jargon File', maintained by hackers themselves for over 15 years. <text:s/>This</text:p>
      <text:p text:style-name="Preformatted_20_Text">one (like its ancestors) is primarily a lexicon, but also includes `topic</text:p>
      <text:p text:style-name="Preformatted_20_Text">entries' which collect background or sidelight information on hacker culture</text:p>
      <text:p text:style-name="Preformatted_20_Text">that would be awkward to try to subsume under individual entries.</text:p>
      <text:p text:style-name="Preformatted_20_Text"/>
      <text:p text:style-name="Preformatted_20_Text">Though the format is that of a reference volume, it is intended that the</text:p>
      <text:p text:style-name="Preformatted_20_Text">material be enjoyable to browse. <text:s/>Even a complete outsider should find at least</text:p>
      <text:p text:style-name="Preformatted_20_Text">a chuckle on nearly every page, and much that is amusingly thought-provoking.</text:p>
      <text:p text:style-name="Preformatted_20_Text">But it is also true that hackers use humorous wordplay to make strong,</text:p>
      <text:p text:style-name="Preformatted_20_Text">sometimes combative statements about what they feel. <text:s/>Some of these entries</text:p>
      <text:p text:style-name="Preformatted_20_Text">reflect the views of opposing sides in disputes that have been genuinely</text:p>
      <text:p text:style-name="Preformatted_20_Text">passionate; this is deliberate. <text:s/>We have not tried to moderate or pretty up</text:p>
      <text:p text:style-name="Preformatted_20_Text">these disputes; rather we have attempted to ensure that *everyone's* sacred</text:p>
      <text:p text:style-name="Preformatted_20_Text">cows get gored, impartially. <text:s/>Compromise is not particularly a hackish virtue,</text:p>
      <text:p text:style-name="Preformatted_20_Text">but the honest presentation of divergent viewpoints is.</text:p>
      <text:p text:style-name="Preformatted_20_Text"/>
      <text:p text:style-name="Preformatted_20_Text">The reader with minimal computer background who finds some references</text:p>
      <text:p text:style-name="Preformatted_20_Text">incomprehensibly technical can safely ignore them. <text:s/>We have not felt it either</text:p>
      <text:p text:style-name="Preformatted_20_Text">necessary or desirable to eliminate all such; they, too, contribute flavor, and</text:p>
      <text:p text:style-name="Preformatted_20_Text">one of this document's major intended audiences --- fledgling hackers already</text:p>
      <text:p text:style-name="Preformatted_20_Text">partway inside the culture --- will benefit from them.</text:p>
      <text:p text:style-name="Preformatted_20_Text"/>
      <text:p text:style-name="Preformatted_20_Text">A selection of longer items of hacker folklore and humor is included in</text:p>
      <text:p text:style-name="Preformatted_20_Text">{appendix A}. <text:s/>The `outside' reader's attention is particularly directed to</text:p>
      <text:p text:style-name="Preformatted_20_Text">{appendix B}, "A Portrait of J. Random Hacker". <text:s/>{Appendix C} is a bibliography</text:p>
      <text:p text:style-name="Preformatted_20_Text">of non-technical works which have either influenced or described the hacker</text:p>
      <text:p text:style-name="Preformatted_20_Text">culture.</text:p>
      <text:p text:style-name="Preformatted_20_Text"/>
      <text:p text:style-name="Preformatted_20_Text">Because hackerdom is an intentional culture (one each individual must choose by</text:p>
      <text:p text:style-name="Preformatted_20_Text">action to join), one should not be surprised that the line between description</text:p>
      <text:p text:style-name="Preformatted_20_Text">and influence can become more than a little blurred. <text:s/>Earlier versions of the</text:p>
      <text:p text:style-name="Preformatted_20_Text">Jargon File have played a central role in spreading hacker language and the</text:p>
      <text:p text:style-name="Preformatted_20_Text">culture that goes with it to successively larger populations, and we hope and</text:p>
      <text:p text:style-name="Preformatted_20_Text">expect that this one will do likewise.</text:p>
      <text:p text:style-name="Preformatted_20_Text"/>
      <text:p text:style-name="Preformatted_20_Text">:Of Slang, Jargon, and Techspeak:</text:p>
      <text:p text:style-name="Preformatted_20_Text">=================================</text:p>
      <text:p text:style-name="Preformatted_20_Text"/>
      <text:p text:style-name="Preformatted_20_Text">Linguists usually refer to informal language as `slang' and reserve the term</text:p>
      <text:p text:style-name="Preformatted_20_Text">`jargon' for the technical vocabularies of various occupations. <text:s/>However, the</text:p>
      <text:p text:style-name="Preformatted_20_Text">ancestor of this collection was called the `Jargon File', and hackish slang is</text:p>
      <text:p text:style-name="Preformatted_20_Text">traditionally `the jargon'. <text:s/>When talking about the jargon there is therefore</text:p>
      <text:p text:style-name="Preformatted_20_Text">no convenient way to distinguish what a *linguist* would call hackers' jargon</text:p>
      <text:p text:style-name="Preformatted_20_Text">--- the formal vocabulary they learn from textbooks, technical papers, and</text:p>
      <text:p text:style-name="Preformatted_20_Text">manuals.</text:p>
      <text:p text:style-name="Preformatted_20_Text"/>
      <text:p text:style-name="Preformatted_20_Text">To make a confused situation worse, the line between hackish slang and the</text:p>
      <text:p text:style-name="Preformatted_20_Text">vocabulary of technical programming and computer science is fuzzy, and shifts</text:p>
      <text:p text:style-name="Preformatted_20_Text">over time. <text:s/>Further, this vocabulary is shared with a wider technical culture</text:p>
      <text:p text:style-name="Preformatted_20_Text">of programmers, many of whom are not hackers and do not speak or recognize</text:p>
      <text:p text:style-name="Preformatted_20_Text">hackish slang.</text:p>
      <text:p text:style-name="Preformatted_20_Text"/>
      <text:p text:style-name="Preformatted_20_Text">Accordingly, this lexicon will try to be as precise as the facts of usage</text:p>
      <text:p text:style-name="Preformatted_20_Text">permit about the distinctions among three categories:</text:p>
      <text:p text:style-name="Preformatted_20_Text"/>
      <text:p text:style-name="Preformatted_20_Text"><text:s text:c="3"/>* `slang': informal language from mainstream English or non-technical</text:p>
      <text:p text:style-name="Preformatted_20_Text"><text:s text:c="5"/>subcultures (bikers, rock fans, surfers, etc).</text:p>
      <text:p text:style-name="Preformatted_20_Text"><text:soft-page-break/></text:p>
      <text:p text:style-name="Preformatted_20_Text"><text:s text:c="3"/>* `jargon': without qualifier, denotes informal `slangy' language</text:p>
      <text:p text:style-name="Preformatted_20_Text"><text:s text:c="5"/>peculiar to hackers --- the subject of this lexicon.</text:p>
      <text:p text:style-name="Preformatted_20_Text"/>
      <text:p text:style-name="Preformatted_20_Text"><text:s text:c="3"/>* `techspeak': the formal technical vocabulary of programming, computer </text:p>
      <text:p text:style-name="Preformatted_20_Text"><text:s text:c="6"/>science, electronics, and other fields connected to hacking.</text:p>
      <text:p text:style-name="Preformatted_20_Text"/>
      <text:p text:style-name="Preformatted_20_Text">This terminology will be consistently used throughout the remainder of this</text:p>
      <text:p text:style-name="Preformatted_20_Text">lexicon.</text:p>
      <text:p text:style-name="Preformatted_20_Text"/>
      <text:p text:style-name="Preformatted_20_Text">The jargon/techspeak distinction is the delicate one. <text:s/>A lot of techspeak</text:p>
      <text:p text:style-name="Preformatted_20_Text">originated as jargon, and there is a steady continuing uptake of jargon into</text:p>
      <text:p text:style-name="Preformatted_20_Text">techspeak. <text:s/>On the other hand, a lot of jargon arises from overgeneralization</text:p>
      <text:p text:style-name="Preformatted_20_Text">of techspeak terms (there is more about this in the "Jargon Construction"</text:p>
      <text:p text:style-name="Preformatted_20_Text">section below).</text:p>
      <text:p text:style-name="Preformatted_20_Text"/>
      <text:p text:style-name="Preformatted_20_Text">In general, we have considered techspeak any term that communicates primarily</text:p>
      <text:p text:style-name="Preformatted_20_Text">by a denotation well established in textbooks, technical dictionaries, or</text:p>
      <text:p text:style-name="Preformatted_20_Text">standards documents.</text:p>
      <text:p text:style-name="Preformatted_20_Text"/>
      <text:p text:style-name="Preformatted_20_Text">A few obviously techspeak terms (names of operating systems, languages, or</text:p>
      <text:p text:style-name="Preformatted_20_Text">documents) are listed when they are tied to hacker folklore that isn't covered</text:p>
      <text:p text:style-name="Preformatted_20_Text">in formal sources, or sometimes to convey critical historical background</text:p>
      <text:p text:style-name="Preformatted_20_Text">necessary to understand other entries to which they are cross-referenced. <text:s/>Some</text:p>
      <text:p text:style-name="Preformatted_20_Text">other techspeak senses of jargon words are listed in order to make the jargon</text:p>
      <text:p text:style-name="Preformatted_20_Text">senses clear; where the text does not specify that a straight technical sense</text:p>
      <text:p text:style-name="Preformatted_20_Text">is under discussion, these are marked with `[techspeak]' as an etymology. <text:s/>Some</text:p>
      <text:p text:style-name="Preformatted_20_Text">entries have a primary sense marked this way, with subsequent jargon meanings</text:p>
      <text:p text:style-name="Preformatted_20_Text">explained in terms of it.</text:p>
      <text:p text:style-name="Preformatted_20_Text"/>
      <text:p text:style-name="Preformatted_20_Text">We have also tried to indicate (where known) the apparent origins of terms.</text:p>
      <text:p text:style-name="Preformatted_20_Text">The results are probably the least reliable information in the lexicon, for</text:p>
      <text:p text:style-name="Preformatted_20_Text">several reasons. <text:s/>For one thing, it is well known that many hackish usages have</text:p>
      <text:p text:style-name="Preformatted_20_Text">been independently reinvented multiple times, even among the more obscure and</text:p>
      <text:p text:style-name="Preformatted_20_Text">intricate neologisms. <text:s/>It often seems that the generative processes underlying</text:p>
      <text:p text:style-name="Preformatted_20_Text">hackish jargon formation have an internal logic so powerful as to create</text:p>
      <text:p text:style-name="Preformatted_20_Text">substantial parallelism across separate cultures and even in different</text:p>
      <text:p text:style-name="Preformatted_20_Text">languages! <text:s/>For another, the networks tend to propagate innovations so quickly</text:p>
      <text:p text:style-name="Preformatted_20_Text">that `first use' is often impossible to pin down. <text:s/>And, finally, compendia like</text:p>
      <text:p text:style-name="Preformatted_20_Text">this one alter what they observe by implicitly stamping cultural approval on</text:p>
      <text:p text:style-name="Preformatted_20_Text">terms and widening their use.</text:p>
      <text:p text:style-name="Preformatted_20_Text"/>
      <text:p text:style-name="Preformatted_20_Text">Despite these problems, the organized collection of jargon-related oral history</text:p>
      <text:p text:style-name="Preformatted_20_Text">for the File's 2.x.x versions has enabled us to put to rest quite a number of</text:p>
      <text:p text:style-name="Preformatted_20_Text">folk etymologies, place credit where credit is due, and illuminate the early</text:p>
      <text:p text:style-name="Preformatted_20_Text">history of many important hackerisms such as {kluge}, {cruft}, and {foo}. <text:s/>We</text:p>
      <text:p text:style-name="Preformatted_20_Text">believe specialist lexicographers will find many of the historical notes more</text:p>
      <text:p text:style-name="Preformatted_20_Text">than casually instructive.</text:p>
      <text:p text:style-name="Preformatted_20_Text"/>
      <text:p text:style-name="Preformatted_20_Text">:Revision History:</text:p>
      <text:p text:style-name="Preformatted_20_Text">==================</text:p>
      <text:p text:style-name="Preformatted_20_Text"/>
      <text:p text:style-name="Preformatted_20_Text">The original Jargon File was a collection of hacker jargon from technical</text:p>
      <text:p text:style-name="Preformatted_20_Text">cultures including the MIT AI Lab, the Stanford AI lab (SAIL), and others of</text:p>
      <text:p text:style-name="Preformatted_20_Text">the old ARPANET AI/LISP/PDP-10 communities including Bolt, Beranek and Newman</text:p>
      <text:p text:style-name="Preformatted_20_Text">(BBN), Carnegie-Mellon University (CMU), and Worcester Polytechnic Institute</text:p>
      <text:p text:style-name="Preformatted_20_Text">(WPI).</text:p>
      <text:p text:style-name="Preformatted_20_Text"/>
      <text:p text:style-name="Preformatted_20_Text"><text:soft-page-break/>The Jargon File (hereafter referred to as `jargon-1' or `the File') was begun</text:p>
      <text:p text:style-name="Preformatted_20_Text">by Raphael Finkel at Stanford in 1975. <text:s/>From this time until the plug was</text:p>
      <text:p text:style-name="Preformatted_20_Text">finally pulled on the SAIL computer in 1991, the File was named</text:p>
      <text:p text:style-name="Preformatted_20_Text">AIWORD.RF[UP,DOC] there. <text:s/>Some terms in it date back considerably earlier</text:p>
      <text:p text:style-name="Preformatted_20_Text">({frob} and some senses of {moby}, for instance, go back to the Tech Model</text:p>
      <text:p text:style-name="Preformatted_20_Text">Railroad Club at MIT and are believed to date at least back to the early</text:p>
      <text:p text:style-name="Preformatted_20_Text">1960s). <text:s/>The revisions of jargon-1 were all unnumbered and may be collectively</text:p>
      <text:p text:style-name="Preformatted_20_Text">considered `Version 1'.</text:p>
      <text:p text:style-name="Preformatted_20_Text"/>
      <text:p text:style-name="Preformatted_20_Text">In 1976, Mark Crispin, having seen an announcement about the File on the SAIL</text:p>
      <text:p text:style-name="Preformatted_20_Text">computer, {FTP}ed a copy of the File to MIT. <text:s/>He noticed that it was hardly</text:p>
      <text:p text:style-name="Preformatted_20_Text">restricted to `AI words' and so stored the file on his directory as AI:MRC;SAIL</text:p>
      <text:p text:style-name="Preformatted_20_Text">JARGON.</text:p>
      <text:p text:style-name="Preformatted_20_Text"/>
      <text:p text:style-name="Preformatted_20_Text">The file was quickly renamed JARGON &gt; (the `&gt;' caused versioning under ITS) as</text:p>
      <text:p text:style-name="Preformatted_20_Text">a flurry of enhancements were made by Mark Crispin and Guy L. <text:s/>Steele Jr.</text:p>
      <text:p text:style-name="Preformatted_20_Text">Unfortunately, amidst all this activity, nobody thought of correcting the term</text:p>
      <text:p text:style-name="Preformatted_20_Text">`jargon' to `slang' until the compendium had already become widely known as the</text:p>
      <text:p text:style-name="Preformatted_20_Text">Jargon File.</text:p>
      <text:p text:style-name="Preformatted_20_Text"/>
      <text:p text:style-name="Preformatted_20_Text">Raphael Finkel dropped out of active participation shortly thereafter and Don</text:p>
      <text:p text:style-name="Preformatted_20_Text">Woods became the SAIL contact for the File (which was subsequently kept in</text:p>
      <text:p text:style-name="Preformatted_20_Text">duplicate at SAIL and MIT, with periodic resynchronizations).</text:p>
      <text:p text:style-name="Preformatted_20_Text"/>
      <text:p text:style-name="Preformatted_20_Text">The File expanded by fits and starts until about 1983; Richard Stallman was</text:p>
      <text:p text:style-name="Preformatted_20_Text">prominent among the contributors, adding many MIT and ITS-related coinages.</text:p>
      <text:p text:style-name="Preformatted_20_Text"/>
      <text:p text:style-name="Preformatted_20_Text">In Spring 1981, a hacker named Charles Spurgeon got a large chunk of the File</text:p>
      <text:p text:style-name="Preformatted_20_Text">published in Stewart Brand's `CoEvolution Quarterly' (issue 29, pages 26--35)</text:p>
      <text:p text:style-name="Preformatted_20_Text">with illustrations by Phil Wadler and Guy Steele (including a couple of the</text:p>
      <text:p text:style-name="Preformatted_20_Text">Crunchly cartoons). <text:s/>This appears to have been the File's first paper</text:p>
      <text:p text:style-name="Preformatted_20_Text">publication.</text:p>
      <text:p text:style-name="Preformatted_20_Text"/>
      <text:p text:style-name="Preformatted_20_Text">A late version of jargon-1, expanded with commentary for the mass market, was</text:p>
      <text:p text:style-name="Preformatted_20_Text">edited by Guy Steele into a book published in 1983 as `The Hacker's Dictionary'</text:p>
      <text:p text:style-name="Preformatted_20_Text">(Harper &amp; Row CN 1082, ISBN 0-06-091082-8). <text:s/>The other jargon-1 editors</text:p>
      <text:p text:style-name="Preformatted_20_Text">(Raphael Finkel, Don Woods, and Mark Crispin) contributed to this revision, as</text:p>
      <text:p text:style-name="Preformatted_20_Text">did Richard M. Stallman and Geoff Goodfellow. <text:s/>This book (now out of print) is</text:p>
      <text:p text:style-name="Preformatted_20_Text">hereafter referred to as `Steele-1983' and those six as the Steele-1983</text:p>
      <text:p text:style-name="Preformatted_20_Text">coauthors.</text:p>
      <text:p text:style-name="Preformatted_20_Text"/>
      <text:p text:style-name="Preformatted_20_Text">Shortly after the publication of Steele-1983, the File effectively stopped</text:p>
      <text:p text:style-name="Preformatted_20_Text">growing and changing. <text:s/>Originally, this was due to a desire to freeze the file</text:p>
      <text:p text:style-name="Preformatted_20_Text">temporarily to facilitate the production of Steele-1983, but external</text:p>
      <text:p text:style-name="Preformatted_20_Text">conditions caused the `temporary' freeze to become permanent.</text:p>
      <text:p text:style-name="Preformatted_20_Text"/>
      <text:p text:style-name="Preformatted_20_Text">The AI Lab culture had been hit hard in the late 1970s by funding cuts and the</text:p>
      <text:p text:style-name="Preformatted_20_Text">resulting administrative decision to use vendor-supported hardware and software</text:p>
      <text:p text:style-name="Preformatted_20_Text">instead of homebrew whenever possible. <text:s/>At MIT, most AI work had turned to</text:p>
      <text:p text:style-name="Preformatted_20_Text">dedicated LISP Machines. <text:s/>At the same time, the commercialization of AI</text:p>
      <text:p text:style-name="Preformatted_20_Text">technology lured some of the AI Lab's best and brightest away to startups along</text:p>
      <text:p text:style-name="Preformatted_20_Text">the Route 128 strip in Massachusetts and out West in Silicon Valley. <text:s/>The</text:p>
      <text:p text:style-name="Preformatted_20_Text">startups built LISP machines for MIT; the central MIT-AI computer became a</text:p>
      <text:p text:style-name="Preformatted_20_Text">{TWENEX} system rather than a host for the AI hackers' beloved {ITS}.</text:p>
      <text:p text:style-name="Preformatted_20_Text"/>
      <text:p text:style-name="Preformatted_20_Text">The Stanford AI Lab had effectively ceased to exist by 1980, although the SAIL</text:p>
      <text:p text:style-name="Preformatted_20_Text">computer continued as a Computer Science Department resource until 1991.</text:p>
      <text:p text:style-name="Preformatted_20_Text">Stanford became a major {TWENEX} site, at one point operating more than a dozen</text:p>
      <text:p text:style-name="Preformatted_20_Text"><text:soft-page-break/>TOPS-20 systems; but by the mid-1980s most of the interesting software work was</text:p>
      <text:p text:style-name="Preformatted_20_Text">being done on the emerging BSD UNIX standard.</text:p>
      <text:p text:style-name="Preformatted_20_Text"/>
      <text:p text:style-name="Preformatted_20_Text">In April 1983, the PDP-10-centered cultures that had nourished the File were</text:p>
      <text:p text:style-name="Preformatted_20_Text">dealt a death-blow by the cancellation of the Jupiter project at Digital</text:p>
      <text:p text:style-name="Preformatted_20_Text">Equipment Corporation. <text:s/>The File's compilers, already dispersed, moved on to</text:p>
      <text:p text:style-name="Preformatted_20_Text">other things. <text:s/>Steele-1983 was partly a monument to what its authors thought</text:p>
      <text:p text:style-name="Preformatted_20_Text">was a dying tradition; no one involved realized at the time just how wide its</text:p>
      <text:p text:style-name="Preformatted_20_Text">influence was to be.</text:p>
      <text:p text:style-name="Preformatted_20_Text"/>
      <text:p text:style-name="Preformatted_20_Text">By the mid-1980s the File's content was dated, but the legend that had grown up</text:p>
      <text:p text:style-name="Preformatted_20_Text">around it never quite died out. <text:s/>The book, and softcopies obtained off the</text:p>
      <text:p text:style-name="Preformatted_20_Text">ARPANET, circulated even in cultures far removed from MIT and Stanford; the</text:p>
      <text:p text:style-name="Preformatted_20_Text">content exerted a strong and continuing influence on hackish language and</text:p>
      <text:p text:style-name="Preformatted_20_Text">humor. <text:s/>Even as the advent of the microcomputer and other trends fueled a</text:p>
      <text:p text:style-name="Preformatted_20_Text">tremendous expansion of hackerdom, the File (and related materials such as the</text:p>
      <text:p text:style-name="Preformatted_20_Text">AI Koans in Appendix A) came to be seen as a sort of sacred epic, a</text:p>
      <text:p text:style-name="Preformatted_20_Text">hacker-culture Matter of Britain chronicling the heroic exploits of the Knights</text:p>
      <text:p text:style-name="Preformatted_20_Text">of the Lab. <text:s/>The pace of change in hackerdom at large accelerated tremendously</text:p>
      <text:p text:style-name="Preformatted_20_Text">--- but the Jargon File, having passed from living document to icon, remained</text:p>
      <text:p text:style-name="Preformatted_20_Text">essentially untouched for seven years.</text:p>
      <text:p text:style-name="Preformatted_20_Text"/>
      <text:p text:style-name="Preformatted_20_Text">This revision contains nearly the entire text of a late version of jargon-1 (a</text:p>
      <text:p text:style-name="Preformatted_20_Text">few obsolete PDP-10-related entries were dropped after careful consultation</text:p>
      <text:p text:style-name="Preformatted_20_Text">with the editors of Steele-1983). <text:s/>It merges in about 80% of the Steele-1983</text:p>
      <text:p text:style-name="Preformatted_20_Text">text, omitting some framing material and a very few entries introduced in</text:p>
      <text:p text:style-name="Preformatted_20_Text">Steele-1983 that are now also obsolete.</text:p>
      <text:p text:style-name="Preformatted_20_Text"/>
      <text:p text:style-name="Preformatted_20_Text">This new version casts a wider net than the old Jargon File; its aim is to</text:p>
      <text:p text:style-name="Preformatted_20_Text">cover not just AI or PDP-10 hacker culture but all the technical computing</text:p>
      <text:p text:style-name="Preformatted_20_Text">cultures wherein the true hacker-nature is manifested. <text:s/>More than half of the</text:p>
      <text:p text:style-name="Preformatted_20_Text">entries now derive from {USENET} and represent jargon now current in the C and</text:p>
      <text:p text:style-name="Preformatted_20_Text">UNIX communities, but special efforts have been made to collect jargon from</text:p>
      <text:p text:style-name="Preformatted_20_Text">other cultures including IBM PC programmers, Amiga fans, Mac enthusiasts, and</text:p>
      <text:p text:style-name="Preformatted_20_Text">even the IBM mainframe world.</text:p>
      <text:p text:style-name="Preformatted_20_Text"/>
      <text:p text:style-name="Preformatted_20_Text">Eric S. Raymond &lt;esr@snark.thyrsus.com&gt; maintains the new File with assistance</text:p>
      <text:p text:style-name="Preformatted_20_Text">from Guy L. Steele Jr. &lt;gls@think.com&gt;; these are the persons primarily</text:p>
      <text:p text:style-name="Preformatted_20_Text">reflected in the File's editorial `we', though we take pleasure in</text:p>
      <text:p text:style-name="Preformatted_20_Text">acknowledging the special contribution of the other coauthors of Steele-1983.</text:p>
      <text:p text:style-name="Preformatted_20_Text">Please email all additions, corrections, and correspondence relating to the</text:p>
      <text:p text:style-name="Preformatted_20_Text">Jargon File to jargon@thyrsus.com (UUCP-only sites without connections to an</text:p>
      <text:p text:style-name="Preformatted_20_Text">autorouting smart site can use ...!uunet!snark!jargon).</text:p>
      <text:p text:style-name="Preformatted_20_Text"/>
      <text:p text:style-name="Preformatted_20_Text">(Warning: other email addresses appear in this file *but are not guaranteed to</text:p>
      <text:p text:style-name="Preformatted_20_Text">be correct* later than the revision date on the first line. <text:s/>*Don't* email us</text:p>
      <text:p text:style-name="Preformatted_20_Text">if an attempt to reach your idol bounces --- we have no magic way of checking</text:p>
      <text:p text:style-name="Preformatted_20_Text">addresses or looking up people.)</text:p>
      <text:p text:style-name="Preformatted_20_Text"/>
      <text:p text:style-name="Preformatted_20_Text">The 2.9.6 version became the main text of `The New Hacker's Dictionary', by</text:p>
      <text:p text:style-name="Preformatted_20_Text">Eric Raymond (ed.), MIT Press 1991, ISBN 0-262-68069-6. <text:s/>The maintainers are</text:p>
      <text:p text:style-name="Preformatted_20_Text">committed to updating the on-line version of the Jargon File through and beyond</text:p>
      <text:p text:style-name="Preformatted_20_Text">paper publication, and will continue to make it available to archives and</text:p>
      <text:p text:style-name="Preformatted_20_Text">public-access sites as a trust of the hacker community.</text:p>
      <text:p text:style-name="Preformatted_20_Text"/>
      <text:p text:style-name="Preformatted_20_Text">Here is a chronology of the high points in the recent on-line revisions:</text:p>
      <text:p text:style-name="Preformatted_20_Text"/>
      <text:p text:style-name="Preformatted_20_Text">Version 2.1.1, Jun 12 1990: the Jargon File comes alive again after a</text:p>
      <text:p text:style-name="Preformatted_20_Text"><text:soft-page-break/>seven-year hiatus. <text:s/>Reorganization and massive additions were by Eric S.</text:p>
      <text:p text:style-name="Preformatted_20_Text">Raymond, approved by Guy Steele. <text:s/>Many items of UNIX, C, USENET, and</text:p>
      <text:p text:style-name="Preformatted_20_Text">microcomputer-based jargon were added at that time (as well as The Untimely</text:p>
      <text:p text:style-name="Preformatted_20_Text">Demise of Mabel The Monkey).</text:p>
      <text:p text:style-name="Preformatted_20_Text"/>
      <text:p text:style-name="Preformatted_20_Text">Version 2.9.6, Aug 16 1991: corresponds to reproduction copy for book. <text:s/>This</text:p>
      <text:p text:style-name="Preformatted_20_Text">version had 18952 lines, 148629 words, 975551 characters, and 1702 entries.</text:p>
      <text:p text:style-name="Preformatted_20_Text"/>
      <text:p text:style-name="Preformatted_20_Text">Version 2.9.8, Jan 01 1992: first public release since the book, including over</text:p>
      <text:p text:style-name="Preformatted_20_Text">fifty new entries and numerous corrections/additions to old ones. <text:s/>Packaged</text:p>
      <text:p text:style-name="Preformatted_20_Text">with version 1.1 of vh(1) hypertext reader. <text:s/>This version had 19509 lines,</text:p>
      <text:p text:style-name="Preformatted_20_Text">153108 words, 1006023 characters, and 1760 entries.</text:p>
      <text:p text:style-name="Preformatted_20_Text"/>
      <text:p text:style-name="Preformatted_20_Text">Version 2.9.9, Apr 01 1992: folded in XEROX PARC lexicon. <text:s/>This version had</text:p>
      <text:p text:style-name="Preformatted_20_Text">20298 lines, 159651 words, 1048909 characters, and 1821 entries.</text:p>
      <text:p text:style-name="Preformatted_20_Text"/>
      <text:p text:style-name="Preformatted_20_Text">Version 2.9.10, Jul 01 1992: lots of new historical material. <text:s/>This version had</text:p>
      <text:p text:style-name="Preformatted_20_Text">21349 lines, 168330 words, 1106991 characters, and 1891 entries.</text:p>
      <text:p text:style-name="Preformatted_20_Text"/>
      <text:p text:style-name="Preformatted_20_Text">Version 2.9.11, Jan 01 1993: lots of new historical material. <text:s/>This version had</text:p>
      <text:p text:style-name="Preformatted_20_Text">21725 lines, 171169 words, 1125880 characters, and 1922 entries.</text:p>
      <text:p text:style-name="Preformatted_20_Text"/>
      <text:p text:style-name="Preformatted_20_Text">Version numbering: Version numbers should be read as major.minor.revision.</text:p>
      <text:p text:style-name="Preformatted_20_Text">Major version 1 is reserved for the `old' (ITS) Jargon File, jargon-1. <text:s/>Major</text:p>
      <text:p text:style-name="Preformatted_20_Text">version 2 encompasses revisions by ESR (Eric S. Raymond) with assistance from</text:p>
      <text:p text:style-name="Preformatted_20_Text">GLS (Guy L. <text:s/>Steele, Jr.). <text:s/>Someday, the next maintainer will take over and</text:p>
      <text:p text:style-name="Preformatted_20_Text">spawn `version 3'. <text:s/>Usually later versions will either completely supersede or</text:p>
      <text:p text:style-name="Preformatted_20_Text">incorporate earlier versions, so there is generally no point in keeping old</text:p>
      <text:p text:style-name="Preformatted_20_Text">versions around.</text:p>
      <text:p text:style-name="Preformatted_20_Text"/>
      <text:p text:style-name="Preformatted_20_Text">Our thanks to the coauthors of Steele-1983 for oversight and assistance, and to</text:p>
      <text:p text:style-name="Preformatted_20_Text">the hundreds of USENETters (too many to name here) who contributed entries and</text:p>
      <text:p text:style-name="Preformatted_20_Text">encouragement. <text:s/>More thanks go to several of the old-timers on the USENET group</text:p>
      <text:p text:style-name="Preformatted_20_Text">alt.folklore.computers, who contributed much useful commentary and many</text:p>
      <text:p text:style-name="Preformatted_20_Text">corrections and valuable historical perspective: Joseph M. Newcomer</text:p>
      <text:p text:style-name="Preformatted_20_Text">&lt;jn11+@andrew.cmu.edu&gt;, Bernie Cosell &lt;cosell@bbn.com&gt;, Earl Boebert</text:p>
      <text:p text:style-name="Preformatted_20_Text">&lt;boebert@SCTC.com&gt;, and Joe Morris &lt;jcmorris@mwunix.mitre.org&gt;.</text:p>
      <text:p text:style-name="Preformatted_20_Text"/>
      <text:p text:style-name="Preformatted_20_Text">We were fortunate enough to have the aid of some accomplished linguists. <text:s/>David</text:p>
      <text:p text:style-name="Preformatted_20_Text">Stampe &lt;stampe@uhunix.uhcc.hawaii.edu&gt; and Charles Hoequist &lt;hoequist@bnr.ca&gt;</text:p>
      <text:p text:style-name="Preformatted_20_Text">contributed valuable criticism; Joe Keane &lt;jgk@osc.osc.com&gt; helped us improve</text:p>
      <text:p text:style-name="Preformatted_20_Text">the pronunciation guides.</text:p>
      <text:p text:style-name="Preformatted_20_Text"/>
      <text:p text:style-name="Preformatted_20_Text">A few bits of this text quote previous works. <text:s/>We are indebted to Brian A.</text:p>
      <text:p text:style-name="Preformatted_20_Text">LaMacchia &lt;bal@zurich.ai.mit.edu&gt; for obtaining permission for us to use</text:p>
      <text:p text:style-name="Preformatted_20_Text">material from the `TMRC Dictionary'; also, Don Libes &lt;libes@cme.nist.gov&gt;</text:p>
      <text:p text:style-name="Preformatted_20_Text">contributed some appropriate material from his excellent book `Life With UNIX'.</text:p>
      <text:p text:style-name="Preformatted_20_Text">We thank Per Lindberg &lt;per@front.se&gt;, author of the remarkable Swedish-language</text:p>
      <text:p text:style-name="Preformatted_20_Text">'zine `Hackerbladet', for bringing `FOO!' comics to our attention and smuggling</text:p>
      <text:p text:style-name="Preformatted_20_Text">one of the IBM hacker underground's own baby jargon files out to us. <text:s/>Thanks</text:p>
      <text:p text:style-name="Preformatted_20_Text">also to Maarten Litmaath for generously allowing the inclusion of the ASCII</text:p>
      <text:p text:style-name="Preformatted_20_Text">pronunciation guide he formerly maintained. <text:s/>And our gratitude to Marc Weiser</text:p>
      <text:p text:style-name="Preformatted_20_Text">of XEROX PARC &lt;Marc_Weiser.PARC@xerox.com&gt; for securing us permission to quote</text:p>
      <text:p text:style-name="Preformatted_20_Text">from PARC's own jargon lexicon and shipping us a copy.</text:p>
      <text:p text:style-name="Preformatted_20_Text"/>
      <text:p text:style-name="Preformatted_20_Text">It is a particular pleasure to acknowledge the major contributions of Mark</text:p>
      <text:p text:style-name="Preformatted_20_Text">Brader &lt;msb@sq.com&gt; to the final manuscript; he read and reread many drafts,</text:p>
      <text:p text:style-name="Preformatted_20_Text">checked facts, caught typos, submitted an amazing number of thoughtful</text:p>
      <text:p text:style-name="Preformatted_20_Text"><text:soft-page-break/>comments, and did yeoman service in catching typos and minor usage bobbles.</text:p>
      <text:p text:style-name="Preformatted_20_Text">Mr. Brader's rare combination of enthusiasm, persistence, wide-ranging</text:p>
      <text:p text:style-name="Preformatted_20_Text">technical knowledge, and precisionism in matters of language made his help</text:p>
      <text:p text:style-name="Preformatted_20_Text">invaluable, and the sustained volume and quality of his input over many months</text:p>
      <text:p text:style-name="Preformatted_20_Text">only allowed him to escape co-editor credit by the slimmest of margins.</text:p>
      <text:p text:style-name="Preformatted_20_Text"/>
      <text:p text:style-name="Preformatted_20_Text">Finally, George V. Reilly &lt;gvr@cs.brown.edu&gt; helped with TeX arcana and</text:p>
      <text:p text:style-name="Preformatted_20_Text">painstakingly proofread some 2.7 and 2.8 versions; Steve Summit</text:p>
      <text:p text:style-name="Preformatted_20_Text">&lt;scs@adam.mit.edu&gt; contributed a number of excellent new entries and many small</text:p>
      <text:p text:style-name="Preformatted_20_Text">improvements to 2.9.10; and Eric Tiedemann &lt;est@thyrsus.com&gt; contributed sage</text:p>
      <text:p text:style-name="Preformatted_20_Text">advice throughout on rhetoric, amphigory, and philosophunculism.</text:p>
      <text:p text:style-name="Preformatted_20_Text"/>
      <text:p text:style-name="Preformatted_20_Text">:How Jargon Works:</text:p>
      <text:p text:style-name="Preformatted_20_Text">******************</text:p>
      <text:p text:style-name="Preformatted_20_Text"/>
      <text:p text:style-name="Preformatted_20_Text">:Jargon Construction:</text:p>
      <text:p text:style-name="Preformatted_20_Text">=====================</text:p>
      <text:p text:style-name="Preformatted_20_Text"/>
      <text:p text:style-name="Preformatted_20_Text">There are some standard methods of jargonification that became established</text:p>
      <text:p text:style-name="Preformatted_20_Text">quite early (i.e., before 1970), spreading from such sources as the Tech Model</text:p>
      <text:p text:style-name="Preformatted_20_Text">Railroad Club, the PDP-1 SPACEWAR hackers, and John McCarthy's original crew of</text:p>
      <text:p text:style-name="Preformatted_20_Text">LISPers. <text:s/>These include the following:</text:p>
      <text:p text:style-name="Preformatted_20_Text"/>
      <text:p text:style-name="Preformatted_20_Text">:Verb Doubling: --------------- A standard construction in English is to double</text:p>
      <text:p text:style-name="Preformatted_20_Text">a verb and use it as an exclamation, such as "Bang, bang!" or "Quack, quack!".</text:p>
      <text:p text:style-name="Preformatted_20_Text">Most of these are names for noises. <text:s/>Hackers also double verbs as a concise,</text:p>
      <text:p text:style-name="Preformatted_20_Text">sometimes sarcastic comment on what the implied subject does. <text:s/>Also, a doubled</text:p>
      <text:p text:style-name="Preformatted_20_Text">verb is often used to terminate a conversation, in the process remarking on the</text:p>
      <text:p text:style-name="Preformatted_20_Text">current state of affairs or what the speaker intends to do next. <text:s/>Typical</text:p>
      <text:p text:style-name="Preformatted_20_Text">examples involve {win}, {lose}, {hack}, {flame}, {barf}, {chomp}:</text:p>
      <text:p text:style-name="Preformatted_20_Text"/>
      <text:p text:style-name="Preformatted_20_Text"><text:s text:c="5"/>"The disk heads just crashed." <text:s/>"Lose, lose."</text:p>
      <text:p text:style-name="Preformatted_20_Text"><text:s text:c="5"/>"Mostly he talked about his latest crock. <text:s/>Flame, flame."</text:p>
      <text:p text:style-name="Preformatted_20_Text"><text:s text:c="5"/>"Boy, what a bagbiter! <text:s/>Chomp, chomp!"</text:p>
      <text:p text:style-name="Preformatted_20_Text"/>
      <text:p text:style-name="Preformatted_20_Text">Some verb-doubled constructions have special meanings not immediately obvious</text:p>
      <text:p text:style-name="Preformatted_20_Text">from the verb. <text:s/>These have their own listings in the lexicon.</text:p>
      <text:p text:style-name="Preformatted_20_Text"/>
      <text:p text:style-name="Preformatted_20_Text">The USENET culture has one *tripling* convention unrelated to this; the names</text:p>
      <text:p text:style-name="Preformatted_20_Text">of `joke' topic groups often have a tripled last element. <text:s/>The first and</text:p>
      <text:p text:style-name="Preformatted_20_Text">paradigmatic example was alt.swedish.chef.bork.bork.bork (a "Muppet Show"</text:p>
      <text:p text:style-name="Preformatted_20_Text">reference); other classics include alt.french.captain.borg.borg.borg,</text:p>
      <text:p text:style-name="Preformatted_20_Text">alt.wesley.crusher.die.die.die, comp.unix.internals.system.calls.brk.brk.brk,</text:p>
      <text:p text:style-name="Preformatted_20_Text">sci.physics.edward.teller.boom.boom.boom, and</text:p>
      <text:p text:style-name="Preformatted_20_Text">alt.sadistic.dentists.drill.drill.drill.</text:p>
      <text:p text:style-name="Preformatted_20_Text"/>
      <text:p text:style-name="Preformatted_20_Text">:Soundalike slang: ------------------ Hackers will often make rhymes or puns in</text:p>
      <text:p text:style-name="Preformatted_20_Text">order to convert an ordinary word or phrase into something more interesting.</text:p>
      <text:p text:style-name="Preformatted_20_Text">It is considered particularly {flavorful} if the phrase is bent so as to</text:p>
      <text:p text:style-name="Preformatted_20_Text">include some other jargon word; thus the computer hobbyist magazine `Dr. Dobb's</text:p>
      <text:p text:style-name="Preformatted_20_Text">Journal' is almost always referred to among hackers as `Dr. Frob's Journal' or</text:p>
      <text:p text:style-name="Preformatted_20_Text">simply `Dr. Frob's'. <text:s/>Terms of this kind that have been in fairly wide use</text:p>
      <text:p text:style-name="Preformatted_20_Text">include names for newspapers:</text:p>
      <text:p text:style-name="Preformatted_20_Text"/>
      <text:p text:style-name="Preformatted_20_Text"><text:s text:c="5"/>Boston Herald =&gt; Horrid (or Harried)</text:p>
      <text:p text:style-name="Preformatted_20_Text"><text:s text:c="5"/>Boston Globe =&gt; Boston Glob</text:p>
      <text:p text:style-name="Preformatted_20_Text"><text:s text:c="5"/>Houston (or San Francisco) Chronicle =&gt; the Crocknicle (or the Comical)</text:p>
      <text:p text:style-name="Preformatted_20_Text"><text:s text:c="5"/>New York Times =&gt; New York Slime</text:p>
      <text:p text:style-name="Preformatted_20_Text"><text:soft-page-break/></text:p>
      <text:p text:style-name="Preformatted_20_Text">However, terms like these are often made up on the spur of the moment. Standard</text:p>
      <text:p text:style-name="Preformatted_20_Text">examples include:</text:p>
      <text:p text:style-name="Preformatted_20_Text"/>
      <text:p text:style-name="Preformatted_20_Text"><text:s text:c="5"/>Data General =&gt; Dirty Genitals</text:p>
      <text:p text:style-name="Preformatted_20_Text"><text:s text:c="5"/>IBM 360 =&gt; IBM Three-Sickly</text:p>
      <text:p text:style-name="Preformatted_20_Text"><text:s text:c="5"/>Government Property --- Do Not Duplicate (on keys)</text:p>
      <text:p text:style-name="Preformatted_20_Text"><text:s text:c="12"/>=&gt; Government Duplicity --- Do Not Propagate</text:p>
      <text:p text:style-name="Preformatted_20_Text"><text:s text:c="5"/>for historical reasons =&gt; for hysterical raisins</text:p>
      <text:p text:style-name="Preformatted_20_Text"><text:s text:c="5"/>Margaret Jacks Hall (the CS building at Stanford) =&gt; Marginal Hacks Hall</text:p>
      <text:p text:style-name="Preformatted_20_Text"/>
      <text:p text:style-name="Preformatted_20_Text">This is not really similar to the Cockney rhyming slang it has been compared to</text:p>
      <text:p text:style-name="Preformatted_20_Text">in the past, because Cockney substitutions are opaque whereas hacker punning</text:p>
      <text:p text:style-name="Preformatted_20_Text">jargon is intentionally transparent.</text:p>
      <text:p text:style-name="Preformatted_20_Text"/>
      <text:p text:style-name="Preformatted_20_Text">:The `-P' convention: --------------------- Turning a word into a question by</text:p>
      <text:p text:style-name="Preformatted_20_Text">appending the syllable `P'; from the LISP convention of appending the letter</text:p>
      <text:p text:style-name="Preformatted_20_Text">`P' to denote a predicate (a boolean-valued function). <text:s/>The question should</text:p>
      <text:p text:style-name="Preformatted_20_Text">expect a yes/no answer, though it needn't. <text:s/>(See {T} and {NIL}.)</text:p>
      <text:p text:style-name="Preformatted_20_Text"/>
      <text:p text:style-name="Preformatted_20_Text"><text:s text:c="5"/>At dinnertime:</text:p>
      <text:p text:style-name="Preformatted_20_Text"><text:s text:c="11"/>Q: "Foodp?"</text:p>
      <text:p text:style-name="Preformatted_20_Text"><text:s text:c="11"/>A: "Yeah, I'm pretty hungry." or "T!"</text:p>
      <text:p text:style-name="Preformatted_20_Text"/>
      <text:p text:style-name="Preformatted_20_Text"><text:s text:c="5"/>At any time:</text:p>
      <text:p text:style-name="Preformatted_20_Text"><text:s text:c="11"/>Q: "State-of-the-world-P?"</text:p>
      <text:p text:style-name="Preformatted_20_Text"><text:s text:c="11"/>A: (Straight) "I'm about to go home."</text:p>
      <text:p text:style-name="Preformatted_20_Text"><text:s text:c="11"/>A: (Humorous) "Yes, the world has a state."</text:p>
      <text:p text:style-name="Preformatted_20_Text"/>
      <text:p text:style-name="Preformatted_20_Text"><text:s text:c="5"/>On the phone to Florida:</text:p>
      <text:p text:style-name="Preformatted_20_Text"><text:s text:c="11"/>Q: "State-p Florida?"</text:p>
      <text:p text:style-name="Preformatted_20_Text"><text:s text:c="11"/>A: "Been reading JARGON.TXT again, eh?"</text:p>
      <text:p text:style-name="Preformatted_20_Text"/>
      <text:p text:style-name="Preformatted_20_Text">[One of the best of these is a {Gosperism}. <text:s/>Once, when we were at a Chinese</text:p>
      <text:p text:style-name="Preformatted_20_Text">restaurant, Bill Gosper wanted to know whether someone would like to share with</text:p>
      <text:p text:style-name="Preformatted_20_Text">him a two-person-sized bowl of soup. <text:s/>His inquiry was: "Split-p soup?" --- GLS]</text:p>
      <text:p text:style-name="Preformatted_20_Text"/>
      <text:p text:style-name="Preformatted_20_Text">:Overgeneralization: -------------------- A very conspicuous feature of jargon</text:p>
      <text:p text:style-name="Preformatted_20_Text">is the frequency with which techspeak items such as names of program tools,</text:p>
      <text:p text:style-name="Preformatted_20_Text">command language primitives, and even assembler opcodes are applied to contexts</text:p>
      <text:p text:style-name="Preformatted_20_Text">outside of computing wherever hackers find amusing analogies to them. <text:s/>Thus (to</text:p>
      <text:p text:style-name="Preformatted_20_Text">cite one of the best-known examples) UNIX hackers often {grep} for things</text:p>
      <text:p text:style-name="Preformatted_20_Text">rather than searching for them. <text:s/>Many of the lexicon entries are</text:p>
      <text:p text:style-name="Preformatted_20_Text">generalizations of exactly this kind.</text:p>
      <text:p text:style-name="Preformatted_20_Text"/>
      <text:p text:style-name="Preformatted_20_Text">Hackers enjoy overgeneralization on the grammatical level as well. <text:s/>Many</text:p>
      <text:p text:style-name="Preformatted_20_Text">hackers love to take various words and add the wrong endings to them to make</text:p>
      <text:p text:style-name="Preformatted_20_Text">nouns and verbs, often by extending a standard rule to nonuniform cases (or</text:p>
      <text:p text:style-name="Preformatted_20_Text">vice versa). <text:s/>For example, because</text:p>
      <text:p text:style-name="Preformatted_20_Text"/>
      <text:p text:style-name="Preformatted_20_Text"><text:s text:c="5"/>porous =&gt; porosity</text:p>
      <text:p text:style-name="Preformatted_20_Text"><text:s text:c="5"/>generous =&gt; generosity</text:p>
      <text:p text:style-name="Preformatted_20_Text"/>
      <text:p text:style-name="Preformatted_20_Text">hackers happily generalize:</text:p>
      <text:p text:style-name="Preformatted_20_Text"/>
      <text:p text:style-name="Preformatted_20_Text"><text:s text:c="5"/>mysterious =&gt; mysteriosity</text:p>
      <text:p text:style-name="Preformatted_20_Text"><text:s text:c="5"/>ferrous =&gt; ferrosity</text:p>
      <text:p text:style-name="Preformatted_20_Text"><text:s text:c="5"/>obvious =&gt; obviosity</text:p>
      <text:p text:style-name="Preformatted_20_Text"><text:soft-page-break/><text:s text:c="5"/>dubious =&gt; dubiosity</text:p>
      <text:p text:style-name="Preformatted_20_Text"/>
      <text:p text:style-name="Preformatted_20_Text">Also, note that all nouns can be verbed. <text:s/>E.g.: "All nouns can be verbed",</text:p>
      <text:p text:style-name="Preformatted_20_Text">"I'll mouse it up", "Hang on while I clipboard it over", "I'm grepping the</text:p>
      <text:p text:style-name="Preformatted_20_Text">files". <text:s/>English as a whole is already heading in this direction (towards</text:p>
      <text:p text:style-name="Preformatted_20_Text">pure-positional grammar like Chinese); hackers are simply a bit ahead of the</text:p>
      <text:p text:style-name="Preformatted_20_Text">curve.</text:p>
      <text:p text:style-name="Preformatted_20_Text"/>
      <text:p text:style-name="Preformatted_20_Text">However, note that hackers avoid the unimaginative verb-making techniques</text:p>
      <text:p text:style-name="Preformatted_20_Text">characteristic of marketroids, bean-counters, and the Pentagon; a hacker would</text:p>
      <text:p text:style-name="Preformatted_20_Text">never, for example, `productize', `prioritize', or `securitize' things.</text:p>
      <text:p text:style-name="Preformatted_20_Text">Hackers have a strong aversion to bureaucratic bafflegab and regard those who</text:p>
      <text:p text:style-name="Preformatted_20_Text">use it with contempt.</text:p>
      <text:p text:style-name="Preformatted_20_Text"/>
      <text:p text:style-name="Preformatted_20_Text">Similarly, all verbs can be nouned. <text:s/>This is only a slight overgeneralization</text:p>
      <text:p text:style-name="Preformatted_20_Text">in modern English; in hackish, however, it is good form to mark them in some</text:p>
      <text:p text:style-name="Preformatted_20_Text">standard nonstandard way. <text:s/>Thus:</text:p>
      <text:p text:style-name="Preformatted_20_Text"/>
      <text:p text:style-name="Preformatted_20_Text"><text:s text:c="5"/>win =&gt; winnitude, winnage</text:p>
      <text:p text:style-name="Preformatted_20_Text"><text:s text:c="5"/>disgust =&gt; disgustitude</text:p>
      <text:p text:style-name="Preformatted_20_Text"><text:s text:c="5"/>hack =&gt; hackification</text:p>
      <text:p text:style-name="Preformatted_20_Text"/>
      <text:p text:style-name="Preformatted_20_Text">Further, note the prevalence of certain kinds of nonstandard plural forms.</text:p>
      <text:p text:style-name="Preformatted_20_Text">Some of these go back quite a ways; the TMRC Dictionary noted that the defined</text:p>
      <text:p text:style-name="Preformatted_20_Text">plural of `caboose' is `cabeese', and includes an entry which implies that the</text:p>
      <text:p text:style-name="Preformatted_20_Text">plural of `mouse' is {meeces}. <text:s/>On a similarly Anglo-Saxon note, almost</text:p>
      <text:p text:style-name="Preformatted_20_Text">anything ending in `x' may form plurals in `-xen' (see {VAXen} and {boxen} in</text:p>
      <text:p text:style-name="Preformatted_20_Text">the main text). <text:s/>Even words ending in phonetic /k/ alone are sometimes treated</text:p>
      <text:p text:style-name="Preformatted_20_Text">this way; e.g., `soxen' for a bunch of socks. <text:s/>Other funny plurals are</text:p>
      <text:p text:style-name="Preformatted_20_Text">`frobbotzim' for the plural of `frobbozz' (see {frobnitz}) and `Unices' and</text:p>
      <text:p text:style-name="Preformatted_20_Text">`Twenices' (rather than `Unixes' and `Twenexes'; see {UNIX}, {TWENEX} in main</text:p>
      <text:p text:style-name="Preformatted_20_Text">text). <text:s/>But note that `Unixen' and `Twenexen' are never used; it has been</text:p>
      <text:p text:style-name="Preformatted_20_Text">suggested that this is because `-ix' and `-ex' are Latin singular endings that</text:p>
      <text:p text:style-name="Preformatted_20_Text">attract a Latinate plural. <text:s/>Finally, it has been suggested to general approval</text:p>
      <text:p text:style-name="Preformatted_20_Text">that the plural of `mongoose' ought to be `polygoose'.</text:p>
      <text:p text:style-name="Preformatted_20_Text"/>
      <text:p text:style-name="Preformatted_20_Text">The pattern here, as with other hackish grammatical quirks, is generalization</text:p>
      <text:p text:style-name="Preformatted_20_Text">of an inflectional rule that in English is either an import or a fossil (such</text:p>
      <text:p text:style-name="Preformatted_20_Text">as the Hebrew plural ending `-im', or the Anglo-Saxon plural suffix `-en') to</text:p>
      <text:p text:style-name="Preformatted_20_Text">cases where it isn't normally considered to apply.</text:p>
      <text:p text:style-name="Preformatted_20_Text"/>
      <text:p text:style-name="Preformatted_20_Text">This is not `poor grammar', as hackers are generally quite well aware of what</text:p>
      <text:p text:style-name="Preformatted_20_Text">they are doing when they distort the language. <text:s/>It is grammatical creativity, a</text:p>
      <text:p text:style-name="Preformatted_20_Text">form of playfulness. <text:s/>It is done not to impress but to amuse, and never at the</text:p>
      <text:p text:style-name="Preformatted_20_Text">expense of clarity.</text:p>
      <text:p text:style-name="Preformatted_20_Text"/>
      <text:p text:style-name="Preformatted_20_Text">:Spoken inarticulations: ------------------------ Words such as `mumble',</text:p>
      <text:p text:style-name="Preformatted_20_Text">`sigh', and `groan' are spoken in places where their referent might more</text:p>
      <text:p text:style-name="Preformatted_20_Text">naturally be used. <text:s/>It has been suggested that this usage derives from the</text:p>
      <text:p text:style-name="Preformatted_20_Text">impossibility of representing such noises on a comm link or in electronic mail</text:p>
      <text:p text:style-name="Preformatted_20_Text">(interestingly, the same sorts of constructions have been showing up with</text:p>
      <text:p text:style-name="Preformatted_20_Text">increasing frequency in comic strips). <text:s/>Another expression sometimes heard is</text:p>
      <text:p text:style-name="Preformatted_20_Text">"Complain!", meaning "I have a complaint!"</text:p>
      <text:p text:style-name="Preformatted_20_Text"/>
      <text:p text:style-name="Preformatted_20_Text">:Anthromorphization: -------------------- Semantically, one rich source of</text:p>
      <text:p text:style-name="Preformatted_20_Text">jargon constructions is the hackish tendency to anthropomorphize hardware and</text:p>
      <text:p text:style-name="Preformatted_20_Text">software. <text:s/>This isn't done in a na"ive way; hackers don't personalize their</text:p>
      <text:p text:style-name="Preformatted_20_Text">stuff in the sense of feeling empathy with it, nor do they mystically believe</text:p>
      <text:p text:style-name="Preformatted_20_Text"><text:soft-page-break/>that the things they work on every day are `alive'. <text:s/>What *is* common is to</text:p>
      <text:p text:style-name="Preformatted_20_Text">hear hardware or software talked about as though it has homunculi talking to</text:p>
      <text:p text:style-name="Preformatted_20_Text">each other inside it, with intentions and desires. <text:s/>Thus, one hears "The</text:p>
      <text:p text:style-name="Preformatted_20_Text">protocol handler got confused", or that programs "are trying" to do things, or</text:p>
      <text:p text:style-name="Preformatted_20_Text">one may say of a routine that "its goal in life is to X". <text:s/>One even hears</text:p>
      <text:p text:style-name="Preformatted_20_Text">explanations like "... <text:s/>and its poor little brain couldn't understand X, and it</text:p>
      <text:p text:style-name="Preformatted_20_Text">died." <text:s/>Sometimes modelling things this way actually seems to make them easier</text:p>
      <text:p text:style-name="Preformatted_20_Text">to understand, perhaps because it's instinctively natural to think of anything</text:p>
      <text:p text:style-name="Preformatted_20_Text">with a really complex behavioral repertoire as `like a person' rather than</text:p>
      <text:p text:style-name="Preformatted_20_Text">`like a thing'.</text:p>
      <text:p text:style-name="Preformatted_20_Text"/>
      <text:p text:style-name="Preformatted_20_Text">Of the six listed constructions, verb doubling, peculiar noun formations,</text:p>
      <text:p text:style-name="Preformatted_20_Text">anthromorphization, and (especially) spoken inarticulations have become quite</text:p>
      <text:p text:style-name="Preformatted_20_Text">general; but punning jargon is still largely confined to MIT and other large</text:p>
      <text:p text:style-name="Preformatted_20_Text">universities, and the `-P' convention is found only where LISPers flourish.</text:p>
      <text:p text:style-name="Preformatted_20_Text"/>
      <text:p text:style-name="Preformatted_20_Text">Finally, note that many words in hacker jargon have to be understood as members</text:p>
      <text:p text:style-name="Preformatted_20_Text">of sets of comparatives. <text:s/>This is especially true of the adjectives and nouns</text:p>
      <text:p text:style-name="Preformatted_20_Text">used to describe the beauty and functional quality of code. <text:s/>Here is an</text:p>
      <text:p text:style-name="Preformatted_20_Text">approximately correct spectrum:</text:p>
      <text:p text:style-name="Preformatted_20_Text"/>
      <text:p text:style-name="Preformatted_20_Text"><text:s text:c="5"/>monstrosity <text:s/>brain-damage <text:s/>screw <text:s/>bug <text:s/>lose <text:s/>misfeature</text:p>
      <text:p text:style-name="Preformatted_20_Text"><text:s text:c="5"/>crock <text:s/>kluge <text:s/>hack <text:s/>win <text:s/>feature <text:s/>elegance <text:s/>perfection</text:p>
      <text:p text:style-name="Preformatted_20_Text"/>
      <text:p text:style-name="Preformatted_20_Text">The last is spoken of as a mythical absolute, approximated but never actually</text:p>
      <text:p text:style-name="Preformatted_20_Text">attained. <text:s/>Another similar scale is used for describing the reliability of</text:p>
      <text:p text:style-name="Preformatted_20_Text">software:</text:p>
      <text:p text:style-name="Preformatted_20_Text"/>
      <text:p text:style-name="Preformatted_20_Text"><text:s text:c="5"/>broken <text:s/>flaky <text:s/>dodgy <text:s/>fragile <text:s/>brittle</text:p>
      <text:p text:style-name="Preformatted_20_Text"><text:s text:c="5"/>solid <text:s/>robust <text:s/>bulletproof <text:s/>armor-plated</text:p>
      <text:p text:style-name="Preformatted_20_Text"/>
      <text:p text:style-name="Preformatted_20_Text">Note, however, that `dodgy' is primarily Commonwealth hackish (it is rare in</text:p>
      <text:p text:style-name="Preformatted_20_Text">the U.S.) and may change places with `flaky' for some speakers.</text:p>
      <text:p text:style-name="Preformatted_20_Text"/>
      <text:p text:style-name="Preformatted_20_Text">Coinages for describing {lossage} seem to call forth the very finest in hackish</text:p>
      <text:p text:style-name="Preformatted_20_Text">linguistic inventiveness; it has been truly said that hackers have even more</text:p>
      <text:p text:style-name="Preformatted_20_Text">words for equipment failures than Yiddish has for obnoxious people.</text:p>
      <text:p text:style-name="Preformatted_20_Text"/>
      <text:p text:style-name="Preformatted_20_Text">:Hacker Writing Style:</text:p>
      <text:p text:style-name="Preformatted_20_Text">======================</text:p>
      <text:p text:style-name="Preformatted_20_Text"/>
      <text:p text:style-name="Preformatted_20_Text">We've already seen that hackers often coin jargon by overgeneralizing</text:p>
      <text:p text:style-name="Preformatted_20_Text">grammatical rules. <text:s/>This is one aspect of a more general fondness for</text:p>
      <text:p text:style-name="Preformatted_20_Text">form-versus-content language jokes that shows up particularly in hackish</text:p>
      <text:p text:style-name="Preformatted_20_Text">writing. <text:s/>One correspondent reports that he consistently misspells `wrong' as</text:p>
      <text:p text:style-name="Preformatted_20_Text">`worng'. <text:s/>Others have been known to criticize glitches in Jargon File drafts by</text:p>
      <text:p text:style-name="Preformatted_20_Text">observing (in the mode of Douglas Hofstadter) "This sentence no verb", or "Bad</text:p>
      <text:p text:style-name="Preformatted_20_Text">speling", or "Incorrectspa cing." <text:s/>Similarly, intentional spoonerisms are often</text:p>
      <text:p text:style-name="Preformatted_20_Text">made of phrases relating to confusion or things that are confusing; `dain</text:p>
      <text:p text:style-name="Preformatted_20_Text">bramage' for `brain damage' is perhaps the most common (similarly, a hacker</text:p>
      <text:p text:style-name="Preformatted_20_Text">would be likely to write "Excuse me, I'm cixelsyd today", rather than "I'm</text:p>
      <text:p text:style-name="Preformatted_20_Text">dyslexic today"). <text:s/>This sort of thing is quite common and is enjoyed by all</text:p>
      <text:p text:style-name="Preformatted_20_Text">concerned.</text:p>
      <text:p text:style-name="Preformatted_20_Text"/>
      <text:p text:style-name="Preformatted_20_Text">Hackers tend to use quotes as balanced delimiters like parentheses, much to the</text:p>
      <text:p text:style-name="Preformatted_20_Text">dismay of American editors. <text:s/>Thus, if "Jim is going" is a phrase, and so are</text:p>
      <text:p text:style-name="Preformatted_20_Text">"Bill runs" and "Spock groks", then hackers generally prefer to write: "Jim is</text:p>
      <text:p text:style-name="Preformatted_20_Text">going", "Bill runs", and "Spock groks". <text:s/>This is incorrect according to</text:p>
      <text:p text:style-name="Preformatted_20_Text"><text:soft-page-break/>standard American usage (which would put the continuation commas and the final</text:p>
      <text:p text:style-name="Preformatted_20_Text">period inside the string quotes); however, it is counter-intuitive to hackers</text:p>
      <text:p text:style-name="Preformatted_20_Text">to mutilate literal strings with characters that don't belong in them. <text:s/>Given</text:p>
      <text:p text:style-name="Preformatted_20_Text">the sorts of examples that can come up in discussions of programming,</text:p>
      <text:p text:style-name="Preformatted_20_Text">American-style quoting can even be grossly misleading. <text:s/>When communicating</text:p>
      <text:p text:style-name="Preformatted_20_Text">command lines or small pieces of code, extra characters can be a real pain in</text:p>
      <text:p text:style-name="Preformatted_20_Text">the neck.</text:p>
      <text:p text:style-name="Preformatted_20_Text"/>
      <text:p text:style-name="Preformatted_20_Text">Consider, for example, a sentence in a {vi} tutorial that looks like this:</text:p>
      <text:p text:style-name="Preformatted_20_Text"/>
      <text:p text:style-name="Preformatted_20_Text"><text:s text:c="5"/>Then delete a line from the file by typing "dd".</text:p>
      <text:p text:style-name="Preformatted_20_Text"/>
      <text:p text:style-name="Preformatted_20_Text">Standard usage would make this</text:p>
      <text:p text:style-name="Preformatted_20_Text"/>
      <text:p text:style-name="Preformatted_20_Text"><text:s text:c="5"/>Then delete a line from the file by typing "dd."</text:p>
      <text:p text:style-name="Preformatted_20_Text"/>
      <text:p text:style-name="Preformatted_20_Text">but that would be very bad --- because the reader would be prone to type the</text:p>
      <text:p text:style-name="Preformatted_20_Text">string d-d-dot, and it happens that in `vi(1)' dot repeats the last command</text:p>
      <text:p text:style-name="Preformatted_20_Text">accepted. <text:s/>The net result would be to delete *two* lines!</text:p>
      <text:p text:style-name="Preformatted_20_Text"/>
      <text:p text:style-name="Preformatted_20_Text">The Jargon File follows hackish usage throughout.</text:p>
      <text:p text:style-name="Preformatted_20_Text"/>
      <text:p text:style-name="Preformatted_20_Text">Interestingly, a similar style is now preferred practice in Great Britain,</text:p>
      <text:p text:style-name="Preformatted_20_Text">though the older style (which became established for typographical reasons</text:p>
      <text:p text:style-name="Preformatted_20_Text">having to do with the aesthetics of comma and quotes in typeset text) is still</text:p>
      <text:p text:style-name="Preformatted_20_Text">accepted there. <text:s/>`Hart's Rules' and the `Oxford Dictionary for Writers and</text:p>
      <text:p text:style-name="Preformatted_20_Text">Editors' call the hacker-like style `new' or `logical' quoting.</text:p>
      <text:p text:style-name="Preformatted_20_Text"/>
      <text:p text:style-name="Preformatted_20_Text">Another hacker quirk is a tendency to distinguish between `scare' quotes and</text:p>
      <text:p text:style-name="Preformatted_20_Text">`speech' quotes; that is, to use British-style single quotes for marking and</text:p>
      <text:p text:style-name="Preformatted_20_Text">reserve American-style double quotes for actual reports of speech or text</text:p>
      <text:p text:style-name="Preformatted_20_Text">included from elsewhere. <text:s/>Interestingly, some authorities describe this as</text:p>
      <text:p text:style-name="Preformatted_20_Text">correct general usage, but mainstream American English has gone to using</text:p>
      <text:p text:style-name="Preformatted_20_Text">double-quotes indiscriminately enough that hacker usage appears marked [and, in</text:p>
      <text:p text:style-name="Preformatted_20_Text">fact, I thought this was a personal quirk of mine until I checked with USENET</text:p>
      <text:p text:style-name="Preformatted_20_Text">--- ESR]. <text:s/>One further permutation that is definitely *not* standard is a</text:p>
      <text:p text:style-name="Preformatted_20_Text">hackish tendency to do marking quotes by using apostrophes (single quotes) in</text:p>
      <text:p text:style-name="Preformatted_20_Text">pairs; that is, 'like this'. <text:s/>This is modelled on string and character literal</text:p>
      <text:p text:style-name="Preformatted_20_Text">syntax in some programming languages (reinforced by the fact that many</text:p>
      <text:p text:style-name="Preformatted_20_Text">character-only terminals display the apostrophe in typewriter style, as a</text:p>
      <text:p text:style-name="Preformatted_20_Text">vertical single quote).</text:p>
      <text:p text:style-name="Preformatted_20_Text"/>
      <text:p text:style-name="Preformatted_20_Text">One quirk that shows up frequently in the {email} style of UNIX hackers in</text:p>
      <text:p text:style-name="Preformatted_20_Text">particular is a tendency for some things that are normally all-lowercase</text:p>
      <text:p text:style-name="Preformatted_20_Text">(including usernames and the names of commands and C routines) to remain</text:p>
      <text:p text:style-name="Preformatted_20_Text">uncapitalized even when they occur at the beginning of sentences. <text:s/>It is clear</text:p>
      <text:p text:style-name="Preformatted_20_Text">that, for many hackers, the case of such identifiers becomes a part of their</text:p>
      <text:p text:style-name="Preformatted_20_Text">internal representation (the `spelling') and cannot be overridden without</text:p>
      <text:p text:style-name="Preformatted_20_Text">mental effort (an appropriate reflex because UNIX and C both distinguish cases</text:p>
      <text:p text:style-name="Preformatted_20_Text">and confusing them can lead to {lossage}). <text:s/>A way of escaping this dilemma is</text:p>
      <text:p text:style-name="Preformatted_20_Text">simply to avoid using these constructions at the beginning of sentences.</text:p>
      <text:p text:style-name="Preformatted_20_Text"/>
      <text:p text:style-name="Preformatted_20_Text">There seems to be a meta-rule behind these nonstandard hackerisms to the effect</text:p>
      <text:p text:style-name="Preformatted_20_Text">that precision of expression is more important than conformance to traditional</text:p>
      <text:p text:style-name="Preformatted_20_Text">rules; where the latter create ambiguity or lose information they can be</text:p>
      <text:p text:style-name="Preformatted_20_Text">discarded without a second thought. <text:s/>It is notable in this respect that other</text:p>
      <text:p text:style-name="Preformatted_20_Text">hackish inventions (for example, in vocabulary) also tend to carry very precise</text:p>
      <text:p text:style-name="Preformatted_20_Text">shades of meaning even when constructed to appear slangy and loose. <text:s/>In fact,</text:p>
      <text:p text:style-name="Preformatted_20_Text"><text:soft-page-break/>to a hacker, the contrast between `loose' form and `tight' content in jargon is</text:p>
      <text:p text:style-name="Preformatted_20_Text">a substantial part of its humor!</text:p>
      <text:p text:style-name="Preformatted_20_Text"/>
      <text:p text:style-name="Preformatted_20_Text">Hackers have also developed a number of punctuation and emphasis conventions</text:p>
      <text:p text:style-name="Preformatted_20_Text">adapted to single-font all-ASCII communications links, and these are</text:p>
      <text:p text:style-name="Preformatted_20_Text">occasionally carried over into written documents even when normal means of font</text:p>
      <text:p text:style-name="Preformatted_20_Text">changes, underlining, and the like are available.</text:p>
      <text:p text:style-name="Preformatted_20_Text"/>
      <text:p text:style-name="Preformatted_20_Text">One of these is that TEXT IN ALL CAPS IS INTERPRETED AS `LOUD', and this</text:p>
      <text:p text:style-name="Preformatted_20_Text">becomes such an ingrained synesthetic reflex that a person who goes to</text:p>
      <text:p text:style-name="Preformatted_20_Text">caps-lock while in {talk mode} may be asked to "stop shouting, please, you're</text:p>
      <text:p text:style-name="Preformatted_20_Text">hurting my ears!".</text:p>
      <text:p text:style-name="Preformatted_20_Text"/>
      <text:p text:style-name="Preformatted_20_Text">Also, it is common to use bracketing with unusual characters to signify</text:p>
      <text:p text:style-name="Preformatted_20_Text">emphasis. <text:s/>The asterisk is most common, as in "What the *hell*?" even though</text:p>
      <text:p text:style-name="Preformatted_20_Text">this interferes with the common use of the asterisk suffix as a footnote mark.</text:p>
      <text:p text:style-name="Preformatted_20_Text">The underscore is also common, suggesting underlining (this is particularly</text:p>
      <text:p text:style-name="Preformatted_20_Text">common with book titles; for example, "It is often alleged that Joe Haldeman</text:p>
      <text:p text:style-name="Preformatted_20_Text">wrote _The_Forever_War_ as a rebuttal to Robert Heinlein's earlier novel of the</text:p>
      <text:p text:style-name="Preformatted_20_Text">future military, _Starship_Troopers_."). <text:s/>Other forms exemplified by "=hell=",</text:p>
      <text:p text:style-name="Preformatted_20_Text">"\hell/", or "/hell/" are occasionally seen (it's claimed that in the last</text:p>
      <text:p text:style-name="Preformatted_20_Text">example the first slash pushes the letters over to the right to make them</text:p>
      <text:p text:style-name="Preformatted_20_Text">italic, and the second keeps them from falling over). <text:s/>Finally, words may also</text:p>
      <text:p text:style-name="Preformatted_20_Text">be emphasized L I K E T H I S, or by a series of carets (^) under them on the</text:p>
      <text:p text:style-name="Preformatted_20_Text">next line of the text.</text:p>
      <text:p text:style-name="Preformatted_20_Text"/>
      <text:p text:style-name="Preformatted_20_Text">There is a semantic difference between *emphasis like this* (which emphasizes</text:p>
      <text:p text:style-name="Preformatted_20_Text">the phrase as a whole), and *emphasis* *like* *this* (which suggests the writer</text:p>
      <text:p text:style-name="Preformatted_20_Text">speaking very slowly and distinctly, as if to a very young child or a mentally</text:p>
      <text:p text:style-name="Preformatted_20_Text">impaired person). <text:s/>Bracketing a word with the `*' character may also indicate</text:p>
      <text:p text:style-name="Preformatted_20_Text">that the writer wishes readers to consider that an action is taking place or</text:p>
      <text:p text:style-name="Preformatted_20_Text">that a sound is being made. <text:s/>Examples: *bang*, *hic*, *ring*, *grin*, *kick*,</text:p>
      <text:p text:style-name="Preformatted_20_Text">*stomp*, *mumble*.</text:p>
      <text:p text:style-name="Preformatted_20_Text"/>
      <text:p text:style-name="Preformatted_20_Text">There is also an accepted convention for `writing under erasure'; the text</text:p>
      <text:p text:style-name="Preformatted_20_Text"/>
      <text:p text:style-name="Preformatted_20_Text"><text:s text:c="5"/>Be nice to this fool^H^H^H^Hgentleman, he's in from corporate HQ.</text:p>
      <text:p text:style-name="Preformatted_20_Text"/>
      <text:p text:style-name="Preformatted_20_Text">would be read as "Be nice to this fool, I mean this gentleman...". <text:s/>This comes</text:p>
      <text:p text:style-name="Preformatted_20_Text">from the fact that the digraph ^H is often used as a print representation for a</text:p>
      <text:p text:style-name="Preformatted_20_Text">backspace. <text:s/>It parallels (and may have been influenced by) the ironic use of</text:p>
      <text:p text:style-name="Preformatted_20_Text">`slashouts' in science-fiction fanzines.</text:p>
      <text:p text:style-name="Preformatted_20_Text"/>
      <text:p text:style-name="Preformatted_20_Text">In a formula, `*' signifies multiplication but two asterisks in a row are a</text:p>
      <text:p text:style-name="Preformatted_20_Text">shorthand for exponentiation (this derives from FORTRAN). <text:s/>Thus, one might</text:p>
      <text:p text:style-name="Preformatted_20_Text">write 2 ** 8 = 256.</text:p>
      <text:p text:style-name="Preformatted_20_Text"/>
      <text:p text:style-name="Preformatted_20_Text">Another notation for exponentiation one sees more frequently uses the caret (^,</text:p>
      <text:p text:style-name="Preformatted_20_Text">ASCII 1011110); one might write instead `2^8 = 256'. <text:s/>This goes all the way</text:p>
      <text:p text:style-name="Preformatted_20_Text">back to Algol-60, which used the archaic ASCII `up-arrow' that later became the</text:p>
      <text:p text:style-name="Preformatted_20_Text">caret; this was picked up by Kemeny and Kurtz's original BASIC, which in turn</text:p>
      <text:p text:style-name="Preformatted_20_Text">influenced the design of the `bc(1)' and `dc(1)' UNIX tools, which have</text:p>
      <text:p text:style-name="Preformatted_20_Text">probably done most to reinforce the convention on USENET. <text:s/>The notation is</text:p>
      <text:p text:style-name="Preformatted_20_Text">mildly confusing to C programmers, because `^' means bitwise {XOR} in C.</text:p>
      <text:p text:style-name="Preformatted_20_Text">Despite this, it was favored 3:1 over ** in a late-1990 snapshot of USENET. <text:s/>It</text:p>
      <text:p text:style-name="Preformatted_20_Text">is used consistently in this text.</text:p>
      <text:p text:style-name="Preformatted_20_Text"/>
      <text:p text:style-name="Preformatted_20_Text">In on-line exchanges, hackers tend to use decimal forms or improper fractions</text:p>
      <text:p text:style-name="Preformatted_20_Text"><text:soft-page-break/>(`3.5' or `7/2') rather than `typewriter style' mixed fractions (`3-1/2'). <text:s/>The</text:p>
      <text:p text:style-name="Preformatted_20_Text">major motive here is probably that the former are more readable in a monospaced</text:p>
      <text:p text:style-name="Preformatted_20_Text">font, together with a desire to avoid the risk that the latter might be read as</text:p>
      <text:p text:style-name="Preformatted_20_Text">`three minus one-half'. <text:s/>The decimal form is definitely preferred for fractions</text:p>
      <text:p text:style-name="Preformatted_20_Text">with a terminating decimal representation; there may be some cultural influence</text:p>
      <text:p text:style-name="Preformatted_20_Text">here from the high status of scientific notation.</text:p>
      <text:p text:style-name="Preformatted_20_Text"/>
      <text:p text:style-name="Preformatted_20_Text">Another on-line convention, used especially for very large or very small</text:p>
      <text:p text:style-name="Preformatted_20_Text">numbers, is taken from C (which derived it from FORTRAN). <text:s/>This is a form of</text:p>
      <text:p text:style-name="Preformatted_20_Text">`scientific notation' using `e' to replace `*10^'; for example, one year is</text:p>
      <text:p text:style-name="Preformatted_20_Text">about 3e7 seconds long.</text:p>
      <text:p text:style-name="Preformatted_20_Text"/>
      <text:p text:style-name="Preformatted_20_Text">The tilde (~) is commonly used in a quantifying sense of `approximately'; that</text:p>
      <text:p text:style-name="Preformatted_20_Text">is, `~50' means `about fifty'.</text:p>
      <text:p text:style-name="Preformatted_20_Text"/>
      <text:p text:style-name="Preformatted_20_Text">On USENET and in the {MUD} world, common C boolean, logical, and relational</text:p>
      <text:p text:style-name="Preformatted_20_Text">operators such as `|', `&amp;', `||', `&amp;&amp;', `!', `==', `!=', `&gt;', and `&lt;', `&gt;=',</text:p>
      <text:p text:style-name="Preformatted_20_Text">and `=&lt;' are often combined with English. <text:s/>The Pascal not-equals, `&lt;&gt;', is also</text:p>
      <text:p text:style-name="Preformatted_20_Text">recognized, and occasionally one sees `/=' for not-equals (from Ada, Common</text:p>
      <text:p text:style-name="Preformatted_20_Text">Lisp, and Fortran 90). <text:s/>The use of prefix `!' as a loose synonym for `not-' or</text:p>
      <text:p text:style-name="Preformatted_20_Text">`no-' is particularly common; thus, `!clue' is read `no-clue' or `clueless'.</text:p>
      <text:p text:style-name="Preformatted_20_Text"/>
      <text:p text:style-name="Preformatted_20_Text">A related practice borrows syntax from preferred programming languages to</text:p>
      <text:p text:style-name="Preformatted_20_Text">express ideas in a natural-language text. <text:s/>For example, one might see the</text:p>
      <text:p text:style-name="Preformatted_20_Text">following:</text:p>
      <text:p text:style-name="Preformatted_20_Text"/>
      <text:p text:style-name="Preformatted_20_Text"><text:s text:c="5"/>I resently had occasion to field-test the Snafu</text:p>
      <text:p text:style-name="Preformatted_20_Text"><text:s text:c="5"/>Systems 2300E adaptive gonkulator. <text:s/>The price was</text:p>
      <text:p text:style-name="Preformatted_20_Text"><text:s text:c="5"/>right, and the racing stripe on the case looked kind</text:p>
      <text:p text:style-name="Preformatted_20_Text"><text:s text:c="5"/>of neat, but its performance left something to be desired.</text:p>
      <text:p text:style-name="Preformatted_20_Text"/>
      <text:p text:style-name="Preformatted_20_Text"><text:s text:c="5"/>#ifdef FLAME</text:p>
      <text:p text:style-name="Preformatted_20_Text"><text:s text:c="5"/>Hasn't anyone told those idiots that you can't get</text:p>
      <text:p text:style-name="Preformatted_20_Text"><text:s text:c="5"/>decent bogon suppression with AFJ filters at today's</text:p>
      <text:p text:style-name="Preformatted_20_Text"><text:s text:c="5"/>net speeds?</text:p>
      <text:p text:style-name="Preformatted_20_Text"><text:s text:c="5"/>#endif /* FLAME */</text:p>
      <text:p text:style-name="Preformatted_20_Text"/>
      <text:p text:style-name="Preformatted_20_Text"><text:s text:c="5"/>I guess they figured the price premium for true</text:p>
      <text:p text:style-name="Preformatted_20_Text"><text:s text:c="5"/>frame-based semantic analysis was too high.</text:p>
      <text:p text:style-name="Preformatted_20_Text"><text:s text:c="5"/>Unfortunately, it's also the only workable approach.</text:p>
      <text:p text:style-name="Preformatted_20_Text"><text:s text:c="5"/>I wouldn't recommend purchase of this product unless</text:p>
      <text:p text:style-name="Preformatted_20_Text"><text:s text:c="5"/>you're on a *very* tight budget.</text:p>
      <text:p text:style-name="Preformatted_20_Text"/>
      <text:p text:style-name="Preformatted_20_Text"><text:s text:c="5"/>#include &lt;disclaimer.h&gt;</text:p>
      <text:p text:style-name="Preformatted_20_Text"><text:s text:c="5"/>--</text:p>
      <text:p text:style-name="Preformatted_20_Text"><text:s text:c="27"/>== Frank Foonly (Fubarco Systems)</text:p>
      <text:p text:style-name="Preformatted_20_Text"/>
      <text:p text:style-name="Preformatted_20_Text">In the above, the `#ifdef'/`#endif' pair is a conditional compilation syntax</text:p>
      <text:p text:style-name="Preformatted_20_Text">from C; here, it implies that the text between (which is a {flame}) should be</text:p>
      <text:p text:style-name="Preformatted_20_Text">evaluated only if you have turned on (or defined on) the switch FLAME. <text:s/>The</text:p>
      <text:p text:style-name="Preformatted_20_Text">`#include' at the end is C for "include standard disclaimer here"; the</text:p>
      <text:p text:style-name="Preformatted_20_Text">`standard disclaimer' is understood to read, roughly, "These are my personal</text:p>
      <text:p text:style-name="Preformatted_20_Text">opinions and not to be construed as the official position of my employer."</text:p>
      <text:p text:style-name="Preformatted_20_Text"/>
      <text:p text:style-name="Preformatted_20_Text">Another habit is that of using angle-bracket enclosure to genericize a term;</text:p>
      <text:p text:style-name="Preformatted_20_Text">this derives from conventions used in {BNF}. <text:s/>Uses like the following are</text:p>
      <text:p text:style-name="Preformatted_20_Text">common:</text:p>
      <text:p text:style-name="Preformatted_20_Text"/>
      <text:p text:style-name="Preformatted_20_Text"><text:soft-page-break/><text:s text:c="5"/>So this &lt;ethnic&gt; walks into a bar one day, and...</text:p>
      <text:p text:style-name="Preformatted_20_Text"/>
      <text:p text:style-name="Preformatted_20_Text">Hackers also mix letters and numbers more freely than in mainstream usage. <text:s/>In</text:p>
      <text:p text:style-name="Preformatted_20_Text">particular, it is good hackish style to write a digit sequence where you intend</text:p>
      <text:p text:style-name="Preformatted_20_Text">the reader to understand the text string that names that number in English.</text:p>
      <text:p text:style-name="Preformatted_20_Text">So, hackers prefer to write `1970s' rather than `nineteen-seventies' or</text:p>
      <text:p text:style-name="Preformatted_20_Text">`1970's' (the latter looks like a possessive).</text:p>
      <text:p text:style-name="Preformatted_20_Text"/>
      <text:p text:style-name="Preformatted_20_Text">It should also be noted that hackers exhibit much less reluctance to use</text:p>
      <text:p text:style-name="Preformatted_20_Text">multiply nested parentheses than is normal in English. <text:s/>Part of this is almost</text:p>
      <text:p text:style-name="Preformatted_20_Text">certainly due to influence from LISP (which uses deeply nested parentheses</text:p>
      <text:p text:style-name="Preformatted_20_Text">(like this (see?)) in its syntax a lot), but it has also been suggested that a</text:p>
      <text:p text:style-name="Preformatted_20_Text">more basic hacker trait of enjoying playing with complexity and pushing systems</text:p>
      <text:p text:style-name="Preformatted_20_Text">to their limits is in operation.</text:p>
      <text:p text:style-name="Preformatted_20_Text"/>
      <text:p text:style-name="Preformatted_20_Text">One area where hackish conventions for on-line writing are still in some flux</text:p>
      <text:p text:style-name="Preformatted_20_Text">is the marking of included material from earlier messages --- what would be</text:p>
      <text:p text:style-name="Preformatted_20_Text">called `block quotations' in ordinary English. <text:s/>From the usual typographic</text:p>
      <text:p text:style-name="Preformatted_20_Text">convention employed for these (smaller font at an extra indent), there derived</text:p>
      <text:p text:style-name="Preformatted_20_Text">the notation of included text being indented by one ASCII TAB (0001001)</text:p>
      <text:p text:style-name="Preformatted_20_Text">character, which under UNIX and many other environments gives the appearance of</text:p>
      <text:p text:style-name="Preformatted_20_Text">an 8-space indent.</text:p>
      <text:p text:style-name="Preformatted_20_Text"/>
      <text:p text:style-name="Preformatted_20_Text">Early mail and netnews readers had no facility for including messages this way,</text:p>
      <text:p text:style-name="Preformatted_20_Text">so people had to paste in copy manually. <text:s/>BSD `Mail(1)' was the first message</text:p>
      <text:p text:style-name="Preformatted_20_Text">agent to support inclusion, and early USENETters emulated its style. <text:s/>But the</text:p>
      <text:p text:style-name="Preformatted_20_Text">TAB character tended to push included text too far to the right (especially in</text:p>
      <text:p text:style-name="Preformatted_20_Text">multiply nested inclusions), leading to ugly wraparounds. <text:s/>After a brief period</text:p>
      <text:p text:style-name="Preformatted_20_Text">of confusion (during which an inclusion leader consisting of three or four</text:p>
      <text:p text:style-name="Preformatted_20_Text">spaces became established in EMACS and a few mailers), the use of leading `&gt;'</text:p>
      <text:p text:style-name="Preformatted_20_Text">or `&gt; ' became standard, perhaps owing to its use in `ed(1)' to display tabs</text:p>
      <text:p text:style-name="Preformatted_20_Text">(alternatively, it may derive from the `&gt;' that some early UNIX mailers used to</text:p>
      <text:p text:style-name="Preformatted_20_Text">quote lines starting with "From" in text, so they wouldn't look like the</text:p>
      <text:p text:style-name="Preformatted_20_Text">beginnings of new message headers). <text:s/>Inclusions within inclusions keep their</text:p>
      <text:p text:style-name="Preformatted_20_Text">`&gt;' leaders, so the `nesting level' of a quotation is visually apparent.</text:p>
      <text:p text:style-name="Preformatted_20_Text"/>
      <text:p text:style-name="Preformatted_20_Text">A few other idiosyncratic quoting styles survive because they are automatically</text:p>
      <text:p text:style-name="Preformatted_20_Text">generated. <text:s/>One particularly ugly one looks like this:</text:p>
      <text:p text:style-name="Preformatted_20_Text"/>
      <text:p text:style-name="Preformatted_20_Text"><text:s text:c="5"/>/* Written hh:mm pm <text:s/>Mmm dd, yyyy by user@site in &lt;group&gt; */</text:p>
      <text:p text:style-name="Preformatted_20_Text"><text:s text:c="5"/>/* ---------- "Article subject, chopped to 35 ch" ---------- */</text:p>
      <text:p text:style-name="Preformatted_20_Text"><text:s text:c="8"/>&lt;quoted text&gt;</text:p>
      <text:p text:style-name="Preformatted_20_Text"><text:s text:c="5"/>/* End of text from local:group */</text:p>
      <text:p text:style-name="Preformatted_20_Text"/>
      <text:p text:style-name="Preformatted_20_Text">It is generated by an elderly, variant news-reading system called `notesfiles'.</text:p>
      <text:p text:style-name="Preformatted_20_Text">The overall trend, however, is definitely away from such verbosity.</text:p>
      <text:p text:style-name="Preformatted_20_Text"/>
      <text:p text:style-name="Preformatted_20_Text">The practice of including text from the parent article when posting a followup</text:p>
      <text:p text:style-name="Preformatted_20_Text">helped solve what had been a major nuisance on USENET: the fact that articles</text:p>
      <text:p text:style-name="Preformatted_20_Text">do not arrive at different sites in the same order. <text:s/>Careless posters used to</text:p>
      <text:p text:style-name="Preformatted_20_Text">post articles that would begin with, or even consist entirely of, "No, that's</text:p>
      <text:p text:style-name="Preformatted_20_Text">wrong" or "I agree" or the like. <text:s/>It was hard to see who was responding to</text:p>
      <text:p text:style-name="Preformatted_20_Text">what. <text:s/>Consequently, around 1984, new news-posting software evolved a facility</text:p>
      <text:p text:style-name="Preformatted_20_Text">to automatically include the text of a previous article, marked with "&gt; " or</text:p>
      <text:p text:style-name="Preformatted_20_Text">whatever the poster chose. <text:s/>The poster was expected to delete all but the</text:p>
      <text:p text:style-name="Preformatted_20_Text">relevant lines. <text:s/>The result has been that, now, careless posters post articles</text:p>
      <text:p text:style-name="Preformatted_20_Text">containing the *entire* text of a preceding article, *followed* only by "No,</text:p>
      <text:p text:style-name="Preformatted_20_Text">that's wrong" or "I agree".</text:p>
      <text:p text:style-name="Preformatted_20_Text"><text:soft-page-break/></text:p>
      <text:p text:style-name="Preformatted_20_Text">Many people feel that this cure is worse than the original disease, and there</text:p>
      <text:p text:style-name="Preformatted_20_Text">soon appeared newsreader software designed to let the reader skip over included</text:p>
      <text:p text:style-name="Preformatted_20_Text">text if desired. <text:s/>Today, some posting software rejects articles containing too</text:p>
      <text:p text:style-name="Preformatted_20_Text">high a proportion of lines beginning with `&gt;' --- but this too has led to</text:p>
      <text:p text:style-name="Preformatted_20_Text">undesirable workarounds, such as the deliberate inclusion of zero-content</text:p>
      <text:p text:style-name="Preformatted_20_Text">filler lines which aren't quoted and thus pull the message below the rejection</text:p>
      <text:p text:style-name="Preformatted_20_Text">threshold.</text:p>
      <text:p text:style-name="Preformatted_20_Text"/>
      <text:p text:style-name="Preformatted_20_Text">Because the default mailers supplied with UNIX and other operating systems</text:p>
      <text:p text:style-name="Preformatted_20_Text">haven't evolved as quickly as human usage, the older conventions using a</text:p>
      <text:p text:style-name="Preformatted_20_Text">leading TAB or three or four spaces are still alive; however, &gt;-inclusion is</text:p>
      <text:p text:style-name="Preformatted_20_Text">now clearly the prevalent form in both netnews and mail.</text:p>
      <text:p text:style-name="Preformatted_20_Text"/>
      <text:p text:style-name="Preformatted_20_Text">In 1991 practice is still evolving, and disputes over the `correct' inclusion</text:p>
      <text:p text:style-name="Preformatted_20_Text">style occasionally lead to {holy wars}. <text:s/>One variant style reported uses the</text:p>
      <text:p text:style-name="Preformatted_20_Text">citation character `|' in place of `&gt;' for extended quotations where original</text:p>
      <text:p text:style-name="Preformatted_20_Text">variations in indentation are being retained. <text:s/>One also sees different styles</text:p>
      <text:p text:style-name="Preformatted_20_Text">of quoting a number of authors in the same message: one (deprecated because it</text:p>
      <text:p text:style-name="Preformatted_20_Text">loses information) uses a leader of `&gt; ' for everyone, another (the most</text:p>
      <text:p text:style-name="Preformatted_20_Text">common) is `&gt; &gt; &gt; &gt; ', `&gt; &gt; &gt; ', etc. (or `&gt;&gt;&gt;&gt; ', `&gt;&gt;&gt; ', etc., depending on</text:p>
      <text:p text:style-name="Preformatted_20_Text">line length and nesting depth) reflecting the original order of messages, and</text:p>
      <text:p text:style-name="Preformatted_20_Text">yet another is to use a different citation leader for each author, say `&gt; ', `:</text:p>
      <text:p text:style-name="Preformatted_20_Text">', `| ', `} ' (preserving nesting so that the inclusion order of messages is</text:p>
      <text:p text:style-name="Preformatted_20_Text">still apparent, or tagging the inclusions with authors' names). <text:s/>Yet *another*</text:p>
      <text:p text:style-name="Preformatted_20_Text">style is to use each poster's initials (or login name) as a citation leader for</text:p>
      <text:p text:style-name="Preformatted_20_Text">that poster. <text:s/>Occasionally one sees a `# ' leader used for quotations from</text:p>
      <text:p text:style-name="Preformatted_20_Text">authoritative sources such as standards documents; the intended allusion is to</text:p>
      <text:p text:style-name="Preformatted_20_Text">the root prompt (the special UNIX command prompt issued when one is running as</text:p>
      <text:p text:style-name="Preformatted_20_Text">the privileged super-user).</text:p>
      <text:p text:style-name="Preformatted_20_Text"/>
      <text:p text:style-name="Preformatted_20_Text">Finally, it is worth mentioning that many studies of on-line communication have</text:p>
      <text:p text:style-name="Preformatted_20_Text">shown that electronic links have a de-inhibiting effect on people. <text:s/>Deprived of</text:p>
      <text:p text:style-name="Preformatted_20_Text">the body-language cues through which emotional state is expressed, people tend</text:p>
      <text:p text:style-name="Preformatted_20_Text">to forget everything about other parties except what is presented over that</text:p>
      <text:p text:style-name="Preformatted_20_Text">ASCII link. <text:s/>This has both good and bad effects. <text:s/>The good one is that it</text:p>
      <text:p text:style-name="Preformatted_20_Text">encourages honesty and tends to break down hierarchical authority</text:p>
      <text:p text:style-name="Preformatted_20_Text">relationships; the bad is that it may encourage depersonalization and</text:p>
      <text:p text:style-name="Preformatted_20_Text">gratuitous rudeness. <text:s/>Perhaps in response to this, experienced netters often</text:p>
      <text:p text:style-name="Preformatted_20_Text">display a sort of conscious formal politesse in their writing that has passed</text:p>
      <text:p text:style-name="Preformatted_20_Text">out of fashion in other spoken and written media (for example, the phrase "Well</text:p>
      <text:p text:style-name="Preformatted_20_Text">said, sir!" is not uncommon).</text:p>
      <text:p text:style-name="Preformatted_20_Text"/>
      <text:p text:style-name="Preformatted_20_Text">Many introverted hackers who are next to inarticulate in person communicate</text:p>
      <text:p text:style-name="Preformatted_20_Text">with considerable fluency over the net, perhaps precisely because they can</text:p>
      <text:p text:style-name="Preformatted_20_Text">forget on an unconscious level that they are dealing with people and thus don't</text:p>
      <text:p text:style-name="Preformatted_20_Text">feel stressed and anxious as they would face to face.</text:p>
      <text:p text:style-name="Preformatted_20_Text"/>
      <text:p text:style-name="Preformatted_20_Text">Though it is considered gauche to publicly criticize posters for poor spelling</text:p>
      <text:p text:style-name="Preformatted_20_Text">or grammar, the network places a premium on literacy and clarity of expression.</text:p>
      <text:p text:style-name="Preformatted_20_Text">It may well be that future historians of literature will see in it a revival of</text:p>
      <text:p text:style-name="Preformatted_20_Text">the great tradition of personal letters as art.</text:p>
      <text:p text:style-name="Preformatted_20_Text"/>
      <text:p text:style-name="Preformatted_20_Text">:Hacker Speech Style:</text:p>
      <text:p text:style-name="Preformatted_20_Text">=====================</text:p>
      <text:p text:style-name="Preformatted_20_Text"/>
      <text:p text:style-name="Preformatted_20_Text">Hackish speech generally features extremely precise diction, careful word</text:p>
      <text:p text:style-name="Preformatted_20_Text">choice, a relatively large working vocabulary, and relatively little use of</text:p>
      <text:p text:style-name="Preformatted_20_Text"><text:soft-page-break/>contractions or street slang. <text:s/>Dry humor, irony, puns, and a mildly flippant</text:p>
      <text:p text:style-name="Preformatted_20_Text">attitude are highly valued --- but an underlying seriousness and intelligence</text:p>
      <text:p text:style-name="Preformatted_20_Text">are essential. <text:s/>One should use just enough jargon to communicate precisely and</text:p>
      <text:p text:style-name="Preformatted_20_Text">identify oneself as a member of the culture; overuse of jargon or a breathless,</text:p>
      <text:p text:style-name="Preformatted_20_Text">excessively gung-ho attitude is considered tacky and the mark of a loser.</text:p>
      <text:p text:style-name="Preformatted_20_Text"/>
      <text:p text:style-name="Preformatted_20_Text">This speech style is a variety of the precisionist English normally spoken by</text:p>
      <text:p text:style-name="Preformatted_20_Text">scientists, design engineers, and academics in technical fields. <text:s/>In contrast</text:p>
      <text:p text:style-name="Preformatted_20_Text">with the methods of jargon construction, it is fairly constant throughout</text:p>
      <text:p text:style-name="Preformatted_20_Text">hackerdom.</text:p>
      <text:p text:style-name="Preformatted_20_Text"/>
      <text:p text:style-name="Preformatted_20_Text">It has been observed that many hackers are confused by negative questions ---</text:p>
      <text:p text:style-name="Preformatted_20_Text">or, at least, that the people to whom they are talking are often confused by</text:p>
      <text:p text:style-name="Preformatted_20_Text">the sense of their answers. <text:s/>The problem is that they have done so much</text:p>
      <text:p text:style-name="Preformatted_20_Text">programming that distinguishes between</text:p>
      <text:p text:style-name="Preformatted_20_Text"/>
      <text:p text:style-name="Preformatted_20_Text"><text:s text:c="5"/>if (going) {</text:p>
      <text:p text:style-name="Preformatted_20_Text"/>
      <text:p text:style-name="Preformatted_20_Text">and</text:p>
      <text:p text:style-name="Preformatted_20_Text"/>
      <text:p text:style-name="Preformatted_20_Text"><text:s text:c="5"/>if (!going) {</text:p>
      <text:p text:style-name="Preformatted_20_Text"/>
      <text:p text:style-name="Preformatted_20_Text">that when they parse the question "Aren't you going?" it seems to be asking the</text:p>
      <text:p text:style-name="Preformatted_20_Text">opposite question from "Are you going?", and so merits an answer in the</text:p>
      <text:p text:style-name="Preformatted_20_Text">opposite sense. <text:s/>This confuses English-speaking non-hackers because they were</text:p>
      <text:p text:style-name="Preformatted_20_Text">taught to answer as though the negative part weren't there. <text:s/>In some other</text:p>
      <text:p text:style-name="Preformatted_20_Text">languages (including Russian, Chinese, and Japanese) the hackish interpretation</text:p>
      <text:p text:style-name="Preformatted_20_Text">is standard and the problem wouldn't arise. <text:s/>Hackers often find themselves</text:p>
      <text:p text:style-name="Preformatted_20_Text">wishing for a word like French `si' or German `doch' with which one could</text:p>
      <text:p text:style-name="Preformatted_20_Text">unambiguously answer `yes' to a negative question.</text:p>
      <text:p text:style-name="Preformatted_20_Text"/>
      <text:p text:style-name="Preformatted_20_Text">For similar reasons, English-speaking hackers almost never use double</text:p>
      <text:p text:style-name="Preformatted_20_Text">negatives, even if they live in a region where colloquial usage allows them.</text:p>
      <text:p text:style-name="Preformatted_20_Text">The thought of uttering something that logically ought to be an affirmative</text:p>
      <text:p text:style-name="Preformatted_20_Text">knowing it will be misparsed as a negative tends to disturb them.</text:p>
      <text:p text:style-name="Preformatted_20_Text"/>
      <text:p text:style-name="Preformatted_20_Text">Here's a related quirk. <text:s/>A non-hacker who is indelicate enough to ask a</text:p>
      <text:p text:style-name="Preformatted_20_Text">question like "So, are you working on finding that bug *now* or leaving it</text:p>
      <text:p text:style-name="Preformatted_20_Text">until later?" <text:s/>is likely to get the perfectly correct answer "Yes!" (that is,</text:p>
      <text:p text:style-name="Preformatted_20_Text">"Yes, I'm doing it either now or later, and you didn't ask which!").</text:p>
      <text:p text:style-name="Preformatted_20_Text"/>
      <text:p text:style-name="Preformatted_20_Text">:International Style:</text:p>
      <text:p text:style-name="Preformatted_20_Text">=====================</text:p>
      <text:p text:style-name="Preformatted_20_Text"/>
      <text:p text:style-name="Preformatted_20_Text">Although the Jargon File remains primarily a lexicon of hacker usage in</text:p>
      <text:p text:style-name="Preformatted_20_Text">American English, we have made some effort to get input from abroad. <text:s/>Though</text:p>
      <text:p text:style-name="Preformatted_20_Text">the hacker-speak of other languages often uses translations of jargon from</text:p>
      <text:p text:style-name="Preformatted_20_Text">English (often as transmitted to them by earlier Jargon File versions!), the</text:p>
      <text:p text:style-name="Preformatted_20_Text">local variations are interesting, and knowledge of them may be of some use to</text:p>
      <text:p text:style-name="Preformatted_20_Text">travelling hackers.</text:p>
      <text:p text:style-name="Preformatted_20_Text"/>
      <text:p text:style-name="Preformatted_20_Text">There are some references herein to `Commonwealth English'. <text:s/>These are intended</text:p>
      <text:p text:style-name="Preformatted_20_Text">to describe some variations in hacker usage as reported in the English spoken</text:p>
      <text:p text:style-name="Preformatted_20_Text">in Great Britain and the Commonwealth (Canada, Australia, India, etc. ---</text:p>
      <text:p text:style-name="Preformatted_20_Text">though Canada is heavily influenced by American usage). <text:s/>There is also an entry</text:p>
      <text:p text:style-name="Preformatted_20_Text">on {{Commonwealth Hackish}} reporting some general phonetic and vocabulary</text:p>
      <text:p text:style-name="Preformatted_20_Text">differences from U.S. hackish.</text:p>
      <text:p text:style-name="Preformatted_20_Text"/>
      <text:p text:style-name="Preformatted_20_Text"><text:soft-page-break/>Hackers in Western Europe and (especially) Scandinavia are reported to often</text:p>
      <text:p text:style-name="Preformatted_20_Text">use a mixture of English and their native languages for technical conversation.</text:p>
      <text:p text:style-name="Preformatted_20_Text">Occasionally they develop idioms in their English usage that are influenced by</text:p>
      <text:p text:style-name="Preformatted_20_Text">their native-language styles. <text:s/>Some of these are reported here.</text:p>
      <text:p text:style-name="Preformatted_20_Text"/>
      <text:p text:style-name="Preformatted_20_Text">A few notes on hackish usages in Russian have been added where they are</text:p>
      <text:p text:style-name="Preformatted_20_Text">parallel with English idioms and thus comprehensible to English-speakers.</text:p>
      <text:p text:style-name="Preformatted_20_Text"/>
      <text:p text:style-name="Preformatted_20_Text">:How to Use the Lexicon:</text:p>
      <text:p text:style-name="Preformatted_20_Text">************************</text:p>
      <text:p text:style-name="Preformatted_20_Text"/>
      <text:p text:style-name="Preformatted_20_Text">:Pronunciation Guide:</text:p>
      <text:p text:style-name="Preformatted_20_Text">=====================</text:p>
      <text:p text:style-name="Preformatted_20_Text"/>
      <text:p text:style-name="Preformatted_20_Text">Pronunciation keys are provided in the jargon listings for all entries that are</text:p>
      <text:p text:style-name="Preformatted_20_Text">neither dictionary words pronounced as in standard English nor obvious</text:p>
      <text:p text:style-name="Preformatted_20_Text">compounds thereof. <text:s/>Slashes bracket phonetic pronunciations, which are to be</text:p>
      <text:p text:style-name="Preformatted_20_Text">interpreted using the following conventions:</text:p>
      <text:p text:style-name="Preformatted_20_Text"/>
      <text:p text:style-name="Preformatted_20_Text"><text:s text:c="2"/>1. Syllables are hyphen-separated, except that an accent or back-accent</text:p>
      <text:p text:style-name="Preformatted_20_Text"><text:s text:c="5"/>follows each accented syllable (the back-accent marks a secondary</text:p>
      <text:p text:style-name="Preformatted_20_Text"><text:s text:c="5"/>accent in some words of four or more syllables).</text:p>
      <text:p text:style-name="Preformatted_20_Text"/>
      <text:p text:style-name="Preformatted_20_Text"><text:s text:c="2"/>2. Consonants are pronounced as in American English. <text:s/>The letter `g' is</text:p>
      <text:p text:style-name="Preformatted_20_Text"><text:s text:c="5"/>always hard (as in "got" rather than "giant"); `ch' is soft</text:p>
      <text:p text:style-name="Preformatted_20_Text"><text:s text:c="5"/>("church" rather than "chemist"). <text:s/>The letter `j' is the sound</text:p>
      <text:p text:style-name="Preformatted_20_Text"><text:s text:c="5"/>that occurs twice in "judge". <text:s/>The letter `s' is always as in</text:p>
      <text:p text:style-name="Preformatted_20_Text"><text:s text:c="5"/>"pass", never a z sound. <text:s/>The digraph `kh' is the guttural of</text:p>
      <text:p text:style-name="Preformatted_20_Text"><text:s text:c="5"/>"loch" or "l'chaim".</text:p>
      <text:p text:style-name="Preformatted_20_Text"/>
      <text:p text:style-name="Preformatted_20_Text"><text:s text:c="2"/>3. Uppercase letters are pronounced as their English letter names; thus</text:p>
      <text:p text:style-name="Preformatted_20_Text"><text:s text:c="5"/>(for example) /H-L-L/ is equivalent to /aitch el el/. <text:s/>/Z/ may</text:p>
      <text:p text:style-name="Preformatted_20_Text"><text:s text:c="5"/>be pronounced /zee/ or /zed/ depending on your local dialect.</text:p>
      <text:p text:style-name="Preformatted_20_Text"/>
      <text:p text:style-name="Preformatted_20_Text"><text:s text:c="2"/>4. Vowels are represented as follows:</text:p>
      <text:p text:style-name="Preformatted_20_Text"/>
      <text:p text:style-name="Preformatted_20_Text"><text:s text:c="5"/>a</text:p>
      <text:p text:style-name="Preformatted_20_Text"><text:s text:c="12"/>back, that</text:p>
      <text:p text:style-name="Preformatted_20_Text"><text:s text:c="5"/>ar</text:p>
      <text:p text:style-name="Preformatted_20_Text"><text:s text:c="12"/>far, mark</text:p>
      <text:p text:style-name="Preformatted_20_Text"><text:s text:c="5"/>aw</text:p>
      <text:p text:style-name="Preformatted_20_Text"><text:s text:c="12"/>flaw, caught</text:p>
      <text:p text:style-name="Preformatted_20_Text"><text:s text:c="5"/>ay</text:p>
      <text:p text:style-name="Preformatted_20_Text"><text:s text:c="12"/>bake, rain</text:p>
      <text:p text:style-name="Preformatted_20_Text"><text:s text:c="5"/>e</text:p>
      <text:p text:style-name="Preformatted_20_Text"><text:s text:c="12"/>less, men</text:p>
      <text:p text:style-name="Preformatted_20_Text"><text:s text:c="5"/>ee</text:p>
      <text:p text:style-name="Preformatted_20_Text"><text:s text:c="12"/>easy, ski</text:p>
      <text:p text:style-name="Preformatted_20_Text"><text:s text:c="5"/>eir</text:p>
      <text:p text:style-name="Preformatted_20_Text"><text:s text:c="12"/>their, software</text:p>
      <text:p text:style-name="Preformatted_20_Text"><text:s text:c="5"/>i</text:p>
      <text:p text:style-name="Preformatted_20_Text"><text:s text:c="12"/>trip, hit</text:p>
      <text:p text:style-name="Preformatted_20_Text"><text:s text:c="5"/>i:</text:p>
      <text:p text:style-name="Preformatted_20_Text"><text:s text:c="12"/>life, sky</text:p>
      <text:p text:style-name="Preformatted_20_Text"><text:s text:c="5"/>o</text:p>
      <text:p text:style-name="Preformatted_20_Text"><text:s text:c="12"/>father, palm</text:p>
      <text:p text:style-name="Preformatted_20_Text"><text:s text:c="5"/>oh</text:p>
      <text:p text:style-name="Preformatted_20_Text"><text:s text:c="12"/>flow, sew</text:p>
      <text:p text:style-name="Preformatted_20_Text"><text:soft-page-break/><text:s text:c="5"/>oo</text:p>
      <text:p text:style-name="Preformatted_20_Text"><text:s text:c="12"/>loot, through</text:p>
      <text:p text:style-name="Preformatted_20_Text"><text:s text:c="5"/>or</text:p>
      <text:p text:style-name="Preformatted_20_Text"><text:s text:c="12"/>more, door</text:p>
      <text:p text:style-name="Preformatted_20_Text"><text:s text:c="5"/>ow</text:p>
      <text:p text:style-name="Preformatted_20_Text"><text:s text:c="12"/>out, how</text:p>
      <text:p text:style-name="Preformatted_20_Text"><text:s text:c="5"/>oy</text:p>
      <text:p text:style-name="Preformatted_20_Text"><text:s text:c="12"/>boy, coin</text:p>
      <text:p text:style-name="Preformatted_20_Text"><text:s text:c="5"/>uh</text:p>
      <text:p text:style-name="Preformatted_20_Text"><text:s text:c="12"/>but, some</text:p>
      <text:p text:style-name="Preformatted_20_Text"><text:s text:c="5"/>u</text:p>
      <text:p text:style-name="Preformatted_20_Text"><text:s text:c="12"/>put, foot</text:p>
      <text:p text:style-name="Preformatted_20_Text"><text:s text:c="5"/>y</text:p>
      <text:p text:style-name="Preformatted_20_Text"><text:s text:c="12"/>yet, young</text:p>
      <text:p text:style-name="Preformatted_20_Text"><text:s text:c="5"/>yoo</text:p>
      <text:p text:style-name="Preformatted_20_Text"><text:s text:c="12"/>few, chew</text:p>
      <text:p text:style-name="Preformatted_20_Text"><text:s text:c="5"/>[y]oo</text:p>
      <text:p text:style-name="Preformatted_20_Text"><text:s text:c="12"/>/oo/ with optional fronting as in `news' (/nooz/ or /nyooz/)</text:p>
      <text:p text:style-name="Preformatted_20_Text"/>
      <text:p text:style-name="Preformatted_20_Text">A /*/ is used for the `schwa' sound of unstressed or occluded vowels (the one</text:p>
      <text:p text:style-name="Preformatted_20_Text">that is often written with an upside-down `e'). <text:s/>The schwa vowel is omitted in</text:p>
      <text:p text:style-name="Preformatted_20_Text">syllables containing vocalic r, l, m or n; that is, `kitten' and `color' would</text:p>
      <text:p text:style-name="Preformatted_20_Text">be rendered /kit'n/ and /kuhl'r/, not /kit'*n/ and /kuhl'*r/.</text:p>
      <text:p text:style-name="Preformatted_20_Text"/>
      <text:p text:style-name="Preformatted_20_Text">Entries with a pronunciation of `//' are written-only usages. <text:s/>(No, UNIX</text:p>
      <text:p text:style-name="Preformatted_20_Text">weenies, this does *not* mean `pronounce like previous pronunciation'!)</text:p>
      <text:p text:style-name="Preformatted_20_Text"/>
      <text:p text:style-name="Preformatted_20_Text">:Other Lexicon Conventions:</text:p>
      <text:p text:style-name="Preformatted_20_Text">===========================</text:p>
      <text:p text:style-name="Preformatted_20_Text"/>
      <text:p text:style-name="Preformatted_20_Text">Entries are sorted in case-blind ASCII collation order (rather than the</text:p>
      <text:p text:style-name="Preformatted_20_Text">letter-by-letter order ignoring interword spacing common in mainstream</text:p>
      <text:p text:style-name="Preformatted_20_Text">dictionaries), except that all entries beginning with nonalphabetic characters</text:p>
      <text:p text:style-name="Preformatted_20_Text">are sorted after Z. <text:s/>The case-blindness is a feature, not a bug.</text:p>
      <text:p text:style-name="Preformatted_20_Text"/>
      <text:p text:style-name="Preformatted_20_Text">The beginning of each entry is marked by a colon (`:') at the left margin.</text:p>
      <text:p text:style-name="Preformatted_20_Text">This convention helps out tools like hypertext browsers that benefit from</text:p>
      <text:p text:style-name="Preformatted_20_Text">knowing where entry boundaries are, but aren't as context-sensitive as humans.</text:p>
      <text:p text:style-name="Preformatted_20_Text"/>
      <text:p text:style-name="Preformatted_20_Text">In pure ASCII renderings of the Jargon File, you will see {} used to bracket</text:p>
      <text:p text:style-name="Preformatted_20_Text">words which themselves have entries in the File. <text:s/>This isn't done all the time</text:p>
      <text:p text:style-name="Preformatted_20_Text">for every such word, but it is done everywhere that a reminder seems useful</text:p>
      <text:p text:style-name="Preformatted_20_Text">that the term has a jargon meaning and one might wish to refer to its entry.</text:p>
      <text:p text:style-name="Preformatted_20_Text"/>
      <text:p text:style-name="Preformatted_20_Text">In this all-ASCII version, headwords for topic entries are distinguished from</text:p>
      <text:p text:style-name="Preformatted_20_Text">those for ordinary entries by being followed by "::" rather than ":";</text:p>
      <text:p text:style-name="Preformatted_20_Text">similarly, references are surrounded by "{{" and "}}" rather than "{" and "}".</text:p>
      <text:p text:style-name="Preformatted_20_Text"/>
      <text:p text:style-name="Preformatted_20_Text">Defining instances of terms and phrases appear in `slanted type'. <text:s/>A defining</text:p>
      <text:p text:style-name="Preformatted_20_Text">instance is one which occurs near to or as part of an explanation of it.</text:p>
      <text:p text:style-name="Preformatted_20_Text"/>
      <text:p text:style-name="Preformatted_20_Text">Prefix * is used as linguists do; to mark examples of incorrect usage.</text:p>
      <text:p text:style-name="Preformatted_20_Text"/>
      <text:p text:style-name="Preformatted_20_Text">We follow the `logical' quoting convention described in the Writing Style</text:p>
      <text:p text:style-name="Preformatted_20_Text">section above. <text:s/>In addition, we reserve double quotes for actual excerpts of</text:p>
      <text:p text:style-name="Preformatted_20_Text">text or (sometimes invented) speech. <text:s/>Scare quotes (which mark a word being</text:p>
      <text:p text:style-name="Preformatted_20_Text">used in a nonstandard way), and philosopher's quotes (which turn an utterance</text:p>
      <text:p text:style-name="Preformatted_20_Text">into the string of letters or words that name it) are both rendered with single</text:p>
      <text:p text:style-name="Preformatted_20_Text"><text:soft-page-break/>quotes.</text:p>
      <text:p text:style-name="Preformatted_20_Text"/>
      <text:p text:style-name="Preformatted_20_Text">References such as `malloc(3)' and `patch(1)' are to UNIX facilities (some of</text:p>
      <text:p text:style-name="Preformatted_20_Text">which, such as `patch(1)', are actually freeware distributed over USENET). <text:s/>The</text:p>
      <text:p text:style-name="Preformatted_20_Text">UNIX manuals use `foo(n)' to refer to item foo in section (n) of the manual,</text:p>
      <text:p text:style-name="Preformatted_20_Text">where n=1 is utilities, n=2 is system calls, n=3 is C library routines, n=6 is</text:p>
      <text:p text:style-name="Preformatted_20_Text">games, and n=8 (where present) is system administration utilities. <text:s/>Sections 4,</text:p>
      <text:p text:style-name="Preformatted_20_Text">5, and 7 of the manuals have changed roles frequently and in any case are not</text:p>
      <text:p text:style-name="Preformatted_20_Text">referred to in any of the entries.</text:p>
      <text:p text:style-name="Preformatted_20_Text"/>
      <text:p text:style-name="Preformatted_20_Text">Various abbreviations used frequently in the lexicon are summarized here:</text:p>
      <text:p text:style-name="Preformatted_20_Text"/>
      <text:p text:style-name="Preformatted_20_Text">abbrev.</text:p>
      <text:p text:style-name="Preformatted_20_Text"><text:s text:c="5"/>abbreviation</text:p>
      <text:p text:style-name="Preformatted_20_Text">adj.</text:p>
      <text:p text:style-name="Preformatted_20_Text"><text:s text:c="5"/>adjective</text:p>
      <text:p text:style-name="Preformatted_20_Text">adv.</text:p>
      <text:p text:style-name="Preformatted_20_Text"><text:s text:c="5"/>adverb</text:p>
      <text:p text:style-name="Preformatted_20_Text">alt.</text:p>
      <text:p text:style-name="Preformatted_20_Text"><text:s text:c="5"/>alternate</text:p>
      <text:p text:style-name="Preformatted_20_Text">cav.</text:p>
      <text:p text:style-name="Preformatted_20_Text"><text:s text:c="5"/>caveat</text:p>
      <text:p text:style-name="Preformatted_20_Text">esp.</text:p>
      <text:p text:style-name="Preformatted_20_Text"><text:s text:c="5"/>especially</text:p>
      <text:p text:style-name="Preformatted_20_Text">excl.</text:p>
      <text:p text:style-name="Preformatted_20_Text"><text:s text:c="5"/>exclamation</text:p>
      <text:p text:style-name="Preformatted_20_Text">imp.</text:p>
      <text:p text:style-name="Preformatted_20_Text"><text:s text:c="5"/>imperative</text:p>
      <text:p text:style-name="Preformatted_20_Text">interj.</text:p>
      <text:p text:style-name="Preformatted_20_Text"><text:s text:c="5"/>interjection</text:p>
      <text:p text:style-name="Preformatted_20_Text">n.</text:p>
      <text:p text:style-name="Preformatted_20_Text"><text:s text:c="5"/>noun</text:p>
      <text:p text:style-name="Preformatted_20_Text">obs.</text:p>
      <text:p text:style-name="Preformatted_20_Text"><text:s text:c="5"/>obsolete</text:p>
      <text:p text:style-name="Preformatted_20_Text">pl.</text:p>
      <text:p text:style-name="Preformatted_20_Text"><text:s text:c="5"/>plural</text:p>
      <text:p text:style-name="Preformatted_20_Text">poss.</text:p>
      <text:p text:style-name="Preformatted_20_Text"><text:s text:c="5"/>possibly</text:p>
      <text:p text:style-name="Preformatted_20_Text">pref.</text:p>
      <text:p text:style-name="Preformatted_20_Text"><text:s text:c="5"/>prefix</text:p>
      <text:p text:style-name="Preformatted_20_Text">prob.</text:p>
      <text:p text:style-name="Preformatted_20_Text"><text:s text:c="5"/>probably</text:p>
      <text:p text:style-name="Preformatted_20_Text">prov.</text:p>
      <text:p text:style-name="Preformatted_20_Text"><text:s text:c="5"/>proverbial</text:p>
      <text:p text:style-name="Preformatted_20_Text">quant.</text:p>
      <text:p text:style-name="Preformatted_20_Text"><text:s text:c="5"/>quantifier</text:p>
      <text:p text:style-name="Preformatted_20_Text">suff.</text:p>
      <text:p text:style-name="Preformatted_20_Text"><text:s text:c="5"/>suffix</text:p>
      <text:p text:style-name="Preformatted_20_Text">syn.</text:p>
      <text:p text:style-name="Preformatted_20_Text"><text:s text:c="5"/>synonym (or synonymous with)</text:p>
      <text:p text:style-name="Preformatted_20_Text">v.</text:p>
      <text:p text:style-name="Preformatted_20_Text"><text:s text:c="5"/>verb (may be transitive or intransitive)</text:p>
      <text:p text:style-name="Preformatted_20_Text">var.</text:p>
      <text:p text:style-name="Preformatted_20_Text"><text:s text:c="5"/>variant</text:p>
      <text:p text:style-name="Preformatted_20_Text">vi.</text:p>
      <text:p text:style-name="Preformatted_20_Text"><text:s text:c="5"/>intransitive verb</text:p>
      <text:p text:style-name="Preformatted_20_Text">vt.</text:p>
      <text:p text:style-name="Preformatted_20_Text"><text:s text:c="5"/>transitive verb</text:p>
      <text:p text:style-name="Preformatted_20_Text"><text:soft-page-break/></text:p>
      <text:p text:style-name="Preformatted_20_Text">Where alternate spellings or pronunciations are given, alt. <text:s/>separates two</text:p>
      <text:p text:style-name="Preformatted_20_Text">possibilities with nearly equal distribution, while var. prefixes one that is</text:p>
      <text:p text:style-name="Preformatted_20_Text">markedly less common than the primary.</text:p>
      <text:p text:style-name="Preformatted_20_Text"/>
      <text:p text:style-name="Preformatted_20_Text">Where a term can be attributed to a particular subculture or is known to have</text:p>
      <text:p text:style-name="Preformatted_20_Text">originated there, we have tried to so indicate. <text:s/>Here is a list of</text:p>
      <text:p text:style-name="Preformatted_20_Text">abbreviations used in etymologies:</text:p>
      <text:p text:style-name="Preformatted_20_Text"/>
      <text:p text:style-name="Preformatted_20_Text">Berkeley</text:p>
      <text:p text:style-name="Preformatted_20_Text"><text:s text:c="5"/>University of California at Berkeley</text:p>
      <text:p text:style-name="Preformatted_20_Text">Cambridge</text:p>
      <text:p text:style-name="Preformatted_20_Text"><text:s text:c="5"/>the university in England (*not* the city in Massachusetts where</text:p>
      <text:p text:style-name="Preformatted_20_Text"><text:s text:c="5"/>MIT happens to be located!)</text:p>
      <text:p text:style-name="Preformatted_20_Text">BBN</text:p>
      <text:p text:style-name="Preformatted_20_Text"><text:s text:c="5"/>Bolt, Beranek &amp; Newman</text:p>
      <text:p text:style-name="Preformatted_20_Text">CMU</text:p>
      <text:p text:style-name="Preformatted_20_Text"><text:s text:c="5"/>Carnegie-Mellon University</text:p>
      <text:p text:style-name="Preformatted_20_Text">Commodore</text:p>
      <text:p text:style-name="Preformatted_20_Text"><text:s text:c="5"/>Commodore Business Machines</text:p>
      <text:p text:style-name="Preformatted_20_Text">DEC</text:p>
      <text:p text:style-name="Preformatted_20_Text"><text:s text:c="5"/>The Digital Equipment Corporation</text:p>
      <text:p text:style-name="Preformatted_20_Text">Fairchild</text:p>
      <text:p text:style-name="Preformatted_20_Text"><text:s text:c="5"/>The Fairchild Instruments Palo Alto development group</text:p>
      <text:p text:style-name="Preformatted_20_Text">Fidonet</text:p>
      <text:p text:style-name="Preformatted_20_Text"><text:s text:c="5"/>See the {Fidonet} entry</text:p>
      <text:p text:style-name="Preformatted_20_Text">IBM</text:p>
      <text:p text:style-name="Preformatted_20_Text"><text:s text:c="5"/>International Business Machines</text:p>
      <text:p text:style-name="Preformatted_20_Text">MIT</text:p>
      <text:p text:style-name="Preformatted_20_Text"><text:s text:c="5"/>Massachusetts Institute of Technology; esp. the legendary MIT AI Lab</text:p>
      <text:p text:style-name="Preformatted_20_Text"><text:s text:c="5"/>culture of roughly 1971 to 1983 and its feeder groups, including the</text:p>
      <text:p text:style-name="Preformatted_20_Text"><text:s text:c="5"/>Tech Model Railroad Club</text:p>
      <text:p text:style-name="Preformatted_20_Text">NRL</text:p>
      <text:p text:style-name="Preformatted_20_Text"><text:s text:c="5"/>Naval Research Laboratories</text:p>
      <text:p text:style-name="Preformatted_20_Text">NYU</text:p>
      <text:p text:style-name="Preformatted_20_Text"><text:s text:c="5"/>New York University</text:p>
      <text:p text:style-name="Preformatted_20_Text">OED</text:p>
      <text:p text:style-name="Preformatted_20_Text"><text:s text:c="5"/>The Oxford English Dictionary</text:p>
      <text:p text:style-name="Preformatted_20_Text">Purdue</text:p>
      <text:p text:style-name="Preformatted_20_Text"><text:s text:c="5"/>Purdue University</text:p>
      <text:p text:style-name="Preformatted_20_Text">SAIL</text:p>
      <text:p text:style-name="Preformatted_20_Text"><text:s text:c="5"/>Stanford Artificial Intelligence Laboratory (at Stanford</text:p>
      <text:p text:style-name="Preformatted_20_Text"><text:s text:c="5"/>University)</text:p>
      <text:p text:style-name="Preformatted_20_Text">SI</text:p>
      <text:p text:style-name="Preformatted_20_Text"><text:s text:c="5"/>From Syst`eme International, the name for the standard</text:p>
      <text:p text:style-name="Preformatted_20_Text"><text:s text:c="5"/>conventions of metric nomenclature used in the sciences</text:p>
      <text:p text:style-name="Preformatted_20_Text">Stanford</text:p>
      <text:p text:style-name="Preformatted_20_Text"><text:s text:c="5"/>Stanford University</text:p>
      <text:p text:style-name="Preformatted_20_Text">Sun</text:p>
      <text:p text:style-name="Preformatted_20_Text"><text:s text:c="5"/>Sun Microsystems</text:p>
      <text:p text:style-name="Preformatted_20_Text">TMRC</text:p>
      <text:p text:style-name="Preformatted_20_Text"><text:s text:c="5"/>Some MITisms go back as far as the Tech Model Railroad Club (TMRC) at</text:p>
      <text:p text:style-name="Preformatted_20_Text"><text:s text:c="5"/>MIT c. 1960. <text:s/>Material marked TMRC is from `An Abridged Dictionary</text:p>
      <text:p text:style-name="Preformatted_20_Text"><text:s text:c="5"/>of the TMRC Language', originally compiled by Pete Samson in 1959</text:p>
      <text:p text:style-name="Preformatted_20_Text">UCLA</text:p>
      <text:p text:style-name="Preformatted_20_Text"><text:s text:c="5"/>University of California at Los Angeles</text:p>
      <text:p text:style-name="Preformatted_20_Text">UK</text:p>
      <text:p text:style-name="Preformatted_20_Text"><text:s text:c="5"/>the United Kingdom (England, Wales, Scotland, Northern Ireland)</text:p>
      <text:p text:style-name="Preformatted_20_Text"><text:soft-page-break/>USENET</text:p>
      <text:p text:style-name="Preformatted_20_Text"><text:s text:c="5"/>See the {USENET} entry</text:p>
      <text:p text:style-name="Preformatted_20_Text">WPI</text:p>
      <text:p text:style-name="Preformatted_20_Text"><text:s text:c="5"/>Worcester Polytechnic Institute, site of a very active community of</text:p>
      <text:p text:style-name="Preformatted_20_Text"><text:s text:c="5"/>PDP-10 hackers during the 1970s</text:p>
      <text:p text:style-name="Preformatted_20_Text">XEROX PARC</text:p>
      <text:p text:style-name="Preformatted_20_Text"><text:s text:c="5"/>XEROX's Palo Alto Research Center, site of much pioneering research in</text:p>
      <text:p text:style-name="Preformatted_20_Text"><text:s text:c="5"/>user interface design and networking</text:p>
      <text:p text:style-name="Preformatted_20_Text">Yale</text:p>
      <text:p text:style-name="Preformatted_20_Text"><text:s text:c="5"/>Yale University</text:p>
      <text:p text:style-name="Preformatted_20_Text"/>
      <text:p text:style-name="Preformatted_20_Text">Some other etymology abbreviations such as {UNIX} and {PDP-10} refer to</text:p>
      <text:p text:style-name="Preformatted_20_Text">technical cultures surrounding specific operating systems, processors, or other</text:p>
      <text:p text:style-name="Preformatted_20_Text">environments. <text:s/>The fact that a term is labelled with any one of these</text:p>
      <text:p text:style-name="Preformatted_20_Text">abbreviations does not necessarily mean its use is confined to that culture.</text:p>
      <text:p text:style-name="Preformatted_20_Text">In particular, many terms labelled `MIT' and `Stanford' are in quite general</text:p>
      <text:p text:style-name="Preformatted_20_Text">use. <text:s/>We have tried to give some indication of the distribution of speakers in</text:p>
      <text:p text:style-name="Preformatted_20_Text">the usage notes; however, a number of factors mentioned in the introduction</text:p>
      <text:p text:style-name="Preformatted_20_Text">conspire to make these indications less definite than might be desirable.</text:p>
      <text:p text:style-name="Preformatted_20_Text"/>
      <text:p text:style-name="Preformatted_20_Text">A few new definitions attached to entries are marked [proposed]. <text:s/>These are</text:p>
      <text:p text:style-name="Preformatted_20_Text">usually generalizations suggested by editors or USENET respondents in the</text:p>
      <text:p text:style-name="Preformatted_20_Text">process of commenting on previous definitions of those entries. <text:s/>These are</text:p>
      <text:p text:style-name="Preformatted_20_Text">*not* represented as established jargon.</text:p>
      <text:p text:style-name="Preformatted_20_Text"/>
      <text:p text:style-name="Preformatted_20_Text">:Format For New Entries:</text:p>
      <text:p text:style-name="Preformatted_20_Text">========================</text:p>
      <text:p text:style-name="Preformatted_20_Text"/>
      <text:p text:style-name="Preformatted_20_Text">All contributions and suggestions about the Jargon File will be considered</text:p>
      <text:p text:style-name="Preformatted_20_Text">donations to be placed in the public domain as part of this File, and may be</text:p>
      <text:p text:style-name="Preformatted_20_Text">used in subsequent paper editions. <text:s/>Submissions may be edited for accuracy,</text:p>
      <text:p text:style-name="Preformatted_20_Text">clarity and concision.</text:p>
      <text:p text:style-name="Preformatted_20_Text"/>
      <text:p text:style-name="Preformatted_20_Text">Try to conform to the format already being used --- head-words separated from</text:p>
      <text:p text:style-name="Preformatted_20_Text">text by a colon (double colon for topic entries), cross-references in curly</text:p>
      <text:p text:style-name="Preformatted_20_Text">brackets (doubled for topic entries), pronunciations in slashes, etymologies in</text:p>
      <text:p text:style-name="Preformatted_20_Text">square brackets, single-space after definition numbers and word classes, etc.</text:p>
      <text:p text:style-name="Preformatted_20_Text">Stick to the standard ASCII character set (7-bit printable, no high-half</text:p>
      <text:p text:style-name="Preformatted_20_Text">characters or [nt]roff/TeX/Scribe escapes), as one of the versions generated</text:p>
      <text:p text:style-name="Preformatted_20_Text">from the master file is an info document that has to be viewable on a character</text:p>
      <text:p text:style-name="Preformatted_20_Text">tty.</text:p>
      <text:p text:style-name="Preformatted_20_Text"/>
      <text:p text:style-name="Preformatted_20_Text">We are looking to expand the file's range of technical specialties covered.</text:p>
      <text:p text:style-name="Preformatted_20_Text">There are doubtless rich veins of jargon yet untapped in the scientific</text:p>
      <text:p text:style-name="Preformatted_20_Text">computing, graphics, and networking hacker communities; also in numerical</text:p>
      <text:p text:style-name="Preformatted_20_Text">analysis, computer architectures and VLSI design, language design, and many</text:p>
      <text:p text:style-name="Preformatted_20_Text">other related fields. <text:s/>Send us your jargon!</text:p>
      <text:p text:style-name="Preformatted_20_Text"/>
      <text:p text:style-name="Preformatted_20_Text">We are *not* interested in straight technical terms explained by textbooks or</text:p>
      <text:p text:style-name="Preformatted_20_Text">technical dictionaries unless an entry illuminates `underground' meanings or</text:p>
      <text:p text:style-name="Preformatted_20_Text">aspects not covered by official histories. <text:s/>We are also not interested in</text:p>
      <text:p text:style-name="Preformatted_20_Text">`joke' entries --- there is a lot of humor in the file but it must flow</text:p>
      <text:p text:style-name="Preformatted_20_Text">naturally out of the explanations of what hackers do and how they think.</text:p>
      <text:p text:style-name="Preformatted_20_Text"/>
      <text:p text:style-name="Preformatted_20_Text">It is OK to submit items of jargon you have originated if they have spread to</text:p>
      <text:p text:style-name="Preformatted_20_Text">the point of being used by people who are not personally acquainted with you.</text:p>
      <text:p text:style-name="Preformatted_20_Text">We prefer items to be attested by independent submission from two different</text:p>
      <text:p text:style-name="Preformatted_20_Text">sites.</text:p>
      <text:p text:style-name="Preformatted_20_Text"><text:soft-page-break/></text:p>
      <text:p text:style-name="Preformatted_20_Text">The Jargon File will be regularly maintained and re-posted from now on and will</text:p>
      <text:p text:style-name="Preformatted_20_Text">include a version number. <text:s/>Read it, pass it around, contribute --- this is</text:p>
      <text:p text:style-name="Preformatted_20_Text">*your* monument!</text:p>
      <text:p text:style-name="Preformatted_20_Text"/>
      <text:p text:style-name="Preformatted_20_Text">The Jargon Lexicon</text:p>
      <text:p text:style-name="Preformatted_20_Text">******************</text:p>
      <text:p text:style-name="Preformatted_20_Text"/>
      <text:p text:style-name="Preformatted_20_Text">= A =</text:p>
      <text:p text:style-name="Preformatted_20_Text">=====</text:p>
      <text:p text:style-name="Preformatted_20_Text"/>
      <text:p text:style-name="Preformatted_20_Text">:abbrev: /*-breev'/, /*-brev'/ n. Common abbreviation for</text:p>
      <text:p text:style-name="Preformatted_20_Text"><text:s text:c="3"/>`abbreviation'.</text:p>
      <text:p text:style-name="Preformatted_20_Text"/>
      <text:p text:style-name="Preformatted_20_Text">:ABEND: [ABnormal END] /ah'bend/, /*-bend'/ n. Abnormal</text:p>
      <text:p text:style-name="Preformatted_20_Text"><text:s text:c="3"/>termination (of software); {crash}; {lossage}. <text:s/>Derives from an</text:p>
      <text:p text:style-name="Preformatted_20_Text"><text:s text:c="3"/>error message on the IBM 360; used jokingly by hackers but</text:p>
      <text:p text:style-name="Preformatted_20_Text"><text:s text:c="3"/>seriously mainly by {code grinder}s. <text:s/>Usually capitalized, but may</text:p>
      <text:p text:style-name="Preformatted_20_Text"><text:s text:c="3"/>appear as `abend'. <text:s/>Hackers will try to persuade you that ABEND is</text:p>
      <text:p text:style-name="Preformatted_20_Text"><text:s text:c="3"/>called `abend' because it is what system operators do to the</text:p>
      <text:p text:style-name="Preformatted_20_Text"><text:s text:c="3"/>machine late on Friday when they want to call it a day, and hence</text:p>
      <text:p text:style-name="Preformatted_20_Text"><text:s text:c="3"/>is from the German `Abend' = `Evening'.</text:p>
      <text:p text:style-name="Preformatted_20_Text"/>
      <text:p text:style-name="Preformatted_20_Text">:accumulator: n. 1. Archaic term for a register. <text:s/>On-line use of it</text:p>
      <text:p text:style-name="Preformatted_20_Text"><text:s text:c="3"/>as a synonym for `register' is a fairly reliable indication that</text:p>
      <text:p text:style-name="Preformatted_20_Text"><text:s text:c="3"/>the user has been around for quite a while and/or that the</text:p>
      <text:p text:style-name="Preformatted_20_Text"><text:s text:c="3"/>architecture under discussion is quite old. <text:s/>The term in full is</text:p>
      <text:p text:style-name="Preformatted_20_Text"><text:s text:c="3"/>almost never used of microprocessor registers, for example, though</text:p>
      <text:p text:style-name="Preformatted_20_Text"><text:s text:c="3"/>symbolic names for arithmetic registers beginning in `A' derive</text:p>
      <text:p text:style-name="Preformatted_20_Text"><text:s text:c="3"/>from historical use of the term `accumulator' (and not, actually,</text:p>
      <text:p text:style-name="Preformatted_20_Text"><text:s text:c="3"/>from `arithmetic'). <text:s/>Confusingly, though, an `A' register name</text:p>
      <text:p text:style-name="Preformatted_20_Text"><text:s text:c="3"/>prefix may also stand for `address', as for example on the</text:p>
      <text:p text:style-name="Preformatted_20_Text"><text:s text:c="3"/>Motorola 680x0 family. <text:s/>2. A register being used for arithmetic or</text:p>
      <text:p text:style-name="Preformatted_20_Text"><text:s text:c="3"/>logic (as opposed to addressing or a loop index), especially one</text:p>
      <text:p text:style-name="Preformatted_20_Text"><text:s text:c="3"/>being used to accumulate a sum or count of many items. <text:s/>This use is</text:p>
      <text:p text:style-name="Preformatted_20_Text"><text:s text:c="3"/>in context of a particular routine or stretch of code. <text:s/>"The</text:p>
      <text:p text:style-name="Preformatted_20_Text"><text:s text:c="3"/>FOOBAZ routine uses A3 as an accumulator." <text:s/>3. One's in-basket</text:p>
      <text:p text:style-name="Preformatted_20_Text"><text:s text:c="3"/>(esp. among old-timers who might use sense 1). <text:s/>"You want this</text:p>
      <text:p text:style-name="Preformatted_20_Text"><text:s text:c="3"/>reviewed? <text:s/>Sure, just put it in the accumulator." <text:s/>(See {stack}.)</text:p>
      <text:p text:style-name="Preformatted_20_Text"/>
      <text:p text:style-name="Preformatted_20_Text">:ACK: /ak/ interj. 1. [from the ASCII mnemonic for 0000110]</text:p>
      <text:p text:style-name="Preformatted_20_Text"><text:s text:c="3"/>Acknowledge. <text:s/>Used to register one's presence (compare mainstream</text:p>
      <text:p text:style-name="Preformatted_20_Text"><text:s text:c="3"/>*Yo!*). <text:s/>An appropriate response to {ping} or {ENQ}.</text:p>
      <text:p text:style-name="Preformatted_20_Text"><text:s text:c="3"/>2. [from the comic strip "Bloom County"] An exclamation of</text:p>
      <text:p text:style-name="Preformatted_20_Text"><text:s text:c="3"/>surprised disgust, esp. in "Ack pffft!" <text:s/>Semi-humorous.</text:p>
      <text:p text:style-name="Preformatted_20_Text"><text:s text:c="3"/>Generally this sense is not spelled in caps (ACK) and is</text:p>
      <text:p text:style-name="Preformatted_20_Text"><text:s text:c="3"/>distinguished by a following exclamation point. <text:s/>3. Used to</text:p>
      <text:p text:style-name="Preformatted_20_Text"><text:s text:c="3"/>politely interrupt someone to tell them you understand their point</text:p>
      <text:p text:style-name="Preformatted_20_Text"><text:s text:c="3"/>(see {NAK}). <text:s/>Thus, for example, you might cut off an overly</text:p>
      <text:p text:style-name="Preformatted_20_Text"><text:s text:c="3"/>long explanation with "Ack. <text:s/>Ack. <text:s/>Ack. <text:s/>I get it now".</text:p>
      <text:p text:style-name="Preformatted_20_Text"/>
      <text:p text:style-name="Preformatted_20_Text"><text:s text:c="3"/>There is also a usage "ACK?" (from sense 1) meaning "Are you</text:p>
      <text:p text:style-name="Preformatted_20_Text"><text:s text:c="3"/>there?", often used in email when earlier mail has produced no</text:p>
      <text:p text:style-name="Preformatted_20_Text"><text:s text:c="3"/>reply, or during a lull in {talk mode} to see if the person has</text:p>
      <text:p text:style-name="Preformatted_20_Text"><text:s text:c="3"/>gone away (the standard humorous response is of course {NAK}</text:p>
      <text:p text:style-name="Preformatted_20_Text"><text:s text:c="3"/>(sense 2), i.e., "I'm not here").</text:p>
      <text:p text:style-name="Preformatted_20_Text"/>
      <text:p text:style-name="Preformatted_20_Text">:ad-hockery: /ad-hok'*r-ee/ [Purdue] n. 1. Gratuitous assumptions</text:p>
      <text:p text:style-name="Preformatted_20_Text"><text:soft-page-break/><text:s text:c="3"/>made inside certain programs, esp. expert systems, which lead to</text:p>
      <text:p text:style-name="Preformatted_20_Text"><text:s text:c="3"/>the appearance of semi-intelligent behavior but are in fact</text:p>
      <text:p text:style-name="Preformatted_20_Text"><text:s text:c="3"/>entirely arbitrary. <text:s/>For example, fuzzy-matching input tokens that</text:p>
      <text:p text:style-name="Preformatted_20_Text"><text:s text:c="3"/>might be typing errors against a symbol table can make it look as</text:p>
      <text:p text:style-name="Preformatted_20_Text"><text:s text:c="3"/>though a program knows how to spell. <text:s/>2. Special-case code to cope</text:p>
      <text:p text:style-name="Preformatted_20_Text"><text:s text:c="3"/>with some awkward input that would otherwise cause a program to</text:p>
      <text:p text:style-name="Preformatted_20_Text"><text:s text:c="3"/>{choke}, presuming normal inputs are dealt with in some cleaner</text:p>
      <text:p text:style-name="Preformatted_20_Text"><text:s text:c="3"/>and more regular way. <text:s/>Also called `ad-hackery', `ad-hocity'</text:p>
      <text:p text:style-name="Preformatted_20_Text"><text:s text:c="3"/>(/ad-hos'*-tee/), `ad-crockery'. <text:s/>See also {ELIZA effect}.</text:p>
      <text:p text:style-name="Preformatted_20_Text"/>
      <text:p text:style-name="Preformatted_20_Text">:Ada:: n. A {{Pascal}}-descended language that has been made</text:p>
      <text:p text:style-name="Preformatted_20_Text"><text:s text:c="3"/>mandatory for Department of Defense software projects by the</text:p>
      <text:p text:style-name="Preformatted_20_Text"><text:s text:c="3"/>Pentagon. <text:s/>Hackers are nearly unanimous in observing that,</text:p>
      <text:p text:style-name="Preformatted_20_Text"><text:s text:c="3"/>technically, it is precisely what one might expect given that kind</text:p>
      <text:p text:style-name="Preformatted_20_Text"><text:s text:c="3"/>of endorsement by fiat; designed by committee, crockish, difficult</text:p>
      <text:p text:style-name="Preformatted_20_Text"><text:s text:c="3"/>to use, and overall a disastrous, multi-billion-dollar boondoggle</text:p>
      <text:p text:style-name="Preformatted_20_Text"><text:s text:c="3"/>(one common description is "The PL/I of the 1980s"). <text:s/>Hackers</text:p>
      <text:p text:style-name="Preformatted_20_Text"><text:s text:c="3"/>find Ada's exception-handling and inter-process communication</text:p>
      <text:p text:style-name="Preformatted_20_Text"><text:s text:c="3"/>features particularly hilarious. <text:s/>Ada Lovelace (the daughter of</text:p>
      <text:p text:style-name="Preformatted_20_Text"><text:s text:c="3"/>Lord Byron who became the world's first programmer while</text:p>
      <text:p text:style-name="Preformatted_20_Text"><text:s text:c="3"/>cooperating with Charles Babbage on the design of his mechanical</text:p>
      <text:p text:style-name="Preformatted_20_Text"><text:s text:c="3"/>computing engines in the mid-1800s) would almost certainly blanch</text:p>
      <text:p text:style-name="Preformatted_20_Text"><text:s text:c="3"/>at the use to which her name has latterly been put; the kindest</text:p>
      <text:p text:style-name="Preformatted_20_Text"><text:s text:c="3"/>thing that has been said about it is that there is probably a good</text:p>
      <text:p text:style-name="Preformatted_20_Text"><text:s text:c="3"/>small language screaming to get out from inside its vast,</text:p>
      <text:p text:style-name="Preformatted_20_Text"><text:s text:c="3"/>{elephantine} bulk.</text:p>
      <text:p text:style-name="Preformatted_20_Text"/>
      <text:p text:style-name="Preformatted_20_Text">:adger: /aj'r/ [UCLA] vt. To make a bonehead move with consequences</text:p>
      <text:p text:style-name="Preformatted_20_Text"><text:s text:c="3"/>that could have been foreseen with a slight amount of mental</text:p>
      <text:p text:style-name="Preformatted_20_Text"><text:s text:c="3"/>effort. <text:s/>E.g., "He started removing files and promptly adgered the</text:p>
      <text:p text:style-name="Preformatted_20_Text"><text:s text:c="3"/>whole project". <text:s/>Compare {dumbass attack}.</text:p>
      <text:p text:style-name="Preformatted_20_Text"/>
      <text:p text:style-name="Preformatted_20_Text">:admin: /ad-min'/ n. Short for `administrator'; very commonly</text:p>
      <text:p text:style-name="Preformatted_20_Text"><text:s text:c="3"/>used in speech or on-line to refer to the systems person in charge</text:p>
      <text:p text:style-name="Preformatted_20_Text"><text:s text:c="3"/>on a computer. <text:s/>Common constructions on this include `sysadmin'</text:p>
      <text:p text:style-name="Preformatted_20_Text"><text:s text:c="3"/>and `site admin' (emphasizing the administrator's role as a site</text:p>
      <text:p text:style-name="Preformatted_20_Text"><text:s text:c="3"/>contact for email and news) or `newsadmin' (focusing specifically</text:p>
      <text:p text:style-name="Preformatted_20_Text"><text:s text:c="3"/>on news). <text:s/>Compare {postmaster}, {sysop}, {system</text:p>
      <text:p text:style-name="Preformatted_20_Text"><text:s text:c="3"/>mangler}.</text:p>
      <text:p text:style-name="Preformatted_20_Text"/>
      <text:p text:style-name="Preformatted_20_Text">:ADVENT: /ad'vent/ n. The prototypical computer adventure game, first</text:p>
      <text:p text:style-name="Preformatted_20_Text"><text:s text:c="3"/>implemented on the {PDP-10} by Will Crowther as an attempt at</text:p>
      <text:p text:style-name="Preformatted_20_Text"><text:s text:c="3"/>computer-refereed fantasy gaming, and expanded into a</text:p>
      <text:p text:style-name="Preformatted_20_Text"><text:s text:c="3"/>puzzle-oriented game by Don Woods. <text:s/>Now better known as Adventure,</text:p>
      <text:p text:style-name="Preformatted_20_Text"><text:s text:c="3"/>but the {{TOPS-10}} operating system permitted only six-letter</text:p>
      <text:p text:style-name="Preformatted_20_Text"><text:s text:c="3"/>filenames. <text:s/>See also {vadding}.</text:p>
      <text:p text:style-name="Preformatted_20_Text"/>
      <text:p text:style-name="Preformatted_20_Text"><text:s text:c="3"/>This game defined the terse, dryly humorous style now expected in</text:p>
      <text:p text:style-name="Preformatted_20_Text"><text:s text:c="3"/>text adventure games, and popularized several tag lines that have</text:p>
      <text:p text:style-name="Preformatted_20_Text"><text:s text:c="3"/>become fixtures of hacker-speak: <text:s/>"A huge green fierce snake bars</text:p>
      <text:p text:style-name="Preformatted_20_Text"><text:s text:c="3"/>the way!" <text:s/>"I see no X here" (for some noun X). <text:s/>"You are in a</text:p>
      <text:p text:style-name="Preformatted_20_Text"><text:s text:c="3"/>maze of twisty little passages, all alike." <text:s/>"You are in a little</text:p>
      <text:p text:style-name="Preformatted_20_Text"><text:s text:c="3"/>maze of twisty passages, all different." <text:s/>The `magic words'</text:p>
      <text:p text:style-name="Preformatted_20_Text"><text:s text:c="3"/>{xyzzy} and {plugh} also derive from this game.</text:p>
      <text:p text:style-name="Preformatted_20_Text"/>
      <text:p text:style-name="Preformatted_20_Text"><text:s text:c="3"/>Crowther, by the way, participated in the exploration of the</text:p>
      <text:p text:style-name="Preformatted_20_Text"><text:s text:c="3"/>Mammoth &amp; Flint Ridge cave system; it actually *has* a</text:p>
      <text:p text:style-name="Preformatted_20_Text"><text:s text:c="3"/>`Colossal Cave' and a `Bedquilt' as in the game, and the `Y2' that</text:p>
      <text:p text:style-name="Preformatted_20_Text"><text:soft-page-break/><text:s text:c="3"/>also turns up is cavers' jargon for a map reference to a secondary</text:p>
      <text:p text:style-name="Preformatted_20_Text"><text:s text:c="3"/>entrance.</text:p>
      <text:p text:style-name="Preformatted_20_Text"/>
      <text:p text:style-name="Preformatted_20_Text">:AFJ: {} n. Written-only abbreviation for "April Fool's Joke".</text:p>
      <text:p text:style-name="Preformatted_20_Text"><text:s text:c="3"/>Elaborate April Fool's hoaxes are a hallowed tradition on USENET</text:p>
      <text:p text:style-name="Preformatted_20_Text"><text:s text:c="3"/>and Internet; see {kremvax} for an example. <text:s/>In fact, April</text:p>
      <text:p text:style-name="Preformatted_20_Text"><text:s text:c="3"/>Fool's Day is the *only* seasonal holiday marked by customary</text:p>
      <text:p text:style-name="Preformatted_20_Text"><text:s text:c="3"/>observances on the hacker networks.</text:p>
      <text:p text:style-name="Preformatted_20_Text"/>
      <text:p text:style-name="Preformatted_20_Text">:AI: /A-I/ n. Abbreviation for `Artificial Intelligence', so</text:p>
      <text:p text:style-name="Preformatted_20_Text"><text:s text:c="3"/>common that the full form is almost never written or spoken among</text:p>
      <text:p text:style-name="Preformatted_20_Text"><text:s text:c="3"/>hackers.</text:p>
      <text:p text:style-name="Preformatted_20_Text"/>
      <text:p text:style-name="Preformatted_20_Text">:AI-complete: /A-I k*m-pleet'/ [MIT, Stanford: by analogy with</text:p>
      <text:p text:style-name="Preformatted_20_Text"><text:s text:c="3"/>`NP-complete' (see {NP-})] adj. Used to describe problems or</text:p>
      <text:p text:style-name="Preformatted_20_Text"><text:s text:c="3"/>subproblems in AI, to indicate that the solution presupposes a</text:p>
      <text:p text:style-name="Preformatted_20_Text"><text:s text:c="3"/>solution to the `strong AI problem' (that is, the synthesis of a</text:p>
      <text:p text:style-name="Preformatted_20_Text"><text:s text:c="3"/>human-level intelligence). <text:s/>A problem that is AI-complete is, in</text:p>
      <text:p text:style-name="Preformatted_20_Text"><text:s text:c="3"/>other words, just too hard.</text:p>
      <text:p text:style-name="Preformatted_20_Text"/>
      <text:p text:style-name="Preformatted_20_Text"><text:s text:c="3"/>Examples of AI-complete problems are `The Vision Problem'</text:p>
      <text:p text:style-name="Preformatted_20_Text"><text:s text:c="3"/>(building a system that can see as well as a human) and `The</text:p>
      <text:p text:style-name="Preformatted_20_Text"><text:s text:c="3"/>Natural Language Problem' (building a system that can understand</text:p>
      <text:p text:style-name="Preformatted_20_Text"><text:s text:c="3"/>and speak a natural language as well as a human). <text:s/>These may appear</text:p>
      <text:p text:style-name="Preformatted_20_Text"><text:s text:c="3"/>to be modular, but all attempts so far (1991) to solve them have</text:p>
      <text:p text:style-name="Preformatted_20_Text"><text:s text:c="3"/>foundered on the amount of context information and `intelligence'</text:p>
      <text:p text:style-name="Preformatted_20_Text"><text:s text:c="3"/>they seem to require. See also {gedanken}.</text:p>
      <text:p text:style-name="Preformatted_20_Text"/>
      <text:p text:style-name="Preformatted_20_Text">:AI koans: /A-I koh'anz/ pl.n. A series of pastiches of Zen</text:p>
      <text:p text:style-name="Preformatted_20_Text"><text:s text:c="3"/>teaching riddles created by Danny Hillis at the MIT AI Lab around</text:p>
      <text:p text:style-name="Preformatted_20_Text"><text:s text:c="3"/>various major figures of the Lab's culture (several are included</text:p>
      <text:p text:style-name="Preformatted_20_Text"><text:s text:c="3"/>under "{A Selection of AI Koans}" in {appendix</text:p>
      <text:p text:style-name="Preformatted_20_Text"><text:s text:c="3"/>A}). <text:s/>See also {ha ha only serious}, {mu}, and {{Humor,</text:p>
      <text:p text:style-name="Preformatted_20_Text"><text:s text:c="3"/>Hacker}}.</text:p>
      <text:p text:style-name="Preformatted_20_Text"/>
      <text:p text:style-name="Preformatted_20_Text">:AIDS: /aydz/ n. Short for A* Infected Disk Syndrome (`A*' is a</text:p>
      <text:p text:style-name="Preformatted_20_Text"><text:s text:c="3"/>{glob} pattern that matches, but is not limited to, Apple),</text:p>
      <text:p text:style-name="Preformatted_20_Text"><text:s text:c="3"/>this condition is quite often the result of practicing unsafe</text:p>
      <text:p text:style-name="Preformatted_20_Text"><text:s text:c="3"/>{SEX}. <text:s/>See {virus}, {worm}, {Trojan horse},</text:p>
      <text:p text:style-name="Preformatted_20_Text"><text:s text:c="3"/>{virgin}.</text:p>
      <text:p text:style-name="Preformatted_20_Text"/>
      <text:p text:style-name="Preformatted_20_Text">:AIDX: n. /aydkz/ n. Derogatory term for IBM's perverted version</text:p>
      <text:p text:style-name="Preformatted_20_Text"><text:s text:c="3"/>of UNIX, AIX, especially for the AIX 3.? used in the IBM RS/6000</text:p>
      <text:p text:style-name="Preformatted_20_Text"><text:s text:c="3"/>series. <text:s/>A victim of the dreaded "hybridism" disease, this</text:p>
      <text:p text:style-name="Preformatted_20_Text"><text:s text:c="3"/>attempt to combine the two main currents of the UNIX stream</text:p>
      <text:p text:style-name="Preformatted_20_Text"><text:s text:c="3"/>({BSD} and {USG UNIX}) became a {monstrosity} to haunt</text:p>
      <text:p text:style-name="Preformatted_20_Text"><text:s text:c="3"/>system administrators' dreams. <text:s/>For example, if new accounts are</text:p>
      <text:p text:style-name="Preformatted_20_Text"><text:s text:c="3"/>created while many users are logged on, the load average jumps</text:p>
      <text:p text:style-name="Preformatted_20_Text"><text:s text:c="3"/>quickly over 20 due to silly implementation of the user databases.</text:p>
      <text:p text:style-name="Preformatted_20_Text"><text:s text:c="3"/>For a quite similar disease, compare {HP-SUX}. <text:s/>Also, compare</text:p>
      <text:p text:style-name="Preformatted_20_Text"><text:s text:c="3"/>{terminak}, {Macintrash} {Nominal Semidestructor},</text:p>
      <text:p text:style-name="Preformatted_20_Text"><text:s text:c="3"/>{Open DeathTrap}, {ScumOS}, {sun-stools}.</text:p>
      <text:p text:style-name="Preformatted_20_Text"/>
      <text:p text:style-name="Preformatted_20_Text">:airplane rule: n. "Complexity increases the possibility of</text:p>
      <text:p text:style-name="Preformatted_20_Text"><text:s text:c="3"/>failure; a twin-engine airplane has twice as many engine problems</text:p>
      <text:p text:style-name="Preformatted_20_Text"><text:s text:c="3"/>as a single-engine airplane." <text:s/>By analogy, in both software and</text:p>
      <text:p text:style-name="Preformatted_20_Text"><text:s text:c="3"/>electronics, the rule that simplicity increases robustness (see</text:p>
      <text:p text:style-name="Preformatted_20_Text"><text:s text:c="3"/>also {KISS Principle}). <text:s/>It is correspondingly argued that the</text:p>
      <text:p text:style-name="Preformatted_20_Text"><text:soft-page-break/><text:s text:c="3"/>right way to build reliable systems is to put all your eggs in one</text:p>
      <text:p text:style-name="Preformatted_20_Text"><text:s text:c="3"/>basket, after making sure that you've built a really *good*</text:p>
      <text:p text:style-name="Preformatted_20_Text"><text:s text:c="3"/>basket.</text:p>
      <text:p text:style-name="Preformatted_20_Text"/>
      <text:p text:style-name="Preformatted_20_Text">:aliasing bug: n. A class of subtle programming errors that can</text:p>
      <text:p text:style-name="Preformatted_20_Text"><text:s text:c="3"/>arise in code that does dynamic allocation, esp. via</text:p>
      <text:p text:style-name="Preformatted_20_Text"><text:s text:c="3"/>`malloc(3)' or equivalent. <text:s/>If more than one pointer addresses</text:p>
      <text:p text:style-name="Preformatted_20_Text"><text:s text:c="3"/>(`aliases for') a given hunk of storage, it may happen that the</text:p>
      <text:p text:style-name="Preformatted_20_Text"><text:s text:c="3"/>storage is freed or reallocated (and thus moved) through one alias</text:p>
      <text:p text:style-name="Preformatted_20_Text"><text:s text:c="3"/>and then referenced through another, which may lead to subtle (and</text:p>
      <text:p text:style-name="Preformatted_20_Text"><text:s text:c="3"/>possibly intermittent) lossage depending on the state and the</text:p>
      <text:p text:style-name="Preformatted_20_Text"><text:s text:c="3"/>allocation history of the malloc {arena}. <text:s/>Avoidable by use of</text:p>
      <text:p text:style-name="Preformatted_20_Text"><text:s text:c="3"/>allocation strategies that never alias allocated core. <text:s/>Also</text:p>
      <text:p text:style-name="Preformatted_20_Text"><text:s text:c="3"/>avoidable by use of higher-level languages, such as {LISP},</text:p>
      <text:p text:style-name="Preformatted_20_Text"><text:s text:c="3"/>which employ a garbage collector (see {GC}). <text:s/>Also called a</text:p>
      <text:p text:style-name="Preformatted_20_Text"><text:s text:c="3"/>{stale pointer bug}. <text:s/>See also {precedence lossage},</text:p>
      <text:p text:style-name="Preformatted_20_Text"><text:s text:c="3"/>{smash the stack}, {fandango on core}, {memory leak},</text:p>
      <text:p text:style-name="Preformatted_20_Text"><text:s text:c="3"/>{memory smash}, {overrun screw}, {spam}.</text:p>
      <text:p text:style-name="Preformatted_20_Text"/>
      <text:p text:style-name="Preformatted_20_Text"><text:s text:c="3"/>Historical note: Though this term is nowadays associated with</text:p>
      <text:p text:style-name="Preformatted_20_Text"><text:s text:c="3"/>C programming, it was already in use in a very similar sense in the</text:p>
      <text:p text:style-name="Preformatted_20_Text"><text:s text:c="3"/>Algol-60 and FORTRAN communities in the 1960s.</text:p>
      <text:p text:style-name="Preformatted_20_Text"/>
      <text:p text:style-name="Preformatted_20_Text">:all-elbows: adj. Of a TSR (terminate-and-stay-resident) IBM PC</text:p>
      <text:p text:style-name="Preformatted_20_Text"><text:s text:c="3"/>program, such as the N pop-up calendar and calculator utilities</text:p>
      <text:p text:style-name="Preformatted_20_Text"><text:s text:c="3"/>that circulate on {BBS} systems: unsociable. <text:s/>Used to describe a</text:p>
      <text:p text:style-name="Preformatted_20_Text"><text:s text:c="3"/>program that rudely steals the resources that it needs without</text:p>
      <text:p text:style-name="Preformatted_20_Text"><text:s text:c="3"/>considering that other TSRs may also be resident. <text:s/>One particularly</text:p>
      <text:p text:style-name="Preformatted_20_Text"><text:s text:c="3"/>common form of rudeness is lock-up due to programs fighting over</text:p>
      <text:p text:style-name="Preformatted_20_Text"><text:s text:c="3"/>the keyboard interrupt. <text:s/>See {rude}, also {mess-dos}.</text:p>
      <text:p text:style-name="Preformatted_20_Text"/>
      <text:p text:style-name="Preformatted_20_Text">:alpha particles: n. See {bit rot}.</text:p>
      <text:p text:style-name="Preformatted_20_Text"/>
      <text:p text:style-name="Preformatted_20_Text">:alt: /awlt/ 1. n. The alt shift key on an IBM PC or {clone}.</text:p>
      <text:p text:style-name="Preformatted_20_Text"><text:s text:c="3"/>2. n. The `clover' or `Command' key on a Macintosh; use of this</text:p>
      <text:p text:style-name="Preformatted_20_Text"><text:s text:c="3"/>term usually reveals that the speaker hacked PCs before coming to</text:p>
      <text:p text:style-name="Preformatted_20_Text"><text:s text:c="3"/>the Mac (see also {feature key}). <text:s/>Some Mac hackers,</text:p>
      <text:p text:style-name="Preformatted_20_Text"><text:s text:c="3"/>confusingly, reserve `alt' for the Option key. <text:s/>3. n.obs. <text:s/>[PDP-10;</text:p>
      <text:p text:style-name="Preformatted_20_Text"><text:s text:c="3"/>often capitalized to ALT] Alternate name for the ASCII</text:p>
      <text:p text:style-name="Preformatted_20_Text"><text:s text:c="3"/>ESC character (ASCII 0011011), after the keycap labeling on some</text:p>
      <text:p text:style-name="Preformatted_20_Text"><text:s text:c="3"/>older terminals. <text:s/>Also `altmode' (/awlt'mohd/). <text:s/>This character</text:p>
      <text:p text:style-name="Preformatted_20_Text"><text:s text:c="3"/>was almost never pronounced `escape' on an ITS system, in</text:p>
      <text:p text:style-name="Preformatted_20_Text"><text:s text:c="3"/>{TECO}, or under TOPS-10 --- always alt, as in "Type alt alt to</text:p>
      <text:p text:style-name="Preformatted_20_Text"><text:s text:c="3"/>end a TECO command" or "alt-U onto the system" (for "log onto</text:p>
      <text:p text:style-name="Preformatted_20_Text"><text:s text:c="3"/>the [ITS] system"). <text:s/>This was probably because alt is more</text:p>
      <text:p text:style-name="Preformatted_20_Text"><text:s text:c="3"/>convenient to say than `escape', especially when followed by</text:p>
      <text:p text:style-name="Preformatted_20_Text"><text:s text:c="3"/>another alt or a character (or another alt *and* a character,</text:p>
      <text:p text:style-name="Preformatted_20_Text"><text:s text:c="3"/>for that matter).</text:p>
      <text:p text:style-name="Preformatted_20_Text"/>
      <text:p text:style-name="Preformatted_20_Text">:alt bit: /awlt bit/ [from alternate] adj. See {meta bit}.</text:p>
      <text:p text:style-name="Preformatted_20_Text"/>
      <text:p text:style-name="Preformatted_20_Text">:altmode: n. Syn. {alt} sense 3.</text:p>
      <text:p text:style-name="Preformatted_20_Text"/>
      <text:p text:style-name="Preformatted_20_Text">:Aluminum Book: [MIT] n. `Common LISP: The Language', by</text:p>
      <text:p text:style-name="Preformatted_20_Text"><text:s text:c="3"/>Guy L. <text:s/>Steele Jr. (Digital Press, first edition 1984, second</text:p>
      <text:p text:style-name="Preformatted_20_Text"><text:s text:c="3"/>edition 1990). <text:s/>Note that due to a technical screwup some printings</text:p>
      <text:p text:style-name="Preformatted_20_Text"><text:s text:c="3"/>of the second edition are actually of a color the author describes</text:p>
      <text:p text:style-name="Preformatted_20_Text"><text:s text:c="3"/>succinctly as "yucky green". <text:s/>See also {{book titles}}.</text:p>
      <text:p text:style-name="Preformatted_20_Text"><text:soft-page-break/></text:p>
      <text:p text:style-name="Preformatted_20_Text">:amoeba: n. Humorous term for the Commodore Amiga personal computer.</text:p>
      <text:p text:style-name="Preformatted_20_Text"/>
      <text:p text:style-name="Preformatted_20_Text">:amp off: [Purdue] vt. To run in {background}. <text:s/>From the UNIX shell `&amp;'</text:p>
      <text:p text:style-name="Preformatted_20_Text"><text:s text:c="3"/>operator.</text:p>
      <text:p text:style-name="Preformatted_20_Text"/>
      <text:p text:style-name="Preformatted_20_Text">:amper: n. Common abbreviation for the name of the ampersand (`&amp;',</text:p>
      <text:p text:style-name="Preformatted_20_Text"><text:s text:c="3"/>ASCII 0100110) character. <text:s/>See {{ASCII}} for other synonyms.</text:p>
      <text:p text:style-name="Preformatted_20_Text"/>
      <text:p text:style-name="Preformatted_20_Text">:angle brackets: n. Either of the characters `&lt;' (ASCII</text:p>
      <text:p text:style-name="Preformatted_20_Text"><text:s text:c="3"/>0111100) and `&gt;' (ASCII 0111110) (ASCII less-than or</text:p>
      <text:p text:style-name="Preformatted_20_Text"><text:s text:c="3"/>greater-than signs). <text:s/>The {Real World} angle brackets used by</text:p>
      <text:p text:style-name="Preformatted_20_Text"><text:s text:c="3"/>typographers are actually taller than a less-than or greater-than</text:p>
      <text:p text:style-name="Preformatted_20_Text"><text:s text:c="3"/>sign.</text:p>
      <text:p text:style-name="Preformatted_20_Text"><text:s text:c="3"/>See {broket}, {{ASCII}}.</text:p>
      <text:p text:style-name="Preformatted_20_Text"/>
      <text:p text:style-name="Preformatted_20_Text">:angry fruit salad: n. A bad visual-interface design that uses too</text:p>
      <text:p text:style-name="Preformatted_20_Text"><text:s text:c="3"/>many colors. <text:s/>This derives, of course, from the bizarre day-glo</text:p>
      <text:p text:style-name="Preformatted_20_Text"><text:s text:c="3"/>colors found in canned fruit salad. <text:s/>Too often one sees similar</text:p>
      <text:p text:style-name="Preformatted_20_Text"><text:s text:c="3"/>effects from interface designers using color window systems such as</text:p>
      <text:p text:style-name="Preformatted_20_Text"><text:s text:c="3"/>{X}; there is a tendency to create displays that are flashy and</text:p>
      <text:p text:style-name="Preformatted_20_Text"><text:s text:c="3"/>attention-getting but uncomfortable for long-term use.</text:p>
      <text:p text:style-name="Preformatted_20_Text"/>
      <text:p text:style-name="Preformatted_20_Text">:annoybot: /*-noy-bot/ [IRC] n. See {robot}.</text:p>
      <text:p text:style-name="Preformatted_20_Text"/>
      <text:p text:style-name="Preformatted_20_Text">:AOS: 1. /aws/ (East Coast), /ay-os/ (West Coast) [based on a</text:p>
      <text:p text:style-name="Preformatted_20_Text"><text:s text:c="3"/>PDP-10 increment instruction] vt.,obs. To increase the amount of</text:p>
      <text:p text:style-name="Preformatted_20_Text"><text:s text:c="3"/>something. <text:s/>"AOS the campfire." <text:s/>Usage: considered silly, and now</text:p>
      <text:p text:style-name="Preformatted_20_Text"><text:s text:c="3"/>obsolete. <text:s/>Now largely supplanted by {bump}. <text:s/>See {SOS}. <text:s/>2. A</text:p>
      <text:p text:style-name="Preformatted_20_Text"><text:s text:c="3"/>{{Multics}}-derived OS supported at one time by Data General. <text:s/>This</text:p>
      <text:p text:style-name="Preformatted_20_Text"><text:s text:c="3"/>was pronounced /A-O-S/ or /A-os/. <text:s/>A spoof of the standard</text:p>
      <text:p text:style-name="Preformatted_20_Text"><text:s text:c="3"/>AOS system administrator's manual (`How to Load and Generate</text:p>
      <text:p text:style-name="Preformatted_20_Text"><text:s text:c="3"/>your AOS System') was created, issued a part number, and circulated</text:p>
      <text:p text:style-name="Preformatted_20_Text"><text:s text:c="3"/>as photocopy folklore. <text:s/>It was called `How to Goad and</text:p>
      <text:p text:style-name="Preformatted_20_Text"><text:s text:c="3"/>Levitate your CHAOS System'. <text:s/>3. Algebraic Operating System, in</text:p>
      <text:p text:style-name="Preformatted_20_Text"><text:s text:c="3"/>reference to those calculators which use infix instead of postfix</text:p>
      <text:p text:style-name="Preformatted_20_Text"><text:s text:c="3"/>(reverse Polish) notation.</text:p>
      <text:p text:style-name="Preformatted_20_Text"/>
      <text:p text:style-name="Preformatted_20_Text"><text:s text:c="3"/>Historical note: AOS in sense 1 was the name of a {PDP-10}</text:p>
      <text:p text:style-name="Preformatted_20_Text"><text:s text:c="3"/>instruction that took any memory location in the computer and added</text:p>
      <text:p text:style-name="Preformatted_20_Text"><text:s text:c="3"/>1 to it; AOS meant `Add One and do not Skip'. <text:s/>Why, you may ask,</text:p>
      <text:p text:style-name="Preformatted_20_Text"><text:s text:c="3"/>does the `S' stand for `do not Skip' rather than for `Skip'? <text:s/>Ah,</text:p>
      <text:p text:style-name="Preformatted_20_Text"><text:s text:c="3"/>here was a beloved piece of PDP-10 folklore. <text:s/>There were eight such</text:p>
      <text:p text:style-name="Preformatted_20_Text"><text:s text:c="3"/>instructions: AOSE added 1 and then skipped the next instruction</text:p>
      <text:p text:style-name="Preformatted_20_Text"><text:s text:c="3"/>if the result was Equal to zero; AOSG added 1 and then skipped if</text:p>
      <text:p text:style-name="Preformatted_20_Text"><text:s text:c="3"/>the result was Greater than 0; AOSN added 1 and then skipped</text:p>
      <text:p text:style-name="Preformatted_20_Text"><text:s text:c="3"/>if the result was Not 0; AOSA added 1 and then skipped Always;</text:p>
      <text:p text:style-name="Preformatted_20_Text"><text:s text:c="3"/>and so on. <text:s/>Just plain AOS didn't say when to skip, so it never</text:p>
      <text:p text:style-name="Preformatted_20_Text"><text:s text:c="3"/>skipped.</text:p>
      <text:p text:style-name="Preformatted_20_Text"/>
      <text:p text:style-name="Preformatted_20_Text"><text:s text:c="3"/>For similar reasons, AOJ meant `Add One and do not Jump'. <text:s/>Even</text:p>
      <text:p text:style-name="Preformatted_20_Text"><text:s text:c="3"/>more bizarre, SKIP meant `do not SKIP'! <text:s/>If you wanted to skip the</text:p>
      <text:p text:style-name="Preformatted_20_Text"><text:s text:c="3"/>next instruction, you had to say `SKIPA'. <text:s/>Likewise, JUMP meant</text:p>
      <text:p text:style-name="Preformatted_20_Text"><text:s text:c="3"/>`do not JUMP'; the unconditional form was JUMPA. <text:s/>However, hackers</text:p>
      <text:p text:style-name="Preformatted_20_Text"><text:s text:c="3"/>never did this. <text:s/>By some quirk of the 10's design, the {JRST}</text:p>
      <text:p text:style-name="Preformatted_20_Text"><text:s text:c="3"/>(Jump and ReSTore flag with no flag specified) was actually faster</text:p>
      <text:p text:style-name="Preformatted_20_Text"><text:s text:c="3"/>and so was invariably used. <text:s/>Such were the perverse mysteries of</text:p>
      <text:p text:style-name="Preformatted_20_Text"><text:s text:c="3"/>assembler programming.</text:p>
      <text:p text:style-name="Preformatted_20_Text"><text:soft-page-break/></text:p>
      <text:p text:style-name="Preformatted_20_Text">:app: /ap/ n. Short for `application program', as opposed to a</text:p>
      <text:p text:style-name="Preformatted_20_Text"><text:s text:c="3"/>systems program. <text:s/>What systems vendors are forever chasing</text:p>
      <text:p text:style-name="Preformatted_20_Text"><text:s text:c="3"/>developers to create for their environments so they can sell more</text:p>
      <text:p text:style-name="Preformatted_20_Text"><text:s text:c="3"/>boxes. <text:s/>Hackers tend not to think of the things they themselves run</text:p>
      <text:p text:style-name="Preformatted_20_Text"><text:s text:c="3"/>as apps; thus, in hacker parlance the term excludes compilers,</text:p>
      <text:p text:style-name="Preformatted_20_Text"><text:s text:c="3"/>program editors, games, and messaging systems, though a user would</text:p>
      <text:p text:style-name="Preformatted_20_Text"><text:s text:c="3"/>consider all those to be apps. <text:s/>Oppose {tool}, {operating</text:p>
      <text:p text:style-name="Preformatted_20_Text"><text:s text:c="3"/>system}.</text:p>
      <text:p text:style-name="Preformatted_20_Text"/>
      <text:p text:style-name="Preformatted_20_Text">:arc: [primarily MSDOS] vt. To create a compressed {archive} from a</text:p>
      <text:p text:style-name="Preformatted_20_Text"><text:s text:c="3"/>group of files using SEA ARC, PKWare PKARC, or a compatible</text:p>
      <text:p text:style-name="Preformatted_20_Text"><text:s text:c="3"/>program. <text:s/>Rapidly becoming obsolete as the ARC compression method</text:p>
      <text:p text:style-name="Preformatted_20_Text"><text:s text:c="3"/>is falling into disuse, having been replaced by newer compression</text:p>
      <text:p text:style-name="Preformatted_20_Text"><text:s text:c="3"/>techniques. <text:s/>See {tar and feather}, {zip}.</text:p>
      <text:p text:style-name="Preformatted_20_Text"/>
      <text:p text:style-name="Preformatted_20_Text">:arc wars: [primarily MSDOS] n. {holy wars} over which archiving</text:p>
      <text:p text:style-name="Preformatted_20_Text"><text:s text:c="3"/>program one should use. <text:s/>The first arc war was sparked when System</text:p>
      <text:p text:style-name="Preformatted_20_Text"><text:s text:c="3"/>Enhancement Associates (SEA) sued PKWare for copyright and</text:p>
      <text:p text:style-name="Preformatted_20_Text"><text:s text:c="3"/>trademark infringement on its ARC program. <text:s/>PKWare's PKARC</text:p>
      <text:p text:style-name="Preformatted_20_Text"><text:s text:c="3"/>outperformed ARC on both compression and speed while largely</text:p>
      <text:p text:style-name="Preformatted_20_Text"><text:s text:c="3"/>retaining compatibility (it introduced a new compression type that</text:p>
      <text:p text:style-name="Preformatted_20_Text"><text:s text:c="3"/>could be disabled for backward-compatibility). <text:s/>PKWare settled out</text:p>
      <text:p text:style-name="Preformatted_20_Text"><text:s text:c="3"/>of court to avoid enormous legal costs (both SEA and PKWare are</text:p>
      <text:p text:style-name="Preformatted_20_Text"><text:s text:c="3"/>small companies); as part of the settlement, the name of PKARC was</text:p>
      <text:p text:style-name="Preformatted_20_Text"><text:s text:c="3"/>changed to PKPAK. <text:s/>The public backlash against SEA for bringing</text:p>
      <text:p text:style-name="Preformatted_20_Text"><text:s text:c="3"/>suit helped to hasten the demise of ARC as a standard when PKWare</text:p>
      <text:p text:style-name="Preformatted_20_Text"><text:s text:c="3"/>and others introduced new, incompatible archivers with better</text:p>
      <text:p text:style-name="Preformatted_20_Text"><text:s text:c="3"/>compression algorithms.</text:p>
      <text:p text:style-name="Preformatted_20_Text"/>
      <text:p text:style-name="Preformatted_20_Text">:archive: n. 1. A collection of several files bundled into one file</text:p>
      <text:p text:style-name="Preformatted_20_Text"><text:s text:c="3"/>by a program such as `ar(1)', `tar(1)', `cpio(1)',</text:p>
      <text:p text:style-name="Preformatted_20_Text"><text:s text:c="3"/>or {arc} for shipment or archiving (sense 2). <text:s/>See also {tar</text:p>
      <text:p text:style-name="Preformatted_20_Text"><text:s text:c="3"/>and feather}. <text:s/>2. A collection of files or archives (sense 1) made</text:p>
      <text:p text:style-name="Preformatted_20_Text"><text:s text:c="3"/>available from an `archive site' via {FTP} or an email server.</text:p>
      <text:p text:style-name="Preformatted_20_Text"/>
      <text:p text:style-name="Preformatted_20_Text">:arena: [UNIX] n. The area of memory attached to a process by</text:p>
      <text:p text:style-name="Preformatted_20_Text"><text:s text:c="3"/>`brk(2)' and `sbrk(2)' and used by `malloc(3)' as</text:p>
      <text:p text:style-name="Preformatted_20_Text"><text:s text:c="3"/>dynamic storage. <text:s/>So named from a `malloc: corrupt arena'</text:p>
      <text:p text:style-name="Preformatted_20_Text"><text:s text:c="3"/>message emitted when some early versions detected an impossible</text:p>
      <text:p text:style-name="Preformatted_20_Text"><text:s text:c="3"/>value in the free block list. <text:s/>See {overrun screw}, {aliasing</text:p>
      <text:p text:style-name="Preformatted_20_Text"><text:s text:c="3"/>bug}, {memory leak}, {memory smash}, {smash the</text:p>
      <text:p text:style-name="Preformatted_20_Text"><text:s text:c="3"/>stack}.</text:p>
      <text:p text:style-name="Preformatted_20_Text"/>
      <text:p text:style-name="Preformatted_20_Text">:arg: /arg/ n. Abbreviation for `argument' (to a function),</text:p>
      <text:p text:style-name="Preformatted_20_Text"><text:s text:c="3"/>used so often as to have become a new word (like `piano' from</text:p>
      <text:p text:style-name="Preformatted_20_Text"><text:s text:c="3"/>`pianoforte'). <text:s/>"The sine function takes 1 arg, but the</text:p>
      <text:p text:style-name="Preformatted_20_Text"><text:s text:c="3"/>arc-tangent function can take either 1 or 2 args." <text:s/>Compare</text:p>
      <text:p text:style-name="Preformatted_20_Text"><text:s text:c="3"/>{param}, {parm}, {var}.</text:p>
      <text:p text:style-name="Preformatted_20_Text"/>
      <text:p text:style-name="Preformatted_20_Text">:armor-plated: n. Syn. for {bulletproof}.</text:p>
      <text:p text:style-name="Preformatted_20_Text"/>
      <text:p text:style-name="Preformatted_20_Text">:asbestos: adj. Used as a modifier to anything intended to protect</text:p>
      <text:p text:style-name="Preformatted_20_Text"><text:s text:c="3"/>one from {flame}s. <text:s/>Important cases of this include {asbestos</text:p>
      <text:p text:style-name="Preformatted_20_Text"><text:s text:c="3"/>longjohns} and {asbestos cork award}, but it is used more</text:p>
      <text:p text:style-name="Preformatted_20_Text"><text:s text:c="3"/>generally.</text:p>
      <text:p text:style-name="Preformatted_20_Text"/>
      <text:p text:style-name="Preformatted_20_Text">:asbestos cork award: n. Once, long ago at MIT, there was a {flamer}</text:p>
      <text:p text:style-name="Preformatted_20_Text"><text:soft-page-break/><text:s text:c="3"/>so consistently obnoxious that another hacker designed, had made,</text:p>
      <text:p text:style-name="Preformatted_20_Text"><text:s text:c="3"/>and distributed posters announcing that said flamer had been</text:p>
      <text:p text:style-name="Preformatted_20_Text"><text:s text:c="3"/>nominated for the `asbestos cork award'. <text:s/>Persons in any doubt as</text:p>
      <text:p text:style-name="Preformatted_20_Text"><text:s text:c="3"/>to the intended application of the cork should consult the</text:p>
      <text:p text:style-name="Preformatted_20_Text"><text:s text:c="3"/>etymology under {flame}. <text:s/>Since then, it is agreed that only a</text:p>
      <text:p text:style-name="Preformatted_20_Text"><text:s text:c="3"/>select few have risen to the heights of bombast required to earn</text:p>
      <text:p text:style-name="Preformatted_20_Text"><text:s text:c="3"/>this dubious dignity --- but there is no agreement on *which*</text:p>
      <text:p text:style-name="Preformatted_20_Text"><text:s text:c="3"/>few.</text:p>
      <text:p text:style-name="Preformatted_20_Text"/>
      <text:p text:style-name="Preformatted_20_Text">:asbestos longjohns: n. Notional garments often donned by {USENET}</text:p>
      <text:p text:style-name="Preformatted_20_Text"><text:s text:c="3"/>posters just before emitting a remark they expect will elicit</text:p>
      <text:p text:style-name="Preformatted_20_Text"><text:s text:c="3"/>{flamage}. <text:s/>This is the most common of the {asbestos} coinages.</text:p>
      <text:p text:style-name="Preformatted_20_Text"><text:s text:c="3"/>Also `asbestos underwear', `asbestos overcoat', etc.</text:p>
      <text:p text:style-name="Preformatted_20_Text"/>
      <text:p text:style-name="Preformatted_20_Text">:ASCII:: [American Standard Code for Information Interchange]</text:p>
      <text:p text:style-name="Preformatted_20_Text"><text:s text:c="3"/>/as'kee/ n. The predominant character set encoding of present-day</text:p>
      <text:p text:style-name="Preformatted_20_Text"><text:s text:c="3"/>computers. <text:s/>Uses 7 bits for each character, whereas most earlier</text:p>
      <text:p text:style-name="Preformatted_20_Text"><text:s text:c="3"/>codes (including an early version of ASCII) used fewer. <text:s/>This</text:p>
      <text:p text:style-name="Preformatted_20_Text"><text:s text:c="3"/>change allowed the inclusion of lowercase letters --- a major</text:p>
      <text:p text:style-name="Preformatted_20_Text"><text:s text:c="3"/>{win} --- but it did not provide for accented letters or any</text:p>
      <text:p text:style-name="Preformatted_20_Text"><text:s text:c="3"/>other letterforms not used in English (such as the German sharp-S</text:p>
      <text:p text:style-name="Preformatted_20_Text"><text:s text:c="3"/>and the ae-ligature</text:p>
      <text:p text:style-name="Preformatted_20_Text"><text:s text:c="3"/>which is a letter in, for example, Norwegian). <text:s/>It could be worse,</text:p>
      <text:p text:style-name="Preformatted_20_Text"><text:s text:c="3"/>though. <text:s/>It could be much worse. <text:s/>See {{EBCDIC}} to understand how.</text:p>
      <text:p text:style-name="Preformatted_20_Text"><text:s text:c="3"/></text:p>
      <text:p text:style-name="Preformatted_20_Text"><text:s text:c="3"/>Computers are much pickier and less flexible about spelling than</text:p>
      <text:p text:style-name="Preformatted_20_Text"><text:s text:c="3"/>humans; thus, hackers need to be very precise when talking about</text:p>
      <text:p text:style-name="Preformatted_20_Text"><text:s text:c="3"/>characters, and have developed a considerable amount of verbal</text:p>
      <text:p text:style-name="Preformatted_20_Text"><text:s text:c="3"/>shorthand for them. <text:s/>Every character has one or more names --- some</text:p>
      <text:p text:style-name="Preformatted_20_Text"><text:s text:c="3"/>formal, some concise, some silly. <text:s/>Common jargon names for ASCII</text:p>
      <text:p text:style-name="Preformatted_20_Text"><text:s text:c="3"/>characters are collected here. <text:s/>See also individual entries for</text:p>
      <text:p text:style-name="Preformatted_20_Text"><text:s text:c="3"/>{bang}, {excl}, {open}, {ques}, {semi}, {shriek},</text:p>
      <text:p text:style-name="Preformatted_20_Text"><text:s text:c="3"/>{splat}, {twiddle}, and {Yu-Shiang Whole Fish}.</text:p>
      <text:p text:style-name="Preformatted_20_Text"/>
      <text:p text:style-name="Preformatted_20_Text"><text:s text:c="3"/>This list derives from revision 2.3 of the USENET ASCII</text:p>
      <text:p text:style-name="Preformatted_20_Text"><text:s text:c="3"/>pronunciation guide. <text:s/>Single characters are listed in ASCII order;</text:p>
      <text:p text:style-name="Preformatted_20_Text"><text:s text:c="3"/>character pairs are sorted in by first member. <text:s/>For each character,</text:p>
      <text:p text:style-name="Preformatted_20_Text"><text:s text:c="3"/>common names are given in rough order of popularity, followed by</text:p>
      <text:p text:style-name="Preformatted_20_Text"><text:s text:c="3"/>names that are reported but rarely seen; official ANSI/CCITT names</text:p>
      <text:p text:style-name="Preformatted_20_Text"><text:s text:c="3"/>are surrounded by brokets: &lt;&gt;. <text:s/>Square brackets mark the</text:p>
      <text:p text:style-name="Preformatted_20_Text"><text:s text:c="3"/>particularly silly names introduced by {INTERCAL}. <text:s/>Ordinary</text:p>
      <text:p text:style-name="Preformatted_20_Text"><text:s text:c="3"/>parentheticals provide some usage information.</text:p>
      <text:p text:style-name="Preformatted_20_Text"/>
      <text:p text:style-name="Preformatted_20_Text"><text:s text:c="5"/>!</text:p>
      <text:p text:style-name="Preformatted_20_Text"><text:s text:c="10"/>Common: {bang}; pling; excl; shriek; &lt;exclamation mark&gt;.</text:p>
      <text:p text:style-name="Preformatted_20_Text"><text:s text:c="10"/>Rare: factorial; exclam; smash; cuss; boing; yell; wow; hey;</text:p>
      <text:p text:style-name="Preformatted_20_Text"><text:s text:c="10"/>wham; eureka; [spark-spot]; soldier.</text:p>
      <text:p text:style-name="Preformatted_20_Text"/>
      <text:p text:style-name="Preformatted_20_Text"><text:s text:c="5"/>"</text:p>
      <text:p text:style-name="Preformatted_20_Text"><text:s text:c="10"/>Common: double quote; quote. <text:s/>Rare: literal mark;</text:p>
      <text:p text:style-name="Preformatted_20_Text"><text:s text:c="10"/>double-glitch; &lt;quotation marks&gt;; &lt;dieresis&gt;; dirk;</text:p>
      <text:p text:style-name="Preformatted_20_Text"><text:s text:c="10"/>[rabbit-ears]; double prime.</text:p>
      <text:p text:style-name="Preformatted_20_Text"/>
      <text:p text:style-name="Preformatted_20_Text"><text:s text:c="5"/>#</text:p>
      <text:p text:style-name="Preformatted_20_Text"><text:s text:c="10"/>Common: &lt;number sign&gt;; pound; pound sign; hash; sharp;</text:p>
      <text:p text:style-name="Preformatted_20_Text"><text:s text:c="10"/>{crunch}; hex; [mesh]; octothorpe. <text:s/>Rare: flash; crosshatch;</text:p>
      <text:p text:style-name="Preformatted_20_Text"><text:s text:c="10"/>grid; pig-pen; tictactoe; scratchmark; thud; thump; {splat}.</text:p>
      <text:p text:style-name="Preformatted_20_Text"/>
      <text:p text:style-name="Preformatted_20_Text"><text:soft-page-break/><text:s text:c="5"/>$</text:p>
      <text:p text:style-name="Preformatted_20_Text"><text:s text:c="10"/>Common: dollar; &lt;dollar sign&gt;. <text:s/>Rare: currency symbol; buck;</text:p>
      <text:p text:style-name="Preformatted_20_Text"><text:s text:c="10"/>cash; string (from BASIC); escape (when used as the echo of</text:p>
      <text:p text:style-name="Preformatted_20_Text"><text:s text:c="10"/>ASCII ESC); ding; cache; [big money].</text:p>
      <text:p text:style-name="Preformatted_20_Text"/>
      <text:p text:style-name="Preformatted_20_Text"><text:s text:c="5"/>%</text:p>
      <text:p text:style-name="Preformatted_20_Text"><text:s text:c="10"/>Common: percent; &lt;percent sign&gt;; mod; grapes. <text:s/>Rare:</text:p>
      <text:p text:style-name="Preformatted_20_Text"><text:s text:c="10"/>[double-oh-seven].</text:p>
      <text:p text:style-name="Preformatted_20_Text"/>
      <text:p text:style-name="Preformatted_20_Text"><text:s text:c="5"/>&amp;</text:p>
      <text:p text:style-name="Preformatted_20_Text"><text:s text:c="10"/>Common: &lt;ampersand&gt;; amper; and. <text:s/>Rare: address (from C);</text:p>
      <text:p text:style-name="Preformatted_20_Text"><text:s text:c="10"/>reference (from C++); andpersand; bitand; background (from</text:p>
      <text:p text:style-name="Preformatted_20_Text"><text:s text:c="10"/>`sh(1)'); pretzel; amp. <text:s/>[INTERCAL called this `ampersand';</text:p>
      <text:p text:style-name="Preformatted_20_Text"><text:s text:c="10"/>what could be sillier?]</text:p>
      <text:p text:style-name="Preformatted_20_Text"/>
      <text:p text:style-name="Preformatted_20_Text"><text:s text:c="5"/>'</text:p>
      <text:p text:style-name="Preformatted_20_Text"><text:s text:c="10"/>Common: single quote; quote; &lt;apostrophe&gt;. <text:s/>Rare: prime;</text:p>
      <text:p text:style-name="Preformatted_20_Text"><text:s text:c="10"/>glitch; tick; irk; pop; [spark]; &lt;closing single quotation</text:p>
      <text:p text:style-name="Preformatted_20_Text"><text:s text:c="10"/>mark&gt;; &lt;acute accent&gt;.</text:p>
      <text:p text:style-name="Preformatted_20_Text"/>
      <text:p text:style-name="Preformatted_20_Text"><text:s text:c="5"/>()</text:p>
      <text:p text:style-name="Preformatted_20_Text"><text:s text:c="10"/>Common: left/right paren; left/right parenthesis; left/right;</text:p>
      <text:p text:style-name="Preformatted_20_Text"><text:s text:c="10"/>paren/thesis; open/close paren; open/close; open/close</text:p>
      <text:p text:style-name="Preformatted_20_Text"><text:s text:c="10"/>parenthesis; left/right banana. <text:s/>Rare: so/al-ready;</text:p>
      <text:p text:style-name="Preformatted_20_Text"><text:s text:c="10"/>lparen/rparen; &lt;opening/closing parenthesis&gt;; open/close round</text:p>
      <text:p text:style-name="Preformatted_20_Text"><text:s text:c="10"/>bracket, parenthisey/unparenthisey; [wax/wane]; left/right</text:p>
      <text:p text:style-name="Preformatted_20_Text"><text:s text:c="10"/>ear.</text:p>
      <text:p text:style-name="Preformatted_20_Text"/>
      <text:p text:style-name="Preformatted_20_Text"><text:s text:c="5"/>*</text:p>
      <text:p text:style-name="Preformatted_20_Text"><text:s text:c="10"/>Common: star; [{splat}]; &lt;asterisk&gt;. <text:s/>Rare: wildcard; gear;</text:p>
      <text:p text:style-name="Preformatted_20_Text"><text:s text:c="10"/>dingle; mult; spider; aster; times; twinkle; glob (see</text:p>
      <text:p text:style-name="Preformatted_20_Text"><text:s text:c="10"/>{glob}); {Nathan Hale}.</text:p>
      <text:p text:style-name="Preformatted_20_Text"/>
      <text:p text:style-name="Preformatted_20_Text"><text:s text:c="5"/>+</text:p>
      <text:p text:style-name="Preformatted_20_Text"><text:s text:c="10"/>Common: &lt;plus&gt;; add. <text:s/>Rare: cross; [intersection].</text:p>
      <text:p text:style-name="Preformatted_20_Text"/>
      <text:p text:style-name="Preformatted_20_Text"><text:s text:c="5"/>,</text:p>
      <text:p text:style-name="Preformatted_20_Text"><text:s text:c="10"/>Common: &lt;comma&gt;. <text:s/>Rare: &lt;cedilla&gt;; [tail].</text:p>
      <text:p text:style-name="Preformatted_20_Text"/>
      <text:p text:style-name="Preformatted_20_Text"><text:s text:c="5"/>-</text:p>
      <text:p text:style-name="Preformatted_20_Text"><text:s text:c="10"/>Common: dash; &lt;hyphen&gt;; &lt;minus&gt;. <text:s/>Rare: [worm]; option; dak;</text:p>
      <text:p text:style-name="Preformatted_20_Text"><text:s text:c="10"/>bithorpe.</text:p>
      <text:p text:style-name="Preformatted_20_Text"/>
      <text:p text:style-name="Preformatted_20_Text"><text:s text:c="5"/>.</text:p>
      <text:p text:style-name="Preformatted_20_Text"><text:s text:c="10"/>Common: dot; point; &lt;period&gt;; &lt;decimal point&gt;. <text:s/>Rare: radix</text:p>
      <text:p text:style-name="Preformatted_20_Text"><text:s text:c="10"/>point; full stop; [spot].</text:p>
      <text:p text:style-name="Preformatted_20_Text"/>
      <text:p text:style-name="Preformatted_20_Text"><text:s text:c="5"/>/</text:p>
      <text:p text:style-name="Preformatted_20_Text"><text:s text:c="10"/>Common: slash; stroke; &lt;slant&gt;; forward slash. <text:s/>Rare:</text:p>
      <text:p text:style-name="Preformatted_20_Text"><text:s text:c="10"/>diagonal; solidus; over; slak; virgule; [slat].</text:p>
      <text:p text:style-name="Preformatted_20_Text"/>
      <text:p text:style-name="Preformatted_20_Text"><text:s text:c="5"/>:</text:p>
      <text:p text:style-name="Preformatted_20_Text"><text:s text:c="10"/>Common: &lt;colon&gt;. <text:s/>Rare: dots; [two-spot].</text:p>
      <text:p text:style-name="Preformatted_20_Text"/>
      <text:p text:style-name="Preformatted_20_Text"><text:s text:c="5"/>;</text:p>
      <text:p text:style-name="Preformatted_20_Text"><text:s text:c="10"/>Common: &lt;semicolon&gt;; semi. <text:s/>Rare: weenie; [hybrid],</text:p>
      <text:p text:style-name="Preformatted_20_Text"><text:s text:c="10"/>pit-thwong.</text:p>
      <text:p text:style-name="Preformatted_20_Text"/>
      <text:p text:style-name="Preformatted_20_Text"><text:soft-page-break/><text:s text:c="5"/>&lt;&gt;</text:p>
      <text:p text:style-name="Preformatted_20_Text"><text:s text:c="10"/>Common: &lt;less/greater than&gt;; left/right angle bracket;</text:p>
      <text:p text:style-name="Preformatted_20_Text"><text:s text:c="10"/>bra/ket; left/right broket. <text:s/>Rare: from/{into, towards}; read</text:p>
      <text:p text:style-name="Preformatted_20_Text"><text:s text:c="10"/>from/write to; suck/blow; comes-from/gozinta; in/out;</text:p>
      <text:p text:style-name="Preformatted_20_Text"><text:s text:c="10"/>crunch/zap (all from UNIX); [angle/right angle].</text:p>
      <text:p text:style-name="Preformatted_20_Text"/>
      <text:p text:style-name="Preformatted_20_Text"><text:s text:c="5"/>=</text:p>
      <text:p text:style-name="Preformatted_20_Text"><text:s text:c="10"/>Common: &lt;equals&gt;; gets; takes. <text:s/>Rare: quadrathorpe;</text:p>
      <text:p text:style-name="Preformatted_20_Text"><text:s text:c="10"/>[half-mesh].</text:p>
      <text:p text:style-name="Preformatted_20_Text"/>
      <text:p text:style-name="Preformatted_20_Text"><text:s text:c="5"/>?</text:p>
      <text:p text:style-name="Preformatted_20_Text"><text:s text:c="10"/>Common: query; &lt;question mark&gt;; {ques}. <text:s/>Rare: whatmark;</text:p>
      <text:p text:style-name="Preformatted_20_Text"><text:s text:c="10"/>[what]; wildchar; huh; hook; buttonhook; hunchback.</text:p>
      <text:p text:style-name="Preformatted_20_Text"/>
      <text:p text:style-name="Preformatted_20_Text"><text:s text:c="5"/>@</text:p>
      <text:p text:style-name="Preformatted_20_Text"><text:s text:c="10"/>Common: at sign; at; strudel. <text:s/>Rare: each; vortex; whorl;</text:p>
      <text:p text:style-name="Preformatted_20_Text"><text:s text:c="10"/>[whirlpool]; cyclone; snail; ape; cat; rose; cabbage;</text:p>
      <text:p text:style-name="Preformatted_20_Text"><text:s text:c="10"/>&lt;commercial at&gt;.</text:p>
      <text:p text:style-name="Preformatted_20_Text"/>
      <text:p text:style-name="Preformatted_20_Text"><text:s text:c="5"/>V</text:p>
      <text:p text:style-name="Preformatted_20_Text"><text:s text:c="10"/>Rare: [book].</text:p>
      <text:p text:style-name="Preformatted_20_Text"/>
      <text:p text:style-name="Preformatted_20_Text"><text:s text:c="5"/>[]</text:p>
      <text:p text:style-name="Preformatted_20_Text"><text:s text:c="10"/>Common: left/right square bracket; &lt;opening/closing bracket&gt;;</text:p>
      <text:p text:style-name="Preformatted_20_Text"><text:s text:c="10"/>bracket/unbracket; left/right bracket. <text:s/>Rare: square/unsquare;</text:p>
      <text:p text:style-name="Preformatted_20_Text"><text:s text:c="10"/>[U turn/U turn back].</text:p>
      <text:p text:style-name="Preformatted_20_Text"/>
      <text:p text:style-name="Preformatted_20_Text"><text:s text:c="5"/>\</text:p>
      <text:p text:style-name="Preformatted_20_Text"><text:s text:c="10"/>Common: backslash; escape (from C/UNIX); reverse slash; slosh;</text:p>
      <text:p text:style-name="Preformatted_20_Text"><text:s text:c="10"/>backslant; backwhack. <text:s/>Rare: bash; &lt;reverse slant&gt;; reversed</text:p>
      <text:p text:style-name="Preformatted_20_Text"><text:s text:c="10"/>virgule; [backslat].</text:p>
      <text:p text:style-name="Preformatted_20_Text"/>
      <text:p text:style-name="Preformatted_20_Text"><text:s text:c="5"/>^</text:p>
      <text:p text:style-name="Preformatted_20_Text"><text:s text:c="10"/>Common: hat; control; uparrow; caret; &lt;circumflex&gt;. <text:s/>Rare:</text:p>
      <text:p text:style-name="Preformatted_20_Text"><text:s text:c="10"/>chevron; [shark (or shark-fin)]; to the (`to the power of');</text:p>
      <text:p text:style-name="Preformatted_20_Text"><text:s text:c="10"/>fang; pointer (in Pascal).</text:p>
      <text:p text:style-name="Preformatted_20_Text"/>
      <text:p text:style-name="Preformatted_20_Text"><text:s text:c="5"/>_</text:p>
      <text:p text:style-name="Preformatted_20_Text"><text:s text:c="10"/>Common: &lt;underline&gt;; underscore; underbar; under. <text:s/>Rare:</text:p>
      <text:p text:style-name="Preformatted_20_Text"><text:s text:c="10"/>score; backarrow; skid; [flatworm].</text:p>
      <text:p text:style-name="Preformatted_20_Text"/>
      <text:p text:style-name="Preformatted_20_Text"><text:s text:c="5"/>`</text:p>
      <text:p text:style-name="Preformatted_20_Text"><text:s text:c="10"/>Common: backquote; left quote; left single quote; open quote;</text:p>
      <text:p text:style-name="Preformatted_20_Text"><text:s text:c="10"/>&lt;grave accent&gt;; grave. <text:s/>Rare: backprime; [backspark];</text:p>
      <text:p text:style-name="Preformatted_20_Text"><text:s text:c="10"/>unapostrophe; birk; blugle; back tick; back glitch; push;</text:p>
      <text:p text:style-name="Preformatted_20_Text"><text:s text:c="10"/>&lt;opening single quotation mark&gt;; quasiquote.</text:p>
      <text:p text:style-name="Preformatted_20_Text"/>
      <text:p text:style-name="Preformatted_20_Text"><text:s text:c="5"/>{}</text:p>
      <text:p text:style-name="Preformatted_20_Text"><text:s text:c="10"/>Common: open/close brace; left/right brace; left/right</text:p>
      <text:p text:style-name="Preformatted_20_Text"><text:s text:c="10"/>squiggly; left/right squiggly bracket/brace; left/right curly</text:p>
      <text:p text:style-name="Preformatted_20_Text"><text:s text:c="10"/>bracket/brace; &lt;opening/closing brace&gt;. <text:s/>Rare: brace/unbrace;</text:p>
      <text:p text:style-name="Preformatted_20_Text"><text:s text:c="10"/>curly/uncurly; leftit/rytit; left/right squirrelly;</text:p>
      <text:p text:style-name="Preformatted_20_Text"><text:s text:c="10"/>[embrace/bracelet].</text:p>
      <text:p text:style-name="Preformatted_20_Text"/>
      <text:p text:style-name="Preformatted_20_Text"><text:s text:c="5"/>|</text:p>
      <text:p text:style-name="Preformatted_20_Text"><text:s text:c="10"/>Common: bar; or; or-bar; v-bar; pipe; vertical bar. <text:s/>Rare:</text:p>
      <text:p text:style-name="Preformatted_20_Text"><text:s text:c="10"/>&lt;vertical line&gt;; gozinta; thru; pipesinta (last three from</text:p>
      <text:p text:style-name="Preformatted_20_Text"><text:s text:c="10"/>UNIX); [spike].</text:p>
      <text:p text:style-name="Preformatted_20_Text"><text:soft-page-break/></text:p>
      <text:p text:style-name="Preformatted_20_Text"><text:s text:c="5"/>~</text:p>
      <text:p text:style-name="Preformatted_20_Text"><text:s text:c="10"/>Common: &lt;tilde&gt;; squiggle; {twiddle}; not. <text:s/>Rare: approx;</text:p>
      <text:p text:style-name="Preformatted_20_Text"><text:s text:c="10"/>wiggle; swung dash; enyay; [sqiggle (sic)].</text:p>
      <text:p text:style-name="Preformatted_20_Text"/>
      <text:p text:style-name="Preformatted_20_Text"><text:s text:c="3"/>The pronunciation of `#' as `pound' is common in the U.S.</text:p>
      <text:p text:style-name="Preformatted_20_Text"><text:s text:c="3"/>but a bad idea; {{Commonwealth Hackish}} has its own, rather more</text:p>
      <text:p text:style-name="Preformatted_20_Text"><text:s text:c="3"/>apposite use of `pound sign' (confusingly, on British keyboards</text:p>
      <text:p text:style-name="Preformatted_20_Text"><text:s text:c="3"/>the pound graphic</text:p>
      <text:p text:style-name="Preformatted_20_Text"><text:s text:c="3"/>happens to replace `#'; thus Britishers sometimes</text:p>
      <text:p text:style-name="Preformatted_20_Text"><text:s text:c="3"/>call `#' on a U.S.-ASCII keyboard `pound', compounding the</text:p>
      <text:p text:style-name="Preformatted_20_Text"><text:s text:c="3"/>American error). <text:s/>The U.S. usage derives from an old-fashioned</text:p>
      <text:p text:style-name="Preformatted_20_Text"><text:s text:c="3"/>commercial practice of using a `#' suffix to tag pound weights</text:p>
      <text:p text:style-name="Preformatted_20_Text"><text:s text:c="3"/>on bills of lading. <text:s/>The character is usually pronounced `hash'</text:p>
      <text:p text:style-name="Preformatted_20_Text"><text:s text:c="3"/>outside the U.S.</text:p>
      <text:p text:style-name="Preformatted_20_Text"/>
      <text:p text:style-name="Preformatted_20_Text"><text:s text:c="3"/>The `uparrow' name for circumflex and `leftarrow' name for</text:p>
      <text:p text:style-name="Preformatted_20_Text"><text:s text:c="3"/>underline are historical relics from archaic ASCII (the 1963</text:p>
      <text:p text:style-name="Preformatted_20_Text"><text:s text:c="3"/>version), which had these graphics in those character positions</text:p>
      <text:p text:style-name="Preformatted_20_Text"><text:s text:c="3"/>rather than the modern punctuation characters.</text:p>
      <text:p text:style-name="Preformatted_20_Text"/>
      <text:p text:style-name="Preformatted_20_Text"><text:s text:c="3"/>The `swung dash' or `approximation' sign is not quite the same</text:p>
      <text:p text:style-name="Preformatted_20_Text"><text:s text:c="3"/>as tilde in typeset material</text:p>
      <text:p text:style-name="Preformatted_20_Text"><text:s text:c="3"/>but the ASCII tilde serves for both (compare {angle</text:p>
      <text:p text:style-name="Preformatted_20_Text"><text:s text:c="3"/>brackets}).</text:p>
      <text:p text:style-name="Preformatted_20_Text"/>
      <text:p text:style-name="Preformatted_20_Text"><text:s text:c="3"/>Some other common usages cause odd overlaps. <text:s/>The `#',</text:p>
      <text:p text:style-name="Preformatted_20_Text"><text:s text:c="3"/>`$', `&gt;', and `&amp;' characters, for example, are all</text:p>
      <text:p text:style-name="Preformatted_20_Text"><text:s text:c="3"/>pronounced "hex" in different communities because various</text:p>
      <text:p text:style-name="Preformatted_20_Text"><text:s text:c="3"/>assemblers use them as a prefix tag for hexadecimal constants (in</text:p>
      <text:p text:style-name="Preformatted_20_Text"><text:s text:c="3"/>particular, `#' in many assembler-programming cultures,</text:p>
      <text:p text:style-name="Preformatted_20_Text"><text:s text:c="3"/>`$' in the 6502 world, `&gt;' at Texas Instruments, and</text:p>
      <text:p text:style-name="Preformatted_20_Text"><text:s text:c="3"/>`&amp;' on the BBC Micro, Sinclair, and some Z80 machines). <text:s/>See</text:p>
      <text:p text:style-name="Preformatted_20_Text"><text:s text:c="3"/>also {splat}.</text:p>
      <text:p text:style-name="Preformatted_20_Text"/>
      <text:p text:style-name="Preformatted_20_Text"><text:s text:c="3"/>The inability of ASCII text to correctly represent any of the</text:p>
      <text:p text:style-name="Preformatted_20_Text"><text:s text:c="3"/>world's other major languages makes the designers' choice of 7 bits</text:p>
      <text:p text:style-name="Preformatted_20_Text"><text:s text:c="3"/>look more and more like a serious {misfeature} as the use of</text:p>
      <text:p text:style-name="Preformatted_20_Text"><text:s text:c="3"/>international networks continues to increase (see {software</text:p>
      <text:p text:style-name="Preformatted_20_Text"><text:s text:c="3"/>rot}). <text:s/>Hardware and software from the U.S. still tends to embody</text:p>
      <text:p text:style-name="Preformatted_20_Text"><text:s text:c="3"/>the assumption that ASCII is the universal character set; this is a</text:p>
      <text:p text:style-name="Preformatted_20_Text"><text:s text:c="3"/>a major irritant to people who want to use a character set suited</text:p>
      <text:p text:style-name="Preformatted_20_Text"><text:s text:c="3"/>to their own languages. <text:s/>Perversely, though, efforts to solve this</text:p>
      <text:p text:style-name="Preformatted_20_Text"><text:s text:c="3"/>problem by proliferating `national' character sets produce an</text:p>
      <text:p text:style-name="Preformatted_20_Text"><text:s text:c="3"/>evolutionary pressure to use a *smaller* subset common to all</text:p>
      <text:p text:style-name="Preformatted_20_Text"><text:s text:c="3"/>those in use.</text:p>
      <text:p text:style-name="Preformatted_20_Text"/>
      <text:p text:style-name="Preformatted_20_Text">:ASCII art: n. The fine art of drawing diagrams using the ASCII</text:p>
      <text:p text:style-name="Preformatted_20_Text"><text:s text:c="3"/>character set (mainly `|', `-', `/', `\', and</text:p>
      <text:p text:style-name="Preformatted_20_Text"><text:s text:c="3"/>`+'). <text:s/>Also known as `character graphics' or `ASCII</text:p>
      <text:p text:style-name="Preformatted_20_Text"><text:s text:c="3"/>graphics'; see also {boxology}. <text:s/>Here is a serious example:</text:p>
      <text:p text:style-name="Preformatted_20_Text"/>
      <text:p text:style-name="Preformatted_20_Text"><text:s text:c="9"/>o----)||(--+--|&lt;----+ <text:s text:c="2"/>+---------o + D O</text:p>
      <text:p text:style-name="Preformatted_20_Text"><text:s text:c="11"/>L <text:s/>)||( <text:s/>| <text:s text:c="7"/>| <text:s text:c="2"/>| <text:s text:c="12"/>C U</text:p>
      <text:p text:style-name="Preformatted_20_Text"><text:s text:c="9"/>A I <text:s/>)||( <text:s/>+--&gt;|-+ <text:s/>| <text:s text:c="2"/>+-\/\/-+--o - <text:s text:c="2"/>T</text:p>
      <text:p text:style-name="Preformatted_20_Text"><text:s text:c="9"/>C N <text:s/>)||( <text:s text:c="7"/>| <text:s/>| <text:s text:c="2"/>| <text:s text:c="5"/>| <text:s text:c="7"/>P</text:p>
      <text:p text:style-name="Preformatted_20_Text"><text:s text:c="11"/>E <text:s/>)||( <text:s/>+--&gt;|-+--)---+--)|--+-o <text:s text:c="5"/>U</text:p>
      <text:p text:style-name="Preformatted_20_Text"><text:s text:c="14"/>)||( <text:s/>| <text:s text:c="7"/>| <text:s text:c="9"/>| GND <text:s text:c="3"/>T</text:p>
      <text:p text:style-name="Preformatted_20_Text"><text:soft-page-break/><text:s text:c="9"/>o----)||(--+--|&lt;----+----------+ <text:s text:c="4"/></text:p>
      <text:p text:style-name="Preformatted_20_Text"/>
      <text:p text:style-name="Preformatted_20_Text"><text:s text:c="12"/>A power supply consisting of a full</text:p>
      <text:p text:style-name="Preformatted_20_Text"><text:s text:c="12"/>wave rectifier circuit feeding a</text:p>
      <text:p text:style-name="Preformatted_20_Text"><text:s text:c="12"/>capacitor input filter circuit</text:p>
      <text:p text:style-name="Preformatted_20_Text"/>
      <text:p text:style-name="Preformatted_20_Text"><text:s text:c="31"/>Figure 1.</text:p>
      <text:p text:style-name="Preformatted_20_Text"/>
      <text:p text:style-name="Preformatted_20_Text"><text:s text:c="3"/>And here are some very silly examples:</text:p>
      <text:p text:style-name="Preformatted_20_Text"/>
      <text:p text:style-name="Preformatted_20_Text"><text:s text:c="7"/>|\/\/\/| <text:s text:c="4"/>____/| <text:s text:c="13"/>___ <text:s text:c="3"/>|\_/| <text:s text:c="3"/>___</text:p>
      <text:p text:style-name="Preformatted_20_Text"><text:s text:c="7"/>| <text:s text:c="5"/>| <text:s text:c="4"/>\ o.O| <text:s text:c="2"/>ACK! <text:s text:c="5"/>/ <text:s text:c="2"/>\_ <text:s/>|` '| <text:s/>_/ <text:s text:c="2"/>\</text:p>
      <text:p text:style-name="Preformatted_20_Text"><text:s text:c="7"/>| <text:s text:c="5"/>| <text:s text:c="5"/>=(_)= <text:s/>THPHTH! <text:s text:c="2"/>/ <text:s text:c="5"/>\/ <text:s text:c="4"/>\/ <text:s text:c="5"/>\</text:p>
      <text:p text:style-name="Preformatted_20_Text"><text:s text:c="7"/>| (o)(o) <text:s text:c="7"/>U <text:s text:c="12"/>/ <text:s text:c="22"/>\</text:p>
      <text:p text:style-name="Preformatted_20_Text"><text:s text:c="7"/>C <text:s text:c="5"/>_) <text:s/>(__) <text:s text:c="15"/>\/\/\/\ <text:s/>_____ <text:s/>/\/\/\/</text:p>
      <text:p text:style-name="Preformatted_20_Text"><text:s text:c="7"/>| ,___| <text:s text:c="3"/>(oo) <text:s text:c="22"/>\/ <text:s text:c="4"/>\/</text:p>
      <text:p text:style-name="Preformatted_20_Text"><text:s text:c="7"/>| <text:s text:c="2"/>/ <text:s text:c="6"/>\/-------\ <text:s text:c="8"/>U <text:s text:c="17"/>(__)</text:p>
      <text:p text:style-name="Preformatted_20_Text"><text:s text:c="6"/>/____\ <text:s text:c="7"/>|| <text:s text:c="4"/>| \ <text:s text:c="3"/>/---V <text:s/>`v'- <text:s text:c="11"/>oo )</text:p>
      <text:p text:style-name="Preformatted_20_Text"><text:s text:c="5"/>/ <text:s text:c="5"/>\ <text:s text:c="6"/>||---W|| <text:s/>* <text:s/>* |--| <text:s text:c="2"/>|| |`. <text:s text:c="8"/>|_/\</text:p>
      <text:p text:style-name="Preformatted_20_Text"/>
      <text:p text:style-name="Preformatted_20_Text"><text:s text:c="31"/>Figure 2.</text:p>
      <text:p text:style-name="Preformatted_20_Text"/>
      <text:p text:style-name="Preformatted_20_Text"><text:s text:c="3"/>There is an important subgenre of humorous ASCII art that takes</text:p>
      <text:p text:style-name="Preformatted_20_Text"><text:s text:c="3"/>advantage of the names of the various characters to tell a</text:p>
      <text:p text:style-name="Preformatted_20_Text"><text:s text:c="3"/>pun-based joke.</text:p>
      <text:p text:style-name="Preformatted_20_Text"/>
      <text:p text:style-name="Preformatted_20_Text"><text:s text:c="5"/>+--------------------------------------------------------+</text:p>
      <text:p text:style-name="Preformatted_20_Text"><text:s text:c="5"/>| <text:s text:c="5"/>^^^^^^^^^^^^ <text:s text:c="37"/>|</text:p>
      <text:p text:style-name="Preformatted_20_Text"><text:s text:c="5"/>| ^^^^^^^^^^^ <text:s text:c="11"/>^^^^^^^^^ <text:s text:c="22"/>|</text:p>
      <text:p text:style-name="Preformatted_20_Text"><text:s text:c="5"/>| <text:s text:c="16"/>^^^^^^^^^^^^^ <text:s text:c="11"/>^^^^^^^^^^^^^ |</text:p>
      <text:p text:style-name="Preformatted_20_Text"><text:s text:c="5"/>| <text:s text:c="7"/>^^^^^^^ <text:s text:c="8"/>B <text:s text:c="6"/>^^^^^^^^^ <text:s text:c="14"/>|</text:p>
      <text:p text:style-name="Preformatted_20_Text"><text:s text:c="5"/>| <text:s/>^^^^^^^^^ <text:s text:c="9"/>^^^ <text:s text:c="11"/>^^^^^^^^^^^^^^ <text:s text:c="5"/>|</text:p>
      <text:p text:style-name="Preformatted_20_Text"><text:s text:c="5"/>+--------------------------------------------------------+</text:p>
      <text:p text:style-name="Preformatted_20_Text"><text:s text:c="18"/>" A Bee in the Carrot Patch "</text:p>
      <text:p text:style-name="Preformatted_20_Text"/>
      <text:p text:style-name="Preformatted_20_Text"><text:s text:c="31"/>Figure 3.</text:p>
      <text:p text:style-name="Preformatted_20_Text"/>
      <text:p text:style-name="Preformatted_20_Text"><text:s text:c="3"/>Within humorous ASCII art, there is for some reason an entire</text:p>
      <text:p text:style-name="Preformatted_20_Text"><text:s text:c="3"/>flourishing subgenre of pictures of silly cows. <text:s/>Four of these are</text:p>
      <text:p text:style-name="Preformatted_20_Text"><text:s text:c="3"/>reproduced in Figure 2; here are three more:</text:p>
      <text:p text:style-name="Preformatted_20_Text"/>
      <text:p text:style-name="Preformatted_20_Text"><text:s text:c="14"/>(__) <text:s text:c="13"/>(__) <text:s text:c="13"/>(__)</text:p>
      <text:p text:style-name="Preformatted_20_Text"><text:s text:c="14"/>(\/) <text:s text:c="13"/>($$) <text:s text:c="13"/>(**)</text:p>
      <text:p text:style-name="Preformatted_20_Text"><text:s text:c="7"/>/-------\/ <text:s text:c="7"/>/-------\/ <text:s text:c="7"/>/-------\/</text:p>
      <text:p text:style-name="Preformatted_20_Text"><text:s text:c="6"/>/ | 666 || <text:s text:c="7"/>/ |=====|| <text:s text:c="7"/>/ | <text:s text:c="4"/>||</text:p>
      <text:p text:style-name="Preformatted_20_Text"><text:s text:c="5"/>* <text:s/>||----|| <text:s text:c="6"/>* <text:s/>||----|| <text:s text:c="6"/>* <text:s/>||----||</text:p>
      <text:p text:style-name="Preformatted_20_Text"><text:s text:c="8"/>~~ <text:s text:c="3"/>~~ <text:s text:c="9"/>~~ <text:s text:c="3"/>~~ <text:s text:c="9"/>~~ <text:s text:c="3"/>~~ </text:p>
      <text:p text:style-name="Preformatted_20_Text"><text:s text:c="5"/>Satanic cow <text:s text:c="3"/>This cow is a Yuppie <text:s text:c="2"/>Cow in love</text:p>
      <text:p text:style-name="Preformatted_20_Text"/>
      <text:p text:style-name="Preformatted_20_Text"><text:s text:c="31"/>Figure 4.</text:p>
      <text:p text:style-name="Preformatted_20_Text"/>
      <text:p text:style-name="Preformatted_20_Text">:attoparsec: n. `atto-' is the standard SI prefix for</text:p>
      <text:p text:style-name="Preformatted_20_Text"><text:s text:c="3"/>multiplication by 10^(-18). <text:s/>A parsec (parallax-second) is</text:p>
      <text:p text:style-name="Preformatted_20_Text"><text:s text:c="3"/>3.26 light-years; an attoparsec is thus 3.26 * 10^(-18) light</text:p>
      <text:p text:style-name="Preformatted_20_Text"><text:s text:c="3"/>years, or about 3.1 cm (thus, 1 attoparsec/{microfortnight}</text:p>
      <text:p text:style-name="Preformatted_20_Text"><text:s text:c="3"/>equals about 1 inch/sec). <text:s/>This unit is reported to be in use</text:p>
      <text:p text:style-name="Preformatted_20_Text"><text:s text:c="3"/>(though probably not very seriously) among hackers in the U.K. <text:s/>See</text:p>
      <text:p text:style-name="Preformatted_20_Text"><text:s text:c="3"/>{micro-}.</text:p>
      <text:p text:style-name="Preformatted_20_Text"><text:soft-page-break/></text:p>
      <text:p text:style-name="Preformatted_20_Text">:autobogotiphobia: /aw'to-boh-got`*-foh'bee-*/ n. See {bogotify}.</text:p>
      <text:p text:style-name="Preformatted_20_Text"/>
      <text:p text:style-name="Preformatted_20_Text">:automagically: /aw-toh-maj'i-klee/ or /aw-toh-maj'i-k*l-ee/ adv.</text:p>
      <text:p text:style-name="Preformatted_20_Text"><text:s text:c="3"/>Automatically, but in a way that, for some reason (typically</text:p>
      <text:p text:style-name="Preformatted_20_Text"><text:s text:c="3"/>because it is too complicated, or too ugly, or perhaps even too</text:p>
      <text:p text:style-name="Preformatted_20_Text"><text:s text:c="3"/>trivial), the speaker doesn't feel like explaining to you. <text:s/>See</text:p>
      <text:p text:style-name="Preformatted_20_Text"><text:s text:c="3"/>{magic}. <text:s/>"The C-INTERCAL compiler generates C, then automagically</text:p>
      <text:p text:style-name="Preformatted_20_Text"><text:s text:c="3"/>invokes `cc(1)' to produce an executable."</text:p>
      <text:p text:style-name="Preformatted_20_Text"/>
      <text:p text:style-name="Preformatted_20_Text">:avatar: [CMU, Tektronix] n. Syn. {root}, {superuser}. <text:s/>There</text:p>
      <text:p text:style-name="Preformatted_20_Text"><text:s text:c="3"/>are quite a few UNIX machines on which the name of the superuser</text:p>
      <text:p text:style-name="Preformatted_20_Text"><text:s text:c="3"/>account is `avatar' rather than `root'. <text:s/>This quirk was</text:p>
      <text:p text:style-name="Preformatted_20_Text"><text:s text:c="3"/>originated by a CMU hacker who disliked the term `superuser',</text:p>
      <text:p text:style-name="Preformatted_20_Text"><text:s text:c="3"/>and was propagated through an ex-CMU hacker at Tektronix.</text:p>
      <text:p text:style-name="Preformatted_20_Text"/>
      <text:p text:style-name="Preformatted_20_Text">:awk: 1. n. [UNIX techspeak] An interpreted language for massaging</text:p>
      <text:p text:style-name="Preformatted_20_Text"><text:s text:c="3"/>text data developed by Alfred Aho, Peter Weinberger, and Brian</text:p>
      <text:p text:style-name="Preformatted_20_Text"><text:s text:c="3"/>Kernighan (the name is from their initials). <text:s/>It is characterized</text:p>
      <text:p text:style-name="Preformatted_20_Text"><text:s text:c="3"/>by C-like syntax, a declaration-free approach to variable typing</text:p>
      <text:p text:style-name="Preformatted_20_Text"><text:s text:c="3"/>and declarations, associative arrays, and field-oriented text</text:p>
      <text:p text:style-name="Preformatted_20_Text"><text:s text:c="3"/>processing. <text:s/>See also {Perl}. <text:s/>2. n. <text:s/>Editing term for an</text:p>
      <text:p text:style-name="Preformatted_20_Text"><text:s text:c="3"/>expression awkward to manipulate through normal {regexp}</text:p>
      <text:p text:style-name="Preformatted_20_Text"><text:s text:c="3"/>facilities (for example, one containing a {newline}). <text:s/>3. vt. To</text:p>
      <text:p text:style-name="Preformatted_20_Text"><text:s text:c="3"/>process data using `awk(1)'.</text:p>
      <text:p text:style-name="Preformatted_20_Text"/>
      <text:p text:style-name="Preformatted_20_Text">= B =</text:p>
      <text:p text:style-name="Preformatted_20_Text">=====</text:p>
      <text:p text:style-name="Preformatted_20_Text"/>
      <text:p text:style-name="Preformatted_20_Text">:back door: n. A hole in the security of a system deliberately left</text:p>
      <text:p text:style-name="Preformatted_20_Text"><text:s text:c="3"/>in place by designers or maintainers. <text:s/>The motivation for this is</text:p>
      <text:p text:style-name="Preformatted_20_Text"><text:s text:c="3"/>not always sinister; some operating systems, for example, come out</text:p>
      <text:p text:style-name="Preformatted_20_Text"><text:s text:c="3"/>of the box with privileged accounts intended for use by field</text:p>
      <text:p text:style-name="Preformatted_20_Text"><text:s text:c="3"/>service technicians or the vendor's maintenance programmers.</text:p>
      <text:p text:style-name="Preformatted_20_Text"/>
      <text:p text:style-name="Preformatted_20_Text"><text:s text:c="3"/>Historically, back doors have often lurked in systems longer than</text:p>
      <text:p text:style-name="Preformatted_20_Text"><text:s text:c="3"/>anyone expected or planned, and a few have become widely known.</text:p>
      <text:p text:style-name="Preformatted_20_Text"><text:s text:c="3"/>The infamous {RTM} worm of late 1988, for example, used a back door</text:p>
      <text:p text:style-name="Preformatted_20_Text"><text:s text:c="3"/>in the {BSD} UNIX `sendmail(8)' utility.</text:p>
      <text:p text:style-name="Preformatted_20_Text"/>
      <text:p text:style-name="Preformatted_20_Text"><text:s text:c="3"/>Ken Thompson's 1983 Turing Award lecture to the ACM revealed the</text:p>
      <text:p text:style-name="Preformatted_20_Text"><text:s text:c="3"/>existence of a back door in early UNIX versions that may have</text:p>
      <text:p text:style-name="Preformatted_20_Text"><text:s text:c="3"/>qualified as the most fiendishly clever security hack of all time.</text:p>
      <text:p text:style-name="Preformatted_20_Text"><text:s text:c="3"/>The C compiler contained code that would recognize when the</text:p>
      <text:p text:style-name="Preformatted_20_Text"><text:s text:c="3"/>`login' command was being recompiled and insert some code</text:p>
      <text:p text:style-name="Preformatted_20_Text"><text:s text:c="3"/>recognizing a password chosen by Thompson, giving him entry to the</text:p>
      <text:p text:style-name="Preformatted_20_Text"><text:s text:c="3"/>system whether or not an account had been created for him.</text:p>
      <text:p text:style-name="Preformatted_20_Text"/>
      <text:p text:style-name="Preformatted_20_Text"><text:s text:c="3"/>Normally such a back door could be removed by removing it from the</text:p>
      <text:p text:style-name="Preformatted_20_Text"><text:s text:c="3"/>source code for the compiler and recompiling the compiler. <text:s/>But to</text:p>
      <text:p text:style-name="Preformatted_20_Text"><text:s text:c="3"/>recompile the compiler, you have to *use* the compiler --- so</text:p>
      <text:p text:style-name="Preformatted_20_Text"><text:s text:c="3"/>Thompson also arranged that the compiler would *recognize when</text:p>
      <text:p text:style-name="Preformatted_20_Text"><text:s text:c="3"/>it was compiling a version of itself*, and insert into the</text:p>
      <text:p text:style-name="Preformatted_20_Text"><text:s text:c="3"/>recompiled compiler the code to insert into the recompiled `login'</text:p>
      <text:p text:style-name="Preformatted_20_Text"><text:s text:c="3"/>the code to allow Thompson entry --- and, of course, the code to</text:p>
      <text:p text:style-name="Preformatted_20_Text"><text:s text:c="3"/>recognize itself and do the whole thing again the next time around!</text:p>
      <text:p text:style-name="Preformatted_20_Text"><text:s text:c="3"/>And having done this once, he was then able to recompile the</text:p>
      <text:p text:style-name="Preformatted_20_Text"><text:s text:c="3"/>compiler from the original sources, leaving his back door in place</text:p>
      <text:p text:style-name="Preformatted_20_Text"><text:soft-page-break/><text:s text:c="3"/>and active but with no trace in the sources.</text:p>
      <text:p text:style-name="Preformatted_20_Text"/>
      <text:p text:style-name="Preformatted_20_Text"><text:s text:c="3"/>The talk that revealed this truly moby hack was published as</text:p>
      <text:p text:style-name="Preformatted_20_Text"><text:s text:c="3"/>"Reflections on Trusting Trust", `Communications of the</text:p>
      <text:p text:style-name="Preformatted_20_Text"><text:s text:c="3"/>ACM 27', 8 (August 1984), pp. 761--763.</text:p>
      <text:p text:style-name="Preformatted_20_Text"/>
      <text:p text:style-name="Preformatted_20_Text"><text:s text:c="3"/>Syn. {trap door}; may also be called a `wormhole'. <text:s/>See also</text:p>
      <text:p text:style-name="Preformatted_20_Text"><text:s text:c="3"/>{iron box}, {cracker}, {worm}, {logic bomb}.</text:p>
      <text:p text:style-name="Preformatted_20_Text"/>
      <text:p text:style-name="Preformatted_20_Text">:backbone cabal: n. A group of large-site administrators who pushed</text:p>
      <text:p text:style-name="Preformatted_20_Text"><text:s text:c="3"/>through the {Great Renaming} and reined in the chaos of {USENET}</text:p>
      <text:p text:style-name="Preformatted_20_Text"><text:s text:c="3"/>during most of the 1980s. <text:s/>The cabal {mailing list} disbanded in</text:p>
      <text:p text:style-name="Preformatted_20_Text"><text:s text:c="3"/>late 1988 after a bitter internal catfight, but the net hardly</text:p>
      <text:p text:style-name="Preformatted_20_Text">noticed.</text:p>
      <text:p text:style-name="Preformatted_20_Text"/>
      <text:p text:style-name="Preformatted_20_Text">:backbone site: n. A key USENET and email site; one that processes</text:p>
      <text:p text:style-name="Preformatted_20_Text"><text:s text:c="3"/>a large amount of third-party traffic, especially if it is the home</text:p>
      <text:p text:style-name="Preformatted_20_Text"><text:s text:c="3"/>site of any of the regional coordinators for the USENET maps.</text:p>
      <text:p text:style-name="Preformatted_20_Text"><text:s text:c="3"/>Notable backbone sites as of early 1991 include uunet and the</text:p>
      <text:p text:style-name="Preformatted_20_Text"><text:s text:c="3"/>mail machines at Rutgers University, UC Berkeley, DEC's Western</text:p>
      <text:p text:style-name="Preformatted_20_Text"><text:s text:c="3"/>Research Laboratories, Ohio State University, and the University of</text:p>
      <text:p text:style-name="Preformatted_20_Text"><text:s text:c="3"/>Texas. <text:s/>Compare {rib site}, {leaf site}.</text:p>
      <text:p text:style-name="Preformatted_20_Text"/>
      <text:p text:style-name="Preformatted_20_Text">:backgammon:: See {bignum}, {moby}, and {pseudoprime}.</text:p>
      <text:p text:style-name="Preformatted_20_Text"/>
      <text:p text:style-name="Preformatted_20_Text">:background: n.,adj.,vt. <text:s/>To do a task `in background' is to do</text:p>
      <text:p text:style-name="Preformatted_20_Text"><text:s text:c="3"/>it whenever {foreground} matters are not claiming your undivided</text:p>
      <text:p text:style-name="Preformatted_20_Text"><text:s text:c="3"/>attention, and `to background' something means to relegate it to</text:p>
      <text:p text:style-name="Preformatted_20_Text"><text:s text:c="3"/>a lower priority. <text:s/>"For now, we'll just print a list of nodes and</text:p>
      <text:p text:style-name="Preformatted_20_Text"><text:s text:c="3"/>links; I'm working on the graph-printing problem in background."</text:p>
      <text:p text:style-name="Preformatted_20_Text"><text:s text:c="3"/>Note that this implies ongoing activity but at a reduced level or</text:p>
      <text:p text:style-name="Preformatted_20_Text"><text:s text:c="3"/>in spare time, in contrast to mainstream `back burner' (which</text:p>
      <text:p text:style-name="Preformatted_20_Text"><text:s text:c="3"/>connotes benign neglect until some future resumption of activity).</text:p>
      <text:p text:style-name="Preformatted_20_Text"><text:s text:c="3"/>Some people prefer to use the term for processing that they have</text:p>
      <text:p text:style-name="Preformatted_20_Text"><text:s text:c="3"/>queued up for their unconscious minds (a tack that one can often</text:p>
      <text:p text:style-name="Preformatted_20_Text"><text:s text:c="3"/>fruitfully take upon encountering an obstacle in creative work).</text:p>
      <text:p text:style-name="Preformatted_20_Text"><text:s text:c="3"/>Compare {amp off}, {slopsucker}.</text:p>
      <text:p text:style-name="Preformatted_20_Text"/>
      <text:p text:style-name="Preformatted_20_Text"><text:s text:c="3"/>Technically, a task running in background is detached from the</text:p>
      <text:p text:style-name="Preformatted_20_Text"><text:s text:c="3"/>terminal where it was started (and often running at a lower</text:p>
      <text:p text:style-name="Preformatted_20_Text"><text:s text:c="3"/>priority); oppose {foreground}. <text:s/>Nowadays this term is primarily</text:p>
      <text:p text:style-name="Preformatted_20_Text"><text:s text:c="3"/>associated with {{UNIX}}, but it appears to have been first used</text:p>
      <text:p text:style-name="Preformatted_20_Text"><text:s text:c="3"/>in this sense on OS/360.</text:p>
      <text:p text:style-name="Preformatted_20_Text"/>
      <text:p text:style-name="Preformatted_20_Text">:backspace and overstrike: interj. Whoa! <text:s/>Back up. <text:s/>Used to suggest</text:p>
      <text:p text:style-name="Preformatted_20_Text"><text:s text:c="3"/>that someone just said or did something wrong. <text:s/>Common among</text:p>
      <text:p text:style-name="Preformatted_20_Text"><text:s text:c="3"/>APL programmers.</text:p>
      <text:p text:style-name="Preformatted_20_Text"/>
      <text:p text:style-name="Preformatted_20_Text">:backward combatability: /bak'w*rd k*m-bat'*-bil'*-tee/ [from</text:p>
      <text:p text:style-name="Preformatted_20_Text"><text:s text:c="3"/>`backward compatibility'] n. A property of hardware or software</text:p>
      <text:p text:style-name="Preformatted_20_Text"><text:s text:c="3"/>revisions in which previous protocols, formats, and layouts are</text:p>
      <text:p text:style-name="Preformatted_20_Text"><text:s text:c="3"/>discarded in favor of `new and improved' protocols, formats, and</text:p>
      <text:p text:style-name="Preformatted_20_Text"><text:s text:c="3"/>layouts. <text:s/>Occurs usually when making the transition between major</text:p>
      <text:p text:style-name="Preformatted_20_Text"><text:s text:c="3"/>releases. <text:s/>When the change is so drastic that the old formats are</text:p>
      <text:p text:style-name="Preformatted_20_Text"><text:s text:c="3"/>not retained in the new version, it is said to be `backward</text:p>
      <text:p text:style-name="Preformatted_20_Text"><text:s text:c="3"/>combatable'. <text:s/>See {flag day}.</text:p>
      <text:p text:style-name="Preformatted_20_Text"/>
      <text:p text:style-name="Preformatted_20_Text">:BAD: /B-A-D/ [IBM: acronym, `Broken As Designed'] adj. Said</text:p>
      <text:p text:style-name="Preformatted_20_Text"><text:soft-page-break/><text:s text:c="3"/>of a program that is {bogus} because of bad design and misfeatures</text:p>
      <text:p text:style-name="Preformatted_20_Text"><text:s text:c="3"/>rather than because of bugginess. <text:s/>See {working as designed}.</text:p>
      <text:p text:style-name="Preformatted_20_Text"/>
      <text:p text:style-name="Preformatted_20_Text">:Bad Thing: [from the 1930 Sellar &amp; Yeatman parody `1066 And</text:p>
      <text:p text:style-name="Preformatted_20_Text"><text:s text:c="3"/>All That'] n. Something that can't possibly result in improvement</text:p>
      <text:p text:style-name="Preformatted_20_Text"><text:s text:c="3"/>of the subject. <text:s/>This term is always capitalized, as in "Replacing</text:p>
      <text:p text:style-name="Preformatted_20_Text"><text:s text:c="3"/>all of the 9600-baud modems with bicycle couriers would be a Bad</text:p>
      <text:p text:style-name="Preformatted_20_Text"><text:s text:c="3"/>Thing". <text:s/>Oppose {Good Thing}. <text:s/>British correspondents confirm</text:p>
      <text:p text:style-name="Preformatted_20_Text"><text:s text:c="3"/>that {Bad Thing} and {Good Thing} (and prob. therefore {Right</text:p>
      <text:p text:style-name="Preformatted_20_Text"><text:s text:c="3"/>Thing} and {Wrong Thing}) come from the book referenced in the</text:p>
      <text:p text:style-name="Preformatted_20_Text"><text:s text:c="3"/>etymology, which discusses rulers who were Good Kings but Bad</text:p>
      <text:p text:style-name="Preformatted_20_Text"><text:s text:c="3"/>Things. <text:s/>This has apparently created a mainstream idiom on the</text:p>
      <text:p text:style-name="Preformatted_20_Text"><text:s text:c="3"/>British side of the pond.</text:p>
      <text:p text:style-name="Preformatted_20_Text"/>
      <text:p text:style-name="Preformatted_20_Text">:bag on the side: n. An extension to an established hack that is</text:p>
      <text:p text:style-name="Preformatted_20_Text"><text:s text:c="3"/>supposed to add some functionality to the original. <text:s/>Usually</text:p>
      <text:p text:style-name="Preformatted_20_Text"><text:s text:c="3"/>derogatory, implying that the original was being overextended and</text:p>
      <text:p text:style-name="Preformatted_20_Text"><text:s text:c="3"/>should have been thrown away, and the new product is ugly,</text:p>
      <text:p text:style-name="Preformatted_20_Text"><text:s text:c="3"/>inelegant, or bloated. <text:s/>Also v. phrase, `to hang a bag on the side</text:p>
      <text:p text:style-name="Preformatted_20_Text"><text:s text:c="3"/>[of]'. <text:s/>"C++? <text:s/>That's just a bag on the side of C ...."</text:p>
      <text:p text:style-name="Preformatted_20_Text"><text:s text:c="3"/>"They want me to hang a bag on the side of the accounting</text:p>
      <text:p text:style-name="Preformatted_20_Text"><text:s text:c="3"/>system."</text:p>
      <text:p text:style-name="Preformatted_20_Text"/>
      <text:p text:style-name="Preformatted_20_Text">:bagbiter: /bag'bi:t-*r/ n. 1. Something, such as a program or a</text:p>
      <text:p text:style-name="Preformatted_20_Text"><text:s text:c="3"/>computer, that fails to work, or works in a remarkably clumsy</text:p>
      <text:p text:style-name="Preformatted_20_Text"><text:s text:c="3"/>manner. <text:s/>"This text editor won't let me make a file with a line</text:p>
      <text:p text:style-name="Preformatted_20_Text"><text:s text:c="3"/>longer than 80 characters! <text:s/>What a bagbiter!" <text:s/>2. A person who has</text:p>
      <text:p text:style-name="Preformatted_20_Text"><text:s text:c="3"/>caused you some trouble, inadvertently or otherwise, typically by</text:p>
      <text:p text:style-name="Preformatted_20_Text"><text:s text:c="3"/>failing to program the computer properly. <text:s/>Synonyms: {loser},</text:p>
      <text:p text:style-name="Preformatted_20_Text"><text:s text:c="3"/>{cretin}, {chomper}. <text:s/>3. adj. `bagbiting' Having the</text:p>
      <text:p text:style-name="Preformatted_20_Text"><text:s text:c="3"/>quality of a bagbiter. <text:s/>"This bagbiting system won't let me</text:p>
      <text:p text:style-name="Preformatted_20_Text"><text:s text:c="3"/>compute the factorial of a negative number." <text:s/>Compare {losing},</text:p>
      <text:p text:style-name="Preformatted_20_Text"><text:s text:c="3"/>{cretinous}, {bletcherous}, `barfucious' (under</text:p>
      <text:p text:style-name="Preformatted_20_Text"><text:s text:c="3"/>{barfulous}) and `chomping' (under {chomp}). <text:s/>4. `bite</text:p>
      <text:p text:style-name="Preformatted_20_Text"><text:s text:c="3"/>the bag' vi. To fail in some manner. <text:s/>"The computer keeps crashing</text:p>
      <text:p text:style-name="Preformatted_20_Text"><text:s text:c="3"/>every five minutes." <text:s/>"Yes, the disk controller is really biting</text:p>
      <text:p text:style-name="Preformatted_20_Text"><text:s text:c="3"/>the bag." <text:s/>The original loading of these terms was almost</text:p>
      <text:p text:style-name="Preformatted_20_Text"><text:s text:c="3"/>undoubtedly obscene, possibly referring to the scrotum, but in</text:p>
      <text:p text:style-name="Preformatted_20_Text"><text:s text:c="3"/>their current usage they have become almost completely</text:p>
      <text:p text:style-name="Preformatted_20_Text"><text:s text:c="3"/>sanitized.</text:p>
      <text:p text:style-name="Preformatted_20_Text"/>
      <text:p text:style-name="Preformatted_20_Text"><text:s text:c="3"/>A program called Lexiphage on the old MIT AI PDP-10 would draw on</text:p>
      <text:p text:style-name="Preformatted_20_Text"><text:s text:c="3"/>a selected victim's bitmapped terminal the words "THE BAG" in</text:p>
      <text:p text:style-name="Preformatted_20_Text"><text:s text:c="3"/>ornate letters, and then a pair of jaws biting pieces of it off.</text:p>
      <text:p text:style-name="Preformatted_20_Text"><text:s text:c="3"/>This is the first and to date only known example of a program</text:p>
      <text:p text:style-name="Preformatted_20_Text"><text:s text:c="3"/>*intended* to be a bagbiter.</text:p>
      <text:p text:style-name="Preformatted_20_Text"/>
      <text:p text:style-name="Preformatted_20_Text">:bamf: /bamf/ 1. [from old X-Men comics] interj. Notional sound</text:p>
      <text:p text:style-name="Preformatted_20_Text"><text:s text:c="3"/>made by a person or object teleporting in or out of the hearer's</text:p>
      <text:p text:style-name="Preformatted_20_Text"><text:s text:c="3"/>vicinity. <text:s/>Often used in {virtual reality} (esp. {MUD})</text:p>
      <text:p text:style-name="Preformatted_20_Text"><text:s text:c="3"/>electronic {fora} when a character wishes to make a dramatic</text:p>
      <text:p text:style-name="Preformatted_20_Text"><text:s text:c="3"/>entrance or exit. <text:s/>2. The sound of magical transformation, used in</text:p>
      <text:p text:style-name="Preformatted_20_Text"><text:s text:c="3"/>virtual reality {fora} like sense 1. <text:s/>3. [from `Don</text:p>
      <text:p text:style-name="Preformatted_20_Text"><text:s text:c="3"/>Washington's Survival Guide'] n. Acronym for `Bad-Ass Mother</text:p>
      <text:p text:style-name="Preformatted_20_Text"><text:s text:c="3"/>Fucker', used to refer to one of the handful of nastiest monsters</text:p>
      <text:p text:style-name="Preformatted_20_Text"><text:s text:c="3"/>on an LPMUD or other similar MUD.</text:p>
      <text:p text:style-name="Preformatted_20_Text"/>
      <text:p text:style-name="Preformatted_20_Text">:banana label: n. The labels often used on the sides of {macrotape}</text:p>
      <text:p text:style-name="Preformatted_20_Text"><text:soft-page-break/><text:s text:c="3"/>reels, so called because they are shaped roughly like blunt-ended</text:p>
      <text:p text:style-name="Preformatted_20_Text"><text:s text:c="3"/>bananas. <text:s/>This term, like macrotapes themselves, is still current</text:p>
      <text:p text:style-name="Preformatted_20_Text"><text:s text:c="3"/>but visibly headed for obsolescence.</text:p>
      <text:p text:style-name="Preformatted_20_Text"/>
      <text:p text:style-name="Preformatted_20_Text">:banana problem: n. [from the story of the little girl who said "I</text:p>
      <text:p text:style-name="Preformatted_20_Text"><text:s text:c="3"/>know how to spell `banana', but I don't know when to stop"]. <text:s/>Not</text:p>
      <text:p text:style-name="Preformatted_20_Text"><text:s text:c="3"/>knowing where or when to bring a production to a close (compare</text:p>
      <text:p text:style-name="Preformatted_20_Text"><text:s text:c="3"/>{fencepost error}). <text:s/>One may say `there is a banana problem' of an</text:p>
      <text:p text:style-name="Preformatted_20_Text"><text:s text:c="3"/>algorithm with poorly defined or incorrect termination conditions,</text:p>
      <text:p text:style-name="Preformatted_20_Text"><text:s text:c="3"/>or in discussing the evolution of a design that may be succumbing</text:p>
      <text:p text:style-name="Preformatted_20_Text"><text:s text:c="3"/>to featuritis (see also {creeping elegance}, {creeping</text:p>
      <text:p text:style-name="Preformatted_20_Text"><text:s text:c="3"/>featuritis}). <text:s/>See item 176 under {HAKMEM}, which describes a</text:p>
      <text:p text:style-name="Preformatted_20_Text"><text:s text:c="3"/>banana problem in a {Dissociated Press} implementation. <text:s/>Also,</text:p>
      <text:p text:style-name="Preformatted_20_Text"><text:s text:c="3"/>see {one-banana problem} for a superficially similar but</text:p>
      <text:p text:style-name="Preformatted_20_Text"><text:s text:c="3"/>unrelated usage.</text:p>
      <text:p text:style-name="Preformatted_20_Text"/>
      <text:p text:style-name="Preformatted_20_Text">:bandwidth: n. 1. Used by hackers in a generalization of its</text:p>
      <text:p text:style-name="Preformatted_20_Text"><text:s text:c="3"/>technical meaning as the volume of information per unit time that a</text:p>
      <text:p text:style-name="Preformatted_20_Text"><text:s text:c="3"/>computer, person, or transmission medium can handle. <text:s/>"Those are</text:p>
      <text:p text:style-name="Preformatted_20_Text"><text:s text:c="3"/>amazing graphics, but I missed some of the detail --- not enough</text:p>
      <text:p text:style-name="Preformatted_20_Text"><text:s text:c="3"/>bandwidth, I guess." <text:s/>Compare {low-bandwidth}. <text:s/>2. Attention</text:p>
      <text:p text:style-name="Preformatted_20_Text"><text:s text:c="3"/>span. <text:s/>3. On {USENET}, a measure of network capacity that is</text:p>
      <text:p text:style-name="Preformatted_20_Text"><text:s text:c="3"/>often wasted by people complaining about how items posted by others</text:p>
      <text:p text:style-name="Preformatted_20_Text"><text:s text:c="3"/>are a waste of bandwidth.</text:p>
      <text:p text:style-name="Preformatted_20_Text"/>
      <text:p text:style-name="Preformatted_20_Text">:bang: 1. n. Common spoken name for `!' (ASCII 0100001),</text:p>
      <text:p text:style-name="Preformatted_20_Text"><text:s text:c="3"/>especially when used in pronouncing a {bang path} in spoken</text:p>
      <text:p text:style-name="Preformatted_20_Text"><text:s text:c="3"/>hackish. <text:s/>In {elder days} this was considered a CMUish usage,</text:p>
      <text:p text:style-name="Preformatted_20_Text"><text:s text:c="3"/>with MIT and Stanford hackers preferring {excl} or {shriek};</text:p>
      <text:p text:style-name="Preformatted_20_Text"><text:s text:c="3"/>but the spread of UNIX has carried `bang' with it (esp. via the</text:p>
      <text:p text:style-name="Preformatted_20_Text"><text:s text:c="3"/>term {bang path}) and it is now certainly the most common spoken</text:p>
      <text:p text:style-name="Preformatted_20_Text"><text:s text:c="3"/>name for `!'. <text:s/>Note that it is used exclusively for</text:p>
      <text:p text:style-name="Preformatted_20_Text"><text:s text:c="3"/>non-emphatic written `!'; one would not say "Congratulations</text:p>
      <text:p text:style-name="Preformatted_20_Text"><text:s text:c="3"/>bang" (except possibly for humorous purposes), but if one wanted</text:p>
      <text:p text:style-name="Preformatted_20_Text"><text:s text:c="3"/>to specify the exact characters `foo!' one would speak "Eff oh oh</text:p>
      <text:p text:style-name="Preformatted_20_Text"><text:s text:c="3"/>bang". <text:s/>See {shriek}, {{ASCII}}. <text:s/>2. interj. An exclamation</text:p>
      <text:p text:style-name="Preformatted_20_Text"><text:s text:c="3"/>signifying roughly "I have achieved enlightenment!", or "The</text:p>
      <text:p text:style-name="Preformatted_20_Text"><text:s text:c="3"/>dynamite has cleared out my brain!" <text:s/>Often used to acknowledge</text:p>
      <text:p text:style-name="Preformatted_20_Text"><text:s text:c="3"/>that one has perpetrated a {thinko} immediately after one has</text:p>
      <text:p text:style-name="Preformatted_20_Text"><text:s text:c="3"/>been called on it.</text:p>
      <text:p text:style-name="Preformatted_20_Text"/>
      <text:p text:style-name="Preformatted_20_Text">:bang on: vt. To stress-test a piece of hardware or software: "I</text:p>
      <text:p text:style-name="Preformatted_20_Text"><text:s text:c="3"/>banged on the new version of the simulator all day yesterday and it</text:p>
      <text:p text:style-name="Preformatted_20_Text"><text:s text:c="3"/>didn't crash once. <text:s/>I guess it is ready for release." <text:s/>The term</text:p>
      <text:p text:style-name="Preformatted_20_Text"><text:s text:c="3"/>{pound on} is synonymous.</text:p>
      <text:p text:style-name="Preformatted_20_Text"/>
      <text:p text:style-name="Preformatted_20_Text">:bang path: n. An old-style UUCP electronic-mail address specifying</text:p>
      <text:p text:style-name="Preformatted_20_Text"><text:s text:c="3"/>hops to get from some assumed-reachable location to the addressee,</text:p>
      <text:p text:style-name="Preformatted_20_Text"><text:s text:c="3"/>so called because each {hop} is signified by a {bang} sign.</text:p>
      <text:p text:style-name="Preformatted_20_Text"><text:s text:c="3"/>Thus, for example, the path ...!bigsite!foovax!barbox!me</text:p>
      <text:p text:style-name="Preformatted_20_Text"><text:s text:c="3"/>directs people to route their mail to machine bigsite (presumably</text:p>
      <text:p text:style-name="Preformatted_20_Text"><text:s text:c="3"/>a well-known location accessible to everybody) and from there</text:p>
      <text:p text:style-name="Preformatted_20_Text"><text:s text:c="3"/>through the machine foovax to the account of user me on</text:p>
      <text:p text:style-name="Preformatted_20_Text"><text:s text:c="3"/>barbox.</text:p>
      <text:p text:style-name="Preformatted_20_Text"/>
      <text:p text:style-name="Preformatted_20_Text"><text:s text:c="3"/>In the bad old days of not so long ago, before autorouting mailers</text:p>
      <text:p text:style-name="Preformatted_20_Text"><text:s text:c="3"/>became commonplace, people often published compound bang addresses</text:p>
      <text:p text:style-name="Preformatted_20_Text"><text:s text:c="3"/>using the { } convention (see {glob}) to give paths from</text:p>
      <text:p text:style-name="Preformatted_20_Text"><text:soft-page-break/><text:s text:c="3"/>*several* big machines, in the hopes that one's correspondent</text:p>
      <text:p text:style-name="Preformatted_20_Text"><text:s text:c="3"/>might be able to get mail to one of them reliably (example:</text:p>
      <text:p text:style-name="Preformatted_20_Text"><text:s text:c="3"/>...!{seismo, ut-sally, ihnp4}!rice!beta!gamma!me). <text:s/>Bang paths</text:p>
      <text:p text:style-name="Preformatted_20_Text"><text:s text:c="3"/>of 8 to 10 hops were not uncommon in 1981. <text:s/>Late-night dial-up</text:p>
      <text:p text:style-name="Preformatted_20_Text"><text:s text:c="3"/>UUCP links would cause week-long transmission times. <text:s/>Bang paths</text:p>
      <text:p text:style-name="Preformatted_20_Text"><text:s text:c="3"/>were often selected by both transmission time and reliability, as</text:p>
      <text:p text:style-name="Preformatted_20_Text"><text:s text:c="3"/>messages would often get lost. <text:s/>See {{Internet address}},</text:p>
      <text:p text:style-name="Preformatted_20_Text"><text:s text:c="3"/>{network, the}, and {sitename}.</text:p>
      <text:p text:style-name="Preformatted_20_Text"/>
      <text:p text:style-name="Preformatted_20_Text">:banner: n. 1. The title page added to printouts by most print</text:p>
      <text:p text:style-name="Preformatted_20_Text"><text:s text:c="3"/>spoolers (see {spool}). <text:s/>Typically includes user or account ID</text:p>
      <text:p text:style-name="Preformatted_20_Text"><text:s text:c="3"/>information in very large character-graphics capitals. <text:s/>Also called</text:p>
      <text:p text:style-name="Preformatted_20_Text"><text:s text:c="3"/>a `burst page', because it indicates where to burst (tear apart)</text:p>
      <text:p text:style-name="Preformatted_20_Text"><text:s text:c="3"/>fanfold paper to separate one user's printout from the next. <text:s/>2. A</text:p>
      <text:p text:style-name="Preformatted_20_Text"><text:s text:c="3"/>similar printout generated (typically on multiple pages of fan-fold</text:p>
      <text:p text:style-name="Preformatted_20_Text"><text:s text:c="3"/>paper) from user-specified text, e.g., by a program such as UNIX's</text:p>
      <text:p text:style-name="Preformatted_20_Text"><text:s text:c="3"/>`banner({1,6})'. <text:s/>3. On interactive software, a first screen</text:p>
      <text:p text:style-name="Preformatted_20_Text"><text:s text:c="3"/>containing a logo and/or author credits and/or a copyright notice.</text:p>
      <text:p text:style-name="Preformatted_20_Text"/>
      <text:p text:style-name="Preformatted_20_Text">:bar: /bar/ n. 1. The second {metasyntactic variable}, after {foo}</text:p>
      <text:p text:style-name="Preformatted_20_Text"><text:s text:c="3"/>and before {baz}. <text:s/>"Suppose we have two functions: FOO and BAR.</text:p>
      <text:p text:style-name="Preformatted_20_Text"><text:s text:c="3"/>FOO calls BAR...." <text:s/>2. Often appended to {foo} to produce</text:p>
      <text:p text:style-name="Preformatted_20_Text"><text:s text:c="3"/>{foobar}.</text:p>
      <text:p text:style-name="Preformatted_20_Text"/>
      <text:p text:style-name="Preformatted_20_Text">:bare metal: n. 1. New computer hardware, unadorned with such</text:p>
      <text:p text:style-name="Preformatted_20_Text"><text:s text:c="3"/>snares and delusions as an {operating system}, an {HLL}, or</text:p>
      <text:p text:style-name="Preformatted_20_Text"><text:s text:c="3"/>even assembler. <text:s/>Commonly used in the phrase `programming on the</text:p>
      <text:p text:style-name="Preformatted_20_Text"><text:s text:c="3"/>bare metal', which refers to the arduous work of {bit bashing}</text:p>
      <text:p text:style-name="Preformatted_20_Text"><text:s text:c="3"/>needed to create these basic tools for a new machine. <text:s/>Real</text:p>
      <text:p text:style-name="Preformatted_20_Text"><text:s text:c="3"/>bare-metal programming involves things like building boot proms and</text:p>
      <text:p text:style-name="Preformatted_20_Text"><text:s text:c="3"/>BIOS chips, implementing basic monitors used to test device</text:p>
      <text:p text:style-name="Preformatted_20_Text"><text:s text:c="3"/>drivers, and writing the assemblers that will be used to write the</text:p>
      <text:p text:style-name="Preformatted_20_Text"><text:s text:c="3"/>compiler back ends that will give the new machine a real</text:p>
      <text:p text:style-name="Preformatted_20_Text"><text:s text:c="3"/>development environment. <text:s/>2. `Programming on the bare metal' is</text:p>
      <text:p text:style-name="Preformatted_20_Text"><text:s text:c="3"/>also used to describe a style of {hand-hacking} that relies on</text:p>
      <text:p text:style-name="Preformatted_20_Text"><text:s text:c="3"/>bit-level peculiarities of a particular hardware design, esp.</text:p>
      <text:p text:style-name="Preformatted_20_Text"><text:s text:c="3"/>tricks for speed and space optimization that rely on crocks such as</text:p>
      <text:p text:style-name="Preformatted_20_Text"><text:s text:c="3"/>overlapping instructions (or, as in the famous case described in</text:p>
      <text:p text:style-name="Preformatted_20_Text"><text:s text:c="3"/>{The Story of Mel, a Real Programmer} (in {appendix A}),</text:p>
      <text:p text:style-name="Preformatted_20_Text"><text:s text:c="3"/>interleaving of opcodes on a magnetic drum to minimize fetch delays</text:p>
      <text:p text:style-name="Preformatted_20_Text"><text:s text:c="3"/>due to the device's rotational latency). <text:s/>This sort of thing has</text:p>
      <text:p text:style-name="Preformatted_20_Text"><text:s text:c="3"/>become less common as the relative costs of programming time and</text:p>
      <text:p text:style-name="Preformatted_20_Text"><text:s text:c="3"/>machine resources have changed, but is still found in heavily</text:p>
      <text:p text:style-name="Preformatted_20_Text"><text:s text:c="3"/>constrained environments such as industrial embedded systems. <text:s/>See</text:p>
      <text:p text:style-name="Preformatted_20_Text"><text:s text:c="3"/>{Real Programmer}.</text:p>
      <text:p text:style-name="Preformatted_20_Text"/>
      <text:p text:style-name="Preformatted_20_Text"><text:s text:c="3"/>In the world of personal computing, bare metal programming</text:p>
      <text:p text:style-name="Preformatted_20_Text"><text:s text:c="3"/>(especially in sense 1 but sometimes also in sense 2) is often</text:p>
      <text:p text:style-name="Preformatted_20_Text"><text:s text:c="3"/>considered a {Good Thing}, or at least a necessary evil</text:p>
      <text:p text:style-name="Preformatted_20_Text"><text:s text:c="3"/>(because these machines have often been sufficiently slow and</text:p>
      <text:p text:style-name="Preformatted_20_Text"><text:s text:c="3"/>poorly designed to make it necessary; see {ill-behaved}).</text:p>
      <text:p text:style-name="Preformatted_20_Text"><text:s text:c="3"/>There, the term usually refers to bypassing the BIOS or OS</text:p>
      <text:p text:style-name="Preformatted_20_Text"><text:s text:c="3"/>interface and writing the application to directly access device</text:p>
      <text:p text:style-name="Preformatted_20_Text"><text:s text:c="3"/>registers and machine addresses. <text:s/>"To get 19.2 kilobaud on the</text:p>
      <text:p text:style-name="Preformatted_20_Text"><text:s text:c="3"/>serial port, you need to get down to the bare metal." <text:s/>People who</text:p>
      <text:p text:style-name="Preformatted_20_Text"><text:s text:c="3"/>can do this sort of thing are held in high regard.</text:p>
      <text:p text:style-name="Preformatted_20_Text"/>
      <text:p text:style-name="Preformatted_20_Text">:barf: /barf/ [from mainstream slang meaning `vomit']</text:p>
      <text:p text:style-name="Preformatted_20_Text"><text:soft-page-break/><text:s text:c="3"/>1. interj. <text:s/>Term of disgust. <text:s/>This is the closest hackish</text:p>
      <text:p text:style-name="Preformatted_20_Text"><text:s text:c="3"/>equivalent of the Val\-speak "gag me with a spoon". (Like, euwww!)</text:p>
      <text:p text:style-name="Preformatted_20_Text"><text:s text:c="3"/>See {bletch}. <text:s/>2. vi. To say "Barf!" or emit some similar</text:p>
      <text:p text:style-name="Preformatted_20_Text"><text:s text:c="3"/>expression of disgust. <text:s/>"I showed him my latest hack and he</text:p>
      <text:p text:style-name="Preformatted_20_Text"><text:s text:c="3"/>barfed" means only that he complained about it, not that he</text:p>
      <text:p text:style-name="Preformatted_20_Text"><text:s text:c="3"/>literally vomited. <text:s/>3. vi. To fail to work because of unacceptable</text:p>
      <text:p text:style-name="Preformatted_20_Text"><text:s text:c="3"/>input. <text:s/>May mean to give an error message. <text:s/>Examples: "The</text:p>
      <text:p text:style-name="Preformatted_20_Text"><text:s text:c="3"/>division operation barfs if you try to divide by 0." <text:s/>(That is,</text:p>
      <text:p text:style-name="Preformatted_20_Text"><text:s text:c="3"/>the division operation checks for an attempt to divide by zero, and</text:p>
      <text:p text:style-name="Preformatted_20_Text"><text:s text:c="3"/>if one is encountered it causes the operation to fail in some</text:p>
      <text:p text:style-name="Preformatted_20_Text"><text:s text:c="3"/>unspecified, but generally obvious, manner.) "The text editor</text:p>
      <text:p text:style-name="Preformatted_20_Text"><text:s text:c="3"/>barfs if you try to read in a new file before writing out the old</text:p>
      <text:p text:style-name="Preformatted_20_Text"><text:s text:c="3"/>one." <text:s/>See {choke}, {gag}. <text:s/>In Commonwealth hackish,</text:p>
      <text:p text:style-name="Preformatted_20_Text"><text:s text:c="3"/>`barf' is generally replaced by `puke' or `vom'. <text:s/>{barf}</text:p>
      <text:p text:style-name="Preformatted_20_Text"><text:s text:c="3"/>is sometimes also used as a {metasyntactic variable}, like {foo} or</text:p>
      <text:p text:style-name="Preformatted_20_Text"><text:s text:c="3"/>{bar}.</text:p>
      <text:p text:style-name="Preformatted_20_Text"/>
      <text:p text:style-name="Preformatted_20_Text">:barfmail: n. Multiple {bounce message}s accumulating to the</text:p>
      <text:p text:style-name="Preformatted_20_Text"><text:s text:c="3"/>level of serious annoyance, or worse. <text:s/>The sort of thing that</text:p>
      <text:p text:style-name="Preformatted_20_Text"><text:s text:c="3"/>happens when an inter-network mail gateway goes down or</text:p>
      <text:p text:style-name="Preformatted_20_Text"><text:s text:c="3"/>wonky.</text:p>
      <text:p text:style-name="Preformatted_20_Text"/>
      <text:p text:style-name="Preformatted_20_Text">:barfulation: /bar`fyoo-lay'sh*n/ interj. Variation of {barf}</text:p>
      <text:p text:style-name="Preformatted_20_Text"><text:s text:c="3"/>used around the Stanford area. <text:s/>An exclamation, expressing disgust.</text:p>
      <text:p text:style-name="Preformatted_20_Text"><text:s text:c="3"/>On seeing some particularly bad code one might exclaim,</text:p>
      <text:p text:style-name="Preformatted_20_Text"><text:s text:c="3"/>"Barfulation! <text:s/>Who wrote this, Quux?"</text:p>
      <text:p text:style-name="Preformatted_20_Text"/>
      <text:p text:style-name="Preformatted_20_Text">:barfulous: /bar'fyoo-l*s/ adj. (alt. `barfucious',</text:p>
      <text:p text:style-name="Preformatted_20_Text"><text:s text:c="3"/>/bar-fyoo-sh*s/) Said of something that would make anyone barf,</text:p>
      <text:p text:style-name="Preformatted_20_Text"><text:s text:c="3"/>if only for esthetic reasons.</text:p>
      <text:p text:style-name="Preformatted_20_Text"/>
      <text:p text:style-name="Preformatted_20_Text">:barney: n. In Commonwealth hackish, `barney' is to {fred}</text:p>
      <text:p text:style-name="Preformatted_20_Text"><text:s text:c="3"/>(sense #1) as {bar} is to {foo}. <text:s/>That is, people who</text:p>
      <text:p text:style-name="Preformatted_20_Text"><text:s text:c="3"/>commonly use `fred' as their first metasyntactic variable will</text:p>
      <text:p text:style-name="Preformatted_20_Text"><text:s text:c="3"/>often use `barney' second. <text:s/>The reference is, of course, to Fred</text:p>
      <text:p text:style-name="Preformatted_20_Text"><text:s text:c="3"/>Flintstone and Barney Rubble in the Flintstones cartoons.</text:p>
      <text:p text:style-name="Preformatted_20_Text"/>
      <text:p text:style-name="Preformatted_20_Text">:baroque: adj. Feature-encrusted; complex; gaudy; verging on</text:p>
      <text:p text:style-name="Preformatted_20_Text"><text:s text:c="3"/>excessive. <text:s/>Said of hardware or (esp.) software designs, this has</text:p>
      <text:p text:style-name="Preformatted_20_Text"><text:s text:c="3"/>many of the connotations of {elephantine} or {monstrosity} but is</text:p>
      <text:p text:style-name="Preformatted_20_Text"><text:s text:c="3"/>less extreme and not pejorative in itself. <text:s/>"Metafont even has </text:p>
      <text:p text:style-name="Preformatted_20_Text"><text:s text:c="3"/>features to introduce random variations to its letterform output.</text:p>
      <text:p text:style-name="Preformatted_20_Text"><text:s text:c="3"/>Now *that* is baroque!" <text:s/>See also {rococo}.</text:p>
      <text:p text:style-name="Preformatted_20_Text"/>
      <text:p text:style-name="Preformatted_20_Text">:BartleMUD: /bar'tl-muhd/ n. Any of the MUDs derived from the</text:p>
      <text:p text:style-name="Preformatted_20_Text"><text:s text:c="3"/>original MUD game by Richard Bartle and Roy Trubshaw (see</text:p>
      <text:p text:style-name="Preformatted_20_Text"><text:s text:c="3"/>{MUD}). <text:s/>BartleMUDs are noted for their (usually slightly</text:p>
      <text:p text:style-name="Preformatted_20_Text"><text:s text:c="3"/>offbeat) humor, dry but friendly syntax, and lack of adjectives in</text:p>
      <text:p text:style-name="Preformatted_20_Text"><text:s text:c="3"/>object descriptions, so a player is likely to come across</text:p>
      <text:p text:style-name="Preformatted_20_Text"><text:s text:c="3"/>`brand172', for instance (see {brand brand brand}). <text:s/>Bartle has</text:p>
      <text:p text:style-name="Preformatted_20_Text"><text:s text:c="3"/>taken a bad rap in some MUDding circles for supposedly originating</text:p>
      <text:p text:style-name="Preformatted_20_Text"><text:s text:c="3"/>this term, but (like the story that MUD is a trademark) this</text:p>
      <text:p text:style-name="Preformatted_20_Text"><text:s text:c="3"/>appears to be a myth; he uses `MUD1'.</text:p>
      <text:p text:style-name="Preformatted_20_Text"/>
      <text:p text:style-name="Preformatted_20_Text">:BASIC: n. A programming language, originally designed for</text:p>
      <text:p text:style-name="Preformatted_20_Text"><text:s text:c="3"/>Dartmouth's experimental timesharing system in the early 1960s,</text:p>
      <text:p text:style-name="Preformatted_20_Text"><text:s text:c="3"/>which has since become the leading cause of brain-damage in</text:p>
      <text:p text:style-name="Preformatted_20_Text"><text:s text:c="3"/>proto-hackers. <text:s/>This is another case (like {Pascal}) of the bad</text:p>
      <text:p text:style-name="Preformatted_20_Text"><text:soft-page-break/><text:s text:c="3"/>things that happen when a language deliberately designed as an</text:p>
      <text:p text:style-name="Preformatted_20_Text"><text:s text:c="3"/>educational toy gets taken too seriously. <text:s/>A novice can write short</text:p>
      <text:p text:style-name="Preformatted_20_Text"><text:s text:c="3"/>BASIC programs (on the order of 10--20 lines) very easily; writing</text:p>
      <text:p text:style-name="Preformatted_20_Text"><text:s text:c="3"/>anything longer is (a) very painful, and (b) encourages bad habits</text:p>
      <text:p text:style-name="Preformatted_20_Text"><text:s text:c="3"/>that will bite him/her later if he/she tries to hack in a real</text:p>
      <text:p text:style-name="Preformatted_20_Text"><text:s text:c="3"/>language. <text:s/>This wouldn't be so bad if historical accidents hadn't</text:p>
      <text:p text:style-name="Preformatted_20_Text"><text:s text:c="3"/>made BASIC so common on low-end micros. <text:s/>As it is, it ruins</text:p>
      <text:p text:style-name="Preformatted_20_Text"><text:s text:c="3"/>thousands of potential wizards a year.</text:p>
      <text:p text:style-name="Preformatted_20_Text"/>
      <text:p text:style-name="Preformatted_20_Text">:batch: adj. 1. Non-interactive. <text:s/>Hackers use this somewhat more</text:p>
      <text:p text:style-name="Preformatted_20_Text"><text:s text:c="3"/>loosely than the traditional technical definitions justify; in</text:p>
      <text:p text:style-name="Preformatted_20_Text"><text:s text:c="3"/>particular, switches on a normally interactive program that prepare</text:p>
      <text:p text:style-name="Preformatted_20_Text"><text:s text:c="3"/>it to receive non-interactive command input are often referred to</text:p>
      <text:p text:style-name="Preformatted_20_Text"><text:s text:c="3"/>as `batch mode' switches. <text:s/>A `batch file' is a series of</text:p>
      <text:p text:style-name="Preformatted_20_Text"><text:s text:c="3"/>instructions written to be handed to an interactive program running</text:p>
      <text:p text:style-name="Preformatted_20_Text"><text:s text:c="3"/>in batch mode. <text:s/>2. Performance of dreary tasks all at one sitting.</text:p>
      <text:p text:style-name="Preformatted_20_Text"><text:s text:c="3"/>"I finally sat down in batch mode and wrote out checks for all</text:p>
      <text:p text:style-name="Preformatted_20_Text"><text:s text:c="3"/>those bills; I guess they'll turn the electricity back on next</text:p>
      <text:p text:style-name="Preformatted_20_Text"><text:s text:c="3"/>week..." 3. Accumulation of a number of small tasks that can be</text:p>
      <text:p text:style-name="Preformatted_20_Text"><text:s text:c="3"/>lumped together for greater efficiency. <text:s/>"I'm batching up those</text:p>
      <text:p text:style-name="Preformatted_20_Text"><text:s text:c="3"/>letters to send sometime" <text:s/>"I'm batching up bottles to take to the</text:p>
      <text:p text:style-name="Preformatted_20_Text"><text:s text:c="3"/>recycling center."</text:p>
      <text:p text:style-name="Preformatted_20_Text"/>
      <text:p text:style-name="Preformatted_20_Text">:bathtub curve: n. Common term for the curve (resembling an</text:p>
      <text:p text:style-name="Preformatted_20_Text"><text:s text:c="3"/>end-to-end section of one of those claw-footed antique bathtubs)</text:p>
      <text:p text:style-name="Preformatted_20_Text"><text:s text:c="3"/>that describes the expected failure rate of electronics with time:</text:p>
      <text:p text:style-name="Preformatted_20_Text"><text:s text:c="3"/>initially high, dropping to near 0 for most of the system's</text:p>
      <text:p text:style-name="Preformatted_20_Text"><text:s text:c="3"/>lifetime, then rising again as it `tires out'. <text:s/>See also {burn-in</text:p>
      <text:p text:style-name="Preformatted_20_Text"><text:s text:c="3"/>period}, {infant mortality}.</text:p>
      <text:p text:style-name="Preformatted_20_Text"/>
      <text:p text:style-name="Preformatted_20_Text">:baud: /bawd/ [simplified from its technical meaning] n. Bits per</text:p>
      <text:p text:style-name="Preformatted_20_Text"><text:s text:c="3"/>second. <text:s/>Hence kilobaud or Kbaud, thousands of bits per second.</text:p>
      <text:p text:style-name="Preformatted_20_Text"><text:s text:c="3"/>The technical meaning is `level transitions per second'; this</text:p>
      <text:p text:style-name="Preformatted_20_Text"><text:s text:c="3"/>coincides with bps only for two-level modulation with no framing or</text:p>
      <text:p text:style-name="Preformatted_20_Text"><text:s text:c="3"/>stop bits. <text:s/>Most hackers are aware of these nuances but blithely</text:p>
      <text:p text:style-name="Preformatted_20_Text"><text:s text:c="3"/>ignore them.</text:p>
      <text:p text:style-name="Preformatted_20_Text"/>
      <text:p text:style-name="Preformatted_20_Text"><text:s text:c="3"/>Historical note: this was originally a unit of telegraph signalling</text:p>
      <text:p text:style-name="Preformatted_20_Text"><text:s text:c="3"/>speed, set at one pulse per second. <text:s/>It was proposed at the</text:p>
      <text:p text:style-name="Preformatted_20_Text"><text:s text:c="3"/>International Telegraph Conference of 1927, and named after J.M.E.</text:p>
      <text:p text:style-name="Preformatted_20_Text"><text:s text:c="3"/>Baudot (1845--1903), the French engineer who constructed the first</text:p>
      <text:p text:style-name="Preformatted_20_Text"><text:s text:c="3"/>successful teleprinter.</text:p>
      <text:p text:style-name="Preformatted_20_Text"/>
      <text:p text:style-name="Preformatted_20_Text">:baud barf: /bawd barf/ n. The garbage one gets on the monitor</text:p>
      <text:p text:style-name="Preformatted_20_Text"><text:s text:c="3"/>when using a modem connection with some protocol setting (esp.</text:p>
      <text:p text:style-name="Preformatted_20_Text"><text:s text:c="3"/>line speed) incorrect, or when someone picks up a voice extension</text:p>
      <text:p text:style-name="Preformatted_20_Text"><text:s text:c="3"/>on the same line, or when really bad line noise disrupts the</text:p>
      <text:p text:style-name="Preformatted_20_Text"><text:s text:c="3"/>connection. <text:s/>Baud barf is not completely {random}, by the way;</text:p>
      <text:p text:style-name="Preformatted_20_Text"><text:s text:c="3"/>hackers with a lot of serial-line experience can usually tell</text:p>
      <text:p text:style-name="Preformatted_20_Text"><text:s text:c="3"/>whether the device at the other end is expecting a higher or lower</text:p>
      <text:p text:style-name="Preformatted_20_Text"><text:s text:c="3"/>speed than the terminal is set to. <text:s/>*Really* experienced ones</text:p>
      <text:p text:style-name="Preformatted_20_Text"><text:s text:c="3"/>can identify particular speeds.</text:p>
      <text:p text:style-name="Preformatted_20_Text"/>
      <text:p text:style-name="Preformatted_20_Text">:baz: /baz/ n. 1. The third {metasyntactic variable} "Suppose we</text:p>
      <text:p text:style-name="Preformatted_20_Text"><text:s text:c="3"/>have three functions: FOO, BAR, and BAZ. <text:s/>FOO calls BAR, which</text:p>
      <text:p text:style-name="Preformatted_20_Text"><text:s text:c="3"/>calls BAZ...." (See also {fum}) 2. interj. A term of mild</text:p>
      <text:p text:style-name="Preformatted_20_Text"><text:s text:c="3"/>annoyance. <text:s/>In this usage the term is often drawn out for 2 or 3</text:p>
      <text:p text:style-name="Preformatted_20_Text"><text:s text:c="3"/>seconds, producing an effect not unlike the bleating of a sheep;</text:p>
      <text:p text:style-name="Preformatted_20_Text"><text:soft-page-break/><text:s text:c="3"/>/baaaaaaz/. <text:s/>3. Occasionally appended to {foo} to produce</text:p>
      <text:p text:style-name="Preformatted_20_Text"><text:s text:c="3"/>`foobaz'.</text:p>
      <text:p text:style-name="Preformatted_20_Text"/>
      <text:p text:style-name="Preformatted_20_Text"><text:s text:c="3"/>Earlier versions of this lexicon derived `baz' as a Stanford</text:p>
      <text:p text:style-name="Preformatted_20_Text"><text:s text:c="3"/>corruption of {bar}. <text:s/>However, Pete Samson (compiler of the</text:p>
      <text:p text:style-name="Preformatted_20_Text"><text:s text:c="3"/>{TMRC} lexicon) reports it was already current when he joined TMRC</text:p>
      <text:p text:style-name="Preformatted_20_Text"><text:s text:c="3"/>in 1958. <text:s/>He says "It came from `Pogo'. <text:s/>Albert the Alligator,</text:p>
      <text:p text:style-name="Preformatted_20_Text"><text:s text:c="3"/>when vexed or outraged, would shout `Bazz Fazz!' or `Rowrbazzle!'</text:p>
      <text:p text:style-name="Preformatted_20_Text"><text:s text:c="3"/>The club layout was said to model the (mythical) New England</text:p>
      <text:p text:style-name="Preformatted_20_Text"><text:s text:c="3"/>counties of Rowrfolk and Bassex (Rowrbazzle mingled with</text:p>
      <text:p text:style-name="Preformatted_20_Text"><text:s text:c="3"/>(Norfolk/Suffolk/Middlesex/Essex)."</text:p>
      <text:p text:style-name="Preformatted_20_Text"/>
      <text:p text:style-name="Preformatted_20_Text">:bboard: /bee'bord/ [contraction of `bulletin board'] n.</text:p>
      <text:p text:style-name="Preformatted_20_Text"><text:s text:c="3"/>1. Any electronic bulletin board; esp. used of {BBS} systems</text:p>
      <text:p text:style-name="Preformatted_20_Text"><text:s text:c="3"/>running on personal micros, less frequently of a USENET</text:p>
      <text:p text:style-name="Preformatted_20_Text"><text:s text:c="3"/>{newsgroup} (in fact, use of the term for a newsgroup generally</text:p>
      <text:p text:style-name="Preformatted_20_Text"><text:s text:c="3"/>marks one either as a {newbie} fresh in from the BBS world or as</text:p>
      <text:p text:style-name="Preformatted_20_Text"><text:s text:c="3"/>a real old-timer predating USENET). <text:s/>2. At CMU and other colleges</text:p>
      <text:p text:style-name="Preformatted_20_Text"><text:s text:c="3"/>with similar facilities, refers to campus-wide electronic bulletin</text:p>
      <text:p text:style-name="Preformatted_20_Text"><text:s text:c="3"/>boards. <text:s/>3. The term `physical bboard' is sometimes used to</text:p>
      <text:p text:style-name="Preformatted_20_Text"><text:s text:c="3"/>refer to a old-fashioned, non-electronic cork memo board. <text:s/>At CMU,</text:p>
      <text:p text:style-name="Preformatted_20_Text"><text:s text:c="3"/>it refers to a particular one outside the CS Lounge.</text:p>
      <text:p text:style-name="Preformatted_20_Text"/>
      <text:p text:style-name="Preformatted_20_Text"><text:s text:c="3"/>In either of senses 1 or 2, the term is usually prefixed by the</text:p>
      <text:p text:style-name="Preformatted_20_Text"><text:s text:c="3"/>name of the intended board (`the Moonlight Casino bboard' or</text:p>
      <text:p text:style-name="Preformatted_20_Text"><text:s text:c="3"/>`market bboard'); however, if the context is clear, the better-read</text:p>
      <text:p text:style-name="Preformatted_20_Text"><text:s text:c="3"/>bboards may be referred to by name alone, as in (at CMU) "Don't</text:p>
      <text:p text:style-name="Preformatted_20_Text"><text:s text:c="3"/>post for-sale ads on general".</text:p>
      <text:p text:style-name="Preformatted_20_Text"/>
      <text:p text:style-name="Preformatted_20_Text">:BBS: /B-B-S/ [abbreviation, `Bulletin Board System'] n. An electronic</text:p>
      <text:p text:style-name="Preformatted_20_Text"><text:s text:c="3"/>bulletin board system; that is, a message database where people can</text:p>
      <text:p text:style-name="Preformatted_20_Text"><text:s text:c="3"/>log in and leave broadcast messages for others grouped (typically)</text:p>
      <text:p text:style-name="Preformatted_20_Text"><text:s text:c="3"/>into {topic group}s. <text:s/>Thousands of local BBS systems are in</text:p>
      <text:p text:style-name="Preformatted_20_Text"><text:s text:c="3"/>operation throughout the U.S., typically run by amateurs for fun</text:p>
      <text:p text:style-name="Preformatted_20_Text"><text:s text:c="3"/>out of their homes on MS-DOS boxes with a single modem line each.</text:p>
      <text:p text:style-name="Preformatted_20_Text"><text:s text:c="3"/>Fans of USENET and Internet or the big commercial timesharing</text:p>
      <text:p text:style-name="Preformatted_20_Text"><text:s text:c="3"/>bboards such as CompuServe and GEnie tend to consider local BBSes</text:p>
      <text:p text:style-name="Preformatted_20_Text"><text:s text:c="3"/>the low-rent district of the hacker culture, but they serve a</text:p>
      <text:p text:style-name="Preformatted_20_Text"><text:s text:c="3"/>valuable function by knitting together lots of hackers and users in</text:p>
      <text:p text:style-name="Preformatted_20_Text"><text:s text:c="3"/>the personal-micro world who would otherwise be unable to exchange</text:p>
      <text:p text:style-name="Preformatted_20_Text"><text:s text:c="3"/>code at all.</text:p>
      <text:p text:style-name="Preformatted_20_Text"/>
      <text:p text:style-name="Preformatted_20_Text">:beam: [from Star Trek Classic's "Beam me up, Scotty!"] vt. To</text:p>
      <text:p text:style-name="Preformatted_20_Text"><text:s text:c="3"/>transfer {softcopy} of a file electronically; most often in</text:p>
      <text:p text:style-name="Preformatted_20_Text"><text:s text:c="3"/>combining forms such as `beam me a copy' or `beam that over to</text:p>
      <text:p text:style-name="Preformatted_20_Text"><text:s text:c="3"/>his site'. <text:s/>Compare {blast}, {snarf}, {BLT}.</text:p>
      <text:p text:style-name="Preformatted_20_Text"/>
      <text:p text:style-name="Preformatted_20_Text">:beanie key: [Mac users] n. See {command key}.</text:p>
      <text:p text:style-name="Preformatted_20_Text"/>
      <text:p text:style-name="Preformatted_20_Text">:beep: n.,v. Syn. {feep}. <text:s/>This term seems to be preferred among micro</text:p>
      <text:p text:style-name="Preformatted_20_Text"><text:s text:c="3"/>hobbyists.</text:p>
      <text:p text:style-name="Preformatted_20_Text"/>
      <text:p text:style-name="Preformatted_20_Text">:beige toaster: n. A Macintosh. See {toaster}; compare</text:p>
      <text:p text:style-name="Preformatted_20_Text"><text:s text:c="3"/>{Macintrash}, {maggotbox}.</text:p>
      <text:p text:style-name="Preformatted_20_Text"/>
      <text:p text:style-name="Preformatted_20_Text">:bells and whistles: [by analogy with the toyboxes on theater</text:p>
      <text:p text:style-name="Preformatted_20_Text"><text:s text:c="3"/>organs] n. Features added to a program or system to make it more</text:p>
      <text:p text:style-name="Preformatted_20_Text"><text:s text:c="3"/>{flavorful} from a hacker's point of view, without necessarily</text:p>
      <text:p text:style-name="Preformatted_20_Text"><text:soft-page-break/><text:s text:c="3"/>adding to its utility for its primary function. <text:s/>Distinguished from</text:p>
      <text:p text:style-name="Preformatted_20_Text"><text:s text:c="3"/>{chrome}, which is intended to attract users. <text:s/>"Now that we've</text:p>
      <text:p text:style-name="Preformatted_20_Text"><text:s text:c="3"/>got the basic program working, let's go back and add some bells and</text:p>
      <text:p text:style-name="Preformatted_20_Text"><text:s text:c="3"/>whistles." <text:s/>No one seems to know what distinguishes a bell from a</text:p>
      <text:p text:style-name="Preformatted_20_Text"><text:s text:c="3"/>whistle.</text:p>
      <text:p text:style-name="Preformatted_20_Text"/>
      <text:p text:style-name="Preformatted_20_Text">:bells, whistles, and gongs: n. A standard elaborated form of</text:p>
      <text:p text:style-name="Preformatted_20_Text"><text:s text:c="3"/>{bells and whistles}; typically said with a pronounced and ironic</text:p>
      <text:p text:style-name="Preformatted_20_Text"><text:s text:c="3"/>accent on the `gongs'.</text:p>
      <text:p text:style-name="Preformatted_20_Text"/>
      <text:p text:style-name="Preformatted_20_Text">:benchmark: [techspeak] n. An inaccurate measure of computer</text:p>
      <text:p text:style-name="Preformatted_20_Text"><text:s text:c="3"/>performance. <text:s/>"In the computer industry, there are three kinds of</text:p>
      <text:p text:style-name="Preformatted_20_Text"><text:s text:c="3"/>lies: lies, damn lies, and benchmarks." <text:s/>Well-known ones include</text:p>
      <text:p text:style-name="Preformatted_20_Text"><text:s text:c="3"/>Whetstone, Dhrystone, Rhealstone (see {h}), the Gabriel LISP</text:p>
      <text:p text:style-name="Preformatted_20_Text"><text:s text:c="3"/>benchmarks (see {gabriel}), the SPECmark suite, and LINPACK. <text:s/>See</text:p>
      <text:p text:style-name="Preformatted_20_Text"><text:s text:c="3"/>also {machoflops}, {MIPS}, {smoke and mirrors}.</text:p>
      <text:p text:style-name="Preformatted_20_Text"/>
      <text:p text:style-name="Preformatted_20_Text">:Berkeley Quality Software: adj. (often abbreviated `BQS') Term used</text:p>
      <text:p text:style-name="Preformatted_20_Text"><text:s text:c="3"/>in a pejorative sense to refer to software that was apparently</text:p>
      <text:p text:style-name="Preformatted_20_Text"><text:s text:c="3"/>created by rather spaced-out hackers late at night to solve some</text:p>
      <text:p text:style-name="Preformatted_20_Text"><text:s text:c="3"/>unique problem. <text:s/>It usually has nonexistent, incomplete, or</text:p>
      <text:p text:style-name="Preformatted_20_Text"><text:s text:c="3"/>incorrect documentation, has been tested on at least two examples,</text:p>
      <text:p text:style-name="Preformatted_20_Text"><text:s text:c="3"/>and core dumps when anyone else attempts to use it. <text:s/>This term was</text:p>
      <text:p text:style-name="Preformatted_20_Text"><text:s text:c="3"/>frequently applied to early versions of the `dbx(1)' debugger.</text:p>
      <text:p text:style-name="Preformatted_20_Text"><text:s text:c="3"/>See also {Berzerkeley}.</text:p>
      <text:p text:style-name="Preformatted_20_Text"/>
      <text:p text:style-name="Preformatted_20_Text">:berklix: /berk'liks/ n.,adj. [contraction of `Berkeley UNIX'] See</text:p>
      <text:p text:style-name="Preformatted_20_Text"><text:s text:c="3"/>{BSD}. <text:s/>Not used at Berkeley itself. <text:s/>May be more common among</text:p>
      <text:p text:style-name="Preformatted_20_Text"><text:s text:c="3"/>{suit}s attempting to sound like cognoscenti than among hackers,</text:p>
      <text:p text:style-name="Preformatted_20_Text"><text:s text:c="3"/>who usually just say `BSD'.</text:p>
      <text:p text:style-name="Preformatted_20_Text"/>
      <text:p text:style-name="Preformatted_20_Text">:berserking: vi. A {MUD} term meaning to gain points *only*</text:p>
      <text:p text:style-name="Preformatted_20_Text"><text:s text:c="3"/>by killing other players and mobiles (non-player characters).</text:p>
      <text:p text:style-name="Preformatted_20_Text"><text:s text:c="3"/>Hence, a Berserker-Wizard is a player character that has achieved</text:p>
      <text:p text:style-name="Preformatted_20_Text"><text:s text:c="3"/>enough points to become a wizard, but only by killing other</text:p>
      <text:p text:style-name="Preformatted_20_Text"><text:s text:c="3"/>characters. <text:s/>Berserking is sometimes frowned upon because of its</text:p>
      <text:p text:style-name="Preformatted_20_Text"><text:s text:c="3"/>inherently antisocial nature, but some MUDs have a `berserker</text:p>
      <text:p text:style-name="Preformatted_20_Text"><text:s text:c="3"/>mode' in which a player becomes *permanently* berserk, can</text:p>
      <text:p text:style-name="Preformatted_20_Text"><text:s text:c="3"/>never flee from a fight, cannot use magic, gets no score for</text:p>
      <text:p text:style-name="Preformatted_20_Text"><text:s text:c="3"/>treasure, but does get double kill points. <text:s/>"Berserker</text:p>
      <text:p text:style-name="Preformatted_20_Text"><text:s text:c="3"/>wizards can seriously damage your elf!"</text:p>
      <text:p text:style-name="Preformatted_20_Text"/>
      <text:p text:style-name="Preformatted_20_Text">:Berzerkeley: /b*r-zer'klee/ [from `berserk', via the name of a</text:p>
      <text:p text:style-name="Preformatted_20_Text"><text:s text:c="3"/>now-deceased record label] n. Humorous distortion of `Berkeley'</text:p>
      <text:p text:style-name="Preformatted_20_Text"><text:s text:c="3"/>used esp. to refer to the practices or products of the</text:p>
      <text:p text:style-name="Preformatted_20_Text"><text:s text:c="3"/>{BSD} UNIX hackers. <text:s/>See {software bloat}, {Missed'em-five},</text:p>
      <text:p text:style-name="Preformatted_20_Text"><text:s text:c="3"/>{Berkeley Quality Software}.</text:p>
      <text:p text:style-name="Preformatted_20_Text"/>
      <text:p text:style-name="Preformatted_20_Text"><text:s text:c="3"/>Mainstream use of this term in reference to the cultural and</text:p>
      <text:p text:style-name="Preformatted_20_Text"><text:s text:c="3"/>political peculiarities of UC Berkeley as a whole has been reported</text:p>
      <text:p text:style-name="Preformatted_20_Text"><text:s text:c="3"/>from as far back as the 1960s.</text:p>
      <text:p text:style-name="Preformatted_20_Text"/>
      <text:p text:style-name="Preformatted_20_Text">:beta: /bay't*/, /be't*/ or (Commonwealth) /bee't*/ n. 1. In</text:p>
      <text:p text:style-name="Preformatted_20_Text"><text:s text:c="3"/>the {Real World}, software often goes through two stages of</text:p>
      <text:p text:style-name="Preformatted_20_Text"><text:s text:c="3"/>testing: Alpha (in-house) and Beta (out-house?). <text:s/>Software is said</text:p>
      <text:p text:style-name="Preformatted_20_Text"><text:s text:c="3"/>to be `in beta'. <text:s/>2. Anything that is new and experimental is in</text:p>
      <text:p text:style-name="Preformatted_20_Text"><text:s text:c="3"/>beta. "His girlfriend is in beta" means that he is still testing</text:p>
      <text:p text:style-name="Preformatted_20_Text"><text:s text:c="3"/>for compatibility and reserving judgment. <text:s/>3. Beta software is</text:p>
      <text:p text:style-name="Preformatted_20_Text"><text:soft-page-break/><text:s text:c="3"/>notoriously buggy, so `in beta' connotes flakiness.</text:p>
      <text:p text:style-name="Preformatted_20_Text"/>
      <text:p text:style-name="Preformatted_20_Text"><text:s text:c="3"/>Historical note: More formally, to beta-test is to test a</text:p>
      <text:p text:style-name="Preformatted_20_Text"><text:s text:c="3"/>pre-release (potentially unreliable) version of a piece of software</text:p>
      <text:p text:style-name="Preformatted_20_Text"><text:s text:c="3"/>by making it available to selected customers and users. <text:s/>This term</text:p>
      <text:p text:style-name="Preformatted_20_Text"><text:s text:c="3"/>derives from early 1960s terminology for product cycle checkpoints,</text:p>
      <text:p text:style-name="Preformatted_20_Text"><text:s text:c="3"/>first used at IBM but later standard throughout the industry.</text:p>
      <text:p text:style-name="Preformatted_20_Text"><text:s text:c="3"/>`Alpha Test' was the unit, module, or component test phase; `Beta</text:p>
      <text:p text:style-name="Preformatted_20_Text"><text:s text:c="3"/>Test' was initial system test. <text:s/>These themselves came from earlier</text:p>
      <text:p text:style-name="Preformatted_20_Text"><text:s text:c="3"/>A- and B-tests for hardware. <text:s/>The A-test was a feasibility and</text:p>
      <text:p text:style-name="Preformatted_20_Text"><text:s text:c="3"/>manufacturability evaluation done before any commitment to design</text:p>
      <text:p text:style-name="Preformatted_20_Text"><text:s text:c="3"/>and development. <text:s/>The B-test was a demonstration that the</text:p>
      <text:p text:style-name="Preformatted_20_Text"><text:s text:c="3"/>engineering model functioned as specified. <text:s/>The C-test</text:p>
      <text:p text:style-name="Preformatted_20_Text"><text:s text:c="3"/>(corresponding to today's beta) was the B-test performed on early</text:p>
      <text:p text:style-name="Preformatted_20_Text"><text:s text:c="3"/>samples of the production design.</text:p>
      <text:p text:style-name="Preformatted_20_Text"/>
      <text:p text:style-name="Preformatted_20_Text">:BFI: /B-F-I/ n. See {brute force and ignorance}. <text:s/>Also</text:p>
      <text:p text:style-name="Preformatted_20_Text"><text:s text:c="3"/>encountered in the variants `BFMI', `brute force and</text:p>
      <text:p text:style-name="Preformatted_20_Text"><text:s text:c="3"/>*massive* ignorance' and `BFBI' `brute force and bloody</text:p>
      <text:p text:style-name="Preformatted_20_Text"><text:s text:c="3"/>ignorance'.</text:p>
      <text:p text:style-name="Preformatted_20_Text"/>
      <text:p text:style-name="Preformatted_20_Text">:bible: n. 1. One of a small number of fundamental source books</text:p>
      <text:p text:style-name="Preformatted_20_Text"><text:s text:c="3"/>such as {Knuth} and {K&amp;R}. <text:s/>2. The most detailed and</text:p>
      <text:p text:style-name="Preformatted_20_Text"><text:s text:c="3"/>authoritative reference for a particular language, operating</text:p>
      <text:p text:style-name="Preformatted_20_Text"><text:s text:c="3"/>system, or other complex software system.</text:p>
      <text:p text:style-name="Preformatted_20_Text"/>
      <text:p text:style-name="Preformatted_20_Text">:BiCapitalization: n. The act said to have been performed on</text:p>
      <text:p text:style-name="Preformatted_20_Text"><text:s text:c="3"/>trademarks (such as {PostScript}, NeXT, {NeWS}, VisiCalc,</text:p>
      <text:p text:style-name="Preformatted_20_Text"><text:s text:c="3"/>FrameMaker, TK!solver, EasyWriter) that have been raised above the</text:p>
      <text:p text:style-name="Preformatted_20_Text"><text:s text:c="3"/>ruck of common coinage by nonstandard capitalization. <text:s/>Too many</text:p>
      <text:p text:style-name="Preformatted_20_Text"><text:s text:c="3"/>{marketroid} types think this sort of thing is really cute, even</text:p>
      <text:p text:style-name="Preformatted_20_Text"><text:s text:c="3"/>the 2,317th time they do it. <text:s/>Compare {studlycaps}.</text:p>
      <text:p text:style-name="Preformatted_20_Text"/>
      <text:p text:style-name="Preformatted_20_Text">:BIFF: /bif/ [USENET] n. The most famous {pseudo}, and the</text:p>
      <text:p text:style-name="Preformatted_20_Text"><text:s text:c="3"/>prototypical {newbie}. <text:s/>Articles from BIFF are characterized by</text:p>
      <text:p text:style-name="Preformatted_20_Text"><text:s text:c="3"/>all uppercase letters sprinkled liberally with bangs, typos,</text:p>
      <text:p text:style-name="Preformatted_20_Text"><text:s text:c="3"/>`cute' misspellings (EVRY BUDY LUVS GOOD OLD BIFF CUZ HE"S A</text:p>
      <text:p text:style-name="Preformatted_20_Text"><text:s text:c="3"/>K00L DOOD AN HE RITES REEL AWESUM THINGZ IN CAPITULL LETTRS LIKE</text:p>
      <text:p text:style-name="Preformatted_20_Text"><text:s text:c="3"/>THIS!!!), use (and often misuse) of fragments of {talk mode}</text:p>
      <text:p text:style-name="Preformatted_20_Text"><text:s text:c="3"/>abbreviations, a long {sig block} (sometimes even a {doubled</text:p>
      <text:p text:style-name="Preformatted_20_Text"><text:s text:c="3"/>sig}), and unbounded na"ivet'e. <text:s/>BIFF posts articles using his</text:p>
      <text:p text:style-name="Preformatted_20_Text"><text:s text:c="3"/>elder brother's VIC-20. <text:s/>BIFF's location is a mystery, as his</text:p>
      <text:p text:style-name="Preformatted_20_Text"><text:s text:c="3"/>articles appear to come from a variety of sites. <text:s/>However,</text:p>
      <text:p text:style-name="Preformatted_20_Text"><text:s text:c="3"/>{BITNET} seems to be the most frequent origin. <text:s/>The theory that</text:p>
      <text:p text:style-name="Preformatted_20_Text"><text:s text:c="3"/>BIFF is a denizen of BITNET is supported by BIFF's (unfortunately</text:p>
      <text:p text:style-name="Preformatted_20_Text"><text:s text:c="3"/>invalid) electronic mail address: BIFF@BIT.NET.</text:p>
      <text:p text:style-name="Preformatted_20_Text"/>
      <text:p text:style-name="Preformatted_20_Text"><text:s text:c="3"/>[1993: Now It Can Be Told! <text:s/>My spies inform me that BIFF was</text:p>
      <text:p text:style-name="Preformatted_20_Text"><text:s text:c="3"/>originally created by Joe Talmadge &lt;jat@cup.hp.com&gt;, also the</text:p>
      <text:p text:style-name="Preformatted_20_Text"><text:s text:c="3"/>author of the infamous and much-plagiarized "Flamer's Bible".</text:p>
      <text:p text:style-name="Preformatted_20_Text"><text:s text:c="3"/>The BIFF filter he wrote was later passed to Richard Sexton, who</text:p>
      <text:p text:style-name="Preformatted_20_Text"><text:s text:c="3"/>posted BIFFisms much more widely. <text:s/>Versions have since been posted</text:p>
      <text:p text:style-name="Preformatted_20_Text"><text:s text:c="3"/>for the amusement of the net at large. --- ESR]</text:p>
      <text:p text:style-name="Preformatted_20_Text"/>
      <text:p text:style-name="Preformatted_20_Text">:biff: /bif/ vt. To notify someone of incoming mail. <text:s/>From the</text:p>
      <text:p text:style-name="Preformatted_20_Text"><text:s text:c="3"/>BSD utility `biff(1)', which was in turn named after a</text:p>
      <text:p text:style-name="Preformatted_20_Text"><text:s text:c="3"/>friendly golden Labrador who used to chase frisbees in the halls at</text:p>
      <text:p text:style-name="Preformatted_20_Text"><text:s text:c="3"/>UCB while 4.2BSD was in development (it had a well-known habit of</text:p>
      <text:p text:style-name="Preformatted_20_Text"><text:soft-page-break/><text:s text:c="3"/>barking whenever the mailman came). <text:s/>No relation to</text:p>
      <text:p text:style-name="Preformatted_20_Text"><text:s text:c="3"/>{BIFF}.</text:p>
      <text:p text:style-name="Preformatted_20_Text"/>
      <text:p text:style-name="Preformatted_20_Text">:Big Gray Wall: n. What faces a {VMS} user searching for</text:p>
      <text:p text:style-name="Preformatted_20_Text"><text:s text:c="3"/>documentation. <text:s/>A full VMS kit comes on a pallet, the documentation</text:p>
      <text:p text:style-name="Preformatted_20_Text"><text:s text:c="3"/>taking up around 15 feet of shelf space before the addition of</text:p>
      <text:p text:style-name="Preformatted_20_Text"><text:s text:c="3"/>layered products such as compilers, databases, multivendor</text:p>
      <text:p text:style-name="Preformatted_20_Text"><text:s text:c="3"/>networking, and programming tools. <text:s/>Recent (since VMS version 5)</text:p>
      <text:p text:style-name="Preformatted_20_Text"><text:s text:c="3"/>DEC documentation comes with gray binders; under VMS version 4 the</text:p>
      <text:p text:style-name="Preformatted_20_Text"><text:s text:c="3"/>binders were orange (`big orange wall'), and under version 3 they</text:p>
      <text:p text:style-name="Preformatted_20_Text"><text:s text:c="3"/>were blue. <text:s/>See {VMS}. <text:s/>Often contracted to `Gray Wall'.</text:p>
      <text:p text:style-name="Preformatted_20_Text"/>
      <text:p text:style-name="Preformatted_20_Text">:big iron: n. Large, expensive, ultra-fast computers. <text:s/>Used generally</text:p>
      <text:p text:style-name="Preformatted_20_Text"><text:s text:c="3"/>of {number-crunching} supercomputers such as Crays, but can include</text:p>
      <text:p text:style-name="Preformatted_20_Text"><text:s text:c="3"/>more conventional big commercial IBMish mainframes. <text:s/>Term of</text:p>
      <text:p text:style-name="Preformatted_20_Text"><text:s text:c="3"/>approval; compare {heavy metal}, oppose {dinosaur}.</text:p>
      <text:p text:style-name="Preformatted_20_Text"/>
      <text:p text:style-name="Preformatted_20_Text">:Big Red Switch: [IBM] n. The power switch on a computer, esp. the</text:p>
      <text:p text:style-name="Preformatted_20_Text"><text:s text:c="3"/>`Emergency Pull' switch on an IBM {mainframe} or the power switch</text:p>
      <text:p text:style-name="Preformatted_20_Text"><text:s text:c="3"/>on an IBM PC where it really is large and red. <text:s/>"This !@%$%</text:p>
      <text:p text:style-name="Preformatted_20_Text"><text:s text:c="3"/>{bitty box} is hung again; time to hit the Big Red Switch."</text:p>
      <text:p text:style-name="Preformatted_20_Text"><text:s text:c="3"/>Sources at IBM report that, in tune with the company's passion for</text:p>
      <text:p text:style-name="Preformatted_20_Text"><text:s text:c="3"/>{TLA}s, this is often abbreviated as `BRS' (this has also</text:p>
      <text:p text:style-name="Preformatted_20_Text"><text:s text:c="3"/>become established on FidoNet and in the PC {clone} world). <text:s/>It</text:p>
      <text:p text:style-name="Preformatted_20_Text"><text:s text:c="3"/>is alleged that the emergency pull switch on an IBM 360/91 actually</text:p>
      <text:p text:style-name="Preformatted_20_Text"><text:s text:c="3"/>fired a non-conducting bolt into the main power feed; the BRSes on</text:p>
      <text:p text:style-name="Preformatted_20_Text"><text:s text:c="3"/>more recent machines physically drop a block into place so that</text:p>
      <text:p text:style-name="Preformatted_20_Text"><text:s text:c="3"/>they can't be pushed back in. <text:s/>People get fired for pulling them,</text:p>
      <text:p text:style-name="Preformatted_20_Text"><text:s text:c="3"/>especially inappropriately (see also {molly-guard}). <text:s/>Compare</text:p>
      <text:p text:style-name="Preformatted_20_Text"><text:s text:c="3"/>{power cycle}, {three-finger salute}, {120 reset}; see</text:p>
      <text:p text:style-name="Preformatted_20_Text"><text:s text:c="3"/>also {scram switch}.</text:p>
      <text:p text:style-name="Preformatted_20_Text"/>
      <text:p text:style-name="Preformatted_20_Text">:Big Room, the: n. The extremely large room with the blue ceiling</text:p>
      <text:p text:style-name="Preformatted_20_Text"><text:s text:c="3"/>and intensely bright light (during the day) or black ceiling with</text:p>
      <text:p text:style-name="Preformatted_20_Text"><text:s text:c="3"/>lots of tiny night-lights (during the night) found outside all</text:p>
      <text:p text:style-name="Preformatted_20_Text"><text:s text:c="3"/>computer installations. <text:s/>"He can't come to the phone right now,</text:p>
      <text:p text:style-name="Preformatted_20_Text"><text:s text:c="3"/>he's somewhere out in the Big Room."</text:p>
      <text:p text:style-name="Preformatted_20_Text"/>
      <text:p text:style-name="Preformatted_20_Text">:big win: n. Serendipity. <text:s/>"Yes, those two physicists discovered</text:p>
      <text:p text:style-name="Preformatted_20_Text"><text:s text:c="3"/>high-temperature superconductivity in a batch of ceramic that had</text:p>
      <text:p text:style-name="Preformatted_20_Text"><text:s text:c="3"/>been prepared incorrectly according to their experimental schedule.</text:p>
      <text:p text:style-name="Preformatted_20_Text"><text:s text:c="3"/>Small mistake; big win!" See {win big}.</text:p>
      <text:p text:style-name="Preformatted_20_Text"/>
      <text:p text:style-name="Preformatted_20_Text">:big-endian: [From Swift's `Gulliver's Travels' via the famous</text:p>
      <text:p text:style-name="Preformatted_20_Text"><text:s text:c="3"/>paper `On Holy Wars and a Plea for Peace' by Danny Cohen,</text:p>
      <text:p text:style-name="Preformatted_20_Text"><text:s text:c="3"/>USC/ISI IEN 137, dated April 1, 1980] adj. 1. Describes a computer</text:p>
      <text:p text:style-name="Preformatted_20_Text"><text:s text:c="3"/>architecture in which, within a given multi-byte numeric</text:p>
      <text:p text:style-name="Preformatted_20_Text"><text:s text:c="3"/>representation, the most significant byte has the lowest address</text:p>
      <text:p text:style-name="Preformatted_20_Text"><text:s text:c="3"/>(the word is stored `big-end-first'). <text:s/>Most processors,</text:p>
      <text:p text:style-name="Preformatted_20_Text"><text:s text:c="3"/>including the IBM 370 family, the {PDP-10}, the Motorola</text:p>
      <text:p text:style-name="Preformatted_20_Text"><text:s text:c="3"/>microprocessor families, and most of the various RISC designs</text:p>
      <text:p text:style-name="Preformatted_20_Text"><text:s text:c="3"/>current in mid-1991, are big-endian. <text:s/>See {little-endian},</text:p>
      <text:p text:style-name="Preformatted_20_Text"><text:s text:c="3"/>{middle-endian}, {NUXI problem}. <text:s/>2. An {{Internet address}}</text:p>
      <text:p text:style-name="Preformatted_20_Text"><text:s text:c="3"/>the wrong way round. <text:s/>Most of the world follows the Internet</text:p>
      <text:p text:style-name="Preformatted_20_Text"><text:s text:c="3"/>standard and writes email addresses starting with the name of the</text:p>
      <text:p text:style-name="Preformatted_20_Text"><text:s text:c="3"/>computer and ending up with the name of the country. <text:s/>In the U.K.</text:p>
      <text:p text:style-name="Preformatted_20_Text"><text:s text:c="3"/>the Joint Networking Team had decided to do it the other way round</text:p>
      <text:p text:style-name="Preformatted_20_Text"><text:s text:c="3"/>before the Internet domain standard was established; e.g.,</text:p>
      <text:p text:style-name="Preformatted_20_Text"><text:soft-page-break/><text:s text:c="3"/>me@uk.ac.wigan.cs. <text:s/>Most gateway sites have {ad-hockery} in</text:p>
      <text:p text:style-name="Preformatted_20_Text"><text:s text:c="3"/>their mailers to handle this, but can still be confused. <text:s/>In</text:p>
      <text:p text:style-name="Preformatted_20_Text"><text:s text:c="3"/>particular, the address above could be in the U.K. (domain uk)</text:p>
      <text:p text:style-name="Preformatted_20_Text"><text:s text:c="3"/>or Czechoslovakia (domain cs).</text:p>
      <text:p text:style-name="Preformatted_20_Text"/>
      <text:p text:style-name="Preformatted_20_Text">:bignum: /big'nuhm/ [orig. from MIT MacLISP] n. 1. [techspeak] A</text:p>
      <text:p text:style-name="Preformatted_20_Text"><text:s text:c="3"/>multiple-precision computer representation for very large integers.</text:p>
      <text:p text:style-name="Preformatted_20_Text"><text:s text:c="3"/>More generally, any very large number. <text:s/>"Have you ever looked at</text:p>
      <text:p text:style-name="Preformatted_20_Text"><text:s text:c="3"/>the United States Budget? <text:s/>There's bignums for you!"</text:p>
      <text:p text:style-name="Preformatted_20_Text"><text:s text:c="3"/>2. [Stanford] In backgammon, large numbers on the dice are called</text:p>
      <text:p text:style-name="Preformatted_20_Text"><text:s text:c="3"/>`bignums', especially a roll of double fives or double sixes</text:p>
      <text:p text:style-name="Preformatted_20_Text"><text:s text:c="3"/>(compare {moby}, sense 4). <text:s/>See also {El Camino Bignum}.</text:p>
      <text:p text:style-name="Preformatted_20_Text"/>
      <text:p text:style-name="Preformatted_20_Text"><text:s text:c="3"/>Sense 1 may require some explanation. <text:s/>Most computer languages</text:p>
      <text:p text:style-name="Preformatted_20_Text"><text:s text:c="3"/>provide a kind of data called `integer', but such computer</text:p>
      <text:p text:style-name="Preformatted_20_Text"><text:s text:c="3"/>integers are usually very limited in size; usually they must be</text:p>
      <text:p text:style-name="Preformatted_20_Text"><text:s text:c="3"/>smaller than than 2^(31) (2,147,483,648) or (on a losing</text:p>
      <text:p text:style-name="Preformatted_20_Text"><text:s text:c="3"/>{bitty box}) 2^(15) (32,768). <text:s/>If you want to work with</text:p>
      <text:p text:style-name="Preformatted_20_Text"><text:s text:c="3"/>numbers larger than that, you have to use floating-point numbers,</text:p>
      <text:p text:style-name="Preformatted_20_Text"><text:s text:c="3"/>which are usually accurate to only six or seven decimal places.</text:p>
      <text:p text:style-name="Preformatted_20_Text"><text:s text:c="3"/>Computer languages that provide bignums can perform exact</text:p>
      <text:p text:style-name="Preformatted_20_Text"><text:s text:c="3"/>calculations on very large numbers, such as 1000! (the factorial</text:p>
      <text:p text:style-name="Preformatted_20_Text"><text:s text:c="3"/>of 1000, which is 1000 times 999 times 998 times ... times 2</text:p>
      <text:p text:style-name="Preformatted_20_Text"><text:s text:c="3"/>times 1). <text:s/>For example, this value for 1000! <text:s/>was computed by the</text:p>
      <text:p text:style-name="Preformatted_20_Text"><text:s text:c="3"/>MacLISP system using bignums:</text:p>
      <text:p text:style-name="Preformatted_20_Text"/>
      <text:p text:style-name="Preformatted_20_Text"><text:s text:c="5"/>40238726007709377354370243392300398571937486421071</text:p>
      <text:p text:style-name="Preformatted_20_Text"><text:s text:c="5"/>46325437999104299385123986290205920442084869694048</text:p>
      <text:p text:style-name="Preformatted_20_Text"><text:s text:c="5"/>00479988610197196058631666872994808558901323829669</text:p>
      <text:p text:style-name="Preformatted_20_Text"><text:s text:c="5"/>94459099742450408707375991882362772718873251977950</text:p>
      <text:p text:style-name="Preformatted_20_Text"><text:s text:c="5"/>59509952761208749754624970436014182780946464962910</text:p>
      <text:p text:style-name="Preformatted_20_Text"><text:s text:c="5"/>56393887437886487337119181045825783647849977012476</text:p>
      <text:p text:style-name="Preformatted_20_Text"><text:s text:c="5"/>63288983595573543251318532395846307555740911426241</text:p>
      <text:p text:style-name="Preformatted_20_Text"><text:s text:c="5"/>74743493475534286465766116677973966688202912073791</text:p>
      <text:p text:style-name="Preformatted_20_Text"><text:s text:c="5"/>43853719588249808126867838374559731746136085379534</text:p>
      <text:p text:style-name="Preformatted_20_Text"><text:s text:c="5"/>52422158659320192809087829730843139284440328123155</text:p>
      <text:p text:style-name="Preformatted_20_Text"><text:s text:c="5"/>86110369768013573042161687476096758713483120254785</text:p>
      <text:p text:style-name="Preformatted_20_Text"><text:s text:c="5"/>89320767169132448426236131412508780208000261683151</text:p>
      <text:p text:style-name="Preformatted_20_Text"><text:s text:c="5"/>02734182797770478463586817016436502415369139828126</text:p>
      <text:p text:style-name="Preformatted_20_Text"><text:s text:c="5"/>48102130927612448963599287051149649754199093422215</text:p>
      <text:p text:style-name="Preformatted_20_Text"><text:s text:c="5"/>66832572080821333186116811553615836546984046708975</text:p>
      <text:p text:style-name="Preformatted_20_Text"><text:s text:c="5"/>60290095053761647584772842188967964624494516076535</text:p>
      <text:p text:style-name="Preformatted_20_Text"><text:s text:c="5"/>34081989013854424879849599533191017233555566021394</text:p>
      <text:p text:style-name="Preformatted_20_Text"><text:s text:c="5"/>50399736280750137837615307127761926849034352625200</text:p>
      <text:p text:style-name="Preformatted_20_Text"><text:s text:c="5"/>01588853514733161170210396817592151090778801939317</text:p>
      <text:p text:style-name="Preformatted_20_Text"><text:s text:c="5"/>81141945452572238655414610628921879602238389714760</text:p>
      <text:p text:style-name="Preformatted_20_Text"><text:s text:c="5"/>88506276862967146674697562911234082439208160153780</text:p>
      <text:p text:style-name="Preformatted_20_Text"><text:s text:c="5"/>88989396451826324367161676217916890977991190375403</text:p>
      <text:p text:style-name="Preformatted_20_Text"><text:s text:c="5"/>12746222899880051954444142820121873617459926429565</text:p>
      <text:p text:style-name="Preformatted_20_Text"><text:s text:c="5"/>81746628302955570299024324153181617210465832036786</text:p>
      <text:p text:style-name="Preformatted_20_Text"><text:s text:c="5"/>90611726015878352075151628422554026517048330422614</text:p>
      <text:p text:style-name="Preformatted_20_Text"><text:s text:c="5"/>39742869330616908979684825901254583271682264580665</text:p>
      <text:p text:style-name="Preformatted_20_Text"><text:s text:c="5"/>26769958652682272807075781391858178889652208164348</text:p>
      <text:p text:style-name="Preformatted_20_Text"><text:s text:c="5"/>34482599326604336766017699961283186078838615027946</text:p>
      <text:p text:style-name="Preformatted_20_Text"><text:s text:c="5"/>59551311565520360939881806121385586003014356945272</text:p>
      <text:p text:style-name="Preformatted_20_Text"><text:s text:c="5"/>24206344631797460594682573103790084024432438465657</text:p>
      <text:p text:style-name="Preformatted_20_Text"><text:s text:c="5"/>24501440282188525247093519062092902313649327349756</text:p>
      <text:p text:style-name="Preformatted_20_Text"><text:s text:c="5"/>55139587205596542287497740114133469627154228458623</text:p>
      <text:p text:style-name="Preformatted_20_Text"><text:soft-page-break/><text:s text:c="5"/>77387538230483865688976461927383814900140767310446</text:p>
      <text:p text:style-name="Preformatted_20_Text"><text:s text:c="5"/>64025989949022222176590433990188601856652648506179</text:p>
      <text:p text:style-name="Preformatted_20_Text"><text:s text:c="5"/>97023561938970178600408118897299183110211712298459</text:p>
      <text:p text:style-name="Preformatted_20_Text"><text:s text:c="5"/>01641921068884387121855646124960798722908519296819</text:p>
      <text:p text:style-name="Preformatted_20_Text"><text:s text:c="5"/>37238864261483965738229112312502418664935314397013</text:p>
      <text:p text:style-name="Preformatted_20_Text"><text:s text:c="5"/>74285319266498753372189406942814341185201580141233</text:p>
      <text:p text:style-name="Preformatted_20_Text"><text:s text:c="5"/>44828015051399694290153483077644569099073152433278</text:p>
      <text:p text:style-name="Preformatted_20_Text"><text:s text:c="5"/>28826986460278986432113908350621709500259738986355</text:p>
      <text:p text:style-name="Preformatted_20_Text"><text:s text:c="5"/>42771967428222487575867657523442202075736305694988</text:p>
      <text:p text:style-name="Preformatted_20_Text"><text:s text:c="5"/>25087968928162753848863396909959826280956121450994</text:p>
      <text:p text:style-name="Preformatted_20_Text"><text:s text:c="5"/>87170124451646126037902930912088908694202851064018</text:p>
      <text:p text:style-name="Preformatted_20_Text"><text:s text:c="5"/>21543994571568059418727489980942547421735824010636</text:p>
      <text:p text:style-name="Preformatted_20_Text"><text:s text:c="5"/>77404595741785160829230135358081840096996372524230</text:p>
      <text:p text:style-name="Preformatted_20_Text"><text:s text:c="5"/>56085590370062427124341690900415369010593398383577</text:p>
      <text:p text:style-name="Preformatted_20_Text"><text:s text:c="5"/>79394109700277534720000000000000000000000000000000</text:p>
      <text:p text:style-name="Preformatted_20_Text"><text:s text:c="5"/>00000000000000000000000000000000000000000000000000</text:p>
      <text:p text:style-name="Preformatted_20_Text"><text:s text:c="5"/>00000000000000000000000000000000000000000000000000</text:p>
      <text:p text:style-name="Preformatted_20_Text"><text:s text:c="5"/>00000000000000000000000000000000000000000000000000</text:p>
      <text:p text:style-name="Preformatted_20_Text"><text:s text:c="5"/>00000000000000000000000000000000000000000000000000</text:p>
      <text:p text:style-name="Preformatted_20_Text"><text:s text:c="5"/>000000000000000000.</text:p>
      <text:p text:style-name="Preformatted_20_Text"/>
      <text:p text:style-name="Preformatted_20_Text">:bigot: n. A person who is religiously attached to a particular</text:p>
      <text:p text:style-name="Preformatted_20_Text"><text:s text:c="3"/>computer, language, operating system, editor, or other tool (see</text:p>
      <text:p text:style-name="Preformatted_20_Text"><text:s text:c="3"/>{religious issues}). <text:s/>Usually found with a specifier; thus,</text:p>
      <text:p text:style-name="Preformatted_20_Text"><text:s text:c="3"/>`cray bigot', `ITS bigot', `APL bigot', `VMS bigot',</text:p>
      <text:p text:style-name="Preformatted_20_Text"><text:s text:c="3"/>`Berkeley bigot'. <text:s/>True bigots can be distinguished from mere</text:p>
      <text:p text:style-name="Preformatted_20_Text"><text:s text:c="3"/>partisans or zealots by the fact that they refuse to learn</text:p>
      <text:p text:style-name="Preformatted_20_Text"><text:s text:c="3"/>alternatives even when the march of time and/or technology is</text:p>
      <text:p text:style-name="Preformatted_20_Text"><text:s text:c="3"/>threatening to obsolete the favored tool. <text:s/>It is said "You can</text:p>
      <text:p text:style-name="Preformatted_20_Text"><text:s text:c="3"/>tell a bigot, but you can't tell him much." <text:s/>Compare</text:p>
      <text:p text:style-name="Preformatted_20_Text"><text:s text:c="3"/>{weenie}.</text:p>
      <text:p text:style-name="Preformatted_20_Text"/>
      <text:p text:style-name="Preformatted_20_Text">:bit: [from the mainstream meaning and `Binary digIT'] n.</text:p>
      <text:p text:style-name="Preformatted_20_Text"><text:s text:c="3"/>1. [techspeak] The unit of information; the amount of information</text:p>
      <text:p text:style-name="Preformatted_20_Text"><text:s text:c="3"/>obtained by asking a yes-or-no question for which the two outcomes</text:p>
      <text:p text:style-name="Preformatted_20_Text"><text:s text:c="3"/>are equally probable. <text:s/>2. [techspeak] A computational quantity that</text:p>
      <text:p text:style-name="Preformatted_20_Text"><text:s text:c="3"/>can take on one of two values, such as true and false or 0 and 1.</text:p>
      <text:p text:style-name="Preformatted_20_Text"><text:s text:c="3"/>3. A mental flag: a reminder that something should be done</text:p>
      <text:p text:style-name="Preformatted_20_Text"><text:s text:c="3"/>eventually. <text:s/>"I have a bit set for you." <text:s/>(I haven't seen you for</text:p>
      <text:p text:style-name="Preformatted_20_Text"><text:s text:c="3"/>a while, and I'm supposed to tell or ask you something.) <text:s/>4. More</text:p>
      <text:p text:style-name="Preformatted_20_Text"><text:s text:c="3"/>generally, a (possibly incorrect) mental state of belief. <text:s/>"I have</text:p>
      <text:p text:style-name="Preformatted_20_Text"><text:s text:c="3"/>a bit set that says that you were the last guy to hack on EMACS."</text:p>
      <text:p text:style-name="Preformatted_20_Text"><text:s text:c="3"/>(Meaning "I think you were the last guy to hack on EMACS, and what</text:p>
      <text:p text:style-name="Preformatted_20_Text"><text:s text:c="3"/>I am about to say is predicated on this, so please stop me if this</text:p>
      <text:p text:style-name="Preformatted_20_Text"><text:s text:c="3"/>isn't true.")</text:p>
      <text:p text:style-name="Preformatted_20_Text"/>
      <text:p text:style-name="Preformatted_20_Text"><text:s text:c="3"/>"I just need one bit from you" is a polite way of indicating that</text:p>
      <text:p text:style-name="Preformatted_20_Text"><text:s text:c="3"/>you intend only a short interruption for a question that can</text:p>
      <text:p text:style-name="Preformatted_20_Text"><text:s text:c="3"/>presumably be answered yes or no.</text:p>
      <text:p text:style-name="Preformatted_20_Text"/>
      <text:p text:style-name="Preformatted_20_Text"><text:s text:c="3"/>A bit is said to be `set' if its value is true or 1, and</text:p>
      <text:p text:style-name="Preformatted_20_Text"><text:s text:c="3"/>`reset' or `clear' if its value is false or 0. <text:s/>One speaks of</text:p>
      <text:p text:style-name="Preformatted_20_Text"><text:s text:c="3"/>setting and clearing bits. <text:s/>To {toggle} or `invert' a bit is</text:p>
      <text:p text:style-name="Preformatted_20_Text"><text:s text:c="3"/>to change it, either from 0 to 1 or from 1 to 0. <text:s/>See also</text:p>
      <text:p text:style-name="Preformatted_20_Text"><text:s text:c="3"/>{flag}, {trit}, {mode bit}.</text:p>
      <text:p text:style-name="Preformatted_20_Text"/>
      <text:p text:style-name="Preformatted_20_Text"><text:s text:c="3"/>The term `bit' first appeared in print in the computer-science</text:p>
      <text:p text:style-name="Preformatted_20_Text"><text:s text:c="3"/>sense in 1949, and seems to have been coined by early computer</text:p>
      <text:p text:style-name="Preformatted_20_Text"><text:soft-page-break/><text:s text:c="3"/>scientist John Tukey. <text:s/>Tukey records that it evolved over a lunch</text:p>
      <text:p text:style-name="Preformatted_20_Text"><text:s text:c="3"/>table as a handier alternative to `bigit' or `binit'.</text:p>
      <text:p text:style-name="Preformatted_20_Text"/>
      <text:p text:style-name="Preformatted_20_Text">:bit bang: n. Transmission of data on a serial line, when</text:p>
      <text:p text:style-name="Preformatted_20_Text"><text:s text:c="3"/>accomplished by rapidly tweaking a single output bit at the</text:p>
      <text:p text:style-name="Preformatted_20_Text"><text:s text:c="3"/>appropriate times. <text:s/>The technique is a simple</text:p>
      <text:p text:style-name="Preformatted_20_Text"><text:s text:c="3"/>loop with eight OUT and SHIFT instruction pairs for each byte.</text:p>
      <text:p text:style-name="Preformatted_20_Text"><text:s text:c="3"/>Input is more interesting. <text:s/>And full duplex (doing input and output</text:p>
      <text:p text:style-name="Preformatted_20_Text"><text:s text:c="3"/>at the same time) is one way to separate the real hackers from the</text:p>
      <text:p text:style-name="Preformatted_20_Text"><text:s text:c="3"/>{wannabee}s.</text:p>
      <text:p text:style-name="Preformatted_20_Text"/>
      <text:p text:style-name="Preformatted_20_Text"><text:s text:c="3"/>Bit bang was used on certain early models of Prime computers,</text:p>
      <text:p text:style-name="Preformatted_20_Text"><text:s text:c="3"/>presumably when UARTs were too expensive, and on archaic Z80 micros</text:p>
      <text:p text:style-name="Preformatted_20_Text"><text:s text:c="3"/>with a Zilog PIO but no SIO. <text:s/>In an interesting instance of the</text:p>
      <text:p text:style-name="Preformatted_20_Text"><text:s text:c="3"/>{cycle of reincarnation}, this technique is now (1991) coming</text:p>
      <text:p text:style-name="Preformatted_20_Text"><text:s text:c="3"/>back into use on some RISC architectures because it consumes such</text:p>
      <text:p text:style-name="Preformatted_20_Text"><text:s text:c="3"/>an infinitesimal part of the processor that it actually makes sense</text:p>
      <text:p text:style-name="Preformatted_20_Text"><text:s text:c="3"/>not to have a UART.</text:p>
      <text:p text:style-name="Preformatted_20_Text"/>
      <text:p text:style-name="Preformatted_20_Text">:bit bashing: n. (alt. `bit diddling' or {bit twiddling}) Term</text:p>
      <text:p text:style-name="Preformatted_20_Text"><text:s text:c="3"/>used to describe any of several kinds of low-level programming</text:p>
      <text:p text:style-name="Preformatted_20_Text"><text:s text:c="3"/>characterized by manipulation of {bit}, {flag}, {nybble},</text:p>
      <text:p text:style-name="Preformatted_20_Text"><text:s text:c="3"/>and other smaller-than-character-sized pieces of data; these</text:p>
      <text:p text:style-name="Preformatted_20_Text"><text:s text:c="3"/>include low-level device control, encryption algorithms, checksum</text:p>
      <text:p text:style-name="Preformatted_20_Text"><text:s text:c="3"/>and error-correcting codes, hash functions, some flavors of</text:p>
      <text:p text:style-name="Preformatted_20_Text"><text:s text:c="3"/>graphics programming (see {bitblt}), and assembler/compiler code</text:p>
      <text:p text:style-name="Preformatted_20_Text"><text:s text:c="3"/>generation. <text:s/>May connote either tedium or a real technical</text:p>
      <text:p text:style-name="Preformatted_20_Text"><text:s text:c="3"/>challenge (more usually the former). <text:s/>"The command decoding for</text:p>
      <text:p text:style-name="Preformatted_20_Text"><text:s text:c="3"/>the new tape driver looks pretty solid but the bit-bashing for the</text:p>
      <text:p text:style-name="Preformatted_20_Text"><text:s text:c="3"/>control registers still has bugs." <text:s/>See also {bit bang},</text:p>
      <text:p text:style-name="Preformatted_20_Text"><text:s text:c="3"/>{mode bit}.</text:p>
      <text:p text:style-name="Preformatted_20_Text"/>
      <text:p text:style-name="Preformatted_20_Text">:bit bucket: n. 1. The universal data sink (originally, the</text:p>
      <text:p text:style-name="Preformatted_20_Text"><text:s text:c="3"/>mythical receptacle used to catch bits when they fall off the end</text:p>
      <text:p text:style-name="Preformatted_20_Text"><text:s text:c="3"/>of a register during a shift instruction). <text:s/>Discarded, lost, or</text:p>
      <text:p text:style-name="Preformatted_20_Text"><text:s text:c="3"/>destroyed data is said to have `gone to the bit bucket'. <text:s/>On</text:p>
      <text:p text:style-name="Preformatted_20_Text"><text:s text:c="3"/>{{UNIX}}, often used for {/dev/null}. <text:s/>Sometimes amplified as</text:p>
      <text:p text:style-name="Preformatted_20_Text"><text:s text:c="3"/>`the Great Bit Bucket in the Sky'. <text:s/>2. The place where all lost</text:p>
      <text:p text:style-name="Preformatted_20_Text"><text:s text:c="3"/>mail and news messages eventually go. <text:s/>The selection is performed</text:p>
      <text:p text:style-name="Preformatted_20_Text"><text:s text:c="3"/>according to {Finagle's Law}; important mail is much more likely</text:p>
      <text:p text:style-name="Preformatted_20_Text"><text:s text:c="3"/>to end up in the bit bucket than junk mail, which has an almost</text:p>
      <text:p text:style-name="Preformatted_20_Text"><text:s text:c="3"/>100% probability of getting delivered. <text:s/>Routing to the bit bucket</text:p>
      <text:p text:style-name="Preformatted_20_Text"><text:s text:c="3"/>is automatically performed by mail-transfer agents, news systems,</text:p>
      <text:p text:style-name="Preformatted_20_Text"><text:s text:c="3"/>and the lower layers of the network. <text:s/>3. The ideal location for all</text:p>
      <text:p text:style-name="Preformatted_20_Text"><text:s text:c="3"/>unwanted mail responses: "Flames about this article to the bit</text:p>
      <text:p text:style-name="Preformatted_20_Text"><text:s text:c="3"/>bucket." <text:s/>Such a request is guaranteed to overflow one's mailbox</text:p>
      <text:p text:style-name="Preformatted_20_Text"><text:s text:c="3"/>with flames. <text:s/>4. Excuse for all mail that has not been sent. <text:s/>"I</text:p>
      <text:p text:style-name="Preformatted_20_Text"><text:s text:c="3"/>mailed you those figures last week; they must have ended in the bit</text:p>
      <text:p text:style-name="Preformatted_20_Text"><text:s text:c="3"/>bucket." <text:s/>Compare {black hole}.</text:p>
      <text:p text:style-name="Preformatted_20_Text"/>
      <text:p text:style-name="Preformatted_20_Text"><text:s text:c="3"/>This term is used purely in jest. <text:s/>It is based on the fanciful</text:p>
      <text:p text:style-name="Preformatted_20_Text"><text:s text:c="3"/>notion that bits are objects that are not destroyed but only</text:p>
      <text:p text:style-name="Preformatted_20_Text"><text:s text:c="3"/>misplaced. <text:s/>This appears to have been a mutation of an earlier term</text:p>
      <text:p text:style-name="Preformatted_20_Text"><text:s text:c="3"/>`bit box', about which the same legend was current; old-time</text:p>
      <text:p text:style-name="Preformatted_20_Text"><text:s text:c="3"/>hackers also report that trainees used to be told that when the CPU</text:p>
      <text:p text:style-name="Preformatted_20_Text"><text:s text:c="3"/>stored bits into memory it was actually pulling them `out of the</text:p>
      <text:p text:style-name="Preformatted_20_Text"><text:s text:c="3"/>bit box'. <text:s/>See also {chad box}.</text:p>
      <text:p text:style-name="Preformatted_20_Text"/>
      <text:p text:style-name="Preformatted_20_Text"><text:soft-page-break/><text:s text:c="3"/>Another variant of this legend has it that, as a consequence of the</text:p>
      <text:p text:style-name="Preformatted_20_Text"><text:s text:c="3"/>`parity preservation law', the number of 1 bits that go to the bit</text:p>
      <text:p text:style-name="Preformatted_20_Text"><text:s text:c="3"/>bucket must equal the number of 0 bits. <text:s/>Any imbalance results in</text:p>
      <text:p text:style-name="Preformatted_20_Text"><text:s text:c="3"/>bits filling up the bit bucket. <text:s/>A qualified computer technician</text:p>
      <text:p text:style-name="Preformatted_20_Text"><text:s text:c="3"/>can empty a full bit bucket as part of scheduled maintenance.</text:p>
      <text:p text:style-name="Preformatted_20_Text"/>
      <text:p text:style-name="Preformatted_20_Text">:bit decay: n. See {bit rot}. <text:s/>People with a physics background</text:p>
      <text:p text:style-name="Preformatted_20_Text"><text:s text:c="3"/>tend to prefer this one for the analogy with particle decay. <text:s/>See</text:p>
      <text:p text:style-name="Preformatted_20_Text"><text:s text:c="3"/>also {computron}, {quantum bogodynamics}.</text:p>
      <text:p text:style-name="Preformatted_20_Text"/>
      <text:p text:style-name="Preformatted_20_Text">:bit rot: n. Also {bit decay}. <text:s/>Hypothetical disease the existence</text:p>
      <text:p text:style-name="Preformatted_20_Text"><text:s text:c="3"/>of which has been deduced from the observation that unused programs</text:p>
      <text:p text:style-name="Preformatted_20_Text"><text:s text:c="3"/>or features will often stop working after sufficient time has</text:p>
      <text:p text:style-name="Preformatted_20_Text"><text:s text:c="3"/>passed, even if `nothing has changed'. <text:s/>The theory explains that</text:p>
      <text:p text:style-name="Preformatted_20_Text"><text:s text:c="3"/>bits decay as if they were radioactive. <text:s/>As time passes, the</text:p>
      <text:p text:style-name="Preformatted_20_Text"><text:s text:c="3"/>contents of a file or the code in a program will become</text:p>
      <text:p text:style-name="Preformatted_20_Text"><text:s text:c="3"/>increasingly garbled.</text:p>
      <text:p text:style-name="Preformatted_20_Text"/>
      <text:p text:style-name="Preformatted_20_Text"><text:s text:c="3"/>There actually are physical processes that produce such effects</text:p>
      <text:p text:style-name="Preformatted_20_Text"><text:s text:c="3"/>(alpha particles generated by trace radionuclides in ceramic chip</text:p>
      <text:p text:style-name="Preformatted_20_Text"><text:s text:c="3"/>packages, for example, can change the contents of a computer memory</text:p>
      <text:p text:style-name="Preformatted_20_Text"><text:s text:c="3"/>unpredictably, and various kinds of subtle media failures can</text:p>
      <text:p text:style-name="Preformatted_20_Text"><text:s text:c="3"/>corrupt files in mass storage), but they are quite rare (and</text:p>
      <text:p text:style-name="Preformatted_20_Text"><text:s text:c="3"/>computers are built with error-detecting circuitry to compensate</text:p>
      <text:p text:style-name="Preformatted_20_Text"><text:s text:c="3"/>for them). <text:s/>The notion long favored among hackers that cosmic</text:p>
      <text:p text:style-name="Preformatted_20_Text"><text:s text:c="3"/>rays are among the causes of such events turns out to be a myth;</text:p>
      <text:p text:style-name="Preformatted_20_Text"><text:s text:c="3"/>see the {cosmic rays} entry for details.</text:p>
      <text:p text:style-name="Preformatted_20_Text"/>
      <text:p text:style-name="Preformatted_20_Text"><text:s text:c="3"/>The term {software rot} is almost synonymous. <text:s/>Software rot is</text:p>
      <text:p text:style-name="Preformatted_20_Text"><text:s text:c="3"/>the effect, bit rot the notional cause.</text:p>
      <text:p text:style-name="Preformatted_20_Text"/>
      <text:p text:style-name="Preformatted_20_Text">:bit twiddling: n. 1. (pejorative) An exercise in tuning (see</text:p>
      <text:p text:style-name="Preformatted_20_Text"><text:s text:c="3"/>{tune}) in which incredible amounts of time and effort go to</text:p>
      <text:p text:style-name="Preformatted_20_Text"><text:s text:c="3"/>produce little noticeable improvement, often with the result that</text:p>
      <text:p text:style-name="Preformatted_20_Text"><text:s text:c="3"/>the code has become incomprehensible. <text:s/>2. Aimless small</text:p>
      <text:p text:style-name="Preformatted_20_Text"><text:s text:c="3"/>modification to a program, esp. for some pointless goal.</text:p>
      <text:p text:style-name="Preformatted_20_Text"><text:s text:c="3"/>3. Approx. syn. for {bit bashing}; esp. used for the act of</text:p>
      <text:p text:style-name="Preformatted_20_Text"><text:s text:c="3"/>frobbing the device control register of a peripheral in an attempt</text:p>
      <text:p text:style-name="Preformatted_20_Text"><text:s text:c="3"/>to get it back to a known state.</text:p>
      <text:p text:style-name="Preformatted_20_Text"/>
      <text:p text:style-name="Preformatted_20_Text">:bit-paired keyboard: n. obs. (alt. `bit-shift keyboard') A</text:p>
      <text:p text:style-name="Preformatted_20_Text"><text:s text:c="3"/>non-standard keyboard layout that seems to have originated with the</text:p>
      <text:p text:style-name="Preformatted_20_Text"><text:s text:c="3"/>Teletype ASR-33 and remained common for several years on early</text:p>
      <text:p text:style-name="Preformatted_20_Text"><text:s text:c="3"/>computer equipment. <text:s/>The ASR-33 was a mechanical device (see</text:p>
      <text:p text:style-name="Preformatted_20_Text"><text:s text:c="3"/>{EOU}), so the only way to generate the character codes from</text:p>
      <text:p text:style-name="Preformatted_20_Text"><text:s text:c="3"/>keystrokes was by some physical linkage. <text:s/>The design of the ASR-33</text:p>
      <text:p text:style-name="Preformatted_20_Text"><text:s text:c="3"/>assigned each character key a basic pattern that could be modified</text:p>
      <text:p text:style-name="Preformatted_20_Text"><text:s text:c="3"/>by flipping bits if the SHIFT or the CTRL key was pressed. <text:s/>In</text:p>
      <text:p text:style-name="Preformatted_20_Text"><text:s text:c="3"/>order to avoid making the thing more of a Rube Goldberg kluge than</text:p>
      <text:p text:style-name="Preformatted_20_Text"><text:s text:c="3"/>it already was, the design had to group characters that shared the</text:p>
      <text:p text:style-name="Preformatted_20_Text"><text:s text:c="3"/>same basic bit pattern on one key.</text:p>
      <text:p text:style-name="Preformatted_20_Text"/>
      <text:p text:style-name="Preformatted_20_Text"><text:s text:c="3"/>Looking at the ASCII chart, we find:</text:p>
      <text:p text:style-name="Preformatted_20_Text"/>
      <text:p text:style-name="Preformatted_20_Text"><text:s text:c="5"/>high <text:s/>low bits</text:p>
      <text:p text:style-name="Preformatted_20_Text"><text:s text:c="5"/>bits <text:s/>0000 0001 0010 0011 0100 0101 0110 0111 1000 1001</text:p>
      <text:p text:style-name="Preformatted_20_Text"><text:s text:c="6"/>010 <text:s text:c="7"/>! <text:s text:c="3"/>" <text:s text:c="3"/># <text:s text:c="3"/>$ <text:s text:c="3"/>% <text:s text:c="3"/>&amp; <text:s text:c="3"/>' <text:s text:c="3"/>( <text:s text:c="3"/>)</text:p>
      <text:p text:style-name="Preformatted_20_Text"><text:s text:c="6"/>011 <text:s text:c="2"/>0 <text:s text:c="3"/>1 <text:s text:c="3"/>2 <text:s text:c="3"/>3 <text:s text:c="3"/>4 <text:s text:c="3"/>5 <text:s text:c="3"/>6 <text:s text:c="3"/>7 <text:s text:c="3"/>8 <text:s text:c="3"/>9</text:p>
      <text:p text:style-name="Preformatted_20_Text"><text:soft-page-break/></text:p>
      <text:p text:style-name="Preformatted_20_Text"><text:s text:c="3"/>This is why the characters !"#$%&amp;'() appear where they do on a</text:p>
      <text:p text:style-name="Preformatted_20_Text"><text:s text:c="3"/>Teletype (thankfully, they didn't use shift-0 for space). <text:s/>This was</text:p>
      <text:p text:style-name="Preformatted_20_Text"><text:s text:c="3"/>*not* the weirdest variant of the {QWERTY} layout widely</text:p>
      <text:p text:style-name="Preformatted_20_Text"><text:s text:c="3"/>seen, by the way; that prize should probably go to one of several</text:p>
      <text:p text:style-name="Preformatted_20_Text"><text:s text:c="3"/>(differing) arrangements on IBM's even clunkier 026 and 029 card</text:p>
      <text:p text:style-name="Preformatted_20_Text"><text:s text:c="3"/>punches.</text:p>
      <text:p text:style-name="Preformatted_20_Text"/>
      <text:p text:style-name="Preformatted_20_Text"><text:s text:c="3"/>When electronic terminals became popular, in the early 1970s, there</text:p>
      <text:p text:style-name="Preformatted_20_Text"><text:s text:c="3"/>was no agreement in the industry over how the keyboards should be</text:p>
      <text:p text:style-name="Preformatted_20_Text"><text:s text:c="3"/>laid out. <text:s/>Some vendors opted to emulate the Teletype keyboard,</text:p>
      <text:p text:style-name="Preformatted_20_Text"><text:s text:c="3"/>while others used the flexibility of electronic circuitry to make</text:p>
      <text:p text:style-name="Preformatted_20_Text"><text:s text:c="3"/>their product look like an office typewriter. <text:s/>These alternatives</text:p>
      <text:p text:style-name="Preformatted_20_Text"><text:s text:c="3"/>became known as `bit-paired' and `typewriter-paired' keyboards. <text:s/>To</text:p>
      <text:p text:style-name="Preformatted_20_Text"><text:s text:c="3"/>a hacker, the bit-paired keyboard seemed far more logical --- and</text:p>
      <text:p text:style-name="Preformatted_20_Text"><text:s text:c="3"/>because most hackers in those days had never learned to touch-type,</text:p>
      <text:p text:style-name="Preformatted_20_Text"><text:s text:c="3"/>there was little pressure from the pioneering users to adapt</text:p>
      <text:p text:style-name="Preformatted_20_Text"><text:s text:c="3"/>keyboards to the typewriter standard.</text:p>
      <text:p text:style-name="Preformatted_20_Text"/>
      <text:p text:style-name="Preformatted_20_Text"><text:s text:c="3"/>The doom of the bit-paired keyboard was the large-scale</text:p>
      <text:p text:style-name="Preformatted_20_Text"><text:s text:c="3"/>introduction of the computer terminal into the normal office</text:p>
      <text:p text:style-name="Preformatted_20_Text"><text:s text:c="3"/>environment, where out-and-out technophobes were expected to use</text:p>
      <text:p text:style-name="Preformatted_20_Text"><text:s text:c="3"/>the equipment. <text:s/>The `typewriter-paired' standard became universal,</text:p>
      <text:p text:style-name="Preformatted_20_Text"><text:s text:c="3"/>`bit-paired' hardware was quickly junked or relegated to dusty</text:p>
      <text:p text:style-name="Preformatted_20_Text"><text:s text:c="3"/>corners, and both terms passed into disuse.</text:p>
      <text:p text:style-name="Preformatted_20_Text"/>
      <text:p text:style-name="Preformatted_20_Text">:bitblt: /bit'blit/ n. [from {BLT}, q.v.] 1. Any of a family</text:p>
      <text:p text:style-name="Preformatted_20_Text"><text:s text:c="3"/>of closely related algorithms for moving and copying rectangles of</text:p>
      <text:p text:style-name="Preformatted_20_Text"><text:s text:c="3"/>bits between main and display memory on a bit-mapped device, or</text:p>
      <text:p text:style-name="Preformatted_20_Text"><text:s text:c="3"/>between two areas of either main or display memory (the requirement</text:p>
      <text:p text:style-name="Preformatted_20_Text"><text:s text:c="3"/>to do the {Right Thing} in the case of overlapping source and</text:p>
      <text:p text:style-name="Preformatted_20_Text"><text:s text:c="3"/>destination rectangles is what makes BitBlt tricky). <text:s/>2. Synonym</text:p>
      <text:p text:style-name="Preformatted_20_Text"><text:s text:c="3"/>for {blit} or {BLT}. <text:s/>Both uses are borderline techspeak.</text:p>
      <text:p text:style-name="Preformatted_20_Text"/>
      <text:p text:style-name="Preformatted_20_Text">:BITNET: /bit'net/ [acronym: Because It's Time NETwork] n.</text:p>
      <text:p text:style-name="Preformatted_20_Text"><text:s text:c="3"/>Everybody's least favorite piece of the network (see {network,</text:p>
      <text:p text:style-name="Preformatted_20_Text"><text:s text:c="3"/>the}). <text:s/>The BITNET hosts are a collection of IBM dinosaurs and</text:p>
      <text:p text:style-name="Preformatted_20_Text"><text:s text:c="3"/>VAXen (the latter with lobotomized comm hardware) that communicate</text:p>
      <text:p text:style-name="Preformatted_20_Text"><text:s text:c="3"/>using 80-character {{EBCDIC}} card images (see {eighty-column</text:p>
      <text:p text:style-name="Preformatted_20_Text"><text:s text:c="3"/>mind}); thus, they tend to mangle the headers and text of</text:p>
      <text:p text:style-name="Preformatted_20_Text"><text:s text:c="3"/>third-party traffic from the rest of the ASCII/{RFC}-822 world with</text:p>
      <text:p text:style-name="Preformatted_20_Text"><text:s text:c="3"/>annoying regularity. <text:s/>BITNET is also notorious as the apparent home</text:p>
      <text:p text:style-name="Preformatted_20_Text"><text:s text:c="3"/>of {BIFF}.</text:p>
      <text:p text:style-name="Preformatted_20_Text"/>
      <text:p text:style-name="Preformatted_20_Text">:bits: n.pl. 1. Information. <text:s/>Examples: "I need some bits about file</text:p>
      <text:p text:style-name="Preformatted_20_Text"><text:s text:c="3"/>formats." <text:s/>("I need to know about file formats.") <text:s/>Compare {core</text:p>
      <text:p text:style-name="Preformatted_20_Text"><text:s text:c="3"/>dump}, sense 4. <text:s/>2. Machine-readable representation of a document,</text:p>
      <text:p text:style-name="Preformatted_20_Text"><text:s text:c="3"/>specifically as contrasted with paper: <text:s/>"I have only a photocopy</text:p>
      <text:p text:style-name="Preformatted_20_Text"><text:s text:c="3"/>of the Jargon File; does anyone know where I can get the bits?".</text:p>
      <text:p text:style-name="Preformatted_20_Text"><text:s text:c="3"/>See {softcopy}, {source of all good bits} See also {bit}.</text:p>
      <text:p text:style-name="Preformatted_20_Text"/>
      <text:p text:style-name="Preformatted_20_Text">:bitty box: /bit'ee boks/ n. 1. A computer sufficiently small,</text:p>
      <text:p text:style-name="Preformatted_20_Text"><text:s text:c="3"/>primitive, or incapable as to cause a hacker acute claustrophobia</text:p>
      <text:p text:style-name="Preformatted_20_Text"><text:s text:c="3"/>at the thought of developing software on or for it. <text:s/>Especially</text:p>
      <text:p text:style-name="Preformatted_20_Text"><text:s text:c="3"/>used of small, obsolescent, single-tasking-only personal machines</text:p>
      <text:p text:style-name="Preformatted_20_Text"><text:s text:c="3"/>such as the Atari 800, Osborne, Sinclair, VIC-20, TRS-80, or</text:p>
      <text:p text:style-name="Preformatted_20_Text"><text:s text:c="3"/>IBM PC. <text:s/>2. [Pejorative] More generally, the opposite of `real</text:p>
      <text:p text:style-name="Preformatted_20_Text"><text:s text:c="3"/>computer' (see {Get a real computer!}). <text:s/>See also {mess-dos},</text:p>
      <text:p text:style-name="Preformatted_20_Text"><text:soft-page-break/><text:s text:c="3"/>{toaster}, and {toy}.</text:p>
      <text:p text:style-name="Preformatted_20_Text"/>
      <text:p text:style-name="Preformatted_20_Text">:bixie: /bik'see/ n. Variant {emoticon}s used on BIX (the Byte</text:p>
      <text:p text:style-name="Preformatted_20_Text"><text:s text:c="3"/>Information eXchange). <text:s/>The {smiley} bixie is &lt;@_@&gt;, apparently</text:p>
      <text:p text:style-name="Preformatted_20_Text"><text:s text:c="3"/>intending to represent two cartoon eyes and a mouth. <text:s/>A few others</text:p>
      <text:p text:style-name="Preformatted_20_Text"><text:s text:c="3"/>have been reported.</text:p>
      <text:p text:style-name="Preformatted_20_Text"/>
      <text:p text:style-name="Preformatted_20_Text">:black art: n. A collection of arcane, unpublished, and (by</text:p>
      <text:p text:style-name="Preformatted_20_Text"><text:s text:c="3"/>implication) mostly ad-hoc techniques developed for a particular</text:p>
      <text:p text:style-name="Preformatted_20_Text"><text:s text:c="3"/>application or systems area (compare {black magic}). <text:s/>VLSI design</text:p>
      <text:p text:style-name="Preformatted_20_Text"><text:s text:c="3"/>and compiler code optimization were (in their beginnings)</text:p>
      <text:p text:style-name="Preformatted_20_Text"><text:s text:c="3"/>considered classic examples of black art; as theory developed they</text:p>
      <text:p text:style-name="Preformatted_20_Text"><text:s text:c="3"/>became {deep magic}, and once standard textbooks had been written,</text:p>
      <text:p text:style-name="Preformatted_20_Text"><text:s text:c="3"/>became merely {heavy wizardry}. <text:s/>The huge proliferation of formal</text:p>
      <text:p text:style-name="Preformatted_20_Text"><text:s text:c="3"/>and informal channels for spreading around new computer-related</text:p>
      <text:p text:style-name="Preformatted_20_Text"><text:s text:c="3"/>technologies during the last twenty years has made both the term</text:p>
      <text:p text:style-name="Preformatted_20_Text"><text:s text:c="3"/>`black art' and what it describes less common than formerly. <text:s/>See</text:p>
      <text:p text:style-name="Preformatted_20_Text"><text:s text:c="3"/>also {voodoo programming}.</text:p>
      <text:p text:style-name="Preformatted_20_Text"/>
      <text:p text:style-name="Preformatted_20_Text">:black hole: n. When a piece of email or netnews disappears</text:p>
      <text:p text:style-name="Preformatted_20_Text"><text:s text:c="3"/>mysteriously between its origin and destination sites (that is,</text:p>
      <text:p text:style-name="Preformatted_20_Text"><text:s text:c="3"/>without returning a {bounce message}) it is commonly said to have</text:p>
      <text:p text:style-name="Preformatted_20_Text"><text:s text:c="3"/>`fallen into a black hole'. <text:s/>"I think there's a black hole at</text:p>
      <text:p text:style-name="Preformatted_20_Text"><text:s text:c="3"/>foovax!" conveys suspicion that site foovax has been dropping</text:p>
      <text:p text:style-name="Preformatted_20_Text"><text:s text:c="3"/>a lot of stuff on the floor lately (see {drop on the floor}).</text:p>
      <text:p text:style-name="Preformatted_20_Text"><text:s text:c="3"/>The implied metaphor of email as interstellar travel is interesting</text:p>
      <text:p text:style-name="Preformatted_20_Text"><text:s text:c="3"/>in itself. <text:s/>Compare {bit bucket}.</text:p>
      <text:p text:style-name="Preformatted_20_Text"/>
      <text:p text:style-name="Preformatted_20_Text">:black magic: n. A technique that works, though nobody really</text:p>
      <text:p text:style-name="Preformatted_20_Text"><text:s text:c="3"/>understands why. <text:s/>More obscure than {voodoo programming}, which</text:p>
      <text:p text:style-name="Preformatted_20_Text"><text:s text:c="3"/>may be done by cookbook. <text:s/>Compare also {black art}, {deep</text:p>
      <text:p text:style-name="Preformatted_20_Text"><text:s text:c="3"/>magic}, and {magic number} (sense 2).</text:p>
      <text:p text:style-name="Preformatted_20_Text"/>
      <text:p text:style-name="Preformatted_20_Text">:blargh: /blarg/ [MIT] n. The opposite of {ping}, sense 5; an</text:p>
      <text:p text:style-name="Preformatted_20_Text"><text:s text:c="3"/>exclamation indicating that one has absorbed or is emitting a</text:p>
      <text:p text:style-name="Preformatted_20_Text"><text:s text:c="3"/>quantum of unhappiness. <text:s/>Less common than {ping}.</text:p>
      <text:p text:style-name="Preformatted_20_Text"/>
      <text:p text:style-name="Preformatted_20_Text">:blast: 1. vt.,n. Synonym for {BLT}, used esp. for large data</text:p>
      <text:p text:style-name="Preformatted_20_Text"><text:s text:c="3"/>sends over a network or comm line. <text:s/>Opposite of {snarf}. <text:s/>Usage:</text:p>
      <text:p text:style-name="Preformatted_20_Text"><text:s text:c="3"/>uncommon. <text:s/>The variant `blat' has been reported. <text:s/>2. vt.</text:p>
      <text:p text:style-name="Preformatted_20_Text"><text:s text:c="3"/>[HP/Apollo] Synonymous with {nuke} (sense 3). <text:s/>Sometimes the</text:p>
      <text:p text:style-name="Preformatted_20_Text"><text:s text:c="3"/>message `Unable to kill all processes. <text:s/>Blast them (y/n)?' would</text:p>
      <text:p text:style-name="Preformatted_20_Text"><text:s text:c="3"/>appear in the command window upon logout.</text:p>
      <text:p text:style-name="Preformatted_20_Text"/>
      <text:p text:style-name="Preformatted_20_Text">:blat: n. 1. Syn. {blast}, sense 1. <text:s/>2. See {thud}.</text:p>
      <text:p text:style-name="Preformatted_20_Text"/>
      <text:p text:style-name="Preformatted_20_Text">:bletch: /blech/ [from Yiddish/German `brechen', to vomit, poss.</text:p>
      <text:p text:style-name="Preformatted_20_Text"><text:s text:c="3"/>via comic-strip exclamation `blech'] interj. <text:s/>Term of disgust.</text:p>
      <text:p text:style-name="Preformatted_20_Text"><text:s text:c="3"/>Often used in "Ugh, bletch". <text:s/>Compare {barf}.</text:p>
      <text:p text:style-name="Preformatted_20_Text"/>
      <text:p text:style-name="Preformatted_20_Text">:bletcherous: /blech'*-r*s/ adj. Disgusting in design or function;</text:p>
      <text:p text:style-name="Preformatted_20_Text"><text:s text:c="3"/>esthetically unappealing. <text:s/>This word is seldom used of people.</text:p>
      <text:p text:style-name="Preformatted_20_Text"><text:s text:c="3"/>"This keyboard is bletcherous!" (Perhaps the keys don't work very</text:p>
      <text:p text:style-name="Preformatted_20_Text"><text:s text:c="3"/>well, or are misplaced.) <text:s/>See {losing}, {cretinous},</text:p>
      <text:p text:style-name="Preformatted_20_Text"><text:s text:c="3"/>{bagbiter}, {bogus}, and {random}. <text:s/>The term {bletcherous}</text:p>
      <text:p text:style-name="Preformatted_20_Text"><text:s text:c="3"/>applies to the esthetics of the thing so described; similarly for</text:p>
      <text:p text:style-name="Preformatted_20_Text"><text:s text:c="3"/>{cretinous}. <text:s/>By contrast, something that is `losing' or</text:p>
      <text:p text:style-name="Preformatted_20_Text"><text:s text:c="3"/>`bagbiting' may be failing to meet objective criteria. <text:s/>See also</text:p>
      <text:p text:style-name="Preformatted_20_Text"><text:soft-page-break/><text:s text:c="3"/>{bogus} and {random}, which have richer and wider shades of</text:p>
      <text:p text:style-name="Preformatted_20_Text"><text:s text:c="3"/>meaning than any of the above.</text:p>
      <text:p text:style-name="Preformatted_20_Text"/>
      <text:p text:style-name="Preformatted_20_Text">:blinkenlights: /blink'*n-li:tz/ n. Front-panel diagnostic lights</text:p>
      <text:p text:style-name="Preformatted_20_Text"><text:s text:c="3"/>on a computer, esp. a {dinosaur}. <text:s/>Derives from the last word</text:p>
      <text:p text:style-name="Preformatted_20_Text"><text:s text:c="3"/>of the famous blackletter-Gothic sign in mangled pseudo-German that</text:p>
      <text:p text:style-name="Preformatted_20_Text"><text:s text:c="3"/>once graced about half the computer rooms in the English-speaking</text:p>
      <text:p text:style-name="Preformatted_20_Text"><text:s text:c="3"/>world. <text:s/>One version ran in its entirety as follows:</text:p>
      <text:p text:style-name="Preformatted_20_Text"/>
      <text:p text:style-name="Preformatted_20_Text"><text:s text:c="19"/>ACHTUNG! <text:s/>ALLES LOOKENSPEEPERS! <text:s/>Das</text:p>
      <text:p text:style-name="Preformatted_20_Text"><text:s text:c="5"/>computermachine ist nicht fuer gefingerpoken und mittengrabben.</text:p>
      <text:p text:style-name="Preformatted_20_Text"><text:s text:c="5"/>Ist easy schnappen der springenwerk, blowenfusen und poppencorken</text:p>
      <text:p text:style-name="Preformatted_20_Text"><text:s text:c="5"/>mit spitzensparken. <text:s/>Ist nicht fuer gewerken bei das dumpkopfen.</text:p>
      <text:p text:style-name="Preformatted_20_Text"><text:s text:c="5"/>Das rubbernecken sichtseeren keepen das cotten-pickenen hans in das</text:p>
      <text:p text:style-name="Preformatted_20_Text"><text:s text:c="5"/>pockets muss; relaxen und watchen das blinkenlichten.</text:p>
      <text:p text:style-name="Preformatted_20_Text"/>
      <text:p text:style-name="Preformatted_20_Text"><text:s text:c="3"/>This silliness dates back at least as far as 1959 at Stanford</text:p>
      <text:p text:style-name="Preformatted_20_Text"><text:s text:c="3"/>University and had already gone international by the early 1960s,</text:p>
      <text:p text:style-name="Preformatted_20_Text"><text:s text:c="3"/>when it was reported at London University's ATLAS computing site.</text:p>
      <text:p text:style-name="Preformatted_20_Text"><text:s text:c="3"/>There are several variants of it in circulation, some of which</text:p>
      <text:p text:style-name="Preformatted_20_Text"><text:s text:c="3"/>actually do end with the word `blinkenlights'.</text:p>
      <text:p text:style-name="Preformatted_20_Text"/>
      <text:p text:style-name="Preformatted_20_Text"><text:s text:c="3"/>In an amusing example of turnabout-is-fair-play, German hackers</text:p>
      <text:p text:style-name="Preformatted_20_Text"><text:s text:c="3"/>have developed their own versions of the blinkenlights poster in</text:p>
      <text:p text:style-name="Preformatted_20_Text"><text:s text:c="3"/>fractured English, one of which is reproduced here:</text:p>
      <text:p text:style-name="Preformatted_20_Text"/>
      <text:p text:style-name="Preformatted_20_Text"><text:s text:c="31"/>ATTENTION</text:p>
      <text:p text:style-name="Preformatted_20_Text"><text:s text:c="8"/>This room is fullfilled mit special electronische equippment.</text:p>
      <text:p text:style-name="Preformatted_20_Text"><text:s text:c="8"/>Fingergrabbing and pressing the cnoeppkes from the computers is</text:p>
      <text:p text:style-name="Preformatted_20_Text"><text:s text:c="8"/>allowed for die experts only! <text:s/>So all the "lefthanders" stay away</text:p>
      <text:p text:style-name="Preformatted_20_Text"><text:s text:c="8"/>and do not disturben the brainstorming von here working</text:p>
      <text:p text:style-name="Preformatted_20_Text"><text:s text:c="8"/>intelligencies. <text:s/>Otherwise you will be out thrown and kicked</text:p>
      <text:p text:style-name="Preformatted_20_Text"><text:s text:c="8"/>anderswhere! <text:s/>Also: please keep still and only watchen astaunished</text:p>
      <text:p text:style-name="Preformatted_20_Text"><text:s text:c="8"/>the blinkenlights.</text:p>
      <text:p text:style-name="Preformatted_20_Text"/>
      <text:p text:style-name="Preformatted_20_Text"><text:s text:c="3"/>See also {geef}.</text:p>
      <text:p text:style-name="Preformatted_20_Text"/>
      <text:p text:style-name="Preformatted_20_Text">:blit: /blit/ vt. 1. To copy a large array of bits from one part</text:p>
      <text:p text:style-name="Preformatted_20_Text"><text:s text:c="3"/>of a computer's memory to another part, particularly when the</text:p>
      <text:p text:style-name="Preformatted_20_Text"><text:s text:c="3"/>memory is being used to determine what is shown on a display</text:p>
      <text:p text:style-name="Preformatted_20_Text"><text:s text:c="3"/>screen. <text:s/>"The storage allocator picks through the table and copies</text:p>
      <text:p text:style-name="Preformatted_20_Text"><text:s text:c="3"/>the good parts up into high memory, and then blits it all back down</text:p>
      <text:p text:style-name="Preformatted_20_Text"><text:s text:c="3"/>again." <text:s/>See {bitblt}, {BLT}, {dd}, {cat}, {blast},</text:p>
      <text:p text:style-name="Preformatted_20_Text"><text:s text:c="3"/>{snarf}. <text:s/>More generally, to perform some operation (such as</text:p>
      <text:p text:style-name="Preformatted_20_Text"><text:s text:c="3"/>toggling) on a large array of bits while moving them. <text:s/>2. Sometimes</text:p>
      <text:p text:style-name="Preformatted_20_Text"><text:s text:c="3"/>all-capitalized as `BLIT': an early experimental bit-mapped</text:p>
      <text:p text:style-name="Preformatted_20_Text"><text:s text:c="3"/>terminal designed by Rob Pike at Bell Labs, later commercialized as</text:p>
      <text:p text:style-name="Preformatted_20_Text"><text:s text:c="3"/>the AT&amp;T 5620. <text:s/>(The folk etymology from `Bell Labs Intelligent</text:p>
      <text:p text:style-name="Preformatted_20_Text"><text:s text:c="3"/>Terminal' is incorrect. <text:s/>Its creators liked to claim that "Blit"</text:p>
      <text:p text:style-name="Preformatted_20_Text"><text:s text:c="3"/>stood for the Bacon, Lettuce, and Interactive Tomato.)</text:p>
      <text:p text:style-name="Preformatted_20_Text"/>
      <text:p text:style-name="Preformatted_20_Text">:blitter: /blit'r/ n. A special-purpose chip or hardware system</text:p>
      <text:p text:style-name="Preformatted_20_Text"><text:s text:c="3"/>built to perform {blit} operations, esp. used for fast</text:p>
      <text:p text:style-name="Preformatted_20_Text"><text:s text:c="3"/>implementation of bit-mapped graphics. <text:s/>The Commodore Amiga and a</text:p>
      <text:p text:style-name="Preformatted_20_Text"><text:s text:c="3"/>few other micros have these, but in 1991 the trend is away from</text:p>
      <text:p text:style-name="Preformatted_20_Text"><text:s text:c="3"/>them (however, see {cycle of reincarnation}). <text:s/>Syn. {raster</text:p>
      <text:p text:style-name="Preformatted_20_Text"><text:s text:c="3"/>blaster}.</text:p>
      <text:p text:style-name="Preformatted_20_Text"/>
      <text:p text:style-name="Preformatted_20_Text"><text:soft-page-break/>:blivet: /bliv'*t/ [allegedly from a World War II military term</text:p>
      <text:p text:style-name="Preformatted_20_Text"><text:s text:c="3"/>meaning "ten pounds of manure in a five-pound bag"] n. 1. An</text:p>
      <text:p text:style-name="Preformatted_20_Text"><text:s text:c="3"/>intractable problem. <text:s/>2. A crucial piece of hardware that can't be</text:p>
      <text:p text:style-name="Preformatted_20_Text"><text:s text:c="3"/>fixed or replaced if it breaks. <text:s/>3. A tool that has been hacked</text:p>
      <text:p text:style-name="Preformatted_20_Text"><text:s text:c="3"/>over by so many incompetent programmers that it has become an</text:p>
      <text:p text:style-name="Preformatted_20_Text"><text:s text:c="3"/>unmaintainable tissue of hacks. <text:s/>4. An out-of-control but</text:p>
      <text:p text:style-name="Preformatted_20_Text"><text:s text:c="3"/>unkillable development effort. <text:s/>5. An embarrassing bug that pops up</text:p>
      <text:p text:style-name="Preformatted_20_Text"><text:s text:c="3"/>during a customer demo. <text:s/>6. In the subjargon of computer security</text:p>
      <text:p text:style-name="Preformatted_20_Text"><text:s text:c="3"/>specialists, a denial-of-service attack performed by hogging</text:p>
      <text:p text:style-name="Preformatted_20_Text"><text:s text:c="3"/>limited resources that have no access controls (for example, shared</text:p>
      <text:p text:style-name="Preformatted_20_Text"><text:s text:c="3"/>spool space on a multi-user system).</text:p>
      <text:p text:style-name="Preformatted_20_Text"/>
      <text:p text:style-name="Preformatted_20_Text"><text:s text:c="3"/>This term has other meanings in other technical cultures; among</text:p>
      <text:p text:style-name="Preformatted_20_Text"><text:s text:c="3"/>experimental physicists and hardware engineers of various kinds it</text:p>
      <text:p text:style-name="Preformatted_20_Text"><text:s text:c="3"/>seems to mean any random object of unknown purpose (similar to</text:p>
      <text:p text:style-name="Preformatted_20_Text"><text:s text:c="3"/>hackish use of {frob}). <text:s/>It has also been used to describe an</text:p>
      <text:p text:style-name="Preformatted_20_Text"><text:s text:c="3"/>amusing trick-the-eye drawing resembling a three-pronged fork that</text:p>
      <text:p text:style-name="Preformatted_20_Text"><text:s text:c="3"/>appears to depict a three-dimensional object until one realizes</text:p>
      <text:p text:style-name="Preformatted_20_Text"><text:s text:c="3"/>that the parts fit together in an impossible way.</text:p>
      <text:p text:style-name="Preformatted_20_Text"/>
      <text:p text:style-name="Preformatted_20_Text">:BLOB: [acronym, Binary Large OBject] n. Used by database people to</text:p>
      <text:p text:style-name="Preformatted_20_Text"><text:s text:c="3"/>refer to any random large block of bits which needs to be stored in</text:p>
      <text:p text:style-name="Preformatted_20_Text"><text:s text:c="3"/>a database, such as a picture or sound file. <text:s/>The essential point</text:p>
      <text:p text:style-name="Preformatted_20_Text"><text:s text:c="3"/>about a BLOB is that it's an object you can't interpret within the</text:p>
      <text:p text:style-name="Preformatted_20_Text"><text:s text:c="3"/>database itself.</text:p>
      <text:p text:style-name="Preformatted_20_Text"/>
      <text:p text:style-name="Preformatted_20_Text">:block: [from process scheduling terminology in OS theory] 1. vi.</text:p>
      <text:p text:style-name="Preformatted_20_Text"><text:s text:c="3"/>To delay or sit idle while waiting for something. <text:s/>"We're blocking</text:p>
      <text:p text:style-name="Preformatted_20_Text"><text:s text:c="3"/>until everyone gets here." <text:s/>Compare {busy-wait}. <text:s/>2. `block</text:p>
      <text:p text:style-name="Preformatted_20_Text"><text:s text:c="3"/>on' vt. To block, waiting for (something). <text:s/>"Lunch is blocked on</text:p>
      <text:p text:style-name="Preformatted_20_Text"><text:s text:c="3"/>Phil's arrival."</text:p>
      <text:p text:style-name="Preformatted_20_Text"/>
      <text:p text:style-name="Preformatted_20_Text">:block transfer computations: n. From the television series</text:p>
      <text:p text:style-name="Preformatted_20_Text"><text:s text:c="3"/>"Dr. Who", in which it referred to computations so fiendishly</text:p>
      <text:p text:style-name="Preformatted_20_Text"><text:s text:c="3"/>subtle and complex that they could not be performed by machines.</text:p>
      <text:p text:style-name="Preformatted_20_Text"><text:s text:c="3"/>Used to refer to any task that should be expressible as an</text:p>
      <text:p text:style-name="Preformatted_20_Text"><text:s text:c="3"/>algorithm in theory, but isn't.</text:p>
      <text:p text:style-name="Preformatted_20_Text"/>
      <text:p text:style-name="Preformatted_20_Text">:blow an EPROM: /bloh *n ee'prom/ v. (alt. `blast an EPROM',</text:p>
      <text:p text:style-name="Preformatted_20_Text"><text:s text:c="3"/>`burn an EPROM') To program a read-only memory, e.g. for use</text:p>
      <text:p text:style-name="Preformatted_20_Text"><text:s text:c="3"/>with an embedded system. <text:s/>This term arises because the programming</text:p>
      <text:p text:style-name="Preformatted_20_Text"><text:s text:c="3"/>process for the Programmable Read-Only Memories (PROMs) that</text:p>
      <text:p text:style-name="Preformatted_20_Text"><text:s text:c="3"/>preceded present-day Erasable Programmable Read-Only Memories</text:p>
      <text:p text:style-name="Preformatted_20_Text"><text:s text:c="3"/>(EPROMs) involved intentionally blowing tiny electrical fuses on</text:p>
      <text:p text:style-name="Preformatted_20_Text"><text:s text:c="3"/>the chip. <text:s/>Thus, one was said to `blow' (or `blast') a PROM, and</text:p>
      <text:p text:style-name="Preformatted_20_Text"><text:s text:c="3"/>the terminology carried over even though the write process on</text:p>
      <text:p text:style-name="Preformatted_20_Text"><text:s text:c="3"/>EPROMs is nondestructive.</text:p>
      <text:p text:style-name="Preformatted_20_Text"/>
      <text:p text:style-name="Preformatted_20_Text">:blow away: vt. To remove (files and directories) from permanent</text:p>
      <text:p text:style-name="Preformatted_20_Text"><text:s text:c="3"/>storage, generally by accident. <text:s/>"He reformatted the wrong</text:p>
      <text:p text:style-name="Preformatted_20_Text"><text:s text:c="3"/>partition and blew away last night's netnews." <text:s/>Oppose {nuke}.</text:p>
      <text:p text:style-name="Preformatted_20_Text"/>
      <text:p text:style-name="Preformatted_20_Text">:blow out: vi. Of software, to fail spectacularly; almost as</text:p>
      <text:p text:style-name="Preformatted_20_Text"><text:s text:c="3"/>serious as {crash and burn}. <text:s/>See {blow past}, {blow up},</text:p>
      <text:p text:style-name="Preformatted_20_Text"><text:s text:c="3"/>{die horribly}.</text:p>
      <text:p text:style-name="Preformatted_20_Text"/>
      <text:p text:style-name="Preformatted_20_Text">:blow past: vt. To {blow out} despite a safeguard. <text:s/>"The server blew</text:p>
      <text:p text:style-name="Preformatted_20_Text"><text:s text:c="3"/>past the 5K reserve buffer."</text:p>
      <text:p text:style-name="Preformatted_20_Text"><text:soft-page-break/></text:p>
      <text:p text:style-name="Preformatted_20_Text">:blow up: vi. 1. [scientific computation] To become unstable. <text:s/>Suggests</text:p>
      <text:p text:style-name="Preformatted_20_Text"><text:s text:c="3"/>that the computation is diverging so rapidly that it will soon</text:p>
      <text:p text:style-name="Preformatted_20_Text"><text:s text:c="3"/>overflow or at least go {nonlinear}. <text:s/>2. <text:s/>Syn. {blow out}.</text:p>
      <text:p text:style-name="Preformatted_20_Text"/>
      <text:p text:style-name="Preformatted_20_Text">:BLT: /B-L-T/, /bl*t/ or (rarely) /belt/ n.,vt. Synonym for</text:p>
      <text:p text:style-name="Preformatted_20_Text"><text:s text:c="3"/>{blit}. <text:s/>This is the original form of {blit} and the ancestor</text:p>
      <text:p text:style-name="Preformatted_20_Text"><text:s text:c="3"/>of {bitblt}. <text:s/>It referred to any large bit-field copy or move</text:p>
      <text:p text:style-name="Preformatted_20_Text"><text:s text:c="3"/>operation (one resource-intensive memory-shuffling operation done</text:p>
      <text:p text:style-name="Preformatted_20_Text"><text:s text:c="3"/>on pre-paged versions of ITS, WAITS, and TOPS-10 was sardonically</text:p>
      <text:p text:style-name="Preformatted_20_Text"><text:s text:c="3"/>referred to as `The Big BLT'). <text:s/>The jargon usage has outlasted the</text:p>
      <text:p text:style-name="Preformatted_20_Text"><text:s text:c="3"/>{PDP-10} BLock Transfer instruction from which {BLT} derives;</text:p>
      <text:p text:style-name="Preformatted_20_Text"><text:s text:c="3"/>nowadays, the assembler mnemonic {BLT} almost always means</text:p>
      <text:p text:style-name="Preformatted_20_Text"><text:s text:c="3"/>`Branch if Less Than zero'.</text:p>
      <text:p text:style-name="Preformatted_20_Text"/>
      <text:p text:style-name="Preformatted_20_Text">:Blue Book: n. 1. Informal name for one of the three standard</text:p>
      <text:p text:style-name="Preformatted_20_Text"><text:s text:c="3"/>references on the page-layout and graphics-control language</text:p>
      <text:p text:style-name="Preformatted_20_Text"><text:s text:c="3"/>{{PostScript}} (`PostScript Language Tutorial and Cookbook',</text:p>
      <text:p text:style-name="Preformatted_20_Text"><text:s text:c="3"/>Adobe Systems, Addison-Wesley 1985, QA76.73.P67P68, ISBN</text:p>
      <text:p text:style-name="Preformatted_20_Text"><text:s text:c="3"/>0-201-10179-3); the other three official guides are known as the</text:p>
      <text:p text:style-name="Preformatted_20_Text"><text:s text:c="3"/>{Green Book}, the {Red Book}, and the {White Book} (sense</text:p>
      <text:p text:style-name="Preformatted_20_Text"><text:s text:c="3"/>2). <text:s/>2. Informal name for one of the three standard references on</text:p>
      <text:p text:style-name="Preformatted_20_Text"><text:s text:c="3"/>Smalltalk: `Smalltalk-80: The Language and its</text:p>
      <text:p text:style-name="Preformatted_20_Text"><text:s text:c="3"/>Implementation', David Robson, Addison-Wesley 1983, QA76.8.S635G64,</text:p>
      <text:p text:style-name="Preformatted_20_Text"><text:s text:c="3"/>ISBN 0-201-11371-63 (this is also associated with green and red</text:p>
      <text:p text:style-name="Preformatted_20_Text"><text:s text:c="3"/>books). <text:s/>3. Any of the 1988 standards issued by the CCITT's</text:p>
      <text:p text:style-name="Preformatted_20_Text"><text:s text:c="3"/>ninth plenary assembly. <text:s/>These include, among other things, the</text:p>
      <text:p text:style-name="Preformatted_20_Text"><text:s text:c="3"/>X.400 email spec and the Group 1 through 4 fax standards. <text:s/>See also</text:p>
      <text:p text:style-name="Preformatted_20_Text"><text:s text:c="3"/>{{book titles}}.</text:p>
      <text:p text:style-name="Preformatted_20_Text"/>
      <text:p text:style-name="Preformatted_20_Text">:Blue Glue: [IBM] n. IBM's SNA (Systems Network Architecture), an</text:p>
      <text:p text:style-name="Preformatted_20_Text"><text:s text:c="3"/>incredibly {losing} and {bletcherous} communications protocol</text:p>
      <text:p text:style-name="Preformatted_20_Text"><text:s text:c="3"/>widely favored at commercial shops that don't know any better. <text:s/>The</text:p>
      <text:p text:style-name="Preformatted_20_Text"><text:s text:c="3"/>official IBM definition is "that which binds blue boxes</text:p>
      <text:p text:style-name="Preformatted_20_Text"><text:s text:c="3"/>together." <text:s/>See {fear and loathing}. <text:s/>It may not be irrelevant</text:p>
      <text:p text:style-name="Preformatted_20_Text"><text:s text:c="3"/>that {Blue Glue} is the trade name of a 3M product that is</text:p>
      <text:p text:style-name="Preformatted_20_Text"><text:s text:c="3"/>commonly used to hold down the carpet squares to the removable</text:p>
      <text:p text:style-name="Preformatted_20_Text"><text:s text:c="3"/>panel floors common in {dinosaur pen}s. <text:s/>A correspondent at</text:p>
      <text:p text:style-name="Preformatted_20_Text"><text:s text:c="3"/>U. Minn. reports that the CS department there has about 80 bottles</text:p>
      <text:p text:style-name="Preformatted_20_Text"><text:s text:c="3"/>of the stuff hanging about, so they often refer to any messy work</text:p>
      <text:p text:style-name="Preformatted_20_Text"><text:s text:c="3"/>to be done as `using the blue glue'.</text:p>
      <text:p text:style-name="Preformatted_20_Text"/>
      <text:p text:style-name="Preformatted_20_Text">:blue goo: n. Term for `police' {nanobot}s intended to prevent</text:p>
      <text:p text:style-name="Preformatted_20_Text"><text:s text:c="3"/>{gray goo}, denature hazardous waste, destroy pollution, put</text:p>
      <text:p text:style-name="Preformatted_20_Text"><text:s text:c="3"/>ozone back into the stratosphere, prevent halitosis, and promote</text:p>
      <text:p text:style-name="Preformatted_20_Text"><text:s text:c="3"/>truth, justice, and the American way, etc. <text:s/>See</text:p>
      <text:p text:style-name="Preformatted_20_Text"><text:s text:c="3"/>{{nanotechnology}}.</text:p>
      <text:p text:style-name="Preformatted_20_Text"/>
      <text:p text:style-name="Preformatted_20_Text">:blue wire: [IBM] n. Patch wires added to circuit boards at the factory to</text:p>
      <text:p text:style-name="Preformatted_20_Text"><text:s text:c="3"/>correct design or fabrication problems. <text:s/>This may be necessary if</text:p>
      <text:p text:style-name="Preformatted_20_Text"><text:s text:c="3"/>there hasn't been time to design and qualify another board version.</text:p>
      <text:p text:style-name="Preformatted_20_Text"><text:s text:c="3"/>Compare {purple wire}, {red wire}, {yellow wire}.</text:p>
      <text:p text:style-name="Preformatted_20_Text"/>
      <text:p text:style-name="Preformatted_20_Text">:blurgle: /bler'gl/ [Great Britain] n. Spoken {metasyntactic</text:p>
      <text:p text:style-name="Preformatted_20_Text"><text:s text:c="3"/>variable}, to indicate some text which is obvious from context, or</text:p>
      <text:p text:style-name="Preformatted_20_Text"><text:s text:c="3"/>which is already known. If several words are to be replaced,</text:p>
      <text:p text:style-name="Preformatted_20_Text"><text:s text:c="3"/>blurgle may well be doubled or trebled. "To look for something in</text:p>
      <text:p text:style-name="Preformatted_20_Text"><text:s text:c="3"/>several files use `grep string blurgle blurgle'." <text:s/>In each case,</text:p>
      <text:p text:style-name="Preformatted_20_Text"><text:soft-page-break/><text:s text:c="3"/>"blurgle blurgle" would be understood to be replaced by the file</text:p>
      <text:p text:style-name="Preformatted_20_Text"><text:s text:c="3"/>you wished to search. <text:s/>Compare {mumble}, sense 6.</text:p>
      <text:p text:style-name="Preformatted_20_Text"/>
      <text:p text:style-name="Preformatted_20_Text">:BNF: /B-N-F/ n. 1. [techspeak] Acronym for `Backus-Naur Form', a</text:p>
      <text:p text:style-name="Preformatted_20_Text"><text:s text:c="3"/>metasyntactic notation used to specify the syntax of programming</text:p>
      <text:p text:style-name="Preformatted_20_Text"><text:s text:c="3"/>languages, command sets, and the like. <text:s/>Widely used for language</text:p>
      <text:p text:style-name="Preformatted_20_Text"><text:s text:c="3"/>descriptions but seldom documented anywhere, so that it must</text:p>
      <text:p text:style-name="Preformatted_20_Text"><text:s text:c="3"/>usually be learned by osmosis from other hackers. <text:s/>Consider this</text:p>
      <text:p text:style-name="Preformatted_20_Text"><text:s text:c="3"/>BNF for a U.S. postal address:</text:p>
      <text:p text:style-name="Preformatted_20_Text"/>
      <text:p text:style-name="Preformatted_20_Text"><text:s text:c="6"/>&lt;postal-address&gt; ::= &lt;name-part&gt; &lt;street-address&gt; &lt;zip-part&gt;</text:p>
      <text:p text:style-name="Preformatted_20_Text"/>
      <text:p text:style-name="Preformatted_20_Text"><text:s text:c="6"/>&lt;personal-part&gt; ::= &lt;name&gt; | &lt;initial&gt; "."</text:p>
      <text:p text:style-name="Preformatted_20_Text"/>
      <text:p text:style-name="Preformatted_20_Text"><text:s text:c="6"/>&lt;name-part&gt; ::= &lt;personal-part&gt; &lt;last-name&gt; [&lt;jr-part&gt;] &lt;EOL&gt;</text:p>
      <text:p text:style-name="Preformatted_20_Text"><text:s text:c="20"/>| &lt;personal-part&gt; &lt;name-part&gt;</text:p>
      <text:p text:style-name="Preformatted_20_Text"/>
      <text:p text:style-name="Preformatted_20_Text"><text:s text:c="6"/>&lt;street-address&gt; ::= [&lt;apt&gt;] &lt;house-num&gt; &lt;street-name&gt; &lt;EOL&gt;</text:p>
      <text:p text:style-name="Preformatted_20_Text"/>
      <text:p text:style-name="Preformatted_20_Text"><text:s text:c="6"/>&lt;zip-part&gt; ::= &lt;town-name&gt; "," &lt;state-code&gt; &lt;ZIP-code&gt; &lt;EOL&gt;</text:p>
      <text:p text:style-name="Preformatted_20_Text"/>
      <text:p text:style-name="Preformatted_20_Text"><text:s text:c="3"/>This translates into English as: "A postal-address consists of a</text:p>
      <text:p text:style-name="Preformatted_20_Text"><text:s text:c="3"/>name-part, followed by a street-address part, followed by a</text:p>
      <text:p text:style-name="Preformatted_20_Text"><text:s text:c="3"/>zip-code part. <text:s/>A personal-part consists of either a first name or</text:p>
      <text:p text:style-name="Preformatted_20_Text"><text:s text:c="3"/>an initial followed by a dot. <text:s/>A name-part consists of either: a</text:p>
      <text:p text:style-name="Preformatted_20_Text"><text:s text:c="3"/>personal-part followed by a last name followed by an optional</text:p>
      <text:p text:style-name="Preformatted_20_Text"><text:s text:c="3"/>`jr-part' (Jr., Sr., or dynastic number) and end-of-line, or a</text:p>
      <text:p text:style-name="Preformatted_20_Text"><text:s text:c="3"/>personal part followed by a name part (this rule illustrates the</text:p>
      <text:p text:style-name="Preformatted_20_Text"><text:s text:c="3"/>use of recursion in BNFs, covering the case of people who use</text:p>
      <text:p text:style-name="Preformatted_20_Text"><text:s text:c="3"/>multiple first and middle names and/or initials). <text:s/>A street address</text:p>
      <text:p text:style-name="Preformatted_20_Text"><text:s text:c="3"/>consists of an optional apartment specifier, followed by a street</text:p>
      <text:p text:style-name="Preformatted_20_Text"><text:s text:c="3"/>number, followed by a street name. <text:s/>A zip-part consists of a</text:p>
      <text:p text:style-name="Preformatted_20_Text"><text:s text:c="3"/>town-name, followed by a comma, followed by a state code, followed</text:p>
      <text:p text:style-name="Preformatted_20_Text"><text:s text:c="3"/>by a ZIP-code followed by an end-of-line." <text:s/>Note that many things</text:p>
      <text:p text:style-name="Preformatted_20_Text"><text:s text:c="3"/>(such as the format of a personal-part, apartment specifier, or</text:p>
      <text:p text:style-name="Preformatted_20_Text"><text:s text:c="3"/>ZIP-code) are left unspecified. <text:s/>These are presumed to be obvious</text:p>
      <text:p text:style-name="Preformatted_20_Text"><text:s text:c="3"/>from context or detailed somewhere nearby. <text:s/>See also {parse}.</text:p>
      <text:p text:style-name="Preformatted_20_Text"><text:s text:c="3"/>2. The term is also used loosely for any number of variants and</text:p>
      <text:p text:style-name="Preformatted_20_Text"><text:s text:c="3"/>extensions, possibly containing some or all of the {regexp}</text:p>
      <text:p text:style-name="Preformatted_20_Text"><text:s text:c="3"/>wildcards such as `*' or `+'. <text:s/>In fact the example above</text:p>
      <text:p text:style-name="Preformatted_20_Text"><text:s text:c="3"/>isn't the pure form invented for the Algol-60 report; it uses</text:p>
      <text:p text:style-name="Preformatted_20_Text"><text:s text:c="3"/>`[]', which was introduced a few years later in IBM's PL/I</text:p>
      <text:p text:style-name="Preformatted_20_Text"><text:s text:c="3"/>definition but is now universally recognized. <text:s/>3. In</text:p>
      <text:p text:style-name="Preformatted_20_Text"><text:s text:c="3"/>{{science-fiction fandom}}, BNF means `Big-Name Fan'</text:p>
      <text:p text:style-name="Preformatted_20_Text"><text:s text:c="3"/>(someone famous or notorious). <text:s/>Years ago a fan started handing out</text:p>
      <text:p text:style-name="Preformatted_20_Text"><text:s text:c="3"/>black-on-green BNF buttons at SF conventions; this confused the</text:p>
      <text:p text:style-name="Preformatted_20_Text"><text:s text:c="3"/>hacker contingent terribly.</text:p>
      <text:p text:style-name="Preformatted_20_Text"/>
      <text:p text:style-name="Preformatted_20_Text">:boa: [IBM] n. Any one of the fat cables that lurk under the floor</text:p>
      <text:p text:style-name="Preformatted_20_Text"><text:s text:c="3"/>in a {dinosaur pen}. <text:s/>Possibly so called because they display a</text:p>
      <text:p text:style-name="Preformatted_20_Text"><text:s text:c="3"/>ferocious life of their own when you try to lay them straight and</text:p>
      <text:p text:style-name="Preformatted_20_Text"><text:s text:c="3"/>flat after they have been coiled for some time. <text:s/>It is rumored</text:p>
      <text:p text:style-name="Preformatted_20_Text"><text:s text:c="3"/>within IBM that channel cables for the 370 are limited to 200 feet</text:p>
      <text:p text:style-name="Preformatted_20_Text"><text:s text:c="3"/>because beyond that length the boas get dangerous --- and it is</text:p>
      <text:p text:style-name="Preformatted_20_Text"><text:s text:c="3"/>worth noting that one of the major cable makers uses the trademark</text:p>
      <text:p text:style-name="Preformatted_20_Text"><text:s text:c="3"/>`Anaconda'.</text:p>
      <text:p text:style-name="Preformatted_20_Text"/>
      <text:p text:style-name="Preformatted_20_Text">:board: n. 1. In-context synonym for {bboard}; sometimes used</text:p>
      <text:p text:style-name="Preformatted_20_Text"><text:soft-page-break/><text:s text:c="3"/>even for USENET newsgroups. <text:s/>2. An electronic circuit board</text:p>
      <text:p text:style-name="Preformatted_20_Text"><text:s text:c="3"/>(compare {card}).</text:p>
      <text:p text:style-name="Preformatted_20_Text"/>
      <text:p text:style-name="Preformatted_20_Text">:boat anchor: n. 1. Like {doorstop} but more severe; implies that</text:p>
      <text:p text:style-name="Preformatted_20_Text"><text:s text:c="3"/>the offending hardware is irreversibly dead or useless. <text:s/>"That was</text:p>
      <text:p text:style-name="Preformatted_20_Text"><text:s text:c="3"/>a working motherboard once. <text:s/>One lightning strike later, instant</text:p>
      <text:p text:style-name="Preformatted_20_Text"><text:s text:c="3"/>boat anchor!" <text:s/>2. A person who just takes up space.</text:p>
      <text:p text:style-name="Preformatted_20_Text"/>
      <text:p text:style-name="Preformatted_20_Text">:BOF: /B-O-F/ or /bof/ n. Abbreviation for the phrase "Birds</text:p>
      <text:p text:style-name="Preformatted_20_Text"><text:s text:c="3"/>Of a Feather" (flocking together), an informal discussion group</text:p>
      <text:p text:style-name="Preformatted_20_Text"><text:s text:c="3"/>and/or bull session scheduled on a conference program. <text:s/>It is not</text:p>
      <text:p text:style-name="Preformatted_20_Text"><text:s text:c="3"/>clear where or when this term originated, but it is now associated</text:p>
      <text:p text:style-name="Preformatted_20_Text"><text:s text:c="3"/>with the USENIX conferences for UNIX techies and was already</text:p>
      <text:p text:style-name="Preformatted_20_Text"><text:s text:c="3"/>established there by 1984. <text:s/>It was used earlier than that at DECUS</text:p>
      <text:p text:style-name="Preformatted_20_Text"><text:s text:c="3"/>conferences, and is reported to have been common at SHARE meetings</text:p>
      <text:p text:style-name="Preformatted_20_Text"><text:s text:c="3"/>as far back as the early 1960s.</text:p>
      <text:p text:style-name="Preformatted_20_Text"/>
      <text:p text:style-name="Preformatted_20_Text">:bogo-sort: /boh`goh-sort'/ n. (var. `stupid-sort') The</text:p>
      <text:p text:style-name="Preformatted_20_Text"><text:s text:c="3"/>archetypical perversely awful algorithm (as opposed to {bubble</text:p>
      <text:p text:style-name="Preformatted_20_Text"><text:s text:c="3"/>sort}, which is merely the generic *bad* algorithm).</text:p>
      <text:p text:style-name="Preformatted_20_Text"><text:s text:c="3"/>Bogo-sort is equivalent to repeatedly throwing a deck of cards in</text:p>
      <text:p text:style-name="Preformatted_20_Text"><text:s text:c="3"/>the air, picking them up at random, and then testing whether they</text:p>
      <text:p text:style-name="Preformatted_20_Text"><text:s text:c="3"/>are in order. <text:s/>It serves as a sort of canonical example of</text:p>
      <text:p text:style-name="Preformatted_20_Text"><text:s text:c="3"/>awfulness. <text:s/>Looking at a program and seeing a dumb algorithm, one</text:p>
      <text:p text:style-name="Preformatted_20_Text"><text:s text:c="3"/>might say "Oh, I see, this program uses bogo-sort." <text:s/>Compare</text:p>
      <text:p text:style-name="Preformatted_20_Text"><text:s text:c="3"/>{bogus}, {brute force}.</text:p>
      <text:p text:style-name="Preformatted_20_Text"/>
      <text:p text:style-name="Preformatted_20_Text">:bogometer: /boh-gom'-*t-er/ n. See {bogosity}. <text:s/>Compare the</text:p>
      <text:p text:style-name="Preformatted_20_Text"><text:s text:c="3"/>`wankometer' described in the {wank} entry; see also</text:p>
      <text:p text:style-name="Preformatted_20_Text"><text:s text:c="3"/>{bogus}.</text:p>
      <text:p text:style-name="Preformatted_20_Text"/>
      <text:p text:style-name="Preformatted_20_Text">:bogon: /boh'gon/ [by analogy with proton/electron/neutron, but</text:p>
      <text:p text:style-name="Preformatted_20_Text"><text:s text:c="3"/>doubtless reinforced after 1980 by the similarity to Douglas</text:p>
      <text:p text:style-name="Preformatted_20_Text"><text:s text:c="3"/>Adams's `Vogons'; see the Bibliography in {appendix C}] n.</text:p>
      <text:p text:style-name="Preformatted_20_Text"><text:s text:c="3"/>1. The elementary particle of bogosity (see {quantum</text:p>
      <text:p text:style-name="Preformatted_20_Text"><text:s text:c="3"/>bogodynamics}). <text:s/>For instance, "the Ethernet is emitting bogons</text:p>
      <text:p text:style-name="Preformatted_20_Text"><text:s text:c="3"/>again" means that it is broken or acting in an erratic or bogus</text:p>
      <text:p text:style-name="Preformatted_20_Text"><text:s text:c="3"/>fashion. <text:s/>2. A query packet sent from a TCP/IP domain resolver to a</text:p>
      <text:p text:style-name="Preformatted_20_Text"><text:s text:c="3"/>root server, having the reply bit set instead of the query bit.</text:p>
      <text:p text:style-name="Preformatted_20_Text"><text:s text:c="3"/>3. Any bogus or incorrectly formed packet sent on a network. <text:s/>4. By</text:p>
      <text:p text:style-name="Preformatted_20_Text"><text:s text:c="3"/>synecdoche, used to refer to any bogus thing, as in "I'd like to</text:p>
      <text:p text:style-name="Preformatted_20_Text"><text:s text:c="3"/>go to lunch with you but I've got to go to the weekly staff</text:p>
      <text:p text:style-name="Preformatted_20_Text"><text:s text:c="3"/>bogon". <text:s/>5. A person who is bogus or who says bogus things. <text:s/>This</text:p>
      <text:p text:style-name="Preformatted_20_Text"><text:s text:c="3"/>was historically the original usage, but has been overtaken by its</text:p>
      <text:p text:style-name="Preformatted_20_Text"><text:s text:c="3"/>derivative senses 1--4. <text:s/>See also {bogosity}, {bogus};</text:p>
      <text:p text:style-name="Preformatted_20_Text"><text:s text:c="3"/>compare {psyton}, {fat electrons}, {magic smoke}.</text:p>
      <text:p text:style-name="Preformatted_20_Text"/>
      <text:p text:style-name="Preformatted_20_Text"><text:s text:c="3"/>The bogon has become the type case for a whole bestiary of nonce</text:p>
      <text:p text:style-name="Preformatted_20_Text"><text:s text:c="3"/>particle names, including the `clutron' or `cluon' (indivisible</text:p>
      <text:p text:style-name="Preformatted_20_Text"><text:s text:c="3"/>particle of cluefulness, obviously the antiparticle of the bogon)</text:p>
      <text:p text:style-name="Preformatted_20_Text"><text:s text:c="3"/>and the futon (elementary particle of {randomness}). <text:s/>These are</text:p>
      <text:p text:style-name="Preformatted_20_Text"><text:s text:c="3"/>not so much live usages in themselves as examples of a live</text:p>
      <text:p text:style-name="Preformatted_20_Text"><text:s text:c="3"/>meta-usage: that is, it has become a standard joke or linguistic</text:p>
      <text:p text:style-name="Preformatted_20_Text"><text:s text:c="3"/>maneuver to "explain" otherwise mysterious circumstances by inventing</text:p>
      <text:p text:style-name="Preformatted_20_Text"><text:s text:c="3"/>nonce particle names. <text:s/>And these imply nonce particle theories, with</text:p>
      <text:p text:style-name="Preformatted_20_Text"><text:s text:c="3"/>all their dignity or lack thereof (we might note *parenthetically* that</text:p>
      <text:p text:style-name="Preformatted_20_Text"><text:s text:c="3"/>this is a generalization from "(bogus particle) theories" to "bogus</text:p>
      <text:p text:style-name="Preformatted_20_Text"><text:s text:c="3"/>(particle theories)"!). <text:s/>Perhaps such particles are the modern-day</text:p>
      <text:p text:style-name="Preformatted_20_Text"><text:soft-page-break/><text:s text:c="3"/>equivalents of trolls and wood-nymphs as standard starting-points</text:p>
      <text:p text:style-name="Preformatted_20_Text"><text:s text:c="3"/>around which to construct explanatory myths. <text:s/>Of course, playing on</text:p>
      <text:p text:style-name="Preformatted_20_Text"><text:s text:c="3"/>an existing word (as in the `futon') yields additional flavor.</text:p>
      <text:p text:style-name="Preformatted_20_Text"><text:s text:c="3"/>Compare {magic smoke}.</text:p>
      <text:p text:style-name="Preformatted_20_Text"/>
      <text:p text:style-name="Preformatted_20_Text">:bogon filter: /boh'gon fil'tr/ n. Any device, software or hardware,</text:p>
      <text:p text:style-name="Preformatted_20_Text"><text:s text:c="3"/>that limits or suppresses the flow and/or emission of bogons.</text:p>
      <text:p text:style-name="Preformatted_20_Text"><text:s text:c="3"/>"Engineering hacked a bogon filter between the Cray and</text:p>
      <text:p text:style-name="Preformatted_20_Text"><text:s text:c="3"/>the VAXen, and now we're getting fewer dropped packets." <text:s/>See</text:p>
      <text:p text:style-name="Preformatted_20_Text"><text:s text:c="3"/>also {bogosity}, {bogus}.</text:p>
      <text:p text:style-name="Preformatted_20_Text"/>
      <text:p text:style-name="Preformatted_20_Text">:bogon flux: /boh'gon fluhks/ n. A measure of a supposed field of</text:p>
      <text:p text:style-name="Preformatted_20_Text"><text:s text:c="3"/>{bogosity} emitted by a speaker, measured by a {bogometer};</text:p>
      <text:p text:style-name="Preformatted_20_Text"><text:s text:c="3"/>as a speaker starts to wander into increasing bogosity a listener</text:p>
      <text:p text:style-name="Preformatted_20_Text"><text:s text:c="3"/>might say "Warning, warning, bogon flux is rising". <text:s/>See</text:p>
      <text:p text:style-name="Preformatted_20_Text"><text:s text:c="3"/>{quantum bogodynamics}.</text:p>
      <text:p text:style-name="Preformatted_20_Text"/>
      <text:p text:style-name="Preformatted_20_Text">:bogosity: /boh-go's*-tee/ n. 1. The degree to which something is</text:p>
      <text:p text:style-name="Preformatted_20_Text"><text:s text:c="3"/>{bogus}. <text:s/>At CMU, bogosity is measured with a {bogometer}; in</text:p>
      <text:p text:style-name="Preformatted_20_Text"><text:s text:c="3"/>a seminar, when a speaker says something bogus, a listener might</text:p>
      <text:p text:style-name="Preformatted_20_Text"><text:s text:c="3"/>raise his hand and say "My bogometer just triggered". <text:s/>More</text:p>
      <text:p text:style-name="Preformatted_20_Text"><text:s text:c="3"/>extremely, "You just pinned my bogometer" means you just said or</text:p>
      <text:p text:style-name="Preformatted_20_Text"><text:s text:c="3"/>did something so outrageously bogus that it is off the scale,</text:p>
      <text:p text:style-name="Preformatted_20_Text"><text:s text:c="3"/>pinning the bogometer needle at the highest possible reading (one</text:p>
      <text:p text:style-name="Preformatted_20_Text"><text:s text:c="3"/>might also say "You just redlined my bogometer"). <text:s/>The</text:p>
      <text:p text:style-name="Preformatted_20_Text"><text:s text:c="3"/>agreed-upon unit of bogosity is the microLenat /mi:k`roh-len'*t/</text:p>
      <text:p text:style-name="Preformatted_20_Text"><text:s text:c="3"/>(uL). <text:s/>The consensus is that this is the largest unit practical</text:p>
      <text:p text:style-name="Preformatted_20_Text"><text:s text:c="3"/>for everyday use. <text:s/>2. The potential field generated by a {bogon</text:p>
      <text:p text:style-name="Preformatted_20_Text"><text:s text:c="3"/>flux}; see {quantum bogodynamics}. <text:s/>See also {bogon flux},</text:p>
      <text:p text:style-name="Preformatted_20_Text"><text:s text:c="3"/>{bogon filter}, {bogus}.</text:p>
      <text:p text:style-name="Preformatted_20_Text"/>
      <text:p text:style-name="Preformatted_20_Text"><text:s text:c="3"/>Historical note: The microLenat was invented as an attack against</text:p>
      <text:p text:style-name="Preformatted_20_Text"><text:s text:c="3"/>noted computer scientist Doug Lenat by a {tenured graduate</text:p>
      <text:p text:style-name="Preformatted_20_Text"><text:s text:c="3"/>student}. <text:s/>Doug had failed the student on an important exam for</text:p>
      <text:p text:style-name="Preformatted_20_Text"><text:s text:c="3"/>giving only "AI is bogus" as his answer to the questions. <text:s/>The</text:p>
      <text:p text:style-name="Preformatted_20_Text"><text:s text:c="3"/>slur is generally considered unmerited, but it has become a running</text:p>
      <text:p text:style-name="Preformatted_20_Text"><text:s text:c="3"/>gag nevertheless. <text:s/>Some of Doug's friends argue that *of</text:p>
      <text:p text:style-name="Preformatted_20_Text"><text:s text:c="3"/>course* a microLenat is bogus, since it is only one millionth of a</text:p>
      <text:p text:style-name="Preformatted_20_Text"><text:s text:c="3"/>Lenat. <text:s/>Others have suggested that the unit should be redesignated</text:p>
      <text:p text:style-name="Preformatted_20_Text"><text:s text:c="3"/>after the grad student, as the microReid.</text:p>
      <text:p text:style-name="Preformatted_20_Text"/>
      <text:p text:style-name="Preformatted_20_Text">:bogotify: /boh-go't*-fi:/ vt. To make or become bogus. <text:s/>A</text:p>
      <text:p text:style-name="Preformatted_20_Text"><text:s text:c="3"/>program that has been changed so many times as to become completely</text:p>
      <text:p text:style-name="Preformatted_20_Text"><text:s text:c="3"/>disorganized has become bogotified. <text:s/>If you tighten a nut too hard</text:p>
      <text:p text:style-name="Preformatted_20_Text"><text:s text:c="3"/>and strip the threads on the bolt, the bolt has become bogotified</text:p>
      <text:p text:style-name="Preformatted_20_Text"><text:s text:c="3"/>and you had better not use it any more. <text:s/>This coinage led to the</text:p>
      <text:p text:style-name="Preformatted_20_Text"><text:s text:c="3"/>notional `autobogotiphobia' defined as `the fear of becoming</text:p>
      <text:p text:style-name="Preformatted_20_Text"><text:s text:c="3"/>bogotified'; but is not clear that the latter has ever been</text:p>
      <text:p text:style-name="Preformatted_20_Text"><text:s text:c="3"/>`live' jargon rather than a self-conscious joke in jargon about</text:p>
      <text:p text:style-name="Preformatted_20_Text"><text:s text:c="3"/>jargon. <text:s/>See also {bogosity}, {bogus}.</text:p>
      <text:p text:style-name="Preformatted_20_Text"/>
      <text:p text:style-name="Preformatted_20_Text">:bogue out: /bohg owt/ vi. To become bogus, suddenly and</text:p>
      <text:p text:style-name="Preformatted_20_Text"><text:s text:c="3"/>unexpectedly. <text:s/>"His talk was relatively sane until somebody asked</text:p>
      <text:p text:style-name="Preformatted_20_Text"><text:s text:c="3"/>him a trick question; then he bogued out and did nothing but</text:p>
      <text:p text:style-name="Preformatted_20_Text"><text:s text:c="3"/>{flame} afterwards." <text:s/>See also {bogosity}, {bogus}.</text:p>
      <text:p text:style-name="Preformatted_20_Text"/>
      <text:p text:style-name="Preformatted_20_Text">:bogus: adj. 1. Non-functional. <text:s/>"Your patches are bogus."</text:p>
      <text:p text:style-name="Preformatted_20_Text"><text:s text:c="3"/>2. Useless. <text:s/>"OPCON is a bogus program." <text:s/>3. False. <text:s/>"Your</text:p>
      <text:p text:style-name="Preformatted_20_Text"><text:soft-page-break/><text:s text:c="3"/>arguments are bogus." <text:s/>4. Incorrect. <text:s/>"That algorithm is bogus."</text:p>
      <text:p text:style-name="Preformatted_20_Text"><text:s text:c="3"/>5. Unbelievable. <text:s/>"You claim to have solved the halting problem</text:p>
      <text:p text:style-name="Preformatted_20_Text"><text:s text:c="3"/>for Turing Machines? <text:s/>That's totally bogus." <text:s/>6. Silly. <text:s/>"Stop</text:p>
      <text:p text:style-name="Preformatted_20_Text"><text:s text:c="3"/>writing those bogus sagas."</text:p>
      <text:p text:style-name="Preformatted_20_Text"/>
      <text:p text:style-name="Preformatted_20_Text"><text:s text:c="3"/>Astrology is bogus. <text:s/>So is a bolt that is obviously about to break.</text:p>
      <text:p text:style-name="Preformatted_20_Text"><text:s text:c="3"/>So is someone who makes blatantly false claims to have solved a</text:p>
      <text:p text:style-name="Preformatted_20_Text"><text:s text:c="3"/>scientific problem. <text:s/>(This word seems to have some, but not all, of</text:p>
      <text:p text:style-name="Preformatted_20_Text"><text:s text:c="3"/>the connotations of {random} --- mostly the negative ones.)</text:p>
      <text:p text:style-name="Preformatted_20_Text"/>
      <text:p text:style-name="Preformatted_20_Text"><text:s text:c="3"/>It is claimed that `bogus' was originally used in the hackish sense</text:p>
      <text:p text:style-name="Preformatted_20_Text"><text:s text:c="3"/>at Princeton in the late 1960s. <text:s/>It was spread to CMU and Yale by</text:p>
      <text:p text:style-name="Preformatted_20_Text"><text:s text:c="3"/>Michael Shamos, a migratory Princeton alumnus. <text:s/>A glossary of bogus</text:p>
      <text:p text:style-name="Preformatted_20_Text"><text:s text:c="3"/>words was compiled at Yale when the word was first popularized (see</text:p>
      <text:p text:style-name="Preformatted_20_Text"><text:s text:c="3"/>{autobogotiphobia} under {bogotify}). The word spread into</text:p>
      <text:p text:style-name="Preformatted_20_Text"><text:s text:c="3"/>hackerdom from CMU and MIT. <text:s/>By the early 1980s it was also</text:p>
      <text:p text:style-name="Preformatted_20_Text"><text:s text:c="3"/>current in something like the hackish sense in West Coast teen</text:p>
      <text:p text:style-name="Preformatted_20_Text"><text:s text:c="3"/>slang, and it had gone mainstream by 1985. <text:s/>A correspondent from</text:p>
      <text:p text:style-name="Preformatted_20_Text"><text:s text:c="3"/>Cambridge reports, by contrast, that these uses of `bogus' grate on</text:p>
      <text:p text:style-name="Preformatted_20_Text"><text:s text:c="3"/>British nerves; in Britain the word means, rather specifically,</text:p>
      <text:p text:style-name="Preformatted_20_Text"><text:s text:c="3"/>`counterfeit', as in "a bogus 10-pound note".</text:p>
      <text:p text:style-name="Preformatted_20_Text"/>
      <text:p text:style-name="Preformatted_20_Text">:Bohr bug: /bohr buhg/ [from quantum physics] n. A repeatable</text:p>
      <text:p text:style-name="Preformatted_20_Text"><text:s text:c="3"/>{bug}; one that manifests reliably under a possibly unknown but</text:p>
      <text:p text:style-name="Preformatted_20_Text"><text:s text:c="3"/>well-defined set of conditions. <text:s/>Antonym of {heisenbug}; see also</text:p>
      <text:p text:style-name="Preformatted_20_Text"><text:s text:c="3"/>{mandelbug}, {schroedinbug}.</text:p>
      <text:p text:style-name="Preformatted_20_Text"/>
      <text:p text:style-name="Preformatted_20_Text">:boink: /boynk/ [USENET: ascribed there to the TV series</text:p>
      <text:p text:style-name="Preformatted_20_Text"><text:s text:c="3"/>"Cheers" and "Moonlighting"] 1. To have sex with;</text:p>
      <text:p text:style-name="Preformatted_20_Text"><text:s text:c="3"/>compare {bounce}, sense 3. (This is mainstream slang.) In</text:p>
      <text:p text:style-name="Preformatted_20_Text"><text:s text:c="3"/>Commonwealth hackish the variant `bonk' is more common. <text:s/>2. After</text:p>
      <text:p text:style-name="Preformatted_20_Text"><text:s text:c="3"/>the original Peter Korn `Boinkon' {USENET} parties, used for</text:p>
      <text:p text:style-name="Preformatted_20_Text"><text:s text:c="3"/>almost any net social gathering, e.g., Miniboink, a small boink</text:p>
      <text:p text:style-name="Preformatted_20_Text"><text:s text:c="3"/>held by Nancy Gillett in 1988; Minniboink, a Boinkcon in Minnesota</text:p>
      <text:p text:style-name="Preformatted_20_Text"><text:s text:c="3"/>in 1989; Humpdayboinks, Wednesday get-togethers held in the San</text:p>
      <text:p text:style-name="Preformatted_20_Text"><text:s text:c="3"/>Francisco Bay Area. <text:s/>Compare {@-party}. <text:s/>3. Var of `bonk';</text:p>
      <text:p text:style-name="Preformatted_20_Text"><text:s text:c="3"/>see {bonk/oif}.</text:p>
      <text:p text:style-name="Preformatted_20_Text"/>
      <text:p text:style-name="Preformatted_20_Text">:bomb: 1. v. General synonym for {crash} (sense 1) except that</text:p>
      <text:p text:style-name="Preformatted_20_Text"><text:s text:c="3"/>it is not used as a noun; esp. used of software or OS failures.</text:p>
      <text:p text:style-name="Preformatted_20_Text"><text:s text:c="3"/>"Don't run Empire with less than 32K stack, it'll bomb."</text:p>
      <text:p text:style-name="Preformatted_20_Text"><text:s text:c="3"/>2. n.,v. Atari ST and Macintosh equivalents of a UNIX `panic' or</text:p>
      <text:p text:style-name="Preformatted_20_Text"><text:s text:c="3"/>Amiga {guru} (sense 2), where icons of little black-powder bombs</text:p>
      <text:p text:style-name="Preformatted_20_Text"><text:s text:c="3"/>or mushroom clouds are displayed, indicating that the system has</text:p>
      <text:p text:style-name="Preformatted_20_Text"><text:s text:c="3"/>died. <text:s/>On the Mac, this may be accompanied by a decimal (or</text:p>
      <text:p text:style-name="Preformatted_20_Text"><text:s text:c="3"/>occasionally hexadecimal) number indicating what went wrong,</text:p>
      <text:p text:style-name="Preformatted_20_Text"><text:s text:c="3"/>similar to the Amiga {guru meditation} number. <text:s/>{{MS-DOS}}</text:p>
      <text:p text:style-name="Preformatted_20_Text"><text:s text:c="3"/>machines tend to get {locked up} in this situation.</text:p>
      <text:p text:style-name="Preformatted_20_Text"/>
      <text:p text:style-name="Preformatted_20_Text">:bondage-and-discipline language: A language (such as Pascal, Ada,</text:p>
      <text:p text:style-name="Preformatted_20_Text"><text:s text:c="3"/>APL, or Prolog) that, though ostensibly general-purpose, is</text:p>
      <text:p text:style-name="Preformatted_20_Text"><text:s text:c="3"/>designed so as to enforce an author's theory of `right</text:p>
      <text:p text:style-name="Preformatted_20_Text"><text:s text:c="3"/>programming' even though said theory is demonstrably inadequate for</text:p>
      <text:p text:style-name="Preformatted_20_Text"><text:s text:c="3"/>systems hacking or even vanilla general-purpose programming. <text:s/>Often</text:p>
      <text:p text:style-name="Preformatted_20_Text"><text:s text:c="3"/>abbreviated `B&amp;D'; thus, one may speak of things "having the</text:p>
      <text:p text:style-name="Preformatted_20_Text"><text:s text:c="3"/>B&amp;D nature". <text:s/>See {{Pascal}}; oppose {languages of choice}.</text:p>
      <text:p text:style-name="Preformatted_20_Text"/>
      <text:p text:style-name="Preformatted_20_Text">:bonk/oif: /bonk/, /oyf/ interj. In the {MUD} community, it has</text:p>
      <text:p text:style-name="Preformatted_20_Text"><text:soft-page-break/><text:s text:c="3"/>become traditional to express pique or censure by `bonking' the</text:p>
      <text:p text:style-name="Preformatted_20_Text"><text:s text:c="3"/>offending person. <text:s/>There is a convention that one should</text:p>
      <text:p text:style-name="Preformatted_20_Text"><text:s text:c="3"/>acknowledge a bonk by saying `oif!' and a myth to the effect that</text:p>
      <text:p text:style-name="Preformatted_20_Text"><text:s text:c="3"/>failing to do so upsets the cosmic bonk/oif balance, causing much</text:p>
      <text:p text:style-name="Preformatted_20_Text"><text:s text:c="3"/>trouble in the universe. <text:s/>Some MUDs have implemented special</text:p>
      <text:p text:style-name="Preformatted_20_Text"><text:s text:c="3"/>commands for bonking and oifing. <text:s/>See also {talk mode},</text:p>
      <text:p text:style-name="Preformatted_20_Text"><text:s text:c="3"/>{posing}.</text:p>
      <text:p text:style-name="Preformatted_20_Text"/>
      <text:p text:style-name="Preformatted_20_Text">:book titles:: There is a tradition in hackerdom of informally</text:p>
      <text:p text:style-name="Preformatted_20_Text"><text:s text:c="3"/>tagging important textbooks and standards documents with the</text:p>
      <text:p text:style-name="Preformatted_20_Text"><text:s text:c="3"/>dominant color of their covers or with some other conspicuous</text:p>
      <text:p text:style-name="Preformatted_20_Text"><text:s text:c="3"/>feature of the cover. <text:s/>Many of these are described in this lexicon</text:p>
      <text:p text:style-name="Preformatted_20_Text"><text:s text:c="3"/>under their own entries. See {Aluminum Book}, {Blue Book},</text:p>
      <text:p text:style-name="Preformatted_20_Text"><text:s text:c="3"/>{Cinderella Book}, {Devil Book}, {Dragon Book}, {Green</text:p>
      <text:p text:style-name="Preformatted_20_Text"><text:s text:c="3"/>Book}, {Orange Book}, {Pink-Shirt Book}, {Purple Book},</text:p>
      <text:p text:style-name="Preformatted_20_Text"><text:s text:c="3"/>{Red Book}, {Silver Book}, {White Book}, {Wizard Book},</text:p>
      <text:p text:style-name="Preformatted_20_Text"><text:s text:c="3"/>{Yellow Book}, and {bible}; see also {rainbow</text:p>
      <text:p text:style-name="Preformatted_20_Text"><text:s text:c="3"/>series}.</text:p>
      <text:p text:style-name="Preformatted_20_Text"/>
      <text:p text:style-name="Preformatted_20_Text">:boot: [techspeak; from `by one's bootstraps'] v.,n. To load and</text:p>
      <text:p text:style-name="Preformatted_20_Text"><text:s text:c="3"/>initialize the operating system on a machine. <text:s/>This usage is no</text:p>
      <text:p text:style-name="Preformatted_20_Text"><text:s text:c="3"/>longer jargon (having passed into techspeak) but has given rise to</text:p>
      <text:p text:style-name="Preformatted_20_Text"><text:s text:c="3"/>some derivatives that are still jargon.</text:p>
      <text:p text:style-name="Preformatted_20_Text"/>
      <text:p text:style-name="Preformatted_20_Text"><text:s text:c="3"/>The derivative `reboot' implies that the machine hasn't been</text:p>
      <text:p text:style-name="Preformatted_20_Text"><text:s text:c="3"/>down for long, or that the boot is a {bounce} intended to clear</text:p>
      <text:p text:style-name="Preformatted_20_Text"><text:s text:c="3"/>some state of {wedgitude}. <text:s/>This is sometimes used of human</text:p>
      <text:p text:style-name="Preformatted_20_Text"><text:s text:c="3"/>thought processes, as in the following exchange: "You've lost</text:p>
      <text:p text:style-name="Preformatted_20_Text"><text:s text:c="3"/>me." <text:s/>"OK, reboot. <text:s/>Here's the theory...."</text:p>
      <text:p text:style-name="Preformatted_20_Text"/>
      <text:p text:style-name="Preformatted_20_Text"><text:s text:c="3"/>This term is also found in the variants `cold boot' (from</text:p>
      <text:p text:style-name="Preformatted_20_Text"><text:s text:c="3"/>power-off condition) and `warm boot' (with the CPU and all</text:p>
      <text:p text:style-name="Preformatted_20_Text"><text:s text:c="3"/>devices already powered up, as after a hardware reset or software</text:p>
      <text:p text:style-name="Preformatted_20_Text"><text:s text:c="3"/>crash).</text:p>
      <text:p text:style-name="Preformatted_20_Text"/>
      <text:p text:style-name="Preformatted_20_Text"><text:s text:c="3"/>Another variant: `soft boot', reinitialization of only part of a</text:p>
      <text:p text:style-name="Preformatted_20_Text"><text:s text:c="3"/>system, under control of other software still running: "If</text:p>
      <text:p text:style-name="Preformatted_20_Text"><text:s text:c="3"/>you're running the {mess-dos} emulator, control-alt-insert will</text:p>
      <text:p text:style-name="Preformatted_20_Text"><text:s text:c="3"/>cause a soft-boot of the emulator, while leaving the rest of the</text:p>
      <text:p text:style-name="Preformatted_20_Text"><text:s text:c="3"/>system running."</text:p>
      <text:p text:style-name="Preformatted_20_Text"/>
      <text:p text:style-name="Preformatted_20_Text"><text:s text:c="3"/>Opposed to this there is `hard boot', which connotes hostility</text:p>
      <text:p text:style-name="Preformatted_20_Text"><text:s text:c="3"/>towards or frustration with the machine being booted: <text:s/>"I'll have</text:p>
      <text:p text:style-name="Preformatted_20_Text"><text:s text:c="3"/>to hard-boot this losing Sun." <text:s/>"I recommend booting it</text:p>
      <text:p text:style-name="Preformatted_20_Text"><text:s text:c="3"/>hard." <text:s/>One often hard-boots by performing a {power cycle}.</text:p>
      <text:p text:style-name="Preformatted_20_Text"/>
      <text:p text:style-name="Preformatted_20_Text"><text:s text:c="3"/>Historical note: this term derives from `bootstrap loader', a short</text:p>
      <text:p text:style-name="Preformatted_20_Text"><text:s text:c="3"/>program that was read in from cards or paper tape, or toggled in</text:p>
      <text:p text:style-name="Preformatted_20_Text"><text:s text:c="3"/>from the front panel switches. <text:s/>This program was always very short</text:p>
      <text:p text:style-name="Preformatted_20_Text"><text:s text:c="3"/>(great efforts were expended on making it short in order to</text:p>
      <text:p text:style-name="Preformatted_20_Text"><text:s text:c="3"/>minimize the labor and chance of error involved in toggling it in),</text:p>
      <text:p text:style-name="Preformatted_20_Text"><text:s text:c="3"/>but was just smart enough to read in a slightly more complex</text:p>
      <text:p text:style-name="Preformatted_20_Text"><text:s text:c="3"/>program (usually from a card or paper tape reader), to which it</text:p>
      <text:p text:style-name="Preformatted_20_Text"><text:s text:c="3"/>handed control; this program in turn was smart enough to read the</text:p>
      <text:p text:style-name="Preformatted_20_Text"><text:s text:c="3"/>application or operating system from a magnetic tape drive or disk</text:p>
      <text:p text:style-name="Preformatted_20_Text"><text:s text:c="3"/>drive. <text:s/>Thus, in successive steps, the computer `pulled itself up</text:p>
      <text:p text:style-name="Preformatted_20_Text"><text:s text:c="3"/>by its bootstraps' to a useful operating state. <text:s/>Nowadays the</text:p>
      <text:p text:style-name="Preformatted_20_Text"><text:s text:c="3"/>bootstrap is usually found in ROM or EPROM, and reads the first</text:p>
      <text:p text:style-name="Preformatted_20_Text"><text:soft-page-break/><text:s text:c="3"/>stage in from a fixed location on the disk, called the `boot</text:p>
      <text:p text:style-name="Preformatted_20_Text"><text:s text:c="3"/>block'. <text:s/>When this program gains control, it is powerful enough to</text:p>
      <text:p text:style-name="Preformatted_20_Text"><text:s text:c="3"/>load the actual OS and hand control over to it.</text:p>
      <text:p text:style-name="Preformatted_20_Text"/>
      <text:p text:style-name="Preformatted_20_Text">:bottom feeder: n. syn. for {slopsucker} derived from the</text:p>
      <text:p text:style-name="Preformatted_20_Text"><text:s text:c="3"/>fisherman's and naturalist's term for finny creatures who subsist</text:p>
      <text:p text:style-name="Preformatted_20_Text"><text:s text:c="3"/>on the primordial ooze.</text:p>
      <text:p text:style-name="Preformatted_20_Text"/>
      <text:p text:style-name="Preformatted_20_Text">:bottom-up implementation: n. Hackish opposite of the techspeak term</text:p>
      <text:p text:style-name="Preformatted_20_Text"><text:s text:c="3"/>`top-down design'. <text:s/>It is now received wisdom in most</text:p>
      <text:p text:style-name="Preformatted_20_Text"><text:s text:c="3"/>programming cultures that it is best to design from higher levels</text:p>
      <text:p text:style-name="Preformatted_20_Text"><text:s text:c="3"/>of abstraction down to lower, specifying sequences of action in</text:p>
      <text:p text:style-name="Preformatted_20_Text"><text:s text:c="3"/>increasing detail until you get to actual code. <text:s/>Hackers often find</text:p>
      <text:p text:style-name="Preformatted_20_Text"><text:s text:c="3"/>(especially in exploratory designs that cannot be closely</text:p>
      <text:p text:style-name="Preformatted_20_Text"><text:s text:c="3"/>specified in advance) that it works best to *build* things in</text:p>
      <text:p text:style-name="Preformatted_20_Text"><text:s text:c="3"/>the opposite order, by writing and testing a clean set of primitive</text:p>
      <text:p text:style-name="Preformatted_20_Text"><text:s text:c="3"/>operations and then knitting them together.</text:p>
      <text:p text:style-name="Preformatted_20_Text"/>
      <text:p text:style-name="Preformatted_20_Text">:bounce: v. 1. [perhaps from the image of a thrown ball bouncing</text:p>
      <text:p text:style-name="Preformatted_20_Text"><text:s text:c="3"/>off a wall] An electronic mail message that is undeliverable and</text:p>
      <text:p text:style-name="Preformatted_20_Text"><text:s text:c="3"/>returns an error notification to the sender is said to `bounce'.</text:p>
      <text:p text:style-name="Preformatted_20_Text"><text:s text:c="3"/>See also {bounce message}. <text:s/>2. [Stanford] To play volleyball.</text:p>
      <text:p text:style-name="Preformatted_20_Text"><text:s text:c="3"/>At the now-demolished {D. C. Power Lab} building used by the</text:p>
      <text:p text:style-name="Preformatted_20_Text"><text:s text:c="3"/>Stanford AI Lab in the 1970s, there was a volleyball court on the</text:p>
      <text:p text:style-name="Preformatted_20_Text"><text:s text:c="3"/>front lawn. <text:s/>From 5 P.M. to 7 P.M. was the scheduled</text:p>
      <text:p text:style-name="Preformatted_20_Text"><text:s text:c="3"/>maintenance time for the computer, so every afternoon at 5 the</text:p>
      <text:p text:style-name="Preformatted_20_Text"><text:s text:c="3"/>computer would become unavailable, and over the intercom a voice</text:p>
      <text:p text:style-name="Preformatted_20_Text"><text:s text:c="3"/>would cry, "Now hear this: bounce, bounce!" followed by Brian</text:p>
      <text:p text:style-name="Preformatted_20_Text"><text:s text:c="3"/>McCune loudly bouncing a volleyball on the floor outside the</text:p>
      <text:p text:style-name="Preformatted_20_Text"><text:s text:c="3"/>offices of known volleyballers. <text:s/>3. To engage in sexual</text:p>
      <text:p text:style-name="Preformatted_20_Text"><text:s text:c="3"/>intercourse; prob. from the expression `bouncing the mattress',</text:p>
      <text:p text:style-name="Preformatted_20_Text"><text:s text:c="3"/>but influenced by Roo's psychosexually loaded "Try bouncing me,</text:p>
      <text:p text:style-name="Preformatted_20_Text"><text:s text:c="3"/>Tigger!" from the "Winnie-the-Pooh" books. <text:s/>Compare</text:p>
      <text:p text:style-name="Preformatted_20_Text"><text:s text:c="3"/>{boink}. <text:s/>4. To casually reboot a system in order to clear up a</text:p>
      <text:p text:style-name="Preformatted_20_Text"><text:s text:c="3"/>transient problem. <text:s/>Reported primarily among {VMS} users. <text:s/>5.</text:p>
      <text:p text:style-name="Preformatted_20_Text"><text:s text:c="3"/>[VM/CMS programmers] *Automatic* warm-start of a machine after</text:p>
      <text:p text:style-name="Preformatted_20_Text"><text:s text:c="3"/>an error. <text:s/>"I logged on this morning and found it had bounced 7</text:p>
      <text:p text:style-name="Preformatted_20_Text"><text:s text:c="3"/>times during the night" 6. [IBM] To {power cycle} a peripheral</text:p>
      <text:p text:style-name="Preformatted_20_Text"><text:s text:c="3"/>in order to reset it.</text:p>
      <text:p text:style-name="Preformatted_20_Text"/>
      <text:p text:style-name="Preformatted_20_Text">:bounce message: [UNIX] n. Notification message returned to sender by</text:p>
      <text:p text:style-name="Preformatted_20_Text"><text:s text:c="3"/>a site unable to relay {email} to the intended {{Internet address}}</text:p>
      <text:p text:style-name="Preformatted_20_Text"><text:s text:c="3"/>recipient or the next link in a {bang path} (see {bounce}).</text:p>
      <text:p text:style-name="Preformatted_20_Text"><text:s text:c="3"/>Reasons might include a nonexistent or misspelled username or a</text:p>
      <text:p text:style-name="Preformatted_20_Text"><text:s text:c="3"/>{down} relay site. <text:s/>Bounce messages can themselves fail, with</text:p>
      <text:p text:style-name="Preformatted_20_Text"><text:s text:c="3"/>occasionally ugly results; see {sorcerer's apprentice mode}.</text:p>
      <text:p text:style-name="Preformatted_20_Text"><text:s text:c="3"/>The terms `bounce mail' and `barfmail' are also common.</text:p>
      <text:p text:style-name="Preformatted_20_Text"/>
      <text:p text:style-name="Preformatted_20_Text">:boustrophedon: [from a Greek word for turning like an ox while</text:p>
      <text:p text:style-name="Preformatted_20_Text"><text:s text:c="3"/>plowing] n. An ancient method of writing using alternate</text:p>
      <text:p text:style-name="Preformatted_20_Text"><text:s text:c="3"/>left-to-right and right-to-left lines. <text:s/>This term is actually</text:p>
      <text:p text:style-name="Preformatted_20_Text"><text:s text:c="3"/>philologists' techspeak and typesetter's jargon. <text:s/>Erudite hackers</text:p>
      <text:p text:style-name="Preformatted_20_Text"><text:s text:c="3"/>use it for an optimization performed by some computer typesetting</text:p>
      <text:p text:style-name="Preformatted_20_Text"><text:s text:c="3"/>software and moving-head printers. <text:s/>The adverbial form</text:p>
      <text:p text:style-name="Preformatted_20_Text"><text:s text:c="3"/>`boustrophedonically' is also found (hackers purely love</text:p>
      <text:p text:style-name="Preformatted_20_Text"><text:s text:c="3"/>constructions like this).</text:p>
      <text:p text:style-name="Preformatted_20_Text"/>
      <text:p text:style-name="Preformatted_20_Text">:box: n. 1. A computer; esp. in the construction `foo box'</text:p>
      <text:p text:style-name="Preformatted_20_Text"><text:soft-page-break/><text:s text:c="3"/>where foo is some functional qualifier, like `graphics', or</text:p>
      <text:p text:style-name="Preformatted_20_Text"><text:s text:c="3"/>the name of an OS (thus, `UNIX box', `MS-DOS box', etc.) <text:s/>"We</text:p>
      <text:p text:style-name="Preformatted_20_Text"><text:s text:c="3"/>preprocess the data on UNIX boxes before handing it up to the</text:p>
      <text:p text:style-name="Preformatted_20_Text"><text:s text:c="3"/>mainframe." <text:s/>2. [within IBM] Without qualification but within an</text:p>
      <text:p text:style-name="Preformatted_20_Text"><text:s text:c="3"/>SNA-using site, this refers specifically to an IBM front-end</text:p>
      <text:p text:style-name="Preformatted_20_Text"><text:s text:c="3"/>processor or FEP /F-E-P/. <text:s/>An FEP is a small computer necessary</text:p>
      <text:p text:style-name="Preformatted_20_Text"><text:s text:c="3"/>to enable an IBM {mainframe} to communicate beyond the limits of</text:p>
      <text:p text:style-name="Preformatted_20_Text"><text:s text:c="3"/>the {dinosaur pen}. <text:s/>Typically used in expressions like the cry</text:p>
      <text:p text:style-name="Preformatted_20_Text"><text:s text:c="3"/>that goes up when an SNA network goes down: "Looks like the</text:p>
      <text:p text:style-name="Preformatted_20_Text"><text:s text:c="3"/>{box} has fallen over." (See {fall over}.) See also</text:p>
      <text:p text:style-name="Preformatted_20_Text"><text:s text:c="3"/>{IBM}, {fear and loathing}, {fepped out}, {Blue</text:p>
      <text:p text:style-name="Preformatted_20_Text"><text:s text:c="3"/>Glue}.</text:p>
      <text:p text:style-name="Preformatted_20_Text"/>
      <text:p text:style-name="Preformatted_20_Text">:boxed comments: n. Comments (explanatory notes attached to program</text:p>
      <text:p text:style-name="Preformatted_20_Text"><text:s text:c="3"/>instructions) that occupy several lines by themselves; so called</text:p>
      <text:p text:style-name="Preformatted_20_Text"><text:s text:c="3"/>because in assembler and C code they are often surrounded by a box</text:p>
      <text:p text:style-name="Preformatted_20_Text"><text:s text:c="3"/>in a style something like this:</text:p>
      <text:p text:style-name="Preformatted_20_Text"/>
      <text:p text:style-name="Preformatted_20_Text"><text:s text:c="5"/>/*************************************************</text:p>
      <text:p text:style-name="Preformatted_20_Text"><text:s text:c="6"/>*</text:p>
      <text:p text:style-name="Preformatted_20_Text"><text:s text:c="6"/>* This is a boxed comment in C style</text:p>
      <text:p text:style-name="Preformatted_20_Text"><text:s text:c="6"/>*</text:p>
      <text:p text:style-name="Preformatted_20_Text"><text:s text:c="6"/>*************************************************/</text:p>
      <text:p text:style-name="Preformatted_20_Text"/>
      <text:p text:style-name="Preformatted_20_Text"><text:s text:c="3"/>Common variants of this style omit the asterisks in column 2 or add</text:p>
      <text:p text:style-name="Preformatted_20_Text"><text:s text:c="3"/>a matching row of asterisks closing the right side of the box. <text:s/>The</text:p>
      <text:p text:style-name="Preformatted_20_Text"><text:s text:c="3"/>sparest variant omits all but the comment delimiters themselves;</text:p>
      <text:p text:style-name="Preformatted_20_Text"><text:s text:c="3"/>the `box' is implied. <text:s/>Oppose {winged comments}.</text:p>
      <text:p text:style-name="Preformatted_20_Text"/>
      <text:p text:style-name="Preformatted_20_Text">:boxen: /bok'sn/ [by analogy with {VAXen}] pl.n. Fanciful</text:p>
      <text:p text:style-name="Preformatted_20_Text"><text:s text:c="3"/>plural of {box} often encountered in the phrase `UNIX boxen',</text:p>
      <text:p text:style-name="Preformatted_20_Text"><text:s text:c="3"/>used to describe commodity {{UNIX}} hardware. <text:s/>The connotation is</text:p>
      <text:p text:style-name="Preformatted_20_Text"><text:s text:c="3"/>that any two UNIX boxen are interchangeable.</text:p>
      <text:p text:style-name="Preformatted_20_Text"/>
      <text:p text:style-name="Preformatted_20_Text">:boxology: /bok-sol'*-jee/ n. Syn. {ASCII art}. <text:s/>This term</text:p>
      <text:p text:style-name="Preformatted_20_Text"><text:s text:c="3"/>implies a more restricted domain, that of box-and-arrow drawings.</text:p>
      <text:p text:style-name="Preformatted_20_Text"><text:s text:c="3"/>"His report has a lot of boxology in it." <text:s/>Compare</text:p>
      <text:p text:style-name="Preformatted_20_Text"><text:s text:c="3"/>{macrology}.</text:p>
      <text:p text:style-name="Preformatted_20_Text"/>
      <text:p text:style-name="Preformatted_20_Text">:bozotic: /boh-zoh'tik/ or /boh-zo'tik/ [from the name of a TV</text:p>
      <text:p text:style-name="Preformatted_20_Text"><text:s text:c="3"/>clown even more losing than Ronald McDonald] adj. Resembling or</text:p>
      <text:p text:style-name="Preformatted_20_Text"><text:s text:c="3"/>having the quality of a bozo; that is, clownish, ludicrously wrong,</text:p>
      <text:p text:style-name="Preformatted_20_Text"><text:s text:c="3"/>unintentionally humorous. <text:s/>Compare {wonky}, {demented}. <text:s/>Note</text:p>
      <text:p text:style-name="Preformatted_20_Text"><text:s text:c="3"/>that the noun `bozo' occurs in slang, but the mainstream</text:p>
      <text:p text:style-name="Preformatted_20_Text"><text:s text:c="3"/>adjectival form would be `bozo-like' or (in New England)</text:p>
      <text:p text:style-name="Preformatted_20_Text"><text:s text:c="3"/>`bozoish'.</text:p>
      <text:p text:style-name="Preformatted_20_Text"/>
      <text:p text:style-name="Preformatted_20_Text">:BQS: /B-Q-S/ adj. Syn. {Berkeley Quality Software}.</text:p>
      <text:p text:style-name="Preformatted_20_Text"/>
      <text:p text:style-name="Preformatted_20_Text">:brain dump: n. The act of telling someone everything one knows</text:p>
      <text:p text:style-name="Preformatted_20_Text"><text:s text:c="3"/>about a particular topic or project. <text:s/>Typically used when someone</text:p>
      <text:p text:style-name="Preformatted_20_Text"><text:s text:c="3"/>is going to let a new party maintain a piece of code. <text:s/>Conceptually</text:p>
      <text:p text:style-name="Preformatted_20_Text"><text:s text:c="3"/>analogous to an operating system {core dump} in that it saves a</text:p>
      <text:p text:style-name="Preformatted_20_Text"><text:s text:c="3"/>lot of useful {state} before an exit. <text:s/>"You'll have to</text:p>
      <text:p text:style-name="Preformatted_20_Text"><text:s text:c="3"/>give me a brain dump on FOOBAR before you start your new job at</text:p>
      <text:p text:style-name="Preformatted_20_Text"><text:s text:c="3"/>HackerCorp." <text:s/>See {core dump} (sense 4). <text:s/>At Sun, this is also</text:p>
      <text:p text:style-name="Preformatted_20_Text"><text:s text:c="3"/>known as `TOI' (transfer of information).</text:p>
      <text:p text:style-name="Preformatted_20_Text"/>
      <text:p text:style-name="Preformatted_20_Text"><text:soft-page-break/>:brain fart: n. The actual result of a {braino}, as opposed to</text:p>
      <text:p text:style-name="Preformatted_20_Text"><text:s text:c="3"/>the mental glitch which is the braino itself. <text:s/>E.g. typing</text:p>
      <text:p text:style-name="Preformatted_20_Text"><text:s text:c="3"/>`dir' on a UNIX box after a session with DOS.</text:p>
      <text:p text:style-name="Preformatted_20_Text"/>
      <text:p text:style-name="Preformatted_20_Text">:brain-damaged: 1. [generalization of `Honeywell Brain Damage'</text:p>
      <text:p text:style-name="Preformatted_20_Text"><text:s text:c="3"/>(HBD), a theoretical disease invented to explain certain utter</text:p>
      <text:p text:style-name="Preformatted_20_Text"><text:s text:c="3"/>cretinisms in Honeywell {{Multics}}] adj. Obviously wrong;</text:p>
      <text:p text:style-name="Preformatted_20_Text"><text:s text:c="3"/>{cretinous}; {demented}. <text:s/>There is an implication that the</text:p>
      <text:p text:style-name="Preformatted_20_Text"><text:s text:c="3"/>person responsible must have suffered brain damage, because he</text:p>
      <text:p text:style-name="Preformatted_20_Text"><text:s text:c="3"/>should have known better. <text:s/>Calling something brain-damaged is</text:p>
      <text:p text:style-name="Preformatted_20_Text"><text:s text:c="3"/>really bad; it also implies it is unusable, and that its failure to</text:p>
      <text:p text:style-name="Preformatted_20_Text"><text:s text:c="3"/>work is due to poor design rather than some accident. <text:s/>"Only six</text:p>
      <text:p text:style-name="Preformatted_20_Text"><text:s text:c="3"/>monocase characters per file name? <text:s/>Now *that's*</text:p>
      <text:p text:style-name="Preformatted_20_Text"><text:s text:c="3"/>brain-damaged!" <text:s/>2. [esp. in the Mac world] May refer to free</text:p>
      <text:p text:style-name="Preformatted_20_Text"><text:s text:c="3"/>demonstration software that has been deliberately crippled in some</text:p>
      <text:p text:style-name="Preformatted_20_Text"><text:s text:c="3"/>way so as not to compete with the commercial product it is</text:p>
      <text:p text:style-name="Preformatted_20_Text"><text:s text:c="3"/>intended to sell. <text:s/>Syn. <text:s/>{crippleware}.</text:p>
      <text:p text:style-name="Preformatted_20_Text"/>
      <text:p text:style-name="Preformatted_20_Text">:brain-dead: adj. Brain-damaged in the extreme. <text:s/>It tends to imply</text:p>
      <text:p text:style-name="Preformatted_20_Text"><text:s text:c="3"/>terminal design failure rather than malfunction or simple</text:p>
      <text:p text:style-name="Preformatted_20_Text"><text:s text:c="3"/>stupidity. <text:s/>"This comm program doesn't know how to send a break</text:p>
      <text:p text:style-name="Preformatted_20_Text"><text:s text:c="3"/>--- how brain-dead!"</text:p>
      <text:p text:style-name="Preformatted_20_Text"/>
      <text:p text:style-name="Preformatted_20_Text">:braino: /bray'no/ n. Syn. for {thinko}. See also {brain</text:p>
      <text:p text:style-name="Preformatted_20_Text"><text:s text:c="3"/>fart}.</text:p>
      <text:p text:style-name="Preformatted_20_Text"/>
      <text:p text:style-name="Preformatted_20_Text">:branch to Fishkill: [IBM: from the location of one of the</text:p>
      <text:p text:style-name="Preformatted_20_Text"><text:s text:c="3"/>corporation's facilities] n. Any unexpected jump in a program that</text:p>
      <text:p text:style-name="Preformatted_20_Text"><text:s text:c="3"/>produces catastrophic or just plain weird results. <text:s/>See {jump</text:p>
      <text:p text:style-name="Preformatted_20_Text"><text:s text:c="3"/>off into never-never land}, {hyperspace}.</text:p>
      <text:p text:style-name="Preformatted_20_Text"/>
      <text:p text:style-name="Preformatted_20_Text">:brand brand brand: n. Humorous catch-phrase from {BartleMUD}s, in</text:p>
      <text:p text:style-name="Preformatted_20_Text"><text:s text:c="3"/>which players were described carrying a list of objects, the most</text:p>
      <text:p text:style-name="Preformatted_20_Text"><text:s text:c="3"/>common of which would usually be a brand. <text:s/>Often used as a joke in</text:p>
      <text:p text:style-name="Preformatted_20_Text"><text:s text:c="3"/>{talk mode} as in "Fred the wizard is here, carrying brand ruby</text:p>
      <text:p text:style-name="Preformatted_20_Text"><text:s text:c="3"/>brand brand brand kettle broadsword flamethrower". <text:s/>A brand is a</text:p>
      <text:p text:style-name="Preformatted_20_Text"><text:s text:c="3"/>torch, of course; one burns up a lot of those exploring dungeons.</text:p>
      <text:p text:style-name="Preformatted_20_Text"><text:s text:c="3"/>Prob. influenced by the famous Monty Python "Spam" skit.</text:p>
      <text:p text:style-name="Preformatted_20_Text"/>
      <text:p text:style-name="Preformatted_20_Text">:bread crumbs: n. Debugging statements inserted into a program that</text:p>
      <text:p text:style-name="Preformatted_20_Text"><text:s text:c="3"/>emit output or log indicators of the program's {state} to a file</text:p>
      <text:p text:style-name="Preformatted_20_Text"><text:s text:c="3"/>so you can see where it dies, or pin down the cause of surprising</text:p>
      <text:p text:style-name="Preformatted_20_Text"><text:s text:c="3"/>behavior. The term is probably a reference to the Hansel and Gretel</text:p>
      <text:p text:style-name="Preformatted_20_Text"><text:s text:c="3"/>story from the Brothers Grimm; in several variants, a character</text:p>
      <text:p text:style-name="Preformatted_20_Text"><text:s text:c="3"/>leaves a trail of bread crumbs so as not to get lost in the</text:p>
      <text:p text:style-name="Preformatted_20_Text"><text:s text:c="3"/>woods.</text:p>
      <text:p text:style-name="Preformatted_20_Text"/>
      <text:p text:style-name="Preformatted_20_Text">:break: 1. vt. To cause to be broken (in any sense). <text:s/>"Your latest</text:p>
      <text:p text:style-name="Preformatted_20_Text"><text:s text:c="3"/>patch to the editor broke the paragraph commands." <text:s/>2. v. <text:s/>(of a</text:p>
      <text:p text:style-name="Preformatted_20_Text"><text:s text:c="3"/>program) To stop temporarily, so that it may debugged. <text:s/>The place</text:p>
      <text:p text:style-name="Preformatted_20_Text"><text:s text:c="3"/>where it stops is a `breakpoint'. <text:s/>3. [techspeak] vi. To send an</text:p>
      <text:p text:style-name="Preformatted_20_Text"><text:s text:c="3"/>RS-232 break (two character widths of line high) over a serial comm</text:p>
      <text:p text:style-name="Preformatted_20_Text"><text:s text:c="3"/>line. <text:s/>4. [UNIX] vi. To strike whatever key currently causes the</text:p>
      <text:p text:style-name="Preformatted_20_Text"><text:s text:c="3"/>tty driver to send SIGINT to the current process. <text:s/>Normally, break</text:p>
      <text:p text:style-name="Preformatted_20_Text"><text:s text:c="3"/>(sense 3) or delete does this. <text:s/>5. `break break' may be said to</text:p>
      <text:p text:style-name="Preformatted_20_Text"><text:s text:c="3"/>interrupt a conversation (this is an example of verb doubling).</text:p>
      <text:p text:style-name="Preformatted_20_Text"><text:s text:c="3"/>This usage comes from radio communications, which in turn probably</text:p>
      <text:p text:style-name="Preformatted_20_Text"><text:s text:c="3"/>came from landline telegraph/teleprinter usage, as badly abused in</text:p>
      <text:p text:style-name="Preformatted_20_Text"><text:soft-page-break/><text:s text:c="3"/>the Citizen's Band craze a few years ago.</text:p>
      <text:p text:style-name="Preformatted_20_Text"/>
      <text:p text:style-name="Preformatted_20_Text">:break-even point: n. in the process of implementing a new computer</text:p>
      <text:p text:style-name="Preformatted_20_Text"><text:s text:c="3"/>language, the point at which the language is sufficiently effective</text:p>
      <text:p text:style-name="Preformatted_20_Text"><text:s text:c="3"/>that one can implement the language in itself. <text:s/>That is, for a new</text:p>
      <text:p text:style-name="Preformatted_20_Text"><text:s text:c="3"/>language called, hypothetically, FOOGOL, one has reached break-even</text:p>
      <text:p text:style-name="Preformatted_20_Text"><text:s text:c="3"/>when one can write a demonstration compiler for FOOGOL in FOOGOL,</text:p>
      <text:p text:style-name="Preformatted_20_Text"><text:s text:c="3"/>discard the original implementation language, and thereafter use</text:p>
      <text:p text:style-name="Preformatted_20_Text"><text:s text:c="3"/>older versions of FOOGOL to develop newer ones. <text:s/>This is an</text:p>
      <text:p text:style-name="Preformatted_20_Text"><text:s text:c="3"/>important milestone; see {MFTL}.</text:p>
      <text:p text:style-name="Preformatted_20_Text"/>
      <text:p text:style-name="Preformatted_20_Text"><text:s text:c="3"/>[Since this was first written, several correspondents have reported</text:p>
      <text:p text:style-name="Preformatted_20_Text"><text:s text:c="3"/>that there actually was a compiler for a tiny Algol-like language</text:p>
      <text:p text:style-name="Preformatted_20_Text"><text:s text:c="3"/>called Foogol floating around on various {vaxen} in the early</text:p>
      <text:p text:style-name="Preformatted_20_Text"><text:s text:c="3"/>and mid-1980s. <text:s/>The above example may not, after all, be</text:p>
      <text:p text:style-name="Preformatted_20_Text"><text:s text:c="3"/>hypothetical. -- ESR]</text:p>
      <text:p text:style-name="Preformatted_20_Text"/>
      <text:p text:style-name="Preformatted_20_Text">:breath-of-life packet: [XEROX PARC] n. An Ethernet packet that</text:p>
      <text:p text:style-name="Preformatted_20_Text"><text:s text:c="3"/>contains bootstrap (see {boot}) code, periodically sent out</text:p>
      <text:p text:style-name="Preformatted_20_Text"><text:s text:c="3"/>from a working computer to infuse the `breath of life' into any</text:p>
      <text:p text:style-name="Preformatted_20_Text"><text:s text:c="3"/>computer on the network that has happened to crash. <text:s/>Machines</text:p>
      <text:p text:style-name="Preformatted_20_Text"><text:s text:c="3"/>depending on such packets have sufficient hardware or firmware code</text:p>
      <text:p text:style-name="Preformatted_20_Text"><text:s text:c="3"/>to wait for (or request) such a packet during the reboot process.</text:p>
      <text:p text:style-name="Preformatted_20_Text"><text:s text:c="3"/>See also {dickless workstation}.</text:p>
      <text:p text:style-name="Preformatted_20_Text"/>
      <text:p text:style-name="Preformatted_20_Text"><text:s text:c="3"/>The `kiss-of-death packet', with a function complementary to that of</text:p>
      <text:p text:style-name="Preformatted_20_Text"><text:s text:c="3"/>a breath-of-life packet, is recommended for dealing with hosts that</text:p>
      <text:p text:style-name="Preformatted_20_Text"><text:s text:c="3"/>consume too many network resources. <text:s/>This packet, however, is</text:p>
      <text:p text:style-name="Preformatted_20_Text"><text:s text:c="3"/>undocumented and perhaps mythical.</text:p>
      <text:p text:style-name="Preformatted_20_Text"/>
      <text:p text:style-name="Preformatted_20_Text">:breedle: n. See {feep}.</text:p>
      <text:p text:style-name="Preformatted_20_Text"/>
      <text:p text:style-name="Preformatted_20_Text">:bring X to its knees: v. To present a machine, operating system,</text:p>
      <text:p text:style-name="Preformatted_20_Text"><text:s text:c="3"/>piece of software, or algorithm with a load so extreme or</text:p>
      <text:p text:style-name="Preformatted_20_Text"><text:s text:c="3"/>{pathological} that it grinds to a halt. <text:s/>"To bring a MicroVAX</text:p>
      <text:p text:style-name="Preformatted_20_Text"><text:s text:c="3"/>to its knees, try twenty users running {vi} --- or four running</text:p>
      <text:p text:style-name="Preformatted_20_Text"><text:s text:c="3"/>{EMACS}." <text:s/>Compare {hog}.</text:p>
      <text:p text:style-name="Preformatted_20_Text"/>
      <text:p text:style-name="Preformatted_20_Text">:brittle: adj. Said of software that is functional but easily broken</text:p>
      <text:p text:style-name="Preformatted_20_Text"><text:s text:c="3"/>by changes in operating environment or configuration, or by any</text:p>
      <text:p text:style-name="Preformatted_20_Text"><text:s text:c="3"/>minor tweak to the software itself. <text:s/>Also, any system that</text:p>
      <text:p text:style-name="Preformatted_20_Text"><text:s text:c="3"/>responds inappropriately and disastrously to expected external</text:p>
      <text:p text:style-name="Preformatted_20_Text"><text:s text:c="3"/>stimuli; e.g., a file system that is usually totally scrambled by a</text:p>
      <text:p text:style-name="Preformatted_20_Text"><text:s text:c="3"/>power failure is said to be brittle. <text:s/>This term is often used to</text:p>
      <text:p text:style-name="Preformatted_20_Text"><text:s text:c="3"/>describe the results of a research effort that were never intended</text:p>
      <text:p text:style-name="Preformatted_20_Text"><text:s text:c="3"/>to be robust, but it can be applied to commercially developed</text:p>
      <text:p text:style-name="Preformatted_20_Text"><text:s text:c="3"/>software, which displays the quality far more often than it ought</text:p>
      <text:p text:style-name="Preformatted_20_Text"><text:s text:c="3"/>to. <text:s/>Oppose {robust}.</text:p>
      <text:p text:style-name="Preformatted_20_Text"/>
      <text:p text:style-name="Preformatted_20_Text">:broadcast storm: n. An incorrect packet broadcast on a network that</text:p>
      <text:p text:style-name="Preformatted_20_Text"><text:s text:c="3"/>causes most hosts to respond all at once, typically with wrong</text:p>
      <text:p text:style-name="Preformatted_20_Text"><text:s text:c="3"/>answers that start the process over again. <text:s/>See {network</text:p>
      <text:p text:style-name="Preformatted_20_Text"><text:s text:c="3"/>meltdown}.</text:p>
      <text:p text:style-name="Preformatted_20_Text"/>
      <text:p text:style-name="Preformatted_20_Text">:brochureware: n. Planned but non-existent product like</text:p>
      <text:p text:style-name="Preformatted_20_Text"><text:s text:c="3"/>{vaporware}, but with the added implication that marketing is</text:p>
      <text:p text:style-name="Preformatted_20_Text"><text:s text:c="3"/>actively selling and promoting it (they've printed brochures).</text:p>
      <text:p text:style-name="Preformatted_20_Text"><text:s text:c="3"/>Brochureware is often deployed as a strategic weapon; the idea is</text:p>
      <text:p text:style-name="Preformatted_20_Text"><text:soft-page-break/><text:s text:c="3"/>to con customers into not committing to an existing product of the</text:p>
      <text:p text:style-name="Preformatted_20_Text"><text:s text:c="3"/>competition's. <text:s/>It is a safe bet that when a brochureware product</text:p>
      <text:p text:style-name="Preformatted_20_Text"><text:s text:c="3"/>finally becomes real, it will be more expensive than and inferior</text:p>
      <text:p text:style-name="Preformatted_20_Text"><text:s text:c="3"/>to the alternatives that had been available for years.</text:p>
      <text:p text:style-name="Preformatted_20_Text"/>
      <text:p text:style-name="Preformatted_20_Text">:broken: adj. 1. Not working properly (of programs). <text:s/>2. Behaving</text:p>
      <text:p text:style-name="Preformatted_20_Text"><text:s text:c="3"/>strangely; especially (when used of people) exhibiting extreme</text:p>
      <text:p text:style-name="Preformatted_20_Text"><text:s text:c="3"/>depression.</text:p>
      <text:p text:style-name="Preformatted_20_Text"/>
      <text:p text:style-name="Preformatted_20_Text">:broken arrow: [IBM] n. The error code displayed on line 25 of a</text:p>
      <text:p text:style-name="Preformatted_20_Text"><text:s text:c="3"/>3270 terminal (or a PC emulating a 3270) for various kinds of</text:p>
      <text:p text:style-name="Preformatted_20_Text"><text:s text:c="3"/>protocol violations and "unexpected" error conditions (including</text:p>
      <text:p text:style-name="Preformatted_20_Text"><text:s text:c="3"/>connection to a {down} computer). <text:s/>On a PC, simulated with</text:p>
      <text:p text:style-name="Preformatted_20_Text"><text:s text:c="3"/>`-&gt;/_', with the two center characters overstruck. In true</text:p>
      <text:p text:style-name="Preformatted_20_Text"><text:s text:c="3"/>{luser} fashion, the original documentation of these codes</text:p>
      <text:p text:style-name="Preformatted_20_Text"><text:s text:c="3"/>(visible on every 3270 terminal, and necessary for debugging</text:p>
      <text:p text:style-name="Preformatted_20_Text"><text:s text:c="3"/>network problems) was confined to an IBM customer engineering</text:p>
      <text:p text:style-name="Preformatted_20_Text"><text:s text:c="3"/>manual.</text:p>
      <text:p text:style-name="Preformatted_20_Text"/>
      <text:p text:style-name="Preformatted_20_Text"><text:s text:c="3"/>Note: to appreciate this term fully, it helps to know that `broken</text:p>
      <text:p text:style-name="Preformatted_20_Text"><text:s text:c="3"/>arrow' is also military jargon for an accident involving nuclear</text:p>
      <text:p text:style-name="Preformatted_20_Text"><text:s text:c="3"/>weapons.... </text:p>
      <text:p text:style-name="Preformatted_20_Text"/>
      <text:p text:style-name="Preformatted_20_Text">:broket: /broh'k*t/ or /broh'ket`/ [by analogy with `bracket': a</text:p>
      <text:p text:style-name="Preformatted_20_Text"><text:s text:c="3"/>`broken bracket'] n. Either of the characters `&lt;' and `&gt;',</text:p>
      <text:p text:style-name="Preformatted_20_Text"><text:s text:c="3"/>when used as paired enclosing delimiters. <text:s/>This word</text:p>
      <text:p text:style-name="Preformatted_20_Text"><text:s text:c="3"/>originated as a contraction of the phrase `broken bracket', that</text:p>
      <text:p text:style-name="Preformatted_20_Text"><text:s text:c="3"/>is, a bracket that is bent in the middle. <text:s/>(At MIT, and apparently</text:p>
      <text:p text:style-name="Preformatted_20_Text"><text:s text:c="3"/>in the {Real World} as well, these are usually called {angle</text:p>
      <text:p text:style-name="Preformatted_20_Text"><text:s text:c="3"/>brackets}.)</text:p>
      <text:p text:style-name="Preformatted_20_Text"/>
      <text:p text:style-name="Preformatted_20_Text">:Brooks's Law: prov. "Adding manpower to a late software project</text:p>
      <text:p text:style-name="Preformatted_20_Text"><text:s text:c="3"/>makes it later" --- a result of the fact that the advantage from</text:p>
      <text:p text:style-name="Preformatted_20_Text"><text:s text:c="3"/>splitting work among N programmers is O(N) (that is,</text:p>
      <text:p text:style-name="Preformatted_20_Text"><text:s text:c="3"/>proportional to N), but the complexity and communications</text:p>
      <text:p text:style-name="Preformatted_20_Text"><text:s text:c="3"/>cost associated with coordinating and then merging their work</text:p>
      <text:p text:style-name="Preformatted_20_Text"><text:s text:c="3"/>is O(N^2) (that is, proportional to the square of N).</text:p>
      <text:p text:style-name="Preformatted_20_Text"><text:s text:c="3"/>The quote is from Fred Brooks, a manager of IBM's OS/360 project</text:p>
      <text:p text:style-name="Preformatted_20_Text"><text:s text:c="3"/>and author of `The Mythical Man-Month' (Addison-Wesley, 1975,</text:p>
      <text:p text:style-name="Preformatted_20_Text"><text:s text:c="3"/>ISBN 0-201-00650-2), an excellent early book on software</text:p>
      <text:p text:style-name="Preformatted_20_Text"><text:s text:c="3"/>engineering. <text:s/>The myth in question has been most tersely expressed</text:p>
      <text:p text:style-name="Preformatted_20_Text"><text:s text:c="3"/>as "Programmer time is fungible" and Brooks established</text:p>
      <text:p text:style-name="Preformatted_20_Text"><text:s text:c="3"/>conclusively that it is not. <text:s/>Hackers have never forgotten his</text:p>
      <text:p text:style-name="Preformatted_20_Text"><text:s text:c="3"/>advice; too often, {management} does. <text:s/>See also</text:p>
      <text:p text:style-name="Preformatted_20_Text"><text:s text:c="3"/>{creationism}, {second-system effect}.</text:p>
      <text:p text:style-name="Preformatted_20_Text"/>
      <text:p text:style-name="Preformatted_20_Text">:BRS: /B-R-S/ n. Syn. {Big Red Switch}. <text:s/>This abbreviation is</text:p>
      <text:p text:style-name="Preformatted_20_Text"><text:s text:c="3"/>fairly common on-line.</text:p>
      <text:p text:style-name="Preformatted_20_Text"/>
      <text:p text:style-name="Preformatted_20_Text">:brute force: adj. Describes a primitive programming style, one in</text:p>
      <text:p text:style-name="Preformatted_20_Text"><text:s text:c="3"/>which the programmer relies on the computer's processing power</text:p>
      <text:p text:style-name="Preformatted_20_Text"><text:s text:c="3"/>instead of using his or her own intelligence to simplify the</text:p>
      <text:p text:style-name="Preformatted_20_Text"><text:s text:c="3"/>problem, often ignoring problems of scale and applying na"ive</text:p>
      <text:p text:style-name="Preformatted_20_Text"><text:s text:c="3"/>methods suited to small problems directly to large ones.</text:p>
      <text:p text:style-name="Preformatted_20_Text"/>
      <text:p text:style-name="Preformatted_20_Text"><text:s text:c="3"/>The {canonical} example of a brute-force algorithm is associated</text:p>
      <text:p text:style-name="Preformatted_20_Text"><text:s text:c="3"/>with the `traveling salesman problem' (TSP), a classical {NP-}hard</text:p>
      <text:p text:style-name="Preformatted_20_Text"><text:s text:c="3"/>problem: Suppose a person is in, say, Boston, and wishes to drive</text:p>
      <text:p text:style-name="Preformatted_20_Text"><text:soft-page-break/><text:s text:c="3"/>to N other cities. <text:s/>In what order should he or she visit</text:p>
      <text:p text:style-name="Preformatted_20_Text"><text:s text:c="3"/>them in order to minimize the distance travelled? <text:s/>The brute-force</text:p>
      <text:p text:style-name="Preformatted_20_Text"><text:s text:c="3"/>method is to simply generate all possible routes and compare the</text:p>
      <text:p text:style-name="Preformatted_20_Text"><text:s text:c="3"/>distances; while guaranteed to work and simple to implement, this</text:p>
      <text:p text:style-name="Preformatted_20_Text"><text:s text:c="3"/>algorithm is clearly very stupid in that it considers even</text:p>
      <text:p text:style-name="Preformatted_20_Text"><text:s text:c="3"/>obviously absurd routes (like going from Boston to Houston via San</text:p>
      <text:p text:style-name="Preformatted_20_Text"><text:s text:c="3"/>Francisco and New York, in that order). <text:s/>For very small N it</text:p>
      <text:p text:style-name="Preformatted_20_Text"><text:s text:c="3"/>works well, but it rapidly becomes absurdly inefficient when</text:p>
      <text:p text:style-name="Preformatted_20_Text"><text:s text:c="3"/>N increases (for N = 15, there are already</text:p>
      <text:p text:style-name="Preformatted_20_Text"><text:s text:c="3"/>1,307,674,368,000 possible routes to consider, and for</text:p>
      <text:p text:style-name="Preformatted_20_Text"><text:s text:c="3"/>N = 1000 --- well, see {bignum}). <text:s/>See</text:p>
      <text:p text:style-name="Preformatted_20_Text"><text:s text:c="3"/>also {NP-}.</text:p>
      <text:p text:style-name="Preformatted_20_Text"/>
      <text:p text:style-name="Preformatted_20_Text"><text:s text:c="3"/>A more simple-minded example of brute-force programming is finding</text:p>
      <text:p text:style-name="Preformatted_20_Text"><text:s text:c="3"/>the smallest number in a large list by first using an existing</text:p>
      <text:p text:style-name="Preformatted_20_Text"><text:s text:c="3"/>program to sort the list in ascending order, and then picking the</text:p>
      <text:p text:style-name="Preformatted_20_Text"><text:s text:c="3"/>first number off the front.</text:p>
      <text:p text:style-name="Preformatted_20_Text"/>
      <text:p text:style-name="Preformatted_20_Text"><text:s text:c="3"/>Whether brute-force programming should be considered stupid or not</text:p>
      <text:p text:style-name="Preformatted_20_Text"><text:s text:c="3"/>depends on the context; if the problem isn't too big, the extra CPU</text:p>
      <text:p text:style-name="Preformatted_20_Text"><text:s text:c="3"/>time spent on a brute-force solution may cost less than the</text:p>
      <text:p text:style-name="Preformatted_20_Text"><text:s text:c="3"/>programmer time it would take to develop a more `intelligent'</text:p>
      <text:p text:style-name="Preformatted_20_Text"><text:s text:c="3"/>algorithm. <text:s/>Additionally, a more intelligent algorithm may imply</text:p>
      <text:p text:style-name="Preformatted_20_Text"><text:s text:c="3"/>more long-term complexity cost and bug-chasing than are justified</text:p>
      <text:p text:style-name="Preformatted_20_Text"><text:s text:c="3"/>by the speed improvement.</text:p>
      <text:p text:style-name="Preformatted_20_Text"/>
      <text:p text:style-name="Preformatted_20_Text"><text:s text:c="3"/>Ken Thompson, co-inventor of UNIX, is reported to have uttered the</text:p>
      <text:p text:style-name="Preformatted_20_Text"><text:s text:c="3"/>epigram "When in doubt, use brute force". <text:s/>He probably intended</text:p>
      <text:p text:style-name="Preformatted_20_Text"><text:s text:c="3"/>this as a {ha ha only serious}, but the original UNIX kernel's</text:p>
      <text:p text:style-name="Preformatted_20_Text"><text:s text:c="3"/>preference for simple, robust, and portable algorithms over</text:p>
      <text:p text:style-name="Preformatted_20_Text"><text:s text:c="3"/>{brittle} `smart' ones does seem to have been a significant</text:p>
      <text:p text:style-name="Preformatted_20_Text"><text:s text:c="3"/>factor in the success of that OS. <text:s/>Like so many other tradeoffs in</text:p>
      <text:p text:style-name="Preformatted_20_Text"><text:s text:c="3"/>software design, the choice between brute force and complex,</text:p>
      <text:p text:style-name="Preformatted_20_Text"><text:s text:c="3"/>finely-tuned cleverness is often a difficult one that requires both</text:p>
      <text:p text:style-name="Preformatted_20_Text"><text:s text:c="3"/>engineering savvy and delicate esthetic judgment.</text:p>
      <text:p text:style-name="Preformatted_20_Text"/>
      <text:p text:style-name="Preformatted_20_Text">:brute force and ignorance: n. A popular design technique at many</text:p>
      <text:p text:style-name="Preformatted_20_Text"><text:s text:c="3"/>software houses --- {brute force} coding unrelieved by any</text:p>
      <text:p text:style-name="Preformatted_20_Text"><text:s text:c="3"/>knowledge of how problems have been previously solved in elegant</text:p>
      <text:p text:style-name="Preformatted_20_Text"><text:s text:c="3"/>ways. <text:s/>Dogmatic adherence to design methodologies tends to</text:p>
      <text:p text:style-name="Preformatted_20_Text"><text:s text:c="3"/>encourage it. <text:s/>Characteristic of early {larval stage}</text:p>
      <text:p text:style-name="Preformatted_20_Text"><text:s text:c="3"/>programming; unfortunately, many never outgrow it. <text:s/>Often</text:p>
      <text:p text:style-name="Preformatted_20_Text"><text:s text:c="3"/>abbreviated BFI: "Gak, they used a bubble sort! <text:s/>That's strictly</text:p>
      <text:p text:style-name="Preformatted_20_Text"><text:s text:c="3"/>from BFI." <text:s/>Compare {bogosity}.</text:p>
      <text:p text:style-name="Preformatted_20_Text"/>
      <text:p text:style-name="Preformatted_20_Text">:BSD: /B-S-D/ n. [abbreviation for `Berkeley System Distribution'] a</text:p>
      <text:p text:style-name="Preformatted_20_Text"><text:s text:c="3"/>family of {{UNIX}} versions for the DEC {VAX} and PDP-11</text:p>
      <text:p text:style-name="Preformatted_20_Text"><text:s text:c="3"/>developed by Bill Joy and others at {Berzerkeley} starting</text:p>
      <text:p text:style-name="Preformatted_20_Text"><text:s text:c="3"/>around 1980, incorporating paged virtual memory, TCP/IP networking</text:p>
      <text:p text:style-name="Preformatted_20_Text"><text:s text:c="3"/>enhancements, and many other features. <text:s/>The BSD versions (4.1, 4.2,</text:p>
      <text:p text:style-name="Preformatted_20_Text"><text:s text:c="3"/>and 4.3) and the commercial versions derived from them (SunOS,</text:p>
      <text:p text:style-name="Preformatted_20_Text"><text:s text:c="3"/>ULTRIX, and Mt. Xinu) held the technical lead in the UNIX world</text:p>
      <text:p text:style-name="Preformatted_20_Text"><text:s text:c="3"/>until AT&amp;T's successful standardization efforts after about 1986,</text:p>
      <text:p text:style-name="Preformatted_20_Text"><text:s text:c="3"/>and are still widely popular. <text:s/>See {{UNIX}}, {USG UNIX}.</text:p>
      <text:p text:style-name="Preformatted_20_Text"/>
      <text:p text:style-name="Preformatted_20_Text">:BUAF: // [abbreviation, from the alt.fan.warlord] n. Big</text:p>
      <text:p text:style-name="Preformatted_20_Text"><text:s text:c="3"/>Ugly ASCII Font --- a special form of {ASCII art}. <text:s/>Various</text:p>
      <text:p text:style-name="Preformatted_20_Text"><text:s text:c="3"/>programs exist for rendering text strings into block, bloob, and</text:p>
      <text:p text:style-name="Preformatted_20_Text"><text:soft-page-break/><text:s text:c="3"/>pseudo-script fonts in cells between four and six character cells</text:p>
      <text:p text:style-name="Preformatted_20_Text"><text:s text:c="3"/>on a side; this is smaller than the letters generated by older</text:p>
      <text:p text:style-name="Preformatted_20_Text"><text:s text:c="3"/>{banner} (sense 2) programs. <text:s/>These are sometimes used to render</text:p>
      <text:p text:style-name="Preformatted_20_Text"><text:s text:c="3"/>one's name in a {sig block}, and are critically referred to as</text:p>
      <text:p text:style-name="Preformatted_20_Text"><text:s text:c="3"/>`BUAF's. <text:s/>See {warlording}.</text:p>
      <text:p text:style-name="Preformatted_20_Text"/>
      <text:p text:style-name="Preformatted_20_Text">:BUAG: // [abbreviation, from the alt.fan.warlord] n. Big</text:p>
      <text:p text:style-name="Preformatted_20_Text"><text:s text:c="3"/>Ugly ASCII Graphic. <text:s/>Pejorative term for ugly {ASCII ART},</text:p>
      <text:p text:style-name="Preformatted_20_Text"><text:s text:c="3"/>especially as found in {sig block}s. <text:s/>For some reason, mutations</text:p>
      <text:p text:style-name="Preformatted_20_Text"><text:s text:c="3"/>of the head of Bart Simpson are particularly common in the least</text:p>
      <text:p text:style-name="Preformatted_20_Text"><text:s text:c="3"/>imaginative {sig block}s. See {warlording}.</text:p>
      <text:p text:style-name="Preformatted_20_Text"/>
      <text:p text:style-name="Preformatted_20_Text">:bubble sort: n. Techspeak for a particular sorting technique in</text:p>
      <text:p text:style-name="Preformatted_20_Text"><text:s text:c="3"/>which pairs of adjacent values in the list to be sorted are</text:p>
      <text:p text:style-name="Preformatted_20_Text"><text:s text:c="3"/>compared and interchanged if they are out of order; thus, list</text:p>
      <text:p text:style-name="Preformatted_20_Text"><text:s text:c="3"/>entries `bubble upward' in the list until they bump into one with a</text:p>
      <text:p text:style-name="Preformatted_20_Text"><text:s text:c="3"/>lower sort value. <text:s/>Because it is not very good relative to other</text:p>
      <text:p text:style-name="Preformatted_20_Text"><text:s text:c="3"/>methods and is the one typically stumbled on by {na"ive} and</text:p>
      <text:p text:style-name="Preformatted_20_Text"><text:s text:c="3"/>untutored programmers, hackers consider it the {canonical}</text:p>
      <text:p text:style-name="Preformatted_20_Text"><text:s text:c="3"/>example of a na"ive algorithm. <text:s/>The canonical example of a really</text:p>
      <text:p text:style-name="Preformatted_20_Text"><text:s text:c="3"/>*bad* algorithm is {bogo-sort}. <text:s/>A bubble sort might be used</text:p>
      <text:p text:style-name="Preformatted_20_Text"><text:s text:c="3"/>out of ignorance, but any use of bogo-sort could issue only from</text:p>
      <text:p text:style-name="Preformatted_20_Text"><text:s text:c="3"/>brain damage or willful perversity.</text:p>
      <text:p text:style-name="Preformatted_20_Text"/>
      <text:p text:style-name="Preformatted_20_Text">:bucky bits: /buh'kee bits/ n. 1. obs. The bits produced by the</text:p>
      <text:p text:style-name="Preformatted_20_Text"><text:s text:c="3"/>CONTROL and META shift keys on a SAIL keyboard (octal 200 and 400</text:p>
      <text:p text:style-name="Preformatted_20_Text"><text:s text:c="3"/>respectively), resulting in a 9-bit keyboard character set. <text:s/>The</text:p>
      <text:p text:style-name="Preformatted_20_Text"><text:s text:c="3"/>MIT AI TV (Knight) keyboards extended this with TOP and separate</text:p>
      <text:p text:style-name="Preformatted_20_Text"><text:s text:c="3"/>left and right CONTROL and META keys, resulting in a 12-bit</text:p>
      <text:p text:style-name="Preformatted_20_Text"><text:s text:c="3"/>character set; later, LISP Machines added such keys as SUPER,</text:p>
      <text:p text:style-name="Preformatted_20_Text"><text:s text:c="3"/>HYPER, and GREEK (see {space-cadet keyboard}). <text:s/>2. By extension,</text:p>
      <text:p text:style-name="Preformatted_20_Text"><text:s text:c="3"/>bits associated with `extra' shift keys on any keyboard, e.g.,</text:p>
      <text:p text:style-name="Preformatted_20_Text"><text:s text:c="3"/>the ALT on an IBM PC or command and option keys on a Macintosh.</text:p>
      <text:p text:style-name="Preformatted_20_Text"/>
      <text:p text:style-name="Preformatted_20_Text"><text:s text:c="3"/>It is rumored that `bucky bits' were named for Buckminster Fuller</text:p>
      <text:p text:style-name="Preformatted_20_Text"><text:s text:c="3"/>during a period when he was consulting at Stanford. <text:s/>Actually,</text:p>
      <text:p text:style-name="Preformatted_20_Text"><text:s text:c="3"/>`Bucky' was Niklaus Wirth's nickname when *he* was at</text:p>
      <text:p text:style-name="Preformatted_20_Text"><text:s text:c="3"/>Stanford; he first suggested the idea of an EDIT key to set the</text:p>
      <text:p text:style-name="Preformatted_20_Text"><text:s text:c="3"/>8th bit of an otherwise 7-bit ASCII character. <text:s/>This was used in a</text:p>
      <text:p text:style-name="Preformatted_20_Text"><text:s text:c="3"/>number of editors written at Stanford or in its environs (TV-EDIT</text:p>
      <text:p text:style-name="Preformatted_20_Text"><text:s text:c="3"/>and NLS being the best-known). <text:s/>The term spread to MIT and CMU</text:p>
      <text:p text:style-name="Preformatted_20_Text"><text:s text:c="3"/>early and is now in general use. <text:s/>See {double bucky},</text:p>
      <text:p text:style-name="Preformatted_20_Text"><text:s text:c="3"/>{quadruple bucky}.</text:p>
      <text:p text:style-name="Preformatted_20_Text"/>
      <text:p text:style-name="Preformatted_20_Text">:buffer overflow: n. What happens when you try to stuff more data</text:p>
      <text:p text:style-name="Preformatted_20_Text"><text:s text:c="3"/>into a buffer (holding area) than it can handle. <text:s/>This may be due</text:p>
      <text:p text:style-name="Preformatted_20_Text"><text:s text:c="3"/>to a mismatch in the processing rates of the producing and</text:p>
      <text:p text:style-name="Preformatted_20_Text"><text:s text:c="3"/>consuming processes (see {overrun} and {firehose syndrome}),</text:p>
      <text:p text:style-name="Preformatted_20_Text"><text:s text:c="3"/>or because the buffer is simply too small to hold all the data that</text:p>
      <text:p text:style-name="Preformatted_20_Text"><text:s text:c="3"/>must accumulate before a piece of it can be processed. <text:s/>For example,</text:p>
      <text:p text:style-name="Preformatted_20_Text"><text:s text:c="3"/>in a text-processing tool that {crunch}es a line at a time, a</text:p>
      <text:p text:style-name="Preformatted_20_Text"><text:s text:c="3"/>short line buffer can result in {lossage} as input from a long</text:p>
      <text:p text:style-name="Preformatted_20_Text"><text:s text:c="3"/>line overflows the buffer and trashes data beyond it. <text:s/>Good</text:p>
      <text:p text:style-name="Preformatted_20_Text"><text:s text:c="3"/>defensive programming would check for overflow on each character</text:p>
      <text:p text:style-name="Preformatted_20_Text"><text:s text:c="3"/>and stop accepting data when the buffer is full up. <text:s/>The term is</text:p>
      <text:p text:style-name="Preformatted_20_Text"><text:s text:c="3"/>used of and by humans in a metaphorical sense. <text:s/>"What time did I</text:p>
      <text:p text:style-name="Preformatted_20_Text"><text:s text:c="3"/>agree to meet you? <text:s/>My buffer must have overflowed." <text:s/>Or "If I</text:p>
      <text:p text:style-name="Preformatted_20_Text"><text:s text:c="3"/>answer that phone my buffer is going to overflow." <text:s/>See also</text:p>
      <text:p text:style-name="Preformatted_20_Text"><text:soft-page-break/><text:s text:c="3"/>{spam}, {overrun screw}.</text:p>
      <text:p text:style-name="Preformatted_20_Text"/>
      <text:p text:style-name="Preformatted_20_Text">:bug: n. An unwanted and unintended property of a program or piece</text:p>
      <text:p text:style-name="Preformatted_20_Text"><text:s text:c="3"/>of hardware, esp. one that causes it to malfunction. <text:s/>Antonym of</text:p>
      <text:p text:style-name="Preformatted_20_Text"><text:s text:c="3"/>{feature}. <text:s/>Examples: "There's a bug in the editor: it writes</text:p>
      <text:p text:style-name="Preformatted_20_Text"><text:s text:c="3"/>things out backwards." <text:s/>"The system crashed because of a hardware</text:p>
      <text:p text:style-name="Preformatted_20_Text"><text:s text:c="3"/>bug." <text:s/>"Fred is a winner, but he has a few bugs" (i.e., Fred is</text:p>
      <text:p text:style-name="Preformatted_20_Text"><text:s text:c="3"/>a good guy, but he has a few personality problems).</text:p>
      <text:p text:style-name="Preformatted_20_Text"/>
      <text:p text:style-name="Preformatted_20_Text"><text:s text:c="3"/>Historical note: Some have said this term came from telephone</text:p>
      <text:p text:style-name="Preformatted_20_Text"><text:s text:c="3"/>company usage, in which "bugs in a telephone cable" were blamed</text:p>
      <text:p text:style-name="Preformatted_20_Text"><text:s text:c="3"/>for noisy lines, but this appears to be an incorrect folk</text:p>
      <text:p text:style-name="Preformatted_20_Text"><text:s text:c="3"/>etymology. <text:s/>Admiral Grace Hopper (an early computing pioneer better</text:p>
      <text:p text:style-name="Preformatted_20_Text"><text:s text:c="3"/>known for inventing {COBOL}) liked to tell a story in which a</text:p>
      <text:p text:style-name="Preformatted_20_Text"><text:s text:c="3"/>technician solved a persistent {glitch} in the Harvard Mark II</text:p>
      <text:p text:style-name="Preformatted_20_Text"><text:s text:c="3"/>machine by pulling an actual insect out from between the contacts</text:p>
      <text:p text:style-name="Preformatted_20_Text"><text:s text:c="3"/>of one of its relays, and she subsequently promulgated {bug} in</text:p>
      <text:p text:style-name="Preformatted_20_Text"><text:s text:c="3"/>its hackish sense as a joke about the incident (though, as she was</text:p>
      <text:p text:style-name="Preformatted_20_Text"><text:s text:c="3"/>careful to admit, she was not there when it happened). <text:s/>For many</text:p>
      <text:p text:style-name="Preformatted_20_Text"><text:s text:c="3"/>years the logbook associated with the incident and the actual bug</text:p>
      <text:p text:style-name="Preformatted_20_Text"><text:s text:c="3"/>in question (a moth) sat in a display case at the Naval Surface</text:p>
      <text:p text:style-name="Preformatted_20_Text"><text:s text:c="3"/>Warfare Center. <text:s/>The entire story, with a picture of the logbook</text:p>
      <text:p text:style-name="Preformatted_20_Text"><text:s text:c="3"/>and the moth taped into it, is recorded in the `Annals of the</text:p>
      <text:p text:style-name="Preformatted_20_Text"><text:s text:c="3"/>History of Computing', Vol. 3, No. 3 (July 1981), pp. 285--286.</text:p>
      <text:p text:style-name="Preformatted_20_Text"/>
      <text:p text:style-name="Preformatted_20_Text"><text:s text:c="3"/>The text of the log entry (from September 9, 1945), reads "1545</text:p>
      <text:p text:style-name="Preformatted_20_Text"><text:s text:c="3"/>Relay #70 Panel F (moth) in relay. <text:s/>First actual case of bug being</text:p>
      <text:p text:style-name="Preformatted_20_Text"><text:s text:c="3"/>found". <text:s/>This wording seems to establish that the term was already</text:p>
      <text:p text:style-name="Preformatted_20_Text"><text:s text:c="3"/>in use at the time in its current specific sense --- and Hopper</text:p>
      <text:p text:style-name="Preformatted_20_Text"><text:s text:c="3"/>herself reports that the term `bug' was regularly applied to</text:p>
      <text:p text:style-name="Preformatted_20_Text"><text:s text:c="3"/>problems in radar electronics during WWII. <text:s/>Indeed, the use of</text:p>
      <text:p text:style-name="Preformatted_20_Text"><text:s text:c="3"/>`bug' to mean an industrial defect was already established in</text:p>
      <text:p text:style-name="Preformatted_20_Text"><text:s text:c="3"/>Thomas Edison's time, and `bug' in the sense of an disruptive</text:p>
      <text:p text:style-name="Preformatted_20_Text"><text:s text:c="3"/>event goes back to Shakespeare! <text:s/>In the first edition of Samuel</text:p>
      <text:p text:style-name="Preformatted_20_Text"><text:s text:c="3"/>Johnson's dictionary one meaning of `bug' is "A frightful</text:p>
      <text:p text:style-name="Preformatted_20_Text"><text:s text:c="3"/>object; a walking spectre"; this is traced to `bugbear', a Welsh</text:p>
      <text:p text:style-name="Preformatted_20_Text"><text:s text:c="3"/>term for a variety of mythological monster which (to complete the</text:p>
      <text:p text:style-name="Preformatted_20_Text"><text:s text:c="3"/>circle) has recently been reintroduced into the popular lexicon</text:p>
      <text:p text:style-name="Preformatted_20_Text"><text:s text:c="3"/>through fantasy role-playing games.</text:p>
      <text:p text:style-name="Preformatted_20_Text"/>
      <text:p text:style-name="Preformatted_20_Text"><text:s text:c="3"/>In any case, in jargon the word almost never refers to insects.</text:p>
      <text:p text:style-name="Preformatted_20_Text"><text:s text:c="3"/>Here is a plausible conversation that never actually happened:</text:p>
      <text:p text:style-name="Preformatted_20_Text"/>
      <text:p text:style-name="Preformatted_20_Text"><text:s text:c="3"/>"There is a bug in this ant farm!"</text:p>
      <text:p text:style-name="Preformatted_20_Text"/>
      <text:p text:style-name="Preformatted_20_Text"><text:s text:c="3"/>"What do you mean? <text:s/>I don't see any ants in it."</text:p>
      <text:p text:style-name="Preformatted_20_Text"/>
      <text:p text:style-name="Preformatted_20_Text"><text:s text:c="3"/>"That's the bug."</text:p>
      <text:p text:style-name="Preformatted_20_Text"/>
      <text:p text:style-name="Preformatted_20_Text"><text:s text:c="3"/>[There has been a widespread myth that the original bug was moved</text:p>
      <text:p text:style-name="Preformatted_20_Text"><text:s text:c="3"/>to the Smithsonian, and an earlier version of this entry so</text:p>
      <text:p text:style-name="Preformatted_20_Text"><text:s text:c="3"/>asserted. <text:s/>A correspondent who thought to check discovered that the</text:p>
      <text:p text:style-name="Preformatted_20_Text"><text:s text:c="3"/>bug was not there. <text:s/>While investigating this in late 1990, your</text:p>
      <text:p text:style-name="Preformatted_20_Text"><text:s text:c="3"/>editor discovered that the NSWC still had the bug, but had</text:p>
      <text:p text:style-name="Preformatted_20_Text"><text:s text:c="3"/>unsuccessfully tried to get the Smithsonian to accept it --- and</text:p>
      <text:p text:style-name="Preformatted_20_Text"><text:s text:c="3"/>that the present curator of their History of American Technology</text:p>
      <text:p text:style-name="Preformatted_20_Text"><text:s text:c="3"/>Museum didn't know this and agreed that it would make a worthwhile</text:p>
      <text:p text:style-name="Preformatted_20_Text"><text:s text:c="3"/>exhibit. <text:s/>It was moved to the Smithsonian in mid-1991. <text:s/>Thus, the</text:p>
      <text:p text:style-name="Preformatted_20_Text"><text:soft-page-break/><text:s text:c="3"/>process of investigating the original-computer-bug bug fixed it in</text:p>
      <text:p text:style-name="Preformatted_20_Text"><text:s text:c="3"/>an entirely unexpected way, by making the myth true! <text:s/>--- ESR]</text:p>
      <text:p text:style-name="Preformatted_20_Text"/>
      <text:p text:style-name="Preformatted_20_Text"><text:s text:c="3"/>[1992 update: the plot thickens! <text:s/>A usually reliable source reports</text:p>
      <text:p text:style-name="Preformatted_20_Text"><text:s text:c="3"/>having seen The Bug at the Smithsonian in 1978. <text:s/>I am unable to</text:p>
      <text:p text:style-name="Preformatted_20_Text"><text:s text:c="3"/>reconcile the conflicting histories I have been offered, and merely</text:p>
      <text:p text:style-name="Preformatted_20_Text"><text:s text:c="3"/>report this fact here. --- ESR.]</text:p>
      <text:p text:style-name="Preformatted_20_Text"/>
      <text:p text:style-name="Preformatted_20_Text">:bug-compatible: adj. Said of a design or revision that has been</text:p>
      <text:p text:style-name="Preformatted_20_Text"><text:s text:c="3"/>badly compromised by a requirement to be compatible with</text:p>
      <text:p text:style-name="Preformatted_20_Text"><text:s text:c="3"/>{fossil}s or {misfeature}s in other programs or (esp.)</text:p>
      <text:p text:style-name="Preformatted_20_Text"><text:s text:c="3"/>previous releases of itself. "MS-DOS 2.0 used \ as a path</text:p>
      <text:p text:style-name="Preformatted_20_Text"><text:s text:c="3"/>separator to be bug-compatible with some cretin's choice of / as an</text:p>
      <text:p text:style-name="Preformatted_20_Text"><text:s text:c="3"/>option character in 1.0."</text:p>
      <text:p text:style-name="Preformatted_20_Text"/>
      <text:p text:style-name="Preformatted_20_Text">:bug-for-bug compatible: n. Same as {bug-compatible}, with the</text:p>
      <text:p text:style-name="Preformatted_20_Text"><text:s text:c="3"/>additional implication that much tedious effort went into ensuring</text:p>
      <text:p text:style-name="Preformatted_20_Text"><text:s text:c="3"/>that each (known) bug was replicated.</text:p>
      <text:p text:style-name="Preformatted_20_Text"/>
      <text:p text:style-name="Preformatted_20_Text">:buglix: /buhg'liks/ n. Pejorative term referring to DEC's ULTRIX</text:p>
      <text:p text:style-name="Preformatted_20_Text"><text:s text:c="3"/>operating system in its earlier *severely* buggy versions.</text:p>
      <text:p text:style-name="Preformatted_20_Text"><text:s text:c="3"/>Still used to describe ULTRIX, but without venom. <text:s/>Compare</text:p>
      <text:p text:style-name="Preformatted_20_Text"><text:s text:c="3"/>{AIDX}, {HP-SUX}, {Nominal Semidestructor}, {Telerat},</text:p>
      <text:p text:style-name="Preformatted_20_Text"><text:s text:c="3"/>{sun-stools}.</text:p>
      <text:p text:style-name="Preformatted_20_Text"/>
      <text:p text:style-name="Preformatted_20_Text">:bulletproof: adj. Used of an algorithm or implementation considered</text:p>
      <text:p text:style-name="Preformatted_20_Text"><text:s text:c="3"/>extremely {robust}; lossage-resistant; capable of correctly</text:p>
      <text:p text:style-name="Preformatted_20_Text"><text:s text:c="3"/>recovering from any imaginable exception condition. <text:s/>This is a rare</text:p>
      <text:p text:style-name="Preformatted_20_Text"><text:s text:c="3"/>and valued quality. <text:s/>Syn. {armor-plated}.</text:p>
      <text:p text:style-name="Preformatted_20_Text"/>
      <text:p text:style-name="Preformatted_20_Text">:bum: 1. vt. To make highly efficient, either in time or space,</text:p>
      <text:p text:style-name="Preformatted_20_Text"><text:s text:c="3"/>often at the expense of clarity. <text:s/>"I managed to bum three more</text:p>
      <text:p text:style-name="Preformatted_20_Text"><text:s text:c="3"/>instructions out of that code." <text:s/>"I spent half the night bumming</text:p>
      <text:p text:style-name="Preformatted_20_Text"><text:s text:c="3"/>the interrupt code." <text:s/>In {elder days}, John McCarthy (inventor</text:p>
      <text:p text:style-name="Preformatted_20_Text"><text:s text:c="3"/>of {LISP}) used to compare some efficiency-obsessed hackers</text:p>
      <text:p text:style-name="Preformatted_20_Text"><text:s text:c="3"/>among his students to "ski bums"; thus, optimization became</text:p>
      <text:p text:style-name="Preformatted_20_Text"><text:s text:c="3"/>"program bumming", and eventually just "bumming". <text:s/>2. To</text:p>
      <text:p text:style-name="Preformatted_20_Text"><text:s text:c="3"/>squeeze out excess; to remove something in order to improve</text:p>
      <text:p text:style-name="Preformatted_20_Text"><text:s text:c="3"/>whatever it was removed from (without changing function; this</text:p>
      <text:p text:style-name="Preformatted_20_Text"><text:s text:c="3"/>distinguishes the process from a {featurectomy}). <text:s/>3. n. A small</text:p>
      <text:p text:style-name="Preformatted_20_Text"><text:s text:c="3"/>change to an algorithm, program, or hardware device to make it more</text:p>
      <text:p text:style-name="Preformatted_20_Text"><text:s text:c="3"/>efficient. <text:s/>"This hardware bum makes the jump instruction</text:p>
      <text:p text:style-name="Preformatted_20_Text"><text:s text:c="3"/>faster." <text:s/>Usage: now uncommon, largely superseded by v. {tune}</text:p>
      <text:p text:style-name="Preformatted_20_Text"><text:s text:c="3"/>(and n. {tweak}, {hack}), though none of these exactly</text:p>
      <text:p text:style-name="Preformatted_20_Text"><text:s text:c="3"/>capture sense 2. <text:s/>All these uses are rare in Commonwealth hackish,</text:p>
      <text:p text:style-name="Preformatted_20_Text"><text:s text:c="3"/>because in the parent dialects of English `bum' is a rude synonym</text:p>
      <text:p text:style-name="Preformatted_20_Text"><text:s text:c="3"/>for `buttocks'.</text:p>
      <text:p text:style-name="Preformatted_20_Text"/>
      <text:p text:style-name="Preformatted_20_Text">:bump: vt. Synonym for increment. <text:s/>Has the same meaning as</text:p>
      <text:p text:style-name="Preformatted_20_Text"><text:s text:c="3"/>C's ++ operator. <text:s/>Used esp. of counter variables, pointers, and</text:p>
      <text:p text:style-name="Preformatted_20_Text"><text:s text:c="3"/>index dummies in `for', `while', and `do-while'</text:p>
      <text:p text:style-name="Preformatted_20_Text"><text:s text:c="3"/>loops.</text:p>
      <text:p text:style-name="Preformatted_20_Text"/>
      <text:p text:style-name="Preformatted_20_Text">:burble: [from Lewis Carroll's "Jabberwocky"] v. Like {flame},</text:p>
      <text:p text:style-name="Preformatted_20_Text"><text:s text:c="3"/>but connotes that the source is truly clueless and ineffectual</text:p>
      <text:p text:style-name="Preformatted_20_Text"><text:s text:c="3"/>(mere flamers can be competent). <text:s/>A term of deep contempt.</text:p>
      <text:p text:style-name="Preformatted_20_Text"><text:s text:c="3"/>"There's some guy on the phone burbling about how he got a DISK</text:p>
      <text:p text:style-name="Preformatted_20_Text"><text:s text:c="3"/>FULL error and it's all our comm software's fault."</text:p>
      <text:p text:style-name="Preformatted_20_Text"><text:soft-page-break/></text:p>
      <text:p text:style-name="Preformatted_20_Text">:buried treasure: n. A surprising piece of code found in some</text:p>
      <text:p text:style-name="Preformatted_20_Text"><text:s text:c="3"/>program. <text:s/>While usually not wrong, it tends to vary from {crufty}</text:p>
      <text:p text:style-name="Preformatted_20_Text"><text:s text:c="3"/>to {bletcherous}, and has lain undiscovered only because it was</text:p>
      <text:p text:style-name="Preformatted_20_Text"><text:s text:c="3"/>functionally correct, however horrible it is. <text:s/>Used sarcastically,</text:p>
      <text:p text:style-name="Preformatted_20_Text"><text:s text:c="3"/>because what is found is anything *but* treasure. <text:s/>Buried</text:p>
      <text:p text:style-name="Preformatted_20_Text"><text:s text:c="3"/>treasure almost always needs to be dug up and removed. <text:s/>"I just</text:p>
      <text:p text:style-name="Preformatted_20_Text"><text:s text:c="3"/>found that the scheduler sorts its queue using {bubble sort}!</text:p>
      <text:p text:style-name="Preformatted_20_Text"><text:s text:c="3"/>Buried treasure!"</text:p>
      <text:p text:style-name="Preformatted_20_Text"/>
      <text:p text:style-name="Preformatted_20_Text">:burn-in period: n. 1. A factory test designed to catch systems</text:p>
      <text:p text:style-name="Preformatted_20_Text"><text:s text:c="3"/>with {marginal} components before they get out the door; the</text:p>
      <text:p text:style-name="Preformatted_20_Text"><text:s text:c="3"/>theory is that burn-in will protect customers by outwaiting the</text:p>
      <text:p text:style-name="Preformatted_20_Text"><text:s text:c="3"/>steepest part of the {bathtub curve} (see {infant</text:p>
      <text:p text:style-name="Preformatted_20_Text"><text:s text:c="3"/>mortality}). <text:s/>2. A period of indeterminate length in which a person</text:p>
      <text:p text:style-name="Preformatted_20_Text"><text:s text:c="3"/>using a computer is so intensely involved in his project that he</text:p>
      <text:p text:style-name="Preformatted_20_Text"><text:s text:c="3"/>forgets basic needs such as food, drink, sleep, etc. <text:s/>Warning:</text:p>
      <text:p text:style-name="Preformatted_20_Text"><text:s text:c="3"/>Excessive burn-in can lead to burn-out. <text:s/>See {hack mode},</text:p>
      <text:p text:style-name="Preformatted_20_Text"><text:s text:c="3"/>{larval stage}.</text:p>
      <text:p text:style-name="Preformatted_20_Text"/>
      <text:p text:style-name="Preformatted_20_Text">:burst page: n. Syn. {banner}, sense 1.</text:p>
      <text:p text:style-name="Preformatted_20_Text"/>
      <text:p text:style-name="Preformatted_20_Text">:busy-wait: vi. Used of human behavior, conveys that the subject is</text:p>
      <text:p text:style-name="Preformatted_20_Text"><text:s text:c="3"/>busy waiting for someone or something, intends to move instantly as</text:p>
      <text:p text:style-name="Preformatted_20_Text"><text:s text:c="3"/>soon as it shows up, and thus cannot do anything else at the</text:p>
      <text:p text:style-name="Preformatted_20_Text"><text:s text:c="3"/>moment. <text:s/>"Can't talk now, I'm busy-waiting till Bill gets off the</text:p>
      <text:p text:style-name="Preformatted_20_Text"><text:s text:c="3"/>phone."</text:p>
      <text:p text:style-name="Preformatted_20_Text"/>
      <text:p text:style-name="Preformatted_20_Text"><text:s text:c="3"/>Technically, `busy-wait' means to wait on an event by</text:p>
      <text:p text:style-name="Preformatted_20_Text"><text:s text:c="3"/>{spin}ning through a tight or timed-delay loop that polls for</text:p>
      <text:p text:style-name="Preformatted_20_Text"><text:s text:c="3"/>the event on each pass, as opposed to setting up an interrupt</text:p>
      <text:p text:style-name="Preformatted_20_Text"><text:s text:c="3"/>handler and continuing execution on another part of the task. <text:s/>This</text:p>
      <text:p text:style-name="Preformatted_20_Text"><text:s text:c="3"/>is a wasteful technique, best avoided on time-sharing systems where</text:p>
      <text:p text:style-name="Preformatted_20_Text"><text:s text:c="3"/>a busy-waiting program may {hog} the processor.</text:p>
      <text:p text:style-name="Preformatted_20_Text"/>
      <text:p text:style-name="Preformatted_20_Text">:buzz: vi. 1. Of a program, to run with no indication of progress</text:p>
      <text:p text:style-name="Preformatted_20_Text"><text:s text:c="3"/>and perhaps without guarantee of ever finishing; esp. said of</text:p>
      <text:p text:style-name="Preformatted_20_Text"><text:s text:c="3"/>programs thought to be executing tight loops of code. <text:s/>A program</text:p>
      <text:p text:style-name="Preformatted_20_Text"><text:s text:c="3"/>that is buzzing appears to be {catatonic}, but you never get out</text:p>
      <text:p text:style-name="Preformatted_20_Text"><text:s text:c="3"/>of catatonia, while a buzzing loop may eventually end of its own</text:p>
      <text:p text:style-name="Preformatted_20_Text"><text:s text:c="3"/>accord. <text:s/>"The program buzzes for about 10 seconds trying to sort</text:p>
      <text:p text:style-name="Preformatted_20_Text"><text:s text:c="3"/>all the names into order." <text:s/>See {spin}; see also {grovel}.</text:p>
      <text:p text:style-name="Preformatted_20_Text"><text:s text:c="3"/>2. [ETA Systems] To test a wire or printed circuit trace for</text:p>
      <text:p text:style-name="Preformatted_20_Text"><text:s text:c="3"/>continuity by applying an AC rather than DC signal. <text:s/>Some wire</text:p>
      <text:p text:style-name="Preformatted_20_Text"><text:s text:c="3"/>faults will pass DC tests but fail a buzz test. <text:s/>3. To process an</text:p>
      <text:p text:style-name="Preformatted_20_Text"><text:s text:c="3"/>array or list in sequence, doing the same thing to each element.</text:p>
      <text:p text:style-name="Preformatted_20_Text"><text:s text:c="3"/>"This loop buzzes through the tz array looking for a terminator</text:p>
      <text:p text:style-name="Preformatted_20_Text"><text:s text:c="3"/>type."</text:p>
      <text:p text:style-name="Preformatted_20_Text"/>
      <text:p text:style-name="Preformatted_20_Text">:BWQ: /B-W-Q/ [IBM: abbreviation, `Buzz Word Quotient'] The</text:p>
      <text:p text:style-name="Preformatted_20_Text"><text:s text:c="3"/>percentage of buzzwords in a speech or documents. <text:s/>Usually roughly</text:p>
      <text:p text:style-name="Preformatted_20_Text"><text:s text:c="3"/>proportional to {bogosity}. <text:s/>See {TLA}.</text:p>
      <text:p text:style-name="Preformatted_20_Text"/>
      <text:p text:style-name="Preformatted_20_Text">:by hand: adv. Said of an operation (especially a repetitive,</text:p>
      <text:p text:style-name="Preformatted_20_Text"><text:s text:c="3"/>trivial, and/or tedious one) that ought to be performed</text:p>
      <text:p text:style-name="Preformatted_20_Text"><text:s text:c="3"/>automatically by the computer, but which a hacker instead has to</text:p>
      <text:p text:style-name="Preformatted_20_Text"><text:s text:c="3"/>step tediously through. <text:s/>"My mailer doesn't have a command to</text:p>
      <text:p text:style-name="Preformatted_20_Text"><text:s text:c="3"/>include the text of the message I'm replying to, so I have to do it</text:p>
      <text:p text:style-name="Preformatted_20_Text"><text:soft-page-break/><text:s text:c="3"/>by hand." <text:s/>This does not necessarily mean the speaker has to</text:p>
      <text:p text:style-name="Preformatted_20_Text"><text:s text:c="3"/>retype a copy of the message; it might refer to, say, dropping into</text:p>
      <text:p text:style-name="Preformatted_20_Text"><text:s text:c="3"/>a {subshell} from the mailer, making a copy of one's mailbox file,</text:p>
      <text:p text:style-name="Preformatted_20_Text"><text:s text:c="3"/>reading that into an editor, locating the top and bottom of the</text:p>
      <text:p text:style-name="Preformatted_20_Text"><text:s text:c="3"/>message in question, deleting the rest of the file, inserting `&gt;'</text:p>
      <text:p text:style-name="Preformatted_20_Text"><text:s text:c="3"/>characters on each line, writing the file, leaving the editor,</text:p>
      <text:p text:style-name="Preformatted_20_Text"><text:s text:c="3"/>returning to the mailer, reading the file in, and later remembering</text:p>
      <text:p text:style-name="Preformatted_20_Text"><text:s text:c="3"/>to delete the file. <text:s/>Compare {eyeball search}.</text:p>
      <text:p text:style-name="Preformatted_20_Text"/>
      <text:p text:style-name="Preformatted_20_Text">:byte:: /bi:t/ [techspeak] n. A unit of memory or data equal to</text:p>
      <text:p text:style-name="Preformatted_20_Text"><text:s text:c="3"/>the amount used to represent one character; on modern architectures</text:p>
      <text:p text:style-name="Preformatted_20_Text"><text:s text:c="3"/>this is usually 8 bits, but may be 9 on 36-bit machines. <text:s/>Some</text:p>
      <text:p text:style-name="Preformatted_20_Text"><text:s text:c="3"/>older architectures used `byte' for quantities of 6 or 7 bits, and</text:p>
      <text:p text:style-name="Preformatted_20_Text"><text:s text:c="3"/>the PDP-10 supported `bytes' that were actually bitfields of</text:p>
      <text:p text:style-name="Preformatted_20_Text"><text:s text:c="3"/>1 to 36 bits! <text:s/>These usages are now obsolete, and even 9-bit bytes</text:p>
      <text:p text:style-name="Preformatted_20_Text"><text:s text:c="3"/>have become rare in the general trend toward power-of-2 word sizes.</text:p>
      <text:p text:style-name="Preformatted_20_Text"/>
      <text:p text:style-name="Preformatted_20_Text"><text:s text:c="3"/>Historical note: The term originated in 1956 during the early</text:p>
      <text:p text:style-name="Preformatted_20_Text"><text:s text:c="3"/>design phase for the IBM Stretch computer; originally it was</text:p>
      <text:p text:style-name="Preformatted_20_Text"><text:s text:c="3"/>described as 1 to 6 bits (typical I/O equipment of the period</text:p>
      <text:p text:style-name="Preformatted_20_Text"><text:s text:c="3"/>used 6-bit chunks of information). <text:s/>The move to an 8-bit byte</text:p>
      <text:p text:style-name="Preformatted_20_Text"><text:s text:c="3"/>happened in late 1956, and this size was later adopted and</text:p>
      <text:p text:style-name="Preformatted_20_Text"><text:s text:c="3"/>promulgated as a standard by the System/360. <text:s/>The term `byte' was</text:p>
      <text:p text:style-name="Preformatted_20_Text"><text:s text:c="3"/>coined by mutating the word `bite' so it would not be accidentally</text:p>
      <text:p text:style-name="Preformatted_20_Text"><text:s text:c="3"/>misspelled as {bit}. <text:s/>See also {nybble}.</text:p>
      <text:p text:style-name="Preformatted_20_Text"/>
      <text:p text:style-name="Preformatted_20_Text">:bytesexual: /bi:t`sek'shu-*l/ adj. Said of hardware, denotes</text:p>
      <text:p text:style-name="Preformatted_20_Text"><text:s text:c="3"/>willingness to compute or pass data in either {big-endian} or</text:p>
      <text:p text:style-name="Preformatted_20_Text"><text:s text:c="3"/>{little-endian} format (depending, presumably, on a {mode bit}</text:p>
      <text:p text:style-name="Preformatted_20_Text"><text:s text:c="3"/>somewhere). <text:s/>See also {NUXI problem}.</text:p>
      <text:p text:style-name="Preformatted_20_Text"/>
      <text:p text:style-name="Preformatted_20_Text">:bzzzt, wrong: /bzt rong/ [USENET/Internet] From a Robin Williams</text:p>
      <text:p text:style-name="Preformatted_20_Text"><text:s text:c="3"/>routine in the movie "Dead Poets Society" spoofing radio or</text:p>
      <text:p text:style-name="Preformatted_20_Text"><text:s text:c="3"/>TV quiz programs, such as *Truth or Consequences*, where an</text:p>
      <text:p text:style-name="Preformatted_20_Text"><text:s text:c="3"/>incorrect answer earns one a blast from the buzzer and condolences</text:p>
      <text:p text:style-name="Preformatted_20_Text"><text:s text:c="3"/>from the interlocutor. <text:s/>A way of expressing mock-rude disagreement,</text:p>
      <text:p text:style-name="Preformatted_20_Text"><text:s text:c="3"/>usually immediately following an included quote from another</text:p>
      <text:p text:style-name="Preformatted_20_Text"><text:s text:c="3"/>poster. <text:s/>The less abbreviated "*Bzzzzt*, wrong, but thank you for</text:p>
      <text:p text:style-name="Preformatted_20_Text"><text:s text:c="3"/>playing" is also common; capitalization and emphasis of the</text:p>
      <text:p text:style-name="Preformatted_20_Text"><text:s text:c="3"/>buzzer sound varies.</text:p>
      <text:p text:style-name="Preformatted_20_Text"/>
      <text:p text:style-name="Preformatted_20_Text">= C =</text:p>
      <text:p text:style-name="Preformatted_20_Text">=====</text:p>
      <text:p text:style-name="Preformatted_20_Text"/>
      <text:p text:style-name="Preformatted_20_Text">:C: n. 1. The third letter of the English alphabet. <text:s/>2. ASCII</text:p>
      <text:p text:style-name="Preformatted_20_Text"><text:s text:c="3"/>1000011. <text:s/>3. The name of a programming language designed by</text:p>
      <text:p text:style-name="Preformatted_20_Text"><text:s text:c="3"/>Dennis Ritchie during the early 1970s and immediately used to</text:p>
      <text:p text:style-name="Preformatted_20_Text"><text:s text:c="3"/>reimplement {{UNIX}}; so called because many features derived</text:p>
      <text:p text:style-name="Preformatted_20_Text"><text:s text:c="3"/>from an earlier compiler named `B' in commemoration of</text:p>
      <text:p text:style-name="Preformatted_20_Text"><text:s text:c="3"/>*its* parent, BCPL. <text:s/>Before Bjarne Stroustrup settled the</text:p>
      <text:p text:style-name="Preformatted_20_Text"><text:s text:c="3"/>question by designing C++, there was a humorous debate over whether</text:p>
      <text:p text:style-name="Preformatted_20_Text"><text:s text:c="3"/>C's successor should be named `D' or `P'. <text:s/>C became immensely</text:p>
      <text:p text:style-name="Preformatted_20_Text"><text:s text:c="3"/>popular outside Bell Labs after about 1980 and is now the dominant</text:p>
      <text:p text:style-name="Preformatted_20_Text"><text:s text:c="3"/>language in systems and microcomputer applications programming.</text:p>
      <text:p text:style-name="Preformatted_20_Text"><text:s text:c="3"/>See also {languages of choice}, {indent style}.</text:p>
      <text:p text:style-name="Preformatted_20_Text"/>
      <text:p text:style-name="Preformatted_20_Text"><text:s text:c="3"/>C is often described, with a mixture of fondness and disdain</text:p>
      <text:p text:style-name="Preformatted_20_Text"><text:s text:c="3"/>varying according to the speaker, as "a language that combines</text:p>
      <text:p text:style-name="Preformatted_20_Text"><text:soft-page-break/><text:s text:c="3"/>all the elegance and power of assembly language with all the</text:p>
      <text:p text:style-name="Preformatted_20_Text"><text:s text:c="3"/>readability and maintainability of assembly language".</text:p>
      <text:p text:style-name="Preformatted_20_Text"/>
      <text:p text:style-name="Preformatted_20_Text">:C Programmer's Disease: n. The tendency of the undisciplined C</text:p>
      <text:p text:style-name="Preformatted_20_Text"><text:s text:c="3"/>programmer to set arbitrary but supposedly generous static limits</text:p>
      <text:p text:style-name="Preformatted_20_Text"><text:s text:c="3"/>on table sizes (defined, if you're lucky, by constants in header</text:p>
      <text:p text:style-name="Preformatted_20_Text"><text:s text:c="3"/>files) rather than taking the trouble to do proper dynamic storage</text:p>
      <text:p text:style-name="Preformatted_20_Text"><text:s text:c="3"/>allocation. <text:s/>If an application user later needs to put 68 elements</text:p>
      <text:p text:style-name="Preformatted_20_Text"><text:s text:c="3"/>into a table of size 50, the afflicted programmer reasons that he</text:p>
      <text:p text:style-name="Preformatted_20_Text"><text:s text:c="3"/>can easily reset the table size to 68 (or even as much as 70, to</text:p>
      <text:p text:style-name="Preformatted_20_Text"><text:s text:c="3"/>allow for future expansion), and recompile. <text:s/>This gives the</text:p>
      <text:p text:style-name="Preformatted_20_Text"><text:s text:c="3"/>programmer the comfortable feeling of having done his bit to</text:p>
      <text:p text:style-name="Preformatted_20_Text"><text:s text:c="3"/>satisfy the user's (unreasonable) demands, and often affords the</text:p>
      <text:p text:style-name="Preformatted_20_Text"><text:s text:c="3"/>user multiple opportunities to explore the marvelous consequences</text:p>
      <text:p text:style-name="Preformatted_20_Text"><text:s text:c="3"/>of {fandango on core}. <text:s/>In severe cases of the disease, the</text:p>
      <text:p text:style-name="Preformatted_20_Text"><text:s text:c="3"/>programmer cannot comprehend why each fix of this kind seems only</text:p>
      <text:p text:style-name="Preformatted_20_Text"><text:s text:c="3"/>to further disgruntle the user.</text:p>
      <text:p text:style-name="Preformatted_20_Text"/>
      <text:p text:style-name="Preformatted_20_Text">:calculator: [Cambridge] n. Syn. for {bitty box}.</text:p>
      <text:p text:style-name="Preformatted_20_Text"/>
      <text:p text:style-name="Preformatted_20_Text">:can: vt. To abort a job on a time-sharing system. <text:s/>Used esp. when the</text:p>
      <text:p text:style-name="Preformatted_20_Text"><text:s text:c="3"/>person doing the deed is an operator, as in "canned from the</text:p>
      <text:p text:style-name="Preformatted_20_Text"><text:s text:c="3"/>{{console}}". <text:s/>Frequently used in an imperative sense, as in "Can</text:p>
      <text:p text:style-name="Preformatted_20_Text"><text:s text:c="3"/>that print job, the LPT just popped a sprocket!" <text:s/>Synonymous with</text:p>
      <text:p text:style-name="Preformatted_20_Text"><text:s text:c="3"/>{gun}. <text:s/>It is said that the ASCII character with mnemonic CAN</text:p>
      <text:p text:style-name="Preformatted_20_Text"><text:s text:c="3"/>(0011000) was used as a kill-job character on some early OSes.</text:p>
      <text:p text:style-name="Preformatted_20_Text"/>
      <text:p text:style-name="Preformatted_20_Text">:can't happen: The traditional program comment for code executed</text:p>
      <text:p text:style-name="Preformatted_20_Text"><text:s text:c="3"/>under a condition that should never be true, for example a file</text:p>
      <text:p text:style-name="Preformatted_20_Text"><text:s text:c="3"/>size computed as negative. <text:s/>Often, such a condition being true</text:p>
      <text:p text:style-name="Preformatted_20_Text"><text:s text:c="3"/>indicates data corruption or a faulty algorithm; it is almost</text:p>
      <text:p text:style-name="Preformatted_20_Text"><text:s text:c="3"/>always handled by emitting a fatal error message and terminating or</text:p>
      <text:p text:style-name="Preformatted_20_Text"><text:s text:c="3"/>crashing, since there is little else that can be done. <text:s/>Some case</text:p>
      <text:p text:style-name="Preformatted_20_Text"><text:s text:c="3"/>variant of "can't happen" is also often the text emitted if the</text:p>
      <text:p text:style-name="Preformatted_20_Text"><text:s text:c="3"/>`impossible' error actually happens! <text:s/>Although "can't happen"</text:p>
      <text:p text:style-name="Preformatted_20_Text"><text:s text:c="3"/>events are genuinely infrequent in production code, programmers</text:p>
      <text:p text:style-name="Preformatted_20_Text"><text:s text:c="3"/>wise enough to check for them habitually are often surprised at how</text:p>
      <text:p text:style-name="Preformatted_20_Text"><text:s text:c="3"/>often they are triggered during development and how many headaches</text:p>
      <text:p text:style-name="Preformatted_20_Text"><text:s text:c="3"/>checking for them turns out to head off.</text:p>
      <text:p text:style-name="Preformatted_20_Text"/>
      <text:p text:style-name="Preformatted_20_Text">:candygrammar: n. A programming-language grammar that is mostly</text:p>
      <text:p text:style-name="Preformatted_20_Text"><text:s text:c="3"/>{syntactic sugar}; the term is also a play on `candygram'.</text:p>
      <text:p text:style-name="Preformatted_20_Text"><text:s text:c="3"/>{COBOL}, Apple's Hypertalk language, and a lot of the so-called</text:p>
      <text:p text:style-name="Preformatted_20_Text"><text:s text:c="3"/>`4GL' database languages are like this. <text:s/>The usual intent of such</text:p>
      <text:p text:style-name="Preformatted_20_Text"><text:s text:c="3"/>designs is that they be as English-like as possible, on the theory</text:p>
      <text:p text:style-name="Preformatted_20_Text"><text:s text:c="3"/>that they will then be easier for unskilled people to program.</text:p>
      <text:p text:style-name="Preformatted_20_Text"><text:s text:c="3"/>This intention comes to grief on the reality that syntax isn't what</text:p>
      <text:p text:style-name="Preformatted_20_Text"><text:s text:c="3"/>makes programming hard; it's the mental effort and organization</text:p>
      <text:p text:style-name="Preformatted_20_Text"><text:s text:c="3"/>required to specify an algorithm precisely that costs. <text:s/>Thus the</text:p>
      <text:p text:style-name="Preformatted_20_Text"><text:s text:c="3"/>invariable result is that `candygrammar' languages are just as</text:p>
      <text:p text:style-name="Preformatted_20_Text"><text:s text:c="3"/>difficult to program in as terser ones, and far more painful for</text:p>
      <text:p text:style-name="Preformatted_20_Text"><text:s text:c="3"/>the experienced hacker.</text:p>
      <text:p text:style-name="Preformatted_20_Text"/>
      <text:p text:style-name="Preformatted_20_Text"><text:s text:c="3"/>[The overtones from the old Chevy Chase skit on Saturday Night Live</text:p>
      <text:p text:style-name="Preformatted_20_Text"><text:s text:c="3"/>should not be overlooked. <text:s/>This was a "Jaws" parody.</text:p>
      <text:p text:style-name="Preformatted_20_Text"><text:s text:c="3"/>Someone lurking outside an apartment door tries all kinds of bogus</text:p>
      <text:p text:style-name="Preformatted_20_Text"><text:s text:c="3"/>ways to get the occupant to open up, while ominous music plays in</text:p>
      <text:p text:style-name="Preformatted_20_Text"><text:s text:c="3"/>the background. <text:s/>The last attempt is a half-hearted "Candygram!"</text:p>
      <text:p text:style-name="Preformatted_20_Text"><text:soft-page-break/><text:s text:c="3"/>When the door is opened, a shark bursts in and chomps the poor</text:p>
      <text:p text:style-name="Preformatted_20_Text"><text:s text:c="3"/>occupant. <text:s/>There is a moral here for those attracted to</text:p>
      <text:p text:style-name="Preformatted_20_Text"><text:s text:c="3"/>candygrammars. <text:s/>Note that, in many circles, pretty much the same</text:p>
      <text:p text:style-name="Preformatted_20_Text"><text:s text:c="3"/>ones who remember Monty Python sketches, all it takes is the word</text:p>
      <text:p text:style-name="Preformatted_20_Text"><text:s text:c="3"/>"Candygram!", suitably timed, to get people rolling on the</text:p>
      <text:p text:style-name="Preformatted_20_Text"><text:s text:c="3"/>floor. --- GLS]</text:p>
      <text:p text:style-name="Preformatted_20_Text"/>
      <text:p text:style-name="Preformatted_20_Text">:canonical: [historically, `according to religious law'] adj. The</text:p>
      <text:p text:style-name="Preformatted_20_Text"><text:s text:c="3"/>usual or standard state or manner of something. <text:s/>This word has a</text:p>
      <text:p text:style-name="Preformatted_20_Text"><text:s text:c="3"/>somewhat more technical meaning in mathematics. <text:s/>Two formulas such</text:p>
      <text:p text:style-name="Preformatted_20_Text"><text:s text:c="3"/>as 9 + x and x + 9 are said to be equivalent because</text:p>
      <text:p text:style-name="Preformatted_20_Text"><text:s text:c="3"/>they mean the same thing, but the second one is in `canonical</text:p>
      <text:p text:style-name="Preformatted_20_Text"><text:s text:c="3"/>form' because it is written in the usual way, with the highest</text:p>
      <text:p text:style-name="Preformatted_20_Text"><text:s text:c="3"/>power of x first. <text:s/>Usually there are fixed rules you can use</text:p>
      <text:p text:style-name="Preformatted_20_Text"><text:s text:c="3"/>to decide whether something is in canonical form. <text:s/>The jargon</text:p>
      <text:p text:style-name="Preformatted_20_Text"><text:s text:c="3"/>meaning, a relaxation of the technical meaning, acquired its</text:p>
      <text:p text:style-name="Preformatted_20_Text"><text:s text:c="3"/>present loading in computer-science culture largely through its</text:p>
      <text:p text:style-name="Preformatted_20_Text"><text:s text:c="3"/>prominence in Alonzo Church's work in computation theory and</text:p>
      <text:p text:style-name="Preformatted_20_Text"><text:s text:c="3"/>mathematical logic (see {Knights of the Lambda Calculus}).</text:p>
      <text:p text:style-name="Preformatted_20_Text"><text:s text:c="3"/>Compare {vanilla}.</text:p>
      <text:p text:style-name="Preformatted_20_Text"/>
      <text:p text:style-name="Preformatted_20_Text"><text:s text:c="3"/>This word has an interesting history. <text:s/>Non-technical academics do</text:p>
      <text:p text:style-name="Preformatted_20_Text"><text:s text:c="3"/>not use the adjective `canonical' in any of the senses defined</text:p>
      <text:p text:style-name="Preformatted_20_Text"><text:s text:c="3"/>above with any regularity; they do however use the nouns `canon'</text:p>
      <text:p text:style-name="Preformatted_20_Text"><text:s text:c="3"/>and `canonicity' (not *canonicalness or *canonicality). The</text:p>
      <text:p text:style-name="Preformatted_20_Text"><text:s text:c="3"/>`canon' of a given author is the complete body of authentic works</text:p>
      <text:p text:style-name="Preformatted_20_Text"><text:s text:c="3"/>by that author (this usage is familiar to Sherlock Holmes fans as</text:p>
      <text:p text:style-name="Preformatted_20_Text"><text:s text:c="3"/>well as to literary scholars). <text:s/>`*The* canon' is the body of</text:p>
      <text:p text:style-name="Preformatted_20_Text"><text:s text:c="3"/>works in a given field (e.g., works of literature, or of art, or of</text:p>
      <text:p text:style-name="Preformatted_20_Text"><text:s text:c="3"/>music) deemed worthwhile for students to study and for scholars to</text:p>
      <text:p text:style-name="Preformatted_20_Text"><text:s text:c="3"/>investigate.</text:p>
      <text:p text:style-name="Preformatted_20_Text"/>
      <text:p text:style-name="Preformatted_20_Text"><text:s text:c="3"/>The word `canon' derives ultimately from the Greek</text:p>
      <text:p text:style-name="Preformatted_20_Text"><text:s text:c="3"/>`kanon'</text:p>
      <text:p text:style-name="Preformatted_20_Text"><text:s text:c="3"/>(akin to the English `cane') referring to a reed. <text:s/>Reeds were used</text:p>
      <text:p text:style-name="Preformatted_20_Text"><text:s text:c="3"/>for measurement, and in Latin and later Greek the word `canon'</text:p>
      <text:p text:style-name="Preformatted_20_Text"><text:s text:c="3"/>meant a rule or a standard. <text:s/>The establishment of a canon of</text:p>
      <text:p text:style-name="Preformatted_20_Text"><text:s text:c="3"/>scriptures within Christianity was meant to define a standard or a</text:p>
      <text:p text:style-name="Preformatted_20_Text"><text:s text:c="3"/>rule for the religion. <text:s/>The above non-techspeak academic usages</text:p>
      <text:p text:style-name="Preformatted_20_Text"><text:s text:c="3"/>stem from this instance of a defined and accepted body of work.</text:p>
      <text:p text:style-name="Preformatted_20_Text"><text:s text:c="3"/>Alongside this usage was the promulgation of `canons' (`rules')</text:p>
      <text:p text:style-name="Preformatted_20_Text"><text:s text:c="3"/>for the government of the Catholic Church. <text:s/>The techspeak usages</text:p>
      <text:p text:style-name="Preformatted_20_Text"><text:s text:c="3"/>("according to religious law") derive from this use of the Latin</text:p>
      <text:p text:style-name="Preformatted_20_Text"><text:s text:c="3"/>`canon'.</text:p>
      <text:p text:style-name="Preformatted_20_Text"/>
      <text:p text:style-name="Preformatted_20_Text"><text:s text:c="3"/>Hackers invest this term with a playfulness that makes an ironic</text:p>
      <text:p text:style-name="Preformatted_20_Text"><text:s text:c="3"/>contrast with its historical meaning. <text:s/>A true story: One Bob</text:p>
      <text:p text:style-name="Preformatted_20_Text"><text:s text:c="3"/>Sjoberg, new at the MIT AI Lab, expressed some annoyance at the use</text:p>
      <text:p text:style-name="Preformatted_20_Text"><text:s text:c="3"/>of jargon. <text:s/>Over his loud objections, GLS and RMS made a point of</text:p>
      <text:p text:style-name="Preformatted_20_Text"><text:s text:c="3"/>using it as much as possible in his presence, and eventually it</text:p>
      <text:p text:style-name="Preformatted_20_Text"><text:s text:c="3"/>began to sink in. <text:s/>Finally, in one conversation, he used the word</text:p>
      <text:p text:style-name="Preformatted_20_Text"><text:s text:c="3"/>`canonical' in jargon-like fashion without thinking. <text:s/>Steele:</text:p>
      <text:p text:style-name="Preformatted_20_Text"><text:s text:c="3"/>"Aha! <text:s/>We've finally got you talking jargon too!" <text:s/>Stallman:</text:p>
      <text:p text:style-name="Preformatted_20_Text"><text:s text:c="3"/>"What did he say?" <text:s/>Steele: "Bob just used `canonical' in the</text:p>
      <text:p text:style-name="Preformatted_20_Text"><text:s text:c="3"/>canonical way."</text:p>
      <text:p text:style-name="Preformatted_20_Text"/>
      <text:p text:style-name="Preformatted_20_Text"><text:s text:c="3"/>Of course, canonicality depends on context, but it is implicitly</text:p>
      <text:p text:style-name="Preformatted_20_Text"><text:s text:c="3"/>defined as the way *hackers* normally expect things to be.</text:p>
      <text:p text:style-name="Preformatted_20_Text"><text:soft-page-break/><text:s text:c="3"/>Thus, a hacker may claim with a straight face that `according to</text:p>
      <text:p text:style-name="Preformatted_20_Text"><text:s text:c="3"/>religious law' is *not* the canonical meaning of `canonical'.</text:p>
      <text:p text:style-name="Preformatted_20_Text"/>
      <text:p text:style-name="Preformatted_20_Text">:card: n. 1. An electronic printed-circuit board (see also {tall</text:p>
      <text:p text:style-name="Preformatted_20_Text"><text:s text:c="3"/>card}, {short card}. <text:s/>2. obs. Syn. {{punched card}}.</text:p>
      <text:p text:style-name="Preformatted_20_Text"/>
      <text:p text:style-name="Preformatted_20_Text">:card walloper: n. An EDP programmer who grinds out batch programs</text:p>
      <text:p text:style-name="Preformatted_20_Text"><text:s text:c="3"/>that do stupid things like print people's paychecks. <text:s/>Compare</text:p>
      <text:p text:style-name="Preformatted_20_Text"><text:s text:c="3"/>{code grinder}. <text:s/>See also {{punched card}}, {eighty-column</text:p>
      <text:p text:style-name="Preformatted_20_Text"><text:s text:c="3"/>mind}.</text:p>
      <text:p text:style-name="Preformatted_20_Text"/>
      <text:p text:style-name="Preformatted_20_Text">:careware: /keir'weir/ n. {Shareware} for which either the</text:p>
      <text:p text:style-name="Preformatted_20_Text"><text:s text:c="3"/>author suggests that some payment be made to a nominated charity</text:p>
      <text:p text:style-name="Preformatted_20_Text"><text:s text:c="3"/>or a levy directed to charity is included on top of the</text:p>
      <text:p text:style-name="Preformatted_20_Text"><text:s text:c="3"/>distribution charge. <text:s/>Syn. {charityware}; compare</text:p>
      <text:p text:style-name="Preformatted_20_Text"><text:s text:c="3"/>{crippleware}, sense 2.</text:p>
      <text:p text:style-name="Preformatted_20_Text"/>
      <text:p text:style-name="Preformatted_20_Text">:cargo cult programming: n. A style of (incompetent) programming</text:p>
      <text:p text:style-name="Preformatted_20_Text"><text:s text:c="3"/>dominated by ritual inclusion of code or program structures that</text:p>
      <text:p text:style-name="Preformatted_20_Text"><text:s text:c="3"/>serve no real purpose. <text:s/>A cargo cult programmer will usually</text:p>
      <text:p text:style-name="Preformatted_20_Text"><text:s text:c="3"/>explain the extra code as a way of working around some bug</text:p>
      <text:p text:style-name="Preformatted_20_Text"><text:s text:c="3"/>encountered in the past, but usually neither the bug nor the reason</text:p>
      <text:p text:style-name="Preformatted_20_Text"><text:s text:c="3"/>the code apparently avoided the bug was ever fully understood</text:p>
      <text:p text:style-name="Preformatted_20_Text"><text:s text:c="3"/>(compare {shotgun debugging}, {voodoo programming}).</text:p>
      <text:p text:style-name="Preformatted_20_Text"/>
      <text:p text:style-name="Preformatted_20_Text"><text:s text:c="3"/>The term `cargo cult' is a reference to aboriginal religions that</text:p>
      <text:p text:style-name="Preformatted_20_Text"><text:s text:c="3"/>grew up in the South Pacific after World War II. <text:s/>The practices of</text:p>
      <text:p text:style-name="Preformatted_20_Text"><text:s text:c="3"/>these cults center on building elaborate mockups of airplanes and</text:p>
      <text:p text:style-name="Preformatted_20_Text"><text:s text:c="3"/>military style landing strips in the hope of bringing the return of</text:p>
      <text:p text:style-name="Preformatted_20_Text"><text:s text:c="3"/>the god-like airplanes that brought such marvelous cargo during the</text:p>
      <text:p text:style-name="Preformatted_20_Text"><text:s text:c="3"/>war. <text:s/>Hackish usage probably derives from Richard Feynman's</text:p>
      <text:p text:style-name="Preformatted_20_Text"><text:s text:c="3"/>characterization of certain practices as "cargo cult science" in</text:p>
      <text:p text:style-name="Preformatted_20_Text"><text:s text:c="3"/>his book `Surely You're Joking, Mr. Feynman' (W. W. Norton</text:p>
      <text:p text:style-name="Preformatted_20_Text"><text:s text:c="3"/>&amp; Co, New York 1985, ISBN 0-393-01921-7).</text:p>
      <text:p text:style-name="Preformatted_20_Text"/>
      <text:p text:style-name="Preformatted_20_Text">:cascade: n. 1. A huge volume of spurious error-message output</text:p>
      <text:p text:style-name="Preformatted_20_Text"><text:s text:c="3"/>produced by a compiler with poor error recovery. <text:s/>This can happen</text:p>
      <text:p text:style-name="Preformatted_20_Text"><text:s text:c="3"/>when one initial error throws the parser out of synch so that much</text:p>
      <text:p text:style-name="Preformatted_20_Text"><text:s text:c="3"/>of the remaining program text is interpreted as garbaged or</text:p>
      <text:p text:style-name="Preformatted_20_Text"><text:s text:c="3"/>ill-formed. <text:s/>2. A chain of USENET followups each adding some</text:p>
      <text:p text:style-name="Preformatted_20_Text"><text:s text:c="3"/>trivial variation of riposte to the text of the previous one, all</text:p>
      <text:p text:style-name="Preformatted_20_Text"><text:s text:c="3"/>of which is reproduced in the new message; an {include war} in which</text:p>
      <text:p text:style-name="Preformatted_20_Text"><text:s text:c="3"/>the object is to create a sort of communal graffito.</text:p>
      <text:p text:style-name="Preformatted_20_Text"/>
      <text:p text:style-name="Preformatted_20_Text">:case and paste: [from `cut and paste'] n. 1. The addition of a new</text:p>
      <text:p text:style-name="Preformatted_20_Text"><text:s text:c="3"/>{feature} to an existing system by selecting the code from an</text:p>
      <text:p text:style-name="Preformatted_20_Text"><text:s text:c="3"/>existing feature and pasting it in with minor changes. <text:s/>Common in</text:p>
      <text:p text:style-name="Preformatted_20_Text"><text:s text:c="3"/>telephony circles because most operations in a telephone switch are</text:p>
      <text:p text:style-name="Preformatted_20_Text"><text:s text:c="3"/>selected using `case' statements. <text:s/>Leads to {software bloat}.</text:p>
      <text:p text:style-name="Preformatted_20_Text"/>
      <text:p text:style-name="Preformatted_20_Text"><text:s text:c="3"/>In some circles of EMACS users this is called `programming by</text:p>
      <text:p text:style-name="Preformatted_20_Text"><text:s text:c="3"/>Meta-W', because Meta-W is the EMACS command for copying a block of</text:p>
      <text:p text:style-name="Preformatted_20_Text"><text:s text:c="3"/>text to a kill buffer in preparation to pasting it in elsewhere.</text:p>
      <text:p text:style-name="Preformatted_20_Text"><text:s text:c="3"/>The term is condescending, implying that the programmer is acting</text:p>
      <text:p text:style-name="Preformatted_20_Text"><text:s text:c="3"/>mindlessly rather than thinking carefully about what is required to</text:p>
      <text:p text:style-name="Preformatted_20_Text"><text:s text:c="3"/>integrate the code for two similar cases.</text:p>
      <text:p text:style-name="Preformatted_20_Text"/>
      <text:p text:style-name="Preformatted_20_Text">:casters-up mode: [IBM] n. Yet another synonym for `broken' or</text:p>
      <text:p text:style-name="Preformatted_20_Text"><text:soft-page-break/><text:s text:c="3"/>`down'. <text:s/>Usually connotes a major failure. <text:s/>A system (hardware or</text:p>
      <text:p text:style-name="Preformatted_20_Text"><text:s text:c="3"/>software) which is `down' may be already being restarted before</text:p>
      <text:p text:style-name="Preformatted_20_Text"><text:s text:c="3"/>the failure is noticed, whereas one which is `casters up' is</text:p>
      <text:p text:style-name="Preformatted_20_Text"><text:s text:c="3"/>usually a good excuse to take the rest of the day off (as long as</text:p>
      <text:p text:style-name="Preformatted_20_Text"><text:s text:c="3"/>you're not responsible for fixing it).</text:p>
      <text:p text:style-name="Preformatted_20_Text"/>
      <text:p text:style-name="Preformatted_20_Text">:casting the runes: n. What a {guru} does when you ask him or</text:p>
      <text:p text:style-name="Preformatted_20_Text"><text:s text:c="3"/>her to run a particular program and type at it because it never</text:p>
      <text:p text:style-name="Preformatted_20_Text"><text:s text:c="3"/>works for anyone else; esp. used when nobody can ever see what</text:p>
      <text:p text:style-name="Preformatted_20_Text"><text:s text:c="3"/>the guru is doing different from what J. Random Luser does.</text:p>
      <text:p text:style-name="Preformatted_20_Text"><text:s text:c="3"/>Compare {incantation}, {runes}, {examining the entrails};</text:p>
      <text:p text:style-name="Preformatted_20_Text"><text:s text:c="3"/>also see the AI koan about Tom Knight in "{A Selection</text:p>
      <text:p text:style-name="Preformatted_20_Text"><text:s text:c="3"/>of AI Koans}" ({appendix A}).</text:p>
      <text:p text:style-name="Preformatted_20_Text"/>
      <text:p text:style-name="Preformatted_20_Text">:cat: [from `catenate' via {{UNIX}} `cat(1)'] vt.</text:p>
      <text:p text:style-name="Preformatted_20_Text"><text:s text:c="3"/>1. [techspeak] To spew an entire file to the screen or some other</text:p>
      <text:p text:style-name="Preformatted_20_Text"><text:s text:c="3"/>output sink without pause. <text:s/>2. By extension, to dump large amounts</text:p>
      <text:p text:style-name="Preformatted_20_Text"><text:s text:c="3"/>of data at an unprepared target or with no intention of browsing it</text:p>
      <text:p text:style-name="Preformatted_20_Text"><text:s text:c="3"/>carefully. <text:s/>Usage: considered silly. <text:s/>Rare outside UNIX sites. <text:s/>See</text:p>
      <text:p text:style-name="Preformatted_20_Text"><text:s text:c="3"/>also {dd}, {BLT}.</text:p>
      <text:p text:style-name="Preformatted_20_Text"/>
      <text:p text:style-name="Preformatted_20_Text"><text:s text:c="3"/>Among UNIX fans, `cat(1)' is considered an excellent example</text:p>
      <text:p text:style-name="Preformatted_20_Text"><text:s text:c="3"/>of user-interface design, because it outputs the file contents</text:p>
      <text:p text:style-name="Preformatted_20_Text"><text:s text:c="3"/>without such verbosity as spacing or headers between the files, and</text:p>
      <text:p text:style-name="Preformatted_20_Text"><text:s text:c="3"/>because it does not require the files to consist of lines of text,</text:p>
      <text:p text:style-name="Preformatted_20_Text"><text:s text:c="3"/>but works with any sort of data.</text:p>
      <text:p text:style-name="Preformatted_20_Text"/>
      <text:p text:style-name="Preformatted_20_Text"><text:s text:c="3"/>Among UNIX-haters, `cat(1)' is considered the {canonical}</text:p>
      <text:p text:style-name="Preformatted_20_Text"><text:s text:c="3"/>example of *bad* user-interface design. <text:s/>This because it is more</text:p>
      <text:p text:style-name="Preformatted_20_Text"><text:s text:c="3"/>often used to {blast} a file to standard output than to</text:p>
      <text:p text:style-name="Preformatted_20_Text"><text:s text:c="3"/>concatenate two files. <text:s/>The name `cat' for the former</text:p>
      <text:p text:style-name="Preformatted_20_Text"><text:s text:c="3"/>operation is just as unintuitive as, say, LISP's {cdr}.</text:p>
      <text:p text:style-name="Preformatted_20_Text"/>
      <text:p text:style-name="Preformatted_20_Text"><text:s text:c="3"/>Of such oppositions are {holy wars} made....</text:p>
      <text:p text:style-name="Preformatted_20_Text"/>
      <text:p text:style-name="Preformatted_20_Text">:catatonic: adj. Describes a condition of suspended animation in</text:p>
      <text:p text:style-name="Preformatted_20_Text"><text:s text:c="3"/>which something is so {wedged} or {hung} that it makes no</text:p>
      <text:p text:style-name="Preformatted_20_Text"><text:s text:c="3"/>response. <text:s/>If you are typing on a terminal and suddenly the</text:p>
      <text:p text:style-name="Preformatted_20_Text"><text:s text:c="3"/>computer doesn't even echo the letters back to the screen as you</text:p>
      <text:p text:style-name="Preformatted_20_Text"><text:s text:c="3"/>type, let alone do what you're asking it to do, then the computer</text:p>
      <text:p text:style-name="Preformatted_20_Text"><text:s text:c="3"/>is suffering from catatonia (possibly because it has crashed).</text:p>
      <text:p text:style-name="Preformatted_20_Text"><text:s text:c="3"/>"There I was in the middle of a winning game of {nethack} and it</text:p>
      <text:p text:style-name="Preformatted_20_Text"><text:s text:c="3"/>went catatonic on me! <text:s/>Aaargh!" Compare {buzz}.</text:p>
      <text:p text:style-name="Preformatted_20_Text"/>
      <text:p text:style-name="Preformatted_20_Text">:cd tilde: /C-D til-d*/ vi. <text:s/>To go home. <text:s/>From the UNIX C-shell</text:p>
      <text:p text:style-name="Preformatted_20_Text"><text:s text:c="3"/>and Korn-shell command `cd ~', which takes one to</text:p>
      <text:p text:style-name="Preformatted_20_Text"><text:s text:c="3"/>one's `$HOME' (`cd' with no arguments happens to do the</text:p>
      <text:p text:style-name="Preformatted_20_Text"><text:s text:c="3"/>same thing). <text:s/>By extension, may be used with other arguments; thus,</text:p>
      <text:p text:style-name="Preformatted_20_Text"><text:s text:c="3"/>over an electronic chat link, `cd ~coffee' would</text:p>
      <text:p text:style-name="Preformatted_20_Text"><text:s text:c="3"/>mean "I'm going to the coffee machine."</text:p>
      <text:p text:style-name="Preformatted_20_Text"/>
      <text:p text:style-name="Preformatted_20_Text">:cdr: /ku'dr/ or /kuh'dr/ [from LISP] vt. To skip past the</text:p>
      <text:p text:style-name="Preformatted_20_Text"><text:s text:c="3"/>first item from a list of things (generalized from the LISP</text:p>
      <text:p text:style-name="Preformatted_20_Text"><text:s text:c="3"/>operation on binary tree structures, which returns a list</text:p>
      <text:p text:style-name="Preformatted_20_Text"><text:s text:c="3"/>consisting of all but the first element of its argument). <text:s/>In the</text:p>
      <text:p text:style-name="Preformatted_20_Text"><text:s text:c="3"/>form `cdr down', to trace down a list of elements: <text:s/>"Shall we</text:p>
      <text:p text:style-name="Preformatted_20_Text"><text:s text:c="3"/>cdr down the agenda?" <text:s/>Usage: silly. <text:s/>See also {loop through}.</text:p>
      <text:p text:style-name="Preformatted_20_Text"/>
      <text:p text:style-name="Preformatted_20_Text"><text:soft-page-break/><text:s text:c="3"/>Historical note: The instruction format of the IBM 7090 that hosted</text:p>
      <text:p text:style-name="Preformatted_20_Text"><text:s text:c="3"/>the original LISP implementation featured two 15-bit fields called</text:p>
      <text:p text:style-name="Preformatted_20_Text"><text:s text:c="3"/>the `address' and `decrement' parts. <text:s/>The term `cdr' was originally</text:p>
      <text:p text:style-name="Preformatted_20_Text"><text:s text:c="3"/>`Contents of Decrement part of Register'. <text:s/>Similarly, `car' stood</text:p>
      <text:p text:style-name="Preformatted_20_Text"><text:s text:c="3"/>for `Contents of Address part of Register'.</text:p>
      <text:p text:style-name="Preformatted_20_Text"/>
      <text:p text:style-name="Preformatted_20_Text"><text:s text:c="3"/>The cdr and car operations have since become bases for</text:p>
      <text:p text:style-name="Preformatted_20_Text"><text:s text:c="3"/>formation of compound metaphors in non-LISP contexts. <text:s/>GLS recalls,</text:p>
      <text:p text:style-name="Preformatted_20_Text"><text:s text:c="3"/>for example, a programming project in which strings were</text:p>
      <text:p text:style-name="Preformatted_20_Text"><text:s text:c="3"/>represented as linked lists; the get-character and skip-character</text:p>
      <text:p text:style-name="Preformatted_20_Text"><text:s text:c="3"/>operations were of course called CHAR and CHDR.</text:p>
      <text:p text:style-name="Preformatted_20_Text"/>
      <text:p text:style-name="Preformatted_20_Text">:chad: /chad/ n. 1. The perforated edge strips on printer paper, after</text:p>
      <text:p text:style-name="Preformatted_20_Text"><text:s text:c="3"/>they have been separated from the printed portion. <text:s/>Also called</text:p>
      <text:p text:style-name="Preformatted_20_Text"><text:s text:c="3"/>{selvage} and {perf}. <text:s/>2. obs. The confetti-like paper bits punched</text:p>
      <text:p text:style-name="Preformatted_20_Text"><text:s text:c="3"/>out of cards or paper tape; this was also called `chaff', `computer</text:p>
      <text:p text:style-name="Preformatted_20_Text"><text:s text:c="3"/>confetti', and `keypunch droppings'.</text:p>
      <text:p text:style-name="Preformatted_20_Text"/>
      <text:p text:style-name="Preformatted_20_Text"><text:s text:c="3"/>Historical note: One correspondent believes `chad' (sense 2)</text:p>
      <text:p text:style-name="Preformatted_20_Text"><text:s text:c="3"/>derives from the Chadless keypunch (named for its inventor), which</text:p>
      <text:p text:style-name="Preformatted_20_Text"><text:s text:c="3"/>cut little u-shaped tabs in the card to make a hole when the tab</text:p>
      <text:p text:style-name="Preformatted_20_Text"><text:s text:c="3"/>folded back, rather than punching out a circle/rectangle; it was</text:p>
      <text:p text:style-name="Preformatted_20_Text"><text:s text:c="3"/>clear that if the Chadless keypunch didn't make them, then the</text:p>
      <text:p text:style-name="Preformatted_20_Text"><text:s text:c="3"/>stuff that other keypunches made had to be `chad'.</text:p>
      <text:p text:style-name="Preformatted_20_Text"/>
      <text:p text:style-name="Preformatted_20_Text">:chad box: n. {Iron Age} card punches contained boxes inside them,</text:p>
      <text:p text:style-name="Preformatted_20_Text"><text:s text:c="3"/>about the size of a lunchbox (or in some models a large</text:p>
      <text:p text:style-name="Preformatted_20_Text"><text:s text:c="3"/>wastebasket), that held the {chad} (sense 2). <text:s/>You had to open</text:p>
      <text:p text:style-name="Preformatted_20_Text"><text:s text:c="3"/>the covers of the card punch periodically and empty the chad box.</text:p>
      <text:p text:style-name="Preformatted_20_Text"><text:s text:c="3"/>The {bit bucket} was notionally the equivalent device in the CPU</text:p>
      <text:p text:style-name="Preformatted_20_Text"><text:s text:c="3"/>enclosure, which was typically across the room in another great</text:p>
      <text:p text:style-name="Preformatted_20_Text"><text:s text:c="3"/>gray-and-blue box.</text:p>
      <text:p text:style-name="Preformatted_20_Text"/>
      <text:p text:style-name="Preformatted_20_Text">:chain: 1. [orig. from BASIC's `CHAIN' statement] vi. To hand</text:p>
      <text:p text:style-name="Preformatted_20_Text"><text:s text:c="3"/>off execution to a child or successor without going through the</text:p>
      <text:p text:style-name="Preformatted_20_Text"><text:s text:c="3"/>{OS} command interpreter that invoked it. <text:s/>The state of the</text:p>
      <text:p text:style-name="Preformatted_20_Text"><text:s text:c="3"/>parent program is lost and there is no returning to it. <text:s/>Though</text:p>
      <text:p text:style-name="Preformatted_20_Text"><text:s text:c="3"/>this facility used to be common on memory-limited micros and is</text:p>
      <text:p text:style-name="Preformatted_20_Text"><text:s text:c="3"/>still widely supported for backward compatibility, the jargon usage</text:p>
      <text:p text:style-name="Preformatted_20_Text"><text:s text:c="3"/>is semi-obsolescent; in particular, most UNIX programmers will</text:p>
      <text:p text:style-name="Preformatted_20_Text"><text:s text:c="3"/>think of this as an {exec}. <text:s/>Oppose the more modern</text:p>
      <text:p text:style-name="Preformatted_20_Text"><text:s text:c="3"/>{subshell}. <text:s/>2. A series of linked data areas within an</text:p>
      <text:p text:style-name="Preformatted_20_Text"><text:s text:c="3"/>operating system or application. <text:s/>`Chain rattling' is the process</text:p>
      <text:p text:style-name="Preformatted_20_Text"><text:s text:c="3"/>of repeatedly running through the linked data areas searching for</text:p>
      <text:p text:style-name="Preformatted_20_Text"><text:s text:c="3"/>one which is of interest to the executing program. <text:s/>The implication</text:p>
      <text:p text:style-name="Preformatted_20_Text"><text:s text:c="3"/>is that there is a very large number of links on the chain.</text:p>
      <text:p text:style-name="Preformatted_20_Text"/>
      <text:p text:style-name="Preformatted_20_Text">:channel: [IRC] n. The basic unit of discussion on {IRC}. <text:s/>Once</text:p>
      <text:p text:style-name="Preformatted_20_Text"><text:s text:c="3"/>one joins a channel, everything one types is read by others on that</text:p>
      <text:p text:style-name="Preformatted_20_Text"><text:s text:c="3"/>channel. <text:s/>Channels can either be named with numbers or with strings</text:p>
      <text:p text:style-name="Preformatted_20_Text"><text:s text:c="3"/>that begin with a `#' sign, and can have topic descriptions (which</text:p>
      <text:p text:style-name="Preformatted_20_Text"><text:s text:c="3"/>are generally irrelevant to the actual subject of discussion).</text:p>
      <text:p text:style-name="Preformatted_20_Text"><text:s text:c="3"/>Some notable channels are `#initgame', `#hottub', and</text:p>
      <text:p text:style-name="Preformatted_20_Text"><text:s text:c="3"/>`#report'. <text:s/>At times of international crisis, `#report'</text:p>
      <text:p text:style-name="Preformatted_20_Text"><text:s text:c="3"/>has hundreds of members, some of whom take turns listening to</text:p>
      <text:p text:style-name="Preformatted_20_Text"><text:s text:c="3"/>various news services and summarizing the news, or in some cases,</text:p>
      <text:p text:style-name="Preformatted_20_Text"><text:s text:c="3"/>giving first-hand accounts of the action (e.g., Scud missile</text:p>
      <text:p text:style-name="Preformatted_20_Text"><text:s text:c="3"/>attacks in Tel Aviv during the Gulf War in 1991).</text:p>
      <text:p text:style-name="Preformatted_20_Text"><text:soft-page-break/><text:s text:c="3"/></text:p>
      <text:p text:style-name="Preformatted_20_Text">:channel hopping: [IRC, GEnie] n. To rapidly switch channels on</text:p>
      <text:p text:style-name="Preformatted_20_Text"><text:s text:c="3"/>{IRC}, or GEnie chat board, just as a social butterfly might hop</text:p>
      <text:p text:style-name="Preformatted_20_Text"><text:s text:c="3"/>from one group to another at a party. <text:s/>This may derive from the TV</text:p>
      <text:p text:style-name="Preformatted_20_Text"><text:s text:c="3"/>watcher's idiom `channel surfing'.</text:p>
      <text:p text:style-name="Preformatted_20_Text"/>
      <text:p text:style-name="Preformatted_20_Text">:channel op: /chan'l op/ [IRC] n. Someone who is endowed with</text:p>
      <text:p text:style-name="Preformatted_20_Text"><text:s text:c="3"/>privileges on a particular {IRC} channel; commonly abbreviated</text:p>
      <text:p text:style-name="Preformatted_20_Text"><text:s text:c="3"/>`chanop' or `CHOP'. <text:s/>These privileges include the right to</text:p>
      <text:p text:style-name="Preformatted_20_Text"><text:s text:c="3"/>{kick} users, to change various status bits, and to make others</text:p>
      <text:p text:style-name="Preformatted_20_Text"><text:s text:c="3"/>into CHOPs.</text:p>
      <text:p text:style-name="Preformatted_20_Text"><text:s text:c="3"/></text:p>
      <text:p text:style-name="Preformatted_20_Text">:chanop: /chan'-op/ [IRC] n. See {channel op}.</text:p>
      <text:p text:style-name="Preformatted_20_Text"/>
      <text:p text:style-name="Preformatted_20_Text">:char: /keir/ or /char/; rarely, /kar/ n. Shorthand for</text:p>
      <text:p text:style-name="Preformatted_20_Text"><text:s text:c="3"/>`character'. <text:s/>Esp. used by C programmers, as `char' is</text:p>
      <text:p text:style-name="Preformatted_20_Text"><text:s text:c="3"/>C's typename for character data.</text:p>
      <text:p text:style-name="Preformatted_20_Text"/>
      <text:p text:style-name="Preformatted_20_Text">:charityware: /char'it-ee-weir`/ n. Syn. {careware}.</text:p>
      <text:p text:style-name="Preformatted_20_Text"/>
      <text:p text:style-name="Preformatted_20_Text">:chase pointers: 1. vi. To go through multiple levels of</text:p>
      <text:p text:style-name="Preformatted_20_Text"><text:s text:c="3"/>indirection, as in traversing a linked list or graph structure.</text:p>
      <text:p text:style-name="Preformatted_20_Text"><text:s text:c="3"/>Used esp. by programmers in C, where explicit pointers are a very</text:p>
      <text:p text:style-name="Preformatted_20_Text"><text:s text:c="3"/>common data type. <text:s/>This is techspeak, but it remains jargon when</text:p>
      <text:p text:style-name="Preformatted_20_Text"><text:s text:c="3"/>used of human networks. <text:s/>"I'm chasing pointers. <text:s/>Bob said you</text:p>
      <text:p text:style-name="Preformatted_20_Text"><text:s text:c="3"/>could tell me who to talk to about...." See {dangling</text:p>
      <text:p text:style-name="Preformatted_20_Text"><text:s text:c="3"/>pointer} and {snap}. <text:s/>2. [Cambridge] `pointer chase' or</text:p>
      <text:p text:style-name="Preformatted_20_Text"><text:s text:c="3"/>`pointer hunt': The process of going through a dump</text:p>
      <text:p text:style-name="Preformatted_20_Text"><text:s text:c="3"/>(interactively or on a large piece of paper printed with hex</text:p>
      <text:p text:style-name="Preformatted_20_Text"><text:s text:c="3"/>{runes}) following dynamic data-structures. <text:s/>Used only in a</text:p>
      <text:p text:style-name="Preformatted_20_Text"><text:s text:c="3"/>debugging context.</text:p>
      <text:p text:style-name="Preformatted_20_Text"/>
      <text:p text:style-name="Preformatted_20_Text">:check: n. A hardware-detected error condition, most commonly used</text:p>
      <text:p text:style-name="Preformatted_20_Text"><text:s text:c="3"/>to refer to actual hardware failures rather than software-induced</text:p>
      <text:p text:style-name="Preformatted_20_Text"><text:s text:c="3"/>traps. <text:s/>E.g., a `parity check' is the result of a</text:p>
      <text:p text:style-name="Preformatted_20_Text"><text:s text:c="3"/>hardware-detected parity error. <text:s/>Recorded here because it's often</text:p>
      <text:p text:style-name="Preformatted_20_Text"><text:s text:c="3"/>humorously extended to non-technical problems. For example, the</text:p>
      <text:p text:style-name="Preformatted_20_Text"><text:s text:c="3"/>term `child check' has been used to refer to the problems caused</text:p>
      <text:p text:style-name="Preformatted_20_Text"><text:s text:c="3"/>by a small child who is curious to know what happens when s/he</text:p>
      <text:p text:style-name="Preformatted_20_Text"><text:s text:c="3"/>presses all the cute buttons on a computer's console (of course,</text:p>
      <text:p text:style-name="Preformatted_20_Text"><text:s text:c="3"/>this particular problem could have been prevented with</text:p>
      <text:p text:style-name="Preformatted_20_Text"><text:s text:c="3"/>{molly-guard}s).</text:p>
      <text:p text:style-name="Preformatted_20_Text"/>
      <text:p text:style-name="Preformatted_20_Text">:chemist: [Cambridge] n. Someone who wastes computer time on</text:p>
      <text:p text:style-name="Preformatted_20_Text"><text:s text:c="3"/>{number-crunching} when you'd far rather the machine were doing</text:p>
      <text:p text:style-name="Preformatted_20_Text"><text:s text:c="3"/>something more productive, such as working out anagrams of your</text:p>
      <text:p text:style-name="Preformatted_20_Text"><text:s text:c="3"/>name or printing Snoopy calendars or running {life} patterns.</text:p>
      <text:p text:style-name="Preformatted_20_Text"><text:s text:c="3"/>May or may not refer to someone who actually studies chemistry.</text:p>
      <text:p text:style-name="Preformatted_20_Text"/>
      <text:p text:style-name="Preformatted_20_Text">:Chernobyl chicken: n. See {laser chicken}.</text:p>
      <text:p text:style-name="Preformatted_20_Text"/>
      <text:p text:style-name="Preformatted_20_Text">:Chernobyl packet: /cher-noh'b*l pak'*t/ n. A network packet that</text:p>
      <text:p text:style-name="Preformatted_20_Text"><text:s text:c="3"/>induces {network meltdown} (the result of a {broadcast</text:p>
      <text:p text:style-name="Preformatted_20_Text"><text:s text:c="3"/>storm}), in memory of the April 1986 nuclear accident at Chernobyl</text:p>
      <text:p text:style-name="Preformatted_20_Text"><text:s text:c="3"/>in Ukraine. <text:s/>The typical scenario involves an IP Ethernet datagram</text:p>
      <text:p text:style-name="Preformatted_20_Text"><text:s text:c="3"/>that passes through a gateway with both source and destination</text:p>
      <text:p text:style-name="Preformatted_20_Text"><text:s text:c="3"/>Ether and IP address set as the respective broadcast addresses for</text:p>
      <text:p text:style-name="Preformatted_20_Text"><text:s text:c="3"/>the subnetworks being gated between. <text:s/>Compare {Christmas tree</text:p>
      <text:p text:style-name="Preformatted_20_Text"><text:soft-page-break/><text:s text:c="3"/>packet}.</text:p>
      <text:p text:style-name="Preformatted_20_Text"/>
      <text:p text:style-name="Preformatted_20_Text">:chicken head: [Commodore] n. The Commodore Business Machines logo,</text:p>
      <text:p text:style-name="Preformatted_20_Text"><text:s text:c="3"/>which strongly resembles a poultry part. <text:s/>Rendered in ASCII as</text:p>
      <text:p text:style-name="Preformatted_20_Text"><text:s text:c="3"/>`C='. <text:s/>With the arguable exception of the Amiga (see {amoeba}),</text:p>
      <text:p text:style-name="Preformatted_20_Text"><text:s text:c="3"/>Commodore's machines are notoriously crocky little {bitty box}es</text:p>
      <text:p text:style-name="Preformatted_20_Text"><text:s text:c="3"/>(see also {PETSCII}). <text:s/>Thus, this usage may owe something to</text:p>
      <text:p text:style-name="Preformatted_20_Text"><text:s text:c="3"/>Philip K. Dick's novel `Do Androids Dream of Electric Sheep?'</text:p>
      <text:p text:style-name="Preformatted_20_Text"><text:s text:c="3"/>(the basis for the movie `Blade Runner'), in which a</text:p>
      <text:p text:style-name="Preformatted_20_Text"><text:s text:c="3"/>`chickenhead' is a mutant with below-average intelligence.</text:p>
      <text:p text:style-name="Preformatted_20_Text"/>
      <text:p text:style-name="Preformatted_20_Text">:chiclet keyboard: n. A keyboard with small rectangular or</text:p>
      <text:p text:style-name="Preformatted_20_Text"><text:s text:c="3"/>lozenge-shaped rubber or plastic keys that look like pieces of</text:p>
      <text:p text:style-name="Preformatted_20_Text"><text:s text:c="3"/>chewing gum. <text:s/>(Chiclets is the brand name of a variety of chewing</text:p>
      <text:p text:style-name="Preformatted_20_Text"><text:s text:c="3"/>gum that does in fact resemble the keys of chiclet keyboards.)</text:p>
      <text:p text:style-name="Preformatted_20_Text"><text:s text:c="3"/>Used esp. to describe the original IBM PCjr keyboard. <text:s/>Vendors</text:p>
      <text:p text:style-name="Preformatted_20_Text"><text:s text:c="3"/>unanimously liked these because they were cheap, and a lot of early</text:p>
      <text:p text:style-name="Preformatted_20_Text"><text:s text:c="3"/>portable and laptop products got launched using them. <text:s/>Customers</text:p>
      <text:p text:style-name="Preformatted_20_Text"><text:s text:c="3"/>rejected the idea with almost equal unanimity, and chiclets are not</text:p>
      <text:p text:style-name="Preformatted_20_Text"><text:s text:c="3"/>often seen on anything larger than a digital watch any more.</text:p>
      <text:p text:style-name="Preformatted_20_Text"/>
      <text:p text:style-name="Preformatted_20_Text">:chine nual: /sheen'yu-*l/ [MIT] n.,obs. The Lisp Machine Manual, so</text:p>
      <text:p text:style-name="Preformatted_20_Text"><text:s text:c="3"/>called because the title was wrapped around the cover so only those</text:p>
      <text:p text:style-name="Preformatted_20_Text"><text:s text:c="3"/>letters showed on the front.</text:p>
      <text:p text:style-name="Preformatted_20_Text"/>
      <text:p text:style-name="Preformatted_20_Text">:Chinese Army technique: n. Syn. {Mongolian Hordes technique}.</text:p>
      <text:p text:style-name="Preformatted_20_Text"/>
      <text:p text:style-name="Preformatted_20_Text">:choke: v. 1. To reject input, often ungracefully. <text:s/>"NULs make System</text:p>
      <text:p text:style-name="Preformatted_20_Text"><text:s text:c="3"/>V's `lpr(1)' choke." <text:s/>"I tried building an {EMACS} binary to</text:p>
      <text:p text:style-name="Preformatted_20_Text"><text:s text:c="3"/>use {X}, but `cpp(1)' choked on all those `#define's."</text:p>
      <text:p text:style-name="Preformatted_20_Text"><text:s text:c="3"/>See {barf}, {gag}, {vi}. <text:s text:c="2"/>2. [MIT] More generally, to fail at any</text:p>
      <text:p text:style-name="Preformatted_20_Text"><text:s text:c="3"/>endeavor, but with some flair or bravado; the popular definition is</text:p>
      <text:p text:style-name="Preformatted_20_Text"><text:s text:c="3"/>"to snatch defeat from the jaws of victory."</text:p>
      <text:p text:style-name="Preformatted_20_Text"/>
      <text:p text:style-name="Preformatted_20_Text">:chomp: vi. To {lose}; specifically, to chew on something of</text:p>
      <text:p text:style-name="Preformatted_20_Text"><text:s text:c="3"/>which more was bitten off than one can. <text:s/>Probably related to</text:p>
      <text:p text:style-name="Preformatted_20_Text"><text:s text:c="3"/>gnashing of teeth. <text:s/>See {bagbiter}. <text:s/>A hand gesture commonly</text:p>
      <text:p text:style-name="Preformatted_20_Text"><text:s text:c="3"/>accompanies this. <text:s/>To perform it, hold the four fingers together</text:p>
      <text:p text:style-name="Preformatted_20_Text"><text:s text:c="3"/>and place the thumb against their tips. <text:s/>Now open and close your</text:p>
      <text:p text:style-name="Preformatted_20_Text"><text:s text:c="3"/>hand rapidly to suggest a biting action (much like what Pac-Man</text:p>
      <text:p text:style-name="Preformatted_20_Text"><text:s text:c="3"/>does in the classic video game, though this pantomime seems to</text:p>
      <text:p text:style-name="Preformatted_20_Text"><text:s text:c="3"/>predate that). <text:s/>The gesture alone means `chomp chomp' (see</text:p>
      <text:p text:style-name="Preformatted_20_Text"><text:s text:c="3"/>"{Verb Doubling}" in the "{Jargon</text:p>
      <text:p text:style-name="Preformatted_20_Text"><text:s text:c="3"/>Construction}" section of the Prependices). <text:s/>The hand may be</text:p>
      <text:p text:style-name="Preformatted_20_Text"><text:s text:c="3"/>pointed at the object of complaint, and for real emphasis you can</text:p>
      <text:p text:style-name="Preformatted_20_Text"><text:s text:c="3"/>use both hands at once. <text:s/>Doing this to a person is equivalent to</text:p>
      <text:p text:style-name="Preformatted_20_Text"><text:s text:c="3"/>saying "You chomper!" <text:s/>If you point the gesture at yourself, it</text:p>
      <text:p text:style-name="Preformatted_20_Text"><text:s text:c="3"/>is a humble but humorous admission of some failure. <text:s/>You might do</text:p>
      <text:p text:style-name="Preformatted_20_Text"><text:s text:c="3"/>this if someone told you that a program you had written had failed</text:p>
      <text:p text:style-name="Preformatted_20_Text"><text:s text:c="3"/>in some surprising way and you felt dumb for not having anticipated</text:p>
      <text:p text:style-name="Preformatted_20_Text"><text:s text:c="3"/>it.</text:p>
      <text:p text:style-name="Preformatted_20_Text"/>
      <text:p text:style-name="Preformatted_20_Text">:chomper: n. Someone or something that is chomping; a loser. <text:s/>See</text:p>
      <text:p text:style-name="Preformatted_20_Text"><text:s text:c="3"/>{loser}, {bagbiter}, {chomp}.</text:p>
      <text:p text:style-name="Preformatted_20_Text"/>
      <text:p text:style-name="Preformatted_20_Text">:CHOP: /chop/ [IRC] n. See {channel op}.</text:p>
      <text:p text:style-name="Preformatted_20_Text"/>
      <text:p text:style-name="Preformatted_20_Text">:Christmas tree: n. A kind of RS-232 line tester or breakout box</text:p>
      <text:p text:style-name="Preformatted_20_Text"><text:soft-page-break/><text:s text:c="3"/>featuring rows of blinking red and green LEDs suggestive of</text:p>
      <text:p text:style-name="Preformatted_20_Text"><text:s text:c="3"/>Christmas lights.</text:p>
      <text:p text:style-name="Preformatted_20_Text"/>
      <text:p text:style-name="Preformatted_20_Text">:Christmas tree packet: n. A packet with every single option set for</text:p>
      <text:p text:style-name="Preformatted_20_Text"><text:s text:c="3"/>whatever protocol is in use. <text:s/>See {kamikaze packet}, {Chernobyl</text:p>
      <text:p text:style-name="Preformatted_20_Text"><text:s text:c="3"/>packet}. <text:s/>(The term doubtless derives from a fanciful image of each</text:p>
      <text:p text:style-name="Preformatted_20_Text"><text:s text:c="3"/>little option bit being represented by a different-colored light</text:p>
      <text:p text:style-name="Preformatted_20_Text"><text:s text:c="3"/>bulb, all turned on.)</text:p>
      <text:p text:style-name="Preformatted_20_Text"/>
      <text:p text:style-name="Preformatted_20_Text">:chrome: [from automotive slang via wargaming] n. Showy features</text:p>
      <text:p text:style-name="Preformatted_20_Text"><text:s text:c="3"/>added to attract users but contributing little or nothing to</text:p>
      <text:p text:style-name="Preformatted_20_Text"><text:s text:c="3"/>the power of a system. <text:s/>"The 3D icons in Motif are just chrome,</text:p>
      <text:p text:style-name="Preformatted_20_Text"><text:s text:c="3"/>but they certainly are *pretty* chrome!" <text:s/>Distinguished from</text:p>
      <text:p text:style-name="Preformatted_20_Text"><text:s text:c="3"/>{bells and whistles} by the fact that the latter are usually</text:p>
      <text:p text:style-name="Preformatted_20_Text"><text:s text:c="3"/>added to gratify developers' own desires for featurefulness. </text:p>
      <text:p text:style-name="Preformatted_20_Text"><text:s text:c="3"/>Often used as a term of contempt.</text:p>
      <text:p text:style-name="Preformatted_20_Text"/>
      <text:p text:style-name="Preformatted_20_Text">:chug: vi. To run slowly; to {grind} or {grovel}. <text:s/>"The disk is</text:p>
      <text:p text:style-name="Preformatted_20_Text"><text:s text:c="3"/>chugging like crazy."</text:p>
      <text:p text:style-name="Preformatted_20_Text"/>
      <text:p text:style-name="Preformatted_20_Text">:Church of the SubGenius: n. A mutant offshoot of</text:p>
      <text:p text:style-name="Preformatted_20_Text"><text:s text:c="3"/>{Discordianism} launched in 1981 as a spoof of fundamentalist</text:p>
      <text:p text:style-name="Preformatted_20_Text"><text:s text:c="3"/>Christianity by the `Reverend' Ivan Stang, a brilliant satirist</text:p>
      <text:p text:style-name="Preformatted_20_Text"><text:s text:c="3"/>with a gift for promotion. <text:s/>Popular among hackers as a rich source</text:p>
      <text:p text:style-name="Preformatted_20_Text"><text:s text:c="3"/>of bizarre imagery and references such as "Bob" the divine</text:p>
      <text:p text:style-name="Preformatted_20_Text"><text:s text:c="3"/>drilling-equipment salesman, the Benevolent Space Xists, and the</text:p>
      <text:p text:style-name="Preformatted_20_Text"><text:s text:c="3"/>Stark Fist of Removal. <text:s/>Much SubGenius theory is concerned with the</text:p>
      <text:p text:style-name="Preformatted_20_Text"><text:s text:c="3"/>acquisition of the mystical substance or quality of {slack}.</text:p>
      <text:p text:style-name="Preformatted_20_Text"/>
      <text:p text:style-name="Preformatted_20_Text">:Cinderella Book: [CMU] n. `Introduction to Automata Theory,</text:p>
      <text:p text:style-name="Preformatted_20_Text"><text:s text:c="3"/>Languages, and Computation', by John Hopcroft and Jeffrey Ullman,</text:p>
      <text:p text:style-name="Preformatted_20_Text"><text:s text:c="3"/>(Addison-Wesley, 1979). <text:s/>So called because the cover depicts a girl</text:p>
      <text:p text:style-name="Preformatted_20_Text"><text:s text:c="3"/>(putatively Cinderella) sitting in front of a Rube Goldberg device</text:p>
      <text:p text:style-name="Preformatted_20_Text"><text:s text:c="3"/>and holding a rope coming out of it. <text:s/>The back cover depicts the</text:p>
      <text:p text:style-name="Preformatted_20_Text"><text:s text:c="3"/>girl with the device in shambles after she has pulled on the rope.</text:p>
      <text:p text:style-name="Preformatted_20_Text"><text:s text:c="3"/>See also {{book titles}}.</text:p>
      <text:p text:style-name="Preformatted_20_Text"/>
      <text:p text:style-name="Preformatted_20_Text">:CI$: // n. Hackerism for `CIS', CompuServe Information Service.</text:p>
      <text:p text:style-name="Preformatted_20_Text"><text:s text:c="3"/>The dollar sign refers to CompuServe's rather steep line charges.</text:p>
      <text:p text:style-name="Preformatted_20_Text"><text:s text:c="3"/>Often used in {sig block}s just before a CompuServe address.</text:p>
      <text:p text:style-name="Preformatted_20_Text"><text:s text:c="3"/>Syn. {Compu$erve}.</text:p>
      <text:p text:style-name="Preformatted_20_Text"/>
      <text:p text:style-name="Preformatted_20_Text">:Classic C: /klas'ik C/ [a play on `Coke Classic'] n. The</text:p>
      <text:p text:style-name="Preformatted_20_Text"><text:s text:c="3"/>C programming language as defined in the first edition of {K&amp;R},</text:p>
      <text:p text:style-name="Preformatted_20_Text"><text:s text:c="3"/>with some small additions. <text:s/>It is also known as `K&amp;R C'. <text:s/>The name</text:p>
      <text:p text:style-name="Preformatted_20_Text"><text:s text:c="3"/>came into use while C was being standardized by the ANSI X3J11</text:p>
      <text:p text:style-name="Preformatted_20_Text"><text:s text:c="3"/>committee. <text:s/>Also `C Classic'. <text:s/>This is sometimes applied</text:p>
      <text:p text:style-name="Preformatted_20_Text"><text:s text:c="3"/>elsewhere: thus, `X Classic', where X = Star Trek (referring to the</text:p>
      <text:p text:style-name="Preformatted_20_Text"><text:s text:c="3"/>original TV series) or X = PC (referring to IBM's ISA-bus machines</text:p>
      <text:p text:style-name="Preformatted_20_Text"><text:s text:c="3"/>as opposed to the PS/2 series). <text:s/>This construction is especially</text:p>
      <text:p text:style-name="Preformatted_20_Text"><text:s text:c="3"/>used of product series in which the newer versions are considered</text:p>
      <text:p text:style-name="Preformatted_20_Text"><text:s text:c="3"/>serious losers relative to the older ones.</text:p>
      <text:p text:style-name="Preformatted_20_Text"/>
      <text:p text:style-name="Preformatted_20_Text">:clean: 1. adj. Used of hardware or software designs, implies</text:p>
      <text:p text:style-name="Preformatted_20_Text"><text:s text:c="3"/>`elegance in the small', that is, a design or implementation that</text:p>
      <text:p text:style-name="Preformatted_20_Text"><text:s text:c="3"/>may not hold any surprises but does things in a way that is</text:p>
      <text:p text:style-name="Preformatted_20_Text"><text:s text:c="3"/>reasonably intuitive and relatively easy to comprehend from the</text:p>
      <text:p text:style-name="Preformatted_20_Text"><text:s text:c="3"/>outside. <text:s/>The antonym is `grungy' or {crufty}. <text:s/>2. v. To remove</text:p>
      <text:p text:style-name="Preformatted_20_Text"><text:soft-page-break/><text:s text:c="3"/>unneeded or undesired files in a effort to reduce clutter: <text:s/>"I'm</text:p>
      <text:p text:style-name="Preformatted_20_Text"><text:s text:c="3"/>cleaning up my account." <text:s/>"I cleaned up the garbage and now have</text:p>
      <text:p text:style-name="Preformatted_20_Text"><text:s text:c="3"/>100 Meg free on that partition."</text:p>
      <text:p text:style-name="Preformatted_20_Text"/>
      <text:p text:style-name="Preformatted_20_Text">:CLM: /C-L-M/ [Sun: `Career Limiting Move'] 1. n. An action</text:p>
      <text:p text:style-name="Preformatted_20_Text"><text:s text:c="3"/>endangering one's future prospects of getting plum projects and</text:p>
      <text:p text:style-name="Preformatted_20_Text"><text:s text:c="3"/>raises, and possibly one's job: <text:s/>"His Halloween costume was a</text:p>
      <text:p text:style-name="Preformatted_20_Text"><text:s text:c="3"/>parody of his manager. <text:s/>He won the prize for `best CLM'."</text:p>
      <text:p text:style-name="Preformatted_20_Text"><text:s text:c="3"/>2. adj. <text:s/>Denotes extreme severity of a bug, discovered by a</text:p>
      <text:p text:style-name="Preformatted_20_Text"><text:s text:c="3"/>customer and obviously missed earlier because of poor testing:</text:p>
      <text:p text:style-name="Preformatted_20_Text"><text:s text:c="3"/>"That's a CLM bug!"</text:p>
      <text:p text:style-name="Preformatted_20_Text"/>
      <text:p text:style-name="Preformatted_20_Text">:clobber: vt. To overwrite, usually unintentionally: "I walked off</text:p>
      <text:p text:style-name="Preformatted_20_Text"><text:s text:c="3"/>the end of the array and clobbered the stack." <text:s/>Compare {mung},</text:p>
      <text:p text:style-name="Preformatted_20_Text"><text:s text:c="3"/>{scribble}, {trash}, and {smash the stack}.</text:p>
      <text:p text:style-name="Preformatted_20_Text"/>
      <text:p text:style-name="Preformatted_20_Text">:clocks: n. Processor logic cycles, so called because each</text:p>
      <text:p text:style-name="Preformatted_20_Text"><text:s text:c="3"/>generally corresponds to one clock pulse in the processor's timing.</text:p>
      <text:p text:style-name="Preformatted_20_Text"><text:s text:c="3"/>The relative execution times of instructions on a machine are</text:p>
      <text:p text:style-name="Preformatted_20_Text"><text:s text:c="3"/>usually discussed in clocks rather than absolute fractions of a</text:p>
      <text:p text:style-name="Preformatted_20_Text"><text:s text:c="3"/>second; one good reason for this is that clock speeds for various</text:p>
      <text:p text:style-name="Preformatted_20_Text"><text:s text:c="3"/>models of the machine may increase as technology improves, and it</text:p>
      <text:p text:style-name="Preformatted_20_Text"><text:s text:c="3"/>is usually the relative times one is interested in when discussing</text:p>
      <text:p text:style-name="Preformatted_20_Text"><text:s text:c="3"/>the instruction set. <text:s/>Compare {cycle}.</text:p>
      <text:p text:style-name="Preformatted_20_Text"/>
      <text:p text:style-name="Preformatted_20_Text">:clone: n. 1. An exact duplicate: "Our product is a clone of</text:p>
      <text:p text:style-name="Preformatted_20_Text"><text:s text:c="3"/>their product." <text:s/>Implies a legal reimplementation from</text:p>
      <text:p text:style-name="Preformatted_20_Text"><text:s text:c="3"/>documentation or by reverse-engineering. <text:s/>Also connotes lower</text:p>
      <text:p text:style-name="Preformatted_20_Text"><text:s text:c="3"/>price. <text:s/>2. A shoddy, spurious copy: "Their product is a</text:p>
      <text:p text:style-name="Preformatted_20_Text"><text:s text:c="3"/>clone of our product." <text:s/>3. A blatant ripoff, most likely violating</text:p>
      <text:p text:style-name="Preformatted_20_Text"><text:s text:c="3"/>copyright, patent, or trade secret protections: "Your</text:p>
      <text:p text:style-name="Preformatted_20_Text"><text:s text:c="3"/>product is a clone of my product." <text:s/>This use implies legal</text:p>
      <text:p text:style-name="Preformatted_20_Text"><text:s text:c="3"/>action is pending. <text:s/>4. A `PC clone'; a PC-BUS/ISA or</text:p>
      <text:p text:style-name="Preformatted_20_Text"><text:s text:c="3"/>EISA-compatible 80x86-based microcomputer (this use is sometimes</text:p>
      <text:p text:style-name="Preformatted_20_Text"><text:s text:c="3"/>spelled `klone' or `PClone'). <text:s/>These invariably have much</text:p>
      <text:p text:style-name="Preformatted_20_Text"><text:s text:c="3"/>more bang for the buck than the IBM archetypes they resemble.</text:p>
      <text:p text:style-name="Preformatted_20_Text"><text:s text:c="3"/>5. In the construction `UNIX clone': An OS designed to deliver</text:p>
      <text:p text:style-name="Preformatted_20_Text"><text:s text:c="3"/>a UNIX-lookalike environment without UNIX license fees, or with</text:p>
      <text:p text:style-name="Preformatted_20_Text"><text:s text:c="3"/>additional `mission-critical' features such as support for</text:p>
      <text:p text:style-name="Preformatted_20_Text"><text:s text:c="3"/>real-time programming. <text:s/>6. v. To make an exact copy of something.</text:p>
      <text:p text:style-name="Preformatted_20_Text"><text:s text:c="3"/>"Let me clone that" might mean "I want to borrow that paper so I</text:p>
      <text:p text:style-name="Preformatted_20_Text"><text:s text:c="3"/>can make a photocopy" or "Let me get a copy of that file before</text:p>
      <text:p text:style-name="Preformatted_20_Text"><text:s text:c="3"/>you {mung} it".</text:p>
      <text:p text:style-name="Preformatted_20_Text"/>
      <text:p text:style-name="Preformatted_20_Text">:clover key: [Mac users] n. See {feature key}.</text:p>
      <text:p text:style-name="Preformatted_20_Text"/>
      <text:p text:style-name="Preformatted_20_Text">:clustergeeking: /kluh'st*r-gee`king/ [CMU] n. Spending more time</text:p>
      <text:p text:style-name="Preformatted_20_Text"><text:s text:c="3"/>at a computer cluster doing CS homework than most people spend</text:p>
      <text:p text:style-name="Preformatted_20_Text"><text:s text:c="3"/>breathing.</text:p>
      <text:p text:style-name="Preformatted_20_Text"/>
      <text:p text:style-name="Preformatted_20_Text">:COBOL: /koh'bol/ [COmmon Business-Oriented Language] n.</text:p>
      <text:p text:style-name="Preformatted_20_Text"><text:s text:c="3"/>(Synonymous with {evil}.) <text:s/>A weak, verbose, and flabby language</text:p>
      <text:p text:style-name="Preformatted_20_Text"><text:s text:c="3"/>used by {card walloper}s to do boring mindless things on</text:p>
      <text:p text:style-name="Preformatted_20_Text"><text:s text:c="3"/>{dinosaur} mainframes. <text:s/>Hackers believe that all COBOL</text:p>
      <text:p text:style-name="Preformatted_20_Text"><text:s text:c="3"/>programmers are {suit}s or {code grinder}s, and no</text:p>
      <text:p text:style-name="Preformatted_20_Text"><text:s text:c="3"/>self-respecting hacker will ever admit to having learned the</text:p>
      <text:p text:style-name="Preformatted_20_Text"><text:s text:c="3"/>language. <text:s/>Its very name is seldom uttered without ritual</text:p>
      <text:p text:style-name="Preformatted_20_Text"><text:s text:c="3"/>expressions of disgust or horror. <text:s/>See also {fear and loathing},</text:p>
      <text:p text:style-name="Preformatted_20_Text"><text:soft-page-break/><text:s text:c="3"/>{software rot}.</text:p>
      <text:p text:style-name="Preformatted_20_Text"/>
      <text:p text:style-name="Preformatted_20_Text">:COBOL fingers: /koh'bol fing'grz/ n. Reported from Sweden, a</text:p>
      <text:p text:style-name="Preformatted_20_Text"><text:s text:c="3"/>(hypothetical) disease one might get from coding in COBOL. <text:s/>The</text:p>
      <text:p text:style-name="Preformatted_20_Text"><text:s text:c="3"/>language requires code verbose beyond all reason; thus it is</text:p>
      <text:p text:style-name="Preformatted_20_Text"><text:s text:c="3"/>alleged that programming too much in COBOL causes one's fingers to</text:p>
      <text:p text:style-name="Preformatted_20_Text"><text:s text:c="3"/>wear down to stubs by the endless typing. <text:s/>"I refuse to type in</text:p>
      <text:p text:style-name="Preformatted_20_Text"><text:s text:c="3"/>all that source code again; it would give me COBOL fingers!"</text:p>
      <text:p text:style-name="Preformatted_20_Text"/>
      <text:p text:style-name="Preformatted_20_Text">:code grinder: n. 1. A {suit}-wearing minion of the sort hired in</text:p>
      <text:p text:style-name="Preformatted_20_Text"><text:s text:c="3"/>legion strength by banks and insurance companies to implement</text:p>
      <text:p text:style-name="Preformatted_20_Text"><text:s text:c="3"/>payroll packages in RPG and other such unspeakable horrors. <text:s/>In its</text:p>
      <text:p text:style-name="Preformatted_20_Text"><text:s text:c="3"/>native habitat, the code grinder often removes the suit jacket to</text:p>
      <text:p text:style-name="Preformatted_20_Text"><text:s text:c="3"/>reveal an underplumage consisting of button-down shirt (starch</text:p>
      <text:p text:style-name="Preformatted_20_Text"><text:s text:c="3"/>optional) and a tie. <text:s/>In times of dire stress, the sleeves (if</text:p>
      <text:p text:style-name="Preformatted_20_Text"><text:s text:c="3"/>long) may be rolled up and the tie loosened about half an inch. <text:s/>It</text:p>
      <text:p text:style-name="Preformatted_20_Text"><text:s text:c="3"/>seldom helps. <text:s/>The {code grinder}'s milieu is about as far from</text:p>
      <text:p text:style-name="Preformatted_20_Text"><text:s text:c="3"/>hackerdom as one can get and still touch a computer; the term</text:p>
      <text:p text:style-name="Preformatted_20_Text"><text:s text:c="3"/>connotes pity. <text:s/>See {Real World}, {suit}. <text:s/>2. Used of or to a</text:p>
      <text:p text:style-name="Preformatted_20_Text"><text:s text:c="3"/>hacker, a really serious slur on the person's creative ability;</text:p>
      <text:p text:style-name="Preformatted_20_Text"><text:s text:c="3"/>connotes a design style characterized by primitive technique,</text:p>
      <text:p text:style-name="Preformatted_20_Text"><text:s text:c="3"/>rule-boundedness, {brute force}, and utter lack of imagination.</text:p>
      <text:p text:style-name="Preformatted_20_Text"><text:s text:c="3"/>Compare {card walloper}; contrast {hacker}, {real</text:p>
      <text:p text:style-name="Preformatted_20_Text"><text:s text:c="3"/>programmer}.</text:p>
      <text:p text:style-name="Preformatted_20_Text"/>
      <text:p text:style-name="Preformatted_20_Text">:code police: [by analogy with George Orwell's `thought police'] n.</text:p>
      <text:p text:style-name="Preformatted_20_Text"><text:s text:c="3"/>A mythical team of Gestapo-like storm troopers that might burst</text:p>
      <text:p text:style-name="Preformatted_20_Text"><text:s text:c="3"/>into one's office and arrest one for violating programming style</text:p>
      <text:p text:style-name="Preformatted_20_Text"><text:s text:c="3"/>rules. <text:s/>May be used either seriously, to underline a claim that a</text:p>
      <text:p text:style-name="Preformatted_20_Text"><text:s text:c="3"/>particular style violation is dangerous, or ironically, to suggest</text:p>
      <text:p text:style-name="Preformatted_20_Text"><text:s text:c="3"/>that the practice under discussion is condemned mainly by</text:p>
      <text:p text:style-name="Preformatted_20_Text"><text:s text:c="3"/>anal-retentive {weenie}s. <text:s/>"Dike out that goto or the code</text:p>
      <text:p text:style-name="Preformatted_20_Text"><text:s text:c="3"/>police will get you!" <text:s/>The ironic usage is perhaps more common.</text:p>
      <text:p text:style-name="Preformatted_20_Text"/>
      <text:p text:style-name="Preformatted_20_Text">:codewalker: n. A program component that traverses other programs for</text:p>
      <text:p text:style-name="Preformatted_20_Text"><text:s text:c="3"/>a living. <text:s/>Compilers have codewalkers in their front ends; so do</text:p>
      <text:p text:style-name="Preformatted_20_Text"><text:s text:c="3"/>cross-reference generators and some database front ends. <text:s/>Other</text:p>
      <text:p text:style-name="Preformatted_20_Text"><text:s text:c="3"/>utility programs that try to do too much with source code may turn</text:p>
      <text:p text:style-name="Preformatted_20_Text"><text:s text:c="3"/>into codewalkers. <text:s/>As in "This new `vgrind' feature would require a</text:p>
      <text:p text:style-name="Preformatted_20_Text"><text:s text:c="3"/>codewalker to implement."</text:p>
      <text:p text:style-name="Preformatted_20_Text"/>
      <text:p text:style-name="Preformatted_20_Text">:coefficient of X: n. Hackish speech makes rather heavy use of</text:p>
      <text:p text:style-name="Preformatted_20_Text"><text:s text:c="3"/>pseudo-mathematical metaphors. <text:s/>Four particularly important ones</text:p>
      <text:p text:style-name="Preformatted_20_Text"><text:s text:c="3"/>involve the terms `coefficient', `factor', `index', and</text:p>
      <text:p text:style-name="Preformatted_20_Text"><text:s text:c="3"/>`quotient'. <text:s/>They are often loosely applied to things you</text:p>
      <text:p text:style-name="Preformatted_20_Text"><text:s text:c="3"/>cannot really be quantitative about, but there are subtle</text:p>
      <text:p text:style-name="Preformatted_20_Text"><text:s text:c="3"/>distinctions among them that convey information about the way the</text:p>
      <text:p text:style-name="Preformatted_20_Text"><text:s text:c="3"/>speaker mentally models whatever he or she is describing.</text:p>
      <text:p text:style-name="Preformatted_20_Text"/>
      <text:p text:style-name="Preformatted_20_Text"><text:s text:c="3"/>`Foo factor' and `foo quotient' tend to describe something for</text:p>
      <text:p text:style-name="Preformatted_20_Text"><text:s text:c="3"/>which the issue is one of presence or absence. <text:s/>The canonical</text:p>
      <text:p text:style-name="Preformatted_20_Text"><text:s text:c="3"/>example is {fudge factor}. <text:s/>It's not important how much you're</text:p>
      <text:p text:style-name="Preformatted_20_Text"><text:s text:c="3"/>fudging; the term simply acknowledges that some fudging is needed.</text:p>
      <text:p text:style-name="Preformatted_20_Text"><text:s text:c="3"/>You might talk of liking a movie for its silliness factor.</text:p>
      <text:p text:style-name="Preformatted_20_Text"><text:s text:c="3"/>Quotient tends to imply that the property is a ratio of two</text:p>
      <text:p text:style-name="Preformatted_20_Text"><text:s text:c="3"/>opposing factors: "I would have won except for my luck quotient."</text:p>
      <text:p text:style-name="Preformatted_20_Text"><text:s text:c="3"/>This could also be "I would have won except for the luck factor",</text:p>
      <text:p text:style-name="Preformatted_20_Text"><text:s text:c="3"/>but using *quotient* emphasizes that it was bad luck</text:p>
      <text:p text:style-name="Preformatted_20_Text"><text:soft-page-break/><text:s text:c="3"/>overpowering good luck (or someone else's good luck overpowering</text:p>
      <text:p text:style-name="Preformatted_20_Text"><text:s text:c="3"/>your own).</text:p>
      <text:p text:style-name="Preformatted_20_Text"/>
      <text:p text:style-name="Preformatted_20_Text"><text:s text:c="3"/>`Foo index' and `coefficient of foo' both tend to imply</text:p>
      <text:p text:style-name="Preformatted_20_Text"><text:s text:c="3"/>that foo is, if not strictly measurable, at least something that</text:p>
      <text:p text:style-name="Preformatted_20_Text"><text:s text:c="3"/>can be larger or smaller. <text:s/>Thus, you might refer to a paper or</text:p>
      <text:p text:style-name="Preformatted_20_Text"><text:s text:c="3"/>person as having a `high bogosity index', whereas you would be less</text:p>
      <text:p text:style-name="Preformatted_20_Text"><text:s text:c="3"/>likely to speak of a `high bogosity factor'. <text:s/>`Foo index' suggests</text:p>
      <text:p text:style-name="Preformatted_20_Text"><text:s text:c="3"/>that foo is a condensation of many quantities, as in the mundane</text:p>
      <text:p text:style-name="Preformatted_20_Text"><text:s text:c="3"/>cost-of-living index; `coefficient of foo' suggests that foo is a</text:p>
      <text:p text:style-name="Preformatted_20_Text"><text:s text:c="3"/>fundamental quantity, as in a coefficient of friction. <text:s/>The choice</text:p>
      <text:p text:style-name="Preformatted_20_Text"><text:s text:c="3"/>between these terms is often one of personal preference; e.g., some</text:p>
      <text:p text:style-name="Preformatted_20_Text"><text:s text:c="3"/>people might feel that bogosity is a fundamental attribute and thus</text:p>
      <text:p text:style-name="Preformatted_20_Text"><text:s text:c="3"/>say `coefficient of bogosity', whereas others might feel it is a</text:p>
      <text:p text:style-name="Preformatted_20_Text"><text:s text:c="3"/>combination of factors and thus say `bogosity index'.</text:p>
      <text:p text:style-name="Preformatted_20_Text"/>
      <text:p text:style-name="Preformatted_20_Text">:cokebottle: /kohk'bot-l/ n. Any very unusual character,</text:p>
      <text:p text:style-name="Preformatted_20_Text"><text:s text:c="3"/>particularly one you can't type because it it isn't on your</text:p>
      <text:p text:style-name="Preformatted_20_Text"><text:s text:c="3"/>keyboard. <text:s/>MIT people used to complain about the</text:p>
      <text:p text:style-name="Preformatted_20_Text"><text:s text:c="3"/>`control-meta-cokebottle' commands at SAIL, and SAIL people</text:p>
      <text:p text:style-name="Preformatted_20_Text"><text:s text:c="3"/>complained right back about the `{altmode}-altmode-cokebottle'</text:p>
      <text:p text:style-name="Preformatted_20_Text"><text:s text:c="3"/>commands at MIT. <text:s/>After the demise of the {space-cadet</text:p>
      <text:p text:style-name="Preformatted_20_Text"><text:s text:c="3"/>keyboard}, `cokebottle' faded away as serious usage, but was</text:p>
      <text:p text:style-name="Preformatted_20_Text"><text:s text:c="3"/>often invoked humorously to describe an (unspecified) weird or</text:p>
      <text:p text:style-name="Preformatted_20_Text"><text:s text:c="3"/>non-intuitive keystroke command. <text:s/>It may be due for a second</text:p>
      <text:p text:style-name="Preformatted_20_Text"><text:s text:c="3"/>inning, however. <text:s/>The OSF/Motif window manager, `mwm(1)', has</text:p>
      <text:p text:style-name="Preformatted_20_Text"><text:s text:c="3"/>a reserved keystroke for switching to the default set of</text:p>
      <text:p text:style-name="Preformatted_20_Text"><text:s text:c="3"/>keybindings and behavior. <text:s/>This keystroke is (believe it or not)</text:p>
      <text:p text:style-name="Preformatted_20_Text"><text:s text:c="3"/>`control-meta-bang' (see {bang}). <text:s/>Since the exclamation point</text:p>
      <text:p text:style-name="Preformatted_20_Text"><text:s text:c="3"/>looks a lot like an upside down Coke bottle, Motif hackers have</text:p>
      <text:p text:style-name="Preformatted_20_Text"><text:s text:c="3"/>begun referring to this keystroke as `cokebottle'. <text:s/>See also</text:p>
      <text:p text:style-name="Preformatted_20_Text"><text:s text:c="3"/>{quadruple bucky}.</text:p>
      <text:p text:style-name="Preformatted_20_Text"/>
      <text:p text:style-name="Preformatted_20_Text">:cold boot: n. See {boot}.</text:p>
      <text:p text:style-name="Preformatted_20_Text"/>
      <text:p text:style-name="Preformatted_20_Text">:COME FROM: n. A semi-mythical language construct dual to the `go</text:p>
      <text:p text:style-name="Preformatted_20_Text"><text:s text:c="3"/>to'; `COME FROM' &lt;label&gt; would cause the referenced label to</text:p>
      <text:p text:style-name="Preformatted_20_Text"><text:s text:c="3"/>act as a sort of trapdoor, so that if the program ever reached it</text:p>
      <text:p text:style-name="Preformatted_20_Text"><text:s text:c="3"/>control would quietly and {automagically} be transferred to the</text:p>
      <text:p text:style-name="Preformatted_20_Text"><text:s text:c="3"/>statement following the `COME FROM'. <text:s/>`COME FROM' was</text:p>
      <text:p text:style-name="Preformatted_20_Text"><text:s text:c="3"/>first proposed in R.L. Clark's "A Linguistic Contribution to</text:p>
      <text:p text:style-name="Preformatted_20_Text"><text:s text:c="3"/>GOTO-less programming", which appeared in a 1973 {Datamation}</text:p>
      <text:p text:style-name="Preformatted_20_Text"><text:s text:c="3"/>issue (and was reprinted in the April 1984 issue of</text:p>
      <text:p text:style-name="Preformatted_20_Text"><text:s text:c="3"/>`Communications of the ACM'). <text:s/>This parodied the then-raging</text:p>
      <text:p text:style-name="Preformatted_20_Text"><text:s text:c="3"/>`structured programming' {holy wars} (see {considered</text:p>
      <text:p text:style-name="Preformatted_20_Text"><text:s text:c="3"/>harmful}). <text:s/>Mythically, some variants are the `assigned COME</text:p>
      <text:p text:style-name="Preformatted_20_Text"><text:s text:c="3"/>FROM' and the `computed COME FROM' (parodying some nasty control</text:p>
      <text:p text:style-name="Preformatted_20_Text"><text:s text:c="3"/>constructs in FORTRAN and some extended BASICs). <text:s/>Of course,</text:p>
      <text:p text:style-name="Preformatted_20_Text"><text:s text:c="3"/>multi-tasking (or non-determinism) could be implemented by having</text:p>
      <text:p text:style-name="Preformatted_20_Text"><text:s text:c="3"/>more than one `COME FROM' statement coming from the same</text:p>
      <text:p text:style-name="Preformatted_20_Text"><text:s text:c="3"/>label.</text:p>
      <text:p text:style-name="Preformatted_20_Text"/>
      <text:p text:style-name="Preformatted_20_Text"><text:s text:c="3"/>In some ways the FORTRAN `DO' looks like a `COME FROM'</text:p>
      <text:p text:style-name="Preformatted_20_Text"><text:s text:c="3"/>statement. <text:s/>After the terminating statement number/`CONTINUE'</text:p>
      <text:p text:style-name="Preformatted_20_Text"><text:s text:c="3"/>is reached, control continues at the statement following the DO.</text:p>
      <text:p text:style-name="Preformatted_20_Text"><text:s text:c="3"/>Some generous FORTRANs would allow arbitrary statements (other than</text:p>
      <text:p text:style-name="Preformatted_20_Text"><text:s text:c="3"/>`CONTINUE') for the statement, leading to examples like:</text:p>
      <text:p text:style-name="Preformatted_20_Text"/>
      <text:p text:style-name="Preformatted_20_Text"><text:soft-page-break/><text:s text:c="11"/>DO 10 I=1,LIMIT</text:p>
      <text:p text:style-name="Preformatted_20_Text"><text:s text:c="5"/>C imagine many lines of code here, leaving the</text:p>
      <text:p text:style-name="Preformatted_20_Text"><text:s text:c="5"/>C original DO statement lost in the spaghetti...</text:p>
      <text:p text:style-name="Preformatted_20_Text"><text:s text:c="11"/>WRITE(6,10) I,FROB(I)</text:p>
      <text:p text:style-name="Preformatted_20_Text"><text:s text:c="6"/>10 <text:s text:c="2"/>FORMAT(1X,I5,G10.4)</text:p>
      <text:p text:style-name="Preformatted_20_Text"/>
      <text:p text:style-name="Preformatted_20_Text"><text:s text:c="3"/>in which the trapdoor is just after the statement labeled 10.</text:p>
      <text:p text:style-name="Preformatted_20_Text"><text:s text:c="3"/>(This is particularly surprising because the label doesn't appear</text:p>
      <text:p text:style-name="Preformatted_20_Text"><text:s text:c="3"/>to have anything to do with the flow of control at all!)</text:p>
      <text:p text:style-name="Preformatted_20_Text"/>
      <text:p text:style-name="Preformatted_20_Text"><text:s text:c="3"/>While sufficiently astonishing to the unsuspecting reader, this</text:p>
      <text:p text:style-name="Preformatted_20_Text"><text:s text:c="3"/>form of `COME FROM' statement isn't completely general. <text:s/>After</text:p>
      <text:p text:style-name="Preformatted_20_Text"><text:s text:c="3"/>all, control will eventually pass to the following statement. <text:s/>The</text:p>
      <text:p text:style-name="Preformatted_20_Text"><text:s text:c="3"/>implementation of the general form was left to Univac FORTRAN,</text:p>
      <text:p text:style-name="Preformatted_20_Text"><text:s text:c="3"/>ca. 1975 (though a roughly similar feature existed on the IBM 7040</text:p>
      <text:p text:style-name="Preformatted_20_Text"><text:s text:c="3"/>ten years earlier). <text:s/>The statement `AT 100' would perform a</text:p>
      <text:p text:style-name="Preformatted_20_Text"><text:s text:c="3"/>`COME FROM 100'. <text:s/>It was intended strictly as a debugging aid,</text:p>
      <text:p text:style-name="Preformatted_20_Text"><text:s text:c="3"/>with dire consequences promised to anyone so deranged as to use it</text:p>
      <text:p text:style-name="Preformatted_20_Text"><text:s text:c="3"/>in production code. <text:s/>More horrible things had already been</text:p>
      <text:p text:style-name="Preformatted_20_Text"><text:s text:c="3"/>perpetrated in production languages, however; doubters need only</text:p>
      <text:p text:style-name="Preformatted_20_Text"><text:s text:c="3"/>contemplate the `ALTER' verb in {COBOL}.</text:p>
      <text:p text:style-name="Preformatted_20_Text"/>
      <text:p text:style-name="Preformatted_20_Text"><text:s text:c="3"/>`COME FROM' was supported under its own name for the first</text:p>
      <text:p text:style-name="Preformatted_20_Text"><text:s text:c="3"/>time 15 years later, in C-INTERCAL (see {INTERCAL},</text:p>
      <text:p text:style-name="Preformatted_20_Text"><text:s text:c="3"/>{retrocomputing}); knowledgeable observers are still reeling</text:p>
      <text:p text:style-name="Preformatted_20_Text"><text:s text:c="3"/>from the shock.</text:p>
      <text:p text:style-name="Preformatted_20_Text"/>
      <text:p text:style-name="Preformatted_20_Text">:comm mode: /kom mohd/ [ITS: from the feature supporting on-line</text:p>
      <text:p text:style-name="Preformatted_20_Text"><text:s text:c="3"/>chat; the term may spelled with one or two m's] Syn. for {talk</text:p>
      <text:p text:style-name="Preformatted_20_Text"><text:s text:c="3"/>mode}.</text:p>
      <text:p text:style-name="Preformatted_20_Text"/>
      <text:p text:style-name="Preformatted_20_Text">:command key: [Mac users] n. Syn. {feature key}.</text:p>
      <text:p text:style-name="Preformatted_20_Text"/>
      <text:p text:style-name="Preformatted_20_Text">:comment out: vt. To surround a section of code with comment</text:p>
      <text:p text:style-name="Preformatted_20_Text"><text:s text:c="3"/>delimiters or to prefix every line in the section with a comment</text:p>
      <text:p text:style-name="Preformatted_20_Text"><text:s text:c="3"/>marker; this prevents it from being compiled or interpreted. <text:s/>Often</text:p>
      <text:p text:style-name="Preformatted_20_Text"><text:s text:c="3"/>done when the code is redundant or obsolete, but you want to leave</text:p>
      <text:p text:style-name="Preformatted_20_Text"><text:s text:c="3"/>it in the source to make the intent of the active code clearer;</text:p>
      <text:p text:style-name="Preformatted_20_Text"><text:s text:c="3"/>also when the code in that section is broken and you want to bypass</text:p>
      <text:p text:style-name="Preformatted_20_Text"><text:s text:c="3"/>it in order to debug some other part of the code. <text:s/>Compare</text:p>
      <text:p text:style-name="Preformatted_20_Text"><text:s text:c="3"/>{condition out}, usually the preferred technique in languages</text:p>
      <text:p text:style-name="Preformatted_20_Text"><text:s text:c="3"/>(such as {C}) that make it possible.</text:p>
      <text:p text:style-name="Preformatted_20_Text"/>
      <text:p text:style-name="Preformatted_20_Text">:Commonwealth Hackish:: n. Hacker jargon as spoken outside</text:p>
      <text:p text:style-name="Preformatted_20_Text"><text:s text:c="3"/>the U.S., esp. in the British Commonwealth. <text:s/>It is reported that</text:p>
      <text:p text:style-name="Preformatted_20_Text"><text:s text:c="3"/>Commonwealth speakers are more likely to pronounce truncations like</text:p>
      <text:p text:style-name="Preformatted_20_Text"><text:s text:c="3"/>`char' and `soc', etc., as spelled (/char/, /sok/), as</text:p>
      <text:p text:style-name="Preformatted_20_Text"><text:s text:c="3"/>opposed to American /keir/ and /sohsh/. <text:s/>Dots in {newsgroup}</text:p>
      <text:p text:style-name="Preformatted_20_Text"><text:s text:c="3"/>names tend to be pronounced more often (so soc.wibble is /sok dot</text:p>
      <text:p text:style-name="Preformatted_20_Text"><text:s text:c="3"/>wib'l/ rather than /sohsh wib'l/). <text:s/>The prefix {meta} may be</text:p>
      <text:p text:style-name="Preformatted_20_Text"><text:s text:c="3"/>pronounced /mee't*/; similarly, Greek letter beta is often</text:p>
      <text:p text:style-name="Preformatted_20_Text"><text:s text:c="3"/>/bee't*/, zeta is often /zee't*/, and so forth. <text:s/>Preferred</text:p>
      <text:p text:style-name="Preformatted_20_Text"><text:s text:c="3"/>{metasyntactic variable}s include {blurgle}, `eek',</text:p>
      <text:p text:style-name="Preformatted_20_Text"><text:s text:c="3"/>`ook', `frodo', and `bilbo'; `wibble',</text:p>
      <text:p text:style-name="Preformatted_20_Text"><text:s text:c="3"/>`wobble', and in emergencies `wubble'; `banana',</text:p>
      <text:p text:style-name="Preformatted_20_Text"><text:s text:c="3"/>`wombat', `frog', {fish}, and so on and on (see</text:p>
      <text:p text:style-name="Preformatted_20_Text"><text:s text:c="3"/>{foo}, sense 4).</text:p>
      <text:p text:style-name="Preformatted_20_Text"/>
      <text:p text:style-name="Preformatted_20_Text"><text:soft-page-break/><text:s text:c="3"/>Alternatives to verb doubling include suffixes `-o-rama',</text:p>
      <text:p text:style-name="Preformatted_20_Text"><text:s text:c="3"/>`frenzy' (as in feeding frenzy), and `city' (examples: "barf</text:p>
      <text:p text:style-name="Preformatted_20_Text"><text:s text:c="3"/>city!" <text:s/>"hack-o-rama!" <text:s/>"core dump frenzy!"). <text:s/>Finally, note</text:p>
      <text:p text:style-name="Preformatted_20_Text"><text:s text:c="3"/>that the American terms `parens', `brackets', and `braces' for (),</text:p>
      <text:p text:style-name="Preformatted_20_Text"><text:s text:c="3"/>[], and {} are uncommon; Commonwealth hackish prefers</text:p>
      <text:p text:style-name="Preformatted_20_Text"><text:s text:c="3"/>`brackets', `square brackets', and `curly brackets'. <text:s/>Also, the</text:p>
      <text:p text:style-name="Preformatted_20_Text"><text:s text:c="3"/>use of `pling' for {bang} is common outside the United States.</text:p>
      <text:p text:style-name="Preformatted_20_Text"/>
      <text:p text:style-name="Preformatted_20_Text"><text:s text:c="3"/>See also {attoparsec}, {calculator}, {chemist},</text:p>
      <text:p text:style-name="Preformatted_20_Text"><text:s text:c="3"/>{console jockey}, {fish}, {go-faster stripes},</text:p>
      <text:p text:style-name="Preformatted_20_Text"><text:s text:c="3"/>{grunge}, {hakspek}, {heavy metal}, {leaky heap},</text:p>
      <text:p text:style-name="Preformatted_20_Text"><text:s text:c="3"/>{lord high fixer}, {loose bytes}, {muddie}, {nadger},</text:p>
      <text:p text:style-name="Preformatted_20_Text"><text:s text:c="3"/>{noddy}, {psychedelicware}, {plingnet}, {raster</text:p>
      <text:p text:style-name="Preformatted_20_Text"><text:s text:c="3"/>blaster}, {RTBM}, {seggie}, {spod}, {sun lounge},</text:p>
      <text:p text:style-name="Preformatted_20_Text"><text:s text:c="3"/>{terminal junkie}, {tick-list features}, {weeble},</text:p>
      <text:p text:style-name="Preformatted_20_Text"><text:s text:c="3"/>{weasel}, {YABA}, and notes or definitions under {Bad</text:p>
      <text:p text:style-name="Preformatted_20_Text"><text:s text:c="3"/>Thing}, {barf}, {bogus}, {bum}, {chase pointers},</text:p>
      <text:p text:style-name="Preformatted_20_Text"><text:s text:c="3"/>{cosmic rays}, {crippleware}, {crunch}, {dodgy},</text:p>
      <text:p text:style-name="Preformatted_20_Text"><text:s text:c="3"/>{gonk}, {hamster}, {hardwarily}, {mess-dos},</text:p>
      <text:p text:style-name="Preformatted_20_Text"><text:s text:c="3"/>{nybble}, {proglet}, {root}, {SEX}, {tweak}, and</text:p>
      <text:p text:style-name="Preformatted_20_Text"><text:s text:c="3"/>{xyzzy}.</text:p>
      <text:p text:style-name="Preformatted_20_Text"/>
      <text:p text:style-name="Preformatted_20_Text">:compact: adj. Of a design, describes the valuable property that it</text:p>
      <text:p text:style-name="Preformatted_20_Text"><text:s text:c="3"/>can all be apprehended at once in one's head. <text:s/>This generally means</text:p>
      <text:p text:style-name="Preformatted_20_Text"><text:s text:c="3"/>the thing created from the design can be used with greater facility</text:p>
      <text:p text:style-name="Preformatted_20_Text"><text:s text:c="3"/>and fewer errors than an equivalent tool that is not compact.</text:p>
      <text:p text:style-name="Preformatted_20_Text"><text:s text:c="3"/>Compactness does not imply triviality or lack of power; for</text:p>
      <text:p text:style-name="Preformatted_20_Text"><text:s text:c="3"/>example, C is compact and FORTRAN is not, but C is more powerful</text:p>
      <text:p text:style-name="Preformatted_20_Text"><text:s text:c="3"/>than FORTRAN. <text:s/>Designs become non-compact through accreting</text:p>
      <text:p text:style-name="Preformatted_20_Text"><text:s text:c="3"/>{feature}s and {cruft} that don't merge cleanly into the</text:p>
      <text:p text:style-name="Preformatted_20_Text"><text:s text:c="3"/>overall design scheme (thus, some fans of {Classic C} maintain</text:p>
      <text:p text:style-name="Preformatted_20_Text"><text:s text:c="3"/>that ANSI C is no longer compact).</text:p>
      <text:p text:style-name="Preformatted_20_Text"/>
      <text:p text:style-name="Preformatted_20_Text">:compiler jock: n. See {jock} (sense 2).</text:p>
      <text:p text:style-name="Preformatted_20_Text"/>
      <text:p text:style-name="Preformatted_20_Text">:compress: [UNIX] vt. When used without a qualifier, generally</text:p>
      <text:p text:style-name="Preformatted_20_Text"><text:s text:c="3"/>refers to {crunch}ing of a file using a particular</text:p>
      <text:p text:style-name="Preformatted_20_Text"><text:s text:c="3"/>C implementation of compression by James A. Woods et al. and</text:p>
      <text:p text:style-name="Preformatted_20_Text"><text:s text:c="3"/>widely circulated via {USENET}; use of {crunch} itself in</text:p>
      <text:p text:style-name="Preformatted_20_Text"><text:s text:c="3"/>this sense is rare among UNIX hackers. <text:s/>Specifically, compress is</text:p>
      <text:p text:style-name="Preformatted_20_Text"><text:s text:c="3"/>built around the Lempel-Ziv-Welch algorithm as described in "A</text:p>
      <text:p text:style-name="Preformatted_20_Text"><text:s text:c="3"/>Technique for High Performance Data Compression", Terry A. Welch,</text:p>
      <text:p text:style-name="Preformatted_20_Text"><text:s text:c="3"/>`IEEE Computer', vol. 17, no. 6 (June 1984), pp. 8--19.</text:p>
      <text:p text:style-name="Preformatted_20_Text"/>
      <text:p text:style-name="Preformatted_20_Text">:Compu$erve: n. See {CI$}. <text:s/>The synonyms CompuSpend and</text:p>
      <text:p text:style-name="Preformatted_20_Text"><text:s text:c="3"/>Compu$pend are also reported.</text:p>
      <text:p text:style-name="Preformatted_20_Text"/>
      <text:p text:style-name="Preformatted_20_Text">:computer confetti: n. Syn. {chad}. <text:s/>Though this term is common,</text:p>
      <text:p text:style-name="Preformatted_20_Text"><text:s text:c="3"/>this use of punched-card chad is not a good idea, as the pieces are</text:p>
      <text:p text:style-name="Preformatted_20_Text"><text:s text:c="3"/>stiff and have sharp corners that could injure the eyes. <text:s/>GLS</text:p>
      <text:p text:style-name="Preformatted_20_Text"><text:s text:c="3"/>reports that he once attended a wedding at MIT during which he and</text:p>
      <text:p text:style-name="Preformatted_20_Text"><text:s text:c="3"/>a few other guests enthusiastically threw chad instead of rice. The</text:p>
      <text:p text:style-name="Preformatted_20_Text"><text:s text:c="3"/>groom later grumbled that he and his bride had spent most of the</text:p>
      <text:p text:style-name="Preformatted_20_Text"><text:s text:c="3"/>evening trying to get the stuff out of their hair.</text:p>
      <text:p text:style-name="Preformatted_20_Text"/>
      <text:p text:style-name="Preformatted_20_Text">:computer geek: n. One who eats (computer) bugs for a living. <text:s/>One</text:p>
      <text:p text:style-name="Preformatted_20_Text"><text:s text:c="3"/>who fulfills all the dreariest negative stereotypes about hackers:</text:p>
      <text:p text:style-name="Preformatted_20_Text"><text:s text:c="3"/>an asocial, malodorous, pasty-faced monomaniac with all the</text:p>
      <text:p text:style-name="Preformatted_20_Text"><text:soft-page-break/><text:s text:c="3"/>personality of a cheese grater. <text:s/>Cannot be used by outsiders</text:p>
      <text:p text:style-name="Preformatted_20_Text"><text:s text:c="3"/>without implied insult to all hackers; compare black-on-black usage</text:p>
      <text:p text:style-name="Preformatted_20_Text"><text:s text:c="3"/>of `nigger'. <text:s/>A computer geek may be either a fundamentally</text:p>
      <text:p text:style-name="Preformatted_20_Text"><text:s text:c="3"/>clueless individual or a proto-hacker in {larval stage}. <text:s/>Also</text:p>
      <text:p text:style-name="Preformatted_20_Text"><text:s text:c="3"/>called `turbo nerd', `turbo geek'. <text:s/>See also {propeller head},</text:p>
      <text:p text:style-name="Preformatted_20_Text"><text:s text:c="3"/>{clustergeeking}, {geek out}, {wannabee}, {terminal</text:p>
      <text:p text:style-name="Preformatted_20_Text"><text:s text:c="3"/>junkie}, {spod}, {weenie}.</text:p>
      <text:p text:style-name="Preformatted_20_Text"/>
      <text:p text:style-name="Preformatted_20_Text">:computron: /kom'pyoo-tron`/ n. 1. A notional unit of computing</text:p>
      <text:p text:style-name="Preformatted_20_Text"><text:s text:c="3"/>power combining instruction speed and storage capacity, dimensioned</text:p>
      <text:p text:style-name="Preformatted_20_Text"><text:s text:c="3"/>roughly in instructions-per-second times megabytes-of-main-store</text:p>
      <text:p text:style-name="Preformatted_20_Text"><text:s text:c="3"/>times megabytes-of-mass-storage. <text:s/>"That machine can't run GNU</text:p>
      <text:p text:style-name="Preformatted_20_Text"><text:s text:c="3"/>EMACS, it doesn't have enough computrons!" <text:s/>This usage is usually</text:p>
      <text:p text:style-name="Preformatted_20_Text"><text:s text:c="3"/>found in metaphors that treat computing power as a fungible</text:p>
      <text:p text:style-name="Preformatted_20_Text"><text:s text:c="3"/>commodity good, like a crop yield or diesel horsepower. <text:s/>See</text:p>
      <text:p text:style-name="Preformatted_20_Text"><text:s text:c="3"/>{bitty box}, {Get a real computer!}, {toy}, {crank}.</text:p>
      <text:p text:style-name="Preformatted_20_Text"><text:s text:c="3"/>2. A mythical subatomic particle that bears the unit quantity of</text:p>
      <text:p text:style-name="Preformatted_20_Text"><text:s text:c="3"/>computation or information, in much the same way that an electron</text:p>
      <text:p text:style-name="Preformatted_20_Text"><text:s text:c="3"/>bears one unit of electric charge (see also {bogon}). <text:s/>An</text:p>
      <text:p text:style-name="Preformatted_20_Text"><text:s text:c="3"/>elaborate pseudo-scientific theory of computrons has been developed</text:p>
      <text:p text:style-name="Preformatted_20_Text"><text:s text:c="3"/>based on the physical fact that the molecules in a solid object</text:p>
      <text:p text:style-name="Preformatted_20_Text"><text:s text:c="3"/>move more rapidly as it is heated. <text:s/>It is argued that an object</text:p>
      <text:p text:style-name="Preformatted_20_Text"><text:s text:c="3"/>melts because the molecules have lost their information about where</text:p>
      <text:p text:style-name="Preformatted_20_Text"><text:s text:c="3"/>they are supposed to be (that is, they have emitted computrons).</text:p>
      <text:p text:style-name="Preformatted_20_Text"><text:s text:c="3"/>This explains why computers get so hot and require air</text:p>
      <text:p text:style-name="Preformatted_20_Text"><text:s text:c="3"/>conditioning; they use up computrons. <text:s/>Conversely, it should be</text:p>
      <text:p text:style-name="Preformatted_20_Text"><text:s text:c="3"/>possible to cool down an object by placing it in the path of a</text:p>
      <text:p text:style-name="Preformatted_20_Text"><text:s text:c="3"/>computron beam. <text:s/>It is believed that this may also explain why</text:p>
      <text:p text:style-name="Preformatted_20_Text"><text:s text:c="3"/>machines that work at the factory fail in the computer room: the</text:p>
      <text:p text:style-name="Preformatted_20_Text"><text:s text:c="3"/>computrons there have been all used up by the other hardware.</text:p>
      <text:p text:style-name="Preformatted_20_Text"><text:s text:c="3"/>(This theory probably owes something to the "Warlock" stories</text:p>
      <text:p text:style-name="Preformatted_20_Text"><text:s text:c="3"/>by Larry Niven, the best known being "What Good is a Glass</text:p>
      <text:p text:style-name="Preformatted_20_Text"><text:s text:c="3"/>Dagger?", in which magic is fueled by an exhaustible natural</text:p>
      <text:p text:style-name="Preformatted_20_Text"><text:s text:c="3"/>resource called `mana'.)</text:p>
      <text:p text:style-name="Preformatted_20_Text"/>
      <text:p text:style-name="Preformatted_20_Text">:con: [from SF fandom] n. A science-fiction convention. <text:s/>Not used</text:p>
      <text:p text:style-name="Preformatted_20_Text"><text:s text:c="3"/>of other sorts of conventions, such as professional meetings. <text:s/>This</text:p>
      <text:p text:style-name="Preformatted_20_Text"><text:s text:c="3"/>term, unlike many others of SF-fan slang, is widely recognized even</text:p>
      <text:p text:style-name="Preformatted_20_Text"><text:s text:c="3"/>by hackers who aren't {fan}s. "We'd been corresponding on the</text:p>
      <text:p text:style-name="Preformatted_20_Text"><text:s text:c="3"/>net for months, then we met face-to-face at a con." .</text:p>
      <text:p text:style-name="Preformatted_20_Text"/>
      <text:p text:style-name="Preformatted_20_Text">:condition out: vt. To prevent a section of code from being</text:p>
      <text:p text:style-name="Preformatted_20_Text"><text:s text:c="3"/>compiled by surrounding it with a conditional-compilation directive</text:p>
      <text:p text:style-name="Preformatted_20_Text"><text:s text:c="3"/>whose condition is always false. <text:s/>The {canonical} examples of</text:p>
      <text:p text:style-name="Preformatted_20_Text"><text:s text:c="3"/>this are `#if 0' (or `#ifdef notdef', though some find</text:p>
      <text:p text:style-name="Preformatted_20_Text"><text:s text:c="3"/>this {bletcherous}) and `#endif' in C. <text:s/>Compare {comment</text:p>
      <text:p text:style-name="Preformatted_20_Text"><text:s text:c="3"/>out}.</text:p>
      <text:p text:style-name="Preformatted_20_Text"/>
      <text:p text:style-name="Preformatted_20_Text">:condom: n. 1. The protective plastic bag that accompanies 3.5-inch</text:p>
      <text:p text:style-name="Preformatted_20_Text"><text:s text:c="3"/>microfloppy diskettes. <text:s/>Rarely, also used of (paper) disk</text:p>
      <text:p text:style-name="Preformatted_20_Text"><text:s text:c="3"/>envelopes. <text:s/>Unlike the write protect tab, the condom (when left on)</text:p>
      <text:p text:style-name="Preformatted_20_Text"><text:s text:c="3"/>not only impedes the practice of {SEX} but has also been shown</text:p>
      <text:p text:style-name="Preformatted_20_Text"><text:s text:c="3"/>to have a high failure rate as drive mechanisms attempt to access</text:p>
      <text:p text:style-name="Preformatted_20_Text"><text:s text:c="3"/>the disk --- and can even fatally frustrate insertion. <text:s/>2. The</text:p>
      <text:p text:style-name="Preformatted_20_Text"><text:s text:c="3"/>protective cladding on a {light pipe}.</text:p>
      <text:p text:style-name="Preformatted_20_Text"/>
      <text:p text:style-name="Preformatted_20_Text">:confuser: n. Common soundalike slang for `computer'. <text:s/>Usually</text:p>
      <text:p text:style-name="Preformatted_20_Text"><text:s text:c="3"/>encountered in compounds such as `confuser room', `personal</text:p>
      <text:p text:style-name="Preformatted_20_Text"><text:soft-page-break/><text:s text:c="3"/>confuser', `confuser guru'. <text:s/>Usage: silly.</text:p>
      <text:p text:style-name="Preformatted_20_Text"/>
      <text:p text:style-name="Preformatted_20_Text">:connector conspiracy: [probably came into prominence with the</text:p>
      <text:p text:style-name="Preformatted_20_Text"><text:s text:c="3"/>appearance of the KL-10 (one model of the {PDP-10}), none of</text:p>
      <text:p text:style-name="Preformatted_20_Text"><text:s text:c="3"/>whose connectors matched anything else] n. The tendency of</text:p>
      <text:p text:style-name="Preformatted_20_Text"><text:s text:c="3"/>manufacturers (or, by extension, programmers or purveyors of</text:p>
      <text:p text:style-name="Preformatted_20_Text"><text:s text:c="3"/>anything) to come up with new products that don't fit together</text:p>
      <text:p text:style-name="Preformatted_20_Text"><text:s text:c="3"/>with the old stuff, thereby making you buy either all new stuff or</text:p>
      <text:p text:style-name="Preformatted_20_Text"><text:s text:c="3"/>expensive interface devices. <text:s/>The KL-10 Massbus connector was</text:p>
      <text:p text:style-name="Preformatted_20_Text"><text:s text:c="3"/>actually *patented* by DEC, which reputedly refused to license</text:p>
      <text:p text:style-name="Preformatted_20_Text"><text:s text:c="3"/>the design and thus effectively locked third parties out of</text:p>
      <text:p text:style-name="Preformatted_20_Text"><text:s text:c="3"/>competition for the lucrative Massbus peripherals market. <text:s/>This is</text:p>
      <text:p text:style-name="Preformatted_20_Text"><text:s text:c="3"/>a source of never-ending frustration for the diehards who maintain</text:p>
      <text:p text:style-name="Preformatted_20_Text"><text:s text:c="3"/>older PDP-10 or VAX systems. <text:s/>Their CPUs work fine, but they are</text:p>
      <text:p text:style-name="Preformatted_20_Text"><text:s text:c="3"/>stuck with dying, obsolescent disk and tape drives with low</text:p>
      <text:p text:style-name="Preformatted_20_Text"><text:s text:c="3"/>capacity and high power requirements.</text:p>
      <text:p text:style-name="Preformatted_20_Text"/>
      <text:p text:style-name="Preformatted_20_Text"><text:s text:c="3"/>(A closely related phenomenon, with a slightly different intent, is</text:p>
      <text:p text:style-name="Preformatted_20_Text"><text:s text:c="3"/>the habit manufacturers have of inventing new screw heads so that</text:p>
      <text:p text:style-name="Preformatted_20_Text"><text:s text:c="3"/>only Designated Persons, possessing the magic screwdrivers, can</text:p>
      <text:p text:style-name="Preformatted_20_Text"><text:s text:c="3"/>remove covers and make repairs or install options. <text:s/>The Apple</text:p>
      <text:p text:style-name="Preformatted_20_Text"><text:s text:c="3"/>Macintosh takes this one step further, requiring not only a hex</text:p>
      <text:p text:style-name="Preformatted_20_Text"><text:s text:c="3"/>wrench but a specialized case-cracking tool to open the box.)</text:p>
      <text:p text:style-name="Preformatted_20_Text"/>
      <text:p text:style-name="Preformatted_20_Text"><text:s text:c="3"/>In these latter days of open-systems computing this term has fallen</text:p>
      <text:p text:style-name="Preformatted_20_Text"><text:s text:c="3"/>somewhat into disuse, to be replaced by the observation that</text:p>
      <text:p text:style-name="Preformatted_20_Text"><text:s text:c="3"/>"Standards are great! <text:s/>There are so *many* of them to choose</text:p>
      <text:p text:style-name="Preformatted_20_Text"><text:s text:c="3"/>from!" <text:s/>Compare {backward combatability}.</text:p>
      <text:p text:style-name="Preformatted_20_Text"/>
      <text:p text:style-name="Preformatted_20_Text">:cons: /konz/ or /kons/ [from LISP] 1. vt. To add a new element</text:p>
      <text:p text:style-name="Preformatted_20_Text"><text:s text:c="3"/>to a specified list, esp. at the top. <text:s/>"OK, cons picking a</text:p>
      <text:p text:style-name="Preformatted_20_Text"><text:s text:c="3"/>replacement for the console TTY onto the agenda." <text:s/>2. `cons up':</text:p>
      <text:p text:style-name="Preformatted_20_Text"><text:s text:c="3"/>vt. To synthesize from smaller pieces: "to cons up an example".</text:p>
      <text:p text:style-name="Preformatted_20_Text"/>
      <text:p text:style-name="Preformatted_20_Text"><text:s text:c="3"/>In LISP itself, `cons' is the most fundamental operation for</text:p>
      <text:p text:style-name="Preformatted_20_Text"><text:s text:c="3"/>building structures. <text:s/>It takes any two objects and returns a</text:p>
      <text:p text:style-name="Preformatted_20_Text"><text:s text:c="3"/>`dot-pair' or two-branched tree with one object hanging from each</text:p>
      <text:p text:style-name="Preformatted_20_Text"><text:s text:c="3"/>branch. <text:s/>Because the result of a cons is an object, it can be used</text:p>
      <text:p text:style-name="Preformatted_20_Text"><text:s text:c="3"/>to build binary trees of any shape and complexity. <text:s/>Hackers think</text:p>
      <text:p text:style-name="Preformatted_20_Text"><text:s text:c="3"/>of it as a sort of universal constructor, and that is where the</text:p>
      <text:p text:style-name="Preformatted_20_Text"><text:s text:c="3"/>jargon meanings spring from.</text:p>
      <text:p text:style-name="Preformatted_20_Text"/>
      <text:p text:style-name="Preformatted_20_Text">:considered harmful: adj. Edsger W. Dijkstra's note in the</text:p>
      <text:p text:style-name="Preformatted_20_Text"><text:s text:c="3"/>March 1968 `Communications of the ACM', "Goto Statement</text:p>
      <text:p text:style-name="Preformatted_20_Text"><text:s text:c="3"/>Considered Harmful", fired the first salvo in the structured</text:p>
      <text:p text:style-name="Preformatted_20_Text"><text:s text:c="3"/>programming wars. <text:s/>Amusingly, the ACM considered the resulting</text:p>
      <text:p text:style-name="Preformatted_20_Text"><text:s text:c="3"/>acrimony sufficiently harmful that it will (by policy) no longer</text:p>
      <text:p text:style-name="Preformatted_20_Text"><text:s text:c="3"/>print an article taking so assertive a position against a coding</text:p>
      <text:p text:style-name="Preformatted_20_Text"><text:s text:c="3"/>practice. <text:s/>In the ensuing decades, a large number of both serious</text:p>
      <text:p text:style-name="Preformatted_20_Text"><text:s text:c="3"/>papers and parodies have borne titles of the form "X</text:p>
      <text:p text:style-name="Preformatted_20_Text"><text:s text:c="3"/>considered Y". <text:s/>The structured-programming wars eventually blew</text:p>
      <text:p text:style-name="Preformatted_20_Text"><text:s text:c="3"/>over with the realization that both sides were wrong, but use of</text:p>
      <text:p text:style-name="Preformatted_20_Text"><text:s text:c="3"/>such titles has remained as a persistent minor in-joke (the</text:p>
      <text:p text:style-name="Preformatted_20_Text"><text:s text:c="3"/>`considered silly' found at various places in this lexicon is</text:p>
      <text:p text:style-name="Preformatted_20_Text"><text:s text:c="3"/>related).</text:p>
      <text:p text:style-name="Preformatted_20_Text"/>
      <text:p text:style-name="Preformatted_20_Text">:console:: n. 1. The operator's station of a {mainframe}. <text:s/>In</text:p>
      <text:p text:style-name="Preformatted_20_Text"><text:s text:c="3"/>times past, this was a privileged location that conveyed godlike</text:p>
      <text:p text:style-name="Preformatted_20_Text"><text:soft-page-break/><text:s text:c="3"/>powers to anyone with fingers on its keys. <text:s/>Under UNIX and other</text:p>
      <text:p text:style-name="Preformatted_20_Text"><text:s text:c="3"/>modern timesharing OSes, such privileges are guarded by passwords</text:p>
      <text:p text:style-name="Preformatted_20_Text"><text:s text:c="3"/>instead, and the console is just the {tty} the system was booted</text:p>
      <text:p text:style-name="Preformatted_20_Text"><text:s text:c="3"/>from. <text:s/>Some of the mystique remains, however, and it is traditional</text:p>
      <text:p text:style-name="Preformatted_20_Text"><text:s text:c="3"/>for sysadmins to post urgent messages to all users from the console</text:p>
      <text:p text:style-name="Preformatted_20_Text"><text:s text:c="3"/>(on UNIX, /dev/console). <text:s/>2. On microcomputer UNIX boxes, the main</text:p>
      <text:p text:style-name="Preformatted_20_Text"><text:s text:c="3"/>screen and keyboard (as opposed to character-only terminals talking</text:p>
      <text:p text:style-name="Preformatted_20_Text"><text:s text:c="3"/>to a serial port). <text:s/>Typically only the console can do real graphics</text:p>
      <text:p text:style-name="Preformatted_20_Text"><text:s text:c="3"/>or run {X}. <text:s/>See also {CTY}.</text:p>
      <text:p text:style-name="Preformatted_20_Text"/>
      <text:p text:style-name="Preformatted_20_Text">:console jockey: n. See {terminal junkie}.</text:p>
      <text:p text:style-name="Preformatted_20_Text"/>
      <text:p text:style-name="Preformatted_20_Text">:content-free: [by analogy with techspeak `context-free'] adj.</text:p>
      <text:p text:style-name="Preformatted_20_Text"><text:s text:c="3"/>Used of a message that adds nothing to the recipient's knowledge.</text:p>
      <text:p text:style-name="Preformatted_20_Text"><text:s text:c="3"/>Though this adjective is sometimes applied to {flamage}, it more</text:p>
      <text:p text:style-name="Preformatted_20_Text"><text:s text:c="3"/>usually connotes derision for communication styles that exalt form</text:p>
      <text:p text:style-name="Preformatted_20_Text"><text:s text:c="3"/>over substance or are centered on concerns irrelevant to the</text:p>
      <text:p text:style-name="Preformatted_20_Text"><text:s text:c="3"/>subject ostensibly at hand. <text:s/>Perhaps most used with reference to</text:p>
      <text:p text:style-name="Preformatted_20_Text"><text:s text:c="3"/>speeches by company presidents and other professional manipulators.</text:p>
      <text:p text:style-name="Preformatted_20_Text"><text:s text:c="3"/>"Content-free? <text:s/>Uh... that's anything printed on glossy</text:p>
      <text:p text:style-name="Preformatted_20_Text"><text:s text:c="3"/>paper." <text:s/>See also {four-color glossies}. <text:s/>"He gave a talk on</text:p>
      <text:p text:style-name="Preformatted_20_Text"><text:s text:c="3"/>the implications of electronic networks for postmodernism and the</text:p>
      <text:p text:style-name="Preformatted_20_Text"><text:s text:c="3"/>fin-de-siecle aesthetic. <text:s/>It was content-free."</text:p>
      <text:p text:style-name="Preformatted_20_Text"/>
      <text:p text:style-name="Preformatted_20_Text">:control-C: vi. 1. "Stop whatever you are doing." <text:s/>From the</text:p>
      <text:p text:style-name="Preformatted_20_Text"><text:s text:c="3"/>interrupt character used on many operating systems to abort a</text:p>
      <text:p text:style-name="Preformatted_20_Text"><text:s text:c="3"/>running program. <text:s/>Considered silly. <text:s/>2. interj. Among BSD UNIX</text:p>
      <text:p text:style-name="Preformatted_20_Text"><text:s text:c="3"/>hackers, the canonical humorous response to "Give me a break!"</text:p>
      <text:p text:style-name="Preformatted_20_Text"/>
      <text:p text:style-name="Preformatted_20_Text">:control-O: vi. "Stop talking." <text:s/>From the character used on some</text:p>
      <text:p text:style-name="Preformatted_20_Text"><text:s text:c="3"/>operating systems to abort output but allow the program to keep on</text:p>
      <text:p text:style-name="Preformatted_20_Text"><text:s text:c="3"/>running. <text:s/>Generally means that you are not interested in hearing</text:p>
      <text:p text:style-name="Preformatted_20_Text"><text:s text:c="3"/>anything more from that person, at least on that topic; a standard</text:p>
      <text:p text:style-name="Preformatted_20_Text"><text:s text:c="3"/>response to someone who is flaming. <text:s/>Considered silly. <text:s/>Compare</text:p>
      <text:p text:style-name="Preformatted_20_Text"><text:s text:c="3"/>{control-S}.</text:p>
      <text:p text:style-name="Preformatted_20_Text"/>
      <text:p text:style-name="Preformatted_20_Text">:control-Q: vi. "Resume." <text:s/>From the ASCII DC1 or {XON}</text:p>
      <text:p text:style-name="Preformatted_20_Text"><text:s text:c="3"/>character (the pronunciation /X-on/ is therefore also used), used</text:p>
      <text:p text:style-name="Preformatted_20_Text"><text:s text:c="3"/>to undo a previous {control-S}.</text:p>
      <text:p text:style-name="Preformatted_20_Text"/>
      <text:p text:style-name="Preformatted_20_Text">:control-S: vi. "Stop talking for a second." <text:s/>From the ASCII DC3</text:p>
      <text:p text:style-name="Preformatted_20_Text"><text:s text:c="3"/>or XOFF character (the pronunciation /X-of/ is therefore also</text:p>
      <text:p text:style-name="Preformatted_20_Text"><text:s text:c="3"/>used). <text:s/>Control-S differs from {control-O} in that the person is</text:p>
      <text:p text:style-name="Preformatted_20_Text"><text:s text:c="3"/>asked to stop talking (perhaps because you are on the phone) but</text:p>
      <text:p text:style-name="Preformatted_20_Text"><text:s text:c="3"/>will be allowed to continue when you're ready to listen to him ---</text:p>
      <text:p text:style-name="Preformatted_20_Text"><text:s text:c="3"/>as opposed to control-O, which has more of the meaning of</text:p>
      <text:p text:style-name="Preformatted_20_Text"><text:s text:c="3"/>"Shut up." <text:s/>Considered silly.</text:p>
      <text:p text:style-name="Preformatted_20_Text"/>
      <text:p text:style-name="Preformatted_20_Text">:Conway's Law: prov. The rule that the organization of the software and</text:p>
      <text:p text:style-name="Preformatted_20_Text"><text:s text:c="3"/>the organization of the software team will be congruent; originally</text:p>
      <text:p text:style-name="Preformatted_20_Text"><text:s text:c="3"/>stated as "If you have four groups working on a compiler, you'll</text:p>
      <text:p text:style-name="Preformatted_20_Text"><text:s text:c="3"/>get a 4-pass compiler".</text:p>
      <text:p text:style-name="Preformatted_20_Text"/>
      <text:p text:style-name="Preformatted_20_Text"><text:s text:c="3"/>This was originally promulgated by Melvin Conway, an early</text:p>
      <text:p text:style-name="Preformatted_20_Text"><text:s text:c="3"/>proto-hacker who wrote an assembler for the Burroughs 220 called</text:p>
      <text:p text:style-name="Preformatted_20_Text"><text:s text:c="3"/>SAVE. <text:s/>The name `SAVE' didn't stand for anything; it was just that</text:p>
      <text:p text:style-name="Preformatted_20_Text"><text:s text:c="3"/>you lost fewer card decks and listings because they all had SAVE</text:p>
      <text:p text:style-name="Preformatted_20_Text"><text:s text:c="3"/>written on them.</text:p>
      <text:p text:style-name="Preformatted_20_Text"><text:soft-page-break/></text:p>
      <text:p text:style-name="Preformatted_20_Text">:cookbook: [from amateur electronics and radio] n. A book of small</text:p>
      <text:p text:style-name="Preformatted_20_Text"><text:s text:c="3"/>code segments that the reader can use to do various {magic}</text:p>
      <text:p text:style-name="Preformatted_20_Text"><text:s text:c="3"/>things in programs. <text:s/>One current example is the `{{PostScript}}</text:p>
      <text:p text:style-name="Preformatted_20_Text"><text:s text:c="3"/>Language Tutorial and Cookbook' by Adobe Systems, Inc</text:p>
      <text:p text:style-name="Preformatted_20_Text"><text:s text:c="3"/>(Addison-Wesley, ISBN 0-201-10179-3) which has recipes for things</text:p>
      <text:p text:style-name="Preformatted_20_Text"><text:s text:c="3"/>like wrapping text around arbitrary curves and making 3D fonts.</text:p>
      <text:p text:style-name="Preformatted_20_Text"><text:s text:c="3"/>Cookbooks, slavishly followed, can lead one into {voodoo</text:p>
      <text:p text:style-name="Preformatted_20_Text"><text:s text:c="3"/>programming}, but are useful for hackers trying to {monkey up}</text:p>
      <text:p text:style-name="Preformatted_20_Text"><text:s text:c="3"/>small programs in unknown languages. <text:s/>This is analogous to the role</text:p>
      <text:p text:style-name="Preformatted_20_Text"><text:s text:c="3"/>of phrasebooks in human languages.</text:p>
      <text:p text:style-name="Preformatted_20_Text"/>
      <text:p text:style-name="Preformatted_20_Text">:cooked mode: [UNIX] n. The normal character-input mode, with</text:p>
      <text:p text:style-name="Preformatted_20_Text"><text:s text:c="3"/>interrupts enabled and with erase, kill and other special-character</text:p>
      <text:p text:style-name="Preformatted_20_Text"><text:s text:c="3"/>interpretations done directly by the tty driver. <text:s/>Oppose {raw</text:p>
      <text:p text:style-name="Preformatted_20_Text"><text:s text:c="3"/>mode}, {rare mode}. <text:s/>This is techspeak under UNIX but jargon</text:p>
      <text:p text:style-name="Preformatted_20_Text"><text:s text:c="3"/>elsewhere; other operating systems often have similar mode</text:p>
      <text:p text:style-name="Preformatted_20_Text"><text:s text:c="3"/>distinctions, and the raw/rare/cooked way of describing them has</text:p>
      <text:p text:style-name="Preformatted_20_Text"><text:s text:c="3"/>spread widely along with the C language and other UNIX exports.</text:p>
      <text:p text:style-name="Preformatted_20_Text"><text:s text:c="3"/>Most generally, `cooked mode' may refer to any mode of a</text:p>
      <text:p text:style-name="Preformatted_20_Text"><text:s text:c="3"/>system that does extensive preprocessing before presenting data to</text:p>
      <text:p text:style-name="Preformatted_20_Text"><text:s text:c="3"/>a program.</text:p>
      <text:p text:style-name="Preformatted_20_Text"/>
      <text:p text:style-name="Preformatted_20_Text">:cookie: n. A handle, transaction ID, or other token of agreement</text:p>
      <text:p text:style-name="Preformatted_20_Text"><text:s text:c="3"/>between cooperating programs. <text:s/>"I give him a packet, he gives me</text:p>
      <text:p text:style-name="Preformatted_20_Text"><text:s text:c="3"/>back a cookie." <text:s/>The claim check you get from a dry-cleaning shop</text:p>
      <text:p text:style-name="Preformatted_20_Text"><text:s text:c="3"/>is a perfect mundane example of a cookie; the only thing it's</text:p>
      <text:p text:style-name="Preformatted_20_Text"><text:s text:c="3"/>useful for is to relate a later transaction to this one (so you get</text:p>
      <text:p text:style-name="Preformatted_20_Text"><text:s text:c="3"/>the same clothes back). <text:s/>Compare {magic cookie}; see also</text:p>
      <text:p text:style-name="Preformatted_20_Text"><text:s text:c="3"/>{fortune cookie}.</text:p>
      <text:p text:style-name="Preformatted_20_Text"/>
      <text:p text:style-name="Preformatted_20_Text">:cookie bear: n. Syn. {cookie monster}.</text:p>
      <text:p text:style-name="Preformatted_20_Text"/>
      <text:p text:style-name="Preformatted_20_Text">:cookie file: n. A collection of {fortune cookie}s in a format</text:p>
      <text:p text:style-name="Preformatted_20_Text"><text:s text:c="3"/>that facilitates retrieval by a fortune program. <text:s/>There are several</text:p>
      <text:p text:style-name="Preformatted_20_Text"><text:s text:c="3"/>different ones in public distribution, and site admins often</text:p>
      <text:p text:style-name="Preformatted_20_Text"><text:s text:c="3"/>assemble their own from various sources including this lexicon.</text:p>
      <text:p text:style-name="Preformatted_20_Text"/>
      <text:p text:style-name="Preformatted_20_Text">:cookie monster: [from "Sesame Street"] n. Any of a family of</text:p>
      <text:p text:style-name="Preformatted_20_Text"><text:s text:c="3"/>early (1970s) hacks reported on {{TOPS-10}}, {{ITS}}, {{Multics}},</text:p>
      <text:p text:style-name="Preformatted_20_Text"><text:s text:c="3"/>and elsewhere that would lock up either the victim's terminal (on a</text:p>
      <text:p text:style-name="Preformatted_20_Text"><text:s text:c="3"/>time-sharing machine) or the {{console}} (on a batch</text:p>
      <text:p text:style-name="Preformatted_20_Text"><text:s text:c="3"/>{mainframe}), repeatedly demanding "I WANT A COOKIE". <text:s/>The</text:p>
      <text:p text:style-name="Preformatted_20_Text"><text:s text:c="3"/>required responses ranged in complexity from "COOKIE" through</text:p>
      <text:p text:style-name="Preformatted_20_Text"><text:s text:c="3"/>"HAVE A COOKIE" and upward. <text:s/>See also {wabbit}.</text:p>
      <text:p text:style-name="Preformatted_20_Text"/>
      <text:p text:style-name="Preformatted_20_Text">:copious free time: [Apple; orig. fr. the intro to Tom Lehrer's</text:p>
      <text:p text:style-name="Preformatted_20_Text"><text:s text:c="3"/>song "It Makes A Fellow Proud To Be A Soldier"] n. 1. [used</text:p>
      <text:p text:style-name="Preformatted_20_Text"><text:s text:c="3"/>ironically to indicate the speaker's lack of the quantity in</text:p>
      <text:p text:style-name="Preformatted_20_Text"><text:s text:c="3"/>question] A mythical schedule slot for accomplishing tasks held to</text:p>
      <text:p text:style-name="Preformatted_20_Text"><text:s text:c="3"/>be unlikely or impossible. <text:s/>Sometimes used to indicate that the</text:p>
      <text:p text:style-name="Preformatted_20_Text"><text:s text:c="3"/>speaker is interested in accomplishing the task, but believes that</text:p>
      <text:p text:style-name="Preformatted_20_Text"><text:s text:c="3"/>the opportunity will not arise. <text:s/>"I'll implement the automatic</text:p>
      <text:p text:style-name="Preformatted_20_Text"><text:s text:c="3"/>layout stuff in my copious free time." <text:s/>2. [Archly] Time reserved</text:p>
      <text:p text:style-name="Preformatted_20_Text"><text:s text:c="3"/>for bogus or otherwise idiotic tasks, such as implementation of</text:p>
      <text:p text:style-name="Preformatted_20_Text"><text:s text:c="3"/>{chrome}, or the stroking of {suit}s. <text:s/>"I'll get back to him</text:p>
      <text:p text:style-name="Preformatted_20_Text"><text:s text:c="3"/>on that feature in my copious free time."</text:p>
      <text:p text:style-name="Preformatted_20_Text"/>
      <text:p text:style-name="Preformatted_20_Text"><text:soft-page-break/>:copper: n. Conventional electron-carrying network cable with a</text:p>
      <text:p text:style-name="Preformatted_20_Text"><text:s text:c="3"/>core conductor of copper --- or aluminum! <text:s/>Opposed to {light</text:p>
      <text:p text:style-name="Preformatted_20_Text"><text:s text:c="3"/>pipe} or, say, a short-range microwave link.</text:p>
      <text:p text:style-name="Preformatted_20_Text"/>
      <text:p text:style-name="Preformatted_20_Text">:copy protection: n. A class of (occasionally clever) methods for</text:p>
      <text:p text:style-name="Preformatted_20_Text"><text:s text:c="3"/>preventing incompetent pirates from stealing software and</text:p>
      <text:p text:style-name="Preformatted_20_Text"><text:s text:c="3"/>legitimate customers from using it. <text:s/>Considered silly.</text:p>
      <text:p text:style-name="Preformatted_20_Text"/>
      <text:p text:style-name="Preformatted_20_Text">:copybroke: /ko'pee-brohk/ adj. 1. [play on `copyright'] Used</text:p>
      <text:p text:style-name="Preformatted_20_Text"><text:s text:c="3"/>to describe an instance of a copy-protected program that has been</text:p>
      <text:p text:style-name="Preformatted_20_Text"><text:s text:c="3"/>`broken'; that is, a copy with the copy-protection scheme</text:p>
      <text:p text:style-name="Preformatted_20_Text"><text:s text:c="3"/>disabled. <text:s/>Syn. <text:s/>{copywronged}. <text:s/>2. Copy-protected software</text:p>
      <text:p text:style-name="Preformatted_20_Text"><text:s text:c="3"/>which is unusable because of some bit-rot or bug that has confused</text:p>
      <text:p text:style-name="Preformatted_20_Text"><text:s text:c="3"/>the anti-piracy check.</text:p>
      <text:p text:style-name="Preformatted_20_Text"/>
      <text:p text:style-name="Preformatted_20_Text">:copyleft: /kop'ee-left/ [play on `copyright'] n. 1. The</text:p>
      <text:p text:style-name="Preformatted_20_Text"><text:s text:c="3"/>copyright notice (`General Public License') carried by {GNU}</text:p>
      <text:p text:style-name="Preformatted_20_Text"><text:s text:c="3"/>{EMACS} and other Free Software Foundation software, granting reuse</text:p>
      <text:p text:style-name="Preformatted_20_Text"><text:s text:c="3"/>and reproduction rights to all comers (but see also {General</text:p>
      <text:p text:style-name="Preformatted_20_Text"><text:s text:c="3"/>Public Virus}). <text:s/>2. By extension, any copyright notice intended to</text:p>
      <text:p text:style-name="Preformatted_20_Text"><text:s text:c="3"/>achieve similar aims.</text:p>
      <text:p text:style-name="Preformatted_20_Text"/>
      <text:p text:style-name="Preformatted_20_Text">:copywronged: /ko'pee-rongd/ [play on `copyright'] adj. Syn. for</text:p>
      <text:p text:style-name="Preformatted_20_Text"><text:s text:c="3"/>{copybroke}.</text:p>
      <text:p text:style-name="Preformatted_20_Text"/>
      <text:p text:style-name="Preformatted_20_Text">:core: n. Main storage or RAM. <text:s/>Dates from the days of ferrite-core</text:p>
      <text:p text:style-name="Preformatted_20_Text"><text:s text:c="3"/>memory; now archaic as techspeak most places outside IBM, but also</text:p>
      <text:p text:style-name="Preformatted_20_Text"><text:s text:c="3"/>still used in the UNIX community and by old-time hackers or those</text:p>
      <text:p text:style-name="Preformatted_20_Text"><text:s text:c="3"/>who would sound like them. <text:s/>Some derived idioms are quite current;</text:p>
      <text:p text:style-name="Preformatted_20_Text"><text:s text:c="3"/>`in core', for example, means `in memory' (as opposed to `on</text:p>
      <text:p text:style-name="Preformatted_20_Text"><text:s text:c="3"/>disk'), and both {core dump} and the `core image' or `core</text:p>
      <text:p text:style-name="Preformatted_20_Text"><text:s text:c="3"/>file' produced by one are terms in favor. <text:s/>Commonwealth hackish</text:p>
      <text:p text:style-name="Preformatted_20_Text"><text:s text:c="3"/>prefers {store}.</text:p>
      <text:p text:style-name="Preformatted_20_Text"/>
      <text:p text:style-name="Preformatted_20_Text">:core cancer: n. A process which exhibits a slow but inexorable</text:p>
      <text:p text:style-name="Preformatted_20_Text"><text:s text:c="3"/>resource {leak} --- like a cancer, it kills by crowding out</text:p>
      <text:p text:style-name="Preformatted_20_Text"><text:s text:c="3"/>productive `tissue'.</text:p>
      <text:p text:style-name="Preformatted_20_Text"/>
      <text:p text:style-name="Preformatted_20_Text">:core dump: n. [common {Iron Age} jargon, preserved by UNIX]</text:p>
      <text:p text:style-name="Preformatted_20_Text"><text:s text:c="3"/>1. [techspeak] A copy of the contents of {core}, produced when a</text:p>
      <text:p text:style-name="Preformatted_20_Text"><text:s text:c="3"/>process is aborted by certain kinds of internal error. <text:s/>2. By</text:p>
      <text:p text:style-name="Preformatted_20_Text"><text:s text:c="3"/>extension, used for humans passing out, vomiting, or registering</text:p>
      <text:p text:style-name="Preformatted_20_Text"><text:s text:c="3"/>extreme shock. <text:s/>"He dumped core. <text:s/>All over the floor. <text:s/>What a</text:p>
      <text:p text:style-name="Preformatted_20_Text"><text:s text:c="3"/>mess." <text:s/>"He heard about X and dumped core." <text:s/>3. Occasionally</text:p>
      <text:p text:style-name="Preformatted_20_Text"><text:s text:c="3"/>used for a human rambling on pointlessly at great length; esp. in</text:p>
      <text:p text:style-name="Preformatted_20_Text"><text:s text:c="3"/>apology: "Sorry, I dumped core on you". <text:s/>4. A recapitulation of</text:p>
      <text:p text:style-name="Preformatted_20_Text"><text:s text:c="3"/>knowledge (compare {bits}, sense 1). <text:s/>Hence, spewing all one</text:p>
      <text:p text:style-name="Preformatted_20_Text"><text:s text:c="3"/>knows about a topic (syn. {brain dump}), esp. in a lecture or</text:p>
      <text:p text:style-name="Preformatted_20_Text"><text:s text:c="3"/>answer to an exam question. <text:s/>"Short, concise answers are better</text:p>
      <text:p text:style-name="Preformatted_20_Text"><text:s text:c="3"/>than core dumps" (from the instructions to an exam at Columbia).</text:p>
      <text:p text:style-name="Preformatted_20_Text"><text:s text:c="3"/>See {core}.</text:p>
      <text:p text:style-name="Preformatted_20_Text"/>
      <text:p text:style-name="Preformatted_20_Text">:core leak: n. Syn. {memory leak}.</text:p>
      <text:p text:style-name="Preformatted_20_Text"/>
      <text:p text:style-name="Preformatted_20_Text">:Core Wars: n. A game between `assembler' programs in a</text:p>
      <text:p text:style-name="Preformatted_20_Text"><text:s text:c="3"/>simulated machine, where the objective is to kill your opponent's</text:p>
      <text:p text:style-name="Preformatted_20_Text"><text:s text:c="3"/>program by overwriting it. <text:s/>Popularized by A. K. Dewdney's column</text:p>
      <text:p text:style-name="Preformatted_20_Text"><text:s text:c="3"/>in `Scientific American' magazine, this was actually</text:p>
      <text:p text:style-name="Preformatted_20_Text"><text:soft-page-break/><text:s text:c="3"/>devised by Victor Vyssotsky, Robert Morris, and Dennis Ritchie in</text:p>
      <text:p text:style-name="Preformatted_20_Text"><text:s text:c="3"/>the early 1960s (their original game was called `Darwin' and ran on</text:p>
      <text:p text:style-name="Preformatted_20_Text"><text:s text:c="3"/>a PDP-1 at Bell Labs). <text:s/>See {core}.</text:p>
      <text:p text:style-name="Preformatted_20_Text"/>
      <text:p text:style-name="Preformatted_20_Text">:corge: /korj/ [originally, the name of a cat] n. Yet another</text:p>
      <text:p text:style-name="Preformatted_20_Text"><text:s text:c="3"/>{metasyntactic variable}, invented by Mike Gallaher and propagated</text:p>
      <text:p text:style-name="Preformatted_20_Text"><text:s text:c="3"/>by the {GOSMACS} documentation. <text:s/>See {grault}.</text:p>
      <text:p text:style-name="Preformatted_20_Text"/>
      <text:p text:style-name="Preformatted_20_Text">:cosmic rays: n. Notionally, the cause of {bit rot}. <text:s/>However, this is</text:p>
      <text:p text:style-name="Preformatted_20_Text"><text:s text:c="3"/>a semi-independent usage that may be invoked as a humorous way to</text:p>
      <text:p text:style-name="Preformatted_20_Text"><text:s text:c="3"/>{handwave} away any minor {randomness} that doesn't seem worth the</text:p>
      <text:p text:style-name="Preformatted_20_Text"><text:s text:c="3"/>bother of investigating. <text:s/>"Hey, Eric --- I just got a burst of</text:p>
      <text:p text:style-name="Preformatted_20_Text"><text:s text:c="3"/>garbage on my {tube}, where did that come from?" <text:s/>"Cosmic rays, I</text:p>
      <text:p text:style-name="Preformatted_20_Text"><text:s text:c="3"/>guess." <text:s/>Compare {sunspots}, {phase of the moon}. <text:s/>The British seem</text:p>
      <text:p text:style-name="Preformatted_20_Text"><text:s text:c="3"/>to prefer the usage `cosmic showers'; `alpha particles' is also</text:p>
      <text:p text:style-name="Preformatted_20_Text"><text:s text:c="3"/>heard, because stray alpha particles passing through a memory chip</text:p>
      <text:p text:style-name="Preformatted_20_Text"><text:s text:c="3"/>can cause single-bit errors (this becomes increasingly more likely</text:p>
      <text:p text:style-name="Preformatted_20_Text"><text:s text:c="3"/>as memory sizes and densities increase).</text:p>
      <text:p text:style-name="Preformatted_20_Text"/>
      <text:p text:style-name="Preformatted_20_Text"><text:s text:c="3"/>Factual note: Alpha particles cause bit rot, cosmic rays do not</text:p>
      <text:p text:style-name="Preformatted_20_Text"><text:s text:c="3"/>(except occasionally in spaceborne computers). <text:s/>Intel could not</text:p>
      <text:p text:style-name="Preformatted_20_Text"><text:s text:c="3"/>explain random bit drops in their early chips, and one hypothesis</text:p>
      <text:p text:style-name="Preformatted_20_Text"><text:s text:c="3"/>was cosmic rays. <text:s/>So they created the World's Largest Lead Safe,</text:p>
      <text:p text:style-name="Preformatted_20_Text"><text:s text:c="3"/>using 25 tons of the stuff, and used two identical boards for</text:p>
      <text:p text:style-name="Preformatted_20_Text"><text:s text:c="3"/>testing. <text:s/>One was placed in the safe, one outside. <text:s/>The hypothesis</text:p>
      <text:p text:style-name="Preformatted_20_Text"><text:s text:c="3"/>was that if cosmic rays were causing the bit drops, they should see</text:p>
      <text:p text:style-name="Preformatted_20_Text"><text:s text:c="3"/>a statistically significant difference between the error rates on</text:p>
      <text:p text:style-name="Preformatted_20_Text"><text:s text:c="3"/>the two boards. <text:s/>They did not observe such a difference. <text:s/>Further</text:p>
      <text:p text:style-name="Preformatted_20_Text"><text:s text:c="3"/>investigation demonstrated conclusively that the bit drops were due</text:p>
      <text:p text:style-name="Preformatted_20_Text"><text:s text:c="3"/>to alpha particle emissions from thorium (and to a much lesser</text:p>
      <text:p text:style-name="Preformatted_20_Text"><text:s text:c="3"/>degree uranium) in the encapsulation material. <text:s/>Since it is</text:p>
      <text:p text:style-name="Preformatted_20_Text"><text:s text:c="3"/>impossible to eliminate these radioactives (they are uniformly</text:p>
      <text:p text:style-name="Preformatted_20_Text"><text:s text:c="3"/>distributed through the earth's crust, with the statistically</text:p>
      <text:p text:style-name="Preformatted_20_Text"><text:s text:c="3"/>insignificant exception of uranium lodes) it became obvious that</text:p>
      <text:p text:style-name="Preformatted_20_Text"><text:s text:c="3"/>you have to design memories to withstand these hits.</text:p>
      <text:p text:style-name="Preformatted_20_Text"/>
      <text:p text:style-name="Preformatted_20_Text">:cough and die: v. Syn. {barf}. <text:s/>Connotes that the program is</text:p>
      <text:p text:style-name="Preformatted_20_Text"><text:s text:c="3"/>throwing its hands up by design rather than because of a bug or</text:p>
      <text:p text:style-name="Preformatted_20_Text"><text:s text:c="3"/>oversight. <text:s/>"The parser saw a control-A in its input where it was</text:p>
      <text:p text:style-name="Preformatted_20_Text"><text:s text:c="3"/>looking for a printable, so it coughed and died." <text:s/>Compare</text:p>
      <text:p text:style-name="Preformatted_20_Text"><text:s text:c="3"/>{die}, {die horribly}, {scream and die}.</text:p>
      <text:p text:style-name="Preformatted_20_Text"/>
      <text:p text:style-name="Preformatted_20_Text">:cowboy: [Sun, from William Gibson's {cyberpunk} SF] n. Synonym</text:p>
      <text:p text:style-name="Preformatted_20_Text"><text:s text:c="3"/>for {hacker}. <text:s/>It is reported that at Sun this word is often</text:p>
      <text:p text:style-name="Preformatted_20_Text"><text:s text:c="3"/>said with reverence.</text:p>
      <text:p text:style-name="Preformatted_20_Text"/>
      <text:p text:style-name="Preformatted_20_Text">:CP/M:: /C-P-M/ n. [Control Program for Microcomputers] An early</text:p>
      <text:p text:style-name="Preformatted_20_Text"><text:s text:c="3"/>microcomputer {OS} written by hacker Gary Kildall for 8080- and</text:p>
      <text:p text:style-name="Preformatted_20_Text"><text:s text:c="3"/>Z80-based machines, very popular in the late 1970s but virtually</text:p>
      <text:p text:style-name="Preformatted_20_Text"><text:s text:c="3"/>wiped out by MS-DOS after the release of the IBM PC in 1981.</text:p>
      <text:p text:style-name="Preformatted_20_Text"><text:s text:c="3"/>Legend has it that Kildall's company blew its chance to write the</text:p>
      <text:p text:style-name="Preformatted_20_Text"><text:s text:c="3"/>OS for the IBM PC because Kildall decided to spend a day IBM's reps</text:p>
      <text:p text:style-name="Preformatted_20_Text"><text:s text:c="3"/>wanted to meet with him enjoying the perfect flying weather in his</text:p>
      <text:p text:style-name="Preformatted_20_Text"><text:s text:c="3"/>private plane. <text:s/>Many of CP/M's features and conventions strongly</text:p>
      <text:p text:style-name="Preformatted_20_Text"><text:s text:c="3"/>resemble those of early DEC operating systems such as</text:p>
      <text:p text:style-name="Preformatted_20_Text"><text:s text:c="3"/>{{TOPS-10}}, OS/8, RSTS, and RSX-11. <text:s/>See {{MS-DOS}},</text:p>
      <text:p text:style-name="Preformatted_20_Text"><text:s text:c="3"/>{operating system}.</text:p>
      <text:p text:style-name="Preformatted_20_Text"/>
      <text:p text:style-name="Preformatted_20_Text"><text:soft-page-break/>:CPU Wars: /C-P-U worz/ n. A 1979 large-format comic by Chas</text:p>
      <text:p text:style-name="Preformatted_20_Text"><text:s text:c="3"/>Andres chronicling the attempts of the brainwashed androids of IPM</text:p>
      <text:p text:style-name="Preformatted_20_Text"><text:s text:c="3"/>(Impossible to Program Machines) to conquer and destroy the</text:p>
      <text:p text:style-name="Preformatted_20_Text"><text:s text:c="3"/>peaceful denizens of HEC (Human Engineered Computers). <text:s/>This rather</text:p>
      <text:p text:style-name="Preformatted_20_Text"><text:s text:c="3"/>transparent allegory featured many references to {ADVENT} and</text:p>
      <text:p text:style-name="Preformatted_20_Text"><text:s text:c="3"/>the immortal line "Eat flaming death, minicomputer mongrels!"</text:p>
      <text:p text:style-name="Preformatted_20_Text"><text:s text:c="3"/>(uttered, of course, by an IPM stormtrooper). <text:s/>It is alleged that</text:p>
      <text:p text:style-name="Preformatted_20_Text"><text:s text:c="3"/>the author subsequently received a letter of appreciation on IBM</text:p>
      <text:p text:style-name="Preformatted_20_Text"><text:s text:c="3"/>company stationery from the head of IBM's Thomas J. Watson Research</text:p>
      <text:p text:style-name="Preformatted_20_Text"><text:s text:c="3"/>Laboratories (then, as now, one of the few islands of true</text:p>
      <text:p text:style-name="Preformatted_20_Text"><text:s text:c="3"/>hackerdom in the IBM archipelago). <text:s/>The lower loop of the B in the</text:p>
      <text:p text:style-name="Preformatted_20_Text"><text:s text:c="3"/>IBM logo, it is said, had been carefully whited out. <text:s/>See {eat</text:p>
      <text:p text:style-name="Preformatted_20_Text"><text:s text:c="3"/>flaming death}.</text:p>
      <text:p text:style-name="Preformatted_20_Text"/>
      <text:p text:style-name="Preformatted_20_Text">:crack root: v. To defeat the security system of a UNIX machine and</text:p>
      <text:p text:style-name="Preformatted_20_Text"><text:s text:c="3"/>gain {root} privileges thereby; see {cracking}.</text:p>
      <text:p text:style-name="Preformatted_20_Text"/>
      <text:p text:style-name="Preformatted_20_Text">:cracker: n. One who breaks security on a system. <text:s/>Coined ca. 1985</text:p>
      <text:p text:style-name="Preformatted_20_Text"><text:s text:c="3"/>by hackers in defense against journalistic misuse of {hacker}</text:p>
      <text:p text:style-name="Preformatted_20_Text"><text:s text:c="3"/>(q.v., sense 8). <text:s/>An earlier attempt to establish `worm' in this</text:p>
      <text:p text:style-name="Preformatted_20_Text"><text:s text:c="3"/>sense around 1981--82 on USENET was largely a failure.</text:p>
      <text:p text:style-name="Preformatted_20_Text"/>
      <text:p text:style-name="Preformatted_20_Text"><text:s text:c="3"/>Both these neologisms reflected a strong revulsion against the</text:p>
      <text:p text:style-name="Preformatted_20_Text"><text:s text:c="3"/>theft and vandalism perpetrated by cracking rings. <text:s/>While it is</text:p>
      <text:p text:style-name="Preformatted_20_Text"><text:s text:c="3"/>expected that any real hacker will have done some playful cracking</text:p>
      <text:p text:style-name="Preformatted_20_Text"><text:s text:c="3"/>and knows many of the basic techniques, anyone past {larval</text:p>
      <text:p text:style-name="Preformatted_20_Text"><text:s text:c="3"/>stage} is expected to have outgrown the desire to do so.</text:p>
      <text:p text:style-name="Preformatted_20_Text"/>
      <text:p text:style-name="Preformatted_20_Text"><text:s text:c="3"/>Thus, there is far less overlap between hackerdom and crackerdom</text:p>
      <text:p text:style-name="Preformatted_20_Text"><text:s text:c="3"/>than the {mundane} reader misled by sensationalistic journalism</text:p>
      <text:p text:style-name="Preformatted_20_Text"><text:s text:c="3"/>might expect. <text:s/>Crackers tend to gather in small, tight-knit, very</text:p>
      <text:p text:style-name="Preformatted_20_Text"><text:s text:c="3"/>secretive groups that have little overlap with the huge, open</text:p>
      <text:p text:style-name="Preformatted_20_Text"><text:s text:c="3"/>poly-culture this lexicon describes; though crackers often like to</text:p>
      <text:p text:style-name="Preformatted_20_Text"><text:s text:c="3"/>describe *themselves* as hackers, most true hackers consider</text:p>
      <text:p text:style-name="Preformatted_20_Text"><text:s text:c="3"/>them a separate and lower form of life.</text:p>
      <text:p text:style-name="Preformatted_20_Text"/>
      <text:p text:style-name="Preformatted_20_Text"><text:s text:c="3"/>Ethical considerations aside, hackers figure that anyone who can't</text:p>
      <text:p text:style-name="Preformatted_20_Text"><text:s text:c="3"/>imagine a more interesting way to play with their computers than</text:p>
      <text:p text:style-name="Preformatted_20_Text"><text:s text:c="3"/>breaking into someone else's has to be pretty {losing}. <text:s/>Some</text:p>
      <text:p text:style-name="Preformatted_20_Text"><text:s text:c="3"/>other reasons crackers are looked down on are discussed in the</text:p>
      <text:p text:style-name="Preformatted_20_Text"><text:s text:c="3"/>entries on {cracking} and {phreaking}. <text:s/>See also</text:p>
      <text:p text:style-name="Preformatted_20_Text"><text:s text:c="3"/>{samurai}, {dark-side hacker}, and {hacker ethic,</text:p>
      <text:p text:style-name="Preformatted_20_Text"><text:s text:c="3"/>the}.</text:p>
      <text:p text:style-name="Preformatted_20_Text"/>
      <text:p text:style-name="Preformatted_20_Text">:cracking: n. The act of breaking into a computer system; what a</text:p>
      <text:p text:style-name="Preformatted_20_Text"><text:s text:c="3"/>{cracker} does. <text:s/>Contrary to widespread myth, this does not</text:p>
      <text:p text:style-name="Preformatted_20_Text"><text:s text:c="3"/>usually involve some mysterious leap of hackerly brilliance, but</text:p>
      <text:p text:style-name="Preformatted_20_Text"><text:s text:c="3"/>rather persistence and the dogged repetition of a handful of fairly</text:p>
      <text:p text:style-name="Preformatted_20_Text"><text:s text:c="3"/>well-known tricks that exploit common weaknesses in the security of</text:p>
      <text:p text:style-name="Preformatted_20_Text"><text:s text:c="3"/>target systems. <text:s/>Accordingly, most crackers are only mediocre</text:p>
      <text:p text:style-name="Preformatted_20_Text"><text:s text:c="3"/>hackers.</text:p>
      <text:p text:style-name="Preformatted_20_Text"/>
      <text:p text:style-name="Preformatted_20_Text">:crank: [from automotive slang] vt. Verb used to describe the</text:p>
      <text:p text:style-name="Preformatted_20_Text"><text:s text:c="3"/>performance of a machine, especially sustained performance. <text:s/>"This</text:p>
      <text:p text:style-name="Preformatted_20_Text"><text:s text:c="3"/>box cranks (or, cranks at) about 6 megaflops, with a burst mode</text:p>
      <text:p text:style-name="Preformatted_20_Text"><text:s text:c="3"/>of twice that on vectorized operations."</text:p>
      <text:p text:style-name="Preformatted_20_Text"/>
      <text:p text:style-name="Preformatted_20_Text">:CrApTeX: /krap'tekh/ [York University] n. Term of abuse used to</text:p>
      <text:p text:style-name="Preformatted_20_Text"><text:soft-page-break/><text:s text:c="3"/>describe TeX and LaTeX when they don't work (when used by</text:p>
      <text:p text:style-name="Preformatted_20_Text"><text:s text:c="3"/>TeXhackers), or all the time (by everyone else). <text:s/>The non-TeX</text:p>
      <text:p text:style-name="Preformatted_20_Text"><text:s text:c="3"/>enthusiasts generally dislike it because it is more verbose than</text:p>
      <text:p text:style-name="Preformatted_20_Text"><text:s text:c="3"/>other formatters (e.g. <text:s/>troff) and because (particularly if the</text:p>
      <text:p text:style-name="Preformatted_20_Text"><text:s text:c="3"/>standard Computer Modern fonts are used) it generates vast output</text:p>
      <text:p text:style-name="Preformatted_20_Text"><text:s text:c="3"/>files. <text:s/>See {religious issues}, {{TeX}}.</text:p>
      <text:p text:style-name="Preformatted_20_Text"/>
      <text:p text:style-name="Preformatted_20_Text">:crash: 1. n. A sudden, usually drastic failure. <text:s/>Most often said</text:p>
      <text:p text:style-name="Preformatted_20_Text"><text:s text:c="3"/>of the {system} (q.v., sense 1), esp. of magnetic disk drives</text:p>
      <text:p text:style-name="Preformatted_20_Text"><text:s text:c="3"/>(the term originally described what happened when the air gap of a</text:p>
      <text:p text:style-name="Preformatted_20_Text"><text:s text:c="3"/>hard disk collapses). <text:s/>"Three {luser}s lost their files in last</text:p>
      <text:p text:style-name="Preformatted_20_Text"><text:s text:c="3"/>night's disk crash." <text:s/>A disk crash that involves the read/write</text:p>
      <text:p text:style-name="Preformatted_20_Text"><text:s text:c="3"/>heads dropping onto the surface of the disks and scraping off the</text:p>
      <text:p text:style-name="Preformatted_20_Text"><text:s text:c="3"/>oxide may also be referred to as a `head crash', whereas the term</text:p>
      <text:p text:style-name="Preformatted_20_Text"><text:s text:c="3"/>`system crash' usually, though not always, implies that the</text:p>
      <text:p text:style-name="Preformatted_20_Text"><text:s text:c="3"/>operating system or other software was at fault. <text:s/>2. v. To fail</text:p>
      <text:p text:style-name="Preformatted_20_Text"><text:s text:c="3"/>suddenly. <text:s/>"Has the system just crashed?" <text:s/>"Something crashed</text:p>
      <text:p text:style-name="Preformatted_20_Text"><text:s text:c="3"/>the OS!" See {down}. <text:s/>Also used transitively to indicate the</text:p>
      <text:p text:style-name="Preformatted_20_Text"><text:s text:c="3"/>cause of the crash (usually a person or a program, or both).</text:p>
      <text:p text:style-name="Preformatted_20_Text"><text:s text:c="3"/>"Those idiots playing {SPACEWAR} crashed the system." 3. vi.</text:p>
      <text:p text:style-name="Preformatted_20_Text"><text:s text:c="3"/>Sometimes said of people hitting the sack after a long {hacking</text:p>
      <text:p text:style-name="Preformatted_20_Text"><text:s text:c="3"/>run}; see {gronk out}.</text:p>
      <text:p text:style-name="Preformatted_20_Text"/>
      <text:p text:style-name="Preformatted_20_Text">:crash and burn: vi.,n. A spectacular crash, in the mode of the</text:p>
      <text:p text:style-name="Preformatted_20_Text"><text:s text:c="3"/>conclusion of the car-chase scene in the movie "Bullitt" and</text:p>
      <text:p text:style-name="Preformatted_20_Text"><text:s text:c="3"/>many subsequent imitators (compare {die horribly}). <text:s/>Sun-3</text:p>
      <text:p text:style-name="Preformatted_20_Text"><text:s text:c="3"/>monitors losing the flyback transformer and lightning strikes on</text:p>
      <text:p text:style-name="Preformatted_20_Text"><text:s text:c="3"/>VAX-11/780 backplanes are notable crash and burn generators. <text:s/>The</text:p>
      <text:p text:style-name="Preformatted_20_Text"><text:s text:c="3"/>construction `crash-and-burn machine' is reported for a computer</text:p>
      <text:p text:style-name="Preformatted_20_Text"><text:s text:c="3"/>used exclusively for alpha or {beta} testing, or reproducing</text:p>
      <text:p text:style-name="Preformatted_20_Text"><text:s text:c="3"/>bugs (i.e., not for development). <text:s/>The implication is that it</text:p>
      <text:p text:style-name="Preformatted_20_Text"><text:s text:c="3"/>wouldn't be such a disaster if that machine crashed, since only the</text:p>
      <text:p text:style-name="Preformatted_20_Text"><text:s text:c="3"/>testers would be inconvenienced.</text:p>
      <text:p text:style-name="Preformatted_20_Text"/>
      <text:p text:style-name="Preformatted_20_Text">:crawling horror: n. Ancient crufty hardware or software that is</text:p>
      <text:p text:style-name="Preformatted_20_Text"><text:s text:c="3"/>kept obstinately alive by forces beyond the control of the hackers</text:p>
      <text:p text:style-name="Preformatted_20_Text"><text:s text:c="3"/>at a site. <text:s/>Like {dusty deck} or {gonkulator}, but connotes</text:p>
      <text:p text:style-name="Preformatted_20_Text"><text:s text:c="3"/>that the thing described is not just an irritation but an active</text:p>
      <text:p text:style-name="Preformatted_20_Text"><text:s text:c="3"/>menace to health and sanity. <text:s/>"Mostly we code new stuff in C, but</text:p>
      <text:p text:style-name="Preformatted_20_Text"><text:s text:c="3"/>they pay us to maintain one big FORTRAN II application from</text:p>
      <text:p text:style-name="Preformatted_20_Text"><text:s text:c="3"/>nineteen-sixty-X that's a real crawling horror...." <text:s/>Compare</text:p>
      <text:p text:style-name="Preformatted_20_Text"><text:s text:c="3"/>{WOMBAT}.</text:p>
      <text:p text:style-name="Preformatted_20_Text"/>
      <text:p text:style-name="Preformatted_20_Text">:cray: /kray/ n. 1. (properly, capitalized) One of the line of</text:p>
      <text:p text:style-name="Preformatted_20_Text"><text:s text:c="3"/>supercomputers designed by Cray Research. <text:s/>2. Any supercomputer at</text:p>
      <text:p text:style-name="Preformatted_20_Text"><text:s text:c="3"/>all. <text:s/>3. The {canonical} {number-crunching} machine.</text:p>
      <text:p text:style-name="Preformatted_20_Text"/>
      <text:p text:style-name="Preformatted_20_Text"><text:s text:c="3"/>The term is actually the lowercased last name of Seymour Cray, a</text:p>
      <text:p text:style-name="Preformatted_20_Text"><text:s text:c="3"/>noted computer architect and co-founder of the company. <text:s/>Numerous</text:p>
      <text:p text:style-name="Preformatted_20_Text"><text:s text:c="3"/>vivid legends surround him, some true and some admittedly invented</text:p>
      <text:p text:style-name="Preformatted_20_Text"><text:s text:c="3"/>by Cray Research brass to shape their corporate culture and image.</text:p>
      <text:p text:style-name="Preformatted_20_Text"/>
      <text:p text:style-name="Preformatted_20_Text">:cray instability: n. A shortcoming of a program or algorithm that</text:p>
      <text:p text:style-name="Preformatted_20_Text"><text:s text:c="3"/>manifests itself only when a large problem is being run on a</text:p>
      <text:p text:style-name="Preformatted_20_Text"><text:s text:c="3"/>powerful machine (see {cray}). <text:s/>Generally more subtle than bugs</text:p>
      <text:p text:style-name="Preformatted_20_Text"><text:s text:c="3"/>that can be detected in smaller problems running on a workstation</text:p>
      <text:p text:style-name="Preformatted_20_Text"><text:s text:c="3"/>or mini.</text:p>
      <text:p text:style-name="Preformatted_20_Text"/>
      <text:p text:style-name="Preformatted_20_Text"><text:soft-page-break/>:crayola: /kray-oh'l*/ n. A super-mini or -micro computer that</text:p>
      <text:p text:style-name="Preformatted_20_Text"><text:s text:c="3"/>provides some reasonable percentage of supercomputer performance</text:p>
      <text:p text:style-name="Preformatted_20_Text"><text:s text:c="3"/>for an unreasonably low price. <text:s/>Might also be a {killer micro}.</text:p>
      <text:p text:style-name="Preformatted_20_Text"/>
      <text:p text:style-name="Preformatted_20_Text">:crayola books: n. The {rainbow series} of NCSC computer</text:p>
      <text:p text:style-name="Preformatted_20_Text"><text:s text:c="3"/>security standards (see {Orange Book}). <text:s/>Usage: humorous and/or</text:p>
      <text:p text:style-name="Preformatted_20_Text"><text:s text:c="3"/>disparaging.</text:p>
      <text:p text:style-name="Preformatted_20_Text"/>
      <text:p text:style-name="Preformatted_20_Text">:crayon: n. 1. Someone who works on Cray supercomputers. <text:s/>More</text:p>
      <text:p text:style-name="Preformatted_20_Text"><text:s text:c="3"/>specifically, it implies a programmer, probably of the CDC ilk,</text:p>
      <text:p text:style-name="Preformatted_20_Text"><text:s text:c="3"/>probably male, and almost certainly wearing a tie (irrespective of</text:p>
      <text:p text:style-name="Preformatted_20_Text"><text:s text:c="3"/>gender). <text:s/>Systems types who have a UNIX background tend not to be</text:p>
      <text:p text:style-name="Preformatted_20_Text"><text:s text:c="3"/>described as crayons. <text:s/>2. A {computron} (sense 2) that</text:p>
      <text:p text:style-name="Preformatted_20_Text"><text:s text:c="3"/>participates only in {number-crunching}. <text:s/>3. A unit of</text:p>
      <text:p text:style-name="Preformatted_20_Text"><text:s text:c="3"/>computational power equal to that of a single Cray-1. <text:s/>There is a</text:p>
      <text:p text:style-name="Preformatted_20_Text"><text:s text:c="3"/>standard joke about this that derives from an old Crayola crayon</text:p>
      <text:p text:style-name="Preformatted_20_Text"><text:s text:c="3"/>promotional gimmick: When you buy 64 crayons you get a free</text:p>
      <text:p text:style-name="Preformatted_20_Text"><text:s text:c="3"/>sharpener.</text:p>
      <text:p text:style-name="Preformatted_20_Text"/>
      <text:p text:style-name="Preformatted_20_Text">:creationism: n. The (false) belief that large, innovative software</text:p>
      <text:p text:style-name="Preformatted_20_Text"><text:s text:c="3"/>designs can be completely specified in advance and then painlessly</text:p>
      <text:p text:style-name="Preformatted_20_Text"><text:s text:c="3"/>magicked out of the void by the normal efforts of a team of</text:p>
      <text:p text:style-name="Preformatted_20_Text"><text:s text:c="3"/>normally talented programmers. <text:s/>In fact, experience has shown</text:p>
      <text:p text:style-name="Preformatted_20_Text"><text:s text:c="3"/>repeatedly that good designs arise only from evolutionary,</text:p>
      <text:p text:style-name="Preformatted_20_Text"><text:s text:c="3"/>exploratory interaction between one (or at most a small handful of)</text:p>
      <text:p text:style-name="Preformatted_20_Text"><text:s text:c="3"/>exceptionally able designer(s) and an active user population ---</text:p>
      <text:p text:style-name="Preformatted_20_Text"><text:s text:c="3"/>and that the first try at a big new idea is always wrong.</text:p>
      <text:p text:style-name="Preformatted_20_Text"><text:s text:c="3"/>Unfortunately, because these truths don't fit the planning models</text:p>
      <text:p text:style-name="Preformatted_20_Text"><text:s text:c="3"/>beloved of {management}, they are generally ignored.</text:p>
      <text:p text:style-name="Preformatted_20_Text"/>
      <text:p text:style-name="Preformatted_20_Text">:creep: v. To advance, grow, or multiply inexorably. <text:s/>In hackish usage</text:p>
      <text:p text:style-name="Preformatted_20_Text"><text:s text:c="3"/>this verb has overtones of menace and silliness, evoking the</text:p>
      <text:p text:style-name="Preformatted_20_Text"><text:s text:c="3"/>creeping horrors of low-budget monster movies.</text:p>
      <text:p text:style-name="Preformatted_20_Text"/>
      <text:p text:style-name="Preformatted_20_Text">:creeping elegance: n. Describes a tendency for parts of a design to</text:p>
      <text:p text:style-name="Preformatted_20_Text"><text:s text:c="3"/>become {elegant} past the point of diminishing return. <text:s/>This</text:p>
      <text:p text:style-name="Preformatted_20_Text"><text:s text:c="3"/>often happens at the expense of the less interesting parts of the</text:p>
      <text:p text:style-name="Preformatted_20_Text"><text:s text:c="3"/>design, the schedule, and other things deemed important in the</text:p>
      <text:p text:style-name="Preformatted_20_Text"><text:s text:c="3"/>{Real World}. <text:s/>See also {creeping featurism}, {second-system</text:p>
      <text:p text:style-name="Preformatted_20_Text"><text:s text:c="3"/>effect}, {tense}.</text:p>
      <text:p text:style-name="Preformatted_20_Text"/>
      <text:p text:style-name="Preformatted_20_Text">:creeping featurism: /kree'ping fee'chr-izm/ n. 1. Describes a</text:p>
      <text:p text:style-name="Preformatted_20_Text"><text:s text:c="3"/>systematic tendency to load more {chrome} and {feature}s onto</text:p>
      <text:p text:style-name="Preformatted_20_Text"><text:s text:c="3"/>systems at the expense of whatever elegance they may have possessed</text:p>
      <text:p text:style-name="Preformatted_20_Text"><text:s text:c="3"/>when originally designed. <text:s/>See also {feeping creaturism}. <text:s/>"You</text:p>
      <text:p text:style-name="Preformatted_20_Text"><text:s text:c="3"/>know, the main problem with {BSD} UNIX has always been creeping</text:p>
      <text:p text:style-name="Preformatted_20_Text"><text:s text:c="3"/>featurism." <text:s/>2. More generally, the tendency for anything</text:p>
      <text:p text:style-name="Preformatted_20_Text"><text:s text:c="3"/>complicated to become even more complicated because people keep</text:p>
      <text:p text:style-name="Preformatted_20_Text"><text:s text:c="3"/>saying "Gee, it would be even better if it had this feature too".</text:p>
      <text:p text:style-name="Preformatted_20_Text"><text:s text:c="3"/>(See {feature}.) <text:s/>The result is usually a patchwork because it</text:p>
      <text:p text:style-name="Preformatted_20_Text"><text:s text:c="3"/>grew one ad-hoc step at a time, rather than being planned.</text:p>
      <text:p text:style-name="Preformatted_20_Text"><text:s text:c="3"/>Planning is a lot of work, but it's easy to add just one extra</text:p>
      <text:p text:style-name="Preformatted_20_Text"><text:s text:c="3"/>little feature to help someone ... and then another ... and</text:p>
      <text:p text:style-name="Preformatted_20_Text"><text:s text:c="3"/>another.... When creeping featurism gets out of hand, it's</text:p>
      <text:p text:style-name="Preformatted_20_Text"><text:s text:c="3"/>like a cancer. <text:s/>Usually this term is used to describe computer</text:p>
      <text:p text:style-name="Preformatted_20_Text"><text:s text:c="3"/>programs, but it could also be said of the federal government, the</text:p>
      <text:p text:style-name="Preformatted_20_Text"><text:s text:c="3"/>IRS 1040 form, and new cars. <text:s/>A similar phenomenon sometimes</text:p>
      <text:p text:style-name="Preformatted_20_Text"><text:s text:c="3"/>afflicts conscious redesigns; see {second-system effect}. <text:s/>See</text:p>
      <text:p text:style-name="Preformatted_20_Text"><text:soft-page-break/><text:s text:c="3"/>also {creeping elegance}.</text:p>
      <text:p text:style-name="Preformatted_20_Text"/>
      <text:p text:style-name="Preformatted_20_Text">:creeping featuritis: /kree'ping fee'-chr-i:`t*s/ n. Variant of</text:p>
      <text:p text:style-name="Preformatted_20_Text"><text:s text:c="3"/>{creeping featurism}, with its own spoonerization: `feeping</text:p>
      <text:p text:style-name="Preformatted_20_Text"><text:s text:c="3"/>creaturitis'. <text:s/>Some people like to reserve this form for the</text:p>
      <text:p text:style-name="Preformatted_20_Text"><text:s text:c="3"/>disease as it actually manifests in software or hardware, as</text:p>
      <text:p text:style-name="Preformatted_20_Text"><text:s text:c="3"/>opposed to the lurking general tendency in designers' minds.</text:p>
      <text:p text:style-name="Preformatted_20_Text"><text:s text:c="3"/>(After all, -ism means `condition' or `pursuit of', whereas</text:p>
      <text:p text:style-name="Preformatted_20_Text"><text:s text:c="3"/>-itis usually means `inflammation of'.)</text:p>
      <text:p text:style-name="Preformatted_20_Text"/>
      <text:p text:style-name="Preformatted_20_Text">:cretin: /kret'n/ or /kree'tn/ n. Congenital {loser}; an obnoxious</text:p>
      <text:p text:style-name="Preformatted_20_Text"><text:s text:c="3"/>person; someone who can't do anything right. <text:s/>It has been observed</text:p>
      <text:p text:style-name="Preformatted_20_Text"><text:s text:c="3"/>that many American hackers tend to favor the British pronunciation</text:p>
      <text:p text:style-name="Preformatted_20_Text"><text:s text:c="3"/>/kre'tn/ over standard American /kree'tn/; it is thought this may</text:p>
      <text:p text:style-name="Preformatted_20_Text"><text:s text:c="3"/>be due to the insidious phonetic influence of Monty Python's Flying</text:p>
      <text:p text:style-name="Preformatted_20_Text"><text:s text:c="3"/>Circus.</text:p>
      <text:p text:style-name="Preformatted_20_Text"/>
      <text:p text:style-name="Preformatted_20_Text">:cretinous: /kret'n-*s/ or /kreet'n-*s/ adj. Wrong; stupid;</text:p>
      <text:p text:style-name="Preformatted_20_Text"><text:s text:c="3"/>non-functional; very poorly designed. <text:s/>Also used pejoratively of</text:p>
      <text:p text:style-name="Preformatted_20_Text"><text:s text:c="3"/>people. <text:s/>See {dread high-bit disease} for an example.</text:p>
      <text:p text:style-name="Preformatted_20_Text"><text:s text:c="3"/>Approximate synonyms: {bletcherous}, `bagbiting' (see</text:p>
      <text:p text:style-name="Preformatted_20_Text"><text:s text:c="3"/>{bagbiter}), {losing}, {brain-damaged}.</text:p>
      <text:p text:style-name="Preformatted_20_Text"/>
      <text:p text:style-name="Preformatted_20_Text">:crippleware: n. 1. Software that has some important functionality</text:p>
      <text:p text:style-name="Preformatted_20_Text"><text:s text:c="3"/>deliberately removed, so as to entice potential users to pay for a</text:p>
      <text:p text:style-name="Preformatted_20_Text"><text:s text:c="3"/>working version. <text:s/>2. [Cambridge] {Guiltware} that exhorts you to</text:p>
      <text:p text:style-name="Preformatted_20_Text"><text:s text:c="3"/>donate to some charity (compare {careware}). <text:s/>3. Hardware</text:p>
      <text:p text:style-name="Preformatted_20_Text"><text:s text:c="3"/>deliberately crippled, which can be upgraded to a more expensive</text:p>
      <text:p text:style-name="Preformatted_20_Text"><text:s text:c="3"/>model by a trivial change (e.g., cutting a jumper).</text:p>
      <text:p text:style-name="Preformatted_20_Text"/>
      <text:p text:style-name="Preformatted_20_Text"><text:s text:c="3"/>An excellent example of crippleware (sense 3) is Intel's 486SX</text:p>
      <text:p text:style-name="Preformatted_20_Text"><text:s text:c="3"/>chip, which is a standard 486DX chip with the co-processor</text:p>
      <text:p text:style-name="Preformatted_20_Text"><text:s text:c="3"/>disabled. <text:s/>To upgrade, you buy another 486 chip with everything</text:p>
      <text:p text:style-name="Preformatted_20_Text"><text:s text:c="3"/>*but* the co-processor disabled. <text:s/>When you put them together</text:p>
      <text:p text:style-name="Preformatted_20_Text"><text:s text:c="3"/>you have two crippled chips doing the work of one. <text:s/>Don't you love</text:p>
      <text:p text:style-name="Preformatted_20_Text"><text:s text:c="3"/>Intel?</text:p>
      <text:p text:style-name="Preformatted_20_Text"/>
      <text:p text:style-name="Preformatted_20_Text">:critical mass: n. In physics, the minimum amount of fissionable</text:p>
      <text:p text:style-name="Preformatted_20_Text"><text:s text:c="3"/>material required to sustain a chain reaction. <text:s/>Of a software</text:p>
      <text:p text:style-name="Preformatted_20_Text"><text:s text:c="3"/>product, describes a condition of the software such that fixing one</text:p>
      <text:p text:style-name="Preformatted_20_Text"><text:s text:c="3"/>bug introduces one plus {epsilon} bugs. <text:s/>When software achieves</text:p>
      <text:p text:style-name="Preformatted_20_Text"><text:s text:c="3"/>critical mass, it can only be discarded and rewritten.</text:p>
      <text:p text:style-name="Preformatted_20_Text"/>
      <text:p text:style-name="Preformatted_20_Text">:crlf: /ker'l*f/, sometimes /kru'l*f/ or /C-R-L-F/ n. (often</text:p>
      <text:p text:style-name="Preformatted_20_Text"><text:s text:c="3"/>capitalized as `CRLF') A carriage return (CR) followed by a line</text:p>
      <text:p text:style-name="Preformatted_20_Text"><text:s text:c="3"/>feed (LF). <text:s/>More loosely, whatever it takes to get you from the</text:p>
      <text:p text:style-name="Preformatted_20_Text"><text:s text:c="3"/>end of one line of text to the beginning of the next line. <text:s/>See</text:p>
      <text:p text:style-name="Preformatted_20_Text"><text:s text:c="3"/>{newline}, {terpri}. <text:s/>Under {{UNIX}} influence this usage</text:p>
      <text:p text:style-name="Preformatted_20_Text"><text:s text:c="3"/>has become less common (UNIX uses a bare line feed as its `CRLF').</text:p>
      <text:p text:style-name="Preformatted_20_Text"/>
      <text:p text:style-name="Preformatted_20_Text">:crock: [from the obvious mainstream scatologism] n. 1. An awkward</text:p>
      <text:p text:style-name="Preformatted_20_Text"><text:s text:c="3"/>feature or programming technique that ought to be made cleaner.</text:p>
      <text:p text:style-name="Preformatted_20_Text"><text:s text:c="3"/>Using small integers to represent error codes without the</text:p>
      <text:p text:style-name="Preformatted_20_Text"><text:s text:c="3"/>program interpreting them to the user (as in, for example, UNIX</text:p>
      <text:p text:style-name="Preformatted_20_Text"><text:s text:c="3"/>`make(1)', which returns code 139 for a process that dies due</text:p>
      <text:p text:style-name="Preformatted_20_Text"><text:s text:c="3"/>to {segfault}). <text:s/>2. A technique that works acceptably, but which</text:p>
      <text:p text:style-name="Preformatted_20_Text"><text:s text:c="3"/>is quite prone to failure if disturbed in the least, for example</text:p>
      <text:p text:style-name="Preformatted_20_Text"><text:s text:c="3"/>depending on the machine opcodes having particular bit patterns so</text:p>
      <text:p text:style-name="Preformatted_20_Text"><text:soft-page-break/><text:s text:c="3"/>that you can use instructions as data words too; a tightly woven,</text:p>
      <text:p text:style-name="Preformatted_20_Text"><text:s text:c="3"/>almost completely unmodifiable structure. <text:s/>See {kluge},</text:p>
      <text:p text:style-name="Preformatted_20_Text"><text:s text:c="3"/>{brittle}. <text:s/>Also in the adjectives `crockish' and</text:p>
      <text:p text:style-name="Preformatted_20_Text"><text:s text:c="3"/>`crocky', and the nouns `crockishness' and `crockitude'.</text:p>
      <text:p text:style-name="Preformatted_20_Text"/>
      <text:p text:style-name="Preformatted_20_Text">:cross-post: [USENET] vi. To post a single article simultaneously to</text:p>
      <text:p text:style-name="Preformatted_20_Text"><text:s text:c="3"/>several newsgroups. <text:s/>Distinguished from posting the article</text:p>
      <text:p text:style-name="Preformatted_20_Text"><text:s text:c="3"/>repeatedly, once to each newsgroup, which causes people to see it</text:p>
      <text:p text:style-name="Preformatted_20_Text"><text:s text:c="3"/>multiple times (this is very bad form). <text:s/>Gratuitous cross-posting</text:p>
      <text:p text:style-name="Preformatted_20_Text"><text:s text:c="3"/>without a Followup-To line directing responses to a single followup</text:p>
      <text:p text:style-name="Preformatted_20_Text"><text:s text:c="3"/>group is frowned upon, as it tends to cause {followup} articles</text:p>
      <text:p text:style-name="Preformatted_20_Text"><text:s text:c="3"/>to go to inappropriate newsgroups when people respond to only one</text:p>
      <text:p text:style-name="Preformatted_20_Text"><text:s text:c="3"/>part of the original posting.</text:p>
      <text:p text:style-name="Preformatted_20_Text"/>
      <text:p text:style-name="Preformatted_20_Text">:crudware: /kruhd'weir/ n. Pejorative term for the hundreds of</text:p>
      <text:p text:style-name="Preformatted_20_Text"><text:s text:c="3"/>megabytes of low-quality {freeware} circulated by user's groups</text:p>
      <text:p text:style-name="Preformatted_20_Text"><text:s text:c="3"/>and BBS systems in the micro-hobbyist world. <text:s/>"Yet *another*</text:p>
      <text:p text:style-name="Preformatted_20_Text"><text:s text:c="3"/>set of disk catalog utilities for {{MS-DOS}}? <text:s/>What crudware!"</text:p>
      <text:p text:style-name="Preformatted_20_Text"/>
      <text:p text:style-name="Preformatted_20_Text">:cruft: /kruhft/ [back-formation from {crufty}] 1. n. An</text:p>
      <text:p text:style-name="Preformatted_20_Text"><text:s text:c="3"/>unpleasant substance. <text:s/>The dust that gathers under your bed is</text:p>
      <text:p text:style-name="Preformatted_20_Text"><text:s text:c="3"/>cruft; the TMRC Dictionary correctly noted that attacking it with a</text:p>
      <text:p text:style-name="Preformatted_20_Text"><text:s text:c="3"/>broom only produces more. <text:s/>2. n. The results of shoddy</text:p>
      <text:p text:style-name="Preformatted_20_Text"><text:s text:c="3"/>construction. <text:s/>3. vt. [from `hand cruft', pun on `hand craft']</text:p>
      <text:p text:style-name="Preformatted_20_Text"><text:s text:c="3"/>To write assembler code for something normally (and better) done by</text:p>
      <text:p text:style-name="Preformatted_20_Text"><text:s text:c="3"/>a compiler (see {hand-hacking}). <text:s/>4. n. Excess; superfluous</text:p>
      <text:p text:style-name="Preformatted_20_Text"><text:s text:c="3"/>junk. <text:s/>Esp. used of redundant or superseded code.</text:p>
      <text:p text:style-name="Preformatted_20_Text"/>
      <text:p text:style-name="Preformatted_20_Text"><text:s text:c="3"/>This term is one of the oldest in the jargon and no one is sure of</text:p>
      <text:p text:style-name="Preformatted_20_Text"><text:s text:c="3"/>its etymology, but it is suggestive that there is a Cruft Hall at</text:p>
      <text:p text:style-name="Preformatted_20_Text"><text:s text:c="3"/>Harvard University which is part of the old physics building; it's</text:p>
      <text:p text:style-name="Preformatted_20_Text"><text:s text:c="3"/>said to have been the physics department's radar lab during WWII.</text:p>
      <text:p text:style-name="Preformatted_20_Text"><text:s text:c="3"/>To this day (early 1992) the windows appear to be full of random</text:p>
      <text:p text:style-name="Preformatted_20_Text"><text:s text:c="3"/>techno-junk. <text:s/>MIT or Lincoln Labs people may well have coined the</text:p>
      <text:p text:style-name="Preformatted_20_Text"><text:s text:c="3"/>term as a knock on the competition.</text:p>
      <text:p text:style-name="Preformatted_20_Text"/>
      <text:p text:style-name="Preformatted_20_Text">:cruft together: vt. (also `cruft up') To throw together</text:p>
      <text:p text:style-name="Preformatted_20_Text"><text:s text:c="3"/>something ugly but temporarily workable. <text:s/>Like vt. {kluge up},</text:p>
      <text:p text:style-name="Preformatted_20_Text"><text:s text:c="3"/>but more pejorative. <text:s/>"There isn't any program now to reverse all</text:p>
      <text:p text:style-name="Preformatted_20_Text"><text:s text:c="3"/>the lines of a file, but I can probably cruft one together in about</text:p>
      <text:p text:style-name="Preformatted_20_Text"><text:s text:c="3"/>10 minutes." <text:s/>See {hack together}, {hack up}, {kluge up},</text:p>
      <text:p text:style-name="Preformatted_20_Text"><text:s text:c="3"/>{crufty}.</text:p>
      <text:p text:style-name="Preformatted_20_Text"/>
      <text:p text:style-name="Preformatted_20_Text">:cruftsmanship: /kruhfts'm*n-ship / n. [from {cruft}] The</text:p>
      <text:p text:style-name="Preformatted_20_Text"><text:s text:c="3"/>antithesis of craftsmanship.</text:p>
      <text:p text:style-name="Preformatted_20_Text"/>
      <text:p text:style-name="Preformatted_20_Text">:crufty: /kruhf'tee/ [origin unknown; poss. from `crusty' or</text:p>
      <text:p text:style-name="Preformatted_20_Text"><text:s text:c="3"/>`cruddy'] adj. 1. Poorly built, possibly over-complex. <text:s/>The</text:p>
      <text:p text:style-name="Preformatted_20_Text"><text:s text:c="3"/>{canonical} example is "This is standard old crufty DEC</text:p>
      <text:p text:style-name="Preformatted_20_Text"><text:s text:c="3"/>software". <text:s/>In fact, one fanciful theory of the origin of</text:p>
      <text:p text:style-name="Preformatted_20_Text"><text:s text:c="3"/>`crufty' holds that was originally a mutation of `crusty'</text:p>
      <text:p text:style-name="Preformatted_20_Text"><text:s text:c="3"/>applied to DEC software so old that the `s' characters were tall</text:p>
      <text:p text:style-name="Preformatted_20_Text"><text:s text:c="3"/>and skinny, looking more like `f' characters. <text:s/>2. Unpleasant,</text:p>
      <text:p text:style-name="Preformatted_20_Text"><text:s text:c="3"/>especially to the touch, often with encrusted junk. <text:s/>Like spilled</text:p>
      <text:p text:style-name="Preformatted_20_Text"><text:s text:c="3"/>coffee smeared with peanut butter and catsup. <text:s/>3. Generally</text:p>
      <text:p text:style-name="Preformatted_20_Text"><text:s text:c="3"/>unpleasant. <text:s/>4. (sometimes spelled `cruftie') n. A small crufty</text:p>
      <text:p text:style-name="Preformatted_20_Text"><text:s text:c="3"/>object (see {frob}); often one that doesn't fit well into the</text:p>
      <text:p text:style-name="Preformatted_20_Text"><text:s text:c="3"/>scheme of things. <text:s/>"A LISP property list is a good place to store</text:p>
      <text:p text:style-name="Preformatted_20_Text"><text:soft-page-break/><text:s text:c="3"/>crufties (or, collectively, {random} cruft)."</text:p>
      <text:p text:style-name="Preformatted_20_Text"/>
      <text:p text:style-name="Preformatted_20_Text">:crumb: n. Two binary digits; a {quad}. <text:s/>Larger than a {bit},</text:p>
      <text:p text:style-name="Preformatted_20_Text"><text:s text:c="3"/>smaller than a {nybble}. <text:s/>Considered silly. <text:s/>Syn. {tayste}.</text:p>
      <text:p text:style-name="Preformatted_20_Text"/>
      <text:p text:style-name="Preformatted_20_Text">:crunch: 1. vi. To process, usually in a time-consuming or</text:p>
      <text:p text:style-name="Preformatted_20_Text"><text:s text:c="3"/>complicated way. <text:s/>Connotes an essentially trivial operation that is</text:p>
      <text:p text:style-name="Preformatted_20_Text"><text:s text:c="3"/>nonetheless painful to perform. <text:s/>The pain may be due to the</text:p>
      <text:p text:style-name="Preformatted_20_Text"><text:s text:c="3"/>triviality's being embedded in a loop from 1 to 1,000,000,000.</text:p>
      <text:p text:style-name="Preformatted_20_Text"><text:s text:c="3"/>"FORTRAN programs do mostly {number-crunching}." <text:s/>2. vt. To</text:p>
      <text:p text:style-name="Preformatted_20_Text"><text:s text:c="3"/>reduce the size of a file by a complicated scheme that produces bit</text:p>
      <text:p text:style-name="Preformatted_20_Text"><text:s text:c="3"/>configurations completely unrelated to the original data, such as</text:p>
      <text:p text:style-name="Preformatted_20_Text"><text:s text:c="3"/>by a Huffman code. <text:s/>(The file ends up looking like a paper document</text:p>
      <text:p text:style-name="Preformatted_20_Text"><text:s text:c="3"/>would if somebody crunched the paper into a wad.) <text:s/>Since such</text:p>
      <text:p text:style-name="Preformatted_20_Text"><text:s text:c="3"/>compression usually takes more computations than simpler methods</text:p>
      <text:p text:style-name="Preformatted_20_Text"><text:s text:c="3"/>such as run-length encoding, the term is doubly appropriate. <text:s/>(This</text:p>
      <text:p text:style-name="Preformatted_20_Text"><text:s text:c="3"/>meaning is usually used in the construction `file crunch(ing)' to</text:p>
      <text:p text:style-name="Preformatted_20_Text"><text:s text:c="3"/>distinguish it from {number-crunching}.) <text:s/>See {compress}.</text:p>
      <text:p text:style-name="Preformatted_20_Text"><text:s text:c="3"/>3. n. The character `#'. <text:s/>Used at XEROX and CMU, among other</text:p>
      <text:p text:style-name="Preformatted_20_Text"><text:s text:c="3"/>places. <text:s/>See {{ASCII}}. <text:s/>4. vt. To squeeze program source into a</text:p>
      <text:p text:style-name="Preformatted_20_Text"><text:s text:c="3"/>minimum-size representation that will still compile or execute.</text:p>
      <text:p text:style-name="Preformatted_20_Text"><text:s text:c="3"/>The term came into being specifically for a famous program on the</text:p>
      <text:p text:style-name="Preformatted_20_Text"><text:s text:c="3"/>BBC micro that crunched BASIC source in order to make it run more</text:p>
      <text:p text:style-name="Preformatted_20_Text"><text:s text:c="3"/>quickly (it was a wholly interpretive BASIC, so the number of</text:p>
      <text:p text:style-name="Preformatted_20_Text"><text:s text:c="3"/>characters mattered). <text:s/>{Obfuscated C Contest} entries are often</text:p>
      <text:p text:style-name="Preformatted_20_Text"><text:s text:c="3"/>crunched; see the first example under that entry.</text:p>
      <text:p text:style-name="Preformatted_20_Text"/>
      <text:p text:style-name="Preformatted_20_Text">:cruncha cruncha cruncha: /kruhn'ch* kruhn'ch* kruhn'ch*/ interj.</text:p>
      <text:p text:style-name="Preformatted_20_Text"><text:s text:c="3"/>An encouragement sometimes muttered to a machine bogged down in a</text:p>
      <text:p text:style-name="Preformatted_20_Text"><text:s text:c="3"/>serious {grovel}. <text:s/>Also describes a notional sound made by</text:p>
      <text:p text:style-name="Preformatted_20_Text"><text:s text:c="3"/>groveling hardware. <text:s/>See {wugga wugga}, {grind} (sense 3).</text:p>
      <text:p text:style-name="Preformatted_20_Text"/>
      <text:p text:style-name="Preformatted_20_Text">:cryppie: /krip'ee/ n. A cryptographer. <text:s/>One who hacks or implements</text:p>
      <text:p text:style-name="Preformatted_20_Text"><text:s text:c="3"/>cryptographic software or hardware.</text:p>
      <text:p text:style-name="Preformatted_20_Text"/>
      <text:p text:style-name="Preformatted_20_Text">:CTSS: /C-T-S-S/ n. Compatible Time-Sharing System. <text:s/>An early</text:p>
      <text:p text:style-name="Preformatted_20_Text"><text:s text:c="3"/>(1963) experiment in the design of interactive time-sharing</text:p>
      <text:p text:style-name="Preformatted_20_Text"><text:s text:c="3"/>operating systems, ancestral to {{Multics}}, {{UNIX}}, and</text:p>
      <text:p text:style-name="Preformatted_20_Text"><text:s text:c="3"/>{{ITS}}. <text:s/>The name {{ITS}} (Incompatible Time-sharing System)</text:p>
      <text:p text:style-name="Preformatted_20_Text"><text:s text:c="3"/>was a hack on CTSS, meant both as a joke and to express some basic</text:p>
      <text:p text:style-name="Preformatted_20_Text"><text:s text:c="3"/>differences in philosophy about the way I/O services should be</text:p>
      <text:p text:style-name="Preformatted_20_Text"><text:s text:c="3"/>presented to user programs.</text:p>
      <text:p text:style-name="Preformatted_20_Text"/>
      <text:p text:style-name="Preformatted_20_Text">:CTY: /sit'ee/ or /C-T-Y/ n. [MIT] The terminal physically</text:p>
      <text:p text:style-name="Preformatted_20_Text"><text:s text:c="3"/>associated with a computer's system {{console}}. <text:s/>The term is a</text:p>
      <text:p text:style-name="Preformatted_20_Text"><text:s text:c="3"/>contraction of `Console {tty}', that is, `Console TeleTYpe'.</text:p>
      <text:p text:style-name="Preformatted_20_Text"><text:s text:c="3"/>This {{ITS}}- and {{TOPS-10}}-associated term has become less</text:p>
      <text:p text:style-name="Preformatted_20_Text"><text:s text:c="3"/>common, as most UNIX hackers simply refer to the CTY as `the</text:p>
      <text:p text:style-name="Preformatted_20_Text"><text:s text:c="3"/>console'.</text:p>
      <text:p text:style-name="Preformatted_20_Text"/>
      <text:p text:style-name="Preformatted_20_Text">:cube: n. 1. [short for `cubicle'] A module in the open-plan</text:p>
      <text:p text:style-name="Preformatted_20_Text"><text:s text:c="3"/>offices used at many programming shops. <text:s/>"I've got the manuals in</text:p>
      <text:p text:style-name="Preformatted_20_Text"><text:s text:c="3"/>my cube." <text:s/>2. A NeXT machine (which resembles a matte-black cube).</text:p>
      <text:p text:style-name="Preformatted_20_Text"/>
      <text:p text:style-name="Preformatted_20_Text">:cubing: [parallel with `tubing'] vi. 1. Hacking on an IPSC (Intel</text:p>
      <text:p text:style-name="Preformatted_20_Text"><text:s text:c="3"/>Personal SuperComputer) hypercube. <text:s/>"Louella's gone cubing</text:p>
      <text:p text:style-name="Preformatted_20_Text"><text:s text:c="3"/>*again*!!" <text:s/>2. Hacking Rubik's Cube or related puzzles,</text:p>
      <text:p text:style-name="Preformatted_20_Text"><text:s text:c="3"/>either physically or mathematically. <text:s/>3. An indescribable form of</text:p>
      <text:p text:style-name="Preformatted_20_Text"><text:soft-page-break/><text:s text:c="3"/>self-torture (see sense 1 or 2).</text:p>
      <text:p text:style-name="Preformatted_20_Text"/>
      <text:p text:style-name="Preformatted_20_Text">:cursor dipped in X: n. There are a couple of metaphors in English</text:p>
      <text:p text:style-name="Preformatted_20_Text"><text:s text:c="3"/>of the form `pen dipped in X' (perhaps the most common values of X</text:p>
      <text:p text:style-name="Preformatted_20_Text"><text:s text:c="3"/>are `acid', `bile', and `vitriol'). <text:s/>These map over neatly to this</text:p>
      <text:p text:style-name="Preformatted_20_Text"><text:s text:c="3"/>hackish usage (the cursor being what moves, leaving letters behind,</text:p>
      <text:p text:style-name="Preformatted_20_Text"><text:s text:c="3"/>when one is composing on-line). <text:s/>"Talk about a {nastygram}! <text:s/>He</text:p>
      <text:p text:style-name="Preformatted_20_Text"><text:s text:c="3"/>must've had his cursor dipped in acid when he wrote that one!"</text:p>
      <text:p text:style-name="Preformatted_20_Text"/>
      <text:p text:style-name="Preformatted_20_Text">:cuspy: /kuhs'pee/ [WPI: from the DEC abbreviation CUSP, for `Commonly</text:p>
      <text:p text:style-name="Preformatted_20_Text"><text:s text:c="3"/>Used System Program', i.e., a utility program used by many people]</text:p>
      <text:p text:style-name="Preformatted_20_Text"><text:s text:c="3"/>adj. 1. (of a program) Well-written. <text:s/>2. Functionally excellent. <text:s/>A</text:p>
      <text:p text:style-name="Preformatted_20_Text"><text:s text:c="3"/>program that performs well and interfaces well to users is cuspy.</text:p>
      <text:p text:style-name="Preformatted_20_Text"><text:s text:c="3"/>See {rude}. <text:s/>3. [NYU] Said of an attractive woman, especially one</text:p>
      <text:p text:style-name="Preformatted_20_Text"><text:s text:c="3"/>regarded as available. <text:s/>Implies a certain curvaceousness.</text:p>
      <text:p text:style-name="Preformatted_20_Text"/>
      <text:p text:style-name="Preformatted_20_Text">:cut a tape: vi. To write a software or document distribution on</text:p>
      <text:p text:style-name="Preformatted_20_Text"><text:s text:c="3"/>magnetic tape for shipment. <text:s/>Has nothing to do with physically</text:p>
      <text:p text:style-name="Preformatted_20_Text"><text:s text:c="3"/>cutting the medium! <text:s/>Early versions of this lexicon claimed that</text:p>
      <text:p text:style-name="Preformatted_20_Text"><text:s text:c="3"/>one never analogously speaks of `cutting a disk', but this has</text:p>
      <text:p text:style-name="Preformatted_20_Text"><text:s text:c="3"/>since been reported as live usage. <text:s/>Related slang usages are</text:p>
      <text:p text:style-name="Preformatted_20_Text"><text:s text:c="3"/>mainstream business's `cut a check', the recording industry's</text:p>
      <text:p text:style-name="Preformatted_20_Text"><text:s text:c="3"/>`cut a record', and the military's `cut an order'.</text:p>
      <text:p text:style-name="Preformatted_20_Text"/>
      <text:p text:style-name="Preformatted_20_Text"><text:s text:c="3"/>All of these usages reflect physical processes in obsolete</text:p>
      <text:p text:style-name="Preformatted_20_Text"><text:s text:c="3"/>recording and duplication technologies. <text:s/>The first stage in</text:p>
      <text:p text:style-name="Preformatted_20_Text"><text:s text:c="3"/>manufacturing an old-style vinyl record involved cutting grooves in</text:p>
      <text:p text:style-name="Preformatted_20_Text"><text:s text:c="3"/>a stamping die with a precision lathe. <text:s/>More mundanely, the</text:p>
      <text:p text:style-name="Preformatted_20_Text"><text:s text:c="3"/>dominant technology for mass duplication of paper documents in</text:p>
      <text:p text:style-name="Preformatted_20_Text"><text:s text:c="3"/>pre-photocopying days involved "cutting a stencil", punching away</text:p>
      <text:p text:style-name="Preformatted_20_Text"><text:s text:c="3"/>portions of the wax overlay on a silk screen. <text:s/>More directly,</text:p>
      <text:p text:style-name="Preformatted_20_Text"><text:s text:c="3"/>paper tape with holes punched in it was an inportant early storage</text:p>
      <text:p text:style-name="Preformatted_20_Text"><text:s text:c="3"/>medium.</text:p>
      <text:p text:style-name="Preformatted_20_Text"/>
      <text:p text:style-name="Preformatted_20_Text">:cybercrud: /si:'ber-kruhd/ [coined by Ted Nelson] n. Obfuscatory</text:p>
      <text:p text:style-name="Preformatted_20_Text"><text:s text:c="3"/>tech-talk. <text:s/>Verbiage with a high {MEGO} factor. <text:s/>The computer</text:p>
      <text:p text:style-name="Preformatted_20_Text"><text:s text:c="3"/>equivalent of bureaucratese.</text:p>
      <text:p text:style-name="Preformatted_20_Text"/>
      <text:p text:style-name="Preformatted_20_Text">:cyberpunk: /si:'ber-puhnk/ [orig. by SF writer Bruce Bethke</text:p>
      <text:p text:style-name="Preformatted_20_Text"><text:s text:c="3"/>and/or editor Gardner Dozois] n.,adj. A subgenre of SF launched</text:p>
      <text:p text:style-name="Preformatted_20_Text"><text:s text:c="3"/>in 1982 by William Gibson's epoch-making novel `Neuromancer'</text:p>
      <text:p text:style-name="Preformatted_20_Text"><text:s text:c="3"/>(though its roots go back through Vernor Vinge's `True Names'</text:p>
      <text:p text:style-name="Preformatted_20_Text"><text:s text:c="3"/>(see "{True Names ... and Other Dangers}" in</text:p>
      <text:p text:style-name="Preformatted_20_Text"><text:s text:c="3"/>appendix C) to John Brunner's 1975 novel `The Shockwave</text:p>
      <text:p text:style-name="Preformatted_20_Text"><text:s text:c="3"/>Rider'). <text:s/>Gibson's near-total ignorance of computers and the</text:p>
      <text:p text:style-name="Preformatted_20_Text"><text:s text:c="3"/>present-day hacker culture enabled him to speculate about the role</text:p>
      <text:p text:style-name="Preformatted_20_Text"><text:s text:c="3"/>of computers and hackers in the future in ways hackers have since</text:p>
      <text:p text:style-name="Preformatted_20_Text"><text:s text:c="3"/>found both irritatingly na"ive and tremendously stimulating.</text:p>
      <text:p text:style-name="Preformatted_20_Text"><text:s text:c="3"/>Gibson's work was widely imitated, in particular by the short-lived</text:p>
      <text:p text:style-name="Preformatted_20_Text"><text:s text:c="3"/>but innovative "Max Headroom" TV series. <text:s/>See</text:p>
      <text:p text:style-name="Preformatted_20_Text"><text:s text:c="3"/>{cyberspace}, {ice}, {jack in}, {go flatline}.</text:p>
      <text:p text:style-name="Preformatted_20_Text"/>
      <text:p text:style-name="Preformatted_20_Text">:cyberspace: /si:'ber-spays/ n. 1. Notional `information-space'</text:p>
      <text:p text:style-name="Preformatted_20_Text"><text:s text:c="3"/>loaded with visual cues and navigable with brain-computer</text:p>
      <text:p text:style-name="Preformatted_20_Text"><text:s text:c="3"/>interfaces called `cyberspace decks'; a characteristic prop of</text:p>
      <text:p text:style-name="Preformatted_20_Text"><text:s text:c="3"/>{cyberpunk} SF. <text:s/>At the time of this writing (mid-1991),</text:p>
      <text:p text:style-name="Preformatted_20_Text"><text:s text:c="3"/>serious efforts to construct {virtual reality} interfaces</text:p>
      <text:p text:style-name="Preformatted_20_Text"><text:s text:c="3"/>modeled explicitly on Gibsonian cyberspace are already under way,</text:p>
      <text:p text:style-name="Preformatted_20_Text"><text:soft-page-break/><text:s text:c="3"/>using more conventional devices such as glove sensors and binocular</text:p>
      <text:p text:style-name="Preformatted_20_Text"><text:s text:c="3"/>TV headsets. <text:s/>Few hackers are prepared to deny outright the</text:p>
      <text:p text:style-name="Preformatted_20_Text"><text:s text:c="3"/>possibility of a cyberspace someday evolving out of the network</text:p>
      <text:p text:style-name="Preformatted_20_Text"><text:s text:c="3"/>(see {network, the}). <text:s/>2. Occasionally, the metaphoric location</text:p>
      <text:p text:style-name="Preformatted_20_Text"><text:s text:c="3"/>of the mind of a person in {hack mode}. <text:s/>Some hackers report</text:p>
      <text:p text:style-name="Preformatted_20_Text"><text:s text:c="3"/>experiencing strong eidetic imagery when in hack mode;</text:p>
      <text:p text:style-name="Preformatted_20_Text"><text:s text:c="3"/>interestingly, independent reports from multiple sources suggest</text:p>
      <text:p text:style-name="Preformatted_20_Text"><text:s text:c="3"/>that there are common features to the experience. <text:s/>In particular,</text:p>
      <text:p text:style-name="Preformatted_20_Text"><text:s text:c="3"/>the dominant colors of this subjective `cyberspace' are often</text:p>
      <text:p text:style-name="Preformatted_20_Text"><text:s text:c="3"/>gray and silver, and the imagery often involves constellations of</text:p>
      <text:p text:style-name="Preformatted_20_Text"><text:s text:c="3"/>marching dots, elaborate shifting patterns of lines and angles, or</text:p>
      <text:p text:style-name="Preformatted_20_Text"><text:s text:c="3"/>moire patterns.</text:p>
      <text:p text:style-name="Preformatted_20_Text"/>
      <text:p text:style-name="Preformatted_20_Text">:cycle: 1. n. The basic unit of computation. <text:s/>What every hacker</text:p>
      <text:p text:style-name="Preformatted_20_Text"><text:s text:c="3"/>wants more of (noted hacker Bill Gosper describes himself as a</text:p>
      <text:p text:style-name="Preformatted_20_Text"><text:s text:c="3"/>"cycle junkie"). One can describe an instruction as taking so</text:p>
      <text:p text:style-name="Preformatted_20_Text"><text:s text:c="3"/>many `clock cycles'. <text:s/>Often the computer can access its</text:p>
      <text:p text:style-name="Preformatted_20_Text"><text:s text:c="3"/>memory once on every clock cycle, and so one speaks also of</text:p>
      <text:p text:style-name="Preformatted_20_Text"><text:s text:c="3"/>`memory cycles'. <text:s/>These are technical meanings of {cycle}. <text:s/>The</text:p>
      <text:p text:style-name="Preformatted_20_Text"><text:s text:c="3"/>jargon meaning comes from the observation that there are only so</text:p>
      <text:p text:style-name="Preformatted_20_Text"><text:s text:c="3"/>many cycles per second, and when you are sharing a computer the</text:p>
      <text:p text:style-name="Preformatted_20_Text"><text:s text:c="3"/>cycles get divided up among the users. <text:s/>The more cycles the</text:p>
      <text:p text:style-name="Preformatted_20_Text"><text:s text:c="3"/>computer spends working on your program rather than someone else's,</text:p>
      <text:p text:style-name="Preformatted_20_Text"><text:s text:c="3"/>the faster your program will run. <text:s/>That's why every hacker wants</text:p>
      <text:p text:style-name="Preformatted_20_Text"><text:s text:c="3"/>more cycles: so he can spend less time waiting for the computer to</text:p>
      <text:p text:style-name="Preformatted_20_Text"><text:s text:c="3"/>respond. <text:s/>2. By extension, a notional unit of *human* thought</text:p>
      <text:p text:style-name="Preformatted_20_Text"><text:s text:c="3"/>power, emphasizing that lots of things compete for the typical</text:p>
      <text:p text:style-name="Preformatted_20_Text"><text:s text:c="3"/>hacker's think time. <text:s/>"I refused to get involved with the Rubik's</text:p>
      <text:p text:style-name="Preformatted_20_Text"><text:s text:c="3"/>Cube back when it was big. <text:s/>Knew I'd burn too many cycles on it if</text:p>
      <text:p text:style-name="Preformatted_20_Text"><text:s text:c="3"/>I let myself." <text:s/>3. vt. Syn. {bounce}, {120 reset}; from the</text:p>
      <text:p text:style-name="Preformatted_20_Text"><text:s text:c="3"/>phrase `cycle power'. "Cycle the machine again, that serial port's</text:p>
      <text:p text:style-name="Preformatted_20_Text"><text:s text:c="3"/>still hung."</text:p>
      <text:p text:style-name="Preformatted_20_Text"/>
      <text:p text:style-name="Preformatted_20_Text">:cycle crunch: n. A situation where the number of people trying to</text:p>
      <text:p text:style-name="Preformatted_20_Text"><text:s text:c="3"/>use the computer simultaneously has reached the point where no one</text:p>
      <text:p text:style-name="Preformatted_20_Text"><text:s text:c="3"/>can get enough cycles because they are spread too thin and the</text:p>
      <text:p text:style-name="Preformatted_20_Text"><text:s text:c="3"/>system has probably begun to {thrash}. <text:s/>This is an inevitable</text:p>
      <text:p text:style-name="Preformatted_20_Text"><text:s text:c="3"/>result of Parkinson's Law applied to timesharing. <text:s/>Usually the only</text:p>
      <text:p text:style-name="Preformatted_20_Text"><text:s text:c="3"/>solution is to buy more computer. <text:s/>Happily, this has rapidly become</text:p>
      <text:p text:style-name="Preformatted_20_Text"><text:s text:c="3"/>easier in recent years, so much so that the very term `cycle</text:p>
      <text:p text:style-name="Preformatted_20_Text"><text:s text:c="3"/>crunch' now has a faintly archaic flavor; most hackers now use</text:p>
      <text:p text:style-name="Preformatted_20_Text"><text:s text:c="3"/>workstations or personal computers as opposed to traditional</text:p>
      <text:p text:style-name="Preformatted_20_Text"><text:s text:c="3"/>timesharing systems.</text:p>
      <text:p text:style-name="Preformatted_20_Text"/>
      <text:p text:style-name="Preformatted_20_Text">:cycle drought: n. A scarcity of cycles. <text:s/>It may be due to a {cycle</text:p>
      <text:p text:style-name="Preformatted_20_Text"><text:s text:c="3"/>crunch}, but it could also occur because part of the computer is</text:p>
      <text:p text:style-name="Preformatted_20_Text"><text:s text:c="3"/>temporarily not working, leaving fewer cycles to go around.</text:p>
      <text:p text:style-name="Preformatted_20_Text"><text:s text:c="3"/>"The {high moby} is {down}, so we're running with only</text:p>
      <text:p text:style-name="Preformatted_20_Text"><text:s text:c="3"/>half the usual amount of memory. <text:s/>There will be a cycle drought</text:p>
      <text:p text:style-name="Preformatted_20_Text"><text:s text:c="3"/>until it's fixed."</text:p>
      <text:p text:style-name="Preformatted_20_Text"/>
      <text:p text:style-name="Preformatted_20_Text">:cycle of reincarnation: [coined by Ivan Sutherland ca. 1970] n.</text:p>
      <text:p text:style-name="Preformatted_20_Text"><text:s text:c="3"/>Term used to refer to a well-known effect whereby function in a</text:p>
      <text:p text:style-name="Preformatted_20_Text"><text:s text:c="3"/>computing system family is migrated out to special-purpose</text:p>
      <text:p text:style-name="Preformatted_20_Text"><text:s text:c="3"/>peripheral hardware for speed, then the peripheral evolves toward</text:p>
      <text:p text:style-name="Preformatted_20_Text"><text:s text:c="3"/>more computing power as it does its job, then somebody notices that</text:p>
      <text:p text:style-name="Preformatted_20_Text"><text:s text:c="3"/>it is inefficient to support two asymmetrical processors in the</text:p>
      <text:p text:style-name="Preformatted_20_Text"><text:s text:c="3"/>architecture and folds the function back into the main CPU, at</text:p>
      <text:p text:style-name="Preformatted_20_Text"><text:soft-page-break/><text:s text:c="3"/>which point the cycle begins again. <text:s/>Several iterations of this</text:p>
      <text:p text:style-name="Preformatted_20_Text"><text:s text:c="3"/>cycle have been observed in graphics-processor design, and at least</text:p>
      <text:p text:style-name="Preformatted_20_Text"><text:s text:c="3"/>one or two in communications and floating-point processors. <text:s/>Also</text:p>
      <text:p text:style-name="Preformatted_20_Text"><text:s text:c="3"/>known as `the Wheel of Life', `the Wheel of Samsara', and other</text:p>
      <text:p text:style-name="Preformatted_20_Text"><text:s text:c="3"/>variations of the basic Hindu/Buddhist theological idea.</text:p>
      <text:p text:style-name="Preformatted_20_Text"/>
      <text:p text:style-name="Preformatted_20_Text">:cycle server: n. A powerful machine that exists primarily for</text:p>
      <text:p text:style-name="Preformatted_20_Text"><text:s text:c="3"/>running large {batch} jobs. <text:s/>Implies that interactive tasks such as</text:p>
      <text:p text:style-name="Preformatted_20_Text"><text:s text:c="3"/>editing are done on other machines on the network, such as</text:p>
      <text:p text:style-name="Preformatted_20_Text"><text:s text:c="3"/>workstations.</text:p>
      <text:p text:style-name="Preformatted_20_Text"/>
      <text:p text:style-name="Preformatted_20_Text">= D =</text:p>
      <text:p text:style-name="Preformatted_20_Text">=====</text:p>
      <text:p text:style-name="Preformatted_20_Text"/>
      <text:p text:style-name="Preformatted_20_Text">:D. C. Power Lab: n. The former site of {{SAIL}}. <text:s/>Hackers thought</text:p>
      <text:p text:style-name="Preformatted_20_Text"><text:s text:c="3"/>this was very funny because the obvious connection to electrical</text:p>
      <text:p text:style-name="Preformatted_20_Text"><text:s text:c="3"/>engineering was nonexistent --- the lab was named for a Donald C.</text:p>
      <text:p text:style-name="Preformatted_20_Text"><text:s text:c="3"/>Power. <text:s/>Compare {Marginal Hacks}.</text:p>
      <text:p text:style-name="Preformatted_20_Text"/>
      <text:p text:style-name="Preformatted_20_Text">:daemon: /day'mn/ or /dee'mn/ [from the mythological meaning,</text:p>
      <text:p text:style-name="Preformatted_20_Text"><text:s text:c="3"/>later rationalized as the acronym `Disk And Execution MONitor'] n.</text:p>
      <text:p text:style-name="Preformatted_20_Text"><text:s text:c="3"/>A program that is not invoked explicitly, but lies dormant waiting</text:p>
      <text:p text:style-name="Preformatted_20_Text"><text:s text:c="3"/>for some condition(s) to occur. <text:s/>The idea is that the perpetrator</text:p>
      <text:p text:style-name="Preformatted_20_Text"><text:s text:c="3"/>of the condition need not be aware that a daemon is lurking (though</text:p>
      <text:p text:style-name="Preformatted_20_Text"><text:s text:c="3"/>often a program will commit an action only because it knows that it</text:p>
      <text:p text:style-name="Preformatted_20_Text"><text:s text:c="3"/>will implicitly invoke a daemon). <text:s/>For example, under {{ITS}}</text:p>
      <text:p text:style-name="Preformatted_20_Text"><text:s text:c="3"/>writing a file on the {LPT} spooler's directory would invoke the</text:p>
      <text:p text:style-name="Preformatted_20_Text"><text:s text:c="3"/>spooling daemon, which would then print the file. <text:s/>The advantage is</text:p>
      <text:p text:style-name="Preformatted_20_Text"><text:s text:c="3"/>that programs wanting (in this example) files printed need not</text:p>
      <text:p text:style-name="Preformatted_20_Text"><text:s text:c="3"/>compete for access to the {LPT}. <text:s/>They simply enter their</text:p>
      <text:p text:style-name="Preformatted_20_Text"><text:s text:c="3"/>implicit requests and let the daemon decide what to do with them.</text:p>
      <text:p text:style-name="Preformatted_20_Text"><text:s text:c="3"/>Daemons are usually spawned automatically by the system, and may</text:p>
      <text:p text:style-name="Preformatted_20_Text"><text:s text:c="3"/>either live forever or be regenerated at intervals. <text:s/>Daemon and</text:p>
      <text:p text:style-name="Preformatted_20_Text"><text:s text:c="3"/>{demon} are often used interchangeably, but seem to have</text:p>
      <text:p text:style-name="Preformatted_20_Text"><text:s text:c="3"/>distinct connotations. <text:s/>The term `daemon' was introduced to</text:p>
      <text:p text:style-name="Preformatted_20_Text"><text:s text:c="3"/>computing by {CTSS} people (who pronounced it /dee'mon/) and</text:p>
      <text:p text:style-name="Preformatted_20_Text"><text:s text:c="3"/>used it to refer to what ITS called a {dragon}. <text:s/>Although the</text:p>
      <text:p text:style-name="Preformatted_20_Text"><text:s text:c="3"/>meaning and the pronunciation have drifted, we think this glossary</text:p>
      <text:p text:style-name="Preformatted_20_Text"><text:s text:c="3"/>reflects current (1991) usage.</text:p>
      <text:p text:style-name="Preformatted_20_Text"/>
      <text:p text:style-name="Preformatted_20_Text">:dangling pointer: n. A reference that doesn't actually lead</text:p>
      <text:p text:style-name="Preformatted_20_Text"><text:s text:c="3"/>anywhere (in C and some other languages, a pointer that doesn't</text:p>
      <text:p text:style-name="Preformatted_20_Text"><text:s text:c="3"/>actually point at anything valid). <text:s/>Usually this is because it</text:p>
      <text:p text:style-name="Preformatted_20_Text"><text:s text:c="3"/>formerly pointed to something that has moved or disappeared. <text:s/>Used</text:p>
      <text:p text:style-name="Preformatted_20_Text"><text:s text:c="3"/>as jargon in a generalization of its techspeak meaning; for</text:p>
      <text:p text:style-name="Preformatted_20_Text"><text:s text:c="3"/>example, a local phone number for a person who has since moved to</text:p>
      <text:p text:style-name="Preformatted_20_Text"><text:s text:c="3"/>the other coast is a dangling pointer.</text:p>
      <text:p text:style-name="Preformatted_20_Text"/>
      <text:p text:style-name="Preformatted_20_Text">:dark-side hacker: n. A criminal or malicious hacker; a</text:p>
      <text:p text:style-name="Preformatted_20_Text"><text:s text:c="3"/>{cracker}. <text:s/>From George Lucas's Darth Vader, "seduced by the</text:p>
      <text:p text:style-name="Preformatted_20_Text"><text:s text:c="3"/>dark side of the Force". <text:s/>The implication that hackers form a</text:p>
      <text:p text:style-name="Preformatted_20_Text"><text:s text:c="3"/>sort of elite of technological Jedi Knights is intended. <text:s/>Oppose</text:p>
      <text:p text:style-name="Preformatted_20_Text"><text:s text:c="3"/>{samurai}.</text:p>
      <text:p text:style-name="Preformatted_20_Text"/>
      <text:p text:style-name="Preformatted_20_Text">:Datamation: /day`t*-may'sh*n/ n. A magazine that many hackers</text:p>
      <text:p text:style-name="Preformatted_20_Text"><text:s text:c="3"/>assume all {suit}s read. <text:s/>Used to question an unbelieved quote,</text:p>
      <text:p text:style-name="Preformatted_20_Text"><text:s text:c="3"/>as in "Did you read that in `Datamation?'" It used to</text:p>
      <text:p text:style-name="Preformatted_20_Text"><text:s text:c="3"/>publish something hackishly funny every once in a while, like the</text:p>
      <text:p text:style-name="Preformatted_20_Text"><text:soft-page-break/><text:s text:c="3"/>original paper on {COME FROM} in 1973, but it has since become much</text:p>
      <text:p text:style-name="Preformatted_20_Text"><text:s text:c="3"/>more exclusively {suit}-oriented and boring.</text:p>
      <text:p text:style-name="Preformatted_20_Text"/>
      <text:p text:style-name="Preformatted_20_Text">:DAU: /dow/ [German Fidonet] n. German acronym for</text:p>
      <text:p text:style-name="Preformatted_20_Text"><text:s text:c="2"/>D"ummster Anzunehmender User (stupiest imaginable user). See</text:p>
      <text:p text:style-name="Preformatted_20_Text"><text:s text:c="2"/>{cretin}, {fool}, {loser} and {weasel}.</text:p>
      <text:p text:style-name="Preformatted_20_Text"/>
      <text:p text:style-name="Preformatted_20_Text">:day mode: n. See {phase} (sense 1). <text:s/>Used of people only.</text:p>
      <text:p text:style-name="Preformatted_20_Text"/>
      <text:p text:style-name="Preformatted_20_Text">:dd: /dee-dee/ [UNIX: from IBM {JCL}] vt. Equivalent to</text:p>
      <text:p text:style-name="Preformatted_20_Text"><text:s text:c="3"/>{cat} or {BLT}. <text:s/>This was originally the name of a UNIX copy</text:p>
      <text:p text:style-name="Preformatted_20_Text"><text:s text:c="3"/>command with special options suitable for block-oriented devices.</text:p>
      <text:p text:style-name="Preformatted_20_Text"><text:s text:c="3"/>Often used in heavy-handed system maintenance, as in "Let's</text:p>
      <text:p text:style-name="Preformatted_20_Text"><text:s text:c="3"/>`dd' the root partition onto a tape, then use the boot PROM to</text:p>
      <text:p text:style-name="Preformatted_20_Text"><text:s text:c="3"/>load it back on to a new disk". <text:s/>The UNIX `dd(1)' was</text:p>
      <text:p text:style-name="Preformatted_20_Text"><text:s text:c="3"/>designed with a weird, distinctly non-UNIXy keyword option syntax</text:p>
      <text:p text:style-name="Preformatted_20_Text"><text:s text:c="3"/>reminiscent of IBM System/360 JCL (which had an elaborate DD `Dataset</text:p>
      <text:p text:style-name="Preformatted_20_Text"><text:s text:c="3"/>Definition' specification for I/O devices); though the command</text:p>
      <text:p text:style-name="Preformatted_20_Text"><text:s text:c="3"/>filled a need, the interface design was clearly a prank. <text:s/>The</text:p>
      <text:p text:style-name="Preformatted_20_Text"><text:s text:c="3"/>jargon usage is now very rare outside UNIX sites and now nearly</text:p>
      <text:p text:style-name="Preformatted_20_Text"><text:s text:c="3"/>obsolete even there, as `dd(1)' has been {deprecated} for a</text:p>
      <text:p text:style-name="Preformatted_20_Text"><text:s text:c="3"/>long time (though it has no exact replacement). <text:s/>Replaced by</text:p>
      <text:p text:style-name="Preformatted_20_Text"><text:s text:c="3"/>{BLT} or simple English `copy'.</text:p>
      <text:p text:style-name="Preformatted_20_Text"/>
      <text:p text:style-name="Preformatted_20_Text">:DDT: /D-D-T/ n. 1. Generic term for a program that assists in</text:p>
      <text:p text:style-name="Preformatted_20_Text"><text:s text:c="3"/>debugging other programs by showing individual machine instructions</text:p>
      <text:p text:style-name="Preformatted_20_Text"><text:s text:c="3"/>in a readable symbolic form and letting the user change them. <text:s/>In</text:p>
      <text:p text:style-name="Preformatted_20_Text"><text:s text:c="3"/>this sense the term DDT is now archaic, having been widely</text:p>
      <text:p text:style-name="Preformatted_20_Text"><text:s text:c="3"/>displaced by `debugger' or names of individual programs like</text:p>
      <text:p text:style-name="Preformatted_20_Text"><text:s text:c="3"/>`dbx', `adb', `gdb', or `sdb'. <text:s/>2. [ITS] Under</text:p>
      <text:p text:style-name="Preformatted_20_Text"><text:s text:c="3"/>MIT's fabled {{ITS}} operating system, DDT (running under the alias</text:p>
      <text:p text:style-name="Preformatted_20_Text"><text:s text:c="3"/>HACTRN) was also used as the {shell} or top level command</text:p>
      <text:p text:style-name="Preformatted_20_Text"><text:s text:c="3"/>language used to execute other programs. <text:s/>3. Any one of several</text:p>
      <text:p text:style-name="Preformatted_20_Text"><text:s text:c="3"/>specific DDTs (sense 1) supported on early DEC hardware. <text:s/>The DEC</text:p>
      <text:p text:style-name="Preformatted_20_Text"><text:s text:c="3"/>PDP-10 Reference Handbook (1969) contained a footnote on the first</text:p>
      <text:p text:style-name="Preformatted_20_Text"><text:s text:c="3"/>page of the documentation for DDT which illuminates the origin of</text:p>
      <text:p text:style-name="Preformatted_20_Text"><text:s text:c="3"/>the term:</text:p>
      <text:p text:style-name="Preformatted_20_Text"/>
      <text:p text:style-name="Preformatted_20_Text"><text:s text:c="5"/>Historical footnote: DDT was developed at MIT for the PDP-1</text:p>
      <text:p text:style-name="Preformatted_20_Text"><text:s text:c="5"/>computer in 1961. <text:s/>At that time DDT stood for "DEC Debugging Tape".</text:p>
      <text:p text:style-name="Preformatted_20_Text"><text:s text:c="5"/>Since then, the idea of an on-line debugging program has propagated</text:p>
      <text:p text:style-name="Preformatted_20_Text"><text:s text:c="5"/>throughout the computer industry. <text:s/>DDT programs are now available</text:p>
      <text:p text:style-name="Preformatted_20_Text"><text:s text:c="5"/>for all DEC computers. <text:s/>Since media other than tape are now</text:p>
      <text:p text:style-name="Preformatted_20_Text"><text:s text:c="5"/>frequently used, the more descriptive name "Dynamic Debugging</text:p>
      <text:p text:style-name="Preformatted_20_Text"><text:s text:c="5"/>Technique" has been adopted, retaining the DDT abbreviation.</text:p>
      <text:p text:style-name="Preformatted_20_Text"><text:s text:c="5"/>Confusion between DDT-10 and another well known pesticide,</text:p>
      <text:p text:style-name="Preformatted_20_Text"><text:s text:c="5"/>dichloro-diphenyl-trichloroethane (C14-H9-Cl5) should be minimal</text:p>
      <text:p text:style-name="Preformatted_20_Text"><text:s text:c="5"/>since each attacks a different, and apparently mutually exclusive,</text:p>
      <text:p text:style-name="Preformatted_20_Text"><text:s text:c="5"/>class of bugs.</text:p>
      <text:p text:style-name="Preformatted_20_Text"/>
      <text:p text:style-name="Preformatted_20_Text"><text:s text:c="3"/>Sadly, this quotation was removed from later editions of the</text:p>
      <text:p text:style-name="Preformatted_20_Text"><text:s text:c="3"/>handbook after the {suit}s took over and DEC became much more</text:p>
      <text:p text:style-name="Preformatted_20_Text"><text:s text:c="3"/>`businesslike'.</text:p>
      <text:p text:style-name="Preformatted_20_Text"/>
      <text:p text:style-name="Preformatted_20_Text"><text:s text:c="3"/>The history above is known to many old-time hackers. <text:s/>But there's</text:p>
      <text:p text:style-name="Preformatted_20_Text"><text:s text:c="3"/>more: Peter Samson, author of the {TMRC} lexicon, reports that</text:p>
      <text:p text:style-name="Preformatted_20_Text"><text:s text:c="3"/>he named `DDT' after a similar tool on the TX-0 computer, the</text:p>
      <text:p text:style-name="Preformatted_20_Text"><text:s text:c="3"/>direct ancestor of the PDP-1 built at MIT's Lincoln Lab in 1957.</text:p>
      <text:p text:style-name="Preformatted_20_Text"><text:soft-page-break/><text:s text:c="3"/>The debugger on that ground-breaking machine (the first</text:p>
      <text:p text:style-name="Preformatted_20_Text"><text:s text:c="3"/>transistorized computer) rejoiced in the name FLIT (FLexowriter</text:p>
      <text:p text:style-name="Preformatted_20_Text"><text:s text:c="3"/>Interrogation Tape).</text:p>
      <text:p text:style-name="Preformatted_20_Text"/>
      <text:p text:style-name="Preformatted_20_Text">:de-rezz: /dee-rez'/ [from `de-resolve' via the movie "Tron"]</text:p>
      <text:p text:style-name="Preformatted_20_Text"><text:s text:c="3"/>(also `derez') 1. vi. To disappear or dissolve; the image that goes</text:p>
      <text:p text:style-name="Preformatted_20_Text"><text:s text:c="3"/>with it is of an object breaking up into raster lines and static</text:p>
      <text:p text:style-name="Preformatted_20_Text"><text:s text:c="3"/>and then dissolving. <text:s/>Occasionally used of a person who seems to</text:p>
      <text:p text:style-name="Preformatted_20_Text"><text:s text:c="3"/>have suddenly `fuzzed out' mentally rather than physically.</text:p>
      <text:p text:style-name="Preformatted_20_Text"><text:s text:c="3"/>Usage: extremely silly, also rare. <text:s/>This verb was actually invented</text:p>
      <text:p text:style-name="Preformatted_20_Text"><text:s text:c="3"/>as *fictional* hacker jargon, and adopted in a spirit of irony</text:p>
      <text:p text:style-name="Preformatted_20_Text"><text:s text:c="3"/>by real hackers years after the fact. <text:s/>2. vt. On a Macintosh, many</text:p>
      <text:p text:style-name="Preformatted_20_Text"><text:s text:c="3"/>program structures (including the code itself) are managed in small</text:p>
      <text:p text:style-name="Preformatted_20_Text"><text:s text:c="3"/>segments of the program file known as `resources'. The standard</text:p>
      <text:p text:style-name="Preformatted_20_Text"><text:s text:c="3"/>resource compiler is Rez. <text:s/>The standard resource decompiler is</text:p>
      <text:p text:style-name="Preformatted_20_Text"><text:s text:c="3"/>DeRez. <text:s/>Thus, decompiling a resource is `derezzing'. <text:s/>Usage: very</text:p>
      <text:p text:style-name="Preformatted_20_Text"><text:s text:c="3"/>common.</text:p>
      <text:p text:style-name="Preformatted_20_Text"/>
      <text:p text:style-name="Preformatted_20_Text">:dead: adj. 1. Non-functional; {down}; {crash}ed. <text:s/>Especially</text:p>
      <text:p text:style-name="Preformatted_20_Text"><text:s text:c="3"/>used of hardware. <text:s/>2. At XEROX PARC, software that is working but</text:p>
      <text:p text:style-name="Preformatted_20_Text"><text:s text:c="3"/>not undergoing continued development and support.</text:p>
      <text:p text:style-name="Preformatted_20_Text"/>
      <text:p text:style-name="Preformatted_20_Text">:dead code: n. Routines that can never be accessed because all calls</text:p>
      <text:p text:style-name="Preformatted_20_Text"><text:s text:c="3"/>to them have been removed, or code that cannot be reached because</text:p>
      <text:p text:style-name="Preformatted_20_Text"><text:s text:c="3"/>it is guarded by a control structure that provably must always</text:p>
      <text:p text:style-name="Preformatted_20_Text"><text:s text:c="3"/>transfer control somewhere else. <text:s/>The presence of dead code may</text:p>
      <text:p text:style-name="Preformatted_20_Text"><text:s text:c="3"/>reveal either logical errors due to alterations in the program or</text:p>
      <text:p text:style-name="Preformatted_20_Text"><text:s text:c="3"/>significant changes in the assumptions and environment of the</text:p>
      <text:p text:style-name="Preformatted_20_Text"><text:s text:c="3"/>program (see also {software rot}); a good compiler should report</text:p>
      <text:p text:style-name="Preformatted_20_Text"><text:s text:c="3"/>dead code so a maintainer can think about what it means. <text:s/>Syn.</text:p>
      <text:p text:style-name="Preformatted_20_Text"><text:s text:c="3"/>{grunge}.</text:p>
      <text:p text:style-name="Preformatted_20_Text"/>
      <text:p text:style-name="Preformatted_20_Text">:DEADBEEF: /ded-beef/ n. The hexadecimal word-fill pattern for</text:p>
      <text:p text:style-name="Preformatted_20_Text"><text:s text:c="3"/>freshly allocated memory (decimal -21524111) under a number of</text:p>
      <text:p text:style-name="Preformatted_20_Text"><text:s text:c="3"/>IBM environments, including the RS/6000. <text:s/>As in "Your program is</text:p>
      <text:p text:style-name="Preformatted_20_Text"><text:s text:c="3"/>DEADBEEF" (meaning gone, aborted, flushed from memory); if you</text:p>
      <text:p text:style-name="Preformatted_20_Text"><text:s text:c="3"/>start from an odd half-word boundary, of course, you have</text:p>
      <text:p text:style-name="Preformatted_20_Text"><text:s text:c="3"/>BEEFDEAD.</text:p>
      <text:p text:style-name="Preformatted_20_Text"/>
      <text:p text:style-name="Preformatted_20_Text">:deadlock: n. 1. [techspeak] A situation wherein two or more</text:p>
      <text:p text:style-name="Preformatted_20_Text"><text:s text:c="3"/>processes are unable to proceed because each is waiting for one of</text:p>
      <text:p text:style-name="Preformatted_20_Text"><text:s text:c="3"/>the others to do something. <text:s/>A common example is a program</text:p>
      <text:p text:style-name="Preformatted_20_Text"><text:s text:c="3"/>communicating to a server, which may find itself waiting for output</text:p>
      <text:p text:style-name="Preformatted_20_Text"><text:s text:c="3"/>from the server before sending anything more to it, while the</text:p>
      <text:p text:style-name="Preformatted_20_Text"><text:s text:c="3"/>server is similarly waiting for more input from the controlling</text:p>
      <text:p text:style-name="Preformatted_20_Text"><text:s text:c="3"/>program before outputting anything. <text:s/>(It is reported that this</text:p>
      <text:p text:style-name="Preformatted_20_Text"><text:s text:c="3"/>particular flavor of deadlock is sometimes called a `starvation</text:p>
      <text:p text:style-name="Preformatted_20_Text"><text:s text:c="3"/>deadlock', though the term `starvation' is more properly used for</text:p>
      <text:p text:style-name="Preformatted_20_Text"><text:s text:c="3"/>situations where a program can never run simply because it never</text:p>
      <text:p text:style-name="Preformatted_20_Text"><text:s text:c="3"/>gets high enough priority. <text:s/>Another common flavor is</text:p>
      <text:p text:style-name="Preformatted_20_Text"><text:s text:c="3"/>`constipation', where each process is trying to send stuff to</text:p>
      <text:p text:style-name="Preformatted_20_Text"><text:s text:c="3"/>the other but all buffers are full because nobody is reading</text:p>
      <text:p text:style-name="Preformatted_20_Text"><text:s text:c="3"/>anything.) <text:s/>See {deadly embrace}. <text:s/>2. Also used of</text:p>
      <text:p text:style-name="Preformatted_20_Text"><text:s text:c="3"/>deadlock-like interactions between humans, as when two people meet</text:p>
      <text:p text:style-name="Preformatted_20_Text"><text:s text:c="3"/>in a narrow corridor, and each tries to be polite by moving aside</text:p>
      <text:p text:style-name="Preformatted_20_Text"><text:s text:c="3"/>to let the other pass, but they end up swaying from side to side</text:p>
      <text:p text:style-name="Preformatted_20_Text"><text:s text:c="3"/>without making any progress because they always both move the same</text:p>
      <text:p text:style-name="Preformatted_20_Text"><text:s text:c="3"/>way at the same time.</text:p>
      <text:p text:style-name="Preformatted_20_Text"><text:soft-page-break/></text:p>
      <text:p text:style-name="Preformatted_20_Text">:deadly embrace: n. Same as {deadlock}, though usually used only when</text:p>
      <text:p text:style-name="Preformatted_20_Text"><text:s text:c="3"/>exactly two processes are involved. <text:s/>This is the more popular term in</text:p>
      <text:p text:style-name="Preformatted_20_Text"><text:s text:c="3"/>Europe, while {deadlock} predominates in the United States.</text:p>
      <text:p text:style-name="Preformatted_20_Text"/>
      <text:p text:style-name="Preformatted_20_Text">:death code: n. A routine whose job is to set everything in the</text:p>
      <text:p text:style-name="Preformatted_20_Text"><text:s text:c="3"/>computer --- registers, memory, flags, everything --- to zero,</text:p>
      <text:p text:style-name="Preformatted_20_Text"><text:s text:c="3"/>including that portion of memory where it is running; its last act</text:p>
      <text:p text:style-name="Preformatted_20_Text"><text:s text:c="3"/>is to stomp on its own "store zero" instruction. <text:s/>Death code</text:p>
      <text:p text:style-name="Preformatted_20_Text"><text:s text:c="3"/>isn't very useful, but writing it is an interesting hacking</text:p>
      <text:p text:style-name="Preformatted_20_Text"><text:s text:c="3"/>challenge on architectures where the instruction set makes it</text:p>
      <text:p text:style-name="Preformatted_20_Text"><text:s text:c="3"/>possible, such as the PDP-8 (it has also been done on the DG Nova).</text:p>
      <text:p text:style-name="Preformatted_20_Text"><text:s text:c="3"/>Death code is much less common, and more anti-social, on modern</text:p>
      <text:p text:style-name="Preformatted_20_Text"><text:s text:c="3"/>multi-user machines. <text:s/>It was very impressive on earlier hardware</text:p>
      <text:p text:style-name="Preformatted_20_Text"><text:s text:c="3"/>that provided front panel switches and displays to show register</text:p>
      <text:p text:style-name="Preformatted_20_Text"><text:s text:c="3"/>and memory contents, esp. when these were used to prod the corpse</text:p>
      <text:p text:style-name="Preformatted_20_Text"><text:s text:c="3"/>to see why it died.</text:p>
      <text:p text:style-name="Preformatted_20_Text"/>
      <text:p text:style-name="Preformatted_20_Text"><text:s text:c="3"/>Perhaps the ultimate death code is on the TI 990 series, where all</text:p>
      <text:p text:style-name="Preformatted_20_Text"><text:s text:c="3"/>registers are actually in RAM, and the instruction "store immediate</text:p>
      <text:p text:style-name="Preformatted_20_Text"><text:s text:c="3"/>0" has the opcode "0". The PC will immediately wrap around core as</text:p>
      <text:p text:style-name="Preformatted_20_Text"><text:s text:c="3"/>many times as it can until a user hits HALT. <text:s/>Any empty memory</text:p>
      <text:p text:style-name="Preformatted_20_Text"><text:s text:c="3"/>location is death code. <text:s/>Worse, the manufacturer recommended use of</text:p>
      <text:p text:style-name="Preformatted_20_Text"><text:s text:c="3"/>this instruction in startup code (which would be in ROM and</text:p>
      <text:p text:style-name="Preformatted_20_Text"><text:s text:c="3"/>therefore survive).</text:p>
      <text:p text:style-name="Preformatted_20_Text"/>
      <text:p text:style-name="Preformatted_20_Text">:Death Star: [from the movie "Star Wars"] 1. The AT&amp;T corporate</text:p>
      <text:p text:style-name="Preformatted_20_Text"><text:s text:c="3"/>logo, which appears on computers sold by AT&amp;T and bears an uncanny</text:p>
      <text:p text:style-name="Preformatted_20_Text"><text:s text:c="3"/>resemblance to the `Death Star' in the movie. <text:s/>This usage is</text:p>
      <text:p text:style-name="Preformatted_20_Text"><text:s text:c="3"/>particularly common among partisans of {BSD} UNIX, who tend to</text:p>
      <text:p text:style-name="Preformatted_20_Text"><text:s text:c="3"/>regard the AT&amp;T versions as inferior and AT&amp;T as a bad guy. <text:s/>Copies</text:p>
      <text:p text:style-name="Preformatted_20_Text"><text:s text:c="3"/>still circulate of a poster printed by Mt. Xinu showing a starscape</text:p>
      <text:p text:style-name="Preformatted_20_Text"><text:s text:c="3"/>with a space fighter labeled 4.2 BSD streaking away from a broken</text:p>
      <text:p text:style-name="Preformatted_20_Text"><text:s text:c="3"/>AT&amp;T logo wreathed in flames. <text:s/>2. AT&amp;T's internal magazine,</text:p>
      <text:p text:style-name="Preformatted_20_Text"><text:s text:c="3"/>`Focus', uses `death star' for an incorrectly done AT&amp;T logo</text:p>
      <text:p text:style-name="Preformatted_20_Text"><text:s text:c="3"/>in which the inner circle in the top left is dark instead of light</text:p>
      <text:p text:style-name="Preformatted_20_Text"><text:s text:c="3"/>--- a frequent result of dark-on-light logo images.</text:p>
      <text:p text:style-name="Preformatted_20_Text"/>
      <text:p text:style-name="Preformatted_20_Text">:DEC Wars: n. A 1983 {USENET} posting by Alan Hastings and Steve</text:p>
      <text:p text:style-name="Preformatted_20_Text"><text:s text:c="3"/>Tarr spoofing the "Star Wars" movies in hackish terms. <text:s/>Some</text:p>
      <text:p text:style-name="Preformatted_20_Text"><text:s text:c="3"/>years later, ESR (disappointed by Hastings and Tarr's failure to</text:p>
      <text:p text:style-name="Preformatted_20_Text"><text:s text:c="3"/>exploit a great premise more thoroughly) posted a</text:p>
      <text:p text:style-name="Preformatted_20_Text"><text:s text:c="3"/>three-times-longer complete rewrite called "UNIX WARS"; the</text:p>
      <text:p text:style-name="Preformatted_20_Text"><text:s text:c="3"/>two are often confused.</text:p>
      <text:p text:style-name="Preformatted_20_Text"/>
      <text:p text:style-name="Preformatted_20_Text">:decay: [from nuclear physics] n.,vi. An automatic conversion which</text:p>
      <text:p text:style-name="Preformatted_20_Text"><text:s text:c="3"/>is applied to most array-valued expressions in {C}; they `decay</text:p>
      <text:p text:style-name="Preformatted_20_Text"><text:s text:c="3"/>into' pointer-valued expressions pointing to the array's first</text:p>
      <text:p text:style-name="Preformatted_20_Text"><text:s text:c="3"/>element. <text:s/>This term is borderline techspeak, but is not used in the</text:p>
      <text:p text:style-name="Preformatted_20_Text"><text:s text:c="3"/>official standard for the language.</text:p>
      <text:p text:style-name="Preformatted_20_Text"/>
      <text:p text:style-name="Preformatted_20_Text">:DEChead: /dek'hed/ n. 1. A DEC {field servoid}. <text:s/>Not flattering.</text:p>
      <text:p text:style-name="Preformatted_20_Text"><text:s text:c="3"/>2. [from `deadhead'] A Grateful Dead fan working at DEC.</text:p>
      <text:p text:style-name="Preformatted_20_Text"/>
      <text:p text:style-name="Preformatted_20_Text">:deckle: /dek'l/ [from dec- and {nybble}; the original</text:p>
      <text:p text:style-name="Preformatted_20_Text"><text:s text:c="3"/>spelling seems to have been `decle'] n. Two {nickle}s;</text:p>
      <text:p text:style-name="Preformatted_20_Text"><text:s text:c="3"/>10 bits. <text:s/>Reported among developers for Mattel's GI 1600 (the</text:p>
      <text:p text:style-name="Preformatted_20_Text"><text:s text:c="3"/>Intellivision games processor), a chip with 16-bit-wide RAM but</text:p>
      <text:p text:style-name="Preformatted_20_Text"><text:soft-page-break/><text:s text:c="3"/>10-bit-wide ROM.</text:p>
      <text:p text:style-name="Preformatted_20_Text"/>
      <text:p text:style-name="Preformatted_20_Text">:DED: /D-E-D/ n. <text:s/>Dark-Emitting Diode (that is, a burned-out</text:p>
      <text:p text:style-name="Preformatted_20_Text"><text:s text:c="3"/>LED). <text:s/>Compare {SED}, {LER}, {write-only memory}. <text:s/>In the</text:p>
      <text:p text:style-name="Preformatted_20_Text"><text:s text:c="3"/>early 1970s both Signetics and Texas instruments released DED spec</text:p>
      <text:p text:style-name="Preformatted_20_Text"><text:s text:c="3"/>sheets as {AFJ}s (suggested uses included "as a power-off</text:p>
      <text:p text:style-name="Preformatted_20_Text"><text:s text:c="3"/>indicator").</text:p>
      <text:p text:style-name="Preformatted_20_Text"/>
      <text:p text:style-name="Preformatted_20_Text">:deep hack mode: n. See {hack mode}.</text:p>
      <text:p text:style-name="Preformatted_20_Text"/>
      <text:p text:style-name="Preformatted_20_Text">:deep magic: [poss. from C. S. Lewis's "Narnia" books] n. An</text:p>
      <text:p text:style-name="Preformatted_20_Text"><text:s text:c="3"/>awesomely arcane technique central to a program or system, esp. one</text:p>
      <text:p text:style-name="Preformatted_20_Text"><text:s text:c="3"/>not generally published and available to hackers at large (compare</text:p>
      <text:p text:style-name="Preformatted_20_Text"><text:s text:c="3"/>{black art}); one that could only have been composed by a true</text:p>
      <text:p text:style-name="Preformatted_20_Text"><text:s text:c="3"/>{wizard}. <text:s/>Compiler optimization techniques and many aspects of</text:p>
      <text:p text:style-name="Preformatted_20_Text"><text:s text:c="3"/>{OS} design used to be {deep magic}; many techniques in</text:p>
      <text:p text:style-name="Preformatted_20_Text"><text:s text:c="3"/>cryptography, signal processing, graphics, and AI still are.</text:p>
      <text:p text:style-name="Preformatted_20_Text"><text:s text:c="3"/>Compare {heavy wizardry}. <text:s/>Esp. found in comments of the form</text:p>
      <text:p text:style-name="Preformatted_20_Text"><text:s text:c="3"/>"Deep magic begins here...". <text:s/>Compare {voodoo programming}.</text:p>
      <text:p text:style-name="Preformatted_20_Text"/>
      <text:p text:style-name="Preformatted_20_Text">:deep space: n. 1. Describes the notional location of any program</text:p>
      <text:p text:style-name="Preformatted_20_Text"><text:s text:c="3"/>that has gone {off the trolley}. <text:s/>Esp. used of programs that</text:p>
      <text:p text:style-name="Preformatted_20_Text"><text:s text:c="3"/>just sit there silently grinding long after either failure or some</text:p>
      <text:p text:style-name="Preformatted_20_Text"><text:s text:c="3"/>output is expected. <text:s/>"Uh oh. <text:s/>I should have gotten a prompt ten</text:p>
      <text:p text:style-name="Preformatted_20_Text"><text:s text:c="3"/>seconds ago. <text:s/>The program's in deep space somewhere." Compare</text:p>
      <text:p text:style-name="Preformatted_20_Text"><text:s text:c="3"/>{buzz}, {catatonic}, {hyperspace}. <text:s/>2. The metaphorical</text:p>
      <text:p text:style-name="Preformatted_20_Text"><text:s text:c="3"/>location of a human so dazed and/or confused or caught up in some</text:p>
      <text:p text:style-name="Preformatted_20_Text"><text:s text:c="3"/>esoteric form of {bogosity} that he or she no longer responds</text:p>
      <text:p text:style-name="Preformatted_20_Text"><text:s text:c="3"/>coherently to normal communication. <text:s/>Compare {page out}.</text:p>
      <text:p text:style-name="Preformatted_20_Text"/>
      <text:p text:style-name="Preformatted_20_Text">:defenestration: [from the traditional Czechoslovak method of</text:p>
      <text:p text:style-name="Preformatted_20_Text"><text:s text:c="3"/>assassinating prime ministers, via SF fandom] n. 1. Proper karmic</text:p>
      <text:p text:style-name="Preformatted_20_Text"><text:s text:c="3"/>retribution for an incorrigible punster. <text:s/>"Oh, ghod, that was</text:p>
      <text:p text:style-name="Preformatted_20_Text"><text:s text:c="3"/>*awful*!" <text:s/>"Quick! Defenestrate him!" <text:s/>2. The act of</text:p>
      <text:p text:style-name="Preformatted_20_Text"><text:s text:c="3"/>exiting a window system in order to get better response time from a</text:p>
      <text:p text:style-name="Preformatted_20_Text"><text:s text:c="3"/>full-screen program. <text:s/>This comes from the dictionary meaning of</text:p>
      <text:p text:style-name="Preformatted_20_Text"><text:s text:c="3"/>`defenestrate', which is to throw something out a window. <text:s/>3. The</text:p>
      <text:p text:style-name="Preformatted_20_Text"><text:s text:c="3"/>act of discarding something under the assumption that it will</text:p>
      <text:p text:style-name="Preformatted_20_Text"><text:s text:c="3"/>improve matters. <text:s/>"I don't have any disk space left." <text:s/>"Well,</text:p>
      <text:p text:style-name="Preformatted_20_Text"><text:s text:c="3"/>why don't you defenestrate that 100 megs worth of old core dumps?"</text:p>
      <text:p text:style-name="Preformatted_20_Text"><text:s text:c="3"/>4. [proposed] The requirement to support a command-line interface.</text:p>
      <text:p text:style-name="Preformatted_20_Text"><text:s text:c="3"/>"It has to run on a VT100." <text:s/>"Curses! <text:s/>I've been</text:p>
      <text:p text:style-name="Preformatted_20_Text"><text:s text:c="3"/>defenestrated!"</text:p>
      <text:p text:style-name="Preformatted_20_Text"/>
      <text:p text:style-name="Preformatted_20_Text">:defined as: adj. In the role of, usually in an organization-chart</text:p>
      <text:p text:style-name="Preformatted_20_Text"><text:s text:c="3"/>sense. <text:s/>"Pete is currently defined as bug prioritizer." <text:s/>Compare</text:p>
      <text:p text:style-name="Preformatted_20_Text"><text:s text:c="3"/>{logical}.</text:p>
      <text:p text:style-name="Preformatted_20_Text"/>
      <text:p text:style-name="Preformatted_20_Text">:dehose: /dee-hohz/ vt. To clear a {hosed} condition.</text:p>
      <text:p text:style-name="Preformatted_20_Text"/>
      <text:p text:style-name="Preformatted_20_Text">:delint: /dee-lint/ v. To modify code to remove problems detected</text:p>
      <text:p text:style-name="Preformatted_20_Text"><text:s text:c="3"/>when {lint}ing. <text:s/>Confusingly, this is also referred to as</text:p>
      <text:p text:style-name="Preformatted_20_Text"><text:s text:c="3"/>`linting' code.</text:p>
      <text:p text:style-name="Preformatted_20_Text"/>
      <text:p text:style-name="Preformatted_20_Text">:delta: n. 1. [techspeak] A quantitative change, especially a small</text:p>
      <text:p text:style-name="Preformatted_20_Text"><text:s text:c="3"/>or incremental one (this use is general in physics and</text:p>
      <text:p text:style-name="Preformatted_20_Text"><text:s text:c="3"/>engineering). <text:s/>"I just doubled the speed of my program!" <text:s/>"What</text:p>
      <text:p text:style-name="Preformatted_20_Text"><text:s text:c="3"/>was the delta on program size?" <text:s/>"About 30 percent." <text:s/>(He</text:p>
      <text:p text:style-name="Preformatted_20_Text"><text:soft-page-break/><text:s text:c="3"/>doubled the speed of his program, but increased its size by only 30</text:p>
      <text:p text:style-name="Preformatted_20_Text"><text:s text:c="3"/>percent.) <text:s/>2. [UNIX] A {diff}, especially a {diff} stored</text:p>
      <text:p text:style-name="Preformatted_20_Text"><text:s text:c="3"/>under the set of version-control tools called SCCS (Source Code</text:p>
      <text:p text:style-name="Preformatted_20_Text"><text:s text:c="3"/>Control System) or RCS (Revision Control System). <text:s/>3. n. A small</text:p>
      <text:p text:style-name="Preformatted_20_Text"><text:s text:c="3"/>quantity, but not as small as {epsilon}. <text:s/>The jargon usage of</text:p>
      <text:p text:style-name="Preformatted_20_Text"><text:s text:c="3"/>{delta} and {epsilon} stems from the traditional use of these</text:p>
      <text:p text:style-name="Preformatted_20_Text"><text:s text:c="3"/>letters in mathematics for very small numerical quantities,</text:p>
      <text:p text:style-name="Preformatted_20_Text"><text:s text:c="3"/>particularly in `epsilon-delta' proofs in limit theory (as in the</text:p>
      <text:p text:style-name="Preformatted_20_Text"><text:s text:c="3"/>differential calculus). <text:s/>The term {delta} is often used, once</text:p>
      <text:p text:style-name="Preformatted_20_Text"><text:s text:c="3"/>{epsilon} has been mentioned, to mean a quantity that is</text:p>
      <text:p text:style-name="Preformatted_20_Text"><text:s text:c="3"/>slightly bigger than {epsilon} but still very small. <text:s/>"The cost</text:p>
      <text:p text:style-name="Preformatted_20_Text"><text:s text:c="3"/>isn't epsilon, but it's delta" means that the cost isn't totally</text:p>
      <text:p text:style-name="Preformatted_20_Text"><text:s text:c="3"/>negligible, but it is nevertheless very small. <text:s/>Common</text:p>
      <text:p text:style-name="Preformatted_20_Text"><text:s text:c="3"/>constructions include `within delta of ---', `within epsilon of</text:p>
      <text:p text:style-name="Preformatted_20_Text"><text:s text:c="3"/>---': that is, close to and even closer to.</text:p>
      <text:p text:style-name="Preformatted_20_Text"/>
      <text:p text:style-name="Preformatted_20_Text">:demented: adj. Yet another term of disgust used to describe a</text:p>
      <text:p text:style-name="Preformatted_20_Text"><text:s text:c="3"/>program. <text:s/>The connotation in this case is that the program works as</text:p>
      <text:p text:style-name="Preformatted_20_Text"><text:s text:c="3"/>designed, but the design is bad. <text:s/>Said, for example, of a program</text:p>
      <text:p text:style-name="Preformatted_20_Text"><text:s text:c="3"/>that generates large numbers of meaningless error messages,</text:p>
      <text:p text:style-name="Preformatted_20_Text"><text:s text:c="3"/>implying that it is on the brink of imminent collapse. <text:s/>Compare</text:p>
      <text:p text:style-name="Preformatted_20_Text"><text:s text:c="3"/>{wonky}, {bozotic}.</text:p>
      <text:p text:style-name="Preformatted_20_Text"/>
      <text:p text:style-name="Preformatted_20_Text">:demigod: n. A hacker with years of experience, a national reputation,</text:p>
      <text:p text:style-name="Preformatted_20_Text"><text:s text:c="3"/>and a major role in the development of at least one design, tool,</text:p>
      <text:p text:style-name="Preformatted_20_Text"><text:s text:c="3"/>or game used by or known to more than half of the hacker community.</text:p>
      <text:p text:style-name="Preformatted_20_Text"><text:s text:c="3"/>To qualify as a genuine demigod, the person must recognizably</text:p>
      <text:p text:style-name="Preformatted_20_Text"><text:s text:c="3"/>identify with the hacker community and have helped shape it. <text:s/>Major</text:p>
      <text:p text:style-name="Preformatted_20_Text"><text:s text:c="3"/>demigods include Ken Thompson and Dennis Ritchie (co-inventors of</text:p>
      <text:p text:style-name="Preformatted_20_Text"><text:s text:c="3"/>{{UNIX}} and {C}) and Richard M. Stallman (inventor of</text:p>
      <text:p text:style-name="Preformatted_20_Text"><text:s text:c="3"/>{EMACS}). <text:s/>In their hearts of hearts, most hackers dream of</text:p>
      <text:p text:style-name="Preformatted_20_Text"><text:s text:c="3"/>someday becoming demigods themselves, and more than one major</text:p>
      <text:p text:style-name="Preformatted_20_Text"><text:s text:c="3"/>software project has been driven to completion by the author's</text:p>
      <text:p text:style-name="Preformatted_20_Text"><text:s text:c="3"/>veiled hopes of apotheosis. <text:s/>See also {net.god}, {true-hacker}.</text:p>
      <text:p text:style-name="Preformatted_20_Text"/>
      <text:p text:style-name="Preformatted_20_Text">:demo: /de'moh/ [short for `demonstration'] 1. v. To</text:p>
      <text:p text:style-name="Preformatted_20_Text"><text:s text:c="3"/>demonstrate a product or prototype. <text:s/>A far more effective way of</text:p>
      <text:p text:style-name="Preformatted_20_Text"><text:s text:c="3"/>inducing bugs to manifest than any number of {test} runs,</text:p>
      <text:p text:style-name="Preformatted_20_Text"><text:s text:c="3"/>especially when important people are watching. <text:s/>2. n. The act of</text:p>
      <text:p text:style-name="Preformatted_20_Text"><text:s text:c="3"/>demoing. <text:s/>3. n. <text:s/>Esp. as `demo version', can refer to either a</text:p>
      <text:p text:style-name="Preformatted_20_Text"><text:s text:c="3"/>special version of a program (frequently with some features</text:p>
      <text:p text:style-name="Preformatted_20_Text"><text:s text:c="3"/>crippled) which is distributed at little or no cost to the user for</text:p>
      <text:p text:style-name="Preformatted_20_Text"><text:s text:c="3"/>demonstration purposes.</text:p>
      <text:p text:style-name="Preformatted_20_Text"/>
      <text:p text:style-name="Preformatted_20_Text">:demo mode: [Sun] n. 1. The state of being {heads down} in order</text:p>
      <text:p text:style-name="Preformatted_20_Text"><text:s text:c="3"/>to finish code in time for a {demo}, usually due yesterday.</text:p>
      <text:p text:style-name="Preformatted_20_Text"><text:s text:c="3"/>2. A mode in which video games sit there by themselves running</text:p>
      <text:p text:style-name="Preformatted_20_Text"><text:s text:c="3"/>through a portion of the game, also known as `attract mode'.</text:p>
      <text:p text:style-name="Preformatted_20_Text"><text:s text:c="3"/>Some serious {app}s have a demo mode they use as a screen saver,</text:p>
      <text:p text:style-name="Preformatted_20_Text"><text:s text:c="3"/>or may go through a demo mode on startup (for example, the</text:p>
      <text:p text:style-name="Preformatted_20_Text"><text:s text:c="3"/>Microsoft Windows opening screen --- which lets you impress your</text:p>
      <text:p text:style-name="Preformatted_20_Text"><text:s text:c="3"/>neighbors without actually having to put up with {Microsloth</text:p>
      <text:p text:style-name="Preformatted_20_Text"><text:s text:c="3"/>Windows}).</text:p>
      <text:p text:style-name="Preformatted_20_Text"/>
      <text:p text:style-name="Preformatted_20_Text">:demon: n. 1. [MIT] A portion of a program that is not invoked</text:p>
      <text:p text:style-name="Preformatted_20_Text"><text:s text:c="3"/>explicitly, but that lies dormant waiting for some condition(s) to</text:p>
      <text:p text:style-name="Preformatted_20_Text"><text:s text:c="3"/>occur. <text:s/>See {daemon}. <text:s/>The distinction is that demons are</text:p>
      <text:p text:style-name="Preformatted_20_Text"><text:s text:c="3"/>usually processes within a program, while daemons are usually</text:p>
      <text:p text:style-name="Preformatted_20_Text"><text:soft-page-break/><text:s text:c="3"/>programs running on an operating system. <text:s/>Demons are particularly</text:p>
      <text:p text:style-name="Preformatted_20_Text"><text:s text:c="3"/>common in AI programs. <text:s/>For example, a knowledge-manipulation</text:p>
      <text:p text:style-name="Preformatted_20_Text"><text:s text:c="3"/>program might implement inference rules as demons. <text:s/>Whenever a new</text:p>
      <text:p text:style-name="Preformatted_20_Text"><text:s text:c="3"/>piece of knowledge was added, various demons would activate (which</text:p>
      <text:p text:style-name="Preformatted_20_Text"><text:s text:c="3"/>demons depends on the particular piece of data) and would create</text:p>
      <text:p text:style-name="Preformatted_20_Text"><text:s text:c="3"/>additional pieces of knowledge by applying their respective</text:p>
      <text:p text:style-name="Preformatted_20_Text"><text:s text:c="3"/>inference rules to the original piece. <text:s/>These new pieces could in</text:p>
      <text:p text:style-name="Preformatted_20_Text"><text:s text:c="3"/>turn activate more demons as the inferences filtered down through</text:p>
      <text:p text:style-name="Preformatted_20_Text"><text:s text:c="3"/>chains of logic. <text:s/>Meanwhile, the main program could continue with</text:p>
      <text:p text:style-name="Preformatted_20_Text"><text:s text:c="3"/>whatever its primary task was. <text:s/>2. [outside MIT] Often used</text:p>
      <text:p text:style-name="Preformatted_20_Text"><text:s text:c="3"/>equivalently to {daemon} --- especially in the {{UNIX}} world,</text:p>
      <text:p text:style-name="Preformatted_20_Text"><text:s text:c="3"/>where the latter spelling and pronunciation is considered mildly</text:p>
      <text:p text:style-name="Preformatted_20_Text"><text:s text:c="3"/>archaic.</text:p>
      <text:p text:style-name="Preformatted_20_Text"/>
      <text:p text:style-name="Preformatted_20_Text">:depeditate: /dee-ped'*-tayt/ [by (faulty) analogy with</text:p>
      <text:p text:style-name="Preformatted_20_Text"><text:s text:c="3"/>`decapitate'] vt. <text:s/>Humorously, to cut off the feet of. <text:s/>When one is</text:p>
      <text:p text:style-name="Preformatted_20_Text"><text:s text:c="3"/>using some computer-aided typesetting tools, careless placement of</text:p>
      <text:p text:style-name="Preformatted_20_Text"><text:s text:c="3"/>text blocks within a page or above a rule can result in chopped-off</text:p>
      <text:p text:style-name="Preformatted_20_Text"><text:s text:c="3"/>letter descenders. <text:s/>Such letters are said to have been depeditated.</text:p>
      <text:p text:style-name="Preformatted_20_Text"/>
      <text:p text:style-name="Preformatted_20_Text">:deprecated: adj. Said of a program or feature that is considered</text:p>
      <text:p text:style-name="Preformatted_20_Text"><text:s text:c="3"/>obsolescent and in the process of being phased out, usually in</text:p>
      <text:p text:style-name="Preformatted_20_Text"><text:s text:c="3"/>favor of a specified replacement. <text:s/>Deprecated features can,</text:p>
      <text:p text:style-name="Preformatted_20_Text"><text:s text:c="3"/>unfortunately, linger on for many years. <text:s/>This term appears with</text:p>
      <text:p text:style-name="Preformatted_20_Text"><text:s text:c="3"/>distressing frequency in standards documents when the committees</text:p>
      <text:p text:style-name="Preformatted_20_Text"><text:s text:c="3"/>which write them decide that a sufficient number of users have</text:p>
      <text:p text:style-name="Preformatted_20_Text"><text:s text:c="3"/>written code which depends on specific features which are out of</text:p>
      <text:p text:style-name="Preformatted_20_Text"><text:s text:c="3"/>favor.</text:p>
      <text:p text:style-name="Preformatted_20_Text"/>
      <text:p text:style-name="Preformatted_20_Text">:deserves to lose: adj. Said of someone who willfully does the</text:p>
      <text:p text:style-name="Preformatted_20_Text"><text:s text:c="3"/>{Wrong Thing}; humorously, if one uses a feature known to be</text:p>
      <text:p text:style-name="Preformatted_20_Text"><text:s text:c="3"/>{marginal}. <text:s/>What is meant is that one deserves the consequences</text:p>
      <text:p text:style-name="Preformatted_20_Text"><text:s text:c="3"/>of one's {losing} actions. <text:s/>"Boy, anyone who tries to use</text:p>
      <text:p text:style-name="Preformatted_20_Text"><text:s text:c="3"/>{mess-dos} deserves to {lose}!" ({{ITS}} fans used to say this</text:p>
      <text:p text:style-name="Preformatted_20_Text"><text:s text:c="3"/>of {{UNIX}}; many still do.) <text:s/>See also {screw}, {chomp},</text:p>
      <text:p text:style-name="Preformatted_20_Text"><text:s text:c="3"/>{bagbiter}.</text:p>
      <text:p text:style-name="Preformatted_20_Text"/>
      <text:p text:style-name="Preformatted_20_Text">:desk check: n.,v. To {grovel} over hardcopy of source code,</text:p>
      <text:p text:style-name="Preformatted_20_Text"><text:s text:c="3"/>mentally simulating the control flow; a method of catching bugs.</text:p>
      <text:p text:style-name="Preformatted_20_Text"><text:s text:c="3"/>No longer common practice in this age of on-screen editing, fast</text:p>
      <text:p text:style-name="Preformatted_20_Text"><text:s text:c="3"/>compiles, and sophisticated debuggers --- though some maintain</text:p>
      <text:p text:style-name="Preformatted_20_Text"><text:s text:c="3"/>stoutly that it ought to be. <text:s/>Compare {eyeball search},</text:p>
      <text:p text:style-name="Preformatted_20_Text"><text:s text:c="3"/>{vdiff}, {vgrep}.</text:p>
      <text:p text:style-name="Preformatted_20_Text"/>
      <text:p text:style-name="Preformatted_20_Text">:Devil Book: n. `The Design and Implementation of the 4.3BSD</text:p>
      <text:p text:style-name="Preformatted_20_Text"><text:s text:c="3"/>UNIX Operating System', by Samuel J. Leffler, Marshall Kirk</text:p>
      <text:p text:style-name="Preformatted_20_Text"><text:s text:c="3"/>McKusick, Michael J. Karels, and John S. Quarterman (Addison-Wesley</text:p>
      <text:p text:style-name="Preformatted_20_Text"><text:s text:c="3"/>Publishers, 1989) --- the standard reference book on the internals</text:p>
      <text:p text:style-name="Preformatted_20_Text"><text:s text:c="3"/>of {BSD} UNIX. <text:s/>So called because the cover has a picture</text:p>
      <text:p text:style-name="Preformatted_20_Text"><text:s text:c="3"/>depicting a little devil (a visual play on {daemon}) in</text:p>
      <text:p text:style-name="Preformatted_20_Text"><text:s text:c="3"/>sneakers, holding a pitchfork (referring to one of the</text:p>
      <text:p text:style-name="Preformatted_20_Text"><text:s text:c="3"/>characteristic features of UNIX, the `fork(2)' system call).</text:p>
      <text:p text:style-name="Preformatted_20_Text"/>
      <text:p text:style-name="Preformatted_20_Text">:devo: /dee'voh/ [orig. in-house jargon at Symbolics] n. A person in a</text:p>
      <text:p text:style-name="Preformatted_20_Text"><text:s text:c="3"/>development group. <text:s/>See also {doco} and {mango}.</text:p>
      <text:p text:style-name="Preformatted_20_Text"/>
      <text:p text:style-name="Preformatted_20_Text">:dickless workstation: n. Extremely pejorative hackerism for</text:p>
      <text:p text:style-name="Preformatted_20_Text"><text:s text:c="3"/>`diskless workstation', a class of botches including the Sun 3/50</text:p>
      <text:p text:style-name="Preformatted_20_Text"><text:soft-page-break/><text:s text:c="3"/>and other machines designed exclusively to network with an</text:p>
      <text:p text:style-name="Preformatted_20_Text"><text:s text:c="3"/>expensive central disk server. <text:s/>These combine all the disadvantages</text:p>
      <text:p text:style-name="Preformatted_20_Text"><text:s text:c="3"/>of time-sharing with all the disadvantages of distributed personal</text:p>
      <text:p text:style-name="Preformatted_20_Text"><text:s text:c="3"/>computers; typically, they cannot even {boot} themselves without</text:p>
      <text:p text:style-name="Preformatted_20_Text"><text:s text:c="3"/>help (in the form of some kind of {breath-of-life packet}) from</text:p>
      <text:p text:style-name="Preformatted_20_Text"><text:s text:c="3"/>the server.</text:p>
      <text:p text:style-name="Preformatted_20_Text"/>
      <text:p text:style-name="Preformatted_20_Text">:dictionary flame: [USENET] n. An attempt to sidetrack a debate</text:p>
      <text:p text:style-name="Preformatted_20_Text"><text:s text:c="3"/>away from issues by insisting on meanings for key terms that</text:p>
      <text:p text:style-name="Preformatted_20_Text"><text:s text:c="3"/>presuppose a desired conclusion or smuggle in an implicit premise.</text:p>
      <text:p text:style-name="Preformatted_20_Text"><text:s text:c="3"/>A common tactic of people who prefer argument over definitions to</text:p>
      <text:p text:style-name="Preformatted_20_Text"><text:s text:c="3"/>disputes about reality.</text:p>
      <text:p text:style-name="Preformatted_20_Text"/>
      <text:p text:style-name="Preformatted_20_Text">:diddle: 1. vt. To work with or modify in a not particularly</text:p>
      <text:p text:style-name="Preformatted_20_Text"><text:s text:c="3"/>serious manner. <text:s/>"I diddled a copy of {ADVENT} so it didn't</text:p>
      <text:p text:style-name="Preformatted_20_Text"><text:s text:c="3"/>double-space all the time." <text:s/>"Let's diddle this piece of code and</text:p>
      <text:p text:style-name="Preformatted_20_Text"><text:s text:c="3"/>see if the problem goes away." <text:s/>See {tweak} and {twiddle}.</text:p>
      <text:p text:style-name="Preformatted_20_Text"><text:s text:c="3"/>2. n. The action or result of diddling. <text:s/>See also {tweak},</text:p>
      <text:p text:style-name="Preformatted_20_Text"><text:s text:c="3"/>{twiddle}, {frob}.</text:p>
      <text:p text:style-name="Preformatted_20_Text"/>
      <text:p text:style-name="Preformatted_20_Text">:die: v. Syn. {crash}. <text:s/>Unlike {crash}, which is used</text:p>
      <text:p text:style-name="Preformatted_20_Text"><text:s text:c="3"/>primarily of hardware, this verb is used of both hardware and</text:p>
      <text:p text:style-name="Preformatted_20_Text"><text:s text:c="3"/>software. <text:s/>See also {go flatline}, {casters-up mode}.</text:p>
      <text:p text:style-name="Preformatted_20_Text"/>
      <text:p text:style-name="Preformatted_20_Text">:die horribly: v. The software equivalent of {crash and burn},</text:p>
      <text:p text:style-name="Preformatted_20_Text"><text:s text:c="3"/>and the preferred emphatic form of {die}. <text:s/>"The converter</text:p>
      <text:p text:style-name="Preformatted_20_Text"><text:s text:c="3"/>choked on an FF in its input and died horribly".</text:p>
      <text:p text:style-name="Preformatted_20_Text"/>
      <text:p text:style-name="Preformatted_20_Text">:diff: /dif/ n. 1. A change listing, especially giving differences</text:p>
      <text:p text:style-name="Preformatted_20_Text"><text:s text:c="3"/>between (and additions to) source code or documents (the term is</text:p>
      <text:p text:style-name="Preformatted_20_Text"><text:s text:c="3"/>often used in the plural `diffs'). <text:s/>"Send me your diffs for the</text:p>
      <text:p text:style-name="Preformatted_20_Text"><text:s text:c="3"/>Jargon File!" <text:s/>Compare {vdiff}. <text:s/>2. Specifically, such a listing</text:p>
      <text:p text:style-name="Preformatted_20_Text"><text:s text:c="3"/>produced by the `diff(1)' command, esp. when used as</text:p>
      <text:p text:style-name="Preformatted_20_Text"><text:s text:c="3"/>specification input to the `patch(1)' utility (which can</text:p>
      <text:p text:style-name="Preformatted_20_Text"><text:s text:c="3"/>actually perform the modifications; see {patch}). <text:s/>This is a</text:p>
      <text:p text:style-name="Preformatted_20_Text"><text:s text:c="3"/>common method of distributing patches and source updates in the</text:p>
      <text:p text:style-name="Preformatted_20_Text"><text:s text:c="3"/>UNIX/C world. <text:s/>See also {vdiff}, {mod}.</text:p>
      <text:p text:style-name="Preformatted_20_Text"/>
      <text:p text:style-name="Preformatted_20_Text">:digit: n. An employee of Digital Equipment Corporation. <text:s/>See also</text:p>
      <text:p text:style-name="Preformatted_20_Text"><text:s text:c="3"/>{VAX}, {VMS}, {PDP-10}, {{TOPS-10}}, {DEChead}, {double</text:p>
      <text:p text:style-name="Preformatted_20_Text"><text:s text:c="3"/>DECkers}, {field circus}.</text:p>
      <text:p text:style-name="Preformatted_20_Text"/>
      <text:p text:style-name="Preformatted_20_Text">:dike: vt. To remove or disable a portion of something, as a wire</text:p>
      <text:p text:style-name="Preformatted_20_Text"><text:s text:c="3"/>from a computer or a subroutine from a program. <text:s/>A standard slogan</text:p>
      <text:p text:style-name="Preformatted_20_Text"><text:s text:c="3"/>is "When in doubt, dike it out". <text:s/>(The implication is that it is</text:p>
      <text:p text:style-name="Preformatted_20_Text"><text:s text:c="3"/>usually more effective to attack software problems by reducing</text:p>
      <text:p text:style-name="Preformatted_20_Text"><text:s text:c="3"/>complexity than by increasing it.) <text:s/>The word `dikes' is widely</text:p>
      <text:p text:style-name="Preformatted_20_Text"><text:s text:c="3"/>used among mechanics and engineers to mean `diagonal cutters',</text:p>
      <text:p text:style-name="Preformatted_20_Text"><text:s text:c="3"/>esp. the heavy-duty metal-cutting version, but may also refer to a</text:p>
      <text:p text:style-name="Preformatted_20_Text"><text:s text:c="3"/>kind of wire-cutters used by electronics techs. <text:s/>To `dike</text:p>
      <text:p text:style-name="Preformatted_20_Text"><text:s text:c="3"/>something out' means to use such cutters to remove something.</text:p>
      <text:p text:style-name="Preformatted_20_Text"><text:s text:c="3"/>Indeed, the TMRC Dictionary defined dike as "to attack with</text:p>
      <text:p text:style-name="Preformatted_20_Text"><text:s text:c="3"/>dikes". <text:s/>Among hackers this term has been metaphorically extended</text:p>
      <text:p text:style-name="Preformatted_20_Text"><text:s text:c="3"/>to informational objects such as sections of code.</text:p>
      <text:p text:style-name="Preformatted_20_Text"/>
      <text:p text:style-name="Preformatted_20_Text">:ding: n.,vi. 1. Synonym for {feep}. <text:s/>Usage: rare among hackers,</text:p>
      <text:p text:style-name="Preformatted_20_Text"><text:s text:c="3"/>but commoner in the {Real World}. <text:s/>2. `dinged': What happens</text:p>
      <text:p text:style-name="Preformatted_20_Text"><text:s text:c="3"/>when someone in authority gives you a minor bitching about</text:p>
      <text:p text:style-name="Preformatted_20_Text"><text:soft-page-break/><text:s text:c="3"/>something, esp. something trivial. <text:s/>"I was dinged for having a</text:p>
      <text:p text:style-name="Preformatted_20_Text"><text:s text:c="3"/>messy desk."</text:p>
      <text:p text:style-name="Preformatted_20_Text"/>
      <text:p text:style-name="Preformatted_20_Text">:dink: /dink/ n. Said of a machine that has the {bitty box}</text:p>
      <text:p text:style-name="Preformatted_20_Text"><text:s text:c="3"/>nature; a machine too small to be worth bothering with ---</text:p>
      <text:p text:style-name="Preformatted_20_Text"><text:s text:c="3"/>sometimes the system you're currently forced to work on. <text:s/>First</text:p>
      <text:p text:style-name="Preformatted_20_Text"><text:s text:c="3"/>heard from an MIT hacker working on a CP/M system with 64K, in</text:p>
      <text:p text:style-name="Preformatted_20_Text"><text:s text:c="3"/>reference to any 6502 system, then from fans of 32-bit</text:p>
      <text:p text:style-name="Preformatted_20_Text"><text:s text:c="3"/>architectures about 16-bit machines. <text:s/>"GNUMACS will never work on</text:p>
      <text:p text:style-name="Preformatted_20_Text"><text:s text:c="3"/>that dink machine." <text:s/>Probably derived from mainstream `dinky',</text:p>
      <text:p text:style-name="Preformatted_20_Text"><text:s text:c="3"/>which isn't sufficiently pejorative.</text:p>
      <text:p text:style-name="Preformatted_20_Text"/>
      <text:p text:style-name="Preformatted_20_Text">:dinosaur: n. 1. Any hardware requiring raised flooring and special</text:p>
      <text:p text:style-name="Preformatted_20_Text"><text:s text:c="3"/>power. <text:s/>Used especially of old minis and mainframes, in contrast</text:p>
      <text:p text:style-name="Preformatted_20_Text"><text:s text:c="3"/>with newer microprocessor-based machines. <text:s/>In a famous quote from</text:p>
      <text:p text:style-name="Preformatted_20_Text"><text:s text:c="3"/>the 1988 UNIX EXPO, Bill Joy compared the mainframe in the massive</text:p>
      <text:p text:style-name="Preformatted_20_Text"><text:s text:c="3"/>IBM display with a grazing dinosaur "with a truck outside pumping</text:p>
      <text:p text:style-name="Preformatted_20_Text"><text:s text:c="3"/>its bodily fluids through it". <text:s/>IBM was not amused. <text:s/>Compare</text:p>
      <text:p text:style-name="Preformatted_20_Text"><text:s text:c="3"/>{big iron}; see also {mainframe}. <text:s/>2. [IBM] A very conservative</text:p>
      <text:p text:style-name="Preformatted_20_Text"><text:s text:c="3"/>user; a {zipperhead}.</text:p>
      <text:p text:style-name="Preformatted_20_Text"/>
      <text:p text:style-name="Preformatted_20_Text">:dinosaur pen: n. A traditional {mainframe} computer room complete with</text:p>
      <text:p text:style-name="Preformatted_20_Text"><text:s text:c="3"/>raised flooring, special power, its own ultra-heavy-duty air</text:p>
      <text:p text:style-name="Preformatted_20_Text"><text:s text:c="3"/>conditioning, and a side order of Halon fire extinguishers. <text:s/>See</text:p>
      <text:p text:style-name="Preformatted_20_Text"><text:s text:c="3"/>{boa}.</text:p>
      <text:p text:style-name="Preformatted_20_Text"/>
      <text:p text:style-name="Preformatted_20_Text">:dinosaurs mating: n. Said to occur when yet another {big iron}</text:p>
      <text:p text:style-name="Preformatted_20_Text"><text:s text:c="3"/>merger or buyout occurs; reflects a perception by hackers that</text:p>
      <text:p text:style-name="Preformatted_20_Text"><text:s text:c="3"/>these signal another stage in the long, slow dying of the</text:p>
      <text:p text:style-name="Preformatted_20_Text"><text:s text:c="3"/>{mainframe} industry. <text:s/>In its glory days of the 1960s, it was</text:p>
      <text:p text:style-name="Preformatted_20_Text"><text:s text:c="3"/>`IBM and the Seven Dwarves': Burroughs, Control Data, General</text:p>
      <text:p text:style-name="Preformatted_20_Text"><text:s text:c="3"/>Electric, Honeywell, NCR, RCA, and Univac. <text:s/>RCA and GE sold out</text:p>
      <text:p text:style-name="Preformatted_20_Text"><text:s text:c="3"/>early, and it was `IBM and the Bunch' (Burroughs, Univac, NCR,</text:p>
      <text:p text:style-name="Preformatted_20_Text"><text:s text:c="3"/>Control Data, and Honeywell) for a while. <text:s/>Honeywell was bought out</text:p>
      <text:p text:style-name="Preformatted_20_Text"><text:s text:c="3"/>by Bull; Burroughs merged with Univac to form Unisys (in 1984 ---</text:p>
      <text:p text:style-name="Preformatted_20_Text"><text:s text:c="3"/>this was when the phrase `dinosaurs mating' was coined); and as</text:p>
      <text:p text:style-name="Preformatted_20_Text"><text:s text:c="3"/>this is written (early 1991) AT&amp;T is attempting to recover from a</text:p>
      <text:p text:style-name="Preformatted_20_Text"><text:s text:c="3"/>disastrously bad first six years in the hardware industry by</text:p>
      <text:p text:style-name="Preformatted_20_Text"><text:s text:c="3"/>absorbing NCR. <text:s/>More such earth-shaking unions of doomed giants</text:p>
      <text:p text:style-name="Preformatted_20_Text"><text:s text:c="3"/>seem inevitable.</text:p>
      <text:p text:style-name="Preformatted_20_Text"/>
      <text:p text:style-name="Preformatted_20_Text">:dirtball: [XEROX PARC] n. A small, perhaps struggling outsider;</text:p>
      <text:p text:style-name="Preformatted_20_Text"><text:s text:c="3"/>not in the major or even the minor leagues. <text:s/>For example, "Xerox</text:p>
      <text:p text:style-name="Preformatted_20_Text"><text:s text:c="3"/>is not a dirtball company".</text:p>
      <text:p text:style-name="Preformatted_20_Text"/>
      <text:p text:style-name="Preformatted_20_Text"><text:s text:c="3"/>[Outsiders often observe in the PARC culture an institutional</text:p>
      <text:p text:style-name="Preformatted_20_Text"><text:s text:c="3"/>arrogance which usage of this term exemplifies. <text:s/>The brilliance and</text:p>
      <text:p text:style-name="Preformatted_20_Text"><text:s text:c="3"/>scope of PARC's contributions to computer science have been such</text:p>
      <text:p text:style-name="Preformatted_20_Text"><text:s text:c="3"/>that this superior attitude is not much resented. <text:s/>--- ESR]</text:p>
      <text:p text:style-name="Preformatted_20_Text"/>
      <text:p text:style-name="Preformatted_20_Text">:dirty power: n. Electrical mains voltage that is unfriendly to</text:p>
      <text:p text:style-name="Preformatted_20_Text"><text:s text:c="3"/>the delicate innards of computers. <text:s/>Spikes, {drop-outs}, average</text:p>
      <text:p text:style-name="Preformatted_20_Text"><text:s text:c="3"/>voltage significantly higher or lower than nominal, or just plain</text:p>
      <text:p text:style-name="Preformatted_20_Text"><text:s text:c="3"/>noise can all cause problems of varying subtlety and severity</text:p>
      <text:p text:style-name="Preformatted_20_Text"><text:s text:c="3"/>(these are collectively known as {power hit}s).</text:p>
      <text:p text:style-name="Preformatted_20_Text"/>
      <text:p text:style-name="Preformatted_20_Text">:disclaimer: n. [USENET] n. Statement ritually appended to many USENET</text:p>
      <text:p text:style-name="Preformatted_20_Text"><text:s text:c="3"/>postings (sometimes automatically, by the posting software) reiterating</text:p>
      <text:p text:style-name="Preformatted_20_Text"><text:soft-page-break/><text:s text:c="3"/>the fact (which should be obvious, but is easily forgotten) that the</text:p>
      <text:p text:style-name="Preformatted_20_Text"><text:s text:c="3"/>article reflects its author's opinions and not necessarily those of</text:p>
      <text:p text:style-name="Preformatted_20_Text"><text:s text:c="3"/>the organization running the machine through which the article</text:p>
      <text:p text:style-name="Preformatted_20_Text"><text:s text:c="3"/>entered the network.</text:p>
      <text:p text:style-name="Preformatted_20_Text"/>
      <text:p text:style-name="Preformatted_20_Text">:Discordianism: /dis-kor'di-*n-ism/ n. The veneration of</text:p>
      <text:p text:style-name="Preformatted_20_Text"><text:s text:c="3"/>{Eris}, a.k.a. Discordia; widely popular among hackers.</text:p>
      <text:p text:style-name="Preformatted_20_Text"><text:s text:c="3"/>Discordianism was popularized by Robert Shea and Robert Anton</text:p>
      <text:p text:style-name="Preformatted_20_Text"><text:s text:c="3"/>Wilson's `{Illuminatus!}' trilogy as a sort of</text:p>
      <text:p text:style-name="Preformatted_20_Text"><text:s text:c="3"/>self-subverting Dada-Zen for Westerners --- it should on no account</text:p>
      <text:p text:style-name="Preformatted_20_Text"><text:s text:c="3"/>be taken seriously but is far more sere, that ADM 3 will turn into a doorstop."</text:p>
      <text:p text:style-name="Preformatted_20_Text"><text:s text:c="3"/>Compare {boat anchor}.</text:p>
      <text:p text:style-name="Preformatted_20_Text"/>
      <text:p text:style-name="Preformatted_20_Text">:dot file: [UNIX] n. A file which is not visible by default to</text:p>
      <text:p text:style-name="Preformatted_20_Text"><text:s text:c="3"/>normal directory-browsing tools (on UNIX, files named with a</text:p>
      <text:p text:style-name="Preformatted_20_Text"><text:s text:c="3"/>leading dot are, by convention, not normally presented in directory</text:p>
      <text:p text:style-name="Preformatted_20_Text"><text:s text:c="3"/>listings). <text:s/>Many programs define one or more dot files in which</text:p>
      <text:p text:style-name="Preformatted_20_Text"><text:s text:c="3"/>startup or configuration information may be optionally recorded; a</text:p>
      <text:p text:style-name="Preformatted_20_Text"><text:s text:c="3"/>user can customize the program's behavior by creating the</text:p>
      <text:p text:style-name="Preformatted_20_Text"><text:s text:c="3"/>appropriate file in the current or home directory. <text:s/>(Therefore, dot</text:p>
      <text:p text:style-name="Preformatted_20_Text"><text:s text:c="3"/>files tend to {creep} --- with every nontrivial application</text:p>
      <text:p text:style-name="Preformatted_20_Text"><text:s text:c="3"/>program defining at least one, a user's home directory can be</text:p>
      <text:p text:style-name="Preformatted_20_Text"><text:s text:c="3"/>filled with scores of dot files, of course without the user's</text:p>
      <text:p text:style-name="Preformatted_20_Text"><text:s text:c="3"/>really being aware of it.) <text:s/>See also {rc file}.</text:p>
      <text:p text:style-name="Preformatted_20_Text"/>
      <text:p text:style-name="Preformatted_20_Text">:double bucky: adj. Using both the CTRL and META keys. <text:s/>"The</text:p>
      <text:p text:style-name="Preformatted_20_Text"><text:s text:c="3"/>command to burn all LEDs is double bucky F."</text:p>
      <text:p text:style-name="Preformatted_20_Text"/>
      <text:p text:style-name="Preformatted_20_Text"><text:s text:c="3"/>This term originated on the Stanford extended-ASCII keyboard, and</text:p>
      <text:p text:style-name="Preformatted_20_Text"><text:s text:c="3"/>was later taken up by users of the {space-cadet keyboard} at</text:p>
      <text:p text:style-name="Preformatted_20_Text"><text:s text:c="3"/>MIT. <text:s/>A typical MIT comment was that the Stanford {bucky bits}</text:p>
      <text:p text:style-name="Preformatted_20_Text"><text:s text:c="3"/>(control and meta shifting keys) were nice, but there weren't</text:p>
      <text:p text:style-name="Preformatted_20_Text"><text:s text:c="3"/>enough of them; you could type only 512 different characters on a</text:p>
      <text:p text:style-name="Preformatted_20_Text"><text:s text:c="3"/>Stanford keyboard. <text:s/>An obvious way to address this was simply to</text:p>
      <text:p text:style-name="Preformatted_20_Text"><text:s text:c="3"/>add more shifting keys, and this was eventually done; but a</text:p>
      <text:p text:style-name="Preformatted_20_Text"><text:s text:c="3"/>keyboard with that many shifting keys is hard on touch-typists, who</text:p>
      <text:p text:style-name="Preformatted_20_Text"><text:s text:c="3"/>don't like to move their hands away from the home position on the</text:p>
      <text:p text:style-name="Preformatted_20_Text"><text:s text:c="3"/>keyboard. <text:s/>It was half-seriously suggested that the extra shifting</text:p>
      <text:p text:style-name="Preformatted_20_Text"><text:s text:c="3"/>keys be implemented as pedals; typing on such a keyboard would be</text:p>
      <text:p text:style-name="Preformatted_20_Text"><text:s text:c="3"/>very much like playing a full pipe organ. <text:s/>This idea is mentioned</text:p>
      <text:p text:style-name="Preformatted_20_Text"><text:s text:c="3"/>in a parody of a very fine song by Jeffrey Moss called</text:p>
      <text:p text:style-name="Preformatted_20_Text"><text:s text:c="3"/>"Rubber Duckie", which was published in `The Sesame</text:p>
      <text:p text:style-name="Preformatted_20_Text"><text:s text:c="3"/>Street Songbook' (Simon and Schuster 1971, ISBN 0-671-21036-X).</text:p>
      <text:p text:style-name="Preformatted_20_Text"><text:s text:c="3"/>These lyrics were written on May 27, 1978, in celebration of the</text:p>
      <text:p text:style-name="Preformatted_20_Text"><text:s text:c="3"/>Stanford keyboard:</text:p>
      <text:p text:style-name="Preformatted_20_Text"/>
      <text:p text:style-name="Preformatted_20_Text"><text:s text:c="24"/>Double Bucky</text:p>
      <text:p text:style-name="Preformatted_20_Text"/>
      <text:p text:style-name="Preformatted_20_Text"><text:s text:c="8"/>Double bucky, you're the one!</text:p>
      <text:p text:style-name="Preformatted_20_Text"><text:s text:c="8"/>You make my keyboard lots of fun.</text:p>
      <text:p text:style-name="Preformatted_20_Text"><text:s text:c="12"/>Double bucky, an additional bit or two:</text:p>
      <text:p text:style-name="Preformatted_20_Text"><text:s text:c="8"/>(Vo-vo-de-o!)</text:p>
      <text:p text:style-name="Preformatted_20_Text"><text:s text:c="8"/>Control and meta, side by side,</text:p>
      <text:p text:style-name="Preformatted_20_Text"><text:s text:c="8"/>Augmented ASCII, nine bits wide!</text:p>
      <text:p text:style-name="Preformatted_20_Text"><text:s text:c="12"/>Double bucky! <text:s/>Half a thousand glyphs, plus a few!</text:p>
      <text:p text:style-name="Preformatted_20_Text"><text:s text:c="16"/>Oh,</text:p>
      <text:p text:style-name="Preformatted_20_Text"><text:s text:c="16"/>I sure wish that I</text:p>
      <text:p text:style-name="Preformatted_20_Text"><text:s text:c="16"/>Had a couple of</text:p>
      <text:p text:style-name="Preformatted_20_Text"><text:soft-page-break/><text:s text:c="20"/>Bits more!</text:p>
      <text:p text:style-name="Preformatted_20_Text"><text:s text:c="16"/>Perhaps a</text:p>
      <text:p text:style-name="Preformatted_20_Text"><text:s text:c="16"/>Set of pedals to</text:p>
      <text:p text:style-name="Preformatted_20_Text"><text:s text:c="16"/>Make the number of</text:p>
      <text:p text:style-name="Preformatted_20_Text"><text:s text:c="20"/>Bits four:</text:p>
      <text:p text:style-name="Preformatted_20_Text"><text:s text:c="16"/>Double double bucky!</text:p>
      <text:p text:style-name="Preformatted_20_Text"><text:s text:c="8"/>Double bucky, left and right</text:p>
      <text:p text:style-name="Preformatted_20_Text"><text:s text:c="8"/>OR'd together, outta sight!</text:p>
      <text:p text:style-name="Preformatted_20_Text"><text:s text:c="12"/>Double bucky, I'd like a whole word of</text:p>
      <text:p text:style-name="Preformatted_20_Text"><text:s text:c="12"/>Double bucky, I'm happy I heard of</text:p>
      <text:p text:style-name="Preformatted_20_Text"><text:s text:c="12"/>Double bucky, I'd like a whole word of you!</text:p>
      <text:p text:style-name="Preformatted_20_Text"/>
      <text:p text:style-name="Preformatted_20_Text"><text:s text:c="8"/>--- The Great Quux (with apologies to Jeffrey Moss)</text:p>
      <text:p text:style-name="Preformatted_20_Text"/>
      <text:p text:style-name="Preformatted_20_Text"><text:s text:c="3"/>[This, by the way, is an excellent example of computer {filk}</text:p>
      <text:p text:style-name="Preformatted_20_Text"><text:s text:c="3"/>--- ESR] <text:s/>See also {meta bit}, {cokebottle}, and {quadruple</text:p>
      <text:p text:style-name="Preformatted_20_Text"><text:s text:c="3"/>bucky}.</text:p>
      <text:p text:style-name="Preformatted_20_Text"/>
      <text:p text:style-name="Preformatted_20_Text">:double DECkers: n. Used to describe married couples in which both</text:p>
      <text:p text:style-name="Preformatted_20_Text"><text:s text:c="3"/>partners work for Digital Equipment Corporation.</text:p>
      <text:p text:style-name="Preformatted_20_Text"/>
      <text:p text:style-name="Preformatted_20_Text">:doubled sig: [USENET] n. A {sig block} that has been included</text:p>
      <text:p text:style-name="Preformatted_20_Text"><text:s text:c="3"/>twice in a {USENET} article or, less commonly, in an electronic</text:p>
      <text:p text:style-name="Preformatted_20_Text"><text:s text:c="3"/>mail message. <text:s/>An article or message with a doubled sig can be</text:p>
      <text:p text:style-name="Preformatted_20_Text"><text:s text:c="3"/>caused by improperly configured software. <text:s/>More often, however, it</text:p>
      <text:p text:style-name="Preformatted_20_Text"><text:s text:c="3"/>reveals the author's lack of experience in electronic</text:p>
      <text:p text:style-name="Preformatted_20_Text"><text:s text:c="3"/>communication. <text:s/>See {BIFF}, {pseudo}.</text:p>
      <text:p text:style-name="Preformatted_20_Text"/>
      <text:p text:style-name="Preformatted_20_Text">:down: 1. adj. Not operating. <text:s/>"The up escalator is down" is</text:p>
      <text:p text:style-name="Preformatted_20_Text"><text:s text:c="3"/>considered a humorous thing to say, and "The elevator is down"</text:p>
      <text:p text:style-name="Preformatted_20_Text"><text:s text:c="3"/>always means "The elevator isn't working" and never refers to</text:p>
      <text:p text:style-name="Preformatted_20_Text"><text:s text:c="3"/>what floor the elevator is on. <text:s/>With respect to computers, this</text:p>
      <text:p text:style-name="Preformatted_20_Text"><text:s text:c="3"/>usage has passed into the mainstream; the extension to other kinds</text:p>
      <text:p text:style-name="Preformatted_20_Text"><text:s text:c="3"/>of machine is still hackish. <text:s/>2. `go down' vi. To stop</text:p>
      <text:p text:style-name="Preformatted_20_Text"><text:s text:c="3"/>functioning; usually said of the {system}. <text:s/>The message from the</text:p>
      <text:p text:style-name="Preformatted_20_Text"><text:s text:c="3"/>{console} that every hacker hates to hear from the operator is</text:p>
      <text:p text:style-name="Preformatted_20_Text"><text:s text:c="3"/>"The system will go down in 5 minutes". <text:s/>3. `take down',</text:p>
      <text:p text:style-name="Preformatted_20_Text"><text:s text:c="3"/>`bring down' vt. To deactivate purposely, usually for repair work</text:p>
      <text:p text:style-name="Preformatted_20_Text"><text:s text:c="3"/>or {PM}. <text:s/>"I'm taking the system down to work on that bug in the</text:p>
      <text:p text:style-name="Preformatted_20_Text"><text:s text:c="3"/>tape drive." <text:s/>Occasionally one hears the word `down' by itself</text:p>
      <text:p text:style-name="Preformatted_20_Text"><text:s text:c="3"/>used as a verb in this vt. sense. <text:s/>See {crash}; oppose {up}.</text:p>
      <text:p text:style-name="Preformatted_20_Text"/>
      <text:p text:style-name="Preformatted_20_Text">:download: vt. To transfer data or (esp.) code from a larger `host'</text:p>
      <text:p text:style-name="Preformatted_20_Text"><text:s text:c="3"/>system (esp. a {mainframe}) over a digital comm link to a smaller</text:p>
      <text:p text:style-name="Preformatted_20_Text"><text:s text:c="3"/>`client' system, esp. a microcomputer or specialized peripheral.</text:p>
      <text:p text:style-name="Preformatted_20_Text"><text:s text:c="3"/>Oppose {upload}.</text:p>
      <text:p text:style-name="Preformatted_20_Text"/>
      <text:p text:style-name="Preformatted_20_Text"><text:s text:c="3"/>However, note that ground-to-space communications has its own usage</text:p>
      <text:p text:style-name="Preformatted_20_Text"><text:s text:c="3"/>rule for this term. <text:s/>Space-to-earth transmission is always download</text:p>
      <text:p text:style-name="Preformatted_20_Text"><text:s text:c="3"/>and the reverse upload regardless of the relative size of the</text:p>
      <text:p text:style-name="Preformatted_20_Text"><text:s text:c="3"/>computers involved. <text:s/>So far the in-space machines have invariably</text:p>
      <text:p text:style-name="Preformatted_20_Text"><text:s text:c="3"/>been smaller; thus the upload/download distinction has been</text:p>
      <text:p text:style-name="Preformatted_20_Text"><text:s text:c="3"/>reversed from its usual sense.</text:p>
      <text:p text:style-name="Preformatted_20_Text"/>
      <text:p text:style-name="Preformatted_20_Text">:DP: /D-P/ n. 1. Data Processing. <text:s/>Listed here because,</text:p>
      <text:p text:style-name="Preformatted_20_Text"><text:s text:c="3"/>according to hackers, use of the term marks one immediately as a</text:p>
      <text:p text:style-name="Preformatted_20_Text"><text:s text:c="3"/>{suit}. <text:s/>See {DPer}. <text:s/>2. Common abbrev for {Dissociated</text:p>
      <text:p text:style-name="Preformatted_20_Text"><text:s text:c="3"/>Press}.</text:p>
      <text:p text:style-name="Preformatted_20_Text"><text:soft-page-break/></text:p>
      <text:p text:style-name="Preformatted_20_Text">:DPB: /d*-pib'/ [from the PDP-10 instruction set] vt. To plop</text:p>
      <text:p text:style-name="Preformatted_20_Text"><text:s text:c="3"/>something down in the middle. <text:s/>Usage: silly. <text:s/>"DPB</text:p>
      <text:p text:style-name="Preformatted_20_Text"><text:s text:c="3"/>yourself into that couch there." <text:s/>The connotation would be that</text:p>
      <text:p text:style-name="Preformatted_20_Text"><text:s text:c="3"/>the couch is full except for one slot just big enough for you to</text:p>
      <text:p text:style-name="Preformatted_20_Text"><text:s text:c="3"/>sit in. <text:s/>DPB means `DePosit Byte', and was the name of a PDP-10</text:p>
      <text:p text:style-name="Preformatted_20_Text"><text:s text:c="3"/>instruction that inserts some bits into the middle of some other</text:p>
      <text:p text:style-name="Preformatted_20_Text"><text:s text:c="3"/>bits. <text:s/>This usage has been kept alive by the Common LISP function</text:p>
      <text:p text:style-name="Preformatted_20_Text"><text:s text:c="3"/>of the same name.</text:p>
      <text:p text:style-name="Preformatted_20_Text"/>
      <text:p text:style-name="Preformatted_20_Text">:DPer: /dee-pee-er/ n. Data Processor. <text:s/>Hackers are absolutely</text:p>
      <text:p text:style-name="Preformatted_20_Text"><text:s text:c="3"/>amazed that {suit}s use this term self-referentially.</text:p>
      <text:p text:style-name="Preformatted_20_Text"><text:s text:c="3"/>"*Computers* process data, not people!" <text:s/>See {DP}.</text:p>
      <text:p text:style-name="Preformatted_20_Text"/>
      <text:p text:style-name="Preformatted_20_Text">:dragon: n. [MIT] A program similar to a {daemon}, except that</text:p>
      <text:p text:style-name="Preformatted_20_Text"><text:s text:c="3"/>it is not invoked at all, but is instead used by the system to</text:p>
      <text:p text:style-name="Preformatted_20_Text"><text:s text:c="3"/>perform various secondary tasks. <text:s/>A typical example would be an</text:p>
      <text:p text:style-name="Preformatted_20_Text"><text:s text:c="3"/>accounting program, which keeps track of who is logged in,</text:p>
      <text:p text:style-name="Preformatted_20_Text"><text:s text:c="3"/>accumulates load-average statistics, etc. <text:s/>Under ITS, many</text:p>
      <text:p text:style-name="Preformatted_20_Text"><text:s text:c="3"/>terminals displayed a list of people logged in, where they were,</text:p>
      <text:p text:style-name="Preformatted_20_Text"><text:s text:c="3"/>what they were running, etc., along with some random picture (such</text:p>
      <text:p text:style-name="Preformatted_20_Text"><text:s text:c="3"/>as a unicorn, Snoopy, or the Enterprise), which was generated by</text:p>
      <text:p text:style-name="Preformatted_20_Text"><text:s text:c="3"/>the `name dragon'. <text:s/>Usage: rare outside MIT --- under UNIX and most</text:p>
      <text:p text:style-name="Preformatted_20_Text"><text:s text:c="3"/>other OSes this would be called a `background demon' or</text:p>
      <text:p text:style-name="Preformatted_20_Text"><text:s text:c="3"/>{daemon}. <text:s/>The best-known UNIX example of a dragon is</text:p>
      <text:p text:style-name="Preformatted_20_Text"><text:s text:c="3"/>`cron(1)'. <text:s/>At SAIL, they called this sort of thing a</text:p>
      <text:p text:style-name="Preformatted_20_Text"><text:s text:c="3"/>`phantom'.</text:p>
      <text:p text:style-name="Preformatted_20_Text"/>
      <text:p text:style-name="Preformatted_20_Text">:Dragon Book: n. The classic text `Compilers: Principles,</text:p>
      <text:p text:style-name="Preformatted_20_Text"><text:s text:c="3"/>Techniques and Tools', by Alfred V. Aho, Ravi Sethi, and Jeffrey D.</text:p>
      <text:p text:style-name="Preformatted_20_Text"><text:s text:c="3"/>Ullman (Addison-Wesley 1986; ISBN 0-201-10088-6), so called because</text:p>
      <text:p text:style-name="Preformatted_20_Text"><text:s text:c="3"/>of the cover design featuring a dragon labeled `complexity of</text:p>
      <text:p text:style-name="Preformatted_20_Text"><text:s text:c="3"/>compiler design' and a knight bearing the lance `LALR parser</text:p>
      <text:p text:style-name="Preformatted_20_Text"><text:s text:c="3"/>generator' among his other trappings. <text:s/>This one is more</text:p>
      <text:p text:style-name="Preformatted_20_Text"><text:s text:c="3"/>specifically known as the `Red Dragon Book' (1986); an earlier</text:p>
      <text:p text:style-name="Preformatted_20_Text"><text:s text:c="3"/>edition, sans Sethi and titled `Principles Of Compiler Design'</text:p>
      <text:p text:style-name="Preformatted_20_Text"><text:s text:c="3"/>(Alfred V. Aho and Jeffrey D. Ullman; Addison-Wesley, 1977; ISBN</text:p>
      <text:p text:style-name="Preformatted_20_Text"><text:s text:c="3"/>0-201-00022-9), was the `Green Dragon Book' (1977). <text:s/>(Also `New</text:p>
      <text:p text:style-name="Preformatted_20_Text"><text:s text:c="3"/>Dragon Book', `Old Dragon Book'.) <text:s/>The horsed knight and the</text:p>
      <text:p text:style-name="Preformatted_20_Text"><text:s text:c="3"/>Green Dragon were warily eying each other at a distance; now the</text:p>
      <text:p text:style-name="Preformatted_20_Text"><text:s text:c="3"/>knight is typing (wearing gauntlets!) at a terminal showing a</text:p>
      <text:p text:style-name="Preformatted_20_Text"><text:s text:c="3"/>video-game representation of the Red Dragon's head while the rest</text:p>
      <text:p text:style-name="Preformatted_20_Text"><text:s text:c="3"/>of the beast extends back in normal space. <text:s/>See also {{book</text:p>
      <text:p text:style-name="Preformatted_20_Text"><text:s text:c="3"/>titles}}.</text:p>
      <text:p text:style-name="Preformatted_20_Text"/>
      <text:p text:style-name="Preformatted_20_Text">:drain: [IBM] v. Syn. for {flush} (sense 2). <text:s/>Has a connotation</text:p>
      <text:p text:style-name="Preformatted_20_Text"><text:s text:c="3"/>of finality about it; one speaks of draining a device before taking</text:p>
      <text:p text:style-name="Preformatted_20_Text"><text:s text:c="3"/>it offline.</text:p>
      <text:p text:style-name="Preformatted_20_Text"/>
      <text:p text:style-name="Preformatted_20_Text">:dread high-bit disease: n. A condition endemic to PRIME (a.k.a.</text:p>
      <text:p text:style-name="Preformatted_20_Text"><text:s text:c="3"/>PR1ME) minicomputers that results in all the characters having</text:p>
      <text:p text:style-name="Preformatted_20_Text"><text:s text:c="3"/>their high (0x80) bit ON rather than OFF. <text:s/>This of course makes</text:p>
      <text:p text:style-name="Preformatted_20_Text"><text:s text:c="3"/>transporting files to other systems much more difficult, not to</text:p>
      <text:p text:style-name="Preformatted_20_Text"><text:s text:c="3"/>mention talking to true 8-bit devices. <text:s/>Folklore had it that PRIME</text:p>
      <text:p text:style-name="Preformatted_20_Text"><text:s text:c="3"/>adopted the reversed-8-bit convention in order to save 25 cents per</text:p>
      <text:p text:style-name="Preformatted_20_Text"><text:s text:c="3"/>serial line per machine; PRIME old-timers, on the other hand, claim</text:p>
      <text:p text:style-name="Preformatted_20_Text"><text:s text:c="3"/>they inherited the disease from Honeywell via customer NASA's</text:p>
      <text:p text:style-name="Preformatted_20_Text"><text:s text:c="3"/>compatibility requirements and struggled manfully to cure it.</text:p>
      <text:p text:style-name="Preformatted_20_Text"><text:soft-page-break/><text:s text:c="3"/>Whoever was responsible, this probably qualifies as one of the</text:p>
      <text:p text:style-name="Preformatted_20_Text"><text:s text:c="3"/>most {cretinous} design tradeoffs ever made. <text:s/>See {meta bit}.</text:p>
      <text:p text:style-name="Preformatted_20_Text"><text:s text:c="3"/>A few other machines have exhibited similar brain damage.</text:p>
      <text:p text:style-name="Preformatted_20_Text"/>
      <text:p text:style-name="Preformatted_20_Text">:DRECNET: /drek'net/ [from Yiddish/German `dreck', meaning</text:p>
      <text:p text:style-name="Preformatted_20_Text"><text:s text:c="3"/>dirt] n. Deliberate distortion of DECNET, a networking protocol</text:p>
      <text:p text:style-name="Preformatted_20_Text"><text:s text:c="3"/>used in the {VMS} community. <text:s/>So called because DEC helped write</text:p>
      <text:p text:style-name="Preformatted_20_Text"><text:s text:c="3"/>the Ethernet specification and then (either stupidly or as a</text:p>
      <text:p text:style-name="Preformatted_20_Text"><text:s text:c="3"/>malignant customer-control tactic) violated that spec in the design</text:p>
      <text:p text:style-name="Preformatted_20_Text"><text:s text:c="3"/>of DRECNET in a way that made it incompatible. <text:s/>See also</text:p>
      <text:p text:style-name="Preformatted_20_Text"><text:s text:c="3"/>{connector conspiracy}.</text:p>
      <text:p text:style-name="Preformatted_20_Text"/>
      <text:p text:style-name="Preformatted_20_Text">:driver: n. 1. The {main loop} of an event-processing program;</text:p>
      <text:p text:style-name="Preformatted_20_Text"><text:s text:c="3"/>the code that gets commands and dispatches them for execution.</text:p>
      <text:p text:style-name="Preformatted_20_Text"><text:s text:c="3"/>2. [techspeak] In `device driver', code designed to handle a</text:p>
      <text:p text:style-name="Preformatted_20_Text"><text:s text:c="3"/>particular peripheral device such as a magnetic disk or tape unit.</text:p>
      <text:p text:style-name="Preformatted_20_Text"><text:s text:c="3"/>3. In the TeX world and the computerized typesetting world in</text:p>
      <text:p text:style-name="Preformatted_20_Text"><text:s text:c="3"/>general, `driver' also means a program that translates some</text:p>
      <text:p text:style-name="Preformatted_20_Text"><text:s text:c="3"/>device-independent or other common format to something a real</text:p>
      <text:p text:style-name="Preformatted_20_Text"><text:s text:c="3"/>device can actually understand.</text:p>
      <text:p text:style-name="Preformatted_20_Text"/>
      <text:p text:style-name="Preformatted_20_Text">:droid: n. A person (esp. a low-level bureaucrat or</text:p>
      <text:p text:style-name="Preformatted_20_Text"><text:s text:c="3"/>service-business employee) exhibiting most of the following</text:p>
      <text:p text:style-name="Preformatted_20_Text"><text:s text:c="3"/>characteristics: (a) na"ive trust in the wisdom of the parent</text:p>
      <text:p text:style-name="Preformatted_20_Text"><text:s text:c="3"/>organization or `the system'; (b) a propensity to believe</text:p>
      <text:p text:style-name="Preformatted_20_Text"><text:s text:c="3"/>obvious nonsense emitted by authority figures (or computers!);</text:p>
      <text:p text:style-name="Preformatted_20_Text"><text:s text:c="3"/>blind faith; (c) a rule-governed mentality, one unwilling or unable</text:p>
      <text:p text:style-name="Preformatted_20_Text"><text:s text:c="3"/>to look beyond the `letter of the law' in exceptional</text:p>
      <text:p text:style-name="Preformatted_20_Text"><text:s text:c="3"/>situations; and (d) no interest in fixing that which is broken; an</text:p>
      <text:p text:style-name="Preformatted_20_Text"><text:s text:c="3"/>"It's not my job, man" attitude.</text:p>
      <text:p text:style-name="Preformatted_20_Text"/>
      <text:p text:style-name="Preformatted_20_Text"><text:s text:c="3"/>Typical droid positions include supermarket checkout assistant and</text:p>
      <text:p text:style-name="Preformatted_20_Text"><text:s text:c="3"/>bank clerk; the syndrome is also endemic in low-level government</text:p>
      <text:p text:style-name="Preformatted_20_Text"><text:s text:c="3"/>employees. <text:s/>The implication is that the rules and official</text:p>
      <text:p text:style-name="Preformatted_20_Text"><text:s text:c="3"/>procedures constitute software that the droid is executing. <text:s/>This</text:p>
      <text:p text:style-name="Preformatted_20_Text"><text:s text:c="3"/>becomes a problem when the software has not been properly debugged.</text:p>
      <text:p text:style-name="Preformatted_20_Text"><text:s text:c="3"/>The term `droid mentality' is also used to describe the mindset</text:p>
      <text:p text:style-name="Preformatted_20_Text"><text:s text:c="3"/>behind this behavior. Compare {suit}, {marketroid}; see</text:p>
      <text:p text:style-name="Preformatted_20_Text"><text:s text:c="3"/>{-oid}.</text:p>
      <text:p text:style-name="Preformatted_20_Text"/>
      <text:p text:style-name="Preformatted_20_Text">:drool-proof paper: n. Documentation that has been obsessively {dumbed</text:p>
      <text:p text:style-name="Preformatted_20_Text"><text:s text:c="3"/>down}, to the point where only a {cretin} could bear to read it, is</text:p>
      <text:p text:style-name="Preformatted_20_Text"><text:s text:c="3"/>said to have succumbed to the `drool-proof paper syndrome' or to</text:p>
      <text:p text:style-name="Preformatted_20_Text"><text:s text:c="3"/>have been `written on drool-proof paper'. <text:s/>For example, this is</text:p>
      <text:p text:style-name="Preformatted_20_Text"><text:s text:c="3"/>an actual quote from Apple's LaserWriter manual: "Do not expose</text:p>
      <text:p text:style-name="Preformatted_20_Text"><text:s text:c="3"/>your LaserWriter to open fire or flame."</text:p>
      <text:p text:style-name="Preformatted_20_Text"/>
      <text:p text:style-name="Preformatted_20_Text">:drop on the floor: vt. To react to an error condition by silently</text:p>
      <text:p text:style-name="Preformatted_20_Text"><text:s text:c="3"/>discarding messages or other valuable data. <text:s/>"The gateway</text:p>
      <text:p text:style-name="Preformatted_20_Text"><text:s text:c="3"/>ran out of memory, so it just started dropping packets on the</text:p>
      <text:p text:style-name="Preformatted_20_Text"><text:s text:c="3"/>floor." <text:s/>Also frequently used of faulty mail and netnews relay</text:p>
      <text:p text:style-name="Preformatted_20_Text"><text:s text:c="3"/>sites that lose messages. <text:s/>See also {black hole}, {bit bucket}.</text:p>
      <text:p text:style-name="Preformatted_20_Text"/>
      <text:p text:style-name="Preformatted_20_Text">:drop-ins: [prob. by analogy with {drop-outs}] n. Spurious</text:p>
      <text:p text:style-name="Preformatted_20_Text"><text:s text:c="3"/>characters appearing on a terminal or console as a result of line</text:p>
      <text:p text:style-name="Preformatted_20_Text"><text:s text:c="3"/>noise or a system malfunction of some sort. <text:s/>Esp. used when these</text:p>
      <text:p text:style-name="Preformatted_20_Text"><text:s text:c="3"/>are interspersed with one's own typed input. <text:s/>Compare</text:p>
      <text:p text:style-name="Preformatted_20_Text"><text:s text:c="3"/>{drop-outs}.</text:p>
      <text:p text:style-name="Preformatted_20_Text"><text:soft-page-break/></text:p>
      <text:p text:style-name="Preformatted_20_Text">:drop-outs: n. 1. A variety of `power glitch' (see {glitch});</text:p>
      <text:p text:style-name="Preformatted_20_Text"><text:s text:c="3"/>momentary 0 voltage on the electrical mains. <text:s/>2. Missing characters</text:p>
      <text:p text:style-name="Preformatted_20_Text"><text:s text:c="3"/>in typed input due to software malfunction or system saturation</text:p>
      <text:p text:style-name="Preformatted_20_Text"><text:s text:c="3"/>(this can happen under UNIX when a bad connection to a modem swamps</text:p>
      <text:p text:style-name="Preformatted_20_Text"><text:s text:c="3"/>the processor with spurious character interrupts). <text:s/>3. Mental</text:p>
      <text:p text:style-name="Preformatted_20_Text"><text:s text:c="3"/>glitches; used as a way of describing those occasions when the mind</text:p>
      <text:p text:style-name="Preformatted_20_Text"><text:s text:c="3"/>just seems to shut down for a couple of beats. <text:s/>See {glitch},</text:p>
      <text:p text:style-name="Preformatted_20_Text"><text:s text:c="3"/>{fried}.</text:p>
      <text:p text:style-name="Preformatted_20_Text"/>
      <text:p text:style-name="Preformatted_20_Text">:drugged: adj. (also `on drugs') 1. Conspicuously stupid,</text:p>
      <text:p text:style-name="Preformatted_20_Text"><text:s text:c="3"/>heading toward {brain-damaged}. <text:s/>Often accompanied by a</text:p>
      <text:p text:style-name="Preformatted_20_Text"><text:s text:c="3"/>pantomime of toking a joint (but see {appendix B}). <text:s/>2. Of hardware,</text:p>
      <text:p text:style-name="Preformatted_20_Text"><text:s text:c="3"/>very slow relative to normal performance.</text:p>
      <text:p text:style-name="Preformatted_20_Text"/>
      <text:p text:style-name="Preformatted_20_Text">:drum: adj,n. <text:s/>Ancient techspeak term referring to slow,</text:p>
      <text:p text:style-name="Preformatted_20_Text"><text:s text:c="3"/>cylindrical magnetic media which were once state-of-the-art</text:p>
      <text:p text:style-name="Preformatted_20_Text"><text:s text:c="3"/>mass-storage devices. <text:s/>Under BSD UNIX the disk partition used for</text:p>
      <text:p text:style-name="Preformatted_20_Text"><text:s text:c="3"/>swapping is still called `/dev/drum'; this has led to</text:p>
      <text:p text:style-name="Preformatted_20_Text"><text:s text:c="3"/>considerable humor and not a few straight-faced but utterly bogus</text:p>
      <text:p text:style-name="Preformatted_20_Text"><text:s text:c="3"/>`explanations' getting foisted on {newbie}s. <text:s/>See also "{The</text:p>
      <text:p text:style-name="Preformatted_20_Text"><text:s text:c="3"/>Story of Mel, a Real Programmer}" in {appendix A}.</text:p>
      <text:p text:style-name="Preformatted_20_Text"/>
      <text:p text:style-name="Preformatted_20_Text">:drunk mouse syndrome: (also `mouse on drugs') n. A malady</text:p>
      <text:p text:style-name="Preformatted_20_Text"><text:s text:c="3"/>exhibited by the mouse pointing device of some computers. <text:s/>The</text:p>
      <text:p text:style-name="Preformatted_20_Text"><text:s text:c="3"/>typical symptom is for the mouse cursor on the screen to move in</text:p>
      <text:p text:style-name="Preformatted_20_Text"><text:s text:c="3"/>random directions and not in sync with the motion of the actual</text:p>
      <text:p text:style-name="Preformatted_20_Text"><text:s text:c="3"/>mouse. <text:s/>Can usually be corrected by unplugging the mouse and</text:p>
      <text:p text:style-name="Preformatted_20_Text"><text:s text:c="3"/>plugging it back again. <text:s/>Another recommended fix for optical mice</text:p>
      <text:p text:style-name="Preformatted_20_Text"><text:s text:c="3"/>is to rotate your mouse pad 90 degrees.</text:p>
      <text:p text:style-name="Preformatted_20_Text"/>
      <text:p text:style-name="Preformatted_20_Text"><text:s text:c="3"/>At Xerox PARC in the 1970s, most people kept a can of copier</text:p>
      <text:p text:style-name="Preformatted_20_Text"><text:s text:c="3"/>cleaner (isopropyl alcohol) at their desks. <text:s/>When the steel ball on</text:p>
      <text:p text:style-name="Preformatted_20_Text"><text:s text:c="3"/>the mouse had picked up enough {cruft} to be unreliable, the</text:p>
      <text:p text:style-name="Preformatted_20_Text"><text:s text:c="3"/>mouse was doused in cleaner, which restored it for a while.</text:p>
      <text:p text:style-name="Preformatted_20_Text"><text:s text:c="3"/>However, this operation left a fine residue that accelerated the</text:p>
      <text:p text:style-name="Preformatted_20_Text"><text:s text:c="3"/>accumulation of cruft, so the dousings became more and more</text:p>
      <text:p text:style-name="Preformatted_20_Text"><text:s text:c="3"/>frequent. <text:s/>Finally, the mouse was declared `alcoholic' and sent</text:p>
      <text:p text:style-name="Preformatted_20_Text"><text:s text:c="3"/>to the clinic to be dried out in a CFC ultrasonic bath.</text:p>
      <text:p text:style-name="Preformatted_20_Text"/>
      <text:p text:style-name="Preformatted_20_Text">:Duff's device: n. The most dramatic use yet seen of {fall</text:p>
      <text:p text:style-name="Preformatted_20_Text"><text:s text:c="3"/>through} in C, invented by Tom Duff when he was at Lucasfilm.</text:p>
      <text:p text:style-name="Preformatted_20_Text"><text:s text:c="3"/>Trying to {bum} all the instructions he could out of an inner</text:p>
      <text:p text:style-name="Preformatted_20_Text"><text:s text:c="3"/>loop that copied data serially onto an output port, he decided to</text:p>
      <text:p text:style-name="Preformatted_20_Text"><text:s text:c="3"/>{unroll} it. <text:s/>He then realized that the unrolled version could</text:p>
      <text:p text:style-name="Preformatted_20_Text"><text:s text:c="3"/>be implemented by *interlacing* the structures of a switch and</text:p>
      <text:p text:style-name="Preformatted_20_Text"><text:s text:c="3"/>a loop:</text:p>
      <text:p text:style-name="Preformatted_20_Text"/>
      <text:p text:style-name="Preformatted_20_Text"><text:s text:c="8"/>register n = (count + 7) / 8; <text:s text:c="6"/>/* count &gt; 0 assumed */</text:p>
      <text:p text:style-name="Preformatted_20_Text"/>
      <text:p text:style-name="Preformatted_20_Text"><text:s text:c="8"/>switch (count % 8)</text:p>
      <text:p text:style-name="Preformatted_20_Text"><text:s text:c="8"/>{</text:p>
      <text:p text:style-name="Preformatted_20_Text"><text:s text:c="8"/>case 0: do { <text:s text:c="3"/>*to = *from++;</text:p>
      <text:p text:style-name="Preformatted_20_Text"><text:s text:c="8"/>case 7: <text:s text:c="8"/>*to = *from++;</text:p>
      <text:p text:style-name="Preformatted_20_Text"><text:s text:c="8"/>case 6: <text:s text:c="8"/>*to = *from++;</text:p>
      <text:p text:style-name="Preformatted_20_Text"><text:s text:c="8"/>case 5: <text:s text:c="8"/>*to = *from++;</text:p>
      <text:p text:style-name="Preformatted_20_Text"><text:s text:c="8"/>case 4: <text:s text:c="8"/>*to = *from++;</text:p>
      <text:p text:style-name="Preformatted_20_Text"><text:s text:c="8"/>case 3: <text:s text:c="8"/>*to = *from++;</text:p>
      <text:p text:style-name="Preformatted_20_Text"><text:soft-page-break/><text:s text:c="8"/>case 2: <text:s text:c="8"/>*to = *from++;</text:p>
      <text:p text:style-name="Preformatted_20_Text"><text:s text:c="8"/>case 1: <text:s text:c="8"/>*to = *from++;</text:p>
      <text:p text:style-name="Preformatted_20_Text"><text:s text:c="13"/>} while (--n &gt; 0);</text:p>
      <text:p text:style-name="Preformatted_20_Text"><text:s text:c="8"/>}</text:p>
      <text:p text:style-name="Preformatted_20_Text"/>
      <text:p text:style-name="Preformatted_20_Text"><text:s text:c="3"/>Having verified that the device is valid portable C, Duff announced</text:p>
      <text:p text:style-name="Preformatted_20_Text"><text:s text:c="3"/>it. <text:s/>C's default {fall through} in case statements has long been</text:p>
      <text:p text:style-name="Preformatted_20_Text"><text:s text:c="3"/>its most controversial single feature; Duff observed that "This</text:p>
      <text:p text:style-name="Preformatted_20_Text"><text:s text:c="3"/>code forms some sort of argument in that debate, but I'm not sure</text:p>
      <text:p text:style-name="Preformatted_20_Text"><text:s text:c="3"/>whether it's for or against."</text:p>
      <text:p text:style-name="Preformatted_20_Text"/>
      <text:p text:style-name="Preformatted_20_Text">:dumb terminal: n. A terminal which is one step above a {glass tty},</text:p>
      <text:p text:style-name="Preformatted_20_Text"><text:s text:c="3"/>having a minimally-addressable cursor but no on-screen editing or</text:p>
      <text:p text:style-name="Preformatted_20_Text"><text:s text:c="3"/>other features which are claimed by a {smart terminal}. <text:s/>Once upon a</text:p>
      <text:p text:style-name="Preformatted_20_Text"><text:s text:c="3"/>time, when glass ttys were common and addressable cursors were</text:p>
      <text:p text:style-name="Preformatted_20_Text"><text:s text:c="3"/>something special, what is now called a dumb terminal could pass for</text:p>
      <text:p text:style-name="Preformatted_20_Text"><text:s text:c="3"/>a smart terminal.</text:p>
      <text:p text:style-name="Preformatted_20_Text"/>
      <text:p text:style-name="Preformatted_20_Text">:dumbass attack: /duhm'as *-tak'/ [Purdue] n. Notional cause of a</text:p>
      <text:p text:style-name="Preformatted_20_Text"><text:s text:c="3"/>novice's mistake made by the experienced, especially one made while</text:p>
      <text:p text:style-name="Preformatted_20_Text"><text:s text:c="3"/>running as {root} under UNIX, e.g., typing `rm -r *' or</text:p>
      <text:p text:style-name="Preformatted_20_Text"><text:s text:c="3"/>`mkfs' on a mounted file system. <text:s/>Compare {adger}.</text:p>
      <text:p text:style-name="Preformatted_20_Text"/>
      <text:p text:style-name="Preformatted_20_Text">:dumbed down: adj. Simplified, with a strong connotation of</text:p>
      <text:p text:style-name="Preformatted_20_Text"><text:s text:c="3"/>*over*simplified. <text:s/>Often, a {marketroid} will insist that</text:p>
      <text:p text:style-name="Preformatted_20_Text"><text:s text:c="3"/>the interfaces and documentation of software be dumbed down after</text:p>
      <text:p text:style-name="Preformatted_20_Text"><text:s text:c="3"/>the designer has burned untold gallons of midnight oil making it</text:p>
      <text:p text:style-name="Preformatted_20_Text"><text:s text:c="3"/>smart. <text:s/>This creates friction. <text:s/>See {user-friendly}.</text:p>
      <text:p text:style-name="Preformatted_20_Text"/>
      <text:p text:style-name="Preformatted_20_Text">:dump: n. 1. An undigested and voluminous mass of information about</text:p>
      <text:p text:style-name="Preformatted_20_Text"><text:s text:c="3"/>a problem or the state of a system, especially one routed to the</text:p>
      <text:p text:style-name="Preformatted_20_Text"><text:s text:c="3"/>slowest available output device (compare {core dump}), and most</text:p>
      <text:p text:style-name="Preformatted_20_Text"><text:s text:c="3"/>especially one consisting of hex or octal {runes} describing the</text:p>
      <text:p text:style-name="Preformatted_20_Text"><text:s text:c="3"/>byte-by-byte state of memory, mass storage, or some file. <text:s/>In</text:p>
      <text:p text:style-name="Preformatted_20_Text"><text:s text:c="3"/>{elder days}, debugging was generally done by `groveling over'</text:p>
      <text:p text:style-name="Preformatted_20_Text"><text:s text:c="3"/>a dump (see {grovel}); increasing use of high-level languages</text:p>
      <text:p text:style-name="Preformatted_20_Text"><text:s text:c="3"/>and interactive debuggers has made this uncommon, and the term</text:p>
      <text:p text:style-name="Preformatted_20_Text"><text:s text:c="3"/>`dump' now has a faintly archaic flavor. <text:s/>2. A backup. <text:s/>This</text:p>
      <text:p text:style-name="Preformatted_20_Text"><text:s text:c="3"/>usage is typical only at large timesharing installations.</text:p>
      <text:p text:style-name="Preformatted_20_Text"/>
      <text:p text:style-name="Preformatted_20_Text">:dumpster diving: /dump'-ster di:'-ving/ n. 1. The practice of</text:p>
      <text:p text:style-name="Preformatted_20_Text"><text:s text:c="3"/>sifting refuse from an office or technical installation to extract</text:p>
      <text:p text:style-name="Preformatted_20_Text"><text:s text:c="3"/>confidential data, especially security-compromising information</text:p>
      <text:p text:style-name="Preformatted_20_Text"><text:s text:c="3"/>(`dumpster' is an Americanism for what is elsewhere called a</text:p>
      <text:p text:style-name="Preformatted_20_Text"><text:s text:c="3"/>`skip'). <text:s/>Back in AT&amp;T's monopoly days, before paper shredders</text:p>
      <text:p text:style-name="Preformatted_20_Text"><text:s text:c="3"/>became common office equipment, phone phreaks (see {phreaking})</text:p>
      <text:p text:style-name="Preformatted_20_Text"><text:s text:c="3"/>used to organize regular dumpster runs against phone company plants</text:p>
      <text:p text:style-name="Preformatted_20_Text"><text:s text:c="3"/>and offices. <text:s/>Discarded and damaged copies of AT&amp;T internal manuals</text:p>
      <text:p text:style-name="Preformatted_20_Text"><text:s text:c="3"/>taught them much. <text:s/>The technique is still rumored to be a favorite</text:p>
      <text:p text:style-name="Preformatted_20_Text"><text:s text:c="3"/>of crackers operating against careless targets. <text:s/>2. The practice of</text:p>
      <text:p text:style-name="Preformatted_20_Text"><text:s text:c="3"/>raiding the dumpsters behind buildings where producers and/or</text:p>
      <text:p text:style-name="Preformatted_20_Text"><text:s text:c="3"/>consumers of high-tech equipment are located, with the expectation</text:p>
      <text:p text:style-name="Preformatted_20_Text"><text:s text:c="3"/>(usually justified) of finding discarded but still-valuable</text:p>
      <text:p text:style-name="Preformatted_20_Text"><text:s text:c="3"/>equipment to be nursed back to health in some hacker's den.</text:p>
      <text:p text:style-name="Preformatted_20_Text"><text:s text:c="3"/>Experienced dumpster-divers not infrequently accumulate basements</text:p>
      <text:p text:style-name="Preformatted_20_Text"><text:s text:c="3"/>full of moldering (but still potentially useful) {cruft}.</text:p>
      <text:p text:style-name="Preformatted_20_Text"/>
      <text:p text:style-name="Preformatted_20_Text">:dup killer: /d[y]oop kill'r/ [FidoNet] n. Software that is</text:p>
      <text:p text:style-name="Preformatted_20_Text"><text:soft-page-break/><text:s text:c="3"/>supposed to detect and delete duplicates of a message that may</text:p>
      <text:p text:style-name="Preformatted_20_Text"><text:s text:c="3"/>have reached the FidoNet system via different routes.</text:p>
      <text:p text:style-name="Preformatted_20_Text"/>
      <text:p text:style-name="Preformatted_20_Text">:dup loop: /d[y]oop loop/ (also `dupe loop') [FidoNet] n. An</text:p>
      <text:p text:style-name="Preformatted_20_Text"><text:s text:c="3"/>incorrectly configured system or network gateway may propagate</text:p>
      <text:p text:style-name="Preformatted_20_Text"><text:s text:c="3"/>duplicate messages on one or more {echo}es, with different</text:p>
      <text:p text:style-name="Preformatted_20_Text"><text:s text:c="3"/>identification information that renders {dup killer}s</text:p>
      <text:p text:style-name="Preformatted_20_Text"><text:s text:c="3"/>ineffective. <text:s/>If such a duplicate message eventually reaches a</text:p>
      <text:p text:style-name="Preformatted_20_Text"><text:s text:c="3"/>system through which it has already passed (with the original</text:p>
      <text:p text:style-name="Preformatted_20_Text"><text:s text:c="3"/>identification information), all systems passed on the way back to</text:p>
      <text:p text:style-name="Preformatted_20_Text"><text:s text:c="3"/>that system are said to be involved in a {dup loop}.</text:p>
      <text:p text:style-name="Preformatted_20_Text"/>
      <text:p text:style-name="Preformatted_20_Text">:dusty deck: n. Old software (especially applications) which one is</text:p>
      <text:p text:style-name="Preformatted_20_Text"><text:s text:c="3"/>obliged to remain compatible with (or to maintain). <text:s/>The term</text:p>
      <text:p text:style-name="Preformatted_20_Text"><text:s text:c="3"/>implies that the software in question is a holdover from card-punch</text:p>
      <text:p text:style-name="Preformatted_20_Text"><text:s text:c="3"/>days. <text:s/>Used esp. when referring to old scientific and</text:p>
      <text:p text:style-name="Preformatted_20_Text"><text:s text:c="3"/>{number-crunching} software, much of which was written in FORTRAN</text:p>
      <text:p text:style-name="Preformatted_20_Text"><text:s text:c="3"/>and very poorly documented but is believed to be too expensive to</text:p>
      <text:p text:style-name="Preformatted_20_Text"><text:s text:c="3"/>replace. <text:s/>See {fossil}.</text:p>
      <text:p text:style-name="Preformatted_20_Text"/>
      <text:p text:style-name="Preformatted_20_Text">:DWIM: /dwim/ [acronym, `Do What I Mean'] 1. adj. Able to guess,</text:p>
      <text:p text:style-name="Preformatted_20_Text"><text:s text:c="3"/>sometimes even correctly, the result intended when bogus input was</text:p>
      <text:p text:style-name="Preformatted_20_Text"><text:s text:c="3"/>provided. <text:s/>2. n.,obs. The BBNLISP/INTERLISP function that attempted</text:p>
      <text:p text:style-name="Preformatted_20_Text"><text:s text:c="3"/>to accomplish this feat by correcting many of the more common</text:p>
      <text:p text:style-name="Preformatted_20_Text"><text:s text:c="3"/>errors. <text:s/>See {hairy}. <text:s/>3. Occasionally, an interjection hurled</text:p>
      <text:p text:style-name="Preformatted_20_Text"><text:s text:c="3"/>at a balky computer, esp. when one senses one might be tripping</text:p>
      <text:p text:style-name="Preformatted_20_Text"><text:s text:c="3"/>over legalisms (see {legalese}).</text:p>
      <text:p text:style-name="Preformatted_20_Text"/>
      <text:p text:style-name="Preformatted_20_Text"><text:s text:c="3"/>Warren Teitelman originally wrote DWIM to fix his typos and</text:p>
      <text:p text:style-name="Preformatted_20_Text"><text:s text:c="3"/>spelling errors, so it was somewhat idiosyncratic to his style, and</text:p>
      <text:p text:style-name="Preformatted_20_Text"><text:s text:c="3"/>would often make hash of anyone else's typos if they were</text:p>
      <text:p text:style-name="Preformatted_20_Text"><text:s text:c="3"/>stylistically different. <text:s/>This led a number of victims of DWIM to</text:p>
      <text:p text:style-name="Preformatted_20_Text"><text:s text:c="3"/>claim the acronym stood for `Damn Warren's Infernal</text:p>
      <text:p text:style-name="Preformatted_20_Text"><text:s text:c="3"/>Machine!'.</text:p>
      <text:p text:style-name="Preformatted_20_Text"/>
      <text:p text:style-name="Preformatted_20_Text"><text:s text:c="3"/>In one notorious incident, Warren added a DWIM feature to the</text:p>
      <text:p text:style-name="Preformatted_20_Text"><text:s text:c="3"/>command interpreter used at Xerox PARC. <text:s/>One day another hacker</text:p>
      <text:p text:style-name="Preformatted_20_Text"><text:s text:c="3"/>there typed `delete *$' to free up some disk space. <text:s/>(The</text:p>
      <text:p text:style-name="Preformatted_20_Text"><text:s text:c="3"/>editor there named backup files by appending `$' to the</text:p>
      <text:p text:style-name="Preformatted_20_Text"><text:s text:c="3"/>original file name, so he was trying to delete any backup files</text:p>
      <text:p text:style-name="Preformatted_20_Text"><text:s text:c="3"/>left over from old editing sessions.) <text:s/>It happened that there</text:p>
      <text:p text:style-name="Preformatted_20_Text"><text:s text:c="3"/>weren't any editor backup files, so DWIM helpfully reported</text:p>
      <text:p text:style-name="Preformatted_20_Text"><text:s text:c="3"/>`*$ not found, assuming you meant 'delete *'.' It then started</text:p>
      <text:p text:style-name="Preformatted_20_Text"><text:s text:c="3"/>to delete all the files on the disk! <text:s/>The hacker managed to stop it</text:p>
      <text:p text:style-name="Preformatted_20_Text"><text:s text:c="3"/>with a {Vulcan nerve pinch} after only a half dozen or so files</text:p>
      <text:p text:style-name="Preformatted_20_Text"><text:s text:c="3"/>were lost.</text:p>
      <text:p text:style-name="Preformatted_20_Text"><text:s text:c="3"/></text:p>
      <text:p text:style-name="Preformatted_20_Text"><text:s text:c="3"/>The hacker later said he had been sorely tempted to go to Warren's</text:p>
      <text:p text:style-name="Preformatted_20_Text"><text:s text:c="3"/>office, tie Warren down in his chair in front of his workstation,</text:p>
      <text:p text:style-name="Preformatted_20_Text"><text:s text:c="3"/>and then type `delete *$' twice.</text:p>
      <text:p text:style-name="Preformatted_20_Text"/>
      <text:p text:style-name="Preformatted_20_Text"><text:s text:c="3"/>DWIM is often suggested in jest as a desired feature for a complex</text:p>
      <text:p text:style-name="Preformatted_20_Text"><text:s text:c="3"/>program; it is also occasionally described as the single</text:p>
      <text:p text:style-name="Preformatted_20_Text"><text:s text:c="3"/>instruction the ideal computer would have. <text:s/>Back when proofs of</text:p>
      <text:p text:style-name="Preformatted_20_Text"><text:s text:c="3"/>program correctness were in vogue, there were also jokes about</text:p>
      <text:p text:style-name="Preformatted_20_Text"><text:s text:c="3"/>`DWIMC' (Do What I Mean, Correctly). <text:s/>A related term, more often</text:p>
      <text:p text:style-name="Preformatted_20_Text"><text:s text:c="3"/>seen as a verb, is DTRT (Do The Right Thing); see {Right</text:p>
      <text:p text:style-name="Preformatted_20_Text"><text:s text:c="3"/>Thing}.</text:p>
      <text:p text:style-name="Preformatted_20_Text"><text:soft-page-break/></text:p>
      <text:p text:style-name="Preformatted_20_Text">:dynner: /din'r/ 32 bits, by analogy with {nybble} and</text:p>
      <text:p text:style-name="Preformatted_20_Text"><text:s text:c="3"/>{{byte}}. <text:s/>Usage: rare and extremely silly. <text:s/>See also {playte},</text:p>
      <text:p text:style-name="Preformatted_20_Text"><text:s text:c="3"/>{tayste}, {crumb}.</text:p>
      <text:p text:style-name="Preformatted_20_Text"/>
      <text:p text:style-name="Preformatted_20_Text">= E =</text:p>
      <text:p text:style-name="Preformatted_20_Text">=====</text:p>
      <text:p text:style-name="Preformatted_20_Text"/>
      <text:p text:style-name="Preformatted_20_Text">:earthquake: [IBM] n. The ultimate real-world shock test for</text:p>
      <text:p text:style-name="Preformatted_20_Text"><text:s text:c="3"/>computer hardware. <text:s/>Hackish sources at IBM deny the rumor that the</text:p>
      <text:p text:style-name="Preformatted_20_Text"><text:s text:c="3"/>Bay Area quake of 1989 was initiated by the company to test</text:p>
      <text:p text:style-name="Preformatted_20_Text"><text:s text:c="3"/>quality-assurance procedures at its California plants.</text:p>
      <text:p text:style-name="Preformatted_20_Text"/>
      <text:p text:style-name="Preformatted_20_Text">:Easter egg: [from the custom of the Easter Egg hunt observed in</text:p>
      <text:p text:style-name="Preformatted_20_Text"><text:s text:c="3"/>the U.S. and many parts of Europe] n. 1. A message hidden in the</text:p>
      <text:p text:style-name="Preformatted_20_Text"><text:s text:c="3"/>object code of a program as a joke, intended to be found by persons</text:p>
      <text:p text:style-name="Preformatted_20_Text"><text:s text:c="3"/>disassembling or browsing the code. <text:s/>2. A message, graphic, or</text:p>
      <text:p text:style-name="Preformatted_20_Text"><text:s text:c="3"/>sound effect emitted by a program (or, on a PC, the BIOS ROM) in</text:p>
      <text:p text:style-name="Preformatted_20_Text"><text:s text:c="3"/>response to some undocumented set of commands or keystrokes,</text:p>
      <text:p text:style-name="Preformatted_20_Text"><text:s text:c="3"/>intended as a joke or to display program credits. <text:s/>One well-known</text:p>
      <text:p text:style-name="Preformatted_20_Text"><text:s text:c="3"/>early Easter egg found in a couple of OSes caused them to respond</text:p>
      <text:p text:style-name="Preformatted_20_Text"><text:s text:c="3"/>to the command `make love' with `not war?'. <text:s/>Many</text:p>
      <text:p text:style-name="Preformatted_20_Text"><text:s text:c="3"/>personal computers have much more elaborate eggs hidden in ROM,</text:p>
      <text:p text:style-name="Preformatted_20_Text"><text:s text:c="3"/>including lists of the developers' names, political exhortations,</text:p>
      <text:p text:style-name="Preformatted_20_Text"><text:s text:c="3"/>snatches of music, and (in one case) graphics images of the entire</text:p>
      <text:p text:style-name="Preformatted_20_Text"><text:s text:c="3"/>development team.</text:p>
      <text:p text:style-name="Preformatted_20_Text"/>
      <text:p text:style-name="Preformatted_20_Text">:Easter egging: [IBM] n. The act of replacing unrelated parts more or</text:p>
      <text:p text:style-name="Preformatted_20_Text"><text:s text:c="3"/>less at random in hopes that a malfunction will go away. <text:s/>Hackers</text:p>
      <text:p text:style-name="Preformatted_20_Text"><text:s text:c="3"/>consider this the normal operating mode of {field circus} techs and</text:p>
      <text:p text:style-name="Preformatted_20_Text"><text:s text:c="3"/>do not love them for it. <text:s/>Compare {shotgun debugging}.</text:p>
      <text:p text:style-name="Preformatted_20_Text"/>
      <text:p text:style-name="Preformatted_20_Text">:eat flaming death: imp. A construction popularized among hackers by</text:p>
      <text:p text:style-name="Preformatted_20_Text"><text:s text:c="3"/>the infamous {CPU Wars} comic; supposed to derive from a famously</text:p>
      <text:p text:style-name="Preformatted_20_Text"><text:s text:c="3"/>turgid line in a WWII-era anti-Nazi propaganda comic that ran</text:p>
      <text:p text:style-name="Preformatted_20_Text"><text:s text:c="3"/>"Eat flaming death, non-Aryan mongrels!" or something of the sort</text:p>
      <text:p text:style-name="Preformatted_20_Text"><text:s text:c="3"/>(however, it is also reported that the Firesign Theater's</text:p>
      <text:p text:style-name="Preformatted_20_Text"><text:s text:c="3"/>1975 album "In The Next World, You're On Your Own" included the</text:p>
      <text:p text:style-name="Preformatted_20_Text"><text:s text:c="3"/>phrase "Eat flaming death, fascist media pigs"; this may have been</text:p>
      <text:p text:style-name="Preformatted_20_Text"><text:s text:c="3"/>an influence). <text:s/>Used in humorously overblown expressions of</text:p>
      <text:p text:style-name="Preformatted_20_Text"><text:s text:c="3"/>hostility. "Eat flaming death, {{EBCDIC}} users!"</text:p>
      <text:p text:style-name="Preformatted_20_Text"/>
      <text:p text:style-name="Preformatted_20_Text">:EBCDIC:: /eb's*-dik/, /eb'see`dik/, or /eb'k*-dik/ [abbreviation,</text:p>
      <text:p text:style-name="Preformatted_20_Text"><text:s text:c="3"/>Extended Binary Coded Decimal Interchange Code] n. An alleged</text:p>
      <text:p text:style-name="Preformatted_20_Text"><text:s text:c="3"/>character set used on IBM {dinosaur}s. <text:s/>It exists in at least six</text:p>
      <text:p text:style-name="Preformatted_20_Text"><text:s text:c="3"/>mutually incompatible versions, all featuring such delights as</text:p>
      <text:p text:style-name="Preformatted_20_Text"><text:s text:c="3"/>non-contiguous letter sequences and the absence of several ASCII</text:p>
      <text:p text:style-name="Preformatted_20_Text"><text:s text:c="3"/>punctuation characters fairly important for modern computer</text:p>
      <text:p text:style-name="Preformatted_20_Text"><text:s text:c="3"/>languages (exactly which characters are absent varies according to</text:p>
      <text:p text:style-name="Preformatted_20_Text"><text:s text:c="3"/>which version of EBCDIC you're looking at). <text:s/>IBM adapted EBCDIC</text:p>
      <text:p text:style-name="Preformatted_20_Text"><text:s text:c="3"/>from {{punched card}} code in the early 1960s and promulgated it</text:p>
      <text:p text:style-name="Preformatted_20_Text"><text:s text:c="3"/>as a customer-control tactic (see {connector conspio syllables: /ray-ahl'/)</text:p>
      <text:p text:style-name="Preformatted_20_Text"><text:s text:c="3"/>means `royal'; El Camino Real is `the royal road'. <text:s/>In the FORTRAN</text:p>
      <text:p text:style-name="Preformatted_20_Text"><text:s text:c="3"/>language, a `real' quantity is a number typically precise to seven</text:p>
      <text:p text:style-name="Preformatted_20_Text"><text:s text:c="3"/>significant digits, and a `double precision' quantity is a larger</text:p>
      <text:p text:style-name="Preformatted_20_Text"><text:s text:c="3"/>floating-point number, precise to perhaps fourteen significant</text:p>
      <text:p text:style-name="Preformatted_20_Text"><text:s text:c="3"/>digits (other languages have similar `real' types).</text:p>
      <text:p text:style-name="Preformatted_20_Text"/>
      <text:p text:style-name="Preformatted_20_Text"><text:soft-page-break/><text:s text:c="3"/>When a hacker from MIT visited Stanford in 1976, he remarked what a</text:p>
      <text:p text:style-name="Preformatted_20_Text"><text:s text:c="3"/>long road El Camino Real was. <text:s/>Making a pun on `real', he started</text:p>
      <text:p text:style-name="Preformatted_20_Text"><text:s text:c="3"/>calling it `El Camino Double Precision' --- but when the hacker</text:p>
      <text:p text:style-name="Preformatted_20_Text"><text:s text:c="3"/>was told that the road was hundreds of miles long, he renamed it</text:p>
      <text:p text:style-name="Preformatted_20_Text"><text:s text:c="3"/>`El Camino Bignum', and that name has stuck. <text:s/>(See {bignum}.)</text:p>
      <text:p text:style-name="Preformatted_20_Text"/>
      <text:p text:style-name="Preformatted_20_Text">:elder days: n. The heroic age of hackerdom (roughly, pre-1980); the</text:p>
      <text:p text:style-name="Preformatted_20_Text"><text:s text:c="3"/>era of the {PDP-10}, {TECO}, {{ITS}}, and the ARPANET. <text:s/>This</text:p>
      <text:p text:style-name="Preformatted_20_Text"><text:s text:c="3"/>term has been rather consciously adopted from J. R. R. Tolkien's</text:p>
      <text:p text:style-name="Preformatted_20_Text"><text:s text:c="3"/>fantasy epic `The Lord of the Rings'. <text:s/>Compare {Iron Age};</text:p>
      <text:p text:style-name="Preformatted_20_Text"><text:s text:c="3"/>see also {elvish}.</text:p>
      <text:p text:style-name="Preformatted_20_Text"/>
      <text:p text:style-name="Preformatted_20_Text">:elegant: [from mathematical usage] adj. Combining simplicity,</text:p>
      <text:p text:style-name="Preformatted_20_Text"><text:s text:c="3"/>power, and a certain ineffable grace of design. <text:s/>Higher praise than</text:p>
      <text:p text:style-name="Preformatted_20_Text"><text:s text:c="3"/>`clever', `winning', or even {cuspy}.</text:p>
      <text:p text:style-name="Preformatted_20_Text"/>
      <text:p text:style-name="Preformatted_20_Text">:elephantine: adj. Used of programs or systems that are both</text:p>
      <text:p text:style-name="Preformatted_20_Text"><text:s text:c="3"/>conspicuous {hog}s (owing perhaps to poor design founded on</text:p>
      <text:p text:style-name="Preformatted_20_Text"><text:s text:c="3"/>{brute force and ignorance}) and exceedingly {hairy} in source</text:p>
      <text:p text:style-name="Preformatted_20_Text"><text:s text:c="3"/>form. <text:s/>An elephantine program may be functional and even friendly,</text:p>
      <text:p text:style-name="Preformatted_20_Text"><text:s text:c="3"/>but (as in the old joke about being in bed with an elephant) it's</text:p>
      <text:p text:style-name="Preformatted_20_Text"><text:s text:c="3"/>tough to have around all the same (and, like a pachyderm, difficult</text:p>
      <text:p text:style-name="Preformatted_20_Text"><text:s text:c="3"/>to maintain). <text:s/>In extreme cases, hackers have been known to make</text:p>
      <text:p text:style-name="Preformatted_20_Text"><text:s text:c="3"/>trumpeting sounds or perform expressive proboscatory mime at the</text:p>
      <text:p text:style-name="Preformatted_20_Text"><text:s text:c="3"/>mention of the offending program. <text:s/>Usage: semi-humorous. <text:s/>Compare</text:p>
      <text:p text:style-name="Preformatted_20_Text"><text:s text:c="3"/>`has the elephant nature' and the somewhat more pejorative</text:p>
      <text:p text:style-name="Preformatted_20_Text"><text:s text:c="3"/>{monstrosity}. <text:s/>See also {second-system effect} and</text:p>
      <text:p text:style-name="Preformatted_20_Text"><text:s text:c="3"/>{baroque}.</text:p>
      <text:p text:style-name="Preformatted_20_Text"/>
      <text:p text:style-name="Preformatted_20_Text">:elevator controller: n. Another archetypal dumb embedded-systems</text:p>
      <text:p text:style-name="Preformatted_20_Text"><text:s text:c="3"/>application, like {toaster} (which superseded it). <text:s/>During one</text:p>
      <text:p text:style-name="Preformatted_20_Text"><text:s text:c="3"/>period (1983--84) in the deliberations of ANSI X3J11 (the</text:p>
      <text:p text:style-name="Preformatted_20_Text"><text:s text:c="3"/>C standardization committee) this was the canonical example of a</text:p>
      <text:p text:style-name="Preformatted_20_Text"><text:s text:c="3"/>really stupid, memory-limited computation environment. <text:s/>"You can't</text:p>
      <text:p text:style-name="Preformatted_20_Text"><text:s text:c="3"/>require `printf(3)' to be part of the default runtime library</text:p>
      <text:p text:style-name="Preformatted_20_Text"><text:s text:c="3"/>--- what if you're targeting an elevator controller?" <text:s/>Elevator</text:p>
      <text:p text:style-name="Preformatted_20_Text"><text:s text:c="3"/>controllers became important rhetorical weapons on both sides of</text:p>
      <text:p text:style-name="Preformatted_20_Text"><text:s text:c="3"/>several {holy wars}.</text:p>
      <text:p text:style-name="Preformatted_20_Text"/>
      <text:p text:style-name="Preformatted_20_Text">:ELIZA effect: /*-li:'z* *-fekt'/ [AI community] n. The tendency of </text:p>
      <text:p text:style-name="Preformatted_20_Text"><text:s text:c="3"/>humans to attach associations to terms from prior experience.</text:p>
      <text:p text:style-name="Preformatted_20_Text"><text:s text:c="3"/>For example, there is nothing magic about the symbol `+' that </text:p>
      <text:p text:style-name="Preformatted_20_Text"><text:s text:c="3"/>makes it well-suited to indicate addition; it's just that people</text:p>
      <text:p text:style-name="Preformatted_20_Text"><text:s text:c="3"/>associate it with addition. <text:s/>Using `+' or `plus' to mean addition</text:p>
      <text:p text:style-name="Preformatted_20_Text"><text:s text:c="3"/>in a computer language is taking advantage of the ELIZA effect.</text:p>
      <text:p text:style-name="Preformatted_20_Text"/>
      <text:p text:style-name="Preformatted_20_Text"><text:s text:c="3"/>This term comes from the famous ELIZA program by Joseph Weizenbaum,</text:p>
      <text:p text:style-name="Preformatted_20_Text"><text:s text:c="3"/>which simulated a Rogerian psychoanalyst by rephrasing many of the</text:p>
      <text:p text:style-name="Preformatted_20_Text"><text:s text:c="3"/>patient's statements as questions and posing them to the patient.</text:p>
      <text:p text:style-name="Preformatted_20_Text"><text:s text:c="3"/>It worked by simple pattern recognition and substitution of key</text:p>
      <text:p text:style-name="Preformatted_20_Text"><text:s text:c="3"/>words into canned phrases. <text:s/>It was so convincing, however, that</text:p>
      <text:p text:style-name="Preformatted_20_Text"><text:s text:c="3"/>there are many anecdotes about people becoming very emotionally</text:p>
      <text:p text:style-name="Preformatted_20_Text"><text:s text:c="3"/>caught up in dealing with ELIZA. <text:s/>All this was due to people's</text:p>
      <text:p text:style-name="Preformatted_20_Text"><text:s text:c="3"/>tendency to attach to words meanings which the computer never put</text:p>
      <text:p text:style-name="Preformatted_20_Text"><text:s text:c="3"/>there. <text:s/>The ELIZA effect is a {Good Thing} when writing a</text:p>
      <text:p text:style-name="Preformatted_20_Text"><text:s text:c="3"/>programming language, but it can blind you to serious shortcomings</text:p>
      <text:p text:style-name="Preformatted_20_Text"><text:s text:c="3"/>when analyzing an Artificial Intelligence system. <text:s/>Compare</text:p>
      <text:p text:style-name="Preformatted_20_Text"><text:s text:c="3"/>{ad-hockery}; see also {AI-complete}.</text:p>
      <text:p text:style-name="Preformatted_20_Text"><text:soft-page-break/></text:p>
      <text:p text:style-name="Preformatted_20_Text">:elvish: n. 1. The Tengwar of Feanor, a table of letterforms</text:p>
      <text:p text:style-name="Preformatted_20_Text"><text:s text:c="3"/>resembling the beautiful Celtic half-uncial hand of the `Book</text:p>
      <text:p text:style-name="Preformatted_20_Text"><text:s text:c="3"/>of Kells'. <text:s/>Invented and described by J. R. R. Tolkien</text:p>
      <text:p text:style-name="Preformatted_20_Text"><text:s text:c="3"/>in `The Lord of The Rings' as an orthography for his fictional</text:p>
      <text:p text:style-name="Preformatted_20_Text"><text:s text:c="3"/>`elvish' languages, this system (which is both visually and</text:p>
      <text:p text:style-name="Preformatted_20_Text"><text:s text:c="3"/>phonetically elegant) has long fascinated hackers (who tend to be</text:p>
      <text:p text:style-name="Preformatted_20_Text"><text:s text:c="3"/>interested by artificial languages in general). <text:s/>It is traditional</text:p>
      <text:p text:style-name="Preformatted_20_Text"><text:s text:c="3"/>for graphics printers, plotters, window systems, and the like to</text:p>
      <text:p text:style-name="Preformatted_20_Text"><text:s text:c="3"/>support a Feanorian typeface as one of their demo items. <text:s/>See also</text:p>
      <text:p text:style-name="Preformatted_20_Text"><text:s text:c="3"/>{elder days}. <text:s/>2. By extension, any odd or unreadable typeface</text:p>
      <text:p text:style-name="Preformatted_20_Text"><text:s text:c="3"/>produced by a graphics device. <text:s/>3. The typeface mundanely called</text:p>
      <text:p text:style-name="Preformatted_20_Text"><text:s text:c="3"/>`B"ocklin', an art-decoish display font.</text:p>
      <text:p text:style-name="Preformatted_20_Text"/>
      <text:p text:style-name="Preformatted_20_Text">:EMACS: /ee'maks/ [from Editing MACroS] n. The ne plus ultra of</text:p>
      <text:p text:style-name="Preformatted_20_Text"><text:s text:c="3"/>hacker editors, a programmable text editor with an entire LISP</text:p>
      <text:p text:style-name="Preformatted_20_Text"><text:s text:c="3"/>system inside it. <text:s/>It was originally written by Richard Stallman in</text:p>
      <text:p text:style-name="Preformatted_20_Text"><text:s text:c="3"/>{TECO} under {{ITS}} at the MIT AI lab; AI Memo 554 described</text:p>
      <text:p text:style-name="Preformatted_20_Text"><text:s text:c="3"/>it as "an advanced, self-documenting, customizable, extensible</text:p>
      <text:p text:style-name="Preformatted_20_Text"><text:s text:c="3"/>real-time display editor". <text:s/>It has since been reimplemented any</text:p>
      <text:p text:style-name="Preformatted_20_Text"><text:s text:c="3"/>number of times, by various hackers, and versions exist which run</text:p>
      <text:p text:style-name="Preformatted_20_Text"><text:s text:c="3"/>under most major operating systems. <text:s/>Perhaps the most widely used</text:p>
      <text:p text:style-name="Preformatted_20_Text"><text:s text:c="3"/>version, also written by Stallman and now called "{GNU} EMACS"</text:p>
      <text:p text:style-name="Preformatted_20_Text"><text:s text:c="3"/>or {GNUMACS}, runs principally under UNIX. <text:s/>It includes</text:p>
      <text:p text:style-name="Preformatted_20_Text"><text:s text:c="3"/>facilities to run compilation subprocesses and send and receive</text:p>
      <text:p text:style-name="Preformatted_20_Text"><text:s text:c="3"/>mail; many hackers spend up to 80% of their {tube time} inside</text:p>
      <text:p text:style-name="Preformatted_20_Text"><text:s text:c="3"/>it. <text:s/>Other variants include {GOSMACS}, CCA EMACS, UniPress</text:p>
      <text:p text:style-name="Preformatted_20_Text"><text:s text:c="3"/>EMACS, Montgomery EMACS, jove, epsilon, and MicroEMACS.</text:p>
      <text:p text:style-name="Preformatted_20_Text"/>
      <text:p text:style-name="Preformatted_20_Text"><text:s text:c="3"/>Some EMACS versions running under window managers iconify as an</text:p>
      <text:p text:style-name="Preformatted_20_Text"><text:s text:c="3"/>overflowing kitchen sink, perhaps to suggest the one feature the</text:p>
      <text:p text:style-name="Preformatted_20_Text"><text:s text:c="3"/>editor does not (yet) include. <text:s/>Indeed, some hackers find EMACS too</text:p>
      <text:p text:style-name="Preformatted_20_Text"><text:s text:c="3"/>heavyweight and {baroque} for their taste, and expand the name as</text:p>
      <text:p text:style-name="Preformatted_20_Text"><text:s text:c="3"/>`Escape Meta Alt Control Shift' to spoof its heavy reliance on</text:p>
      <text:p text:style-name="Preformatted_20_Text"><text:s text:c="3"/>keystrokes decorated with {bucky bits}. <text:s/>Other spoof expansions</text:p>
      <text:p text:style-name="Preformatted_20_Text"><text:s text:c="3"/>include `Eight Megabytes And Constantly Swapping', `Eventually</text:p>
      <text:p text:style-name="Preformatted_20_Text"><text:s text:c="3"/>`malloc()'s All Computer Storage', and `EMACS Makes A Computer</text:p>
      <text:p text:style-name="Preformatted_20_Text"><text:s text:c="3"/>Slow' (see {{recursive acronym}}). <text:s/>See also {vi}.</text:p>
      <text:p text:style-name="Preformatted_20_Text"/>
      <text:p text:style-name="Preformatted_20_Text">:email: /ee'mayl/ 1. n. Electronic mail automatically passed</text:p>
      <text:p text:style-name="Preformatted_20_Text"><text:s text:c="3"/>through computer networks and/or via modems over common-carrier</text:p>
      <text:p text:style-name="Preformatted_20_Text"><text:s text:c="3"/>lines. <text:s/>Contrast {snail-mail}, {paper-net}, {voice-net}. <text:s/>See</text:p>
      <text:p text:style-name="Preformatted_20_Text"><text:s text:c="3"/>{network address}. <text:s/>2. vt. To send electronic mail.</text:p>
      <text:p text:style-name="Preformatted_20_Text"/>
      <text:p text:style-name="Preformatted_20_Text"><text:s text:c="3"/>Oddly enough, the word `emailed' is actually listed in the OED; it</text:p>
      <text:p text:style-name="Preformatted_20_Text"><text:s text:c="3"/>means "embossed (with a raised pattern) or arranged in a net work".</text:p>
      <text:p text:style-name="Preformatted_20_Text"><text:s text:c="3"/>A use from 1480 is given. The word is derived from French</text:p>
      <text:p text:style-name="Preformatted_20_Text"><text:s text:c="3"/>`emmailleure', network.</text:p>
      <text:p text:style-name="Preformatted_20_Text"/>
      <text:p text:style-name="Preformatted_20_Text">:emoticon: /ee-moh'ti-kon/ n. An ASCII glyph used to indicate an</text:p>
      <text:p text:style-name="Preformatted_20_Text"><text:s text:c="3"/>emotional state in email or news. <text:s/>Although originally intended</text:p>
      <text:p text:style-name="Preformatted_20_Text"><text:s text:c="3"/>mostly as jokes, emoticons (or some other explicit humor</text:p>
      <text:p text:style-name="Preformatted_20_Text"><text:s text:c="3"/>indication) are virtually required under certain circumstances in</text:p>
      <text:p text:style-name="Preformatted_20_Text"><text:s text:c="3"/>high-volume text-only communication forums such as USENET; the lack</text:p>
      <text:p text:style-name="Preformatted_20_Text"><text:s text:c="3"/>of verbal and visual cues can otherwise cause what were intended to</text:p>
      <text:p text:style-name="Preformatted_20_Text"><text:s text:c="3"/>be humorous, sarcastic, ironic, or otherwise non-100%-serious</text:p>
      <text:p text:style-name="Preformatted_20_Text"><text:s text:c="3"/>comments to be badly misinterpreted (not always even by</text:p>
      <text:p text:style-name="Preformatted_20_Text"><text:s text:c="3"/>{newbie}s), resulting in arguments and {flame war}s.</text:p>
      <text:p text:style-name="Preformatted_20_Text"><text:soft-page-break/></text:p>
      <text:p text:style-name="Preformatted_20_Text"><text:s text:c="3"/>Hundreds of emoticons have been proposed, but only a few are in</text:p>
      <text:p text:style-name="Preformatted_20_Text"><text:s text:c="3"/>common use. <text:s/>These include:</text:p>
      <text:p text:style-name="Preformatted_20_Text"/>
      <text:p text:style-name="Preformatted_20_Text"><text:s text:c="5"/>:-)</text:p>
      <text:p text:style-name="Preformatted_20_Text"><text:s text:c="10"/>`smiley face' (for humor, laughter, friendliness,</text:p>
      <text:p text:style-name="Preformatted_20_Text"><text:s text:c="10"/>occasionally sarcasm)</text:p>
      <text:p text:style-name="Preformatted_20_Text"/>
      <text:p text:style-name="Preformatted_20_Text"><text:s text:c="5"/>:-(</text:p>
      <text:p text:style-name="Preformatted_20_Text"><text:s text:c="10"/>`frowney face' (for sadness, anger, or upset)</text:p>
      <text:p text:style-name="Preformatted_20_Text"/>
      <text:p text:style-name="Preformatted_20_Text"><text:s text:c="5"/>;-)</text:p>
      <text:p text:style-name="Preformatted_20_Text"><text:s text:c="10"/>`half-smiley' ({ha ha only serious});</text:p>
      <text:p text:style-name="Preformatted_20_Text"><text:s text:c="10"/>also known as `semi-smiley' or `winkey face'.</text:p>
      <text:p text:style-name="Preformatted_20_Text"/>
      <text:p text:style-name="Preformatted_20_Text"><text:s text:c="5"/>:-/</text:p>
      <text:p text:style-name="Preformatted_20_Text"><text:s text:c="10"/>`wry face'</text:p>
      <text:p text:style-name="Preformatted_20_Text"/>
      <text:p text:style-name="Preformatted_20_Text"><text:s text:c="3"/>(These may become more comprehensible if you tilt your head</text:p>
      <text:p text:style-name="Preformatted_20_Text"><text:s text:c="3"/>sideways, to the left.)</text:p>
      <text:p text:style-name="Preformatted_20_Text"/>
      <text:p text:style-name="Preformatted_20_Text"><text:s text:c="3"/>The first two listed are by far the most frequently encountered.</text:p>
      <text:p text:style-name="Preformatted_20_Text"><text:s text:c="3"/>Hyphenless forms of them are common on CompuServe, GEnie, and BIX;</text:p>
      <text:p text:style-name="Preformatted_20_Text"><text:s text:c="3"/>see also {bixie}. <text:s/>On {USENET}, `smiley' is often used as a</text:p>
      <text:p text:style-name="Preformatted_20_Text"><text:s text:c="3"/>generic term synonymous with {emoticon}, as well as specifically</text:p>
      <text:p text:style-name="Preformatted_20_Text"><text:s text:c="3"/>for the happy-face emoticon.</text:p>
      <text:p text:style-name="Preformatted_20_Text"/>
      <text:p text:style-name="Preformatted_20_Text"><text:s text:c="3"/>It appears that the emoticon was invented by one Scott Fahlman on</text:p>
      <text:p text:style-name="Preformatted_20_Text"><text:s text:c="3"/>the CMU {bboard} systems around 1980. <text:s/>He later wrote: "I wish I</text:p>
      <text:p text:style-name="Preformatted_20_Text"><text:s text:c="3"/>had saved the original post, or at least recorded the date for</text:p>
      <text:p text:style-name="Preformatted_20_Text"><text:s text:c="3"/>posterity, but I had no idea that I was starting something that</text:p>
      <text:p text:style-name="Preformatted_20_Text"><text:s text:c="3"/>would soon pollute all the world's communication channels." <text:s/>[GLS</text:p>
      <text:p text:style-name="Preformatted_20_Text"><text:s text:c="3"/>confirms that he remembers this original posting].</text:p>
      <text:p text:style-name="Preformatted_20_Text"/>
      <text:p text:style-name="Preformatted_20_Text"><text:s text:c="3"/>Note for the {newbie}: Overuse of the smiley is a mark of</text:p>
      <text:p text:style-name="Preformatted_20_Text"><text:s text:c="3"/>loserhood! <text:s/>More than one per paragraph is a fairly sure sign that</text:p>
      <text:p text:style-name="Preformatted_20_Text"><text:s text:c="3"/>you've gone over the line.</text:p>
      <text:p text:style-name="Preformatted_20_Text"/>
      <text:p text:style-name="Preformatted_20_Text">:empire: n. Any of a family of military simulations derived from a</text:p>
      <text:p text:style-name="Preformatted_20_Text"><text:s text:c="3"/>game written by Peter Langston many years ago. <text:s/>There are five or</text:p>
      <text:p text:style-name="Preformatted_20_Text"><text:s text:c="3"/>six multi-player variants of varying degrees of sophistication, and</text:p>
      <text:p text:style-name="Preformatted_20_Text"><text:s text:c="3"/>one single-player version implemented for both UNIX and VMS; the</text:p>
      <text:p text:style-name="Preformatted_20_Text"><text:s text:c="3"/>latter is even available as MS-DOS freeware. <text:s/>All are notoriously</text:p>
      <text:p text:style-name="Preformatted_20_Text"><text:s text:c="3"/>addictive.</text:p>
      <text:p text:style-name="Preformatted_20_Text"/>
      <text:p text:style-name="Preformatted_20_Text">:engine: n. 1. A piece of hardware that encapsulates some function</text:p>
      <text:p text:style-name="Preformatted_20_Text"><text:s text:c="3"/>but can't be used without some kind of {front end}. <text:s/>Today we</text:p>
      <text:p text:style-name="Preformatted_20_Text"><text:s text:c="3"/>have, especially, `print engine': the guts of a laser printer.</text:p>
      <text:p text:style-name="Preformatted_20_Text"><text:s text:c="3"/>2. An analogous piece of software; notionally, one that does a lot</text:p>
      <text:p text:style-name="Preformatted_20_Text"><text:s text:c="3"/>of noisy crunching, such as a `database engine'.</text:p>
      <text:p text:style-name="Preformatted_20_Text"/>
      <text:p text:style-name="Preformatted_20_Text"><text:s text:c="3"/>The hackish senses of `engine' are actually close to its original,</text:p>
      <text:p text:style-name="Preformatted_20_Text"><text:s text:c="3"/>pre-Industrial-Revolution sense of a skill, clever device, or</text:p>
      <text:p text:style-name="Preformatted_20_Text"><text:s text:c="3"/>instrument (the word is cognate to `ingenuity'). <text:s/>This sense had</text:p>
      <text:p text:style-name="Preformatted_20_Text"><text:s text:c="3"/>not been completely eclipsed by the modern connotation of</text:p>
      <text:p text:style-name="Preformatted_20_Text"><text:s text:c="3"/>power-transducing machinery in Charles Babbage's time, which</text:p>
      <text:p text:style-name="Preformatted_20_Text"><text:s text:c="3"/>explains why he named the stored-program computer that</text:p>
      <text:p text:style-name="Preformatted_20_Text"><text:s text:c="3"/>he designed in 1844 the `Analytical Engine'.</text:p>
      <text:p text:style-name="Preformatted_20_Text"><text:soft-page-break/></text:p>
      <text:p text:style-name="Preformatted_20_Text">:English: 1. n.,obs. The source code for a program, which may be in</text:p>
      <text:p text:style-name="Preformatted_20_Text"><text:s text:c="3"/>any language, as opposed to the linkable or executable binary</text:p>
      <text:p text:style-name="Preformatted_20_Text"><text:s text:c="3"/>produced from it by a compiler. <text:s/>The idea behind the term is that</text:p>
      <text:p text:style-name="Preformatted_20_Text"><text:s text:c="3"/>to a real hacker, a program written in his favorite programming</text:p>
      <text:p text:style-name="Preformatted_20_Text"><text:s text:c="3"/>language is at least as readable as English. <text:s/>Usage: used mostly by</text:p>
      <text:p text:style-name="Preformatted_20_Text"><text:s text:c="3"/>old-time hackers, though recognizable in context. <text:s/>2. The official</text:p>
      <text:p text:style-name="Preformatted_20_Text"><text:s text:c="3"/>name of the database language used by the Pick Operating System,</text:p>
      <text:p text:style-name="Preformatted_20_Text"><text:s text:c="3"/>actually a sort of crufty, brain-damaged SQL with delusions of</text:p>
      <text:p text:style-name="Preformatted_20_Text"><text:s text:c="3"/>grandeur. <text:s/>The name permits {marketroid}s to say "Yes, and you</text:p>
      <text:p text:style-name="Preformatted_20_Text"><text:s text:c="3"/>can program our computers in English!" to ignorant {suit}s</text:p>
      <text:p text:style-name="Preformatted_20_Text"><text:s text:c="3"/>without quite running afoul of the truth-in-advertising laws.</text:p>
      <text:p text:style-name="Preformatted_20_Text"/>
      <text:p text:style-name="Preformatted_20_Text">:enhancement: n. {Marketroid}-speak for a bug {fix}. <text:s/>This abuse</text:p>
      <text:p text:style-name="Preformatted_20_Text"><text:s text:c="3"/>of language is a popular and time-tested way to turn incompetence</text:p>
      <text:p text:style-name="Preformatted_20_Text"><text:s text:c="3"/>into increased revenue. <text:s/>A hacker being ironic would instead call</text:p>
      <text:p text:style-name="Preformatted_20_Text"><text:s text:c="3"/>the fix a {feature} --- or perhaps save some effort by declaring</text:p>
      <text:p text:style-name="Preformatted_20_Text"><text:s text:c="3"/>the bug itself to be a feature.</text:p>
      <text:p text:style-name="Preformatted_20_Text"/>
      <text:p text:style-name="Preformatted_20_Text">:ENQ: /enkw/ or /enk/ [from the ASCII mnemonic ENQuire for</text:p>
      <text:p text:style-name="Preformatted_20_Text"><text:s text:c="3"/>0000101] An on-line convention for querying someone's availability.</text:p>
      <text:p text:style-name="Preformatted_20_Text"><text:s text:c="3"/>After opening a {talk mode} connection to someone apparently in</text:p>
      <text:p text:style-name="Preformatted_20_Text"><text:s text:c="3"/>heavy hack mode, one might type `SYN SYN ENQ?' (the SYNs</text:p>
      <text:p text:style-name="Preformatted_20_Text"><text:s text:c="3"/>representing notional synchronization bytes), and expect a return</text:p>
      <text:p text:style-name="Preformatted_20_Text"><text:s text:c="3"/>of {ACK} or {NAK} depending on whether or not the person felt</text:p>
      <text:p text:style-name="Preformatted_20_Text"><text:s text:c="3"/>interruptible. <text:s/>Compare {ping}, {finger}, and the usage of</text:p>
      <text:p text:style-name="Preformatted_20_Text"><text:s text:c="3"/>`FOO?' listed under {talk mode}.</text:p>
      <text:p text:style-name="Preformatted_20_Text"/>
      <text:p text:style-name="Preformatted_20_Text">:EOF: /E-O-F/ [abbreviation, `End Of File'] n. 1. [techspeak]</text:p>
      <text:p text:style-name="Preformatted_20_Text"><text:s text:c="3"/>Refers esp. to whatever {out-of-band} value is returned by</text:p>
      <text:p text:style-name="Preformatted_20_Text"><text:s text:c="3"/>C's sequential character-input functions (and their equivalents in</text:p>
      <text:p text:style-name="Preformatted_20_Text"><text:s text:c="3"/>other environments) when end of file has been reached. <text:s/>This value</text:p>
      <text:p text:style-name="Preformatted_20_Text"><text:s text:c="3"/>is -1 under C libraries postdating V6 UNIX, but was</text:p>
      <text:p text:style-name="Preformatted_20_Text"><text:s text:c="3"/>originally 0. <text:s/>2. [UNIX] The keyboard character (usually control-D,</text:p>
      <text:p text:style-name="Preformatted_20_Text"><text:s text:c="3"/>the ASCII EOT (End Of Transmission) character) which is mapped by</text:p>
      <text:p text:style-name="Preformatted_20_Text"><text:s text:c="3"/>the terminal driver into an end-of-file condition. <text:s/>3. Used by</text:p>
      <text:p text:style-name="Preformatted_20_Text"><text:s text:c="3"/>extension in non-computer contexts when a human is doing something</text:p>
      <text:p text:style-name="Preformatted_20_Text"><text:s text:c="3"/>that can be modeled as a sequential read and can't go further.</text:p>
      <text:p text:style-name="Preformatted_20_Text"><text:s text:c="3"/>"Yeah, I looked for a list of 360 mnemonics to post as a joke, but</text:p>
      <text:p text:style-name="Preformatted_20_Text"><text:s text:c="3"/>I hit EOF pretty fast; all the library had was a {JCL} manual."</text:p>
      <text:p text:style-name="Preformatted_20_Text"><text:s text:c="3"/>See also {EOL}.</text:p>
      <text:p text:style-name="Preformatted_20_Text"/>
      <text:p text:style-name="Preformatted_20_Text">:EOL: /E-O-L/ [End Of Line] n. Syn. for {newline}, derived</text:p>
      <text:p text:style-name="Preformatted_20_Text"><text:s text:c="3"/>perhaps from the original CDC6600 Pascal. <text:s/>Now rare, but widely</text:p>
      <text:p text:style-name="Preformatted_20_Text"><text:s text:c="3"/>recognized and occasionally used for brevity. <text:s/>Used in the</text:p>
      <text:p text:style-name="Preformatted_20_Text"><text:s text:c="3"/>example entry under {BNF}. <text:s/>See also {EOF}.</text:p>
      <text:p text:style-name="Preformatted_20_Text"/>
      <text:p text:style-name="Preformatted_20_Text">:EOU: /E-O-U/ n. The mnemonic of a mythical ASCII control</text:p>
      <text:p text:style-name="Preformatted_20_Text"><text:s text:c="3"/>character (End Of User) that could make an ASR-33 Teletype explode</text:p>
      <text:p text:style-name="Preformatted_20_Text"><text:s text:c="3"/>on receipt. <text:s/>This parodied the numerous obscure delimiter and</text:p>
      <text:p text:style-name="Preformatted_20_Text"><text:s text:c="3"/>control characters left in ASCII from the days when it was</text:p>
      <text:p text:style-name="Preformatted_20_Text"><text:s text:c="3"/>associated more with wire-service teletypes than computers (e.g.,</text:p>
      <text:p text:style-name="Preformatted_20_Text"><text:s text:c="3"/>FS, GS, RS, US, EM, SUB, ETX, and esp. EOT). <text:s/>It is worth</text:p>
      <text:p text:style-name="Preformatted_20_Text"><text:s text:c="3"/>remembering that ASR-33s were big, noisy mechanical beasts with a</text:p>
      <text:p text:style-name="Preformatted_20_Text"><text:s text:c="3"/>lot of clattering parts; the notion that one might explode was</text:p>
      <text:p text:style-name="Preformatted_20_Text"><text:s text:c="3"/>nowhere near as ridiculous as it might seem to someone sitting in</text:p>
      <text:p text:style-name="Preformatted_20_Text"><text:s text:c="3"/>front of a {tube} or flatscreen today.</text:p>
      <text:p text:style-name="Preformatted_20_Text"/>
      <text:p text:style-name="Preformatted_20_Text"><text:soft-page-break/>:epoch: [UNIX: prob. from astronomical timekeeping] n. The time</text:p>
      <text:p text:style-name="Preformatted_20_Text"><text:s text:c="3"/>and date corresponding to 0 in an operating system's clock and</text:p>
      <text:p text:style-name="Preformatted_20_Text"><text:s text:c="3"/>timestamp values. <text:s/>Under most UNIX versions the epoch is 00:00:00</text:p>
      <text:p text:style-name="Preformatted_20_Text"><text:s text:c="3"/>GMT, January 1, 1970; under VMS, it's 00:00:00 GMT of November 17,</text:p>
      <text:p text:style-name="Preformatted_20_Text"><text:s text:c="3"/>1858 (base date of the U.S. Naval Observatory's ephemerides).</text:p>
      <text:p text:style-name="Preformatted_20_Text"><text:s text:c="3"/>System time is measured in seconds or {tick}s past the epoch.</text:p>
      <text:p text:style-name="Preformatted_20_Text"><text:s text:c="3"/>Weird problems may ensue when the clock wraps around (see {wrap</text:p>
      <text:p text:style-name="Preformatted_20_Text"><text:s text:c="3"/>around}), which is not necessarily a rare event; on systems</text:p>
      <text:p text:style-name="Preformatted_20_Text"><text:s text:c="3"/>counting 10 ticks per second, a signed 32-bit count of ticks is</text:p>
      <text:p text:style-name="Preformatted_20_Text"><text:s text:c="3"/>good only for 6.8 years. <text:s/>The 1-tick-per-second clock of UNIX is</text:p>
      <text:p text:style-name="Preformatted_20_Text"><text:s text:c="3"/>good only until January 18, 2038, assuming at least some software</text:p>
      <text:p text:style-name="Preformatted_20_Text"><text:s text:c="3"/>continues to consider it signed and that word lengths don't</text:p>
      <text:p text:style-name="Preformatted_20_Text"><text:s text:c="3"/>increase by then. <text:s/>See also {wall time}.</text:p>
      <text:p text:style-name="Preformatted_20_Text"/>
      <text:p text:style-name="Preformatted_20_Text">:epsilon: [see {delta}] 1. n. A small quantity of anything. <text:s/>"The</text:p>
      <text:p text:style-name="Preformatted_20_Text"><text:s text:c="3"/>cost is epsilon." <text:s/>2. adj. Very small, negligible; less than</text:p>
      <text:p text:style-name="Preformatted_20_Text"><text:s text:c="3"/>{marginal}. <text:s/>"We can get this feature for epsilon cost."</text:p>
      <text:p text:style-name="Preformatted_20_Text"><text:s text:c="3"/>3. `within epsilon of': close enough to be indistinguishable for</text:p>
      <text:p text:style-name="Preformatted_20_Text"><text:s text:c="3"/>all practical purposes. <text:s/>This is even closer than being `within</text:p>
      <text:p text:style-name="Preformatted_20_Text"><text:s text:c="3"/>delta of'. <text:s/>"That's not what I asked for, but it's within</text:p>
      <text:p text:style-name="Preformatted_20_Text"><text:s text:c="3"/>epsilon of what I wanted." <text:s/>Alternatively, it may mean not close</text:p>
      <text:p text:style-name="Preformatted_20_Text"><text:s text:c="3"/>enough, but very little is required to get it there: "My program</text:p>
      <text:p text:style-name="Preformatted_20_Text"><text:s text:c="3"/>is within epsilon of working."</text:p>
      <text:p text:style-name="Preformatted_20_Text"/>
      <text:p text:style-name="Preformatted_20_Text">:epsilon squared: n. A quantity even smaller than {epsilon}, as</text:p>
      <text:p text:style-name="Preformatted_20_Text"><text:s text:c="3"/>small in comparison to epsilon as epsilon is to something normal;</text:p>
      <text:p text:style-name="Preformatted_20_Text"><text:s text:c="3"/>completely negligible. <text:s/>If you buy a supercomputer for a million</text:p>
      <text:p text:style-name="Preformatted_20_Text"><text:s text:c="3"/>dollars, the cost of the thousand-dollar terminal to go with it is</text:p>
      <text:p text:style-name="Preformatted_20_Text"><text:s text:c="3"/>{epsilon}, and the cost of the ten-dollar cable to connect them</text:p>
      <text:p text:style-name="Preformatted_20_Text"><text:s text:c="3"/>is epsilon squared. <text:s/>Compare {lost in the underflow}, {lost</text:p>
      <text:p text:style-name="Preformatted_20_Text"><text:s text:c="3"/>in the noise}.</text:p>
      <text:p text:style-name="Preformatted_20_Text"/>
      <text:p text:style-name="Preformatted_20_Text">:era, the: Syn. {epoch}. <text:s/>Webster's Unabridged makes these words</text:p>
      <text:p text:style-name="Preformatted_20_Text"><text:s text:c="3"/>almost synonymous, but `era' usually connotes a span of time rather</text:p>
      <text:p text:style-name="Preformatted_20_Text"><text:s text:c="3"/>than a point in time. <text:s/>The {epoch} usage is recommended.</text:p>
      <text:p text:style-name="Preformatted_20_Text"/>
      <text:p text:style-name="Preformatted_20_Text">:Eric Conspiracy: n. A shadowy group of mustachioed hackers named</text:p>
      <text:p text:style-name="Preformatted_20_Text"><text:s text:c="3"/>Eric first pinpointed as a sinister conspiracy by an infamous</text:p>
      <text:p text:style-name="Preformatted_20_Text"><text:s text:c="3"/>talk.bizarre posting ca. 1986; this was doubtless influenced by the</text:p>
      <text:p text:style-name="Preformatted_20_Text"><text:s text:c="3"/>numerous `Eric' jokes in the Monty Python oeuvre. <text:s/>There do indeed</text:p>
      <text:p text:style-name="Preformatted_20_Text"><text:s text:c="3"/>seem to be considerably more mustachioed Erics in hackerdom than</text:p>
      <text:p text:style-name="Preformatted_20_Text"><text:s text:c="3"/>the frequency of these three traits can account for unless they are</text:p>
      <text:p text:style-name="Preformatted_20_Text"><text:s text:c="3"/>correlated in some arcane way. <text:s/>Well-known examples include Eric</text:p>
      <text:p text:style-name="Preformatted_20_Text"><text:s text:c="3"/>Allman (he of the `Allman style' described under {indent style})</text:p>
      <text:p text:style-name="Preformatted_20_Text"><text:s text:c="3"/>and Erik Fair (co-author of NNTP); your editor has heard from about</text:p>
      <text:p text:style-name="Preformatted_20_Text"><text:s text:c="3"/>fourteen others by email, and the organization line `Eric</text:p>
      <text:p text:style-name="Preformatted_20_Text"><text:s text:c="3"/>Conspiracy Secret Laboratories' now emanates regularly from more</text:p>
      <text:p text:style-name="Preformatted_20_Text"><text:s text:c="3"/>than one site.</text:p>
      <text:p text:style-name="Preformatted_20_Text"/>
      <text:p text:style-name="Preformatted_20_Text">:Eris: /e'ris/ n. The Greek goddess of Chaos, Discord, Confusion,</text:p>
      <text:p text:style-name="Preformatted_20_Text"><text:s text:c="3"/>and Things You Know Not Of; her name was latinized to Discordia and</text:p>
      <text:p text:style-name="Preformatted_20_Text"><text:s text:c="3"/>she was worshiped by that name in Rome. <text:s/>Not a very friendly deity</text:p>
      <text:p text:style-name="Preformatted_20_Text"><text:s text:c="3"/>in the Classical original, she was reinvented as a more benign</text:p>
      <text:p text:style-name="Preformatted_20_Text"><text:s text:c="3"/>personification of creative anarchy starting in 1959 by the</text:p>
      <text:p text:style-name="Preformatted_20_Text"><text:s text:c="3"/>adherents of {Discordianism} and has since been a semi-serious</text:p>
      <text:p text:style-name="Preformatted_20_Text"><text:s text:c="3"/>subject of veneration in several `fringe' cultures, including</text:p>
      <text:p text:style-name="Preformatted_20_Text"><text:s text:c="3"/>hackerdom. <text:s/>See {Discordianism}, {Church of the SubGenius}.</text:p>
      <text:p text:style-name="Preformatted_20_Text"/>
      <text:p text:style-name="Preformatted_20_Text"><text:soft-page-break/>:erotics: /ee-ro'tiks/ n. [Helsinki University of Technology,</text:p>
      <text:p text:style-name="Preformatted_20_Text"><text:s text:c="3"/>Finland] n. English-language university slang for electronics.</text:p>
      <text:p text:style-name="Preformatted_20_Text"><text:s text:c="3"/>Often used by hackers in Helsinki, maybe because good electronics</text:p>
      <text:p text:style-name="Preformatted_20_Text"><text:s text:c="3"/>excites them and makes them warm.</text:p>
      <text:p text:style-name="Preformatted_20_Text"/>
      <text:p text:style-name="Preformatted_20_Text">:error 33: [XEROX PARC] n. 1. Predicating one research effort upon</text:p>
      <text:p text:style-name="Preformatted_20_Text"><text:s text:c="3"/>the success of another. <text:s/>2. Allowing your own research effort to be</text:p>
      <text:p text:style-name="Preformatted_20_Text"><text:s text:c="3"/>placed on the critical path of some other project (be it a research</text:p>
      <text:p text:style-name="Preformatted_20_Text"><text:s text:c="3"/>effort or not).</text:p>
      <text:p text:style-name="Preformatted_20_Text"/>
      <text:p text:style-name="Preformatted_20_Text">:essentials: n. Things necessary to maintain a productive and secure</text:p>
      <text:p text:style-name="Preformatted_20_Text"><text:s text:c="3"/>hacking environment. <text:s/>"A jug of wine, a loaf of bread, a</text:p>
      <text:p text:style-name="Preformatted_20_Text"><text:s text:c="3"/>20-megahertz 80386 box with 8 meg of core and a 300-megabyte disk</text:p>
      <text:p text:style-name="Preformatted_20_Text"><text:s text:c="3"/>supporting full UNIX with source and X windows and EMACS and UUCP</text:p>
      <text:p text:style-name="Preformatted_20_Text"><text:s text:c="3"/>via a 'blazer to a friendly Internet site, and thou."</text:p>
      <text:p text:style-name="Preformatted_20_Text"/>
      <text:p text:style-name="Preformatted_20_Text">:evil: adj. As used by hackers, implies that some system, program,</text:p>
      <text:p text:style-name="Preformatted_20_Text"><text:s text:c="3"/>person, or institution is sufficiently maldesigned as to be not</text:p>
      <text:p text:style-name="Preformatted_20_Text"><text:s text:c="3"/>worth the bother of dealing with. <text:s/>Unlike the adjectives in the</text:p>
      <text:p text:style-name="Preformatted_20_Text"><text:s text:c="3"/>{cretinous}/{losing}/{brain-damaged} series, `evil' does not</text:p>
      <text:p text:style-name="Preformatted_20_Text"><text:s text:c="3"/>imply incompetence or bad design, but rather a set of goals or</text:p>
      <text:p text:style-name="Preformatted_20_Text"><text:s text:c="3"/>design criteria fatally incompatible with the speaker's. <text:s/>This is</text:p>
      <text:p text:style-name="Preformatted_20_Text"><text:s text:c="3"/>more an esthetic and engineering judgment than a moral one in the</text:p>
      <text:p text:style-name="Preformatted_20_Text"><text:s text:c="3"/>mainstream sense. <text:s/>"We thought about adding a {Blue Glue}</text:p>
      <text:p text:style-name="Preformatted_20_Text"><text:s text:c="3"/>interface but decided it was too evil to deal with." <text:s/>"{TECO}</text:p>
      <text:p text:style-name="Preformatted_20_Text"><text:s text:c="3"/>is neat, but it can be pretty evil if you're prone to typos."</text:p>
      <text:p text:style-name="Preformatted_20_Text"><text:s text:c="3"/>Often pronounced with the first syllable lengthened, as /eeee'vil/.</text:p>
      <text:p text:style-name="Preformatted_20_Text"/>
      <text:p text:style-name="Preformatted_20_Text">:exa-: /ek's*/ [SI] pref. See {{quantifiers}}.</text:p>
      <text:p text:style-name="Preformatted_20_Text"/>
      <text:p text:style-name="Preformatted_20_Text">:examining the entrails: n. The process of {grovel}ling through</text:p>
      <text:p text:style-name="Preformatted_20_Text"><text:s text:c="3"/>a core dump or hex image in the attempt to discover the bug that</text:p>
      <text:p text:style-name="Preformatted_20_Text"><text:s text:c="3"/>brought a program or system down. <text:s/>The reference is to divination</text:p>
      <text:p text:style-name="Preformatted_20_Text"><text:s text:c="3"/>from the entrails of a sacrified animal. <text:s/>Compare {runes},</text:p>
      <text:p text:style-name="Preformatted_20_Text"><text:s text:c="3"/>{incantation}, {black art}, {desk check}.</text:p>
      <text:p text:style-name="Preformatted_20_Text"/>
      <text:p text:style-name="Preformatted_20_Text">:EXCH: /eks'ch*/ or /eksch/ vt. To exchange two things, each for the</text:p>
      <text:p text:style-name="Preformatted_20_Text"><text:s text:c="3"/>other; to swap places. <text:s/>If you point to two people sitting down and</text:p>
      <text:p text:style-name="Preformatted_20_Text"><text:s text:c="3"/>say "Exch!", you are asking them to trade places. <text:s/>EXCH,</text:p>
      <text:p text:style-name="Preformatted_20_Text"><text:s text:c="3"/>meaning EXCHange, was originally the name of a PDP-10 instruction</text:p>
      <text:p text:style-name="Preformatted_20_Text"><text:s text:c="3"/>that exchanged the contents of a register and a memory location.</text:p>
      <text:p text:style-name="Preformatted_20_Text"><text:s text:c="3"/>Many newer hackers tend to be thinking instead of the {{PostScript}}</text:p>
      <text:p text:style-name="Preformatted_20_Text"><text:s text:c="3"/>exchange operator (which is usually written in lowercase).</text:p>
      <text:p text:style-name="Preformatted_20_Text"/>
      <text:p text:style-name="Preformatted_20_Text">:excl: /eks'kl/ n. Abbreviation for `exclamation point'. <text:s/>See</text:p>
      <text:p text:style-name="Preformatted_20_Text"><text:s text:c="3"/>{bang}, {shriek}, {{ASCII}}.</text:p>
      <text:p text:style-name="Preformatted_20_Text"/>
      <text:p text:style-name="Preformatted_20_Text">:EXE: /eks'ee/ or /eek'see/ or /E-X-E/ n. An executable</text:p>
      <text:p text:style-name="Preformatted_20_Text"><text:s text:c="3"/>binary file. <text:s/>Some operating systems (notably MS-DOS, VMS, and</text:p>
      <text:p text:style-name="Preformatted_20_Text"><text:s text:c="3"/>TWENEX) use the extension .EXE to mark such files. <text:s/>This usage is</text:p>
      <text:p text:style-name="Preformatted_20_Text"><text:s text:c="3"/>also occasionally found among UNIX programmers even though UNIX</text:p>
      <text:p text:style-name="Preformatted_20_Text"><text:s text:c="3"/>executables don't have any required suffix.</text:p>
      <text:p text:style-name="Preformatted_20_Text"/>
      <text:p text:style-name="Preformatted_20_Text">:exec: /eg-zek'/ vt.,n. <text:s/>1. [UNIX: from `execute'] Synonym for</text:p>
      <text:p text:style-name="Preformatted_20_Text"><text:s text:c="3"/>{chain}, derives from the `exec(2)' call. <text:s/>2. [from</text:p>
      <text:p text:style-name="Preformatted_20_Text"><text:s text:c="3"/>`executive'] obs. The command interpreter for an {OS} (see</text:p>
      <text:p text:style-name="Preformatted_20_Text"><text:s text:c="3"/>{shell}); term esp. used around mainframes, and prob.</text:p>
      <text:p text:style-name="Preformatted_20_Text"><text:s text:c="3"/>derived from UNIVAC's archaic EXEC 2 and EXEC 8 operating systems.</text:p>
      <text:p text:style-name="Preformatted_20_Text"><text:soft-page-break/><text:s text:c="3"/>3. At IBM and VM/CMS shops, the equivalent of a shell command file</text:p>
      <text:p text:style-name="Preformatted_20_Text"><text:s text:c="3"/>(among VM/CMS users).</text:p>
      <text:p text:style-name="Preformatted_20_Text"/>
      <text:p text:style-name="Preformatted_20_Text"><text:s text:c="3"/>The mainstream `exec' as an abbreviation for (human) executive is</text:p>
      <text:p text:style-name="Preformatted_20_Text"><text:s text:c="3"/>*not* used. <text:s/>To a hacker, an `exec' is a always a program,</text:p>
      <text:p text:style-name="Preformatted_20_Text"><text:s text:c="3"/>never a person.</text:p>
      <text:p text:style-name="Preformatted_20_Text"/>
      <text:p text:style-name="Preformatted_20_Text">:exercise, left as an: [from technical books] Used to complete a</text:p>
      <text:p text:style-name="Preformatted_20_Text"><text:s text:c="3"/>proof when one doesn't mind a {handwave}, or to avoid one</text:p>
      <text:p text:style-name="Preformatted_20_Text"><text:s text:c="3"/>entirely. <text:s/>The complete phrase is: "The proof (or the rest) is</text:p>
      <text:p text:style-name="Preformatted_20_Text"><text:s text:c="3"/>left as an exercise for the reader." <text:s/>This comment *has*</text:p>
      <text:p text:style-name="Preformatted_20_Text"><text:s text:c="3"/>occasionally been attached to unsolved research problems by authors</text:p>
      <text:p text:style-name="Preformatted_20_Text"><text:s text:c="3"/>possessed of either an evil sense of humor or a vast faith in the</text:p>
      <text:p text:style-name="Preformatted_20_Text"><text:s text:c="3"/>capabilities of their audiences.</text:p>
      <text:p text:style-name="Preformatted_20_Text"/>
      <text:p text:style-name="Preformatted_20_Text">:eyeball search: n. To look for something in a mass of code or data</text:p>
      <text:p text:style-name="Preformatted_20_Text"><text:s text:c="3"/>with one's own native optical sensors, as opposed to using some</text:p>
      <text:p text:style-name="Preformatted_20_Text"><text:s text:c="3"/>sort of pattern matching software like {grep} or any other</text:p>
      <text:p text:style-name="Preformatted_20_Text"><text:s text:c="3"/>automated search tool. <text:s/>Also called a {vgrep}; compare</text:p>
      <text:p text:style-name="Preformatted_20_Text"><text:s text:c="3"/>{vdiff}, {desk check}.</text:p>
      <text:p text:style-name="Preformatted_20_Text"/>
      <text:p text:style-name="Preformatted_20_Text">= F =</text:p>
      <text:p text:style-name="Preformatted_20_Text">=====</text:p>
      <text:p text:style-name="Preformatted_20_Text"/>
      <text:p text:style-name="Preformatted_20_Text">:fab: /fab/ [from `fabricate'] v. 1. To produce chips from a</text:p>
      <text:p text:style-name="Preformatted_20_Text"><text:s text:c="3"/>design that may have been created by someone at another company.</text:p>
      <text:p text:style-name="Preformatted_20_Text"><text:s text:c="3"/>Fabbing chips based on the designs of others is the activity of a</text:p>
      <text:p text:style-name="Preformatted_20_Text"><text:s text:c="3"/>{silicon foundry}. <text:s/>To a hacker, `fab' is practically never short</text:p>
      <text:p text:style-name="Preformatted_20_Text"><text:s text:c="3"/>for `fabulous'. <text:s/>2. `fab line': the production system</text:p>
      <text:p text:style-name="Preformatted_20_Text"><text:s text:c="3"/>(lithography, diffusion, etching, etc.) for chips at a chip</text:p>
      <text:p text:style-name="Preformatted_20_Text"><text:s text:c="3"/>manufacturer. <text:s/>Different `fab lines' are run with different</text:p>
      <text:p text:style-name="Preformatted_20_Text"><text:s text:c="3"/>process parameters, die sizes, or technologies, or simply to</text:p>
      <text:p text:style-name="Preformatted_20_Text"><text:s text:c="3"/>provide more manufacturing volume.</text:p>
      <text:p text:style-name="Preformatted_20_Text"/>
      <text:p text:style-name="Preformatted_20_Text">:face time: n. Time spent interacting with somebody face-to-face (as</text:p>
      <text:p text:style-name="Preformatted_20_Text"><text:s text:c="3"/>opposed to via electronic links). <text:s/>"Oh, yeah, I spent some face</text:p>
      <text:p text:style-name="Preformatted_20_Text"><text:s text:c="3"/>time with him at the last Usenix."</text:p>
      <text:p text:style-name="Preformatted_20_Text"/>
      <text:p text:style-name="Preformatted_20_Text">:factor: n. See {coefficient of X}.</text:p>
      <text:p text:style-name="Preformatted_20_Text"/>
      <text:p text:style-name="Preformatted_20_Text">:fall over: [IBM] vi. Yet another synonym for {crash} or {lose}.</text:p>
      <text:p text:style-name="Preformatted_20_Text"><text:s text:c="3"/>`Fall over hard' equates to {crash and burn}.</text:p>
      <text:p text:style-name="Preformatted_20_Text"/>
      <text:p text:style-name="Preformatted_20_Text">:fall through: v. (n. `fallthrough', var. `fall-through')</text:p>
      <text:p text:style-name="Preformatted_20_Text"><text:s text:c="3"/>1. To exit a loop by exhaustion, i.e., by having fulfilled its exit</text:p>
      <text:p text:style-name="Preformatted_20_Text"><text:s text:c="3"/>condition rather than via a break or exception condition that exits</text:p>
      <text:p text:style-name="Preformatted_20_Text"><text:s text:c="3"/>from the middle of it. <text:s/>This usage appears to be *really* old,</text:p>
      <text:p text:style-name="Preformatted_20_Text"><text:s text:c="3"/>dating from the 1940s and 1950s. <text:s/>2. To fail a test that would have</text:p>
      <text:p text:style-name="Preformatted_20_Text"><text:s text:c="3"/>passed control to a subroutine or some other distant portion of</text:p>
      <text:p text:style-name="Preformatted_20_Text"><text:s text:c="3"/>code. <text:s/>3. In C, `fall-through' occurs when the flow of execution in</text:p>
      <text:p text:style-name="Preformatted_20_Text"><text:s text:c="3"/>a switch statement reaches a `case' label other than by</text:p>
      <text:p text:style-name="Preformatted_20_Text"><text:s text:c="3"/>jumping there from the switch header, passing a point where one</text:p>
      <text:p text:style-name="Preformatted_20_Text"><text:s text:c="3"/>would normally expect to find a `break'. <text:s/>A trivial example:</text:p>
      <text:p text:style-name="Preformatted_20_Text"/>
      <text:p text:style-name="Preformatted_20_Text"><text:s text:c="5"/>switch (color)</text:p>
      <text:p text:style-name="Preformatted_20_Text"><text:s text:c="5"/>{</text:p>
      <text:p text:style-name="Preformatted_20_Text"><text:s text:c="5"/>case GREEN:</text:p>
      <text:p text:style-name="Preformatted_20_Text"><text:s text:c="8"/>do_green();</text:p>
      <text:p text:style-name="Preformatted_20_Text"><text:soft-page-break/><text:s text:c="8"/>break;</text:p>
      <text:p text:style-name="Preformatted_20_Text"><text:s text:c="5"/>case PINK:</text:p>
      <text:p text:style-name="Preformatted_20_Text"><text:s text:c="8"/>do_pink();</text:p>
      <text:p text:style-name="Preformatted_20_Text"><text:s text:c="8"/>/* FALL THROUGH */</text:p>
      <text:p text:style-name="Preformatted_20_Text"><text:s text:c="5"/>case RED:</text:p>
      <text:p text:style-name="Preformatted_20_Text"><text:s text:c="8"/>do_red();</text:p>
      <text:p text:style-name="Preformatted_20_Text"><text:s text:c="8"/>break;</text:p>
      <text:p text:style-name="Preformatted_20_Text"><text:s text:c="5"/>default:</text:p>
      <text:p text:style-name="Preformatted_20_Text"><text:s text:c="8"/>do_blue();</text:p>
      <text:p text:style-name="Preformatted_20_Text"><text:s text:c="8"/>break;</text:p>
      <text:p text:style-name="Preformatted_20_Text"><text:s text:c="5"/>}</text:p>
      <text:p text:style-name="Preformatted_20_Text"/>
      <text:p text:style-name="Preformatted_20_Text"><text:s text:c="3"/>The variant spelling `/* FALL THRU */' is also common.</text:p>
      <text:p text:style-name="Preformatted_20_Text"/>
      <text:p text:style-name="Preformatted_20_Text"><text:s text:c="3"/>The effect of this code is to `do_green()' when color is</text:p>
      <text:p text:style-name="Preformatted_20_Text"><text:s text:c="3"/>`GREEN', `do_red()' when color is `RED',</text:p>
      <text:p text:style-name="Preformatted_20_Text"><text:s text:c="3"/>`do_blue()' on any other color other than `PINK', and</text:p>
      <text:p text:style-name="Preformatted_20_Text"><text:s text:c="3"/>(and this is the important part) `do_pink()' *and then*</text:p>
      <text:p text:style-name="Preformatted_20_Text"><text:s text:c="3"/>`do_red()' when color is `PINK'. <text:s/>Fall-through is</text:p>
      <text:p text:style-name="Preformatted_20_Text"><text:s text:c="3"/>{considered harmful} by some, though there are contexts (such as</text:p>
      <text:p text:style-name="Preformatted_20_Text"><text:s text:c="3"/>the coding of state machines) in which it is natural; it is</text:p>
      <text:p text:style-name="Preformatted_20_Text"><text:s text:c="3"/>generally considered good practice to include a comment</text:p>
      <text:p text:style-name="Preformatted_20_Text"><text:s text:c="3"/>highlighting the fall-through where one would normally expect a</text:p>
      <text:p text:style-name="Preformatted_20_Text"><text:s text:c="3"/>break.</text:p>
      <text:p text:style-name="Preformatted_20_Text"/>
      <text:p text:style-name="Preformatted_20_Text">:fan: n. <text:s/>Without qualification, indicates a fan of science</text:p>
      <text:p text:style-name="Preformatted_20_Text"><text:s text:c="3"/>fiction, especially one who goes to {con}s and tends to hang out</text:p>
      <text:p text:style-name="Preformatted_20_Text"><text:s text:c="3"/>with other fans. <text:s/>Many hackers are fans, so this term has been</text:p>
      <text:p text:style-name="Preformatted_20_Text"><text:s text:c="3"/>imported from fannish slang; however, unlike much fannish slang it</text:p>
      <text:p text:style-name="Preformatted_20_Text"><text:s text:c="3"/>is recognized by most non-fannish hackers. <text:s/>Among SF fans the</text:p>
      <text:p text:style-name="Preformatted_20_Text"><text:s text:c="3"/>plural is correctly `fen', but this usage is not automatic to</text:p>
      <text:p text:style-name="Preformatted_20_Text"><text:s text:c="3"/>hackers. <text:s/>"Laura reads the stuff occasionally but isn't really a</text:p>
      <text:p text:style-name="Preformatted_20_Text"><text:s text:c="3"/>fan."</text:p>
      <text:p text:style-name="Preformatted_20_Text"/>
      <text:p text:style-name="Preformatted_20_Text">:fandango on core: [UNIX/C hackers, from the Mexican dance] n.</text:p>
      <text:p text:style-name="Preformatted_20_Text"><text:s text:c="3"/>In C, a wild pointer that runs out of bounds, causing a {core</text:p>
      <text:p text:style-name="Preformatted_20_Text"><text:s text:c="3"/>dump}, or corrupts the `malloc(3)' {arena} in such a way as</text:p>
      <text:p text:style-name="Preformatted_20_Text"><text:s text:c="3"/>to cause mysterious failures later on, is sometimes said to have</text:p>
      <text:p text:style-name="Preformatted_20_Text"><text:s text:c="3"/>`done a fandango on core'. <text:s/>On low-end personal machines without an</text:p>
      <text:p text:style-name="Preformatted_20_Text"><text:s text:c="3"/>MMU, this can corrupt the OS itself, causing massive lossage.</text:p>
      <text:p text:style-name="Preformatted_20_Text"><text:s text:c="3"/>Other frenetic dances such as the rhumba, cha-cha, or watusi, may</text:p>
      <text:p text:style-name="Preformatted_20_Text"><text:s text:c="3"/>be substituted. <text:s/>See {aliasing bug}, {precedence lossage},</text:p>
      <text:p text:style-name="Preformatted_20_Text"><text:s text:c="3"/>{smash the stack}, {memory leak}, {memory smash},</text:p>
      <text:p text:style-name="Preformatted_20_Text"><text:s text:c="3"/>{overrun screw}, {core}.</text:p>
      <text:p text:style-name="Preformatted_20_Text"/>
      <text:p text:style-name="Preformatted_20_Text">:FAQ list: /F-A-Q list/ or /fak list/ [USENET] n. A compendium</text:p>
      <text:p text:style-name="Preformatted_20_Text"><text:s text:c="3"/>of accumulated lore, posted periodically to high-volume newsgroups</text:p>
      <text:p text:style-name="Preformatted_20_Text"><text:s text:c="3"/>in an attempt to forestall Frequently Asked Questions. <text:s/>This</text:p>
      <text:p text:style-name="Preformatted_20_Text"><text:s text:c="3"/>lexicon itself serves as a good example of a collection of one kind</text:p>
      <text:p text:style-name="Preformatted_20_Text"><text:s text:c="3"/>of lore, although it is far too big for a regular posting.</text:p>
      <text:p text:style-name="Preformatted_20_Text"><text:s text:c="3"/>Examples: "What is the proper type of NULL?" <text:s/>and "What's that</text:p>
      <text:p text:style-name="Preformatted_20_Text"><text:s text:c="3"/>funny name for the `#' character?" are both Frequently Asked</text:p>
      <text:p text:style-name="Preformatted_20_Text"><text:s text:c="3"/>Questions. <text:s/>Several extant FAQ lists do (or should) make reference</text:p>
      <text:p text:style-name="Preformatted_20_Text"><text:s text:c="3"/>to the Jargon File (the on-line version of this lexicon).</text:p>
      <text:p text:style-name="Preformatted_20_Text"/>
      <text:p text:style-name="Preformatted_20_Text">:FAQL: /fa'kl/ n. Syn. {FAQ list}.</text:p>
      <text:p text:style-name="Preformatted_20_Text"/>
      <text:p text:style-name="Preformatted_20_Text">:faradize: /far'*-di:z/ [US Geological Survey] v. To start any</text:p>
      <text:p text:style-name="Preformatted_20_Text"><text:soft-page-break/><text:s text:c="3"/>hyper-addictive process or trend, or to continue adding current to</text:p>
      <text:p text:style-name="Preformatted_20_Text"><text:s text:c="3"/>such a trend. <text:s/>Telling one user about a new octo-tetris game you</text:p>
      <text:p text:style-name="Preformatted_20_Text"><text:s text:c="3"/>compiled would be a faradizing act --- in two weeks you might find</text:p>
      <text:p text:style-name="Preformatted_20_Text"><text:s text:c="3"/>your entire department playing the faradic game.</text:p>
      <text:p text:style-name="Preformatted_20_Text"/>
      <text:p text:style-name="Preformatted_20_Text">:farkled: /far'kld/ [DeVry Institute of Technology, Atlanta] adj.</text:p>
      <text:p text:style-name="Preformatted_20_Text"><text:s text:c="3"/>Syn. {hosed}. <text:s/>Poss. owes something to Yiddish `farblondjet'.</text:p>
      <text:p text:style-name="Preformatted_20_Text"/>
      <text:p text:style-name="Preformatted_20_Text">:farming: [Adelaide University, Australia] n. What the heads of a</text:p>
      <text:p text:style-name="Preformatted_20_Text"><text:s text:c="3"/>disk drive are said to do when they plow little furrows in the</text:p>
      <text:p text:style-name="Preformatted_20_Text"><text:s text:c="3"/>magnetic media. <text:s/>Associated with a {crash}. <text:s/>Typically used as</text:p>
      <text:p text:style-name="Preformatted_20_Text"><text:s text:c="3"/>follows: "Oh no, the machine has just crashed; I hope the hard</text:p>
      <text:p text:style-name="Preformatted_20_Text"><text:s text:c="3"/>drive hasn't gone {farming} again."</text:p>
      <text:p text:style-name="Preformatted_20_Text"/>
      <text:p text:style-name="Preformatted_20_Text">:fascist: adj. 1. Said of a computer system with excessive or</text:p>
      <text:p text:style-name="Preformatted_20_Text"><text:s text:c="3"/>annoying security barriers, usage limits, or access policies. <text:s/>The</text:p>
      <text:p text:style-name="Preformatted_20_Text"><text:s text:c="3"/>implication is that said policies are preventing hackers from</text:p>
      <text:p text:style-name="Preformatted_20_Text"><text:s text:c="3"/>getting interesting work done. <text:s/>The variant `fascistic' seems</text:p>
      <text:p text:style-name="Preformatted_20_Text"><text:s text:c="3"/>to have been preferred at MIT, poss. by analogy with</text:p>
      <text:p text:style-name="Preformatted_20_Text"><text:s text:c="3"/>`touristic' (see {tourist}). <text:s/>2. In the design of languages</text:p>
      <text:p text:style-name="Preformatted_20_Text"><text:s text:c="3"/>and other software tools, `the fascist alternative' is the most</text:p>
      <text:p text:style-name="Preformatted_20_Text"><text:s text:c="3"/>restrictive and structured way of capturing a particular function;</text:p>
      <text:p text:style-name="Preformatted_20_Text"><text:s text:c="3"/>the implication is that this may be desirable in order to simplify</text:p>
      <text:p text:style-name="Preformatted_20_Text"><text:s text:c="3"/>the implementation or provide tighter error checking. <text:s/>Compare</text:p>
      <text:p text:style-name="Preformatted_20_Text"><text:s text:c="3"/>{bondage-and-discipline language}, but that term is global rather</text:p>
      <text:p text:style-name="Preformatted_20_Text"><text:s text:c="3"/>than local.</text:p>
      <text:p text:style-name="Preformatted_20_Text"/>
      <text:p text:style-name="Preformatted_20_Text">:fat electrons: n. Old-time hacker David Cargill's theory on the</text:p>
      <text:p text:style-name="Preformatted_20_Text"><text:s text:c="3"/>causation of computer glitches. <text:s/>Your typical electric utility</text:p>
      <text:p text:style-name="Preformatted_20_Text"><text:s text:c="3"/>draws its line current out of the big generators with a pair of</text:p>
      <text:p text:style-name="Preformatted_20_Text"><text:s text:c="3"/>coil taps located near the top of the dynamo. <text:s/>When the normal tap</text:p>
      <text:p text:style-name="Preformatted_20_Text"><text:s text:c="3"/>brushes get dirty, they take them off line to clean up, and use</text:p>
      <text:p text:style-name="Preformatted_20_Text"><text:s text:c="3"/>special auxiliary taps on the *bottom* of the coil. <text:s/>Now,</text:p>
      <text:p text:style-name="Preformatted_20_Text"><text:s text:c="3"/>this is a problem, because when they do that they get not ordinary</text:p>
      <text:p text:style-name="Preformatted_20_Text"><text:s text:c="3"/>or `thin' electrons, but the fat'n'sloppy electrons that are</text:p>
      <text:p text:style-name="Preformatted_20_Text"><text:s text:c="3"/>heavier and so settle to the bottom of the generator. <text:s/>These flow</text:p>
      <text:p text:style-name="Preformatted_20_Text"><text:s text:c="3"/>down ordinary wires just fine, but when they have to turn a sharp</text:p>
      <text:p text:style-name="Preformatted_20_Text"><text:s text:c="3"/>corner (as in an integrated-circuit via) they're apt to get stuck.</text:p>
      <text:p text:style-name="Preformatted_20_Text"><text:s text:c="3"/>This is what causes computer glitches. <text:s/>[Fascinating. <text:s/>Obviously,</text:p>
      <text:p text:style-name="Preformatted_20_Text"><text:s text:c="3"/>fat electrons must gain mass by {bogon} absorption --- ESR]</text:p>
      <text:p text:style-name="Preformatted_20_Text"><text:s text:c="3"/>Compare {bogon}, {magic smoke}.</text:p>
      <text:p text:style-name="Preformatted_20_Text"/>
      <text:p text:style-name="Preformatted_20_Text">:faulty: adj. Non-functional; buggy. <text:s/>Same denotation as</text:p>
      <text:p text:style-name="Preformatted_20_Text"><text:s text:c="3"/>{bletcherous}, {losing}, q.v., but the connotation is much</text:p>
      <text:p text:style-name="Preformatted_20_Text"><text:s text:c="3"/>milder.</text:p>
      <text:p text:style-name="Preformatted_20_Text"/>
      <text:p text:style-name="Preformatted_20_Text">:fd leak: /F-D leek/ n. A kind of programming bug analogous to a</text:p>
      <text:p text:style-name="Preformatted_20_Text"><text:s text:c="3"/>{core leak}, in which a program fails to close file descriptors</text:p>
      <text:p text:style-name="Preformatted_20_Text"><text:s text:c="3"/>(`fd's) after file operations are completed, and thus eventually</text:p>
      <text:p text:style-name="Preformatted_20_Text"><text:s text:c="3"/>runs out of them. <text:s/>See {leak}.</text:p>
      <text:p text:style-name="Preformatted_20_Text"/>
      <text:p text:style-name="Preformatted_20_Text">:fear and loathing: [from Hunter Thompson] n. A state inspired by the</text:p>
      <text:p text:style-name="Preformatted_20_Text"><text:s text:c="3"/>prospect of dealing with certain real-world systems and standards</text:p>
      <text:p text:style-name="Preformatted_20_Text"><text:s text:c="3"/>that are totally {brain-damaged} but ubiquitous --- Intel 8086s,</text:p>
      <text:p text:style-name="Preformatted_20_Text"><text:s text:c="3"/>or {COBOL}, or {{EBCDIC}}, or any {IBM} machine except the</text:p>
      <text:p text:style-name="Preformatted_20_Text"><text:s text:c="3"/>Rios (a.k.a. the RS/6000). <text:s/>"Ack! <text:s/>They want PCs to be able to</text:p>
      <text:p text:style-name="Preformatted_20_Text"><text:s text:c="3"/>talk to the AI machine. <text:s/>Fear and loathing time!"</text:p>
      <text:p text:style-name="Preformatted_20_Text"/>
      <text:p text:style-name="Preformatted_20_Text"><text:soft-page-break/>:feature: n. 1. A good property or behavior (as of a program).</text:p>
      <text:p text:style-name="Preformatted_20_Text"><text:s text:c="3"/>Whether it was intended or not is immaterial. <text:s/>2. An intended</text:p>
      <text:p text:style-name="Preformatted_20_Text"><text:s text:c="3"/>property or behavior (as of a program). <text:s/>Whether it is good or not</text:p>
      <text:p text:style-name="Preformatted_20_Text"><text:s text:c="3"/>is immaterial (but if bad, it is also a {misfeature}). <text:s/>3. A</text:p>
      <text:p text:style-name="Preformatted_20_Text"><text:s text:c="3"/>surprising property or behavior; in particular, one that is</text:p>
      <text:p text:style-name="Preformatted_20_Text"><text:s text:c="3"/>purposely inconsistent because it works better that way --- such an</text:p>
      <text:p text:style-name="Preformatted_20_Text"><text:s text:c="3"/>inconsistency is therefore a {feature} and not a {bug}. <text:s/>This</text:p>
      <text:p text:style-name="Preformatted_20_Text"><text:s text:c="3"/>kind of feature is sometimes called a {miswart}; see that entry</text:p>
      <text:p text:style-name="Preformatted_20_Text"><text:s text:c="3"/>for a classic example. <text:s/>4. A property or behavior that is</text:p>
      <text:p text:style-name="Preformatted_20_Text"><text:s text:c="3"/>gratuitous or unnecessary, though perhaps also impressive or cute.</text:p>
      <text:p text:style-name="Preformatted_20_Text"><text:s text:c="3"/>For example, one feature of Common LISP's `format' function is</text:p>
      <text:p text:style-name="Preformatted_20_Text"><text:s text:c="3"/>the ability to print numbers in two different Roman-numeral formats</text:p>
      <text:p text:style-name="Preformatted_20_Text"><text:s text:c="3"/>(see {bells, whistles, and gongs}). <text:s/>5. A property or behavior</text:p>
      <text:p text:style-name="Preformatted_20_Text"><text:s text:c="3"/>that was put in to help someone else but that happens to be in your</text:p>
      <text:p text:style-name="Preformatted_20_Text"><text:s text:c="3"/>way. <text:s/>6. A bug that has been documented. <text:s/>To call something a</text:p>
      <text:p text:style-name="Preformatted_20_Text"><text:s text:c="3"/>feature sometimes means the author of the program did not consider</text:p>
      <text:p text:style-name="Preformatted_20_Text"><text:s text:c="3"/>the particular case, and that the program responded in a way that</text:p>
      <text:p text:style-name="Preformatted_20_Text"><text:s text:c="3"/>was unexpected but not strictly incorrect. <text:s/>A standard joke is that</text:p>
      <text:p text:style-name="Preformatted_20_Text"><text:s text:c="3"/>a bug can be turned into a {feature} simply by documenting it</text:p>
      <text:p text:style-name="Preformatted_20_Text"><text:s text:c="3"/>(then theoretically no one can complain about it because it's in</text:p>
      <text:p text:style-name="Preformatted_20_Text"><text:s text:c="3"/>the manual), or even by simply declaring it to be good. <text:s/>"That's</text:p>
      <text:p text:style-name="Preformatted_20_Text"><text:s text:c="3"/>not a bug, that's a feature!" is a common catchphrase. <text:s/>See also</text:p>
      <text:p text:style-name="Preformatted_20_Text"><text:s text:c="3"/>{feetch feetch}, {creeping featurism}, {wart}, {green</text:p>
      <text:p text:style-name="Preformatted_20_Text"><text:s text:c="3"/>lightning}.</text:p>
      <text:p text:style-name="Preformatted_20_Text"/>
      <text:p text:style-name="Preformatted_20_Text"><text:s text:c="3"/>The relationship among bugs, features, misfeatures, warts, and</text:p>
      <text:p text:style-name="Preformatted_20_Text"><text:s text:c="3"/>miswarts might be clarified by the following hypothetical exchange</text:p>
      <text:p text:style-name="Preformatted_20_Text"><text:s text:c="3"/>between two hackers on an airliner:</text:p>
      <text:p text:style-name="Preformatted_20_Text"/>
      <text:p text:style-name="Preformatted_20_Text"><text:s text:c="3"/>A: "This seat doesn't recline."</text:p>
      <text:p text:style-name="Preformatted_20_Text"/>
      <text:p text:style-name="Preformatted_20_Text"><text:s text:c="3"/>B: "That's not a bug, that's a feature. <text:s/>There is an emergency</text:p>
      <text:p text:style-name="Preformatted_20_Text"><text:s text:c="3"/>exit door built around the window behind you, and the route has to</text:p>
      <text:p text:style-name="Preformatted_20_Text"><text:s text:c="3"/>be kept clear."</text:p>
      <text:p text:style-name="Preformatted_20_Text"/>
      <text:p text:style-name="Preformatted_20_Text"><text:s text:c="3"/>A: "Oh. <text:s/>Then it's a misfeature; they should have increased the</text:p>
      <text:p text:style-name="Preformatted_20_Text"><text:s text:c="3"/>spacing between rows here."</text:p>
      <text:p text:style-name="Preformatted_20_Text"/>
      <text:p text:style-name="Preformatted_20_Text"><text:s text:c="3"/>B: "Yes. <text:s/>But if they'd increased spacing in only one section it</text:p>
      <text:p text:style-name="Preformatted_20_Text"><text:s text:c="3"/>would have been a wart --- they would've had to make</text:p>
      <text:p text:style-name="Preformatted_20_Text"><text:s text:c="3"/>nonstandard-length ceiling panels to fit over the displaced</text:p>
      <text:p text:style-name="Preformatted_20_Text"><text:s text:c="3"/>seats."</text:p>
      <text:p text:style-name="Preformatted_20_Text"/>
      <text:p text:style-name="Preformatted_20_Text"><text:s text:c="3"/>A: "A miswart, actually. <text:s/>If they increased spacing throughout</text:p>
      <text:p text:style-name="Preformatted_20_Text"><text:s text:c="3"/>they'd lose several rows and a chunk out of the profit margin. <text:s/>So</text:p>
      <text:p text:style-name="Preformatted_20_Text"><text:s text:c="3"/>unequal spacing would actually be the Right Thing."</text:p>
      <text:p text:style-name="Preformatted_20_Text"/>
      <text:p text:style-name="Preformatted_20_Text"><text:s text:c="3"/>B: "Indeed."</text:p>
      <text:p text:style-name="Preformatted_20_Text"/>
      <text:p text:style-name="Preformatted_20_Text"><text:s text:c="3"/>`Undocumented feature' is a common, allegedly humorous euphemism</text:p>
      <text:p text:style-name="Preformatted_20_Text"><text:s text:c="3"/>for a {bug}.</text:p>
      <text:p text:style-name="Preformatted_20_Text"/>
      <text:p text:style-name="Preformatted_20_Text">:feature creature: [poss. fr. slang `creature feature' for a</text:p>
      <text:p text:style-name="Preformatted_20_Text"><text:s text:c="3"/>horror movie] n. 1. One who loves to add features to designs or</text:p>
      <text:p text:style-name="Preformatted_20_Text"><text:s text:c="3"/>programs, perhaps at the expense of coherence, concision, or</text:p>
      <text:p text:style-name="Preformatted_20_Text"><text:s text:c="3"/>{taste}. <text:s/>2. Alternately, a mythical being that induces</text:p>
      <text:p text:style-name="Preformatted_20_Text"><text:s text:c="3"/>otherwise rational programmers to perpetrate such crocks. <text:s/>See also</text:p>
      <text:p text:style-name="Preformatted_20_Text"><text:s text:c="3"/>{feeping creaturism}, {creeping featurism}.</text:p>
      <text:p text:style-name="Preformatted_20_Text"><text:soft-page-break/></text:p>
      <text:p text:style-name="Preformatted_20_Text">:feature key: n. The Macintosh key with the cloverleaf graphic on</text:p>
      <text:p text:style-name="Preformatted_20_Text"><text:s text:c="3"/>its keytop; somhis symbol technically</text:p>
      <text:p text:style-name="Preformatted_20_Text"><text:s text:c="3"/>stands for the word `sev"ardhet' (interesting feature) many of</text:p>
      <text:p text:style-name="Preformatted_20_Text"><text:s text:c="3"/>these are old churches; hence, the Swedish idiom for the symbol is</text:p>
      <text:p text:style-name="Preformatted_20_Text"><text:s text:c="3"/>`kyrka', cognate to English `church' and Scots-dialect `kirk' but</text:p>
      <text:p text:style-name="Preformatted_20_Text"><text:s text:c="3"/>pronounced /shir'k*/ in modern Swedish. <text:s/>This is in fact where</text:p>
      <text:p text:style-name="Preformatted_20_Text"><text:s text:c="3"/>Apple got the symbol; they give the translation "interesting</text:p>
      <text:p text:style-name="Preformatted_20_Text"><text:s text:c="3"/>feature"!</text:p>
      <text:p text:style-name="Preformatted_20_Text"/>
      <text:p text:style-name="Preformatted_20_Text">:feature shock: [from Alvin Toffler's book title `Future</text:p>
      <text:p text:style-name="Preformatted_20_Text"><text:s text:c="3"/>Shock'] n. A user's (or programmer's!) confusion when confronted</text:p>
      <text:p text:style-name="Preformatted_20_Text"><text:s text:c="3"/>with a package that has too many features and poor introductory</text:p>
      <text:p text:style-name="Preformatted_20_Text"><text:s text:c="3"/>material.</text:p>
      <text:p text:style-name="Preformatted_20_Text"/>
      <text:p text:style-name="Preformatted_20_Text">:featurectomy: /fee`ch*r-ek't*-mee/ n. The act of removing a</text:p>
      <text:p text:style-name="Preformatted_20_Text"><text:s text:c="3"/>feature from a program. <text:s/>Featurectomies come in two flavors, the</text:p>
      <text:p text:style-name="Preformatted_20_Text"><text:s text:c="3"/>`righteous' and the `reluctant'. <text:s/>Righteous featurectomies are</text:p>
      <text:p text:style-name="Preformatted_20_Text"><text:s text:c="3"/>performed because the remover believes the program would be more</text:p>
      <text:p text:style-name="Preformatted_20_Text"><text:s text:c="3"/>elegant without the feature, or there is already an equivalent and</text:p>
      <text:p text:style-name="Preformatted_20_Text"><text:s text:c="3"/>better way to achieve the same end. <text:s/>(This is not quite the same</text:p>
      <text:p text:style-name="Preformatted_20_Text"><text:s text:c="3"/>thing as removing a {misfeature}.) <text:s/>Reluctant featurectomies are</text:p>
      <text:p text:style-name="Preformatted_20_Text"><text:s text:c="3"/>performed to satisfy some external constraint such as code size or</text:p>
      <text:p text:style-name="Preformatted_20_Text"><text:s text:c="3"/>execution speed.</text:p>
      <text:p text:style-name="Preformatted_20_Text"/>
      <text:p text:style-name="Preformatted_20_Text">:feep: /feep/ 1. n. The soft electronic `bell' sound of a</text:p>
      <text:p text:style-name="Preformatted_20_Text"><text:s text:c="3"/>display terminal (except for a VT-52); a beep (in fact, the</text:p>
      <text:p text:style-name="Preformatted_20_Text"><text:s text:c="3"/>microcomputer world seems to prefer {beep}). <text:s/>2. vi. To cause</text:p>
      <text:p text:style-name="Preformatted_20_Text"><text:s text:c="3"/>the display to make a feep sound. <text:s/>ASR-33s (the original TTYs) do</text:p>
      <text:p text:style-name="Preformatted_20_Text"><text:s text:c="3"/>not feep; they have mechanical bells that ring. <text:s/>Alternate forms:</text:p>
      <text:p text:style-name="Preformatted_20_Text"><text:s text:c="3"/>{beep}, `bleep', or just about anything suitably</text:p>
      <text:p text:style-name="Preformatted_20_Text"><text:s text:c="3"/>onomatopoeic. <text:s/>(Jeff MacNelly, in his comic strip "Shoe", uses</text:p>
      <text:p text:style-name="Preformatted_20_Text"><text:s text:c="3"/>the word `eep' for sounds made by computer terminals and video</text:p>
      <text:p text:style-name="Preformatted_20_Text"><text:s text:c="3"/>games; this is perhaps the closest written approximation yet.) <text:s/>The</text:p>
      <text:p text:style-name="Preformatted_20_Text"><text:s text:c="3"/>term `breedle' was sometimes heard at SAIL, where the terminal</text:p>
      <text:p text:style-name="Preformatted_20_Text"><text:s text:c="3"/>bleepers are not particularly soft (they sound more like the</text:p>
      <text:p text:style-name="Preformatted_20_Text"><text:s text:c="3"/>musical equivalent of a raspberry or Bronx cheer; for a close</text:p>
      <text:p text:style-name="Preformatted_20_Text"><text:s text:c="3"/>approximation, imagine the sound of a Star Trek communicator's beep</text:p>
      <text:p text:style-name="Preformatted_20_Text"><text:s text:c="3"/>lasting for five seconds). <text:s/>The `feeper' on a VT-52 has been</text:p>
      <text:p text:style-name="Preformatted_20_Text"><text:s text:c="3"/>compared to the sound of a '52 Chevy stripping its gears. <text:s/>See also</text:p>
      <text:p text:style-name="Preformatted_20_Text"><text:s text:c="3"/>{ding}.</text:p>
      <text:p text:style-name="Preformatted_20_Text"/>
      <text:p text:style-name="Preformatted_20_Text">:feeper: /fee'pr/ n. The device in a terminal or workstation (usually</text:p>
      <text:p text:style-name="Preformatted_20_Text"><text:s text:c="3"/>a loudspeaker of some kind) that makes the {feep} sound.</text:p>
      <text:p text:style-name="Preformatted_20_Text"/>
      <text:p text:style-name="Preformatted_20_Text">:feeping creature: [from {feeping creaturism}] n. An unnecessary</text:p>
      <text:p text:style-name="Preformatted_20_Text"><text:s text:c="3"/>feature; a bit of {chrome} that, in the speaker's judgment, is</text:p>
      <text:p text:style-name="Preformatted_20_Text"><text:s text:c="3"/>the camel's nose for a whole horde of new features.</text:p>
      <text:p text:style-name="Preformatted_20_Text"/>
      <text:p text:style-name="Preformatted_20_Text">:feeping creaturism: /fee'ping kree`ch*r-izm/ n. A deliberate</text:p>
      <text:p text:style-name="Preformatted_20_Text"><text:s text:c="3"/>spoonerism for {creeping featurism}, meant to imply that the</text:p>
      <text:p text:style-name="Preformatted_20_Text"><text:s text:c="3"/>system or program in question has become a misshapen creature of</text:p>
      <text:p text:style-name="Preformatted_20_Text"><text:s text:c="3"/>hacks. <text:s/>This term isn't really well defined, but it sounds so neat</text:p>
      <text:p text:style-name="Preformatted_20_Text"><text:s text:c="3"/>that most hackers have said or heard it. <text:s/>It is probably reinforced</text:p>
      <text:p text:style-name="Preformatted_20_Text"><text:s text:c="3"/>by an image of terminals prowling about in the dark making their</text:p>
      <text:p text:style-name="Preformatted_20_Text"><text:s text:c="3"/>customary noises.</text:p>
      <text:p text:style-name="Preformatted_20_Text"/>
      <text:p text:style-name="Preformatted_20_Text">:feetch feetch: /feech feech/ interj. If someone tells you about</text:p>
      <text:p text:style-name="Preformatted_20_Text"><text:soft-page-break/><text:s text:c="3"/>some new improvement to a program, you might respond: "Feetch,</text:p>
      <text:p text:style-name="Preformatted_20_Text"><text:s text:c="3"/>feetch!" <text:s/>The meaning of this depends critically on vocal</text:p>
      <text:p text:style-name="Preformatted_20_Text"><text:s text:c="3"/>inflection. <text:s/>With enthusiasm, it means something like "Boy, that's</text:p>
      <text:p text:style-name="Preformatted_20_Text"><text:s text:c="3"/>great! <text:s/>What a great hack!" <text:s/>Grudgingly or with obvious doubt, it</text:p>
      <text:p text:style-name="Preformatted_20_Text"><text:s text:c="3"/>means "I don't know; it sounds like just one more unnecessary and</text:p>
      <text:p text:style-name="Preformatted_20_Text"><text:s text:c="3"/>complicated thing". <text:s/>With a tone of resignation, it means, "Well,</text:p>
      <text:p text:style-name="Preformatted_20_Text"><text:s text:c="3"/>I'd rather keep it simple, but I suppose it has to be done".</text:p>
      <text:p text:style-name="Preformatted_20_Text"/>
      <text:p text:style-name="Preformatted_20_Text">:fence: n. 1. A sequence of one or more distinguished</text:p>
      <text:p text:style-name="Preformatted_20_Text"><text:s text:c="3"/>({out-of-band}) characters (or other data items), used to</text:p>
      <text:p text:style-name="Preformatted_20_Text"><text:s text:c="3"/>delimit a piece of data intended to be treated as a unit (the</text:p>
      <text:p text:style-name="Preformatted_20_Text"><text:s text:c="3"/>computer-science literature calls this a `sentinel'). <text:s/>The NUL</text:p>
      <text:p text:style-name="Preformatted_20_Text"><text:s text:c="3"/>(ASCII 0000000) character that terminates strings in C is a fence.</text:p>
      <text:p text:style-name="Preformatted_20_Text"><text:s text:c="3"/>Hex FF is also (though slightly less frequently) used this way.</text:p>
      <text:p text:style-name="Preformatted_20_Text"><text:s text:c="3"/>See {zigamorph}. <text:s/>2. [among users of optimizing compilers] Any</text:p>
      <text:p text:style-name="Preformatted_20_Text"><text:s text:c="3"/>technique, usually exploiting knowledge about the compiler, that</text:p>
      <text:p text:style-name="Preformatted_20_Text"><text:s text:c="3"/>blocks certain optimizations. <text:s/>Used when explicit mechanisms are</text:p>
      <text:p text:style-name="Preformatted_20_Text"><text:s text:c="3"/>not available or are overkill. <text:s/>Typically a hack: "I call a dummy</text:p>
      <text:p text:style-name="Preformatted_20_Text"><text:s text:c="3"/>procedure there to force a flush of the optimizer's</text:p>
      <text:p text:style-name="Preformatted_20_Text"><text:s text:c="3"/>register-coloring info" can be expressed by the shorter "That's a</text:p>
      <text:p text:style-name="Preformatted_20_Text"><text:s text:c="3"/>fence procedure".</text:p>
      <text:p text:style-name="Preformatted_20_Text"/>
      <text:p text:style-name="Preformatted_20_Text">:fencepost error: n. 1. A problem with the discrete equivalent of a</text:p>
      <text:p text:style-name="Preformatted_20_Text"><text:s text:c="3"/>boundary condition. <text:s/>Often exhibited in programs by iterative</text:p>
      <text:p text:style-name="Preformatted_20_Text"><text:s text:c="3"/>loops. <text:s/>From the following problem: "If you build a fence 100 feet</text:p>
      <text:p text:style-name="Preformatted_20_Text"><text:s text:c="3"/>long with posts 10 feet apart, how many posts do you need?"</text:p>
      <text:p text:style-name="Preformatted_20_Text"><text:s text:c="3"/>Either 9 or 11 is a better answer than the obvious 10. <text:s/>For</text:p>
      <text:p text:style-name="Preformatted_20_Text"><text:s text:c="3"/>example, suppose you have a long list or array of items, and want</text:p>
      <text:p text:style-name="Preformatted_20_Text"><text:s text:c="3"/>to process items m through n; how many items are there? <text:s/>The</text:p>
      <text:p text:style-name="Preformatted_20_Text"><text:s text:c="3"/>obvious answer is n - m, but that is off by one; the right</text:p>
      <text:p text:style-name="Preformatted_20_Text"><text:s text:c="3"/>answer is n - m + 1. <text:s/>A program that used the `obvious'</text:p>
      <text:p text:style-name="Preformatted_20_Text"><text:s text:c="3"/>formula would have a fencepost error in it. <text:s/>See also {zeroth}</text:p>
      <text:p text:style-name="Preformatted_20_Text"><text:s text:c="3"/>and {off-by-one error}, and note that not all off-by-one errors</text:p>
      <text:p text:style-name="Preformatted_20_Text"><text:s text:c="3"/>are fencepost errors. <text:s/>The game of Musical Chairs involves a</text:p>
      <text:p text:style-name="Preformatted_20_Text"><text:s text:c="3"/>catastrophic off-by-one error where N people try to sit in</text:p>
      <text:p text:style-name="Preformatted_20_Text"><text:s text:c="3"/>N - 1 chairs, but it's not a fencepost error. <text:s/>Fencepost</text:p>
      <text:p text:style-name="Preformatted_20_Text"><text:s text:c="3"/>errors come from counting things rather than the spaces between</text:p>
      <text:p text:style-name="Preformatted_20_Text"><text:s text:c="3"/>them, or vice versa, or by neglecting to consider whether one</text:p>
      <text:p text:style-name="Preformatted_20_Text"><text:s text:c="3"/>should count one or both ends of a row. <text:s/>2. Occasionally, an error</text:p>
      <text:p text:style-name="Preformatted_20_Text"><text:s text:c="3"/>induced by unexpectedly regular spacing of inputs, which can (for</text:p>
      <text:p text:style-name="Preformatted_20_Text"><text:s text:c="3"/>instance) screw up your hash table.</text:p>
      <text:p text:style-name="Preformatted_20_Text"/>
      <text:p text:style-name="Preformatted_20_Text">:fepped out: /fept owt/ adj. The Symbolics 3600 Lisp Machine has a</text:p>
      <text:p text:style-name="Preformatted_20_Text"><text:s text:c="3"/>Front-End Processor called a `FEP' (compare sense 2 of {box}).</text:p>
      <text:p text:style-name="Preformatted_20_Text"><text:s text:c="3"/>When the main processor gets {wedged}, the FEP takes control of</text:p>
      <text:p text:style-name="Preformatted_20_Text"><text:s text:c="3"/>the keyboard and screen. <text:s/>Such a machine is said to have</text:p>
      <text:p text:style-name="Preformatted_20_Text"><text:s text:c="3"/>`fepped out'.</text:p>
      <text:p text:style-name="Preformatted_20_Text"/>
      <text:p text:style-name="Preformatted_20_Text">:FidoNet: n. A worldwide hobbyist network of personal computers</text:p>
      <text:p text:style-name="Preformatted_20_Text"><text:s text:c="3"/>which exchange mail, discussion groups, and files. <text:s/>Founded in 1984</text:p>
      <text:p text:style-name="Preformatted_20_Text"><text:s text:c="3"/>and originally consisting only of IBM PCs and compatibles, FidoNet</text:p>
      <text:p text:style-name="Preformatted_20_Text"><text:s text:c="3"/>now includes such diverse machines as Apple ][s, Ataris, Amigas,</text:p>
      <text:p text:style-name="Preformatted_20_Text"><text:s text:c="3"/>and UNIX systems. <text:s/>Though it is much younger than {USENET},</text:p>
      <text:p text:style-name="Preformatted_20_Text"><text:s text:c="3"/>FidoNet is already (in early 1991) a significant fraction of</text:p>
      <text:p text:style-name="Preformatted_20_Text"><text:s text:c="3"/>USENET's size at some 8000 systems.</text:p>
      <text:p text:style-name="Preformatted_20_Text"/>
      <text:p text:style-name="Preformatted_20_Text">:field circus: [a derogatory pun on `field service'] n. The field</text:p>
      <text:p text:style-name="Preformatted_20_Text"><text:s text:c="3"/>service organization of any hardware manufacturer, but especially</text:p>
      <text:p text:style-name="Preformatted_20_Text"><text:soft-page-break/><text:s text:c="3"/>DEC. <text:s/>There is an entire genre of jokes about DEC field circus</text:p>
      <text:p text:style-name="Preformatted_20_Text"><text:s text:c="3"/>engineers:</text:p>
      <text:p text:style-name="Preformatted_20_Text"/>
      <text:p text:style-name="Preformatted_20_Text"><text:s text:c="5"/>Q: How can you recognize a DEC field circus engineer</text:p>
      <text:p text:style-name="Preformatted_20_Text"><text:s text:c="8"/>with a flat tire?</text:p>
      <text:p text:style-name="Preformatted_20_Text"><text:s text:c="5"/>A: He's changing one tire at a time to see which one is flat.</text:p>
      <text:p text:style-name="Preformatted_20_Text"/>
      <text:p text:style-name="Preformatted_20_Text"><text:s text:c="5"/>Q: How can you recognize a DEC field circus engineer</text:p>
      <text:p text:style-name="Preformatted_20_Text"><text:s text:c="8"/>who is out of gas?</text:p>
      <text:p text:style-name="Preformatted_20_Text"><text:s text:c="5"/>A: He's changing one tire at a time to see which one is flat.</text:p>
      <text:p text:style-name="Preformatted_20_Text"/>
      <text:p text:style-name="Preformatted_20_Text"><text:s text:c="3"/>[See {Easter egging} for additional insight on these jokes.]</text:p>
      <text:p text:style-name="Preformatted_20_Text"><text:s/></text:p>
      <text:p text:style-name="Preformatted_20_Text"><text:s text:c="3"/>There is also the `Field Circus Cheer' (from the {plan file} for</text:p>
      <text:p text:style-name="Preformatted_20_Text"><text:s text:c="3"/>DEC on MIT-AI):</text:p>
      <text:p text:style-name="Preformatted_20_Text"/>
      <text:p text:style-name="Preformatted_20_Text"><text:s text:c="5"/>Maynard! Maynard!</text:p>
      <text:p text:style-name="Preformatted_20_Text"><text:s text:c="5"/>Don't mess with us!</text:p>
      <text:p text:style-name="Preformatted_20_Text"><text:s text:c="5"/>We're mean and we're tough!</text:p>
      <text:p text:style-name="Preformatted_20_Text"><text:s text:c="5"/>If you get us confused</text:p>
      <text:p text:style-name="Preformatted_20_Text"><text:s text:c="5"/>We'll screw up your stuff.</text:p>
      <text:p text:style-name="Preformatted_20_Text"/>
      <text:p text:style-name="Preformatted_20_Text"><text:s text:c="3"/>(DEC's service HQ is located in Maynard, Massachusetts.)</text:p>
      <text:p text:style-name="Preformatted_20_Text"/>
      <text:p text:style-name="Preformatted_20_Text">:field servoid: [play on `android'] /fee'ld ser'voyd/ n.</text:p>
      <text:p text:style-name="Preformatted_20_Text"><text:s text:c="3"/>Representative of a field service organization (see {field</text:p>
      <text:p text:style-name="Preformatted_20_Text"><text:s text:c="3"/>circus}). <text:s/>This has many of the implications of {droid}.</text:p>
      <text:p text:style-name="Preformatted_20_Text"/>
      <text:p text:style-name="Preformatted_20_Text">:Fight-o-net: [FidoNet] n. Deliberate distortion of {FidoNet},</text:p>
      <text:p text:style-name="Preformatted_20_Text"><text:s text:c="3"/>often applied after a flurry of {flamage} in a particular</text:p>
      <text:p text:style-name="Preformatted_20_Text"><text:s text:c="3"/>{echo}, especially the SYSOP echo or Fidonews (see {'Snooze}).</text:p>
      <text:p text:style-name="Preformatted_20_Text"/>
      <text:p text:style-name="Preformatted_20_Text">:File Attach: [FidoNet] 1. n. A file sent along with a mail message</text:p>
      <text:p text:style-name="Preformatted_20_Text"><text:s text:c="3"/>from one BBS to another. <text:s/>2. vt. Sending someone a file by using</text:p>
      <text:p text:style-name="Preformatted_20_Text"><text:s text:c="3"/>the File Attach option in a BBS mailer.</text:p>
      <text:p text:style-name="Preformatted_20_Text"/>
      <text:p text:style-name="Preformatted_20_Text">:File Request: [FidoNet] 1. n. The {FidoNet} equivalent of</text:p>
      <text:p text:style-name="Preformatted_20_Text"><text:s text:c="3"/>{FTP}, in which one BBS system automatically dials another and</text:p>
      <text:p text:style-name="Preformatted_20_Text"><text:s text:c="3"/>{snarf}s one or more files. <text:s/>Often abbreviated `FReq'; files</text:p>
      <text:p text:style-name="Preformatted_20_Text"><text:s text:c="3"/>are often announced as being "available for FReq" in the same way</text:p>
      <text:p text:style-name="Preformatted_20_Text"><text:s text:c="3"/>that files are announced as being "available for/by anonymous</text:p>
      <text:p text:style-name="Preformatted_20_Text"><text:s text:c="3"/>FTP" on the Internet. <text:s/>2. vt. The act of getting a copy of a file</text:p>
      <text:p text:style-name="Preformatted_20_Text"><text:s text:c="3"/>by using the File Request option of the BBS mailer.</text:p>
      <text:p text:style-name="Preformatted_20_Text"/>
      <text:p text:style-name="Preformatted_20_Text">:file signature: n. A {magic number} sense 3.</text:p>
      <text:p text:style-name="Preformatted_20_Text"/>
      <text:p text:style-name="Preformatted_20_Text">:filk: /filk/ [from SF fandom, where a typo for `folk' was</text:p>
      <text:p text:style-name="Preformatted_20_Text"><text:s text:c="3"/>adopted as a new word] n.,v. A `filk' is a popular or folk song</text:p>
      <text:p text:style-name="Preformatted_20_Text"><text:s text:c="3"/>with lyrics revised or completely new lyrics, intended for humorous</text:p>
      <text:p text:style-name="Preformatted_20_Text"><text:s text:c="3"/>effect when read and/or to be sung late at night at SF conventions.</text:p>
      <text:p text:style-name="Preformatted_20_Text"><text:s text:c="3"/>There is a flourishing subgenre of these called `computer filks',</text:p>
      <text:p text:style-name="Preformatted_20_Text"><text:s text:c="3"/>written by hackers and often containing rather sophisticated</text:p>
      <text:p text:style-name="Preformatted_20_Text"><text:s text:c="3"/>technical humor. <text:s/>See {double bucky} for an example. <text:s/>Compare</text:p>
      <text:p text:style-name="Preformatted_20_Text"><text:s text:c="3"/>{hing} and {newsfroup}.</text:p>
      <text:p text:style-name="Preformatted_20_Text"/>
      <text:p text:style-name="Preformatted_20_Text">:film at 11: [MIT: in parody of TV newscasters] 1. Used in</text:p>
      <text:p text:style-name="Preformatted_20_Text"><text:s text:c="3"/>conversation to announce ordinary events, with a sarcastic</text:p>
      <text:p text:style-name="Preformatted_20_Text"><text:s text:c="3"/>implication that these events are earth-shattering. <text:s/>"{{ITS}}</text:p>
      <text:p text:style-name="Preformatted_20_Text"><text:soft-page-break/><text:s text:c="3"/>crashes; film at 11." <text:s/>"Bug found in scheduler; film at 11."</text:p>
      <text:p text:style-name="Preformatted_20_Text"><text:s text:c="3"/>2. Also widely used outside MIT to indicate that additional</text:p>
      <text:p text:style-name="Preformatted_20_Text"><text:s text:c="3"/>information will be available at some future time, *without*</text:p>
      <text:p text:style-name="Preformatted_20_Text"><text:s text:c="3"/>the implication of anything particularly ordinary about the</text:p>
      <text:p text:style-name="Preformatted_20_Text"><text:s text:c="3"/>referenced event. <text:s/>For example, "The mail file server died this</text:p>
      <text:p text:style-name="Preformatted_20_Text"><text:s text:c="3"/>morning; we found garbage all over the root directory. <text:s/>Film at</text:p>
      <text:p text:style-name="Preformatted_20_Text"><text:s text:c="3"/>11." would indicate that a major failure had occurred but the</text:p>
      <text:p text:style-name="Preformatted_20_Text"><text:s text:c="3"/>people working on it have no additional information about it. <text:s/>Use</text:p>
      <text:p text:style-name="Preformatted_20_Text"><text:s text:c="3"/>of the phrase in this way suggests gently that people would</text:p>
      <text:p text:style-name="Preformatted_20_Text"><text:s text:c="3"/>appreciate it if users would quit bothering them and wait for the</text:p>
      <text:p text:style-name="Preformatted_20_Text"><text:s text:c="3"/>11:00 news for additional information.</text:p>
      <text:p text:style-name="Preformatted_20_Text"/>
      <text:p text:style-name="Preformatted_20_Text">:filter: [orig. {{UNIX}}, now also in {{MS-DOS}}] n. A program that</text:p>
      <text:p text:style-name="Preformatted_20_Text"><text:s text:c="3"/>processes an input data stream into an output data stream in some</text:p>
      <text:p text:style-name="Preformatted_20_Text"><text:s text:c="3"/>well-defined way, and does no I/O to anywhere else except possibly</text:p>
      <text:p text:style-name="Preformatted_20_Text"><text:s text:c="3"/>on error conditions; one designed to be used as a stage in a</text:p>
      <text:p text:style-name="Preformatted_20_Text"><text:s text:c="3"/>`pipeline' (see {plumbing}).</text:p>
      <text:p text:style-name="Preformatted_20_Text"/>
      <text:p text:style-name="Preformatted_20_Text">:Finagle's Law: n. The generalized or `folk' version of</text:p>
      <text:p text:style-name="Preformatted_20_Text"><text:s text:c="3"/>{Murphy's Law}, fully named "Finagle's Law of Dynamic</text:p>
      <text:p text:style-name="Preformatted_20_Text"><text:s text:c="3"/>Negatives" and usually rendered "Anything that can go wrong,</text:p>
      <text:p text:style-name="Preformatted_20_Text"><text:s text:c="3"/>will". <text:s/>One variant favored among hackers is "The perversity of</text:p>
      <text:p text:style-name="Preformatted_20_Text"><text:s text:c="3"/>the Universe tends towards a maximum" (but see also {Hanlon's</text:p>
      <text:p text:style-name="Preformatted_20_Text"><text:s text:c="3"/>Razor}). <text:s/>The label `Finagle's Law' was popularized by SF author</text:p>
      <text:p text:style-name="Preformatted_20_Text"><text:s text:c="3"/>Larry Niven in several stories depicting a frontier culture of</text:p>
      <text:p text:style-name="Preformatted_20_Text"><text:s text:c="3"/>asteroid miners; this `Belter' culture professed a religion</text:p>
      <text:p text:style-name="Preformatted_20_Text"><text:s text:c="3"/>and/or running joke involving the worship of the dread god Finagle</text:p>
      <text:p text:style-name="Preformatted_20_Text"><text:s text:c="3"/>and his mad prophet Murphy.</text:p>
      <text:p text:style-name="Preformatted_20_Text"/>
      <text:p text:style-name="Preformatted_20_Text">:fine: [WPI] adj. Good, but not good enough to be {cuspy}. <text:s/>The word</text:p>
      <text:p text:style-name="Preformatted_20_Text"><text:s text:c="3"/>`fine' is used elsewhere, of course, but without the implicit</text:p>
      <text:p text:style-name="Preformatted_20_Text"><text:s text:c="3"/>comparison to the higher level implied by {cuspy}.</text:p>
      <text:p text:style-name="Preformatted_20_Text"/>
      <text:p text:style-name="Preformatted_20_Text">:finger: [WAITS, via BSD UNIX] 1. n. A program that displays a</text:p>
      <text:p text:style-name="Preformatted_20_Text"><text:s text:c="3"/>particular user or all users logged on the system or a remote</text:p>
      <text:p text:style-name="Preformatted_20_Text"><text:s text:c="3"/>system. <text:s/>Typically shows full name, last login time, idle time,</text:p>
      <text:p text:style-name="Preformatted_20_Text"><text:s text:c="3"/>terminal line, and terminal location (where applicable). <text:s/>May also</text:p>
      <text:p text:style-name="Preformatted_20_Text"><text:s text:c="3"/>display a {plan file} left by the user. <text:s/>2. vt. To apply finger</text:p>
      <text:p text:style-name="Preformatted_20_Text"><text:s text:c="3"/>to a username. <text:s/>3. vt. By extension, to check a human's current</text:p>
      <text:p text:style-name="Preformatted_20_Text"><text:s text:c="3"/>state by any means. <text:s/>"Foodp?" <text:s/>"T!" <text:s/>"OK, finger Lisa and see</text:p>
      <text:p text:style-name="Preformatted_20_Text"><text:s text:c="3"/>if she's idle." <text:s/>4. Any picture (composed of ASCII characters)</text:p>
      <text:p text:style-name="Preformatted_20_Text"><text:s text:c="3"/>depicting `the finger'. <text:s/>Originally a humorous component of one's</text:p>
      <text:p text:style-name="Preformatted_20_Text"><text:s text:c="3"/>plan file to deter the curious fingerer (sense 2), it has entered</text:p>
      <text:p text:style-name="Preformatted_20_Text"><text:s text:c="3"/>the arsenal of some {flamer}s.</text:p>
      <text:p text:style-name="Preformatted_20_Text"/>
      <text:p text:style-name="Preformatted_20_Text">:finger-pointing syndrome: n. All-too-frequent result of bugs, esp.</text:p>
      <text:p text:style-name="Preformatted_20_Text"><text:s text:c="3"/>in new or experimental configurations. <text:s/>The hardware vendor points</text:p>
      <text:p text:style-name="Preformatted_20_Text"><text:s text:c="3"/>a finger at the software. <text:s/>The software vendor points a finger</text:p>
      <text:p text:style-name="Preformatted_20_Text"><text:s text:c="3"/>at the hardware. <text:s/>All the poor users get is the finger.</text:p>
      <text:p text:style-name="Preformatted_20_Text"/>
      <text:p text:style-name="Preformatted_20_Text">:finn: [IRC] v. To pull rank on somebody based on the amount of</text:p>
      <text:p text:style-name="Preformatted_20_Text"><text:s text:c="3"/>time one has spent on {IRC}. <text:s/>The term derives from the fact</text:p>
      <text:p text:style-name="Preformatted_20_Text"><text:s text:c="3"/>that IRC was originally written in Finland in 1987.</text:p>
      <text:p text:style-name="Preformatted_20_Text"><text:s text:c="3"/></text:p>
      <text:p text:style-name="Preformatted_20_Text">:firebottle: n. A large, primitive, power-hungry active electrical</text:p>
      <text:p text:style-name="Preformatted_20_Text"><text:s text:c="3"/>device, similar in function to a FET but constructed out of glass,</text:p>
      <text:p text:style-name="Preformatted_20_Text"><text:s text:c="3"/>metal, and vacuum. <text:s/>Characterized by high cost, low density, low</text:p>
      <text:p text:style-name="Preformatted_20_Text"><text:s text:c="3"/>reliability, high-temperature operation, and high power</text:p>
      <text:p text:style-name="Preformatted_20_Text"><text:soft-page-break/><text:s text:c="3"/>dissipation. <text:s/>Sometimes mistakenly called a `tube' in the U.S.</text:p>
      <text:p text:style-name="Preformatted_20_Text"><text:s text:c="3"/>or a `valve' in England; another hackish term is {glassfet}.</text:p>
      <text:p text:style-name="Preformatted_20_Text"/>
      <text:p text:style-name="Preformatted_20_Text">:firefighting: n. 1. What sysadmins have to do to correct sudden</text:p>
      <text:p text:style-name="Preformatted_20_Text"><text:s text:c="3"/>operational problems. <text:s/>An opposite of hacking. <text:s/>"Been hacking your</text:p>
      <text:p text:style-name="Preformatted_20_Text"><text:s text:c="3"/>new newsreader?" <text:s/>"No, a power glitch hosed the network and I spent</text:p>
      <text:p text:style-name="Preformatted_20_Text"><text:s text:c="3"/>the whole afternoon fighting fires." <text:s/>2. The act of throwing lots</text:p>
      <text:p text:style-name="Preformatted_20_Text"><text:s text:c="3"/>of manpower and late nights at a project, esp. to get it out</text:p>
      <text:p text:style-name="Preformatted_20_Text"><text:s text:c="3"/>before deadline. <text:s/>See also {gang bang}, {Mongolian Hordes</text:p>
      <text:p text:style-name="Preformatted_20_Text"><text:s text:c="3"/>technique}; however, the term `firefighting' connotes that the</text:p>
      <text:p text:style-name="Preformatted_20_Text"><text:s text:c="3"/>effort is going into chasing bugs rather than adding features.</text:p>
      <text:p text:style-name="Preformatted_20_Text"/>
      <text:p text:style-name="Preformatted_20_Text">:firehose syndrome: n. In mainstream folklore it is observed that</text:p>
      <text:p text:style-name="Preformatted_20_Text"><text:s text:c="3"/>trying to drink from a firehose can be a good way to rip your lips</text:p>
      <text:p text:style-name="Preformatted_20_Text"><text:s text:c="3"/>off. <text:s/>On computer networks, the absence or failure of flow control</text:p>
      <text:p text:style-name="Preformatted_20_Text"><text:s text:c="3"/>mechanisms can lead to situations in which the sending system</text:p>
      <text:p text:style-name="Preformatted_20_Text"><text:s text:c="3"/>sprays a massive flood of packets at an unfortunate receiving</text:p>
      <text:p text:style-name="Preformatted_20_Text"><text:s text:c="3"/>system; more than it can handle. <text:s/>Compare {overrun}, {buffer</text:p>
      <text:p text:style-name="Preformatted_20_Text"><text:s text:c="3"/>overflow}.</text:p>
      <text:p text:style-name="Preformatted_20_Text"/>
      <text:p text:style-name="Preformatted_20_Text">:firewall code: n. The code you put in a system (say, a telephone</text:p>
      <text:p text:style-name="Preformatted_20_Text"><text:s text:c="3"/>switch) to make sure that the users can't do any damage. Since</text:p>
      <text:p text:style-name="Preformatted_20_Text"><text:s text:c="3"/>users always want to be able to do everything but never want to</text:p>
      <text:p text:style-name="Preformatted_20_Text"><text:s text:c="3"/>suffer for any mistakes, the construction of a firewall is a</text:p>
      <text:p text:style-name="Preformatted_20_Text"><text:s text:c="3"/>question not only of defensive coding but also of interface</text:p>
      <text:p text:style-name="Preformatted_20_Text"><text:s text:c="3"/>presentation, so that users don't even get curious about those</text:p>
      <text:p text:style-name="Preformatted_20_Text"><text:s text:c="3"/>corners of a system where they can burn themselves.</text:p>
      <text:p text:style-name="Preformatted_20_Text"/>
      <text:p text:style-name="Preformatted_20_Text">:firewall machine: n. A dedicated gateway machine with special</text:p>
      <text:p text:style-name="Preformatted_20_Text"><text:s text:c="3"/>security precautions on it, used to service outside network</text:p>
      <text:p text:style-name="Preformatted_20_Text"><text:s text:c="3"/>connections and dial-in lines. <text:s/>The idea is to protect a cluster of</text:p>
      <text:p text:style-name="Preformatted_20_Text"><text:s text:c="3"/>more loosely administered machines hidden behind it from</text:p>
      <text:p text:style-name="Preformatted_20_Text"><text:s text:c="3"/>{cracker}s. <text:s/>The typical firewall is an inexpensive micro-based</text:p>
      <text:p text:style-name="Preformatted_20_Text"><text:s text:c="3"/>UNIX box kept clean of critical data, with a bunch of modems and</text:p>
      <text:p text:style-name="Preformatted_20_Text"><text:s text:c="3"/>public network ports on it but just one carefully watched</text:p>
      <text:p text:style-name="Preformatted_20_Text"><text:s text:c="3"/>connection back to the rest of the cluster. <text:s/>The special</text:p>
      <text:p text:style-name="Preformatted_20_Text"><text:s text:c="3"/>precautions may include threat monitoring, callback, and even a</text:p>
      <text:p text:style-name="Preformatted_20_Text"><text:s text:c="3"/>complete {iron box} keyable to particular incoming IDs or</text:p>
      <text:p text:style-name="Preformatted_20_Text"><text:s text:c="3"/>activity patterns. <text:s/>Syn. {flytrap}, {Venus flytrap}.</text:p>
      <text:p text:style-name="Preformatted_20_Text"/>
      <text:p text:style-name="Preformatted_20_Text">:fireworks mode: n. The mode a machine is sometimes said to be in when</text:p>
      <text:p text:style-name="Preformatted_20_Text"><text:s text:c="3"/>it is performing a {crash and burn} operation.</text:p>
      <text:p text:style-name="Preformatted_20_Text"/>
      <text:p text:style-name="Preformatted_20_Text">:firmy: /fer'mee/ Syn. {stiffy} (a 3.5-inch floppy disk).</text:p>
      <text:p text:style-name="Preformatted_20_Text"/>
      <text:p text:style-name="Preformatted_20_Text">:fish: [Adelaide University, Australia] n. 1. Another {metasyntactic</text:p>
      <text:p text:style-name="Preformatted_20_Text"><text:s text:c="3"/>variable}. <text:s/>See {foo}. <text:s/>Derived originally from the Monty Python</text:p>
      <text:p text:style-name="Preformatted_20_Text"><text:s text:c="3"/>skit in the middle of "The Meaning of Life" entitled</text:p>
      <text:p text:style-name="Preformatted_20_Text"><text:s text:c="3"/>"Find the Fish". <text:s/>2. A pun for `microfiche'. <text:s/>A microfiche</text:p>
      <text:p text:style-name="Preformatted_20_Text"><text:s text:c="3"/>file cabinet may be referred to as a `fish tank'.</text:p>
      <text:p text:style-name="Preformatted_20_Text"/>
      <text:p text:style-name="Preformatted_20_Text">:FISH queue: [acronym, by analogy with FIFO (First In, First Out)]</text:p>
      <text:p text:style-name="Preformatted_20_Text"><text:s text:c="3"/>n. `First In, Still Here'. <text:s/>A joking way of pointing out that</text:p>
      <text:p text:style-name="Preformatted_20_Text"><text:s text:c="3"/>processing of a particular sequence of events or requests has</text:p>
      <text:p text:style-name="Preformatted_20_Text"><text:s text:c="3"/>stopped dead. <text:s/>Also `FISH mode' and `FISHnet'; the latter</text:p>
      <text:p text:style-name="Preformatted_20_Text"><text:s text:c="3"/>may be applied to any network that is running really slowly or</text:p>
      <text:p text:style-name="Preformatted_20_Text"><text:s text:c="3"/>exhibiting extreme flakiness.</text:p>
      <text:p text:style-name="Preformatted_20_Text"/>
      <text:p text:style-name="Preformatted_20_Text"><text:soft-page-break/>:FITNR: // [Thinking Machines, Inc.] Fixed In the Next Release.</text:p>
      <text:p text:style-name="Preformatted_20_Text"><text:s text:c="3"/>A written-only notation attached to bug reports. <text:s/>Often wishful</text:p>
      <text:p text:style-name="Preformatted_20_Text"><text:s text:c="3"/>thinking.</text:p>
      <text:p text:style-name="Preformatted_20_Text"/>
      <text:p text:style-name="Preformatted_20_Text">:fix: n.,v. What one does when a problem has been reported too many</text:p>
      <text:p text:style-name="Preformatted_20_Text"><text:s text:c="3"/>times to be ignored.</text:p>
      <text:p text:style-name="Preformatted_20_Text"/>
      <text:p text:style-name="Preformatted_20_Text">:flag: n. A variable or quantity that can take on one of two</text:p>
      <text:p text:style-name="Preformatted_20_Text"><text:s text:c="3"/>values; a bit, particularly one that is used to indicate one of two</text:p>
      <text:p text:style-name="Preformatted_20_Text"><text:s text:c="3"/>outcomes or is used to control which of two things is to be done.</text:p>
      <text:p text:style-name="Preformatted_20_Text"><text:s text:c="3"/>"This flag controls whether to clear the screen before printing</text:p>
      <text:p text:style-name="Preformatted_20_Text"><text:s text:c="3"/>the message." <text:s/>"The program status word contains several flag</text:p>
      <text:p text:style-name="Preformatted_20_Text"><text:s text:c="3"/>bits." <text:s/>Used of humans analogously to {bit}. <text:s/>See also</text:p>
      <text:p text:style-name="Preformatted_20_Text"><text:s text:c="3"/>{hidden flag}, {mode bit}.</text:p>
      <text:p text:style-name="Preformatted_20_Text"/>
      <text:p text:style-name="Preformatted_20_Text">:flag day: n. A software change that is neither forward- nor</text:p>
      <text:p text:style-name="Preformatted_20_Text"><text:s text:c="3"/>backward-compatible, and which is costly to make and costly to</text:p>
      <text:p text:style-name="Preformatted_20_Text"><text:s text:c="3"/>reverse. <text:s/>"Can we install that without causing a flag day for all</text:p>
      <text:p text:style-name="Preformatted_20_Text"><text:s text:c="3"/>users?" <text:s/>This term has nothing to do with the use of the word</text:p>
      <text:p text:style-name="Preformatted_20_Text"><text:s text:c="3"/>{flag} to mean a variable that has two values. <text:s/>It came into use</text:p>
      <text:p text:style-name="Preformatted_20_Text"><text:s text:c="3"/>when a massive change was made to the {{Multics}} timesharing</text:p>
      <text:p text:style-name="Preformatted_20_Text"><text:s text:c="3"/>system to convert from the old ASCII code to the new one; this was</text:p>
      <text:p text:style-name="Preformatted_20_Text"><text:s text:c="3"/>scheduled for Flag Day (a U.S. holiday), June 14, 1966. <text:s/>See also</text:p>
      <text:p text:style-name="Preformatted_20_Text"><text:s text:c="3"/>{backward combatability}.</text:p>
      <text:p text:style-name="Preformatted_20_Text"/>
      <text:p text:style-name="Preformatted_20_Text">:flaky: adj. (var sp. `flakey') Subject to frequent {lossage}.</text:p>
      <text:p text:style-name="Preformatted_20_Text"><text:s text:c="3"/>This use is of course related to the common slang use of the word</text:p>
      <text:p text:style-name="Preformatted_20_Text"><text:s text:c="3"/>to describe a person as eccentric, crazy, or just unreliable. <text:s/>A</text:p>
      <text:p text:style-name="Preformatted_20_Text"><text:s text:c="3"/>system that is flaky is working, sort of --- enough that you are</text:p>
      <text:p text:style-name="Preformatted_20_Text"><text:s text:c="3"/>tempted to try to use it --- but fails frequently enough that the</text:p>
      <text:p text:style-name="Preformatted_20_Text"><text:s text:c="3"/>odds in favor of finishing what you start are low. <text:s/>Commonwealth</text:p>
      <text:p text:style-name="Preformatted_20_Text"><text:s text:c="3"/>hackish prefers {dodgy} or {wonky}.</text:p>
      <text:p text:style-name="Preformatted_20_Text"/>
      <text:p text:style-name="Preformatted_20_Text">:flamage: /flay'm*j/ n. Flaming verbiage, esp. high-noise,</text:p>
      <text:p text:style-name="Preformatted_20_Text"><text:s text:c="3"/>low-signal postings to {USENET} or other electronic {fora}.</text:p>
      <text:p text:style-name="Preformatted_20_Text"><text:s text:c="3"/>Often in the phrase `the usual flamage'. <text:s/>`Flaming' is the act</text:p>
      <text:p text:style-name="Preformatted_20_Text"><text:s text:c="3"/>itself; `flamage' the content; a `flame' is a single flaming</text:p>
      <text:p text:style-name="Preformatted_20_Text"><text:s text:c="3"/>message. <text:s/>See {flame}.</text:p>
      <text:p text:style-name="Preformatted_20_Text"/>
      <text:p text:style-name="Preformatted_20_Text">:flame: 1. vi. To post an email message intended to insult and</text:p>
      <text:p text:style-name="Preformatted_20_Text"><text:s text:c="3"/>provoke. <text:s/>2. vi. To speak incessantly and/or rabidly on some</text:p>
      <text:p text:style-name="Preformatted_20_Text"><text:s text:c="3"/>relatively uninteresting subject or with a patently ridiculous</text:p>
      <text:p text:style-name="Preformatted_20_Text"><text:s text:c="3"/>attitude. <text:s/>3. vt. Either of senses 1 or 2, directed with</text:p>
      <text:p text:style-name="Preformatted_20_Text"><text:s text:c="3"/>hostility at a particular person or people. <text:s/>4. n. An instance of</text:p>
      <text:p text:style-name="Preformatted_20_Text"><text:s text:c="3"/>flaming. <text:s/>When a discussion degenerates into useless controversy,</text:p>
      <text:p text:style-name="Preformatted_20_Text"><text:s text:c="3"/>one might tell the participants "Now you're just flaming" or</text:p>
      <text:p text:style-name="Preformatted_20_Text"><text:s text:c="3"/>"Stop all that flamage!" to try to get them to cool down (so to</text:p>
      <text:p text:style-name="Preformatted_20_Text"><text:s text:c="3"/>speak).</text:p>
      <text:p text:style-name="Preformatted_20_Text"/>
      <text:p text:style-name="Preformatted_20_Text"><text:s text:c="3"/>USENETter Marc Ramsey, who was at WPI from 1972 to 1976, adds: "I</text:p>
      <text:p text:style-name="Preformatted_20_Text"><text:s text:c="3"/>am 99% certain that the use of `flame' originated at WPI. <text:s/>Those</text:p>
      <text:p text:style-name="Preformatted_20_Text"><text:s text:c="3"/>who made a nuisance of themselves insisting that they needed to use</text:p>
      <text:p text:style-name="Preformatted_20_Text"><text:s text:c="3"/>a TTY for `real work' came to be known as `flaming asshole lusers'.</text:p>
      <text:p text:style-name="Preformatted_20_Text"><text:s text:c="3"/>Other particularly annoying people became `flaming asshole ravers',</text:p>
      <text:p text:style-name="Preformatted_20_Text"><text:s text:c="3"/>which shortened to `flaming ravers', and ultimately `flamers'. <text:s/>I</text:p>
      <text:p text:style-name="Preformatted_20_Text"><text:s text:c="3"/>remember someone picking up on the Human Torch pun, but I don't</text:p>
      <text:p text:style-name="Preformatted_20_Text"><text:s text:c="3"/>think `flame on/off' was ever much used at WPI." <text:s/>See also</text:p>
      <text:p text:style-name="Preformatted_20_Text"><text:s text:c="3"/>{asbestos}.</text:p>
      <text:p text:style-name="Preformatted_20_Text"><text:soft-page-break/></text:p>
      <text:p text:style-name="Preformatted_20_Text"><text:s text:c="3"/>The term may have been independently invented at several different</text:p>
      <text:p text:style-name="Preformatted_20_Text"><text:s text:c="3"/>places; it is also reported that `flaming' was in use to mean</text:p>
      <text:p text:style-name="Preformatted_20_Text"><text:s text:c="3"/>something like `interminably drawn-out semi-serious discussions'</text:p>
      <text:p text:style-name="Preformatted_20_Text"><text:s text:c="3"/>(late-night bull sessions) at Carleton College during 1968--1971.</text:p>
      <text:p text:style-name="Preformatted_20_Text"/>
      <text:p text:style-name="Preformatted_20_Text"><text:s text:c="3"/>It's possible that the hackish sense of `flame' is much older than</text:p>
      <text:p text:style-name="Preformatted_20_Text"><text:s text:c="3"/>that. <text:s/>The poet Chaucer was also what passed for a wizard hacker in</text:p>
      <text:p text:style-name="Preformatted_20_Text"><text:s text:c="3"/>his time; he wrote a treatise on the astrolabe, the most advanced</text:p>
      <text:p text:style-name="Preformatted_20_Text"><text:s text:c="3"/>computing device of the day. <text:s/>In Chaucer's `Troilus and</text:p>
      <text:p text:style-name="Preformatted_20_Text"><text:s text:c="3"/>Cressida', Cressida laments her inability to grasp the proof of a</text:p>
      <text:p text:style-name="Preformatted_20_Text"><text:s text:c="3"/>particular mathematical theorem; her uncle Pandarus then observes</text:p>
      <text:p text:style-name="Preformatted_20_Text"><text:s text:c="3"/>that it's called "the fleminge of wrecches." <text:s/>This phrase seems</text:p>
      <text:p text:style-name="Preformatted_20_Text"><text:s text:c="3"/>to have been intended in context as "that which puts the wretches</text:p>
      <text:p text:style-name="Preformatted_20_Text"><text:s text:c="3"/>to flight" but was probably just as ambiguous in Middle English as</text:p>
      <text:p text:style-name="Preformatted_20_Text"><text:s text:c="3"/>"the flaming of wretches" would be today. <text:s/>One suspects that</text:p>
      <text:p text:style-name="Preformatted_20_Text"><text:s text:c="3"/>Chaucer would be right at home on USENET.</text:p>
      <text:p text:style-name="Preformatted_20_Text"/>
      <text:p text:style-name="Preformatted_20_Text">:flame bait: n. A posting intended to trigger a {flame war}, or one</text:p>
      <text:p text:style-name="Preformatted_20_Text"><text:s text:c="3"/>that invites flames in reply.</text:p>
      <text:p text:style-name="Preformatted_20_Text"/>
      <text:p text:style-name="Preformatted_20_Text">:flame on: vi.,interj. <text:s/>1. To begin to {flame}. <text:s/>The punning</text:p>
      <text:p text:style-name="Preformatted_20_Text"><text:s text:c="3"/>reference to Marvel Comics's Human Torch is no longer widely</text:p>
      <text:p text:style-name="Preformatted_20_Text"><text:s text:c="3"/>recognized. <text:s/>2. To continue to flame. <text:s/>See {rave}, {burble}.</text:p>
      <text:p text:style-name="Preformatted_20_Text"/>
      <text:p text:style-name="Preformatted_20_Text">:flame war: n. (var. `flamewar') An acrimonious dispute,</text:p>
      <text:p text:style-name="Preformatted_20_Text"><text:s text:c="3"/>especially when conducted on a public electronic forum such as</text:p>
      <text:p text:style-name="Preformatted_20_Text"><text:s text:c="3"/>{USENET}.</text:p>
      <text:p text:style-name="Preformatted_20_Text"/>
      <text:p text:style-name="Preformatted_20_Text">:flamer: n. One who habitually {flame}s. <text:s/>Said esp. of obnoxious</text:p>
      <text:p text:style-name="Preformatted_20_Text"><text:s text:c="3"/>{USENET} personalities.</text:p>
      <text:p text:style-name="Preformatted_20_Text"/>
      <text:p text:style-name="Preformatted_20_Text">:flap: vt. 1. To unload a DECtape (so it goes flap, flap,</text:p>
      <text:p text:style-name="Preformatted_20_Text"><text:s text:c="3"/>flap...). <text:s/>Old-time hackers at MIT tell of the days when the</text:p>
      <text:p text:style-name="Preformatted_20_Text"><text:s text:c="3"/>disk was device 0 and {microtape}s were 1, 2,... and</text:p>
      <text:p text:style-name="Preformatted_20_Text"><text:s text:c="3"/>attempting to flap device 0 would instead start a motor banging</text:p>
      <text:p text:style-name="Preformatted_20_Text"><text:s text:c="3"/>inside a cabinet near the disk. <text:s/>2. By extension, to unload any</text:p>
      <text:p text:style-name="Preformatted_20_Text"><text:s text:c="3"/>magnetic tape. <text:s/>See also {macrotape}. <text:s/>Modern cartridge tapes no</text:p>
      <text:p text:style-name="Preformatted_20_Text"><text:s text:c="3"/>longer actually flap, but the usage has remained. <text:s/>(The term could</text:p>
      <text:p text:style-name="Preformatted_20_Text"><text:s text:c="3"/>well be re-applied to DEC's TK50 cartridge tape drive, a</text:p>
      <text:p text:style-name="Preformatted_20_Text"><text:s text:c="3"/>spectacularly misengineered contraption which makes a loud flapping</text:p>
      <text:p text:style-name="Preformatted_20_Text"><text:s text:c="3"/>sound, almost like an old reel-type lawnmower, in one of its many</text:p>
      <text:p text:style-name="Preformatted_20_Text"><text:s text:c="3"/>tape-eating failure modes.)</text:p>
      <text:p text:style-name="Preformatted_20_Text"/>
      <text:p text:style-name="Preformatted_20_Text">:flarp: /flarp/ [Rutgers University] n. Yet another {metasyntactic</text:p>
      <text:p text:style-name="Preformatted_20_Text"><text:s text:c="3"/>variable} (see {foo}). <text:s/>Among those who use it, it is associated</text:p>
      <text:p text:style-name="Preformatted_20_Text"><text:s text:c="3"/>with a legend that any program not containing the word `flarp'</text:p>
      <text:p text:style-name="Preformatted_20_Text"><text:s text:c="3"/>somewhere will not work. <text:s/>The legend is discreetly silent on the</text:p>
      <text:p text:style-name="Preformatted_20_Text"><text:s text:c="3"/>reliability of programs which *do* contain the magic word.</text:p>
      <text:p text:style-name="Preformatted_20_Text"/>
      <text:p text:style-name="Preformatted_20_Text">:flat: adj. 1. Lacking any complex internal structure. <text:s/>"That</text:p>
      <text:p text:style-name="Preformatted_20_Text"><text:s text:c="3"/>{bitty box} has only a flat filesystem, not a hierarchical</text:p>
      <text:p text:style-name="Preformatted_20_Text"><text:s text:c="3"/>one." <text:s/>The verb form is {flatten}. <text:s/>2. Said of a memory</text:p>
      <text:p text:style-name="Preformatted_20_Text"><text:s text:c="3"/>architecture (like that of the VAX or 680x0) that is one big linear</text:p>
      <text:p text:style-name="Preformatted_20_Text"><text:s text:c="3"/>address space (typically with each possible value of a processor</text:p>
      <text:p text:style-name="Preformatted_20_Text"><text:s text:c="3"/>register corresponding to a unique core address), as opposed to a</text:p>
      <text:p text:style-name="Preformatted_20_Text"><text:s text:c="3"/>`segmented' architecture (like that of the 80x86) in which</text:p>
      <text:p text:style-name="Preformatted_20_Text"><text:s text:c="3"/>addresses are composed from a base-register/offset pair (segmented</text:p>
      <text:p text:style-name="Preformatted_20_Text"><text:soft-page-break/><text:s text:c="3"/>designs are generally considered {cretinous}).</text:p>
      <text:p text:style-name="Preformatted_20_Text"><text:s text:c="2"/></text:p>
      <text:p text:style-name="Preformatted_20_Text"><text:s text:c="3"/>Note that sense 1 (at least with respect to filesystems) is usually</text:p>
      <text:p text:style-name="Preformatted_20_Text"><text:s text:c="3"/>used pejoratively, while sense 2 is a {Good Thing}.</text:p>
      <text:p text:style-name="Preformatted_20_Text"/>
      <text:p text:style-name="Preformatted_20_Text">:flat-ASCII: adj. Said of a text file that contains only 7-bit ASCII</text:p>
      <text:p text:style-name="Preformatted_20_Text"><text:s text:c="3"/>characters and uses only ASCII-standard control characters (that</text:p>
      <text:p text:style-name="Preformatted_20_Text"><text:s text:c="3"/>is, has no embedded codes specific to a particular text formatter</text:p>
      <text:p text:style-name="Preformatted_20_Text"><text:s text:c="3"/>or markup language, and no {meta}-characters). <text:s/>Syn.</text:p>
      <text:p text:style-name="Preformatted_20_Text"><text:s text:c="3"/>{plain-ASCII}. <text:s/>Compare {flat-file}.</text:p>
      <text:p text:style-name="Preformatted_20_Text"/>
      <text:p text:style-name="Preformatted_20_Text">:flat-file: adj. A {flatten}ed representation of some database or</text:p>
      <text:p text:style-name="Preformatted_20_Text"><text:s text:c="3"/>tree or network structure as a single file from which the</text:p>
      <text:p text:style-name="Preformatted_20_Text"><text:s text:c="3"/>structure could implicitly be rebuilt, esp. one in {flat-ASCII}</text:p>
      <text:p text:style-name="Preformatted_20_Text"><text:s text:c="3"/>form.</text:p>
      <text:p text:style-name="Preformatted_20_Text"/>
      <text:p text:style-name="Preformatted_20_Text">:flatten: vt. To remove structural information, esp. to filter</text:p>
      <text:p text:style-name="Preformatted_20_Text"><text:s text:c="3"/>something with an implicit tree structure into a simple sequence of</text:p>
      <text:p text:style-name="Preformatted_20_Text"><text:s text:c="3"/>leaves; also tends to imply mapping to {flat-ASCII}. <text:s/>"This code</text:p>
      <text:p text:style-name="Preformatted_20_Text"><text:s text:c="3"/>flattens an expression with parentheses into an equivalent</text:p>
      <text:p text:style-name="Preformatted_20_Text"><text:s text:c="3"/>{canonical} form."</text:p>
      <text:p text:style-name="Preformatted_20_Text"/>
      <text:p text:style-name="Preformatted_20_Text">:flavor: n. 1. Variety, type, kind. <text:s/>"DDT commands come in two</text:p>
      <text:p text:style-name="Preformatted_20_Text"><text:s text:c="3"/>flavors." <text:s/>"These lights come in two flavors, big red ones and</text:p>
      <text:p text:style-name="Preformatted_20_Text"><text:s text:c="3"/>small green ones." <text:s/>See {vanilla}. <text:s/>2. The attribute that causes</text:p>
      <text:p text:style-name="Preformatted_20_Text"><text:s text:c="3"/>something to be {flavorful}. <text:s/>Usually used in the phrase "yields</text:p>
      <text:p text:style-name="Preformatted_20_Text"><text:s text:c="3"/>additional flavor". <text:s/>"This convention yields additional flavor by</text:p>
      <text:p text:style-name="Preformatted_20_Text"><text:s text:c="3"/>allowing one to print text either right-side-up or upside-down."</text:p>
      <text:p text:style-name="Preformatted_20_Text"><text:s text:c="3"/>See {vanilla}. <text:s/>This usage was certainly reinforced by the</text:p>
      <text:p text:style-name="Preformatted_20_Text"><text:s text:c="3"/>terminology of quantum chromodynamics, in which quarks (the</text:p>
      <text:p text:style-name="Preformatted_20_Text"><text:s text:c="3"/>constituents of, e.g., protons) come in six flavors (up, down,</text:p>
      <text:p text:style-name="Preformatted_20_Text"><text:s text:c="3"/>strange, charm, top, bottom) and three colors (red, blue, green)</text:p>
      <text:p text:style-name="Preformatted_20_Text"><text:s text:c="3"/>--- however, hackish use of `flavor' at MIT predated QCD. <text:s/>3. The</text:p>
      <text:p text:style-name="Preformatted_20_Text"><text:s text:c="3"/>term for `class' (in the object-oriented sense) in the LISP Machine</text:p>
      <text:p text:style-name="Preformatted_20_Text"><text:s text:c="3"/>Flavors system. <text:s/>Though the Flavors design has been superseded</text:p>
      <text:p text:style-name="Preformatted_20_Text"><text:s text:c="3"/>(notably by the Common LISP CLOS facility), the term `flavor' is</text:p>
      <text:p text:style-name="Preformatted_20_Text"><text:s text:c="3"/>still used as a general synonym for `class' by some LISP hackers.</text:p>
      <text:p text:style-name="Preformatted_20_Text"/>
      <text:p text:style-name="Preformatted_20_Text">:flavorful: adj. Full of {flavor}; esthetically pleasing. <text:s/>See</text:p>
      <text:p text:style-name="Preformatted_20_Text"><text:s text:c="3"/>{random} and {losing} for antonyms. <text:s/>See also the entries for</text:p>
      <text:p text:style-name="Preformatted_20_Text"><text:s text:c="3"/>{taste} and {elegant}.</text:p>
      <text:p text:style-name="Preformatted_20_Text"/>
      <text:p text:style-name="Preformatted_20_Text">:flippy: /flip'ee/ n. A single-sided floppy disk altered for</text:p>
      <text:p text:style-name="Preformatted_20_Text"><text:s text:c="3"/>double-sided use by addition of a second write-notch, so called</text:p>
      <text:p text:style-name="Preformatted_20_Text"><text:s text:c="3"/>because it must be flipped over for the second side to be</text:p>
      <text:p text:style-name="Preformatted_20_Text"><text:s text:c="3"/>accessible. <text:s/>No longer common.</text:p>
      <text:p text:style-name="Preformatted_20_Text"/>
      <text:p text:style-name="Preformatted_20_Text">:flood: [IRC] v. To dump large amounts of text onto an {IRC}</text:p>
      <text:p text:style-name="Preformatted_20_Text"><text:s text:c="3"/>channel. <text:s/>This is especially rude when the text is uninteresting</text:p>
      <text:p text:style-name="Preformatted_20_Text"><text:s text:c="3"/>and the other users are trying to carry on a serious conversation.</text:p>
      <text:p text:style-name="Preformatted_20_Text"><text:s text:c="3"/></text:p>
      <text:p text:style-name="Preformatted_20_Text">:flowchart:: [techspeak] n. An archaic form of visual control-flow</text:p>
      <text:p text:style-name="Preformatted_20_Text"><text:s text:c="3"/>specification employing arrows and `speech balloons' of various</text:p>
      <text:p text:style-name="Preformatted_20_Text"><text:s text:c="3"/>shapes. <text:s/>Hackers never use flowcharts, consider them extremely</text:p>
      <text:p text:style-name="Preformatted_20_Text"><text:s text:c="3"/>silly, and associate them with {COBOL} programmers, {card</text:p>
      <text:p text:style-name="Preformatted_20_Text"><text:s text:c="3"/>walloper}s, and other lower forms of life. <text:s/>This is because (from a</text:p>
      <text:p text:style-name="Preformatted_20_Text"><text:s text:c="3"/>hacker's point of view) they are no easier to read than code, are</text:p>
      <text:p text:style-name="Preformatted_20_Text"><text:s text:c="3"/>less precise, and tend to fall out of sync with the code (so that</text:p>
      <text:p text:style-name="Preformatted_20_Text"><text:soft-page-break/><text:s text:c="3"/>they either obfuscate it rather than explaining it or require</text:p>
      <text:p text:style-name="Preformatted_20_Text"><text:s text:c="3"/>extra maintenance effort that doesn't improve the code). <text:s/>See also</text:p>
      <text:p text:style-name="Preformatted_20_Text"><text:s text:c="3"/>{pdl}, sense 3.</text:p>
      <text:p text:style-name="Preformatted_20_Text"/>
      <text:p text:style-name="Preformatted_20_Text">:flower key: [Mac users] n. See {feature key}.</text:p>
      <text:p text:style-name="Preformatted_20_Text"/>
      <text:p text:style-name="Preformatted_20_Text">:flush: v. 1. To delete something, usually superfluous, or to abort</text:p>
      <text:p text:style-name="Preformatted_20_Text"><text:s text:c="3"/>an operation. <text:s/>"All that nonsense has been flushed." <text:s/>2. [UNIX/C]</text:p>
      <text:p text:style-name="Preformatted_20_Text"><text:s text:c="3"/>To force buffered I/O to disk, as with an `fflush(3)' call.</text:p>
      <text:p text:style-name="Preformatted_20_Text"><text:s text:c="3"/>This is *not* an abort or deletion as in sense 1, but a</text:p>
      <text:p text:style-name="Preformatted_20_Text"><text:s text:c="3"/>demand for early completion! <text:s/>3. To leave at the end of a day's</text:p>
      <text:p text:style-name="Preformatted_20_Text"><text:s text:c="3"/>work (as opposed to leaving for a meal). <text:s/>"I'm going to flush</text:p>
      <text:p text:style-name="Preformatted_20_Text"><text:s text:c="3"/>now." <text:s/>"Time to flush." <text:s/>4. To exclude someone from an activity,</text:p>
      <text:p text:style-name="Preformatted_20_Text"><text:s text:c="3"/>or to ignore a person.</text:p>
      <text:p text:style-name="Preformatted_20_Text"/>
      <text:p text:style-name="Preformatted_20_Text"><text:s text:c="3"/>`Flush' was standard ITS terminology for aborting an output</text:p>
      <text:p text:style-name="Preformatted_20_Text"><text:s text:c="3"/>operation; one spoke of the text that would have been printed, but</text:p>
      <text:p text:style-name="Preformatted_20_Text"><text:s text:c="3"/>was not, as having been flushed. <text:s/>It is speculated that this term</text:p>
      <text:p text:style-name="Preformatted_20_Text"><text:s text:c="3"/>arose from a vivid image of flushing unwanted characters by hosing</text:p>
      <text:p text:style-name="Preformatted_20_Text"><text:s text:c="3"/>down the internal output buffer, washing the characters away before</text:p>
      <text:p text:style-name="Preformatted_20_Text"><text:s text:c="3"/>they can be printed. <text:s/>The UNIX/C usage, on the other hand, was</text:p>
      <text:p text:style-name="Preformatted_20_Text"><text:s text:c="3"/>propagated by the `fflush(3)' call in C's standard I/O library</text:p>
      <text:p text:style-name="Preformatted_20_Text"><text:s text:c="3"/>(though it is reported to have been in use among BLISS programmers</text:p>
      <text:p text:style-name="Preformatted_20_Text"><text:s text:c="3"/>at DEC and on Honeywell and IBM machines as far back as 1965).</text:p>
      <text:p text:style-name="Preformatted_20_Text"><text:s text:c="3"/>UNIX/C hackers find the ITS usage confusing, and vice versa.</text:p>
      <text:p text:style-name="Preformatted_20_Text"/>
      <text:p text:style-name="Preformatted_20_Text">:flypage: /fli:'payj/n. (alt. `fly page') A {banner}, sense 1.</text:p>
      <text:p text:style-name="Preformatted_20_Text"/>
      <text:p text:style-name="Preformatted_20_Text">:Flyspeck 3: n. Standard name for any font that is so tiny as to be</text:p>
      <text:p text:style-name="Preformatted_20_Text"><text:s text:c="3"/>unreadable (by analogy with such names as `Helvetica 10' for</text:p>
      <text:p text:style-name="Preformatted_20_Text"><text:s text:c="3"/>10-point Helvetica). <text:s/>Legal boilerplate is usually printed in</text:p>
      <text:p text:style-name="Preformatted_20_Text"><text:s text:c="3"/>Flyspeck 3.</text:p>
      <text:p text:style-name="Preformatted_20_Text"/>
      <text:p text:style-name="Preformatted_20_Text">:flytrap: n. See {firewall machine}.</text:p>
      <text:p text:style-name="Preformatted_20_Text"/>
      <text:p text:style-name="Preformatted_20_Text">:FM: n. *Not* `Frequency Modulation' but rather an</text:p>
      <text:p text:style-name="Preformatted_20_Text"><text:s text:c="3"/>abbreviation for `Fucking Manual', the back-formation from</text:p>
      <text:p text:style-name="Preformatted_20_Text"><text:s text:c="3"/>{RTFM}. Used to refer to the manual itself in the {RTFM}.</text:p>
      <text:p text:style-name="Preformatted_20_Text"><text:s text:c="3"/>"Have you seen the Networking FM lately?"</text:p>
      <text:p text:style-name="Preformatted_20_Text"/>
      <text:p text:style-name="Preformatted_20_Text">:FOAF: // [USENET] n. Acronym for `Friend Of A Friend'. <text:s/>The</text:p>
      <text:p text:style-name="Preformatted_20_Text"><text:s text:c="3"/>source of an unverified, possibly untrue story. <text:s/>This was not</text:p>
      <text:p text:style-name="Preformatted_20_Text"><text:s text:c="3"/>originated by hackers (it is used in Jan Brunvand's books on urban</text:p>
      <text:p text:style-name="Preformatted_20_Text"><text:s text:c="3"/>folklore), but is much better recognized on USENET and elsewhere</text:p>
      <text:p text:style-name="Preformatted_20_Text"><text:s text:c="3"/>than in mainstream English.</text:p>
      <text:p text:style-name="Preformatted_20_Text"/>
      <text:p text:style-name="Preformatted_20_Text">:FOD: /fod/ v. [Abbreviation for `Finger of Death', originally a</text:p>
      <text:p text:style-name="Preformatted_20_Text"><text:s text:c="3"/>spell-name from fantasy gaming] To terminate with extreme prejudice</text:p>
      <text:p text:style-name="Preformatted_20_Text"><text:s text:c="3"/>and with no regard for other people. <text:s/>From {MUD}s where the</text:p>
      <text:p text:style-name="Preformatted_20_Text"><text:s text:c="3"/>wizard command `FOD &lt;player&gt;' results in the immediate and total</text:p>
      <text:p text:style-name="Preformatted_20_Text"><text:s text:c="3"/>death of &lt;player&gt;, usually as punishment for obnoxious behavior.</text:p>
      <text:p text:style-name="Preformatted_20_Text"><text:s text:c="3"/>This migrated to other circumstances, such as "I'm going to fod</text:p>
      <text:p text:style-name="Preformatted_20_Text"><text:s text:c="3"/>the process that is burning all the cycles." <text:s/>Compare {gun}.</text:p>
      <text:p text:style-name="Preformatted_20_Text"/>
      <text:p text:style-name="Preformatted_20_Text"><text:s text:c="3"/>In aviation, FOD means Foreign Object Damage, e.g., what happens</text:p>
      <text:p text:style-name="Preformatted_20_Text"><text:s text:c="3"/>when a jet engine sucks up a rock on the runway or a bird in</text:p>
      <text:p text:style-name="Preformatted_20_Text"><text:s text:c="3"/>flight. <text:s/>Finger of Death is a distressingly apt description of</text:p>
      <text:p text:style-name="Preformatted_20_Text"><text:s text:c="3"/>what this does to the engine.</text:p>
      <text:p text:style-name="Preformatted_20_Text"><text:soft-page-break/></text:p>
      <text:p text:style-name="Preformatted_20_Text">:fold case: v. See {smash case}. <text:s/>This term tends to be used</text:p>
      <text:p text:style-name="Preformatted_20_Text"><text:s text:c="3"/>more by people who don't mind that their tools smash case. <text:s/>It also</text:p>
      <text:p text:style-name="Preformatted_20_Text"><text:s text:c="3"/>connotes that case is ignored but case distinctions in data</text:p>
      <text:p text:style-name="Preformatted_20_Text"><text:s text:c="3"/>processed by the tool in question aren't destroyed.</text:p>
      <text:p text:style-name="Preformatted_20_Text"/>
      <text:p text:style-name="Preformatted_20_Text">:followup: n. On USENET, a {posting} generated in response to</text:p>
      <text:p text:style-name="Preformatted_20_Text"><text:s text:c="3"/>another posting (as opposed to a {reply}, which goes by email</text:p>
      <text:p text:style-name="Preformatted_20_Text"><text:s text:c="3"/>rather than being broadcast). <text:s/>Followups include the ID of the</text:p>
      <text:p text:style-name="Preformatted_20_Text"><text:s text:c="3"/>{parent message} in their headers; smart news-readers can use</text:p>
      <text:p text:style-name="Preformatted_20_Text"><text:s text:c="3"/>this information to present USENET news in `conversation' sequence</text:p>
      <text:p text:style-name="Preformatted_20_Text"><text:s text:c="3"/>rather than order-of-arrival. <text:s/>See {thread}.</text:p>
      <text:p text:style-name="Preformatted_20_Text"/>
      <text:p text:style-name="Preformatted_20_Text">:fontology: [XEROX PARC] n. The body of knowledge dealing with the</text:p>
      <text:p text:style-name="Preformatted_20_Text"><text:s text:c="3"/>construction and use of new fonts (e.g., for window systems and</text:p>
      <text:p text:style-name="Preformatted_20_Text"><text:s text:c="3"/>typesetting software). <text:s/>It has been said that fontology</text:p>
      <text:p text:style-name="Preformatted_20_Text"><text:s text:c="3"/>recapitulates file-ogeny.</text:p>
      <text:p text:style-name="Preformatted_20_Text"/>
      <text:p text:style-name="Preformatted_20_Text"><text:s text:c="3"/>[Unfortunately, this reference to the embryological dictum that</text:p>
      <text:p text:style-name="Preformatted_20_Text"><text:s text:c="3"/>"Ontogeny recapitulates phylogeny" is not merely a joke. <text:s/>On the</text:p>
      <text:p text:style-name="Preformatted_20_Text"><text:s text:c="3"/>Macintosh, for example, System 7 has to go through contortions to</text:p>
      <text:p text:style-name="Preformatted_20_Text"><text:s text:c="3"/>compensate for an earlier design error that created a whole</text:p>
      <text:p text:style-name="Preformatted_20_Text"><text:s text:c="3"/>different set of abstractions for fonts parallel to `files' and</text:p>
      <text:p text:style-name="Preformatted_20_Text"><text:s text:c="3"/>`folders' --- ESR]</text:p>
      <text:p text:style-name="Preformatted_20_Text"/>
      <text:p text:style-name="Preformatted_20_Text">:foo: /foo/ 1. interj. Term of disgust. <text:s/>2. Used very generally</text:p>
      <text:p text:style-name="Preformatted_20_Text"><text:s text:c="3"/>as a sample name for absolutely anything, esp. programs and files</text:p>
      <text:p text:style-name="Preformatted_20_Text"><text:s text:c="3"/>(esp. scratch files). <text:s/>3. First on the standard list of</text:p>
      <text:p text:style-name="Preformatted_20_Text"><text:s text:c="3"/>{metasyntactic variable}s used in syntax examples. <text:s/>See also</text:p>
      <text:p text:style-name="Preformatted_20_Text"><text:s text:c="3"/>{bar}, {baz}, {qux}, {quux}, {corge}, {grault},</text:p>
      <text:p text:style-name="Preformatted_20_Text"><text:s text:c="3"/>{garply}, {waldo}, {fred}, {plugh}, {xyzzy},</text:p>
      <text:p text:style-name="Preformatted_20_Text"><text:s text:c="3"/>{thud}.</text:p>
      <text:p text:style-name="Preformatted_20_Text"/>
      <text:p text:style-name="Preformatted_20_Text"><text:s text:c="3"/>The etymology of hackish `foo' is obscure. <text:s/>When used in</text:p>
      <text:p text:style-name="Preformatted_20_Text"><text:s text:c="3"/>connection with `bar' it is generally traced to the WWII-era Army</text:p>
      <text:p text:style-name="Preformatted_20_Text"><text:s text:c="3"/>slang acronym FUBAR (`Fucked Up Beyond All Recognition'), later</text:p>
      <text:p text:style-name="Preformatted_20_Text"><text:s text:c="3"/>bowdlerized to {foobar}. <text:s/>(See also {FUBAR}).</text:p>
      <text:p text:style-name="Preformatted_20_Text"/>
      <text:p text:style-name="Preformatted_20_Text"><text:s text:c="3"/>However, the use of the word `foo' itself has more complicated</text:p>
      <text:p text:style-name="Preformatted_20_Text"><text:s text:c="3"/>antecedents, including a long history in comic strips and cartoons.</text:p>
      <text:p text:style-name="Preformatted_20_Text"><text:s text:c="3"/>The old "Smokey Stover" comic strips by Bill Holman often</text:p>
      <text:p text:style-name="Preformatted_20_Text"><text:s text:c="3"/>included the word `FOO', in particular on license plates of cars;</text:p>
      <text:p text:style-name="Preformatted_20_Text"><text:s text:c="3"/>allegedly, `FOO' and `BAR' also occurred in Walt Kelly's</text:p>
      <text:p text:style-name="Preformatted_20_Text"><text:s text:c="3"/>"Pogo" strips. <text:s/>In the 1938 cartoon "The Daffy Doc", a very</text:p>
      <text:p text:style-name="Preformatted_20_Text"><text:s text:c="3"/>early version of Daffy Duck holds up a sign saying "SILENCE IS</text:p>
      <text:p text:style-name="Preformatted_20_Text"><text:s text:c="3"/>FOO!"; oddly, this seems to refer to some approving or positive</text:p>
      <text:p text:style-name="Preformatted_20_Text"><text:s text:c="3"/>affirmative use of foo. <text:s/>It has been suggested that this might be</text:p>
      <text:p text:style-name="Preformatted_20_Text"><text:s text:c="3"/>related to the Chinese word `fu' (sometimes transliterated</text:p>
      <text:p text:style-name="Preformatted_20_Text"><text:s text:c="3"/>`foo'), which can mean "happiness" when spoken with the proper</text:p>
      <text:p text:style-name="Preformatted_20_Text"><text:s text:c="3"/>tone (the lion-dog guardians flanking the steps of many Chinese</text:p>
      <text:p text:style-name="Preformatted_20_Text"><text:s text:c="3"/>restaurants are properly called "fu dogs").</text:p>
      <text:p text:style-name="Preformatted_20_Text"/>
      <text:p text:style-name="Preformatted_20_Text"><text:s text:c="3"/>Earlier versions of this entry suggested the possibility that</text:p>
      <text:p text:style-name="Preformatted_20_Text"><text:s text:c="3"/>hacker usage actually springs from `FOO, Lampoons and Parody',</text:p>
      <text:p text:style-name="Preformatted_20_Text"><text:s text:c="3"/>the title of a comic book first issued in September 1958, a joint</text:p>
      <text:p text:style-name="Preformatted_20_Text"><text:s text:c="3"/>project of Charles and Robert Crumb. <text:s/>Though Robert Crumb (then in</text:p>
      <text:p text:style-name="Preformatted_20_Text"><text:s text:c="3"/>his mid-teens) later became one of the most important and</text:p>
      <text:p text:style-name="Preformatted_20_Text"><text:s text:c="3"/>influential artists in underground comics, this venture was hardly</text:p>
      <text:p text:style-name="Preformatted_20_Text"><text:soft-page-break/><text:s text:c="3"/>a success; indeed, the brothers later burned most of the existing</text:p>
      <text:p text:style-name="Preformatted_20_Text"><text:s text:c="3"/>copies in disgust. <text:s/>The title FOO was featured in large letters on</text:p>
      <text:p text:style-name="Preformatted_20_Text"><text:s text:c="3"/>the front cover. <text:s/>However, very few copies of this comic actually</text:p>
      <text:p text:style-name="Preformatted_20_Text"><text:s text:c="3"/>curculated, and students of Crumb's `oeuvre' have established</text:p>
      <text:p text:style-name="Preformatted_20_Text"><text:s text:c="3"/>that this title was a reference to the earlier Smokey Stover</text:p>
      <text:p text:style-name="Preformatted_20_Text"><text:s text:c="3"/>comics.</text:p>
      <text:p text:style-name="Preformatted_20_Text"/>
      <text:p text:style-name="Preformatted_20_Text"><text:s text:c="3"/>An old-time member reports that in the 1959 `Dictionary of the</text:p>
      <text:p text:style-name="Preformatted_20_Text"><text:s text:c="3"/>TMRC Language', compiled at {TMRC} there was an entry that went</text:p>
      <text:p text:style-name="Preformatted_20_Text"><text:s text:c="3"/>something like this:</text:p>
      <text:p text:style-name="Preformatted_20_Text"/>
      <text:p text:style-name="Preformatted_20_Text"><text:s text:c="5"/>FOO: The first syllable of the sacred chant phrase "FOO MANE PADME</text:p>
      <text:p text:style-name="Preformatted_20_Text"><text:s text:c="5"/>HUM." <text:s/>Our first obligation is to keep the foo counters turning.</text:p>
      <text:p text:style-name="Preformatted_20_Text"/>
      <text:p text:style-name="Preformatted_20_Text"><text:s text:c="3"/>For more about the legendary foo counters, see {TMRC}. <text:s/>Almost</text:p>
      <text:p text:style-name="Preformatted_20_Text"><text:s text:c="3"/>the entire staff of what became the MIT AI LAB was involved with</text:p>
      <text:p text:style-name="Preformatted_20_Text"><text:s text:c="3"/>TMRC, and probably picked the word up there.</text:p>
      <text:p text:style-name="Preformatted_20_Text"/>
      <text:p text:style-name="Preformatted_20_Text"><text:s text:c="3"/>Very probably, hackish `foo' had no single origin and derives</text:p>
      <text:p text:style-name="Preformatted_20_Text"><text:s text:c="3"/>through all these channels from Yiddish `feh' and/or English</text:p>
      <text:p text:style-name="Preformatted_20_Text"><text:s text:c="3"/>`fooey'.</text:p>
      <text:p text:style-name="Preformatted_20_Text"/>
      <text:p text:style-name="Preformatted_20_Text">:foobar: n. Another common {metasyntactic variable}; see {foo}.</text:p>
      <text:p text:style-name="Preformatted_20_Text"><text:s text:c="3"/>Hackers do *not* generally use this to mean {FUBAR} in</text:p>
      <text:p text:style-name="Preformatted_20_Text"><text:s text:c="3"/>either the slang or jargon sense.</text:p>
      <text:p text:style-name="Preformatted_20_Text"/>
      <text:p text:style-name="Preformatted_20_Text">:fool: n. As used by hackers, specifically describes a person who</text:p>
      <text:p text:style-name="Preformatted_20_Text"><text:s text:c="3"/>habitually reasons from obviously or demonstrably incorrect</text:p>
      <text:p text:style-name="Preformatted_20_Text"><text:s text:c="3"/>premises and cannot be persuaded by evidence to do otherwise; it is</text:p>
      <text:p text:style-name="Preformatted_20_Text"><text:s text:c="3"/>not generally used in its other senses, i.e., tooject at the Stanford Artificial Intelligence</text:p>
      <text:p text:style-name="Preformatted_20_Text"><text:s text:c="3"/>Laboratory along with a new operating system. <text:s/>The intention was to</text:p>
      <text:p text:style-name="Preformatted_20_Text"><text:s text:c="3"/>leapfrog from the old DEC timesharing system SAIL was running to a</text:p>
      <text:p text:style-name="Preformatted_20_Text"><text:s text:c="3"/>new generation, bypassing TENEX which at that time was the ARPANET</text:p>
      <text:p text:style-name="Preformatted_20_Text"><text:s text:c="3"/>standard. <text:s/>ARPA funding for both the Super Foonly and the new</text:p>
      <text:p text:style-name="Preformatted_20_Text"><text:s text:c="3"/>operating system was cut in 1974. <text:s/>Most of the design team went to</text:p>
      <text:p text:style-name="Preformatted_20_Text"><text:s text:c="3"/>DEC and contributed greatly to the design of the PDP-10 model KL10.</text:p>
      <text:p text:style-name="Preformatted_20_Text"><text:s text:c="3"/>2. The name of the company formed by Dave Poole, one of the</text:p>
      <text:p text:style-name="Preformatted_20_Text"><text:s text:c="3"/>principal Super Foonly designers, and one of hackerdom's more</text:p>
      <text:p text:style-name="Preformatted_20_Text"><text:s text:c="3"/>colorful personalities. <text:s/>Many people remember the parrot which sat</text:p>
      <text:p text:style-name="Preformatted_20_Text"><text:s text:c="3"/>on Poole's shoulder and was a regular companion. <text:s/>3. Any of the</text:p>
      <text:p text:style-name="Preformatted_20_Text"><text:s text:c="3"/>machines built by Poole's company. <text:s/>The first was the F-1 (a.k.a.</text:p>
      <text:p text:style-name="Preformatted_20_Text"><text:s text:c="3"/>Super Foonly), which was the computational engine used to create</text:p>
      <text:p text:style-name="Preformatted_20_Text"><text:s text:c="3"/>the graphics in the movie "TRON". <text:s/>The F-1 was the fastest</text:p>
      <text:p text:style-name="Preformatted_20_Text"><text:s text:c="3"/>PDP-10 ever built, but only one was ever made. <text:s/>The effort drained</text:p>
      <text:p text:style-name="Preformatted_20_Text"><text:s text:c="3"/>Foonly of its financial resources, and they turned towards building</text:p>
      <text:p text:style-name="Preformatted_20_Text"><text:s text:c="3"/>smaller, slower, and much less expensive machines. <text:s/>Unfortunately,</text:p>
      <text:p text:style-name="Preformatted_20_Text"><text:s text:c="3"/>these ran not the popular {TOPS-20} but a TENEX variant called</text:p>
      <text:p text:style-name="Preformatted_20_Text"><text:s text:c="3"/>Foonex; this seriously limited their market. <text:s/>Also, the machines</text:p>
      <text:p text:style-name="Preformatted_20_Text"><text:s text:c="3"/>shipped were actually wire-wrapped engineering prototypes requiring</text:p>
      <text:p text:style-name="Preformatted_20_Text"><text:s text:c="3"/>individual attention from more than usually competent site</text:p>
      <text:p text:style-name="Preformatted_20_Text"><text:s text:c="3"/>personnel, and thus had significant reliability problems. <text:s/>Poole's</text:p>
      <text:p text:style-name="Preformatted_20_Text"><text:s text:c="3"/>legendary temper and unwillingness to suffer fools gladly did not</text:p>
      <text:p text:style-name="Preformatted_20_Text"><text:s text:c="3"/>help matters. <text:s/>By the time of the Jupiter project cancellation in</text:p>
      <text:p text:style-name="Preformatted_20_Text"><text:s text:c="3"/>1983 Foonly's proposal to build another F-1 was eclipsed by the</text:p>
      <text:p text:style-name="Preformatted_20_Text"><text:s text:c="3"/>{Mars}, and the company never quite recovered. <text:s/>See the</text:p>
      <text:p text:style-name="Preformatted_20_Text"><text:s text:c="3"/>{Mars} entry for the continuation and moral of this story.</text:p>
      <text:p text:style-name="Preformatted_20_Text"/>
      <text:p text:style-name="Preformatted_20_Text"><text:soft-page-break/>:footprint: n. 1. The floor or desk area taken up by a piece of</text:p>
      <text:p text:style-name="Preformatted_20_Text"><text:s text:c="3"/>hardware. <text:s/>2. [IBM] The audit trail (if any) left by a crashed</text:p>
      <text:p text:style-name="Preformatted_20_Text"><text:s text:c="3"/>program (often in plural, `footprints'). <text:s/>See also</text:p>
      <text:p text:style-name="Preformatted_20_Text"><text:s text:c="3"/>{toeprint}.</text:p>
      <text:p text:style-name="Preformatted_20_Text"/>
      <text:p text:style-name="Preformatted_20_Text">:for free: adj. Said of a capability of a programming language or</text:p>
      <text:p text:style-name="Preformatted_20_Text"><text:s text:c="3"/>hardware equipment that is available by its design without needing</text:p>
      <text:p text:style-name="Preformatted_20_Text"><text:s text:c="3"/>cleverness to implement: "In APL, we get the matrix operations for</text:p>
      <text:p text:style-name="Preformatted_20_Text"><text:s text:c="3"/>free." <text:s/>"And owing to the way revisions are stored in this</text:p>
      <text:p text:style-name="Preformatted_20_Text"><text:s text:c="3"/>system, you get revision trees for free." <text:s/>Usually it refers to a</text:p>
      <text:p text:style-name="Preformatted_20_Text"><text:s text:c="3"/>serendipitous feature of doing things a certain way (compare</text:p>
      <text:p text:style-name="Preformatted_20_Text"><text:s text:c="3"/>{big win}), but it may refer to an intentional but secondary</text:p>
      <text:p text:style-name="Preformatted_20_Text"><text:s text:c="3"/>feature.</text:p>
      <text:p text:style-name="Preformatted_20_Text"/>
      <text:p text:style-name="Preformatted_20_Text">:for the rest of us: [from the Mac slogan "The computer for the</text:p>
      <text:p text:style-name="Preformatted_20_Text"><text:s text:c="3"/>rest of us"] adj. 1. Used to describe a {spiffy} product whose</text:p>
      <text:p text:style-name="Preformatted_20_Text"><text:s text:c="3"/>affordability shames other comparable products, or (more often)</text:p>
      <text:p text:style-name="Preformatted_20_Text"><text:s text:c="3"/>used sarcastically to describe {spiffy} but very overpriced</text:p>
      <text:p text:style-name="Preformatted_20_Text"><text:s text:c="3"/>products. <text:s/>2. Describes a program with a limited interface,</text:p>
      <text:p text:style-name="Preformatted_20_Text"><text:s text:c="3"/>deliberately limited capabilities, non-orthogonality, inability to</text:p>
      <text:p text:style-name="Preformatted_20_Text"><text:s text:c="3"/>compose primitives, or any other limitation designed to not</text:p>
      <text:p text:style-name="Preformatted_20_Text"><text:s text:c="3"/>`confuse' a na"ive user. <text:s/>This places an upper bound on how far</text:p>
      <text:p text:style-name="Preformatted_20_Text"><text:s text:c="3"/>that user can go before the program begins to get in the way of the</text:p>
      <text:p text:style-name="Preformatted_20_Text"><text:s text:c="3"/>task instead of helping accomplish it. <text:s/>Used in reference to</text:p>
      <text:p text:style-name="Preformatted_20_Text"><text:s text:c="3"/>Macintosh software which doesn't provide obvious capabilities</text:p>
      <text:p text:style-name="Preformatted_20_Text"><text:s text:c="3"/>because it is thought that the poor lusers might not be able to</text:p>
      <text:p text:style-name="Preformatted_20_Text"><text:s text:c="3"/>handle them. <text:s/>Becomes `the rest of *them*' when used in</text:p>
      <text:p text:style-name="Preformatted_20_Text"><text:s text:c="3"/>third-party reference; thus, "Yes, it is an attractive program,</text:p>
      <text:p text:style-name="Preformatted_20_Text"><text:s text:c="3"/>but it's designed for The Rest Of Them" means a program that</text:p>
      <text:p text:style-name="Preformatted_20_Text"><text:s text:c="3"/>superficially looks neat but has no depth beyond the surface flash.</text:p>
      <text:p text:style-name="Preformatted_20_Text"><text:s text:c="3"/>See also {WIMP environment}, {Macintrash},</text:p>
      <text:p text:style-name="Preformatted_20_Text"><text:s text:c="3"/>{point-and-drool interface}, {user-friendly}.</text:p>
      <text:p text:style-name="Preformatted_20_Text"/>
      <text:p text:style-name="Preformatted_20_Text">:for values of: [MIT] A common rhetorical maneuver at MIT is to use</text:p>
      <text:p text:style-name="Preformatted_20_Text"><text:s text:c="3"/>any of the canonical {random numbers} as placeholders for</text:p>
      <text:p text:style-name="Preformatted_20_Text"><text:s text:c="3"/>variables. <text:s/>"The max function takes 42 arguments, for arbitrary</text:p>
      <text:p text:style-name="Preformatted_20_Text"><text:s text:c="3"/>values of 42." <text:s/>"There are 69 ways to leave your lover, for</text:p>
      <text:p text:style-name="Preformatted_20_Text"><text:s text:c="3"/>69 = 50." <text:s/>This is especially likely when the speaker has uttered</text:p>
      <text:p text:style-name="Preformatted_20_Text"><text:s text:c="3"/>a random number and realizes that it was not recognized as such,</text:p>
      <text:p text:style-name="Preformatted_20_Text"><text:s text:c="3"/>but even `non-random' numbers are occasionally used in this</text:p>
      <text:p text:style-name="Preformatted_20_Text"><text:s text:c="3"/>fashion. <text:s/>A related joke is that pi equals 3 --- for</text:p>
      <text:p text:style-name="Preformatted_20_Text"><text:s text:c="3"/>small values of pi and large values of 3.</text:p>
      <text:p text:style-name="Preformatted_20_Text"/>
      <text:p text:style-name="Preformatted_20_Text"><text:s text:c="3"/>Historical note: this usage probably derives from the programming</text:p>
      <text:p text:style-name="Preformatted_20_Text"><text:s text:c="3"/>language MAD (Michigan Algorithm Decoder), an Algol-like language</text:p>
      <text:p text:style-name="Preformatted_20_Text"><text:s text:c="3"/>that was the most common choice among mainstream (non-hacker) users</text:p>
      <text:p text:style-name="Preformatted_20_Text"><text:s text:c="3"/>at MIT in the mid-60s. <text:s/>It had a control structure FOR VALUES OF X</text:p>
      <text:p text:style-name="Preformatted_20_Text"><text:s text:c="3"/>= 3, 7, 99 DO ... that would repeat the indicated instructions for</text:p>
      <text:p text:style-name="Preformatted_20_Text"><text:s text:c="3"/>each value in the list (unlike the usual FOR that only works for</text:p>
      <text:p text:style-name="Preformatted_20_Text"><text:s text:c="3"/>arithmetic sequences of values). <text:s/>MAD is long extinct, but similar</text:p>
      <text:p text:style-name="Preformatted_20_Text"><text:s text:c="3"/>for-constructs still flourish (e.g., in UNIX's shell languages).</text:p>
      <text:p text:style-name="Preformatted_20_Text"/>
      <text:p text:style-name="Preformatted_20_Text">:fora: pl.n. Plural of {forum}.</text:p>
      <text:p text:style-name="Preformatted_20_Text"/>
      <text:p text:style-name="Preformatted_20_Text">:foreground: [UNIX] vt. To foreground a task is to bring it to</text:p>
      <text:p text:style-name="Preformatted_20_Text"><text:s text:c="3"/>the top of one's {stack} for immediate processing, and hackers</text:p>
      <text:p text:style-name="Preformatted_20_Text"><text:s text:c="3"/>often use it in this sense for non-computer tasks. "If your</text:p>
      <text:p text:style-name="Preformatted_20_Text"><text:s text:c="3"/>presentation is due next week, I guess I'd better foreground</text:p>
      <text:p text:style-name="Preformatted_20_Text"><text:soft-page-break/><text:s text:c="3"/>writing up the design document."</text:p>
      <text:p text:style-name="Preformatted_20_Text"/>
      <text:p text:style-name="Preformatted_20_Text"><text:s text:c="3"/>Technically, on a time-sharing system, a task executing in</text:p>
      <text:p text:style-name="Preformatted_20_Text"><text:s text:c="3"/>foreground is one able to accept input from and return output to</text:p>
      <text:p text:style-name="Preformatted_20_Text"><text:s text:c="3"/>the user; oppose {background}. <text:s/>Nowadays this term is primarily</text:p>
      <text:p text:style-name="Preformatted_20_Text"><text:s text:c="3"/>associated with {{UNIX}}, but it appears first to have been used</text:p>
      <text:p text:style-name="Preformatted_20_Text"><text:s text:c="3"/>in this sense on OS/360. <text:s/>Normally, there is only one foreground</text:p>
      <text:p text:style-name="Preformatted_20_Text"><text:s text:c="3"/>task per terminal (or terminal window); having multiple processes</text:p>
      <text:p text:style-name="Preformatted_20_Text"><text:s text:c="3"/>simultaneously reading the keyboard is a good way to {lose}.</text:p>
      <text:p text:style-name="Preformatted_20_Text"/>
      <text:p text:style-name="Preformatted_20_Text">:fork bomb: [UNIX] n. A particular species of {wabbit} that can</text:p>
      <text:p text:style-name="Preformatted_20_Text"><text:s text:c="3"/>be written in one line of C (`main() {for(;;)fork();}') or shell</text:p>
      <text:p text:style-name="Preformatted_20_Text"><text:s text:c="3"/>(`$0 &amp; $0 &amp;') on any UNIX system, or occasionally created by an</text:p>
      <text:p text:style-name="Preformatted_20_Text"><text:s text:c="3"/>egregious coding bug. <text:s/>A fork bomb process `explodes' by</text:p>
      <text:p text:style-name="Preformatted_20_Text"><text:s text:c="3"/>recursively spawning copies of itself (using the UNIX system call</text:p>
      <text:p text:style-name="Preformatted_20_Text"><text:s text:c="3"/>`fork(2)'). <text:s/>Eventually it eats all the process table entries</text:p>
      <text:p text:style-name="Preformatted_20_Text"><text:s text:c="3"/>and effectively wedges the system. <text:s/>Fortunately, fork bombs are</text:p>
      <text:p text:style-name="Preformatted_20_Text"><text:s text:c="3"/>relatively easy to spot and kill, so creating one deliberately</text:p>
      <text:p text:style-name="Preformatted_20_Text"><text:s text:c="3"/>seldom accomplishes more than to bring the just wrath of the gods</text:p>
      <text:p text:style-name="Preformatted_20_Text"><text:s text:c="3"/>down upon the perpetrator. <text:s/>See also {logic bomb}.</text:p>
      <text:p text:style-name="Preformatted_20_Text"/>
      <text:p text:style-name="Preformatted_20_Text">:forked: [UNIX; prob. influenced by a mainstream expletive] adj.</text:p>
      <text:p text:style-name="Preformatted_20_Text"><text:s text:c="3"/>Terminally slow, or dead. <text:s/>Originated when one system was slowed to</text:p>
      <text:p text:style-name="Preformatted_20_Text"><text:s text:c="3"/>a snail's pace by an inadvertent {fork bomb}.</text:p>
      <text:p text:style-name="Preformatted_20_Text"/>
      <text:p text:style-name="Preformatted_20_Text">:Fortrash: /for'trash/ n. Hackerism for the FORTRAN language,</text:p>
      <text:p text:style-name="Preformatted_20_Text"><text:s text:c="3"/>referring to its primitive design, gross and irregular syntax,</text:p>
      <text:p text:style-name="Preformatted_20_Text"><text:s text:c="3"/>limited control constructs, and slippery, exception-filled</text:p>
      <text:p text:style-name="Preformatted_20_Text"><text:s text:c="3"/>semantics.</text:p>
      <text:p text:style-name="Preformatted_20_Text"/>
      <text:p text:style-name="Preformatted_20_Text">:fortune cookie: [WAITS, via UNIX] n. A random quote, item of</text:p>
      <text:p text:style-name="Preformatted_20_Text"><text:s text:c="3"/>trivia, joke, or maxim printed to the user's tty at login time or</text:p>
      <text:p text:style-name="Preformatted_20_Text"><text:s text:c="3"/>(less commonly) at logout time. <text:s/>Items from this lexicon have often</text:p>
      <text:p text:style-name="Preformatted_20_Text"><text:s text:c="3"/>been used as fortune cookies. <text:s/>See {cookie file}.</text:p>
      <text:p text:style-name="Preformatted_20_Text"/>
      <text:p text:style-name="Preformatted_20_Text">:forum: n. [USENET, GEnie, CI$; pl. `fora' or `forums'] Any</text:p>
      <text:p text:style-name="Preformatted_20_Text"><text:s text:c="3"/>discussion group accessible through a dial-in {BBS}, a</text:p>
      <text:p text:style-name="Preformatted_20_Text"><text:s text:c="3"/>{mailing list}, or a {newsgroup} (see {network, the}). <text:s/>A</text:p>
      <text:p text:style-name="Preformatted_20_Text"><text:s text:c="3"/>forum functions much like a bulletin board; users submit</text:p>
      <text:p text:style-name="Preformatted_20_Text"><text:s text:c="3"/>{posting}s for all to read and discussion ensues. <text:s/>Contrast</text:p>
      <text:p text:style-name="Preformatted_20_Text"><text:s text:c="3"/>real-time chat via {talk mode} or point-to-point personal</text:p>
      <text:p text:style-name="Preformatted_20_Text"><text:s text:c="3"/>{email}.</text:p>
      <text:p text:style-name="Preformatted_20_Text"/>
      <text:p text:style-name="Preformatted_20_Text">:fossil: n. 1. In software, a misfeature that becomes</text:p>
      <text:p text:style-name="Preformatted_20_Text"><text:s text:c="3"/>understandable only in historical context, as a remnant of times</text:p>
      <text:p text:style-name="Preformatted_20_Text"><text:s text:c="3"/>past retained so as not to break compatibility. <text:s/>Example: the</text:p>
      <text:p text:style-name="Preformatted_20_Text"><text:s text:c="3"/>retention of octal as default base for string escapes in {C}, in</text:p>
      <text:p text:style-name="Preformatted_20_Text"><text:s text:c="3"/>spite of the better match of hexadecimal to ASCII and modern</text:p>
      <text:p text:style-name="Preformatted_20_Text"><text:s text:c="3"/>byte-addressable architectures. <text:s/>See {dusty deck}. <text:s/>2. More</text:p>
      <text:p text:style-name="Preformatted_20_Text"><text:s text:c="3"/>restrictively, a feature with past but no present utility.</text:p>
      <text:p text:style-name="Preformatted_20_Text"><text:s text:c="3"/>Example: the force-all-caps (LCASE) bits in the V7 and {BSD}</text:p>
      <text:p text:style-name="Preformatted_20_Text"><text:s text:c="3"/>UNIX tty driver, designed for use with monocase terminals. <text:s/>In a</text:p>
      <text:p text:style-name="Preformatted_20_Text"><text:s text:c="3"/>perversion of the usual backward-compatibility goal, this</text:p>
      <text:p text:style-name="Preformatted_20_Text"><text:s text:c="3"/>functionality has actually been expanded and renamed in some later</text:p>
      <text:p text:style-name="Preformatted_20_Text"><text:s text:c="3"/>{USG UNIX} releases as the IUCLC and OLCUC bits. <text:s/>3. The FOSSIL</text:p>
      <text:p text:style-name="Preformatted_20_Text"><text:s text:c="3"/>(Fido/Opus/Seadog Standard Interface Level) driver specification</text:p>
      <text:p text:style-name="Preformatted_20_Text"><text:s text:c="3"/>for serial-port access to replace the {brain-dead} routines in</text:p>
      <text:p text:style-name="Preformatted_20_Text"><text:s text:c="3"/>the IBM PC ROMs. <text:s/>Fossils are used by most MS-DOS {BBS} software</text:p>
      <text:p text:style-name="Preformatted_20_Text"><text:soft-page-break/><text:s text:c="3"/>in preference to the `supported' ROM routines, which do not support</text:p>
      <text:p text:style-name="Preformatted_20_Text"><text:s text:c="3"/>interrupt-driven operation or setting speeds above 9600; the use of</text:p>
      <text:p text:style-name="Preformatted_20_Text"><text:s text:c="3"/>a semistandard FOSSIL library is preferable to the {bare metal}</text:p>
      <text:p text:style-name="Preformatted_20_Text"><text:s text:c="3"/>serial port programming otherwise required. <text:s/>Since the FOSSIL</text:p>
      <text:p text:style-name="Preformatted_20_Text"><text:s text:c="3"/>specification allows additional functionality to be hooked in,</text:p>
      <text:p text:style-name="Preformatted_20_Text"><text:s text:c="3"/>drivers that use the {hook} but do not provide serial-port</text:p>
      <text:p text:style-name="Preformatted_20_Text"><text:s text:c="3"/>access themselves are named with a modifier, as in `video</text:p>
      <text:p text:style-name="Preformatted_20_Text"><text:s text:c="3"/>fossil'.</text:p>
      <text:p text:style-name="Preformatted_20_Text"/>
      <text:p text:style-name="Preformatted_20_Text">:four-color glossies: 1. Literature created by {marketroid}s</text:p>
      <text:p text:style-name="Preformatted_20_Text"><text:s text:c="3"/>that allegedly contains technical specs but which is in fact as</text:p>
      <text:p text:style-name="Preformatted_20_Text"><text:s text:c="3"/>superficial as possible without being totally {content-free}.</text:p>
      <text:p text:style-name="Preformatted_20_Text"><text:s text:c="3"/>"Forget the four-color glossies, give me the tech ref manuals."</text:p>
      <text:p text:style-name="Preformatted_20_Text"><text:s text:c="3"/>Often applied as an indication of superficiality even when the</text:p>
      <text:p text:style-name="Preformatted_20_Text"><text:s text:c="3"/>material is printed on ordinary paper in black and white.</text:p>
      <text:p text:style-name="Preformatted_20_Text"><text:s text:c="3"/>Four-color-glossy manuals are *never* useful for finding a</text:p>
      <text:p text:style-name="Preformatted_20_Text"><text:s text:c="3"/>problem. <text:s/>2. [rare] Applied by extension to manual pages that don't</text:p>
      <text:p text:style-name="Preformatted_20_Text"><text:s text:c="3"/>contain enough information to diagnose why the program doesn't</text:p>
      <text:p text:style-name="Preformatted_20_Text"><text:s text:c="3"/>produce the expected or desired output.</text:p>
      <text:p text:style-name="Preformatted_20_Text"/>
      <text:p text:style-name="Preformatted_20_Text">:fragile: adj. Syn {brittle}.</text:p>
      <text:p text:style-name="Preformatted_20_Text"/>
      <text:p text:style-name="Preformatted_20_Text">:fred: n. 1. The personal name most frequently used as a</text:p>
      <text:p text:style-name="Preformatted_20_Text"><text:s text:c="3"/>{metasyntactic variable} (see {foo}). <text:s/>Allegedly popular</text:p>
      <text:p text:style-name="Preformatted_20_Text"><text:s text:c="3"/>because it's easy for a non-touch-typist to type on a standard</text:p>
      <text:p text:style-name="Preformatted_20_Text"><text:s text:c="3"/>QWERTY keyboard. <text:s/>Unlike {J. Random Hacker} or `J. Random</text:p>
      <text:p text:style-name="Preformatted_20_Text"><text:s text:c="3"/>Loser', this name has no positive or negative loading (but see</text:p>
      <text:p text:style-name="Preformatted_20_Text"><text:s text:c="3"/>{Mbogo, Dr. Fred}). <text:s/>See also {barney}. <text:s/>2. An acronym for</text:p>
      <text:p text:style-name="Preformatted_20_Text"><text:s text:c="3"/>`Flipping Ridiculous Electronic Device'; other F-verbs may be</text:p>
      <text:p text:style-name="Preformatted_20_Text"><text:s text:c="3"/>substituted for `flipping'.</text:p>
      <text:p text:style-name="Preformatted_20_Text"/>
      <text:p text:style-name="Preformatted_20_Text">:frednet: /fred'net/ n. Used to refer to some {random} and</text:p>
      <text:p text:style-name="Preformatted_20_Text"><text:s text:c="3"/>uncommon protocol encountered on a network. <text:s/>"We're implementing</text:p>
      <text:p text:style-name="Preformatted_20_Text"><text:s text:c="3"/>bridging in our router to solve the frednet problem."</text:p>
      <text:p text:style-name="Preformatted_20_Text"/>
      <text:p text:style-name="Preformatted_20_Text">:freeware: n. Free software, often written by enthusiasts and</text:p>
      <text:p text:style-name="Preformatted_20_Text"><text:s text:c="3"/>distributed by users' groups, or via electronic mail, local</text:p>
      <text:p text:style-name="Preformatted_20_Text"><text:s text:c="3"/>bulletin boards, {USENET}, or other electronic media. <text:s/>At one</text:p>
      <text:p text:style-name="Preformatted_20_Text"><text:s text:c="3"/>time, `freeware' was a trademark of Andrew Fluegelman, the author</text:p>
      <text:p text:style-name="Preformatted_20_Text"><text:s text:c="3"/>of the well-known MS-DOS comm program PC-TALK III. <text:s/>It wasn't</text:p>
      <text:p text:style-name="Preformatted_20_Text"><text:s text:c="3"/>enforced after his mysterious disappearance and presumed death</text:p>
      <text:p text:style-name="Preformatted_20_Text"><text:s text:c="3"/>in 1984. <text:s/>See {shareware}.</text:p>
      <text:p text:style-name="Preformatted_20_Text"/>
      <text:p text:style-name="Preformatted_20_Text">:freeze: v. To lock an evolving software distribution or document</text:p>
      <text:p text:style-name="Preformatted_20_Text"><text:s text:c="3"/>against changes so it can be released with some hope of stability.</text:p>
      <text:p text:style-name="Preformatted_20_Text"><text:s text:c="3"/>Carries the strong implication that the item in question will</text:p>
      <text:p text:style-name="Preformatted_20_Text"><text:s text:c="3"/>`unfreeze' at some future date. <text:s/>"OK, fix that bug and we'll</text:p>
      <text:p text:style-name="Preformatted_20_Text"><text:s text:c="3"/>freeze for release."</text:p>
      <text:p text:style-name="Preformatted_20_Text"/>
      <text:p text:style-name="Preformatted_20_Text"><text:s text:c="3"/>There are more specific constructions on this. <text:s/>A `feature freeze',</text:p>
      <text:p text:style-name="Preformatted_20_Text"><text:s text:c="3"/>for example, locks out modifications intended to introduce new</text:p>
      <text:p text:style-name="Preformatted_20_Text"><text:s text:c="3"/>features; a `code freeze' connotes no more changes at all.</text:p>
      <text:p text:style-name="Preformatted_20_Text"><text:s text:c="3"/>At Sun Microsystems and elsewhere, one may also hear references to</text:p>
      <text:p text:style-name="Preformatted_20_Text"><text:s text:c="3"/>`code slush' --- that is, an almost-but-not-quite frozen state.</text:p>
      <text:p text:style-name="Preformatted_20_Text"/>
      <text:p text:style-name="Preformatted_20_Text">:fried: adj. 1. Non-working due to hardware failure; burnt out.</text:p>
      <text:p text:style-name="Preformatted_20_Text"><text:s text:c="3"/>Especially used of hardware brought down by a `power glitch' (see</text:p>
      <text:p text:style-name="Preformatted_20_Text"><text:s text:c="3"/>{glitch}), {drop-outs}, a short, or some other electrical</text:p>
      <text:p text:style-name="Preformatted_20_Text"><text:soft-page-break/><text:s text:c="3"/>event. <text:s/>(Sometimes this literally happens to electronic circuits!</text:p>
      <text:p text:style-name="Preformatted_20_Text"><text:s text:c="3"/>In particular, resistors can burn out and transformers can melt</text:p>
      <text:p text:style-name="Preformatted_20_Text"><text:s text:c="3"/>down, emitting noxious smoke --- see {friode}, {SED} and</text:p>
      <text:p text:style-name="Preformatted_20_Text"><text:s text:c="3"/>{LER}. <text:s/>However, this term is also used metaphorically.)</text:p>
      <text:p text:style-name="Preformatted_20_Text"><text:s text:c="3"/>Compare {frotzed}. <text:s/>2. Of people, exhausted. <text:s/>Said particularly</text:p>
      <text:p text:style-name="Preformatted_20_Text"><text:s text:c="3"/>of those who continue to work in such a state. <text:s/>Often used as an</text:p>
      <text:p text:style-name="Preformatted_20_Text"><text:s text:c="3"/>explanation or excuse. <text:s/>"Yeah, I know that fix destroyed the file</text:p>
      <text:p text:style-name="Preformatted_20_Text"><text:s text:c="3"/>system, but I was fried when I put it in." <text:s/>Esp. common in</text:p>
      <text:p text:style-name="Preformatted_20_Text"><text:s text:c="3"/>conjunction with `brain': "My brain is fried today, I'm very</text:p>
      <text:p text:style-name="Preformatted_20_Text"><text:s text:c="3"/>short on sleep."</text:p>
      <text:p text:style-name="Preformatted_20_Text"/>
      <text:p text:style-name="Preformatted_20_Text">:friode: /fri:'ohd/ [TMRC] n. A reversible (that is, fused or</text:p>
      <text:p text:style-name="Preformatted_20_Text"><text:s text:c="3"/>blown) diode. <text:s/>Compare {fried}; see also {SED}, {LER}.</text:p>
      <text:p text:style-name="Preformatted_20_Text"/>
      <text:p text:style-name="Preformatted_20_Text">:fritterware: n. An excess of capability that serves no productive</text:p>
      <text:p text:style-name="Preformatted_20_Text"><text:s text:c="3"/>end. <text:s/>The canonical example is font-diddling software on the Mac</text:p>
      <text:p text:style-name="Preformatted_20_Text"><text:s text:c="3"/>(see {macdink}); the term describes anything that eats huge</text:p>
      <text:p text:style-name="Preformatted_20_Text"><text:s text:c="3"/>amounts of time for quite marginal gains in function but seduces</text:p>
      <text:p text:style-name="Preformatted_20_Text"><text:s text:c="3"/>people into using it anyway. <text:s/>See also {window shopping}.</text:p>
      <text:p text:style-name="Preformatted_20_Text"/>
      <text:p text:style-name="Preformatted_20_Text">:frob: /frob/ 1. n. [MIT] The {TMRC} definition was "FROB = a</text:p>
      <text:p text:style-name="Preformatted_20_Text"><text:s text:c="3"/>protruding arm or trunnion"; by metaphoric extension, a `frob'</text:p>
      <text:p text:style-name="Preformatted_20_Text"><text:s text:c="3"/>is any random small thing; an object that you can comfortably hold</text:p>
      <text:p text:style-name="Preformatted_20_Text"><text:s text:c="3"/>in one hand; something you can frob. <text:s/>See {frobnitz}. <text:s/>2. vt.</text:p>
      <text:p text:style-name="Preformatted_20_Text"><text:s text:c="3"/>Abbreviated form of {frobnicate}. <text:s/>3. [from the {MUD} world]</text:p>
      <text:p text:style-name="Preformatted_20_Text"><text:s text:c="3"/>A command on some MUDs that changes a player's</text:p>
      <text:p text:style-name="Preformatted_20_Text"><text:s text:c="3"/>experience level (this can be used to make wizards); also, to</text:p>
      <text:p text:style-name="Preformatted_20_Text"><text:s text:c="3"/>request {wizard} privileges on the `professional courtesy'</text:p>
      <text:p text:style-name="Preformatted_20_Text"><text:s text:c="3"/>grounds that one is a wizard elsewhere. <text:s/>The command is actually</text:p>
      <text:p text:style-name="Preformatted_20_Text"><text:s text:c="3"/>`frobnicate' but is universally abbreviated to the shorter form.</text:p>
      <text:p text:style-name="Preformatted_20_Text"/>
      <text:p text:style-name="Preformatted_20_Text">:frobnicate: /frob'ni-kayt/ vt. [Poss. derived from</text:p>
      <text:p text:style-name="Preformatted_20_Text"><text:s text:c="3"/>{frobnitz}, and usually abbreviated to {frob}, but</text:p>
      <text:p text:style-name="Preformatted_20_Text"><text:s text:c="3"/>`frobnicate' is recognized as the official full form.] To</text:p>
      <text:p text:style-name="Preformatted_20_Text"><text:s text:c="3"/>manipulate or adjust, to tweak. <text:s/>One frequently frobs bits or other</text:p>
      <text:p text:style-name="Preformatted_20_Text"><text:s text:c="3"/>2-state devices. <text:s/>Thus: "Please frob the light switch" (that is,</text:p>
      <text:p text:style-name="Preformatted_20_Text"><text:s text:c="3"/>flip it), but also "Stop frobbing that clasp; you'll break it".</text:p>
      <text:p text:style-name="Preformatted_20_Text"><text:s text:c="3"/>One also sees the construction `to frob a frob'. <text:s/>See {tweak}</text:p>
      <text:p text:style-name="Preformatted_20_Text"><text:s text:c="3"/>and {twiddle}. <text:s/>Usage: frob, twiddle, and tweak sometimes</text:p>
      <text:p text:style-name="Preformatted_20_Text"><text:s text:c="3"/>connote points along a continuum. <text:s/>`Frob' connotes aimless</text:p>
      <text:p text:style-name="Preformatted_20_Text"><text:s text:c="3"/>manipulation; `twiddle' connotes gross manipulation, often a</text:p>
      <text:p text:style-name="Preformatted_20_Text"><text:s text:c="3"/>coarse search for a proper setting; `tweak' connotes fine-tuning.</text:p>
      <text:p text:style-name="Preformatted_20_Text"><text:s text:c="3"/>If someone is turning a knob on an oscilloscope, then if he's</text:p>
      <text:p text:style-name="Preformatted_20_Text"><text:s text:c="3"/>carefully adjusting it, he is probably tweaking it; if he is just</text:p>
      <text:p text:style-name="Preformatted_20_Text"><text:s text:c="3"/>turning it but looking at the screen, he is probably twiddling it;</text:p>
      <text:p text:style-name="Preformatted_20_Text"><text:s text:c="3"/>but if he's just doing it because turning a knob is fun, he's</text:p>
      <text:p text:style-name="Preformatted_20_Text"><text:s text:c="3"/>frobbing it. <text:s/>The variant `frobnosticate' has been recently</text:p>
      <text:p text:style-name="Preformatted_20_Text"><text:s text:c="3"/>reported.</text:p>
      <text:p text:style-name="Preformatted_20_Text"/>
      <text:p text:style-name="Preformatted_20_Text">:frobnitz: /frob'nits/, pl. `frobnitzem' /frob'nit-zm/ or</text:p>
      <text:p text:style-name="Preformatted_20_Text"><text:s text:c="3"/>`frobni' /frob'ni:/ [TMRC] n. An unspecified physical object, a</text:p>
      <text:p text:style-name="Preformatted_20_Text"><text:s text:c="3"/>widget. <text:s/>Also refers to electronic black boxes. <text:s/>This rare form is</text:p>
      <text:p text:style-name="Preformatted_20_Text"><text:s text:c="3"/>usually abbreviated to `frotz', or more commonly to {frob}.</text:p>
      <text:p text:style-name="Preformatted_20_Text"><text:s text:c="3"/>Also used are `frobnule' (/frob'n[y]ool/) and `frobule'</text:p>
      <text:p text:style-name="Preformatted_20_Text"><text:s text:c="3"/>(/frob'yool/). <text:s/>Starting perhaps in 1979, `frobozz'</text:p>
      <text:p text:style-name="Preformatted_20_Text"><text:s text:c="3"/>/fr*-boz'/ (plural: `frobbotzim' /fr*-bot'zm/) has also</text:p>
      <text:p text:style-name="Preformatted_20_Text"><text:s text:c="3"/>become very popular, largely through its exposure as a name via</text:p>
      <text:p text:style-name="Preformatted_20_Text"><text:s text:c="3"/>{Zork}. <text:s/>These can also be applied to nonphysical objects, such</text:p>
      <text:p text:style-name="Preformatted_20_Text"><text:soft-page-break/><text:s text:c="3"/>as data structures.</text:p>
      <text:p text:style-name="Preformatted_20_Text"/>
      <text:p text:style-name="Preformatted_20_Text"><text:s text:c="3"/>Pete Samson, compiler of the {TMRC} lexicon, adds, "Under the</text:p>
      <text:p text:style-name="Preformatted_20_Text"><text:s text:c="3"/>TMRC [railroad] layout were many storage boxes, managed (in 1958)</text:p>
      <text:p text:style-name="Preformatted_20_Text"><text:s text:c="3"/>by David R. Sawyer. <text:s/>Several had fanciful designations written on</text:p>
      <text:p text:style-name="Preformatted_20_Text"><text:s text:c="3"/>them, such as `Frobnitz Coil Oil'. <text:s/>Perhaps DRS intended Frobnitz</text:p>
      <text:p text:style-name="Preformatted_20_Text"><text:s text:c="3"/>to be a proper name, but the name was quickly taken for the</text:p>
      <text:p text:style-name="Preformatted_20_Text"><text:s text:c="3"/>thing". <text:s/>This was almost certainly the origin of the term.</text:p>
      <text:p text:style-name="Preformatted_20_Text"/>
      <text:p text:style-name="Preformatted_20_Text">:frog: alt. `phrog' 1. interj. Term of disgust (we seem to have</text:p>
      <text:p text:style-name="Preformatted_20_Text"><text:s text:c="3"/>a lot of them). <text:s/>2. Used as a name for just about anything. <text:s/>See</text:p>
      <text:p text:style-name="Preformatted_20_Text"><text:s text:c="3"/>{foo}. <text:s/>3. n. Of things, a crock. <text:s/>4. n. Of people, somewhere</text:p>
      <text:p text:style-name="Preformatted_20_Text"><text:s text:c="3"/>in between a turkey and a toad. <text:s/>5. `froggy': adj. Similar to</text:p>
      <text:p text:style-name="Preformatted_20_Text"><text:s text:c="3"/>`bagbiting' (see {bagbiter}), but milder. <text:s/>"This froggy</text:p>
      <text:p text:style-name="Preformatted_20_Text"><text:s text:c="3"/>program is taking forever to run!"</text:p>
      <text:p text:style-name="Preformatted_20_Text"/>
      <text:p text:style-name="Preformatted_20_Text">:frogging: [University of Waterloo] v. 1. Partial corruption of a text</text:p>
      <text:p text:style-name="Preformatted_20_Text"><text:s text:c="3"/>file or input stream by some bug or consistent glitch, as opposed</text:p>
      <text:p text:style-name="Preformatted_20_Text"><text:s text:c="3"/>to random events like line noise or media failures. <text:s/>Might occur,</text:p>
      <text:p text:style-name="Preformatted_20_Text"><text:s text:c="3"/>for example, if one bit of each incoming character on a tty were</text:p>
      <text:p text:style-name="Preformatted_20_Text"><text:s text:c="3"/>stuck, so that some characters were correct and others were not.</text:p>
      <text:p text:style-name="Preformatted_20_Text"><text:s text:c="3"/>See {terminak} for a historical example. <text:s/>2. By extension,</text:p>
      <text:p text:style-name="Preformatted_20_Text"><text:s text:c="3"/>accidental display of text in a mode where the output device emits</text:p>
      <text:p text:style-name="Preformatted_20_Text"><text:s text:c="3"/>special symbols or mnemonics rather than conventional ASCII. <text:s/>Often</text:p>
      <text:p text:style-name="Preformatted_20_Text"><text:s text:c="3"/>happens, for example, when using a terminal or comm program on a</text:p>
      <text:p text:style-name="Preformatted_20_Text"><text:s text:c="3"/>device like an IBM PC with a special `high-half' character set and</text:p>
      <text:p text:style-name="Preformatted_20_Text"><text:s text:c="3"/>with the bit-parity assumption wrong. <text:s/>A hacker sufficiently</text:p>
      <text:p text:style-name="Preformatted_20_Text"><text:s text:c="3"/>familiar with ASCII bit patterns might be able to read the display</text:p>
      <text:p text:style-name="Preformatted_20_Text"><text:s text:c="3"/>anyway.</text:p>
      <text:p text:style-name="Preformatted_20_Text"/>
      <text:p text:style-name="Preformatted_20_Text">:front end: n. 1. An intermediary computer that does set-up and</text:p>
      <text:p text:style-name="Preformatted_20_Text"><text:s text:c="3"/>filtering for another (usually more powerful but less friendly)</text:p>
      <text:p text:style-name="Preformatted_20_Text"><text:s text:c="3"/>machine (a `back end'). <text:s/>2. What you're talking to when you</text:p>
      <text:p text:style-name="Preformatted_20_Text"><text:s text:c="3"/>have a conversation with someone who is making replies without</text:p>
      <text:p text:style-name="Preformatted_20_Text"><text:s text:c="3"/>paying attention. <text:s/>"Look at the dancing elephants!" <text:s/>"Uh-huh."</text:p>
      <text:p text:style-name="Preformatted_20_Text"><text:s text:c="3"/>"Do you know what I just said?" <text:s/>"Sorry, you were talking to the</text:p>
      <text:p text:style-name="Preformatted_20_Text"><text:s text:c="3"/>front end." <text:s/>See also {fepped out}. <text:s/>3. Software that provides</text:p>
      <text:p text:style-name="Preformatted_20_Text"><text:s text:c="3"/>an interface to another program `behind' it, which may not be as</text:p>
      <text:p text:style-name="Preformatted_20_Text"><text:s text:c="3"/>user-friendly. <text:s/>Probably from analogy with hardware front-ends (see</text:p>
      <text:p text:style-name="Preformatted_20_Text"><text:s text:c="3"/>sense 1) that interfaced with mainframes.</text:p>
      <text:p text:style-name="Preformatted_20_Text"/>
      <text:p text:style-name="Preformatted_20_Text">:frotz: /frots/ 1. n. See {frobnitz}. <text:s/>2. `mumble frotz': An</text:p>
      <text:p text:style-name="Preformatted_20_Text"><text:s text:c="3"/>interjection of very mild disgust.</text:p>
      <text:p text:style-name="Preformatted_20_Text"/>
      <text:p text:style-name="Preformatted_20_Text">:frotzed: /frotst/ adj. {down} because of hardware problems. <text:s/>Compare</text:p>
      <text:p text:style-name="Preformatted_20_Text"><text:s text:c="3"/>{fried}. <text:s/>A machine that is merely frotzed may be fixable</text:p>
      <text:p text:style-name="Preformatted_20_Text"><text:s text:c="3"/>without replacing parts, but a fried machine is more seriously</text:p>
      <text:p text:style-name="Preformatted_20_Text"><text:s text:c="3"/>damaged.</text:p>
      <text:p text:style-name="Preformatted_20_Text"/>
      <text:p text:style-name="Preformatted_20_Text">:frowney: n. (alt. `frowney face') <text:s/>See {emoticon}.</text:p>
      <text:p text:style-name="Preformatted_20_Text"/>
      <text:p text:style-name="Preformatted_20_Text">:fry: 1. vi. To fail. <text:s/>Said especially of smoke-producing hardware</text:p>
      <text:p text:style-name="Preformatted_20_Text"><text:s text:c="3"/>failures. <text:s/>More generally, to become non-working. <text:s/>Usage: never</text:p>
      <text:p text:style-name="Preformatted_20_Text"><text:s text:c="3"/>said of software, only of hardware and humans. <text:s/>See {fried},</text:p>
      <text:p text:style-name="Preformatted_20_Text"><text:s text:c="3"/>{magic smoke}. <text:s/>2. vt. To cause to fail; to {roach}, {toast},</text:p>
      <text:p text:style-name="Preformatted_20_Text"><text:s text:c="3"/>or {hose} a piece of hardware. <text:s/>Never used of software or humans,</text:p>
      <text:p text:style-name="Preformatted_20_Text"><text:s text:c="3"/>but compare {fried}.</text:p>
      <text:p text:style-name="Preformatted_20_Text"/>
      <text:p text:style-name="Preformatted_20_Text"><text:soft-page-break/>:FTP: /F-T-P/, *not* /fit'ip/ 1. [techspeak] n. The File</text:p>
      <text:p text:style-name="Preformatted_20_Text"><text:s text:c="3"/>Transfer Protocol for transmitting files between systems on the</text:p>
      <text:p text:style-name="Preformatted_20_Text"><text:s text:c="3"/>Internet. <text:s/>2. vt. To {beam} a file using the File Transfer</text:p>
      <text:p text:style-name="Preformatted_20_Text"><text:s text:c="3"/>Protocol. <text:s/>3. Sometimes used as a generic even for file transfers</text:p>
      <text:p text:style-name="Preformatted_20_Text"><text:s text:c="3"/>not using {FTP}. <text:s/>"Lemme get a copy of `Wuthering</text:p>
      <text:p text:style-name="Preformatted_20_Text"><text:s text:c="3"/>Heights' ftp'd from uunet."</text:p>
      <text:p text:style-name="Preformatted_20_Text"/>
      <text:p text:style-name="Preformatted_20_Text">:FUBAR: n. The Failed UniBus Address Register in a VAX. <text:s/>A good</text:p>
      <text:p text:style-name="Preformatted_20_Text"><text:s text:c="3"/>example of how jargon can occasionally be snuck past the {suit}s;</text:p>
      <text:p text:style-name="Preformatted_20_Text"><text:s text:c="3"/>see {foobar}, and {foo} for a fuller etymology.</text:p>
      <text:p text:style-name="Preformatted_20_Text"/>
      <text:p text:style-name="Preformatted_20_Text">:fuck me harder: excl. Sometimes uttered in response to egregious</text:p>
      <text:p text:style-name="Preformatted_20_Text"><text:s text:c="3"/>misbehavior, esp. in software, and esp. of misbehaviors which</text:p>
      <text:p text:style-name="Preformatted_20_Text"><text:s text:c="3"/>seem unfairly persistent (as though designed in by the imp of the</text:p>
      <text:p text:style-name="Preformatted_20_Text"><text:s text:c="3"/>perverse). <text:s/>Often theatrically elaborated: "Aiighhh! Fuck me with</text:p>
      <text:p text:style-name="Preformatted_20_Text"><text:s text:c="3"/>a piledriver and 16 feet of curare-tipped wrought-iron fence</text:p>
      <text:p text:style-name="Preformatted_20_Text"><text:s text:c="3"/>*and no lubricants*!" The phrase is sometimes heard</text:p>
      <text:p text:style-name="Preformatted_20_Text"><text:s text:c="3"/>abbreviated `FMH' in polite company.</text:p>
      <text:p text:style-name="Preformatted_20_Text"/>
      <text:p text:style-name="Preformatted_20_Text"><text:s text:c="3"/>[This entry is an extreme example of the hackish habit of coining</text:p>
      <text:p text:style-name="Preformatted_20_Text"><text:s text:c="3"/>elaborate and evocative terms for lossage. Here we see a quite</text:p>
      <text:p text:style-name="Preformatted_20_Text"><text:s text:c="3"/>self-conscious parody of mainstream expletives that has become a</text:p>
      <text:p text:style-name="Preformatted_20_Text"><text:s text:c="3"/>running gag in part of the hacker culture; it illustrates the</text:p>
      <text:p text:style-name="Preformatted_20_Text"><text:s text:c="3"/>hackish tendency to turn any situation, even one of extreme</text:p>
      <text:p text:style-name="Preformatted_20_Text"><text:s text:c="3"/>frustration, into an intellectual game (the point being, in this</text:p>
      <text:p text:style-name="Preformatted_20_Text"><text:s text:c="3"/>case, to creatively produce a long-winded description of the</text:p>
      <text:p text:style-name="Preformatted_20_Text"><text:s text:c="3"/>most anatomically absurd mental image possible --- the short forms</text:p>
      <text:p text:style-name="Preformatted_20_Text"><text:s text:c="3"/>implicitly allude to all the ridiculous long forms ever spoken).</text:p>
      <text:p text:style-name="Preformatted_20_Text"><text:s text:c="3"/>Scatological language is actually relatively uncommon among</text:p>
      <text:p text:style-name="Preformatted_20_Text"><text:s text:c="3"/>hackers, and there was some controversy over whether this entry</text:p>
      <text:p text:style-name="Preformatted_20_Text"><text:s text:c="3"/>ought to be included at all. <text:s/>As it reflects a live usage</text:p>
      <text:p text:style-name="Preformatted_20_Text"><text:s text:c="3"/>recognizably peculiar to the hacker culture, we feel it is</text:p>
      <text:p text:style-name="Preformatted_20_Text"><text:s text:c="3"/>in the hackish spirit of truthfulness and opposition to all</text:p>
      <text:p text:style-name="Preformatted_20_Text"><text:s text:c="3"/>forms of censorship to record it here. --- ESR &amp; GLS]</text:p>
      <text:p text:style-name="Preformatted_20_Text"/>
      <text:p text:style-name="Preformatted_20_Text">:FUD: /fuhd/ n. Defined by Gene Amdahl after he left IBM to found</text:p>
      <text:p text:style-name="Preformatted_20_Text"><text:s text:c="3"/>his own company: "FUD is the fear, uncertainty, and doubt that IBM</text:p>
      <text:p text:style-name="Preformatted_20_Text"><text:s text:c="3"/>sales people instill in the minds of potential customers who might</text:p>
      <text:p text:style-name="Preformatted_20_Text"><text:s text:c="3"/>be considering [Amdahl] products." <text:s/>The idea, of course, was to</text:p>
      <text:p text:style-name="Preformatted_20_Text"><text:s text:c="3"/>persuade them to go with safe IBM gear rather than with</text:p>
      <text:p text:style-name="Preformatted_20_Text"><text:s text:c="3"/>competitors' equipment. <text:s/>This was traditionally done by promising</text:p>
      <text:p text:style-name="Preformatted_20_Text"><text:s text:c="3"/>that Good Things would happen to people who stuck with IBM, but</text:p>
      <text:p text:style-name="Preformatted_20_Text"><text:s text:c="3"/>Dark Shadows loomed over the future of competitors' equipment or</text:p>
      <text:p text:style-name="Preformatted_20_Text"><text:s text:c="3"/>software. <text:s/>See {IBM}.</text:p>
      <text:p text:style-name="Preformatted_20_Text"/>
      <text:p text:style-name="Preformatted_20_Text">:FUD wars: /fuhd worz/ n. [from {FUD}] Political posturing engaged in</text:p>
      <text:p text:style-name="Preformatted_20_Text"><text:s text:c="3"/>by hardware and software vendors ostensibly committed to</text:p>
      <text:p text:style-name="Preformatted_20_Text"><text:s text:c="3"/>standardization but actually willing to fragment the market to</text:p>
      <text:p text:style-name="Preformatted_20_Text"><text:s text:c="3"/>protect their own shares. <text:s/>The UNIX International vs. OSF conflict</text:p>
      <text:p text:style-name="Preformatted_20_Text"><text:s text:c="3"/>is but one outstanding example.</text:p>
      <text:p text:style-name="Preformatted_20_Text"/>
      <text:p text:style-name="Preformatted_20_Text">:fudge: 1. vt. To perform in an incomplete but marginally acceptable</text:p>
      <text:p text:style-name="Preformatted_20_Text"><text:s text:c="3"/>way, particularly with respect to the writing of a program. <text:s/>"I</text:p>
      <text:p text:style-name="Preformatted_20_Text"><text:s text:c="3"/>didn't feel like going through that pain and suffering, so I fudged</text:p>
      <text:p text:style-name="Preformatted_20_Text"><text:s text:c="3"/>it --- I'll fix it later." <text:s/>2. n. The resulting code.</text:p>
      <text:p text:style-name="Preformatted_20_Text"/>
      <text:p text:style-name="Preformatted_20_Text">:fudge factor: n. A value or parameter that is varied in an ad hoc way</text:p>
      <text:p text:style-name="Preformatted_20_Text"><text:s text:c="3"/>to produce the desired result. <text:s/>The terms `tolerance' and</text:p>
      <text:p text:style-name="Preformatted_20_Text"><text:soft-page-break/><text:s text:c="3"/>{slop} are also used, though these usually indicate a one-sided</text:p>
      <text:p text:style-name="Preformatted_20_Text"><text:s text:c="3"/>leeway, such as a buffer that is made larger than necessary</text:p>
      <text:p text:style-name="Preformatted_20_Text"><text:s text:c="3"/>because one isn't sure exactly how large it needs to be, and it is</text:p>
      <text:p text:style-name="Preformatted_20_Text"><text:s text:c="3"/>better to waste a little space than to lose completely for not</text:p>
      <text:p text:style-name="Preformatted_20_Text"><text:s text:c="3"/>having enough. <text:s/>A fudge factor, on the other hand, can often be</text:p>
      <text:p text:style-name="Preformatted_20_Text"><text:s text:c="3"/>tweaked in more than one direction. <text:s/>A good example is the `fuzz'</text:p>
      <text:p text:style-name="Preformatted_20_Text"><text:s text:c="3"/>typically allowed in floating-point calculations: two numbers being</text:p>
      <text:p text:style-name="Preformatted_20_Text"><text:s text:c="3"/>compared for equality must be allowed to differ by a small amount;</text:p>
      <text:p text:style-name="Preformatted_20_Text"><text:s text:c="3"/>if that amount is too small, a computation may never terminate,</text:p>
      <text:p text:style-name="Preformatted_20_Text"><text:s text:c="3"/>while if it is too large, results will be needlessly inaccurate.</text:p>
      <text:p text:style-name="Preformatted_20_Text"><text:s text:c="3"/>Fudge factors are frequently adjusted incorrectly by programmers</text:p>
      <text:p text:style-name="Preformatted_20_Text"><text:s text:c="3"/>who don't fully understand their import. <text:s/>See also {coefficient</text:p>
      <text:p text:style-name="Preformatted_20_Text"><text:s text:c="3"/>of X}.</text:p>
      <text:p text:style-name="Preformatted_20_Text"/>
      <text:p text:style-name="Preformatted_20_Text">:fuel up: vi. To eat or drink hurriedly in order to get back to</text:p>
      <text:p text:style-name="Preformatted_20_Text"><text:s text:c="3"/>hacking. <text:s/>"Food-p?" <text:s/>"Yeah, let's fuel up." <text:s/>"Time for a</text:p>
      <text:p text:style-name="Preformatted_20_Text"><text:s text:c="3"/>{great-wall}!" <text:s/>See also {{oriental food}}.</text:p>
      <text:p text:style-name="Preformatted_20_Text"/>
      <text:p text:style-name="Preformatted_20_Text">:fuggly: /fuhg'lee/ adj. Emphatic form of {funky}; funky +</text:p>
      <text:p text:style-name="Preformatted_20_Text"><text:s text:c="3"/>ugly). <text:s/>Unusually for hacker jargon, this may actually derive from</text:p>
      <text:p text:style-name="Preformatted_20_Text"><text:s text:c="3"/>black street-jive. <text:s/>To say it properly, the first syllable should</text:p>
      <text:p text:style-name="Preformatted_20_Text"><text:s text:c="3"/>be growled rather than spoken. <text:s/>Usage: humorous. <text:s/>"Man, the</text:p>
      <text:p text:style-name="Preformatted_20_Text"><text:s text:c="3"/>{{ASCII}}-to-{{EBCDIC}} code in that printer driver is</text:p>
      <text:p text:style-name="Preformatted_20_Text"><text:s text:c="3"/>*fuggly*." <text:s/>See also {wonky}.</text:p>
      <text:p text:style-name="Preformatted_20_Text"/>
      <text:p text:style-name="Preformatted_20_Text">:fum: [XEROX PARC] n. At PARC, often the third of the standard</text:p>
      <text:p text:style-name="Preformatted_20_Text"><text:s text:c="3"/>{metasyntactic variable}s (after {foo} and {bar}. <text:s/>Competes</text:p>
      <text:p text:style-name="Preformatted_20_Text"><text:s text:c="3"/>with {baz}, which is more common outside PARC.</text:p>
      <text:p text:style-name="Preformatted_20_Text"/>
      <text:p text:style-name="Preformatted_20_Text">:funky: adj. Said of something that functions, but in a slightly</text:p>
      <text:p text:style-name="Preformatted_20_Text"><text:s text:c="3"/>strange, klugey way. <text:s/>It does the job and would be difficult to</text:p>
      <text:p text:style-name="Preformatted_20_Text"><text:s text:c="3"/>change, so its obvious non-optimality is left alone. <text:s/>Often used to</text:p>
      <text:p text:style-name="Preformatted_20_Text"><text:s text:c="3"/>describe interfaces. <text:s/>The more bugs something has that nobody has</text:p>
      <text:p text:style-name="Preformatted_20_Text"><text:s text:c="3"/>bothered to fix because workarounds are easier, the funkier it is.</text:p>
      <text:p text:style-name="Preformatted_20_Text"><text:s text:c="3"/>{TECO} and UUCP are funky. <text:s/>The Intel i860's exception handling is</text:p>
      <text:p text:style-name="Preformatted_20_Text"><text:s text:c="3"/>extraordinarily funky. <text:s/>Most standards acquire funkiness as they</text:p>
      <text:p text:style-name="Preformatted_20_Text"><text:s text:c="3"/>age. <text:s/>"The new mailer is installed, but is still somewhat funky;</text:p>
      <text:p text:style-name="Preformatted_20_Text"><text:s text:c="3"/>if it bounces your mail for no reason, try resubmitting it."</text:p>
      <text:p text:style-name="Preformatted_20_Text"><text:s text:c="3"/>"This UART is pretty funky. <text:s/>The data ready line is active-high in</text:p>
      <text:p text:style-name="Preformatted_20_Text"><text:s text:c="3"/>interrupt mode and active-low in DMA mode." <text:s/>See {fuggly}.</text:p>
      <text:p text:style-name="Preformatted_20_Text"/>
      <text:p text:style-name="Preformatted_20_Text">:funny money: n. 1. Notional `dollar' units of computing time and/or</text:p>
      <text:p text:style-name="Preformatted_20_Text"><text:s text:c="3"/>storage handed to students at the beginning of a computer course;</text:p>
      <text:p text:style-name="Preformatted_20_Text"><text:s text:c="3"/>also called `play money' or `purple money' (in implicit</text:p>
      <text:p text:style-name="Preformatted_20_Text"><text:s text:c="3"/>opposition to real or `green' money). <text:s/>In New Zealand and Germany</text:p>
      <text:p text:style-name="Preformatted_20_Text"><text:s text:c="3"/>the odd usage `paper money' has been recorded; in Germany, the</text:p>
      <text:p text:style-name="Preformatted_20_Text"><text:s text:c="3"/>particularly amusing synonym `transfer ruble' commemmorates the</text:p>
      <text:p text:style-name="Preformatted_20_Text"><text:s text:c="3"/>worthlessness of the ex-USSR's currency. <text:s/>When your funny money</text:p>
      <text:p text:style-name="Preformatted_20_Text"><text:s text:c="3"/>ran out, your account froze and you needed to go to a professor to</text:p>
      <text:p text:style-name="Preformatted_20_Text"><text:s text:c="3"/>get more. <text:s/>Fortunately, the plunging cost of timesharing cycles has</text:p>
      <text:p text:style-name="Preformatted_20_Text"><text:s text:c="3"/>made this less common. <text:s/>The amounts allocated were almost</text:p>
      <text:p text:style-name="Preformatted_20_Text"><text:s text:c="3"/>invariably too small, even for the non-hackers who wanted to slide</text:p>
      <text:p text:style-name="Preformatted_20_Text"><text:s text:c="3"/>by with minimum work. <text:s/>In extreme cases, the practice led to</text:p>
      <text:p text:style-name="Preformatted_20_Text"><text:s text:c="3"/>small-scale black markets in bootlegged computer accounts. <text:s/>2. By</text:p>
      <text:p text:style-name="Preformatted_20_Text"><text:s text:c="3"/>extension, phantom money or quantity tickets of any kind used as a</text:p>
      <text:p text:style-name="Preformatted_20_Text"><text:s text:c="3"/>resource-allocation hack within a system. <text:s/>Antonym: `real</text:p>
      <text:p text:style-name="Preformatted_20_Text"><text:s text:c="3"/>money'.</text:p>
      <text:p text:style-name="Preformatted_20_Text"/>
      <text:p text:style-name="Preformatted_20_Text"><text:soft-page-break/>:fuzzball: [TCP/IP hackers] n. A DEC LSI-11 running a particular</text:p>
      <text:p text:style-name="Preformatted_20_Text"><text:s text:c="3"/>suite of homebrewed software written by Dave Mills and assorted</text:p>
      <text:p text:style-name="Preformatted_20_Text"><text:s text:c="3"/>co-conspirators, used in the early 1980s for Internet protocol</text:p>
      <text:p text:style-name="Preformatted_20_Text"><text:s text:c="3"/>testbedding and experimentation. <text:s/>These were used as NSFnet</text:p>
      <text:p text:style-name="Preformatted_20_Text"><text:s text:c="3"/>backbone sites in its early 56KB-line days; a few are still active</text:p>
      <text:p text:style-name="Preformatted_20_Text"><text:s text:c="3"/>on the Internet as of early 1991, doing odd jobs such as network</text:p>
      <text:p text:style-name="Preformatted_20_Text"><text:s text:c="3"/>time service.</text:p>
      <text:p text:style-name="Preformatted_20_Text"/>
      <text:p text:style-name="Preformatted_20_Text">= G =</text:p>
      <text:p text:style-name="Preformatted_20_Text">=====</text:p>
      <text:p text:style-name="Preformatted_20_Text"/>
      <text:p text:style-name="Preformatted_20_Text">:G: [SI] pref.,suff. See {{quantifiers}}.</text:p>
      <text:p text:style-name="Preformatted_20_Text"/>
      <text:p text:style-name="Preformatted_20_Text">:gabriel: /gay'bree-*l/ [for Dick Gabriel, SAIL LISP hacker and</text:p>
      <text:p text:style-name="Preformatted_20_Text"><text:s text:c="3"/>volleyball fanatic] n. An unnecessary (in the opinion of the</text:p>
      <text:p text:style-name="Preformatted_20_Text"><text:s text:c="3"/>opponent) stalling tactic, e.g., tying one's shoelaces or combing</text:p>
      <text:p text:style-name="Preformatted_20_Text"><text:s text:c="3"/>one's hair repeatedly, asking the time, etc. <text:s/>Also used to refer to</text:p>
      <text:p text:style-name="Preformatted_20_Text"><text:s text:c="3"/>the perpetrator of such tactics. <text:s/>Also, `pulling a Gabriel',</text:p>
      <text:p text:style-name="Preformatted_20_Text"><text:s text:c="3"/>`Gabriel mode'.</text:p>
      <text:p text:style-name="Preformatted_20_Text"/>
      <text:p text:style-name="Preformatted_20_Text">:gag: vi. Equivalent to {choke}, but connotes more disgust. "Hey,</text:p>
      <text:p text:style-name="Preformatted_20_Text"><text:s text:c="3"/>this is FORTRAN code. <text:s/>No wonder the C compiler gagged." <text:s/>See also</text:p>
      <text:p text:style-name="Preformatted_20_Text"><text:s text:c="3"/>{barf}.</text:p>
      <text:p text:style-name="Preformatted_20_Text"/>
      <text:p text:style-name="Preformatted_20_Text">:gang bang: n. The use of large numbers of loosely coupled</text:p>
      <text:p text:style-name="Preformatted_20_Text"><text:s text:c="3"/>programmers in an attempt to wedge a great many features into a</text:p>
      <text:p text:style-name="Preformatted_20_Text"><text:s text:c="3"/>product in a short time. <text:s/>Though there have been memorable gang</text:p>
      <text:p text:style-name="Preformatted_20_Text"><text:s text:c="3"/>bangs (e.g., that over-the-weekend assembler port mentioned in</text:p>
      <text:p text:style-name="Preformatted_20_Text"><text:s text:c="3"/>Steven Levy's `Hackers'), most are perpetrated by large</text:p>
      <text:p text:style-name="Preformatted_20_Text"><text:s text:c="3"/>companies trying to meet deadlines and produce enormous buggy</text:p>
      <text:p text:style-name="Preformatted_20_Text"><text:s text:c="3"/>masses of code entirely lacking in {orthogonal}ity. <text:s/>When</text:p>
      <text:p text:style-name="Preformatted_20_Text"><text:s text:c="3"/>market-driven managers make a list of all the features the</text:p>
      <text:p text:style-name="Preformatted_20_Text"><text:s text:c="3"/>competition has and assign one programmer to implement each, they</text:p>
      <text:p text:style-name="Preformatted_20_Text"><text:s text:c="3"/>often miss the importance of maintaining a coherent design. <text:s/>See</text:p>
      <text:p text:style-name="Preformatted_20_Text"><text:s text:c="3"/>also {firefighting}, {Mongolian Hordes technique},</text:p>
      <text:p text:style-name="Preformatted_20_Text"><text:s text:c="3"/>{Conway's Law}.</text:p>
      <text:p text:style-name="Preformatted_20_Text"/>
      <text:p text:style-name="Preformatted_20_Text">:garbage collect: vi. (also `garbage collection', n.) See {GC}.</text:p>
      <text:p text:style-name="Preformatted_20_Text"/>
      <text:p text:style-name="Preformatted_20_Text">:garply: /gar'plee/ [Stanford] n. Another metasyntactic variable (see</text:p>
      <text:p text:style-name="Preformatted_20_Text"><text:s text:c="3"/>{foo}); once popular among SAIL hackers.</text:p>
      <text:p text:style-name="Preformatted_20_Text"/>
      <text:p text:style-name="Preformatted_20_Text">:gas: [as in `gas chamber'] 1. interj. A term of disgust and</text:p>
      <text:p text:style-name="Preformatted_20_Text"><text:s text:c="3"/>hatred, implying that gas should be dispensed in generous</text:p>
      <text:p text:style-name="Preformatted_20_Text"><text:s text:c="3"/>quantities, thereby exterminating the source of irritation. <text:s/>"Some</text:p>
      <text:p text:style-name="Preformatted_20_Text"><text:s text:c="3"/>loser just reloaded the system for no reason! <text:s/>Gas!" <text:s/>2. interj. A</text:p>
      <text:p text:style-name="Preformatted_20_Text"><text:s text:c="3"/>suggestion that someone or something ought to be flushed out of</text:p>
      <text:p text:style-name="Preformatted_20_Text"><text:s text:c="3"/>mercy. <text:s/>"The system's getting {wedged} every few minutes.</text:p>
      <text:p text:style-name="Preformatted_20_Text"><text:s text:c="3"/>Gas!" <text:s/>3. vt. <text:s/>To {flush} (sense 1). <text:s/>"You should gas that old</text:p>
      <text:p text:style-name="Preformatted_20_Text"><text:s text:c="3"/>crufty software." <text:s/>4. [IBM] n. Dead space in nonsequentially</text:p>
      <text:p text:style-name="Preformatted_20_Text"><text:s text:c="3"/>organized files that was occupied by data that has been deleted;</text:p>
      <text:p text:style-name="Preformatted_20_Text"><text:s text:c="3"/>the compression operation that removes it is called `degassing' (by</text:p>
      <text:p text:style-name="Preformatted_20_Text"><text:s text:c="3"/>analogy, perhaps, with the use of the same term in vacuum</text:p>
      <text:p text:style-name="Preformatted_20_Text"><text:s text:c="3"/>technology). 5. [IBM] n. Empty space on a disk that has been</text:p>
      <text:p text:style-name="Preformatted_20_Text"><text:s text:c="3"/>clandestinely allocated against future need.</text:p>
      <text:p text:style-name="Preformatted_20_Text"/>
      <text:p text:style-name="Preformatted_20_Text">:gaseous: adj. Deserving of being {gas}sed. <text:s/>Disseminated by</text:p>
      <text:p text:style-name="Preformatted_20_Text"><text:s text:c="3"/>Geoff Goodfellow while at SRI; became particularly popular after</text:p>
      <text:p text:style-name="Preformatted_20_Text"><text:soft-page-break/><text:s text:c="3"/>the Moscone-Milk killings in San Francisco, when it was learned</text:p>
      <text:p text:style-name="Preformatted_20_Text"><text:s text:c="3"/>that the defendant Dan White (a politician who had supported</text:p>
      <text:p text:style-name="Preformatted_20_Text"><text:s text:c="3"/>Proposition 7) would get the gas chamber under Proposition 7 if</text:p>
      <text:p text:style-name="Preformatted_20_Text"><text:s text:c="3"/>convicted of first-degree murder (he was eventually convicted of</text:p>
      <text:p text:style-name="Preformatted_20_Text"><text:s text:c="3"/>manslaughter).</text:p>
      <text:p text:style-name="Preformatted_20_Text"/>
      <text:p text:style-name="Preformatted_20_Text">:GC: /G-C/ [from LISP terminology; `Garbage Collect']</text:p>
      <text:p text:style-name="Preformatted_20_Text"><text:s text:c="3"/>1. vt. To clean up and throw away useless things. <text:s/>"I think I'll</text:p>
      <text:p text:style-name="Preformatted_20_Text"><text:s text:c="3"/>GC the top of my desk today." <text:s/>When said of files, this is</text:p>
      <text:p text:style-name="Preformatted_20_Text"><text:s text:c="3"/>equivalent to {GFR}. <text:s/>2. vt. To recycle, reclaim, or put to</text:p>
      <text:p text:style-name="Preformatted_20_Text"><text:s text:c="3"/>another use. <text:s/>3. n. An instantiation of the garbage collector</text:p>
      <text:p text:style-name="Preformatted_20_Text"><text:s text:c="3"/>process.</text:p>
      <text:p text:style-name="Preformatted_20_Text"/>
      <text:p text:style-name="Preformatted_20_Text"><text:s text:c="3"/>`Garbage collection' is computer-science jargon for a particular</text:p>
      <text:p text:style-name="Preformatted_20_Text"><text:s text:c="3"/>class of strategies for dynamically reallocating computer memory.</text:p>
      <text:p text:style-name="Preformatted_20_Text"><text:s text:c="3"/>One such strategy involves periodically scanning all the data in</text:p>
      <text:p text:style-name="Preformatted_20_Text"><text:s text:c="3"/>memory and determining what is no longer accessible; useless data</text:p>
      <text:p text:style-name="Preformatted_20_Text"><text:s text:c="3"/>items are then discarded so that the memory they occupy can be</text:p>
      <text:p text:style-name="Preformatted_20_Text"><text:s text:c="3"/>recycled and used for another purpose. <text:s/>Implementations of the LISP</text:p>
      <text:p text:style-name="Preformatted_20_Text"><text:s text:c="3"/>language usually use garbage collection.</text:p>
      <text:p text:style-name="Preformatted_20_Text"/>
      <text:p text:style-name="Preformatted_20_Text"><text:s text:c="3"/>In jargon, the full phrase is sometimes heard but the {abbrev} is</text:p>
      <text:p text:style-name="Preformatted_20_Text"><text:s text:c="3"/>more frequently used because it is shorter. <text:s/>Note that there is an</text:p>
      <text:p text:style-name="Preformatted_20_Text"><text:s text:c="3"/>ambiguity in usage that has to be resolved by context: "I'm going</text:p>
      <text:p text:style-name="Preformatted_20_Text"><text:s text:c="3"/>to garbage-collect my desk" usually means to clean out the</text:p>
      <text:p text:style-name="Preformatted_20_Text"><text:s text:c="3"/>drawers, but it could also mean to throw away or recycle the desk</text:p>
      <text:p text:style-name="Preformatted_20_Text"><text:s text:c="3"/>itself.</text:p>
      <text:p text:style-name="Preformatted_20_Text"/>
      <text:p text:style-name="Preformatted_20_Text">:GCOS:: /jee'kohs/ n. A {quick-and-dirty} {clone} of</text:p>
      <text:p text:style-name="Preformatted_20_Text"><text:s text:c="3"/>System/360 DOS that emerged from GE around 1970; originally called</text:p>
      <text:p text:style-name="Preformatted_20_Text"><text:s text:c="3"/>GECOS (the General Electric Comprehensive Operating System). <text:s/>Later</text:p>
      <text:p text:style-name="Preformatted_20_Text"><text:s text:c="3"/>kluged to support primitive timesharing and transaction processing.</text:p>
      <text:p text:style-name="Preformatted_20_Text"><text:s text:c="3"/>After the buyout of GE's computer division by Honeywell, the name</text:p>
      <text:p text:style-name="Preformatted_20_Text"><text:s text:c="3"/>was changed to General Comprehensive Operating System (GCOS).</text:p>
      <text:p text:style-name="Preformatted_20_Text"><text:s text:c="3"/>Other OS groups at Honeywell began referring to it as `God's Chosen</text:p>
      <text:p text:style-name="Preformatted_20_Text"><text:s text:c="3"/>Operating System', allegedly in reaction to the GCOS crowd's</text:p>
      <text:p text:style-name="Preformatted_20_Text"><text:s text:c="3"/>uninformed and snotty attitude about the superiority of their</text:p>
      <text:p text:style-name="Preformatted_20_Text"><text:s text:c="3"/>product. <text:s/>All this might be of zero interest, except for two facts:</text:p>
      <text:p text:style-name="Preformatted_20_Text"><text:s text:c="3"/>(1) The GCOS people won the political war, and this led in the</text:p>
      <text:p text:style-name="Preformatted_20_Text"><text:s text:c="3"/>orphaning and eventual death of Honeywell {{Multics}}, and</text:p>
      <text:p text:style-name="Preformatted_20_Text"><text:s text:c="3"/>(2) GECOS/GCOS left one permanent mark on UNIX. <text:s/>Some early UNIX</text:p>
      <text:p text:style-name="Preformatted_20_Text"><text:s text:c="3"/>systems at Bell Labs used GCOS machines for print spooling and</text:p>
      <text:p text:style-name="Preformatted_20_Text"><text:s text:c="3"/>various other services; the field added to `/etc/passwd' to</text:p>
      <text:p text:style-name="Preformatted_20_Text"><text:s text:c="3"/>carry GCOS ID information was called the `GECOS field' and</text:p>
      <text:p text:style-name="Preformatted_20_Text"><text:s text:c="3"/>survives today as the `pw_gecos' member used for the user's</text:p>
      <text:p text:style-name="Preformatted_20_Text"><text:s text:c="3"/>full name and other human-ID information. <text:s/>GCOS later played a</text:p>
      <text:p text:style-name="Preformatted_20_Text"><text:s text:c="3"/>major role in keeping Honeywell a dismal also-ran in the mainframe</text:p>
      <text:p text:style-name="Preformatted_20_Text"><text:s text:c="3"/>market, and was itself ditched for UNIX in the late 1980s when</text:p>
      <text:p text:style-name="Preformatted_20_Text"><text:s text:c="3"/>Honeywell retired its aging {big iron} designs.</text:p>
      <text:p text:style-name="Preformatted_20_Text"/>
      <text:p text:style-name="Preformatted_20_Text">:GECOS:: /jee'kohs/ n. See {{GCOS}}.</text:p>
      <text:p text:style-name="Preformatted_20_Text"/>
      <text:p text:style-name="Preformatted_20_Text">:gedanken: /g*-don'kn/ adj. Ungrounded; impractical; not</text:p>
      <text:p text:style-name="Preformatted_20_Text"><text:s text:c="3"/>well-thought-out; untried; untested. <text:s/>`Gedanken' is a German word</text:p>
      <text:p text:style-name="Preformatted_20_Text"><text:s text:c="3"/>for `thought'. <text:s/>A thought experiment is one you carry out in your</text:p>
      <text:p text:style-name="Preformatted_20_Text"><text:s text:c="3"/>head. <text:s/>In physics, the term `gedanken experiment' is used to</text:p>
      <text:p text:style-name="Preformatted_20_Text"><text:s text:c="3"/>refer to an experiment that is impractical to carry out, but useful</text:p>
      <text:p text:style-name="Preformatted_20_Text"><text:s text:c="3"/>to consider because you can reason about it theoretically. <text:s/>(A</text:p>
      <text:p text:style-name="Preformatted_20_Text"><text:soft-page-break/><text:s text:c="3"/>classic gedanken experiment of relativity theory involves thinking</text:p>
      <text:p text:style-name="Preformatted_20_Text"><text:s text:c="3"/>about a man in an elevator accelerating through space.) <text:s/>Gedanken</text:p>
      <text:p text:style-name="Preformatted_20_Text"><text:s text:c="3"/>experiments are very useful in physics, but you have to be careful.</text:p>
      <text:p text:style-name="Preformatted_20_Text"><text:s text:c="3"/>It's too easy to idealize away some important aspect of the real</text:p>
      <text:p text:style-name="Preformatted_20_Text"><text:s text:c="3"/>world in contructing your `apparatus'.</text:p>
      <text:p text:style-name="Preformatted_20_Text"/>
      <text:p text:style-name="Preformatted_20_Text"><text:s text:c="3"/>Among hackers, accordingly, the word has a pejorative connotation.</text:p>
      <text:p text:style-name="Preformatted_20_Text"><text:s text:c="3"/>It is said of a project, especially one in artificial intelligence</text:p>
      <text:p text:style-name="Preformatted_20_Text"><text:s text:c="3"/>research, that is written up in grand detail (typically as a Ph.D.</text:p>
      <text:p text:style-name="Preformatted_20_Text"><text:s text:c="3"/>thesis) without ever being implemented to any great extent. <text:s/>Such a</text:p>
      <text:p text:style-name="Preformatted_20_Text"><text:s text:c="3"/>project is usually perpetrated by people who aren't very good</text:p>
      <text:p text:style-name="Preformatted_20_Text"><text:s text:c="3"/>hackers or find programming distasteful or are just in a hurry. <text:s/>A</text:p>
      <text:p text:style-name="Preformatted_20_Text"><text:s text:c="3"/>`gedanken thesis' is usually marked by an obvious lack of</text:p>
      <text:p text:style-name="Preformatted_20_Text"><text:s text:c="3"/>intuition about what is programmable and what is not, and about</text:p>
      <text:p text:style-name="Preformatted_20_Text"><text:s text:c="3"/>what does and does not constitute a clear specification of an</text:p>
      <text:p text:style-name="Preformatted_20_Text"><text:s text:c="3"/>algorithm. <text:s/>See also {AI-complete}, {DWIM}.</text:p>
      <text:p text:style-name="Preformatted_20_Text"/>
      <text:p text:style-name="Preformatted_20_Text">:geef: v. [ostensibly from `gefingerpoken'] vt. Syn. {mung}. <text:s/>See</text:p>
      <text:p text:style-name="Preformatted_20_Text"><text:s text:c="3"/>also {blinkenlights}.</text:p>
      <text:p text:style-name="Preformatted_20_Text"/>
      <text:p text:style-name="Preformatted_20_Text">:geek out: vi. To temporarily enter techno-nerd mode while in a</text:p>
      <text:p text:style-name="Preformatted_20_Text"><text:s text:c="3"/>non-hackish context, for example at parties held near computer</text:p>
      <text:p text:style-name="Preformatted_20_Text"><text:s text:c="3"/>equipment. <text:s/>Especially used when you need to do something highly</text:p>
      <text:p text:style-name="Preformatted_20_Text"><text:s text:c="3"/>technical and don't have time to expla</text:p>
      <text:p text:style-name="Preformatted_20_Text"><text:s text:c="3"/>use. <text:s/>2. n. <text:s/>The resulting name. <text:s/>The canonical form of a gensym is</text:p>
      <text:p text:style-name="Preformatted_20_Text"><text:s text:c="3"/>`Gnnnn' where nnnn represents a number; any LISP hacker would</text:p>
      <text:p text:style-name="Preformatted_20_Text"><text:s text:c="3"/>recognize G0093 (for example) as a gensym. <text:s/>3. A freshly generated</text:p>
      <text:p text:style-name="Preformatted_20_Text"><text:s text:c="3"/>data structure with a gensymmed name. <text:s/>These are useful for storing</text:p>
      <text:p text:style-name="Preformatted_20_Text"><text:s text:c="3"/>or uniquely identifying crufties (see {cruft}).</text:p>
      <text:p text:style-name="Preformatted_20_Text"/>
      <text:p text:style-name="Preformatted_20_Text">:Get a life!: imp. Hacker-standard way of suggesting that the person</text:p>
      <text:p text:style-name="Preformatted_20_Text"><text:s text:c="3"/>to whom you are speaking has succumbed to terminal geekdom (see</text:p>
      <text:p text:style-name="Preformatted_20_Text"><text:s text:c="3"/>{computer geek}). <text:s/>Often heard on {USENET}, esp. as a way of</text:p>
      <text:p text:style-name="Preformatted_20_Text"><text:s text:c="3"/>suggesting that the target is taking some obscure issue of</text:p>
      <text:p text:style-name="Preformatted_20_Text"><text:s text:c="3"/>{theology} too seriously. <text:s/>This exhortation was popularized by</text:p>
      <text:p text:style-name="Preformatted_20_Text"><text:s text:c="3"/>William Shatner on a "Saturday Night Live" episode in a speech that</text:p>
      <text:p text:style-name="Preformatted_20_Text"><text:s text:c="3"/>ended "Get a *life*!", but some respondents believe it to</text:p>
      <text:p text:style-name="Preformatted_20_Text"><text:s text:c="3"/>have been in use before then. <text:s/>It was certainly in wide use among</text:p>
      <text:p text:style-name="Preformatted_20_Text"><text:s text:c="3"/>hackers for at least five years before achieving mainstream</text:p>
      <text:p text:style-name="Preformatted_20_Text"><text:s text:c="3"/>currency around early 1992.</text:p>
      <text:p text:style-name="Preformatted_20_Text"/>
      <text:p text:style-name="Preformatted_20_Text">:Get a real computer!: imp. Typical hacker response to news that</text:p>
      <text:p text:style-name="Preformatted_20_Text"><text:s text:c="3"/>somebody is having trouble getting work done on a system that</text:p>
      <text:p text:style-name="Preformatted_20_Text"><text:s text:c="3"/>(a) is single-tasking, (b) has no hard disk, or (c) has an address</text:p>
      <text:p text:style-name="Preformatted_20_Text"><text:s text:c="3"/>space smaller than 4 megabytes. <text:s/>This is as of mid-1991; note that</text:p>
      <text:p text:style-name="Preformatted_20_Text"><text:s text:c="3"/>the threshold for `real computer' rises with time, and it may well</text:p>
      <text:p text:style-name="Preformatted_20_Text"><text:s text:c="3"/>be (for example) that machines with character-only displays will be</text:p>
      <text:p text:style-name="Preformatted_20_Text"><text:s text:c="3"/>generally considered `unreal' in a few years (GLS points out that</text:p>
      <text:p text:style-name="Preformatted_20_Text"><text:s text:c="3"/>they already are in some circles). <text:s/>See {essentials}, {bitty</text:p>
      <text:p text:style-name="Preformatted_20_Text"><text:s text:c="3"/>box}, and {toy}.</text:p>
      <text:p text:style-name="Preformatted_20_Text"/>
      <text:p text:style-name="Preformatted_20_Text">:GFR: /G-F-R/ vt. [ITS] From `Grim File Reaper', an ITS and Lisp</text:p>
      <text:p text:style-name="Preformatted_20_Text"><text:s text:c="3"/>Machine utility. <text:s/>To remove a file or files according to some</text:p>
      <text:p text:style-name="Preformatted_20_Text"><text:s text:c="3"/>program-automated or semi-automatic manual procedure, especially</text:p>
      <text:p text:style-name="Preformatted_20_Text"><text:s text:c="3"/>one designed to reclaim mass storage space or reduce name-space</text:p>
      <text:p text:style-name="Preformatted_20_Text"><text:s text:c="3"/>clutter (the original GFR actually moved files to tape). <text:s/>Often</text:p>
      <text:p text:style-name="Preformatted_20_Text"><text:s text:c="3"/>generalized to pieces of data below file level. <text:s/>"I used to have</text:p>
      <text:p text:style-name="Preformatted_20_Text"><text:s text:c="3"/>his phone number, but I guess I {GFR}ed it." <text:s/>See also</text:p>
      <text:p text:style-name="Preformatted_20_Text"><text:soft-page-break/><text:s text:c="3"/>{prowler}, {reaper}. <text:s/>Compare {GC}, which discards only</text:p>
      <text:p text:style-name="Preformatted_20_Text"><text:s text:c="3"/>provably worthless stuff.</text:p>
      <text:p text:style-name="Preformatted_20_Text"/>
      <text:p text:style-name="Preformatted_20_Text">:gig: /jig/ or /gig/ [SI] n. See {{quantifiers}}.</text:p>
      <text:p text:style-name="Preformatted_20_Text"/>
      <text:p text:style-name="Preformatted_20_Text">:giga-: /ji'ga/ or /gi'ga/ [SI] pref. See {{quantifiers}}.</text:p>
      <text:p text:style-name="Preformatted_20_Text"/>
      <text:p text:style-name="Preformatted_20_Text">:GIGO: /gi:'goh/ [acronym] 1. `Garbage In, Garbage Out' ---</text:p>
      <text:p text:style-name="Preformatted_20_Text"><text:s text:c="3"/>usually said in response to {luser}s who complain that a program</text:p>
      <text:p text:style-name="Preformatted_20_Text"><text:s text:c="3"/>didn't complain about faulty data. <text:s/>Also commonly used to describe</text:p>
      <text:p text:style-name="Preformatted_20_Text"><text:s text:c="3"/>failures in human decision making due to faulty, incomplete, or</text:p>
      <text:p text:style-name="Preformatted_20_Text"><text:s text:c="3"/>imprecise data. <text:s/>2. `Garbage In, Gospel Out': this more recent</text:p>
      <text:p text:style-name="Preformatted_20_Text"><text:s text:c="3"/>expansion is a sardonic comment on the tendency human beings have</text:p>
      <text:p text:style-name="Preformatted_20_Text"><text:s text:c="3"/>to put excessive trust in `computerized' data.</text:p>
      <text:p text:style-name="Preformatted_20_Text"/>
      <text:p text:style-name="Preformatted_20_Text">:gilley: [USENET] n. The unit of analogical bogosity. <text:s/>According to</text:p>
      <text:p text:style-name="Preformatted_20_Text"><text:s text:c="3"/>its originator, the standard for one gilley was "the act of</text:p>
      <text:p text:style-name="Preformatted_20_Text"><text:s text:c="3"/>bogotoficiously comparing the shutting down of 1000 machines for a</text:p>
      <text:p text:style-name="Preformatted_20_Text"><text:s text:c="3"/>day with the killing of one person". <text:s/>The milligilley has been</text:p>
      <text:p text:style-name="Preformatted_20_Text"><text:s text:c="3"/>found to suffice for most normal conversational exchanges.</text:p>
      <text:p text:style-name="Preformatted_20_Text"/>
      <text:p text:style-name="Preformatted_20_Text">:gillion: /gil'y*n/ or /jil'y*n/ [formed from {giga-} by analogy</text:p>
      <text:p text:style-name="Preformatted_20_Text"><text:s text:c="3"/>with mega/million and tera/trillion] n. 10^9. Same as an</text:p>
      <text:p text:style-name="Preformatted_20_Text"><text:s text:c="3"/>American billion or a British `milliard'. <text:s/>How one pronounces</text:p>
      <text:p text:style-name="Preformatted_20_Text"><text:s text:c="3"/>this depends on whether one speaks {giga-} with a hard or</text:p>
      <text:p text:style-name="Preformatted_20_Text"><text:s text:c="3"/>soft `g'.</text:p>
      <text:p text:style-name="Preformatted_20_Text"/>
      <text:p text:style-name="Preformatted_20_Text">:GIPS: /gips/ or /jips/ [analogy with {MIPS}] n.</text:p>
      <text:p text:style-name="Preformatted_20_Text"><text:s text:c="3"/>Giga-Instructions per Second (also possibly `Gillions of</text:p>
      <text:p text:style-name="Preformatted_20_Text"><text:s text:c="3"/>Instructions per Second'; see {gillion}). <text:s/>In 1991, this is used</text:p>
      <text:p text:style-name="Preformatted_20_Text"><text:s text:c="3"/>of only a handful of highly parallel machines, but this is expected</text:p>
      <text:p text:style-name="Preformatted_20_Text"><text:s text:c="3"/>to change. <text:s/>Compare {KIPS}.</text:p>
      <text:p text:style-name="Preformatted_20_Text"/>
      <text:p text:style-name="Preformatted_20_Text">:glark: /glark/ vt. To figure something out from context. <text:s/>"The</text:p>
      <text:p text:style-name="Preformatted_20_Text"><text:s text:c="3"/>System III manuals are pretty poor, but you can generally glark the</text:p>
      <text:p text:style-name="Preformatted_20_Text"><text:s text:c="3"/>meaning from context." <text:s/>Interestingly, the word was originally</text:p>
      <text:p text:style-name="Preformatted_20_Text"><text:s text:c="3"/>`glork'; the context was "This gubblick contains many</text:p>
      <text:p text:style-name="Preformatted_20_Text"><text:s text:c="3"/>nonsklarkish English flutzpahs, but the overall pluggandisp can be</text:p>
      <text:p text:style-name="Preformatted_20_Text"><text:s text:c="3"/>glorked [sic] from context" (David Moser, quoted by Douglas</text:p>
      <text:p text:style-name="Preformatted_20_Text"><text:s text:c="3"/>Hofstadter in his "Metamagical Themas" column in the</text:p>
      <text:p text:style-name="Preformatted_20_Text"><text:s text:c="3"/>January 1981 `Scientific American'). <text:s/>It is conjectured that</text:p>
      <text:p text:style-name="Preformatted_20_Text"><text:s text:c="3"/>hackish usage mutated the verb to `glark' because {glork} was</text:p>
      <text:p text:style-name="Preformatted_20_Text"><text:s text:c="3"/>already an established jargon term. <text:s/>Compare {grok},</text:p>
      <text:p text:style-name="Preformatted_20_Text"><text:s text:c="3"/>{zen}.</text:p>
      <text:p text:style-name="Preformatted_20_Text"/>
      <text:p text:style-name="Preformatted_20_Text">:glass: [IBM] n. Synonym for {silicon}.</text:p>
      <text:p text:style-name="Preformatted_20_Text"/>
      <text:p text:style-name="Preformatted_20_Text">:glass tty: /glas T-T-Y/ or /glas ti'tee/ n. A terminal that</text:p>
      <text:p text:style-name="Preformatted_20_Text"><text:s text:c="3"/>has a display screen but which, because of hardware or software</text:p>
      <text:p text:style-name="Preformatted_20_Text"><text:s text:c="3"/>limitations, behaves like a teletype or some other printing</text:p>
      <text:p text:style-name="Preformatted_20_Text"><text:s text:c="3"/>terminal, thereby combining the disadvantages of both: like a</text:p>
      <text:p text:style-name="Preformatted_20_Text"><text:s text:c="3"/>printing terminal, it can't do fancy display hacks, and like a</text:p>
      <text:p text:style-name="Preformatted_20_Text"><text:s text:c="3"/>display terminal, it doesn't produce hard copy. <text:s/>An example is the</text:p>
      <text:p text:style-name="Preformatted_20_Text"><text:s text:c="3"/>early `dumb' version of Lear-Siegler ADM 3 (without cursor</text:p>
      <text:p text:style-name="Preformatted_20_Text"><text:s text:c="3"/>control). <text:s/>See {tube}, {tty}; compare {dumb terminal}, {smart</text:p>
      <text:p text:style-name="Preformatted_20_Text"><text:s text:c="3"/>terminal}. <text:s/>See "{TV Typewriters}" (appendix A) for an</text:p>
      <text:p text:style-name="Preformatted_20_Text"><text:s text:c="3"/>interesting true story about a glass tty.</text:p>
      <text:p text:style-name="Preformatted_20_Text"/>
      <text:p text:style-name="Preformatted_20_Text"><text:soft-page-break/>:glassfet: /glas'fet/ [by analogy with MOSFET, the acronym for</text:p>
      <text:p text:style-name="Preformatted_20_Text"><text:s text:c="3"/>`Metal-Oxide-Semiconductor Field-Effect Transistor'] n. Syn.</text:p>
      <text:p text:style-name="Preformatted_20_Text"><text:s text:c="3"/>{firebottle}, a humorous way to refer to a vacuum tube.</text:p>
      <text:p text:style-name="Preformatted_20_Text"/>
      <text:p text:style-name="Preformatted_20_Text">:glitch: /glich/ [from German `glitschen' to slip, via Yiddish</text:p>
      <text:p text:style-name="Preformatted_20_Text"><text:s text:c="3"/>`glitshen', to slide or skid] 1. n. A sudden interruption in</text:p>
      <text:p text:style-name="Preformatted_20_Text"><text:s text:c="3"/>electric service, sanity, continuity, or program function.</text:p>
      <text:p text:style-name="Preformatted_20_Text"><text:s text:c="3"/>Sometimes recoverable. <text:s/>An interruption in electric service is</text:p>
      <text:p text:style-name="Preformatted_20_Text"><text:s text:c="3"/>specifically called a `power glitch' (also {power hit}). <text:s/>This</text:p>
      <text:p text:style-name="Preformatted_20_Text"><text:s text:c="3"/>is of grave concern because it usually crashes all the computers.</text:p>
      <text:p text:style-name="Preformatted_20_Text"><text:s text:c="3"/>In jargon, though, a hacker who got to the middle of a sentence and</text:p>
      <text:p text:style-name="Preformatted_20_Text"><text:s text:c="3"/>then forgot how he or she intended to complete it might say,</text:p>
      <text:p text:style-name="Preformatted_20_Text"><text:s text:c="3"/>"Sorry, I just glitched". <text:s/>2. vi. To commit a glitch. <text:s/>See</text:p>
      <text:p text:style-name="Preformatted_20_Text"><text:s text:c="3"/>{gritch}. <text:s/>3. vt. <text:s/>[Stanford] To scroll a display screen, esp.</text:p>
      <text:p text:style-name="Preformatted_20_Text"><text:s text:c="3"/>several lines at a time. <text:s/>{{WAITS}} terminals used to do this in</text:p>
      <text:p text:style-name="Preformatted_20_Text"><text:s text:c="3"/>order to avoid continuous scrolling, which is distracting to the</text:p>
      <text:p text:style-name="Preformatted_20_Text"><text:s text:c="3"/>eye. <text:s/>4. obs. <text:s/>Same as {magic cookie}, sense 2.</text:p>
      <text:p text:style-name="Preformatted_20_Text"/>
      <text:p text:style-name="Preformatted_20_Text"><text:s text:c="3"/>All these uses of `glitch' derive from the specific technical</text:p>
      <text:p text:style-name="Preformatted_20_Text"><text:s text:c="3"/>meaning the term has in the electronic hardware world, where it is</text:p>
      <text:p text:style-name="Preformatted_20_Text"><text:s text:c="3"/>now techspeak. <text:s/>A glitch can occur when the inputs of a circuit</text:p>
      <text:p text:style-name="Preformatted_20_Text"><text:s text:c="3"/>change, and the outputs change to some {random} value for some</text:p>
      <text:p text:style-name="Preformatted_20_Text"><text:s text:c="3"/>very brief time before they settle down to the correct value. <text:s/>If</text:p>
      <text:p text:style-name="Preformatted_20_Text"><text:s text:c="3"/>another circuit inspects the output at just the wrong time, reading</text:p>
      <text:p text:style-name="Preformatted_20_Text"><text:s text:c="3"/>the random value, the results can be very wrong and very hard to</text:p>
      <text:p text:style-name="Preformatted_20_Text"><text:s text:c="3"/>debug (a glitch is one of many causes of electronic {heisenbug}s).</text:p>
      <text:p text:style-name="Preformatted_20_Text"/>
      <text:p text:style-name="Preformatted_20_Text">:glob: /glob/, *not* /glohb/ [UNIX] vt.,n. To expand</text:p>
      <text:p text:style-name="Preformatted_20_Text"><text:s text:c="3"/>special characters in a wildcarded name, or the act of so doing</text:p>
      <text:p text:style-name="Preformatted_20_Text"><text:s text:c="3"/>(the action is also called `globbing'). <text:s/>The UNIX conventions for</text:p>
      <text:p text:style-name="Preformatted_20_Text"><text:s text:c="3"/>filename wildcarding have become sufficiently pervasive that many</text:p>
      <text:p text:style-name="Preformatted_20_Text"><text:s text:c="3"/>hackers use some of them in written English, especially in email or</text:p>
      <text:p text:style-name="Preformatted_20_Text"><text:s text:c="3"/>news on technical topics. <text:s/>Those commonly encountered include the</text:p>
      <text:p text:style-name="Preformatted_20_Text"><text:s text:c="3"/>following:</text:p>
      <text:p text:style-name="Preformatted_20_Text"/>
      <text:p text:style-name="Preformatted_20_Text"><text:s text:c="5"/>*</text:p>
      <text:p text:style-name="Preformatted_20_Text"><text:s text:c="10"/>wildcard for any string (see also {UN*X})</text:p>
      <text:p text:style-name="Preformatted_20_Text"><text:s text:c="2"/></text:p>
      <text:p text:style-name="Preformatted_20_Text"><text:s text:c="5"/>?</text:p>
      <text:p text:style-name="Preformatted_20_Text"><text:s text:c="10"/>wildcard for any character (generally read this way only at</text:p>
      <text:p text:style-name="Preformatted_20_Text"><text:s text:c="10"/>the beginning or in the middle of a word)</text:p>
      <text:p text:style-name="Preformatted_20_Text"/>
      <text:p text:style-name="Preformatted_20_Text"><text:s text:c="5"/>[]</text:p>
      <text:p text:style-name="Preformatted_20_Text"><text:s text:c="10"/>delimits a wildcard matching any of the enclosed characters</text:p>
      <text:p text:style-name="Preformatted_20_Text"/>
      <text:p text:style-name="Preformatted_20_Text"><text:s text:c="5"/>{}</text:p>
      <text:p text:style-name="Preformatted_20_Text"><text:s text:c="10"/>alternation of comma-separated alternatives; thus,</text:p>
      <text:p text:style-name="Preformatted_20_Text"><text:s text:c="10"/>`foo{baz,qux}' would be read as `foobaz' or `fooqux'</text:p>
      <text:p text:style-name="Preformatted_20_Text"/>
      <text:p text:style-name="Preformatted_20_Text"><text:s text:c="3"/>Some examples: "He said his name was [KC]arl" (expresses</text:p>
      <text:p text:style-name="Preformatted_20_Text"><text:s text:c="3"/>ambiguity). <text:s/>"I don't read talk.politics.*" (any of the</text:p>
      <text:p text:style-name="Preformatted_20_Text"><text:s text:c="3"/>talk.politics subgroups on {USENET}). <text:s/>Other examples are given</text:p>
      <text:p text:style-name="Preformatted_20_Text"><text:s text:c="3"/>under the entry for {X}. <text:s/>Compare {regexp}.</text:p>
      <text:p text:style-name="Preformatted_20_Text"/>
      <text:p text:style-name="Preformatted_20_Text"><text:s text:c="3"/>Historical note: The jargon usage derives from `glob', the</text:p>
      <text:p text:style-name="Preformatted_20_Text"><text:s text:c="3"/>name of a subprogram that expanded wildcards in archaic pre-Bourne</text:p>
      <text:p text:style-name="Preformatted_20_Text"><text:s text:c="3"/>versions of the UNIX shell.</text:p>
      <text:p text:style-name="Preformatted_20_Text"/>
      <text:p text:style-name="Preformatted_20_Text"><text:soft-page-break/>:glork: /glork/ 1. interj. Term of mild surprise, usually tinged with</text:p>
      <text:p text:style-name="Preformatted_20_Text"><text:s text:c="3"/>outrage, as when one attempts to save the results of two hours of</text:p>
      <text:p text:style-name="Preformatted_20_Text"><text:s text:c="3"/>editing and finds that the system has just crashed. <text:s/>2. Used as a</text:p>
      <text:p text:style-name="Preformatted_20_Text"><text:s text:c="3"/>name for just about anything. <text:s/>See {foo}. <text:s/>3. vt. Similar to</text:p>
      <text:p text:style-name="Preformatted_20_Text"><text:s text:c="3"/>{glitch}, but usually used reflexively. <text:s/>"My program just glorked</text:p>
      <text:p text:style-name="Preformatted_20_Text"><text:s text:c="3"/>itself." <text:s/>See also {glark}.</text:p>
      <text:p text:style-name="Preformatted_20_Text"/>
      <text:p text:style-name="Preformatted_20_Text">:glue: n. Generic term for any interface logic or protocol that</text:p>
      <text:p text:style-name="Preformatted_20_Text"><text:s text:c="3"/>connects two component blocks. <text:s/>For example, <text:s/>{Blue</text:p>
      <text:p text:style-name="Preformatted_20_Text"><text:s text:c="3"/>Glue} is IBM's SNA protocol, and hardware designers call anything</text:p>
      <text:p text:style-name="Preformatted_20_Text"><text:s text:c="3"/>used to connect large VLSI's or circuit blocks `glue logic'.</text:p>
      <text:p text:style-name="Preformatted_20_Text"/>
      <text:p text:style-name="Preformatted_20_Text">:gnarly: /nar'lee/ adj. Both {obscure} and {hairy} in the</text:p>
      <text:p text:style-name="Preformatted_20_Text"><text:s text:c="3"/>sense of complex. <text:s/>"{Yow!} --- the tuned assembler</text:p>
      <text:p text:style-name="Preformatted_20_Text"><text:s text:c="3"/>implementation of BitBlt is really gnarly!" <text:s/>From a similar but</text:p>
      <text:p text:style-name="Preformatted_20_Text"><text:s text:c="3"/>less specific usage in surfer slang.</text:p>
      <text:p text:style-name="Preformatted_20_Text"/>
      <text:p text:style-name="Preformatted_20_Text">:GNU: /gnoo/, *not* /noo/ 1. [acronym: `GNU's Not UNIX!',</text:p>
      <text:p text:style-name="Preformatted_20_Text"><text:s text:c="3"/>see {{recursive acronym}}] A UNIX-workalike development effort of</text:p>
      <text:p text:style-name="Preformatted_20_Text"><text:s text:c="3"/>the Free Software Foundation headed by Richard Stallman</text:p>
      <text:p text:style-name="Preformatted_20_Text"><text:s text:c="3"/>&lt;rms@gnu.ai.mit.edu&gt;. <text:s/>GNU EMACS and the GNU C compiler, two tools</text:p>
      <text:p text:style-name="Preformatted_20_Text"><text:s text:c="3"/>designed for this project, have become very popular in hackerdom</text:p>
      <text:p text:style-name="Preformatted_20_Text"><text:s text:c="3"/>and elsewhere. <text:s/>The GNU project was designed partly to proselytize</text:p>
      <text:p text:style-name="Preformatted_20_Text"><text:s text:c="3"/>for RMS's position that information is community property and all</text:p>
      <text:p text:style-name="Preformatted_20_Text"><text:s text:c="3"/>software source should be shared. <text:s/>One of its slogans is "Help</text:p>
      <text:p text:style-name="Preformatted_20_Text"><text:s text:c="3"/>stamp out software hoarding!" <text:s/>Though this remains controversial</text:p>
      <text:p text:style-name="Preformatted_20_Text"><text:s text:c="3"/>(because it implicitly denies any right of designers to own,</text:p>
      <text:p text:style-name="Preformatted_20_Text"><text:s text:c="3"/>assign, and sell the results of their labors), many hackers who</text:p>
      <text:p text:style-name="Preformatted_20_Text"><text:s text:c="3"/>disagree with RMS have nevertheless cooperated to produce large</text:p>
      <text:p text:style-name="Preformatted_20_Text"><text:s text:c="3"/>amounts of high-quality software for free redistribution under the</text:p>
      <text:p text:style-name="Preformatted_20_Text"><text:s text:c="3"/>Free Software Foundation's imprimatur. <text:s/>See {EMACS},</text:p>
      <text:p text:style-name="Preformatted_20_Text"><text:s text:c="3"/>{copyleft}, {General Public Virus}. <text:s/>2. Noted UNIX hacker</text:p>
      <text:p text:style-name="Preformatted_20_Text"><text:s text:c="3"/>John Gilmore &lt;gnu@toad.com&gt;, founder of USENET's anarchic alt.*</text:p>
      <text:p text:style-name="Preformatted_20_Text"><text:s text:c="3"/>hierarchy.</text:p>
      <text:p text:style-name="Preformatted_20_Text"/>
      <text:p text:style-name="Preformatted_20_Text">:GNUMACS: /gnoo'maks/ [contraction of `GNU EMACS'] Often-heard</text:p>
      <text:p text:style-name="Preformatted_20_Text"><text:s text:c="3"/>abbreviated name for the {GNU} project's flagship tool, {EMACS}.</text:p>
      <text:p text:style-name="Preformatted_20_Text"><text:s text:c="3"/>Used esp. in contrast with {GOSMACS}.</text:p>
      <text:p text:style-name="Preformatted_20_Text"/>
      <text:p text:style-name="Preformatted_20_Text">:go flatline: [from cyberpunk SF, refers to flattening of EEG</text:p>
      <text:p text:style-name="Preformatted_20_Text"><text:s text:c="3"/>traces upon brain-death] vi., also adjectival `flatlined'. 1. To</text:p>
      <text:p text:style-name="Preformatted_20_Text"><text:s text:c="3"/>{die}, terminate, or fail, esp. irreversibly. <text:s/>In hacker</text:p>
      <text:p text:style-name="Preformatted_20_Text"><text:s text:c="3"/>parlance, this is used of machines only, human death being</text:p>
      <text:p text:style-name="Preformatted_20_Text"><text:s text:c="3"/>considered somewhat too serious a matter to employ jargon-jokes</text:p>
      <text:p text:style-name="Preformatted_20_Text"><text:s text:c="3"/>about. <text:s/>2. To go completely quiescent; said of machines undergoing</text:p>
      <text:p text:style-name="Preformatted_20_Text"><text:s text:c="3"/>controlled shutdown. <text:s/>"You can suffer file damage if you shut down</text:p>
      <text:p text:style-name="Preformatted_20_Text"><text:s text:c="3"/>UNIX but power off before the system has gone flatline." <text:s/>3. Of a</text:p>
      <text:p text:style-name="Preformatted_20_Text"><text:s text:c="3"/>video tube, to fail by losing vertical scan, so all one sees is a</text:p>
      <text:p text:style-name="Preformatted_20_Text"><text:s text:c="3"/>bright horizontal line bisecting the screen.</text:p>
      <text:p text:style-name="Preformatted_20_Text"/>
      <text:p text:style-name="Preformatted_20_Text">:go root: [UNIX] vi. To temporarily enter {root mode} in order</text:p>
      <text:p text:style-name="Preformatted_20_Text"><text:s text:c="3"/>to perform a privileged operation. <text:s/>This use is deprecated in</text:p>
      <text:p text:style-name="Preformatted_20_Text"><text:s text:c="3"/>Australia, where v. `root' refers to animal sex.</text:p>
      <text:p text:style-name="Preformatted_20_Text"/>
      <text:p text:style-name="Preformatted_20_Text">:go-faster stripes: [UK] Syn. {chrome}.</text:p>
      <text:p text:style-name="Preformatted_20_Text"/>
      <text:p text:style-name="Preformatted_20_Text">:gobble: vt. To consume or to obtain. <text:s/>The phrase `gobble up' tends to</text:p>
      <text:p text:style-name="Preformatted_20_Text"><text:s text:c="3"/>imply `consume', while `gobble down' tends to imply `obtain'.</text:p>
      <text:p text:style-name="Preformatted_20_Text"><text:soft-page-break/><text:s text:c="3"/>"The output spy gobbles characters out of a {tty} output buffer."</text:p>
      <text:p text:style-name="Preformatted_20_Text"><text:s text:c="3"/>"I guess I'll gobble down a copy of the documentation tomorrow."</text:p>
      <text:p text:style-name="Preformatted_20_Text"><text:s text:c="3"/>See also {snarf}.</text:p>
      <text:p text:style-name="Preformatted_20_Text"/>
      <text:p text:style-name="Preformatted_20_Text">:Godzillagram: /god-zil'*-gram/ n. [from Japan's national hero]</text:p>
      <text:p text:style-name="Preformatted_20_Text"><text:s text:c="3"/>1. A network packet that in theory is a broadcast to every machine</text:p>
      <text:p text:style-name="Preformatted_20_Text"><text:s text:c="3"/>in the universe. <text:s/>The typical case of this is an IP datagram whose</text:p>
      <text:p text:style-name="Preformatted_20_Text"><text:s text:c="3"/>destination IP address is [255.255.255.255]. <text:s/>Fortunately, few</text:p>
      <text:p text:style-name="Preformatted_20_Text"><text:s text:c="3"/>gateways are foolish enough to attempt to implement this! <text:s/>2. A</text:p>
      <text:p text:style-name="Preformatted_20_Text"><text:s text:c="3"/>network packet of maximum size. <text:s/>An IP Godzillagram has</text:p>
      <text:p text:style-name="Preformatted_20_Text"><text:s text:c="3"/>65,536 octets.</text:p>
      <text:p text:style-name="Preformatted_20_Text"/>
      <text:p text:style-name="Preformatted_20_Text">:golden: adj. [prob. from folklore's `golden egg'] When used to</text:p>
      <text:p text:style-name="Preformatted_20_Text"><text:s text:c="3"/>describe a magnetic medium (e.g., `golden disk', `golden tape'),</text:p>
      <text:p text:style-name="Preformatted_20_Text"><text:s text:c="3"/>describes one containing a tested, up-to-spec, ready-to-ship</text:p>
      <text:p text:style-name="Preformatted_20_Text"><text:s text:c="3"/>software version. <text:s/>Compare {platinum-iridium}.</text:p>
      <text:p text:style-name="Preformatted_20_Text"/>
      <text:p text:style-name="Preformatted_20_Text">:golf-ball printer: n. The IBM 2741, a slow but letter-quality</text:p>
      <text:p text:style-name="Preformatted_20_Text"><text:s text:c="3"/>printing device and terminal based on the IBM Selectric typewriter.</text:p>
      <text:p text:style-name="Preformatted_20_Text"><text:s text:c="3"/>The `golf ball' was a round object bearing reversed embossed</text:p>
      <text:p text:style-name="Preformatted_20_Text"><text:s text:c="3"/>images of 88 different characters arranged on four meridians of</text:p>
      <text:p text:style-name="Preformatted_20_Text"><text:s text:c="3"/>latitude; one could change the font by swapping in a different golf</text:p>
      <text:p text:style-name="Preformatted_20_Text"><text:s text:c="3"/>ball. <text:s/>This was the technology that enabled APL to use a</text:p>
      <text:p text:style-name="Preformatted_20_Text"><text:s text:c="3"/>non-EBCDIC, non-ASCII, and in fact completely non-standard</text:p>
      <text:p text:style-name="Preformatted_20_Text"><text:s text:c="3"/>character set. <text:s/>This put it 10 years ahead of its time --- where it</text:p>
      <text:p text:style-name="Preformatted_20_Text"><text:s text:c="3"/>stayed, firmly rooted, for the next 20, until character displays</text:p>
      <text:p text:style-name="Preformatted_20_Text"><text:s text:c="3"/>gave way to programmable bit-mapped devices with the flexibility to</text:p>
      <text:p text:style-name="Preformatted_20_Text"><text:s text:c="3"/>support other character sets.</text:p>
      <text:p text:style-name="Preformatted_20_Text"/>
      <text:p text:style-name="Preformatted_20_Text">:gonk: /gonk/ vt.,n. 1. To prevaricate or to embellish the truth</text:p>
      <text:p text:style-name="Preformatted_20_Text"><text:s text:c="3"/>beyond any reasonable recognition. <text:s/>It is alleged that in German</text:p>
      <text:p text:style-name="Preformatted_20_Text"><text:s text:c="3"/>the term is (mythically) `gonken'; in Spanish the verb becomes</text:p>
      <text:p text:style-name="Preformatted_20_Text"><text:s text:c="3"/>`gonkar'. <text:s/>"You're gonking me. <text:s/>That story you just told me is a</text:p>
      <text:p text:style-name="Preformatted_20_Text"><text:s text:c="3"/>bunch of gonk." <text:s/>In German, for example, "Du gonkst mir" (You're</text:p>
      <text:p text:style-name="Preformatted_20_Text"><text:s text:c="3"/>pulling my leg). <text:s/>See also {gonkulator}. <text:s/>2. [British] To grab some</text:p>
      <text:p text:style-name="Preformatted_20_Text"><text:s text:c="3"/>sleep at an odd time; compare {gronk out}.</text:p>
      <text:p text:style-name="Preformatted_20_Text"/>
      <text:p text:style-name="Preformatted_20_Text">:gonkulator: /gon'kyoo-lay-tr/ [from the old "Hogan's Heroes" TV</text:p>
      <text:p text:style-name="Preformatted_20_Text"><text:s text:c="3"/>series] n. A pretentious piece of equipment that actually serves no</text:p>
      <text:p text:style-name="Preformatted_20_Text"><text:s text:c="3"/>useful purpose. <text:s/>Usually used to describe one's least favorite</text:p>
      <text:p text:style-name="Preformatted_20_Text"><text:s text:c="3"/>piece of computer hardware. <text:s/>See {gonk}.</text:p>
      <text:p text:style-name="Preformatted_20_Text"/>
      <text:p text:style-name="Preformatted_20_Text">:gonzo: /gon'zoh/ [from Hunter S. Thompson] adj. Overwhelming;</text:p>
      <text:p text:style-name="Preformatted_20_Text"><text:s text:c="3"/>outrageous; over the top; very large, esp. used of collections of</text:p>
      <text:p text:style-name="Preformatted_20_Text"><text:s text:c="3"/>source code, source files, or individual functions. <text:s/>Has some of</text:p>
      <text:p text:style-name="Preformatted_20_Text"><text:s text:c="3"/>the connotations of {moby} and {hairy}, but without the</text:p>
      <text:p text:style-name="Preformatted_20_Text"><text:s text:c="3"/>implication of obscurity or complexity.</text:p>
      <text:p text:style-name="Preformatted_20_Text"/>
      <text:p text:style-name="Preformatted_20_Text">:Good Thing: n.,adj. Often capitalized; always pronounced as if</text:p>
      <text:p text:style-name="Preformatted_20_Text"><text:s text:c="3"/>capitalized. <text:s/>1. Self-evidently wonderful to anyone in a position</text:p>
      <text:p text:style-name="Preformatted_20_Text"><text:s text:c="3"/>to notice: "The Trailblazer's 19.2Kbaud PEP mode with on-the-fly</text:p>
      <text:p text:style-name="Preformatted_20_Text"><text:s text:c="3"/>Lempel-Ziv compression is a Good Thing for sites relaying</text:p>
      <text:p text:style-name="Preformatted_20_Text"><text:s text:c="3"/>netnews." <text:s/>2. Something that can't possibly have any ill</text:p>
      <text:p text:style-name="Preformatted_20_Text"><text:s text:c="3"/>side-effects and may save considerable grief later: "Removing the</text:p>
      <text:p text:style-name="Preformatted_20_Text"><text:s text:c="3"/>self-modifying code from that shared library would be a Good</text:p>
      <text:p text:style-name="Preformatted_20_Text"><text:s text:c="3"/>Thing." <text:s/>3. When said of software tools or libraries, as in "YACC</text:p>
      <text:p text:style-name="Preformatted_20_Text"><text:s text:c="3"/>is a Good Thing", specifically connotes that the thing has</text:p>
      <text:p text:style-name="Preformatted_20_Text"><text:s text:c="3"/>drastically reduced a programmer's work load. <text:s/>Oppose {Bad</text:p>
      <text:p text:style-name="Preformatted_20_Text"><text:soft-page-break/><text:s text:c="3"/>Thing}.</text:p>
      <text:p text:style-name="Preformatted_20_Text"/>
      <text:p text:style-name="Preformatted_20_Text">:gorilla arm: n. The side-effect that destroyed touch-screens as a</text:p>
      <text:p text:style-name="Preformatted_20_Text"><text:s text:c="3"/>mainstream input technology despite a promising start in the early</text:p>
      <text:p text:style-name="Preformatted_20_Text"><text:s text:c="3"/>1980s. <text:s/>It seems the designers of all those {spiffy} touch-menu</text:p>
      <text:p text:style-name="Preformatted_20_Text"><text:s text:c="3"/>systems failed to notice that humans aren't designed to hold their</text:p>
      <text:p text:style-name="Preformatted_20_Text"><text:s text:c="3"/>arms in front of their faces making small motions. <text:s/>After more than</text:p>
      <text:p text:style-name="Preformatted_20_Text"><text:s text:c="3"/>a very few selections, the arm begins to feel sore, cramped, and</text:p>
      <text:p text:style-name="Preformatted_20_Text"><text:s text:c="3"/>oversized; hence `gorilla arm'. <text:s/>This is now considered a classic</text:p>
      <text:p text:style-name="Preformatted_20_Text"><text:s text:c="3"/>cautionary tale to human-factors designers; "Remember the gorilla</text:p>
      <text:p text:style-name="Preformatted_20_Text"><text:s text:c="3"/>arm!" is shorthand for "How is this going to fly in *real*</text:p>
      <text:p text:style-name="Preformatted_20_Text"><text:s text:c="3"/>use?".</text:p>
      <text:p text:style-name="Preformatted_20_Text"/>
      <text:p text:style-name="Preformatted_20_Text">:gorp: /gorp/ [CMU: perhaps from the canonical hiker's food, Good</text:p>
      <text:p text:style-name="Preformatted_20_Text"><text:s text:c="3"/>Old Raisins and Peanuts] Another {metasyntactic variable}, like</text:p>
      <text:p text:style-name="Preformatted_20_Text"><text:s text:c="3"/>{foo} and {bar}.</text:p>
      <text:p text:style-name="Preformatted_20_Text"/>
      <text:p text:style-name="Preformatted_20_Text">:GOSMACS: /goz'maks/ [contraction of `Gosling EMACS'] n. The first</text:p>
      <text:p text:style-name="Preformatted_20_Text"><text:s text:c="3"/>{EMACS}-in-C implementation, predating but now largely eclipsed by</text:p>
      <text:p text:style-name="Preformatted_20_Text"><text:s text:c="3"/>{GNUMACS}. <text:s/>Originally freeware; a commercial version is now</text:p>
      <text:p text:style-name="Preformatted_20_Text"><text:s text:c="3"/>modestly popular as `UniPress EMACS'. <text:s/>The author (James Gosling)</text:p>
      <text:p text:style-name="Preformatted_20_Text"><text:s text:c="3"/>went on to invent {NeWS}.</text:p>
      <text:p text:style-name="Preformatted_20_Text"/>
      <text:p text:style-name="Preformatted_20_Text">:Gosperism: /gos'p*r-izm/ A hack, invention, or saying by</text:p>
      <text:p text:style-name="Preformatted_20_Text"><text:s text:c="3"/>arch-hacker R. William (Bill) Gosper. <text:s/>This notion merits its own</text:p>
      <text:p text:style-name="Preformatted_20_Text"><text:s text:c="3"/>term because there are so many of them. <text:s/>Many of the entries in</text:p>
      <text:p text:style-name="Preformatted_20_Text"><text:s text:c="3"/>{HAKMEM} are Gosperisms; see also {life}.</text:p>
      <text:p text:style-name="Preformatted_20_Text"/>
      <text:p text:style-name="Preformatted_20_Text">:gotcha: n. A {misfeature} of a system, especially a programming</text:p>
      <text:p text:style-name="Preformatted_20_Text"><text:s text:c="3"/>language or environment, that tends to breed bugs or mistakes</text:p>
      <text:p text:style-name="Preformatted_20_Text"><text:s text:c="3"/>because it behaves in an unexpected way. <text:s/>For example, a classic</text:p>
      <text:p text:style-name="Preformatted_20_Text"><text:s text:c="3"/>gotcha in {C} is the fact that `if (a=b) {code;}' is</text:p>
      <text:p text:style-name="Preformatted_20_Text"><text:s text:c="3"/>syntactically valid and sometimes even correct. <text:s/>It puts the value</text:p>
      <text:p text:style-name="Preformatted_20_Text"><text:s text:c="3"/>of `b' into `a' and then executes `code' if</text:p>
      <text:p text:style-name="Preformatted_20_Text"><text:s text:c="3"/>`a' is non-zero. <text:s/>What the programmer probably meant was</text:p>
      <text:p text:style-name="Preformatted_20_Text"><text:s text:c="3"/>`if (a==b) {code;}', which executes `code' if</text:p>
      <text:p text:style-name="Preformatted_20_Text"><text:s text:c="3"/>`a' and `b' are equal.</text:p>
      <text:p text:style-name="Preformatted_20_Text"/>
      <text:p text:style-name="Preformatted_20_Text">:GPL: /G-P-L/ n. Abbrev. for `General Public License' in</text:p>
      <text:p text:style-name="Preformatted_20_Text"><text:s text:c="3"/>widespread use; see {copyleft}.</text:p>
      <text:p text:style-name="Preformatted_20_Text"/>
      <text:p text:style-name="Preformatted_20_Text">:GPV: /G-P-V/ n. Abbrev. for {General Public Virus} in</text:p>
      <text:p text:style-name="Preformatted_20_Text"><text:s text:c="3"/>widespread use.</text:p>
      <text:p text:style-name="Preformatted_20_Text"/>
      <text:p text:style-name="Preformatted_20_Text">:grault: /grawlt/ n. Yet another {metasyntactic variable}, invented by</text:p>
      <text:p text:style-name="Preformatted_20_Text"><text:s text:c="3"/>Mike Gallaher and propagated by the {GOSMACS} documentation. <text:s/>See</text:p>
      <text:p text:style-name="Preformatted_20_Text"><text:s text:c="3"/>{corge}.</text:p>
      <text:p text:style-name="Preformatted_20_Text"/>
      <text:p text:style-name="Preformatted_20_Text">:gray goo: n. A hypothetical substance composed of {sagan}s of</text:p>
      <text:p text:style-name="Preformatted_20_Text"><text:s text:c="3"/>sub-micron-sized self-replicating robots programmed to make copies</text:p>
      <text:p text:style-name="Preformatted_20_Text"><text:s text:c="3"/>of themselves out of whatever is available. <text:s/>The image that goes</text:p>
      <text:p text:style-name="Preformatted_20_Text"><text:s text:c="3"/>with the term is one of the entire biosphere of Earth being</text:p>
      <text:p text:style-name="Preformatted_20_Text"><text:s text:c="3"/>eventually converted to robot goo. <text:s/>This is the simplest of the</text:p>
      <text:p text:style-name="Preformatted_20_Text"><text:s text:c="3"/>{{nanotechnology}} disaster scenarios, easily refuted by arguments</text:p>
      <text:p text:style-name="Preformatted_20_Text"><text:s text:c="3"/>from energy requirements and elemental abundances. <text:s/>Compare {blue</text:p>
      <text:p text:style-name="Preformatted_20_Text"><text:s text:c="3"/>goo}.</text:p>
      <text:p text:style-name="Preformatted_20_Text"/>
      <text:p text:style-name="Preformatted_20_Text">:Great Renaming: n. The {flag day} in 1985 on which all of the</text:p>
      <text:p text:style-name="Preformatted_20_Text"><text:soft-page-break/><text:s text:c="3"/>non-local groups on the {USENET} had their names changed from</text:p>
      <text:p text:style-name="Preformatted_20_Text"><text:s text:c="3"/>the net.- format to the current multiple-hierarchies scheme. <text:s/>Used</text:p>
      <text:p text:style-name="Preformatted_20_Text"><text:s text:c="3"/>esp. in discussing the history of newsgroup names. <text:s/>"The oldest</text:p>
      <text:p text:style-name="Preformatted_20_Text"><text:s text:c="3"/>sources group is comp.sources.misc; before the Great Renaming,</text:p>
      <text:p text:style-name="Preformatted_20_Text"><text:s text:c="3"/>it was net.sources."</text:p>
      <text:p text:style-name="Preformatted_20_Text"/>
      <text:p text:style-name="Preformatted_20_Text">:Great Runes: n. Uppercase-only text or display messages. <text:s/>Some</text:p>
      <text:p text:style-name="Preformatted_20_Text"><text:s text:c="3"/>archaic operating systems still emit these. <text:s/>See also {runes},</text:p>
      <text:p text:style-name="Preformatted_20_Text"><text:s text:c="3"/>{smash case}, {fold case}.</text:p>
      <text:p text:style-name="Preformatted_20_Text"/>
      <text:p text:style-name="Preformatted_20_Text"><text:s text:c="3"/>Decades ago, back in the days when it was the sole supplier of</text:p>
      <text:p text:style-name="Preformatted_20_Text"><text:s text:c="3"/>long-distance hardcopy transmittal devices, the Teletype</text:p>
      <text:p text:style-name="Preformatted_20_Text"><text:s text:c="3"/>Corporation was faced with a major design choice. <text:s/>To shorten code</text:p>
      <text:p text:style-name="Preformatted_20_Text"><text:s text:c="3"/>lengths and cut complexity in the printing mechanism, it had been</text:p>
      <text:p text:style-name="Preformatted_20_Text"><text:s text:c="3"/>decided that teletypes would use a monocase font, either ALL UPPER</text:p>
      <text:p text:style-name="Preformatted_20_Text"><text:s text:c="3"/>or all lower. <text:s/>The question was, which one to choose. <text:s/>A study was</text:p>
      <text:p text:style-name="Preformatted_20_Text"><text:s text:c="3"/>conducted on readability under various conditions of bad ribbon,</text:p>
      <text:p text:style-name="Preformatted_20_Text"><text:s text:c="3"/>worn print hammers, etc. <text:s/>Lowercase won; it is less dense and has</text:p>
      <text:p text:style-name="Preformatted_20_Text"><text:s text:c="3"/>more distinctive letterforms, and is thus much easier to read both</text:p>
      <text:p text:style-name="Preformatted_20_Text"><text:s text:c="3"/>under ideal conditions and when the letters are mangled or partly</text:p>
      <text:p text:style-name="Preformatted_20_Text"><text:s text:c="3"/>obscured. <text:s/>The results were filtered up through {management}.</text:p>
      <text:p text:style-name="Preformatted_20_Text"><text:s text:c="3"/>The chairman of Teletype killed the proposal because it failed one</text:p>
      <text:p text:style-name="Preformatted_20_Text"><text:s text:c="3"/>incredibly important criterion:</text:p>
      <text:p text:style-name="Preformatted_20_Text"/>
      <text:p text:style-name="Preformatted_20_Text"><text:s text:c="8"/>"It would be impossible to spell the name of the Deity</text:p>
      <text:p text:style-name="Preformatted_20_Text"><text:s text:c="8"/>correctly."</text:p>
      <text:p text:style-name="Preformatted_20_Text"/>
      <text:p text:style-name="Preformatted_20_Text"><text:s text:c="3"/>In this way (or so, at least, hacker folklore has it) superstition</text:p>
      <text:p text:style-name="Preformatted_20_Text"><text:s text:c="3"/>triumphed over utility. <text:s/>Teletypes were the major input devices on</text:p>
      <text:p text:style-name="Preformatted_20_Text"><text:s text:c="3"/>most early computers, and terminal manufacturers looking for</text:p>
      <text:p text:style-name="Preformatted_20_Text"><text:s text:c="3"/>corners to cut naturally followed suit until well into the 1970s.</text:p>
      <text:p text:style-name="Preformatted_20_Text"><text:s text:c="3"/>Thus, that one bad call stuck us with Great Runes for thirty years.</text:p>
      <text:p text:style-name="Preformatted_20_Text"/>
      <text:p text:style-name="Preformatted_20_Text">:Great Worm, the: n. The 1988 Internet {worm} perpetrated by</text:p>
      <text:p text:style-name="Preformatted_20_Text"><text:s text:c="3"/>{RTM}. <text:s/>This is a play on Tolkien (compare {elvish},</text:p>
      <text:p text:style-name="Preformatted_20_Text"><text:s text:c="3"/>{elder days}). <text:s/>In the fantasy history of his Middle Earth</text:p>
      <text:p text:style-name="Preformatted_20_Text"><text:s text:c="3"/>books, there were dragons powerful enough to lay waste to entire</text:p>
      <text:p text:style-name="Preformatted_20_Text"><text:s text:c="3"/>regions; two of these (Scatha and Glaurung) were known as "the</text:p>
      <text:p text:style-name="Preformatted_20_Text"><text:s text:c="3"/>Great Worms". <text:s/>This usage expresses the connotation that the RTM</text:p>
      <text:p text:style-name="Preformatted_20_Text"><text:s text:c="3"/>hack was a sort of devastating watershed event in hackish history;</text:p>
      <text:p text:style-name="Preformatted_20_Text"><text:s text:c="3"/>certainly it did more to make non-hackers nervous about the</text:p>
      <text:p text:style-name="Preformatted_20_Text"><text:s text:c="3"/>Internet than anything before or since.</text:p>
      <text:p text:style-name="Preformatted_20_Text"/>
      <text:p text:style-name="Preformatted_20_Text">:great-wall: [from SF fandom] vi.,n. A mass expedition to an</text:p>
      <text:p text:style-name="Preformatted_20_Text"><text:s text:c="3"/>oriental restaurant, esp. one where food is served family-style</text:p>
      <text:p text:style-name="Preformatted_20_Text"><text:s text:c="3"/>and shared. <text:s/>There is a common heuristic about the amount of food</text:p>
      <text:p text:style-name="Preformatted_20_Text"><text:s text:c="3"/>to order, expressed as "Get N - 1 entrees"; the value of N,</text:p>
      <text:p text:style-name="Preformatted_20_Text"><text:s text:c="3"/>which is the number of people in the group, can be inferred from</text:p>
      <text:p text:style-name="Preformatted_20_Text"><text:s text:c="3"/>context (see {N}). <text:s/>See {{oriental food}}, {ravs},</text:p>
      <text:p text:style-name="Preformatted_20_Text"><text:s text:c="3"/>{stir-fried random}.</text:p>
      <text:p text:style-name="Preformatted_20_Text"/>
      <text:p text:style-name="Preformatted_20_Text">:Green Book: n. 1. One of the three standard {{PostScript}}</text:p>
      <text:p text:style-name="Preformatted_20_Text"><text:s text:c="3"/>references: `PostScript Language Program Design', bylined</text:p>
      <text:p text:style-name="Preformatted_20_Text"><text:s text:c="3"/>`Adobe Systems' (Addison-Wesley, 1988; QA76.73.P67P66 ISBN;</text:p>
      <text:p text:style-name="Preformatted_20_Text"><text:s text:c="3"/>0-201-14396-8); see also {Red Book}, {Blue Book}, and the</text:p>
      <text:p text:style-name="Preformatted_20_Text"><text:s text:c="3"/>{White Book} (sense 2). <text:s/>2. Informal name for one of the three</text:p>
      <text:p text:style-name="Preformatted_20_Text"><text:s text:c="3"/>standard references on SmallTalk: `Smalltalk-80: Bits of</text:p>
      <text:p text:style-name="Preformatted_20_Text"><text:s text:c="3"/>History, Words of Advice', by Glenn Krasner (Addison-Wesley, 1983;</text:p>
      <text:p text:style-name="Preformatted_20_Text"><text:soft-page-break/><text:s text:c="3"/>QA76.8.S635S58; ISBN 0-201-11669-3) (this, too, is associated with</text:p>
      <text:p text:style-name="Preformatted_20_Text"><text:s text:c="3"/>blue and red books). <text:s/>3. The `X/Open Compatibility Guide'.</text:p>
      <text:p text:style-name="Preformatted_20_Text"><text:s text:c="3"/>Defines an international standard {{UNIX}} environment that is a</text:p>
      <text:p text:style-name="Preformatted_20_Text"><text:s text:c="3"/>proper superset of POSIX/SVID; also includes descriptions of a</text:p>
      <text:p text:style-name="Preformatted_20_Text"><text:s text:c="3"/>standard utility toolkit, systems administrations features, and the</text:p>
      <text:p text:style-name="Preformatted_20_Text"><text:s text:c="3"/>like. <text:s/>This grimoire is taken with particular seriousness in</text:p>
      <text:p text:style-name="Preformatted_20_Text"><text:s text:c="3"/>Europe. <text:s/>See {Purple Book}. <text:s/>4. The IEEE 1003.1 POSIX Operating</text:p>
      <text:p text:style-name="Preformatted_20_Text"><text:s text:c="3"/>Systems Interface standard has been dubbed "The Ugly Green Book".</text:p>
      <text:p text:style-name="Preformatted_20_Text"><text:s text:c="3"/>5. Any of the 1992 standards which will be issued by the CCITT's</text:p>
      <text:p text:style-name="Preformatted_20_Text"><text:s text:c="3"/>tenth plenary assembly. <text:s/>These include, among other things, the</text:p>
      <text:p text:style-name="Preformatted_20_Text"><text:s text:c="3"/>X.400 email standard and the Group 1 through 4 fax standards. <text:s/>See</text:p>
      <text:p text:style-name="Preformatted_20_Text"><text:s text:c="3"/>also {{book titles}}.</text:p>
      <text:p text:style-name="Preformatted_20_Text"/>
      <text:p text:style-name="Preformatted_20_Text">:green bytes: n. (also `green words') 1. Meta-information</text:p>
      <text:p text:style-name="Preformatted_20_Text"><text:s text:c="3"/>embedded in a file, such as the length of the file or its name; as</text:p>
      <text:p text:style-name="Preformatted_20_Text"><text:s text:c="3"/>opposed to keeping such information in a separate description file</text:p>
      <text:p text:style-name="Preformatted_20_Text"><text:s text:c="3"/>or record. <text:s/>The term comes from an IBM user's group meeting</text:p>
      <text:p text:style-name="Preformatted_20_Text"><text:s text:c="3"/>(ca. 1962) at which these two approaches were being debated and the</text:p>
      <text:p text:style-name="Preformatted_20_Text"><text:s text:c="3"/>diagram of the file on the blackboard had the `green bytes' drawn</text:p>
      <text:p text:style-name="Preformatted_20_Text"><text:s text:c="3"/>in green. <text:s/>2. By extension, the non-data bits in any</text:p>
      <text:p text:style-name="Preformatted_20_Text"><text:s text:c="3"/>self-describing format. <text:s/>"A GIF file contains, among other things,</text:p>
      <text:p text:style-name="Preformatted_20_Text"><text:s text:c="3"/>green bytes describing the packing method for the image." Compare</text:p>
      <text:p text:style-name="Preformatted_20_Text"><text:s text:c="3"/>{out-of-band}, {zigamorph}, {fence} (sense 1).</text:p>
      <text:p text:style-name="Preformatted_20_Text"/>
      <text:p text:style-name="Preformatted_20_Text">:green card: n. [after the `IBM System/360 Reference Data'</text:p>
      <text:p text:style-name="Preformatted_20_Text"><text:s text:c="3"/>card] This is used for any summary of an assembly language, even if</text:p>
      <text:p text:style-name="Preformatted_20_Text"><text:s text:c="3"/>the color is not green. <text:s/>Less frequently used now because of the</text:p>
      <text:p text:style-name="Preformatted_20_Text"><text:s text:c="3"/>decrease in the use of assembly language. <text:s/>"I'll go get my green</text:p>
      <text:p text:style-name="Preformatted_20_Text"><text:s text:c="3"/>card so I can check the addressing mode for that instruction."</text:p>
      <text:p text:style-name="Preformatted_20_Text"><text:s text:c="3"/>Some green cards are actually booklets.</text:p>
      <text:p text:style-name="Preformatted_20_Text"/>
      <text:p text:style-name="Preformatted_20_Text"><text:s text:c="3"/>The original green card became a yellow card when the System/370</text:p>
      <text:p text:style-name="Preformatted_20_Text"><text:s text:c="3"/>was introduced, and later a yellow booklet. <text:s/>An anecdote from IBM</text:p>
      <text:p text:style-name="Preformatted_20_Text"><text:s text:c="3"/>refers to a scene that took place in a programmers' terminal room</text:p>
      <text:p text:style-name="Preformatted_20_Text"><text:s text:c="3"/>at Yorktown in 1978. <text:s/>A luser overheard one of the programmers ask</text:p>
      <text:p text:style-name="Preformatted_20_Text"><text:s text:c="3"/>another "Do you have a green card?" <text:s/>The other grunted and</text:p>
      <text:p text:style-name="Preformatted_20_Text"><text:s text:c="3"/>passed the first a thick yellow booklet. <text:s/>At this point the luser</text:p>
      <text:p text:style-name="Preformatted_20_Text"><text:s text:c="3"/>turned a delicate shade of olive and rapidly left the room, never</text:p>
      <text:p text:style-name="Preformatted_20_Text"><text:s text:c="3"/>to return. <text:s/>See also {card}.</text:p>
      <text:p text:style-name="Preformatted_20_Text"/>
      <text:p text:style-name="Preformatted_20_Text">:green lightning: [IBM] n. 1. Apparently random flashing streaks on</text:p>
      <text:p text:style-name="Preformatted_20_Text"><text:s text:c="3"/>the face of 3278-9 terminals while a new symbol set is being</text:p>
      <text:p text:style-name="Preformatted_20_Text"><text:s text:c="3"/>downloaded. <text:s/>This hardware bug was left deliberately unfixed, as</text:p>
      <text:p text:style-name="Preformatted_20_Text"><text:s text:c="3"/>some genius within IBM suggested it would let the user know that</text:p>
      <text:p text:style-name="Preformatted_20_Text"><text:s text:c="3"/>`something is happening'. <text:s/>That, it certainly does. <text:s/>Later</text:p>
      <text:p text:style-name="Preformatted_20_Text"><text:s text:c="3"/>microprocessor-driven IBM color graphics displays were actually</text:p>
      <text:p text:style-name="Preformatted_20_Text"><text:s text:c="3"/>*programmed* to produce green lightning! <text:s/>2. [proposed] Any</text:p>
      <text:p text:style-name="Preformatted_20_Text"><text:s text:c="3"/>bug perverted into an alleged feature by adroit rationalization or</text:p>
      <text:p text:style-name="Preformatted_20_Text"><text:s text:c="3"/>marketing. <text:s/>"Motorola calls the CISC cruft in the 88000</text:p>
      <text:p text:style-name="Preformatted_20_Text"><text:s text:c="3"/>architecture `compatibility logic', but I call it green</text:p>
      <text:p text:style-name="Preformatted_20_Text"><text:s text:c="3"/>lightning". <text:s/>See also {feature}.</text:p>
      <text:p text:style-name="Preformatted_20_Text"/>
      <text:p text:style-name="Preformatted_20_Text">:green machine: n. A computer or peripheral device that has been</text:p>
      <text:p text:style-name="Preformatted_20_Text"><text:s text:c="3"/>designed and built to military specifications for field equipment</text:p>
      <text:p text:style-name="Preformatted_20_Text"><text:s text:c="3"/>(that is, to withstand mechanical shock, extremes of temperature</text:p>
      <text:p text:style-name="Preformatted_20_Text"><text:s text:c="3"/>and humidity, and so forth). <text:s/>Comes from the olive-drab `uniform'</text:p>
      <text:p text:style-name="Preformatted_20_Text"><text:s text:c="3"/>paint used for military equipment.</text:p>
      <text:p text:style-name="Preformatted_20_Text"/>
      <text:p text:style-name="Preformatted_20_Text"><text:soft-page-break/>:Green's Theorem: [TMRC] prov. For any story, in any group of people</text:p>
      <text:p text:style-name="Preformatted_20_Text"><text:s text:c="3"/>there will be at least one person who has not heard the story.</text:p>
      <text:p text:style-name="Preformatted_20_Text"><text:s text:c="3"/>[The name of this theorem is a play on a fundamental theorem in</text:p>
      <text:p text:style-name="Preformatted_20_Text"><text:s text:c="3"/>calculus. --- ESR]</text:p>
      <text:p text:style-name="Preformatted_20_Text"/>
      <text:p text:style-name="Preformatted_20_Text">:grep: /grep/ [from the qed/ed editor idiom g/re/p , where</text:p>
      <text:p text:style-name="Preformatted_20_Text"><text:s text:c="3"/>re stands for a regular expression, to Globally search for the</text:p>
      <text:p text:style-name="Preformatted_20_Text"><text:s text:c="3"/>Regular Expression and Print the lines containing matches to it,</text:p>
      <text:p text:style-name="Preformatted_20_Text"><text:s text:c="3"/>via {{UNIX}} `grep(1)'] vt. To rapidly scan a file or set of</text:p>
      <text:p text:style-name="Preformatted_20_Text"><text:s text:c="3"/>files looking for a particular string or pattern (when browsing</text:p>
      <text:p text:style-name="Preformatted_20_Text"><text:s text:c="3"/>through a large set of files, one may speak of `grepping</text:p>
      <text:p text:style-name="Preformatted_20_Text"><text:s text:c="3"/>around'). <text:s/>By extension, to look for something by pattern. <text:s/>"Grep</text:p>
      <text:p text:style-name="Preformatted_20_Text"><text:s text:c="3"/>the bulletin board for the system backup schedule, would you?"</text:p>
      <text:p text:style-name="Preformatted_20_Text"><text:s text:c="3"/>See also {vgrep}.</text:p>
      <text:p text:style-name="Preformatted_20_Text"/>
      <text:p text:style-name="Preformatted_20_Text">:grind: vt. 1. [MIT and Berkeley] To format code, especially LISP</text:p>
      <text:p text:style-name="Preformatted_20_Text"><text:s text:c="3"/>code, by indenting lines so that it looks pretty. <text:s/>This usage was</text:p>
      <text:p text:style-name="Preformatted_20_Text"><text:s text:c="3"/>associated with the MacLISP community and is now rare;</text:p>
      <text:p text:style-name="Preformatted_20_Text"><text:s text:c="3"/>{prettyprint} was and is the generic term for such</text:p>
      <text:p text:style-name="Preformatted_20_Text"><text:s text:c="3"/>operations. <text:s/>2. [UNIX] To generate the formatted version of a</text:p>
      <text:p text:style-name="Preformatted_20_Text"><text:s text:c="3"/>document from the {{nroff}}, {{troff}}, {{TeX}}, or Scribe</text:p>
      <text:p text:style-name="Preformatted_20_Text"><text:s text:c="3"/>source. <text:s/>The BSD program `vgrind(1)' grinds code for printing</text:p>
      <text:p text:style-name="Preformatted_20_Text"><text:s text:c="3"/>on a Versatec bitmapped printer. <text:s/>3. To run seemingly interminably,</text:p>
      <text:p text:style-name="Preformatted_20_Text"><text:s text:c="3"/>esp. (but not necessarily) if performing some tedious and</text:p>
      <text:p text:style-name="Preformatted_20_Text"><text:s text:c="3"/>inherently useless task. <text:s/>Similar to {crunch} or {grovel}.</text:p>
      <text:p text:style-name="Preformatted_20_Text"><text:s text:c="3"/>Grinding has a connotation of using a lot of CPU time, but it is</text:p>
      <text:p text:style-name="Preformatted_20_Text"><text:s text:c="3"/>possible to grind a disk, network, etc. <text:s/>See also {hog}. <text:s/>4. To</text:p>
      <text:p text:style-name="Preformatted_20_Text"><text:s text:c="3"/>make the whole system slow. <text:s/>"Troff really grinds a PDP-11."</text:p>
      <text:p text:style-name="Preformatted_20_Text"><text:s text:c="3"/>5. `grind grind' excl. Roughly, "Isn't the machine slow today!"</text:p>
      <text:p text:style-name="Preformatted_20_Text"><text:s text:c="3"/></text:p>
      <text:p text:style-name="Preformatted_20_Text"/>
      <text:p text:style-name="Preformatted_20_Text">:grind crank: n. A mythical accessory to a terminal. <text:s/>A crank on the</text:p>
      <text:p text:style-name="Preformatted_20_Text"><text:s text:c="3"/>side of a monitor, which when operated makes a zizzing noise and</text:p>
      <text:p text:style-name="Preformatted_20_Text"><text:s text:c="3"/>causes the computer to run faster. <text:s/>Usually one does not refer to a</text:p>
      <text:p text:style-name="Preformatted_20_Text"><text:s text:c="3"/>grind crank out loud, but merely makes the appropriate gesture and</text:p>
      <text:p text:style-name="Preformatted_20_Text"><text:s text:c="3"/>noise. <text:s/>See {grind} and {wugga wugga}.</text:p>
      <text:p text:style-name="Preformatted_20_Text"/>
      <text:p text:style-name="Preformatted_20_Text"><text:s text:c="3"/>Historical note: At least one real machine actually had a grind</text:p>
      <text:p text:style-name="Preformatted_20_Text"><text:s text:c="3"/>crank --- the R1, a research machine built toward the end of the</text:p>
      <text:p text:style-name="Preformatted_20_Text"><text:s text:c="3"/>days of the great vacuum tube computers, in 1959. <text:s/>R1 (also known</text:p>
      <text:p text:style-name="Preformatted_20_Text"><text:s text:c="3"/>as `The Rice Institute Computer' (TRIC) and later as `The Rice</text:p>
      <text:p text:style-name="Preformatted_20_Text"><text:s text:c="3"/>University Computer' (TRUC)) had a single-step/free-run switch for</text:p>
      <text:p text:style-name="Preformatted_20_Text"><text:s text:c="3"/>use when debugging programs. <text:s/>Since single-stepping through a large</text:p>
      <text:p text:style-name="Preformatted_20_Text"><text:s text:c="3"/>program was rather tedious, there was also a crank with a cam and</text:p>
      <text:p text:style-name="Preformatted_20_Text"><text:s text:c="3"/>gear arrangement that repeatedly pushed the single-step button.</text:p>
      <text:p text:style-name="Preformatted_20_Text"><text:s text:c="3"/>This allowed one to `crank' through a lot of code, then slow</text:p>
      <text:p text:style-name="Preformatted_20_Text"><text:s text:c="3"/>down to single-step for a bit when you got near the code of</text:p>
      <text:p text:style-name="Preformatted_20_Text"><text:s text:c="3"/>interest, poke at some registers using the console typewriter, and</text:p>
      <text:p text:style-name="Preformatted_20_Text"><text:s text:c="3"/>then keep on cranking.</text:p>
      <text:p text:style-name="Preformatted_20_Text"/>
      <text:p text:style-name="Preformatted_20_Text">:gripenet: [IBM] n. A wry (and thoroughly unoffical) name for IBM's</text:p>
      <text:p text:style-name="Preformatted_20_Text"><text:s text:c="3"/>internal VNET system, deriving from its common use by IBMers to</text:p>
      <text:p text:style-name="Preformatted_20_Text"><text:s text:c="3"/>voice pointed criticism of IBM management that would be taboo in</text:p>
      <text:p text:style-name="Preformatted_20_Text"><text:s text:c="3"/>more formal channels.</text:p>
      <text:p text:style-name="Preformatted_20_Text"/>
      <text:p text:style-name="Preformatted_20_Text">:gritch: /grich/ 1. n. A complaint (often caused by a {glitch}).</text:p>
      <text:p text:style-name="Preformatted_20_Text"><text:s text:c="3"/>2. vi. To complain. <text:s/>Often verb-doubled: "Gritch gritch". <text:s/>3. A</text:p>
      <text:p text:style-name="Preformatted_20_Text"><text:s text:c="3"/>synonym for {glitch} (as verb or noun).</text:p>
      <text:p text:style-name="Preformatted_20_Text"><text:soft-page-break/></text:p>
      <text:p text:style-name="Preformatted_20_Text">:grok: /grok/, var. /grohk/ [from the novel `Stranger in</text:p>
      <text:p text:style-name="Preformatted_20_Text"><text:s text:c="3"/>a Strange Land', by Robert A. Heinlein, where it is a Martian word</text:p>
      <text:p text:style-name="Preformatted_20_Text"><text:s text:c="3"/>meaning literally `to drink' and metaphorically `to be one</text:p>
      <text:p text:style-name="Preformatted_20_Text"><text:s text:c="3"/>with'] vt. 1. To understand, usually in a global sense. <text:s/>Connotes</text:p>
      <text:p text:style-name="Preformatted_20_Text"><text:s text:c="3"/>intimate and exhaustive knowledge. <text:s/>Contrast {zen}, similar</text:p>
      <text:p text:style-name="Preformatted_20_Text"><text:s text:c="3"/>supernal understanding as a single brief flash. <text:s/>See also</text:p>
      <text:p text:style-name="Preformatted_20_Text"><text:s text:c="3"/>{glark}. <text:s/>2. Used of programs, may connote merely sufficient</text:p>
      <text:p text:style-name="Preformatted_20_Text"><text:s text:c="3"/>understanding. <text:s/>"Almost all C compilers grok the `void' type</text:p>
      <text:p text:style-name="Preformatted_20_Text"><text:s text:c="3"/>these days."</text:p>
      <text:p text:style-name="Preformatted_20_Text"/>
      <text:p text:style-name="Preformatted_20_Text">:gronk: /gronk/ [popularized by Johnny Hart's comic strip</text:p>
      <text:p text:style-name="Preformatted_20_Text"><text:s text:c="3"/>"B.C." but the word apparently predates that] vt. 1. To</text:p>
      <text:p text:style-name="Preformatted_20_Text"><text:s text:c="3"/>clear the state of a wedged device and restart it. <text:s/>More severe</text:p>
      <text:p text:style-name="Preformatted_20_Text"><text:s text:c="3"/>than `to {frob}'. <text:s/>2. [TMRC] To cut, sever, smash, or</text:p>
      <text:p text:style-name="Preformatted_20_Text"><text:s text:c="3"/>similarly disable. <text:s/>3. The sound made by many 3.5-inch diskette</text:p>
      <text:p text:style-name="Preformatted_20_Text"><text:s text:c="3"/>drives. <text:s/>In particular, the microfloppies on a Commodore Amiga go</text:p>
      <text:p text:style-name="Preformatted_20_Text"><text:s text:c="3"/>"grink, gronk".</text:p>
      <text:p text:style-name="Preformatted_20_Text"/>
      <text:p text:style-name="Preformatted_20_Text">:gronk out: vi. To cease functioning. <text:s/>Of people, to go home and go</text:p>
      <text:p text:style-name="Preformatted_20_Text"><text:s text:c="3"/>to sleep. <text:s/>"I guess I'll gronk out now; see you all tomorrow."</text:p>
      <text:p text:style-name="Preformatted_20_Text"/>
      <text:p text:style-name="Preformatted_20_Text">:gronked: adj. 1. Broken. <text:s/>"The teletype scanner was gronked, so</text:p>
      <text:p text:style-name="Preformatted_20_Text"><text:s text:c="3"/>we took the system down." <text:s/>2. Of people, the condition of feeling</text:p>
      <text:p text:style-name="Preformatted_20_Text"><text:s text:c="3"/>very tired or (less commonly) sick. <text:s/>"I've been chasing that bug</text:p>
      <text:p text:style-name="Preformatted_20_Text"><text:s text:c="3"/>for 17 hours now and I am thoroughly gronked!" <text:s/>Compare</text:p>
      <text:p text:style-name="Preformatted_20_Text"><text:s text:c="3"/>{broken}, which means about the same as {gronk} used of</text:p>
      <text:p text:style-name="Preformatted_20_Text"><text:s text:c="3"/>hardware, but connotes depression or mental/emotional problems in</text:p>
      <text:p text:style-name="Preformatted_20_Text"><text:s text:c="3"/>people.</text:p>
      <text:p text:style-name="Preformatted_20_Text"/>
      <text:p text:style-name="Preformatted_20_Text">:grovel: vi. 1. To work interminably and without apparent progress.</text:p>
      <text:p text:style-name="Preformatted_20_Text"><text:s text:c="3"/>Often used transitively with `over' or `through'. <text:s/>"The file</text:p>
      <text:p text:style-name="Preformatted_20_Text"><text:s text:c="3"/>scavenger has been groveling through the file directories for 10</text:p>
      <text:p text:style-name="Preformatted_20_Text"><text:s text:c="3"/>minutes now." <text:s/>Compare {grind} and {crunch}. <text:s/>Emphatic form:</text:p>
      <text:p text:style-name="Preformatted_20_Text"><text:s text:c="3"/>`grovel obscenely'. <text:s/>2. To examine minutely or in complete detail.</text:p>
      <text:p text:style-name="Preformatted_20_Text"><text:s text:c="3"/>"The compiler grovels over the entire source program before</text:p>
      <text:p text:style-name="Preformatted_20_Text"><text:s text:c="3"/>beginning to translate it." <text:s/>"I grovelled through all the</text:p>
      <text:p text:style-name="Preformatted_20_Text"><text:s text:c="3"/>documentation, but I still couldn't find the command I wanted."</text:p>
      <text:p text:style-name="Preformatted_20_Text"/>
      <text:p text:style-name="Preformatted_20_Text">:grunge: /gruhnj/ n. 1. That which is grungy, or that which makes</text:p>
      <text:p text:style-name="Preformatted_20_Text"><text:s text:c="3"/>it so. <text:s/>2. [Cambridge] Code which is inaccessible due to changes in</text:p>
      <text:p text:style-name="Preformatted_20_Text"><text:s text:c="3"/>other parts of the program. <text:s/>The preferred term in North America is</text:p>
      <text:p text:style-name="Preformatted_20_Text"><text:s text:c="3"/>{dead code}.</text:p>
      <text:p text:style-name="Preformatted_20_Text"/>
      <text:p text:style-name="Preformatted_20_Text">:gubbish: /guhb'*sh/ [a portmanteau of `garbage' and `rubbish'?]</text:p>
      <text:p text:style-name="Preformatted_20_Text"><text:s text:c="3"/>n. Garbage; crap; nonsense. <text:s/>"What is all this gubbish?" <text:s/>The</text:p>
      <text:p text:style-name="Preformatted_20_Text"><text:s text:c="3"/>opposite portmanteau `rubbage' is also reported.</text:p>
      <text:p text:style-name="Preformatted_20_Text"/>
      <text:p text:style-name="Preformatted_20_Text">:guiltware: /gilt'weir/ n. 1. A piece of {freeware} decorated</text:p>
      <text:p text:style-name="Preformatted_20_Text"><text:s text:c="3"/>with a message telling one how long and hard the author worked on</text:p>
      <text:p text:style-name="Preformatted_20_Text"><text:s text:c="3"/>it and intimating that one is a no-good freeloader if one does not</text:p>
      <text:p text:style-name="Preformatted_20_Text"><text:s text:c="3"/>immediately send the poor suffering martyr gobs of money.</text:p>
      <text:p text:style-name="Preformatted_20_Text"><text:s text:c="3"/>2. {Shareware} that works.</text:p>
      <text:p text:style-name="Preformatted_20_Text"/>
      <text:p text:style-name="Preformatted_20_Text">:gumby: /guhm'bee/ [from a class of Monty Python characters,</text:p>
      <text:p text:style-name="Preformatted_20_Text"><text:s text:c="3"/>poss. with some influence from the 1960s claymation character] n.</text:p>
      <text:p text:style-name="Preformatted_20_Text"><text:s text:c="3"/>An act of minor but conspicuous stupidity, often in `gumby</text:p>
      <text:p text:style-name="Preformatted_20_Text"><text:s text:c="3"/>maneuver' or `pull a gumby'.</text:p>
      <text:p text:style-name="Preformatted_20_Text"><text:soft-page-break/></text:p>
      <text:p text:style-name="Preformatted_20_Text">:gun: [ITS: from the `:GUN' command] vt. To forcibly</text:p>
      <text:p text:style-name="Preformatted_20_Text"><text:s text:c="3"/>terminate a program or job (computer, not career). <text:s/>"Some idiot</text:p>
      <text:p text:style-name="Preformatted_20_Text"><text:s text:c="3"/>left a background process running soaking up half the cycles, so I</text:p>
      <text:p text:style-name="Preformatted_20_Text"><text:s text:c="3"/>gunned it." <text:s/>Compare {can}.</text:p>
      <text:p text:style-name="Preformatted_20_Text"/>
      <text:p text:style-name="Preformatted_20_Text">:gunch: /guhnch/ [TMRC] vt. To push, prod, or poke at a device</text:p>
      <text:p text:style-name="Preformatted_20_Text"><text:s text:c="3"/>that has almost produced the desired result. <text:s/>Implies a threat to</text:p>
      <text:p text:style-name="Preformatted_20_Text"><text:s text:c="3"/>{mung}.</text:p>
      <text:p text:style-name="Preformatted_20_Text"/>
      <text:p text:style-name="Preformatted_20_Text">:gurfle: /ger'fl/ interj. An expression of shocked disbelief. <text:s/>"He</text:p>
      <text:p text:style-name="Preformatted_20_Text"><text:s text:c="3"/>said we have to recode this thing in FORTRAN by next week.</text:p>
      <text:p text:style-name="Preformatted_20_Text"><text:s text:c="3"/>Gurfle!" <text:s/>Compare {weeble}.</text:p>
      <text:p text:style-name="Preformatted_20_Text"/>
      <text:p text:style-name="Preformatted_20_Text">:guru: n. [UNIX] An expert. <text:s/>Implies not only {wizard} snwards, this often indicated that the speaker could</text:p>
      <text:p text:style-name="Preformatted_20_Text"><text:s text:c="3"/>be found at the College Computing Center punching cards or crashing</text:p>
      <text:p text:style-name="Preformatted_20_Text"><text:s text:c="3"/>the {PDP-10} or, later, the DEC-20; the term has survived the</text:p>
      <text:p text:style-name="Preformatted_20_Text"><text:s text:c="3"/>demise of those technologies, however, and is still live in late</text:p>
      <text:p text:style-name="Preformatted_20_Text"><text:s text:c="3"/>1991. <text:s/>"I'm going to go gweep for a while. See you in the</text:p>
      <text:p text:style-name="Preformatted_20_Text"><text:s text:c="3"/>morning" <text:s/>"I gweep from 8pm till 3am during the week." <text:s/>2. n. One</text:p>
      <text:p text:style-name="Preformatted_20_Text"><text:s text:c="3"/>who habitually gweeps in sense 1; a {hacker}. <text:s/>"He's a</text:p>
      <text:p text:style-name="Preformatted_20_Text"><text:s text:c="3"/>hard-core gweep, mumbles code in his sleep."</text:p>
      <text:p text:style-name="Preformatted_20_Text"/>
      <text:p text:style-name="Preformatted_20_Text">= H =</text:p>
      <text:p text:style-name="Preformatted_20_Text">=====</text:p>
      <text:p text:style-name="Preformatted_20_Text"/>
      <text:p text:style-name="Preformatted_20_Text">:h: [from SF fandom] infix. A method of `marking' common words,</text:p>
      <text:p text:style-name="Preformatted_20_Text"><text:s text:c="3"/>i.e., calling attention to the fact that they are being used in a</text:p>
      <text:p text:style-name="Preformatted_20_Text"><text:s text:c="3"/>nonstandard, ironic, or humorous way. <text:s/>Originated in the fannish</text:p>
      <text:p text:style-name="Preformatted_20_Text"><text:s text:c="3"/>catchphrase "Bheer is the One True Ghod!" from decades ago.</text:p>
      <text:p text:style-name="Preformatted_20_Text"><text:s text:c="3"/>H-infix marking of `Ghod' and other words spread into the 1960s</text:p>
      <text:p text:style-name="Preformatted_20_Text"><text:s text:c="3"/>counterculture via underground comix, and into early hackerdom</text:p>
      <text:p text:style-name="Preformatted_20_Text"><text:s text:c="3"/>either from the counterculture or from SF fandom (the three</text:p>
      <text:p text:style-name="Preformatted_20_Text"><text:s text:c="3"/>overlapped heavily at the time). <text:s/>More recently, the h infix has</text:p>
      <text:p text:style-name="Preformatted_20_Text"><text:s text:c="3"/>become an expected feature of benchmark names (Dhrystone,</text:p>
      <text:p text:style-name="Preformatted_20_Text"><text:s text:c="3"/>Rhealstone, etc.); this is prob. patterning on the original</text:p>
      <text:p text:style-name="Preformatted_20_Text"><text:s text:c="3"/>Whetstone (the name of a laboratory) but influenced by the</text:p>
      <text:p text:style-name="Preformatted_20_Text"><text:s text:c="3"/>fannish/counterculture h infix.</text:p>
      <text:p text:style-name="Preformatted_20_Text"/>
      <text:p text:style-name="Preformatted_20_Text">:ha ha only serious: [from SF fandom, orig. as mutation of HHOK,</text:p>
      <text:p text:style-name="Preformatted_20_Text"><text:s text:c="3"/>`Ha Ha Only Kidding'] A phrase (often seen abbreviated as HHOS)</text:p>
      <text:p text:style-name="Preformatted_20_Text"><text:s text:c="3"/>that aptly captures the flavor of much hacker discourse. <text:s/>Applied</text:p>
      <text:p text:style-name="Preformatted_20_Text"><text:s text:c="3"/>especially to parodies, absurdities, and ironic jokes that are both</text:p>
      <text:p text:style-name="Preformatted_20_Text"><text:s text:c="3"/>intended and perceived to contain a possibly disquieting amount of</text:p>
      <text:p text:style-name="Preformatted_20_Text"><text:s text:c="3"/>truth, or truths that are constructed on in-joke and self-parody.</text:p>
      <text:p text:style-name="Preformatted_20_Text"><text:s text:c="3"/>This lexicon contains many examples of ha-ha-only-serious in both</text:p>
      <text:p text:style-name="Preformatted_20_Text"><text:s text:c="3"/>form and content. <text:s/>Indeed, the entirety of hacker culture is often</text:p>
      <text:p text:style-name="Preformatted_20_Text"><text:s text:c="3"/>perceived as ha-ha-only-serious by hackers themselves; to take it</text:p>
      <text:p text:style-name="Preformatted_20_Text"><text:s text:c="3"/>either too lightly or too seriously marks a person as an outsider,</text:p>
      <text:p text:style-name="Preformatted_20_Text"><text:s text:c="3"/>a {wannabee}, or in {larval stage}. <text:s/>For further</text:p>
      <text:p text:style-name="Preformatted_20_Text"><text:s text:c="3"/>enlightenment on this subject, consult any Zen master. <text:s/>See also</text:p>
      <text:p text:style-name="Preformatted_20_Text"><text:s text:c="3"/>{{Humor, Hacker}}, and {AI koans}.</text:p>
      <text:p text:style-name="Preformatted_20_Text"/>
      <text:p text:style-name="Preformatted_20_Text">:hack: 1. n. Originally, a quick job that produces what is needed,</text:p>
      <text:p text:style-name="Preformatted_20_Text"><text:s text:c="3"/>but not well. <text:s/>2. n. An incredibly good, and perhaps very</text:p>
      <text:p text:style-name="Preformatted_20_Text"><text:s text:c="3"/>time-consuming, piece of work that produces exactly what is needed.</text:p>
      <text:p text:style-name="Preformatted_20_Text"><text:s text:c="3"/>3. vt. To bear emotionally or physically. <text:s/>"I can't hack this</text:p>
      <text:p text:style-name="Preformatted_20_Text"><text:soft-page-break/><text:s text:c="3"/>heat!" <text:s/>4. vt. To work on something (typically a program). <text:s/>In an</text:p>
      <text:p text:style-name="Preformatted_20_Text"><text:s text:c="3"/>immediate sense: "What are you doing?" <text:s/>"I'm hacking TECO."</text:p>
      <text:p text:style-name="Preformatted_20_Text"><text:s text:c="3"/>In a general (time-extended) sense: "What do you do around here?"</text:p>
      <text:p text:style-name="Preformatted_20_Text"><text:s text:c="3"/>"I hack TECO." <text:s/>More generally, "I hack `foo'" is roughly</text:p>
      <text:p text:style-name="Preformatted_20_Text"><text:s text:c="3"/>equivalent to "`foo' is my major interest (or project)". <text:s/>"I</text:p>
      <text:p text:style-name="Preformatted_20_Text"><text:s text:c="3"/>hack solid-state physics." <text:s/>5. vt. To pull a prank on. <text:s/>See</text:p>
      <text:p text:style-name="Preformatted_20_Text"><text:s text:c="3"/>sense 2 and {hacker} (sense 5). <text:s/>6. vi. To interact with a</text:p>
      <text:p text:style-name="Preformatted_20_Text"><text:s text:c="3"/>computer in a playful and exploratory rather than goal-directed</text:p>
      <text:p text:style-name="Preformatted_20_Text"><text:s text:c="3"/>way. <text:s/>"Whatcha up to?" <text:s/>"Oh, just hacking." <text:s/>7. n. Short for</text:p>
      <text:p text:style-name="Preformatted_20_Text"><text:s text:c="3"/>{hacker}. <text:s/>8. See {nethack}. <text:s/>9. [MIT] v. To explore</text:p>
      <text:p text:style-name="Preformatted_20_Text"><text:s text:c="3"/>the basements, roof ledges, and steam tunnels of a large,</text:p>
      <text:p text:style-name="Preformatted_20_Text"><text:s text:c="3"/>institutional building, to the dismay of Physical Plant workers and</text:p>
      <text:p text:style-name="Preformatted_20_Text"><text:s text:c="3"/>(since this is usually performed at educational institutions) the</text:p>
      <text:p text:style-name="Preformatted_20_Text"><text:s text:c="3"/>Campus Police. <text:s/>This activity has been found to be eerily similar</text:p>
      <text:p text:style-name="Preformatted_20_Text"><text:s text:c="3"/>to playing adventure games such as Dungeons and Dragons and {Zork}.</text:p>
      <text:p text:style-name="Preformatted_20_Text"><text:s text:c="3"/>See also {vadding}.</text:p>
      <text:p text:style-name="Preformatted_20_Text"/>
      <text:p text:style-name="Preformatted_20_Text"><text:s text:c="3"/>Constructions on this term abound. <text:s/>They include `happy hacking'</text:p>
      <text:p text:style-name="Preformatted_20_Text"><text:s text:c="3"/>(a farewell), `how's hacking?' (a friendly greeting among</text:p>
      <text:p text:style-name="Preformatted_20_Text"><text:s text:c="3"/>hackers) and `hack, hack' (a fairly content-free but friendly</text:p>
      <text:p text:style-name="Preformatted_20_Text"><text:s text:c="3"/>comment, often used as a temporary farewell). <text:s/>For more on this</text:p>
      <text:p text:style-name="Preformatted_20_Text"><text:s text:c="3"/>totipotent term see "{The Meaning of `Hack'}". <text:s/>See</text:p>
      <text:p text:style-name="Preformatted_20_Text"><text:s text:c="3"/>also {neat hack}, {real hack}.</text:p>
      <text:p text:style-name="Preformatted_20_Text"/>
      <text:p text:style-name="Preformatted_20_Text">:hack attack: [poss. by analogy with `Big Mac Attack' from ads</text:p>
      <text:p text:style-name="Preformatted_20_Text"><text:s text:c="3"/>for the McDonald's fast-food chain; the variant `big hack attack'</text:p>
      <text:p text:style-name="Preformatted_20_Text"><text:s text:c="3"/>is reported] n. Nearly synonymous with {hacking run}, though the</text:p>
      <text:p text:style-name="Preformatted_20_Text"><text:s text:c="3"/>latter more strongly implies an all-nighter.</text:p>
      <text:p text:style-name="Preformatted_20_Text"/>
      <text:p text:style-name="Preformatted_20_Text">:hack mode: n. 1. What one is in when hacking, of course. <text:s/>2. More</text:p>
      <text:p text:style-name="Preformatted_20_Text"><text:s text:c="3"/>specifically, a Zen-like state of total focus on The Problem that</text:p>
      <text:p text:style-name="Preformatted_20_Text"><text:s text:c="3"/>may be achieved when one is hacking (this is why every good hacker</text:p>
      <text:p text:style-name="Preformatted_20_Text"><text:s text:c="3"/>is part mystic). <text:s/>Ability to enter such concentration at will</text:p>
      <text:p text:style-name="Preformatted_20_Text"><text:s text:c="3"/>correlates strongly with wizardliness; it is one of the most</text:p>
      <text:p text:style-name="Preformatted_20_Text"><text:s text:c="3"/>important skills learned during {larval stage}. <text:s/>Sometimes</text:p>
      <text:p text:style-name="Preformatted_20_Text"><text:s text:c="3"/>amplified as `deep hack mode'.</text:p>
      <text:p text:style-name="Preformatted_20_Text"/>
      <text:p text:style-name="Preformatted_20_Text"><text:s text:c="3"/>Being yanked out of hack mode (see {priority interrupt}) may be</text:p>
      <text:p text:style-name="Preformatted_20_Text"><text:s text:c="3"/>experienced as a physical shock, and the sensation of being in it</text:p>
      <text:p text:style-name="Preformatted_20_Text"><text:s text:c="3"/>is more than a little habituating. <text:s/>The intensity of this</text:p>
      <text:p text:style-name="Preformatted_20_Text"><text:s text:c="3"/>experience is probably by itself sufficient explanation for the</text:p>
      <text:p text:style-name="Preformatted_20_Text"><text:s text:c="3"/>existence of hackers, and explains why many resist being promoted</text:p>
      <text:p text:style-name="Preformatted_20_Text"><text:s text:c="3"/>out of positions where they can code. <text:s/>See also {cyberspace}</text:p>
      <text:p text:style-name="Preformatted_20_Text"><text:s text:c="3"/>(sense 2).</text:p>
      <text:p text:style-name="Preformatted_20_Text"/>
      <text:p text:style-name="Preformatted_20_Text"><text:s text:c="3"/>Some aspects of hackish etiquette will appear quite odd to an</text:p>
      <text:p text:style-name="Preformatted_20_Text"><text:s text:c="3"/>observer unaware of the high value placed on hack mode. <text:s/>For</text:p>
      <text:p text:style-name="Preformatted_20_Text"><text:s text:c="3"/>example, if someone appears at your door, it is perfectly okay to</text:p>
      <text:p text:style-name="Preformatted_20_Text"><text:s text:c="3"/>hold up a hand (without turning one's eyes away from the screen) to</text:p>
      <text:p text:style-name="Preformatted_20_Text"><text:s text:c="3"/>avoid being interrupted. <text:s/>One may read, type, and interact with the</text:p>
      <text:p text:style-name="Preformatted_20_Text"><text:s text:c="3"/>computer for quite some time before further acknowledging the</text:p>
      <text:p text:style-name="Preformatted_20_Text"><text:s text:c="3"/>other's presence (of course, he or she is reciprocally free to</text:p>
      <text:p text:style-name="Preformatted_20_Text"><text:s text:c="3"/>leave without a word). <text:s/>The understanding is that you might be in</text:p>
      <text:p text:style-name="Preformatted_20_Text"><text:s text:c="3"/>{hack mode} with a lot of delicate {state} (sense 2) in your</text:p>
      <text:p text:style-name="Preformatted_20_Text"><text:s text:c="3"/>head, and you dare not {swap} that context out until you have</text:p>
      <text:p text:style-name="Preformatted_20_Text"><text:s text:c="3"/>reached a good point to pause. See also {juggling eggs}.</text:p>
      <text:p text:style-name="Preformatted_20_Text"/>
      <text:p text:style-name="Preformatted_20_Text">:hack on: vt. To {hack}; implies that the subject is some</text:p>
      <text:p text:style-name="Preformatted_20_Text"><text:soft-page-break/><text:s text:c="3"/>pre-existing hunk of code that one is evolving, as opposed to</text:p>
      <text:p text:style-name="Preformatted_20_Text"><text:s text:c="3"/>something one might {hack up}.</text:p>
      <text:p text:style-name="Preformatted_20_Text"/>
      <text:p text:style-name="Preformatted_20_Text">:hack together: vt. To throw something together so it will work.</text:p>
      <text:p text:style-name="Preformatted_20_Text"><text:s text:c="3"/>Unlike `kluge together' or {cruft together}, this does not</text:p>
      <text:p text:style-name="Preformatted_20_Text"><text:s text:c="3"/>necessarily have negative connotations.</text:p>
      <text:p text:style-name="Preformatted_20_Text"/>
      <text:p text:style-name="Preformatted_20_Text">:hack up: vt. To {hack}, but generally implies that the result is</text:p>
      <text:p text:style-name="Preformatted_20_Text"><text:s text:c="3"/>a hack in sense 1 (a quick hack). <text:s/>Contrast this with {hack on}.</text:p>
      <text:p text:style-name="Preformatted_20_Text"><text:s text:c="3"/>To `hack up on' implies a {quick-and-dirty} modification to an</text:p>
      <text:p text:style-name="Preformatted_20_Text"><text:s text:c="3"/>existing system. <text:s/>Contrast {hacked up}; compare {kluge up},</text:p>
      <text:p text:style-name="Preformatted_20_Text"><text:s text:c="3"/>{monkey up}, {cruft together}.</text:p>
      <text:p text:style-name="Preformatted_20_Text"/>
      <text:p text:style-name="Preformatted_20_Text">:hack value: n. Often adduced as the reason or motivation for</text:p>
      <text:p text:style-name="Preformatted_20_Text"><text:s text:c="3"/>expending effort toward a seemingly useless goal, the point being</text:p>
      <text:p text:style-name="Preformatted_20_Text"><text:s text:c="3"/>that the accomplished goal is a hack. <text:s/>For example, MacLISP had</text:p>
      <text:p text:style-name="Preformatted_20_Text"><text:s text:c="3"/>features for reading and printing Roman numerals, which were</text:p>
      <text:p text:style-name="Preformatted_20_Text"><text:s text:c="3"/>installed purely for hack value. <text:s/>See {display hack} for one</text:p>
      <text:p text:style-name="Preformatted_20_Text"><text:s text:c="3"/>method of computing hack value, but this cannot really be</text:p>
      <text:p text:style-name="Preformatted_20_Text"><text:s text:c="3"/>explained. <text:s/>As a great artist once said of jazz: "If you hafta ask,</text:p>
      <text:p text:style-name="Preformatted_20_Text"><text:s text:c="3"/>you ain't never goin' to find out."</text:p>
      <text:p text:style-name="Preformatted_20_Text"/>
      <text:p text:style-name="Preformatted_20_Text">:hack-and-slay: v. (also `hack-and-slash') 1. To play a {MUD}</text:p>
      <text:p text:style-name="Preformatted_20_Text"><text:s text:c="3"/>or go mudding, especially with the intention of {berserking} for</text:p>
      <text:p text:style-name="Preformatted_20_Text"><text:s text:c="3"/>pleasure. <text:s/>2. To undertake an all-night programming/hacking</text:p>
      <text:p text:style-name="Preformatted_20_Text"><text:s text:c="3"/>session, interspersed with stints of mudding as a change of pace.</text:p>
      <text:p text:style-name="Preformatted_20_Text"><text:s text:c="3"/>This term arose on the British academic network amongst students</text:p>
      <text:p text:style-name="Preformatted_20_Text"><text:s text:c="3"/>who worked nights and logged onto Essex University's MUDs during</text:p>
      <text:p text:style-name="Preformatted_20_Text"><text:s text:c="3"/>public-access hours (2 A.M. to 7 A.M.). <text:s/>Usually more</text:p>
      <text:p text:style-name="Preformatted_20_Text"><text:s text:c="3"/>mudding than work was done in these sessions.</text:p>
      <text:p text:style-name="Preformatted_20_Text"/>
      <text:p text:style-name="Preformatted_20_Text">:hacked off: [analogous to `pissed off'] adj. Said of system</text:p>
      <text:p text:style-name="Preformatted_20_Text"><text:s text:c="3"/>administrators who have become annoyed, upset, or touchy owing to</text:p>
      <text:p text:style-name="Preformatted_20_Text"><text:s text:c="3"/>suspicions that their sites have been or are going to be victimized</text:p>
      <text:p text:style-name="Preformatted_20_Text"><text:s text:c="3"/>by crackers, or used for inappropriate, technically illegal, or</text:p>
      <text:p text:style-name="Preformatted_20_Text"><text:s text:c="3"/>even overtly criminal activities. <text:s/>For example, having unreadable</text:p>
      <text:p text:style-name="Preformatted_20_Text"><text:s text:c="3"/>files in your home directory called `worm', `lockpick', or `goroot'</text:p>
      <text:p text:style-name="Preformatted_20_Text"><text:s text:c="3"/>would probably be an effective (as well as impressively obvious and</text:p>
      <text:p text:style-name="Preformatted_20_Text"><text:s text:c="3"/>stupid) way to get your sysadmin hacked off at you.</text:p>
      <text:p text:style-name="Preformatted_20_Text"/>
      <text:p text:style-name="Preformatted_20_Text">:hacked up: adj. Sufficiently patched, kluged, and tweaked that the</text:p>
      <text:p text:style-name="Preformatted_20_Text"><text:s text:c="3"/>surgical scars are beginning to crowd out normal tissue (compare</text:p>
      <text:p text:style-name="Preformatted_20_Text"><text:s text:c="3"/>{critical mass}). <text:s/>Not all programs that are hacked become</text:p>
      <text:p text:style-name="Preformatted_20_Text"><text:s text:c="3"/>`hacked up'; if modifications are done with some eye to coherence</text:p>
      <text:p text:style-name="Preformatted_20_Text"><text:s text:c="3"/>and continued maintainability, the software may emerge better for</text:p>
      <text:p text:style-name="Preformatted_20_Text"><text:s text:c="3"/>the experience. <text:s/>Contrast {hack up}.</text:p>
      <text:p text:style-name="Preformatted_20_Text"/>
      <text:p text:style-name="Preformatted_20_Text">:hacker: [originally, someone who makes furniture with an axe] n.</text:p>
      <text:p text:style-name="Preformatted_20_Text"><text:s text:c="3"/>1. A person who enjoys exploring the details of programmable</text:p>
      <text:p text:style-name="Preformatted_20_Text"><text:s text:c="3"/>systems and how to stretch their capabilities, as opposed to most</text:p>
      <text:p text:style-name="Preformatted_20_Text"><text:s text:c="3"/>users, who prefer to learn only the minimum necessary. <text:s/>2. One who</text:p>
      <text:p text:style-name="Preformatted_20_Text"><text:s text:c="3"/>programs enthusiastically (even obsessively) or who enjoys</text:p>
      <text:p text:style-name="Preformatted_20_Text"><text:s text:c="3"/>programming rather than just theorizing about programming. <text:s/>3. A</text:p>
      <text:p text:style-name="Preformatted_20_Text"><text:s text:c="3"/>person capable of appreciating {hack value}. <text:s/>4. A person who is</text:p>
      <text:p text:style-name="Preformatted_20_Text"><text:s text:c="3"/>good at programming quickly. <text:s/>5. An expert at a particular program,</text:p>
      <text:p text:style-name="Preformatted_20_Text"><text:s text:c="3"/>or one who frequently does work using it or on it; as in `a UNIX</text:p>
      <text:p text:style-name="Preformatted_20_Text"><text:s text:c="3"/>hacker'. <text:s/>(Definitions 1 through 5 are correlated, and people who</text:p>
      <text:p text:style-name="Preformatted_20_Text"><text:s text:c="3"/>fit them congregate.) <text:s/>6. An expert or enthusiast of any kind. <text:s/>One</text:p>
      <text:p text:style-name="Preformatted_20_Text"><text:soft-page-break/><text:s text:c="3"/>might be an astronomy hacker, for example. <text:s/>7. One who enjoys the</text:p>
      <text:p text:style-name="Preformatted_20_Text"><text:s text:c="3"/>intellectual challenge of creatively overcoming or circumventing</text:p>
      <text:p text:style-name="Preformatted_20_Text"><text:s text:c="3"/>limitations. <text:s/>8. [deprecated] A malicious meddler who tries to</text:p>
      <text:p text:style-name="Preformatted_20_Text"><text:s text:c="3"/>discover sensitive information by poking around. <text:s/>Hence `password</text:p>
      <text:p text:style-name="Preformatted_20_Text"><text:s text:c="3"/>hacker', `network hacker'. <text:s/>The correct term is {cracker}.</text:p>
      <text:p text:style-name="Preformatted_20_Text"/>
      <text:p text:style-name="Preformatted_20_Text"><text:s text:c="3"/>The term `hacker' also tends to connote membership in the global</text:p>
      <text:p text:style-name="Preformatted_20_Text"><text:s text:c="3"/>community defined by the net (see {network, the} and</text:p>
      <text:p text:style-name="Preformatted_20_Text"><text:s text:c="3"/>{Internet address}). <text:s/>It also implies that the person described</text:p>
      <text:p text:style-name="Preformatted_20_Text"><text:s text:c="3"/>is seen to subscribe to some version of the hacker ethic (see</text:p>
      <text:p text:style-name="Preformatted_20_Text"><text:s text:c="3"/>{hacker ethic, the}.</text:p>
      <text:p text:style-name="Preformatted_20_Text"/>
      <text:p text:style-name="Preformatted_20_Text"><text:s text:c="3"/>It is better to be described as a hacker by others than to describe</text:p>
      <text:p text:style-name="Preformatted_20_Text"><text:s text:c="3"/>oneself that way. <text:s/>Hackers consider themselves something of an</text:p>
      <text:p text:style-name="Preformatted_20_Text"><text:s text:c="3"/>elite (a meritocracy based on ability), though one to which new</text:p>
      <text:p text:style-name="Preformatted_20_Text"><text:s text:c="3"/>members are gladly welcome. <text:s/>There is thus a certain ego</text:p>
      <text:p text:style-name="Preformatted_20_Text"><text:s text:c="3"/>satisfaction to be had in identifying yourself as a hacker (but if</text:p>
      <text:p text:style-name="Preformatted_20_Text"><text:s text:c="3"/>you claim to be one and are not, you'll quickly be labeled</text:p>
      <text:p text:style-name="Preformatted_20_Text"><text:s text:c="3"/>{bogus}). <text:s/>See also {wannabee}.</text:p>
      <text:p text:style-name="Preformatted_20_Text"/>
      <text:p text:style-name="Preformatted_20_Text">:hacker ethic, the: n. 1. The belief that information-sharing</text:p>
      <text:p text:style-name="Preformatted_20_Text"><text:s text:c="3"/>is a powerful positive good, and that it is an ethical duty of</text:p>
      <text:p text:style-name="Preformatted_20_Text"><text:s text:c="3"/>hackers to share their expertise by writing free software and</text:p>
      <text:p text:style-name="Preformatted_20_Text"><text:s text:c="3"/>facilitating access to information and to computing resources</text:p>
      <text:p text:style-name="Preformatted_20_Text"><text:s text:c="3"/>wherever possible. <text:s/>2. The belief that system-cracking for fun</text:p>
      <text:p text:style-name="Preformatted_20_Text"><text:s text:c="3"/>and exploration is ethically OK as long as the cracker commits</text:p>
      <text:p text:style-name="Preformatted_20_Text"><text:s text:c="3"/>no theft, vandalism, or breach of confidentiality.</text:p>
      <text:p text:style-name="Preformatted_20_Text"><text:s text:c="2"/></text:p>
      <text:p text:style-name="Preformatted_20_Text"><text:s text:c="3"/>Both of these normative ethical principles are widely, but by no</text:p>
      <text:p text:style-name="Preformatted_20_Text"><text:s text:c="3"/>means universally) accepted among hackers. Most hackers subscribe</text:p>
      <text:p text:style-name="Preformatted_20_Text"><text:s text:c="3"/>to the hacker ethic in sense 1, and many act on it by writing and</text:p>
      <text:p text:style-name="Preformatted_20_Text"><text:s text:c="3"/>giving away free software. <text:s/>A few go further and assert that</text:p>
      <text:p text:style-name="Preformatted_20_Text"><text:s text:c="3"/>*all* information should be free and *any* proprietary</text:p>
      <text:p text:style-name="Preformatted_20_Text"><text:s text:c="3"/>control of it is bad; this is the philosophy behind the {GNU}</text:p>
      <text:p text:style-name="Preformatted_20_Text"><text:s text:c="3"/>project.</text:p>
      <text:p text:style-name="Preformatted_20_Text"/>
      <text:p text:style-name="Preformatted_20_Text"><text:s text:c="3"/>Sense 2 is more controversial: some people consider the act of</text:p>
      <text:p text:style-name="Preformatted_20_Text"><text:s text:c="3"/>cracking itself to be unethical, like breaking and entering.</text:p>
      <text:p text:style-name="Preformatted_20_Text"><text:s text:c="3"/>But this principle at least moderates the behavior of people who</text:p>
      <text:p text:style-name="Preformatted_20_Text"><text:s text:c="3"/>see themselves as `benign' crackers (see also {samurai}). <text:s/>On</text:p>
      <text:p text:style-name="Preformatted_20_Text"><text:s text:c="3"/>this view, it is one of the highest forms of hackerly courtesy</text:p>
      <text:p text:style-name="Preformatted_20_Text"><text:s text:c="3"/>to (a) break into a system, and then (b) explain to the sysop,</text:p>
      <text:p text:style-name="Preformatted_20_Text"><text:s text:c="3"/>preferably by email from a {superuser} account, exactly how it</text:p>
      <text:p text:style-name="Preformatted_20_Text"><text:s text:c="3"/>was done and how the hole can be plugged --- acting as an</text:p>
      <text:p text:style-name="Preformatted_20_Text"><text:s text:c="3"/>unpaid (and unsolicited) {tiger team}.</text:p>
      <text:p text:style-name="Preformatted_20_Text"/>
      <text:p text:style-name="Preformatted_20_Text"><text:s text:c="3"/>The most reliable manifestation of either version of the hacker</text:p>
      <text:p text:style-name="Preformatted_20_Text"><text:s text:c="3"/>ethic is that almost all hackers are actively willing to share</text:p>
      <text:p text:style-name="Preformatted_20_Text"><text:s text:c="3"/>technical tricks, software, and (where possible) computing</text:p>
      <text:p text:style-name="Preformatted_20_Text"><text:s text:c="3"/>resources with other hackers. <text:s/>Huge cooperative networks such as</text:p>
      <text:p text:style-name="Preformatted_20_Text"><text:s text:c="3"/>{USENET}, {FidoNet} and Internet (see {Internet address})</text:p>
      <text:p text:style-name="Preformatted_20_Text"><text:s text:c="3"/>can function without central control because of this trait; they</text:p>
      <text:p text:style-name="Preformatted_20_Text"><text:s text:c="3"/>both rely on and reinforce a sense of community that may be</text:p>
      <text:p text:style-name="Preformatted_20_Text"><text:s text:c="3"/>hackerdom's most valuable intangible asset.</text:p>
      <text:p text:style-name="Preformatted_20_Text"/>
      <text:p text:style-name="Preformatted_20_Text">:hacking run: [analogy with `bombing run' or `speed run'] n. A</text:p>
      <text:p text:style-name="Preformatted_20_Text"><text:s text:c="3"/>hack session extended long outside normal working times, especially</text:p>
      <text:p text:style-name="Preformatted_20_Text"><text:s text:c="3"/>one longer than 12 hours. <text:s/>May cause you to `change phase the hard</text:p>
      <text:p text:style-name="Preformatted_20_Text"><text:soft-page-break/><text:s text:c="3"/>way' (see {phase}).</text:p>
      <text:p text:style-name="Preformatted_20_Text"/>
      <text:p text:style-name="Preformatted_20_Text">:Hacking X for Y: [ITS] n. The information ITS made publicly</text:p>
      <text:p text:style-name="Preformatted_20_Text"><text:s text:c="3"/>available about each user (the INQUIR record) was a sort of form in</text:p>
      <text:p text:style-name="Preformatted_20_Text"><text:s text:c="3"/>which the user could fill out fields. <text:s/>On display, two of these</text:p>
      <text:p text:style-name="Preformatted_20_Text"><text:s text:c="3"/>fields were combined into a project description of the form</text:p>
      <text:p text:style-name="Preformatted_20_Text"><text:s text:c="3"/>"Hacking X for Y" (e.g., `"Hacking perceptrons for</text:p>
      <text:p text:style-name="Preformatted_20_Text"><text:s text:c="3"/>Minsky"'). <text:s/>This form of description became traditional and has</text:p>
      <text:p text:style-name="Preformatted_20_Text"><text:s text:c="3"/>since been carried over to other systems with more general</text:p>
      <text:p text:style-name="Preformatted_20_Text"><text:s text:c="3"/>facilities for self-advertisement (such as UNIX {plan file}s).</text:p>
      <text:p text:style-name="Preformatted_20_Text"/>
      <text:p text:style-name="Preformatted_20_Text">:Hackintosh: n. 1. An Apple Lisa that has been hacked into emulating a</text:p>
      <text:p text:style-name="Preformatted_20_Text"><text:s text:c="3"/>Macintosh (also called a `Mac XL'). <text:s/>2. A Macintosh assembled</text:p>
      <text:p text:style-name="Preformatted_20_Text"><text:s text:c="3"/>from parts theoretically belonging to different models in the line.</text:p>
      <text:p text:style-name="Preformatted_20_Text"/>
      <text:p text:style-name="Preformatted_20_Text">:hackish: /hak'ish/ adj. (also {hackishness} n.) 1. Said of</text:p>
      <text:p text:style-name="Preformatted_20_Text"><text:s text:c="3"/>something that is or involves a hack. <text:s/>2. Of or pertaining to</text:p>
      <text:p text:style-name="Preformatted_20_Text"><text:s text:c="3"/>hackers or the hacker subculture. <text:s/>See also {true-hacker}.</text:p>
      <text:p text:style-name="Preformatted_20_Text"/>
      <text:p text:style-name="Preformatted_20_Text">:hackishness: n. The quality of being or involving a hack. <text:s/>This</text:p>
      <text:p text:style-name="Preformatted_20_Text"><text:s text:c="3"/>term is considered mildly silly. <text:s/>Syn. <text:s/>{hackitude}.</text:p>
      <text:p text:style-name="Preformatted_20_Text"/>
      <text:p text:style-name="Preformatted_20_Text">:hackitude: n. Syn. {hackishness}; this word is considered sillier.</text:p>
      <text:p text:style-name="Preformatted_20_Text"/>
      <text:p text:style-name="Preformatted_20_Text">:hair: [back-formation from {hairy}] n. The complications that</text:p>
      <text:p text:style-name="Preformatted_20_Text"><text:s text:c="3"/>make something hairy. <text:s/>"Decoding {TECO} commands requires a</text:p>
      <text:p text:style-name="Preformatted_20_Text"><text:s text:c="3"/>certain amount of hair." <text:s/>Often seen in the phrase `infinite</text:p>
      <text:p text:style-name="Preformatted_20_Text"><text:s text:c="3"/>hair', which connotes extreme complexity. <text:s/>Also in `hairiferous'</text:p>
      <text:p text:style-name="Preformatted_20_Text"><text:s text:c="3"/>(tending to promote hair growth): "GNUMACS elisp encourages lusers</text:p>
      <text:p text:style-name="Preformatted_20_Text"><text:s text:c="3"/>to write complex editing modes." <text:s/>"Yeah, it's pretty hairiferous</text:p>
      <text:p text:style-name="Preformatted_20_Text"><text:s text:c="3"/>all right." (or just: "Hair squared!")</text:p>
      <text:p text:style-name="Preformatted_20_Text"/>
      <text:p text:style-name="Preformatted_20_Text">:hairy: adj. 1. Annoyingly complicated. <text:s/>"{DWIM} is incredibly</text:p>
      <text:p text:style-name="Preformatted_20_Text"><text:s text:c="3"/>hairy." <text:s/>2. Incomprehensible. <text:s/>"{DWIM} is incredibly hairy."</text:p>
      <text:p text:style-name="Preformatted_20_Text"><text:s text:c="3"/>3. Of people, high-powered, authoritative, rare, expert, and/or</text:p>
      <text:p text:style-name="Preformatted_20_Text"><text:s text:c="3"/>incomprehensible. <text:s/>Hard to explain except in context: "He knows</text:p>
      <text:p text:style-name="Preformatted_20_Text"><text:s text:c="3"/>this hairy lawyer who says there's nothing to worry about." <text:s/>See</text:p>
      <text:p text:style-name="Preformatted_20_Text"><text:s text:c="3"/>also {hirsute}.</text:p>
      <text:p text:style-name="Preformatted_20_Text"/>
      <text:p text:style-name="Preformatted_20_Text"><text:s text:c="3"/>There is a well-known result in topology called the Brouwer</text:p>
      <text:p text:style-name="Preformatted_20_Text"><text:s text:c="3"/>Fixed-Point Theorem, which states that any continuous</text:p>
      <text:p text:style-name="Preformatted_20_Text"><text:s text:c="3"/>transformation of a surface into itself has at least one fixed</text:p>
      <text:p text:style-name="Preformatted_20_Text"><text:s text:c="3"/>point. <text:s/>Mathematically literate hackers tend to associate the term</text:p>
      <text:p text:style-name="Preformatted_20_Text"><text:s text:c="3"/>`hairy' with the informal version of this theorem; "You can't comb</text:p>
      <text:p text:style-name="Preformatted_20_Text"><text:s text:c="3"/>a hairy ball smooth."</text:p>
      <text:p text:style-name="Preformatted_20_Text"/>
      <text:p text:style-name="Preformatted_20_Text"><text:s text:c="3"/>The adjective `long-haired' is well-attested to have been in</text:p>
      <text:p text:style-name="Preformatted_20_Text"><text:s text:c="3"/>slang use among scientists and engineers during the early 1950s; it</text:p>
      <text:p text:style-name="Preformatted_20_Text"><text:s text:c="3"/>was equivalent to modern `hairy' senses 1 and 2, and was very</text:p>
      <text:p text:style-name="Preformatted_20_Text"><text:s text:c="3"/>likely ancestral to the hackish use. <text:s/>In fact the noun</text:p>
      <text:p text:style-name="Preformatted_20_Text"><text:s text:c="3"/>`long-hair' was at the time used to describe a person satisfying</text:p>
      <text:p text:style-name="Preformatted_20_Text"><text:s text:c="3"/>sense 3. <text:s/>Both senses probably passed out of use when long hair</text:p>
      <text:p text:style-name="Preformatted_20_Text"><text:s text:c="3"/>was adopted as a signature trait by the 1960s counterculture,</text:p>
      <text:p text:style-name="Preformatted_20_Text"><text:s text:c="3"/>leaving hackish `hairy' as a sort of stunted mutant relic.</text:p>
      <text:p text:style-name="Preformatted_20_Text"/>
      <text:p text:style-name="Preformatted_20_Text">:HAKMEM: /hak'mem/ n. MIT AI Memo 239 (February 1972). <text:s/>A</text:p>
      <text:p text:style-name="Preformatted_20_Text"><text:s text:c="3"/>legendary collection of neat mathematical and programming hacks</text:p>
      <text:p text:style-name="Preformatted_20_Text"><text:s text:c="3"/>contributed by many people at MIT and elsewhere. <text:s/>(The title of the</text:p>
      <text:p text:style-name="Preformatted_20_Text"><text:soft-page-break/><text:s text:c="3"/>memo really is "HAKMEM", which is a 6-letterism for `hacks</text:p>
      <text:p text:style-name="Preformatted_20_Text"><text:s text:c="3"/>memo'.) <text:s/>Some of them are very useful techniques, powerful</text:p>
      <text:p text:style-name="Preformatted_20_Text"><text:s text:c="3"/>theorems, or interesting unsolved problems, but most fall into the</text:p>
      <text:p text:style-name="Preformatted_20_Text"><text:s text:c="3"/>category of mathematical and computer trivia. <text:s/>Here is a sampling</text:p>
      <text:p text:style-name="Preformatted_20_Text"><text:s text:c="3"/>of the entries (with authors), slightly paraphrased:</text:p>
      <text:p text:style-name="Preformatted_20_Text"/>
      <text:p text:style-name="Preformatted_20_Text"><text:s text:c="3"/>Item 41 (Gene Salamin): There are exactly 23,000 prime numbers less</text:p>
      <text:p text:style-name="Preformatted_20_Text"><text:s text:c="3"/>than 2^18.</text:p>
      <text:p text:style-name="Preformatted_20_Text"/>
      <text:p text:style-name="Preformatted_20_Text"><text:s text:c="3"/>Item 46 (Rich Schroeppel): The most *probable* suit</text:p>
      <text:p text:style-name="Preformatted_20_Text"><text:s text:c="3"/>distribution in bridge hands is 4-4-3-2, as compared to 4-3-3-3,</text:p>
      <text:p text:style-name="Preformatted_20_Text"><text:s text:c="3"/>which is the most *evenly* distributed. <text:s/>This is because the</text:p>
      <text:p text:style-name="Preformatted_20_Text"><text:s text:c="3"/>world likes to have unequal numbers: a thermodynamic effect saying</text:p>
      <text:p text:style-name="Preformatted_20_Text"><text:s text:c="3"/>things will not be in the state of lowest energy, but in the state</text:p>
      <text:p text:style-name="Preformatted_20_Text"><text:s text:c="3"/>of lowest disordered energy.</text:p>
      <text:p text:style-name="Preformatted_20_Text"/>
      <text:p text:style-name="Preformatted_20_Text"><text:s text:c="3"/>Item 81 (Rich Schroeppel): Count the magic squares of order 5</text:p>
      <text:p text:style-name="Preformatted_20_Text"><text:s text:c="3"/>(that is, all the 5-by-5 arrangements of the numbers from 1 to 25</text:p>
      <text:p text:style-name="Preformatted_20_Text"><text:s text:c="3"/>such that all rows, columns, and diagonals add up to the same</text:p>
      <text:p text:style-name="Preformatted_20_Text"><text:s text:c="3"/>number). <text:s/>There are about 320 million, not counting those that</text:p>
      <text:p text:style-name="Preformatted_20_Text"><text:s text:c="3"/>differ only by rotation and reflection.</text:p>
      <text:p text:style-name="Preformatted_20_Text"/>
      <text:p text:style-name="Preformatted_20_Text"><text:s text:c="3"/>Item 154 (Bill Gosper): The myth that any given programming</text:p>
      <text:p text:style-name="Preformatted_20_Text"><text:s text:c="3"/>language is machine independent is easily exploded by computing the</text:p>
      <text:p text:style-name="Preformatted_20_Text"><text:s text:c="3"/>sum of powers of 2. <text:s/>If the result loops with period = 1</text:p>
      <text:p text:style-name="Preformatted_20_Text"><text:s text:c="3"/>with sign +, you are on a sign-magnitude machine. <text:s/>If the</text:p>
      <text:p text:style-name="Preformatted_20_Text"><text:s text:c="3"/>result loops with period = 1 at -1, you are on a</text:p>
      <text:p text:style-name="Preformatted_20_Text"><text:s text:c="3"/>twos-complement machine. <text:s/>If the result loops with period greater</text:p>
      <text:p text:style-name="Preformatted_20_Text"><text:s text:c="3"/>than 1, including the beginning, you are on a ones-complement</text:p>
      <text:p text:style-name="Preformatted_20_Text"><text:s text:c="3"/>machine. <text:s/>If the result loops with period greater than 1, not</text:p>
      <text:p text:style-name="Preformatted_20_Text"><text:s text:c="3"/>including the beginning, your machine isn't binary --- the pattern</text:p>
      <text:p text:style-name="Preformatted_20_Text"><text:s text:c="3"/>should tell you the base. <text:s/>If you run out of memory, you are on a</text:p>
      <text:p text:style-name="Preformatted_20_Text"><text:s text:c="3"/>string or bignum system. <text:s/>If arithmetic overflow is a fatal error,</text:p>
      <text:p text:style-name="Preformatted_20_Text"><text:s text:c="3"/>some fascist pig with a read-only mind is trying to enforce machine</text:p>
      <text:p text:style-name="Preformatted_20_Text"><text:s text:c="3"/>independence. <text:s/>But the very ability to trap overflow is machine</text:p>
      <text:p text:style-name="Preformatted_20_Text"><text:s text:c="3"/>dependent. <text:s/>By this strategy, consider the universe, or, more</text:p>
      <text:p text:style-name="Preformatted_20_Text"><text:s text:c="3"/>precisely, algebra: Let X = the sum of many powers of 2 =</text:p>
      <text:p text:style-name="Preformatted_20_Text"><text:s text:c="3"/>...111111. <text:s/>Now add X to itself:</text:p>
      <text:p text:style-name="Preformatted_20_Text"><text:s text:c="3"/>X + X = ...111110 Thus, 2X = X - 1, so</text:p>
      <text:p text:style-name="Preformatted_20_Text"><text:s text:c="3"/>X = -1. <text:s/>Therefore algebra is run on a machine (the</text:p>
      <text:p text:style-name="Preformatted_20_Text"><text:s text:c="3"/>universe) that is two's-complement.</text:p>
      <text:p text:style-name="Preformatted_20_Text"/>
      <text:p text:style-name="Preformatted_20_Text"><text:s text:c="3"/>Item 174 (Bill Gosper and Stuart Nelson): 21963283741 is the only</text:p>
      <text:p text:style-name="Preformatted_20_Text"><text:s text:c="3"/>number such that if you represent it on the {PDP-10} as both an</text:p>
      <text:p text:style-name="Preformatted_20_Text"><text:s text:c="3"/>integer and a floating-point number, the bit patterns of the two</text:p>
      <text:p text:style-name="Preformatted_20_Text"><text:s text:c="3"/>representations are identical.</text:p>
      <text:p text:style-name="Preformatted_20_Text"/>
      <text:p text:style-name="Preformatted_20_Text"><text:s text:c="3"/>Item 176 (Gosper): The "banana phenomenon" was encountered when</text:p>
      <text:p text:style-name="Preformatted_20_Text"><text:s text:c="3"/>processing a character string by taking the last 3 letters typed</text:p>
      <text:p text:style-name="Preformatted_20_Text"><text:s text:c="3"/>out, searching for a random occurrence of that sequence in the</text:p>
      <text:p text:style-name="Preformatted_20_Text"><text:s text:c="3"/>text, taking the letter following that occurrence, typing it out,</text:p>
      <text:p text:style-name="Preformatted_20_Text"><text:s text:c="3"/>and iterating. <text:s/>This ensures that every 4-letter string output</text:p>
      <text:p text:style-name="Preformatted_20_Text"><text:s text:c="3"/>occurs in the original. <text:s/>The program typed BANANANANANANANA.... <text:s/>We</text:p>
      <text:p text:style-name="Preformatted_20_Text"><text:s text:c="3"/>note an ambiguity in the phrase, "the Nth occurrence of." <text:s/>In one</text:p>
      <text:p text:style-name="Preformatted_20_Text"><text:s text:c="3"/>sense, there are five 00's in 0000000000; in another, there are</text:p>
      <text:p text:style-name="Preformatted_20_Text"><text:s text:c="3"/>nine. <text:s/>The editing program TECO finds five. <text:s/>Thus it finds only the</text:p>
      <text:p text:style-name="Preformatted_20_Text"><text:s text:c="3"/>first ANA in BANANA, and is thus obligated to type N next. <text:s/>By</text:p>
      <text:p text:style-name="Preformatted_20_Text"><text:s text:c="3"/>Murphy's Law, there is but one NAN, thus forcing A, and thus a</text:p>
      <text:p text:style-name="Preformatted_20_Text"><text:soft-page-break/><text:s text:c="3"/>loop. <text:s/>An option to find overlapped instances would be useful,</text:p>
      <text:p text:style-name="Preformatted_20_Text"><text:s text:c="3"/>although it would require backing up N - 1 characters before</text:p>
      <text:p text:style-name="Preformatted_20_Text"><text:s text:c="3"/>seeking the next N-character string.</text:p>
      <text:p text:style-name="Preformatted_20_Text"/>
      <text:p text:style-name="Preformatted_20_Text"><text:s text:c="3"/>Note: This last item refers to a {Dissociated Press}</text:p>
      <text:p text:style-name="Preformatted_20_Text"><text:s text:c="3"/>implementation. <text:s/>See also {banana problem}.</text:p>
      <text:p text:style-name="Preformatted_20_Text"/>
      <text:p text:style-name="Preformatted_20_Text"><text:s text:c="3"/>HAKMEM also contains some rather more complicated mathematical and</text:p>
      <text:p text:style-name="Preformatted_20_Text"><text:s text:c="3"/>technical items, but these examples show some of its fun flavor.</text:p>
      <text:p text:style-name="Preformatted_20_Text"/>
      <text:p text:style-name="Preformatted_20_Text">:hakspek: /hak'speek/ n. A shorthand method of spelling found on</text:p>
      <text:p text:style-name="Preformatted_20_Text"><text:s text:c="3"/>many British academic bulletin boards and {talker system}s.</text:p>
      <text:p text:style-name="Preformatted_20_Text"><text:s text:c="3"/>Syllables and whole words in a sentence are replaced by single</text:p>
      <text:p text:style-name="Preformatted_20_Text"><text:s text:c="3"/>ASCII characters the names of which are phonetically similar or</text:p>
      <text:p text:style-name="Preformatted_20_Text"><text:s text:c="3"/>equivalent, while multiple letters are usually dropped. <text:s/>Hence,</text:p>
      <text:p text:style-name="Preformatted_20_Text"><text:s text:c="3"/>`for' becomes `4'; `two', `too', and `to' become `2'; `ck'</text:p>
      <text:p text:style-name="Preformatted_20_Text"><text:s text:c="3"/>becomes `k'. <text:s/>"Before I see you tomorrow" becomes "b4 i c u</text:p>
      <text:p text:style-name="Preformatted_20_Text"><text:s text:c="3"/>2moro". <text:s/>First appeared in London about 1986, and was probably</text:p>
      <text:p text:style-name="Preformatted_20_Text"><text:s text:c="3"/>caused by the slowness of available talker systems, which</text:p>
      <text:p text:style-name="Preformatted_20_Text"><text:s text:c="3"/>operated on archaic machines with outdated operating systems and</text:p>
      <text:p text:style-name="Preformatted_20_Text"><text:s text:c="3"/>no standard methods of communication. <text:s/>Has become rarer since.</text:p>
      <text:p text:style-name="Preformatted_20_Text"><text:s text:c="3"/>See also {talk mode}.</text:p>
      <text:p text:style-name="Preformatted_20_Text"/>
      <text:p text:style-name="Preformatted_20_Text">:hammer: vt. Commonwealth hackish syn. for {bang on}.</text:p>
      <text:p text:style-name="Preformatted_20_Text"/>
      <text:p text:style-name="Preformatted_20_Text">:hamster: n. 1. [Fairchild] A particularly slick little piece of</text:p>
      <text:p text:style-name="Preformatted_20_Text"><text:s text:c="3"/>code that does one thing well; a small, self-contained hack. <text:s/>The</text:p>
      <text:p text:style-name="Preformatted_20_Text"><text:s text:c="3"/>image is of a hamster happily spinning its exercise wheel. <text:s/>2. A</text:p>
      <text:p text:style-name="Preformatted_20_Text"><text:s text:c="3"/>tailless mouse; that is, one with an infrared link to a receiver on</text:p>
      <text:p text:style-name="Preformatted_20_Text"><text:s text:c="3"/>the machine, as opposed to the conventional cable. <text:s/>3. [UK] Any</text:p>
      <text:p text:style-name="Preformatted_20_Text"><text:s text:c="3"/>item of hardware made by Amstrad, a company famous for its cheap</text:p>
      <text:p text:style-name="Preformatted_20_Text"><text:s text:c="3"/>plastic PC-almost-compatibles.</text:p>
      <text:p text:style-name="Preformatted_20_Text"/>
      <text:p text:style-name="Preformatted_20_Text">:hand-hacking: n. 1. The practice of translating {hot spot}s from</text:p>
      <text:p text:style-name="Preformatted_20_Text"><text:s text:c="3"/>an {HLL} into hand-tuned assembler, as opposed to trying to</text:p>
      <text:p text:style-name="Preformatted_20_Text"><text:s text:c="3"/>coerce the compiler into generating better code. <text:s/>Both the term and</text:p>
      <text:p text:style-name="Preformatted_20_Text"><text:s text:c="3"/>the practice are becoming uncommon. <text:s/>See {tune}, {bum}, {by</text:p>
      <text:p text:style-name="Preformatted_20_Text"><text:s text:c="3"/>hand}; syn. with v. {cruft}. <text:s/>2. More generally, manual</text:p>
      <text:p text:style-name="Preformatted_20_Text"><text:s text:c="3"/>construction or patching of data sets that would normally be</text:p>
      <text:p text:style-name="Preformatted_20_Text"><text:s text:c="3"/>generated by a translation utility and interpreted by another</text:p>
      <text:p text:style-name="Preformatted_20_Text"><text:s text:c="3"/>program, and aren't really designed to be read or modified by</text:p>
      <text:p text:style-name="Preformatted_20_Text"><text:s text:c="3"/>humans.</text:p>
      <text:p text:style-name="Preformatted_20_Text"/>
      <text:p text:style-name="Preformatted_20_Text">:handle: [from CB slang] n. An electronic pseudonym; a `nom de</text:p>
      <text:p text:style-name="Preformatted_20_Text"><text:s text:c="3"/>guerre' intended to conceal the user's true identity. <text:s/>Network and</text:p>
      <text:p text:style-name="Preformatted_20_Text"><text:s text:c="3"/>BBS handles function as the same sort of simultaneous concealment</text:p>
      <text:p text:style-name="Preformatted_20_Text"><text:s text:c="3"/>and display one finds on Citizen's Band radio, from which the term</text:p>
      <text:p text:style-name="Preformatted_20_Text"><text:s text:c="3"/>was adopted. <text:s/>Use of grandiose handles is characteristic of</text:p>
      <text:p text:style-name="Preformatted_20_Text"><text:s text:c="3"/>{cracker}s, {weenie}s, {spod}s, and other lower forms of</text:p>
      <text:p text:style-name="Preformatted_20_Text"><text:s text:c="3"/>network life; true hackers travel on their own reputations rather</text:p>
      <text:p text:style-name="Preformatted_20_Text"><text:s text:c="3"/>than invented legendry.</text:p>
      <text:p text:style-name="Preformatted_20_Text"/>
      <text:p text:style-name="Preformatted_20_Text">:hand-roll: [from obs. mainstream slang `hand-rolled' in</text:p>
      <text:p text:style-name="Preformatted_20_Text"><text:s text:c="3"/>opposition to `ready-made', referring to cigarettes] v. To</text:p>
      <text:p text:style-name="Preformatted_20_Text"><text:s text:c="3"/>perform a normally automated software installation or configuration</text:p>
      <text:p text:style-name="Preformatted_20_Text"><text:s text:c="3"/>process {by hand}; implies that the normal process failed due to</text:p>
      <text:p text:style-name="Preformatted_20_Text"><text:s text:c="3"/>bugs in the configurator or was defeated by something exceptional</text:p>
      <text:p text:style-name="Preformatted_20_Text"><text:s text:c="3"/>in the local environment. <text:s/>"The worst thing about being a gateway</text:p>
      <text:p text:style-name="Preformatted_20_Text"><text:soft-page-break/><text:s text:c="3"/>between four different nets is having to hand-roll a new sendmail</text:p>
      <text:p text:style-name="Preformatted_20_Text"><text:s text:c="3"/>configuration every time any of them upgrades."</text:p>
      <text:p text:style-name="Preformatted_20_Text"/>
      <text:p text:style-name="Preformatted_20_Text">:handshaking: n. Hardware or software activity designed to start or</text:p>
      <text:p text:style-name="Preformatted_20_Text"><text:s text:c="3"/>keep two machines or programs in synchronization as they {do</text:p>
      <text:p text:style-name="Preformatted_20_Text"><text:s text:c="3"/>protocol}. <text:s/>Often applied to human activity; thus, a hacker might</text:p>
      <text:p text:style-name="Preformatted_20_Text"><text:s text:c="3"/>watch two people in conversation nodding their heads to indicate</text:p>
      <text:p text:style-name="Preformatted_20_Text"><text:s text:c="3"/>that they have heard each others' points and say "Oh, they're</text:p>
      <text:p text:style-name="Preformatted_20_Text"><text:s text:c="3"/>handshaking!". <text:s/>See also {protocol}.</text:p>
      <text:p text:style-name="Preformatted_20_Text"/>
      <text:p text:style-name="Preformatted_20_Text">:handwave: [poss. from gestures characteristic of stage magicians]</text:p>
      <text:p text:style-name="Preformatted_20_Text"><text:s text:c="3"/>1. v. To gloss over a complex point; to distract a listener; to</text:p>
      <text:p text:style-name="Preformatted_20_Text"><text:s text:c="3"/>support a (possibly actually valid) point with blatantly faulty</text:p>
      <text:p text:style-name="Preformatted_20_Text"><text:s text:c="3"/>logic. <text:s/>2. n. The act of handwaving. <text:s/>"Boy, what a handwave!"</text:p>
      <text:p text:style-name="Preformatted_20_Text"/>
      <text:p text:style-name="Preformatted_20_Text"><text:s text:c="3"/>If someone starts a sentence with "Clearly..." or</text:p>
      <text:p text:style-name="Preformatted_20_Text"><text:s text:c="3"/>"Obviously..." or "It is self-evident that...", it is</text:p>
      <text:p text:style-name="Preformatted_20_Text"><text:s text:c="3"/>a good bet he is about to handwave (alternatively, use of these</text:p>
      <text:p text:style-name="Preformatted_20_Text"><text:s text:c="3"/>constructions in a sarcastic tone before a paraphrase of someone</text:p>
      <text:p text:style-name="Preformatted_20_Text"><text:s text:c="3"/>else's argument suggests that it is a handwave). <text:s/>The theory behind</text:p>
      <text:p text:style-name="Preformatted_20_Text"><text:s text:c="3"/>this term is that if you wave your hands at the right moment, the</text:p>
      <text:p text:style-name="Preformatted_20_Text"><text:s text:c="3"/>listener may be sufficiently distracted to not notice that what you</text:p>
      <text:p text:style-name="Preformatted_20_Text"><text:s text:c="3"/>have said is {bogus}. <text:s/>Failing that, if a listener does object,</text:p>
      <text:p text:style-name="Preformatted_20_Text"><text:s text:c="3"/>you might try to dismiss the objection with a wave of your hand.</text:p>
      <text:p text:style-name="Preformatted_20_Text"/>
      <text:p text:style-name="Preformatted_20_Text"><text:s text:c="3"/>The use of this word is often accompanied by gestures: both hands</text:p>
      <text:p text:style-name="Preformatted_20_Text"><text:s text:c="3"/>up, palms forward, swinging the hands in a vertical plane pivoting</text:p>
      <text:p text:style-name="Preformatted_20_Text"><text:s text:c="3"/>at the elbows and/or shoulders (depending on the magnitude of the</text:p>
      <text:p text:style-name="Preformatted_20_Text"><text:s text:c="3"/>handwave); alternatively, holding the forearms in one position</text:p>
      <text:p text:style-name="Preformatted_20_Text"><text:s text:c="3"/>while rotating the hands at the wrist to make them flutter. <text:s/>In</text:p>
      <text:p text:style-name="Preformatted_20_Text"><text:s text:c="3"/>context, the gestures alone can suffice as a remark; if a speaker</text:p>
      <text:p text:style-name="Preformatted_20_Text"><text:s text:c="3"/>makes an outrageously unsupported assumption, you might simply wave</text:p>
      <text:p text:style-name="Preformatted_20_Text"><text:s text:c="3"/>your hands in this way, as an accusation, far more eloquent than</text:p>
      <text:p text:style-name="Preformatted_20_Text"><text:s text:c="3"/>words could express, that his logic is faulty.</text:p>
      <text:p text:style-name="Preformatted_20_Text"/>
      <text:p text:style-name="Preformatted_20_Text">:hang: v. 1. To wait for an event that will never occur. <text:s/>"The</text:p>
      <text:p text:style-name="Preformatted_20_Text"><text:s text:c="3"/>system is hanging because it can't read from the crashed drive".</text:p>
      <text:p text:style-name="Preformatted_20_Text"><text:s text:c="3"/>See {wedged}, {hung}. <text:s/>2. To wait for some event to occur; to</text:p>
      <text:p text:style-name="Preformatted_20_Text"><text:s text:c="3"/>hang around until something happens. <text:s/>"The program displays a menu</text:p>
      <text:p text:style-name="Preformatted_20_Text"><text:s text:c="3"/>and then hangs until you type a character." <text:s/>Compare {block}.</text:p>
      <text:p text:style-name="Preformatted_20_Text"><text:s text:c="3"/>3. To attach a peripheral device, esp. in the construction `hang</text:p>
      <text:p text:style-name="Preformatted_20_Text"><text:s text:c="3"/>off': <text:s/>"We're going to hang another tape drive off the file</text:p>
      <text:p text:style-name="Preformatted_20_Text"><text:s text:c="3"/>server." <text:s/>Implies a device attached with cables, rather than</text:p>
      <text:p text:style-name="Preformatted_20_Text"><text:s text:c="3"/>something that is strictly inside the machine's chassis.</text:p>
      <text:p text:style-name="Preformatted_20_Text"/>
      <text:p text:style-name="Preformatted_20_Text">:Hanlon's Razor: prov. A corollary of {Finagle's Law}, similar to</text:p>
      <text:p text:style-name="Preformatted_20_Text"><text:s text:c="3"/>Occam's Razor, that reads "Never attribute to malice that which can</text:p>
      <text:p text:style-name="Preformatted_20_Text"><text:s text:c="3"/>be adequately explained by stupidity." <text:s/>The derivation of the</text:p>
      <text:p text:style-name="Preformatted_20_Text"><text:s text:c="3"/>common title Hanlon's Razor is unknown; a similar epigram has been</text:p>
      <text:p text:style-name="Preformatted_20_Text"><text:s text:c="3"/>attributed to William James. <text:s/>Quoted here because it seems to be a</text:p>
      <text:p text:style-name="Preformatted_20_Text"><text:s text:c="3"/>particular favorite of hackers, often showing up in {fortune</text:p>
      <text:p text:style-name="Preformatted_20_Text"><text:s text:c="3"/>cookie} files and the login banners of BBS systems and commercial</text:p>
      <text:p text:style-name="Preformatted_20_Text"><text:s text:c="3"/>networks. <text:s/>This probably reflects the hacker's daily experience of</text:p>
      <text:p text:style-name="Preformatted_20_Text"><text:s text:c="3"/>environments created by well-intentioned but short-sighted people.</text:p>
      <text:p text:style-name="Preformatted_20_Text"/>
      <text:p text:style-name="Preformatted_20_Text">:happily: adv. <text:s/>Of software, used to emphasize that a program is</text:p>
      <text:p text:style-name="Preformatted_20_Text"><text:s text:c="3"/>unaware of some important fact about its environment, either</text:p>
      <text:p text:style-name="Preformatted_20_Text"><text:s text:c="3"/>because it has been fooled into believing a lie, or because it</text:p>
      <text:p text:style-name="Preformatted_20_Text"><text:soft-page-break/><text:s text:c="3"/>doesn't care. <text:s/>The sense of `happy' here is not that of elation,</text:p>
      <text:p text:style-name="Preformatted_20_Text"><text:s text:c="3"/>but rather that of blissful ignorance. <text:s/>"The program continues to</text:p>
      <text:p text:style-name="Preformatted_20_Text"><text:s text:c="3"/>run, happily unaware that its output is going to /dev/null."</text:p>
      <text:p text:style-name="Preformatted_20_Text"/>
      <text:p text:style-name="Preformatted_20_Text">:haque: /hak/ [USENET] n. Variant spelling of {hack}, used</text:p>
      <text:p text:style-name="Preformatted_20_Text"><text:s text:c="3"/>only for the noun form and connoting an {elegant} hack.</text:p>
      <text:p text:style-name="Preformatted_20_Text"/>
      <text:p text:style-name="Preformatted_20_Text">:hard boot: n. See {boot}.</text:p>
      <text:p text:style-name="Preformatted_20_Text"/>
      <text:p text:style-name="Preformatted_20_Text">:hardcoded: adj. 1. Said of data inserted directly into a program,</text:p>
      <text:p text:style-name="Preformatted_20_Text"><text:s text:c="3"/>where it cannot be easily modified, as opposed to data in some</text:p>
      <text:p text:style-name="Preformatted_20_Text"><text:s text:c="3"/>{profile}, resource (see {de-rezz} sense 2), or environment</text:p>
      <text:p text:style-name="Preformatted_20_Text"><text:s text:c="3"/>variable that a {user} or hacker can easily modify. <text:s/>2. In C,</text:p>
      <text:p text:style-name="Preformatted_20_Text"><text:s text:c="3"/>this is esp. applied to use of a literal instead of a</text:p>
      <text:p text:style-name="Preformatted_20_Text"><text:s text:c="3"/>`#define' macro (see {magic number}).</text:p>
      <text:p text:style-name="Preformatted_20_Text"/>
      <text:p text:style-name="Preformatted_20_Text">:hardwarily: /hard-weir'*-lee/ adv. In a way pertaining to</text:p>
      <text:p text:style-name="Preformatted_20_Text"><text:s text:c="3"/>hardware. <text:s/>"The system is hardwarily unreliable." <text:s/>The adjective</text:p>
      <text:p text:style-name="Preformatted_20_Text"><text:s text:c="3"/>`hardwary' is *not* traditionally used, though it has recently</text:p>
      <text:p text:style-name="Preformatted_20_Text"><text:s text:c="3"/>been reported from the U.K. <text:s/>See {softwarily}.</text:p>
      <text:p text:style-name="Preformatted_20_Text"/>
      <text:p text:style-name="Preformatted_20_Text">:hardwired: adj. 1. In software, syn. for {hardcoded}. <text:s/>2. By</text:p>
      <text:p text:style-name="Preformatted_20_Text"><text:s text:c="3"/>extension, anything that is not modifiable, especially in the sense</text:p>
      <text:p text:style-name="Preformatted_20_Text"><text:s text:c="3"/>of customizable to one's particular needs or tastes.</text:p>
      <text:p text:style-name="Preformatted_20_Text"/>
      <text:p text:style-name="Preformatted_20_Text">:has the X nature: [seems to derive from Zen Buddhist koans of the</text:p>
      <text:p text:style-name="Preformatted_20_Text"><text:s text:c="3"/>form "Does an X have the Buddha-nature?"] adj. Common hacker</text:p>
      <text:p text:style-name="Preformatted_20_Text"><text:s text:c="3"/>construction for `is an X', used for humorous emphasis. <text:s/>"Anyone</text:p>
      <text:p text:style-name="Preformatted_20_Text"><text:s text:c="3"/>who can't even use a program with on-screen help embedded in it</text:p>
      <text:p text:style-name="Preformatted_20_Text"><text:s text:c="3"/>truly has the {loser} nature!" <text:s/>See also {the X that can be Y</text:p>
      <text:p text:style-name="Preformatted_20_Text"><text:s text:c="3"/>is not the true X}.</text:p>
      <text:p text:style-name="Preformatted_20_Text"/>
      <text:p text:style-name="Preformatted_20_Text">:hash bucket: n. A notional receptacle into which more than one</text:p>
      <text:p text:style-name="Preformatted_20_Text"><text:s text:c="3"/>thing accessed by the same key or short code might be dropped.</text:p>
      <text:p text:style-name="Preformatted_20_Text"><text:s text:c="3"/>When you look up a name in the phone book (for example), you</text:p>
      <text:p text:style-name="Preformatted_20_Text"><text:s text:c="3"/>typically hash it by extracting its first letter; the hash buckets</text:p>
      <text:p text:style-name="Preformatted_20_Text"><text:s text:c="3"/>are the alphabetically ordered letter sections. <text:s/>This is used as</text:p>
      <text:p text:style-name="Preformatted_20_Text"><text:s text:c="3"/>techspeak with respect to code that uses actual hash functions; in</text:p>
      <text:p text:style-name="Preformatted_20_Text"><text:s text:c="3"/>jargon, it is used for human associative memory as well. <text:s/>Thus, two</text:p>
      <text:p text:style-name="Preformatted_20_Text"><text:s text:c="3"/>things `in the same hash bucket' may be confused with each other.</text:p>
      <text:p text:style-name="Preformatted_20_Text"><text:s text:c="3"/>"If you hash English words only by length, you get too many common</text:p>
      <text:p text:style-name="Preformatted_20_Text"><text:s text:c="3"/>grammar words in the first couple of hash buckets." Compare {hash</text:p>
      <text:p text:style-name="Preformatted_20_Text"><text:s text:c="3"/>collision}.</text:p>
      <text:p text:style-name="Preformatted_20_Text"/>
      <text:p text:style-name="Preformatted_20_Text">:hash collision: [from the technical usage] n. (var. `hash</text:p>
      <text:p text:style-name="Preformatted_20_Text"><text:s text:c="3"/>clash') When used of people, signifies a confusion in associative</text:p>
      <text:p text:style-name="Preformatted_20_Text"><text:s text:c="3"/>memory or imagination, especially a persistent one (see</text:p>
      <text:p text:style-name="Preformatted_20_Text"><text:s text:c="3"/>{thinko}). <text:s/>True story: One of us [ESR] was once on the phone</text:p>
      <text:p text:style-name="Preformatted_20_Text"><text:s text:c="3"/>with a friend about to move out to Berkeley. <text:s/>When asked what he</text:p>
      <text:p text:style-name="Preformatted_20_Text"><text:s text:c="3"/>expected Berkeley to be like, the friend replied: "Well, I have</text:p>
      <text:p text:style-name="Preformatted_20_Text"><text:s text:c="3"/>this mental picture of naked women throwing Molotov cocktails, but</text:p>
      <text:p text:style-name="Preformatted_20_Text"><text:s text:c="3"/>I think that's just a collision in my hash tables." <text:s/>Compare</text:p>
      <text:p text:style-name="Preformatted_20_Text"><text:s text:c="3"/>{hash bucket}.</text:p>
      <text:p text:style-name="Preformatted_20_Text"/>
      <text:p text:style-name="Preformatted_20_Text">:hat: n. Common (spoken) name for the circumflex (`^', ASCII</text:p>
      <text:p text:style-name="Preformatted_20_Text"><text:s text:c="3"/>1011110) character. <text:s/>See {ASCII} for other synonyms.</text:p>
      <text:p text:style-name="Preformatted_20_Text"/>
      <text:p text:style-name="Preformatted_20_Text">:HCF: /H-C-F/ n. Mnemonic for `Halt and Catch Fire', any of</text:p>
      <text:p text:style-name="Preformatted_20_Text"><text:soft-page-break/><text:s text:c="3"/>several undocumented and semi-mythical machine instructions with</text:p>
      <text:p text:style-name="Preformatted_20_Text"><text:s text:c="3"/>destructive side-effects, supposedly included for test purposes on</text:p>
      <text:p text:style-name="Preformatted_20_Text"><text:s text:c="3"/>several well-known architectures going as far back as the IBM 360.</text:p>
      <text:p text:style-name="Preformatted_20_Text"><text:s text:c="3"/>The MC6800 microprocessor was the first for which an HCF opcode</text:p>
      <text:p text:style-name="Preformatted_20_Text"><text:s text:c="3"/>became widely known. <text:s/>This instruction caused the processor to</text:p>
      <text:p text:style-name="Preformatted_20_Text"><text:s text:c="3"/>{toggle} a subset of the bus lines as rapidly as it could; in</text:p>
      <text:p text:style-name="Preformatted_20_Text"><text:s text:c="3"/>some configurations this could actually cause lines to burn</text:p>
      <text:p text:style-name="Preformatted_20_Text"><text:s text:c="3"/>up.</text:p>
      <text:p text:style-name="Preformatted_20_Text"/>
      <text:p text:style-name="Preformatted_20_Text">:heads down: [Sun] adj. Concentrating, usually so heavily and for so</text:p>
      <text:p text:style-name="Preformatted_20_Text"><text:s text:c="3"/>long that everything outside the focus area is missed. <text:s/>See also</text:p>
      <text:p text:style-name="Preformatted_20_Text"><text:s text:c="3"/>{hack mode} and {larval stage}, although it is not confined to</text:p>
      <text:p text:style-name="Preformatted_20_Text"><text:s text:c="3"/>fledgling hackers.</text:p>
      <text:p text:style-name="Preformatted_20_Text"/>
      <text:p text:style-name="Preformatted_20_Text">:heartbeat: n. 1. The signal emitted by a Level 2 Ethernet</text:p>
      <text:p text:style-name="Preformatted_20_Text"><text:s text:c="3"/>transceiver at the end of every packet to show that the</text:p>
      <text:p text:style-name="Preformatted_20_Text"><text:s text:c="3"/>collision-detection circuit is still connected. <text:s/>2. A periodic</text:p>
      <text:p text:style-name="Preformatted_20_Text"><text:s text:c="3"/>synchronization signal used by software or hardware, such as a bus</text:p>
      <text:p text:style-name="Preformatted_20_Text"><text:s text:c="3"/>clock or a periodic interrupt. <text:s/>3. The `natural' oscillation</text:p>
      <text:p text:style-name="Preformatted_20_Text"><text:s text:c="3"/>frequency of a computer's clock crystal, before frequency division</text:p>
      <text:p text:style-name="Preformatted_20_Text"><text:s text:c="3"/>down to the machine's clock rate. <text:s/>4. A signal emitted at regular</text:p>
      <text:p text:style-name="Preformatted_20_Text"><text:s text:c="3"/>intervals by software to demonstrate that it is still alive.</text:p>
      <text:p text:style-name="Preformatted_20_Text"><text:s text:c="3"/>Sometimes hardware is designed to reboot the machine if it stops</text:p>
      <text:p text:style-name="Preformatted_20_Text"><text:s text:c="3"/>hearing a heartbeat. <text:s/>See also {breath-of-life packet}.</text:p>
      <text:p text:style-name="Preformatted_20_Text"/>
      <text:p text:style-name="Preformatted_20_Text">:heatseeker: [IBM] n. A customer who can be relied upon to always</text:p>
      <text:p text:style-name="Preformatted_20_Text"><text:s text:c="3"/>buy the latest version of an existing product (not quite the same</text:p>
      <text:p text:style-name="Preformatted_20_Text"><text:s text:c="3"/>as a member the {lunatic fringe}). <text:s/>A 1992 example of a</text:p>
      <text:p text:style-name="Preformatted_20_Text"><text:s text:c="3"/>heatseeker is someone who, owning a 286 PC and Windows 3.0, goes</text:p>
      <text:p text:style-name="Preformatted_20_Text"><text:s text:c="3"/>out and buys Windows 3.1 (which offers no worthwhile benefits</text:p>
      <text:p text:style-name="Preformatted_20_Text"><text:s text:c="3"/>unless you have a 386). <text:s/>If all customers were heatseekers, vast</text:p>
      <text:p text:style-name="Preformatted_20_Text"><text:s text:c="3"/>amounts of money could be made by just fixing the bugs in each</text:p>
      <text:p text:style-name="Preformatted_20_Text"><text:s text:c="3"/>release (n) and selling it to them as release (n+1).</text:p>
      <text:p text:style-name="Preformatted_20_Text"/>
      <text:p text:style-name="Preformatted_20_Text">:heavy metal: [Cambridge] n. Syn. {big iron}.</text:p>
      <text:p text:style-name="Preformatted_20_Text"/>
      <text:p text:style-name="Preformatted_20_Text">:heavy wizardry: n. Code or designs that trade on a particularly</text:p>
      <text:p text:style-name="Preformatted_20_Text"><text:s text:c="3"/>intimate knowledge or experience of a particular operating system</text:p>
      <text:p text:style-name="Preformatted_20_Text"><text:s text:c="3"/>or language or complex application interface. <text:s/>Distinguished from</text:p>
      <text:p text:style-name="Preformatted_20_Text"><text:s text:c="3"/>{deep magic}, which trades more on arcane *theoretical*</text:p>
      <text:p text:style-name="Preformatted_20_Text"><text:s text:c="3"/>knowledge. <text:s/>Writing device drivers is heavy wizardry; so is</text:p>
      <text:p text:style-name="Preformatted_20_Text"><text:s text:c="3"/>interfacing to {X} (sense 2) without a toolkit. <text:s/>Esp. found in</text:p>
      <text:p text:style-name="Preformatted_20_Text"><text:s text:c="3"/>comments similar to "Heavy wizardry begins here ...". <text:s/>Compare</text:p>
      <text:p text:style-name="Preformatted_20_Text"><text:s text:c="3"/>{voodoo programming}.</text:p>
      <text:p text:style-name="Preformatted_20_Text"/>
      <text:p text:style-name="Preformatted_20_Text">:heavyweight: adj. High-overhead; {baroque}; code-intensive;</text:p>
      <text:p text:style-name="Preformatted_20_Text"><text:s text:c="3"/>featureful, but costly. <text:s/>Esp. used of communication protocols,</text:p>
      <text:p text:style-name="Preformatted_20_Text"><text:s text:c="3"/>language designs, and any sort of implementation in which maximum</text:p>
      <text:p text:style-name="Preformatted_20_Text"><text:s text:c="3"/>generality and/or ease of implementation has been pushed at the</text:p>
      <text:p text:style-name="Preformatted_20_Text"><text:s text:c="3"/>expense of mundane considerations such as speed, memory</text:p>
      <text:p text:style-name="Preformatted_20_Text"><text:s text:c="3"/>utilization, and startup time. <text:s/>{EMACS} is a heavyweight editor;</text:p>
      <text:p text:style-name="Preformatted_20_Text"><text:s text:c="3"/>{X} is an *extremely* heavyweight window system. <text:s/>This term</text:p>
      <text:p text:style-name="Preformatted_20_Text"><text:s text:c="3"/>isn't pejorative, but one man's heavyweight is another's</text:p>
      <text:p text:style-name="Preformatted_20_Text"><text:s text:c="3"/>{elephantine} and a third's {monstrosity}. <text:s/>Oppose</text:p>
      <text:p text:style-name="Preformatted_20_Text"><text:s text:c="3"/>`lightweight'. <text:s/>Usage: now borders on techspeak, especially in</text:p>
      <text:p text:style-name="Preformatted_20_Text"><text:s text:c="3"/>the compound `heavyweight process'.</text:p>
      <text:p text:style-name="Preformatted_20_Text"/>
      <text:p text:style-name="Preformatted_20_Text">:heisenbug: /hi:'zen-buhg/ [from Heisenberg's Uncertainty</text:p>
      <text:p text:style-name="Preformatted_20_Text"><text:soft-page-break/><text:s text:c="3"/>Principle in quantum physics] n. A bug that disappears or alters</text:p>
      <text:p text:style-name="Preformatted_20_Text"><text:s text:c="3"/>its behavior when one attempts to probe or isolate it. <text:s/>Antonym of</text:p>
      <text:p text:style-name="Preformatted_20_Text"><text:s text:c="3"/>{Bohr bug}; see also {mandelbug}, {schroedinbug}. <text:s/>In C,</text:p>
      <text:p text:style-name="Preformatted_20_Text"><text:s text:c="3"/>nine out of ten heisenbugs result from either {fandango on corted to corruption of the malloc</text:p>
      <text:p text:style-name="Preformatted_20_Text"><text:s text:c="3"/>{arena}) or errors that {smash the stack}.</text:p>
      <text:p text:style-name="Preformatted_20_Text"/>
      <text:p text:style-name="Preformatted_20_Text">:Helen Keller mode: n. 1. State of a hardware or software system</text:p>
      <text:p text:style-name="Preformatted_20_Text"><text:s text:c="3"/>that is deaf, dumb, and blind, i.e., accepting no input and</text:p>
      <text:p text:style-name="Preformatted_20_Text"><text:s text:c="3"/>generating no output, usually due to an infinite loop or some other</text:p>
      <text:p text:style-name="Preformatted_20_Text"><text:s text:c="3"/>excursion into {deep space}. <text:s/>(Unfair to the real Helen Keller,</text:p>
      <text:p text:style-name="Preformatted_20_Text"><text:s text:c="3"/>whose success at learning speech was triumphant.) <text:s/>See also</text:p>
      <text:p text:style-name="Preformatted_20_Text"><text:s text:c="3"/>{go flatline}, {catatonic}. <text:s/>2. On IBM PCs under DOS, refers</text:p>
      <text:p text:style-name="Preformatted_20_Text"><text:s text:c="3"/>to a specific failure mode in which a screen saver has kicked in</text:p>
      <text:p text:style-name="Preformatted_20_Text"><text:s text:c="3"/>over an {ill-behaved} application which bypasses the interrupts</text:p>
      <text:p text:style-name="Preformatted_20_Text"><text:s text:c="3"/>the screen saver watches for activity. <text:s/>Your choices are to try to</text:p>
      <text:p text:style-name="Preformatted_20_Text"><text:s text:c="3"/>get from the program's current state through a successful</text:p>
      <text:p text:style-name="Preformatted_20_Text"><text:s text:c="3"/>save-and-exit without being able to see what you're doing, or</text:p>
      <text:p text:style-name="Preformatted_20_Text"><text:s text:c="3"/>re-boot the machine. <text:s/>This isn't (strictly speaking) a crash.</text:p>
      <text:p text:style-name="Preformatted_20_Text"/>
      <text:p text:style-name="Preformatted_20_Text">:hello, sailor!: interj. Occasional West Coast equivalent of</text:p>
      <text:p text:style-name="Preformatted_20_Text"><text:s text:c="3"/>{hello, world}; seems to have originated at SAIL, later</text:p>
      <text:p text:style-name="Preformatted_20_Text"><text:s text:c="3"/>associated with the game {Zork} (which also included "hello,</text:p>
      <text:p text:style-name="Preformatted_20_Text"><text:s text:c="3"/>aviator" and "hello, implementor"). <text:s/>Originally from the</text:p>
      <text:p text:style-name="Preformatted_20_Text"><text:s text:c="3"/>traditional hooker's greeting to a swabbie fresh off the boat, of</text:p>
      <text:p text:style-name="Preformatted_20_Text"><text:s text:c="3"/>course.</text:p>
      <text:p text:style-name="Preformatted_20_Text"/>
      <text:p text:style-name="Preformatted_20_Text">:hello, wall!: excl. See {wall}.</text:p>
      <text:p text:style-name="Preformatted_20_Text"/>
      <text:p text:style-name="Preformatted_20_Text">:hello, world: interj. 1. The canonical minimal test message in the</text:p>
      <text:p text:style-name="Preformatted_20_Text"><text:s text:c="3"/>C/UNIX universe. <text:s/>2. Any of the minimal programs that emit this</text:p>
      <text:p text:style-name="Preformatted_20_Text"><text:s text:c="3"/>message. <text:s/>Traditionally, the first program a C coder is supposed to</text:p>
      <text:p text:style-name="Preformatted_20_Text"><text:s text:c="3"/>write in a new environment is one that just prints "hello, world"</text:p>
      <text:p text:style-name="Preformatted_20_Text"><text:s text:c="3"/>to standard output (and indeed it is the first example program</text:p>
      <text:p text:style-name="Preformatted_20_Text"><text:s text:c="3"/>in {K&amp;R}). <text:s/>Environments that generate an unreasonably large</text:p>
      <text:p text:style-name="Preformatted_20_Text"><text:s text:c="3"/>executable for this trivial test or which require a {hairy}</text:p>
      <text:p text:style-name="Preformatted_20_Text"><text:s text:c="3"/>compiler-linker invocation to generate it are considered to</text:p>
      <text:p text:style-name="Preformatted_20_Text"><text:s text:c="3"/>{lose} (see {X}). <text:s/>3. Greeting uttered by a hacker making an</text:p>
      <text:p text:style-name="Preformatted_20_Text"><text:s text:c="3"/>entrance or requesting information from anyone present. <text:s/>"Hello,</text:p>
      <text:p text:style-name="Preformatted_20_Text"><text:s text:c="3"/>world! <text:s/>Is the {VAX} back up yet?"</text:p>
      <text:p text:style-name="Preformatted_20_Text"/>
      <text:p text:style-name="Preformatted_20_Text">:hex: n. 1. Short for {{hexadecimal}}, base 16. <text:s/>2. A 6-pack</text:p>
      <text:p text:style-name="Preformatted_20_Text"><text:s text:c="3"/>of anything (compare {quad}, sense 2). <text:s/>Neither usage has</text:p>
      <text:p text:style-name="Preformatted_20_Text"><text:s text:c="3"/>anything to do with {magic} or {black art}, though the pun is</text:p>
      <text:p text:style-name="Preformatted_20_Text"><text:s text:c="3"/>appreciated and occasionally used by hackers. <text:s/>True story: As a</text:p>
      <text:p text:style-name="Preformatted_20_Text"><text:s text:c="3"/>joke, some hackers once offered some surplus ICs for sale to be</text:p>
      <text:p text:style-name="Preformatted_20_Text"><text:s text:c="3"/>worn as protective amulets against hostile magic. <text:s/>The chips were,</text:p>
      <text:p text:style-name="Preformatted_20_Text"><text:s text:c="3"/>of course, hex inverters.</text:p>
      <text:p text:style-name="Preformatted_20_Text"/>
      <text:p text:style-name="Preformatted_20_Text">:hexadecimal:: n. Base 16. <text:s/>Coined in the early 1960s to replace</text:p>
      <text:p text:style-name="Preformatted_20_Text"><text:s text:c="3"/>earlier `sexadecimal', which was too racy and amusing for stuffy</text:p>
      <text:p text:style-name="Preformatted_20_Text"><text:s text:c="3"/>IBM, and later adopted by the rest of the industry.</text:p>
      <text:p text:style-name="Preformatted_20_Text"/>
      <text:p text:style-name="Preformatted_20_Text"><text:s text:c="3"/>Actually, neither term is etymologically pure. <text:s/>If we take `binary'</text:p>
      <text:p text:style-name="Preformatted_20_Text"><text:s text:c="3"/>to be paradigmatic, the most etymologically correct term for</text:p>
      <text:p text:style-name="Preformatted_20_Text"><text:s text:c="3"/>base 10, for example, is `denary', which</text:p>
      <text:p text:style-name="Preformatted_20_Text"><text:s text:c="3"/>comes from `deni' (ten at a time, ten each), a Latin `distributive'</text:p>
      <text:p text:style-name="Preformatted_20_Text"><text:s text:c="3"/>number; the corresponding term for base-16 would be something like</text:p>
      <text:p text:style-name="Preformatted_20_Text"><text:soft-page-break/><text:s text:c="3"/>`sendenary'. <text:s/>`Decimal' is from an ordinal number; the</text:p>
      <text:p text:style-name="Preformatted_20_Text"><text:s text:c="3"/>corresponding prefix for 6 would imply something like</text:p>
      <text:p text:style-name="Preformatted_20_Text"><text:s text:c="3"/>`sextidecimal'. <text:s/>The `sexa-' prefix is Latin but incorrect in this</text:p>
      <text:p text:style-name="Preformatted_20_Text"><text:s text:c="3"/>context, and `hexa-' is Greek. <text:s/>The word `octal' is similarly</text:p>
      <text:p text:style-name="Preformatted_20_Text"><text:s text:c="3"/>incorrect; a correct form would be `octaval' (to go with decimal),</text:p>
      <text:p text:style-name="Preformatted_20_Text"><text:s text:c="3"/>or `octonary' (to go with binary). <text:s/>If anyone ever implements a</text:p>
      <text:p text:style-name="Preformatted_20_Text"><text:s text:c="3"/>base-3 computer, computer scientists will be faced with the</text:p>
      <text:p text:style-name="Preformatted_20_Text"><text:s text:c="3"/>unprecedented dilemma of a choice between two *correct* forms;</text:p>
      <text:p text:style-name="Preformatted_20_Text"><text:s text:c="3"/>both `ternary' and `trinary' have a claim to this throne.</text:p>
      <text:p text:style-name="Preformatted_20_Text"/>
      <text:p text:style-name="Preformatted_20_Text">:hexit: /hek'sit/ n. A hexadecimal digit (0--9, and A--F or a--f).</text:p>
      <text:p text:style-name="Preformatted_20_Text"><text:s text:c="3"/>Used by people who claim that there are only *ten* digits,</text:p>
      <text:p text:style-name="Preformatted_20_Text"><text:s text:c="3"/>dammit; sixteen-fingered human beings are rather rare, despite what</text:p>
      <text:p text:style-name="Preformatted_20_Text"><text:s text:c="3"/>some keyboard designs might seem to imply (see {space-cadet</text:p>
      <text:p text:style-name="Preformatted_20_Text"><text:s text:c="3"/>keyboard}).</text:p>
      <text:p text:style-name="Preformatted_20_Text"/>
      <text:p text:style-name="Preformatted_20_Text">:HHOK: See {ha ha only serious}.</text:p>
      <text:p text:style-name="Preformatted_20_Text"/>
      <text:p text:style-name="Preformatted_20_Text">:HHOS: See {ha ha only serious}.</text:p>
      <text:p text:style-name="Preformatted_20_Text"/>
      <text:p text:style-name="Preformatted_20_Text">:hidden flag: [scientific computation] n. An extra option added to a</text:p>
      <text:p text:style-name="Preformatted_20_Text"><text:s text:c="3"/>routine without changing the calling sequence. <text:s/>For example,</text:p>
      <text:p text:style-name="Preformatted_20_Text"><text:s text:c="3"/>instead of adding an explicit input variable to instruct a routine</text:p>
      <text:p text:style-name="Preformatted_20_Text"><text:s text:c="3"/>to give extra diagnostic output, the programmer might just add a</text:p>
      <text:p text:style-name="Preformatted_20_Text"><text:s text:c="3"/>test for some otherwise meaningless feature of the existing inputs,</text:p>
      <text:p text:style-name="Preformatted_20_Text"><text:s text:c="3"/>such as a negative mass. <text:s/>Liberal use of hidden flags can make a</text:p>
      <text:p text:style-name="Preformatted_20_Text"><text:s text:c="3"/>program very hard to debug and understand.</text:p>
      <text:p text:style-name="Preformatted_20_Text"/>
      <text:p text:style-name="Preformatted_20_Text">:high bit: [from `high-order bit'] n. 1. The most significant</text:p>
      <text:p text:style-name="Preformatted_20_Text"><text:s text:c="3"/>bit in a byte. <text:s/>2. By extension, the most significant part of</text:p>
      <text:p text:style-name="Preformatted_20_Text"><text:s text:c="3"/>something other than a data byte: "Spare me the whole {saga},</text:p>
      <text:p text:style-name="Preformatted_20_Text"><text:s text:c="3"/>just give me the high bit." <text:s/>See also {meta bit}, {hobbit},</text:p>
      <text:p text:style-name="Preformatted_20_Text"><text:s text:c="3"/>{dread high-bit disease}, and compare the mainstream slang</text:p>
      <text:p text:style-name="Preformatted_20_Text"><text:s text:c="3"/>`bottom line'.</text:p>
      <text:p text:style-name="Preformatted_20_Text"/>
      <text:p text:style-name="Preformatted_20_Text">:high moby: /hi:' mohb'ee/ n. The high half of a 512K</text:p>
      <text:p text:style-name="Preformatted_20_Text"><text:s text:c="3"/>{PDP-10}'s physical address space; the other half was of course</text:p>
      <text:p text:style-name="Preformatted_20_Text"><text:s text:c="3"/>the low moby. <text:s/>This usage has been generalized in a way that has</text:p>
      <text:p text:style-name="Preformatted_20_Text"><text:s text:c="3"/>outlasted the {PDP-10}; for example, at the 1990 Washington D.C.</text:p>
      <text:p text:style-name="Preformatted_20_Text"><text:s text:c="3"/>Area Science Fiction Conclave (Disclave), when a miscommunication</text:p>
      <text:p text:style-name="Preformatted_20_Text"><text:s text:c="3"/>resulted in two separate wakes being held in commemoration of the</text:p>
      <text:p text:style-name="Preformatted_20_Text"><text:s text:c="3"/>shutdown of MIT's last {{ITS}} machines, the one on the upper</text:p>
      <text:p text:style-name="Preformatted_20_Text"><text:s text:c="3"/>floor was dubbed the `high moby' and the other the `low moby'.</text:p>
      <text:p text:style-name="Preformatted_20_Text"><text:s text:c="3"/>All parties involved {grok}ked this instantly. <text:s/>See {moby}.</text:p>
      <text:p text:style-name="Preformatted_20_Text"/>
      <text:p text:style-name="Preformatted_20_Text">:highly: [scientific computation] adv. The preferred modifier for</text:p>
      <text:p text:style-name="Preformatted_20_Text"><text:s text:c="3"/>overstating an understatement. <text:s/>As in: `highly nonoptimal', the</text:p>
      <text:p text:style-name="Preformatted_20_Text"><text:s text:c="3"/>worst possible way to do something; `highly nontrivial', either</text:p>
      <text:p text:style-name="Preformatted_20_Text"><text:s text:c="3"/>impossible or requiring a major research project; `highly</text:p>
      <text:p text:style-name="Preformatted_20_Text"><text:s text:c="3"/>nonlinear', completely erratic and unpredictable; `highly</text:p>
      <text:p text:style-name="Preformatted_20_Text"><text:s text:c="3"/>nontechnical', drivel written for {luser}s, oversimplified to the</text:p>
      <text:p text:style-name="Preformatted_20_Text"><text:s text:c="3"/>point of being misleading or incorrect (compare {drool-proof</text:p>
      <text:p text:style-name="Preformatted_20_Text"><text:s text:c="3"/>paper}). <text:s/>In other computing cultures, postfixing of {in the</text:p>
      <text:p text:style-name="Preformatted_20_Text"><text:s text:c="3"/>extreme} might be preferred.</text:p>
      <text:p text:style-name="Preformatted_20_Text"/>
      <text:p text:style-name="Preformatted_20_Text">:hing: // [IRC] n. Fortuitous typo for `hint', now in wide</text:p>
      <text:p text:style-name="Preformatted_20_Text"><text:s text:c="3"/>intentional use among players of {initgame}. <text:s/>Compare</text:p>
      <text:p text:style-name="Preformatted_20_Text"><text:s text:c="3"/>{newsfroup}, {filk}.</text:p>
      <text:p text:style-name="Preformatted_20_Text"><text:soft-page-break/></text:p>
      <text:p text:style-name="Preformatted_20_Text">:hirsute: adj. Occasionally used humorously as a synonym for {hairy}.</text:p>
      <text:p text:style-name="Preformatted_20_Text"/>
      <text:p text:style-name="Preformatted_20_Text">:HLL: /H-L-L/ n. [High-Level Language (as opposed to assembler)]</text:p>
      <text:p text:style-name="Preformatted_20_Text"><text:s text:c="3"/>Found primarily in email and news rather than speech. <text:s/>Rarely, the</text:p>
      <text:p text:style-name="Preformatted_20_Text"><text:s text:c="3"/>variants `VHLL' and `MLL' are found. <text:s/>VHLL stands for</text:p>
      <text:p text:style-name="Preformatted_20_Text"><text:s text:c="3"/>`Very-High-Level Language' and is used to describe a</text:p>
      <text:p text:style-name="Preformatted_20_Text"><text:s text:c="3"/>{bondage-and-discipline language} that the speaker happens to</text:p>
      <text:p text:style-name="Preformatted_20_Text"><text:s text:c="3"/>like; Prolog and Backus's FP are often called VHLLs. <text:s/>`MLL' stands</text:p>
      <text:p text:style-name="Preformatted_20_Text"><text:s text:c="3"/>for `Medium-Level Language' and is sometimes used half-jokingly to</text:p>
      <text:p text:style-name="Preformatted_20_Text"><text:s text:c="3"/>describe {C}, alluding to its `structured-assembler' image.</text:p>
      <text:p text:style-name="Preformatted_20_Text"><text:s text:c="3"/>See also {languages of choice}.</text:p>
      <text:p text:style-name="Preformatted_20_Text"/>
      <text:p text:style-name="Preformatted_20_Text">:hobbit: n. 1. The High Order Bit of a byte; same as the {meta</text:p>
      <text:p text:style-name="Preformatted_20_Text"><text:s text:c="3"/>bit} or {high bit}. <text:s/>2. The non-ITS name of vad@ai.mit.edu</text:p>
      <text:p text:style-name="Preformatted_20_Text"><text:s text:c="3"/>(*Hobbit*), master of lasers.</text:p>
      <text:p text:style-name="Preformatted_20_Text"/>
      <text:p text:style-name="Preformatted_20_Text">:hog: n.,vt. 1. Favored term to describe programs or hardware that</text:p>
      <text:p text:style-name="Preformatted_20_Text"><text:s text:c="3"/>seem to eat far more than their share of a system's resources,</text:p>
      <text:p text:style-name="Preformatted_20_Text"><text:s text:c="3"/>esp. those which noticeably degrade interactive response.</text:p>
      <text:p text:style-name="Preformatted_20_Text"><text:s text:c="3"/>*Not* used of programs that are simply extremely large or</text:p>
      <text:p text:style-name="Preformatted_20_Text"><text:s text:c="3"/>complex or that are merely painfully slow themselves (see {pig,</text:p>
      <text:p text:style-name="Preformatted_20_Text"><text:s text:c="3"/>run like a}). <text:s/>More often than not encountered in qualified forms,</text:p>
      <text:p text:style-name="Preformatted_20_Text"><text:s text:c="3"/>e.g., `memory hog', `core hog', `hog the processor', `hog</text:p>
      <text:p text:style-name="Preformatted_20_Text"><text:s text:c="3"/>the disk'. <text:s/>"A controller that never gives up the I/O bus</text:p>
      <text:p text:style-name="Preformatted_20_Text"><text:s text:c="3"/>gets killed after the bus-hog timer expires." <text:s text:c="2"/>2. Also said</text:p>
      <text:p text:style-name="Preformatted_20_Text"><text:s text:c="3"/>of *people* who use more than their fair share of resources</text:p>
      <text:p text:style-name="Preformatted_20_Text"><text:s text:c="3"/>(particularly disk, where it seems that 10% of the people use 90%</text:p>
      <text:p text:style-name="Preformatted_20_Text"><text:s text:c="3"/>of the disk, no matter how big the disk is or how many people use</text:p>
      <text:p text:style-name="Preformatted_20_Text"><text:s text:c="3"/>it). <text:s/>Of course, once disk hogs fill up one filesystem, they</text:p>
      <text:p text:style-name="Preformatted_20_Text"><text:s text:c="3"/>typically find some other new one to infect, claiming to the</text:p>
      <text:p text:style-name="Preformatted_20_Text"><text:s text:c="3"/>sysadmin that they have an important new project to complete.</text:p>
      <text:p text:style-name="Preformatted_20_Text"/>
      <text:p text:style-name="Preformatted_20_Text">:holy wars: [from {USENET}, but may predate it] n. {flame</text:p>
      <text:p text:style-name="Preformatted_20_Text"><text:s text:c="3"/>war}s over {religious issues}. <text:s/>The paper by Danny Cohen that</text:p>
      <text:p text:style-name="Preformatted_20_Text"><text:s text:c="3"/>popularized the terms {big-endian} and {little-endian} in</text:p>
      <text:p text:style-name="Preformatted_20_Text"><text:s text:c="3"/>connection with the LSB-first/MSB-first controversy was entitled</text:p>
      <text:p text:style-name="Preformatted_20_Text"><text:s text:c="3"/>"On Holy Wars and a Plea for Peace". <text:s/>Other perennial Holy</text:p>
      <text:p text:style-name="Preformatted_20_Text"><text:s text:c="3"/>Wars have included {EMACS} vs. {vi}, my personal computer vs.</text:p>
      <text:p text:style-name="Preformatted_20_Text"><text:s text:c="3"/>everyone else's personal computer, {{ITS}} vs. {{UNIX}},</text:p>
      <text:p text:style-name="Preformatted_20_Text"><text:s text:c="3"/>{{UNIX}} vs. {VMS}, {BSD} UNIX vs. {USG UNIX}, {C} vs.</text:p>
      <text:p text:style-name="Preformatted_20_Text"><text:s text:c="3"/>{{Pascal}}, {C} vs. {LISP}, etc., ad nauseam. <text:s/>The</text:p>
      <text:p text:style-name="Preformatted_20_Text"><text:s text:c="3"/>characteristic that distinguishes holy wars from normal</text:p>
      <text:p text:style-name="Preformatted_20_Text"><text:s text:c="3"/>technical disputes is that in a holy wars most of the participants</text:p>
      <text:p text:style-name="Preformatted_20_Text"><text:s text:c="3"/>spend their time trying to pass off personal value choices and</text:p>
      <text:p text:style-name="Preformatted_20_Text"><text:s text:c="3"/>cultural attachments as objective technical evaluations. See also</text:p>
      <text:p text:style-name="Preformatted_20_Text"><text:s text:c="3"/>{theology}.</text:p>
      <text:p text:style-name="Preformatted_20_Text"/>
      <text:p text:style-name="Preformatted_20_Text">:home box: n. A hacker's personal machine, especially one he or she</text:p>
      <text:p text:style-name="Preformatted_20_Text"><text:s text:c="3"/>owns. <text:s/>"Yeah? <text:s/>Well, *my* home box runs a full 4.2 BSD, so</text:p>
      <text:p text:style-name="Preformatted_20_Text"><text:s text:c="3"/>there!"</text:p>
      <text:p text:style-name="Preformatted_20_Text"/>
      <text:p text:style-name="Preformatted_20_Text">:hook: n. A software or hardware feature included in order to</text:p>
      <text:p text:style-name="Preformatted_20_Text"><text:s text:c="3"/>simplify later additions or changes by a user. <text:s/>For example, a</text:p>
      <text:p text:style-name="Preformatted_20_Text"><text:s text:c="3"/>simple program that prints numbers might always print them in base</text:p>
      <text:p text:style-name="Preformatted_20_Text"><text:s text:c="3"/>10, but a more flexible version would let a variable determine what</text:p>
      <text:p text:style-name="Preformatted_20_Text"><text:s text:c="3"/>base to use; setting the variable to 5 would make the program print</text:p>
      <text:p text:style-name="Preformatted_20_Text"><text:s text:c="3"/>numbers in base 5. <text:s/>The variable is a simple hook. <text:s/>An even more</text:p>
      <text:p text:style-name="Preformatted_20_Text"><text:soft-page-break/><text:s text:c="3"/>flexible program might examine the variable and treat a value of 16</text:p>
      <text:p text:style-name="Preformatted_20_Text"><text:s text:c="3"/>or less as the base to use, but treat any other number as the</text:p>
      <text:p text:style-name="Preformatted_20_Text"><text:s text:c="3"/>address of a user-supplied routine for printing a number. <text:s/>This is</text:p>
      <text:p text:style-name="Preformatted_20_Text"><text:s text:c="3"/>a {hairy} but powerful hook; one can then write a routine to</text:p>
      <text:p text:style-name="Preformatted_20_Text"><text:s text:c="3"/>print numbers as Roman numerals, say, or as Hebrew characters, and</text:p>
      <text:p text:style-name="Preformatted_20_Text"><text:s text:c="3"/>plug it into the program through the hook. <text:s/>Often the difference</text:p>
      <text:p text:style-name="Preformatted_20_Text"><text:s text:c="3"/>between a good program and a superb one is that the latter has</text:p>
      <text:p text:style-name="Preformatted_20_Text"><text:s text:c="3"/>useful hooks in judiciously chosen places. <text:s/>Both may do the</text:p>
      <text:p text:style-name="Preformatted_20_Text"><text:s text:c="3"/>original job about equally well, but the one with the hooks is much</text:p>
      <text:p text:style-name="Preformatted_20_Text"><text:s text:c="3"/>more flexible for future expansion of capabilities ({EMACS}, for</text:p>
      <text:p text:style-name="Preformatted_20_Text"><text:s text:c="3"/>example, is *all* hooks). <text:s/>The term `user exit' is</text:p>
      <text:p text:style-name="Preformatted_20_Text"><text:s text:c="3"/>synonymous but much more formal and less hackish.</text:p>
      <text:p text:style-name="Preformatted_20_Text"/>
      <text:p text:style-name="Preformatted_20_Text">:hop: n. One file transmission in a series required to get a file</text:p>
      <text:p text:style-name="Preformatted_20_Text"><text:s text:c="3"/>from point A to point B on a store-and-forward network. <text:s/>On such</text:p>
      <text:p text:style-name="Preformatted_20_Text"><text:s text:c="3"/>networks (including {UUCPNET} and {FidoNet}), the important</text:p>
      <text:p text:style-name="Preformatted_20_Text"><text:s text:c="3"/>inter-machine metric is the number of hops in the shortest path</text:p>
      <text:p text:style-name="Preformatted_20_Text"><text:s text:c="3"/>between them, rather than their geographical separation. <text:s/>See</text:p>
      <text:p text:style-name="Preformatted_20_Text"><text:s text:c="3"/>{bang path}.</text:p>
      <text:p text:style-name="Preformatted_20_Text"/>
      <text:p text:style-name="Preformatted_20_Text">:hose: 1. vt. To make non-functional or greatly degraded in</text:p>
      <text:p text:style-name="Preformatted_20_Text"><text:s text:c="3"/>performance. <text:s/>"That big ray-tracing program really hoses the</text:p>
      <text:p text:style-name="Preformatted_20_Text"><text:s text:c="3"/>system." <text:s/>See {hosed}. <text:s/>2. n. A narrow channel through which</text:p>
      <text:p text:style-name="Preformatted_20_Text"><text:s text:c="3"/>data flows under pressure. <text:s/>Generally denotes data paths that</text:p>
      <text:p text:style-name="Preformatted_20_Text"><text:s text:c="3"/>represent performance bottlenecks. <text:s/>3. n. Cabling, especially</text:p>
      <text:p text:style-name="Preformatted_20_Text"><text:s text:c="3"/>thick Ethernet cable. <text:s/>This is sometimes called `bit hose' or</text:p>
      <text:p text:style-name="Preformatted_20_Text"><text:s text:c="3"/>`hosery' (play on `hosiery') or `etherhose'. <text:s/>See also</text:p>
      <text:p text:style-name="Preformatted_20_Text"><text:s text:c="3"/>{washing machine}.</text:p>
      <text:p text:style-name="Preformatted_20_Text"/>
      <text:p text:style-name="Preformatted_20_Text">:hosed: adj. Same as {down}. <text:s/>Used primarily by UNIX hackers.</text:p>
      <text:p text:style-name="Preformatted_20_Text"><text:s text:c="3"/>Humorous: also implies a condition thought to be relatively easy to</text:p>
      <text:p text:style-name="Preformatted_20_Text"><text:s text:c="3"/>reverse. <text:s/>Probably derived from the Canadian slang `hoser'</text:p>
      <text:p text:style-name="Preformatted_20_Text"><text:s text:c="3"/>popularized by the Bob and Doug Mackenzie skits on SCTV. <text:s/>See</text:p>
      <text:p text:style-name="Preformatted_20_Text"><text:s text:c="3"/>{hose}. <text:s/>It is also widely used of people in the mainstream sense</text:p>
      <text:p text:style-name="Preformatted_20_Text"><text:s text:c="3"/>of `in an extremely unfortunate situation'.</text:p>
      <text:p text:style-name="Preformatted_20_Text"/>
      <text:p text:style-name="Preformatted_20_Text"><text:s text:c="3"/>Once upon a time, a Cray that had been experiencing periodic</text:p>
      <text:p text:style-name="Preformatted_20_Text"><text:s text:c="3"/>difficulties crashed, and it was announced to have been hosed.</text:p>
      <text:p text:style-name="Preformatted_20_Text"><text:s text:c="3"/>It was discovered that the crash was due to the disconnection of</text:p>
      <text:p text:style-name="Preformatted_20_Text"><text:s text:c="3"/>some coolant hoses. <text:s/>The problem was corrected, and users were then</text:p>
      <text:p text:style-name="Preformatted_20_Text"><text:s text:c="3"/>assured that everything was OK because the system had been rehosed.</text:p>
      <text:p text:style-name="Preformatted_20_Text"><text:s text:c="3"/>See also {dehose}.</text:p>
      <text:p text:style-name="Preformatted_20_Text"/>
      <text:p text:style-name="Preformatted_20_Text">:hot spot: n. 1. [primarily used by C/UNIX programmers, but</text:p>
      <text:p text:style-name="Preformatted_20_Text"><text:s text:c="3"/>spreading] It is received wisdom that in most programs, less than</text:p>
      <text:p text:style-name="Preformatted_20_Text"><text:s text:c="3"/>10% of the code eats 90% of the execution time; if one were to</text:p>
      <text:p text:style-name="Preformatted_20_Text"><text:s text:c="3"/>graph instruction visits versus code addresses, one would typically</text:p>
      <text:p text:style-name="Preformatted_20_Text"><text:s text:c="3"/>see a few huge spikes amidst a lot of low-level noise. <text:s/>Such spikes</text:p>
      <text:p text:style-name="Preformatted_20_Text"><text:s text:c="3"/>are called `hot spots' and are good candidates for heavy</text:p>
      <text:p text:style-name="Preformatted_20_Text"><text:s text:c="3"/>optimization or {hand-hacking}. <text:s/>The term is especially used of</text:p>
      <text:p text:style-name="Preformatted_20_Text"><text:s text:c="3"/>tight loops and recursions in the code's central algorithm, as</text:p>
      <text:p text:style-name="Preformatted_20_Text"><text:s text:c="3"/>opposed to (say) initial set-up costs or large but infrequent I/O</text:p>
      <text:p text:style-name="Preformatted_20_Text"><text:s text:c="3"/>operations. <text:s/>See {tune}, {bum}, {hand-hacking}. <text:s/>2. The</text:p>
      <text:p text:style-name="Preformatted_20_Text"><text:s text:c="3"/>active location of a cursor on a bit-map display. <text:s/>"Put the</text:p>
      <text:p text:style-name="Preformatted_20_Text"><text:s text:c="3"/>mouse's hot spot on the `ON' widget and click the left button."</text:p>
      <text:p text:style-name="Preformatted_20_Text"><text:s text:c="3"/>3. A screen region that is sensitive to mouse clicks, which trigger</text:p>
      <text:p text:style-name="Preformatted_20_Text"><text:s text:c="3"/>some action. <text:s/>Hypertext help screens are an example, in which a hot</text:p>
      <text:p text:style-name="Preformatted_20_Text"><text:s text:c="3"/>spot exists in the vicinity of any word for which additional</text:p>
      <text:p text:style-name="Preformatted_20_Text"><text:soft-page-break/><text:s text:c="3"/>material is available. <text:s/>4. In a massively parallel computer with</text:p>
      <text:p text:style-name="Preformatted_20_Text"><text:s text:c="3"/>shared memory, the one location that all 10,000 processors are</text:p>
      <text:p text:style-name="Preformatted_20_Text"><text:s text:c="3"/>trying to read or write at once (perhaps because they are all doing</text:p>
      <text:p text:style-name="Preformatted_20_Text"><text:s text:c="3"/>a {busy-wait} on the same lock).</text:p>
      <text:p text:style-name="Preformatted_20_Text"/>
      <text:p text:style-name="Preformatted_20_Text">:house wizard: [prob. from ad-agency lingo, `house freak'] n. A</text:p>
      <text:p text:style-name="Preformatted_20_Text"><text:s text:c="3"/>hacker occupying a technical-specialist, R&amp;D, or systems position</text:p>
      <text:p text:style-name="Preformatted_20_Text"><text:s text:c="3"/>at a commercial shop. <text:s/>A really effective house wizard can have</text:p>
      <text:p text:style-name="Preformatted_20_Text"><text:s text:c="3"/>influence out of all proportion to his/her ostensible rank and</text:p>
      <text:p text:style-name="Preformatted_20_Text"><text:s text:c="3"/>still not have to wear a suit. <text:s/>Used esp. of UNIX wizards. <text:s/>The</text:p>
      <text:p text:style-name="Preformatted_20_Text"><text:s text:c="3"/>term `house guru' is equivalent.</text:p>
      <text:p text:style-name="Preformatted_20_Text"/>
      <text:p text:style-name="Preformatted_20_Text">:HP-SUX: /H-P suhks/ n. Unflattering hackerism for HP-UX,</text:p>
      <text:p text:style-name="Preformatted_20_Text"><text:s text:c="3"/>Hewlett-Packard's UNIX port, which eatures some truly unique bogosities</text:p>
      <text:p text:style-name="Preformatted_20_Text"><text:s text:c="3"/>in the filesystem internals and elsewhere (these occasionally create</text:p>
      <text:p text:style-name="Preformatted_20_Text"><text:s text:c="3"/>portability problems). <text:s/>HP-UX is often referred to as `hockey-pux'</text:p>
      <text:p text:style-name="Preformatted_20_Text"><text:s text:c="3"/>inside HP, and one respondent claims that the proper pronunciation</text:p>
      <text:p text:style-name="Preformatted_20_Text"><text:s text:c="3"/>is /H-P ukkkhhhh/ as though one were about to spit. <text:s/>Another such</text:p>
      <text:p text:style-name="Preformatted_20_Text"><text:s text:c="3"/>alternate spelling and pronunciation is "H-PUX" /H-puhks/.</text:p>
      <text:p text:style-name="Preformatted_20_Text"><text:s text:c="3"/>Hackers at HP/Apollo (the former Apollo Computers which was</text:p>
      <text:p text:style-name="Preformatted_20_Text"><text:s text:c="3"/>swallowed by HP in 1989) have been heard to complain that</text:p>
      <text:p text:style-name="Preformatted_20_Text"><text:s text:c="3"/>Mr. Packard should have pushed to have his name first, if for no</text:p>
      <text:p text:style-name="Preformatted_20_Text"><text:s text:c="3"/>other reason than the greater eloquence of the resulting acronym.</text:p>
      <text:p text:style-name="Preformatted_20_Text"><text:s text:c="3"/>Compare {AIDX}, {buglix}. <text:s/>See also {Nominal Semidestructor},</text:p>
      <text:p text:style-name="Preformatted_20_Text"><text:s text:c="3"/>{Telerat}, {Open DeathTrap}, {ScumOS}, {sun-stools},</text:p>
      <text:p text:style-name="Preformatted_20_Text"><text:s text:c="3"/>{terminak}.</text:p>
      <text:p text:style-name="Preformatted_20_Text"/>
      <text:p text:style-name="Preformatted_20_Text">:huff: v. To compress data using a Huffman code. <text:s/>Various programs</text:p>
      <text:p text:style-name="Preformatted_20_Text"><text:s text:c="3"/>that use such methods have been called `HUFF' or some variant</text:p>
      <text:p text:style-name="Preformatted_20_Text"><text:s text:c="3"/>thereof. <text:s/>Oppose {puff}. <text:s/>Compare {crunch}, {compress}.</text:p>
      <text:p text:style-name="Preformatted_20_Text"/>
      <text:p text:style-name="Preformatted_20_Text">:humma: // excl. A filler word used on various `chat' and</text:p>
      <text:p text:style-name="Preformatted_20_Text"><text:s text:c="3"/>`talk' programs when you had nothing to say but felt that it was</text:p>
      <text:p text:style-name="Preformatted_20_Text"><text:s text:c="3"/>important to say something. <text:s/>The word apparently originated (at</text:p>
      <text:p text:style-name="Preformatted_20_Text"><text:s text:c="3"/>least with this definition) on the MECC Timeshare System (MTS, a</text:p>
      <text:p text:style-name="Preformatted_20_Text"><text:s text:c="3"/>now-defunct educational time-sharing system running in Minnesota</text:p>
      <text:p text:style-name="Preformatted_20_Text"><text:s text:c="3"/>during the 1970s and the early 1980s) but was later sighted on</text:p>
      <text:p text:style-name="Preformatted_20_Text"><text:s text:c="3"/>early UNIX systems.</text:p>
      <text:p text:style-name="Preformatted_20_Text"/>
      <text:p text:style-name="Preformatted_20_Text">:Humor, Hacker:: n. A distinctive style of shared intellectual</text:p>
      <text:p text:style-name="Preformatted_20_Text"><text:s text:c="3"/>humor found among hackers, having the following marked</text:p>
      <text:p text:style-name="Preformatted_20_Text"><text:s text:c="3"/>characteristics:</text:p>
      <text:p text:style-name="Preformatted_20_Text"/>
      <text:p text:style-name="Preformatted_20_Text"><text:s text:c="3"/>1. Fascination with form-vs.-content jokes, paradoxes, and humor</text:p>
      <text:p text:style-name="Preformatted_20_Text"><text:s text:c="3"/>having to do with confusion of metalevels (see {meta}). <text:s/>One way</text:p>
      <text:p text:style-name="Preformatted_20_Text"><text:s text:c="3"/>to make a hacker laugh: hold a red index card in front of him/her</text:p>
      <text:p text:style-name="Preformatted_20_Text"><text:s text:c="3"/>with "GREEN" written on it, or vice-versa (note, however, that</text:p>
      <text:p text:style-name="Preformatted_20_Text"><text:s text:c="3"/>this is funny only the first time).</text:p>
      <text:p text:style-name="Preformatted_20_Text"/>
      <text:p text:style-name="Preformatted_20_Text"><text:s text:c="3"/>2. Elaborate deadpan parodies of large intellectual constructs,</text:p>
      <text:p text:style-name="Preformatted_20_Text"><text:s text:c="3"/>such as specifications (see {write-only memory}), standards</text:p>
      <text:p text:style-name="Preformatted_20_Text"><text:s text:c="3"/>documents, language descriptions (see {INTERCAL}), and even</text:p>
      <text:p text:style-name="Preformatted_20_Text"><text:s text:c="3"/>entire scientific theories (see {quantum bogodynamics},</text:p>
      <text:p text:style-name="Preformatted_20_Text"><text:s text:c="3"/>{computron}).</text:p>
      <text:p text:style-name="Preformatted_20_Text"/>
      <text:p text:style-name="Preformatted_20_Text"><text:s text:c="3"/>3. Jokes that involve screwily precise reasoning from bizarre,</text:p>
      <text:p text:style-name="Preformatted_20_Text"><text:s text:c="3"/>ludicrous, or just grossly counter-intuitive premises.</text:p>
      <text:p text:style-name="Preformatted_20_Text"/>
      <text:p text:style-name="Preformatted_20_Text"><text:soft-page-break/><text:s text:c="3"/>4. Fascination with puns and wordplay.</text:p>
      <text:p text:style-name="Preformatted_20_Text"/>
      <text:p text:style-name="Preformatted_20_Text"><text:s text:c="3"/>5. A fondness for apparently mindless humor with subversive</text:p>
      <text:p text:style-name="Preformatted_20_Text"><text:s text:c="3"/>currents of intelligence in it --- for example, old Warner Brothers</text:p>
      <text:p text:style-name="Preformatted_20_Text"><text:s text:c="3"/>and Rocky &amp; Bullwinkle cartoons, the Marx brothers, the early</text:p>
      <text:p text:style-name="Preformatted_20_Text"><text:s text:c="3"/>B-52s, and Monty Python's Flying Circus. <text:s/>Humor that combines this</text:p>
      <text:p text:style-name="Preformatted_20_Text"><text:s text:c="3"/>trait with elements of high camp and slapstick is especially</text:p>
      <text:p text:style-name="Preformatted_20_Text"><text:s text:c="3"/>favored.</text:p>
      <text:p text:style-name="Preformatted_20_Text"/>
      <text:p text:style-name="Preformatted_20_Text"><text:s text:c="3"/>6. References to the symbol-object antinomies and associated ideas</text:p>
      <text:p text:style-name="Preformatted_20_Text"><text:s text:c="3"/>in Zen Buddhism and (less often) Taoism. <text:s/>See {has the X nature},</text:p>
      <text:p text:style-name="Preformatted_20_Text"><text:s text:c="3"/>{Discordianism}, {zen}, {ha ha only serious}, {AI koans}.</text:p>
      <text:p text:style-name="Preformatted_20_Text"/>
      <text:p text:style-name="Preformatted_20_Text"><text:s text:c="3"/>See also {filk}, {retrocomputing}, and {appendix B}. <text:s/>If you</text:p>
      <text:p text:style-name="Preformatted_20_Text"><text:s text:c="3"/>have an itchy feeling that all 6 of these traits are really aspects</text:p>
      <text:p text:style-name="Preformatted_20_Text"><text:s text:c="3"/>of one thing that is incredibly difficult to talk about exactly,</text:p>
      <text:p text:style-name="Preformatted_20_Text"><text:s text:c="3"/>you are (a) correct and (b) responding like a hacker. <text:s/>These traits</text:p>
      <text:p text:style-name="Preformatted_20_Text"><text:s text:c="3"/>are also recognizable (though in a less marked form) throughout</text:p>
      <text:p text:style-name="Preformatted_20_Text"><text:s text:c="3"/>{{science-fiction fandom}}.</text:p>
      <text:p text:style-name="Preformatted_20_Text"/>
      <text:p text:style-name="Preformatted_20_Text">:hung: [from `hung up'] adj. Equivalent to {wedged}, but more</text:p>
      <text:p text:style-name="Preformatted_20_Text"><text:s text:c="3"/>common at UNIX/C sites. <text:s/>Not generally used of people. <text:s/>Syn. with</text:p>
      <text:p text:style-name="Preformatted_20_Text"><text:s text:c="3"/>{locked up}, {wedged}; compare {hosed}. <text:s/>See also {hang}.</text:p>
      <text:p text:style-name="Preformatted_20_Text"><text:s text:c="3"/>A hung state is distinguished from {crash}ed or {down}, where the</text:p>
      <text:p text:style-name="Preformatted_20_Text"><text:s text:c="3"/>program or system is also unusable but because it is not running</text:p>
      <text:p text:style-name="Preformatted_20_Text"><text:s text:c="3"/>rather than because it is waiting for something. <text:s/>However, the</text:p>
      <text:p text:style-name="Preformatted_20_Text"><text:s text:c="3"/>recovery from both situations is often the same.</text:p>
      <text:p text:style-name="Preformatted_20_Text"/>
      <text:p text:style-name="Preformatted_20_Text">:hungry puppy: n. Syn. {slopsucker}.</text:p>
      <text:p text:style-name="Preformatted_20_Text"/>
      <text:p text:style-name="Preformatted_20_Text">:hungus: /huhng'g*s/ [perhaps related to slang `humongous'] adj.</text:p>
      <text:p text:style-name="Preformatted_20_Text"><text:s text:c="3"/>Large, unwieldy, usually unmanageable. <text:s/>"TCP is a hungus piece of</text:p>
      <text:p text:style-name="Preformatted_20_Text"><text:s text:c="3"/>code." <text:s/>"This is a hungus set of modifications."</text:p>
      <text:p text:style-name="Preformatted_20_Text"/>
      <text:p text:style-name="Preformatted_20_Text">:hyperspace: /hi:'per-spays/ n. A memory location that is *far*</text:p>
      <text:p text:style-name="Preformatted_20_Text"><text:s text:c="3"/>away from where the program counter should be pointing, often</text:p>
      <text:p text:style-name="Preformatted_20_Text"><text:s text:c="3"/>inaccessible because it is not even mapped in. <text:s/>"Another core</text:p>
      <text:p text:style-name="Preformatted_20_Text"><text:s text:c="3"/>dump --- looks like the program jumped off to hyperspace</text:p>
      <text:p text:style-name="Preformatted_20_Text"><text:s text:c="3"/>somehow." <text:s/>(Compare {jump off into never-never land}.) <text:s/>This</text:p>
      <text:p text:style-name="Preformatted_20_Text"><text:s text:c="3"/>usage is from the SF notion of a spaceship jumping `into</text:p>
      <text:p text:style-name="Preformatted_20_Text"><text:s text:c="3"/>hyperspace', that is, taking a shortcut through higher-dimensional</text:p>
      <text:p text:style-name="Preformatted_20_Text"><text:s text:c="3"/>space --- in other words, bypassing this universe. <text:s/>The variant</text:p>
      <text:p text:style-name="Preformatted_20_Text"><text:s text:c="3"/>`east hyperspace' is recorded among CMU and Bliss hackers.</text:p>
      <text:p text:style-name="Preformatted_20_Text"/>
      <text:p text:style-name="Preformatted_20_Text">= I =</text:p>
      <text:p text:style-name="Preformatted_20_Text">=====</text:p>
      <text:p text:style-name="Preformatted_20_Text"/>
      <text:p text:style-name="Preformatted_20_Text">:I didn't change anything!: interj. An aggrieved cry often heard as</text:p>
      <text:p text:style-name="Preformatted_20_Text"><text:s text:c="3"/>bugs manifest during a regression test. <text:s/>The {canonical} reply to</text:p>
      <text:p text:style-name="Preformatted_20_Text"><text:s text:c="3"/>this assertion is "Then it works just the same as it did before,</text:p>
      <text:p text:style-name="Preformatted_20_Text"><text:s text:c="3"/>doesn't it?" <text:s/>See also {one-line fix}. <text:s/>This is also heard from</text:p>
      <text:p text:style-name="Preformatted_20_Text"><text:s text:c="3"/>applications programmers trying to blame an obvious applications</text:p>
      <text:p text:style-name="Preformatted_20_Text"><text:s text:c="3"/>problem on an unrelated systems software change, for example a</text:p>
      <text:p text:style-name="Preformatted_20_Text"><text:s text:c="3"/>divide-by-0 fault after terminals were added to a network.</text:p>
      <text:p text:style-name="Preformatted_20_Text"><text:s text:c="3"/>Usually, their statement is found to be false. <text:s/>Upon close</text:p>
      <text:p text:style-name="Preformatted_20_Text"><text:s text:c="3"/>questioning, they will admit some major restructuring of the</text:p>
      <text:p text:style-name="Preformatted_20_Text"><text:s text:c="3"/>program that shouldn't have broken anything, in their opinion,</text:p>
      <text:p text:style-name="Preformatted_20_Text"><text:s text:c="3"/>but which actually {hosed} the code completely.</text:p>
      <text:p text:style-name="Preformatted_20_Text"><text:soft-page-break/></text:p>
      <text:p text:style-name="Preformatted_20_Text">:I see no X here.: Hackers (and the interactive computer games they</text:p>
      <text:p text:style-name="Preformatted_20_Text"><text:s text:c="3"/>write) traditionally favor this slightly marked usage over other</text:p>
      <text:p text:style-name="Preformatted_20_Text"><text:s text:c="3"/>possible equivalents such as "There's no X here!" or "X is</text:p>
      <text:p text:style-name="Preformatted_20_Text"><text:s text:c="3"/>missing." <text:s/>or "Where's the X?". <text:s/>This goes back to the original</text:p>
      <text:p text:style-name="Preformatted_20_Text"><text:s text:c="3"/>PDP-10 {ADVENT}, which would respond in this wise if you asked</text:p>
      <text:p text:style-name="Preformatted_20_Text"><text:s text:c="3"/>it to do something involving an object not present at your location</text:p>
      <text:p text:style-name="Preformatted_20_Text"><text:s text:c="3"/>in the game.</text:p>
      <text:p text:style-name="Preformatted_20_Text"/>
      <text:p text:style-name="Preformatted_20_Text">:i14y: // n. Abbrev. for `interoperability', with the `14'</text:p>
      <text:p text:style-name="Preformatted_20_Text"><text:s text:c="3"/>replacing fourteen letters. <text:s/>Used in the {X} (windows)</text:p>
      <text:p text:style-name="Preformatted_20_Text"><text:s text:c="3"/>community. <text:s/>Refers to portability and compatibility of data formats</text:p>
      <text:p text:style-name="Preformatted_20_Text"><text:s text:c="3"/>(even binary ones) between different programs or implementations of</text:p>
      <text:p text:style-name="Preformatted_20_Text"><text:s text:c="3"/>the same program on different machines.</text:p>
      <text:p text:style-name="Preformatted_20_Text"/>
      <text:p text:style-name="Preformatted_20_Text">:i18n: // n. Abbrev. for `internationali{z,s}ation', with the 18</text:p>
      <text:p text:style-name="Preformatted_20_Text"><text:s text:c="3"/>replacing 18 letters. <text:s/>Used in the {X} (windows) community.</text:p>
      <text:p text:style-name="Preformatted_20_Text"/>
      <text:p text:style-name="Preformatted_20_Text">:IBM: /I-B-M/ Inferior But Marketable; It's Better Manually;</text:p>
      <text:p text:style-name="Preformatted_20_Text"><text:s text:c="3"/>Insidious Black Magic; It's Been Malfunctioning; Incontinent Bowel</text:p>
      <text:p text:style-name="Preformatted_20_Text"><text:s text:c="3"/>Movement; and a near-{infinite} number of even less complimentary</text:p>
      <text:p text:style-name="Preformatted_20_Text"><text:s text:c="3"/>expansions, including `International Business Machines'. <text:s/>See</text:p>
      <text:p text:style-name="Preformatted_20_Text"><text:s text:c="3"/>{TLA}. <text:s/>These abbreviations illustrate the considerable</text:p>
      <text:p text:style-name="Preformatted_20_Text"><text:s text:c="3"/>antipathy most hackers have long felt toward the `industry leader'</text:p>
      <text:p text:style-name="Preformatted_20_Text"><text:s text:c="3"/>(see {fear and loathing}).</text:p>
      <text:p text:style-name="Preformatted_20_Text"/>
      <text:p text:style-name="Preformatted_20_Text"><text:s text:c="3"/>What galls hackers about most IBM machines above the PC level isn't</text:p>
      <text:p text:style-name="Preformatted_20_Text"><text:s text:c="3"/>so much that they are underpowered and overpriced (though that does</text:p>
      <text:p text:style-name="Preformatted_20_Text"><text:s text:c="3"/>count against them), but that the designs are incredibly archaic,</text:p>
      <text:p text:style-name="Preformatted_20_Text"><text:s text:c="3"/>{crufty}, and {elephantine} ... and you can't *fix* them</text:p>
      <text:p text:style-name="Preformatted_20_Text"><text:s text:c="3"/>--- source code is locked up tight, and programming tools are</text:p>
      <text:p text:style-name="Preformatted_20_Text"><text:s text:c="3"/>expensive, hard to find, and bletcherous to use once you've found</text:p>
      <text:p text:style-name="Preformatted_20_Text"><text:s text:c="3"/>them. <text:s/>With the release of the UNIX-based RIOS family this may have</text:p>
      <text:p text:style-name="Preformatted_20_Text"><text:s text:c="3"/>begun to change --- but then, we thought that when the PC-RT came</text:p>
      <text:p text:style-name="Preformatted_20_Text"><text:s text:c="3"/>out, too.</text:p>
      <text:p text:style-name="Preformatted_20_Text"/>
      <text:p text:style-name="Preformatted_20_Text"><text:s text:c="3"/>In the spirit of universal peace and brotherhood, this lexicon now</text:p>
      <text:p text:style-name="Preformatted_20_Text"><text:s text:c="3"/>includes a number of entries attributed to `IBM'; these derive from</text:p>
      <text:p text:style-name="Preformatted_20_Text"><text:s text:c="3"/>some rampantly unofficial jargon lists circulated within IBM's own</text:p>
      <text:p text:style-name="Preformatted_20_Text"><text:s text:c="3"/>beleaguered hacker underground.</text:p>
      <text:p text:style-name="Preformatted_20_Text"/>
      <text:p text:style-name="Preformatted_20_Text">:IBM discount: n. A price increase. <text:s/>Outside IBM, this derives from</text:p>
      <text:p text:style-name="Preformatted_20_Text"><text:s text:c="3"/>the common perception that IBM products are generally overpriced</text:p>
      <text:p text:style-name="Preformatted_20_Text"><text:s text:c="3"/>(see {clone}); inside, it is said to spring from a belief that</text:p>
      <text:p text:style-name="Preformatted_20_Text"><text:s text:c="3"/>large numbers of IBM employees living in an area cause prices to</text:p>
      <text:p text:style-name="Preformatted_20_Text"><text:s text:c="3"/>rise.</text:p>
      <text:p text:style-name="Preformatted_20_Text"/>
      <text:p text:style-name="Preformatted_20_Text">:ICBM address: n. (Also `missile address') The form used to</text:p>
      <text:p text:style-name="Preformatted_20_Text"><text:s text:c="3"/>register a site with the USENET mapping project includes a blank</text:p>
      <text:p text:style-name="Preformatted_20_Text"><text:s text:c="3"/>for longitude and latitude, preferably to seconds-of-arc accuracy.</text:p>
      <text:p text:style-name="Preformatted_20_Text"><text:s text:c="3"/>This is actually used for generating geographically-correct maps of</text:p>
      <text:p text:style-name="Preformatted_20_Text"><text:s text:c="3"/>USENET links on a plotter; however, it has become traditional to</text:p>
      <text:p text:style-name="Preformatted_20_Text"><text:s text:c="3"/>refer to this as one's `ICBM address' or `missile address', and</text:p>
      <text:p text:style-name="Preformatted_20_Text"><text:s text:c="3"/>many people include it in their {sig block} with that name.</text:p>
      <text:p text:style-name="Preformatted_20_Text"/>
      <text:p text:style-name="Preformatted_20_Text">:ice: [coined by USENETter Tom Maddox, popularized by William</text:p>
      <text:p text:style-name="Preformatted_20_Text"><text:s text:c="3"/>Gibson's cyberpunk SF novels: a contrived acronym for `Intrusion</text:p>
      <text:p text:style-name="Preformatted_20_Text"><text:s text:c="3"/>Countermeasure Electronics'] Security software (in Gibson's novels,</text:p>
      <text:p text:style-name="Preformatted_20_Text"><text:soft-page-break/><text:s text:c="3"/>software that responds to intrusion by attempting to literally kill</text:p>
      <text:p text:style-name="Preformatted_20_Text"><text:s text:c="3"/>the intruder). <text:s/>Also, `icebreaker': a program designed for</text:p>
      <text:p text:style-name="Preformatted_20_Text"><text:s text:c="3"/>cracking security on a system. <text:s/>Neither term is in serious use yet</text:p>
      <text:p text:style-name="Preformatted_20_Text"><text:s text:c="3"/>as of mid-1991, but many hackers find the metaphor attractive, and</text:p>
      <text:p text:style-name="Preformatted_20_Text"><text:s text:c="3"/>each may develop a denotation in the future.</text:p>
      <text:p text:style-name="Preformatted_20_Text"/>
      <text:p text:style-name="Preformatted_20_Text">:idempotent: [from mathematical techspeak] adj. Acting as if used</text:p>
      <text:p text:style-name="Preformatted_20_Text"><text:s text:c="3"/>only once, even if used multiple times. <text:s/>This term is often used</text:p>
      <text:p text:style-name="Preformatted_20_Text"><text:s text:c="3"/>with respect to {C} header files, which contain common</text:p>
      <text:p text:style-name="Preformatted_20_Text"><text:s text:c="3"/>definitions and declarations to be included by several source</text:p>
      <text:p text:style-name="Preformatted_20_Text"><text:s text:c="3"/>files. <text:s/>If a header file is ever included twice during the same</text:p>
      <text:p text:style-name="Preformatted_20_Text"><text:s text:c="3"/>compilation (perhaps due to nested #include files), compilation</text:p>
      <text:p text:style-name="Preformatted_20_Text"><text:s text:c="3"/>errors can result unless the header file has protected itself</text:p>
      <text:p text:style-name="Preformatted_20_Text"><text:s text:c="3"/>against multiple inclusion; a header file so protected is said to</text:p>
      <text:p text:style-name="Preformatted_20_Text"><text:s text:c="3"/>be idempotent. <text:s/>The term can also be used to describe an</text:p>
      <text:p text:style-name="Preformatted_20_Text"><text:s text:c="3"/>initialization subroutine which is arranged to perform some</text:p>
      <text:p text:style-name="Preformatted_20_Text"><text:s text:c="3"/>critical action exactly once, even if the routine is called several</text:p>
      <text:p text:style-name="Preformatted_20_Text"><text:s text:c="3"/>times.</text:p>
      <text:p text:style-name="Preformatted_20_Text"/>
      <text:p text:style-name="Preformatted_20_Text">:If you want X, you know where to find it.: There is a legend that</text:p>
      <text:p text:style-name="Preformatted_20_Text"><text:s text:c="3"/>Dennis Ritchie, inventor of {C}, once responded to demands for</text:p>
      <text:p text:style-name="Preformatted_20_Text"><text:s text:c="3"/>features resembling those of what at the time was a much more</text:p>
      <text:p text:style-name="Preformatted_20_Text"><text:s text:c="3"/>popular language by observing "If you want PL/I, you know where to</text:p>
      <text:p text:style-name="Preformatted_20_Text"><text:s text:c="3"/>find it." <text:s/>Ever since, this has been hackish standard form for</text:p>
      <text:p text:style-name="Preformatted_20_Text"><text:s text:c="3"/>fending off requests to alter a new design to mimic some older</text:p>
      <text:p text:style-name="Preformatted_20_Text"><text:s text:c="3"/>(and, by implication, inferior and {baroque}) one. <text:s/>The case X =</text:p>
      <text:p text:style-name="Preformatted_20_Text"><text:s text:c="3"/>{Pascal} manifests semi-regularly on USENET's comp.lang.c</text:p>
      <text:p text:style-name="Preformatted_20_Text"><text:s text:c="3"/>newsgroup. <text:s/>Indeed, the case X = X has been reported in</text:p>
      <text:p text:style-name="Preformatted_20_Text"><text:s text:c="3"/>discussions of graphics software (see {X}).</text:p>
      <text:p text:style-name="Preformatted_20_Text"/>
      <text:p text:style-name="Preformatted_20_Text">:ifdef out: /if'def owt/ v. Syn. for {condition out}, specific</text:p>
      <text:p text:style-name="Preformatted_20_Text"><text:s text:c="3"/>to {C}.</text:p>
      <text:p text:style-name="Preformatted_20_Text"/>
      <text:p text:style-name="Preformatted_20_Text">:ill-behaved: adj. 1. [numerical analysis] Said of an algorithm or</text:p>
      <text:p text:style-name="Preformatted_20_Text"><text:s text:c="3"/>computational method that tends to blow up because of accumulated</text:p>
      <text:p text:style-name="Preformatted_20_Text"><text:s text:c="3"/>roundoff error or poor convergence properties. <text:s/>2. Software that</text:p>
      <text:p text:style-name="Preformatted_20_Text"><text:s text:c="3"/>bypasses the defined {OS} interfaces to do things (like screen,</text:p>
      <text:p text:style-name="Preformatted_20_Text"><text:s text:c="3"/>keyboard, and disk I/O) itself, often in a way that depends on the</text:p>
      <text:p text:style-name="Preformatted_20_Text"><text:s text:c="3"/>hardware of the machine it is running on or which is nonportable or</text:p>
      <text:p text:style-name="Preformatted_20_Text"><text:s text:c="3"/>incompatible with other pieces of software. <text:s/>In the IBM PC/MS-DOS</text:p>
      <text:p text:style-name="Preformatted_20_Text"><text:s text:c="3"/>world, there is a folk theorem (nearly true) to the effect that</text:p>
      <text:p text:style-name="Preformatted_20_Text"><text:s text:c="3"/>(owing to gross inadequacies and performance penalties in the OS</text:p>
      <text:p text:style-name="Preformatted_20_Text"><text:s text:c="3"/>interface) all interesting applications are ill-behaved. <text:s/>See also</text:p>
      <text:p text:style-name="Preformatted_20_Text"><text:s text:c="3"/>{bare metal}. Oppose {well-behaved}, compare {PC-ism}. <text:s/>See</text:p>
      <text:p text:style-name="Preformatted_20_Text"><text:s text:c="3"/>{mess-dos}.</text:p>
      <text:p text:style-name="Preformatted_20_Text"/>
      <text:p text:style-name="Preformatted_20_Text">:IMHO: // [from SF fandom via USENET; abbreviation for `In My Humble</text:p>
      <text:p text:style-name="Preformatted_20_Text"><text:s text:c="3"/>Opinion'] <text:s/>"IMHO, mixed-case C names should be avoided, as</text:p>
      <text:p text:style-name="Preformatted_20_Text"><text:s text:c="3"/>mistyping something in the wrong case can cause hard-to-detect</text:p>
      <text:p text:style-name="Preformatted_20_Text"><text:s text:c="3"/>errors --- and they look too Pascalish anyhow." <text:s/>Also seen in</text:p>
      <text:p text:style-name="Preformatted_20_Text"><text:s text:c="3"/>variant forms such as IMNSHO (In My Not-So-Humble Opinion) and IMAO</text:p>
      <text:p text:style-name="Preformatted_20_Text"><text:s text:c="3"/>(In My Arrogant Opinion).</text:p>
      <text:p text:style-name="Preformatted_20_Text"/>
      <text:p text:style-name="Preformatted_20_Text">:Imminent Death Of The Net Predicted!: [USENET] prov. <text:s/>Since USENET</text:p>
      <text:p text:style-name="Preformatted_20_Text"><text:s text:c="3"/>first got off the ground in 1980--81, it has grown exponentially,</text:p>
      <text:p text:style-name="Preformatted_20_Text"><text:s text:c="3"/>approximately doubling in size every year. <text:s/>On the other hand, most</text:p>
      <text:p text:style-name="Preformatted_20_Text"><text:s text:c="3"/>people feel the {signal-to-noise ratio} of USENET has dropped</text:p>
      <text:p text:style-name="Preformatted_20_Text"><text:s text:c="3"/>steadily. <text:s/>These trends led, as far back as mid-1983, to</text:p>
      <text:p text:style-name="Preformatted_20_Text"><text:soft-page-break/><text:s text:c="3"/>predictions of the imminent collapse (or death) of the net. <text:s/>Ten</text:p>
      <text:p text:style-name="Preformatted_20_Text"><text:s text:c="3"/>years and numerous doublings later, enough of these gloomy</text:p>
      <text:p text:style-name="Preformatted_20_Text"><text:s text:c="3"/>prognostications have been confounded that the phrase "Imminent</text:p>
      <text:p text:style-name="Preformatted_20_Text"><text:s text:c="3"/>Death Of The Net Predicted!" has become a running joke, hauled out</text:p>
      <text:p text:style-name="Preformatted_20_Text"><text:s text:c="3"/>any time someone grumbles about the {S/N ratio} or the huge and</text:p>
      <text:p text:style-name="Preformatted_20_Text"><text:s text:c="3"/>steadily increasing volume (or potential legal issues, the possible</text:p>
      <text:p text:style-name="Preformatted_20_Text"><text:s text:c="3"/>loss of a key node or link, etc).</text:p>
      <text:p text:style-name="Preformatted_20_Text"/>
      <text:p text:style-name="Preformatted_20_Text">:in the extreme: adj. A preferred superlative suffix for many hackish</text:p>
      <text:p text:style-name="Preformatted_20_Text"><text:s text:c="3"/>terms. <text:s/>See, for example, `obscure in the extreme' under {obscure},</text:p>
      <text:p text:style-name="Preformatted_20_Text"><text:s text:c="3"/>and compare {highly}.</text:p>
      <text:p text:style-name="Preformatted_20_Text"/>
      <text:p text:style-name="Preformatted_20_Text">:incantation: n. Any particularly arbitrary or obscure command that</text:p>
      <text:p text:style-name="Preformatted_20_Text"><text:s text:c="3"/>one must mutter at a system to attain a desired result. <text:s/>Not used</text:p>
      <text:p text:style-name="Preformatted_20_Text"><text:s text:c="3"/>of passwords or other explicit security features. <text:s/>Especially used</text:p>
      <text:p text:style-name="Preformatted_20_Text"><text:s text:c="3"/>of tricks that are so poorly documented they must be learned from a</text:p>
      <text:p text:style-name="Preformatted_20_Text"><text:s text:c="3"/>{wizard}. <text:s/>"This compiler normally locates initialized data</text:p>
      <text:p text:style-name="Preformatted_20_Text"><text:s text:c="3"/>in the data segment, but if you {mutter} the right incantation they</text:p>
      <text:p text:style-name="Preformatted_20_Text"><text:s text:c="3"/>will be forced into text space."</text:p>
      <text:p text:style-name="Preformatted_20_Text"/>
      <text:p text:style-name="Preformatted_20_Text">:include: vt. [USENET] 1. To duplicate a portion (or whole) of</text:p>
      <text:p text:style-name="Preformatted_20_Text"><text:s text:c="3"/>another's message (typically with attribution to the source) in a</text:p>
      <text:p text:style-name="Preformatted_20_Text"><text:s text:c="3"/>reply or followup, for clarifying the context of one's response.</text:p>
      <text:p text:style-name="Preformatted_20_Text"><text:s text:c="3"/>See the the discussion of inclusion styles under "Hacker</text:p>
      <text:p text:style-name="Preformatted_20_Text"><text:s text:c="3"/>Writing Style". <text:s/>2. [from {C}] `#include &lt;disclaimer.h&gt;'</text:p>
      <text:p text:style-name="Preformatted_20_Text"><text:s text:c="3"/>has appeared in {sig block}s to refer to a notional `standard</text:p>
      <text:p text:style-name="Preformatted_20_Text"><text:s text:c="3"/>{disclaimer} file'.</text:p>
      <text:p text:style-name="Preformatted_20_Text"/>
      <text:p text:style-name="Preformatted_20_Text">:include war: n. Excessive multi-leveled including within a</text:p>
      <text:p text:style-name="Preformatted_20_Text"><text:s text:c="3"/>discussion {thread}, a practice that tends to annoy readers. <text:s/>In</text:p>
      <text:p text:style-name="Preformatted_20_Text"><text:s text:c="3"/>a forum with high-traffic newsgroups, such as USENET, this can lead</text:p>
      <text:p text:style-name="Preformatted_20_Text"><text:s text:c="3"/>to {flame}s and the urge to start a {kill file}.</text:p>
      <text:p text:style-name="Preformatted_20_Text"/>
      <text:p text:style-name="Preformatted_20_Text">:indent style: [C programmers] n. The rules one uses to indent code</text:p>
      <text:p text:style-name="Preformatted_20_Text"><text:s text:c="3"/>in a readable fashion; a subject of {holy wars}. <text:s/>There are four</text:p>
      <text:p text:style-name="Preformatted_20_Text"><text:s text:c="3"/>major C indent styles, described below; all have the aim of</text:p>
      <text:p text:style-name="Preformatted_20_Text"><text:s text:c="3"/>making it easier for the reader to visually track the scope of</text:p>
      <text:p text:style-name="Preformatted_20_Text"><text:s text:c="3"/>control constructs. <text:s/>The significant variable is the placement of</text:p>
      <text:p text:style-name="Preformatted_20_Text"><text:s text:c="3"/>`{' and `}' with respect to the statement(s) they</text:p>
      <text:p text:style-name="Preformatted_20_Text"><text:s text:c="3"/>enclose and the guard or controlling statement (`if',</text:p>
      <text:p text:style-name="Preformatted_20_Text"><text:s text:c="3"/>`else', `for', `while', or `do') on the block,</text:p>
      <text:p text:style-name="Preformatted_20_Text"><text:s text:c="3"/>if any.</text:p>
      <text:p text:style-name="Preformatted_20_Text"/>
      <text:p text:style-name="Preformatted_20_Text"><text:s text:c="3"/>`K&amp;R style' --- Named after Kernighan &amp; Ritchie, because the</text:p>
      <text:p text:style-name="Preformatted_20_Text"><text:s text:c="3"/>examples in {K&amp;R} are formatted this way. <text:s/>Also called `kernel</text:p>
      <text:p text:style-name="Preformatted_20_Text"><text:s text:c="3"/>style' because the UNIX kernel is written in it, and the `One True</text:p>
      <text:p text:style-name="Preformatted_20_Text"><text:s text:c="3"/>Brace Style' (abbrev. 1TBS) by its partisans. <text:s/>The basic indent</text:p>
      <text:p text:style-name="Preformatted_20_Text"><text:s text:c="3"/>shown here is eight spaces (or one tab) per level; four are</text:p>
      <text:p text:style-name="Preformatted_20_Text"><text:s text:c="3"/>occasionally seen, but are much less common.</text:p>
      <text:p text:style-name="Preformatted_20_Text"/>
      <text:p text:style-name="Preformatted_20_Text"><text:s text:c="5"/>if (cond) {</text:p>
      <text:p text:style-name="Preformatted_20_Text"><text:s text:c="13"/>&lt;body&gt;</text:p>
      <text:p text:style-name="Preformatted_20_Text"><text:s text:c="5"/>}</text:p>
      <text:p text:style-name="Preformatted_20_Text"/>
      <text:p text:style-name="Preformatted_20_Text"><text:s text:c="3"/>`Allman style' --- Named for Eric Allman, a Berkeley hacker who</text:p>
      <text:p text:style-name="Preformatted_20_Text"><text:s text:c="3"/>wrote a lot of the BSD utilities in it (it is sometimes called</text:p>
      <text:p text:style-name="Preformatted_20_Text"><text:s text:c="3"/>`BSD style'). <text:s/>Resembles normal indent style in Pascal and Algol.</text:p>
      <text:p text:style-name="Preformatted_20_Text"><text:s text:c="3"/>Basic indent per level shown here is eight spaces, but four is just</text:p>
      <text:p text:style-name="Preformatted_20_Text"><text:soft-page-break/><text:s text:c="3"/>as common (esp. in C++ code).</text:p>
      <text:p text:style-name="Preformatted_20_Text"/>
      <text:p text:style-name="Preformatted_20_Text"><text:s text:c="5"/>if (cond)</text:p>
      <text:p text:style-name="Preformatted_20_Text"><text:s text:c="5"/>{</text:p>
      <text:p text:style-name="Preformatted_20_Text"><text:s text:c="13"/>&lt;body&gt;</text:p>
      <text:p text:style-name="Preformatted_20_Text"><text:s text:c="5"/>}</text:p>
      <text:p text:style-name="Preformatted_20_Text"/>
      <text:p text:style-name="Preformatted_20_Text"><text:s text:c="3"/>`Whitesmiths style' --- popularized by the examples that came</text:p>
      <text:p text:style-name="Preformatted_20_Text"><text:s text:c="3"/>with Whitesmiths C, an early commercial C compiler. <text:s/>Basic indent</text:p>
      <text:p text:style-name="Preformatted_20_Text"><text:s text:c="3"/>per level shown here is eight spaces, but four is occasionally</text:p>
      <text:p text:style-name="Preformatted_20_Text"><text:s text:c="3"/>seen.</text:p>
      <text:p text:style-name="Preformatted_20_Text"/>
      <text:p text:style-name="Preformatted_20_Text"><text:s text:c="5"/>if (cond)</text:p>
      <text:p text:style-name="Preformatted_20_Text"><text:s text:c="13"/>{</text:p>
      <text:p text:style-name="Preformatted_20_Text"><text:s text:c="13"/>&lt;body&gt;</text:p>
      <text:p text:style-name="Preformatted_20_Text"><text:s text:c="13"/>}</text:p>
      <text:p text:style-name="Preformatted_20_Text"/>
      <text:p text:style-name="Preformatted_20_Text"><text:s text:c="3"/>`GNU style' --- Used throughout GNU EMACS and the Free Software</text:p>
      <text:p text:style-name="Preformatted_20_Text"><text:s text:c="3"/>Foundation code, and just about nowhere else. <text:s/>Indents are always</text:p>
      <text:p text:style-name="Preformatted_20_Text"><text:s text:c="3"/>four spaces per level, with `{' and `}' halfway between the</text:p>
      <text:p text:style-name="Preformatted_20_Text"><text:s text:c="3"/>outer and inner indent levels.</text:p>
      <text:p text:style-name="Preformatted_20_Text"/>
      <text:p text:style-name="Preformatted_20_Text"><text:s text:c="5"/>if (cond)</text:p>
      <text:p text:style-name="Preformatted_20_Text"><text:s text:c="7"/>{</text:p>
      <text:p text:style-name="Preformatted_20_Text"><text:s text:c="9"/>&lt;body&gt;</text:p>
      <text:p text:style-name="Preformatted_20_Text"><text:s text:c="7"/>}</text:p>
      <text:p text:style-name="Preformatted_20_Text"/>
      <text:p text:style-name="Preformatted_20_Text"><text:s text:c="3"/>Surveys have shown the Allman and Whitesmiths styles to be the most</text:p>
      <text:p text:style-name="Preformatted_20_Text"><text:s text:c="3"/>common, with about equal mind shares. <text:s/>K&amp;R/1TBS used to be nearly</text:p>
      <text:p text:style-name="Preformatted_20_Text"><text:s text:c="3"/>universal, but is now much less common (the opening brace tends to</text:p>
      <text:p text:style-name="Preformatted_20_Text"><text:s text:c="3"/>get lost against the right paren of the guard part in an `if'</text:p>
      <text:p text:style-name="Preformatted_20_Text"><text:s text:c="3"/>or `while', which is a {Bad Thing}). <text:s/>Defenders of 1TBS</text:p>
      <text:p text:style-name="Preformatted_20_Text"><text:s text:c="3"/>argue that any putative gain in readability is less important than</text:p>
      <text:p text:style-name="Preformatted_20_Text"><text:s text:c="3"/>their style's relative economy with vertical space, which enables</text:p>
      <text:p text:style-name="Preformatted_20_Text"><text:s text:c="3"/>one to see more code on one's screen at once. <text:s/>Doubtless these</text:p>
      <text:p text:style-name="Preformatted_20_Text"><text:s text:c="3"/>issues will continue to be the subject of {holy wars}.</text:p>
      <text:p text:style-name="Preformatted_20_Text"/>
      <text:p text:style-name="Preformatted_20_Text">:index: n. See {coefficient of X}.</text:p>
      <text:p text:style-name="Preformatted_20_Text"/>
      <text:p text:style-name="Preformatted_20_Text">:infant mortality: n. It is common lore among hackers (and in the</text:p>
      <text:p text:style-name="Preformatted_20_Text"><text:s text:c="3"/>electronics industry at large; this term is possibly techspeak by</text:p>
      <text:p text:style-name="Preformatted_20_Text"><text:s text:c="3"/>now) that the chances of sudden hardware failure drop off</text:p>
      <text:p text:style-name="Preformatted_20_Text"><text:s text:c="3"/>exponentially with a machine's time since power-up (that is, until</text:p>
      <text:p text:style-name="Preformatted_20_Text"><text:s text:c="3"/>the relatively distant time at which enough mechanical wear in I/O</text:p>
      <text:p text:style-name="Preformatted_20_Text"><text:s text:c="3"/>devices and thermal-cycling stress in components has accumulated</text:p>
      <text:p text:style-name="Preformatted_20_Text"><text:s text:c="3"/>for the machine to start going senile). <text:s/>Up to half of all chip and</text:p>
      <text:p text:style-name="Preformatted_20_Text"><text:s text:c="3"/>wire failures happen within a new system's first few weeks; such</text:p>
      <text:p text:style-name="Preformatted_20_Text"><text:s text:c="3"/>failures are often referred to as `infant mortality' problems</text:p>
      <text:p text:style-name="Preformatted_20_Text"><text:s text:c="3"/>(or, occasionally, as `sudden infant death syndrome'). <text:s/>See</text:p>
      <text:p text:style-name="Preformatted_20_Text"><text:s text:c="3"/>{bathtub curve}, {burn-in period}.</text:p>
      <text:p text:style-name="Preformatted_20_Text"/>
      <text:p text:style-name="Preformatted_20_Text">:infinite: adj. Consisting of a large number of objects; extreme.</text:p>
      <text:p text:style-name="Preformatted_20_Text"><text:s text:c="3"/>Used very loosely as in: "This program produces infinite</text:p>
      <text:p text:style-name="Preformatted_20_Text"><text:s text:c="3"/>garbage." <text:s/>"He is an infinite loser." <text:s/>The word most likely to</text:p>
      <text:p text:style-name="Preformatted_20_Text"><text:s text:c="3"/>follow `infinite', though, is {hair} (it has been pointed out</text:p>
      <text:p text:style-name="Preformatted_20_Text"><text:s text:c="3"/>that fractals are an excellent example of infinite hair). <text:s/>These</text:p>
      <text:p text:style-name="Preformatted_20_Text"><text:s text:c="3"/>uses are abuses of the word's mathematical meaning. <text:s/>The term</text:p>
      <text:p text:style-name="Preformatted_20_Text"><text:s text:c="3"/>`semi-infinite', denoting an immoderately large amount of some</text:p>
      <text:p text:style-name="Preformatted_20_Text"><text:soft-page-break/><text:s text:c="3"/>resource, is also heard. <text:s/>"This compiler is taking a semi-infinite</text:p>
      <text:p text:style-name="Preformatted_20_Text"><text:s text:c="3"/>amount of time to optimize my program." <text:s/>See also {semi}.</text:p>
      <text:p text:style-name="Preformatted_20_Text"/>
      <text:p text:style-name="Preformatted_20_Text">:infinite loop: n. One that never terminates (that is, the machine</text:p>
      <text:p text:style-name="Preformatted_20_Text"><text:s text:c="3"/>{spin}s or {buzz}es forever and goes {catatonic}). <text:s/>There</text:p>
      <text:p text:style-name="Preformatted_20_Text"><text:s text:c="3"/>is a standard joke that has been made about each generation's</text:p>
      <text:p text:style-name="Preformatted_20_Text"><text:s text:c="3"/>exemplar of the ultra-fast machine: "The Cray-3 is so fast it can</text:p>
      <text:p text:style-name="Preformatted_20_Text"><text:s text:c="3"/>execute an infinite loop in under 2 seconds!"</text:p>
      <text:p text:style-name="Preformatted_20_Text"/>
      <text:p text:style-name="Preformatted_20_Text">:Infinite-Monkey Theorem: n. "If you put an {infinite} number</text:p>
      <text:p text:style-name="Preformatted_20_Text"><text:s text:c="3"/>of monkeys at typewriters, eventually one will bash out the script</text:p>
      <text:p text:style-name="Preformatted_20_Text"><text:s text:c="3"/>for Hamlet." <text:s/>(One may also hypothesize a small number of monkeys</text:p>
      <text:p text:style-name="Preformatted_20_Text"><text:s text:c="3"/>and a very long period of time.) <text:s/>This theorem asserts nothing about</text:p>
      <text:p text:style-name="Preformatted_20_Text"><text:s text:c="3"/>the intelligence of the one {random} monkey that eventually</text:p>
      <text:p text:style-name="Preformatted_20_Text"><text:s text:c="3"/>comes up with the script (and note that the mob will also type out</text:p>
      <text:p text:style-name="Preformatted_20_Text"><text:s text:c="3"/>all the possible *incorrect* versions of Hamlet). <text:s/>It may be</text:p>
      <text:p text:style-name="Preformatted_20_Text"><text:s text:c="3"/>referred to semi-seriously when justifying a {brute force}</text:p>
      <text:p text:style-name="Preformatted_20_Text"><text:s text:c="3"/>method; the implication is that, with enough resources thrown at</text:p>
      <text:p text:style-name="Preformatted_20_Text"><text:s text:c="3"/>it, any technical challenge becomes a {one-banana problem}.</text:p>
      <text:p text:style-name="Preformatted_20_Text"><text:s text:c="3"/></text:p>
      <text:p text:style-name="Preformatted_20_Text"/>
      <text:p text:style-name="Preformatted_20_Text"><text:s text:c="3"/>This theorem seems to have originated in the classic SF short story</text:p>
      <text:p text:style-name="Preformatted_20_Text"><text:s text:c="3"/>"Inflexible Logic" by Russell Maloney, but was widely popularized</text:p>
      <text:p text:style-name="Preformatted_20_Text"><text:s text:c="3"/>by a reference in Douglas Adam's `Hitchhiker's Guide to the</text:p>
      <text:p text:style-name="Preformatted_20_Text"><text:s text:c="3"/>Galaxy'.</text:p>
      <text:p text:style-name="Preformatted_20_Text"/>
      <text:p text:style-name="Preformatted_20_Text">:infinity: n. 1. The largest value that can be represented in a</text:p>
      <text:p text:style-name="Preformatted_20_Text"><text:s text:c="3"/>particular type of variable (register, memory location, data type,</text:p>
      <text:p text:style-name="Preformatted_20_Text"><text:s text:c="3"/>whatever). <text:s/>2. `minus infinity': The smallest such value, not</text:p>
      <text:p text:style-name="Preformatted_20_Text"><text:s text:c="3"/>necessarily or even usually the simple negation of plus infinity.</text:p>
      <text:p text:style-name="Preformatted_20_Text"><text:s text:c="3"/>In N-bit twos-complement arithmetic, infinity is</text:p>
      <text:p text:style-name="Preformatted_20_Text"><text:s text:c="3"/>2^(N-1) - 1 but minus infinity is - (2^(N-1)),</text:p>
      <text:p text:style-name="Preformatted_20_Text"><text:s text:c="3"/>not -(2^(N-1) - 1). <text:s/>Note also that this is different from</text:p>
      <text:p text:style-name="Preformatted_20_Text"><text:s text:c="3"/>"time T equals minus infinity", which is closer to a</text:p>
      <text:p text:style-name="Preformatted_20_Text"><text:s text:c="3"/>mathematician's usage of infinity.</text:p>
      <text:p text:style-name="Preformatted_20_Text"/>
      <text:p text:style-name="Preformatted_20_Text">:initgame: /in-it'gaym/ [IRC] n. An {IRC} version of the</text:p>
      <text:p text:style-name="Preformatted_20_Text"><text:s text:c="3"/>venerable trivia game "20 questions", in which one user changes</text:p>
      <text:p text:style-name="Preformatted_20_Text"><text:s text:c="3"/>his {nick} to the initials of a famous person or other named</text:p>
      <text:p text:style-name="Preformatted_20_Text"><text:s text:c="3"/>entity, and the others on the channel ask yes or no questions, with</text:p>
      <text:p text:style-name="Preformatted_20_Text"><text:s text:c="3"/>the one to guess the person getting to be "it" next. <text:s/>As a</text:p>
      <text:p text:style-name="Preformatted_20_Text"><text:s text:c="3"/>courtesy, the one picking the initials starts by providing a</text:p>
      <text:p text:style-name="Preformatted_20_Text"><text:s text:c="3"/>4-letter hint of the form sex, nationalitfrom Steve Jobs; also BSD UNIX</text:p>
      <text:p text:style-name="Preformatted_20_Text"><text:s text:c="3"/>people via Bill Joy] Something so incredibly {elegant} that it is</text:p>
      <text:p text:style-name="Preformatted_20_Text"><text:s text:c="3"/>imaginable only to someone possessing the most puissant of</text:p>
      <text:p text:style-name="Preformatted_20_Text"><text:s text:c="3"/>{hacker}-natures.</text:p>
      <text:p text:style-name="Preformatted_20_Text"/>
      <text:p text:style-name="Preformatted_20_Text">:INTERCAL: /in't*r-kal/ [said by the authors to stand for</text:p>
      <text:p text:style-name="Preformatted_20_Text"><text:s text:c="3"/>`Compiler Language With No Pronounceable Acronym'] n. A</text:p>
      <text:p text:style-name="Preformatted_20_Text"><text:s text:c="3"/>computer language designed by Don Woods and James Lyon in 1972.</text:p>
      <text:p text:style-name="Preformatted_20_Text"><text:s text:c="3"/>INTERCAL is purposely different from all other computer</text:p>
      <text:p text:style-name="Preformatted_20_Text"><text:s text:c="3"/>languages in all ways but one; it is purely a written language,</text:p>
      <text:p text:style-name="Preformatted_20_Text"><text:s text:c="3"/>being totally unspeakable. <text:s/>An excerpt from the INTERCAL Reference</text:p>
      <text:p text:style-name="Preformatted_20_Text"><text:s text:c="3"/>Manual will make the style of the language clear:</text:p>
      <text:p text:style-name="Preformatted_20_Text"/>
      <text:p text:style-name="Preformatted_20_Text"><text:s text:c="5"/>It is a well-known and oft-demonstrated fact that a person whose</text:p>
      <text:p text:style-name="Preformatted_20_Text"><text:s text:c="5"/>work is incomprehensible is held in high esteem. <text:s/>For example, if</text:p>
      <text:p text:style-name="Preformatted_20_Text"><text:s text:c="5"/>one were to state that the simplest way to store a value of 65536</text:p>
      <text:p text:style-name="Preformatted_20_Text"><text:soft-page-break/><text:s text:c="5"/>in a 32-bit INTERCAL variable is:</text:p>
      <text:p text:style-name="Preformatted_20_Text"/>
      <text:p text:style-name="Preformatted_20_Text"><text:s text:c="10"/>DO :1 &lt;- #0$#256</text:p>
      <text:p text:style-name="Preformatted_20_Text"/>
      <text:p text:style-name="Preformatted_20_Text"><text:s text:c="5"/>any sensible programmer would say that that was absurd. <text:s/>Since this</text:p>
      <text:p text:style-name="Preformatted_20_Text"><text:s text:c="5"/>is indeed the simplest method, the programmer would be made to look</text:p>
      <text:p text:style-name="Preformatted_20_Text"><text:s text:c="5"/>foolish in front of his boss, who would of course have happened to</text:p>
      <text:p text:style-name="Preformatted_20_Text"><text:s text:c="5"/>turn up, as bosses are wont to do. <text:s/>The effect would be no less</text:p>
      <text:p text:style-name="Preformatted_20_Text"><text:s text:c="5"/>devastating for the programmer having been correct.</text:p>
      <text:p text:style-name="Preformatted_20_Text"/>
      <text:p text:style-name="Preformatted_20_Text"><text:s text:c="3"/>INTERCAL has many other peculiar features designed to make it even</text:p>
      <text:p text:style-name="Preformatted_20_Text"><text:s text:c="3"/>more unspeakable. <text:s/>The Woods-Lyons implementation was actually used</text:p>
      <text:p text:style-name="Preformatted_20_Text"><text:s text:c="3"/>by many (well, at least several) people at Princeton. <text:s/>The language</text:p>
      <text:p text:style-name="Preformatted_20_Text"><text:s text:c="3"/>has been recently reimplemented as C-INTERCAL and is consequently</text:p>
      <text:p text:style-name="Preformatted_20_Text"><text:s text:c="3"/>enjoying an unprecedented level of unpopularity; there is even an</text:p>
      <text:p text:style-name="Preformatted_20_Text"><text:s text:c="3"/>alt.lang.intercal newsgroup devoted to the study and ...</text:p>
      <text:p text:style-name="Preformatted_20_Text"><text:s text:c="3"/>appreciation of the language on USENET.</text:p>
      <text:p text:style-name="Preformatted_20_Text"/>
      <text:p text:style-name="Preformatted_20_Text">:interesting: adj. In hacker parlance, this word has strong</text:p>
      <text:p text:style-name="Preformatted_20_Text"><text:s text:c="3"/>connotations of `annoying', or `difficult', or both. <text:s/>Hackers</text:p>
      <text:p text:style-name="Preformatted_20_Text"><text:s text:c="3"/>relish a challenge, and enjoy wringing all the irony possible out</text:p>
      <text:p text:style-name="Preformatted_20_Text"><text:s text:c="3"/>of the ancient Chinese curse "May you live in interesting times".</text:p>
      <text:p text:style-name="Preformatted_20_Text"><text:s text:c="3"/>Oppose {trivial}, {uninteresting}.</text:p>
      <text:p text:style-name="Preformatted_20_Text"/>
      <text:p text:style-name="Preformatted_20_Text">:Internet address:: n. 1. [techspeak] An absolute network address of</text:p>
      <text:p text:style-name="Preformatted_20_Text"><text:s text:c="3"/>the form foo@bar.baz, where foo is a user name, bar is a</text:p>
      <text:p text:style-name="Preformatted_20_Text"><text:s text:c="3"/>{sitename}, and baz is a `domain' name, possibly including</text:p>
      <text:p text:style-name="Preformatted_20_Text"><text:s text:c="3"/>periods itself. <text:s/>Contrast with {bang path}; see also {network,</text:p>
      <text:p text:style-name="Preformatted_20_Text"><text:s text:c="3"/>the} and {network address}. <text:s/>All Internet machines and most UUCP</text:p>
      <text:p text:style-name="Preformatted_20_Text"><text:s text:c="3"/>sites can now resolve these addresses, thanks to a large amount of</text:p>
      <text:p text:style-name="Preformatted_20_Text"><text:s text:c="3"/>behind-the-scenes magic and PD software written since 1980 or so.</text:p>
      <text:p text:style-name="Preformatted_20_Text"><text:s text:c="3"/>See also {bang path}, {domainist}. <text:s/>2. More loosely, any</text:p>
      <text:p text:style-name="Preformatted_20_Text"><text:s text:c="3"/>network address reachable through Internet; this includes {bang</text:p>
      <text:p text:style-name="Preformatted_20_Text"><text:s text:c="3"/>path} addresses and some internal corporate and government</text:p>
      <text:p text:style-name="Preformatted_20_Text"><text:s text:c="3"/>networks.</text:p>
      <text:p text:style-name="Preformatted_20_Text"/>
      <text:p text:style-name="Preformatted_20_Text"><text:s text:c="3"/>Reading Internet addresses is something of an art. <text:s/>Here are the</text:p>
      <text:p text:style-name="Preformatted_20_Text"><text:s text:c="3"/>four most important top-level functional Internet domains followed</text:p>
      <text:p text:style-name="Preformatted_20_Text"><text:s text:c="3"/>by a selection of geographical domains:</text:p>
      <text:p text:style-name="Preformatted_20_Text"/>
      <text:p text:style-name="Preformatted_20_Text"><text:s text:c="5"/>com</text:p>
      <text:p text:style-name="Preformatted_20_Text"><text:s text:c="10"/>commercial organizations</text:p>
      <text:p text:style-name="Preformatted_20_Text"><text:s text:c="5"/>edu</text:p>
      <text:p text:style-name="Preformatted_20_Text"><text:s text:c="10"/>educational institutions</text:p>
      <text:p text:style-name="Preformatted_20_Text"><text:s text:c="5"/>gov</text:p>
      <text:p text:style-name="Preformatted_20_Text"><text:s text:c="10"/>U.S. government civilian sites</text:p>
      <text:p text:style-name="Preformatted_20_Text"><text:s text:c="5"/>mil</text:p>
      <text:p text:style-name="Preformatted_20_Text"><text:s text:c="10"/>U.S. military sites</text:p>
      <text:p text:style-name="Preformatted_20_Text"/>
      <text:p text:style-name="Preformatted_20_Text"><text:s text:c="3"/>Note that most of the sites in the com and edu domains are in</text:p>
      <text:p text:style-name="Preformatted_20_Text"><text:s text:c="3"/>the U.S. or Canada.</text:p>
      <text:p text:style-name="Preformatted_20_Text"/>
      <text:p text:style-name="Preformatted_20_Text"><text:s text:c="5"/>us</text:p>
      <text:p text:style-name="Preformatted_20_Text"><text:s text:c="10"/>sites in the U.S. outside the functional domains</text:p>
      <text:p text:style-name="Preformatted_20_Text"><text:s text:c="5"/>su</text:p>
      <text:p text:style-name="Preformatted_20_Text"><text:s text:c="10"/>sites in the ex-Soviet Union (see {kremvax}).</text:p>
      <text:p text:style-name="Preformatted_20_Text"><text:s text:c="5"/>uk</text:p>
      <text:p text:style-name="Preformatted_20_Text"><text:s text:c="10"/>sites in the United Kingdom</text:p>
      <text:p text:style-name="Preformatted_20_Text"><text:soft-page-break/></text:p>
      <text:p text:style-name="Preformatted_20_Text"><text:s text:c="3"/>Within the us domain, there are subdomains for the fifty</text:p>
      <text:p text:style-name="Preformatted_20_Text"><text:s text:c="3"/>states, each generally with a name identical to the state's postal</text:p>
      <text:p text:style-name="Preformatted_20_Text"><text:s text:c="3"/>abbreviation. <text:s/>Within the uk domain, there is an ac subdomain for</text:p>
      <text:p text:style-name="Preformatted_20_Text"><text:s text:c="3"/>academic sites and a co domain for commercial ones. <text:s/>Other</text:p>
      <text:p text:style-name="Preformatted_20_Text"><text:s text:c="3"/>top-level domains may be divided up in similar ways.</text:p>
      <text:p text:style-name="Preformatted_20_Text"/>
      <text:p text:style-name="Preformatted_20_Text">:interrupt: 1. [techspeak] n. On a computer, an event that</text:p>
      <text:p text:style-name="Preformatted_20_Text"><text:s text:c="3"/>interrupts normal processing and temporarily diverts</text:p>
      <text:p text:style-name="Preformatted_20_Text"><text:s text:c="3"/>flow-of-control through an "interrupt handler" routine. <text:s/>See also</text:p>
      <text:p text:style-name="Preformatted_20_Text"><text:s text:c="3"/>{trap}. <text:s/>2. interj. A request for attention from a hacker.</text:p>
      <text:p text:style-name="Preformatted_20_Text"><text:s text:c="3"/>Often explicitly spoken. <text:s/>"Interrupt --- have you seen Joe</text:p>
      <text:p text:style-name="Preformatted_20_Text"><text:s text:c="3"/>recently?" <text:s/>See {priority interrupt}. <text:s/>3. Under MS-DOS, the</text:p>
      <text:p text:style-name="Preformatted_20_Text"><text:s text:c="3"/>term `interrupt' is nearly synonymous with `system call', because</text:p>
      <text:p text:style-name="Preformatted_20_Text"><text:s text:c="3"/>the OS and BIOS routines are both called using the INT instruction</text:p>
      <text:p text:style-name="Preformatted_20_Text"><text:s text:c="3"/>(see {{interrupt list, the}}) and because programmers so often have</text:p>
      <text:p text:style-name="Preformatted_20_Text"><text:s text:c="3"/>to bypass the OS (going directly to a BIOS interrupt) to get</text:p>
      <text:p text:style-name="Preformatted_20_Text"><text:s text:c="3"/>reasonable performance.</text:p>
      <text:p text:style-name="Preformatted_20_Text"/>
      <text:p text:style-name="Preformatted_20_Text">:interrupt list, the:: [MS-DOS] n. The list of all known software</text:p>
      <text:p text:style-name="Preformatted_20_Text"><text:s text:c="3"/>interrupt calls (both documented and undocumented) for IBM PCs and</text:p>
      <text:p text:style-name="Preformatted_20_Text"><text:s text:c="3"/>compatibles, maintained and made available for free redistribution</text:p>
      <text:p text:style-name="Preformatted_20_Text"><text:s text:c="3"/>by Ralf Brown &lt;ralf@cs.cmu.edu&gt;. <text:s/>As of late 1992, it had grown to</text:p>
      <text:p text:style-name="Preformatted_20_Text"><text:s text:c="3"/>approximately two megabytes in length.</text:p>
      <text:p text:style-name="Preformatted_20_Text"/>
      <text:p text:style-name="Preformatted_20_Text">:interrupts locked out: adj. When someone is ignoring you. <text:s/>In a</text:p>
      <text:p text:style-name="Preformatted_20_Text"><text:s text:c="3"/>restaurant, after several fruitless attempts to get the waitress's</text:p>
      <text:p text:style-name="Preformatted_20_Text"><text:s text:c="3"/>attention, a hacker might well observe "She must have interrupts</text:p>
      <text:p text:style-name="Preformatted_20_Text"><text:s text:c="3"/>locked out". <text:s/>The synonym `interrupts disabled' is also common.</text:p>
      <text:p text:style-name="Preformatted_20_Text"><text:s text:c="3"/>Variations abound; "to have one's interrupt mask bit set" and</text:p>
      <text:p text:style-name="Preformatted_20_Text"><text:s text:c="3"/>"interrupts masked out" is also heard. <text:s/>See also {spl}.</text:p>
      <text:p text:style-name="Preformatted_20_Text"/>
      <text:p text:style-name="Preformatted_20_Text">:IRC: /I-R-C/ [Internet Relay Chat] n. A world-wide "party</text:p>
      <text:p text:style-name="Preformatted_20_Text"><text:s text:c="3"/>line" network that allows one to converse with others in real</text:p>
      <text:p text:style-name="Preformatted_20_Text"><text:s text:c="3"/>time. <text:s/>IRC is structured as a network of Internet servers, each of</text:p>
      <text:p text:style-name="Preformatted_20_Text"><text:s text:c="3"/>which accepts connections from client programs, one per user. <text:s/>The</text:p>
      <text:p text:style-name="Preformatted_20_Text"><text:s text:c="3"/>IRC community and the {USENET} and {MUD} communities overlap</text:p>
      <text:p text:style-name="Preformatted_20_Text"><text:s text:c="3"/>to some extent, including both hackers and regular folks who have</text:p>
      <text:p text:style-name="Preformatted_20_Text"><text:s text:c="3"/>discovered the wonders of computer networks. <text:s/>Some USENET jargon</text:p>
      <text:p text:style-name="Preformatted_20_Text"><text:s text:c="3"/>has been adopted on IRC, as have some conventions such as</text:p>
      <text:p text:style-name="Preformatted_20_Text"><text:s text:c="3"/>{emoticon}s. <text:s/>There is also a vigorous native jargon,</text:p>
      <text:p text:style-name="Preformatted_20_Text"><text:s text:c="3"/>represented in this lexicon by entries marked `[IRC]'. <text:s/>See also</text:p>
      <text:p text:style-name="Preformatted_20_Text"><text:s text:c="3"/>{talk mode}.</text:p>
      <text:p text:style-name="Preformatted_20_Text"><text:s text:c="3"/></text:p>
      <text:p text:style-name="Preformatted_20_Text">:iron: n. Hardware, especially older and larger hardware of</text:p>
      <text:p text:style-name="Preformatted_20_Text"><text:s text:c="3"/>{mainframe} class with big metal cabinets housing relatively</text:p>
      <text:p text:style-name="Preformatted_20_Text"><text:s text:c="3"/>low-density electronics (but the term is also used of modern</text:p>
      <text:p text:style-name="Preformatted_20_Text"><text:s text:c="3"/>supercomputers). <text:s/>Often in the phrase {big iron}. <text:s/>Oppose</text:p>
      <text:p text:style-name="Preformatted_20_Text"><text:s text:c="3"/>{silicon}. <text:s/>See also {dinosaur}.</text:p>
      <text:p text:style-name="Preformatted_20_Text"/>
      <text:p text:style-name="Preformatted_20_Text">:Iron Age: n. In the history of computing, 1961--1971 --- the</text:p>
      <text:p text:style-name="Preformatted_20_Text"><text:s text:c="3"/>formative era of commercial {mainframe} technology, when {big</text:p>
      <text:p text:style-name="Preformatted_20_Text"><text:s text:c="3"/>iron} {dinosaur}s ruled the earth. <text:s/>These began with the delivery</text:p>
      <text:p text:style-name="Preformatted_20_Text"><text:s text:c="3"/>of the first PDP-1, coincided with the dominance of ferrite</text:p>
      <text:p text:style-name="Preformatted_20_Text"><text:s text:c="3"/>{core}, and ended with the introduction of the first commercial</text:p>
      <text:p text:style-name="Preformatted_20_Text"><text:s text:c="3"/>microprocessor (the Intel 4004) in 1971. <text:s/>See also {Stone Age};</text:p>
      <text:p text:style-name="Preformatted_20_Text"><text:s text:c="3"/>compare {elder days}.</text:p>
      <text:p text:style-name="Preformatted_20_Text"/>
      <text:p text:style-name="Preformatted_20_Text"><text:soft-page-break/>:iron box: [UNIX/Internet] n. A special environment set up to trap</text:p>
      <text:p text:style-name="Preformatted_20_Text"><text:s text:c="3"/>a {cracker} logging in over remote connections long enough to be</text:p>
      <text:p text:style-name="Preformatted_20_Text"><text:s text:c="3"/>traced. <text:s/>May include a modified {shell} restricting the cracker's</text:p>
      <text:p text:style-name="Preformatted_20_Text"><text:s text:c="3"/>movements in unobvious ways, and `bait' files designed to keep</text:p>
      <text:p text:style-name="Preformatted_20_Text"><text:s text:c="3"/>him interested and logged on. <text:s/>See also {back door},</text:p>
      <text:p text:style-name="Preformatted_20_Text"><text:s text:c="3"/>{firewall machine}, {Venus flytrap}, and Clifford Stoll's</text:p>
      <text:p text:style-name="Preformatted_20_Text"><text:s text:c="3"/>account in `{The Cuckoo's Egg}' of how he made and used</text:p>
      <text:p text:style-name="Preformatted_20_Text"><text:s text:c="3"/>one (see the Bibliography in appendix C). <text:s/>Compare {padded</text:p>
      <text:p text:style-name="Preformatted_20_Text"><text:s text:c="3"/>cell}.</text:p>
      <text:p text:style-name="Preformatted_20_Text"/>
      <text:p text:style-name="Preformatted_20_Text">:ironmonger: [IBM] n. Derogatory. <text:s/>A hardware specialist. <text:s/>Compare</text:p>
      <text:p text:style-name="Preformatted_20_Text"><text:s text:c="3"/>{sandbender}, {polygon pusher}.</text:p>
      <text:p text:style-name="Preformatted_20_Text"/>
      <text:p text:style-name="Preformatted_20_Text">:ITS:: /I-T-S/ n. 1. Incompatible Time-sharing System, an</text:p>
      <text:p text:style-name="Preformatted_20_Text"><text:s text:c="3"/>influential but highly idiosyncratic operating system written for</text:p>
      <text:p text:style-name="Preformatted_20_Text"><text:s text:c="3"/>PDP-6s and PDP-10s at MIT and long used at the MIT AI Lab. <text:s/>Much</text:p>
      <text:p text:style-name="Preformatted_20_Text"><text:s text:c="3"/>AI-hacker jargon derives from ITS folklore, and to have been `an</text:p>
      <text:p text:style-name="Preformatted_20_Text"><text:s text:c="3"/>ITS hacker' qualifies one instantly as an old-timer of the most</text:p>
      <text:p text:style-name="Preformatted_20_Text"><text:s text:c="3"/>venerable sort. <text:s/>ITS pioneered many important innovations,</text:p>
      <text:p text:style-name="Preformatted_20_Text"><text:s text:c="3"/>including transparent file sharing between machines and</text:p>
      <text:p text:style-name="Preformatted_20_Text"><text:s text:c="3"/>terminal-independent I/O. <text:s/>After about 1982, most actual work was</text:p>
      <text:p text:style-name="Preformatted_20_Text"><text:s text:c="3"/>shifted to newer machines, with the remaining ITS boxes run</text:p>
      <text:p text:style-name="Preformatted_20_Text"><text:s text:c="3"/>essentially as a hobby and service to the hacker community. <text:s/>The</text:p>
      <text:p text:style-name="Preformatted_20_Text"><text:s text:c="3"/>shutdown of the lab's last ITS machine in May 1990 marked the end</text:p>
      <text:p text:style-name="Preformatted_20_Text"><text:s text:c="3"/>of an era and sent old-time hackers into mourning nationwide (see</text:p>
      <text:p text:style-name="Preformatted_20_Text"><text:s text:c="3"/>{high moby}). <text:s/>The Royal Institute of Technology in Sweden is</text:p>
      <text:p text:style-name="Preformatted_20_Text"><text:s text:c="3"/>maintaining one `live' ITS site at its computer museum (right next</text:p>
      <text:p text:style-name="Preformatted_20_Text"><text:s text:c="3"/>to the only TOPS-10 system still on the Internet), so ITS is still</text:p>
      <text:p text:style-name="Preformatted_20_Text"><text:s text:c="3"/>alleged to hold the record for OS in longest continuous use</text:p>
      <text:p text:style-name="Preformatted_20_Text"><text:s text:c="3"/>(however, {{WAITS}} is a credible rival for this palm). <text:s/>See</text:p>
      <text:p text:style-name="Preformatted_20_Text"><text:s text:c="3"/>{appendix A}. <text:s/>2. A mythical image of operating-system perfection</text:p>
      <text:p text:style-name="Preformatted_20_Text"><text:s text:c="3"/>worshiped by a bizarre, fervent retro-cult of old-time hackers and</text:p>
      <text:p text:style-name="Preformatted_20_Text"><text:s text:c="3"/>ex-users (see {troglodyte}, sense 2). <text:s/>ITS worshipers manage</text:p>
      <text:p text:style-name="Preformatted_20_Text"><text:s text:c="3"/>somehow to continue believing that an OS maintained by</text:p>
      <text:p text:style-name="Preformatted_20_Text"><text:s text:c="3"/>assembly-language hand-hacking that supported only monocase</text:p>
      <text:p text:style-name="Preformatted_20_Text"><text:s text:c="3"/>6-character filenames in one directory per account remains superior</text:p>
      <text:p text:style-name="Preformatted_20_Text"><text:s text:c="3"/>to today's state of commercial art (their venom against UNIX is</text:p>
      <text:p text:style-name="Preformatted_20_Text"><text:s text:c="3"/>particularly intense). <text:s/>See also {holy wars},</text:p>
      <text:p text:style-name="Preformatted_20_Text"><text:s text:c="3"/>{Weenix}.</text:p>
      <text:p text:style-name="Preformatted_20_Text"/>
      <text:p text:style-name="Preformatted_20_Text">:IWBNI: // [abbreviation] `It Would Be Nice If'. <text:s/>Compare {WIBNI}.</text:p>
      <text:p text:style-name="Preformatted_20_Text"/>
      <text:p text:style-name="Preformatted_20_Text">:IYFEG: // [USENET] Abbreviation for `Insert Your Favorite Ethnic</text:p>
      <text:p text:style-name="Preformatted_20_Text"><text:s text:c="3"/>Group'. <text:s/>Used as a meta-name when telling ethnic jokes on the net</text:p>
      <text:p text:style-name="Preformatted_20_Text"><text:s text:c="3"/>to avoid offending anyone. <text:s/>See {JEDR}.</text:p>
      <text:p text:style-name="Preformatted_20_Text"/>
      <text:p text:style-name="Preformatted_20_Text">= J =</text:p>
      <text:p text:style-name="Preformatted_20_Text">=====</text:p>
      <text:p text:style-name="Preformatted_20_Text"/>
      <text:p text:style-name="Preformatted_20_Text">:J. Random: /J rand'm/ n. [generalized from {J. Random Hacker}]</text:p>
      <text:p text:style-name="Preformatted_20_Text"><text:s text:c="3"/>Arbitrary; ordinary; any one; any old. <text:s/>`J. Random' is often</text:p>
      <text:p text:style-name="Preformatted_20_Text"><text:s text:c="3"/>prefixed to a noun to make a name out of it. <text:s/>It means roughly</text:p>
      <text:p text:style-name="Preformatted_20_Text"><text:s text:c="3"/>`some particular' or `any specific one'. <text:s/>"Would you let</text:p>
      <text:p text:style-name="Preformatted_20_Text"><text:s text:c="3"/>J. Random Loser marry your daughter?" <text:s/>The most common uses are</text:p>
      <text:p text:style-name="Preformatted_20_Text"><text:s text:c="3"/>`J. Random Hacker', `J. Random Loser', and `J. Random Nerd'</text:p>
      <text:p text:style-name="Preformatted_20_Text"><text:s text:c="3"/>("Should J. Random Loser be allowed to {gun} down other</text:p>
      <text:p text:style-name="Preformatted_20_Text"><text:s text:c="3"/>people?"), but it can be used simply as an elaborate version of</text:p>
      <text:p text:style-name="Preformatted_20_Text"><text:s text:c="3"/>{random} in any sense.</text:p>
      <text:p text:style-name="Preformatted_20_Text"><text:soft-page-break/></text:p>
      <text:p text:style-name="Preformatted_20_Text">:J. Random Hacker: [MIT] /J rand'm hak'r/ n. A mythical figure</text:p>
      <text:p text:style-name="Preformatted_20_Text"><text:s text:c="3"/>like the Unknown Soldier; the archetypal hacker nerd. <text:s/>See</text:p>
      <text:p text:style-name="Preformatted_20_Text"><text:s text:c="3"/>{random}, {Suzie COBOL}. <text:s/>This may originally have been</text:p>
      <text:p text:style-name="Preformatted_20_Text"><text:s text:c="3"/>inspired by `J. Fred Muggs', a show-biz chimpanzee whose name was a</text:p>
      <text:p text:style-name="Preformatted_20_Text"><text:s text:c="3"/>household word back in the early days of {TMRC}, and was</text:p>
      <text:p text:style-name="Preformatted_20_Text"><text:s text:c="3"/>probably influenced by `J. Presper Eckert' (one of the co-inventors</text:p>
      <text:p text:style-name="Preformatted_20_Text"><text:s text:c="3"/>of the electronic computer).</text:p>
      <text:p text:style-name="Preformatted_20_Text"/>
      <text:p text:style-name="Preformatted_20_Text">:jack in: v. To log on to a machine or connect to a network or</text:p>
      <text:p text:style-name="Preformatted_20_Text"><text:s text:c="3"/>{BBS}, esp. for purposes of entering a {virtual reality}</text:p>
      <text:p text:style-name="Preformatted_20_Text"><text:s text:c="3"/>simulation such as a {MUD} or {IRC} (leaving is "jacking</text:p>
      <text:p text:style-name="Preformatted_20_Text"><text:s text:c="3"/>out"). <text:s/>This term derives from {cyberpunk} SF, in which it was</text:p>
      <text:p text:style-name="Preformatted_20_Text"><text:s text:c="3"/>used for the act of plugging an electrode set into neural sockets</text:p>
      <text:p text:style-name="Preformatted_20_Text"><text:s text:c="3"/>in order to interface the brain directly to a virtual reality.</text:p>
      <text:p text:style-name="Preformatted_20_Text"><text:s text:c="3"/>It's primarily used by MUD &amp; IRC fans and younger hackers on BBS</text:p>
      <text:p text:style-name="Preformatted_20_Text"><text:s text:c="3"/>systems.</text:p>
      <text:p text:style-name="Preformatted_20_Text"/>
      <text:p text:style-name="Preformatted_20_Text">:jaggies: /jag'eez/ n. The `stairstep' effect observable when an</text:p>
      <text:p text:style-name="Preformatted_20_Text"><text:s text:c="3"/>edge (esp. a linear edge of very shallow or steep slope) is</text:p>
      <text:p text:style-name="Preformatted_20_Text"><text:s text:c="3"/>rendered on a pixel device (as opposed to a vector display).</text:p>
      <text:p text:style-name="Preformatted_20_Text"/>
      <text:p text:style-name="Preformatted_20_Text">:JCL: /J-C-L/ n. 1. IBM's supremely {rude} Job Control</text:p>
      <text:p text:style-name="Preformatted_20_Text"><text:s text:c="3"/>Language. <text:s/>JCL is the script language used to control the execution</text:p>
      <text:p text:style-name="Preformatted_20_Text"><text:s text:c="3"/>of programs in IBM's batch systems. <text:s/>JCL has a very {fascist}</text:p>
      <text:p text:style-name="Preformatted_20_Text"><text:s text:c="3"/>syntax, and some versions will, for example, {barf} if two</text:p>
      <text:p text:style-name="Preformatted_20_Text"><text:s text:c="3"/>spaces appear where it expects one. <text:s/>Most programmers confronted</text:p>
      <text:p text:style-name="Preformatted_20_Text"><text:s text:c="3"/>with JCL simply copy a working file (or card deck), changing the</text:p>
      <text:p text:style-name="Preformatted_20_Text"><text:s text:c="3"/>file names. <text:s/>Someone who actually understands and generates unique</text:p>
      <text:p text:style-name="Preformatted_20_Text"><text:s text:c="3"/>JCL is regarded with the mixed respect one gives to someone who</text:p>
      <text:p text:style-name="Preformatted_20_Text"><text:s text:c="3"/>memorizes the phone book. <text:s/>It is reported that hackers at IBM</text:p>
      <text:p text:style-name="Preformatted_20_Text"><text:s text:c="3"/>itself sometimes sing "Who's the breeder of the crud that mangles</text:p>
      <text:p text:style-name="Preformatted_20_Text"><text:s text:c="3"/>you and me? <text:s/>I-B-M, J-C-L, M-o-u-s-e" to the tune of the</text:p>
      <text:p text:style-name="Preformatted_20_Text"><text:s text:c="3"/>"Mickey Mouse Club" theme to express their opinion of the</text:p>
      <text:p text:style-name="Preformatted_20_Text"><text:s text:c="3"/>beast. <text:s/>2. A comparative for any very {rude} software that a</text:p>
      <text:p text:style-name="Preformatted_20_Text"><text:s text:c="3"/>hacker is expected to use. <text:s/>"That's as bad as JCL." <text:s/>As with</text:p>
      <text:p text:style-name="Preformatted_20_Text"><text:s text:c="3"/>{COBOL}, JCL is often used as an archetype of ugliness even by</text:p>
      <text:p text:style-name="Preformatted_20_Text"><text:s text:c="3"/>those who haven't experienced it. <text:s/>See also {IBM}, {fear and</text:p>
      <text:p text:style-name="Preformatted_20_Text"><text:s text:c="3"/>loathing}.</text:p>
      <text:p text:style-name="Preformatted_20_Text"/>
      <text:p text:style-name="Preformatted_20_Text">:JEDR: // n. Synonymous with {IYFEG}. <text:s/>At one time, people in</text:p>
      <text:p text:style-name="Preformatted_20_Text"><text:s text:c="3"/>the USENET newsgroup rec.humor.funny tended to use `JEDR'</text:p>
      <text:p text:style-name="Preformatted_20_Text"><text:s text:c="3"/>instead of {IYFEG} or `&lt;ethnic&gt;'; this stemmed from a public</text:p>
      <text:p text:style-name="Preformatted_20_Text"><text:s text:c="3"/>attempt to suppress the group once made by a loser with initials</text:p>
      <text:p text:style-name="Preformatted_20_Text"><text:s text:c="3"/>JEDR after he was offended by an ethnic joke posted there. <text:s/>(The</text:p>
      <text:p text:style-name="Preformatted_20_Text"><text:s text:c="3"/>practice was {retcon}ned by the expanding these initials as</text:p>
      <text:p text:style-name="Preformatted_20_Text"><text:s text:c="3"/>`Joke Ethnic/Denomination/Race'.) <text:s/>After much sound and fury JEDR</text:p>
      <text:p text:style-name="Preformatted_20_Text"><text:s text:c="3"/>faded away; this term appears to be doing likewise. <text:s/>JEDR's only</text:p>
      <text:p text:style-name="Preformatted_20_Text"><text:s text:c="3"/>permanent effect on the net.culture was to discredit</text:p>
      <text:p text:style-name="Preformatted_20_Text"><text:s text:c="3"/>`sensitivity' arguments for censorship so thoroughly that more</text:p>
      <text:p text:style-name="Preformatted_20_Text"><text:s text:c="3"/>recent attempts to raise them have met with immediate and</text:p>
      <text:p text:style-name="Preformatted_20_Text"><text:s text:c="3"/>near-universal rejection.</text:p>
      <text:p text:style-name="Preformatted_20_Text"/>
      <text:p text:style-name="Preformatted_20_Text">:JFCL: /jif'kl/, /jaf'kl/, /j*-fi'kl/ vt., obs. (alt.</text:p>
      <text:p text:style-name="Preformatted_20_Text"><text:s text:c="3"/>`jfcl') To cancel or annul something. <text:s/>"Why don't you jfcl that</text:p>
      <text:p text:style-name="Preformatted_20_Text"><text:s text:c="3"/>out?" <text:s/>The fastest do-nothing instruction on older models of the</text:p>
      <text:p text:style-name="Preformatted_20_Text"><text:s text:c="3"/>PDP-10 happened to be JFCL, which stands for "Jump if Flag set and</text:p>
      <text:p text:style-name="Preformatted_20_Text"><text:s text:c="3"/>then CLear the flag"; this does something useful, but is a very</text:p>
      <text:p text:style-name="Preformatted_20_Text"><text:soft-page-break/><text:s text:c="3"/>fast no-operation if no flag is specified. <text:s/>Geoff Goodfellow, one</text:p>
      <text:p text:style-name="Preformatted_20_Text"><text:s text:c="3"/>of the jargon-1 co-authors, had JFCL on the license plate of his</text:p>
      <text:p text:style-name="Preformatted_20_Text"><text:s text:c="3"/>BMW for years. <text:s/>Usage: rare except among old-time PDP-10</text:p>
      <text:p text:style-name="Preformatted_20_Text"><text:s text:c="3"/>hackers.</text:p>
      <text:p text:style-name="Preformatted_20_Text"/>
      <text:p text:style-name="Preformatted_20_Text">:jiffy: n. 1. The duration of one tick of the system clock on the</text:p>
      <text:p text:style-name="Preformatted_20_Text"><text:s text:c="3"/>computer (see {tick}). <text:s/>Often one AC cycle time (1/60 second in</text:p>
      <text:p text:style-name="Preformatted_20_Text"><text:s text:c="3"/>the U.S. and Canada, 1/50 most other places), but more recently</text:p>
      <text:p text:style-name="Preformatted_20_Text"><text:s text:c="3"/>1/100 sec has become common. <text:s/>"The swapper runs every 6 jiffies"</text:p>
      <text:p text:style-name="Preformatted_20_Text"><text:s text:c="3"/>means that the virtual memory management routine is executed once</text:p>
      <text:p text:style-name="Preformatted_20_Text"><text:s text:c="3"/>for every 6 ticks of the clock, or about ten times a second.</text:p>
      <text:p text:style-name="Preformatted_20_Text"><text:s text:c="3"/>2. Confusingly, the term is sometimes also used for a 1-millisecond</text:p>
      <text:p text:style-name="Preformatted_20_Text"><text:s text:c="3"/>{wall time} interval. <text:s/>Even more confusingly, physicists</text:p>
      <text:p text:style-name="Preformatted_20_Text"><text:s text:c="3"/>semi-jokingly use `jiffy' to mean the time required for light to</text:p>
      <text:p text:style-name="Preformatted_20_Text"><text:s text:c="3"/>travel one foot in a vacuum, which turns out to be close to one</text:p>
      <text:p text:style-name="Preformatted_20_Text"><text:s text:c="3"/>*nanosecond*. <text:s/>3. Indeterminate time from a few seconds to</text:p>
      <text:p text:style-name="Preformatted_20_Text"><text:s text:c="3"/>forever. <text:s/>"I'll do it in a jiffy" means certainly not now and</text:p>
      <text:p text:style-name="Preformatted_20_Text"><text:s text:c="3"/>possibly never. <text:s/>This is a bit contrary to the more widespread use</text:p>
      <text:p text:style-name="Preformatted_20_Text"><text:s text:c="3"/>of the word. <text:s/>Oppose {nano}. See also {Real Soon Now}.</text:p>
      <text:p text:style-name="Preformatted_20_Text"/>
      <text:p text:style-name="Preformatted_20_Text">:job security: n. When some piece of code is written in a</text:p>
      <text:p text:style-name="Preformatted_20_Text"><text:s text:c="3"/>particularly {obscure} fashion, and no good reason (such as time</text:p>
      <text:p text:style-name="Preformatted_20_Text"><text:s text:c="3"/>or space optimization) can be discovered, it is often said that the</text:p>
      <text:p text:style-name="Preformatted_20_Text"><text:s text:c="3"/>programmer was attempting to increase his job security (i.e., by</text:p>
      <text:p text:style-name="Preformatted_20_Text"><text:s text:c="3"/>making himself indispensable for maintenance). <text:s/>This sour joke</text:p>
      <text:p text:style-name="Preformatted_20_Text"><text:s text:c="3"/>seldom has to be said in full; if two hackers are looking over some</text:p>
      <text:p text:style-name="Preformatted_20_Text"><text:s text:c="3"/>code together and one points at a section and says "job security",</text:p>
      <text:p text:style-name="Preformatted_20_Text"><text:s text:c="3"/>the other one may just nod.</text:p>
      <text:p text:style-name="Preformatted_20_Text"/>
      <text:p text:style-name="Preformatted_20_Text">:jock: n. 1. A programmer who is characterized by large and somewhat</text:p>
      <text:p text:style-name="Preformatted_20_Text"><text:s text:c="3"/>brute-force programs. <text:s/>See {brute force}. <text:s/>2. When modified by</text:p>
      <text:p text:style-name="Preformatted_20_Text"><text:s text:c="3"/>another noun, describes a specialist in some particular computing</text:p>
      <text:p text:style-name="Preformatted_20_Text"><text:s text:c="3"/>area. <text:s/>The compounds `compiler jock' and `systems jock' seem to be</text:p>
      <text:p text:style-name="Preformatted_20_Text"><text:s text:c="3"/>the best-established examples of this.</text:p>
      <text:p text:style-name="Preformatted_20_Text"/>
      <text:p text:style-name="Preformatted_20_Text">:joe code: /joh' kohd`/ n. 1. Code that is overly {tense} and</text:p>
      <text:p text:style-name="Preformatted_20_Text"><text:s text:c="3"/>unmaintainable. <text:s/>"{Perl} may be a handy program, but if you look</text:p>
      <text:p text:style-name="Preformatted_20_Text"><text:s text:c="3"/>at the source, it's complete joe code." <text:s/>2. Badly written,</text:p>
      <text:p text:style-name="Preformatted_20_Text"><text:s text:c="3"/>possibly buggy code.</text:p>
      <text:p text:style-name="Preformatted_20_Text"/>
      <text:p text:style-name="Preformatted_20_Text"><text:s text:c="3"/>Correspondents wishing to remain anonymous have fingered a</text:p>
      <text:p text:style-name="Preformatted_20_Text"><text:s text:c="3"/>particular Joe at the Lawrence Berkeley Laboratory and observed</text:p>
      <text:p text:style-name="Preformatted_20_Text"><text:s text:c="3"/>that usage has drifted slightly; the original sobriquet `Joe code'</text:p>
      <text:p text:style-name="Preformatted_20_Text"><text:s text:c="3"/>was intended in sense 1.</text:p>
      <text:p text:style-name="Preformatted_20_Text"/>
      <text:p text:style-name="Preformatted_20_Text">:jolix: n. /joh'liks/ n.,adj. 386BSD, the freeware port of the</text:p>
      <text:p text:style-name="Preformatted_20_Text"><text:s text:c="3"/>BSD Net/2 release to the Intel i386 architecture by Bill Jolitz and</text:p>
      <text:p text:style-name="Preformatted_20_Text"><text:s text:c="3"/>friends. <text:s/>Used to differentiate from BSDI's port based on the same</text:p>
      <text:p text:style-name="Preformatted_20_Text"><text:s text:c="3"/>source tape, which is called BSD/386. <text:s/>See {BSD}.</text:p>
      <text:p text:style-name="Preformatted_20_Text"/>
      <text:p text:style-name="Preformatted_20_Text">:JR[LN]: /J-R-L/, /J-R-N/ n. The names JRL and JRN were</text:p>
      <text:p text:style-name="Preformatted_20_Text"><text:s text:c="3"/>sometimes used as example names when discussing a kind of user ID</text:p>
      <text:p text:style-name="Preformatted_20_Text"><text:s text:c="3"/>used under {{TOPS-10}} and {WAITS}; they were understood to be</text:p>
      <text:p text:style-name="Preformatted_20_Text"><text:s text:c="3"/>the initials of (fictitious) programmers named `J. Random Loser'</text:p>
      <text:p text:style-name="Preformatted_20_Text"><text:s text:c="3"/>and `J. Random Nerd' (see {J. Random}). <text:s/>For example, if one</text:p>
      <text:p text:style-name="Preformatted_20_Text"><text:s text:c="3"/>said "To log in, type log one comma jay are en" (that is,</text:p>
      <text:p text:style-name="Preformatted_20_Text"><text:s text:c="3"/>"log 1,JRN"), the listener would have understood that he should</text:p>
      <text:p text:style-name="Preformatted_20_Text"><text:s text:c="3"/>use his own computer ID in place of `JRN'.</text:p>
      <text:p text:style-name="Preformatted_20_Text"><text:soft-page-break/></text:p>
      <text:p text:style-name="Preformatted_20_Text">:JRST: /jerst/ [based on the PDP-10 jump instruction] v.,obs. To</text:p>
      <text:p text:style-name="Preformatted_20_Text"><text:s text:c="3"/>suddenly change subjects, with no intention of returning to the</text:p>
      <text:p text:style-name="Preformatted_20_Text"><text:s text:c="3"/>previous topic. <text:s/>Usage: rather rare except among PDP-10 diehards,</text:p>
      <text:p text:style-name="Preformatted_20_Text"><text:s text:c="3"/>and considered silly. <text:s/>See also {AOS}.</text:p>
      <text:p text:style-name="Preformatted_20_Text"/>
      <text:p text:style-name="Preformatted_20_Text">:juggling eggs: vi. Keeping a lot of {state} in your head while</text:p>
      <text:p text:style-name="Preformatted_20_Text"><text:s text:c="3"/>modifying a program. <text:s/>"Don't bother me now, I'm juggling eggs",</text:p>
      <text:p text:style-name="Preformatted_20_Text"><text:s text:c="3"/>means that an interrupt is likely to result in the program's being</text:p>
      <text:p text:style-name="Preformatted_20_Text"><text:s text:c="3"/>scrambled. <text:s/>In the classic first-contact SF novel `The Mote in</text:p>
      <text:p text:style-name="Preformatted_20_Text"><text:s text:c="3"/>God's Eye', by Larry Niven and Jerry Pournelle, an alien describes</text:p>
      <text:p text:style-name="Preformatted_20_Text"><text:s text:c="3"/>a very difficult task by saying "We juggle priceless eggs in</text:p>
      <text:p text:style-name="Preformatted_20_Text"><text:s text:c="3"/>variable gravity." <text:s/>That is a very hackish use of language. <text:s/>See</text:p>
      <text:p text:style-name="Preformatted_20_Text"><text:s text:c="3"/>also {hack mode}.</text:p>
      <text:p text:style-name="Preformatted_20_Text"/>
      <text:p text:style-name="Preformatted_20_Text">:jump off into never-never land: [from J. M. Barrie's `Peter</text:p>
      <text:p text:style-name="Preformatted_20_Text"><text:s text:c="3"/>Pan'] v. Same as {branch to Fishkill}, but more common in</text:p>
      <text:p text:style-name="Preformatted_20_Text"><text:s text:c="3"/>technical cultures associated with non-IBM computers that use the</text:p>
      <text:p text:style-name="Preformatted_20_Text"><text:s text:c="3"/>term `jump' rather than `branch'. <text:s/>Compare {hyperspace}.</text:p>
      <text:p text:style-name="Preformatted_20_Text"/>
      <text:p text:style-name="Preformatted_20_Text">:jupiter: [IRC] vt. To kill an {IRC} {robot} or user, and</text:p>
      <text:p text:style-name="Preformatted_20_Text"><text:s text:c="3"/>then take its place by adopting its {nick} so that it cannot</text:p>
      <text:p text:style-name="Preformatted_20_Text"><text:s text:c="3"/>reconnect. <text:s/>Named after a particular IRC user who did this to</text:p>
      <text:p text:style-name="Preformatted_20_Text"><text:s text:c="3"/>NickServ, the robot in charge of preventing people from</text:p>
      <text:p text:style-name="Preformatted_20_Text"><text:s text:c="3"/>inadvertently using a nick claimed by another user.</text:p>
      <text:p text:style-name="Preformatted_20_Text"/>
      <text:p text:style-name="Preformatted_20_Text">= K =</text:p>
      <text:p text:style-name="Preformatted_20_Text">=====</text:p>
      <text:p text:style-name="Preformatted_20_Text"/>
      <text:p text:style-name="Preformatted_20_Text">:K: /K/ [from {kilo-}] n. A kilobyte. <text:s/>This is used both as a</text:p>
      <text:p text:style-name="Preformatted_20_Text"><text:s text:c="3"/>spoken word and a written suffix (like {meg} and {gig} for</text:p>
      <text:p text:style-name="Preformatted_20_Text"><text:s text:c="3"/>megabyte and gigabyte). <text:s/>See {{quantifiers}}.</text:p>
      <text:p text:style-name="Preformatted_20_Text"/>
      <text:p text:style-name="Preformatted_20_Text">:K&amp;R: [Kernighan and Ritchie] n. Brian Kernighan and Dennis Ritchie's</text:p>
      <text:p text:style-name="Preformatted_20_Text"><text:s text:c="3"/>book `The C Programming Language', esp. the classic and influential</text:p>
      <text:p text:style-name="Preformatted_20_Text"><text:s text:c="3"/>first edition (Prentice-Hall 1978; ISBN 0-113-110163-3). <text:s/>Syn.</text:p>
      <text:p text:style-name="Preformatted_20_Text"><text:s text:c="3"/>{White Book}, {Old Testament}. <text:s/>See also {New Testament}.</text:p>
      <text:p text:style-name="Preformatted_20_Text"/>
      <text:p text:style-name="Preformatted_20_Text">:K-line: [IRC] v. To ban a particular person from an {IRC}</text:p>
      <text:p text:style-name="Preformatted_20_Text"><text:s text:c="3"/>server, usually for grossly bad {netiquette}. <text:s/>Comes from the</text:p>
      <text:p text:style-name="Preformatted_20_Text"><text:s text:c="3"/>`K' code used to accomplish this in IRC's configuration file.</text:p>
      <text:p text:style-name="Preformatted_20_Text"><text:s text:c="3"/></text:p>
      <text:p text:style-name="Preformatted_20_Text">:kahuna: /k*-hoo'nuh/ [IBM: from the Hawaiian title for a shaman] n.</text:p>
      <text:p text:style-name="Preformatted_20_Text"><text:s text:c="3"/>Synonym for {wizard}, {guru}.</text:p>
      <text:p text:style-name="Preformatted_20_Text"/>
      <text:p text:style-name="Preformatted_20_Text">:kamikaze packet: n. The `official' jargon for what is more commonly</text:p>
      <text:p text:style-name="Preformatted_20_Text"><text:s text:c="3"/>called a {Christmas tree packet}. {RFC}-1025, `TCP and IP Bake Off'</text:p>
      <text:p text:style-name="Preformatted_20_Text"><text:s text:c="3"/>says:</text:p>
      <text:p text:style-name="Preformatted_20_Text"/>
      <text:p text:style-name="Preformatted_20_Text"><text:s text:c="5"/>10 points for correctly being able to process a "Kamikaze"</text:p>
      <text:p text:style-name="Preformatted_20_Text"><text:s text:c="5"/>packet (AKA nastygram, christmas tree packet, lamp test</text:p>
      <text:p text:style-name="Preformatted_20_Text"><text:s text:c="5"/>segment, et al.). <text:s/>That is, correctly handle a segment with the</text:p>
      <text:p text:style-name="Preformatted_20_Text"><text:s text:c="5"/>maximum combination of features at once (e.g., a SYN URG PUSH</text:p>
      <text:p text:style-name="Preformatted_20_Text"><text:s text:c="5"/>FIN segment with options and data).</text:p>
      <text:p text:style-name="Preformatted_20_Text"/>
      <text:p text:style-name="Preformatted_20_Text"><text:s text:c="3"/>See also {Chernobyl packet}.</text:p>
      <text:p text:style-name="Preformatted_20_Text"/>
      <text:p text:style-name="Preformatted_20_Text">:kangaroo code: n. Syn. {spaghetti code}.</text:p>
      <text:p text:style-name="Preformatted_20_Text"><text:soft-page-break/></text:p>
      <text:p text:style-name="Preformatted_20_Text">:ken: /ken/ n. 1. [UNIX] Ken Thompson, principal inventor of</text:p>
      <text:p text:style-name="Preformatted_20_Text"><text:s text:c="3"/>UNIX. <text:s/>In the early days he used to hand-cut distribution tapes,</text:p>
      <text:p text:style-name="Preformatted_20_Text"><text:s text:c="3"/>often with a note that read "Love, ken". <text:s/>Old-timers still use</text:p>
      <text:p text:style-name="Preformatted_20_Text"><text:s text:c="3"/>his first name (sometimes uncapitalized, because it's a login name</text:p>
      <text:p text:style-name="Preformatted_20_Text"><text:s text:c="3"/>and mail address) in third-person reference; it is widely</text:p>
      <text:p text:style-name="Preformatted_20_Text"><text:s text:c="3"/>understood (on USENET, in particular) that without a last name</text:p>
      <text:p text:style-name="Preformatted_20_Text"><text:s text:c="3"/>`Ken' refers only to Ken Thompson. <text:s/>Similarly, Dennis without last</text:p>
      <text:p text:style-name="Preformatted_20_Text"><text:s text:c="3"/>name means Dennis Ritchie (and he is often known as dmr). <text:s/>See</text:p>
      <text:p text:style-name="Preformatted_20_Text"><text:s text:c="3"/>also {demigod}, {{UNIX}}. <text:s/>2. A flaming user. <text:s/>This was</text:p>
      <text:p text:style-name="Preformatted_20_Text"><text:s text:c="3"/>originated by the Software Support group at Symbolics because the</text:p>
      <text:p text:style-name="Preformatted_20_Text"><text:s text:c="3"/>two greatest flamers in the user community were both named Ken.</text:p>
      <text:p text:style-name="Preformatted_20_Text"/>
      <text:p text:style-name="Preformatted_20_Text">:kgbvax: /K-G-B'vaks/ n. See {kremvax}.</text:p>
      <text:p text:style-name="Preformatted_20_Text"/>
      <text:p text:style-name="Preformatted_20_Text">:KIBO: /ki:'boh/ 1. [acronym] Knowledge In, Bullshit Out. <text:s/>A</text:p>
      <text:p text:style-name="Preformatted_20_Text"><text:s text:c="3"/>summary of what happens whenever valid data is passed through an</text:p>
      <text:p text:style-name="Preformatted_20_Text"><text:s text:c="3"/>organization (or person) which deliberately or accidentally</text:p>
      <text:p text:style-name="Preformatted_20_Text"><text:s text:c="3"/>disregards or ignores its significance. <text:s/>Consider, for example,</text:p>
      <text:p text:style-name="Preformatted_20_Text"><text:s text:c="3"/>what an advertising campaign can do with a product's actual</text:p>
      <text:p text:style-name="Preformatted_20_Text"><text:s text:c="3"/>specifications. <text:s/>Compare {GIGO}; see also {SNAFU principle}.</text:p>
      <text:p text:style-name="Preformatted_20_Text"><text:s text:c="3"/>2. James Parry &lt;kibo@world.std.com&gt;, a USENETter infamous for</text:p>
      <text:p text:style-name="Preformatted_20_Text"><text:s text:c="3"/>various surrealist net.pranks and an uncanny, machine-assisted</text:p>
      <text:p text:style-name="Preformatted_20_Text"><text:s text:c="3"/>knack for joining any thread in which his nom de guerre is</text:p>
      <text:p text:style-name="Preformatted_20_Text"><text:s text:c="3"/>mentioned.</text:p>
      <text:p text:style-name="Preformatted_20_Text"/>
      <text:p text:style-name="Preformatted_20_Text">:kick: [IRC] v. To cause somebody to be removed from a {IRC}</text:p>
      <text:p text:style-name="Preformatted_20_Text"><text:s text:c="3"/>channel, an option only available to {CHOP}s. <text:s/>This is an</text:p>
      <text:p text:style-name="Preformatted_20_Text"><text:s text:c="3"/>extreme measure, often used to combat extreme {flamage} or</text:p>
      <text:p text:style-name="Preformatted_20_Text"><text:s text:c="3"/>{flood}ing, but sometimes used at the chop's whim.</text:p>
      <text:p text:style-name="Preformatted_20_Text"><text:s text:c="3"/></text:p>
      <text:p text:style-name="Preformatted_20_Text">:kill file: [USENET] n. (alt. `KILL file') Per-user file(s) used</text:p>
      <text:p text:style-name="Preformatted_20_Text"><text:s text:c="3"/>by some {USENET} reading programs (originally Larry Wall's</text:p>
      <text:p text:style-name="Preformatted_20_Text"><text:s text:c="3"/>`rn(1)') to discard summarily (without presenting for reading)</text:p>
      <text:p text:style-name="Preformatted_20_Text"><text:s text:c="3"/>articles matching some particularly uninteresting (or unwanted)</text:p>
      <text:p text:style-name="Preformatted_20_Text"><text:s text:c="3"/>patterns of subject, author, or other header lines. <text:s/>Thus to add</text:p>
      <text:p text:style-name="Preformatted_20_Text"><text:s text:c="3"/>a person (or subject) to one's kill file is to arrange for that</text:p>
      <text:p text:style-name="Preformatted_20_Text"><text:s text:c="3"/>person to be ignored by one's newsreader in future. <text:s/>By extension,</text:p>
      <text:p text:style-name="Preformatted_20_Text"><text:s text:c="3"/>it may be used for a decision to ignore the person or subject in</text:p>
      <text:p text:style-name="Preformatted_20_Text"><text:s text:c="3"/>other media. <text:s/>See also {plonk}.</text:p>
      <text:p text:style-name="Preformatted_20_Text"/>
      <text:p text:style-name="Preformatted_20_Text">:killer micro: [popularized by Eugene Brooks] n. A</text:p>
      <text:p text:style-name="Preformatted_20_Text"><text:s text:c="3"/>microprocessor-based machine that infringes on mini, mainframe, or</text:p>
      <text:p text:style-name="Preformatted_20_Text"><text:s text:c="3"/>supercomputer performance turf. <text:s/>Often heard in "No one will</text:p>
      <text:p text:style-name="Preformatted_20_Text"><text:s text:c="3"/>survive the attack of the killer micros!", the battle cry of the</text:p>
      <text:p text:style-name="Preformatted_20_Text"><text:s text:c="3"/>downsizers. <text:s/>Used esp. of RISC architectures.</text:p>
      <text:p text:style-name="Preformatted_20_Text"/>
      <text:p text:style-name="Preformatted_20_Text"><text:s text:c="3"/>The popularity of the phrase `attack of the killer micros' is</text:p>
      <text:p text:style-name="Preformatted_20_Text"><text:s text:c="3"/>doubtless reinforced by the movie title "Attack Of The Killer</text:p>
      <text:p text:style-name="Preformatted_20_Text"><text:s text:c="3"/>Tomatoes" (one of the {canonical} examples of</text:p>
      <text:p text:style-name="Preformatted_20_Text"><text:s text:c="3"/>so-bad-it's-wonderful among hackers). <text:s/>This has even more flavor</text:p>
      <text:p text:style-name="Preformatted_20_Text"><text:s text:c="3"/>now that killer micros have gone on the offensive not just</text:p>
      <text:p text:style-name="Preformatted_20_Text"><text:s text:c="3"/>individually (in workstations) but in hordes (within massively</text:p>
      <text:p text:style-name="Preformatted_20_Text"><text:s text:c="3"/>parallel computers).</text:p>
      <text:p text:style-name="Preformatted_20_Text"/>
      <text:p text:style-name="Preformatted_20_Text">:killer poke: n. A recipe for inducing hardware damage on a machine</text:p>
      <text:p text:style-name="Preformatted_20_Text"><text:s text:c="3"/>via insertion of invalid values (see {poke}) in a memory-mapped</text:p>
      <text:p text:style-name="Preformatted_20_Text"><text:s text:c="3"/>control register; used esp. of various fairly well-known tricks</text:p>
      <text:p text:style-name="Preformatted_20_Text"><text:soft-page-break/><text:s text:c="3"/>on {bitty box}es without hardware memory management (such as the</text:p>
      <text:p text:style-name="Preformatted_20_Text"><text:s text:c="3"/>IBM PC and Commodore PET) that can overload and trash analog</text:p>
      <text:p text:style-name="Preformatted_20_Text"><text:s text:c="3"/>electronics in the monitor. <text:s/>See also {HCF}.</text:p>
      <text:p text:style-name="Preformatted_20_Text"/>
      <text:p text:style-name="Preformatted_20_Text">:kilo-: [SI] pref. See {{quantifiers}}.</text:p>
      <text:p text:style-name="Preformatted_20_Text"/>
      <text:p text:style-name="Preformatted_20_Text">:KIPS: /kips/ [abbreviation, by analogy with {MIPS} using {K}] n.</text:p>
      <text:p text:style-name="Preformatted_20_Text"><text:s text:c="3"/>Thousands (*not* 1024s) of Instructions Per Second. <text:s/>Usage:</text:p>
      <text:p text:style-name="Preformatted_20_Text"><text:s text:c="3"/>rare.</text:p>
      <text:p text:style-name="Preformatted_20_Text"/>
      <text:p text:style-name="Preformatted_20_Text">:KISS Principle: /kis' prin'si-pl/ n. "Keep It Simple, Stupid".</text:p>
      <text:p text:style-name="Preformatted_20_Text"><text:s text:c="3"/>A maxim often invoked when discussing design to fend off</text:p>
      <text:p text:style-name="Preformatted_20_Text"><text:s text:c="3"/>{creeping featurism} and control development complexity.</text:p>
      <text:p text:style-name="Preformatted_20_Text"><text:s text:c="3"/>Possibly related to the {marketroid} maxim on sales</text:p>
      <text:p text:style-name="Preformatted_20_Text"><text:s text:c="3"/>presentations, "Keep It Short and Simple".</text:p>
      <text:p text:style-name="Preformatted_20_Text"/>
      <text:p text:style-name="Preformatted_20_Text">:kit: [USENET; poss. fr. DEC slang for a full software</text:p>
      <text:p text:style-name="Preformatted_20_Text"><text:s text:c="3"/>distribution, as opposed to a patch or upgrade] n. A source</text:p>
      <text:p text:style-name="Preformatted_20_Text"><text:s text:c="3"/>software distribution that has been packaged in such a way that it</text:p>
      <text:p text:style-name="Preformatted_20_Text"><text:s text:c="3"/>can (theoretically) be unpacked and installed according to a series</text:p>
      <text:p text:style-name="Preformatted_20_Text"><text:s text:c="3"/>of steps using only standard UNIX tools, and entirely documented by</text:p>
      <text:p text:style-name="Preformatted_20_Text"><text:s text:c="3"/>some reasonable chain of references from the top-level {README</text:p>
      <text:p text:style-name="Preformatted_20_Text"><text:s text:c="3"/>file}. <text:s/>The more general term {distribution} may imply that</text:p>
      <text:p text:style-name="Preformatted_20_Text"><text:s text:c="3"/>special tools or more stringent conditions on the host environment</text:p>
      <text:p text:style-name="Preformatted_20_Text"><text:s text:c="3"/>are required.</text:p>
      <text:p text:style-name="Preformatted_20_Text"/>
      <text:p text:style-name="Preformatted_20_Text">:klone: /klohn/ n. See {clone}, sense 4.</text:p>
      <text:p text:style-name="Preformatted_20_Text"/>
      <text:p text:style-name="Preformatted_20_Text">:kludge: /kluhj/ n. Common (but incorrect) variant of {kluge}, q.v.</text:p>
      <text:p text:style-name="Preformatted_20_Text"/>
      <text:p text:style-name="Preformatted_20_Text">:kluge: /klooj/ [from the German `klug', clever] 1. n. <text:s/>A Rube</text:p>
      <text:p text:style-name="Preformatted_20_Text"><text:s text:c="3"/>Goldberg (or Heath Robinson) device, whether in hardware or</text:p>
      <text:p text:style-name="Preformatted_20_Text"><text:s text:c="3"/>software. <text:s/>(A long-ago `Datamation' article by Jackson Granholme</text:p>
      <text:p text:style-name="Preformatted_20_Text"><text:s text:c="3"/>said: "An ill-assorted collection of poorly matching parts,</text:p>
      <text:p text:style-name="Preformatted_20_Text"><text:s text:c="3"/>forming a distressing whole.") <text:s/>2. n. A clever programming trick</text:p>
      <text:p text:style-name="Preformatted_20_Text"><text:s text:c="3"/>intended to solve a particular nasty case in an expedient, if not</text:p>
      <text:p text:style-name="Preformatted_20_Text"><text:s text:c="3"/>clear, manner. <text:s/>Often used to repair bugs. <text:s/>Often involves</text:p>
      <text:p text:style-name="Preformatted_20_Text"><text:s text:c="3"/>{ad-hockery} and verges on being a {crock}. <text:s/>In fact, the</text:p>
      <text:p text:style-name="Preformatted_20_Text"><text:s text:c="3"/>TMRC Dictionary defined `kludge' as "a crock that works". <text:s/>3. n.</text:p>
      <text:p text:style-name="Preformatted_20_Text"><text:s text:c="3"/>Something that works for the wrong reason. <text:s/>4. vt. To insert a</text:p>
      <text:p text:style-name="Preformatted_20_Text"><text:s text:c="3"/>kluge into a program. <text:s/>"I've kluged this routine to get around</text:p>
      <text:p text:style-name="Preformatted_20_Text"><text:s text:c="3"/>that weird bug, but there's probably a better way." <text:s/>5. [WPI] n. A</text:p>
      <text:p text:style-name="Preformatted_20_Text"><text:s text:c="3"/>feature that is implemented in a {rude} manner.</text:p>
      <text:p text:style-name="Preformatted_20_Text"/>
      <text:p text:style-name="Preformatted_20_Text"><text:s text:c="3"/>Nowadays this term is often encountered in the variant spelling</text:p>
      <text:p text:style-name="Preformatted_20_Text"><text:s text:c="3"/>`kludge'. <text:s/>Reports from {old fart}s are consistent that</text:p>
      <text:p text:style-name="Preformatted_20_Text"><text:s text:c="3"/>`kluge' was the original spelling, reported around computers as</text:p>
      <text:p text:style-name="Preformatted_20_Text"><text:s text:c="3"/>far back as the mid-1950s and, at that time, used exclusively of</text:p>
      <text:p text:style-name="Preformatted_20_Text"><text:s text:c="3"/>*hardware* kluges. <text:s/>In 1947, the `New York Folklore</text:p>
      <text:p text:style-name="Preformatted_20_Text"><text:s text:c="3"/>Quarterly' reported a classic shaggy-dog story `Murgatroyd the</text:p>
      <text:p text:style-name="Preformatted_20_Text"><text:s text:c="3"/>Kluge Maker' then current in the Armed Forces, in which a `kluge'</text:p>
      <text:p text:style-name="Preformatted_20_Text"><text:s text:c="3"/>was a complex and puzzling artifact with a trivial function. <text:s/>Other</text:p>
      <text:p text:style-name="Preformatted_20_Text"><text:s text:c="3"/>sources report that `kluge' was common Navy slang in the WWII era</text:p>
      <text:p text:style-name="Preformatted_20_Text"><text:s text:c="3"/>for any piece of electronics that worked well on shore but</text:p>
      <text:p text:style-name="Preformatted_20_Text"><text:s text:c="3"/>consistently failed at sea.</text:p>
      <text:p text:style-name="Preformatted_20_Text"/>
      <text:p text:style-name="Preformatted_20_Text"><text:s text:c="3"/>However, there is reason to believe this slang use may be a decade</text:p>
      <text:p text:style-name="Preformatted_20_Text"><text:s text:c="3"/>older. <text:s/>Several respondents have connected it to the brand name of</text:p>
      <text:p text:style-name="Preformatted_20_Text"><text:soft-page-break/><text:s text:c="3"/>a device called a "Kluge paper feeder" dating back at least to</text:p>
      <text:p text:style-name="Preformatted_20_Text"><text:s text:c="3"/>1935, an adjunct to mechanical printing presses. <text:s/>The Kluge feeder</text:p>
      <text:p text:style-name="Preformatted_20_Text"><text:s text:c="3"/>was designed before small, cheap electric motors and control</text:p>
      <text:p text:style-name="Preformatted_20_Text"><text:s text:c="3"/>electronics; it relied on a fiendishly complex assortment of cams,</text:p>
      <text:p text:style-name="Preformatted_20_Text"><text:s text:c="3"/>belts, and linkages to both power and synchronize all its</text:p>
      <text:p text:style-name="Preformatted_20_Text"><text:s text:c="3"/>operations from one motive driveshaft. <text:s/>It was accordingly</text:p>
      <text:p text:style-name="Preformatted_20_Text"><text:s text:c="3"/>tempermental, subject to frequent breakdowns, and devilishly</text:p>
      <text:p text:style-name="Preformatted_20_Text"><text:s text:c="3"/>difficult to repair --- but oh, so clever! <text:s/>One traditional</text:p>
      <text:p text:style-name="Preformatted_20_Text"><text:s text:c="3"/>folk etymology of `kluge' makes it the name of a design engineer;</text:p>
      <text:p text:style-name="Preformatted_20_Text"><text:s text:c="3"/>in fact, `Kluge' is a surname in German, and the designer of the</text:p>
      <text:p text:style-name="Preformatted_20_Text"><text:s text:c="3"/>Kluge feeder may well have been the man behind this myth.</text:p>
      <text:p text:style-name="Preformatted_20_Text"/>
      <text:p text:style-name="Preformatted_20_Text"><text:s text:c="3"/>{TMRC} and the MIT hacker culture of the early '60s seems to</text:p>
      <text:p text:style-name="Preformatted_20_Text"><text:s text:c="3"/>have developed in a milieu that remembered and still used some WII</text:p>
      <text:p text:style-name="Preformatted_20_Text"><text:s text:c="3"/>military slang (see also {foobar}). <text:s/>It seems likely that `kluge'</text:p>
      <text:p text:style-name="Preformatted_20_Text"><text:s text:c="3"/>came to MIT via alumni of the many military electronics projects</text:p>
      <text:p text:style-name="Preformatted_20_Text"><text:s text:c="3"/>that had been located in Cambridge during the war.</text:p>
      <text:p text:style-name="Preformatted_20_Text"/>
      <text:p text:style-name="Preformatted_20_Text"><text:s text:c="3"/>The variant `kludge' was apparently popularized by the</text:p>
      <text:p text:style-name="Preformatted_20_Text"><text:s text:c="3"/>{Datamation} article mentioned above; it was titled "How</text:p>
      <text:p text:style-name="Preformatted_20_Text"><text:s text:c="3"/>to Design a Kludge" (February 1962, pages 30 and 31). <text:s/>Some people</text:p>
      <text:p text:style-name="Preformatted_20_Text"><text:s text:c="3"/>who encountered the word first in print or on-line jumped to the</text:p>
      <text:p text:style-name="Preformatted_20_Text"><text:s text:c="3"/>reasonable but incorrect conclusion that the word should be</text:p>
      <text:p text:style-name="Preformatted_20_Text"><text:s text:c="3"/>pronounced /kluhj/ (rhyming with `sludge'). <text:s/>The result of this</text:p>
      <text:p text:style-name="Preformatted_20_Text"><text:s text:c="3"/>tangled history is a mess; in 1991, many (perhaps even most)</text:p>
      <text:p text:style-name="Preformatted_20_Text"><text:s text:c="3"/>hackers pronounce the word correctly as /klooj/ but spell it</text:p>
      <text:p text:style-name="Preformatted_20_Text"><text:s text:c="3"/>incorrectly as `kludge' (compare the pronunciation drift of</text:p>
      <text:p text:style-name="Preformatted_20_Text"><text:s text:c="3"/>{mung}). <text:s/>Some observers consider this appropriate in view of</text:p>
      <text:p text:style-name="Preformatted_20_Text"><text:s text:c="3"/>its meaning.</text:p>
      <text:p text:style-name="Preformatted_20_Text"/>
      <text:p text:style-name="Preformatted_20_Text">:kluge around: vt. To avoid a bug or difficult condition by</text:p>
      <text:p text:style-name="Preformatted_20_Text"><text:s text:c="3"/>inserting a {kluge}. <text:s/>Compare {workaround}.</text:p>
      <text:p text:style-name="Preformatted_20_Text"/>
      <text:p text:style-name="Preformatted_20_Text">:kluge up: vt. To lash together a quick hack to perform a task; this</text:p>
      <text:p text:style-name="Preformatted_20_Text"><text:s text:c="3"/>is milder than {cruft together} and has some of the connotations</text:p>
      <text:p text:style-name="Preformatted_20_Text"><text:s text:c="3"/>of {hack up} (note, however, that the construction `kluge on'</text:p>
      <text:p text:style-name="Preformatted_20_Text"><text:s text:c="3"/>corresponding to {hack on} is never used). <text:s/>"I've kluged up this</text:p>
      <text:p text:style-name="Preformatted_20_Text"><text:s text:c="3"/>routine to dump the buffer contents to a safe place."</text:p>
      <text:p text:style-name="Preformatted_20_Text"/>
      <text:p text:style-name="Preformatted_20_Text">:Knights of the Lambda Calculus: n. A semi-mythical organization of</text:p>
      <text:p text:style-name="Preformatted_20_Text"><text:s text:c="3"/>wizardly LISP and Scheme hackers. <text:s/>The name refers to a</text:p>
      <text:p text:style-name="Preformatted_20_Text"><text:s text:c="3"/>mathematical formalism invented by Alonzo Church, with which LISP</text:p>
      <text:p text:style-name="Preformatted_20_Text"><text:s text:c="3"/>is intimately connected. <text:s/>There is no enrollment list and the</text:p>
      <text:p text:style-name="Preformatted_20_Text"><text:s text:c="3"/>criteria for induction are unclear, but one well-known LISPer has</text:p>
      <text:p text:style-name="Preformatted_20_Text"><text:s text:c="3"/>been known to give out buttons and, in general, the *members*</text:p>
      <text:p text:style-name="Preformatted_20_Text"><text:s text:c="3"/>know who they are....</text:p>
      <text:p text:style-name="Preformatted_20_Text"/>
      <text:p text:style-name="Preformatted_20_Text">:Knuth: /nooth/ [Donald E. Knuth's `The Art of Computer</text:p>
      <text:p text:style-name="Preformatted_20_Text"><text:s text:c="3"/>Programming'] n. Mythically, the reference that answers all</text:p>
      <text:p text:style-name="Preformatted_20_Text"><text:s text:c="3"/>questions about data structures or algorithms. <text:s/>A safe answer when</text:p>
      <text:p text:style-name="Preformatted_20_Text"><text:s text:c="3"/>you do not know: "I think you can find that in Knuth." <text:s/>Contrast</text:p>
      <text:p text:style-name="Preformatted_20_Text"><text:s text:c="3"/>{literature, the}. <text:s/>See also {bible}.</text:p>
      <text:p text:style-name="Preformatted_20_Text"/>
      <text:p text:style-name="Preformatted_20_Text">:kremvax: /krem-vaks/ [from the then large number of {USENET}</text:p>
      <text:p text:style-name="Preformatted_20_Text"><text:s text:c="3"/>{VAXen} with names of the form foovax] n. Originally, a</text:p>
      <text:p text:style-name="Preformatted_20_Text"><text:s text:c="3"/>fictitious USENET site at the Kremlin, announced on April 1, 1984</text:p>
      <text:p text:style-name="Preformatted_20_Text"><text:s text:c="3"/>in a posting ostensibly originated there by Soviet leader</text:p>
      <text:p text:style-name="Preformatted_20_Text"><text:s text:c="3"/>Konstantin Chernenko. <text:s/>The posting was actually forged by Piet</text:p>
      <text:p text:style-name="Preformatted_20_Text"><text:soft-page-break/><text:s text:c="3"/>Beertema as an April Fool's joke. <text:s/>Other fictitious sites mentioned</text:p>
      <text:p text:style-name="Preformatted_20_Text"><text:s text:c="3"/>in the hoax were moskvax and {kgbvax}. <text:s/>This was probably</text:p>
      <text:p text:style-name="Preformatted_20_Text"><text:s text:c="3"/>the funniest of the many April Fool's forgeries perpetrated on</text:p>
      <text:p text:style-name="Preformatted_20_Text"><text:s text:c="3"/>USENET (which has negligible security against them), because the</text:p>
      <text:p text:style-name="Preformatted_20_Text"><text:s text:c="3"/>notion that USENET might ever penetrate the Iron Curtain seemed so</text:p>
      <text:p text:style-name="Preformatted_20_Text"><text:s text:c="3"/>totally absurd at the time.</text:p>
      <text:p text:style-name="Preformatted_20_Text"/>
      <text:p text:style-name="Preformatted_20_Text"><text:s text:c="3"/>In fact, it was only six years later that the first genuine site in</text:p>
      <text:p text:style-name="Preformatted_20_Text"><text:s text:c="3"/>Moscow, demos.su, joined USENET. <text:s/>Some readers needed</text:p>
      <text:p text:style-name="Preformatted_20_Text"><text:s text:c="3"/>convincing that the postings from it weren't just another prank.</text:p>
      <text:p text:style-name="Preformatted_20_Text"><text:s text:c="3"/>Vadim Antonov, senior programmer at Demos and the major poster from</text:p>
      <text:p text:style-name="Preformatted_20_Text"><text:s text:c="3"/>there up to mid-1991, was quite aware of all this, referred to it</text:p>
      <text:p text:style-name="Preformatted_20_Text"><text:s text:c="3"/>frequently in his own postings, and at one point twitted some</text:p>
      <text:p text:style-name="Preformatted_20_Text"><text:s text:c="3"/>credulous readers by blandly asserting that he *was* a</text:p>
      <text:p text:style-name="Preformatted_20_Text"><text:s text:c="3"/>hoax!</text:p>
      <text:p text:style-name="Preformatted_20_Text"/>
      <text:p text:style-name="Preformatted_20_Text"><text:s text:c="3"/>Eventually he even arranged to have the domain's gateway site</text:p>
      <text:p text:style-name="Preformatted_20_Text"><text:s text:c="3"/>*named* kremvax, thus neatly turning fiction into truth</text:p>
      <text:p text:style-name="Preformatted_20_Text"><text:s text:c="3"/>and demonstrating that the hackish sense of humor transcends</text:p>
      <text:p text:style-name="Preformatted_20_Text"><text:s text:c="3"/>cultural barriers. <text:s/>[Mr. Antonov also contributed the</text:p>
      <text:p text:style-name="Preformatted_20_Text"><text:s text:c="3"/>Russian-language material for this lexicon. --- ESR]</text:p>
      <text:p text:style-name="Preformatted_20_Text"/>
      <text:p text:style-name="Preformatted_20_Text"><text:s text:c="3"/>In an even more ironic historical footnote, kremvax became an</text:p>
      <text:p text:style-name="Preformatted_20_Text"><text:s text:c="3"/>electronic center of the anti-communist resistance during the</text:p>
      <text:p text:style-name="Preformatted_20_Text"><text:s text:c="3"/>bungled hard-line coup of August 1991. <text:s/>During those three days the</text:p>
      <text:p text:style-name="Preformatted_20_Text"><text:s text:c="3"/>Soviet UUCP network centered on kremvax became the only</text:p>
      <text:p text:style-name="Preformatted_20_Text"><text:s text:c="3"/>trustworthy news source for many places within the USSR. <text:s/>Though</text:p>
      <text:p text:style-name="Preformatted_20_Text"><text:s text:c="3"/>the sysops were concentrating on internal communications,</text:p>
      <text:p text:style-name="Preformatted_20_Text"><text:s text:c="3"/>cross-border postings included immediate transliterations of Boris</text:p>
      <text:p text:style-name="Preformatted_20_Text"><text:s text:c="3"/>Yeltsin's decrees condemning the coup and eyewitness reports of the</text:p>
      <text:p text:style-name="Preformatted_20_Text"><text:s text:c="3"/>demonstrations in Moscow's streets. <text:s/>In those hours, years of</text:p>
      <text:p text:style-name="Preformatted_20_Text"><text:s text:c="3"/>speculation that totalitarianism would prove unable to maintain its</text:p>
      <text:p text:style-name="Preformatted_20_Text"><text:s text:c="3"/>grip on politically-loaded information in the age of computer</text:p>
      <text:p text:style-name="Preformatted_20_Text"><text:s text:c="3"/>networking were proved devastatingly accurate --- and the original</text:p>
      <text:p text:style-name="Preformatted_20_Text"><text:s text:c="3"/>kremvax joke became a reality as Yeltsin and the new Russian</text:p>
      <text:p text:style-name="Preformatted_20_Text"><text:s text:c="3"/>revolutionaries of `glasnost' and `perestroika' made</text:p>
      <text:p text:style-name="Preformatted_20_Text"><text:s text:c="3"/>kremvax one of the timeliest means of their outreach to the</text:p>
      <text:p text:style-name="Preformatted_20_Text"><text:s text:c="3"/>West.</text:p>
      <text:p text:style-name="Preformatted_20_Text"/>
      <text:p text:style-name="Preformatted_20_Text">:kyrka: /shir'k*/ n. See {feature key}.</text:p>
      <text:p text:style-name="Preformatted_20_Text"/>
      <text:p text:style-name="Preformatted_20_Text">= L =</text:p>
      <text:p text:style-name="Preformatted_20_Text">=====</text:p>
      <text:p text:style-name="Preformatted_20_Text"/>
      <text:p text:style-name="Preformatted_20_Text">:lace card: n. obs. A {{punched card}} with all holes punched</text:p>
      <text:p text:style-name="Preformatted_20_Text"><text:s text:c="3"/>(also called a `whoopee card'). <text:s/>Card readers tended to jam when</text:p>
      <text:p text:style-name="Preformatted_20_Text"><text:s text:c="3"/>they got to one of these, as the resulting card had too little</text:p>
      <text:p text:style-name="Preformatted_20_Text"><text:s text:c="3"/>structural strength to avoid buckling inside the mechanism. <text:s/>Card</text:p>
      <text:p text:style-name="Preformatted_20_Text"><text:s text:c="3"/>punches could also jam trying to produce these things owing to</text:p>
      <text:p text:style-name="Preformatted_20_Text"><text:s text:c="3"/>power-supply problems. <text:s/>When some practical joker fed a lace card</text:p>
      <text:p text:style-name="Preformatted_20_Text"><text:s text:c="3"/>through the reader, you needed to clear the jam with a `card</text:p>
      <text:p text:style-name="Preformatted_20_Text"><text:s text:c="3"/>knife' --- which you used on the joker first.</text:p>
      <text:p text:style-name="Preformatted_20_Text"/>
      <text:p text:style-name="Preformatted_20_Text">:language lawyer: n. A person, usually an experienced or senior</text:p>
      <text:p text:style-name="Preformatted_20_Text"><text:s text:c="3"/>software engineer, who is intimately familiar with many or most of</text:p>
      <text:p text:style-name="Preformatted_20_Text"><text:s text:c="3"/>the numerous restrictions and features (both useful and esoteric)</text:p>
      <text:p text:style-name="Preformatted_20_Text"><text:s text:c="3"/>applicable to one or more computer programming languages. <text:s/>A</text:p>
      <text:p text:style-name="Preformatted_20_Text"><text:s text:c="3"/>language lawyer is distinguished by the ability to show you the</text:p>
      <text:p text:style-name="Preformatted_20_Text"><text:soft-page-break/><text:s text:c="3"/>five sentences scattered through a 200-plus-page manual that</text:p>
      <text:p text:style-name="Preformatted_20_Text"><text:s text:c="3"/>together imply the answer to your question "if only you had</text:p>
      <text:p text:style-name="Preformatted_20_Text"><text:s text:c="3"/>thought to look there". <text:s/>Compare {wizard}, {legal},</text:p>
      <text:p text:style-name="Preformatted_20_Text"><text:s text:c="3"/>{legalese}.</text:p>
      <text:p text:style-name="Preformatted_20_Text"/>
      <text:p text:style-name="Preformatted_20_Text">:languages of choice: n. {C} and {LISP}. <text:s/>Nearly every</text:p>
      <text:p text:style-name="Preformatted_20_Text"><text:s text:c="3"/>hacker knows one of these, and most good ones are fluent in both.</text:p>
      <text:p text:style-name="Preformatted_20_Text"><text:s text:c="3"/>Smalltalk and Prolog are also popular in small but influential</text:p>
      <text:p text:style-name="Preformatted_20_Text"><text:s text:c="3"/>communities.</text:p>
      <text:p text:style-name="Preformatted_20_Text"/>
      <text:p text:style-name="Preformatted_20_Text"><text:s text:c="3"/>There is also a rapidly dwindling category of older hackers with</text:p>
      <text:p text:style-name="Preformatted_20_Text"><text:s text:c="3"/>FORTRAN, or even assembler, as their language of choice. <text:s/>They</text:p>
      <text:p text:style-name="Preformatted_20_Text"><text:s text:c="3"/>often prefer to be known as {Real Programmer}s, and other</text:p>
      <text:p text:style-name="Preformatted_20_Text"><text:s text:c="3"/>hackers consider them a bit odd (see "{The Story of Mel, a</text:p>
      <text:p text:style-name="Preformatted_20_Text"><text:s text:c="3"/>Real Programmer}" in {appendix A}). <text:s/>Assembler is generally no longer</text:p>
      <text:p text:style-name="Preformatted_20_Text"><text:s text:c="3"/>considered interesting or appropriate for anything but {HLL}</text:p>
      <text:p text:style-name="Preformatted_20_Text"><text:s text:c="3"/>implementation, {glue}, and a few time-critical and</text:p>
      <text:p text:style-name="Preformatted_20_Text"><text:s text:c="3"/>hardware-specific uses in systems programs. <text:s/>FORTRAN occupies a</text:p>
      <text:p text:style-name="Preformatted_20_Text"><text:s text:c="3"/>shrinking niche in scientific programming.</text:p>
      <text:p text:style-name="Preformatted_20_Text"/>
      <text:p text:style-name="Preformatted_20_Text"><text:s text:c="3"/>Most hackers tend to frown on languages like {{Pascal}} and</text:p>
      <text:p text:style-name="Preformatted_20_Text"><text:s text:c="3"/>{{Ada}}, which don't give them the near-total freedom considered</text:p>
      <text:p text:style-name="Preformatted_20_Text"><text:s text:c="3"/>necessary for hacking (see {bondage-and-discipline language}),</text:p>
      <text:p text:style-name="Preformatted_20_Text"><text:s text:c="3"/>and to regard everything that's even remotely connected with</text:p>
      <text:p text:style-name="Preformatted_20_Text"><text:s text:c="3"/>{COBOL} or other traditional {card walloper} languages as a</text:p>
      <text:p text:style-name="Preformatted_20_Text"><text:s text:c="3"/>total and ut from 6 months to 2</text:p>
      <text:p text:style-name="Preformatted_20_Text"><text:s text:c="3"/>years, the apparent median being around 18 months. <text:s/>A few so</text:p>
      <text:p text:style-name="Preformatted_20_Text"><text:s text:c="3"/>afflicted never resume a more `normal' life, but the ordeal</text:p>
      <text:p text:style-name="Preformatted_20_Text"><text:s text:c="3"/>seems to be necessary to produce really wizardly (as opposed to</text:p>
      <text:p text:style-name="Preformatted_20_Text"><text:s text:c="3"/>merely competent) programmers. <text:s/>See also {wannabee}. <text:s/>A less</text:p>
      <text:p text:style-name="Preformatted_20_Text"><text:s text:c="3"/>protracted and intense version of larval stage (typically lasting</text:p>
      <text:p text:style-name="Preformatted_20_Text"><text:s text:c="3"/>about a month) may recur when one is learning a new {OS} or</text:p>
      <text:p text:style-name="Preformatted_20_Text"><text:s text:c="3"/>programming language.</text:p>
      <text:p text:style-name="Preformatted_20_Text"/>
      <text:p text:style-name="Preformatted_20_Text">:lase: /layz/ vt. To print a given document via a laser printer.</text:p>
      <text:p text:style-name="Preformatted_20_Text"><text:s text:c="3"/>"OK, let's lase that sucker and see if all those graphics-macro</text:p>
      <text:p text:style-name="Preformatted_20_Text"><text:s text:c="3"/>calls did the right things."</text:p>
      <text:p text:style-name="Preformatted_20_Text"/>
      <text:p text:style-name="Preformatted_20_Text">:laser chicken: n. Kung Pao Chicken, a standard Chinese dish</text:p>
      <text:p text:style-name="Preformatted_20_Text"><text:s text:c="3"/>containing chicken, peanuts, and hot red peppers in a spicy</text:p>
      <text:p text:style-name="Preformatted_20_Text"><text:s text:c="3"/>pepper-oil sauce. <text:s/>Many hackers call it `laser chicken' for</text:p>
      <text:p text:style-name="Preformatted_20_Text"><text:s text:c="3"/>two reasons: It can {zap} you just like a laser, and the</text:p>
      <text:p text:style-name="Preformatted_20_Text"><text:s text:c="3"/>sauce has a red color reminiscent of some laser beams.</text:p>
      <text:p text:style-name="Preformatted_20_Text"/>
      <text:p text:style-name="Preformatted_20_Text"><text:s text:c="3"/>In a variation on this theme, it is reported that some Australian</text:p>
      <text:p text:style-name="Preformatted_20_Text"><text:s text:c="3"/>hackers have redesignated the common dish `lemon chicken' as</text:p>
      <text:p text:style-name="Preformatted_20_Text"><text:s text:c="3"/>`Chernobyl Chicken'. <text:s/>The name is derived from the color of the</text:p>
      <text:p text:style-name="Preformatted_20_Text"><text:s text:c="3"/>sauce, which is considered bright enough to glow in the dark (as,</text:p>
      <text:p text:style-name="Preformatted_20_Text"><text:s text:c="3"/>mythically, do some of the inhabitants of Chernobyl).</text:p>
      <text:p text:style-name="Preformatted_20_Text"/>
      <text:p text:style-name="Preformatted_20_Text">:Lasherism: [Harvard] n. A program which solves a standard problem</text:p>
      <text:p text:style-name="Preformatted_20_Text"><text:s text:c="3"/>(such as the Eight Queens puzzle or implementing the {life}</text:p>
      <text:p text:style-name="Preformatted_20_Text"><text:s text:c="3"/>algorithm) in a deliberately nonstandard way. <text:s/>Distinguished from a</text:p>
      <text:p text:style-name="Preformatted_20_Text"><text:s text:c="3"/>{crock} or {kluge} by the fact that the programmer did it on</text:p>
      <text:p text:style-name="Preformatted_20_Text"><text:s text:c="3"/>purpose as a mental exercise. <text:s/>Lew Lasher was a student at Harvard</text:p>
      <text:p text:style-name="Preformatted_20_Text"><text:s text:c="3"/>around 1980 who became notorious for such behavior.</text:p>
      <text:p text:style-name="Preformatted_20_Text"/>
      <text:p text:style-name="Preformatted_20_Text">:laundromat: n. Syn. {disk farm}; see {washing machine}.</text:p>
      <text:p text:style-name="Preformatted_20_Text"><text:soft-page-break/></text:p>
      <text:p text:style-name="Preformatted_20_Text">:LDB: /l*'d*b/ [from the PDP-10 instruction set] vt. To extract</text:p>
      <text:p text:style-name="Preformatted_20_Text"><text:s text:c="3"/>from the middle. <text:s/>"LDB me a slice of cake, please." This usage</text:p>
      <text:p text:style-name="Preformatted_20_Text"><text:s text:c="3"/>has been kept alive by Common LISP's function of the same name.</text:p>
      <text:p text:style-name="Preformatted_20_Text"><text:s text:c="3"/>Considered silly. <text:s/>See also {DPB}.</text:p>
      <text:p text:style-name="Preformatted_20_Text"/>
      <text:p text:style-name="Preformatted_20_Text">:leaf site: n. A machine that merely originates and reads USENET</text:p>
      <text:p text:style-name="Preformatted_20_Text"><text:s text:c="3"/>news or mail, and does not relay any third-party traffic. <text:s/>Often</text:p>
      <text:p text:style-name="Preformatted_20_Text"><text:s text:c="3"/>uttered in a critical tone; when the ratio of leaf sites to</text:p>
      <text:p text:style-name="Preformatted_20_Text"><text:s text:c="3"/>backbone, rib, and other relay sites gets too high, the network</text:p>
      <text:p text:style-name="Preformatted_20_Text"><text:s text:c="3"/>tends to develop bottlenecks. <text:s/>Compare {backbone site}, {rib</text:p>
      <text:p text:style-name="Preformatted_20_Text"><text:s text:c="3"/>site}.</text:p>
      <text:p text:style-name="Preformatted_20_Text"/>
      <text:p text:style-name="Preformatted_20_Text">:leak: n. With qualifier, one of a class of resource-management bugs</text:p>
      <text:p text:style-name="Preformatted_20_Text"><text:s text:c="3"/>that occur when resources are not freed properly after operations</text:p>
      <text:p text:style-name="Preformatted_20_Text"><text:s text:c="3"/>on them are finished, so they effectively disappear (leak out).</text:p>
      <text:p text:style-name="Preformatted_20_Text"><text:s text:c="3"/>This leads to eventual exhaustion as new allocation requests come</text:p>
      <text:p text:style-name="Preformatted_20_Text"><text:s text:c="3"/>in. <text:s/>{memory leak} and {fd leak} have their own entries; one</text:p>
      <text:p text:style-name="Preformatted_20_Text"><text:s text:c="3"/>might also refer, to, say, a `window handle leak' in a window</text:p>
      <text:p text:style-name="Preformatted_20_Text"><text:s text:c="3"/>system.</text:p>
      <text:p text:style-name="Preformatted_20_Text"/>
      <text:p text:style-name="Preformatted_20_Text">:leaky heap: [Cambridge] n. An {arena} with a {memory leak}.</text:p>
      <text:p text:style-name="Preformatted_20_Text"/>
      <text:p text:style-name="Preformatted_20_Text">:leapfrog attack: n. Use of userid and password information</text:p>
      <text:p text:style-name="Preformatted_20_Text"><text:s text:c="3"/>obtained illicitly from one host (e.g., downloading a file of</text:p>
      <text:p text:style-name="Preformatted_20_Text"><text:s text:c="3"/>account IDs and passwords, tapping TELNET, etc.) to compromise</text:p>
      <text:p text:style-name="Preformatted_20_Text"><text:s text:c="3"/>another host. <text:s/>Also, to TELNET through one or more hosts in order</text:p>
      <text:p text:style-name="Preformatted_20_Text"><text:s text:c="3"/>to confuse a trace (a standard cracker procedure).</text:p>
      <text:p text:style-name="Preformatted_20_Text"/>
      <text:p text:style-name="Preformatted_20_Text">:legal: adj. Loosely used to mean `in accordance with all the</text:p>
      <text:p text:style-name="Preformatted_20_Text"><text:s text:c="3"/>relevant rules', esp. in connection with some set of constraints</text:p>
      <text:p text:style-name="Preformatted_20_Text"><text:s text:c="3"/>defined by software. <text:s/>"The older =+ alternate for += is no longer</text:p>
      <text:p text:style-name="Preformatted_20_Text"><text:s text:c="3"/>legal syntax in ANSI C." <text:s/>"This parser processes each line of</text:p>
      <text:p text:style-name="Preformatted_20_Text"><text:s text:c="3"/>legal input the moment it sees the trailing linefeed." <text:s/>Hackers</text:p>
      <text:p text:style-name="Preformatted_20_Text"><text:s text:c="3"/>often model their work as a sort of game played with the</text:p>
      <text:p text:style-name="Preformatted_20_Text"><text:s text:c="3"/>environment in which the objective is to maneuver through the</text:p>
      <text:p text:style-name="Preformatted_20_Text"><text:s text:c="3"/>thicket of `natural laws' to achieve a desired objective. <text:s/>Their</text:p>
      <text:p text:style-name="Preformatted_20_Text"><text:s text:c="3"/>use of `legal' is flavored as much by this game-playing sense as by</text:p>
      <text:p text:style-name="Preformatted_20_Text"><text:s text:c="3"/>the more conventional one having to do with courts and lawyers.</text:p>
      <text:p text:style-name="Preformatted_20_Text"><text:s text:c="3"/>Compare {language lawyer}, {legalese}.</text:p>
      <text:p text:style-name="Preformatted_20_Text"/>
      <text:p text:style-name="Preformatted_20_Text">:legalese: n. Dense, pedantic verbiage in a language description,</text:p>
      <text:p text:style-name="Preformatted_20_Text"><text:s text:c="3"/>product specification, or interface standard; text that seems</text:p>
      <text:p text:style-name="Preformatted_20_Text"><text:s text:c="3"/>designed to obfuscate and requires a {language lawyer} to</text:p>
      <text:p text:style-name="Preformatted_20_Text"><text:s text:c="3"/>{parse} it. <text:s/>Though hackers are not afraid of high information</text:p>
      <text:p text:style-name="Preformatted_20_Text"><text:s text:c="3"/>density and complexity in language (indeed, they rather enjoy</text:p>
      <text:p text:style-name="Preformatted_20_Text"><text:s text:c="3"/>both), they share a deep and abiding loathing for legalese; they</text:p>
      <text:p text:style-name="Preformatted_20_Text"><text:s text:c="3"/>associate it with deception, {suit}s, and situations in which</text:p>
      <text:p text:style-name="Preformatted_20_Text"><text:s text:c="3"/>hackers generally get the short end of the stick.</text:p>
      <text:p text:style-name="Preformatted_20_Text"/>
      <text:p text:style-name="Preformatted_20_Text">:LER: /L-E-R/ [TMRC, from `Light-Emitting Diode'] n. A</text:p>
      <text:p text:style-name="Preformatted_20_Text"><text:s text:c="3"/>light-emitting resistor (that is, one in the process of burning</text:p>
      <text:p text:style-name="Preformatted_20_Text"><text:s text:c="3"/>up). <text:s/>Ohm's law was broken. <text:s/>See {SED}.</text:p>
      <text:p text:style-name="Preformatted_20_Text"/>
      <text:p text:style-name="Preformatted_20_Text">:LERP: /lerp/ vi.,n. Quasi-acronym for Linear Interpolation, used as a</text:p>
      <text:p text:style-name="Preformatted_20_Text"><text:s text:c="3"/>verb or noun for the operation. <text:s/>E.g., Bresenham's algorithm lerps</text:p>
      <text:p text:style-name="Preformatted_20_Text"><text:s text:c="3"/>incrementally between the two endpoints of the line.</text:p>
      <text:p text:style-name="Preformatted_20_Text"/>
      <text:p text:style-name="Preformatted_20_Text"><text:soft-page-break/>:let the smoke out: v. To fry hardware (see {fried}). <text:s/>See</text:p>
      <text:p text:style-name="Preformatted_20_Text"><text:s text:c="3"/>{magic smoke} for the mythology behind this.</text:p>
      <text:p text:style-name="Preformatted_20_Text"/>
      <text:p text:style-name="Preformatted_20_Text">:letterbomb: n. A piece of {email} containing {live data}</text:p>
      <text:p text:style-name="Preformatted_20_Text"><text:s text:c="3"/>intended to do nefarious things to the recipient's machine or</text:p>
      <text:p text:style-name="Preformatted_20_Text"><text:s text:c="3"/>terminal. <text:s/>It is possible, for example, to send letterbombs that</text:p>
      <text:p text:style-name="Preformatted_20_Text"><text:s text:c="3"/>will lock up some specific kinds of terminals when they are viewed,</text:p>
      <text:p text:style-name="Preformatted_20_Text"><text:s text:c="3"/>so thoroughly that the user must cycle power (see {cycle}, sense</text:p>
      <text:p text:style-name="Preformatted_20_Text"><text:s text:c="3"/>3) to unwedge them. <text:s/>Under UNIX, a letterbomb can also try to get</text:p>
      <text:p text:style-name="Preformatted_20_Text"><text:s text:c="3"/>part of its contents interpreted as a shell command to the mailer.</text:p>
      <text:p text:style-name="Preformatted_20_Text"><text:s text:c="3"/>The results of this could range from silly to tragic. <text:s/>See also</text:p>
      <text:p text:style-name="Preformatted_20_Text"><text:s text:c="3"/>{Trojan horse}; compare {nastygram}.</text:p>
      <text:p text:style-name="Preformatted_20_Text"/>
      <text:p text:style-name="Preformatted_20_Text">:lexer: /lek'sr/ n. Common hacker shorthand for `lexical</text:p>
      <text:p text:style-name="Preformatted_20_Text"><text:s text:c="3"/>analyzer', the input-tokenizing stage in the parser for a language</text:p>
      <text:p text:style-name="Preformatted_20_Text"><text:s text:c="3"/>(the part that breaks it into word-like pieces). <text:s/>"Some C lexers</text:p>
      <text:p text:style-name="Preformatted_20_Text"><text:s text:c="3"/>get confused by the old-style compound ops like `=-'."</text:p>
      <text:p text:style-name="Preformatted_20_Text"/>
      <text:p text:style-name="Preformatted_20_Text">:lexiphage: /lek'si-fayj`/ n. A notorious word {chomper} on</text:p>
      <text:p text:style-name="Preformatted_20_Text"><text:s text:c="3"/>ITS. <text:s/>See {bagbiter}.</text:p>
      <text:p text:style-name="Preformatted_20_Text"/>
      <text:p text:style-name="Preformatted_20_Text">:life: n. 1. A cellular-automata game invented by John Horton</text:p>
      <text:p text:style-name="Preformatted_20_Text"><text:s text:c="3"/>Conway and first introduced publicly by Martin Gardner</text:p>
      <text:p text:style-name="Preformatted_20_Text"><text:s text:c="3"/>(`Scientific American', October 1970); the game's popularity</text:p>
      <text:p text:style-name="Preformatted_20_Text"><text:s text:c="3"/>had to wait a few years for computers on which it could reasonably</text:p>
      <text:p text:style-name="Preformatted_20_Text"><text:s text:c="3"/>be played, as it's no fun to simulate the cells by hand. <text:s/>Many</text:p>
      <text:p text:style-name="Preformatted_20_Text"><text:s text:c="3"/>hackers pass through a stage of fascination with it, and hackers at</text:p>
      <text:p text:style-name="Preformatted_20_Text"><text:s text:c="3"/>various places contributed heavily to the mathematical analysis of</text:p>
      <text:p text:style-name="Preformatted_20_Text"><text:s text:c="3"/>this game (most notably Bill Gosper at MIT, who even implemented</text:p>
      <text:p text:style-name="Preformatted_20_Text"><text:s text:c="3"/>life in {TECO}!; see {Gosperism}). <text:s/>When a hacker mentions</text:p>
      <text:p text:style-name="Preformatted_20_Text"><text:s text:c="3"/>`life', he is much more likely to mean this game than the</text:p>
      <text:p text:style-name="Preformatted_20_Text"><text:s text:c="3"/>magazine, the breakfast cereal, or the human state of existence.</text:p>
      <text:p text:style-name="Preformatted_20_Text"><text:s text:c="3"/>2. The opposite of {USENET}. <text:s/>As in {Get a life!}</text:p>
      <text:p text:style-name="Preformatted_20_Text"/>
      <text:p text:style-name="Preformatted_20_Text">:Life is hard: [XEROX PARC] prov. This phrase has two possible</text:p>
      <text:p text:style-name="Preformatted_20_Text"><text:s text:c="3"/>interpretations: (1) "While your suggestion may have some merit, I</text:p>
      <text:p text:style-name="Preformatted_20_Text"><text:s text:c="3"/>will behave as though I hadn't heard it." <text:s/>(2) "While your</text:p>
      <text:p text:style-name="Preformatted_20_Text"><text:s text:c="3"/>suggestion has obvious merit, equally obvious circumstances prevent</text:p>
      <text:p text:style-name="Preformatted_20_Text"><text:s text:c="3"/>it from being seriously considered." <text:s/>The charm of the phrase lies</text:p>
      <text:p text:style-name="Preformatted_20_Text"><text:s text:c="3"/>precisely in this subtle but important ambiguity.</text:p>
      <text:p text:style-name="Preformatted_20_Text"/>
      <text:p text:style-name="Preformatted_20_Text">:light pipe: n. Fiber optic cable. <text:s/>Oppose {copper}.</text:p>
      <text:p text:style-name="Preformatted_20_Text"/>
      <text:p text:style-name="Preformatted_20_Text">:lightweight: adj. Opposite of {heavyweight}; usually found in</text:p>
      <text:p text:style-name="Preformatted_20_Text"><text:s text:c="3"/>combining forms such as `lightweight process'.</text:p>
      <text:p text:style-name="Preformatted_20_Text"/>
      <text:p text:style-name="Preformatted_20_Text">:like kicking dead whales down the beach: adj. Describes a slow,</text:p>
      <text:p text:style-name="Preformatted_20_Text"><text:s text:c="3"/>difficult, and disgusting process. <text:s/>First popularized by a famous</text:p>
      <text:p text:style-name="Preformatted_20_Text"><text:s text:c="3"/>quote about the difficulty of getting work done under one of IBM's</text:p>
      <text:p text:style-name="Preformatted_20_Text"><text:s text:c="3"/>mainframe OSes. <text:s/>"Well, you *could* write a C compiler in</text:p>
      <text:p text:style-name="Preformatted_20_Text"><text:s text:c="3"/>COBOL, but it would be like kicking dead whales down the beach."</text:p>
      <text:p text:style-name="Preformatted_20_Text"><text:s text:c="3"/>See also {fear and loathing}</text:p>
      <text:p text:style-name="Preformatted_20_Text"/>
      <text:p text:style-name="Preformatted_20_Text">:like nailing jelly to a tree: adj. Used to describe a task thought</text:p>
      <text:p text:style-name="Preformatted_20_Text"><text:s text:c="3"/>to be impossible, esp. one in which the difficulty arises from</text:p>
      <text:p text:style-name="Preformatted_20_Text"><text:s text:c="3"/>poor specification or inherent slipperiness in the problem domain.</text:p>
      <text:p text:style-name="Preformatted_20_Text"><text:s text:c="3"/>"Trying to display the `prettiest' arrangement of nodes and arcs</text:p>
      <text:p text:style-name="Preformatted_20_Text"><text:s text:c="3"/>that diagrams a given graph is like nailing jelly to a tree,</text:p>
      <text:p text:style-name="Preformatted_20_Text"><text:soft-page-break/><text:s text:c="3"/>because nobody's sure what `prettiest' means algorithmically."</text:p>
      <text:p text:style-name="Preformatted_20_Text"/>
      <text:p text:style-name="Preformatted_20_Text">:line 666: [from Christian eschatological myth] n. The notational</text:p>
      <text:p text:style-name="Preformatted_20_Text"><text:s text:c="3"/>line of source at which a program fails for obscure reasons,</text:p>
      <text:p text:style-name="Preformatted_20_Text"><text:s text:c="3"/>implying either that *somebody* is out to get it (when you are</text:p>
      <text:p text:style-name="Preformatted_20_Text"><text:s text:c="3"/>the programmer), or that it richly deserves to be so gotten (when</text:p>
      <text:p text:style-name="Preformatted_20_Text"><text:s text:c="3"/>you are not). "It works when I trace through it, but seems to</text:p>
      <text:p text:style-name="Preformatted_20_Text"><text:s text:c="3"/>crash on line 666 when I run it." <text:s/>"What happens is that whenever</text:p>
      <text:p text:style-name="Preformatted_20_Text"><text:s text:c="3"/>a large batch comes through, mmdf dies on the Line of the Beast.</text:p>
      <text:p text:style-name="Preformatted_20_Text"><text:s text:c="3"/>Probably some twit hardcoded a buffer size."</text:p>
      <text:p text:style-name="Preformatted_20_Text"/>
      <text:p text:style-name="Preformatted_20_Text">:line eater, the: [USENET] n. 1. A bug in some now-obsolete</text:p>
      <text:p text:style-name="Preformatted_20_Text"><text:s text:c="3"/>versions of the netnews software that used to eat up to BUFSIZ</text:p>
      <text:p text:style-name="Preformatted_20_Text"><text:s text:c="3"/>bytes of the article text. <text:s/>The bug was triggered by having the</text:p>
      <text:p text:style-name="Preformatted_20_Text"><text:s text:c="3"/>text of the article start with a space or tab. <text:s/>This bug was</text:p>
      <text:p text:style-name="Preformatted_20_Text"><text:s text:c="3"/>quickly personified as a mythical creature called the `line</text:p>
      <text:p text:style-name="Preformatted_20_Text"><text:s text:c="3"/>eater', and postings often included a dummy line of `line eater</text:p>
      <text:p text:style-name="Preformatted_20_Text"><text:s text:c="3"/>food'. <text:s/>Ironically, line eater `food' not beginning with a space or</text:p>
      <text:p text:style-name="Preformatted_20_Text"><text:s text:c="3"/>tab wasn't actually eaten, since the bug was avoided; but if there</text:p>
      <text:p text:style-name="Preformatted_20_Text"><text:s text:c="3"/>*was* a space or tab before it, then the line eater would eat</text:p>
      <text:p text:style-name="Preformatted_20_Text"><text:s text:c="3"/>the food *and* the beginning of the text it was supposed to be</text:p>
      <text:p text:style-name="Preformatted_20_Text"><text:s text:c="3"/>protecting. <text:s/>The practice of `sacrificing to the line eater'</text:p>
      <text:p text:style-name="Preformatted_20_Text"><text:s text:c="3"/>continued for some time after the bug had been {nailed to the</text:p>
      <text:p text:style-name="Preformatted_20_Text"><text:s text:c="3"/>wall}, and is still humorously referred to. <text:s/>The bug itself is</text:p>
      <text:p text:style-name="Preformatted_20_Text"><text:s text:c="3"/>still (in mid-1991) occasionally reported to be lurking in some</text:p>
      <text:p text:style-name="Preformatted_20_Text"><text:s text:c="3"/>mail-to-netnews gateways. <text:s/>2. See {NSA line eater}.</text:p>
      <text:p text:style-name="Preformatted_20_Text"/>
      <text:p text:style-name="Preformatted_20_Text">:line noise: n. 1. [techspeak] Spurious characters due to</text:p>
      <text:p text:style-name="Preformatted_20_Text"><text:s text:c="3"/>electrical noise in a communications link, especially an RS-232</text:p>
      <text:p text:style-name="Preformatted_20_Text"><text:s text:c="3"/>serial connection. <text:s/>Line noise may be induced by poor connections,</text:p>
      <text:p text:style-name="Preformatted_20_Text"><text:s text:c="3"/>interference or crosstalk from other circuits, electrical storms,</text:p>
      <text:p text:style-name="Preformatted_20_Text"><text:s text:c="3"/>{cosmic rays}, or (notionally) birds crapping on the phone</text:p>
      <text:p text:style-name="Preformatted_20_Text"><text:s text:c="3"/>wires. <text:s/>2. Any chunk of data in a file or elsewhere that looks like</text:p>
      <text:p text:style-name="Preformatted_20_Text"><text:s text:c="3"/>the results of line noise in sense 1. <text:s/>3. Text that is</text:p>
      <text:p text:style-name="Preformatted_20_Text"><text:s text:c="3"/>theoretically a readable text or program source but employs syntax</text:p>
      <text:p text:style-name="Preformatted_20_Text"><text:s text:c="3"/>so bizarre that it looks like line noise in senses 1 or 2. <text:s/>Yes,</text:p>
      <text:p text:style-name="Preformatted_20_Text"><text:s text:c="3"/>there are languages this ugly. <text:s/>The canonical example is {TECO};</text:p>
      <text:p text:style-name="Preformatted_20_Text"><text:s text:c="3"/>it is often claimed that "TECO's input syntax is indistinguishable</text:p>
      <text:p text:style-name="Preformatted_20_Text"><text:s text:c="3"/>from line noise." <text:s/>Other non-{WYSIWYG} editors, such as Multics</text:p>
      <text:p text:style-name="Preformatted_20_Text"><text:s text:c="3"/>`qed' and Unix `ed', in the hands of a real hacker, also</text:p>
      <text:p text:style-name="Preformatted_20_Text"><text:s text:c="3"/>qualify easily, as do deliberately obfuscated languages such as</text:p>
      <text:p text:style-name="Preformatted_20_Text"><text:s text:c="3"/>{INTERCAL}.</text:p>
      <text:p text:style-name="Preformatted_20_Text"/>
      <text:p text:style-name="Preformatted_20_Text">:line starve: [MIT] 1. vi. To feed paper through a printer the</text:p>
      <text:p text:style-name="Preformatted_20_Text"><text:s text:c="3"/>wrong way by one line (most printers can't do this). <text:s/>On a display</text:p>
      <text:p text:style-name="Preformatted_20_Text"><text:s text:c="3"/>terminal, to move the cursor up to the previous line of the screen.</text:p>
      <text:p text:style-name="Preformatted_20_Text"><text:s text:c="3"/>"To print `X squared', you just output `X', line starve, `2', line</text:p>
      <text:p text:style-name="Preformatted_20_Text"><text:s text:c="3"/>feed." <text:s/>(The line starve causes the `2' to appear on the line</text:p>
      <text:p text:style-name="Preformatted_20_Text"><text:s text:c="3"/>above the `X', and the line feed gets back to the original line.)</text:p>
      <text:p text:style-name="Preformatted_20_Text"><text:s text:c="3"/>2. n. A character (or character sequence) that causes a terminal to</text:p>
      <text:p text:style-name="Preformatted_20_Text"><text:s text:c="3"/>perform this action. <text:s/>ASCII 0011010, also called SUB or control-Z,</text:p>
      <text:p text:style-name="Preformatted_20_Text"><text:s text:c="3"/>was one common line-starve character in the days before</text:p>
      <text:p text:style-name="Preformatted_20_Text"><text:s text:c="3"/>microcomputers and the X3.64 terminal standard. <text:s/>Unlike `line</text:p>
      <text:p text:style-name="Preformatted_20_Text"><text:s text:c="3"/>feed', `line starve' is *not* standard {{ASCII}}</text:p>
      <text:p text:style-name="Preformatted_20_Text"><text:s text:c="3"/>terminology. <text:s/>Even among hackers it is considered a bit silly.</text:p>
      <text:p text:style-name="Preformatted_20_Text"><text:s text:c="3"/>3. [proposed] A sequence such as \c (used in System V echo, as well</text:p>
      <text:p text:style-name="Preformatted_20_Text"><text:s text:c="3"/>as {{nroff}} and {{troff}}) that suppresses a {newline} or</text:p>
      <text:p text:style-name="Preformatted_20_Text"><text:s text:c="3"/>other character(s) that would normally be emitted.</text:p>
      <text:p text:style-name="Preformatted_20_Text"><text:soft-page-break/></text:p>
      <text:p text:style-name="Preformatted_20_Text">:link farm: [UNIX] n. A directory tree that contains many links to</text:p>
      <text:p text:style-name="Preformatted_20_Text"><text:s text:c="3"/>files in a master directory tree of files. <text:s/>Link farms save space</text:p>
      <text:p text:style-name="Preformatted_20_Text"><text:s text:c="3"/>when (for example) one is maintaining several nearly identical</text:p>
      <text:p text:style-name="Preformatted_20_Text"><text:s text:c="3"/>copies of the same source tree, e.g., when the only difference is</text:p>
      <text:p text:style-name="Preformatted_20_Text"><text:s text:c="3"/>architecture-dependent object files. <text:s/>"Let's freeze the source and</text:p>
      <text:p text:style-name="Preformatted_20_Text"><text:s text:c="3"/>then rebuild the FROBOZZ-3 and FROBOZZ-4 link farms." <text:s/>Link farms</text:p>
      <text:p text:style-name="Preformatted_20_Text"><text:s text:c="3"/>may also be used to get around restrictions on the number of</text:p>
      <text:p text:style-name="Preformatted_20_Text"><text:s text:c="3"/>`-I' (include-file directory) arguments on older</text:p>
      <text:p text:style-name="Preformatted_20_Text"><text:s text:c="3"/>C preprocessors. <text:s/>However, they can also get completely out of</text:p>
      <text:p text:style-name="Preformatted_20_Text"><text:s text:c="3"/>hand, becoming the filesystem equivalent of {spaghetti code}.</text:p>
      <text:p text:style-name="Preformatted_20_Text"/>
      <text:p text:style-name="Preformatted_20_Text">:link-dead: [MUD] adj. Said of a {MUD} character who has frozen in</text:p>
      <text:p text:style-name="Preformatted_20_Text"><text:s text:c="3"/>place because of a dropped Internet connection.</text:p>
      <text:p text:style-name="Preformatted_20_Text"/>
      <text:p text:style-name="Preformatted_20_Text">:lint: [from UNIX's `lint(1)', named for the bits of fluff it</text:p>
      <text:p text:style-name="Preformatted_20_Text"><text:s text:c="3"/>picks from programs] 1. vt. To examine a program closely for style,</text:p>
      <text:p text:style-name="Preformatted_20_Text"><text:s text:c="3"/>language usage, and portability problems, esp. if in C, esp. if</text:p>
      <text:p text:style-name="Preformatted_20_Text"><text:s text:c="3"/>via use of automated analysis tools, most esp. if the UNIX</text:p>
      <text:p text:style-name="Preformatted_20_Text"><text:s text:c="3"/>utility `lint(1)' is used. <text:s/>This term used to be restricted to</text:p>
      <text:p text:style-name="Preformatted_20_Text"><text:s text:c="3"/>use of `lint(1)' itself, but (judging by references on USENET)</text:p>
      <text:p text:style-name="Preformatted_20_Text"><text:s text:c="3"/>it has become a shorthand for {desk check} at some non-UNIX</text:p>
      <text:p text:style-name="Preformatted_20_Text"><text:s text:c="3"/>shops, even in languages other than C. <text:s/>Also as v. {delint}.</text:p>
      <text:p text:style-name="Preformatted_20_Text"><text:s text:c="3"/>2. n. Excess verbiage in a document, as in "this draft has too</text:p>
      <text:p text:style-name="Preformatted_20_Text"><text:s text:c="3"/>much lint".</text:p>
      <text:p text:style-name="Preformatted_20_Text"/>
      <text:p text:style-name="Preformatted_20_Text">:lion food: [IBM] n. Middle management or HQ staff (by extension,</text:p>
      <text:p text:style-name="Preformatted_20_Text"><text:s text:c="3"/>administrative drones in general). <text:s/>From an old joke about two</text:p>
      <text:p text:style-name="Preformatted_20_Text"><text:s text:c="3"/>lions who, escaping from the zoo, split up to increase their</text:p>
      <text:p text:style-name="Preformatted_20_Text"><text:s text:c="3"/>chances but agreed to meet after 2 months. <text:s/>When they finally</text:p>
      <text:p text:style-name="Preformatted_20_Text"><text:s text:c="3"/>meet, one is skinny and the other overweight. <text:s/>The thin one says:</text:p>
      <text:p text:style-name="Preformatted_20_Text"><text:s text:c="3"/>"How did you manage? <text:s/>I ate a human just once and they turned out</text:p>
      <text:p text:style-name="Preformatted_20_Text"><text:s text:c="3"/>a small army to chase me --- guns, nets, it was terrible. <text:s/>Since</text:p>
      <text:p text:style-name="Preformatted_20_Text"><text:s text:c="3"/>then I've been reduced to eating mice, insects, even grass." <text:s/>The</text:p>
      <text:p text:style-name="Preformatted_20_Text"><text:s text:c="3"/>fat one replies: "Well, *I* hid near an IBM office and ate a</text:p>
      <text:p text:style-name="Preformatted_20_Text"><text:s text:c="3"/>manager a day. <text:s/>And nobody even noticed!"</text:p>
      <text:p text:style-name="Preformatted_20_Text"/>
      <text:p text:style-name="Preformatted_20_Text">:Lions Book: n. `Source Code and Commentary on UNIX level 6',</text:p>
      <text:p text:style-name="Preformatted_20_Text"><text:s text:c="3"/>by John Lions. <text:s/>The two parts of this book contained (1) the entire</text:p>
      <text:p text:style-name="Preformatted_20_Text"><text:s text:c="3"/>source listing of the UNIX Version 6 kernel, and (2) a commentary</text:p>
      <text:p text:style-name="Preformatted_20_Text"><text:s text:c="3"/>on the source discussing the algorithms. <text:s/>These were circulated</text:p>
      <text:p text:style-name="Preformatted_20_Text"><text:s text:c="3"/>internally at the University of New South Wales beginning 1976--77,</text:p>
      <text:p text:style-name="Preformatted_20_Text"><text:s text:c="3"/>and were, for years after, the *only* detailed kernel</text:p>
      <text:p text:style-name="Preformatted_20_Text"><text:s text:c="3"/>documentation available to anyone outside Bell Labs. <text:s/>Because</text:p>
      <text:p text:style-name="Preformatted_20_Text"><text:s text:c="3"/>Western Electric wished to maintain trade secret status on the</text:p>
      <text:p text:style-name="Preformatted_20_Text"><text:s text:c="3"/>kernel, the Lions book was never formally published and was only</text:p>
      <text:p text:style-name="Preformatted_20_Text"><text:s text:c="3"/>supposed to be distributed to affiliates of source licensees. <text:s/>In</text:p>
      <text:p text:style-name="Preformatted_20_Text"><text:s text:c="3"/>spite of this, it soon spread by samizdat to a good many of the</text:p>
      <text:p text:style-name="Preformatted_20_Text"><text:s text:c="3"/>early UNIX hackers.</text:p>
      <text:p text:style-name="Preformatted_20_Text"/>
      <text:p text:style-name="Preformatted_20_Text">:LISP: [from `LISt Processing language', but mythically from</text:p>
      <text:p text:style-name="Preformatted_20_Text"><text:s text:c="3"/>`Lots of Irritating Superfluous Parentheses'] n. The name of AI's</text:p>
      <text:p text:style-name="Preformatted_20_Text"><text:s text:c="3"/>mother tongue, a language based on the ideas of (a) variable-length</text:p>
      <text:p text:style-name="Preformatted_20_Text"><text:s text:c="3"/>lists and trees as fundamental data types, and (b) the</text:p>
      <text:p text:style-name="Preformatted_20_Text"><text:s text:c="3"/>interpretation of code as data and vice-versa. <text:s/>Invented by John</text:p>
      <text:p text:style-name="Preformatted_20_Text"><text:s text:c="3"/>McCarthy at MIT in the late 1950s, it is actually older than any</text:p>
      <text:p text:style-name="Preformatted_20_Text"><text:s text:c="3"/>other {HLL} still in use except FORTRAN. <text:s/>Accordingly, it has</text:p>
      <text:p text:style-name="Preformatted_20_Text"><text:s text:c="3"/>undergone considerable adaptive radiation over the years; modern</text:p>
      <text:p text:style-name="Preformatted_20_Text"><text:soft-page-break/><text:s text:c="3"/>variants are quite different in detail from the original LISP 1.5.</text:p>
      <text:p text:style-name="Preformatted_20_Text"><text:s text:c="3"/>The dominant HLL among hackers until the early 1980s, LISP now</text:p>
      <text:p text:style-name="Preformatted_20_Text"><text:s text:c="3"/>shares the throne with {C}. <text:s/>See {languages of choice}.</text:p>
      <text:p text:style-name="Preformatted_20_Text"/>
      <text:p text:style-name="Preformatted_20_Text"><text:s text:c="3"/>All LISP functions and programs are expressions that return</text:p>
      <text:p text:style-name="Preformatted_20_Text"><text:s text:c="3"/>values; this, together with the high memory utilization of LISPs,</text:p>
      <text:p text:style-name="Preformatted_20_Text"><text:s text:c="3"/>gave rise to Alan Perlis's famous quip (itself a take on an Oscar</text:p>
      <text:p text:style-name="Preformatted_20_Text"><text:s text:c="3"/>Wilde quote) that "LISP programmers know the value of everything</text:p>
      <text:p text:style-name="Preformatted_20_Text"><text:s text:c="3"/>and the cost of nothing".</text:p>
      <text:p text:style-name="Preformatted_20_Text"/>
      <text:p text:style-name="Preformatted_20_Text"><text:s text:c="3"/>One significant application for LISP has been as a proof by example</text:p>
      <text:p text:style-name="Preformatted_20_Text"><text:s text:c="3"/>that most newer languages, such as {COBOL} and {Ada}, are full</text:p>
      <text:p text:style-name="Preformatted_20_Text"><text:s text:c="3"/>of unnecessary {crock}s. <text:s/>When the {Right Thing} has already</text:p>
      <text:p text:style-name="Preformatted_20_Text"><text:s text:c="3"/>been done once, there is no justification for {bogosity} in newer</text:p>
      <text:p text:style-name="Preformatted_20_Text"><text:s text:c="3"/>languages.</text:p>
      <text:p text:style-name="Preformatted_20_Text"/>
      <text:p text:style-name="Preformatted_20_Text">:literature, the: n. Computer-science journals and other</text:p>
      <text:p text:style-name="Preformatted_20_Text"><text:s text:c="3"/>publications, vaguely gestured at to answer a question that the</text:p>
      <text:p text:style-name="Preformatted_20_Text"><text:s text:c="3"/>speaker believes is {trivial}. <text:s/>Thus, one might answer an</text:p>
      <text:p text:style-name="Preformatted_20_Text"><text:s text:c="3"/>annoying question by saying "It's in the literature." <text:s/>Oppose</text:p>
      <text:p text:style-name="Preformatted_20_Text"><text:s text:c="3"/>{Knuth}, which has no connotation of triviality.</text:p>
      <text:p text:style-name="Preformatted_20_Text"/>
      <text:p text:style-name="Preformatted_20_Text">:lithium lick: n. [NeXT] n. Steve Jobs. <text:s/>Employees who have gotten</text:p>
      <text:p text:style-name="Preformatted_20_Text"><text:s text:c="3"/>too much attention from their esteemed founder are said to have</text:p>
      <text:p text:style-name="Preformatted_20_Text"><text:s text:c="3"/>`lithium lick' when they begin to show signs of Jobsian fervor and</text:p>
      <text:p text:style-name="Preformatted_20_Text"><text:s text:c="3"/>repeat the most recent catch phrases in normal conversation --- for</text:p>
      <text:p text:style-name="Preformatted_20_Text"><text:s text:c="3"/>example, "It just works, right out of the box!"</text:p>
      <text:p text:style-name="Preformatted_20_Text"/>
      <text:p text:style-name="Preformatted_20_Text">:little-endian: adj. Describes a computer architecture in which,</text:p>
      <text:p text:style-name="Preformatted_20_Text"><text:s text:c="3"/>within a given 16- or 32-bit word, bytes at lower addresses have</text:p>
      <text:p text:style-name="Preformatted_20_Text"><text:s text:c="3"/>lower significance (the word is stored `little-end-first'). <text:s/>The</text:p>
      <text:p text:style-name="Preformatted_20_Text"><text:s text:c="3"/>PDP-11 and VAX families of computers and Intel microprocessors and</text:p>
      <text:p text:style-name="Preformatted_20_Text"><text:s text:c="3"/>a lot of communications and networking hardware are little-endian.</text:p>
      <text:p text:style-name="Preformatted_20_Text"><text:s text:c="3"/>See {big-endian}, {middle-endian}, {NUXI problem}. <text:s/>The term</text:p>
      <text:p text:style-name="Preformatted_20_Text"><text:s text:c="3"/>is sometimes used to describe the ordering of units other than</text:p>
      <text:p text:style-name="Preformatted_20_Text"><text:s text:c="3"/>bytes; most often these are bits within a byte.</text:p>
      <text:p text:style-name="Preformatted_20_Text"/>
      <text:p text:style-name="Preformatted_20_Text">:live data: n. 1. Data that is written to be interpreted and takes</text:p>
      <text:p text:style-name="Preformatted_20_Text"><text:s text:c="3"/>over program flow when triggered by some un-obvious operation, such</text:p>
      <text:p text:style-name="Preformatted_20_Text"><text:s text:c="3"/>as viewing it. <text:s/>One use of such hacks is to break security. <text:s/>For</text:p>
      <text:p text:style-name="Preformatted_20_Text"><text:s text:c="3"/>example, some smart terminals have commands that allow one to</text:p>
      <text:p text:style-name="Preformatted_20_Text"><text:s text:c="3"/>download strings to program keys; this can be used to write live</text:p>
      <text:p text:style-name="Preformatted_20_Text"><text:s text:c="3"/>data that, when listed to the terminal, infects it with a</text:p>
      <text:p text:style-name="Preformatted_20_Text"><text:s text:c="3"/>security-breaking {virus} that is triggered the next time a</text:p>
      <text:p text:style-name="Preformatted_20_Text"><text:s text:c="3"/>hapless user strikes that key. <text:s/>For another, there are some</text:p>
      <text:p text:style-name="Preformatted_20_Text"><text:s text:c="3"/>well-known bugs in {vi} that allow certain texts to send</text:p>
      <text:p text:style-name="Preformatted_20_Text"><text:s text:c="3"/>arbitrary commands back to the machine when they are simply viewed.</text:p>
      <text:p text:style-name="Preformatted_20_Text"><text:s text:c="3"/>2. In C code, data that includes pointers to function {hook}s</text:p>
      <text:p text:style-name="Preformatted_20_Text"><text:s text:c="3"/>(executable code). <text:s/>3. An object, such as a {trampoline}, that is</text:p>
      <text:p text:style-name="Preformatted_20_Text"><text:s text:c="3"/>constructed on the fly by a program and intended to be executed as</text:p>
      <text:p text:style-name="Preformatted_20_Text"><text:s text:c="3"/>code. <text:s/>4. Actual real-world data, as opposed to `test data'.</text:p>
      <text:p text:style-name="Preformatted_20_Text"><text:s text:c="3"/>For example, "I think I have the record deletion module</text:p>
      <text:p text:style-name="Preformatted_20_Text"><text:s text:c="3"/>finished." <text:s/>"Have you tried it out on live data?" <text:s/>It usually</text:p>
      <text:p text:style-name="Preformatted_20_Text"><text:s text:c="3"/>carries the connotation that live data is more fragile and must not</text:p>
      <text:p text:style-name="Preformatted_20_Text"><text:s text:c="3"/>be corrupted, else bad things will happen. <text:s/>So a possible alternate</text:p>
      <text:p text:style-name="Preformatted_20_Text"><text:s text:c="3"/>response to the above claim might be: "Well, make sure it works</text:p>
      <text:p text:style-name="Preformatted_20_Text"><text:s text:c="3"/>perfectly before we throw live data at it." <text:s/>The implication here</text:p>
      <text:p text:style-name="Preformatted_20_Text"><text:s text:c="3"/>is that record deletion is something pretty significant, and a</text:p>
      <text:p text:style-name="Preformatted_20_Text"><text:soft-page-break/><text:s text:c="3"/>haywire record-deletion module running amok on live data would</text:p>
      <text:p text:style-name="Preformatted_20_Text"><text:s text:c="3"/>cause great harm and probably require restoring from backups.</text:p>
      <text:p text:style-name="Preformatted_20_Text"/>
      <text:p text:style-name="Preformatted_20_Text">:Live Free Or Die!: imp. 1. The state motto of New Hampshire, which</text:p>
      <text:p text:style-name="Preformatted_20_Text"><text:s text:c="3"/>appears on that state's automobile license plates. <text:s/>2. A slogan</text:p>
      <text:p text:style-name="Preformatted_20_Text"><text:s text:c="3"/>associated with UNIX in the romantic days when UNIX aficionados saw</text:p>
      <text:p text:style-name="Preformatted_20_Text"><text:s text:c="3"/>themselves as a tiny, beleaguered underground tilting against the</text:p>
      <text:p text:style-name="Preformatted_20_Text"><text:s text:c="3"/>windmills of industry. <text:s/>The "free" referred specifically to</text:p>
      <text:p text:style-name="Preformatted_20_Text"><text:s text:c="3"/>freedom from the {fascist} design philosophies and crufty</text:p>
      <text:p text:style-name="Preformatted_20_Text"><text:s text:c="3"/>misfeatures common on commercial operating systems. <text:s/>Armando</text:p>
      <text:p text:style-name="Preformatted_20_Text"><text:s text:c="3"/>Stettner, one of the early UNIX developers, used to give out fake</text:p>
      <text:p text:style-name="Preformatted_20_Text"><text:s text:c="3"/>license plates bearing this motto under a large UNIX, all in New</text:p>
      <text:p text:style-name="Preformatted_20_Text"><text:s text:c="3"/>Hampshire colors of green and white. <text:s/>These are now valued</text:p>
      <text:p text:style-name="Preformatted_20_Text"><text:s text:c="3"/>collector's items.</text:p>
      <text:p text:style-name="Preformatted_20_Text"/>
      <text:p text:style-name="Preformatted_20_Text">:livelock: /li:v'lok/ n. A situation in which some critical stage</text:p>
      <text:p text:style-name="Preformatted_20_Text"><text:s text:c="3"/>of a task is unable to finish because its clients perpetually</text:p>
      <text:p text:style-name="Preformatted_20_Text"><text:s text:c="3"/>create more work for it to do after they have been serviced but</text:p>
      <text:p text:style-name="Preformatted_20_Text"><text:s text:c="3"/>before it can clear its queue. <text:s/>Differs from {deadlock} in that</text:p>
      <text:p text:style-name="Preformatted_20_Text"><text:s text:c="3"/>the process is not blocked or waiting for anything, but has a</text:p>
      <text:p text:style-name="Preformatted_20_Text"><text:s text:c="3"/>virtually infinite amount of work to do and can never catch up.</text:p>
      <text:p text:style-name="Preformatted_20_Text"/>
      <text:p text:style-name="Preformatted_20_Text">:liveware: /li:v'weir/ n. 1. Synonym for {wetware}. <text:s/>Less</text:p>
      <text:p text:style-name="Preformatted_20_Text"><text:s text:c="3"/>common. <text:s/>2. [Cambridge] Vermin. "Waiter, there's some liveware in</text:p>
      <text:p text:style-name="Preformatted_20_Text"><text:s text:c="3"/>my salad..."</text:p>
      <text:p text:style-name="Preformatted_20_Text"/>
      <text:p text:style-name="Preformatted_20_Text">:lobotomy: n. 1. What a hacker subjected to formal management</text:p>
      <text:p text:style-name="Preformatted_20_Text"><text:s text:c="3"/>training is said to have undergone. <text:s/>At IBM and elsewhere this term</text:p>
      <text:p text:style-name="Preformatted_20_Text"><text:s text:c="3"/>is used by both hackers and low-level management; the latter</text:p>
      <text:p text:style-name="Preformatted_20_Text"><text:s text:c="3"/>doubtless intend it as a joke. <text:s/>2. The act of removing the</text:p>
      <text:p text:style-name="Preformatted_20_Text"><text:s text:c="3"/>processor from a microcomputer in order to replace or upgrade it.</text:p>
      <text:p text:style-name="Preformatted_20_Text"><text:s text:c="3"/>Some very cheap {clone} systems are sold in `lobotomized' form</text:p>
      <text:p text:style-name="Preformatted_20_Text"><text:s text:c="3"/>--- everything but the brain.</text:p>
      <text:p text:style-name="Preformatted_20_Text"/>
      <text:p text:style-name="Preformatted_20_Text">:locals, the: pl.n. The users on one's local network (as opposed, say,</text:p>
      <text:p text:style-name="Preformatted_20_Text"><text:s text:c="3"/>to people one reaches via public Internet or UUCP connects). <text:s/>The</text:p>
      <text:p text:style-name="Preformatted_20_Text"><text:s text:c="3"/>marked thing about this usage is how little it has to do with</text:p>
      <text:p text:style-name="Preformatted_20_Text"><text:s text:c="3"/>real-space distance. "I have to do some tweaking on this mail</text:p>
      <text:p text:style-name="Preformatted_20_Text"><text:s text:c="3"/>utility before releasing it to the locals."</text:p>
      <text:p text:style-name="Preformatted_20_Text"/>
      <text:p text:style-name="Preformatted_20_Text">:locked and loaded: [from military slang for an M-16 rifle with</text:p>
      <text:p text:style-name="Preformatted_20_Text"><text:s text:c="3"/>magazine inserted and prepared for firing] adj. Said of a removable</text:p>
      <text:p text:style-name="Preformatted_20_Text"><text:s text:c="3"/>disk volume properly prepared for use --- that is, locked into the</text:p>
      <text:p text:style-name="Preformatted_20_Text"><text:s text:c="3"/>drive and with the heads loaded. <text:s/>Ironically, because their heads</text:p>
      <text:p text:style-name="Preformatted_20_Text"><text:s text:c="3"/>are `loaded' whenever the power is up, this description is never</text:p>
      <text:p text:style-name="Preformatted_20_Text"><text:s text:c="3"/>used of {{Winchester}} drives (which are named after a rifle).</text:p>
      <text:p text:style-name="Preformatted_20_Text"/>
      <text:p text:style-name="Preformatted_20_Text">:locked up: adj. Syn. for {hung}, {wedged}.</text:p>
      <text:p text:style-name="Preformatted_20_Text"/>
      <text:p text:style-name="Preformatted_20_Text">:logic bomb: n. Code surreptitiously inserted in an application or</text:p>
      <text:p text:style-name="Preformatted_20_Text"><text:s text:c="3"/>OS that causes it to perform some destructive or</text:p>
      <text:p text:style-name="Preformatted_20_Text"><text:s text:c="3"/>security-compromising activity whenever specified conditions are</text:p>
      <text:p text:style-name="Preformatted_20_Text"><text:s text:c="3"/>met. <text:s/>Compare {back door}.</text:p>
      <text:p text:style-name="Preformatted_20_Text"/>
      <text:p text:style-name="Preformatted_20_Text">:logical: [from the technical term `logical device', wherein a</text:p>
      <text:p text:style-name="Preformatted_20_Text"><text:s text:c="3"/>physical device is referred to by an arbitrary `logical' name]</text:p>
      <text:p text:style-name="Preformatted_20_Text"><text:s text:c="3"/>adj. Having the role of. <text:s/>If a person (say, Les Earnest at SAIL)</text:p>
      <text:p text:style-name="Preformatted_20_Text"><text:s text:c="3"/>who had long held a certain post left and were replaced, the</text:p>
      <text:p text:style-name="Preformatted_20_Text"><text:soft-page-break/><text:s text:c="3"/>replacement would for a while be known as the `logical' Les</text:p>
      <text:p text:style-name="Preformatted_20_Text"><text:s text:c="3"/>Earnest. <text:s/>(This does not imply any judgment on the replacement.)</text:p>
      <text:p text:style-name="Preformatted_20_Text"><text:s text:c="3"/>Compare {virtual}.</text:p>
      <text:p text:style-name="Preformatted_20_Text"/>
      <text:p text:style-name="Preformatted_20_Text"><text:s text:c="3"/>At Stanford, `logical' compass directions denote a coordinate</text:p>
      <text:p text:style-name="Preformatted_20_Text"><text:s text:c="3"/>system in which `logical north' is toward San Francisco,</text:p>
      <text:p text:style-name="Preformatted_20_Text"><text:s text:c="3"/>`logical west' is toward the ocean, etc., even though logical</text:p>
      <text:p text:style-name="Preformatted_20_Text"><text:s text:c="3"/>north varies between physical (true) north near San Francisco and</text:p>
      <text:p text:style-name="Preformatted_20_Text"><text:s text:c="3"/>physical west near San Jose. <text:s/>(The best rule of thumb here is that,</text:p>
      <text:p text:style-name="Preformatted_20_Text"><text:s text:c="3"/>by definition, El Camino Real always runs logical north-and-south.)</text:p>
      <text:p text:style-name="Preformatted_20_Text"><text:s text:c="3"/>In giving directions, one might say: "To get to Rincon Tarasco</text:p>
      <text:p text:style-name="Preformatted_20_Text"><text:s text:c="3"/>restaurant, get onto {El Camino Bignum} going logical north."</text:p>
      <text:p text:style-name="Preformatted_20_Text"><text:s text:c="3"/>Using the word `logical' helps to prevent the recipient from</text:p>
      <text:p text:style-name="Preformatted_20_Text"><text:s text:c="3"/>worrying about that the fact that the sun is setting almost</text:p>
      <text:p text:style-name="Preformatted_20_Text"><text:s text:c="3"/>directly in front of him. <text:s/>The concept is reinforced by North</text:p>
      <text:p text:style-name="Preformatted_20_Text"><text:s text:c="3"/>American highways which are almost, but not quite, consistently</text:p>
      <text:p text:style-name="Preformatted_20_Text"><text:s text:c="3"/>labeled with logical rather than physical directions. <text:s/>A similar</text:p>
      <text:p text:style-name="Preformatted_20_Text"><text:s text:c="3"/>situation exists at MIT: Route 128 (famous for the electronics</text:p>
      <text:p text:style-name="Preformatted_20_Text"><text:s text:c="3"/>industry that has grown up along it) is a 3-quarters circle</text:p>
      <text:p text:style-name="Preformatted_20_Text"><text:s text:c="3"/>surrounding Boston at a radius of 10 miles, terminating near the</text:p>
      <text:p text:style-name="Preformatted_20_Text"><text:s text:c="3"/>coastline at each end. <text:s/>It would be most precise to describe the</text:p>
      <text:p text:style-name="Preformatted_20_Text"><text:s text:c="3"/>two directions along this highway as `clockwise' and</text:p>
      <text:p text:style-name="Preformatted_20_Text"><text:s text:c="3"/>`counterclockwise', but the road signs all say "north" and</text:p>
      <text:p text:style-name="Preformatted_20_Text"><text:s text:c="3"/>"south", respectively. <text:s/>A hacker might describe these directions</text:p>
      <text:p text:style-name="Preformatted_20_Text"><text:s text:c="3"/>as `logical north' and `logical south', to indicate that they</text:p>
      <text:p text:style-name="Preformatted_20_Text"><text:s text:c="3"/>are conventional directions not corresponding to the usual</text:p>
      <text:p text:style-name="Preformatted_20_Text"><text:s text:c="3"/>denotation for those words. <text:s/>(If you went logical south along the</text:p>
      <text:p text:style-name="Preformatted_20_Text"><text:s text:c="3"/>entire length of route 128, you would start out going northwest,</text:p>
      <text:p text:style-name="Preformatted_20_Text"><text:s text:c="3"/>curve around to the south, and finish headed due east, including</text:p>
      <text:p text:style-name="Preformatted_20_Text"><text:s text:c="3"/>one infamous stretch of pavement which is simultaneously route 128</text:p>
      <text:p text:style-name="Preformatted_20_Text"><text:s text:c="3"/>south and Interstate 93 north, and is signed as such!)</text:p>
      <text:p text:style-name="Preformatted_20_Text"/>
      <text:p text:style-name="Preformatted_20_Text">:loop through: vt. To process each element of a list of things.</text:p>
      <text:p text:style-name="Preformatted_20_Text"><text:s text:c="3"/>"Hold on, I've got to loop through my paper mail." <text:s/>Derives from</text:p>
      <text:p text:style-name="Preformatted_20_Text"><text:s text:c="3"/>the computer-language notion of an iterative loop; compare `cdr</text:p>
      <text:p text:style-name="Preformatted_20_Text"><text:s text:c="3"/>down' (under {cdr}), which is less common among C and UNIX</text:p>
      <text:p text:style-name="Preformatted_20_Text"><text:s text:c="3"/>programmers. <text:s/>ITS hackers used to say `IRP over' after an</text:p>
      <text:p text:style-name="Preformatted_20_Text"><text:s text:c="3"/>obscure pseudo-op in the MIDAS PDP-10 assembler.</text:p>
      <text:p text:style-name="Preformatted_20_Text"/>
      <text:p text:style-name="Preformatted_20_Text">:loose bytes: n. Commonwealth hackish term for the padding bytes or</text:p>
      <text:p text:style-name="Preformatted_20_Text"><text:s text:c="3"/>{shim}s many compilers insert between members of a record or</text:p>
      <text:p text:style-name="Preformatted_20_Text"><text:s text:c="3"/>structure to cope with alignment requirements imposed by the</text:p>
      <text:p text:style-name="Preformatted_20_Text"><text:s text:c="3"/>machine architecture.</text:p>
      <text:p text:style-name="Preformatted_20_Text"/>
      <text:p text:style-name="Preformatted_20_Text">:lord high fixer: [primarily British, from Gilbert &amp; Sullivan's</text:p>
      <text:p text:style-name="Preformatted_20_Text"><text:s text:c="3"/>`lord high executioner'] n. The person in an organization who knows</text:p>
      <text:p text:style-name="Preformatted_20_Text"><text:s text:c="3"/>the most about some aspect of a system. <text:s/>See {wizard}.</text:p>
      <text:p text:style-name="Preformatted_20_Text"/>
      <text:p text:style-name="Preformatted_20_Text">:lose: [MIT] vi. 1. To fail. <text:s/>A program loses when it encounters</text:p>
      <text:p text:style-name="Preformatted_20_Text"><text:s text:c="3"/>an exceptional condition or fails to work in the expected manner.</text:p>
      <text:p text:style-name="Preformatted_20_Text"><text:s text:c="3"/>2. To be exceptionally unesthetic or crocky. <text:s/>3. Of people, to</text:p>
      <text:p text:style-name="Preformatted_20_Text"><text:s text:c="3"/>be obnoxious or unusually stupid (as opposed to ignorant). <text:s/>See</text:p>
      <text:p text:style-name="Preformatted_20_Text"><text:s text:c="3"/>also {deserves to lose}. <text:s/>4. n. Refers to something that is</text:p>
      <text:p text:style-name="Preformatted_20_Text"><text:s text:c="3"/>{losing}, especially in the phrases "That's a lose!" and "What</text:p>
      <text:p text:style-name="Preformatted_20_Text"><text:s text:c="3"/>a lose!"</text:p>
      <text:p text:style-name="Preformatted_20_Text"/>
      <text:p text:style-name="Preformatted_20_Text">:lose lose: interj. A reply to or comment on an undesirable</text:p>
      <text:p text:style-name="Preformatted_20_Text"><text:s text:c="3"/>situation. <text:s/>"I accidentally deleted all my files!" <text:s/>"Lose,</text:p>
      <text:p text:style-name="Preformatted_20_Text"><text:soft-page-break/><text:s text:c="3"/>lose."</text:p>
      <text:p text:style-name="Preformatted_20_Text"/>
      <text:p text:style-name="Preformatted_20_Text">:loser: n. An unexpectedly bad situation, program, programmer, or</text:p>
      <text:p text:style-name="Preformatted_20_Text"><text:s text:c="3"/>person. <text:s/>Someone who habitually loses. <text:s/>(Even winners can lose</text:p>
      <text:p text:style-name="Preformatted_20_Text"><text:s text:c="3"/>occasionally.) <text:s/>Someone who knows not and knows not that he knows</text:p>
      <text:p text:style-name="Preformatted_20_Text"><text:s text:c="3"/>not. <text:s/>Emphatic forms are `real loser', `total loser', and</text:p>
      <text:p text:style-name="Preformatted_20_Text"><text:s text:c="3"/>`complete loser' (but not *`moby loser', which would be a</text:p>
      <text:p text:style-name="Preformatted_20_Text"><text:s text:c="3"/>contradiction in terms). <text:s/>See {luser}.</text:p>
      <text:p text:style-name="Preformatted_20_Text"/>
      <text:p text:style-name="Preformatted_20_Text">:losing: adj. Said of anything that is or causes a {lose} or</text:p>
      <text:p text:style-name="Preformatted_20_Text"><text:s text:c="3"/>{lossage}.</text:p>
      <text:p text:style-name="Preformatted_20_Text"/>
      <text:p text:style-name="Preformatted_20_Text">:loss: n. Something (not a person) that loses; a situation in which</text:p>
      <text:p text:style-name="Preformatted_20_Text"><text:s text:c="3"/>something is losing. <text:s/>Emphatic forms include `moby loss', and</text:p>
      <text:p text:style-name="Preformatted_20_Text"><text:s text:c="3"/>`total loss', `complete loss'. <text:s/>Common interjections are</text:p>
      <text:p text:style-name="Preformatted_20_Text"><text:s text:c="3"/>"What a loss!" <text:s/>and "What a moby loss!" <text:s/>Note that `moby loss'</text:p>
      <text:p text:style-name="Preformatted_20_Text"><text:s text:c="3"/>is OK even though *`moby loser' is not used; applied to an abstract</text:p>
      <text:p text:style-name="Preformatted_20_Text"><text:s text:c="3"/>noun, moby is simply a magnifier, whereas when applied to a person</text:p>
      <text:p text:style-name="Preformatted_20_Text"><text:s text:c="3"/>it implies substance and has positive connotations. <text:s/>Compare</text:p>
      <text:p text:style-name="Preformatted_20_Text"><text:s text:c="3"/>{lossage}.</text:p>
      <text:p text:style-name="Preformatted_20_Text"/>
      <text:p text:style-name="Preformatted_20_Text">:lossage: /los'*j/ n. The result of a bug or malfunction. <text:s/>This</text:p>
      <text:p text:style-name="Preformatted_20_Text"><text:s text:c="3"/>is a mass or collective noun. <text:s/>"What a loss!" and "What</text:p>
      <text:p text:style-name="Preformatted_20_Text"><text:s text:c="3"/>lossage!" <text:s/>are nearly synonymous. <text:s/>The former is slightly more</text:p>
      <text:p text:style-name="Preformatted_20_Text"><text:s text:c="3"/>particular to the speaker's present circumstances; the latter</text:p>
      <text:p text:style-name="Preformatted_20_Text"><text:s text:c="3"/>implies a continuing {lose} of which the speaker is currently a</text:p>
      <text:p text:style-name="Preformatted_20_Text"><text:s text:c="3"/>victim. <text:s/>Thus (for example) a temporary hardware failure is a loss,</text:p>
      <text:p text:style-name="Preformatted_20_Text"><text:s text:c="3"/>but bugs in an important tool (like a compiler) are serious</text:p>
      <text:p text:style-name="Preformatted_20_Text"><text:s text:c="3"/>lossage.</text:p>
      <text:p text:style-name="Preformatted_20_Text"/>
      <text:p text:style-name="Preformatted_20_Text">:lost in the noise: adj. Syn. {lost in the underflow}. <text:s/>This term</text:p>
      <text:p text:style-name="Preformatted_20_Text"><text:s text:c="3"/>is from signal processing, where signals of very small amplitude</text:p>
      <text:p text:style-name="Preformatted_20_Text"><text:s text:c="3"/>cannot be separated from low-intensity noise in the system. <text:s/>Though</text:p>
      <text:p text:style-name="Preformatted_20_Text"><text:s text:c="3"/>popular among hackers, it is not confined to hackerdom; physicists,</text:p>
      <text:p text:style-name="Preformatted_20_Text"><text:s text:c="3"/>engineers, astronomers, and statisticians all use it.</text:p>
      <text:p text:style-name="Preformatted_20_Text"/>
      <text:p text:style-name="Preformatted_20_Text">:lost in the underflow: adj. Too small to be worth considering;</text:p>
      <text:p text:style-name="Preformatted_20_Text"><text:s text:c="3"/>more specifically, small beyond the limits of accuracy or</text:p>
      <text:p text:style-name="Preformatted_20_Text"><text:s text:c="3"/>measurement. <text:s/>This is a reference to `floating underflow', a</text:p>
      <text:p text:style-name="Preformatted_20_Text"><text:s text:c="3"/>condition that can occur when a floating-point arithmetic processor</text:p>
      <text:p text:style-name="Preformatted_20_Text"><text:s text:c="3"/>tries to handle quantities smaller than its limit of magnitude. <text:s/>It</text:p>
      <text:p text:style-name="Preformatted_20_Text"><text:s text:c="3"/>is also a pun on `undertow' (a kind of fast, cold current that</text:p>
      <text:p text:style-name="Preformatted_20_Text"><text:s text:c="3"/>sometimes runs just offshore and can be dangerous to swimmers).</text:p>
      <text:p text:style-name="Preformatted_20_Text"><text:s text:c="3"/>"Well, sure, photon pressure from the stadium lights alters the</text:p>
      <text:p text:style-name="Preformatted_20_Text"><text:s text:c="3"/>path of a thrown baseball, but that effect gets lost in the</text:p>
      <text:p text:style-name="Preformatted_20_Text"><text:s text:c="3"/>underflow." <text:s/>See also {overflow bit}.</text:p>
      <text:p text:style-name="Preformatted_20_Text"/>
      <text:p text:style-name="Preformatted_20_Text">:lots of MIPS but no I/O: adj. Used to describe a person who is</text:p>
      <text:p text:style-name="Preformatted_20_Text"><text:s text:c="3"/>technically brilliant but can't seem to communicate with human</text:p>
      <text:p text:style-name="Preformatted_20_Text"><text:s text:c="3"/>beings effectively. <text:s/>Technically it describes a machine that has</text:p>
      <text:p text:style-name="Preformatted_20_Text"><text:s text:c="3"/>lots of processing power but is bottlenecked on input-output (in</text:p>
      <text:p text:style-name="Preformatted_20_Text"><text:s text:c="3"/>1991, the IBM Rios, a.k.a. RS/6000, is a notorious recent</text:p>
      <text:p text:style-name="Preformatted_20_Text"><text:s text:c="3"/>example).</text:p>
      <text:p text:style-name="Preformatted_20_Text"/>
      <text:p text:style-name="Preformatted_20_Text">:low-bandwidth: [from communication theory] adj. Used to indicate a</text:p>
      <text:p text:style-name="Preformatted_20_Text"><text:s text:c="3"/>talk that, although not {content-free}, was not terribly</text:p>
      <text:p text:style-name="Preformatted_20_Text"><text:s text:c="3"/>informative. <text:s/>"That was a low-bandwidth talk, but what can you</text:p>
      <text:p text:style-name="Preformatted_20_Text"><text:s text:c="3"/>expect for an audience of {suit}s!" <text:s/>Compare {zero-content},</text:p>
      <text:p text:style-name="Preformatted_20_Text"><text:soft-page-break/><text:s text:c="3"/>{bandwidth}, {math-out}.</text:p>
      <text:p text:style-name="Preformatted_20_Text"/>
      <text:p text:style-name="Preformatted_20_Text">:LPT: /L-P-T/ or /lip'it/ or /lip-it'/ [MIT, via DEC] n. Line</text:p>
      <text:p text:style-name="Preformatted_20_Text"><text:s text:c="3"/>printer, of course. <text:s/>Rare under UNIX, commoner in hackers with</text:p>
      <text:p text:style-name="Preformatted_20_Text"><text:s text:c="3"/>MS-DOS or CP/M background. <text:s/>The printer device is called</text:p>
      <text:p text:style-name="Preformatted_20_Text"><text:s text:c="3"/>`LPT:' on those systems that, like ITS, were strongly</text:p>
      <text:p text:style-name="Preformatted_20_Text"><text:s text:c="3"/>influenced by early DEC conventions.</text:p>
      <text:p text:style-name="Preformatted_20_Text"/>
      <text:p text:style-name="Preformatted_20_Text">:lunatic fringe: [IBM] n. Customers who can be relied upon to accept</text:p>
      <text:p text:style-name="Preformatted_20_Text"><text:s text:c="3"/>release 1 versions of software.</text:p>
      <text:p text:style-name="Preformatted_20_Text"/>
      <text:p text:style-name="Preformatted_20_Text">:lurker: n. One of the `silent majority' in a electronic forum;</text:p>
      <text:p text:style-name="Preformatted_20_Text"><text:s text:c="3"/>one who posts occasionally or not at all but is known to read the</text:p>
      <text:p text:style-name="Preformatted_20_Text"><text:s text:c="3"/>group's postings regularly. <text:s/>This term is not pejorative and indeed</text:p>
      <text:p text:style-name="Preformatted_20_Text"><text:s text:c="3"/>is casually used reflexively: "Oh, I'm just lurking." <text:s/>Often used</text:p>
      <text:p text:style-name="Preformatted_20_Text"><text:s text:c="3"/>in `the lurkers', the hypothetical audience for the group's</text:p>
      <text:p text:style-name="Preformatted_20_Text"><text:s text:c="3"/>{flamage}-emitting regulars.</text:p>
      <text:p text:style-name="Preformatted_20_Text"/>
      <text:p text:style-name="Preformatted_20_Text">:luser: /loo'zr/ n. A {user}; esp. one who is also a</text:p>
      <text:p text:style-name="Preformatted_20_Text"><text:s text:c="3"/>{loser}. <text:s/>({luser} and {loser} are pronounced</text:p>
      <text:p text:style-name="Preformatted_20_Text"><text:s text:c="3"/>identically.) <text:s/>This word was coined around 1975 at MIT. <text:s/>Under</text:p>
      <text:p text:style-name="Preformatted_20_Text"><text:s text:c="3"/>ITS, when you first walked up to a terminal at MIT and typed</text:p>
      <text:p text:style-name="Preformatted_20_Text"><text:s text:c="3"/>Control-Z to get the computer's attention, it printed out some</text:p>
      <text:p text:style-name="Preformatted_20_Text"><text:s text:c="3"/>status information, including how many people were already using</text:p>
      <text:p text:style-name="Preformatted_20_Text"><text:s text:c="3"/>the computer; it might print "14 users", for example. <text:s/>Someone</text:p>
      <text:p text:style-name="Preformatted_20_Text"><text:s text:c="3"/>thought it would be a great joke to patch the system to print</text:p>
      <text:p text:style-name="Preformatted_20_Text"><text:s text:c="3"/>"14 losers" instead. <text:s/>There ensued a great controversy, as some</text:p>
      <text:p text:style-name="Preformatted_20_Text"><text:s text:c="3"/>of the users didn't particularly want to be called losers to their</text:p>
      <text:p text:style-name="Preformatted_20_Text"><text:s text:c="3"/>faces every time they used the computer. <text:s/>For a while several</text:p>
      <text:p text:style-name="Preformatted_20_Text"><text:s text:c="3"/>hackers struggled covertly, each changing the message behind the</text:p>
      <text:p text:style-name="Preformatted_20_Text"><text:s text:c="3"/>back of the others; any time you logged into the computer it was</text:p>
      <text:p text:style-name="Preformatted_20_Text"><text:s text:c="3"/>even money whether it would say "users" or "losers". <text:s/>Finally,</text:p>
      <text:p text:style-name="Preformatted_20_Text"><text:s text:c="3"/>someone tried the compromise "lusers", and it stuck. <text:s/>Later one</text:p>
      <text:p text:style-name="Preformatted_20_Text"><text:s text:c="3"/>of the ITS machines supported `luser' as a request-for-help</text:p>
      <text:p text:style-name="Preformatted_20_Text"><text:s text:c="3"/>command. <text:s/>ITS died the death in mid-1990, except as a museum piece;</text:p>
      <text:p text:style-name="Preformatted_20_Text"><text:s text:c="3"/>the usage lives on, however, and the term `luser' is often seen</text:p>
      <text:p text:style-name="Preformatted_20_Text"><text:s text:c="3"/>in program comments.</text:p>
      <text:p text:style-name="Preformatted_20_Text"/>
      <text:p text:style-name="Preformatted_20_Text">= M =</text:p>
      <text:p text:style-name="Preformatted_20_Text">=====</text:p>
      <text:p text:style-name="Preformatted_20_Text"/>
      <text:p text:style-name="Preformatted_20_Text">:M: [SI] pref. (on units) suff. (on numbers) See {{quantifiers}}.</text:p>
      <text:p text:style-name="Preformatted_20_Text"/>
      <text:p text:style-name="Preformatted_20_Text">:macdink: /mak'dink/ [from the Apple Macintosh, which is said to</text:p>
      <text:p text:style-name="Preformatted_20_Text"><text:s text:c="3"/>encourage such behavior] vt. To make many incremental and</text:p>
      <text:p text:style-name="Preformatted_20_Text"><text:s text:c="3"/>unnecessary cosmetic changes to a program or file. <text:s/>Often the</text:p>
      <text:p text:style-name="Preformatted_20_Text"><text:s text:c="3"/>subject of the macdinking would be better off without them. <text:s/>"When</text:p>
      <text:p text:style-name="Preformatted_20_Text"><text:s text:c="3"/>I left at 11 P.M. last night, he was still macdinking the</text:p>
      <text:p text:style-name="Preformatted_20_Text"><text:s text:c="3"/>slides for his presentation." <text:s/>See also {fritterware},</text:p>
      <text:p text:style-name="Preformatted_20_Text"><text:s text:c="3"/>{window shopping}.</text:p>
      <text:p text:style-name="Preformatted_20_Text"/>
      <text:p text:style-name="Preformatted_20_Text">:machinable: adj. Machine-readable. <text:s/>Having the {softcopy} nature.</text:p>
      <text:p text:style-name="Preformatted_20_Text"/>
      <text:p text:style-name="Preformatted_20_Text">:machoflops: /mach'oh-flops/ [pun on `megaflops', a coinage for</text:p>
      <text:p text:style-name="Preformatted_20_Text"><text:s text:c="3"/>`millions of FLoating-point Operations Per Second'] n. Refers to</text:p>
      <text:p text:style-name="Preformatted_20_Text"><text:s text:c="3"/>artificially inflated performance figures often quoted by computer</text:p>
      <text:p text:style-name="Preformatted_20_Text"><text:s text:c="3"/>manufacturers. <text:s/>Real applications are lucky to get half the quoted</text:p>
      <text:p text:style-name="Preformatted_20_Text"><text:s text:c="3"/>speed. See {Your mileage may vary}, {benchmark}.</text:p>
      <text:p text:style-name="Preformatted_20_Text"><text:soft-page-break/></text:p>
      <text:p text:style-name="Preformatted_20_Text">:Macintoy: /mak'in-toy/ n. The Apple Macintosh, considered as a</text:p>
      <text:p text:style-name="Preformatted_20_Text"><text:s text:c="3"/>{toy}. <text:s/>Less pejorative than {Macintrash}.</text:p>
      <text:p text:style-name="Preformatted_20_Text"/>
      <text:p text:style-name="Preformatted_20_Text">:Macintrash: /mak'in-trash`/ n. The Apple Macintosh, as described</text:p>
      <text:p text:style-name="Preformatted_20_Text"><text:s text:c="3"/>by a hacker who doesn't appreciate being kept away from the</text:p>
      <text:p text:style-name="Preformatted_20_Text"><text:s text:c="3"/>*real computer* by the interface. <text:s/>The term {maggotbox} has</text:p>
      <text:p text:style-name="Preformatted_20_Text"><text:s text:c="3"/>been reported in regular use in the Research Triangle area of North</text:p>
      <text:p text:style-name="Preformatted_20_Text"><text:s text:c="3"/>Carolina. <text:s/>Compare {Macintoy}. See also {beige toaster},</text:p>
      <text:p text:style-name="Preformatted_20_Text"><text:s text:c="3"/>{WIMP environment}, {point-and-drool interface},</text:p>
      <text:p text:style-name="Preformatted_20_Text"><text:s text:c="3"/>{drool-proof paper}, {user-friendly}.</text:p>
      <text:p text:style-name="Preformatted_20_Text"/>
      <text:p text:style-name="Preformatted_20_Text">:macro: /mak'roh/ [techspeak] n. A name (possibly followed by a</text:p>
      <text:p text:style-name="Preformatted_20_Text"><text:s text:c="3"/>formal {arg} list) that is equated to a text or symbolic</text:p>
      <text:p text:style-name="Preformatted_20_Text"><text:s text:c="3"/>expression to which it is to be expanded (possibly with the</text:p>
      <text:p text:style-name="Preformatted_20_Text"><text:s text:c="3"/>substitution of actual arguments) by a macro expander. <text:s/>This</text:p>
      <text:p text:style-name="Preformatted_20_Text"><text:s text:c="3"/>definition can be found in any technical dictionary; what those</text:p>
      <text:p text:style-name="Preformatted_20_Text"><text:s text:c="3"/>won't tell you is how the hackish connotations of the term have</text:p>
      <text:p text:style-name="Preformatted_20_Text"><text:s text:c="3"/>changed over time.</text:p>
      <text:p text:style-name="Preformatted_20_Text"/>
      <text:p text:style-name="Preformatted_20_Text"><text:s text:c="3"/>The term `macro' originated in early assemblers, which encouraged</text:p>
      <text:p text:style-name="Preformatted_20_Text"><text:s text:c="3"/>the use of macros as a structuring and information-hiding device.</text:p>
      <text:p text:style-name="Preformatted_20_Text"><text:s text:c="3"/>During the early 1970s, macro assemblers became ubiquitous, and</text:p>
      <text:p text:style-name="Preformatted_20_Text"><text:s text:c="3"/>sometimes quite as powerful and expensive as {HLL}s, only to fall</text:p>
      <text:p text:style-name="Preformatted_20_Text"><text:s text:c="3"/>from favor as improving compiler technology marginalized assembler</text:p>
      <text:p text:style-name="Preformatted_20_Text"><text:s text:c="3"/>programming (see {languages of choice}). <text:s/>Nowadays the term is</text:p>
      <text:p text:style-name="Preformatted_20_Text"><text:s text:c="3"/>most often used in connection with the C preprocessor, LISP, or one</text:p>
      <text:p text:style-name="Preformatted_20_Text"><text:s text:c="3"/>of several special-purpose languages built around a macro-expansion</text:p>
      <text:p text:style-name="Preformatted_20_Text"><text:s text:c="3"/>facility (such as TeX or UNIX's [nt]roff suite).</text:p>
      <text:p text:style-name="Preformatted_20_Text"/>
      <text:p text:style-name="Preformatted_20_Text"><text:s text:c="3"/>Indeed, the meaning has drifted enough that the collective</text:p>
      <text:p text:style-name="Preformatted_20_Text"><text:s text:c="3"/>`macros' is now sometimes used for code in any special-purpose</text:p>
      <text:p text:style-name="Preformatted_20_Text"><text:s text:c="3"/>application control language (whether or not the language is</text:p>
      <text:p text:style-name="Preformatted_20_Text"><text:s text:c="3"/>actually translated by text expansion), and for macro-like entities</text:p>
      <text:p text:style-name="Preformatted_20_Text"><text:s text:c="3"/>such as the `keyboard macros' supported it unlike archeology,</text:p>
      <text:p text:style-name="Preformatted_20_Text"><text:s text:c="3"/>ecology, or {theology}, hence the sound-alike construction. <text:s/>See</text:p>
      <text:p text:style-name="Preformatted_20_Text"><text:s text:c="3"/>also {boxology}.</text:p>
      <text:p text:style-name="Preformatted_20_Text"/>
      <text:p text:style-name="Preformatted_20_Text">:macrotape: /ma'kroh-tayp/ n. An industry-standard reel of tape, as</text:p>
      <text:p text:style-name="Preformatted_20_Text"><text:s text:c="3"/>opposed to a {microtape}.</text:p>
      <text:p text:style-name="Preformatted_20_Text"/>
      <text:p text:style-name="Preformatted_20_Text">:maggotbox: /mag'*t-boks/ n. See {Macintrash}. <text:s/>This is even</text:p>
      <text:p text:style-name="Preformatted_20_Text"><text:s text:c="3"/>more derogatory.</text:p>
      <text:p text:style-name="Preformatted_20_Text"/>
      <text:p text:style-name="Preformatted_20_Text">:magic: adj. 1. As yet unexplained, or too complicated to explain;</text:p>
      <text:p text:style-name="Preformatted_20_Text"><text:s text:c="3"/>compare {automagically} and (Arthur C.) Clarke's Third Law:</text:p>
      <text:p text:style-name="Preformatted_20_Text"><text:s text:c="3"/>"Any sufficiently advanced technology is indistinguishable from</text:p>
      <text:p text:style-name="Preformatted_20_Text"><text:s text:c="3"/>magic." <text:s/>"TTY echoing is controlled by a large number of magic</text:p>
      <text:p text:style-name="Preformatted_20_Text"><text:s text:c="3"/>bits." <text:s/>"This routine magically computes the parity of an 8-bit</text:p>
      <text:p text:style-name="Preformatted_20_Text"><text:s text:c="3"/>byte in three instructions." <text:s/>2. Characteristic of something that</text:p>
      <text:p text:style-name="Preformatted_20_Text"><text:s text:c="3"/>works although no one really understands why (this is especially</text:p>
      <text:p text:style-name="Preformatted_20_Text"><text:s text:c="3"/>called {black magic}). <text:s/>3. [Stanford] A feature not generally</text:p>
      <text:p text:style-name="Preformatted_20_Text"><text:s text:c="3"/>publicized that allows something otherwise impossible, or a feature</text:p>
      <text:p text:style-name="Preformatted_20_Text"><text:s text:c="3"/>formerly in that category but now unveiled. <text:s/>Compare {black</text:p>
      <text:p text:style-name="Preformatted_20_Text"><text:s text:c="3"/>magic}, {wizardly}, {deep magic}, {heavy wizardry}.</text:p>
      <text:p text:style-name="Preformatted_20_Text"/>
      <text:p text:style-name="Preformatted_20_Text"><text:s text:c="3"/>For more about hackish `magic', see {A Story About `Magic'}</text:p>
      <text:p text:style-name="Preformatted_20_Text"><text:s text:c="3"/>(in {appendix A}).</text:p>
      <text:p text:style-name="Preformatted_20_Text"><text:soft-page-break/></text:p>
      <text:p text:style-name="Preformatted_20_Text">:magic cookie: [UNIX] n. 1. Something passed between routines or</text:p>
      <text:p text:style-name="Preformatted_20_Text"><text:s text:c="3"/>programs that enables the receiver to perform some operation; a</text:p>
      <text:p text:style-name="Preformatted_20_Text"><text:s text:c="3"/>capability ticket or opaque identifier. <text:s/>Especially used of small</text:p>
      <text:p text:style-name="Preformatted_20_Text"><text:s text:c="3"/>data objects that contain data encoded in a strange or</text:p>
      <text:p text:style-name="Preformatted_20_Text"><text:s text:c="3"/>intrinsically machine-dependent way. <text:s/>E.g., on non-UNIX OSes with a</text:p>
      <text:p text:style-name="Preformatted_20_Text"><text:s text:c="3"/>non-byte-stream model of files, the result of `ftell(3)' may</text:p>
      <text:p text:style-name="Preformatted_20_Text"><text:s text:c="3"/>be a magic cookie rather than a byte offset; it can be passed to</text:p>
      <text:p text:style-name="Preformatted_20_Text"><text:s text:c="3"/>`fseek(3)', but not operated on in any meaningful way. <text:s/>The</text:p>
      <text:p text:style-name="Preformatted_20_Text"><text:s text:c="3"/>phrase `it hands you a magic cookie' means it returns a result</text:p>
      <text:p text:style-name="Preformatted_20_Text"><text:s text:c="3"/>whose contents are not defined but which can be passed back to the</text:p>
      <text:p text:style-name="Preformatted_20_Text"><text:s text:c="3"/>same or some other program later. <text:s/>2. An in-band code for</text:p>
      <text:p text:style-name="Preformatted_20_Text"><text:s text:c="3"/>changing graphic rendition (e.g., inverse video or underlining) or</text:p>
      <text:p text:style-name="Preformatted_20_Text"><text:s text:c="3"/>performing other control functions. <text:s/>Some older terminals would</text:p>
      <text:p text:style-name="Preformatted_20_Text"><text:s text:c="3"/>leave a blank on the screen corresponding to mode-change magic</text:p>
      <text:p text:style-name="Preformatted_20_Text"><text:s text:c="3"/>cookies; this was also called a {glitch}. <text:s/>See also {cookie}.</text:p>
      <text:p text:style-name="Preformatted_20_Text"/>
      <text:p text:style-name="Preformatted_20_Text">:magic number: [UNIX/C] n. 1. In source code, some non-obvious</text:p>
      <text:p text:style-name="Preformatted_20_Text"><text:s text:c="3"/>constant whose value is significant to the operation of a program</text:p>
      <text:p text:style-name="Preformatted_20_Text"><text:s text:c="3"/>and that is inserted inconspicuously in-line ({hardcoded}),</text:p>
      <text:p text:style-name="Preformatted_20_Text"><text:s text:c="3"/>rather than expanded in by a symbol set by a commented</text:p>
      <text:p text:style-name="Preformatted_20_Text"><text:s text:c="3"/>`#define'. <text:s/>Magic numbers in this sense are bad style. <text:s/>2. A</text:p>
      <text:p text:style-name="Preformatted_20_Text"><text:s text:c="3"/>number that encodes critical information used in an algorithm in</text:p>
      <text:p text:style-name="Preformatted_20_Text"><text:s text:c="3"/>some opaque way. <text:s/>The classic examples of these are the numbers</text:p>
      <text:p text:style-name="Preformatted_20_Text"><text:s text:c="3"/>used in hash or CRC functions, or the coefficients in a linear</text:p>
      <text:p text:style-name="Preformatted_20_Text"><text:s text:c="3"/>congruential generator for pseudo-random numbers. <text:s/>This sense</text:p>
      <text:p text:style-name="Preformatted_20_Text"><text:s text:c="3"/>actually predates and was ancestral to the more common sense 1.</text:p>
      <text:p text:style-name="Preformatted_20_Text"><text:s text:c="3"/>3. Special data located at the beginning of a binary data file to</text:p>
      <text:p text:style-name="Preformatted_20_Text"><text:s text:c="3"/>indicate its type to a utility. <text:s/>Under UNIX, the system and various</text:p>
      <text:p text:style-name="Preformatted_20_Text"><text:s text:c="3"/>applications programs (especially the linker) distinguish between</text:p>
      <text:p text:style-name="Preformatted_20_Text"><text:s text:c="3"/>types of executable file by looking for a magic number. <text:s/>Once upon</text:p>
      <text:p text:style-name="Preformatted_20_Text"><text:s text:c="3"/>a time, these magic numbers were PDP-11 branch instructions that</text:p>
      <text:p text:style-name="Preformatted_20_Text"><text:s text:c="3"/>skipped over header data to the start of executable code; the 0407,</text:p>
      <text:p text:style-name="Preformatted_20_Text"><text:s text:c="3"/>for example, was octal for `branch 16 bytes relative'. <text:s/>Nowadays</text:p>
      <text:p text:style-name="Preformatted_20_Text"><text:s text:c="3"/>only a {wizard} knows the spells to create magic numbers. <text:s/>How do</text:p>
      <text:p text:style-name="Preformatted_20_Text"><text:s text:c="3"/>you choose a fresh magic number of your own? <text:s/>Simple --- you pick</text:p>
      <text:p text:style-name="Preformatted_20_Text"><text:s text:c="3"/>one at random. <text:s/>See? <text:s/>It's magic!</text:p>
      <text:p text:style-name="Preformatted_20_Text"/>
      <text:p text:style-name="Preformatted_20_Text">:magic smoke: n. A substance trapped inside IC packages that enables</text:p>
      <text:p text:style-name="Preformatted_20_Text"><text:s text:c="3"/>them to function (also called `blue smoke'; this is similar to</text:p>
      <text:p text:style-name="Preformatted_20_Text"><text:s text:c="3"/>the archaic `phlogiston' hypothesis about combustion). <text:s/>Its</text:p>
      <text:p text:style-name="Preformatted_20_Text"><text:s text:c="3"/>existence is demonstrated by what happens when a chip burns up ---</text:p>
      <text:p text:style-name="Preformatted_20_Text"><text:s text:c="3"/>the magic smoke gets let out, so it doesn't work any more. <text:s/>See</text:p>
      <text:p text:style-name="Preformatted_20_Text"><text:s text:c="3"/>{smoke test}, {let the smoke out}.</text:p>
      <text:p text:style-name="Preformatted_20_Text"/>
      <text:p text:style-name="Preformatted_20_Text"><text:s text:c="3"/>USENETter Jay Maynard tells the following story: "Once, while</text:p>
      <text:p text:style-name="Preformatted_20_Text"><text:s text:c="3"/>hacking on a dedicated Z80 system, I was testing code by blowing</text:p>
      <text:p text:style-name="Preformatted_20_Text"><text:s text:c="3"/>EPROMs and plugging them in the system, then seeing what happened.</text:p>
      <text:p text:style-name="Preformatted_20_Text"><text:s text:c="3"/>One time, I plugged one in backwards. <text:s/>I only discovered that</text:p>
      <text:p text:style-name="Preformatted_20_Text"><text:s text:c="3"/>*after* I realized that Intel didn't put power-on lights under</text:p>
      <text:p text:style-name="Preformatted_20_Text"><text:s text:c="3"/>the quartz windows on the tops of their EPROMs --- the die was</text:p>
      <text:p text:style-name="Preformatted_20_Text"><text:s text:c="3"/>glowing white-hot. <text:s/>Amazingly, the EPROM worked fine after I erased</text:p>
      <text:p text:style-name="Preformatted_20_Text"><text:s text:c="3"/>it, filled it full of zeros, then erased it again. <text:s/>For all I know,</text:p>
      <text:p text:style-name="Preformatted_20_Text"><text:s text:c="3"/>it's still in service. <text:s/>Of course, this is because the magic smoke</text:p>
      <text:p text:style-name="Preformatted_20_Text"><text:s text:c="3"/>didn't get let out." <text:s/>Compare the original phrasing of {Murphy's</text:p>
      <text:p text:style-name="Preformatted_20_Text"><text:s text:c="3"/>Law}.</text:p>
      <text:p text:style-name="Preformatted_20_Text"/>
      <text:p text:style-name="Preformatted_20_Text">:mailing list: n. (often shortened in context to `list') 1. An</text:p>
      <text:p text:style-name="Preformatted_20_Text"><text:soft-page-break/><text:s text:c="3"/>{email} address that is an alias (or {macro}, though that word</text:p>
      <text:p text:style-name="Preformatted_20_Text"><text:s text:c="3"/>is never used in this connection) for many other email addresses.</text:p>
      <text:p text:style-name="Preformatted_20_Text"><text:s text:c="3"/>Some mailing lists are simple `reflectors', redirecting mail sent</text:p>
      <text:p text:style-name="Preformatted_20_Text"><text:s text:c="3"/>to them to the list of recipients. <text:s/>Others are filtered by humans</text:p>
      <text:p text:style-name="Preformatted_20_Text"><text:s text:c="3"/>or programs of varying degrees of sophistication; lists filtered by</text:p>
      <text:p text:style-name="Preformatted_20_Text"><text:s text:c="3"/>humans are said to be `moderated'. <text:s/>2. The people who receive</text:p>
      <text:p text:style-name="Preformatted_20_Text"><text:s text:c="3"/>your email when you send it to such an address.</text:p>
      <text:p text:style-name="Preformatted_20_Text"/>
      <text:p text:style-name="Preformatted_20_Text"><text:s text:c="3"/>Mailing lists are one of the primary forms of hacker interaction,</text:p>
      <text:p text:style-name="Preformatted_20_Text"><text:s text:c="3"/>along with {USENET}. <text:s/>They predate USENET, having originated</text:p>
      <text:p text:style-name="Preformatted_20_Text"><text:s text:c="3"/>with the first UUCP and ARPANET connections. <text:s/>They are often used</text:p>
      <text:p text:style-name="Preformatted_20_Text"><text:s text:c="3"/>for private information-sharing on topics that would be too</text:p>
      <text:p text:style-name="Preformatted_20_Text"><text:s text:c="3"/>specialized for or inappropriate to public USENET groups. <text:s/>Though</text:p>
      <text:p text:style-name="Preformatted_20_Text"><text:s text:c="3"/>some of these maintain purely technical content (such as the</text:p>
      <text:p text:style-name="Preformatted_20_Text"><text:s text:c="3"/>Internet Engineering Task Force mailing list), others (like the</text:p>
      <text:p text:style-name="Preformatted_20_Text"><text:s text:c="3"/>`sf-lovers' list maintained for many years by Saul Jaffe) are</text:p>
      <text:p text:style-name="Preformatted_20_Text"><text:s text:c="3"/>recreational, and others are purely social. <text:s/>Perhaps the most</text:p>
      <text:p text:style-name="Preformatted_20_Text"><text:s text:c="3"/>infamous of the social lists was the eccentric bandykin</text:p>
      <text:p text:style-name="Preformatted_20_Text"><text:s text:c="3"/>distribution; its latter-day progeny, lectroids and</text:p>
      <text:p text:style-name="Preformatted_20_Text"><text:s text:c="3"/>tanstaafl, still include a number of the oddest and most</text:p>
      <text:p text:style-name="Preformatted_20_Text"><text:s text:c="3"/>interesting people in hackerdom.</text:p>
      <text:p text:style-name="Preformatted_20_Text"/>
      <text:p text:style-name="Preformatted_20_Text"><text:s text:c="3"/>Mailing lists are easy to create and (unlike USENET) don't tie up a</text:p>
      <text:p text:style-name="Preformatted_20_Text"><text:s text:c="3"/>significant amount of machine resources (until they get very large,</text:p>
      <text:p text:style-name="Preformatted_20_Text"><text:s text:c="3"/>at which point they can become interesting torture tests for mail</text:p>
      <text:p text:style-name="Preformatted_20_Text"><text:s text:c="3"/>software). <text:s/>Thus, they are often created temporarily by working</text:p>
      <text:p text:style-name="Preformatted_20_Text"><text:s text:c="3"/>groups, the members of which can then collaborate on a project</text:p>
      <text:p text:style-name="Preformatted_20_Text"><text:s text:c="3"/>without ever needing to meet face-to-face. <text:s/>Much of the material in</text:p>
      <text:p text:style-name="Preformatted_20_Text"><text:s text:c="3"/>this lexicon was criticized and polished on just such a mailing</text:p>
      <text:p text:style-name="Preformatted_20_Text"><text:s text:c="3"/>list (called `jargon-friends'), which included all the co-authors</text:p>
      <text:p text:style-name="Preformatted_20_Text"><text:s text:c="3"/>of Steele-1983.</text:p>
      <text:p text:style-name="Preformatted_20_Text"/>
      <text:p text:style-name="Preformatted_20_Text">:main loop: n. Software tools are often written to perform some</text:p>
      <text:p text:style-name="Preformatted_20_Text"><text:s text:c="3"/>actions repeatedly on whatever input is handed to them, terminating</text:p>
      <text:p text:style-name="Preformatted_20_Text"><text:s text:c="3"/>when there is no more input or they are explicitly told to go away.</text:p>
      <text:p text:style-name="Preformatted_20_Text"><text:s text:c="3"/>In such programs, the loop that gets and processes input is called</text:p>
      <text:p text:style-name="Preformatted_20_Text"><text:s text:c="3"/>the `main loop'. <text:s/>See also {driver}.</text:p>
      <text:p text:style-name="Preformatted_20_Text"/>
      <text:p text:style-name="Preformatted_20_Text">:mainframe: n. Term originally referring to the cabinet</text:p>
      <text:p text:style-name="Preformatted_20_Text"><text:s text:c="3"/>containing the central processor unit or `main frame' of a</text:p>
      <text:p text:style-name="Preformatted_20_Text"><text:s text:c="3"/>room-filling {Stone Age} batch machine. <text:s/>After the emergence of</text:p>
      <text:p text:style-name="Preformatted_20_Text"><text:s text:c="3"/>smaller `minicomputer' designs in the early 1970s, the</text:p>
      <text:p text:style-name="Preformatted_20_Text"><text:s text:c="3"/>traditional {big iron} machines were described as `mainframe</text:p>
      <text:p text:style-name="Preformatted_20_Text"><text:s text:c="3"/>computers' and eventually just as mainframes. <text:s/>The term carries the</text:p>
      <text:p text:style-name="Preformatted_20_Text"><text:s text:c="3"/>connotation of a machine designed for batch rather than interactive</text:p>
      <text:p text:style-name="Preformatted_20_Text"><text:s text:c="3"/>use, though possibly with an interactive timesharing operating</text:p>
      <text:p text:style-name="Preformatted_20_Text"><text:s text:c="3"/>system retrofitted onto it; it is especially used of machines built</text:p>
      <text:p text:style-name="Preformatted_20_Text"><text:s text:c="3"/>by IBM, Unisys, and the other great {dinosaur}s surviving from</text:p>
      <text:p text:style-name="Preformatted_20_Text"><text:s text:c="3"/>computing's {Stone Age}.</text:p>
      <text:p text:style-name="Preformatted_20_Text"/>
      <text:p text:style-name="Preformatted_20_Text"><text:s text:c="3"/>It is common wisdom among hackers that the mainframe architectural</text:p>
      <text:p text:style-name="Preformatted_20_Text"><text:s text:c="3"/>tradition is essentially dead (outside of the tiny market for</text:p>
      <text:p text:style-name="Preformatted_20_Text"><text:s text:c="3"/>{number-crunching} supercomputers (see {cray})), having been</text:p>
      <text:p text:style-name="Preformatted_20_Text"><text:s text:c="3"/>swamped by the recent huge advances in IC technology and low-cost</text:p>
      <text:p text:style-name="Preformatted_20_Text"><text:s text:c="3"/>personal computing. <text:s/>As of 1991, corporate America hasn't quite</text:p>
      <text:p text:style-name="Preformatted_20_Text"><text:s text:c="3"/>figured this out yet, though the wave of failures, takeovers, and</text:p>
      <text:p text:style-name="Preformatted_20_Text"><text:s text:c="3"/>mergers among traditional mainframe makers are certainly straws in</text:p>
      <text:p text:style-name="Preformatted_20_Text"><text:s text:c="3"/>the wind (see {dinosaurs mating}).</text:p>
      <text:p text:style-name="Preformatted_20_Text"><text:soft-page-break/></text:p>
      <text:p text:style-name="Preformatted_20_Text">:management: n. 1. Corporate power elites distinguished primarily by</text:p>
      <text:p text:style-name="Preformatted_20_Text"><text:s text:c="3"/>their distance from actual productive work and their chronic</text:p>
      <text:p text:style-name="Preformatted_20_Text"><text:s text:c="3"/>failure to manage (see also {suit}). <text:s/>Spoken derisively, as in</text:p>
      <text:p text:style-name="Preformatted_20_Text"><text:s text:c="3"/>"*Management* decided that ...". <text:s/>2. Mythically, a vast</text:p>
      <text:p text:style-name="Preformatted_20_Text"><text:s text:c="3"/>bureaucracy responsible for all the world's minor irritations.</text:p>
      <text:p text:style-name="Preformatted_20_Text"><text:s text:c="3"/>Hackers' satirical public notices are often signed `The Mgt'; this</text:p>
      <text:p text:style-name="Preformatted_20_Text"><text:s text:c="3"/>derives from the `Illuminatus' novels (see the Bibliography in</text:p>
      <text:p text:style-name="Preformatted_20_Text"><text:s text:c="3"/>{appendix C}).</text:p>
      <text:p text:style-name="Preformatted_20_Text"/>
      <text:p text:style-name="Preformatted_20_Text">:mandelbug: /mon'del-buhg/ [from the Mandelbrot set] n. A bug</text:p>
      <text:p text:style-name="Preformatted_20_Text"><text:s text:c="3"/>whose underlying causes are so complex and obscure as to make its</text:p>
      <text:p text:style-name="Preformatted_20_Text"><text:s text:c="3"/>behavior appear chaotic or even non-deterministic. <text:s/>This term</text:p>
      <text:p text:style-name="Preformatted_20_Text"><text:s text:c="3"/>implies that the speaker thinks it is a {Bohr bug}, rather than a</text:p>
      <text:p text:style-name="Preformatted_20_Text"><text:s text:c="3"/>{heisenbug}. <text:s/>See also {schroedinbug}.</text:p>
      <text:p text:style-name="Preformatted_20_Text"/>
      <text:p text:style-name="Preformatted_20_Text">:manged: /monjd/ [probably from the French `manger' or Italian</text:p>
      <text:p text:style-name="Preformatted_20_Text"><text:s text:c="3"/>`mangiare', to eat; perhaps influenced by English n. `mange',</text:p>
      <text:p text:style-name="Preformatted_20_Text"><text:s text:c="3"/>`mangy'] adj. Refers to anything that is mangled or damaged,</text:p>
      <text:p text:style-name="Preformatted_20_Text"><text:s text:c="3"/>usually beyond repair. <text:s/>"The disk was manged after the electrical</text:p>
      <text:p text:style-name="Preformatted_20_Text"><text:s text:c="3"/>storm." <text:s/>Compare {mung}.</text:p>
      <text:p text:style-name="Preformatted_20_Text"/>
      <text:p text:style-name="Preformatted_20_Text">:mangle: vt. Used similarly to {mung} or {scribble}, but more violent</text:p>
      <text:p text:style-name="Preformatted_20_Text"><text:s text:c="3"/>in its connotations; something that is mangled has been</text:p>
      <text:p text:style-name="Preformatted_20_Text"><text:s text:c="3"/>irreversibly and totally trashed.</text:p>
      <text:p text:style-name="Preformatted_20_Text"/>
      <text:p text:style-name="Preformatted_20_Text">:mangler: [DEC] n. A manager. <text:s/>Compare {mango}; see also</text:p>
      <text:p text:style-name="Preformatted_20_Text"><text:s text:c="3"/>{management}. <text:s/>Note that {system mangler} is somewhat different</text:p>
      <text:p text:style-name="Preformatted_20_Text"><text:s text:c="3"/>in connotation.</text:p>
      <text:p text:style-name="Preformatted_20_Text"/>
      <text:p text:style-name="Preformatted_20_Text">:mango: /mang'go/ [orig. in-house jargon at Symbolics] n. A manager.</text:p>
      <text:p text:style-name="Preformatted_20_Text"><text:s text:c="3"/>Compare {mangler}. <text:s/>See also {devo} and {doco}.</text:p>
      <text:p text:style-name="Preformatted_20_Text"/>
      <text:p text:style-name="Preformatted_20_Text">:manularity: /man`yoo-la'ri-tee/ [prob. fr. techspeak</text:p>
      <text:p text:style-name="Preformatted_20_Text"><text:s text:c="3"/>`granularity' + `manual'] n. A notional measure of the manual</text:p>
      <text:p text:style-name="Preformatted_20_Text"><text:s text:c="3"/>labor required for some task, particularly one of the sort that</text:p>
      <text:p text:style-name="Preformatted_20_Text"><text:s text:c="3"/>automation is supposed to eliminate. <text:s/>"Composing English on paper</text:p>
      <text:p text:style-name="Preformatted_20_Text"><text:s text:c="3"/>has much higher manularity than using a text editor, especially in</text:p>
      <text:p text:style-name="Preformatted_20_Text"><text:s text:c="3"/>the revising stage." <text:s/>Hackers tend to consider manularity a symptom</text:p>
      <text:p text:style-name="Preformatted_20_Text"><text:s text:c="3"/>of primitive methods; in fact, a true hacker confronted with an</text:p>
      <text:p text:style-name="Preformatted_20_Text"><text:s text:c="3"/>apparent requirement to do a computing task {by hand} will</text:p>
      <text:p text:style-name="Preformatted_20_Text"><text:s text:c="3"/>usually consider it motivation enough to build another tool.</text:p>
      <text:p text:style-name="Preformatted_20_Text"/>
      <text:p text:style-name="Preformatted_20_Text">:marbles: [from mainstream "lost all his/her marbles"] pl.n. The</text:p>
      <text:p text:style-name="Preformatted_20_Text"><text:s text:c="3"/>minimum needed to build your way further up some hierarchy of tools</text:p>
      <text:p text:style-name="Preformatted_20_Text"><text:s text:c="3"/>or abstractions. <text:s/>After a bad system crash, you need to determine</text:p>
      <text:p text:style-name="Preformatted_20_Text"><text:s text:c="3"/>if the machine has enough marbles to come up on its own, or enough</text:p>
      <text:p text:style-name="Preformatted_20_Text"><text:s text:c="3"/>marbles to allow a rebuild from backups, or if you need to rebuild</text:p>
      <text:p text:style-name="Preformatted_20_Text"><text:s text:c="3"/>from scratch. <text:s/>"This compiler doesn't even have enough marbles to</text:p>
      <text:p text:style-name="Preformatted_20_Text"><text:s text:c="3"/>compile {hello, world}."</text:p>
      <text:p text:style-name="Preformatted_20_Text"/>
      <text:p text:style-name="Preformatted_20_Text">:marginal: adj. 1. Extremely small. <text:s/>"A marginal increase in</text:p>
      <text:p text:style-name="Preformatted_20_Text"><text:s text:c="3"/>{core} can decrease {GC} time drastically." <text:s/>In everyday</text:p>
      <text:p text:style-name="Preformatted_20_Text"><text:s text:c="3"/>terms, this means that it is a lot easier to clean off your desk if</text:p>
      <text:p text:style-name="Preformatted_20_Text"><text:s text:c="3"/>you have a spare place to put some of the junk while you sort</text:p>
      <text:p text:style-name="Preformatted_20_Text"><text:s text:c="3"/>through it. <text:s/>2. Of extremely small merit. <text:s/>"This proposed new</text:p>
      <text:p text:style-name="Preformatted_20_Text"><text:s text:c="3"/>feature seems rather marginal to me." <text:s/>3. Of extremely small</text:p>
      <text:p text:style-name="Preformatted_20_Text"><text:s text:c="3"/>probability of {win}ning. <text:s/>"The power supply was rather marginal</text:p>
      <text:p text:style-name="Preformatted_20_Text"><text:soft-page-break/><text:s text:c="3"/>anyway; no wonder it fried."</text:p>
      <text:p text:style-name="Preformatted_20_Text"/>
      <text:p text:style-name="Preformatted_20_Text">:Marginal Hacks: n. Margaret Jacks Hall, a building into which the</text:p>
      <text:p text:style-name="Preformatted_20_Text"><text:s text:c="3"/>Stanford AI Lab was moved near the beginning of the 1980s (from the</text:p>
      <text:p text:style-name="Preformatted_20_Text"><text:s text:c="3"/>{D. C. Power Lab}).</text:p>
      <text:p text:style-name="Preformatted_20_Text"/>
      <text:p text:style-name="Preformatted_20_Text">:marginally: adv. Slightly. <text:s/>"The ravs here are only marginally</text:p>
      <text:p text:style-name="Preformatted_20_Text"><text:s text:c="3"/>better than at Small Eating Place." <text:s/>See {epsilon}.</text:p>
      <text:p text:style-name="Preformatted_20_Text"/>
      <text:p text:style-name="Preformatted_20_Text">:marketroid: /mar'k*-troyd/ alt. `marketing slime',</text:p>
      <text:p text:style-name="Preformatted_20_Text"><text:s text:c="3"/>`marketing droid', `marketeer', `marketdroid'. n. A member</text:p>
      <text:p text:style-name="Preformatted_20_Text"><text:s text:c="3"/>of a company's marketing department, esp. one who promises users</text:p>
      <text:p text:style-name="Preformatted_20_Text"><text:s text:c="3"/>that the next version of a product will have features that are not</text:p>
      <text:p text:style-name="Preformatted_20_Text"><text:s text:c="3"/>actually scheduled for inclusion, are extremely difficult to</text:p>
      <text:p text:style-name="Preformatted_20_Text"><text:s text:c="3"/>implement, and/or are in violation of the laws of physics; and/or</text:p>
      <text:p text:style-name="Preformatted_20_Text"><text:s text:c="3"/>one who describes existing features (and misfeatures) in ebullient,</text:p>
      <text:p text:style-name="Preformatted_20_Text"><text:s text:c="3"/>buzzword-laden adspeak. <text:s/>Derogatory. <text:s/>Compare {droid}.</text:p>
      <text:p text:style-name="Preformatted_20_Text"/>
      <text:p text:style-name="Preformatted_20_Text">:Mars: n. A legendary tragic failure, the archetypal Hacker Dream</text:p>
      <text:p text:style-name="Preformatted_20_Text"><text:s text:c="3"/>Gone Wrong. <text:s/>Mars was the code name for a family of PDP-10</text:p>
      <text:p text:style-name="Preformatted_20_Text"><text:s text:c="3"/>compatible computers built by Systems Concepts (now, The SC Group);</text:p>
      <text:p text:style-name="Preformatted_20_Text"><text:s text:c="3"/>the multi-processor SC-30M, the small uniprocessor SC-25M, and the</text:p>
      <text:p text:style-name="Preformatted_20_Text"><text:s text:c="3"/>never-built superprocessor SC-40M. <text:s/>These machines were marvels of</text:p>
      <text:p text:style-name="Preformatted_20_Text"><text:s text:c="3"/>engineering design; although not much slower than the unique</text:p>
      <text:p text:style-name="Preformatted_20_Text"><text:s text:c="3"/>{Foonly} F-1, they were physically smaller and consumed less</text:p>
      <text:p text:style-name="Preformatted_20_Text"><text:s text:c="3"/>power than the much slower DEC KS10 or Foonly F-2, F-3, or F-4</text:p>
      <text:p text:style-name="Preformatted_20_Text"><text:s text:c="3"/>machines. <text:s/>They were also completely compatible with the DEC KL10,</text:p>
      <text:p text:style-name="Preformatted_20_Text"><text:s text:c="3"/>and ran all KL10 binaries, including the operating system, with no</text:p>
      <text:p text:style-name="Preformatted_20_Text"><text:s text:c="3"/>modifications at about 2--3 times faster than a KL10.</text:p>
      <text:p text:style-name="Preformatted_20_Text"><text:s text:c="3"/></text:p>
      <text:p text:style-name="Preformatted_20_Text"><text:s text:c="3"/>When DEC cancelled the Jupiter project in 1983, Systems Concepts</text:p>
      <text:p text:style-name="Preformatted_20_Text"><text:s text:c="3"/>should have made a bundle selling their machine into shops with a</text:p>
      <text:p text:style-name="Preformatted_20_Text"><text:s text:c="3"/>lot of software investment in PDP-10s, and in fact their spring</text:p>
      <text:p text:style-name="Preformatted_20_Text"><text:s text:c="3"/>1984 announcement generated a great deal of excitement in the</text:p>
      <text:p text:style-name="Preformatted_20_Text"><text:s text:c="3"/>PDP-10 world. <text:s/>TOPS-10 was running on the Mars by the summer of</text:p>
      <text:p text:style-name="Preformatted_20_Text"><text:s text:c="3"/>1984, and TOPS-20 by early fall. <text:s/>Unfortunately, the hackers</text:p>
      <text:p text:style-name="Preformatted_20_Text"><text:s text:c="3"/>running Systems Concepts were much better at designing machines</text:p>
      <text:p text:style-name="Preformatted_20_Text"><text:s text:c="3"/>than at mass producing or selling them; the company allowed itself</text:p>
      <text:p text:style-name="Preformatted_20_Text"><text:s text:c="3"/>to be sidetracked by a bout of perfectionism into continually</text:p>
      <text:p text:style-name="Preformatted_20_Text"><text:s text:c="3"/>improving the design, and lost credibility as delivery dates</text:p>
      <text:p text:style-name="Preformatted_20_Text"><text:s text:c="3"/>continued to slip. <text:s/>They also overpriced the product ridiculously;</text:p>
      <text:p text:style-name="Preformatted_20_Text"><text:s text:c="3"/>they believed they were competing with the KL10 and VAX 8600 and</text:p>
      <text:p text:style-name="Preformatted_20_Text"><text:s text:c="3"/>failed to reckon with the likes of Sun Microsystems and other</text:p>
      <text:p text:style-name="Preformatted_20_Text"><text:s text:c="3"/>hungry startups building workstations with power comparable to the</text:p>
      <text:p text:style-name="Preformatted_20_Text"><text:s text:c="3"/>KL10 at a fraction of the price. <text:s/>By the time SC shipped the first</text:p>
      <text:p text:style-name="Preformatted_20_Text"><text:s text:c="3"/>SC-30M to Stanford in late 1985, most customers had already made</text:p>
      <text:p text:style-name="Preformatted_20_Text"><text:s text:c="3"/>the traumatic decision to abandon the PDP-10, usually for VMS or</text:p>
      <text:p text:style-name="Preformatted_20_Text"><text:s text:c="3"/>UNIX boxes. <text:s/>Most of the Mars computers built ended up being</text:p>
      <text:p text:style-name="Preformatted_20_Text"><text:s text:c="3"/>purchased by CompuServe.</text:p>
      <text:p text:style-name="Preformatted_20_Text"><text:s text:c="3"/></text:p>
      <text:p text:style-name="Preformatted_20_Text"><text:s text:c="3"/>This tale and the related saga of {Foonly} hold a lesson for hackers:</text:p>
      <text:p text:style-name="Preformatted_20_Text"><text:s text:c="3"/>if you want to play in the {Real World}, you need to learn Real World</text:p>
      <text:p text:style-name="Preformatted_20_Text"><text:s text:c="3"/>moves.</text:p>
      <text:p text:style-name="Preformatted_20_Text"><text:s text:c="3"/></text:p>
      <text:p text:style-name="Preformatted_20_Text">:martian: n. A packet sent on a TCP/IP network with a source</text:p>
      <text:p text:style-name="Preformatted_20_Text"><text:s text:c="3"/>address of the test loopback interface [127.0.0.1]. <text:s/>This means</text:p>
      <text:p text:style-name="Preformatted_20_Text"><text:s text:c="3"/>that it will come back at you labeled with a source address that</text:p>
      <text:p text:style-name="Preformatted_20_Text"><text:s text:c="3"/>is clearly not of this earth. <text:s/>"The domain server is getting lots</text:p>
      <text:p text:style-name="Preformatted_20_Text"><text:soft-page-break/><text:s text:c="3"/>of packets from Mars. <text:s/>Does that gateway have a martian filter?"</text:p>
      <text:p text:style-name="Preformatted_20_Text"/>
      <text:p text:style-name="Preformatted_20_Text">:massage: vt. Vague term used to describe `smooth' transformations of</text:p>
      <text:p text:style-name="Preformatted_20_Text"><text:s text:c="3"/>a data set into a different form, esp. transformations that do</text:p>
      <text:p text:style-name="Preformatted_20_Text"><text:s text:c="3"/>not lose information. <text:s/>Connotes less pain than {munch} or {crunch}.</text:p>
      <text:p text:style-name="Preformatted_20_Text"><text:s text:c="3"/>"He wrote a program that massages X bitmap files into GIF</text:p>
      <text:p text:style-name="Preformatted_20_Text"><text:s text:c="3"/>format." <text:s/>Compare {slurp}.</text:p>
      <text:p text:style-name="Preformatted_20_Text"/>
      <text:p text:style-name="Preformatted_20_Text">:math-out: [poss. from `white-out' (the blizzard variety)] n. A</text:p>
      <text:p text:style-name="Preformatted_20_Text"><text:s text:c="3"/>paper or presentation so encrusted with mathematical or other</text:p>
      <text:p text:style-name="Preformatted_20_Text"><text:s text:c="3"/>formal notation as to be incomprehensible. <text:s/>This may be a device</text:p>
      <text:p text:style-name="Preformatted_20_Text"><text:s text:c="3"/>for concealing the fact that it is actually {content-free}. <text:s/>See</text:p>
      <text:p text:style-name="Preformatted_20_Text"><text:s text:c="3"/>also {numbers}, {social science number}.</text:p>
      <text:p text:style-name="Preformatted_20_Text"/>
      <text:p text:style-name="Preformatted_20_Text">:Matrix: [FidoNet] n. 1. What the Opus BBS software and sysops call</text:p>
      <text:p text:style-name="Preformatted_20_Text"><text:s text:c="3"/>{FidoNet}. <text:s/>2. Fanciful term for a {cyberspace} expected to</text:p>
      <text:p text:style-name="Preformatted_20_Text"><text:s text:c="3"/>emerge from current networking experiments (see {network, the}).</text:p>
      <text:p text:style-name="Preformatted_20_Text"><text:s text:c="3"/>3. The totality of present-day computer networks.</text:p>
      <text:p text:style-name="Preformatted_20_Text"/>
      <text:p text:style-name="Preformatted_20_Text">:maximum Maytag mode: What a {washing machine} or, by extension,</text:p>
      <text:p text:style-name="Preformatted_20_Text"><text:s text:c="3"/>any hard disk is in when it's being used so heavily that it's</text:p>
      <text:p text:style-name="Preformatted_20_Text"><text:s text:c="3"/>shaking like an old Maytag with an unbalanced load. <text:s/>If prolonged</text:p>
      <text:p text:style-name="Preformatted_20_Text"><text:s text:c="3"/>for any length of time, can lead to disks becoming {walking</text:p>
      <text:p text:style-name="Preformatted_20_Text"><text:s text:c="3"/>drives}.</text:p>
      <text:p text:style-name="Preformatted_20_Text"/>
      <text:p text:style-name="Preformatted_20_Text">:Mbogo, Dr. Fred: /*m-boh'goh, dok'tr fred/ [Stanford] n. The</text:p>
      <text:p text:style-name="Preformatted_20_Text"><text:s text:c="3"/>archetypal man you don't want to see about a problem, esp. an</text:p>
      <text:p text:style-name="Preformatted_20_Text"><text:s text:c="3"/>incompetent professional; a shyster. <text:s/>"Do you know a good eye</text:p>
      <text:p text:style-name="Preformatted_20_Text"><text:s text:c="3"/>doctor?" <text:s/>"Sure, try Mbogo Eye Care and Professional Dry</text:p>
      <text:p text:style-name="Preformatted_20_Text"><text:s text:c="3"/>Cleaning." <text:s/>The name comes from synergy between {bogus} and the</text:p>
      <text:p text:style-name="Preformatted_20_Text"><text:s text:c="3"/>original Dr. Mbogo, a witch doctor who was Gomez Addams' physician</text:p>
      <text:p text:style-name="Preformatted_20_Text"><text:s text:c="3"/>on the old "Addams Family" TV show. <text:s/>See also</text:p>
      <text:p text:style-name="Preformatted_20_Text"><text:s text:c="3"/>{fred}.</text:p>
      <text:p text:style-name="Preformatted_20_Text"/>
      <text:p text:style-name="Preformatted_20_Text">:meatware: n. Synonym for {wetware}. <text:s/>Less common.</text:p>
      <text:p text:style-name="Preformatted_20_Text"/>
      <text:p text:style-name="Preformatted_20_Text">:meeces: /mees'*z/ [TMRC] n. Occasional furry visitors who are</text:p>
      <text:p text:style-name="Preformatted_20_Text"><text:s text:c="3"/>not {urchin}s. <text:s/>[That is, mice. This may no longer be in live</text:p>
      <text:p text:style-name="Preformatted_20_Text"><text:s text:c="3"/>use; it clearly derives from the refrain of the early-1960s cartoon</text:p>
      <text:p text:style-name="Preformatted_20_Text"><text:s text:c="3"/>character Mr. Jinx: "I hate meeces to *pieces*!" --- ESR]</text:p>
      <text:p text:style-name="Preformatted_20_Text"/>
      <text:p text:style-name="Preformatted_20_Text">:meg: /meg/ n. See {{quantifiers}}.</text:p>
      <text:p text:style-name="Preformatted_20_Text"/>
      <text:p text:style-name="Preformatted_20_Text">:mega-: /me'g*/ [SI] pref. See {{quantifiers}}.</text:p>
      <text:p text:style-name="Preformatted_20_Text"/>
      <text:p text:style-name="Preformatted_20_Text">:megapenny: /meg'*-pen`ee/ n. $10,000 (1 cent * 10^6).</text:p>
      <text:p text:style-name="Preformatted_20_Text"><text:s text:c="3"/>Used semi-humorously as a unit in comparing computer cost and</text:p>
      <text:p text:style-name="Preformatted_20_Text"><text:s text:c="3"/>performance figures.</text:p>
      <text:p text:style-name="Preformatted_20_Text"/>
      <text:p text:style-name="Preformatted_20_Text">:MEGO: /me'goh/ or /mee'goh/ [`My Eyes Glaze Over', often `Mine Eyes</text:p>
      <text:p text:style-name="Preformatted_20_Text"><text:s text:c="3"/>Glazeth (sic) Over', attributed to the futurologist Herman Kahn]</text:p>
      <text:p text:style-name="Preformatted_20_Text"><text:s text:c="3"/>Also `MEGO factor'. <text:s/>1. n. A {handwave} intended to confuse the</text:p>
      <text:p text:style-name="Preformatted_20_Text"><text:s text:c="3"/>listener and hopefully induce agreement because the listener does</text:p>
      <text:p text:style-name="Preformatted_20_Text"><text:s text:c="3"/>not want to admit to not understanding what is going on. <text:s/>MEGO is</text:p>
      <text:p text:style-name="Preformatted_20_Text"><text:s text:c="3"/>usually directed at senior management by engineers and contains a</text:p>
      <text:p text:style-name="Preformatted_20_Text"><text:s text:c="3"/>high proportion of {TLA}s. <text:s/>2. excl. An appropriate response to</text:p>
      <text:p text:style-name="Preformatted_20_Text"><text:s text:c="3"/>MEGO tactics. <text:s/>3. Among non-hackers this term often refers not to</text:p>
      <text:p text:style-name="Preformatted_20_Text"><text:s text:c="3"/>behavior that causes the eyes to glaze, but to the eye-glazing</text:p>
      <text:p text:style-name="Preformatted_20_Text"><text:soft-page-break/><text:s text:c="3"/>reaction itself, which may be triggered by the mere threat of</text:p>
      <text:p text:style-name="Preformatted_20_Text"><text:s text:c="3"/>technical detail as effectively as by an actual excess of it.</text:p>
      <text:p text:style-name="Preformatted_20_Text"/>
      <text:p text:style-name="Preformatted_20_Text">:meltdown, network: n. See {network meltdown}.</text:p>
      <text:p text:style-name="Preformatted_20_Text"/>
      <text:p text:style-name="Preformatted_20_Text">:meme: /meem/ [coined on analogy with `gene' by Richard</text:p>
      <text:p text:style-name="Preformatted_20_Text"><text:s text:c="3"/>Dawkins] n. An idea considered as a {replicator}, esp. with</text:p>
      <text:p text:style-name="Preformatted_20_Text"><text:s text:c="3"/>the connotation that memes parasitize people into propagating them</text:p>
      <text:p text:style-name="Preformatted_20_Text"><text:s text:c="3"/>much as viruses do. <text:s/>Used esp. in the phrase `meme complex'</text:p>
      <text:p text:style-name="Preformatted_20_Text"><text:s text:c="3"/>denoting a group of mutually supporting memes that form an</text:p>
      <text:p text:style-name="Preformatted_20_Text"><text:s text:c="3"/>organized belief system, such as a religion. <text:s/>This lexicon is an</text:p>
      <text:p text:style-name="Preformatted_20_Text"><text:s text:c="3"/>(epidemiological) vector of the `hacker subculture' meme complex;</text:p>
      <text:p text:style-name="Preformatted_20_Text"><text:s text:c="3"/>each entry might be considered a meme. <text:s/>However, `meme' is often</text:p>
      <text:p text:style-name="Preformatted_20_Text"><text:s text:c="3"/>misused to mean `meme complex'. <text:s/>Use of the term connotes</text:p>
      <text:p text:style-name="Preformatted_20_Text"><text:s text:c="3"/>acceptance of the idea that in humans (and presumably other tool-</text:p>
      <text:p text:style-name="Preformatted_20_Text"><text:s text:c="3"/>and language-using sophonts) cultural evolution by selection of</text:p>
      <text:p text:style-name="Preformatted_20_Text"><text:s text:c="3"/>adaptive ideas has superseded biological evolution by selection of</text:p>
      <text:p text:style-name="Preformatted_20_Text"><text:s text:c="3"/>hereditary traits. <text:s/>Hackers find this idea congenial for tolerably</text:p>
      <text:p text:style-name="Preformatted_20_Text"><text:s text:c="3"/>obvious reasons.</text:p>
      <text:p text:style-name="Preformatted_20_Text"/>
      <text:p text:style-name="Preformatted_20_Text">:meme plague: n. The spread of a successful but pernicious</text:p>
      <text:p text:style-name="Preformatted_20_Text"><text:s text:c="3"/>{meme}, esp. one that parasitizes the victims into giving</text:p>
      <text:p text:style-name="Preformatted_20_Text"><text:s text:c="3"/>their all to propagate it. <text:s/>Astrology, BASIC, and the other guy's</text:p>
      <text:p text:style-name="Preformatted_20_Text"><text:s text:c="3"/>religion are often considered to be examples. <text:s/>This usage is given</text:p>
      <text:p text:style-name="Preformatted_20_Text"><text:s text:c="3"/>point by the historical fact that `joiner' ideologies like</text:p>
      <text:p text:style-name="Preformatted_20_Text"><text:s text:c="3"/>Naziism or various forms of millennarian Christianity have</text:p>
      <text:p text:style-name="Preformatted_20_Text"><text:s text:c="3"/>exhibited plague-like cycles of exponential growth followed by</text:p>
      <text:p text:style-name="Preformatted_20_Text"><text:s text:c="3"/>collapses to small reservoir populations.</text:p>
      <text:p text:style-name="Preformatted_20_Text"/>
      <text:p text:style-name="Preformatted_20_Text">:memetics: /me-met'iks/ [from {meme}] The study of memes. <text:s/>As of</text:p>
      <text:p text:style-name="Preformatted_20_Text"><text:s text:c="3"/>mid-1991, this is still an extremely informal and speculative</text:p>
      <text:p text:style-name="Preformatted_20_Text"><text:s text:c="3"/>endeavor, though the first steps towards at least statistical rigor</text:p>
      <text:p text:style-name="Preformatted_20_Text"><text:s text:c="3"/>have been made by H. Keith Henson and others. <text:s/>Memetics is a</text:p>
      <text:p text:style-name="Preformatted_20_Text"><text:s text:c="3"/>popular topic for speculation among hackers, who like to see</text:p>
      <text:p text:style-name="Preformatted_20_Text"><text:s text:c="3"/>themselves as the architects of the new information ecologies in</text:p>
      <text:p text:style-name="Preformatted_20_Text"><text:s text:c="3"/>which memes live and replicate.</text:p>
      <text:p text:style-name="Preformatted_20_Text"/>
      <text:p text:style-name="Preformatted_20_Text">:memory farts: n. The flatulent sounds that some DOS box BIOSes</text:p>
      <text:p text:style-name="Preformatted_20_Text"><text:s text:c="3"/>(most notably AMI's) make when checking memory on bootup.</text:p>
      <text:p text:style-name="Preformatted_20_Text"/>
      <text:p text:style-name="Preformatted_20_Text">:memory leak: n. An error in a program's dynamic-store allocation</text:p>
      <text:p text:style-name="Preformatted_20_Text"><text:s text:c="3"/>logic that causes it to fail to reclaim discarded memory, leading</text:p>
      <text:p text:style-name="Preformatted_20_Text"><text:s text:c="3"/>to eventual collapse due to memory exhaustion. <text:s/>Also (esp. at</text:p>
      <text:p text:style-name="Preformatted_20_Text"><text:s text:c="3"/>CMU) called {core leak}. <text:s/>These problems were severe on older</text:p>
      <text:p text:style-name="Preformatted_20_Text"><text:s text:c="3"/>machines with small, fixed-size address spaces, and special "leak</text:p>
      <text:p text:style-name="Preformatted_20_Text"><text:s text:c="3"/>detection" tools were commonly written to root them out. <text:s/>With the</text:p>
      <text:p text:style-name="Preformatted_20_Text"><text:s text:c="3"/>advent of virtual memory, it is unfortunately easier to be sloppy</text:p>
      <text:p text:style-name="Preformatted_20_Text"><text:s text:c="3"/>about wasting a bit of memory (although when you run out of memory</text:p>
      <text:p text:style-name="Preformatted_20_Text"><text:s text:c="3"/>on a VM machine, it means you've got a *real* leak!). <text:s/>See</text:p>
      <text:p text:style-name="Preformatted_20_Text"><text:s text:c="3"/>{aliasing bug}, {fandango on core}, {smash the stack},</text:p>
      <text:p text:style-name="Preformatted_20_Text"><text:s text:c="3"/>{precedence lossage}, {overrun screw}, {leaky heap},</text:p>
      <text:p text:style-name="Preformatted_20_Text"><text:s text:c="3"/>{leak}.</text:p>
      <text:p text:style-name="Preformatted_20_Text"/>
      <text:p text:style-name="Preformatted_20_Text">:memory smash: [XEROX PARC] n. Writing through a pointer that</text:p>
      <text:p text:style-name="Preformatted_20_Text"><text:s text:c="3"/>doesn't point to what you think it does. <text:s/>This occasionally reduces</text:p>
      <text:p text:style-name="Preformatted_20_Text"><text:s text:c="3"/>your machine to a rubble of bits. <text:s/>Note that this is subtly</text:p>
      <text:p text:style-name="Preformatted_20_Text"><text:s text:c="3"/>different from (and more general than) related terms such as a</text:p>
      <text:p text:style-name="Preformatted_20_Text"><text:s text:c="3"/>{memory leak} or {fandango on core} because it doesn't imply</text:p>
      <text:p text:style-name="Preformatted_20_Text"><text:soft-page-break/><text:s text:c="3"/>an allocation error or overrun condition.</text:p>
      <text:p text:style-name="Preformatted_20_Text"/>
      <text:p text:style-name="Preformatted_20_Text">:menuitis: /men`yoo-i:'tis/ n. Notional disease suffered by software</text:p>
      <text:p text:style-name="Preformatted_20_Text"><text:s text:c="3"/>with an obsessively simple-minded menu interface and no escape.</text:p>
      <text:p text:style-name="Preformatted_20_Text"><text:s text:c="3"/>Hackers find this intensely irritating and much prefer the</text:p>
      <text:p text:style-name="Preformatted_20_Text"><text:s text:c="3"/>flexibility of command-line or language-style interfaces,</text:p>
      <text:p text:style-name="Preformatted_20_Text"><text:s text:c="3"/>especially those customizable via macros or a special-purpose</text:p>
      <text:p text:style-name="Preformatted_20_Text"><text:s text:c="3"/>language in which one can encode useful hacks. <text:s/>See</text:p>
      <text:p text:style-name="Preformatted_20_Text"><text:s text:c="3"/>{user-obsequious}, {drool-proof paper}, {WIMP environment},</text:p>
      <text:p text:style-name="Preformatted_20_Text"><text:s text:c="3"/>{for the rest of us}.</text:p>
      <text:p text:style-name="Preformatted_20_Text"/>
      <text:p text:style-name="Preformatted_20_Text">:mess-dos: /mes-dos/ n. Derisory term for MS-DOS. <text:s/>Often followed</text:p>
      <text:p text:style-name="Preformatted_20_Text"><text:s text:c="3"/>by the ritual banishing "Just say No!" <text:s/>See {{MS-DOS}}. <text:s/>Most</text:p>
      <text:p text:style-name="Preformatted_20_Text"><text:s text:c="3"/>hackers (even many MS-DOS hackers) loathe MS-DOS for its</text:p>
      <text:p text:style-name="Preformatted_20_Text"><text:s text:c="3"/>single-tasking nature, its limits on application size, its nasty</text:p>
      <text:p text:style-name="Preformatted_20_Text"><text:s text:c="3"/>primitive interface, and its ties to IBMness (see {fear and</text:p>
      <text:p text:style-name="Preformatted_20_Text"><text:s text:c="3"/>loathing}). <text:s/>Also `mess-loss', `messy-dos', `mess-dog',</text:p>
      <text:p text:style-name="Preformatted_20_Text"><text:s text:c="3"/>`mess-dross', `mush-dos', and various combinations thereof. <text:s/>In</text:p>
      <text:p text:style-name="Preformatted_20_Text"><text:s text:c="3"/>Ireland and the U.K. it is even sometimes called `Domestos' after a</text:p>
      <text:p text:style-name="Preformatted_20_Text"><text:s text:c="3"/>brand of toilet cleanser.</text:p>
      <text:p text:style-name="Preformatted_20_Text"/>
      <text:p text:style-name="Preformatted_20_Text">:meta: /me't*/ or /may't*/ or (Commonwealth) /mee't*/ [from</text:p>
      <text:p text:style-name="Preformatted_20_Text"><text:s text:c="3"/>analytic philosophy] adj.,pref. One level of description up. <text:s/>A</text:p>
      <text:p text:style-name="Preformatted_20_Text"><text:s text:c="3"/>metasyntactic variable is a variable in notation used to describe</text:p>
      <text:p text:style-name="Preformatted_20_Text"><text:s text:c="3"/>syntax, and meta-language is language used to describe language.</text:p>
      <text:p text:style-name="Preformatted_20_Text"><text:s text:c="3"/>This is difficult to explain briefly, but much hacker humor turns</text:p>
      <text:p text:style-name="Preformatted_20_Text"><text:s text:c="3"/>on deliberate confusion between meta-levels. <text:s/>See {{Humor,</text:p>
      <text:p text:style-name="Preformatted_20_Text"><text:s text:c="3"/>Hacker}}.</text:p>
      <text:p text:style-name="Preformatted_20_Text"/>
      <text:p text:style-name="Preformatted_20_Text">:meta bit: n. The top bit of an 8-bit character, which is on in</text:p>
      <text:p text:style-name="Preformatted_20_Text"><text:s text:c="3"/>character values 128--255. <text:s/>Also called {high bit}, {alt bit},</text:p>
      <text:p text:style-name="Preformatted_20_Text"><text:s text:c="3"/>or {hobbit}. <text:s/>Some terminals and consoles (see {space-cadet</text:p>
      <text:p text:style-name="Preformatted_20_Text"><text:s text:c="3"/>keyboard}) have a META shift key. <text:s/>Others (including,</text:p>
      <text:p text:style-name="Preformatted_20_Text"><text:s text:c="3"/>*mirabile dictu*, keyboards on IBM PC-class machines) have an</text:p>
      <text:p text:style-name="Preformatted_20_Text"><text:s text:c="3"/>ALT key. <text:s/>See also {bucky bits}.</text:p>
      <text:p text:style-name="Preformatted_20_Text"/>
      <text:p text:style-name="Preformatted_20_Text"><text:s text:c="3"/>Historical note: although in modern usage shaped by a universe of</text:p>
      <text:p text:style-name="Preformatted_20_Text"><text:s text:c="3"/>8-bit bytes the meta bit is invariably hex 80 (octal 0200), things</text:p>
      <text:p text:style-name="Preformatted_20_Text"><text:s text:c="3"/>were different on earlier machines with 36-bit words and 9-bit</text:p>
      <text:p text:style-name="Preformatted_20_Text"><text:s text:c="3"/>bytes. <text:s/>The MIT and Stanford keyboards (see {space-cadet</text:p>
      <text:p text:style-name="Preformatted_20_Text"><text:s text:c="3"/>keyboard}) generated hex 100 (octal 400) from their meta keys.</text:p>
      <text:p text:style-name="Preformatted_20_Text"/>
      <text:p text:style-name="Preformatted_20_Text">:metasyntactic variable: n. A name used in examples and understood</text:p>
      <text:p text:style-name="Preformatted_20_Text"><text:s text:c="3"/>to stand for whatever thing is under discussion, or any random</text:p>
      <text:p text:style-name="Preformatted_20_Text"><text:s text:c="3"/>member of a class of things under discussion. <text:s/>The word {foo} is</text:p>
      <text:p text:style-name="Preformatted_20_Text"><text:s text:c="3"/>the {canonical} example. <text:s/>To avoid confusion, hackers never</text:p>
      <text:p text:style-name="Preformatted_20_Text"><text:s text:c="3"/>(well, hardly ever) use `foo' or other words like it as permanent</text:p>
      <text:p text:style-name="Preformatted_20_Text"><text:s text:c="3"/>names for anything. <text:s/>In filenames, a common convention is that any</text:p>
      <text:p text:style-name="Preformatted_20_Text"><text:s text:c="3"/>filename beginning with a metasyntactic-variable name is a</text:p>
      <text:p text:style-name="Preformatted_20_Text"><text:s text:c="3"/>{scratch} file that may be deleted at any time.</text:p>
      <text:p text:style-name="Preformatted_20_Text"/>
      <text:p text:style-name="Preformatted_20_Text"><text:s text:c="3"/>To some extent, the list of one's preferred metasyntactic variables</text:p>
      <text:p text:style-name="Preformatted_20_Text"><text:s text:c="3"/>is a cultural signature. <text:s/>They occur both in series (used for</text:p>
      <text:p text:style-name="Preformatted_20_Text"><text:s text:c="3"/>related groups of variables or objects) and as singletons. <text:s/>Here</text:p>
      <text:p text:style-name="Preformatted_20_Text"><text:s text:c="3"/>are a few common signatures:</text:p>
      <text:p text:style-name="Preformatted_20_Text"/>
      <text:p text:style-name="Preformatted_20_Text"><text:s text:c="5"/>{foo}, {bar}, {baz}, {quux}, quuux, quuuux...:</text:p>
      <text:p text:style-name="Preformatted_20_Text"><text:s text:c="13"/>MIT/Stanford usage, now found everywhere (thanks largely to early</text:p>
      <text:p text:style-name="Preformatted_20_Text"><text:soft-page-break/><text:s text:c="13"/>versions of this lexicon!). <text:s/>At MIT, {baz} dropped out of use for</text:p>
      <text:p text:style-name="Preformatted_20_Text"><text:s text:c="13"/>a while in the 1970s and '80s. A common recent mutation of this</text:p>
      <text:p text:style-name="Preformatted_20_Text"><text:s text:c="13"/>sequence inserts {qux} before {quux}.</text:p>
      <text:p text:style-name="Preformatted_20_Text"><text:s text:c="5"/>{foo}, {bar}, thud, grunt:</text:p>
      <text:p text:style-name="Preformatted_20_Text"><text:s text:c="13"/>This series was popular at CMU. <text:s/>Other CMU-associated variables</text:p>
      <text:p text:style-name="Preformatted_20_Text"><text:s text:c="13"/>include {gorp}.</text:p>
      <text:p text:style-name="Preformatted_20_Text"><text:s text:c="5"/>{foo}, {bar}, fum:</text:p>
      <text:p text:style-name="Preformatted_20_Text"><text:s text:c="13"/>This series is reported common at XEROX PARC.</text:p>
      <text:p text:style-name="Preformatted_20_Text"><text:s text:c="5"/>{fred}, {barney}:</text:p>
      <text:p text:style-name="Preformatted_20_Text"><text:s text:c="13"/>See the entry for {fred}. <text:s/>These tend to be Britishisms.</text:p>
      <text:p text:style-name="Preformatted_20_Text"><text:s text:c="5"/>{toto}, titi, tata, tutu:</text:p>
      <text:p text:style-name="Preformatted_20_Text"><text:s text:c="13"/>Standard series of metasyntactic variables among francophones.</text:p>
      <text:p text:style-name="Preformatted_20_Text"><text:s text:c="5"/>{corge}, {grault}, {flarp}:</text:p>
      <text:p text:style-name="Preformatted_20_Text"><text:s text:c="13"/>Popular at Rutgers University and among {GOSMACS} hackers.</text:p>
      <text:p text:style-name="Preformatted_20_Text"><text:s text:c="5"/>zxc, spqr, {wombat}:</text:p>
      <text:p text:style-name="Preformatted_20_Text"><text:s text:c="13"/>Cambridge University (England).</text:p>
      <text:p text:style-name="Preformatted_20_Text"><text:s text:c="5"/>shme</text:p>
      <text:p text:style-name="Preformatted_20_Text"><text:s text:c="13"/>Berkeley, GeoWorks. <text:s/>Pronounced /shmee/.</text:p>
      <text:p text:style-name="Preformatted_20_Text"><text:s text:c="5"/>{foo}, {bar}, zot</text:p>
      <text:p text:style-name="Preformatted_20_Text"><text:s text:c="13"/>Helsinki University of Technology, Finland.</text:p>
      <text:p text:style-name="Preformatted_20_Text"><text:s text:c="5"/>blarg, wibble</text:p>
      <text:p text:style-name="Preformatted_20_Text"><text:s text:c="13"/>New Zealand</text:p>
      <text:p text:style-name="Preformatted_20_Text"/>
      <text:p text:style-name="Preformatted_20_Text"><text:s text:c="3"/>Of all these, only `foo' and `bar' are universal (and {baz}</text:p>
      <text:p text:style-name="Preformatted_20_Text"><text:s text:c="3"/>nearly so). <text:s/>The compounds {foobar} and `foobaz' also enjoy</text:p>
      <text:p text:style-name="Preformatted_20_Text"><text:s text:c="3"/>very wide currency. <text:s/></text:p>
      <text:p text:style-name="Preformatted_20_Text"/>
      <text:p text:style-name="Preformatted_20_Text"><text:s text:c="3"/>Some jargon terms are also used as metasyntactic names; {barf}</text:p>
      <text:p text:style-name="Preformatted_20_Text"><text:s text:c="3"/>and {mumble}, for example. <text:s/>See also {{Commonwealth Hackish}}</text:p>
      <text:p text:style-name="Preformatted_20_Text"><text:s text:c="3"/>for discussion of numerous metasyntactic variables found in Great</text:p>
      <text:p text:style-name="Preformatted_20_Text"><text:s text:c="3"/>Britain and the Commonwealth.</text:p>
      <text:p text:style-name="Preformatted_20_Text"/>
      <text:p text:style-name="Preformatted_20_Text">:MFTL: /M-F-T-L/ [abbreviation: `My Favorite Toy Language'] 1. adj.</text:p>
      <text:p text:style-name="Preformatted_20_Text"><text:s text:c="3"/>Describes a talk on a programming language design that is heavy on</text:p>
      <text:p text:style-name="Preformatted_20_Text"><text:s text:c="3"/>the syntax (with lots of BNF), sometimes even talks about semantics</text:p>
      <text:p text:style-name="Preformatted_20_Text"><text:s text:c="3"/>(e.g., type systems), but rarely, if ever, has any content (see</text:p>
      <text:p text:style-name="Preformatted_20_Text"><text:s text:c="3"/>{content-free}). <text:s/>More broadly applied to talks --- even when</text:p>
      <text:p text:style-name="Preformatted_20_Text"><text:s text:c="3"/>the topic is not a programming language --- in which the subject</text:p>
      <text:p text:style-name="Preformatted_20_Text"><text:s text:c="3"/>matter is gone into in unnecessary and meticulous detail at the</text:p>
      <text:p text:style-name="Preformatted_20_Text"><text:s text:c="3"/>sacrifice of any conceptual content. <text:s/>"Well, it was a typical MFTL</text:p>
      <text:p text:style-name="Preformatted_20_Text"><text:s text:c="3"/>talk". <text:s/>2. n. Describes a language about which the developers are</text:p>
      <text:p text:style-name="Preformatted_20_Text"><text:s text:c="3"/>passionate (often to the point of prosyletic zeal) but no one else</text:p>
      <text:p text:style-name="Preformatted_20_Text"><text:s text:c="3"/>cares about. <text:s/>Applied to the language by those outside the</text:p>
      <text:p text:style-name="Preformatted_20_Text"><text:s text:c="3"/>originating group. <text:s/>"He cornered me about type resolution in his</text:p>
      <text:p text:style-name="Preformatted_20_Text"><text:s text:c="3"/>MFTL."</text:p>
      <text:p text:style-name="Preformatted_20_Text"/>
      <text:p text:style-name="Preformatted_20_Text"><text:s text:c="3"/>The first great goal in the mind of the designer of an MFTL is</text:p>
      <text:p text:style-name="Preformatted_20_Text"><text:s text:c="3"/>usually to write a compiler for it, then bootstrap the design away</text:p>
      <text:p text:style-name="Preformatted_20_Text"><text:s text:c="3"/>from contamination by lesser languages by writing a compiler for it</text:p>
      <text:p text:style-name="Preformatted_20_Text"><text:s text:c="3"/>in itself. <text:s/>Thus, the standard put-down question at an MFTL talk is</text:p>
      <text:p text:style-name="Preformatted_20_Text"><text:s text:c="3"/>"Has it been used for anything besides its own compiler?". <text:s/>On</text:p>
      <text:p text:style-name="Preformatted_20_Text"><text:s text:c="3"/>the other hand, a language that *cannot* be used to write</text:p>
      <text:p text:style-name="Preformatted_20_Text"><text:s text:c="3"/>its own compiler is beneath contempt. <text:s/>See {break-even point}.</text:p>
      <text:p text:style-name="Preformatted_20_Text"/>
      <text:p text:style-name="Preformatted_20_Text"><text:s text:c="3"/>(On a related note, Dennis Ritchie has proposed a test of the</text:p>
      <text:p text:style-name="Preformatted_20_Text"><text:s text:c="3"/>generality and utility of a language and the operating system under</text:p>
      <text:p text:style-name="Preformatted_20_Text"><text:s text:c="3"/>which it is compiled: "Is the output of a program compiled under</text:p>
      <text:p text:style-name="Preformatted_20_Text"><text:s text:c="3"/>the language acceptable as input to the compiler?" <text:s/>In other</text:p>
      <text:p text:style-name="Preformatted_20_Text"><text:soft-page-break/><text:s text:c="3"/>words, can you write programs which write programs? (see</text:p>
      <text:p text:style-name="Preformatted_20_Text"><text:s text:c="3"/>{toolsmith}) <text:s/>Alarming numbers of (language, OS) pairs fail this</text:p>
      <text:p text:style-name="Preformatted_20_Text"><text:s text:c="3"/>test, particularly when the language is Fortran; Ritchie is quick</text:p>
      <text:p text:style-name="Preformatted_20_Text"><text:s text:c="3"/>to point out that {UNIX} (even using Fortran) passes it handily.</text:p>
      <text:p text:style-name="Preformatted_20_Text"><text:s text:c="3"/>That the test could ever be failed is only surprising to those who</text:p>
      <text:p text:style-name="Preformatted_20_Text"><text:s text:c="3"/>have had the good fortune to have worked only under modern systems</text:p>
      <text:p text:style-name="Preformatted_20_Text"><text:s text:c="3"/>which lack OS-supported and -imposed "file types".)</text:p>
      <text:p text:style-name="Preformatted_20_Text"/>
      <text:p text:style-name="Preformatted_20_Text">:mickey: n. The resolution unit of mouse movement. <text:s/>It has been</text:p>
      <text:p text:style-name="Preformatted_20_Text"><text:s text:c="3"/>suggested that the `disney' will become a benchmark unit for</text:p>
      <text:p text:style-name="Preformatted_20_Text"><text:s text:c="3"/>animation graphics performance.</text:p>
      <text:p text:style-name="Preformatted_20_Text"/>
      <text:p text:style-name="Preformatted_20_Text">:mickey mouse program: n. North American equivalent of a {noddy}</text:p>
      <text:p text:style-name="Preformatted_20_Text"><text:s text:c="3"/>(that is, trivial) program. <text:s/>Doesn't necessarily have the</text:p>
      <text:p text:style-name="Preformatted_20_Text"><text:s text:c="3"/>belittling connotations of mainstream slang "Oh, that's just</text:p>
      <text:p text:style-name="Preformatted_20_Text"><text:s text:c="3"/>mickey mouse stuff!"; sometimes trivial programs can be very</text:p>
      <text:p text:style-name="Preformatted_20_Text"><text:s text:c="3"/>useful.</text:p>
      <text:p text:style-name="Preformatted_20_Text"/>
      <text:p text:style-name="Preformatted_20_Text">:micro-: pref. 1. Very small; this is the root of its use as a</text:p>
      <text:p text:style-name="Preformatted_20_Text"><text:s text:c="3"/>quantifier prefix. <text:s/>2. A quantifier prefix, calling for</text:p>
      <text:p text:style-name="Preformatted_20_Text"><text:s text:c="3"/>multiplication by 10^(-6) (see {{quantifiers}}). <text:s/>Neither</text:p>
      <text:p text:style-name="Preformatted_20_Text"><text:s text:c="3"/>of these uses is peculiar to hackers, but hackers tend to fling</text:p>
      <text:p text:style-name="Preformatted_20_Text"><text:s text:c="3"/>them both around rather more freely than is countenanced in</text:p>
      <text:p text:style-name="Preformatted_20_Text"><text:s text:c="3"/>standard English. <text:s/>It is recorded, for example, that one</text:p>
      <text:p text:style-name="Preformatted_20_Text"><text:s text:c="3"/>CS professor used to characterize the standard length of his</text:p>
      <text:p text:style-name="Preformatted_20_Text"><text:s text:c="3"/>lectures as a microcentury --- that is, about 52.6 minutes (see</text:p>
      <text:p text:style-name="Preformatted_20_Text"><text:s text:c="3"/>also {attoparsec}, {nanoacre}, and especially</text:p>
      <text:p text:style-name="Preformatted_20_Text"><text:s text:c="3"/>{microfortnight}). <text:s/>3. Personal or human-scale --- that is,</text:p>
      <text:p text:style-name="Preformatted_20_Text"><text:s text:c="3"/>capable of being maintained or comprehended or manipulated by one</text:p>
      <text:p text:style-name="Preformatted_20_Text"><text:s text:c="3"/>human being. <text:s/>This sense is generalized from `microcomputer',</text:p>
      <text:p text:style-name="Preformatted_20_Text"><text:s text:c="3"/>and is esp. used in contrast with `macro-' (the corresponding</text:p>
      <text:p text:style-name="Preformatted_20_Text"><text:s text:c="3"/>Greek prefix meaning `large'). <text:s/>4. Local as opposed to global (or</text:p>
      <text:p text:style-name="Preformatted_20_Text"><text:s text:c="3"/>{macro-}). <text:s/>Thus a hacker might say that buying a smaller car to</text:p>
      <text:p text:style-name="Preformatted_20_Text"><text:s text:c="3"/>reduce pollution only solves a microproblem; the macroproblem of</text:p>
      <text:p text:style-name="Preformatted_20_Text"><text:s text:c="3"/>getting to work might be better solved by using mass transit,</text:p>
      <text:p text:style-name="Preformatted_20_Text"><text:s text:c="3"/>moving to within walking distance, or (best of all) telecommuting.</text:p>
      <text:p text:style-name="Preformatted_20_Text"><text:s text:c="3"/></text:p>
      <text:p text:style-name="Preformatted_20_Text"/>
      <text:p text:style-name="Preformatted_20_Text">:microfloppies: n. 3.5-inch floppies, as opposed to 5.25-inch</text:p>
      <text:p text:style-name="Preformatted_20_Text"><text:s text:c="3"/>{vanilla} or mini-floppies and the now-obsolete 8-inch variety.</text:p>
      <text:p text:style-name="Preformatted_20_Text"><text:s text:c="3"/>This term may be headed for obsolescence as 5.25-inchers pass out</text:p>
      <text:p text:style-name="Preformatted_20_Text"><text:s text:c="3"/>of use, only to be revived if anybody floats a sub-3-inch floppy</text:p>
      <text:p text:style-name="Preformatted_20_Text"><text:s text:c="3"/>standard. <text:s/>See {stiffy}, {minifloppies}.</text:p>
      <text:p text:style-name="Preformatted_20_Text"/>
      <text:p text:style-name="Preformatted_20_Text">:microfortnight: n. 1/1000000 of the fundamental unit of time in</text:p>
      <text:p text:style-name="Preformatted_20_Text"><text:s text:c="3"/>the Furlong/Firkin/Fortnight system of measurement; 1.2096 sec. <text:s/>(A</text:p>
      <text:p text:style-name="Preformatted_20_Text"><text:s text:c="3"/>furlong is 1/8th of a mile; a firkin is 1/4th of a barrel; the mass</text:p>
      <text:p text:style-name="Preformatted_20_Text"><text:s text:c="3"/>unit of the system is taken to be a firkin of water). <text:s/>The VMS</text:p>
      <text:p text:style-name="Preformatted_20_Text"><text:s text:c="3"/>operating system has a lot of tuning parameters that you can set</text:p>
      <text:p text:style-name="Preformatted_20_Text"><text:s text:c="3"/>with the SYSGEN utility, and one of these is TIMEPROMPTWAIT, the</text:p>
      <text:p text:style-name="Preformatted_20_Text"><text:s text:c="3"/>time the system will wait for an operator to set the correct date</text:p>
      <text:p text:style-name="Preformatted_20_Text"><text:s text:c="3"/>and time at boot if it realizes that the current value is bogus.</text:p>
      <text:p text:style-name="Preformatted_20_Text"><text:s text:c="3"/>This time is specified in microfortnights!</text:p>
      <text:p text:style-name="Preformatted_20_Text"/>
      <text:p text:style-name="Preformatted_20_Text"><text:s text:c="3"/>Multiple uses of the millifortnight (about 20 minutes) and</text:p>
      <text:p text:style-name="Preformatted_20_Text"><text:s text:c="3"/>{nanofortnight} have also been reported.</text:p>
      <text:p text:style-name="Preformatted_20_Text"/>
      <text:p text:style-name="Preformatted_20_Text">:microLenat: /mi:-kroh-len'-*t/ n. See {bogosity}.</text:p>
      <text:p text:style-name="Preformatted_20_Text"><text:soft-page-break/></text:p>
      <text:p text:style-name="Preformatted_20_Text">:microReid: /mi:'kroh-reed/ n. See {bogosity}.</text:p>
      <text:p text:style-name="Preformatted_20_Text"/>
      <text:p text:style-name="Preformatted_20_Text">:Microsloth Windows: /mi:'kroh-sloth` win'dohz/ n. Hackerism for</text:p>
      <text:p text:style-name="Preformatted_20_Text"><text:s text:c="3"/>`Microsoft Windows', a windowing system for the IBM-PC which is so</text:p>
      <text:p text:style-name="Preformatted_20_Text"><text:s text:c="3"/>limited by bug-for-bug compatibility with {mess-dos} that it is</text:p>
      <text:p text:style-name="Preformatted_20_Text"><text:s text:c="3"/>agonizingly slow on anything less than a fast 386. <text:s/>Compare {X},</text:p>
      <text:p text:style-name="Preformatted_20_Text"><text:s text:c="3"/>{sun-stools}.</text:p>
      <text:p text:style-name="Preformatted_20_Text"/>
      <text:p text:style-name="Preformatted_20_Text">:microtape: /mi:'kroh-tayp/ n. Occasionally used to mean a</text:p>
      <text:p text:style-name="Preformatted_20_Text"><text:s text:c="3"/>DECtape, as opposed to a {macrotape}. <text:s/>A DECtape is a small</text:p>
      <text:p text:style-name="Preformatted_20_Text"><text:s text:c="3"/>reel, about 4 inches in diameter, of magnetic tape about an inch</text:p>
      <text:p text:style-name="Preformatted_20_Text"><text:s text:c="3"/>wide. <text:s/>Unlike drivers for today's {macrotape}s, microtape</text:p>
      <text:p text:style-name="Preformatted_20_Text"><text:s text:c="3"/>drivers allow random access to the data, and therefore could be</text:p>
      <text:p text:style-name="Preformatted_20_Text"><text:s text:c="3"/>used to support file systems and even for swapping (this was</text:p>
      <text:p text:style-name="Preformatted_20_Text"><text:s text:c="3"/>generally done purely for {hack value}, as they were far too</text:p>
      <text:p text:style-name="Preformatted_20_Text"><text:s text:c="3"/>slow for practical use). <text:s/>In their heyday they were used in pretty</text:p>
      <text:p text:style-name="Preformatted_20_Text"><text:s text:c="3"/>much the same ways one would now use a floppy disk: as a small,</text:p>
      <text:p text:style-name="Preformatted_20_Text"><text:s text:c="3"/>portable way to save and transport files and programs. <text:s/>Apparently</text:p>
      <text:p text:style-name="Preformatted_20_Text"><text:s text:c="3"/>the term `microtape' was actually the official term used within</text:p>
      <text:p text:style-name="Preformatted_20_Text"><text:s text:c="3"/>DEC for these tapes until someone coined the word `DECtape',</text:p>
      <text:p text:style-name="Preformatted_20_Text"><text:s text:c="3"/>which, of course, sounded sexier to the {marketroid}s; another</text:p>
      <text:p text:style-name="Preformatted_20_Text"><text:s text:c="3"/>version of the story holds that someone discovered a conflict with</text:p>
      <text:p text:style-name="Preformatted_20_Text"><text:s text:c="3"/>another company's `microtape' trademark.</text:p>
      <text:p text:style-name="Preformatted_20_Text"/>
      <text:p text:style-name="Preformatted_20_Text">:middle-endian: adj. Not {big-endian} or {little-endian}.</text:p>
      <text:p text:style-name="Preformatted_20_Text"><text:s text:c="3"/>Used of perverse byte orders such as 3-4-1-2 or 2-1-4-3,</text:p>
      <text:p text:style-name="Preformatted_20_Text"><text:s text:c="3"/>occasionally found in the packed-decimal formats of minicomputer</text:p>
      <text:p text:style-name="Preformatted_20_Text"><text:s text:c="3"/>manufacturers who shall remain nameless. <text:s/>See {NUXI problem}.</text:p>
      <text:p text:style-name="Preformatted_20_Text"/>
      <text:p text:style-name="Preformatted_20_Text">:milliLampson: /mil'*-lamp`sn/ n. A unit of talking speed,</text:p>
      <text:p text:style-name="Preformatted_20_Text"><text:s text:c="3"/>abbreviated mL. <text:s/>Most people run about 200 milliLampsons. <text:s/>Butler</text:p>
      <text:p text:style-name="Preformatted_20_Text"><text:s text:c="3"/>Lampson (a CS theorist and systems implementor highly regarded</text:p>
      <text:p text:style-name="Preformatted_20_Text"><text:s text:c="3"/>among hackers) goes at 1000. <text:s/>A few people speak faster. <text:s/>This unit</text:p>
      <text:p text:style-name="Preformatted_20_Text"><text:s text:c="3"/>is sometimes used to compare the (sometimes widely disparate) rates</text:p>
      <text:p text:style-name="Preformatted_20_Text"><text:s text:c="3"/>at which people can generate ideas and actually emit them in</text:p>
      <text:p text:style-name="Preformatted_20_Text"><text:s text:c="3"/>speech. <text:s/>For example, noted computer architect C. Gordon Bell</text:p>
      <text:p text:style-name="Preformatted_20_Text"><text:s text:c="3"/>(designer of the PDP-11) is said, with some awe, to think at about</text:p>
      <text:p text:style-name="Preformatted_20_Text"><text:s text:c="3"/>1200 mL but only talk at about 300; he is frequently reduced to</text:p>
      <text:p text:style-name="Preformatted_20_Text"><text:s text:c="3"/>fragments of sentences as his mouth tries to keep up with his</text:p>
      <text:p text:style-name="Preformatted_20_Text"><text:s text:c="3"/>speeding brain.</text:p>
      <text:p text:style-name="Preformatted_20_Text"/>
      <text:p text:style-name="Preformatted_20_Text">:minifloppies: n. 5.25-inch {vanilla} floppy disks, as opposed to</text:p>
      <text:p text:style-name="Preformatted_20_Text"><text:s text:c="3"/>3.5-inch or {microfloppies} and the now-obsolescent 8-incon}s. <text:s/>"This is just a</text:p>
      <text:p text:style-name="Preformatted_20_Text"><text:s text:c="3"/>workstation; the heavy MIPS are hidden in the basement." <text:s/>3. The</text:p>
      <text:p text:style-name="Preformatted_20_Text"><text:s text:c="3"/>corporate name of a particular RISC-chip company; among other</text:p>
      <text:p text:style-name="Preformatted_20_Text"><text:s text:c="3"/>things, they designed the processor chips used in DEC's 3100</text:p>
      <text:p text:style-name="Preformatted_20_Text"><text:s text:c="3"/>workstation series. <text:s/>4. Acronym for `Meaningless Information per</text:p>
      <text:p text:style-name="Preformatted_20_Text"><text:s text:c="3"/>Second' (a joke, prob. from sense 1).</text:p>
      <text:p text:style-name="Preformatted_20_Text"/>
      <text:p text:style-name="Preformatted_20_Text">:misbug: /mis-buhg/ [MIT] n. An unintended property of a program</text:p>
      <text:p text:style-name="Preformatted_20_Text"><text:s text:c="3"/>that turns out to be useful; something that should have been a</text:p>
      <text:p text:style-name="Preformatted_20_Text"><text:s text:c="3"/>{bug} but turns out to be a {feature}. <text:s/>Usage: rare. <text:s/>Compare</text:p>
      <text:p text:style-name="Preformatted_20_Text"><text:s text:c="3"/>{green lightning}. See {miswart}.</text:p>
      <text:p text:style-name="Preformatted_20_Text"/>
      <text:p text:style-name="Preformatted_20_Text">:misfeature: /mis-fee'chr/ or /mis'fee`chr/ n. A feature that</text:p>
      <text:p text:style-name="Preformatted_20_Text"><text:s text:c="3"/>eventually causes lossage, possibly because it is not adequate for</text:p>
      <text:p text:style-name="Preformatted_20_Text"><text:s text:c="3"/>a new situation which has evolved. <text:s/>Since it results from a</text:p>
      <text:p text:style-name="Preformatted_20_Text"><text:soft-page-break/><text:s text:c="3"/>deliberate and properly-implemented feature, a misfeature is not a</text:p>
      <text:p text:style-name="Preformatted_20_Text"><text:s text:c="3"/>bug. <text:s/>Nor is it a simple unforeseen side effect; the term implies</text:p>
      <text:p text:style-name="Preformatted_20_Text"><text:s text:c="3"/>that the feature in question was carefully planned, but its</text:p>
      <text:p text:style-name="Preformatted_20_Text"><text:s text:c="3"/>long-term consequences were not accurately or adequately predicted</text:p>
      <text:p text:style-name="Preformatted_20_Text"><text:s text:c="3"/>(which is quite different from not having thought ahead at all). <text:s/>A</text:p>
      <text:p text:style-name="Preformatted_20_Text"><text:s text:c="3"/>misfeature can be a particularly stubborn problem to resolve,</text:p>
      <text:p text:style-name="Preformatted_20_Text"><text:s text:c="3"/>because fixing it usually involves a substantial philosophical</text:p>
      <text:p text:style-name="Preformatted_20_Text"><text:s text:c="3"/>change to the structure of the system involved.</text:p>
      <text:p text:style-name="Preformatted_20_Text"/>
      <text:p text:style-name="Preformatted_20_Text"><text:s text:c="3"/>Many misfeatures (especially in user-interface design) arise</text:p>
      <text:p text:style-name="Preformatted_20_Text"><text:s text:c="3"/>because the designers/implementors mistake their personal tastes</text:p>
      <text:p text:style-name="Preformatted_20_Text"><text:s text:c="3"/>for laws of nature. <text:s/>Often a former feature becomes a misfeature</text:p>
      <text:p text:style-name="Preformatted_20_Text"><text:s text:c="3"/>because a tradeoff was made whose parameters subsequently change</text:p>
      <text:p text:style-name="Preformatted_20_Text"><text:s text:c="3"/>(possibly only in the judgment of the implementors). <text:s/>"Well, yeah,</text:p>
      <text:p text:style-name="Preformatted_20_Text"><text:s text:c="3"/>it is kind of a misfeature that file names are limited to six</text:p>
      <text:p text:style-name="Preformatted_20_Text"><text:s text:c="3"/>characters, but the original implementors wanted to save directory</text:p>
      <text:p text:style-name="Preformatted_20_Text"><text:s text:c="3"/>space and we're stuck with it for now."</text:p>
      <text:p text:style-name="Preformatted_20_Text"/>
      <text:p text:style-name="Preformatted_20_Text">:Missed'em-five: n. Pejorative hackerism for AT&amp;T System V UNIX,</text:p>
      <text:p text:style-name="Preformatted_20_Text"><text:s text:c="3"/>generally used by {BSD} partisans in a bigoted mood. <text:s/>(The</text:p>
      <text:p text:style-name="Preformatted_20_Text"><text:s text:c="3"/>synonym `SysVile' is also encountered.) <text:s/>See {software bloat},</text:p>
      <text:p text:style-name="Preformatted_20_Text"><text:s text:c="3"/>{Berzerkeley}.</text:p>
      <text:p text:style-name="Preformatted_20_Text"/>
      <text:p text:style-name="Preformatted_20_Text">:missile address: n. See {ICBM address}.</text:p>
      <text:p text:style-name="Preformatted_20_Text"/>
      <text:p text:style-name="Preformatted_20_Text">:miswart: /mis-wort/ [from {wart} by analogy with {misbug}] n.</text:p>
      <text:p text:style-name="Preformatted_20_Text"><text:s text:c="3"/>A {feature} that superficially appears to be a {wart} but has been</text:p>
      <text:p text:style-name="Preformatted_20_Text"><text:s text:c="3"/>determined to be the {Right Thing}. <text:s/>For example, in some versions</text:p>
      <text:p text:style-name="Preformatted_20_Text"><text:s text:c="3"/>of the {EMACS} text editor, the `transpose characters' command</text:p>
      <text:p text:style-name="Preformatted_20_Text"><text:s text:c="3"/>exchanges the character under the cursor with the one before it on the</text:p>
      <text:p text:style-name="Preformatted_20_Text"><text:s text:c="3"/>screen, *except* when the cursor is at the end of a line, in</text:p>
      <text:p text:style-name="Preformatted_20_Text"><text:s text:c="3"/>which case the two characters before the cursor are exchanged.</text:p>
      <text:p text:style-name="Preformatted_20_Text"><text:s text:c="3"/>While this behavior is perhaps surprising, and certainly</text:p>
      <text:p text:style-name="Preformatted_20_Text"><text:s text:c="3"/>inconsistent, it has been found through extensive experimentation</text:p>
      <text:p text:style-name="Preformatted_20_Text"><text:s text:c="3"/>to be what most users want. <text:s/>This feature is a miswart.</text:p>
      <text:p text:style-name="Preformatted_20_Text"/>
      <text:p text:style-name="Preformatted_20_Text">:moby: /moh'bee/ [MIT: seems to have been in use among model</text:p>
      <text:p text:style-name="Preformatted_20_Text"><text:s text:c="3"/>railroad fans years ago. <text:s/>Derived from Melville's `Moby Dick'</text:p>
      <text:p text:style-name="Preformatted_20_Text"><text:s text:c="3"/>(some say from `Moby Pickle').] 1. adj. Large, immense, complex,</text:p>
      <text:p text:style-name="Preformatted_20_Text"><text:s text:c="3"/>impressive. <text:s/>"A Saturn V rocket is a truly moby frob." <text:s/>"Some</text:p>
      <text:p text:style-name="Preformatted_20_Text"><text:s text:c="3"/>MIT undergrads pulled off a moby hack at the Harvard-Yale game."</text:p>
      <text:p text:style-name="Preformatted_20_Text"><text:s text:c="3"/>(See "{The Meaning of `Hack'}"). <text:s/>2. n. obs. The</text:p>
      <text:p text:style-name="Preformatted_20_Text"><text:s text:c="3"/>maximum address space of a machine (see below). <text:s/>For a 680[234]0 or</text:p>
      <text:p text:style-name="Preformatted_20_Text"><text:s text:c="3"/>VAX or most modern 32-bit architectures, it is 4,294,967,296 8-bit</text:p>
      <text:p text:style-name="Preformatted_20_Text"><text:s text:c="3"/>bytes (4 gigabytes). <text:s/>3. A title of address (never of third-person</text:p>
      <text:p text:style-name="Preformatted_20_Text"><text:s text:c="3"/>reference), usually used to show admiration, respect, and/or</text:p>
      <text:p text:style-name="Preformatted_20_Text"><text:s text:c="3"/>friendliness to a competent hacker. <text:s/>"Greetings, moby Dave. <text:s/>How's</text:p>
      <text:p text:style-name="Preformatted_20_Text"><text:s text:c="3"/>that address-book thing for the Mac going?" <text:s/>4. adj. In</text:p>
      <text:p text:style-name="Preformatted_20_Text"><text:s text:c="3"/>backgammon, doubles on the dice, as in `moby sixes', `moby</text:p>
      <text:p text:style-name="Preformatted_20_Text"><text:s text:c="3"/>ones', etc. <text:s/>Compare this with {bignum} (sense 2): double sixes</text:p>
      <text:p text:style-name="Preformatted_20_Text"><text:s text:c="3"/>are both bignums and moby sixes, but moby ones are not bignums (the</text:p>
      <text:p text:style-name="Preformatted_20_Text"><text:s text:c="3"/>use of `moby' to describe double ones is sarcastic). <text:s/>Standard</text:p>
      <text:p text:style-name="Preformatted_20_Text"><text:s text:c="3"/>emphatic forms: `Moby foo', `moby win', `moby loss'. <text:s/>`Foby</text:p>
      <text:p text:style-name="Preformatted_20_Text"><text:s text:c="3"/>moo': a spoonerism due to Richard Greenblatt.</text:p>
      <text:p text:style-name="Preformatted_20_Text"/>
      <text:p text:style-name="Preformatted_20_Text"><text:s text:c="3"/>This term entered hackerdom with the Fabritek 256K memory added to</text:p>
      <text:p text:style-name="Preformatted_20_Text"><text:s text:c="3"/>the MIT AI PDP-6 machine, which was considered unimaginably huge</text:p>
      <text:p text:style-name="Preformatted_20_Text"><text:s text:c="3"/>when it was installed in the 1960s (at a time when a more typical</text:p>
      <text:p text:style-name="Preformatted_20_Text"><text:soft-page-break/><text:s text:c="3"/>memory size for a timesharing system was 72 kilobytes). <text:s/>Thus, a</text:p>
      <text:p text:style-name="Preformatted_20_Text"><text:s text:c="3"/>moby is classically 256K 36-bit words, the size of a PDP-6 or</text:p>
      <text:p text:style-name="Preformatted_20_Text"><text:s text:c="3"/>PDP-10 moby. <text:s/>Back when address registers were narrow the term was</text:p>
      <text:p text:style-name="Preformatted_20_Text"><text:s text:c="3"/>more generally useful, because when a computer had virtual memory</text:p>
      <text:p text:style-name="Preformatted_20_Text"><text:s text:c="3"/>mapping, it might actually have more physical memory attached to it</text:p>
      <text:p text:style-name="Preformatted_20_Text"><text:s text:c="3"/>than any one program could access directly. <text:s/>One could then say</text:p>
      <text:p text:style-name="Preformatted_20_Text"><text:s text:c="3"/>"This computer has 6 mobies" meaning that the ratio of physical</text:p>
      <text:p text:style-name="Preformatted_20_Text"><text:s text:c="3"/>memory to address space is 6, without having to say specifically</text:p>
      <text:p text:style-name="Preformatted_20_Text"><text:s text:c="3"/>how much memory there actually is. <text:s/>That in turn implied that the</text:p>
      <text:p text:style-name="Preformatted_20_Text"><text:s text:c="3"/>computer could timeshare six `full-sized' programs without having</text:p>
      <text:p text:style-name="Preformatted_20_Text"><text:s text:c="3"/>to swap programs between memory and disk.</text:p>
      <text:p text:style-name="Preformatted_20_Text"/>
      <text:p text:style-name="Preformatted_20_Text"><text:s text:c="3"/>Nowadays the low cost of processor logic means that address spaces</text:p>
      <text:p text:style-name="Preformatted_20_Text"><text:s text:c="3"/>are usually larger than the most physical memory you can cram onto</text:p>
      <text:p text:style-name="Preformatted_20_Text"><text:s text:c="3"/>a machine, so most systems have much *less* than one theoretical</text:p>
      <text:p text:style-name="Preformatted_20_Text"><text:s text:c="3"/>`native' moby of {core}. <text:s/>Also, more modern memory-management</text:p>
      <text:p text:style-name="Preformatted_20_Text"><text:s text:c="3"/>techniques (esp. paging) make the `moby count' less significant.</text:p>
      <text:p text:style-name="Preformatted_20_Text"><text:s text:c="3"/>However, there is one series of popular chips for which the term</text:p>
      <text:p text:style-name="Preformatted_20_Text"><text:s text:c="3"/>could stand to be revived --- the Intel 8088 and 80286 with their</text:p>
      <text:p text:style-name="Preformatted_20_Text"><text:s text:c="3"/>incredibly {brain-damaged} segmented-memory designs. <text:s/>On these, a</text:p>
      <text:p text:style-name="Preformatted_20_Text"><text:s text:c="3"/>`moby' would be the 1-megabyte address span of a segment/offset</text:p>
      <text:p text:style-name="Preformatted_20_Text"><text:s text:c="3"/>pair (by coincidence, a PDP-10 moby was exactly 1 megabyte of 9-bit</text:p>
      <text:p text:style-name="Preformatted_20_Text"><text:s text:c="3"/>bytes).</text:p>
      <text:p text:style-name="Preformatted_20_Text"/>
      <text:p text:style-name="Preformatted_20_Text">:mockingbird: n. Software that intercepts communications</text:p>
      <text:p text:style-name="Preformatted_20_Text"><text:s text:c="3"/>(especially login transactions) between users and hosts and</text:p>
      <text:p text:style-name="Preformatted_20_Text"><text:s text:c="3"/>provides system-like responses to the users while saving their</text:p>
      <text:p text:style-name="Preformatted_20_Text"><text:s text:c="3"/>responses (especially account IDs and passwords).</text:p>
      <text:p text:style-name="Preformatted_20_Text"/>
      <text:p text:style-name="Preformatted_20_Text">:mod: vt.,n. 1. Short for `modify' or `modification'. <text:s/>Very</text:p>
      <text:p text:style-name="Preformatted_20_Text"><text:s text:c="3"/>commonly used --- in fact the full terms are considered markers</text:p>
      <text:p text:style-name="Preformatted_20_Text"><text:s text:c="3"/>that one is being formal. <text:s/>The plural `mods' is used esp. with</text:p>
      <text:p text:style-name="Preformatted_20_Text"><text:s text:c="3"/>reference to bug fixes or minor design changes in hardware or</text:p>
      <text:p text:style-name="Preformatted_20_Text"><text:s text:c="3"/>software, most esp. with respect to {patch} sets or a {diff}.</text:p>
      <text:p text:style-name="Preformatted_20_Text"><text:s text:c="3"/>2. Short for {modulo} but used *only* for its techspeak sense.</text:p>
      <text:p text:style-name="Preformatted_20_Text"/>
      <text:p text:style-name="Preformatted_20_Text">:mode: n. A general state, usually used with an adjective</text:p>
      <text:p text:style-name="Preformatted_20_Text"><text:s text:c="3"/>describing the state. <text:s/>Use of the word `mode' rather than</text:p>
      <text:p text:style-name="Preformatted_20_Text"><text:s text:c="3"/>`state' implies that the state is extended over time, and</text:p>
      <text:p text:style-name="Preformatted_20_Text"><text:s text:c="3"/>probably also that some activity characteristic of that state is</text:p>
      <text:p text:style-name="Preformatted_20_Text"><text:s text:c="3"/>being carried out. "No time to hack; I'm in thesis mode." <text:s/>In its</text:p>
      <text:p text:style-name="Preformatted_20_Text"><text:s text:c="3"/>jargon sense, `mode' is most often attributed to people, though</text:p>
      <text:p text:style-name="Preformatted_20_Text"><text:s text:c="3"/>it is sometimes applied to programs and inanimate objects. In</text:p>
      <text:p text:style-name="Preformatted_20_Text"><text:s text:c="3"/>particular, see {hack mode}, {day mode}, {night mode},</text:p>
      <text:p text:style-name="Preformatted_20_Text"><text:s text:c="3"/>{demo mode}, {fireworks mode}, and {yoyo mode}; also</text:p>
      <text:p text:style-name="Preformatted_20_Text"><text:s text:c="3"/>{talk mode}.</text:p>
      <text:p text:style-name="Preformatted_20_Text"/>
      <text:p text:style-name="Preformatted_20_Text"><text:s text:c="3"/>One also often hears the verbs `enable' and `disable' used in</text:p>
      <text:p text:style-name="Preformatted_20_Text"><text:s text:c="3"/>connection with jargon modes. <text:s/>Thus, for example, a sillier way of</text:p>
      <text:p text:style-name="Preformatted_20_Text"><text:s text:c="3"/>saying "I'm going to crash" is "I'm going to enable crash mode</text:p>
      <text:p text:style-name="Preformatted_20_Text"><text:s text:c="3"/>now". <text:s/>One might also hear a request to "disable flame mode,</text:p>
      <text:p text:style-name="Preformatted_20_Text"><text:s text:c="3"/>please".</text:p>
      <text:p text:style-name="Preformatted_20_Text"/>
      <text:p text:style-name="Preformatted_20_Text"><text:s text:c="3"/>In a usage much closer to techspeak, a mode is a special state</text:p>
      <text:p text:style-name="Preformatted_20_Text"><text:s text:c="3"/>which certain user interfaces must pass into in order to perform</text:p>
      <text:p text:style-name="Preformatted_20_Text"><text:s text:c="3"/>certain functions. <text:s/>For example, in order to insert characters into a</text:p>
      <text:p text:style-name="Preformatted_20_Text"><text:s text:c="3"/>document in the UNIX editor `vi', one must type the "i" key,</text:p>
      <text:p text:style-name="Preformatted_20_Text"><text:s text:c="3"/>which invokes the "Insert" command. <text:s/>The effect of this command</text:p>
      <text:p text:style-name="Preformatted_20_Text"><text:soft-page-break/><text:s text:c="3"/>is to put vi into "insert mode", in which typing the "i" key</text:p>
      <text:p text:style-name="Preformatted_20_Text"><text:s text:c="3"/>has a quite different effect (to wit, it inserts an "i" into the</text:p>
      <text:p text:style-name="Preformatted_20_Text"><text:s text:c="3"/>document). <text:s/>One must then hit another special key, "ESC", in</text:p>
      <text:p text:style-name="Preformatted_20_Text"><text:s text:c="3"/>order to leave "insert mode". <text:s/>Nowadays, moded interfaces are</text:p>
      <text:p text:style-name="Preformatted_20_Text"><text:s text:c="3"/>generally considered {losing}, but survive in quite a few</text:p>
      <text:p text:style-name="Preformatted_20_Text"><text:s text:c="3"/>widely-used tools built in less enlightened times.</text:p>
      <text:p text:style-name="Preformatted_20_Text"/>
      <text:p text:style-name="Preformatted_20_Text">:mode bit: n. A {flag}, usually in hardware, that selects between</text:p>
      <text:p text:style-name="Preformatted_20_Text"><text:s text:c="3"/>two (usually quite different) modes of operation. <text:s/>The connotations</text:p>
      <text:p text:style-name="Preformatted_20_Text"><text:s text:c="3"/>are different from {flag} bit in that mode bits are mainly</text:p>
      <text:p text:style-name="Preformatted_20_Text"><text:s text:c="3"/>written during a boot or set-up phase, are seldom explicitly read,</text:p>
      <text:p text:style-name="Preformatted_20_Text"><text:s text:c="3"/>and seldom change over the lifetime of an ordinary program. <text:s/>The</text:p>
      <text:p text:style-name="Preformatted_20_Text"><text:s text:c="3"/>classic example was the EBCDIC-vs.-ASCII bit (#12) of the Program</text:p>
      <text:p text:style-name="Preformatted_20_Text"><text:s text:c="3"/>Status Word of the IBM 360. <text:s/>Another was the bit on a PDP-12 that</text:p>
      <text:p text:style-name="Preformatted_20_Text"><text:s text:c="3"/>controlled whether it ran the PDP-8 or the LINC instruction set.</text:p>
      <text:p text:style-name="Preformatted_20_Text"/>
      <text:p text:style-name="Preformatted_20_Text">:modulo: /mo'dyu-loh/ prep. Except for. <text:s/>An overgeneralization of</text:p>
      <text:p text:style-name="Preformatted_20_Text"><text:s text:c="3"/>mathematical terminology; one can consider saying that</text:p>
      <text:p text:style-name="Preformatted_20_Text"><text:s text:c="3"/>4 = 22 except for the 9s (4 = 22 mod 9). <text:s/>"Well,</text:p>
      <text:p text:style-name="Preformatted_20_Text"><text:s text:c="3"/>LISP seems to work okay now, modulo that {GC} bug." <text:s/>"I feel</text:p>
      <text:p text:style-name="Preformatted_20_Text"><text:s text:c="3"/>fine today modulo a slight headache."</text:p>
      <text:p text:style-name="Preformatted_20_Text"/>
      <text:p text:style-name="Preformatted_20_Text">:molly-guard: /mol'ee-gard/ [University of Illinois] n. A shield</text:p>
      <text:p text:style-name="Preformatted_20_Text"><text:s text:c="3"/>to prevent tripping of some {Big Red Switch} by clumsy or</text:p>
      <text:p text:style-name="Preformatted_20_Text"><text:s text:c="3"/>ignorant hands. <text:s/>Originally used of some plexiglass covers</text:p>
      <text:p text:style-name="Preformatted_20_Text"><text:s text:c="3"/>improvised for the BRS on an IBM 4341 after a programmer's toddler</text:p>
      <text:p text:style-name="Preformatted_20_Text"><text:s text:c="3"/>daughter (named Molly) frobbed it twice in one day. <text:s/>Later</text:p>
      <text:p text:style-name="Preformatted_20_Text"><text:s text:c="3"/>generalized to covers over stop/reset switches on disk drives and</text:p>
      <text:p text:style-name="Preformatted_20_Text"><text:s text:c="3"/>networking equipment.</text:p>
      <text:p text:style-name="Preformatted_20_Text"/>
      <text:p text:style-name="Preformatted_20_Text">:Mongolian Hordes technique: n. Development by {gang bang}</text:p>
      <text:p text:style-name="Preformatted_20_Text"><text:s text:c="3"/>(poss. from the Sixties counterculture expression `Mongolian</text:p>
      <text:p text:style-name="Preformatted_20_Text"><text:s text:c="3"/>clusterfuck' for a public orgy). <text:s/>Implies that large numbers of</text:p>
      <text:p text:style-name="Preformatted_20_Text"><text:s text:c="3"/>inexperienced programmers are being put on a job better performed</text:p>
      <text:p text:style-name="Preformatted_20_Text"><text:s text:c="3"/>by a few skilled ones. <text:s/>Also called `Chinese Army technique';</text:p>
      <text:p text:style-name="Preformatted_20_Text"><text:s text:c="3"/>see also {Brooks's Law}.</text:p>
      <text:p text:style-name="Preformatted_20_Text"/>
      <text:p text:style-name="Preformatted_20_Text">:monkey up: vt. To hack together hardware for a particular task,</text:p>
      <text:p text:style-name="Preformatted_20_Text"><text:s text:c="3"/>especially a one-shot job. <text:s/>Connotes an extremely {crufty} and</text:p>
      <text:p text:style-name="Preformatted_20_Text"><text:s text:c="3"/>consciously temporary solution. <text:s/>Compare {hack up}, {kluge up},</text:p>
      <text:p text:style-name="Preformatted_20_Text"><text:s text:c="3"/>{cruft together}, {cruft together}.</text:p>
      <text:p text:style-name="Preformatted_20_Text"/>
      <text:p text:style-name="Preformatted_20_Text">:monkey, scratch: n. See {scratch monkey}.</text:p>
      <text:p text:style-name="Preformatted_20_Text"/>
      <text:p text:style-name="Preformatted_20_Text">:monstrosity: 1. n. A ridiculously {elephantine} program or</text:p>
      <text:p text:style-name="Preformatted_20_Text"><text:s text:c="3"/>system, esp. one that is buggy or only marginally functional.</text:p>
      <text:p text:style-name="Preformatted_20_Text"><text:s text:c="3"/>2. The quality of being monstrous (see `Overgeneralization' in the</text:p>
      <text:p text:style-name="Preformatted_20_Text"><text:s text:c="3"/>discussion of jargonification). <text:s/>See also {baroque}.</text:p>
      <text:p text:style-name="Preformatted_20_Text"/>
      <text:p text:style-name="Preformatted_20_Text">:monty: /mon'tee/ [US Geological Survey] n. n. <text:s/>A program with a</text:p>
      <text:p text:style-name="Preformatted_20_Text"><text:s text:c="3"/>ludicrously complex user interface written to perform extremely</text:p>
      <text:p text:style-name="Preformatted_20_Text"><text:s text:c="3"/>trivial tasks. <text:s/>An example would be a menu-driven, button clicking,</text:p>
      <text:p text:style-name="Preformatted_20_Text"><text:s text:c="3"/>pulldown, pop-up windows program for listing directories. <text:s/>The</text:p>
      <text:p text:style-name="Preformatted_20_Text"><text:s text:c="3"/>original monty was an infamous weather-reporting program, Monty the</text:p>
      <text:p text:style-name="Preformatted_20_Text"><text:s text:c="3"/>Amazing Weather Man, written at the USGS. <text:s/>Monty had a</text:p>
      <text:p text:style-name="Preformatted_20_Text"><text:s text:c="3"/>widget-packed X-window interface with over 200 buttons; and all</text:p>
      <text:p text:style-name="Preformatted_20_Text"><text:s text:c="3"/>monty actually *did* was {FTP} files off the network.</text:p>
      <text:p text:style-name="Preformatted_20_Text"><text:s text:c="3"/></text:p>
      <text:p text:style-name="Preformatted_20_Text"><text:soft-page-break/></text:p>
      <text:p text:style-name="Preformatted_20_Text">:Moof: /moof/ [MAC users] n. 1. The Moof or `dogcow' is a</text:p>
      <text:p text:style-name="Preformatted_20_Text"><text:s text:c="3"/>semi-legendary creature that lurks in the depths of the Macintosh</text:p>
      <text:p text:style-name="Preformatted_20_Text"><text:s text:c="3"/>Technical Notes Hypercard stack V3.1; specifically, the full story</text:p>
      <text:p text:style-name="Preformatted_20_Text"><text:s text:c="3"/>of the dogcow is told in technical note #31 (the particular Moof</text:p>
      <text:p text:style-name="Preformatted_20_Text"><text:s text:c="3"/>illustrated is properly named `Clarus'). <text:s/>Option-shift-click will</text:p>
      <text:p text:style-name="Preformatted_20_Text"><text:s text:c="3"/>cause it to emit a characteristic `Moof!' or `!fooM' sound.</text:p>
      <text:p text:style-name="Preformatted_20_Text"><text:s text:c="3"/>*Getting* to tech note 31 is the hard part; to discover how to</text:p>
      <text:p text:style-name="Preformatted_20_Text"><text:s text:c="3"/>do that, one must needs examine the stack script with a hackerly</text:p>
      <text:p text:style-name="Preformatted_20_Text"><text:s text:c="3"/>eye. <text:s/>Clue: {rot13} is involved. <text:s/>A dogcow also appears if you</text:p>
      <text:p text:style-name="Preformatted_20_Text"><text:s text:c="3"/>choose `Page Setup...' with a LaserWriter selected and click on</text:p>
      <text:p text:style-name="Preformatted_20_Text"><text:s text:c="3"/>the `Options' button. <text:s/>2. The word is used to flag software that's</text:p>
      <text:p text:style-name="Preformatted_20_Text"><text:s text:c="3"/>a hack, something untested and on the edge. <text:s/>On one Apple CD-ROM,</text:p>
      <text:p text:style-name="Preformatted_20_Text"><text:s text:c="3"/>certain folders such as "Tools &amp; Apps (Moof!)" and "Development</text:p>
      <text:p text:style-name="Preformatted_20_Text"><text:s text:c="3"/>Platforms (Moof!)", are so marked to indicate that these folders</text:p>
      <text:p text:style-name="Preformatted_20_Text"><text:s text:c="3"/>contain software that's not fully tested or sanctioned by the</text:p>
      <text:p text:style-name="Preformatted_20_Text"><text:s text:c="3"/>powers that be. <text:s/>When you open these folders you cross the boundary</text:p>
      <text:p text:style-name="Preformatted_20_Text"><text:s text:c="3"/>into hackerland.</text:p>
      <text:p text:style-name="Preformatted_20_Text"/>
      <text:p text:style-name="Preformatted_20_Text">:Moore's Law: /morz law/ prov. The observation that the logic</text:p>
      <text:p text:style-name="Preformatted_20_Text"><text:s text:c="3"/>density of silicon integrated circuits has closely followed the</text:p>
      <text:p text:style-name="Preformatted_20_Text"><text:s text:c="3"/>curve (bits per square inch) <text:s/>= 2^((n - 1962)); that is, the</text:p>
      <text:p text:style-name="Preformatted_20_Text"><text:s text:c="3"/>amount of information storable in one square inch of silicon has</text:p>
      <text:p text:style-name="Preformatted_20_Text"><text:s text:c="3"/>roughly doubled yearly every year since the technology was</text:p>
      <text:p text:style-name="Preformatted_20_Text"><text:s text:c="3"/>invented. <text:s/>See also {Parkinson's Law of Data}.</text:p>
      <text:p text:style-name="Preformatted_20_Text"/>
      <text:p text:style-name="Preformatted_20_Text">:moose call, the: n. See {whalesong}.</text:p>
      <text:p text:style-name="Preformatted_20_Text"/>
      <text:p text:style-name="Preformatted_20_Text">:moria: /mor'ee-*/ n. Like {nethack} and {rogue}, one of the</text:p>
      <text:p text:style-name="Preformatted_20_Text"><text:s text:c="3"/>large PD Dungeons-and-Dragons-like simulation games, available for</text:p>
      <text:p text:style-name="Preformatted_20_Text"><text:s text:c="3"/>a wide range of machines and operating systems. <text:s/>Extremely</text:p>
      <text:p text:style-name="Preformatted_20_Text"><text:s text:c="3"/>addictive and a major consumer of time better used for hacking.</text:p>
      <text:p text:style-name="Preformatted_20_Text"/>
      <text:p text:style-name="Preformatted_20_Text">:MOTAS: /moh-toz/ [USENET: Member Of The Appropriate Sex, after</text:p>
      <text:p text:style-name="Preformatted_20_Text"><text:s text:c="3"/>{MOTOS} and {MOTSS}] n. A potential or (less often) actual sex</text:p>
      <text:p text:style-name="Preformatted_20_Text"><text:s text:c="3"/>partner. <text:s/>See also {SO}.</text:p>
      <text:p text:style-name="Preformatted_20_Text"/>
      <text:p text:style-name="Preformatted_20_Text">:MOTOS: /moh-tohs/ [acronym from the 1970 U.S. census forms via</text:p>
      <text:p text:style-name="Preformatted_20_Text"><text:s text:c="3"/>USENET: Member Of The Opposite Sex] n. A potential or (less often)</text:p>
      <text:p text:style-name="Preformatted_20_Text"><text:s text:c="3"/>actual sex partner. <text:s/>See {MOTAS}, {MOTSS}, {SO}. <text:s/>Less</text:p>
      <text:p text:style-name="Preformatted_20_Text"><text:s text:c="3"/>common than MOTSS or {MOTAS}, which have largely displaced it.</text:p>
      <text:p text:style-name="Preformatted_20_Text"/>
      <text:p text:style-name="Preformatted_20_Text">:MOTSS: /mots/ or /M-O-T-S-S/ [from the 1970 U.S. census forms</text:p>
      <text:p text:style-name="Preformatted_20_Text"><text:s text:c="3"/>via USENET, Member Of The Same Sex] n. Esp. one considered as a</text:p>
      <text:p text:style-name="Preformatted_20_Text"><text:s text:c="3"/>possible sexual partner. <text:s/>The gay-issues newsgroup on USENET is</text:p>
      <text:p text:style-name="Preformatted_20_Text"><text:s text:c="3"/>called soc.motss. <text:s/>See {MOTOS} and {MOTAS}, which derive</text:p>
      <text:p text:style-name="Preformatted_20_Text"><text:s text:c="3"/>from it. <text:s/>Also see {SO}.</text:p>
      <text:p text:style-name="Preformatted_20_Text"/>
      <text:p text:style-name="Preformatted_20_Text">:mouse ahead: vi. Point-and-click analog of `type ahead'. <text:s/>To</text:p>
      <text:p text:style-name="Preformatted_20_Text"><text:s text:c="3"/>manipulate a computer's pointing device (almost always a mouse in</text:p>
      <text:p text:style-name="Preformatted_20_Text"><text:s text:c="3"/>this usage, but not necessarily) and its selection or command</text:p>
      <text:p text:style-name="Preformatted_20_Text"><text:s text:c="3"/>buttons before a computer program is ready to accept such input, in</text:p>
      <text:p text:style-name="Preformatted_20_Text"><text:s text:c="3"/>anticipation of the program accepting the input. <text:s/>Handling this</text:p>
      <text:p text:style-name="Preformatted_20_Text"><text:s text:c="3"/>properly is rare, but it can help make a {WIMP environment} much</text:p>
      <text:p text:style-name="Preformatted_20_Text"><text:s text:c="3"/>more usable, assuming the users are familiar with the behavior of</text:p>
      <text:p text:style-name="Preformatted_20_Text"><text:s text:c="3"/>the user interface.</text:p>
      <text:p text:style-name="Preformatted_20_Text"/>
      <text:p text:style-name="Preformatted_20_Text">:mouse around: vi. To explore public portions of a large system, esp.</text:p>
      <text:p text:style-name="Preformatted_20_Text"><text:soft-page-break/><text:s text:c="3"/>a network such as Internet via {FTP} or {TELNET}, looking for</text:p>
      <text:p text:style-name="Preformatted_20_Text"><text:s text:c="3"/>interesting stuff to {snarf}.</text:p>
      <text:p text:style-name="Preformatted_20_Text"/>
      <text:p text:style-name="Preformatted_20_Text">:mouse belt: n. See {rat belt}.</text:p>
      <text:p text:style-name="Preformatted_20_Text"/>
      <text:p text:style-name="Preformatted_20_Text">:mouse droppings: [MS-DOS] n. Pixels (usually single) that are not</text:p>
      <text:p text:style-name="Preformatted_20_Text"><text:s text:c="3"/>properly restored when the mouse pointer moves away from a</text:p>
      <text:p text:style-name="Preformatted_20_Text"><text:s text:c="3"/>particular location on the screen, producing the appearance that</text:p>
      <text:p text:style-name="Preformatted_20_Text"><text:s text:c="3"/>the mouse pointer has left droppings behind. <text:s/>The major causes for</text:p>
      <text:p text:style-name="Preformatted_20_Text"><text:s text:c="3"/>this problem are programs that write to the screen memory</text:p>
      <text:p text:style-name="Preformatted_20_Text"><text:s text:c="3"/>corresponding to the mouse pointer's current location without</text:p>
      <text:p text:style-name="Preformatted_20_Text"><text:s text:c="3"/>hiding the mouse pointer first, and mouse drivers that do not quite</text:p>
      <text:p text:style-name="Preformatted_20_Text"><text:s text:c="3"/>support the graphics mode in use.</text:p>
      <text:p text:style-name="Preformatted_20_Text"/>
      <text:p text:style-name="Preformatted_20_Text">:mouse elbow: n. A tennis-elbow-like fatigue syndrome resulting from</text:p>
      <text:p text:style-name="Preformatted_20_Text"><text:s text:c="3"/>excessive use of a {WIMP environment}. <text:s/>Similarly, `mouse</text:p>
      <text:p text:style-name="Preformatted_20_Text"><text:s text:c="3"/>shoulder'; GLS reports that he used to get this a lot before he</text:p>
      <text:p text:style-name="Preformatted_20_Text"><text:s text:c="3"/>taught himself to be ambimoustrous.</text:p>
      <text:p text:style-name="Preformatted_20_Text"/>
      <text:p text:style-name="Preformatted_20_Text">:mouso: /mow'soh/ n. [by analogy with `typo'] An error in mouse usage</text:p>
      <text:p text:style-name="Preformatted_20_Text"><text:s text:c="3"/>resulting in an inappropriate selection or graphic garbage on the</text:p>
      <text:p text:style-name="Preformatted_20_Text"><text:s text:c="3"/>screen. <text:s/>Compare {thinko}, {braino}.</text:p>
      <text:p text:style-name="Preformatted_20_Text"/>
      <text:p text:style-name="Preformatted_20_Text">:MS-DOS:: /M-S-dos/ [MicroSoft Disk Operating System] n. A</text:p>
      <text:p text:style-name="Preformatted_20_Text"><text:s text:c="3"/>{clone} of {{CP/M}} for the 8088 crufted together in 6 weeks by</text:p>
      <text:p text:style-name="Preformatted_20_Text"><text:s text:c="3"/>hacker Tim Paterson, who is said to have regretted it ever since.</text:p>
      <text:p text:style-name="Preformatted_20_Text"><text:s text:c="3"/>Numerous features, including vaguely UNIX-like but rather broken</text:p>
      <text:p text:style-name="Preformatted_20_Text"><text:s text:c="3"/>support for subdirectories, I/O redirection, and pipelines, were</text:p>
      <text:p text:style-name="Preformatted_20_Text"><text:s text:c="3"/>hacked into 2.0 and subsequent versions; as a result, there are two</text:p>
      <text:p text:style-name="Preformatted_20_Text"><text:s text:c="3"/>or more incompatible versions of many system calls, and MS-DOS</text:p>
      <text:p text:style-name="Preformatted_20_Text"><text:s text:c="3"/>programmers can never agree on basic things like what character to</text:p>
      <text:p text:style-name="Preformatted_20_Text"><text:s text:c="3"/>use as an option switch or whether to be case-sensitive. <text:s/>The</text:p>
      <text:p text:style-name="Preformatted_20_Text"><text:s text:c="3"/>resulting mess is now the highest-unit-volume OS in history. <text:s/>Often</text:p>
      <text:p text:style-name="Preformatted_20_Text"><text:s text:c="3"/>known simply as DOS, which annoys people familiar with other</text:p>
      <text:p text:style-name="Preformatted_20_Text"><text:s text:c="3"/>similarly abbreviated operating systems (the name goes back to the</text:p>
      <text:p text:style-name="Preformatted_20_Text"><text:s text:c="3"/>mid-1960s, when it was attached to IBM's first disk operating</text:p>
      <text:p text:style-name="Preformatted_20_Text"><text:s text:c="3"/>system for the 360). <text:s/>The name further annoys those who know what</text:p>
      <text:p text:style-name="Preformatted_20_Text"><text:s text:c="3"/>the term {operating system} does (or ought to) connote; DOS is</text:p>
      <text:p text:style-name="Preformatted_20_Text"><text:s text:c="3"/>more properly a set of relatively simple interrupt services. <text:s/>Some</text:p>
      <text:p text:style-name="Preformatted_20_Text"><text:s text:c="3"/>people like to pronounce DOS like "dose", as in "I don't work on</text:p>
      <text:p text:style-name="Preformatted_20_Text"><text:s text:c="3"/>dose, man!", or to compare it to a dose of brain-damaging drugs</text:p>
      <text:p text:style-name="Preformatted_20_Text"><text:s text:c="3"/>(a slogan button in wide circulation among hackers exhorts:</text:p>
      <text:p text:style-name="Preformatted_20_Text"><text:s text:c="3"/>"MS-DOS: Just say No!"). <text:s/>See {mess-dos}, {ill-behaved}.</text:p>
      <text:p text:style-name="Preformatted_20_Text"/>
      <text:p text:style-name="Preformatted_20_Text">:mu: /moo/ The correct answer to the classic trick question</text:p>
      <text:p text:style-name="Preformatted_20_Text"><text:s text:c="3"/>"Have you stopped beating your wife yet?". <text:s/>Assuming that you</text:p>
      <text:p text:style-name="Preformatted_20_Text"><text:s text:c="3"/>have no wife or you have never beaten your wife, the answer "yes"</text:p>
      <text:p text:style-name="Preformatted_20_Text"><text:s text:c="3"/>is wrong because it implies that you used to beat your wife and</text:p>
      <text:p text:style-name="Preformatted_20_Text"><text:s text:c="3"/>then stopped, but "no" is worse because it suggests that you have</text:p>
      <text:p text:style-name="Preformatted_20_Text"><text:s text:c="3"/>one and are still beating her. <text:s/>According to various Discordians</text:p>
      <text:p text:style-name="Preformatted_20_Text"><text:s text:c="3"/>and Douglas Hofstadter (see the Bibliography in {appendix C}),</text:p>
      <text:p text:style-name="Preformatted_20_Text"><text:s text:c="3"/>the correct answer is usually "mu", a Japanese word alleged to</text:p>
      <text:p text:style-name="Preformatted_20_Text"><text:s text:c="3"/>mean "Your question cannot be answered because it depends on</text:p>
      <text:p text:style-name="Preformatted_20_Text"><text:s text:c="3"/>incorrect assumptions". <text:s/>Hackers tend to be sensitive to logical</text:p>
      <text:p text:style-name="Preformatted_20_Text"><text:s text:c="3"/>inadequacies in language, and many have adopted this suggestion</text:p>
      <text:p text:style-name="Preformatted_20_Text"><text:s text:c="3"/>with enthusiasm. <text:s/>The word `mu' is actually from Chinese, meaning</text:p>
      <text:p text:style-name="Preformatted_20_Text"><text:s text:c="3"/>`nothing'; it is used in mainstream Japanese in that sense, but</text:p>
      <text:p text:style-name="Preformatted_20_Text"><text:s text:c="3"/>native speakers do not recognize the Discordian question-denying</text:p>
      <text:p text:style-name="Preformatted_20_Text"><text:soft-page-break/><text:s text:c="3"/>use. <text:s/>It almost certainly derives from overgeneralization of the</text:p>
      <text:p text:style-name="Preformatted_20_Text"><text:s text:c="3"/>answer in the following well-known Rinzei Zen teaching riddle:</text:p>
      <text:p text:style-name="Preformatted_20_Text"/>
      <text:p text:style-name="Preformatted_20_Text"><text:s text:c="5"/>A monk asked Joshu, "Does a dog have the Buddha nature?"</text:p>
      <text:p text:style-name="Preformatted_20_Text"><text:s text:c="5"/>Joshu retorted, "Mu!"</text:p>
      <text:p text:style-name="Preformatted_20_Text"/>
      <text:p text:style-name="Preformatted_20_Text"><text:s text:c="3"/>See also {has the X nature}, {AI Koans}, and Douglas</text:p>
      <text:p text:style-name="Preformatted_20_Text"><text:s text:c="3"/>Hofstadter's `G"odel, Escher, Bach: An Eternal Golden Braid'</text:p>
      <text:p text:style-name="Preformatted_20_Text"><text:s text:c="3"/>(pointer in the Bibliography in appendix C).</text:p>
      <text:p text:style-name="Preformatted_20_Text"/>
      <text:p text:style-name="Preformatted_20_Text">:MUD: /muhd/ [acronym, Multi-User Dungeon; alt. Multi-User</text:p>
      <text:p text:style-name="Preformatted_20_Text"><text:s text:c="3"/>Dimension] 1. n. <text:s/>A class of {virtual reality} experiments</text:p>
      <text:p text:style-name="Preformatted_20_Text"><text:s text:c="3"/>accessible via the Internet. <text:s/>These are real-time chat forums with</text:p>
      <text:p text:style-name="Preformatted_20_Text"><text:s text:c="3"/>structure; they have multiple `locations' like an adventure game,</text:p>
      <text:p text:style-name="Preformatted_20_Text"><text:s text:c="3"/>and may include combat, traps, puzzles, magic, a simple economic</text:p>
      <text:p text:style-name="Preformatted_20_Text"><text:s text:c="3"/>system, and the capability for characters to build more structure</text:p>
      <text:p text:style-name="Preformatted_20_Text"><text:s text:c="3"/>onto the database that represents the existing world. <text:s/>2. vi. To</text:p>
      <text:p text:style-name="Preformatted_20_Text"><text:s text:c="3"/>play a MUD (see {hack-and-slay}). <text:s/>The acronym MUD is often</text:p>
      <text:p text:style-name="Preformatted_20_Text"><text:s text:c="3"/>lowercased and/or verbed; thus, one may speak of `going</text:p>
      <text:p text:style-name="Preformatted_20_Text"><text:s text:c="3"/>mudding', etc.</text:p>
      <text:p text:style-name="Preformatted_20_Text"/>
      <text:p text:style-name="Preformatted_20_Text"><text:s text:c="3"/>Historically, MUDs (and their more recent progeny with names of MU-</text:p>
      <text:p text:style-name="Preformatted_20_Text"><text:s text:c="3"/>form) derive from a hack by Richard Bartle and Roy Trubshaw on the</text:p>
      <text:p text:style-name="Preformatted_20_Text"><text:s text:c="3"/>University of Essex's DEC-10 in the early 1980s; descendants of</text:p>
      <text:p text:style-name="Preformatted_20_Text"><text:s text:c="3"/>that game still exist today (see {BartleMUD}). <text:s/>There is a</text:p>
      <text:p text:style-name="Preformatted_20_Text"><text:s text:c="3"/>widespread myth (repeated, unfortunately, by earlier versions of</text:p>
      <text:p text:style-name="Preformatted_20_Text"><text:s text:c="3"/>this lexicon) that the name MUD was trademarked to the commercial</text:p>
      <text:p text:style-name="Preformatted_20_Text"><text:s text:c="3"/>MUD run by Bartle on British Telecom (the motto: "You haven't</text:p>
      <text:p text:style-name="Preformatted_20_Text"><text:s text:c="3"/>*lived* 'til you've *died* on MUD!"); however, this is</text:p>
      <text:p text:style-name="Preformatted_20_Text"><text:s text:c="3"/>false --- Richard Bartle explicitly placed `MUD' in PD in 1985. <text:s/>BT</text:p>
      <text:p text:style-name="Preformatted_20_Text"><text:s text:c="3"/>was upset at this, as they had already printed trademark claims on</text:p>
      <text:p text:style-name="Preformatted_20_Text"><text:s text:c="3"/>some maps and posters, which were released and created the</text:p>
      <text:p text:style-name="Preformatted_20_Text"><text:s text:c="3"/>myth.</text:p>
      <text:p text:style-name="Preformatted_20_Text"/>
      <text:p text:style-name="Preformatted_20_Text"><text:s text:c="3"/>Students on the European academic networks quickly improved on the</text:p>
      <text:p text:style-name="Preformatted_20_Text"><text:s text:c="3"/>MUD concept, spawning several new MUDs (VAXMUD, AberMUD, LPMUD).</text:p>
      <text:p text:style-name="Preformatted_20_Text"><text:s text:c="3"/>Many of these had associated bulletin-board systems for social</text:p>
      <text:p text:style-name="Preformatted_20_Text"><text:s text:c="3"/>interaction. <text:s/>Because these had an image as `research' they</text:p>
      <text:p text:style-name="Preformatted_20_Text"><text:s text:c="3"/>often survived administrative hostility to BBSs in general. <text:s/>This,</text:p>
      <text:p text:style-name="Preformatted_20_Text"><text:s text:c="3"/>together with the fact that USENET feeds have been spotty and</text:p>
      <text:p text:style-name="Preformatted_20_Text"><text:s text:c="3"/>difficult to get in the U.K., made the MUDs major foci of hackish</text:p>
      <text:p text:style-name="Preformatted_20_Text"><text:s text:c="3"/>social interaction there.</text:p>
      <text:p text:style-name="Preformatted_20_Text"/>
      <text:p text:style-name="Preformatted_20_Text"><text:s text:c="3"/>AberMUD and other variants crossed the Atlantic around 1988 and</text:p>
      <text:p text:style-name="Preformatted_20_Text"><text:s text:c="3"/>quickly gained popularity in the U.S.; they became nuclei for large</text:p>
      <text:p text:style-name="Preformatted_20_Text"><text:s text:c="3"/>hacker communities with only loose ties to traditional hackerdom</text:p>
      <text:p text:style-name="Preformatted_20_Text"><text:s text:c="3"/>(some observers see parallels with the growth of USENET in the</text:p>
      <text:p text:style-name="Preformatted_20_Text"><text:s text:c="3"/>early 1980s). <text:s/>The second wave of MUDs (TinyMUD and variants)</text:p>
      <text:p text:style-name="Preformatted_20_Text"><text:s text:c="3"/>tended to emphasize social interaction, puzzles, and cooperative</text:p>
      <text:p text:style-name="Preformatted_20_Text"><text:s text:c="3"/>world-building as opposed to combat and competition. <text:s/>In 1991, over</text:p>
      <text:p text:style-name="Preformatted_20_Text"><text:s text:c="3"/>50% of MUD sites are of a third major variety, LPMUD, which</text:p>
      <text:p text:style-name="Preformatted_20_Text"><text:s text:c="3"/>synthesizes the combat/puzzle aspects of AberMUD and older systems</text:p>
      <text:p text:style-name="Preformatted_20_Text"><text:s text:c="3"/>with the extensibility of TinyMud. The trend toward greater</text:p>
      <text:p text:style-name="Preformatted_20_Text"><text:s text:c="3"/>programmability and flexibility will doubtless continue.</text:p>
      <text:p text:style-name="Preformatted_20_Text"/>
      <text:p text:style-name="Preformatted_20_Text"><text:s text:c="3"/>The state of the art in MUD design is still moving very rapidly,</text:p>
      <text:p text:style-name="Preformatted_20_Text"><text:s text:c="3"/>with new simulation designs appearing (seemingly) every month.</text:p>
      <text:p text:style-name="Preformatted_20_Text"><text:s text:c="3"/>There is now (early 1991) a move afoot to deprecate the term</text:p>
      <text:p text:style-name="Preformatted_20_Text"><text:soft-page-break/><text:s text:c="3"/>{MUD} itself, as newer designs exhibit an exploding variety of</text:p>
      <text:p text:style-name="Preformatted_20_Text"><text:s text:c="3"/>names corresponding to the different simulation styles being</text:p>
      <text:p text:style-name="Preformatted_20_Text"><text:s text:c="3"/>explored. <text:s/>See also {BartleMUD}, {berserking}, {bonk/oif},</text:p>
      <text:p text:style-name="Preformatted_20_Text"><text:s text:c="3"/>{brand brand brand}, {FOD}, {hack-and-slay}, {link-dead},</text:p>
      <text:p text:style-name="Preformatted_20_Text"><text:s text:c="3"/>{mudhead}, {posing}, {talk mode}, {tinycrud}.</text:p>
      <text:p text:style-name="Preformatted_20_Text"/>
      <text:p text:style-name="Preformatted_20_Text">:muddie: n. Syn. {mudhead}. <text:s/>More common in Great Britain, possibly</text:p>
      <text:p text:style-name="Preformatted_20_Text"><text:s text:c="3"/>because system administrators there like to mutter "bloody</text:p>
      <text:p text:style-name="Preformatted_20_Text"><text:s text:c="3"/>muddies" when annoyed at the species.</text:p>
      <text:p text:style-name="Preformatted_20_Text"/>
      <text:p text:style-name="Preformatted_20_Text">:mudhead: n. Commonly used to refer to a {MUD} player who eats,</text:p>
      <text:p text:style-name="Preformatted_20_Text"><text:s text:c="3"/>sleeps, and breathes MUD. <text:s/>Mudheads have been known to fail their</text:p>
      <text:p text:style-name="Preformatted_20_Text"><text:s text:c="3"/>degrees, drop out, etc., with the consolation, however, that they</text:p>
      <text:p text:style-name="Preformatted_20_Text"><text:s text:c="3"/>made wizard level. <text:s/>When encountered in person, on a MUD, or in a</text:p>
      <text:p text:style-name="Preformatted_20_Text"><text:s text:c="3"/>chat system, all a mudhead will talk about is three topics: the</text:p>
      <text:p text:style-name="Preformatted_20_Text"><text:s text:c="3"/>tactic, character, or wizard that is supposedly always unfairly</text:p>
      <text:p text:style-name="Preformatted_20_Text"><text:s text:c="3"/>stopping him/her from becoming a wizard or beating a favorite MUD;</text:p>
      <text:p text:style-name="Preformatted_20_Text"><text:s text:c="3"/>why the specific game he/she has experience with is so much better</text:p>
      <text:p text:style-name="Preformatted_20_Text"><text:s text:c="3"/>than any other, and the MUD he or she is writing or going to write</text:p>
      <text:p text:style-name="Preformatted_20_Text"><text:s text:c="3"/>because his/her design ideas are so much better than in any</text:p>
      <text:p text:style-name="Preformatted_20_Text"><text:s text:c="3"/>existing MUD. <text:s/>See also {wannabee}.</text:p>
      <text:p text:style-name="Preformatted_20_Text"/>
      <text:p text:style-name="Preformatted_20_Text">:multician: /muhl-ti'shn/ [coined at Honeywell, ca. 1970] n.</text:p>
      <text:p text:style-name="Preformatted_20_Text"><text:s text:c="3"/>Competent user of {{Multics}}. <text:s/>Perhaps oddly, no one has ever</text:p>
      <text:p text:style-name="Preformatted_20_Text"><text:s text:c="3"/>promoted the analogous `Unician'.</text:p>
      <text:p text:style-name="Preformatted_20_Text"/>
      <text:p text:style-name="Preformatted_20_Text">:Multics:: /muhl'tiks/ n. [from "MULTiplexed Information and</text:p>
      <text:p text:style-name="Preformatted_20_Text"><text:s text:c="3"/>Computing Service"] An early (late 1960s) timesharing operating</text:p>
      <text:p text:style-name="Preformatted_20_Text"><text:s text:c="3"/>system co-designed by a consortium including MIT, GE, and Bell</text:p>
      <text:p text:style-name="Preformatted_20_Text"><text:s text:c="3"/>Laboratories. <text:s/>Very innovative for its time --- among other things,</text:p>
      <text:p text:style-name="Preformatted_20_Text"><text:s text:c="3"/>it introduced the idea of treating all devices uniformly as special</text:p>
      <text:p text:style-name="Preformatted_20_Text"><text:s text:c="3"/>files. <text:s/>All the members but GE eventually pulled out after</text:p>
      <text:p text:style-name="Preformatted_20_Text"><text:s text:c="3"/>determining that {second-system effect} had bloated Multics to</text:p>
      <text:p text:style-name="Preformatted_20_Text"><text:s text:c="3"/>the point of practical unusability (the `lean' predecessor in</text:p>
      <text:p text:style-name="Preformatted_20_Text"><text:s text:c="3"/>question was {CTSS}). <text:s/>Honeywell commercialized Multics after</text:p>
      <text:p text:style-name="Preformatted_20_Text"><text:s text:c="3"/>buying out GE's computer group, but it was never very successful</text:p>
      <text:p text:style-name="Preformatted_20_Text"><text:s text:c="3"/>(among other things, on some versions one was commonly required to</text:p>
      <text:p text:style-name="Preformatted_20_Text"><text:s text:c="3"/>enter a password to log out). <text:s/>One of the developers left in the</text:p>
      <text:p text:style-name="Preformatted_20_Text"><text:s text:c="3"/>lurch by the project's breakup was Ken Thompson, a circumstance</text:p>
      <text:p text:style-name="Preformatted_20_Text"><text:s text:c="3"/>which led directly to the birth of {{UNIX}}. <text:s/>For this and other</text:p>
      <text:p text:style-name="Preformatted_20_Text"><text:s text:c="3"/>reasons, aspects of the Multics design remain a topic of occasional</text:p>
      <text:p text:style-name="Preformatted_20_Text"><text:s text:c="3"/>debate among hackers. <text:s/>See also {brain-damaged} and {GCOS}.</text:p>
      <text:p text:style-name="Preformatted_20_Text"/>
      <text:p text:style-name="Preformatted_20_Text">:multitask: n. Often used of humans in the same meaning it has for</text:p>
      <text:p text:style-name="Preformatted_20_Text"><text:s text:c="3"/>computers, to describe a person doing several things at once (but</text:p>
      <text:p text:style-name="Preformatted_20_Text"><text:s text:c="3"/>see {thrash}). <text:s/>The term `multiplex', from communications</text:p>
      <text:p text:style-name="Preformatted_20_Text"><text:s text:c="3"/>technology (meaning to handle more than one channel at the same</text:p>
      <text:p text:style-name="Preformatted_20_Text"><text:s text:c="3"/>time), is used similarly.</text:p>
      <text:p text:style-name="Preformatted_20_Text"/>
      <text:p text:style-name="Preformatted_20_Text">:mumblage: /muhm'bl*j/ n. The topic of one's mumbling (see</text:p>
      <text:p text:style-name="Preformatted_20_Text"><text:s text:c="3"/>{mumble}). <text:s/>"All that mumblage" is used like "all that</text:p>
      <text:p text:style-name="Preformatted_20_Text"><text:s text:c="3"/>stuff" when it is not quite clear how the subject of discussion</text:p>
      <text:p text:style-name="Preformatted_20_Text"><text:s text:c="3"/>works, or like "all that crap" when `mumble' is being used as</text:p>
      <text:p text:style-name="Preformatted_20_Text"><text:s text:c="3"/>an implicit replacement for pejoratives.</text:p>
      <text:p text:style-name="Preformatted_20_Text"/>
      <text:p text:style-name="Preformatted_20_Text">:mumble: interj. 1. Said when the correct response is too</text:p>
      <text:p text:style-name="Preformatted_20_Text"><text:s text:c="3"/>complicated to enunciate, or the speaker has not thought it out.</text:p>
      <text:p text:style-name="Preformatted_20_Text"><text:s text:c="3"/>Often prefaces a longer answer, or indicates a general reluctance</text:p>
      <text:p text:style-name="Preformatted_20_Text"><text:soft-page-break/><text:s text:c="3"/>to get into a long discussion. <text:s/>"Don't you think that we could</text:p>
      <text:p text:style-name="Preformatted_20_Text"><text:s text:c="3"/>improve LISP performance by using a hybrid reference-count</text:p>
      <text:p text:style-name="Preformatted_20_Text"><text:s text:c="3"/>transaction garbage collector, if the cache is big enough and there</text:p>
      <text:p text:style-name="Preformatted_20_Text"><text:s text:c="3"/>are some extra cache bits for the microcode to use?" <text:s/>"Well,</text:p>
      <text:p text:style-name="Preformatted_20_Text"><text:s text:c="3"/>mumble ... I'll have to think about it." <text:s/>2. Sometimes used as</text:p>
      <text:p text:style-name="Preformatted_20_Text"><text:s text:c="3"/>an expression of disagreement. <text:s/>"I think we should buy a</text:p>
      <text:p text:style-name="Preformatted_20_Text"><text:s text:c="3"/>{VAX}." <text:s/>"Mumble!" <text:s/>Common variant: `mumble frotz' (see</text:p>
      <text:p text:style-name="Preformatted_20_Text"><text:s text:c="3"/>{frotz}; interestingly, one does not say `mumble frobnitz'</text:p>
      <text:p text:style-name="Preformatted_20_Text"><text:s text:c="3"/>even though `frotz' is short for `frobnitz'). <text:s/>3. Yet another</text:p>
      <text:p text:style-name="Preformatted_20_Text"><text:s text:c="3"/>{metasyntactic variable}, like {foo}. <text:s/>4. When used as a question</text:p>
      <text:p text:style-name="Preformatted_20_Text"><text:s text:c="3"/>("Mumble?") means "I didn't understand you". <text:s/>5. Sometimes used</text:p>
      <text:p text:style-name="Preformatted_20_Text"><text:s text:c="3"/>in `public' contexts on-line as a placefiller for things one is</text:p>
      <text:p text:style-name="Preformatted_20_Text"><text:s text:c="3"/>barred from giving details about. <text:s/>For example, a poster with</text:p>
      <text:p text:style-name="Preformatted_20_Text"><text:s text:c="3"/>pre-released hardware in his machine might say "Yup, my machine</text:p>
      <text:p text:style-name="Preformatted_20_Text"><text:s text:c="3"/>now has an extra 16M of memory, thanks to the card I'm testing for</text:p>
      <text:p text:style-name="Preformatted_20_Text"><text:s text:c="3"/>Mumbleco." 6. A conversational wild card used to designate</text:p>
      <text:p text:style-name="Preformatted_20_Text"><text:s text:c="3"/>something one doesn't want to bother spelling out, but which can be</text:p>
      <text:p text:style-name="Preformatted_20_Text"><text:s text:c="3"/>{glark}ed from context. <text:s/>Compare {blurgle}. <text:s/>7. [XEROX PARC]</text:p>
      <text:p text:style-name="Preformatted_20_Text"><text:s text:c="3"/>A colloquialism used to suggest that further discussion would be</text:p>
      <text:p text:style-name="Preformatted_20_Text"><text:s text:c="3"/>fruitless.</text:p>
      <text:p text:style-name="Preformatted_20_Text"/>
      <text:p text:style-name="Preformatted_20_Text">:munch: [often confused with {mung}, q.v.] vt. To transform</text:p>
      <text:p text:style-name="Preformatted_20_Text"><text:s text:c="3"/>information in a serial fashion, often requiring large amounts of</text:p>
      <text:p text:style-name="Preformatted_20_Text"><text:s text:c="3"/>computation. <text:s/>To trace down a data structure. <text:s/>Related to {crunch}</text:p>
      <text:p text:style-name="Preformatted_20_Text"><text:s text:c="3"/>and nearly synonymous with {grovel}, but connotes less pain.</text:p>
      <text:p text:style-name="Preformatted_20_Text"/>
      <text:p text:style-name="Preformatted_20_Text">:munching: n. Exploration of security holes of someone else's</text:p>
      <text:p text:style-name="Preformatted_20_Text"><text:s text:c="3"/>computer for thrills, notoriety, or to annoy the system manager.</text:p>
      <text:p text:style-name="Preformatted_20_Text"><text:s text:c="3"/>Compare {cracker}. <text:s/>See also {hacked off}.</text:p>
      <text:p text:style-name="Preformatted_20_Text"/>
      <text:p text:style-name="Preformatted_20_Text">:munching squares: n. A {display hack} dating back to the PDP-1</text:p>
      <text:p text:style-name="Preformatted_20_Text"><text:s text:c="3"/>(ca. 1962, reportedly discovered by Jackson Wright), which employs</text:p>
      <text:p text:style-name="Preformatted_20_Text"><text:s text:c="3"/>a trivial computation (repeatedly plotting the graph Y = X XOR T</text:p>
      <text:p text:style-name="Preformatted_20_Text"><text:s text:c="3"/>for successive values of T --- see {HAKMEM} items 146--148) to</text:p>
      <text:p text:style-name="Preformatted_20_Text"><text:s text:c="3"/>produce an impressive display of moving and growing squares that</text:p>
      <text:p text:style-name="Preformatted_20_Text"><text:s text:c="3"/>devour the screen. <text:s/>The initial value of T is treated as a</text:p>
      <text:p text:style-name="Preformatted_20_Text"><text:s text:c="3"/>parameter, which, when well-chosen, can produce amazing effects.</text:p>
      <text:p text:style-name="Preformatted_20_Text"><text:s text:c="3"/>Some of these, later (re)discovered on the LISP machine, have been</text:p>
      <text:p text:style-name="Preformatted_20_Text"><text:s text:c="3"/>christened `munching triangles' (try AND for XOR and toggling</text:p>
      <text:p text:style-name="Preformatted_20_Text"><text:s text:c="3"/>points instead of plotting them), `munching w's', and `munching</text:p>
      <text:p text:style-name="Preformatted_20_Text"><text:s text:c="3"/>mazes'. <text:s/>More generally, suppose a graphics program produces an</text:p>
      <text:p text:style-name="Preformatted_20_Text"><text:s text:c="3"/>impressive and ever-changing display of some basic form, foo, on a</text:p>
      <text:p text:style-name="Preformatted_20_Text"><text:s text:c="3"/>display terminal, and does it using a relatively simple program;</text:p>
      <text:p text:style-name="Preformatted_20_Text"><text:s text:c="3"/>then the program (or the resulting display) is likely to be</text:p>
      <text:p text:style-name="Preformatted_20_Text"><text:s text:c="3"/>referred to as `munching foos'. <text:s/>[This is a good example of the</text:p>
      <text:p text:style-name="Preformatted_20_Text"><text:s text:c="3"/>use of the word {foo} as a {metasyntactic variable}.]</text:p>
      <text:p text:style-name="Preformatted_20_Text"/>
      <text:p text:style-name="Preformatted_20_Text">:munchkin: /muhnch'kin/ [from the squeaky-voiced little people in</text:p>
      <text:p text:style-name="Preformatted_20_Text"><text:s text:c="3"/>L. Frank Baum's `The Wizard of Oz'] n. A teenage-or-younger micro</text:p>
      <text:p text:style-name="Preformatted_20_Text"><text:s text:c="3"/>enthusiast hacking BASIC or something else equally constricted. <text:s/>A</text:p>
      <text:p text:style-name="Preformatted_20_Text"><text:s text:c="3"/>term of mild derision --- munchkins are annoying but some grow up</text:p>
      <text:p text:style-name="Preformatted_20_Text"><text:s text:c="3"/>to be hackers after passing through a {larval stage}. <text:s/>The term</text:p>
      <text:p text:style-name="Preformatted_20_Text"><text:s text:c="3"/>{urchin} is also used. <text:s/>See also {wannabee}, {bitty box}.</text:p>
      <text:p text:style-name="Preformatted_20_Text"/>
      <text:p text:style-name="Preformatted_20_Text">:mundane: [from SF fandom] n. 1. A person who is not in science</text:p>
      <text:p text:style-name="Preformatted_20_Text"><text:s text:c="3"/>fiction fandom. <text:s/>2. A person who is not in the computer industry.</text:p>
      <text:p text:style-name="Preformatted_20_Text"><text:s text:c="3"/>In this sense, most often an adjectival modifier as in "in my</text:p>
      <text:p text:style-name="Preformatted_20_Text"><text:s text:c="3"/>mundane life...." See also {Real World}.</text:p>
      <text:p text:style-name="Preformatted_20_Text"><text:soft-page-break/></text:p>
      <text:p text:style-name="Preformatted_20_Text">:mung: /muhng/ [in 1960 at MIT, `Mash Until No Good'; sometime</text:p>
      <text:p text:style-name="Preformatted_20_Text"><text:s text:c="3"/>after that the derivation from the {{recursive acronym}} `Mung</text:p>
      <text:p text:style-name="Preformatted_20_Text"><text:s text:c="3"/>Until No Good' became standard] vt. <text:s/>1. To make changes to a file,</text:p>
      <text:p text:style-name="Preformatted_20_Text"><text:s text:c="3"/>esp. large-scale and irrevocable changes. <text:s/>See {BLT}. <text:s/>2. To</text:p>
      <text:p text:style-name="Preformatted_20_Text"><text:s text:c="3"/>destroy, usually accidentally, occasionally maliciously. <text:s/>The</text:p>
      <text:p text:style-name="Preformatted_20_Text"><text:s text:c="3"/>system only mungs things maliciously; this is a consequence of</text:p>
      <text:p text:style-name="Preformatted_20_Text"><text:s text:c="3"/>{Finagle's Law}. <text:s/>See {scribble}, {mangle}, {trash},</text:p>
      <text:p text:style-name="Preformatted_20_Text"><text:s text:c="3"/>{nuke}. <text:s/>Reports from {USENET} suggest that the pronunciation</text:p>
      <text:p text:style-name="Preformatted_20_Text"><text:s text:c="3"/>/muhnj/ is now usual in speech, but the spelling `mung' is</text:p>
      <text:p text:style-name="Preformatted_20_Text"><text:s text:c="3"/>still common in program comments (compare the widespread confusion</text:p>
      <text:p text:style-name="Preformatted_20_Text"><text:s text:c="3"/>over the proper spelling of {kluge}). <text:s/>3. The kind of beans of</text:p>
      <text:p text:style-name="Preformatted_20_Text"><text:s text:c="3"/>which the sprouts are used in Chinese food. <text:s/>(That's their real</text:p>
      <text:p text:style-name="Preformatted_20_Text"><text:s text:c="3"/>name! <text:s/>Mung beans! <text:s/>Really!)</text:p>
      <text:p text:style-name="Preformatted_20_Text"/>
      <text:p text:style-name="Preformatted_20_Text"><text:s text:c="3"/>Like many early hacker terms, this one seems to have originated at</text:p>
      <text:p text:style-name="Preformatted_20_Text"><text:s text:c="3"/>{TMRC}; it was already in use there in 1958. <text:s/>Peter Samson</text:p>
      <text:p text:style-name="Preformatted_20_Text"><text:s text:c="3"/>(compiler of the TMRC lexicon) thinks it may originally have been</text:p>
      <text:p text:style-name="Preformatted_20_Text"><text:s text:c="3"/>onomatopoeic for the sound of a relay spring (contact) being</text:p>
      <text:p text:style-name="Preformatted_20_Text"><text:s text:c="3"/>twanged.</text:p>
      <text:p text:style-name="Preformatted_20_Text"/>
      <text:p text:style-name="Preformatted_20_Text">:munge: /muhnj/ vt. 1. [derogatory] To imperfectly transform</text:p>
      <text:p text:style-name="Preformatted_20_Text"><text:s text:c="3"/>information. <text:s/>2. A comprehensive rewrite of a routine, data</text:p>
      <text:p text:style-name="Preformatted_20_Text"><text:s text:c="3"/>structure or the whole program.</text:p>
      <text:p text:style-name="Preformatted_20_Text"/>
      <text:p text:style-name="Preformatted_20_Text"><text:s text:c="3"/>This term is often confused with {mung} and may derive from it,</text:p>
      <text:p text:style-name="Preformatted_20_Text"><text:s text:c="3"/>or possibly vice-versa.</text:p>
      <text:p text:style-name="Preformatted_20_Text"/>
      <text:p text:style-name="Preformatted_20_Text">:Murphy's Law: prov. The correct, *original* Murphy's Law</text:p>
      <text:p text:style-name="Preformatted_20_Text"><text:s text:c="3"/>reads: "If there are two or more ways to do something, and one of</text:p>
      <text:p text:style-name="Preformatted_20_Text"><text:s text:c="3"/>those ways can result in a catastrophe, then someone will do it."</text:p>
      <text:p text:style-name="Preformatted_20_Text"><text:s text:c="3"/>This is a principle of defensive design, cited here because it is</text:p>
      <text:p text:style-name="Preformatted_20_Text"><text:s text:c="3"/>usually given in mutant forms less descriptive of the challenges of</text:p>
      <text:p text:style-name="Preformatted_20_Text"><text:s text:c="3"/>design for lusers. <text:s/>For example, you don't make a two-pin plug</text:p>
      <text:p text:style-name="Preformatted_20_Text"><text:s text:c="3"/>symmetrical and then label it `THIS WAY UP'; if it matters which</text:p>
      <text:p text:style-name="Preformatted_20_Text"><text:s text:c="3"/>way it is plugged in, then you make the design asymmetrical (see</text:p>
      <text:p text:style-name="Preformatted_20_Text"><text:s text:c="3"/>also the anecdote under {magic smoke}).</text:p>
      <text:p text:style-name="Preformatted_20_Text"/>
      <text:p text:style-name="Preformatted_20_Text"><text:s text:c="3"/>Edward A. Murphy, Jr. was one of the engineers on the rocket-sled</text:p>
      <text:p text:style-name="Preformatted_20_Text"><text:s text:c="3"/>experiments that were done by the U.S. Air Force in 1949 to test</text:p>
      <text:p text:style-name="Preformatted_20_Text"><text:s text:c="3"/>human acceleration tolerances (USAF project MX981). <text:s/>One experiment</text:p>
      <text:p text:style-name="Preformatted_20_Text"><text:s text:c="3"/>involved a set of 16 accelerometers mounted to different parts of</text:p>
      <text:p text:style-name="Preformatted_20_Text"><text:s text:c="3"/>the subject's body. <text:s/>There were two ways each sensor could be glued</text:p>
      <text:p text:style-name="Preformatted_20_Text"><text:s text:c="3"/>to its mount, and somebody methodically installed all 16 the wrong</text:p>
      <text:p text:style-name="Preformatted_20_Text"><text:s text:c="3"/>way around. <text:s/>Murphy then made the original form of his</text:p>
      <text:p text:style-name="Preformatted_20_Text"><text:s text:c="3"/>pronouncement, which the test subject (Major John Paul Stapp)</text:p>
      <text:p text:style-name="Preformatted_20_Text"><text:s text:c="3"/>quoted at a news conference a few days later.</text:p>
      <text:p text:style-name="Preformatted_20_Text"/>
      <text:p text:style-name="Preformatted_20_Text"><text:s text:c="3"/>Within months `Murphy's Law' had spread to various technical</text:p>
      <text:p text:style-name="Preformatted_20_Text"><text:s text:c="3"/>cultures connected to aerospace engineering. <text:s/>Before too many years</text:p>
      <text:p text:style-name="Preformatted_20_Text"><text:s text:c="3"/>had gone by variants had passed into the popular imagination,</text:p>
      <text:p text:style-name="Preformatted_20_Text"><text:s text:c="3"/>changing as they went. <text:s/>Most of these are variants on "Anything</text:p>
      <text:p text:style-name="Preformatted_20_Text"><text:s text:c="3"/>that can go wrong, will"; this is sometimes referred to as</text:p>
      <text:p text:style-name="Preformatted_20_Text"><text:s text:c="3"/>{Finagle's Law}. <text:s/>The memetic drift apparent in these mutants</text:p>
      <text:p text:style-name="Preformatted_20_Text"><text:s text:c="3"/>clearly demonstrates Murphy's Law acting on itself!</text:p>
      <text:p text:style-name="Preformatted_20_Text"/>
      <text:p text:style-name="Preformatted_20_Text">:music:: n. A common extracurricular interest of hackers (compare</text:p>
      <text:p text:style-name="Preformatted_20_Text"><text:s text:c="3"/>{{science-fiction fandom}}, {{oriental food}}; see also</text:p>
      <text:p text:style-name="Preformatted_20_Text"><text:soft-page-break/><text:s text:c="3"/>{filk}). <text:s/>Hackish folklore has long claimed that musical and</text:p>
      <text:p text:style-name="Preformatted_20_Text"><text:s text:c="3"/>programming abilities are closely related, and there has been at</text:p>
      <text:p text:style-name="Preformatted_20_Text"><text:s text:c="3"/>least one large-scale statistical study that supports this.</text:p>
      <text:p text:style-name="Preformatted_20_Text"><text:s text:c="3"/>Hackers, as a rule, like music and often develop musical</text:p>
      <text:p text:style-name="Preformatted_20_Text"><text:s text:c="3"/>appreciation in unusual and interesting directions. <text:s/>Folk music is</text:p>
      <text:p text:style-name="Preformatted_20_Text"><text:s text:c="3"/>very big in hacker circles; so is electronic music, and the sort of</text:p>
      <text:p text:style-name="Preformatted_20_Text"><text:s text:c="3"/>elaborate instrumental jazz/rock that used to be called</text:p>
      <text:p text:style-name="Preformatted_20_Text"><text:s text:c="3"/>`progressive' and isn't recorded much any more. <text:s/>The hacker's</text:p>
      <text:p text:style-name="Preformatted_20_Text"><text:s text:c="3"/>musical range tends to be wide; many can listen with equal</text:p>
      <text:p text:style-name="Preformatted_20_Text"><text:s text:c="3"/>appreciation to (say) Talking Heads, Yes, Gentle Giant, Pat Metheny,</text:p>
      <text:p text:style-name="Preformatted_20_Text"><text:s text:c="3"/>Scott Joplin, Tangerine Dream, King Sunny Ade, The Pretenders, or</text:p>
      <text:p text:style-name="Preformatted_20_Text"><text:s text:c="3"/>the Brandenburg Concerti. <text:s/>It is also apparently true that</text:p>
      <text:p text:style-name="Preformatted_20_Text"><text:s text:c="3"/>hackerdom includes a much higher concentration of talented amateur</text:p>
      <text:p text:style-name="Preformatted_20_Text"><text:s text:c="3"/>musicians than one would expect from a similar-sized control group</text:p>
      <text:p text:style-name="Preformatted_20_Text"><text:s text:c="3"/>of {mundane} types.</text:p>
      <text:p text:style-name="Preformatted_20_Text"/>
      <text:p text:style-name="Preformatted_20_Text">:mutter: vt. To quietly enter a command not meant for the ears, eyes,</text:p>
      <text:p text:style-name="Preformatted_20_Text"><text:s text:c="3"/>or fingers of ordinary mortals. <text:s/>Often used in `mutter an</text:p>
      <text:p text:style-name="Preformatted_20_Text"><text:s text:c="3"/>{incantation}'. <text:s/>See also {wizard}.</text:p>
      <text:p text:style-name="Preformatted_20_Text"/>
      <text:p text:style-name="Preformatted_20_Text">= N =</text:p>
      <text:p text:style-name="Preformatted_20_Text">=====</text:p>
      <text:p text:style-name="Preformatted_20_Text"/>
      <text:p text:style-name="Preformatted_20_Text">:N: /N/ quant. 1. A large and indeterminate number of objects:</text:p>
      <text:p text:style-name="Preformatted_20_Text"><text:s text:c="3"/>"There were N bugs in that crock!" <text:s/>Also used in its</text:p>
      <text:p text:style-name="Preformatted_20_Text"><text:s text:c="3"/>original sense of a variable name: "This crock has N bugs,</text:p>
      <text:p text:style-name="Preformatted_20_Text"><text:s text:c="3"/>as N goes to infinity." <text:s/>(The true number of bugs is always</text:p>
      <text:p text:style-name="Preformatted_20_Text"><text:s text:c="3"/>at least N + 1.) <text:s/>2. A variable whose value is inherited</text:p>
      <text:p text:style-name="Preformatted_20_Text"><text:s text:c="3"/>from the current context. <text:s/>For example, when a meal is being</text:p>
      <text:p text:style-name="Preformatted_20_Text"><text:s text:c="3"/>ordered at a restaurant, N may be understood to mean however</text:p>
      <text:p text:style-name="Preformatted_20_Text"><text:s text:c="3"/>many people there are at the table. <text:s/>From the remark "We'd like to</text:p>
      <text:p text:style-name="Preformatted_20_Text"><text:s text:c="3"/>order N wonton soups and a family dinner</text:p>
      <text:p text:style-name="Preformatted_20_Text"><text:s text:c="3"/>for N - 1" you can deduce that one person at the table</text:p>
      <text:p text:style-name="Preformatted_20_Text"><text:s text:c="2"/>: vi. See {like nailing jelly to a tree}.</text:p>
      <text:p text:style-name="Preformatted_20_Text"/>
      <text:p text:style-name="Preformatted_20_Text">:na"ive: adj. Untutored in the perversities of some particular</text:p>
      <text:p text:style-name="Preformatted_20_Text"><text:s text:c="3"/>program or system; one who still tries to do things in an intuitive</text:p>
      <text:p text:style-name="Preformatted_20_Text"><text:s text:c="3"/>way, rather than the right way (in really good designs these</text:p>
      <text:p text:style-name="Preformatted_20_Text"><text:s text:c="3"/>coincide, but most designs aren't `really good' in the</text:p>
      <text:p text:style-name="Preformatted_20_Text"><text:s text:c="3"/>appropriate sense). <text:s/>This is completely unrelated to general</text:p>
      <text:p text:style-name="Preformatted_20_Text"><text:s text:c="3"/>maturity or competence, or even competence at any other specific</text:p>
      <text:p text:style-name="Preformatted_20_Text"><text:s text:c="3"/>program. <text:s/>It is a sad commentary on the primitive state of</text:p>
      <text:p text:style-name="Preformatted_20_Text"><text:s text:c="3"/>computing that the natural opposite of this term is often claimed</text:p>
      <text:p text:style-name="Preformatted_20_Text"><text:s text:c="3"/>to be `experienced user' but is really more like `cynical</text:p>
      <text:p text:style-name="Preformatted_20_Text"><text:s text:c="3"/>user'.</text:p>
      <text:p text:style-name="Preformatted_20_Text"/>
      <text:p text:style-name="Preformatted_20_Text">:na"ive user: n. A {luser}. <text:s/>Tends to imply someone who is</text:p>
      <text:p text:style-name="Preformatted_20_Text"><text:s text:c="3"/>ignorant mainly owing to inexperience. <text:s/>When this is applied to</text:p>
      <text:p text:style-name="Preformatted_20_Text"><text:s text:c="3"/>someone who *has* experience, there is a definite implication</text:p>
      <text:p text:style-name="Preformatted_20_Text"><text:s text:c="3"/>of stupidity.</text:p>
      <text:p text:style-name="Preformatted_20_Text"/>
      <text:p text:style-name="Preformatted_20_Text">:NAK: /nak/ [from the ASCII mnemonic for 0010101] interj.</text:p>
      <text:p text:style-name="Preformatted_20_Text"><text:s text:c="3"/>1. On-line joke answer to {ACK}?: "I'm not here."</text:p>
      <text:p text:style-name="Preformatted_20_Text"><text:s text:c="3"/>2. On-line answer to a request for chat: "I'm not available."</text:p>
      <text:p text:style-name="Preformatted_20_Text"><text:s text:c="3"/>3. Used to politely interrupt someone to tell them you don't</text:p>
      <text:p text:style-name="Preformatted_20_Text"><text:s text:c="3"/>understand their point or that they have suddenly stopped making</text:p>
      <text:p text:style-name="Preformatted_20_Text"><text:s text:c="3"/>sense. <text:s/>See {ACK}, sense 3. <text:s/>"And then, after we recode the</text:p>
      <text:p text:style-name="Preformatted_20_Text"><text:s text:c="3"/>project in COBOL...." <text:s/>"Nak, Nak, Nak! <text:s/>I thought I heard you</text:p>
      <text:p text:style-name="Preformatted_20_Text"><text:soft-page-break/><text:s text:c="3"/>say COBOL!"</text:p>
      <text:p text:style-name="Preformatted_20_Text"/>
      <text:p text:style-name="Preformatted_20_Text">:nano: /nan'oh/ [CMU: from `nanosecond'] n. A brief period of</text:p>
      <text:p text:style-name="Preformatted_20_Text"><text:s text:c="3"/>time. <text:s/>"Be with you in a nano" means you really will be free</text:p>
      <text:p text:style-name="Preformatted_20_Text"><text:s text:c="3"/>shortly, i.e., implies what mainstream people mean by "in a</text:p>
      <text:p text:style-name="Preformatted_20_Text"><text:s text:c="3"/>jiffy" (whereas the hackish use of `jiffy' is quite different ---</text:p>
      <text:p text:style-name="Preformatted_20_Text"><text:s text:c="3"/>see {jiffy}).</text:p>
      <text:p text:style-name="Preformatted_20_Text"/>
      <text:p text:style-name="Preformatted_20_Text">:nano-: [SI: the next quantifier below {micro-}; meaning *</text:p>
      <text:p text:style-name="Preformatted_20_Text"><text:s text:c="3"/>10^(-9)] pref. Smaller than {micro-}, and used in the same rather</text:p>
      <text:p text:style-name="Preformatted_20_Text"><text:s text:c="3"/>loose and connotative way. <text:s/>Thus, one has {{nanotechnology}}</text:p>
      <text:p text:style-name="Preformatted_20_Text"><text:s text:c="3"/>(coined by hacker K. Eric Drexler) by analogy with</text:p>
      <text:p text:style-name="Preformatted_20_Text"><text:s text:c="3"/>`microtechnology'; and a few machine architectures have a</text:p>
      <text:p text:style-name="Preformatted_20_Text"><text:s text:c="3"/>`nanocode' level below `microcode'. <text:s/>Tom Duff at Bell Labs has</text:p>
      <text:p text:style-name="Preformatted_20_Text"><text:s text:c="3"/>also pointed out that "Pi seconds is a nanocentury".</text:p>
      <text:p text:style-name="Preformatted_20_Text"><text:s text:c="3"/>See also {{quantifiers}}, {pico-}, {nanoacre}, {nanobot},</text:p>
      <text:p text:style-name="Preformatted_20_Text"><text:s text:c="3"/>{nanocomputer}, {nanofortnight}.</text:p>
      <text:p text:style-name="Preformatted_20_Text"/>
      <text:p text:style-name="Preformatted_20_Text">:nanoacre: /nan'oh-ay`kr/ n. A unit (about 2 mm square) of real</text:p>
      <text:p text:style-name="Preformatted_20_Text"><text:s text:c="3"/>estate on a VLSI chip. <text:s/>The term gets its giggle value from the</text:p>
      <text:p text:style-name="Preformatted_20_Text"><text:s text:c="3"/>fact that VLSI nanoacres have costs in the same range as real acres</text:p>
      <text:p text:style-name="Preformatted_20_Text"><text:s text:c="3"/>once one figures in design and fabrication-setup costs.</text:p>
      <text:p text:style-name="Preformatted_20_Text"/>
      <text:p text:style-name="Preformatted_20_Text">:nanobot: /nan'oh-bot/ n. A robot of microscopic proportions,</text:p>
      <text:p text:style-name="Preformatted_20_Text"><text:s text:c="3"/>presumably built by means of {{nanotechnology}}. <text:s/>As yet, only</text:p>
      <text:p text:style-name="Preformatted_20_Text"><text:s text:c="3"/>used informally (and speculatively!). <text:s/>Also called a `nanoagent'.</text:p>
      <text:p text:style-name="Preformatted_20_Text"/>
      <text:p text:style-name="Preformatted_20_Text">:nanocomputer: /nan'oh-k*m-pyoo'tr/ n. A computer whose switching</text:p>
      <text:p text:style-name="Preformatted_20_Text"><text:s text:c="3"/>elements are molecular in size. <text:s/>Designs for mechanical</text:p>
      <text:p text:style-name="Preformatted_20_Text"><text:s text:c="3"/>nanocomputers which use single-molecule sliding rods for their</text:p>
      <text:p text:style-name="Preformatted_20_Text"><text:s text:c="3"/>logic have been proposed. <text:s/>The controller for a {nanobot} would be</text:p>
      <text:p text:style-name="Preformatted_20_Text"><text:s text:c="3"/>a nanocomputer.</text:p>
      <text:p text:style-name="Preformatted_20_Text"/>
      <text:p text:style-name="Preformatted_20_Text">:nanofortnight: [Adelaide University] n. 1 fortnight * 10^-9,</text:p>
      <text:p text:style-name="Preformatted_20_Text"><text:s text:c="3"/>or about 1.2 msec. <text:s/>This unit was used largely by students doing</text:p>
      <text:p text:style-name="Preformatted_20_Text"><text:s text:c="3"/>undergraduate practicals. <text:s/>See {microfortnight}, {attoparsec},</text:p>
      <text:p text:style-name="Preformatted_20_Text"><text:s text:c="3"/>and {micro-}.</text:p>
      <text:p text:style-name="Preformatted_20_Text"/>
      <text:p text:style-name="Preformatted_20_Text">:nanotechnology:: /nan'-oh-tek-no`l*-jee/ n. A hypothetical</text:p>
      <text:p text:style-name="Preformatted_20_Text"><text:s text:c="3"/>fabrication technology in which objects are designed and built with</text:p>
      <text:p text:style-name="Preformatted_20_Text"><text:s text:c="3"/>the individual specification and placement of each separate atom.</text:p>
      <text:p text:style-name="Preformatted_20_Text"><text:s text:c="3"/>The first unequivocal nanofabrication experiments are taking place</text:p>
      <text:p text:style-name="Preformatted_20_Text"><text:s text:c="3"/>now (1990), for example with the deposition of individual xenon</text:p>
      <text:p text:style-name="Preformatted_20_Text"><text:s text:c="3"/>atoms on a nickel substrate to spell the logo of a certain very</text:p>
      <text:p text:style-name="Preformatted_20_Text"><text:s text:c="3"/>large computer company. <text:s/>Nanotechnology has been a hot topic in the</text:p>
      <text:p text:style-name="Preformatted_20_Text"><text:s text:c="3"/>hacker subculture ever since the term was coined by K. Eric Drexler</text:p>
      <text:p text:style-name="Preformatted_20_Text"><text:s text:c="3"/>in his book `Engines of Creation', where he predicted that</text:p>
      <text:p text:style-name="Preformatted_20_Text"><text:s text:c="3"/>nanotechnology could give rise to replicating assemblers,</text:p>
      <text:p text:style-name="Preformatted_20_Text"><text:s text:c="3"/>permitting an exponential growth of productivity and personal</text:p>
      <text:p text:style-name="Preformatted_20_Text"><text:s text:c="3"/>wealth. <text:s/>See also {blue goo}, {gray goo}, {nanobot}.</text:p>
      <text:p text:style-name="Preformatted_20_Text"/>
      <text:p text:style-name="Preformatted_20_Text">:nasal demons: n. During a discussion on the USENET group</text:p>
      <text:p text:style-name="Preformatted_20_Text"><text:s text:c="3"/>comp.std.c in early 1992, a regular remarked "When the</text:p>
      <text:p text:style-name="Preformatted_20_Text"><text:s text:c="3"/>compiler encounters [a given undefined construct] it is legal for</text:p>
      <text:p text:style-name="Preformatted_20_Text"><text:s text:c="3"/>it to make demons fly out of your nose" (the implication is that</text:p>
      <text:p text:style-name="Preformatted_20_Text"><text:s text:c="3"/>it may choose any arbitrarily bizarre way to interpret the code</text:p>
      <text:p text:style-name="Preformatted_20_Text"><text:s text:c="3"/>without violating the ANSI C standard). <text:s/>Someone else followed up with a</text:p>
      <text:p text:style-name="Preformatted_20_Text"><text:s text:c="3"/>reference to "nasal demons", which became recognized shorthand on</text:p>
      <text:p text:style-name="Preformatted_20_Text"><text:soft-page-break/><text:s text:c="3"/>that group for any unexpected behavior of a C compiler on</text:p>
      <text:p text:style-name="Preformatted_20_Text"><text:s text:c="3"/>encountering an undefined construct.</text:p>
      <text:p text:style-name="Preformatted_20_Text"/>
      <text:p text:style-name="Preformatted_20_Text">:nastygram: /nas'tee-gram/ n. 1. A protocol packet or item of</text:p>
      <text:p text:style-name="Preformatted_20_Text"><text:s text:c="3"/>email (the latter is also called a {letterbomb}) that takes</text:p>
      <text:p text:style-name="Preformatted_20_Text"><text:s text:c="3"/>advantage of misfeatures or security holes on the target system to</text:p>
      <text:p text:style-name="Preformatted_20_Text"><text:s text:c="3"/>do untoward things. <text:s/>2. Disapproving mail, esp. from a</text:p>
      <text:p text:style-name="Preformatted_20_Text"><text:s text:c="3"/>{net.god}, pursuant to a violation of {netiquette} or a</text:p>
      <text:p text:style-name="Preformatted_20_Text"><text:s text:c="3"/>complaint about failure to correct some mail- or news-transmission</text:p>
      <text:p text:style-name="Preformatted_20_Text"><text:s text:c="3"/>problem. <text:s/>Compare {shitogram}. <text:s/>3. A status report from an</text:p>
      <text:p text:style-name="Preformatted_20_Text"><text:s text:c="3"/>unhappy, and probably picky, customer. <text:s/>"What'd Corporate say in</text:p>
      <text:p text:style-name="Preformatted_20_Text"><text:s text:c="3"/>today's nastygram?" <text:s/>4. [deprecated] An error reply by mail from a</text:p>
      <text:p text:style-name="Preformatted_20_Text"><text:s text:c="3"/>{daemon}; in particular, a {bounce message}.</text:p>
      <text:p text:style-name="Preformatted_20_Text"/>
      <text:p text:style-name="Preformatted_20_Text">:Nathan Hale: n. An asterisk (see also {splat}, {{ASCII}}). <text:s/>Oh,</text:p>
      <text:p text:style-name="Preformatted_20_Text"><text:s text:c="3"/>you want an etymology? <text:s/>Notionally, from "I regret that I have only</text:p>
      <text:p text:style-name="Preformatted_20_Text"><text:s text:c="3"/>one asterisk for my country!", a misquote of the famous remark</text:p>
      <text:p text:style-name="Preformatted_20_Text"><text:s text:c="3"/>uttered by Nathan Hale just before he was hanged. <text:s/>Hale was a</text:p>
      <text:p text:style-name="Preformatted_20_Text"><text:s text:c="3"/>(failed) spy for the rebels in the American War of Independence.</text:p>
      <text:p text:style-name="Preformatted_20_Text"/>
      <text:p text:style-name="Preformatted_20_Text">:nature: n. See {has the X nature}.</text:p>
      <text:p text:style-name="Preformatted_20_Text"/>
      <text:p text:style-name="Preformatted_20_Text">:neat hack: n. 1. A clever technique. <text:s/>2. A brilliant practical</text:p>
      <text:p text:style-name="Preformatted_20_Text"><text:s text:c="3"/>joke, where neatness is correlated with cleverness, harmlessness,</text:p>
      <text:p text:style-name="Preformatted_20_Text"><text:s text:c="3"/>and surprise value. <text:s/>Example: the Caltech Rose Bowl card display</text:p>
      <text:p text:style-name="Preformatted_20_Text"><text:s text:c="3"/>switch (see "{The Meaning of `Hack'}", appendix A). <text:s/>See</text:p>
      <text:p text:style-name="Preformatted_20_Text"><text:s text:c="3"/>also {hack}.</text:p>
      <text:p text:style-name="Preformatted_20_Text"/>
      <text:p text:style-name="Preformatted_20_Text">:neats vs. scruffies: n. The label used to refer to one of the</text:p>
      <text:p text:style-name="Preformatted_20_Text"><text:s text:c="3"/>continuing {holy wars} in AI research. <text:s/>This conflict tangles</text:p>
      <text:p text:style-name="Preformatted_20_Text"><text:s text:c="3"/>together two separate issues. <text:s/>One is the relationship between</text:p>
      <text:p text:style-name="Preformatted_20_Text"><text:s text:c="3"/>human reasoning and AI; `neats' tend to try to build systems</text:p>
      <text:p text:style-name="Preformatted_20_Text"><text:s text:c="3"/>that `reason' in some way identifiably similar to the way humans</text:p>
      <text:p text:style-name="Preformatted_20_Text"><text:s text:c="3"/>report themselves as doing, while `scruffies' profess not to</text:p>
      <text:p text:style-name="Preformatted_20_Text"><text:s text:c="3"/>care whether an algorithm resembles human reasoning in the least as</text:p>
      <text:p text:style-name="Preformatted_20_Text"><text:s text:c="3"/>long as it works. <text:s/>More importantly, `neats' tend to believe</text:p>
      <text:p text:style-name="Preformatted_20_Text"><text:s text:c="3"/>that logic is king, while `scruffies' favor looser, more ad-hoc</text:p>
      <text:p text:style-name="Preformatted_20_Text"><text:s text:c="3"/>methods driven by empirical knowledge. <text:s/>To a `neat',</text:p>
      <text:p text:style-name="Preformatted_20_Text"><text:s text:c="3"/>`scruffy' methods appear promiscuous and successful only by</text:p>
      <text:p text:style-name="Preformatted_20_Text"><text:s text:c="3"/>accident; to a `scruffy', `neat' methods appear to be hung up</text:p>
      <text:p text:style-name="Preformatted_20_Text"><text:s text:c="3"/>on formalism and irrelevant to the hard-to-capture `common</text:p>
      <text:p text:style-name="Preformatted_20_Text"><text:s text:c="3"/>sense' of living intelligences.</text:p>
      <text:p text:style-name="Preformatted_20_Text"/>
      <text:p text:style-name="Preformatted_20_Text">:neep-neep: /neep neep/ [onomatopoeic, from New York SF fandom] n.</text:p>
      <text:p text:style-name="Preformatted_20_Text"><text:s text:c="3"/>One who is fascinated by computers. <text:s/>More general than {hacker},</text:p>
      <text:p text:style-name="Preformatted_20_Text"><text:s text:c="3"/>as it need not imply more skill than is required to boot games on a</text:p>
      <text:p text:style-name="Preformatted_20_Text"><text:s text:c="3"/>PC. <text:s/>The derived noun `neep-neeping' applies specifically to</text:p>
      <text:p text:style-name="Preformatted_20_Text"><text:s text:c="3"/>the long conversations about computers that tend to develop in the</text:p>
      <text:p text:style-name="Preformatted_20_Text"><text:s text:c="3"/>corners at most SF-convention parties. <text:s/>Fandom has a related</text:p>
      <text:p text:style-name="Preformatted_20_Text"><text:s text:c="3"/>proverb to the effect that "Hacking is a conversational black</text:p>
      <text:p text:style-name="Preformatted_20_Text"><text:s text:c="3"/>hole!".</text:p>
      <text:p text:style-name="Preformatted_20_Text"/>
      <text:p text:style-name="Preformatted_20_Text">:neophilia: /nee`oh-fil'-ee-*/ n. The trait of being excited and</text:p>
      <text:p text:style-name="Preformatted_20_Text"><text:s text:c="3"/>pleased by novelty. <text:s/>Common trait of most hackers, SF fans, and</text:p>
      <text:p text:style-name="Preformatted_20_Text"><text:s text:c="3"/>members of several other connected leading-edge subcultures,</text:p>
      <text:p text:style-name="Preformatted_20_Text"><text:s text:c="3"/>including the pro-technology `Whole Earth' wing of the ecology</text:p>
      <text:p text:style-name="Preformatted_20_Text"><text:s text:c="3"/>movement, space activists, many members of Mensa, and the</text:p>
      <text:p text:style-name="Preformatted_20_Text"><text:s text:c="3"/>Discordian/neo-pagan underground. <text:s/>All these groups overlap heavily</text:p>
      <text:p text:style-name="Preformatted_20_Text"><text:soft-page-break/><text:s text:c="3"/>and (where evidence is available) seem to share characteristic</text:p>
      <text:p text:style-name="Preformatted_20_Text"><text:s text:c="3"/>hacker tropisms for science fiction, {{music}}, and {{oriental</text:p>
      <text:p text:style-name="Preformatted_20_Text"><text:s text:c="3"/>food}}.</text:p>
      <text:p text:style-name="Preformatted_20_Text"/>
      <text:p text:style-name="Preformatted_20_Text">:net.-: /net dot/ pref. [USENET] Prefix used to describe people and</text:p>
      <text:p text:style-name="Preformatted_20_Text"><text:s text:c="3"/>events related to USENET. <text:s/>From the time before the {Great</text:p>
      <text:p text:style-name="Preformatted_20_Text"><text:s text:c="3"/>Renaming}, when most non-local newsgroups had names beginning</text:p>
      <text:p text:style-name="Preformatted_20_Text"><text:s text:c="3"/>`net.'. <text:s/>Includes {net.god}s, `net.goddesses' (various</text:p>
      <text:p text:style-name="Preformatted_20_Text"><text:s text:c="3"/>charismatic net.women with circles of on-line admirers),</text:p>
      <text:p text:style-name="Preformatted_20_Text"><text:s text:c="3"/>`net.lurkers' (see {lurker}), `net.person',</text:p>
      <text:p text:style-name="Preformatted_20_Text"><text:s text:c="3"/>`net.parties' (a synonym for {boink}, sense 2), and</text:p>
      <text:p text:style-name="Preformatted_20_Text"><text:s text:c="3"/>many similar constructs. <text:s/>See also {net.police}.</text:p>
      <text:p text:style-name="Preformatted_20_Text"/>
      <text:p text:style-name="Preformatted_20_Text">:net.god: /net god/ n. Used to refer to anyone who satisfies some</text:p>
      <text:p text:style-name="Preformatted_20_Text"><text:s text:c="3"/>combination of the following conditions: has been visible on USENET</text:p>
      <text:p text:style-name="Preformatted_20_Text"><text:s text:c="3"/>for more than 5 years, ran one of the original backbone sites,</text:p>
      <text:p text:style-name="Preformatted_20_Text"><text:s text:c="3"/>moderated an important newsgroup, wrote news software, or knows</text:p>
      <text:p text:style-name="Preformatted_20_Text"><text:s text:c="3"/>Gene, Mark, Rick, Mel, Henry, Chuq, and Greg personally. <text:s/>See</text:p>
      <text:p text:style-name="Preformatted_20_Text"><text:s text:c="3"/>{demigod}. <text:s/>Net.goddesses such as Rissa or the Slime Sisters have</text:p>
      <text:p text:style-name="Preformatted_20_Text"><text:s text:c="3"/>(so far) been distinguished more by personality than by authority.</text:p>
      <text:p text:style-name="Preformatted_20_Text"/>
      <text:p text:style-name="Preformatted_20_Text">:net.personality: /net per`sn-al'-*-tee/ n. Someone who has made a name</text:p>
      <text:p text:style-name="Preformatted_20_Text"><text:s text:c="3"/>for him or herself on {USENET}, through either longevity or</text:p>
      <text:p text:style-name="Preformatted_20_Text"><text:s text:c="3"/>attention-getting posts, but doesn't meet the other requirements of</text:p>
      <text:p text:style-name="Preformatted_20_Text"><text:s text:c="3"/>{net.god}hood.</text:p>
      <text:p text:style-name="Preformatted_20_Text"/>
      <text:p text:style-name="Preformatted_20_Text">:net.police: /net-p*-lees'/ n. (var. `net.cops') Those USENET</text:p>
      <text:p text:style-name="Preformatted_20_Text"><text:s text:c="3"/>readers who feel it is their responsibility to pounce on and</text:p>
      <text:p text:style-name="Preformatted_20_Text"><text:s text:c="3"/>{flame} any posting which they regard as offensive or in</text:p>
      <text:p text:style-name="Preformatted_20_Text"><text:s text:c="3"/>violation of their understanding of {netiquette}. <text:s/>Generally</text:p>
      <text:p text:style-name="Preformatted_20_Text"><text:s text:c="3"/>used sarcastically or pejoratively. <text:s/>Also spelled `net police'.</text:p>
      <text:p text:style-name="Preformatted_20_Text"><text:s text:c="3"/>See also {net.-}, {code police}.</text:p>
      <text:p text:style-name="Preformatted_20_Text"/>
      <text:p text:style-name="Preformatted_20_Text">:NetBOLLIX: [from bollix: to bungle] n. {IBM}'s NetBIOS, an</text:p>
      <text:p text:style-name="Preformatted_20_Text"><text:s text:c="3"/>extremely {brain-damaged} network protocol which, like {Blue</text:p>
      <text:p text:style-name="Preformatted_20_Text"><text:s text:c="3"/>Glue}, is used at commercial shops that don't know any better.</text:p>
      <text:p text:style-name="Preformatted_20_Text"/>
      <text:p text:style-name="Preformatted_20_Text">:netburp: [IRC] n. When {netlag} gets really bad, and delays</text:p>
      <text:p text:style-name="Preformatted_20_Text"><text:s text:c="3"/>between servers exceed a certain threshhold, the {IRC} network</text:p>
      <text:p text:style-name="Preformatted_20_Text"><text:s text:c="3"/>effectively becomes partitioned for a period of time, and large</text:p>
      <text:p text:style-name="Preformatted_20_Text"><text:s text:c="3"/>numbers of people seem to be signing off at the same time and then</text:p>
      <text:p text:style-name="Preformatted_20_Text"><text:s text:c="3"/>signing back on again when things get better. <text:s/>An instance of this</text:p>
      <text:p text:style-name="Preformatted_20_Text"><text:s text:c="3"/>is called a `netburp' (or, sometimes, {netsplit}).</text:p>
      <text:p text:style-name="Preformatted_20_Text"><text:s text:c="3"/></text:p>
      <text:p text:style-name="Preformatted_20_Text">:netdead: [IRC] n. The state of someone who signs off {IRC},</text:p>
      <text:p text:style-name="Preformatted_20_Text"><text:s text:c="3"/>perhaps during a {netburp}, and doesn't sign back on until</text:p>
      <text:p text:style-name="Preformatted_20_Text"><text:s text:c="3"/>later. <text:s/>In the interim, he is "dead to the net".</text:p>
      <text:p text:style-name="Preformatted_20_Text"/>
      <text:p text:style-name="Preformatted_20_Text">:nethack: /net'hak/ [UNIX] n. A dungeon game similar to</text:p>
      <text:p text:style-name="Preformatted_20_Text"><text:s text:c="3"/>{rogue} but more elaborate, distributed in C source over</text:p>
      <text:p text:style-name="Preformatted_20_Text"><text:s text:c="3"/>{USENET} and very popular at UNIX sites and on PC-class machines</text:p>
      <text:p text:style-name="Preformatted_20_Text"><text:s text:c="3"/>(nethack is probably the most widely distributed of the freeware</text:p>
      <text:p text:style-name="Preformatted_20_Text"><text:s text:c="3"/>dungeon games). <text:s/>The earliest versions, written by Jay Fenlason and</text:p>
      <text:p text:style-name="Preformatted_20_Text"><text:s text:c="3"/>later considerably enhanced by Andries Brouwer, were simply called</text:p>
      <text:p text:style-name="Preformatted_20_Text"><text:s text:c="3"/>`hack'. <text:s/>The name changed when maintenance was taken over by a</text:p>
      <text:p text:style-name="Preformatted_20_Text"><text:s text:c="3"/>group of hackers originally organized by Mike Stephenson; the</text:p>
      <text:p text:style-name="Preformatted_20_Text"><text:s text:c="3"/>current contact address (as of mid-1991) is</text:p>
      <text:p text:style-name="Preformatted_20_Text"><text:s text:c="3"/>nethack-bugs@linc.cis.upenn.edu.</text:p>
      <text:p text:style-name="Preformatted_20_Text"><text:soft-page-break/></text:p>
      <text:p text:style-name="Preformatted_20_Text">:netiquette: /net'ee-ket/ or /net'i-ket/ [portmanteau from "network</text:p>
      <text:p text:style-name="Preformatted_20_Text"><text:s text:c="3"/>etiquette"] n. Conventions of politeness recognized on {USENET},</text:p>
      <text:p text:style-name="Preformatted_20_Text"><text:s text:c="3"/>such as avoidance of cross-posting to inappropriate groups or</text:p>
      <text:p text:style-name="Preformatted_20_Text"><text:s text:c="3"/>refraining from commercial pluggery on the net.</text:p>
      <text:p text:style-name="Preformatted_20_Text"/>
      <text:p text:style-name="Preformatted_20_Text">:netlag: [IRC, MUD] n. A condition that occurs when the delays in</text:p>
      <text:p text:style-name="Preformatted_20_Text"><text:s text:c="3"/>the {IRC} network or on a {MUD} become severe enough that</text:p>
      <text:p text:style-name="Preformatted_20_Text"><text:s text:c="3"/>servers briefly lose and then reestablish contact, causing messages</text:p>
      <text:p text:style-name="Preformatted_20_Text"><text:s text:c="3"/>to be delivered in bursts, often with delays of up to a minute.</text:p>
      <text:p text:style-name="Preformatted_20_Text"><text:s text:c="3"/>(Note that this term has nothing to do with mainstream "jetlag",</text:p>
      <text:p text:style-name="Preformatted_20_Text"><text:s text:c="3"/>a condition which hackers tend not to be much bothered by.)</text:p>
      <text:p text:style-name="Preformatted_20_Text"><text:s text:c="3"/></text:p>
      <text:p text:style-name="Preformatted_20_Text">:netnews: /net'n[y]ooz/ n. 1. The software that makes {USENET}</text:p>
      <text:p text:style-name="Preformatted_20_Text"><text:s text:c="3"/>run. <text:s/>2. The content of USENET. <text:s/>"I read netnews right after my</text:p>
      <text:p text:style-name="Preformatted_20_Text"><text:s text:c="3"/>mail most mornings."</text:p>
      <text:p text:style-name="Preformatted_20_Text"/>
      <text:p text:style-name="Preformatted_20_Text">:netrock: /net'rok/ [IBM] n. A {flame}; used esp. on VNET,</text:p>
      <text:p text:style-name="Preformatted_20_Text"><text:s text:c="3"/>IBM's internal corporate network.</text:p>
      <text:p text:style-name="Preformatted_20_Text"/>
      <text:p text:style-name="Preformatted_20_Text">:netsplit: n. Syn. {netburp}.</text:p>
      <text:p text:style-name="Preformatted_20_Text"/>
      <text:p text:style-name="Preformatted_20_Text">:netter: n. 1. Loosely, anyone with a {network address}. <text:s/>2. More</text:p>
      <text:p text:style-name="Preformatted_20_Text"><text:s text:c="3"/>specifically, a {USENET} regular. <text:s/>Most often found in the</text:p>
      <text:p text:style-name="Preformatted_20_Text"><text:s text:c="3"/>plural. <text:s/>"If you post *that* in a technical group, you're</text:p>
      <text:p text:style-name="Preformatted_20_Text"><text:s text:c="3"/>going to be flamed by angry netters for the rest of time!"</text:p>
      <text:p text:style-name="Preformatted_20_Text"/>
      <text:p text:style-name="Preformatted_20_Text">:network address: n. (also `net address') As used by hackers,</text:p>
      <text:p text:style-name="Preformatted_20_Text"><text:s text:c="3"/>means an address on `the' network (see {network, the}; this is</text:p>
      <text:p text:style-name="Preformatted_20_Text"><text:s text:c="3"/>almost always a {bang path} or {{Internet address}}). <text:s/>Such an</text:p>
      <text:p text:style-name="Preformatted_20_Text"><text:s text:c="3"/>address is essential if one wants to be to be taken seriously by</text:p>
      <text:p text:style-name="Preformatted_20_Text"><text:s text:c="3"/>hackers; in particular, persons or organizations that claim to</text:p>
      <text:p text:style-name="Preformatted_20_Text"><text:s text:c="3"/>understand, work with, sell to, or recruit from among hackers but</text:p>
      <text:p text:style-name="Preformatted_20_Text"><text:s text:c="3"/>*don't* display net addresses are quietly presumed to be</text:p>
      <text:p text:style-name="Preformatted_20_Text"><text:s text:c="3"/>clueless poseurs and mentally flushed (see {flush}, sense 4).</text:p>
      <text:p text:style-name="Preformatted_20_Text"><text:s text:c="3"/>Hackers often put their net addresses on their business cards and</text:p>
      <text:p text:style-name="Preformatted_20_Text"><text:s text:c="3"/>wear them prominently in contexts where they expect to meet other</text:p>
      <text:p text:style-name="Preformatted_20_Text"><text:s text:c="3"/>hackers face-to-face (see also {{science-fiction fandom}}). <text:s/>This</text:p>
      <text:p text:style-name="Preformatted_20_Text"><text:s text:c="3"/>is mostly functional, but is also a signal that one identifies with</text:p>
      <text:p text:style-name="Preformatted_20_Text"><text:s text:c="3"/>hackerdom (like lodge pins among Masons or tie-dyed T-shirts among</text:p>
      <text:p text:style-name="Preformatted_20_Text"><text:s text:c="3"/>Grateful Dead fans). <text:s/>Net addresses are often used in email text as</text:p>
      <text:p text:style-name="Preformatted_20_Text"><text:s text:c="3"/>a more concise substitute for personal names; indeed, hackers may</text:p>
      <text:p text:style-name="Preformatted_20_Text"><text:s text:c="3"/>come to know each other quite well by network names without ever</text:p>
      <text:p text:style-name="Preformatted_20_Text"><text:s text:c="3"/>learning each others' `legal' monikers. <text:s/>See also {sitename},</text:p>
      <text:p text:style-name="Preformatted_20_Text"><text:s text:c="3"/>{domainist}.</text:p>
      <text:p text:style-name="Preformatted_20_Text"/>
      <text:p text:style-name="Preformatted_20_Text">:network meltdown: n. A state of complete network overload; the</text:p>
      <text:p text:style-name="Preformatted_20_Text"><text:s text:c="3"/>network equivalent of {thrash}ing. <text:s/>This may be induced by a</text:p>
      <text:p text:style-name="Preformatted_20_Text"><text:s text:c="3"/>{Chernobyl packet}. <text:s/>See also {broadcast storm}, {kamikaze</text:p>
      <text:p text:style-name="Preformatted_20_Text"><text:s text:c="3"/>packet}.</text:p>
      <text:p text:style-name="Preformatted_20_Text"/>
      <text:p text:style-name="Preformatted_20_Text">:network, the: n. 1. The union of all the major noncommercial,</text:p>
      <text:p text:style-name="Preformatted_20_Text"><text:s text:c="3"/>academic, and hacker-oriented networks, such as Internet, the old</text:p>
      <text:p text:style-name="Preformatted_20_Text"><text:s text:c="3"/>ARPANET, NSFnet, {BITNET}, and the virtual UUCP and {USENET}</text:p>
      <text:p text:style-name="Preformatted_20_Text"><text:s text:c="3"/>`networks', plus the corporate in-house networks and commercial</text:p>
      <text:p text:style-name="Preformatted_20_Text"><text:s text:c="3"/>time-sharing services (such as CompuServe) that gateway to them. <text:s/>A</text:p>
      <text:p text:style-name="Preformatted_20_Text"><text:s text:c="3"/>site is generally considered `on the network' if it can be reached</text:p>
      <text:p text:style-name="Preformatted_20_Text"><text:s text:c="3"/>through some combination of Internet-style (@-sign) and UUCP</text:p>
      <text:p text:style-name="Preformatted_20_Text"><text:soft-page-break/><text:s text:c="3"/>(bang-path) addresses. <text:s/>See {bang path}, {{Internet address}},</text:p>
      <text:p text:style-name="Preformatted_20_Text"><text:s text:c="3"/>{network address}. <text:s/>2. A fictional conspiracy of libertarian</text:p>
      <text:p text:style-name="Preformatted_20_Text"><text:s text:c="3"/>hacker-subversives and anti-authoritarian monkeywrenchers described</text:p>
      <text:p text:style-name="Preformatted_20_Text"><text:s text:c="3"/>in Robert Anton Wilson's novel `Schr"odinger's Cat', to which</text:p>
      <text:p text:style-name="Preformatted_20_Text"><text:s text:c="3"/>many hackers have subsequently decided they belong (this is an</text:p>
      <text:p text:style-name="Preformatted_20_Text"><text:s text:c="3"/>example of {ha ha only serious}).</text:p>
      <text:p text:style-name="Preformatted_20_Text"/>
      <text:p text:style-name="Preformatted_20_Text"><text:s text:c="3"/>In sense 1, `network' is often abbreviated to `net'. <text:s/>"Are</text:p>
      <text:p text:style-name="Preformatted_20_Text"><text:s text:c="3"/>you on the net?" is a frequent question when hackers first meet</text:p>
      <text:p text:style-name="Preformatted_20_Text"><text:s text:c="3"/>face to face, and "See you on the net!" is a frequent goodbye.</text:p>
      <text:p text:style-name="Preformatted_20_Text"/>
      <text:p text:style-name="Preformatted_20_Text">:New Jersey: [primarily Stanford/Silicon Valley] adj. Brain-damaged</text:p>
      <text:p text:style-name="Preformatted_20_Text"><text:s text:c="3"/>or of poor design. <text:s/>This refers to the allegedly wretched quality</text:p>
      <text:p text:style-name="Preformatted_20_Text"><text:s text:c="3"/>of such software as C, C++, and UNIX (which originated at Bell Labs</text:p>
      <text:p text:style-name="Preformatted_20_Text"><text:s text:c="3"/>in Murray Hill, New Jersey). <text:s/>"This compiler bites the bag, but</text:p>
      <text:p text:style-name="Preformatted_20_Text"><text:s text:c="3"/>what can you expect from a compiler designed in New Jersey?"</text:p>
      <text:p text:style-name="Preformatted_20_Text"><text:s text:c="3"/>Compare {Berkeley Quality Software}. <text:s/>See also {UNIX</text:p>
      <text:p text:style-name="Preformatted_20_Text"><text:s text:c="3"/>conspiracy}.</text:p>
      <text:p text:style-name="Preformatted_20_Text"/>
      <text:p text:style-name="Preformatted_20_Text">:New Testament: n. [C programmers] The second edition of K&amp;R's</text:p>
      <text:p text:style-name="Preformatted_20_Text"><text:s text:c="3"/>`The C Programming Language' (Prentice-Hall, 1988; ISBN</text:p>
      <text:p text:style-name="Preformatted_20_Text"><text:s text:c="3"/>0-13-110362-8), describing ANSI Standard C. <text:s/>See {K&amp;R}.</text:p>
      <text:p text:style-name="Preformatted_20_Text"/>
      <text:p text:style-name="Preformatted_20_Text">:newbie: /n[y]oo'bee/ n. [orig. from British public-school and</text:p>
      <text:p text:style-name="Preformatted_20_Text"><text:s text:c="3"/>military slang variant of `new boy'] A USENET neophyte.</text:p>
      <text:p text:style-name="Preformatted_20_Text"><text:s text:c="3"/>This term surfaced in the {newsgroup} talk.bizarre but is</text:p>
      <text:p text:style-name="Preformatted_20_Text"><text:s text:c="3"/>now in wide use. <text:s/>Criteria for being considered a newbie vary</text:p>
      <text:p text:style-name="Preformatted_20_Text"><text:s text:c="3"/>wildly; a person can be called a newbie in one newsgroup while</text:p>
      <text:p text:style-name="Preformatted_20_Text"><text:s text:c="3"/>remaining a respected regular in another. <text:s/>The label `newbie'</text:p>
      <text:p text:style-name="Preformatted_20_Text"><text:s text:c="3"/>is sometimes applied as a serious insult to a person who has been</text:p>
      <text:p text:style-name="Preformatted_20_Text"><text:s text:c="3"/>around USENET for a long time but who carefully hides all evidence</text:p>
      <text:p text:style-name="Preformatted_20_Text"><text:s text:c="3"/>of having a clue. <text:s/>See {BIFF}.</text:p>
      <text:p text:style-name="Preformatted_20_Text"/>
      <text:p text:style-name="Preformatted_20_Text">:newgroup wars: /n[y]oo'groop wohrz/ [USENET] n. The salvos of dueling</text:p>
      <text:p text:style-name="Preformatted_20_Text"><text:s text:c="3"/>`newgroup' and `rmgroup' messages sometimes exchanged by</text:p>
      <text:p text:style-name="Preformatted_20_Text"><text:s text:c="3"/>persons on opposite sides of a dispute over whether a {newsgroup}</text:p>
      <text:p text:style-name="Preformatted_20_Text"><text:s text:c="3"/>should be created net-wide. <text:s/>These usually settle out within a week</text:p>
      <text:p text:style-name="Preformatted_20_Text"><text:s text:c="3"/>or two as it becomes clear whether the group has a natural</text:p>
      <text:p text:style-name="Preformatted_20_Text"><text:s text:c="3"/>constituency (usually, it doesn't). <text:s/>At times, especially in the</text:p>
      <text:p text:style-name="Preformatted_20_Text"><text:s text:c="3"/>completely anarchic alt hierarchy, the names of newsgroups</text:p>
      <text:p text:style-name="Preformatted_20_Text"><text:s text:c="3"/>themselves become a form of comment or humor; e.g., the spinoff of</text:p>
      <text:p text:style-name="Preformatted_20_Text"><text:s text:c="3"/>alt.swedish.chef.bork.bork.bork from alt.tv.muppets in</text:p>
      <text:p text:style-name="Preformatted_20_Text"><text:s text:c="3"/>early 1990, or any number of specialized abuse groups named after</text:p>
      <text:p text:style-name="Preformatted_20_Text"><text:s text:c="3"/>particularly notorious {flamer}s, e.g., alt.weemba.</text:p>
      <text:p text:style-name="Preformatted_20_Text"/>
      <text:p text:style-name="Preformatted_20_Text">:newline: /n[y]oo'li:n/ n. 1. [techspeak, primarily UNIX] The</text:p>
      <text:p text:style-name="Preformatted_20_Text"><text:s text:c="3"/>ASCII LF character (0001010), used under {{UNIX}} as a text line</text:p>
      <text:p text:style-name="Preformatted_20_Text"><text:s text:c="3"/>terminator. <text:s/>A Bell-Labs-ism rather than a Berkeleyism;</text:p>
      <text:p text:style-name="Preformatted_20_Text"><text:s text:c="3"/>interestingly (and unusually for UNIX jargon), it is said to have</text:p>
      <text:p text:style-name="Preformatted_20_Text"><text:s text:c="3"/>originally been an IBM usage. <text:s/>(Though the term `newline' appears</text:p>
      <text:p text:style-name="Preformatted_20_Text"><text:s text:c="3"/>in ASCII standards, it never caught on in the general computing</text:p>
      <text:p text:style-name="Preformatted_20_Text"><text:s text:c="3"/>world before UNIX). <text:s/>2. More generally, any magic character,</text:p>
      <text:p text:style-name="Preformatted_20_Text"><text:s text:c="3"/>character sequence, or operation (like Pascal's writeln procedure)</text:p>
      <text:p text:style-name="Preformatted_20_Text"><text:s text:c="3"/>required to terminate a text record or separate lines. <text:s/>See</text:p>
      <text:p text:style-name="Preformatted_20_Text"><text:s text:c="3"/>{crlf}, {terpri}.</text:p>
      <text:p text:style-name="Preformatted_20_Text"/>
      <text:p text:style-name="Preformatted_20_Text">:NeWS: /nee'wis/, /n[y]oo'is/ or /n[y]ooz/ [acronym; the</text:p>
      <text:p text:style-name="Preformatted_20_Text"><text:s text:c="3"/>`Network Window System'] n. The road not taken in window systems,</text:p>
      <text:p text:style-name="Preformatted_20_Text"><text:soft-page-break/><text:s text:c="3"/>an elegant {{PostScript}}-based environment that would almost certainly</text:p>
      <text:p text:style-name="Preformatted_20_Text"><text:s text:c="3"/>have won the standards war with {X} if it hadn't been</text:p>
      <text:p text:style-name="Preformatted_20_Text"><text:s text:c="3"/>{proprietary} to Sun Microsystems. <text:s/>There is a lesson here that</text:p>
      <text:p text:style-name="Preformatted_20_Text"><text:s text:c="3"/>too many software vendors haven't yet heeded. <text:s/>Many hackers insist</text:p>
      <text:p text:style-name="Preformatted_20_Text"><text:s text:c="3"/>on the two-syllable pronunciations above as a way of distinguishing</text:p>
      <text:p text:style-name="Preformatted_20_Text"><text:s text:c="3"/>NeWS from {news} (the {netnews} software).</text:p>
      <text:p text:style-name="Preformatted_20_Text"/>
      <text:p text:style-name="Preformatted_20_Text">:news: n. See {netnews}.</text:p>
      <text:p text:style-name="Preformatted_20_Text"/>
      <text:p text:style-name="Preformatted_20_Text">:newsfroup: // [USENET] n. Silly synonym for {newsgroup},</text:p>
      <text:p text:style-name="Preformatted_20_Text"><text:s text:c="3"/>originally a typo but now in regular use on USENET's talk.bizarre</text:p>
      <text:p text:style-name="Preformatted_20_Text"><text:s text:c="3"/>and other lunatic-fringe groups. <text:s/>Compare {hing} and {filk}.</text:p>
      <text:p text:style-name="Preformatted_20_Text"/>
      <text:p text:style-name="Preformatted_20_Text">:newsgroup: [USENET] n. One of {USENET}'s huge collection of</text:p>
      <text:p text:style-name="Preformatted_20_Text"><text:s text:c="3"/>topic groups or {fora}. <text:s/>Usenet groups can be `unmoderated'</text:p>
      <text:p text:style-name="Preformatted_20_Text"><text:s text:c="3"/>(anyone can post) or `moderated' (submissions are automatically</text:p>
      <text:p text:style-name="Preformatted_20_Text"><text:s text:c="3"/>directed to a moderator, who edits or filters and then posts the</text:p>
      <text:p text:style-name="Preformatted_20_Text"><text:s text:c="3"/>results). <text:s/>Some newsgroups have parallel {mailing list}s for</text:p>
      <text:p text:style-name="Preformatted_20_Text"><text:s text:c="3"/>Internet people with no netnews access, with postings to the group</text:p>
      <text:p text:style-name="Preformatted_20_Text"><text:s text:c="3"/>automatically propagated to the list and vice versa. <text:s/>Some</text:p>
      <text:p text:style-name="Preformatted_20_Text"><text:s text:c="3"/>moderated groups (especially those which are actually gatewayed</text:p>
      <text:p text:style-name="Preformatted_20_Text"><text:s text:c="3"/>Internet mailing lists) are distributed as `digests', with groups</text:p>
      <text:p text:style-name="Preformatted_20_Text"><text:s text:c="3"/>of postings periodically collected into a single large posting with</text:p>
      <text:p text:style-name="Preformatted_20_Text"><text:s text:c="3"/>an index.</text:p>
      <text:p text:style-name="Preformatted_20_Text"/>
      <text:p text:style-name="Preformatted_20_Text"><text:s text:c="3"/>Among the best-known are comp.lang.c (the C-language forum),</text:p>
      <text:p text:style-name="Preformatted_20_Text"><text:s text:c="3"/>comp.arch (on computer architectures), comp.unix.wizards</text:p>
      <text:p text:style-name="Preformatted_20_Text"><text:s text:c="3"/>(for UNIX wizards), rec.arts.sf-lovers (for science-fiction</text:p>
      <text:p text:style-name="Preformatted_20_Text"><text:s text:c="3"/>fans), and talk.politics.misc (miscellaneous political</text:p>
      <text:p text:style-name="Preformatted_20_Text"><text:s text:c="3"/>discussions and {flamage}).</text:p>
      <text:p text:style-name="Preformatted_20_Text"/>
      <text:p text:style-name="Preformatted_20_Text">:nick: [IRC] n. Short for nickname. <text:s/>On {IRC}, every user must</text:p>
      <text:p text:style-name="Preformatted_20_Text"><text:s text:c="3"/>pick a nick, which is sometimes the same as the user's real name or</text:p>
      <text:p text:style-name="Preformatted_20_Text"><text:s text:c="3"/>login name, but is often more fanciful.</text:p>
      <text:p text:style-name="Preformatted_20_Text"><text:s text:c="3"/></text:p>
      <text:p text:style-name="Preformatted_20_Text">:nickle: /ni'kl/ [from `nickel', common name for the U.S.</text:p>
      <text:p text:style-name="Preformatted_20_Text"><text:s text:c="3"/>5-cent coin] n. A {nybble} + 1; 5 bits. <text:s/>Reported among</text:p>
      <text:p text:style-name="Preformatted_20_Text"><text:s text:c="3"/>developers for Mattel's GI 1600 (the Intellivision games</text:p>
      <text:p text:style-name="Preformatted_20_Text"><text:s text:c="3"/>processor), a chip with 16-bit-wide RAM but 10-bit-wide ROM. <text:s/>See</text:p>
      <text:p text:style-name="Preformatted_20_Text"><text:s text:c="3"/>also {deckle}.</text:p>
      <text:p text:style-name="Preformatted_20_Text"/>
      <text:p text:style-name="Preformatted_20_Text">:night mode: n. See {phase} (of people).</text:p>
      <text:p text:style-name="Preformatted_20_Text"/>
      <text:p text:style-name="Preformatted_20_Text">:Nightmare File System: n. Pejorative hackerism for Sun's Network</text:p>
      <text:p text:style-name="Preformatted_20_Text"><text:s text:c="3"/>File System (NFS). <text:s/>In any nontrivial network of Suns where there</text:p>
      <text:p text:style-name="Preformatted_20_Text"><text:s text:c="3"/>is a lot of NFS cross-mounting, when one Sun goes down, the others</text:p>
      <text:p text:style-name="Preformatted_20_Text"><text:s text:c="3"/>often freeze up. <text:s/>Some machine tries to access the down one, and</text:p>
      <text:p text:style-name="Preformatted_20_Text"><text:s text:c="3"/>(getting no response) repeats indefinitely. <text:s/>This causes it to</text:p>
      <text:p text:style-name="Preformatted_20_Text"><text:s text:c="3"/>appear dead to some messages (what is actually happening is that it</text:p>
      <text:p text:style-name="Preformatted_20_Text"><text:s text:c="3"/>is locked up in what should have been a brief excursion to a higher</text:p>
      <text:p text:style-name="Preformatted_20_Text"><text:s text:c="3"/>{spl} level). <text:s/>Then another machine tries to reach either the</text:p>
      <text:p text:style-name="Preformatted_20_Text"><text:s text:c="3"/>down machine or the pseudo-down machine, and itself becomes</text:p>
      <text:p text:style-name="Preformatted_20_Text"><text:s text:c="3"/>pseudo-down. <text:s/>The first machine to discover the down one is now</text:p>
      <text:p text:style-name="Preformatted_20_Text"><text:s text:c="3"/>trying both to access the down one and to respond to the</text:p>
      <text:p text:style-name="Preformatted_20_Text"><text:s text:c="3"/>pseudo-down one, so it is even harder to reach. <text:s/>This situation</text:p>
      <text:p text:style-name="Preformatted_20_Text"><text:s text:c="3"/>snowballs very fast, and soon the entire network of machines is</text:p>
      <text:p text:style-name="Preformatted_20_Text"><text:s text:c="3"/>frozen --- worst of all, the user can't even abort the file access</text:p>
      <text:p text:style-name="Preformatted_20_Text"><text:s text:c="3"/>that started the problem! <text:s/>Many of NFS's problems are excused by</text:p>
      <text:p text:style-name="Preformatted_20_Text"><text:soft-page-break/><text:s text:c="3"/>partisans as being an inevitable result of its statelessness, which</text:p>
      <text:p text:style-name="Preformatted_20_Text"><text:s text:c="3"/>is held to be a great feature (critics, of course, call it a great</text:p>
      <text:p text:style-name="Preformatted_20_Text"><text:s text:c="3"/>{misfeature}). <text:s/>(ITS partisans are apt to cite this as proof of</text:p>
      <text:p text:style-name="Preformatted_20_Text"><text:s text:c="3"/>UNIX's alleged bogosity; ITS had a working NFS-like shared file</text:p>
      <text:p text:style-name="Preformatted_20_Text"><text:s text:c="3"/>system with none of these problems in the early 1970s.) <text:s/>See also</text:p>
      <text:p text:style-name="Preformatted_20_Text"><text:s text:c="3"/>{broadcast storm}.</text:p>
      <text:p text:style-name="Preformatted_20_Text"/>
      <text:p text:style-name="Preformatted_20_Text">:NIL: /nil/ No. <text:s/>Used in reply to a question, particularly one</text:p>
      <text:p text:style-name="Preformatted_20_Text"><text:s text:c="3"/>asked using the `-P' convention. <text:s/>Most hackers assume this derives</text:p>
      <text:p text:style-name="Preformatted_20_Text"><text:s text:c="3"/>simply from LISP terminology for `false' (see also {T}), but</text:p>
      <text:p text:style-name="Preformatted_20_Text"><text:s text:c="3"/>NIL as a negative reply was well-established among radio hams</text:p>
      <text:p text:style-name="Preformatted_20_Text"><text:s text:c="3"/>decades before the advent of LISP. <text:s/>The historical connection</text:p>
      <text:p text:style-name="Preformatted_20_Text"><text:s text:c="3"/>between early hackerdom and the ham radio world was strong enough</text:p>
      <text:p text:style-name="Preformatted_20_Text"><text:s text:c="3"/>that this may have been an influence.</text:p>
      <text:p text:style-name="Preformatted_20_Text"/>
      <text:p text:style-name="Preformatted_20_Text">:Ninety-Ninety Rule, The: n. "The first 90% of the code accounts</text:p>
      <text:p text:style-name="Preformatted_20_Text"><text:s text:c="3"/>for the first 90% of the development time. <text:s/>The remaining 10% of</text:p>
      <text:p text:style-name="Preformatted_20_Text"><text:s text:c="3"/>the code accounts for the other 90% of the development time."</text:p>
      <text:p text:style-name="Preformatted_20_Text"><text:s text:c="3"/>Attributed to Tom Cargill of Bell Labs.</text:p>
      <text:p text:style-name="Preformatted_20_Text"/>
      <text:p text:style-name="Preformatted_20_Text">:NMI: /N-M-I/ n. Non-Maskable Interrupt. <text:s/>An IRQ 7 on the PDP-11</text:p>
      <text:p text:style-name="Preformatted_20_Text"><text:s text:c="3"/>or 680[01234]0; the NMI line on an 80[1234]86. <text:s/>In contrast with a</text:p>
      <text:p text:style-name="Preformatted_20_Text"><text:s text:c="3"/>{priority interrupt} (which might be ignored, although that is</text:p>
      <text:p text:style-name="Preformatted_20_Text"><text:s text:c="3"/>unlikely), an NMI is *never* ignored.</text:p>
      <text:p text:style-name="Preformatted_20_Text"/>
      <text:p text:style-name="Preformatted_20_Text">:no-op: /noh'op/ alt. NOP /nop/ [no operation] n. 1. (also v.)</text:p>
      <text:p text:style-name="Preformatted_20_Text"><text:s text:c="3"/>A machine instruction that does nothing (sometimes used in</text:p>
      <text:p text:style-name="Preformatted_20_Text"><text:s text:c="3"/>assembler-level programming as filler for data or patch areas, or</text:p>
      <text:p text:style-name="Preformatted_20_Text"><text:s text:c="3"/>to overwrite code to be removed in binaries). <text:s/>See also {JFCL}.</text:p>
      <text:p text:style-name="Preformatted_20_Text"><text:s text:c="3"/>2. A person who contributes nothing to a project, or has nothing</text:p>
      <text:p text:style-name="Preformatted_20_Text"><text:s text:c="3"/>going on upstairs, or both. <text:s/>As in "He's a no-op." 3. Any</text:p>
      <text:p text:style-name="Preformatted_20_Text"><text:s text:c="3"/>operation or sequence of operations with no effect, such as</text:p>
      <text:p text:style-name="Preformatted_20_Text"><text:s text:c="3"/>circling the block without finding a parking space, or putting</text:p>
      <text:p text:style-name="Preformatted_20_Text"><text:s text:c="3"/>money into a vending machine and having it fall immediately into</text:p>
      <text:p text:style-name="Preformatted_20_Text"><text:s text:c="3"/>the coin-return box, or asking someone for help and being told to</text:p>
      <text:p text:style-name="Preformatted_20_Text"><text:s text:c="3"/>go away. <text:s/>"Oh, well, that was a no-op." <text:s/>Hot-and-sour soup (see</text:p>
      <text:p text:style-name="Preformatted_20_Text"><text:s text:c="3"/>{great-wall}) that is insufficiently either is `no-op soup';</text:p>
      <text:p text:style-name="Preformatted_20_Text"><text:s text:c="3"/>so is wonton soup if everybody else is having hot-and-sour.</text:p>
      <text:p text:style-name="Preformatted_20_Text"><text:s text:c="3"/></text:p>
      <text:p text:style-name="Preformatted_20_Text"/>
      <text:p text:style-name="Preformatted_20_Text">:noddy: /nod'ee/ [UK: from the children's books] adj.</text:p>
      <text:p text:style-name="Preformatted_20_Text"><text:s text:c="3"/>1. Small and un-useful, but demonstrating a point. <text:s/>Noddy programs</text:p>
      <text:p text:style-name="Preformatted_20_Text"><text:s text:c="3"/>are often written by people learning a new language or system. <text:s/>The</text:p>
      <text:p text:style-name="Preformatted_20_Text"><text:s text:c="3"/>archetypal noddy program is {hello, world}. <text:s/>Noddy code may be</text:p>
      <text:p text:style-name="Preformatted_20_Text"><text:s text:c="3"/>used to demonstrate a feature or bug of a compiler. <text:s/>May be used of</text:p>
      <text:p text:style-name="Preformatted_20_Text"><text:s text:c="3"/>real hardware or software to imply that it isn't worth using.</text:p>
      <text:p text:style-name="Preformatted_20_Text"><text:s text:c="3"/>"This editor's a bit noddy." <text:s/>2. A program that is more or less</text:p>
      <text:p text:style-name="Preformatted_20_Text"><text:s text:c="3"/>instant to produce. <text:s/>In this use, the term does not necessarily</text:p>
      <text:p text:style-name="Preformatted_20_Text"><text:s text:c="3"/>connote uselessness, but describes a {hack} sufficiently trivial</text:p>
      <text:p text:style-name="Preformatted_20_Text"><text:s text:c="3"/>that it can be written and debugged while carrying on (and during</text:p>
      <text:p text:style-name="Preformatted_20_Text"><text:s text:c="3"/>the space of) a normal conversation. <text:s/>"I'll just throw together a</text:p>
      <text:p text:style-name="Preformatted_20_Text"><text:s text:c="3"/>noddy {awk} script to dump all the first fields." <text:s/>In North</text:p>
      <text:p text:style-name="Preformatted_20_Text"><text:s text:c="3"/>America this might be called a {mickey mouse program}. <text:s/>See</text:p>
      <text:p text:style-name="Preformatted_20_Text"><text:s text:c="3"/>{toy program}.</text:p>
      <text:p text:style-name="Preformatted_20_Text"/>
      <text:p text:style-name="Preformatted_20_Text">:NOMEX underwear: /noh'meks uhn'-der-weir/ [USENET] n. Syn.</text:p>
      <text:p text:style-name="Preformatted_20_Text"><text:s text:c="3"/>{asbestos longjohns}, used mostly in auto-related mailing lists</text:p>
      <text:p text:style-name="Preformatted_20_Text"><text:s text:c="3"/>and newsgroups. <text:s/>NOMEX underwear is an actual product available on</text:p>
      <text:p text:style-name="Preformatted_20_Text"><text:soft-page-break/><text:s text:c="3"/>the racing equipment market, used as a fire resistance measure and</text:p>
      <text:p text:style-name="Preformatted_20_Text"><text:s text:c="3"/>required in some racing series.</text:p>
      <text:p text:style-name="Preformatted_20_Text"/>
      <text:p text:style-name="Preformatted_20_Text">:Nominal Semidestructor: n. Sound-alike slang for `National</text:p>
      <text:p text:style-name="Preformatted_20_Text"><text:s text:c="3"/>Semiconductor', found among other places in the 4.3BSD networking</text:p>
      <text:p text:style-name="Preformatted_20_Text"><text:s text:c="3"/>sources. <text:s/>During the late 1970s to mid-1980s this company marketed</text:p>
      <text:p text:style-name="Preformatted_20_Text"><text:s text:c="3"/>a series of microprocessors including the NS16000 and NS32000 and</text:p>
      <text:p text:style-name="Preformatted_20_Text"><text:s text:c="3"/>several variants. <text:s/>At one point early in the great microprocessor</text:p>
      <text:p text:style-name="Preformatted_20_Text"><text:s text:c="3"/>race, the specs on these chips made them look like serious</text:p>
      <text:p text:style-name="Preformatted_20_Text"><text:s text:c="3"/>competition for the rising Intel 80x86 and Motorola 680x0 series.</text:p>
      <text:p text:style-name="Preformatted_20_Text"><text:s text:c="3"/>Unfortunately, the actual parts were notoriously flaky and never</text:p>
      <text:p text:style-name="Preformatted_20_Text"><text:s text:c="3"/>implemented the full instruction set promised in their literature,</text:p>
      <text:p text:style-name="Preformatted_20_Text"><text:s text:c="3"/>apparently because the company couldn't get any of the mask</text:p>
      <text:p text:style-name="Preformatted_20_Text"><text:s text:c="3"/>steppings to work as designed. <text:s/>They eventually sank without trace,</text:p>
      <text:p text:style-name="Preformatted_20_Text"><text:s text:c="3"/>joining the Zilog Z80,000 and a few even more obscure also-rans in</text:p>
      <text:p text:style-name="Preformatted_20_Text"><text:s text:c="3"/>the graveyard of forgotten microprocessors. <text:s/>Compare {HP-SUX},</text:p>
      <text:p text:style-name="Preformatted_20_Text"><text:s text:c="3"/>{AIDX}, {buglix}, {Macintrash}, {Telerat}, {Open</text:p>
      <text:p text:style-name="Preformatted_20_Text"><text:s text:c="3"/>DeathTrap}, {ScumOS}, {sun-stools}.</text:p>
      <text:p text:style-name="Preformatted_20_Text"/>
      <text:p text:style-name="Preformatted_20_Text">:non-optimal solution: n. (also `sub-optimal solution') An</text:p>
      <text:p text:style-name="Preformatted_20_Text"><text:s text:c="3"/>astoundingly stupid way to do something. <text:s/>This term is generally</text:p>
      <text:p text:style-name="Preformatted_20_Text"><text:s text:c="3"/>used in deadpan sarcasm, as its impact is greatest when the person</text:p>
      <text:p text:style-name="Preformatted_20_Text"><text:s text:c="3"/>speaking looks completely serious. <text:s/>Compare {stunning}. <text:s/>See also</text:p>
      <text:p text:style-name="Preformatted_20_Text"><text:s text:c="3"/>{Bad Thing}.</text:p>
      <text:p text:style-name="Preformatted_20_Text"/>
      <text:p text:style-name="Preformatted_20_Text">:nonlinear: adj. [scientific computation] 1. Behaving in an erratic</text:p>
      <text:p text:style-name="Preformatted_20_Text"><text:s text:c="3"/>and unpredictable fashion; unstable. <text:s/>When used to describe the</text:p>
      <text:p text:style-name="Preformatted_20_Text"><text:s text:c="3"/>behavior of a machine or program, it suggests that said machine or</text:p>
      <text:p text:style-name="Preformatted_20_Text"><text:s text:c="3"/>program is being forced to run far outside of design</text:p>
      <text:p text:style-name="Preformatted_20_Text"><text:s text:c="3"/>specifications. <text:s/>This behavior may be induced by unreasonable</text:p>
      <text:p text:style-name="Preformatted_20_Text"><text:s text:c="3"/>inputs, or may be triggered when a more mundane bug sends the</text:p>
      <text:p text:style-name="Preformatted_20_Text"><text:s text:c="3"/>computation far off from its expected course. <text:s/>2. When describing</text:p>
      <text:p text:style-name="Preformatted_20_Text"><text:s text:c="3"/>the behavior of a person, suggests a tantrum or a {flame}.</text:p>
      <text:p text:style-name="Preformatted_20_Text"><text:s text:c="3"/>"When you talk to Bob, don't mention the drug problem or he'll go</text:p>
      <text:p text:style-name="Preformatted_20_Text"><text:s text:c="3"/>nonlinear for hours." <text:s/>In this context, `go nonlinear' connotes</text:p>
      <text:p text:style-name="Preformatted_20_Text"><text:s text:c="3"/>`blow up out of proportion' (proportion connotes linearity).</text:p>
      <text:p text:style-name="Preformatted_20_Text"/>
      <text:p text:style-name="Preformatted_20_Text">:nontrivial: adj. Requiring real thought or significant computing</text:p>
      <text:p text:style-name="Preformatted_20_Text"><text:s text:c="3"/>power. <text:s/>Often used as an understated way of saying that a problem</text:p>
      <text:p text:style-name="Preformatted_20_Text"><text:s text:c="3"/>is quite difficult or impractical, or even entirely unsolvable</text:p>
      <text:p text:style-name="Preformatted_20_Text"><text:s text:c="3"/>("Proving P=NP is nontrivial"). <text:s/>The preferred emphatic form is</text:p>
      <text:p text:style-name="Preformatted_20_Text"><text:s text:c="3"/>`decidedly nontrivial'. <text:s/>See {trivial}, {uninteresting},</text:p>
      <text:p text:style-name="Preformatted_20_Text"><text:s text:c="3"/>{interesting}.</text:p>
      <text:p text:style-name="Preformatted_20_Text"/>
      <text:p text:style-name="Preformatted_20_Text">:notwork: /not'werk/ n. A network, when it is acting {flaky} or is</text:p>
      <text:p text:style-name="Preformatted_20_Text"><text:s text:c="3"/>{down}. <text:s/>Compare {nyetwork}. <text:s/>Said at IBM to have orig.</text:p>
      <text:p text:style-name="Preformatted_20_Text"><text:s text:c="3"/>referred to a particular period of flakiness on IBM's VNET</text:p>
      <text:p text:style-name="Preformatted_20_Text"><text:s text:c="3"/>corporate network, ca. 1988; but there are independent reports of</text:p>
      <text:p text:style-name="Preformatted_20_Text"><text:s text:c="3"/>the term from elsewhere.</text:p>
      <text:p text:style-name="Preformatted_20_Text"/>
      <text:p text:style-name="Preformatted_20_Text">:NP-: /N-P/ pref. Extremely. <text:s/>Used to modify adjectives</text:p>
      <text:p text:style-name="Preformatted_20_Text"><text:s text:c="3"/>describing a level or quality of difficulty; the connotation is</text:p>
      <text:p text:style-name="Preformatted_20_Text"><text:s text:c="3"/>often `more so than it should be' (NP-complete problems all seem</text:p>
      <text:p text:style-name="Preformatted_20_Text"><text:s text:c="3"/>to be very hard, but so far no one has found a good a priori</text:p>
      <text:p text:style-name="Preformatted_20_Text"><text:s text:c="3"/>reason that they should be.) <text:s/>"Coding a BitBlt implementation to</text:p>
      <text:p text:style-name="Preformatted_20_Text"><text:s text:c="3"/>perform correctly in every case is NP-annoying." <text:s/>This is</text:p>
      <text:p text:style-name="Preformatted_20_Text"><text:s text:c="3"/>generalized from the computer-science terms `NP-hard' and</text:p>
      <text:p text:style-name="Preformatted_20_Text"><text:s text:c="3"/>`NP-complete'. <text:s/>NP is the set of Nondeterministic-Polynomial</text:p>
      <text:p text:style-name="Preformatted_20_Text"><text:soft-page-break/><text:s text:c="3"/>algorithms, those that can be completed by a nondeterministic</text:p>
      <text:p text:style-name="Preformatted_20_Text"><text:s text:c="3"/>Turing machine in an amount of time that is a polynomial function</text:p>
      <text:p text:style-name="Preformatted_20_Text"><text:s text:c="3"/>of the size of the input; a solution for one NP-complete problem</text:p>
      <text:p text:style-name="Preformatted_20_Text"><text:s text:c="3"/>would solve all the others. <text:s/>Note, however, that the NP- prefix is,</text:p>
      <text:p text:style-name="Preformatted_20_Text"><text:s text:c="3"/>from a complexity theorist's point of view, the wrong part of</text:p>
      <text:p text:style-name="Preformatted_20_Text"><text:s text:c="3"/>`NP-complete' to connote extreme difficulty; it is the completeness,</text:p>
      <text:p text:style-name="Preformatted_20_Text"><text:s text:c="3"/>not the NP-ness, that puts any problem it describes in the</text:p>
      <text:p text:style-name="Preformatted_20_Text"><text:s text:c="3"/>`hard' category.</text:p>
      <text:p text:style-name="Preformatted_20_Text"/>
      <text:p text:style-name="Preformatted_20_Text">:nroff:: /en'rof/ [UNIX, from "new runoff"] n. A companion</text:p>
      <text:p text:style-name="Preformatted_20_Text"><text:s text:c="3"/>program to the UNIX typesetter {{troff}}, accepting identical</text:p>
      <text:p text:style-name="Preformatted_20_Text"><text:s text:c="3"/>input but preparing output for terminals and line printers.</text:p>
      <text:p text:style-name="Preformatted_20_Text"/>
      <text:p text:style-name="Preformatted_20_Text">:NSA line eater: n. The National Security Agency trawling program</text:p>
      <text:p text:style-name="Preformatted_20_Text"><text:s text:c="3"/>sometimes assumed to be reading the net for the U.S. Government's</text:p>
      <text:p text:style-name="Preformatted_20_Text"><text:s text:c="3"/>spooks. <text:s/>Most hackers describe it as a mythical beast, but some</text:p>
      <text:p text:style-name="Preformatted_20_Text"><text:s text:c="3"/>believe it actually exists, more aren't sure, and many believe in</text:p>
      <text:p text:style-name="Preformatted_20_Text"><text:s text:c="3"/>acting as though it exists just in case. <text:s/>Some netters put loaded</text:p>
      <text:p text:style-name="Preformatted_20_Text"><text:s text:c="3"/>phrases like `KGB', `Uzi', `nuclear materials',</text:p>
      <text:p text:style-name="Preformatted_20_Text"><text:s text:c="3"/>`Palestine', `cocaine', and `assassination' in their {sig</text:p>
      <text:p text:style-name="Preformatted_20_Text"><text:s text:c="3"/>block}s in a (probably futile) attempt to confuse and overload the</text:p>
      <text:p text:style-name="Preformatted_20_Text"><text:s text:c="3"/>creature. <text:s/>The {GNU} version of {EMACS} actually has a</text:p>
      <text:p text:style-name="Preformatted_20_Text"><text:s text:c="3"/>command that randomly inserts a bunch of insidious anarcho-verbiage</text:p>
      <text:p text:style-name="Preformatted_20_Text"><text:s text:c="3"/>into your edited text.</text:p>
      <text:p text:style-name="Preformatted_20_Text"/>
      <text:p text:style-name="Preformatted_20_Text"><text:s text:c="3"/>There is a mainstream variant of this myth involving a `Trunk Line</text:p>
      <text:p text:style-name="Preformatted_20_Text"><text:s text:c="3"/>Monitor', which supposedly used speech recognition to extract words</text:p>
      <text:p text:style-name="Preformatted_20_Text"><text:s text:c="3"/>from telephone trunks. <text:s/>This one was making the rounds in the</text:p>
      <text:p text:style-name="Preformatted_20_Text"><text:s text:c="3"/>late 1970s, spread by people who had no idea of then-current</text:p>
      <text:p text:style-name="Preformatted_20_Text"><text:s text:c="3"/>technology or the storage, signal-processing, or speech recognition</text:p>
      <text:p text:style-name="Preformatted_20_Text"><text:s text:c="3"/>needs of such a project. <text:s/>On the basis of mass-storage costs alone</text:p>
      <text:p text:style-name="Preformatted_20_Text"><text:s text:c="3"/>it would have been cheaper to hire 50 high-school students and just</text:p>
      <text:p text:style-name="Preformatted_20_Text"><text:s text:c="3"/>let them listen in. <text:s/>Speech-recognition technology can't do this</text:p>
      <text:p text:style-name="Preformatted_20_Text"><text:s text:c="3"/>job even now (1991), and almost certainly won't in this millennium,</text:p>
      <text:p text:style-name="Preformatted_20_Text"><text:s text:c="3"/>either. <text:s/>The peak of silliness came with a letter to an alternative</text:p>
      <text:p text:style-name="Preformatted_20_Text"><text:s text:c="3"/>paper in New Haven, Connecticut, laying out the factoids of this</text:p>
      <text:p text:style-name="Preformatted_20_Text"><text:s text:c="3"/>Big Brotherly affair. <text:s/>The letter writer then revealed his actual</text:p>
      <text:p text:style-name="Preformatted_20_Text"><text:s text:c="3"/>agenda by offering --- at an amazing low price, just this once, we</text:p>
      <text:p text:style-name="Preformatted_20_Text"><text:s text:c="3"/>take VISA and MasterCard --- a scrambler guaranteed to daunt the</text:p>
      <text:p text:style-name="Preformatted_20_Text"><text:s text:c="3"/>Trunk Trawler and presumably allowing the would-be Baader-Meinhof</text:p>
      <text:p text:style-name="Preformatted_20_Text"><text:s text:c="3"/>gangs of the world to get on with their business.</text:p>
      <text:p text:style-name="Preformatted_20_Text"/>
      <text:p text:style-name="Preformatted_20_Text">:nude: adj. Said of machines delivered without an operating system</text:p>
      <text:p text:style-name="Preformatted_20_Text"><text:s text:c="3"/>(compare {bare metal}). <text:s/>"We ordered 50 systems, but they all</text:p>
      <text:p text:style-name="Preformatted_20_Text"><text:s text:c="3"/>arrived nude, so we had to spend a an extra weekend with the</text:p>
      <text:p text:style-name="Preformatted_20_Text"><text:s text:c="3"/>install-tapes." <text:s/>This usage is a recent innovation reflecting the</text:p>
      <text:p text:style-name="Preformatted_20_Text"><text:s text:c="3"/>fact that most PC clones are now delivered with DOS or Microsoft</text:p>
      <text:p text:style-name="Preformatted_20_Text"><text:s text:c="3"/>Windows pre-installed at the factory. <text:s/>Other kinds of hardware are</text:p>
      <text:p text:style-name="Preformatted_20_Text"><text:s text:c="3"/>still normally delivered without OS, so this term is particular to</text:p>
      <text:p text:style-name="Preformatted_20_Text"><text:s text:c="3"/>PC support groups.</text:p>
      <text:p text:style-name="Preformatted_20_Text"/>
      <text:p text:style-name="Preformatted_20_Text">:nuke: vt. 1. To intentionally delete the entire contents of a</text:p>
      <text:p text:style-name="Preformatted_20_Text"><text:s text:c="3"/>given directory or storage volume. <text:s/>"On UNIX, `rm -r /usr'</text:p>
      <text:p text:style-name="Preformatted_20_Text"><text:s text:c="3"/>will nuke everything in the usr filesystem." <text:s/>Never used for</text:p>
      <text:p text:style-name="Preformatted_20_Text"><text:s text:c="3"/>accidental deletion. <text:s/>Oppose {blow away}. <text:s/>2. Syn. for</text:p>
      <text:p text:style-name="Preformatted_20_Text"><text:s text:c="3"/>{dike}, applied to smaller things such as files, features, or</text:p>
      <text:p text:style-name="Preformatted_20_Text"><text:s text:c="3"/>code sections. <text:s/>Often used to express a final verdict. <text:s/>"What do</text:p>
      <text:p text:style-name="Preformatted_20_Text"><text:s text:c="3"/>you want me to do with that 80-meg {wallpaper} file?" <text:s/>"Nuke</text:p>
      <text:p text:style-name="Preformatted_20_Text"><text:soft-page-break/><text:s text:c="3"/>it." <text:s/>3. Used of processes as well as files; nuke is a frequent</text:p>
      <text:p text:style-name="Preformatted_20_Text"><text:s text:c="3"/>verbal alias for `kill -9' on UNIX. <text:s/>4. On IBM PCs, a bug</text:p>
      <text:p text:style-name="Preformatted_20_Text"><text:s text:c="3"/>that results in {fandango on core} can trash the operating</text:p>
      <text:p text:style-name="Preformatted_20_Text"><text:s text:c="3"/>system, including the FAT (the in-core copy of the disk block</text:p>
      <text:p text:style-name="Preformatted_20_Text"><text:s text:c="3"/>chaining information). <text:s/>This can utterly scramble attached disks,</text:p>
      <text:p text:style-name="Preformatted_20_Text"><text:s text:c="3"/>which are then said to have been `nuked'. <text:s/>This term is also</text:p>
      <text:p text:style-name="Preformatted_20_Text"><text:s text:c="3"/>used of analogous lossages on Macintoshes and other micros without</text:p>
      <text:p text:style-name="Preformatted_20_Text"><text:s text:c="3"/>memory protection.</text:p>
      <text:p text:style-name="Preformatted_20_Text"/>
      <text:p text:style-name="Preformatted_20_Text">:number-crunching: n. Computations of a numerical nature, esp.</text:p>
      <text:p text:style-name="Preformatted_20_Text"><text:s text:c="3"/>those that make extensive use of floating-point numbers. <text:s/>The only</text:p>
      <text:p text:style-name="Preformatted_20_Text"><text:s text:c="3"/>thing {Fortrash} is good for. <text:s/>This term is in widespread</text:p>
      <text:p text:style-name="Preformatted_20_Text"><text:s text:c="3"/>informal use outside hackerdom and even in mainstream slang, but</text:p>
      <text:p text:style-name="Preformatted_20_Text"><text:s text:c="3"/>has additional hackish connotations: namely, that the computations</text:p>
      <text:p text:style-name="Preformatted_20_Text"><text:s text:c="3"/>are mindless and involve massive use of {brute force}. <text:s/>This is</text:p>
      <text:p text:style-name="Preformatted_20_Text"><text:s text:c="3"/>not always {evil}, esp. if it involves ray tracing or fractals</text:p>
      <text:p text:style-name="Preformatted_20_Text"><text:s text:c="3"/>or some other use that makes {pretty pictures}, esp. if such</text:p>
      <text:p text:style-name="Preformatted_20_Text"><text:s text:c="3"/>pictures can be used as {wallpaper}. <text:s/>See also {crunch}.</text:p>
      <text:p text:style-name="Preformatted_20_Text"/>
      <text:p text:style-name="Preformatted_20_Text">:numbers: [scientific computation] n. Output of a computation that</text:p>
      <text:p text:style-name="Preformatted_20_Text"><text:s text:c="3"/>may not be significant results but at least indicate that the</text:p>
      <text:p text:style-name="Preformatted_20_Text"><text:s text:c="3"/>program is running. <text:s/>May be used to placate management, grant</text:p>
      <text:p text:style-name="Preformatted_20_Text"><text:s text:c="3"/>sponsors, etc. <text:s/>`Making numbers' means running a program</text:p>
      <text:p text:style-name="Preformatted_20_Text"><text:s text:c="3"/>because output --- any output, not necessarily meaningful output</text:p>
      <text:p text:style-name="Preformatted_20_Text"><text:s text:c="3"/>--- is needed as a demonstration of progress. <text:s/>See {pretty</text:p>
      <text:p text:style-name="Preformatted_20_Text"><text:s text:c="3"/>pictures}, {math-out}, {social science number}.</text:p>
      <text:p text:style-name="Preformatted_20_Text"/>
      <text:p text:style-name="Preformatted_20_Text">:NUXI problem: /nuk'see pro'bl*m/ n. This refers to the problem oerotic act. <text:s/>It is considered a sign of great {winnitude} when</text:p>
      <text:p text:style-name="Preformatted_20_Text"><text:s text:c="3"/>your Obs are more interesting than other people's whole postings.</text:p>
      <text:p text:style-name="Preformatted_20_Text"/>
      <text:p text:style-name="Preformatted_20_Text">:Obfuscated C Contest: n. An annual contest run since 1984 over</text:p>
      <text:p text:style-name="Preformatted_20_Text"><text:s text:c="3"/>USENET by Landon Curt Noll and friends. <text:s/>The overall winner is</text:p>
      <text:p text:style-name="Preformatted_20_Text"><text:s text:c="3"/>whoever produces the most unreadable, creative, and bizarre (but</text:p>
      <text:p text:style-name="Preformatted_20_Text"><text:s text:c="3"/>working) C program; various other prizes are awarded at the judges'</text:p>
      <text:p text:style-name="Preformatted_20_Text"><text:s text:c="3"/>whim. <text:s/>C's terse syntax and macro-preprocessor facilities give</text:p>
      <text:p text:style-name="Preformatted_20_Text"><text:s text:c="3"/>contestants a lot of maneuvering room. <text:s/>The winning programs often</text:p>
      <text:p text:style-name="Preformatted_20_Text"><text:s text:c="3"/>manage to be simultaneously (a) funny, (b) breathtaking works of</text:p>
      <text:p text:style-name="Preformatted_20_Text"><text:s text:c="3"/>art, and (c) horrible examples of how *not* to code in C.</text:p>
      <text:p text:style-name="Preformatted_20_Text"/>
      <text:p text:style-name="Preformatted_20_Text"><text:s text:c="3"/>This relatively short and sweet entry might help convey the flavor</text:p>
      <text:p text:style-name="Preformatted_20_Text"><text:s text:c="3"/>of obfuscated C:</text:p>
      <text:p text:style-name="Preformatted_20_Text"/>
      <text:p text:style-name="Preformatted_20_Text"><text:s text:c="5"/>/*</text:p>
      <text:p text:style-name="Preformatted_20_Text"><text:s text:c="6"/>* HELLO WORLD program</text:p>
      <text:p text:style-name="Preformatted_20_Text"><text:s text:c="6"/>* by Jack Applin and Robert Heckendorn, 1985</text:p>
      <text:p text:style-name="Preformatted_20_Text"><text:s text:c="6"/>*/</text:p>
      <text:p text:style-name="Preformatted_20_Text"><text:s text:c="5"/>main(v,c)char**c;{for(v[c++]="Hello, world!\n)";</text:p>
      <text:p text:style-name="Preformatted_20_Text"><text:s text:c="5"/>(!!c)[*c]&amp;&amp;(v--||--c&amp;&amp;execlp(*c,*c,c[!!c]+!!c,!c));</text:p>
      <text:p text:style-name="Preformatted_20_Text"><text:s text:c="5"/>**c=!c)write(!!*c,*c,!!**c);}</text:p>
      <text:p text:style-name="Preformatted_20_Text"/>
      <text:p text:style-name="Preformatted_20_Text"><text:s text:c="3"/>Here's another good one:</text:p>
      <text:p text:style-name="Preformatted_20_Text"/>
      <text:p text:style-name="Preformatted_20_Text"><text:s text:c="5"/>/*</text:p>
      <text:p text:style-name="Preformatted_20_Text"><text:s text:c="6"/>* Program to compute an approximation of pi</text:p>
      <text:p text:style-name="Preformatted_20_Text"><text:s text:c="6"/>* <text:s/>by Brian Westley, 1988</text:p>
      <text:p text:style-name="Preformatted_20_Text"><text:s text:c="6"/>*/</text:p>
      <text:p text:style-name="Preformatted_20_Text"/>
      <text:p text:style-name="Preformatted_20_Text"><text:soft-page-break/><text:s text:c="5"/>#define _ -F&lt;00||--F-OO--;</text:p>
      <text:p text:style-name="Preformatted_20_Text"><text:s text:c="5"/>int F=00,OO=00;</text:p>
      <text:p text:style-name="Preformatted_20_Text"><text:s text:c="5"/>main(){F_OO();printf("%1.3f\n",4.*-F/OO/OO);}F_OO()</text:p>
      <text:p text:style-name="Preformatted_20_Text"><text:s text:c="5"/>{</text:p>
      <text:p text:style-name="Preformatted_20_Text"><text:s text:c="17"/>_-_-_-_</text:p>
      <text:p text:style-name="Preformatted_20_Text"><text:s text:c="12"/>_-_-_-_-_-_-_-_-_</text:p>
      <text:p text:style-name="Preformatted_20_Text"><text:s text:c="9"/>_-_-_-_-_-_-_-_-_-_-_-_</text:p>
      <text:p text:style-name="Preformatted_20_Text"><text:s text:c="7"/>_-_-_-_-_-_-_-_-_-_-_-_-_-_</text:p>
      <text:p text:style-name="Preformatted_20_Text"><text:s text:c="6"/>_-_-_-_-_-_-_-_-_-_-_-_-_-_-_</text:p>
      <text:p text:style-name="Preformatted_20_Text"><text:s text:c="6"/>_-_-_-_-_-_-_-_-_-_-_-_-_-_-_</text:p>
      <text:p text:style-name="Preformatted_20_Text"><text:s text:c="5"/>_-_-_-_-_-_-_-_-_-_-_-_-_-_-_-_</text:p>
      <text:p text:style-name="Preformatted_20_Text"><text:s text:c="5"/>_-_-_-_-_-_-_-_-_-_-_-_-_-_-_-_</text:p>
      <text:p text:style-name="Preformatted_20_Text"><text:s text:c="5"/>_-_-_-_-_-_-_-_-_-_-_-_-_-_-_-_</text:p>
      <text:p text:style-name="Preformatted_20_Text"><text:s text:c="5"/>_-_-_-_-_-_-_-_-_-_-_-_-_-_-_-_</text:p>
      <text:p text:style-name="Preformatted_20_Text"><text:s text:c="6"/>_-_-_-_-_-_-_-_-_-_-_-_-_-_-_</text:p>
      <text:p text:style-name="Preformatted_20_Text"><text:s text:c="6"/>_-_-_-_-_-_-_-_-_-_-_-_-_-_-_</text:p>
      <text:p text:style-name="Preformatted_20_Text"><text:s text:c="7"/>_-_-_-_-_-_-_-_-_-_-_-_-_-_</text:p>
      <text:p text:style-name="Preformatted_20_Text"><text:s text:c="9"/>_-_-_-_-_-_-_-_-_-_-_-_</text:p>
      <text:p text:style-name="Preformatted_20_Text"><text:s text:c="13"/>_-_-_-_-_-_-_-_</text:p>
      <text:p text:style-name="Preformatted_20_Text"><text:s text:c="17"/>_-_-_-_</text:p>
      <text:p text:style-name="Preformatted_20_Text"><text:s text:c="5"/>}</text:p>
      <text:p text:style-name="Preformatted_20_Text"/>
      <text:p text:style-name="Preformatted_20_Text"><text:s text:c="3"/>See also {hello, world}.</text:p>
      <text:p text:style-name="Preformatted_20_Text"/>
      <text:p text:style-name="Preformatted_20_Text">:obi-wan error: /oh'bee-won` er'*r/ [RPI, from `off-by-one' and</text:p>
      <text:p text:style-name="Preformatted_20_Text"><text:s text:c="3"/>the Obi-Wan Kenobi character in "Star Wars"] n. A loop of</text:p>
      <text:p text:style-name="Preformatted_20_Text"><text:s text:c="3"/>some sort in which the index is off by 1. <text:s/>Common when the index</text:p>
      <text:p text:style-name="Preformatted_20_Text"><text:s text:c="3"/>should have started from 0 but instead started from 1. <text:s/>A kind of</text:p>
      <text:p text:style-name="Preformatted_20_Text"><text:s text:c="3"/>{off-by-one error}. <text:s/>See also {zeroth}.</text:p>
      <text:p text:style-name="Preformatted_20_Text"/>
      <text:p text:style-name="Preformatted_20_Text">:Objectionable-C: n. Hackish take on "Objective-C", the name of</text:p>
      <text:p text:style-name="Preformatted_20_Text"><text:s text:c="3"/>an object-oriented dialect of C in competition with the</text:p>
      <text:p text:style-name="Preformatted_20_Text"><text:s text:c="3"/>better-known C++ (it is used to write native applications on the</text:p>
      <text:p text:style-name="Preformatted_20_Text"><text:s text:c="3"/>NeXT machine). <text:s/>Objectionable-C uses a Smalltalk-like syntax, but</text:p>
      <text:p text:style-name="Preformatted_20_Text"><text:s text:c="3"/>lacks the flexibility of Smalltalk method calls, and (like many</text:p>
      <text:p text:style-name="Preformatted_20_Text"><text:s text:c="3"/>such efforts) comes frustratingly close to attaining the {Right</text:p>
      <text:p text:style-name="Preformatted_20_Text"><text:s text:c="3"/>Thing} without actually doing so.</text:p>
      <text:p text:style-name="Preformatted_20_Text"/>
      <text:p text:style-name="Preformatted_20_Text">:obscure: adj. Used in an exaggeration of its normal meaning, to</text:p>
      <text:p text:style-name="Preformatted_20_Text"><text:s text:c="3"/>imply total incomprehensibility. <text:s/>"The reason for that last crash</text:p>
      <text:p text:style-name="Preformatted_20_Text"><text:s text:c="3"/>is obscure." <text:s/>"The `find(1)' command's syntax is obscure!"</text:p>
      <text:p text:style-name="Preformatted_20_Text"><text:s text:c="3"/>The phrase `moderately obscure' implies that it could be</text:p>
      <text:p text:style-name="Preformatted_20_Text"><text:s text:c="3"/>figured out but probably isn't worth the trouble. <text:s/>The construction</text:p>
      <text:p text:style-name="Preformatted_20_Text"><text:s text:c="3"/>`obscure in the extreme' is the preferred emphatic form.</text:p>
      <text:p text:style-name="Preformatted_20_Text"/>
      <text:p text:style-name="Preformatted_20_Text">:octal forty: /ok'tl for'tee/ n. Hackish way of saying "I'm</text:p>
      <text:p text:style-name="Preformatted_20_Text"><text:s text:c="3"/>drawing a blank." <text:s/>Octal 40 is the {{ASCII}} space character,</text:p>
      <text:p text:style-name="Preformatted_20_Text"><text:s text:c="3"/>0100000; by an odd coincidence, {hex} 40 (01000000) is the</text:p>
      <text:p text:style-name="Preformatted_20_Text"><text:s text:c="3"/>{{EBCDIC}} space character. <text:s/>See {wall}.</text:p>
      <text:p text:style-name="Preformatted_20_Text"/>
      <text:p text:style-name="Preformatted_20_Text">:off the trolley: adj. Describes the behavior of a program that</text:p>
      <text:p text:style-name="Preformatted_20_Text"><text:s text:c="3"/>malfunctions and goes catatonic, but doesn't actually {crash} or</text:p>
      <text:p text:style-name="Preformatted_20_Text"><text:s text:c="3"/>abort. <text:s/>See {glitch}, {bug}, {deep space}.</text:p>
      <text:p text:style-name="Preformatted_20_Text"/>
      <text:p text:style-name="Preformatted_20_Text">:off-by-one error: n. Exceedingly common error induced in many</text:p>
      <text:p text:style-name="Preformatted_20_Text"><text:s text:c="3"/>ways, such as by starting at 0 when you should have started at 1 or</text:p>
      <text:p text:style-name="Preformatted_20_Text"><text:s text:c="3"/>vice versa, or by writing `&lt; N' instead of `&lt;= N' or</text:p>
      <text:p text:style-name="Preformatted_20_Text"><text:s text:c="3"/>vice-versa. <text:s/>Also applied to giving something to the person next to</text:p>
      <text:p text:style-name="Preformatted_20_Text"><text:soft-page-break/><text:s text:c="3"/>the one who should have gotten it. <text:s/>Often confounded with</text:p>
      <text:p text:style-name="Preformatted_20_Text"><text:s text:c="3"/>{fencepost error}, which is properly a particular subtype of it.</text:p>
      <text:p text:style-name="Preformatted_20_Text"/>
      <text:p text:style-name="Preformatted_20_Text">:offline: adv. Not now or not here. <text:s/>"Let's take this</text:p>
      <text:p text:style-name="Preformatted_20_Text"><text:s text:c="3"/>discussion offline." <text:s/>Specifically used on {USENET} to suggest</text:p>
      <text:p text:style-name="Preformatted_20_Text"><text:s text:c="3"/>that a discussion be taken off a public newsgroup to email.</text:p>
      <text:p text:style-name="Preformatted_20_Text"/>
      <text:p text:style-name="Preformatted_20_Text">:old fart: n. Tribal elder. <text:s/>A title self-assumed with remarkable</text:p>
      <text:p text:style-name="Preformatted_20_Text"><text:s text:c="3"/>frequency by (esp.) USENETters who have been programming for more</text:p>
      <text:p text:style-name="Preformatted_20_Text"><text:s text:c="3"/>than about 25 years; often appears in {sig block}s attached to</text:p>
      <text:p text:style-name="Preformatted_20_Text"><text:s text:c="3"/>Jargon File contributions of great archeological significance.</text:p>
      <text:p text:style-name="Preformatted_20_Text"><text:s text:c="3"/>This is a term of insult in the second or third person but one of</text:p>
      <text:p text:style-name="Preformatted_20_Text"><text:s text:c="3"/>pride in first person.</text:p>
      <text:p text:style-name="Preformatted_20_Text"/>
      <text:p text:style-name="Preformatted_20_Text">:Old Testament: n. [C programmers] The first edition of {K&amp;R}, the</text:p>
      <text:p text:style-name="Preformatted_20_Text"><text:s text:c="3"/>sacred text describing {Classic C}.</text:p>
      <text:p text:style-name="Preformatted_20_Text"/>
      <text:p text:style-name="Preformatted_20_Text">:one-banana problem: n. At mainframe shops, where the computers</text:p>
      <text:p text:style-name="Preformatted_20_Text"><text:s text:c="3"/>have operators for routine administrivia, the programmers and</text:p>
      <text:p text:style-name="Preformatted_20_Text"><text:s text:c="3"/>hardware people tend to look down on the operators and claim that a</text:p>
      <text:p text:style-name="Preformatted_20_Text"><text:s text:c="3"/>trained monkey could do their job. <text:s/>It is frequently observed that</text:p>
      <text:p text:style-name="Preformatted_20_Text"><text:s text:c="3"/>the incentives which would be offered said monkeys can be used</text:p>
      <text:p text:style-name="Preformatted_20_Text"><text:s text:c="3"/>as a scale to describe the difficulty of a task. <text:s/>A one-banana</text:p>
      <text:p text:style-name="Preformatted_20_Text"><text:s text:c="3"/>problem is simple; hence "It's only a one-banana job at the most;</text:p>
      <text:p text:style-name="Preformatted_20_Text"><text:s text:c="3"/>what's taking them so long?"</text:p>
      <text:p text:style-name="Preformatted_20_Text"/>
      <text:p text:style-name="Preformatted_20_Text"><text:s text:c="3"/>At IBM, folklore divides the world into one-, two-, and</text:p>
      <text:p text:style-name="Preformatted_20_Text"><text:s text:c="3"/>three-banana problems. <text:s/>Other cultures have different hierarchies</text:p>
      <text:p text:style-name="Preformatted_20_Text"><text:s text:c="3"/>and may divide them more finely; at ICL, for example, five grapes</text:p>
      <text:p text:style-name="Preformatted_20_Text"><text:s text:c="3"/>(a bunch) equals a banana. <text:s/>Their upper limit for the in-house</text:p>
      <text:p text:style-name="Preformatted_20_Text"><text:s text:c="3"/>{sysape}s is said to be two bananas and three grapes (another</text:p>
      <text:p text:style-name="Preformatted_20_Text"><text:s text:c="3"/>source claims it's three bananas and one grape, but observes</text:p>
      <text:p text:style-name="Preformatted_20_Text"><text:s text:c="3"/>"However, this is subject to local variations, cosmic rays and</text:p>
      <text:p text:style-name="Preformatted_20_Text"><text:s text:c="3"/>ISO"). <text:s/>At a complication level any higher than that, one asks the</text:p>
      <text:p text:style-name="Preformatted_20_Text"><text:s text:c="3"/>manufacturers to send someone around to check things.</text:p>
      <text:p text:style-name="Preformatted_20_Text"/>
      <text:p text:style-name="Preformatted_20_Text"><text:s text:c="3"/>See also {Infinite-Monkey Theorem}.</text:p>
      <text:p text:style-name="Preformatted_20_Text"/>
      <text:p text:style-name="Preformatted_20_Text">:one-line fix: n. Used (often sarcastically) of a change to a</text:p>
      <text:p text:style-name="Preformatted_20_Text"><text:s text:c="3"/>program that is thought to be trivial or insignificant right up to</text:p>
      <text:p text:style-name="Preformatted_20_Text"><text:s text:c="3"/>the moment it crashes the system. <text:s/>Usually `cured' by another</text:p>
      <text:p text:style-name="Preformatted_20_Text"><text:s text:c="3"/>one-line fix. <text:s/>See also {I didn't change anything!}</text:p>
      <text:p text:style-name="Preformatted_20_Text"/>
      <text:p text:style-name="Preformatted_20_Text">:one-liner wars: n. A game popular among hackers who code in the</text:p>
      <text:p text:style-name="Preformatted_20_Text"><text:s text:c="3"/>language APL (see {write-only language} and {line noise}).</text:p>
      <text:p text:style-name="Preformatted_20_Text"><text:s text:c="3"/>The objective is to see who can code the most interesting and/or</text:p>
      <text:p text:style-name="Preformatted_20_Text"><text:s text:c="3"/>useful routine in one line of operators chosen from</text:p>
      <text:p text:style-name="Preformatted_20_Text"><text:s text:c="3"/>APL's exceedingly {hairy} primitive set. <text:s/>A similar amusement</text:p>
      <text:p text:style-name="Preformatted_20_Text"><text:s text:c="3"/>was practiced among {TECO} hackers and is now popular among</text:p>
      <text:p text:style-name="Preformatted_20_Text"><text:s text:c="3"/>{Perl} aficionados.</text:p>
      <text:p text:style-name="Preformatted_20_Text"><text:s text:c="3"/></text:p>
      <text:p text:style-name="Preformatted_20_Text"><text:s text:c="3"/>Ken Iverson, the inventor of APL, has been credited with a</text:p>
      <text:p text:style-name="Preformatted_20_Text"><text:s text:c="3"/>one-liner that, given a number N, produces a list of the</text:p>
      <text:p text:style-name="Preformatted_20_Text"><text:s text:c="3"/>prime numbers from 1 to N inclusive. <text:s/>It looks like this:</text:p>
      <text:p text:style-name="Preformatted_20_Text"/>
      <text:p text:style-name="Preformatted_20_Text"><text:s text:c="8"/>(2 = 0 +.= T o.| T) / T &lt;- iN</text:p>
      <text:p text:style-name="Preformatted_20_Text"/>
      <text:p text:style-name="Preformatted_20_Text"><text:s text:c="3"/>where `o' is the APL null character, the assignment arrow is a</text:p>
      <text:p text:style-name="Preformatted_20_Text"><text:soft-page-break/><text:s text:c="3"/>single character, and `i' represents the APL iota.</text:p>
      <text:p text:style-name="Preformatted_20_Text"/>
      <text:p text:style-name="Preformatted_20_Text">:ooblick: /oo'blik/ [from Dr. Seuss's `Bartholomew and the</text:p>
      <text:p text:style-name="Preformatted_20_Text"><text:s text:c="3"/>Oobleck'] n. A bizarre semi-liquid sludge made from cornstarch and</text:p>
      <text:p text:style-name="Preformatted_20_Text"><text:s text:c="3"/>water. <text:s/>Enjoyed among hackers who make batches during playtime at</text:p>
      <text:p text:style-name="Preformatted_20_Text"><text:s text:c="3"/>parties for its amusing and extremely non-Newtonian behavior; it</text:p>
      <text:p text:style-name="Preformatted_20_Text"><text:s text:c="3"/>pours and splatters, but resists rapid motion like a solid and will</text:p>
      <text:p text:style-name="Preformatted_20_Text"><text:s text:c="3"/>even crack when hit by a hammer. <text:s/>Often found near lasers.</text:p>
      <text:p text:style-name="Preformatted_20_Text"/>
      <text:p text:style-name="Preformatted_20_Text"><text:s text:c="3"/>Here is a field-tested ooblick recipe contributed by GLS:</text:p>
      <text:p text:style-name="Preformatted_20_Text"/>
      <text:p text:style-name="Preformatted_20_Text"><text:s text:c="5"/>1 cup cornstarch</text:p>
      <text:p text:style-name="Preformatted_20_Text"/>
      <text:p text:style-name="Preformatted_20_Text"><text:s text:c="5"/>1 cup baking soda</text:p>
      <text:p text:style-name="Preformatted_20_Text"/>
      <text:p text:style-name="Preformatted_20_Text"><text:s text:c="5"/>3/4 cup water</text:p>
      <text:p text:style-name="Preformatted_20_Text"/>
      <text:p text:style-name="Preformatted_20_Text"><text:s text:c="5"/>N drops of food coloring</text:p>
      <text:p text:style-name="Preformatted_20_Text"/>
      <text:p text:style-name="Preformatted_20_Text"><text:s text:c="3"/>This recipe isn't quite as non-Newtonian as a pure cornstarch</text:p>
      <text:p text:style-name="Preformatted_20_Text"><text:s text:c="3"/>ooblick, but has an appropriately slimy feel.</text:p>
      <text:p text:style-name="Preformatted_20_Text"/>
      <text:p text:style-name="Preformatted_20_Text"><text:s text:c="3"/>Some, however, insist that the notion of an ooblick *recipe*</text:p>
      <text:p text:style-name="Preformatted_20_Text"><text:s text:c="3"/>is far too mechanical, and that it is best to add the water in</text:p>
      <text:p text:style-name="Preformatted_20_Text"><text:s text:c="3"/>small increments so that the various mixed states the cornstarch</text:p>
      <text:p text:style-name="Preformatted_20_Text"><text:s text:c="3"/>goes through as it *becomes* ooblick can be grokked in</text:p>
      <text:p text:style-name="Preformatted_20_Text"><text:s text:c="3"/>fullness by many hands. <text:s/>For optional ingredients of this</text:p>
      <text:p text:style-name="Preformatted_20_Text"><text:s text:c="3"/>experience, see the "{Ceremonial Chemicals}" section of</text:p>
      <text:p text:style-name="Preformatted_20_Text"><text:s text:c="3"/>{appendix B}.</text:p>
      <text:p text:style-name="Preformatted_20_Text"/>
      <text:p text:style-name="Preformatted_20_Text">:op: /op/ [IRC] n. Someone who is endowed with privileges on</text:p>
      <text:p text:style-name="Preformatted_20_Text"><text:s text:c="3"/>{IRC}, not limited to a particular channel. <text:s/>These are generally</text:p>
      <text:p text:style-name="Preformatted_20_Text"><text:s text:c="3"/>people who are in charge of the IRC server at their particular</text:p>
      <text:p text:style-name="Preformatted_20_Text"><text:s text:c="3"/>site. <text:s/>Sometimes used interchangably with {CHOP}. <text:s/>Compare</text:p>
      <text:p text:style-name="Preformatted_20_Text"><text:s text:c="3"/>{sysop}.</text:p>
      <text:p text:style-name="Preformatted_20_Text"/>
      <text:p text:style-name="Preformatted_20_Text">:open: n. Abbreviation for `open (or left) parenthesis' --- used when</text:p>
      <text:p text:style-name="Preformatted_20_Text"><text:s text:c="3"/>necessary to eliminate oral ambiguity. <text:s/>To read aloud the LISP form</text:p>
      <text:p text:style-name="Preformatted_20_Text"><text:s text:c="3"/>(DEFUN FOO (X) (PLUS X 1)) one might say: "Open defun foo, open</text:p>
      <text:p text:style-name="Preformatted_20_Text"><text:s text:c="3"/>eks close, open, plus eks one, close close."</text:p>
      <text:p text:style-name="Preformatted_20_Text"/>
      <text:p text:style-name="Preformatted_20_Text">:Open DeathTrap: n. Abusive hackerism for the Santa Cruz</text:p>
      <text:p text:style-name="Preformatted_20_Text"><text:s text:c="3"/>Operation's `Open DeskTop' product, a Motif-based graphical</text:p>
      <text:p text:style-name="Preformatted_20_Text"><text:s text:c="3"/>interface over their UNIX. <text:s/>The funniest part is that this was</text:p>
      <text:p text:style-name="Preformatted_20_Text"><text:s text:c="3"/>coined by SCO's own developers...compare {AIDX},</text:p>
      <text:p text:style-name="Preformatted_20_Text"><text:s text:c="3"/>{terminak}, {Macintrash} {Nominal Semidestructor},</text:p>
      <text:p text:style-name="Preformatted_20_Text"><text:s text:c="3"/>{ScumOS}, {sun-stools}, {HP-SUX}.</text:p>
      <text:p text:style-name="Preformatted_20_Text"/>
      <text:p text:style-name="Preformatted_20_Text">:open switch: [IBM: prob. from railroading] n. An unresolved</text:p>
      <text:p text:style-name="Preformatted_20_Text"><text:s text:c="3"/>question, issue, or problem.</text:p>
      <text:p text:style-name="Preformatted_20_Text"/>
      <text:p text:style-name="Preformatted_20_Text">:operating system:: [techspeak] n. (Often abbreviated `OS') The</text:p>
      <text:p text:style-name="Preformatted_20_Text"><text:s text:c="3"/>foundation software of a machine, of course; that which schedules</text:p>
      <text:p text:style-name="Preformatted_20_Text"><text:s text:c="3"/>tasks, allocates storage, and presents a default interface to the</text:p>
      <text:p text:style-name="Preformatted_20_Text"><text:s text:c="3"/>user between applications. <text:s/>The facilities an operating system</text:p>
      <text:p text:style-name="Preformatted_20_Text"><text:s text:c="3"/>provides and its general design philosophy exert an extremely</text:p>
      <text:p text:style-name="Preformatted_20_Text"><text:s text:c="3"/>strong influence on programming style and on the technical cultures</text:p>
      <text:p text:style-name="Preformatted_20_Text"><text:s text:c="3"/>that grow up around its host machines. <text:s/>Hacker folklore has been</text:p>
      <text:p text:style-name="Preformatted_20_Text"><text:soft-page-break/><text:s text:c="3"/>shaped primarily by the {{UNIX}}, {{ITS}}, {{TOPS-10}},</text:p>
      <text:p text:style-name="Preformatted_20_Text"><text:s text:c="3"/>{{TOPS-20}}/{{TWENEX}}, {{WAITS}}, {{CP/M}}, {{MS-DOS}}, and</text:p>
      <text:p text:style-name="Preformatted_20_Text"><text:s text:c="3"/>{{Multics}} operating systems (most importantly by ITS and</text:p>
      <text:p text:style-name="Preformatted_20_Text"><text:s text:c="3"/>UNIX).</text:p>
      <text:p text:style-name="Preformatted_20_Text"/>
      <text:p text:style-name="Preformatted_20_Text">:optical diff: n. See {vdiff}.</text:p>
      <text:p text:style-name="Preformatted_20_Text"/>
      <text:p text:style-name="Preformatted_20_Text">:optical grep: n. See {vgrep}.</text:p>
      <text:p text:style-name="Preformatted_20_Text"/>
      <text:p text:style-name="Preformatted_20_Text">:Orange Book: n. The U.S. Government's standards document</text:p>
      <text:p text:style-name="Preformatted_20_Text"><text:s text:c="3"/>`Trusted Computer System Evaluation Criteria, DOD standard</text:p>
      <text:p text:style-name="Preformatted_20_Text"><text:s text:c="3"/>5200.28-STD, December, 1985' which characterize secure computing</text:p>
      <text:p text:style-name="Preformatted_20_Text"><text:s text:c="3"/>architectures and defines levels A1 (most secure) through D</text:p>
      <text:p text:style-name="Preformatted_20_Text"><text:s text:c="3"/>(least). <text:s/>Stock UNIXes are roughly C1, and can be upgraded to</text:p>
      <text:p text:style-name="Preformatted_20_Text"><text:s text:c="3"/>about C2 without excessive pain. <text:s/>See also {{crayola books}},</text:p>
      <text:p text:style-name="Preformatted_20_Text"><text:s text:c="3"/>{{book titles}}.</text:p>
      <text:p text:style-name="Preformatted_20_Text"/>
      <text:p text:style-name="Preformatted_20_Text">:oriental food:: n. Hackers display an intense tropism towards</text:p>
      <text:p text:style-name="Preformatted_20_Text"><text:s text:c="3"/>oriental cuisine, especially Chinese, and especially of the spicier</text:p>
      <text:p text:style-name="Preformatted_20_Text"><text:s text:c="3"/>varieties such as Szechuan and Hunan. <text:s/>This phenomenon (which has</text:p>
      <text:p text:style-name="Preformatted_20_Text"><text:s text:c="3"/>also been observed in subcultures that overlap heavily with</text:p>
      <text:p text:style-name="Preformatted_20_Text"><text:s text:c="3"/>hackerdom, most notably science-fiction fandom) has never been</text:p>
      <text:p text:style-name="Preformatted_20_Text"><text:s text:c="3"/>satisfactorily explained, but is sufficiently intense that one can</text:p>
      <text:p text:style-name="Preformatted_20_Text"><text:s text:c="3"/>assume the target of a hackish dinner expedition to be the best</text:p>
      <text:p text:style-name="Preformatted_20_Text"><text:s text:c="3"/>local Chinese place and be right at least three times out of four.</text:p>
      <text:p text:style-name="Preformatted_20_Text"><text:s text:c="3"/>See also {ravs}, {great-wall}, {stir-fried random},</text:p>
      <text:p text:style-name="Preformatted_20_Text"><text:s text:c="3"/>{laser chicken}, {Yu-Shiang Whole Fish}. <text:s/>Thai, Indian,</text:p>
      <text:p text:style-name="Preformatted_20_Text"><text:s text:c="3"/>Korean, and Vietnamese cuisines are also quite popular.</text:p>
      <text:p text:style-name="Preformatted_20_Text"/>
      <text:p text:style-name="Preformatted_20_Text">:orphan: [UNIX] n. A process whose parent has died; one inherited by</text:p>
      <text:p text:style-name="Preformatted_20_Text"><text:s text:c="3"/>`init(1)'. <text:s/>Compare {zombie}.</text:p>
      <text:p text:style-name="Preformatted_20_Text"/>
      <text:p text:style-name="Preformatted_20_Text">:orphaned i-node: /or'f*nd i:'nohd/ [UNIX] n. 1. [techspeak] A</text:p>
      <text:p text:style-name="Preformatted_20_Text"><text:s text:c="3"/>file that retains storage but no longer appears in the directories</text:p>
      <text:p text:style-name="Preformatted_20_Text"><text:s text:c="3"/>of a filesystem. <text:s/>2. By extension, a pejorative for any person</text:p>
      <text:p text:style-name="Preformatted_20_Text"><text:s text:c="3"/>serving no useful function within some organization, esp.</text:p>
      <text:p text:style-name="Preformatted_20_Text"><text:s text:c="3"/>{lion food} without subordinates.</text:p>
      <text:p text:style-name="Preformatted_20_Text"/>
      <text:p text:style-name="Preformatted_20_Text">:orthogonal: [from mathematics] adj. Mutually independent; well</text:p>
      <text:p text:style-name="Preformatted_20_Text"><text:s text:c="3"/>separated; sometimes, irrelevant to. <text:s/>Used in a generalization of</text:p>
      <text:p text:style-name="Preformatted_20_Text"><text:s text:c="3"/>its mathematical meaning to describe sets of primitives or</text:p>
      <text:p text:style-name="Preformatted_20_Text"><text:s text:c="3"/>capabilities that, like a vector basis in geometry, span the</text:p>
      <text:p text:style-name="Preformatted_20_Text"><text:s text:c="3"/>entire `capability space' of the system and are in some sense</text:p>
      <text:p text:style-name="Preformatted_20_Text"><text:s text:c="3"/>non-overlapping or mutually independent. <text:s/>For example, in</text:p>
      <text:p text:style-name="Preformatted_20_Text"><text:s text:c="3"/>architectures such as the PDP-11 or VAX where all or nearly all</text:p>
      <text:p text:style-name="Preformatted_20_Text"><text:s text:c="3"/>registers can be used interchangeably in any role with respect to</text:p>
      <text:p text:style-name="Preformatted_20_Text"><text:s text:c="3"/>any instruction, the register set is said to be orthogonal. <text:s/>Or, in</text:p>
      <text:p text:style-name="Preformatted_20_Text"><text:s text:c="3"/>logic, the set of operators `not' and `or' is orthogonal,</text:p>
      <text:p text:style-name="Preformatted_20_Text"><text:s text:c="3"/>but the set `nand', `or', and `not' is not (because any</text:p>
      <text:p text:style-name="Preformatted_20_Text"><text:s text:c="3"/>one of these can be expressed in terms of the others). <text:s/>Also used</text:p>
      <text:p text:style-name="Preformatted_20_Text"><text:s text:c="3"/>in comments on human discourse: "This may be orthogonal to the</text:p>
      <text:p text:style-name="Preformatted_20_Text"><text:s text:c="3"/>discussion, but...."</text:p>
      <text:p text:style-name="Preformatted_20_Text"/>
      <text:p text:style-name="Preformatted_20_Text">:OS: /O-S/ 1. [Operating System] n. An abbreviation heavily used in email,</text:p>
      <text:p text:style-name="Preformatted_20_Text"><text:s text:c="3"/>occasionally in speech. <text:s/>2. n.,obs. On ITS, an output spy. <text:s/>See</text:p>
      <text:p text:style-name="Preformatted_20_Text"><text:s text:c="3"/>"{OS and JEDGAR}" (in {appendix A}).</text:p>
      <text:p text:style-name="Preformatted_20_Text"/>
      <text:p text:style-name="Preformatted_20_Text">:OS/2: /O S too/ n. The anointed successor to MS-DOS for Intel</text:p>
      <text:p text:style-name="Preformatted_20_Text"><text:soft-page-break/><text:s text:c="3"/>286- and 386-based micros; proof that IBM/Microsoft couldn't get it</text:p>
      <text:p text:style-name="Preformatted_20_Text"><text:s text:c="3"/>right the second time, either. <text:s/>Mentioning it is usually good for a</text:p>
      <text:p text:style-name="Preformatted_20_Text"><text:s text:c="3"/>cheap laugh among hackers --- the design was so {baroque}, and</text:p>
      <text:p text:style-name="Preformatted_20_Text"><text:s text:c="3"/>the implementation of 1.x so bad, that 3 years after introduction</text:p>
      <text:p text:style-name="Preformatted_20_Text"><text:s text:c="3"/>you could still count the major {app}s shipping for it on the</text:p>
      <text:p text:style-name="Preformatted_20_Text"><text:s text:c="3"/>fingers of two hands --- in unary. <text:s/>Often called `Half-an-OS'. <text:s/>On</text:p>
      <text:p text:style-name="Preformatted_20_Text"><text:s text:c="3"/>January 28, 1991, Microsoft announced that it was dropping its OS/2</text:p>
      <text:p text:style-name="Preformatted_20_Text"><text:s text:c="3"/>development to concentrate on Windows, leaving the OS entirely in</text:p>
      <text:p text:style-name="Preformatted_20_Text"><text:s text:c="3"/>the hands of IBM; on January 29 they claimed the media had got the</text:p>
      <text:p text:style-name="Preformatted_20_Text"><text:s text:c="3"/>story wrong, but were vague about how. <text:s/>It looks as though OS/2 is</text:p>
      <text:p text:style-name="Preformatted_20_Text"><text:s text:c="3"/>moribund. <text:s/>See {vaporware}, {monstrosity}, {cretinous},</text:p>
      <text:p text:style-name="Preformatted_20_Text"><text:s text:c="3"/>{second-system effect}.</text:p>
      <text:p text:style-name="Preformatted_20_Text"/>
      <text:p text:style-name="Preformatted_20_Text">:out-of-band: [from telecommunications and network theory] adj.</text:p>
      <text:p text:style-name="Preformatted_20_Text"><text:s text:c="3"/>1. In software, describes values of a function which are not in its</text:p>
      <text:p text:style-name="Preformatted_20_Text"><text:s text:c="3"/>`natural' range of return values, but are rather signals that</text:p>
      <text:p text:style-name="Preformatted_20_Text"><text:s text:c="3"/>some kind of exception has occurred. <text:s/>Many C functions, for</text:p>
      <text:p text:style-name="Preformatted_20_Text"><text:s text:c="3"/>example, return either a nonnegative integral value, or indicate</text:p>
      <text:p text:style-name="Preformatted_20_Text"><text:s text:c="3"/>failure with an out-of-band return value of -1. <text:s/>Compare</text:p>
      <text:p text:style-name="Preformatted_20_Text"><text:s text:c="3"/>{hidden flag}, {green bytes}. <text:s/>2. Also sometimes used to</text:p>
      <text:p text:style-name="Preformatted_20_Text"><text:s text:c="3"/>describe what communications people call `shift characters',</text:p>
      <text:p text:style-name="Preformatted_20_Text"><text:s text:c="3"/>like the ESC that leads control sequences for many terminals, or</text:p>
      <text:p text:style-name="Preformatted_20_Text"><text:s text:c="3"/>the level shift indicators in the old 5-bit Baudot codes. <text:s/>3. In</text:p>
      <text:p text:style-name="Preformatted_20_Text"><text:s text:c="3"/>personal communication, using methods other than email, such as</text:p>
      <text:p text:style-name="Preformatted_20_Text"><text:s text:c="3"/>telephones or {snail-mail}.</text:p>
      <text:p text:style-name="Preformatted_20_Text"/>
      <text:p text:style-name="Preformatted_20_Text">:overflow bit: n. 1. [techspeak] On some processors, an attempt to</text:p>
      <text:p text:style-name="Preformatted_20_Text"><text:s text:c="3"/>calculate a result too large for a register to hold causes a</text:p>
      <text:p text:style-name="Preformatted_20_Text"><text:s text:c="3"/>particular {flag} called an {overflow bit} to be set.</text:p>
      <text:p text:style-name="Preformatted_20_Text"><text:s text:c="3"/>2. Hackers use the term of human thought too. <text:s/>"Well, the {{Ada}}</text:p>
      <text:p text:style-name="Preformatted_20_Text"><text:s text:c="3"/>description was {baroque} all right, but I could hack it OK until</text:p>
      <text:p text:style-name="Preformatted_20_Text"><text:s text:c="3"/>they got to the exception handling ... that set my overflow bit."</text:p>
      <text:p text:style-name="Preformatted_20_Text"><text:s text:c="3"/>3. The hypothetical bit that will be set if a hacker doesn't get to</text:p>
      <text:p text:style-name="Preformatted_20_Text"><text:s text:c="3"/>make a trip to the Room of Porcelain Fixtures: "I'd better process</text:p>
      <text:p text:style-name="Preformatted_20_Text"><text:s text:c="3"/>an internal interrupt before the overflow bit gets set".</text:p>
      <text:p text:style-name="Preformatted_20_Text"/>
      <text:p text:style-name="Preformatted_20_Text">:overflow pdl: [MIT] n. The place where you put things when your</text:p>
      <text:p text:style-name="Preformatted_20_Text"><text:s text:c="3"/>{pdl} is full. <text:s/>If you don't have one and too many things get</text:p>
      <text:p text:style-name="Preformatted_20_Text"><text:s text:c="3"/>pushed, you forget something. <text:s/>The overflow pdl for a person's</text:p>
      <text:p text:style-name="Preformatted_20_Text"><text:s text:c="3"/>memory might be a memo pad. <text:s/>This usage inspired the following</text:p>
      <text:p text:style-name="Preformatted_20_Text"><text:s text:c="3"/>doggerel:</text:p>
      <text:p text:style-name="Preformatted_20_Text"/>
      <text:p text:style-name="Preformatted_20_Text"><text:s text:c="5"/>Hey, diddle, diddle</text:p>
      <text:p text:style-name="Preformatted_20_Text"><text:s text:c="5"/>The overflow pdl</text:p>
      <text:p text:style-name="Preformatted_20_Text"><text:s text:c="8"/>To get a little more stack;</text:p>
      <text:p text:style-name="Preformatted_20_Text"><text:s text:c="5"/>If that's not enough</text:p>
      <text:p text:style-name="Preformatted_20_Text"><text:s text:c="5"/>Then you lose it all,</text:p>
      <text:p text:style-name="Preformatted_20_Text"><text:s text:c="8"/>And have to pop all the way back.</text:p>
      <text:p text:style-name="Preformatted_20_Text"><text:s text:c="36"/>--The Great Quux</text:p>
      <text:p text:style-name="Preformatted_20_Text"/>
      <text:p text:style-name="Preformatted_20_Text"><text:s text:c="3"/>The term {pdl} seems to be primarily an MITism; outside MIT this</text:p>
      <text:p text:style-name="Preformatted_20_Text"><text:s text:c="3"/>term would logically be replaced by `overflow {stack}', but</text:p>
      <text:p text:style-name="Preformatted_20_Text"><text:s text:c="3"/>the editors have heard no report of the latter term actually being</text:p>
      <text:p text:style-name="Preformatted_20_Text"><text:s text:c="3"/>in use.</text:p>
      <text:p text:style-name="Preformatted_20_Text"/>
      <text:p text:style-name="Preformatted_20_Text">:overrun: n. 1. [techspeak] Term for a frequent consequence of data</text:p>
      <text:p text:style-name="Preformatted_20_Text"><text:s text:c="3"/>arriving faster than it can be consumed, esp. in serial line</text:p>
      <text:p text:style-name="Preformatted_20_Text"><text:s text:c="3"/>communications. <text:s/>For example, at 9600 baud there is almost exactly</text:p>
      <text:p text:style-name="Preformatted_20_Text"><text:soft-page-break/><text:s text:c="3"/>one character per millisecond, so if your {silo} can hold only</text:p>
      <text:p text:style-name="Preformatted_20_Text"><text:s text:c="3"/>two characters and the machine takes longer than 2 msec to get to</text:p>
      <text:p text:style-name="Preformatted_20_Text"><text:s text:c="3"/>service the interrupt, at least one character will be lost.</text:p>
      <text:p text:style-name="Preformatted_20_Text"><text:s text:c="3"/>2. Also applied to non-serial-I/O communications. "I forgot to pay</text:p>
      <text:p text:style-name="Preformatted_20_Text"><text:s text:c="3"/>my electric bill due to mail overrun." <text:s/>"Sorry, I got four phone</text:p>
      <text:p text:style-name="Preformatted_20_Text"><text:s text:c="3"/>calls in 3 minutes last night and lost your message to overrun."</text:p>
      <text:p text:style-name="Preformatted_20_Text"><text:s text:c="3"/>When {thrash}ing at tasks, the next person to make a request</text:p>
      <text:p text:style-name="Preformatted_20_Text"><text:s text:c="3"/>might be told "Overrun!" <text:s/>Compare {firehose syndrome}. 3. More</text:p>
      <text:p text:style-name="Preformatted_20_Text"><text:s text:c="3"/>loosely, may refer to a {buffer overflow} not necessarily</text:p>
      <text:p text:style-name="Preformatted_20_Text"><text:s text:c="3"/>related to processing time (as in {overrun screw}).</text:p>
      <text:p text:style-name="Preformatted_20_Text"/>
      <text:p text:style-name="Preformatted_20_Text">:overrun screw: [C programming] n. A variety of {fandango on</text:p>
      <text:p text:style-name="Preformatted_20_Text"><text:s text:c="3"/>core} produced by scribbling past the end of an array (C</text:p>
      <text:p text:style-name="Preformatted_20_Text"><text:s text:c="3"/>implementations typically have no checks for this error). <text:s/>This is</text:p>
      <text:p text:style-name="Preformatted_20_Text"><text:s text:c="3"/>relatively benign and easy to spot if the array is static; if it is</text:p>
      <text:p text:style-name="Preformatted_20_Text"><text:s text:c="3"/>auto, the result may be to {smash the stack} --- often resulting</text:p>
      <text:p text:style-name="Preformatted_20_Text"><text:s text:c="3"/>in {heisenbug}s of the most diabolical subtlety. <text:s/>The term</text:p>
      <text:p text:style-name="Preformatted_20_Text"><text:s text:c="3"/>`overrun screw' is used esp. of scribbles beyond the end of</text:p>
      <text:p text:style-name="Preformatted_20_Text"><text:s text:c="3"/>arrays allocated with `malloc(3)'; this typically trashes the</text:p>
      <text:p text:style-name="Preformatted_20_Text"><text:s text:c="3"/>allocation header for the next block in the {arena}, producing</text:p>
      <text:p text:style-name="Preformatted_20_Text"><text:s text:c="3"/>massive lossage within malloc and often a core dump on the next</text:p>
      <text:p text:style-name="Preformatted_20_Text"><text:s text:c="3"/>operation to use `stdio(3)' or `malloc(3)' itself. <text:s/>See</text:p>
      <text:p text:style-name="Preformatted_20_Text"><text:s text:c="3"/>{spam}, {overrun}; see also {memory leak}, {memory</text:p>
      <text:p text:style-name="Preformatted_20_Text"><text:s text:c="3"/>smash}, {aliasing bug}, {precedence lossage}, {fandango on</text:p>
      <text:p text:style-name="Preformatted_20_Text"><text:s text:c="3"/>core}, {secondary damage}.</text:p>
      <text:p text:style-name="Preformatted_20_Text"/>
      <text:p text:style-name="Preformatted_20_Text">= P =</text:p>
      <text:p text:style-name="Preformatted_20_Text">=====</text:p>
      <text:p text:style-name="Preformatted_20_Text"/>
      <text:p text:style-name="Preformatted_20_Text">:P.O.D.: /P-O-D/ Acronym for `Piece Of Data' (as opposed to a</text:p>
      <text:p text:style-name="Preformatted_20_Text"><text:s text:c="3"/>code section). Usage: pedantic and rare. <text:s/>See also {pod}.</text:p>
      <text:p text:style-name="Preformatted_20_Text"/>
      <text:p text:style-name="Preformatted_20_Text">:padded cell: n. Where you put {luser}s so they can't hurt</text:p>
      <text:p text:style-name="Preformatted_20_Text"><text:s text:c="3"/>anything. <text:s/>A program that limits a luser to a carefully restricted</text:p>
      <text:p text:style-name="Preformatted_20_Text"><text:s text:c="3"/>subset of the capabilities of the host system (for example, the</text:p>
      <text:p text:style-name="Preformatted_20_Text"><text:s text:c="3"/>`rsh(1)' utility on USG UNIX). <text:s/>Note that this is different</text:p>
      <text:p text:style-name="Preformatted_20_Text"><text:s text:c="3"/>from an {iron box} because it is overt and not aimed at</text:p>
      <text:p text:style-name="Preformatted_20_Text"><text:s text:c="3"/>enforcing security so much as protecting others (and the luser)</text:p>
      <text:p text:style-name="Preformatted_20_Text"><text:s text:c="3"/>from the consequences of the luser's boundless na"ivet'e (see</text:p>
      <text:p text:style-name="Preformatted_20_Text"><text:s text:c="3"/>{na"ive}). <text:s/>Also `padded cell environment'.</text:p>
      <text:p text:style-name="Preformatted_20_Text"/>
      <text:p text:style-name="Preformatted_20_Text">:page in: [MIT] vi. 1. To become aware of one's surroundings again</text:p>
      <text:p text:style-name="Preformatted_20_Text"><text:s text:c="3"/>after having paged out (see {page out}). <text:s/>Usually confined to</text:p>
      <text:p text:style-name="Preformatted_20_Text"><text:s text:c="3"/>the sarcastic comment: "Eric pages in. <text:s/>Film at 11." <text:s/>See</text:p>
      <text:p text:style-name="Preformatted_20_Text"><text:s text:c="3"/>{film at 11}. <text:s/>2. Syn. `swap in'; see {swap}.</text:p>
      <text:p text:style-name="Preformatted_20_Text"/>
      <text:p text:style-name="Preformatted_20_Text">:page out: [MIT] vi. 1. To become unaware of one's surroundings</text:p>
      <text:p text:style-name="Preformatted_20_Text"><text:s text:c="3"/>temporarily, due to daydreaming or preoccupation. <text:s/>"Can you repeat</text:p>
      <text:p text:style-name="Preformatted_20_Text"><text:s text:c="3"/>that? <text:s/>I paged out for a minute." <text:s/>See {page in}. <text:s/>Compare</text:p>
      <text:p text:style-name="Preformatted_20_Text"><text:s text:c="3"/>{glitch}, {thinko}. <text:s/>2. Syn. `swap out'; see {swap}.</text:p>
      <text:p text:style-name="Preformatted_20_Text"/>
      <text:p text:style-name="Preformatted_20_Text">:pain in the net: n. A {flamer}.</text:p>
      <text:p text:style-name="Preformatted_20_Text"/>
      <text:p text:style-name="Preformatted_20_Text">:paper-net: n. Hackish way of referring to the postal service,</text:p>
      <text:p text:style-name="Preformatted_20_Text"><text:s text:c="3"/>analogizing it to a very slow, low-reliability network. <text:s/>USENET</text:p>
      <text:p text:style-name="Preformatted_20_Text"><text:s text:c="3"/>{sig block}s not uncommonly include a "Paper-Net:" header just</text:p>
      <text:p text:style-name="Preformatted_20_Text"><text:s text:c="3"/>before the sender's postal address; common variants of this are</text:p>
      <text:p text:style-name="Preformatted_20_Text"><text:s text:c="3"/>"Papernet" and "P-Net". <text:s/>Compare {voice-net}, {snail-mail}.</text:p>
      <text:p text:style-name="Preformatted_20_Text"><text:soft-page-break/></text:p>
      <text:p text:style-name="Preformatted_20_Text">:param: /p*-ram'/ n. Shorthand for `parameter'. <text:s/>See also</text:p>
      <text:p text:style-name="Preformatted_20_Text"><text:s text:c="3"/>{parm}; compare {arg}, {var}.</text:p>
      <text:p text:style-name="Preformatted_20_Text"/>
      <text:p text:style-name="Preformatted_20_Text">:PARC: n. See {XEROX PARC}.</text:p>
      <text:p text:style-name="Preformatted_20_Text"/>
      <text:p text:style-name="Preformatted_20_Text">:parent message: n. See {followup}.</text:p>
      <text:p text:style-name="Preformatted_20_Text"/>
      <text:p text:style-name="Preformatted_20_Text">:parity errors: pl.n. Little lapses of attention or (in more severe</text:p>
      <text:p text:style-name="Preformatted_20_Text"><text:s text:c="3"/>cases) consciousness, usually brought on by having spent all night</text:p>
      <text:p text:style-name="Preformatted_20_Text"><text:s text:c="3"/>and most of the next day hacking. <text:s/>"I need to go home and crash;</text:p>
      <text:p text:style-name="Preformatted_20_Text"><text:s text:c="3"/>I'm starting to get a lot of parity errors." <text:s/>Derives from a</text:p>
      <text:p text:style-name="Preformatted_20_Text"><text:s text:c="3"/>relatively common but nearly always correctable transient error in</text:p>
      <text:p text:style-name="Preformatted_20_Text"><text:s text:c="3"/>RAM hardware.</text:p>
      <text:p text:style-name="Preformatted_20_Text"/>
      <text:p text:style-name="Preformatted_20_Text">:Parkinson's Law of Data: prov. "Data expands to fill the space</text:p>
      <text:p text:style-name="Preformatted_20_Text"><text:s text:c="3"/>available for storage"; buying more memory encourages the use of</text:p>
      <text:p text:style-name="Preformatted_20_Text"><text:s text:c="3"/>more memory-intensive techniques. <text:s/>It has been observed over the</text:p>
      <text:p text:style-name="Preformatted_20_Text"><text:s text:c="3"/>last 10 years that the memory usage of evolving systems tends to</text:p>
      <text:p text:style-name="Preformatted_20_Text"><text:s text:c="3"/>double roughly once every 18 months. <text:s/>Fortunately, memory density</text:p>
      <text:p text:style-name="Preformatted_20_Text"><text:s text:c="3"/>available for constant dollars tends to double about once every</text:p>
      <text:p text:style-name="Preformatted_20_Text"><text:s text:c="3"/>12 months (see {Moore's Law}); unfortunately, the laws of</text:p>
      <text:p text:style-name="Preformatted_20_Text"><text:s text:c="3"/>physics guarantee that the latter cannot continue indefinitely.</text:p>
      <text:p text:style-name="Preformatted_20_Text"/>
      <text:p text:style-name="Preformatted_20_Text">:parm: /parm/ n. Further-compressed form of {param}. <text:s/>This term</text:p>
      <text:p text:style-name="Preformatted_20_Text"><text:s text:c="3"/>is an IBMism, and written use is almost unknown outside IBM</text:p>
      <text:p text:style-name="Preformatted_20_Text"><text:s text:c="3"/>shops; spoken /parm/ is more widely distributed, but the synonym</text:p>
      <text:p text:style-name="Preformatted_20_Text"><text:s text:c="3"/>{arg} is favored among hackers. <text:s/>Compare {arg}, {var}.</text:p>
      <text:p text:style-name="Preformatted_20_Text"/>
      <text:p text:style-name="Preformatted_20_Text">:parse: [from linguistic terminology] vt. 1. To determine the</text:p>
      <text:p text:style-name="Preformatted_20_Text"><text:s text:c="3"/>syntactic structure of a sentence or other utterance (close to the</text:p>
      <text:p text:style-name="Preformatted_20_Text"><text:s text:c="3"/>standard English meaning). <text:s/>"That was the one I saw you." <text:s/>"I</text:p>
      <text:p text:style-name="Preformatted_20_Text"><text:s text:c="3"/>can't parse that." <text:s/>2. More generally, to understand or</text:p>
      <text:p text:style-name="Preformatted_20_Text"><text:s text:c="3"/>comprehend. <text:s/>"It's very simple; you just kretch the glims and then</text:p>
      <text:p text:style-name="Preformatted_20_Text"><text:s text:c="3"/>aos the zotz." <text:s/>"I can't parse that." <text:s/>3. Of fish, to have to</text:p>
      <text:p text:style-name="Preformatted_20_Text"><text:s text:c="3"/>remove the bones yourself. <text:s/>"I object to parsing fish", means "I</text:p>
      <text:p text:style-name="Preformatted_20_Text"><text:s text:c="3"/>don't want to get a whole fish, but a sliced one is okay". <text:s/>A</text:p>
      <text:p text:style-name="Preformatted_20_Text"><text:s text:c="3"/>`parsed fish' has been deboned. <text:s/>There is some controversy over</text:p>
      <text:p text:style-name="Preformatted_20_Text"><text:s text:c="3"/>whether `unparsed' should mean `bony', or also mean</text:p>
      <text:p text:style-name="Preformatted_20_Text"><text:s text:c="3"/>`deboned'.</text:p>
      <text:p text:style-name="Preformatted_20_Text"/>
      <text:p text:style-name="Preformatted_20_Text">:Pascal:: n. An Algol-descended language designed by Niklaus Wirth</text:p>
      <text:p text:style-name="Preformatted_20_Text"><text:s text:c="3"/>on the CDC 6600 around 1967--68 as an instructional tool for</text:p>
      <text:p text:style-name="Preformatted_20_Text"><text:s text:c="3"/>elementary programming. <text:s/>This language, designed primarily to keep</text:p>
      <text:p text:style-name="Preformatted_20_Text"><text:s text:c="3"/>students from shooting themselves in the foot and thus extremely</text:p>
      <text:p text:style-name="Preformatted_20_Text"><text:s text:c="3"/>restrictive from a general-purpose-programming point of view, was</text:p>
      <text:p text:style-name="Preformatted_20_Text"><text:s text:c="3"/>later promoted as a general-purpose tool and, in fact, became the</text:p>
      <text:p text:style-name="Preformatted_20_Text"><text:s text:c="3"/>ancestor of a large family of languages including Modula-2 and</text:p>
      <text:p text:style-name="Preformatted_20_Text"><text:s text:c="3"/>{{Ada}} (see also {bondage-and-discipline language}). <text:s/>The</text:p>
      <text:p text:style-name="Preformatted_20_Text"><text:s text:c="3"/>hackish point of view on Pascal was probably best summed up by a</text:p>
      <text:p text:style-name="Preformatted_20_Text"><text:s text:c="3"/>devastating (and, in its deadpan way, screamingly funny) 1981 paper</text:p>
      <text:p text:style-name="Preformatted_20_Text"><text:s text:c="3"/>by Brian Kernighan (of {K&amp;R} fame) entitled "Why Pascal is</text:p>
      <text:p text:style-name="Preformatted_20_Text"><text:s text:c="3"/>Not My Favorite Programming Language", which was turned down by the</text:p>
      <text:p text:style-name="Preformatted_20_Text"><text:s text:c="3"/>technical journals but circulated widely via photocopies. <text:s/>It was</text:p>
      <text:p text:style-name="Preformatted_20_Text"><text:s text:c="3"/>eventually published in "Comparing and Assessing Programming</text:p>
      <text:p text:style-name="Preformatted_20_Text"><text:s text:c="3"/>Languages", edited by Alan Feuer and Narain Gehani (Prentice-Hall,</text:p>
      <text:p text:style-name="Preformatted_20_Text"><text:s text:c="3"/>1984). <text:s/>Part of his discussion is worth repeating here, because its</text:p>
      <text:p text:style-name="Preformatted_20_Text"><text:s text:c="3"/>criticisms are still apposite to Pascal itself after ten years of</text:p>
      <text:p text:style-name="Preformatted_20_Text"><text:soft-page-break/><text:s text:c="3"/>improvement and could also stand as an indictment of many other</text:p>
      <text:p text:style-name="Preformatted_20_Text"><text:s text:c="3"/>bondage-and-discipline languages. <text:s/>At the end of a summary of the</text:p>
      <text:p text:style-name="Preformatted_20_Text"><text:s text:c="3"/>case against Pascal, Kernighan wrote:</text:p>
      <text:p text:style-name="Preformatted_20_Text"/>
      <text:p text:style-name="Preformatted_20_Text"><text:s text:c="5"/>9. There is no escape</text:p>
      <text:p text:style-name="Preformatted_20_Text"/>
      <text:p text:style-name="Preformatted_20_Text"><text:s text:c="5"/>This last point is perhaps the most important. <text:s/>The language is</text:p>
      <text:p text:style-name="Preformatted_20_Text"><text:s text:c="5"/>inadequate but circumscribed, because there is no way to escape its</text:p>
      <text:p text:style-name="Preformatted_20_Text"><text:s text:c="5"/>limitations. <text:s/>There are no casts to disable the type-checking when</text:p>
      <text:p text:style-name="Preformatted_20_Text"><text:s text:c="5"/>necessary. <text:s/>There is no way to replace the defective run-time</text:p>
      <text:p text:style-name="Preformatted_20_Text"><text:s text:c="5"/>environment with a sensible one, unless one controls the compiler</text:p>
      <text:p text:style-name="Preformatted_20_Text"><text:s text:c="5"/>that defines the "standard procedures". <text:s/>The language is closed.</text:p>
      <text:p text:style-name="Preformatted_20_Text"/>
      <text:p text:style-name="Preformatted_20_Text"><text:s text:c="5"/>People who use Pascal for serious programming fall into a fatal</text:p>
      <text:p text:style-name="Preformatted_20_Text"><text:s text:c="5"/>trap. <text:s/>Because the language is impotent, it must be extended. <text:s/>But</text:p>
      <text:p text:style-name="Preformatted_20_Text"><text:s text:c="5"/>each group extends Pascal in its own direction, to make it look</text:p>
      <text:p text:style-name="Preformatted_20_Text"><text:s text:c="5"/>like whatever language they really want. <text:s/>Extensions for separate</text:p>
      <text:p text:style-name="Preformatted_20_Text"><text:s text:c="5"/>compilation, FORTRAN-like COMMON, string data types, internal</text:p>
      <text:p text:style-name="Preformatted_20_Text"><text:s text:c="5"/>static variables, initialization, octal numbers, bit operators,</text:p>
      <text:p text:style-name="Preformatted_20_Text"><text:s text:c="5"/>etc., all add to the utility of the language for one group but</text:p>
      <text:p text:style-name="Preformatted_20_Text"><text:s text:c="5"/>destroy its portability to others.</text:p>
      <text:p text:style-name="Preformatted_20_Text"/>
      <text:p text:style-name="Preformatted_20_Text"><text:s text:c="5"/>I feel that it is a mistake to use Pascal for anything much beyond</text:p>
      <text:p text:style-name="Preformatted_20_Text"><text:s text:c="5"/>its original target. <text:s/>In its pure form, Pascal is a toy language,</text:p>
      <text:p text:style-name="Preformatted_20_Text"><text:s text:c="5"/>suitable for teaching but not for real programming.</text:p>
      <text:p text:style-name="Preformatted_20_Text"/>
      <text:p text:style-name="Preformatted_20_Text"><text:s text:c="3"/>Pascal has since been almost entirely displaced (by {C}) from the</text:p>
      <text:p text:style-name="Preformatted_20_Text"><text:s text:c="3"/>niches it had acquired in serious applications and systems</text:p>
      <text:p text:style-name="Preformatted_20_Text"><text:s text:c="3"/>programming, but retains some popularity as a hobbyist language in</text:p>
      <text:p text:style-name="Preformatted_20_Text"><text:s text:c="3"/>the MS-DOS and Macintosh worlds.</text:p>
      <text:p text:style-name="Preformatted_20_Text"/>
      <text:p text:style-name="Preformatted_20_Text">:pastie: /pay'stee/ n. An adhesive-backed label designed to be</text:p>
      <text:p text:style-name="Preformatted_20_Text"><text:s text:c="3"/>attached to a key on a keyboard to indicate some non-standard</text:p>
      <text:p text:style-name="Preformatted_20_Text"><text:s text:c="3"/>character which can be accessed through that key. <text:s/>Pasties are</text:p>
      <text:p text:style-name="Preformatted_20_Text"><text:s text:c="3"/>likely to be used in APL environments, where almost every key is</text:p>
      <text:p text:style-name="Preformatted_20_Text"><text:s text:c="3"/>associated with a special character. <text:s/>A pastie on the R key, for</text:p>
      <text:p text:style-name="Preformatted_20_Text"><text:s text:c="3"/>example, would remind the user that it is used to generate the rho</text:p>
      <text:p text:style-name="Preformatted_20_Text"><text:s text:c="3"/>character. <text:s/>The term properly refers to nipple-concealing devices</text:p>
      <text:p text:style-name="Preformatted_20_Text"><text:s text:c="3"/>formerly worn by strippers in concession to indecent-exposure</text:p>
      <text:p text:style-name="Preformatted_20_Text"><text:s text:c="3"/>laws; compare {tits on a keyboard}.</text:p>
      <text:p text:style-name="Preformatted_20_Text"/>
      <text:p text:style-name="Preformatted_20_Text">:patch: 1. n. A temporary addition to a piece of code, usually as a</text:p>
      <text:p text:style-name="Preformatted_20_Text"><text:s text:c="3"/>{quick-and-dirty} remedy to an existing bug or misfeature. <text:s/>A</text:p>
      <text:p text:style-name="Preformatted_20_Text"><text:s text:c="3"/>patch may or may not work, and may or may not eventually be</text:p>
      <text:p text:style-name="Preformatted_20_Text"><text:s text:c="3"/>incorporated permanently into the program. <text:s/>Distinguished from a</text:p>
      <text:p text:style-name="Preformatted_20_Text"><text:s text:c="3"/>{diff} or {mod} by the fact that a patch is generated by more</text:p>
      <text:p text:style-name="Preformatted_20_Text"><text:s text:c="3"/>primitive means than the rest of the program; the classical</text:p>
      <text:p text:style-name="Preformatted_20_Text"><text:s text:c="3"/>examples are instructions modified by using the front panel</text:p>
      <text:p text:style-name="Preformatted_20_Text"><text:s text:c="3"/>switches, and changes made directly to the binary executable of a</text:p>
      <text:p text:style-name="Preformatted_20_Text"><text:s text:c="3"/>program originally written in an {HLL}. <text:s/>Compare {one-line</text:p>
      <text:p text:style-name="Preformatted_20_Text"><text:s text:c="3"/>fix}. <text:s/>2. vt. To insert a patch into a piece of code. <text:s/>3. [in the</text:p>
      <text:p text:style-name="Preformatted_20_Text"><text:s text:c="3"/>UNIX world] n. A {diff} (sense 2). <text:s/>4. A set of modifications to</text:p>
      <text:p text:style-name="Preformatted_20_Text"><text:s text:c="3"/>binaries to be applied by a patching program. <text:s/>IBM operating</text:p>
      <text:p text:style-name="Preformatted_20_Text"><text:s text:c="3"/>systems often receive updates to the operating system in the form</text:p>
      <text:p text:style-name="Preformatted_20_Text"><text:s text:c="3"/>of absolute hexadecimal patches. <text:s/>If you have modified your OS, you</text:p>
      <text:p text:style-name="Preformatted_20_Text"><text:s text:c="3"/>have to disassemble these back to the source. <text:s/>The patches might</text:p>
      <text:p text:style-name="Preformatted_20_Text"><text:s text:c="3"/>later be corrected by other patches on top of them (patches were</text:p>
      <text:p text:style-name="Preformatted_20_Text"><text:s text:c="3"/>said to "grow scar tissue"). <text:s/>The result was often a convoluted</text:p>
      <text:p text:style-name="Preformatted_20_Text"><text:soft-page-break/><text:s text:c="3"/>{patch space} and headaches galore. <text:s/>5. [UNIX] the</text:p>
      <text:p text:style-name="Preformatted_20_Text"><text:s text:c="3"/>`patch(1)' program, written by Larry Wall, which automatically</text:p>
      <text:p text:style-name="Preformatted_20_Text"><text:s text:c="3"/>applies a patch (sense 3) to a set of source code.</text:p>
      <text:p text:style-name="Preformatted_20_Text"/>
      <text:p text:style-name="Preformatted_20_Text"><text:s text:c="3"/>There is a classic story of a {tiger team} penetrating a secure</text:p>
      <text:p text:style-name="Preformatted_20_Text"><text:s text:c="3"/>military computer that illustrates the danger inherent in binary</text:p>
      <text:p text:style-name="Preformatted_20_Text"><text:s text:c="3"/>patches (or, indeed, any that you can't --- or don't --- inspect</text:p>
      <text:p text:style-name="Preformatted_20_Text"><text:s text:c="3"/>and examine before installing). <text:s/>They couldn't find any {trap</text:p>
      <text:p text:style-name="Preformatted_20_Text"><text:s text:c="3"/>door}s or any way to penetrate security of IBM's OS, so they made a</text:p>
      <text:p text:style-name="Preformatted_20_Text"><text:s text:c="3"/>site visit to an IBM office (remember, these were official military</text:p>
      <text:p text:style-name="Preformatted_20_Text"><text:s text:c="3"/>types who were purportedly on official business), swiped some IBM</text:p>
      <text:p text:style-name="Preformatted_20_Text"><text:s text:c="3"/>stationery, and created a fake patch. <text:s/>The patch was actually the</text:p>
      <text:p text:style-name="Preformatted_20_Text"><text:s text:c="3"/>trapdoor they needed. <text:s/>The patch was distributed at about the right</text:p>
      <text:p text:style-name="Preformatted_20_Text"><text:s text:c="3"/>time for an IBM patch, had official stationery and all accompanying</text:p>
      <text:p text:style-name="Preformatted_20_Text"><text:s text:c="3"/>documentation, and was dutifully installed. <text:s/>The installation</text:p>
      <text:p text:style-name="Preformatted_20_Text"><text:s text:c="3"/>manager very shortly thereafter learned something about proper</text:p>
      <text:p text:style-name="Preformatted_20_Text"><text:s text:c="3"/>procedures.</text:p>
      <text:p text:style-name="Preformatted_20_Text"/>
      <text:p text:style-name="Preformatted_20_Text">:patch space: n. An unused block of bits left in a binary so that</text:p>
      <text:p text:style-name="Preformatted_20_Text"><text:s text:c="3"/>it can later be modified by insertion of machine-language</text:p>
      <text:p text:style-name="Preformatted_20_Text"><text:s text:c="3"/>instructions there (typically, the patch space is modified to</text:p>
      <text:p text:style-name="Preformatted_20_Text"><text:s text:c="3"/>contain new code, and the superseded code is patched to contain a</text:p>
      <text:p text:style-name="Preformatted_20_Text"><text:s text:c="3"/>jump or call to the patch space). <text:s/>The widening use of HLLs has</text:p>
      <text:p text:style-name="Preformatted_20_Text"><text:s text:c="3"/>made this term rare; it is now primarily historical outside IBM</text:p>
      <text:p text:style-name="Preformatted_20_Text"><text:s text:c="3"/>shops. <text:s/>See {patch} (sense 4), {zap} (sense 4), {hook}.</text:p>
      <text:p text:style-name="Preformatted_20_Text"/>
      <text:p text:style-name="Preformatted_20_Text">:path: n. 1. A {bang path} or explicitly routed {{Internet</text:p>
      <text:p text:style-name="Preformatted_20_Text"><text:s text:c="3"/>address}}; a node-by-node specification of a link between two</text:p>
      <text:p text:style-name="Preformatted_20_Text"><text:s text:c="3"/>machines. <text:s/>2. [UNIX] A filename, fully specified relative to the</text:p>
      <text:p text:style-name="Preformatted_20_Text"><text:s text:c="3"/>root directory (as opposed to relative to the current directory;</text:p>
      <text:p text:style-name="Preformatted_20_Text"><text:s text:c="3"/>the latter is sometimes called a `relative path'). This is also</text:p>
      <text:p text:style-name="Preformatted_20_Text"><text:s text:c="3"/>called a `pathname'. <text:s/>3. [UNIX and MS-DOS] The `search</text:p>
      <text:p text:style-name="Preformatted_20_Text"><text:s text:c="3"/>path', an environment variable specifying the directories in which</text:p>
      <text:p text:style-name="Preformatted_20_Text"><text:s text:c="3"/>the {shell} (COMMAND.COM, under MS-DOS) should look for commands.</text:p>
      <text:p text:style-name="Preformatted_20_Text"><text:s text:c="3"/>Other, similar constructs abound under UNIX (for example, the</text:p>
      <text:p text:style-name="Preformatted_20_Text"><text:s text:c="3"/>C preprocessor has a `search path' it uses in looking for</text:p>
      <text:p text:style-name="Preformatted_20_Text"><text:s text:c="3"/>`#include' files).</text:p>
      <text:p text:style-name="Preformatted_20_Text"/>
      <text:p text:style-name="Preformatted_20_Text">:pathological: adj. 1. [scientific computation] Used of a data set</text:p>
      <text:p text:style-name="Preformatted_20_Text"><text:s text:c="3"/>that is grossly atypical of normal expected input, esp. one that</text:p>
      <text:p text:style-name="Preformatted_20_Text"><text:s text:c="3"/>exposes a weakness or bug in whatever algorithm one is using. <text:s/>An</text:p>
      <text:p text:style-name="Preformatted_20_Text"><text:s text:c="3"/>algorithm that can be broken by pathological inputs may still be</text:p>
      <text:p text:style-name="Preformatted_20_Text"><text:s text:c="3"/>useful if such inputs are very unlikely to occur in practice.</text:p>
      <text:p text:style-name="Preformatted_20_Text"><text:s text:c="3"/>2. When used of test input, implies that it was purposefully</text:p>
      <text:p text:style-name="Preformatted_20_Text"><text:s text:c="3"/>engineered as a worst case. <text:s/>The implication in both senses is that</text:p>
      <text:p text:style-name="Preformatted_20_Text"><text:s text:c="3"/>the data is spectacularly ill-conditioned or that someone had to</text:p>
      <text:p text:style-name="Preformatted_20_Text"><text:s text:c="3"/>explicitly set out to break the algorithm in order to come up with</text:p>
      <text:p text:style-name="Preformatted_20_Text"><text:s text:c="3"/>such a crazy example. <text:s/>3. Also said of an unlikely collection of</text:p>
      <text:p text:style-name="Preformatted_20_Text"><text:s text:c="3"/>circumstances. <text:s/>"If the network is down and comes up halfway</text:p>
      <text:p text:style-name="Preformatted_20_Text"><text:s text:c="3"/>through the execution of that command by root, the system may</text:p>
      <text:p text:style-name="Preformatted_20_Text"><text:s text:c="3"/>just crash." <text:s/>"Yes, but that's a pathological case." <text:s/>Often used</text:p>
      <text:p text:style-name="Preformatted_20_Text"><text:s text:c="3"/>to dismiss the case from discussion, with the implication that the</text:p>
      <text:p text:style-name="Preformatted_20_Text"><text:s text:c="3"/>consequences are acceptable since that they will happen so</text:p>
      <text:p text:style-name="Preformatted_20_Text"><text:s text:c="3"/>infrequently (if at all) that there is no justification for</text:p>
      <text:p text:style-name="Preformatted_20_Text"><text:s text:c="3"/>going to extra trouble to handle that case (see sense 1).</text:p>
      <text:p text:style-name="Preformatted_20_Text"/>
      <text:p text:style-name="Preformatted_20_Text">:payware: /pay'weir/ n. Commercial software. <text:s/>Oppose {shareware}</text:p>
      <text:p text:style-name="Preformatted_20_Text"><text:s text:c="3"/>or {freeware}.</text:p>
      <text:p text:style-name="Preformatted_20_Text"><text:soft-page-break/></text:p>
      <text:p text:style-name="Preformatted_20_Text">:PBD: /P-B-D/ [abbrev. of `Programmer Brain Damage'] n. Applied</text:p>
      <text:p text:style-name="Preformatted_20_Text"><text:s text:c="3"/>to bug reports revealing places where the program was obviously</text:p>
      <text:p text:style-name="Preformatted_20_Text"><text:s text:c="3"/>broken by an incompetent or short-sighted programmer. <text:s/>Compare</text:p>
      <text:p text:style-name="Preformatted_20_Text"><text:s text:c="3"/>{UBD}; see also {brain-damaged}.</text:p>
      <text:p text:style-name="Preformatted_20_Text"/>
      <text:p text:style-name="Preformatted_20_Text">:PC-ism: /P-C-izm/ n. A piece of code or coding technique that</text:p>
      <text:p text:style-name="Preformatted_20_Text"><text:s text:c="3"/>takes advantage of the unprotected single-tasking environment in</text:p>
      <text:p text:style-name="Preformatted_20_Text"><text:s text:c="3"/>IBM PCs and the like, e.g., by busy-waiting on a hardware register,</text:p>
      <text:p text:style-name="Preformatted_20_Text"><text:s text:c="3"/>direct diddling of screen memory, or using hard timing loops.</text:p>
      <text:p text:style-name="Preformatted_20_Text"><text:s text:c="3"/>Compare {ill-behaved}, {vaxism}, {unixism}. <text:s/>Also,</text:p>
      <text:p text:style-name="Preformatted_20_Text"><text:s text:c="3"/>`PC-ware' n., a program full of PC-isms on a machine with a more</text:p>
      <text:p text:style-name="Preformatted_20_Text"><text:s text:c="3"/>capable operating system. <text:s/>Pejorative.</text:p>
      <text:p text:style-name="Preformatted_20_Text"/>
      <text:p text:style-name="Preformatted_20_Text">:PD: /P-D/ adj. Common abbreviation for `public domain', applied</text:p>
      <text:p text:style-name="Preformatted_20_Text"><text:s text:c="3"/>to software distributed over {USENET} and from Internet archive</text:p>
      <text:p text:style-name="Preformatted_20_Text"><text:s text:c="3"/>sites. <text:s/>Much of this software is not in fact public domain in</text:p>
      <text:p text:style-name="Preformatted_20_Text"><text:s text:c="3"/>the legal sense but travels under various copyrights granting</text:p>
      <text:p text:style-name="Preformatted_20_Text"><text:s text:c="3"/>reproduction and use rights to anyone who can {snarf} a copy. <text:s/>See</text:p>
      <text:p text:style-name="Preformatted_20_Text"><text:s text:c="3"/>{copyleft}.</text:p>
      <text:p text:style-name="Preformatted_20_Text"/>
      <text:p text:style-name="Preformatted_20_Text">:pdl: /pid'l/ or /puhd'l/ [abbreviation for `Push Down List']</text:p>
      <text:p text:style-name="Preformatted_20_Text"><text:s text:c="3"/>1. n. In ITS days, the preferred MITism for {stack}. <text:s/>See</text:p>
      <text:p text:style-name="Preformatted_20_Text"><text:s text:c="3"/>{overflow pdl}. <text:s/>2. n. Dave Lebling, one of the co-authors of</text:p>
      <text:p text:style-name="Preformatted_20_Text"><text:s text:c="3"/>{Zork}; (his {network address} on the ITS machines was at one</text:p>
      <text:p text:style-name="Preformatted_20_Text"><text:s text:c="3"/>time pdl@dms). <text:s/>3. n. `Program Design Language'. <text:s/>Any of a large</text:p>
      <text:p text:style-name="Preformatted_20_Text"><text:s text:c="3"/>class of formal and profoundly useless pseudo-languages in which</text:p>
      <text:p text:style-name="Preformatted_20_Text"><text:s text:c="3"/>{management} forces one to design programs. <text:s/>{Management}</text:p>
      <text:p text:style-name="Preformatted_20_Text"><text:s text:c="3"/>often expects it to be maintained in parallel with the code. <text:s/>See</text:p>
      <text:p text:style-name="Preformatted_20_Text"><text:s text:c="3"/>also {{flowchart}}. <text:s/>4. v. To design using a program design</text:p>
      <text:p text:style-name="Preformatted_20_Text"><text:s text:c="3"/>language. <text:s/>"I've been pdling so long my eyes won't focus beyond 2</text:p>
      <text:p text:style-name="Preformatted_20_Text"><text:s text:c="3"/>feet." 5. n. `Page Description Language'. <text:s/>Refers to any language</text:p>
      <text:p text:style-name="Preformatted_20_Text"><text:s text:c="3"/>which is used to control a graphics device, usually a laserprinter.</text:p>
      <text:p text:style-name="Preformatted_20_Text"><text:s text:c="3"/>The most common example, is of course, Adobe's {{PostScript}}</text:p>
      <text:p text:style-name="Preformatted_20_Text"><text:s text:c="3"/>language, but there are many others, such as Xerox InterPress,</text:p>
      <text:p text:style-name="Preformatted_20_Text"><text:s text:c="3"/>etc.</text:p>
      <text:p text:style-name="Preformatted_20_Text"/>
      <text:p text:style-name="Preformatted_20_Text">:PDP-10: [Programmed Data Processor model 10] n. The machine that</text:p>
      <text:p text:style-name="Preformatted_20_Text"><text:s text:c="3"/>made timesharing real. <text:s/>It looms large in hacker folklore because</text:p>
      <text:p text:style-name="Preformatted_20_Text"><text:s text:c="3"/>of its adoption in the mid-1970s by many university computing</text:p>
      <text:p text:style-name="Preformatted_20_Text"><text:s text:c="3"/>facilities and research labs, including the MIT AI Lab, Stanford,</text:p>
      <text:p text:style-name="Preformatted_20_Text"><text:s text:c="3"/>and CMU. <text:s/>Some aspects of the instruction set (most notably the</text:p>
      <text:p text:style-name="Preformatted_20_Text"><text:s text:c="3"/>bit-field instructions) are still considered unsurpassed. <text:s/>The 10</text:p>
      <text:p text:style-name="Preformatted_20_Text"><text:s text:c="3"/>was eventually eclipsed by the VAX machines (descendants of the</text:p>
      <text:p text:style-name="Preformatted_20_Text"><text:s text:c="3"/>PDP-11) when DEC recognized that the 10 and VAX product lines were</text:p>
      <text:p text:style-name="Preformatted_20_Text"><text:s text:c="3"/>competing with each other and decided to concentrate its software</text:p>
      <text:p text:style-name="Preformatted_20_Text"><text:s text:c="3"/>development effort on the more profitable VAX. <text:s/>The machine was</text:p>
      <text:p text:style-name="Preformatted_20_Text"><text:s text:c="3"/>finally dropped from DEC's line in 1983, following the failure of</text:p>
      <text:p text:style-name="Preformatted_20_Text"><text:s text:c="3"/>the Jupiter Project at DEC to build a viable new model. (Some</text:p>
      <text:p text:style-name="Preformatted_20_Text"><text:s text:c="3"/>attempts by other companies to market clones came to nothing; see</text:p>
      <text:p text:style-name="Preformatted_20_Text"><text:s text:c="3"/>{Foonly}) This event spelled the doom of {{ITS}} and the</text:p>
      <text:p text:style-name="Preformatted_20_Text"><text:s text:c="3"/>technical cultures that had spawned the original Jargon File, but</text:p>
      <text:p text:style-name="Preformatted_20_Text"><text:s text:c="3"/>by mid-1991 it had become something of a badge of honorable</text:p>
      <text:p text:style-name="Preformatted_20_Text"><text:s text:c="3"/>old-timerhood among hackers to have cut one's teeth on a PDP-10.</text:p>
      <text:p text:style-name="Preformatted_20_Text"><text:s text:c="3"/>See {{TOPS-10}}, {{ITS}}, {AOS}, {BLT}, {DDT},},</text:p>
      <text:p text:style-name="Preformatted_20_Text"><text:s text:c="3"/>{EXCH}, {HAKMEM}, {JFCL}, {LDB}, {pop}, {push},</text:p>
      <text:p text:style-name="Preformatted_20_Text"><text:s text:c="3"/>{appendix A}.</text:p>
      <text:p text:style-name="Preformatted_20_Text"/>
      <text:p text:style-name="Preformatted_20_Text"><text:soft-page-break/>:PDP-20: n. The most famous computer that never was. <text:s/>{PDP-10}</text:p>
      <text:p text:style-name="Preformatted_20_Text"><text:s text:c="3"/>computers running the {{TOPS-10}} operating system were labeled</text:p>
      <text:p text:style-name="Preformatted_20_Text"><text:s text:c="3"/>`DECsystem-10' as a way of differentiating them from the PDP-11.</text:p>
      <text:p text:style-name="Preformatted_20_Text"><text:s text:c="3"/>Later on, those systems running {TOPS-20} were labeled</text:p>
      <text:p text:style-name="Preformatted_20_Text"><text:s text:c="3"/>`DECSYSTEM-20' (the block capitals being the result of a lawsuit</text:p>
      <text:p text:style-name="Preformatted_20_Text"><text:s text:c="3"/>brought against DEC by Singer, which once made a computer called</text:p>
      <text:p text:style-name="Preformatted_20_Text"><text:s text:c="3"/>`system-10'), but contrary to popular lore there was never a</text:p>
      <text:p text:style-name="Preformatted_20_Text"><text:s text:c="3"/>`PDP-20'; the only difference between a 10 and a 20 was the</text:p>
      <text:p text:style-name="Preformatted_20_Text"><text:s text:c="3"/>operating system and the color of the paint. <text:s/>Most (but not all)</text:p>
      <text:p text:style-name="Preformatted_20_Text"><text:s text:c="3"/>machines sold to run TOPS-10 were painted `Basil Blue', whereas</text:p>
      <text:p text:style-name="Preformatted_20_Text"><text:s text:c="3"/>most TOPS-20 machines were painted `Chinese Red' (often mistakenly</text:p>
      <text:p text:style-name="Preformatted_20_Text"><text:s text:c="3"/>called orange).</text:p>
      <text:p text:style-name="Preformatted_20_Text"/>
      <text:p text:style-name="Preformatted_20_Text">:peek: n.,vt. (and {poke}) The commands in most microcomputer</text:p>
      <text:p text:style-name="Preformatted_20_Text"><text:s text:c="3"/>BASICs for directly accessing memory contents at an absolute</text:p>
      <text:p text:style-name="Preformatted_20_Text"><text:s text:c="3"/>address; often extended to mean the corresponding constructs in any</text:p>
      <text:p text:style-name="Preformatted_20_Text"><text:s text:c="3"/>{HLL} (peek reads memory, poke modifies it). <text:s/>Much hacking on</text:p>
      <text:p text:style-name="Preformatted_20_Text"><text:s text:c="3"/>small, non-MMU micros consists of `peek'ing around memory, more</text:p>
      <text:p text:style-name="Preformatted_20_Text"><text:s text:c="3"/>or less at random, to find the location where the system keeps</text:p>
      <text:p text:style-name="Preformatted_20_Text"><text:s text:c="3"/>interesting stuff. <text:s/>Long (and variably accurate) lists of such</text:p>
      <text:p text:style-name="Preformatted_20_Text"><text:s text:c="3"/>addresses for various computers circulate (see {{interrupt list,</text:p>
      <text:p text:style-name="Preformatted_20_Text"><text:s text:c="3"/>the}}). <text:s/>The results of `poke's at these addresses may be highly</text:p>
      <text:p text:style-name="Preformatted_20_Text"><text:s text:c="3"/>useful, mildly amusing, useless but neat, or (most likely) total</text:p>
      <text:p text:style-name="Preformatted_20_Text"><text:s text:c="3"/>{lossage} (see {killer poke}).</text:p>
      <text:p text:style-name="Preformatted_20_Text"/>
      <text:p text:style-name="Preformatted_20_Text"><text:s text:c="3"/>Since a {real operating system} provides useful, higher-level</text:p>
      <text:p text:style-name="Preformatted_20_Text"><text:s text:c="3"/>services for the tasks commonly performed with peeks and pokes on</text:p>
      <text:p text:style-name="Preformatted_20_Text"><text:s text:c="3"/>micros, and real languages tend not to encourage low-level memory</text:p>
      <text:p text:style-name="Preformatted_20_Text"><text:s text:c="3"/>groveling, a question like "How do I do a peek in C?" is</text:p>
      <text:p text:style-name="Preformatted_20_Text"><text:s text:c="3"/>diagnostic of the {newbie}. <text:s/>(Of course, OS kernels often have to</text:p>
      <text:p text:style-name="Preformatted_20_Text"><text:s text:c="3"/>do exactly this; a real C hacker would unhesitatingly, if</text:p>
      <text:p text:style-name="Preformatted_20_Text"><text:s text:c="3"/>unportably, assign an absolute address to a pointer variable and</text:p>
      <text:p text:style-name="Preformatted_20_Text"><text:s text:c="3"/>indirect through it.)</text:p>
      <text:p text:style-name="Preformatted_20_Text"/>
      <text:p text:style-name="Preformatted_20_Text">:pencil and paper: n. An archaic information storage and</text:p>
      <text:p text:style-name="Preformatted_20_Text"><text:s text:c="3"/>transmission device that works by depositing smears of graphite on</text:p>
      <text:p text:style-name="Preformatted_20_Text"><text:s text:c="3"/>bleached wood pulp. <text:s/>More recent developments in paper-based</text:p>
      <text:p text:style-name="Preformatted_20_Text"><text:s text:c="3"/>technology include improved `write-once' update devices which use</text:p>
      <text:p text:style-name="Preformatted_20_Text"><text:s text:c="3"/>tiny rolling heads similar to mouse balls to deposit colored</text:p>
      <text:p text:style-name="Preformatted_20_Text"><text:s text:c="3"/>pigment. <text:s/>All these devices require an operator skilled at</text:p>
      <text:p text:style-name="Preformatted_20_Text"><text:s text:c="3"/>so-called `handwriting' technique. <text:s/>These technologies are</text:p>
      <text:p text:style-name="Preformatted_20_Text"><text:s text:c="3"/>ubiquitous outside hackerdom, but nearly forgotten inside it. <text:s/>Most</text:p>
      <text:p text:style-name="Preformatted_20_Text"><text:s text:c="3"/>hackers had terrible handwriting to begin with, and years of</text:p>
      <text:p text:style-name="Preformatted_20_Text"><text:s text:c="3"/>keyboarding tend to have encouraged it to degrade further. <text:s/>Perhaps</text:p>
      <text:p text:style-name="Preformatted_20_Text"><text:s text:c="3"/>for this reason, hackers deprecate pencil-and-paper technology and</text:p>
      <text:p text:style-name="Preformatted_20_Text"><text:s text:c="3"/>often resist using it in any but the most trivial contexts. <text:s/>See</text:p>
      <text:p text:style-name="Preformatted_20_Text"><text:s text:c="3"/>also {appendix B}.</text:p>
      <text:p text:style-name="Preformatted_20_Text"/>
      <text:p text:style-name="Preformatted_20_Text">:peon: n. A person with no special ({root} or {wheel})</text:p>
      <text:p text:style-name="Preformatted_20_Text"><text:s text:c="3"/>privileges on a computer system. <text:s/>"I can't create an account on</text:p>
      <text:p text:style-name="Preformatted_20_Text"><text:s text:c="3"/>*foovax* for you; I'm only a peon there."</text:p>
      <text:p text:style-name="Preformatted_20_Text"/>
      <text:p text:style-name="Preformatted_20_Text">:percent-S: /per-sent' es'/ [From the code in C's `printf(3)'</text:p>
      <text:p text:style-name="Preformatted_20_Text"><text:s text:c="3"/>library function used to insert an arbitrary string argument] n. An</text:p>
      <text:p text:style-name="Preformatted_20_Text"><text:s text:c="3"/>unspecified person or object. <text:s/>"I was just talking to some</text:p>
      <text:p text:style-name="Preformatted_20_Text"><text:s text:c="3"/>percent-s in administration." <text:s/>Compare {random}.</text:p>
      <text:p text:style-name="Preformatted_20_Text"/>
      <text:p text:style-name="Preformatted_20_Text">:perf: /perf/ n. See {chad} (sense 1). <text:s/>The term `perfory'</text:p>
      <text:p text:style-name="Preformatted_20_Text"><text:soft-page-break/><text:s text:c="3"/>/per'f*-ree/ is also heard. The term {perf} may also refer to</text:p>
      <text:p text:style-name="Preformatted_20_Text"><text:s text:c="3"/>the preforations themselves, rather than the chad they produce when</text:p>
      <text:p text:style-name="Preformatted_20_Text"><text:s text:c="3"/>torn.</text:p>
      <text:p text:style-name="Preformatted_20_Text"/>
      <text:p text:style-name="Preformatted_20_Text">:perfect programmer syndrome: n. Arrogance; the egotistical</text:p>
      <text:p text:style-name="Preformatted_20_Text"><text:s text:c="3"/>conviction that one is above normal human error. <text:s/>Most frequently</text:p>
      <text:p text:style-name="Preformatted_20_Text"><text:s text:c="3"/>found among programmers of some native ability but relatively</text:p>
      <text:p text:style-name="Preformatted_20_Text"><text:s text:c="3"/>little experience (especially new graduates; their perceptions may</text:p>
      <text:p text:style-name="Preformatted_20_Text"><text:s text:c="3"/>be distorted by a history of excellent performance at solving {toy</text:p>
      <text:p text:style-name="Preformatted_20_Text"><text:s text:c="3"/>problem}s). <text:s/>"Of course my program is correct, there is no need to</text:p>
      <text:p text:style-name="Preformatted_20_Text"><text:s text:c="3"/>test it." <text:s/>"Yes, I can see there may be a problem here, but</text:p>
      <text:p text:style-name="Preformatted_20_Text"><text:s text:c="3"/>*I'll* never type `rm -r /' while in {root}."</text:p>
      <text:p text:style-name="Preformatted_20_Text"/>
      <text:p text:style-name="Preformatted_20_Text">:Perl: /perl/ [Practical Extraction and Report Language, a.k.a</text:p>
      <text:p text:style-name="Preformatted_20_Text"><text:s text:c="3"/>Pathologically Eclectic Rubbish Lister] n. An interpreted language</text:p>
      <text:p text:style-name="Preformatted_20_Text"><text:s text:c="3"/>developed by Larry Wall &lt;lwall@jpl.nasa.gov&gt;, author of</text:p>
      <text:p text:style-name="Preformatted_20_Text"><text:s text:c="3"/>`patch(1)' and `rn(1)') and distributed over USENET.</text:p>
      <text:p text:style-name="Preformatted_20_Text"><text:s text:c="3"/>Superficially resembles `awk(1)', but is much hairier (see</text:p>
      <text:p text:style-name="Preformatted_20_Text"><text:s text:c="3"/>{awk}). <text:s/>UNIX sysadmins, who are almost always incorrigible</text:p>
      <text:p text:style-name="Preformatted_20_Text"><text:s text:c="3"/>hackers, increasingly consider it one of the {languages of</text:p>
      <text:p text:style-name="Preformatted_20_Text"><text:s text:c="3"/>choice}. <text:s/>Perl has been described, in a parody of a famous remark</text:p>
      <text:p text:style-name="Preformatted_20_Text"><text:s text:c="3"/>about `lex(1)', as the "Swiss-Army chainsaw" of UNIX</text:p>
      <text:p text:style-name="Preformatted_20_Text"><text:s text:c="3"/>programming.</text:p>
      <text:p text:style-name="Preformatted_20_Text"/>
      <text:p text:style-name="Preformatted_20_Text">:person of no account: [University of California at Santa Cruz] n.</text:p>
      <text:p text:style-name="Preformatted_20_Text"><text:s text:c="3"/>Used when referring to a person with no {network address}, frequently</text:p>
      <text:p text:style-name="Preformatted_20_Text"><text:s text:c="3"/>to forestall confusion. <text:s/>Most often as part of an introduction:</text:p>
      <text:p text:style-name="Preformatted_20_Text"><text:s text:c="3"/>"This is Bill, a person of no account, but he used to be</text:p>
      <text:p text:style-name="Preformatted_20_Text"><text:s text:c="3"/>bill@random.com". <text:s/>Compare {return from the dead}.</text:p>
      <text:p text:style-name="Preformatted_20_Text"/>
      <text:p text:style-name="Preformatted_20_Text">:pessimal: /pes'im-l/ [Latin-based antonym for `optimal'] adj.</text:p>
      <text:p text:style-name="Preformatted_20_Text"><text:s text:c="3"/>Maximally bad. <text:s/>"This is a pessimal situation." <text:s/>Also `pessimize'</text:p>
      <text:p text:style-name="Preformatted_20_Text"><text:s text:c="3"/>vt. To make as bad as possible. <text:s/>These words are the obvious</text:p>
      <text:p text:style-name="Preformatted_20_Text"><text:s text:c="3"/>Latin-based antonyms for `optimal' and `optimize', but for some</text:p>
      <text:p text:style-name="Preformatted_20_Text"><text:s text:c="3"/>reason they do not appear in most English dictionaries, although</text:p>
      <text:p text:style-name="Preformatted_20_Text"><text:s text:c="3"/>`pessimize' is listed in the OED.</text:p>
      <text:p text:style-name="Preformatted_20_Text"/>
      <text:p text:style-name="Preformatted_20_Text">:pessimizing compiler: /pes'*-mi:z`ing k*m-pi:l'r/ [antonym of</text:p>
      <text:p text:style-name="Preformatted_20_Text"><text:s text:c="3"/>`optimizing compiler'] n. A compiler that produces object code that</text:p>
      <text:p text:style-name="Preformatted_20_Text"><text:s text:c="3"/>is worse than the straightforward or obvious hand translation. <text:s/>The</text:p>
      <text:p text:style-name="Preformatted_20_Text"><text:s text:c="3"/>implication is that the compiler is actually trying to optimize the</text:p>
      <text:p text:style-name="Preformatted_20_Text"><text:s text:c="3"/>program, but through excessive cleverness is doing the opposite. <text:s/>A</text:p>
      <text:p text:style-name="Preformatted_20_Text"><text:s text:c="3"/>few pessimizing compilers have been written on purpose, however, as</text:p>
      <text:p text:style-name="Preformatted_20_Text"><text:s text:c="3"/>pranks or burlesques.</text:p>
      <text:p text:style-name="Preformatted_20_Text"/>
      <text:p text:style-name="Preformatted_20_Text">:peta-: /pe't*/ [SI] pref. See {{quantifiers}}.</text:p>
      <text:p text:style-name="Preformatted_20_Text"/>
      <text:p text:style-name="Preformatted_20_Text">:PETSCII: /pet'skee/ [abbreviation of PET ASCII] n. The variation</text:p>
      <text:p text:style-name="Preformatted_20_Text"><text:s text:c="3"/>(many would say perversion) of the {{ASCII}} character set used by</text:p>
      <text:p text:style-name="Preformatted_20_Text"><text:s text:c="3"/>the Commodore Business Machines PET series of personal computers</text:p>
      <text:p text:style-name="Preformatted_20_Text"><text:s text:c="3"/>and the later Commodore C64, C16, and C128 machines. <text:s/>The PETSCII</text:p>
      <text:p text:style-name="Preformatted_20_Text"><text:s text:c="3"/>set used left-arrow and up-arrow (as in old-style ASCII) instead of</text:p>
      <text:p text:style-name="Preformatted_20_Text"><text:s text:c="3"/>underscore and caret, placed the unshifted alphabet at positions</text:p>
      <text:p text:style-name="Preformatted_20_Text"><text:s text:c="3"/>65--90, put the shifted alphabet at positions 193--218, and added</text:p>
      <text:p text:style-name="Preformatted_20_Text"><text:s text:c="3"/>graphics characters.</text:p>
      <text:p text:style-name="Preformatted_20_Text"/>
      <text:p text:style-name="Preformatted_20_Text">:phage: n. A program which modifies other programs or databases in</text:p>
      <text:p text:style-name="Preformatted_20_Text"><text:s text:c="3"/>unauthorized ways; esp. one which propagates a {virus} or</text:p>
      <text:p text:style-name="Preformatted_20_Text"><text:soft-page-break/><text:s text:c="3"/>{Trojan horse}. <text:s/>See also {worm}, {mockingbird}. <text:s/>The</text:p>
      <text:p text:style-name="Preformatted_20_Text"><text:s text:c="3"/>analogy, of course, is with phage viruses in biology.</text:p>
      <text:p text:style-name="Preformatted_20_Text"/>
      <text:p text:style-name="Preformatted_20_Text">:phase: 1. n. The phase of one's waking-sleeping schedule with</text:p>
      <text:p text:style-name="Preformatted_20_Text"><text:s text:c="3"/>respect to the standard 24-hour cycle. <text:s/>This is a useful concept</text:p>
      <text:p text:style-name="Preformatted_20_Text"><text:s text:c="3"/>among people who often work at night and/or according to no fixed</text:p>
      <text:p text:style-name="Preformatted_20_Text"><text:s text:c="3"/>schedule. <text:s/>It is not uncommon to change one's phase by as much as 6</text:p>
      <text:p text:style-name="Preformatted_20_Text"><text:s text:c="3"/>hours per day on a regular basis. <text:s/>"What's your phase?" <text:s/>"I've</text:p>
      <text:p text:style-name="Preformatted_20_Text"><text:s text:c="3"/>been getting in about 8 P.M. lately, but I'm going to {wrap</text:p>
      <text:p text:style-name="Preformatted_20_Text"><text:s text:c="3"/>around} to the day schedule by Friday." <text:s/>A person who is roughly</text:p>
      <text:p text:style-name="Preformatted_20_Text"><text:s text:c="3"/>12 hours out of phase is sometimes said to be in `night mode'.</text:p>
      <text:p text:style-name="Preformatted_20_Text"><text:s text:c="3"/>(The term `day mode' is also (but less frequently) used, meaning</text:p>
      <text:p text:style-name="Preformatted_20_Text"><text:s text:c="3"/>you're working 9 to 5 (or, more likely, 10 to 6).) <text:s/>The act of</text:p>
      <text:p text:style-name="Preformatted_20_Text"><text:s text:c="3"/>altering one's cycle is called `changing phase'; `phase</text:p>
      <text:p text:style-name="Preformatted_20_Text"><text:s text:c="3"/>shifting' has also been recently reported from Caltech.</text:p>
      <text:p text:style-name="Preformatted_20_Text"><text:s text:c="3"/>2. `change phase the hard way': To stay awake for a very long</text:p>
      <text:p text:style-name="Preformatted_20_Text"><text:s text:c="3"/>time in order to get into a different phase. <text:s/>3. `change phase</text:p>
      <text:p text:style-name="Preformatted_20_Text"><text:s text:c="3"/>the easy way': To stay asleep, etc. <text:s/>However, some claim that</text:p>
      <text:p text:style-name="Preformatted_20_Text"><text:s text:c="3"/>either staying awake longer or sleeping longer is easy, and that it</text:p>
      <text:p text:style-name="Preformatted_20_Text"><text:s text:c="3"/>is *shortening* your day or night that's hard (see {wrap</text:p>
      <text:p text:style-name="Preformatted_20_Text"><text:s text:c="3"/>around}). <text:s/>The `jet lag' that afflicts travelers who cross many</text:p>
      <text:p text:style-name="Preformatted_20_Text"><text:s text:c="3"/>time-zone boundaries may be attributed to two distinct causes: the</text:p>
      <text:p text:style-name="Preformatted_20_Text"><text:s text:c="3"/>strain of travel per se, and the strain of changing phase. <text:s/>Hackers</text:p>
      <text:p text:style-name="Preformatted_20_Text"><text:s text:c="3"/>who suddenly find that they must change phase drastically in a</text:p>
      <text:p text:style-name="Preformatted_20_Text"><text:s text:c="3"/>short period of time, particularly the hard way, experience</text:p>
      <text:p text:style-name="Preformatted_20_Text"><text:s text:c="3"/>something very like jet lag without traveling.</text:p>
      <text:p text:style-name="Preformatted_20_Text"/>
      <text:p text:style-name="Preformatted_20_Text">:phase of the moon: n. Used humorously as a random parameter on which</text:p>
      <text:p text:style-name="Preformatted_20_Text"><text:s text:c="3"/>something is said to depend. <text:s/>Sometimes implies unreliability of</text:p>
      <text:p text:style-name="Preformatted_20_Text"><text:s text:c="3"/>whatever is dependent, or that reliability seems to be dependent on</text:p>
      <text:p text:style-name="Preformatted_20_Text"><text:s text:c="3"/>conditions nobody has been able to determine. <text:s/>"This feature</text:p>
      <text:p text:style-name="Preformatted_20_Text"><text:s text:c="3"/>depends on having the channel open in mumble mode, having the foo</text:p>
      <text:p text:style-name="Preformatted_20_Text"><text:s text:c="3"/>switch set, and on the phase of the moon."</text:p>
      <text:p text:style-name="Preformatted_20_Text"/>
      <text:p text:style-name="Preformatted_20_Text"><text:s text:c="3"/>True story: Once upon a time there was a bug that really did depend</text:p>
      <text:p text:style-name="Preformatted_20_Text"><text:s text:c="3"/>on the phase of the moon. <text:s/>There is a little subroutine that had</text:p>
      <text:p text:style-name="Preformatted_20_Text"><text:s text:c="3"/>traditionally been used in various programs at MIT to calculate an</text:p>
      <text:p text:style-name="Preformatted_20_Text"><text:s text:c="3"/>approximation to the moon's true phase. <text:s/>GLS incorporated this</text:p>
      <text:p text:style-name="Preformatted_20_Text"><text:s text:c="3"/>routine into a LISP program that, when it wrote out a file, would</text:p>
      <text:p text:style-name="Preformatted_20_Text"><text:s text:c="3"/>print a timestamp line almost 80 characters long. <text:s/>Very</text:p>
      <text:p text:style-name="Preformatted_20_Text"><text:s text:c="3"/>occasionally the first line of the message would be too long and</text:p>
      <text:p text:style-name="Preformatted_20_Text"><text:s text:c="3"/>would overflow onto the next line, and when the file was later read</text:p>
      <text:p text:style-name="Preformatted_20_Text"><text:s text:c="3"/>back in the program would {barf}. <text:s/>The length of the first line</text:p>
      <text:p text:style-name="Preformatted_20_Text"><text:s text:c="3"/>depended on both the precise date and time and the length of the</text:p>
      <text:p text:style-name="Preformatted_20_Text"><text:s text:c="3"/>phase specification when the timestamp was printed, and so the bug</text:p>
      <text:p text:style-name="Preformatted_20_Text"><text:s text:c="3"/>literally depended on the phase of the moon!</text:p>
      <text:p text:style-name="Preformatted_20_Text"/>
      <text:p text:style-name="Preformatted_20_Text"><text:s text:c="3"/>The first paper edition of the Jargon File (Steele-1983) included</text:p>
      <text:p text:style-name="Preformatted_20_Text"><text:s text:c="3"/>an example of one of the timestamp lines that exhibited this bug,</text:p>
      <text:p text:style-name="Preformatted_20_Text"><text:s text:c="3"/>but the typesetter `corrected' it. <text:s/>This has since been</text:p>
      <text:p text:style-name="Preformatted_20_Text"><text:s text:c="3"/>described as the phase-of-the-moon-bug bug.</text:p>
      <text:p text:style-name="Preformatted_20_Text"/>
      <text:p text:style-name="Preformatted_20_Text">:phase-wrapping: [MIT] n. Syn. {wrap around}, sense 2.</text:p>
      <text:p text:style-name="Preformatted_20_Text"/>
      <text:p text:style-name="Preformatted_20_Text">:phreaking: /freek'ing/ [from `phone phreak'] n. 1. The art and</text:p>
      <text:p text:style-name="Preformatted_20_Text"><text:s text:c="3"/>science of cracking the phone network (so as, for example, to make</text:p>
      <text:p text:style-name="Preformatted_20_Text"><text:s text:c="3"/>free long-distance calls). <text:s/>2. By extension, security-cracking in</text:p>
      <text:p text:style-name="Preformatted_20_Text"><text:s text:c="3"/>any other context (especially, but not exclusively, on</text:p>
      <text:p text:style-name="Preformatted_20_Text"><text:soft-page-break/><text:s text:c="3"/>communications networks) (see {cracking}).</text:p>
      <text:p text:style-name="Preformatted_20_Text"/>
      <text:p text:style-name="Preformatted_20_Text"><text:s text:c="3"/>At one time phreaking was a semi-respectable activity among</text:p>
      <text:p text:style-name="Preformatted_20_Text"><text:s text:c="3"/>hackers; there was a gentleman's agreement that phreaking as an</text:p>
      <text:p text:style-name="Preformatted_20_Text"><text:s text:c="3"/>intellectual game and a form of exploration was OK, but serious</text:p>
      <text:p text:style-name="Preformatted_20_Text"><text:s text:c="3"/>theft of services was taboo. <text:s/>There was significant crossover</text:p>
      <text:p text:style-name="Preformatted_20_Text"><text:s text:c="3"/>between the hacker community and the hard-core phone phreaks who</text:p>
      <text:p text:style-name="Preformatted_20_Text"><text:s text:c="3"/>ran semi-underground networks of their own through such media as</text:p>
      <text:p text:style-name="Preformatted_20_Text"><text:s text:c="3"/>the legendary `TAP Newsletter'. <text:s/>This ethos began to break</text:p>
      <text:p text:style-name="Preformatted_20_Text"><text:s text:c="3"/>down in the mid-1980s as wider dissemination of the techniques put</text:p>
      <text:p text:style-name="Preformatted_20_Text"><text:s text:c="3"/>them in the hands of less responsible phreaks. <text:s/>Around the same</text:p>
      <text:p text:style-name="Preformatted_20_Text"><text:s text:c="3"/>time, changes in the phone network made old-style technical</text:p>
      <text:p text:style-name="Preformatted_20_Text"><text:s text:c="3"/>ingenuity less effective as a way of hacking it, so phreaking came</text:p>
      <text:p text:style-name="Preformatted_20_Text"><text:s text:c="3"/>to depend more on overtly criminal acts such as stealing phone-card</text:p>
      <text:p text:style-name="Preformatted_20_Text"><text:s text:c="3"/>numbers. <text:s/>The crimes and punishments of gangs like the `414 group'</text:p>
      <text:p text:style-name="Preformatted_20_Text"><text:s text:c="3"/>turned that game very ugly. <text:s/>A few old-time hackers still phreak</text:p>
      <text:p text:style-name="Preformatted_20_Text"><text:s text:c="3"/>casually just to keep their hand in, but most these days have</text:p>
      <text:p text:style-name="Preformatted_20_Text"><text:s text:c="3"/>hardly even heard of `blue boxes' or any of the other</text:p>
      <text:p text:style-name="Preformatted_20_Text"><text:s text:c="3"/>paraphernalia of the great phreaks of yore.</text:p>
      <text:p text:style-name="Preformatted_20_Text"/>
      <text:p text:style-name="Preformatted_20_Text">:pico-: [SI: a quantifier</text:p>
      <text:p text:style-name="Preformatted_20_Text"><text:s text:c="3"/>meaning * 10^-12]</text:p>
      <text:p text:style-name="Preformatted_20_Text"><text:s text:c="3"/>pref. Smaller than {nano-}; used in the same rather loose</text:p>
      <text:p text:style-name="Preformatted_20_Text"><text:s text:c="3"/>connotative way as {nano-} and {micro-}. <text:s/>This usage is not yet</text:p>
      <text:p text:style-name="Preformatted_20_Text"><text:s text:c="3"/>common in the way {nano-} and {micro-} are, but should be</text:p>
      <text:p text:style-name="Preformatted_20_Text"><text:s text:c="3"/>instantly recognizable to any hacker. <text:s/>See also {{quantifiers}},</text:p>
      <text:p text:style-name="Preformatted_20_Text"><text:s text:c="3"/>{micro-}.</text:p>
      <text:p text:style-name="Preformatted_20_Text"/>
      <text:p text:style-name="Preformatted_20_Text">:pig, run like a: v. To run very slowly on given hardware, said of</text:p>
      <text:p text:style-name="Preformatted_20_Text"><text:s text:c="3"/>software. <text:s/>Distinct from {hog}.</text:p>
      <text:p text:style-name="Preformatted_20_Text"/>
      <text:p text:style-name="Preformatted_20_Text">:pilot error: [Sun: from aviation] n. A user's misconfiguration or</text:p>
      <text:p text:style-name="Preformatted_20_Text"><text:s text:c="3"/>misuse of a piece of software, producing apparently buglike results</text:p>
      <text:p text:style-name="Preformatted_20_Text"><text:s text:c="3"/>(compare {UBD}). <text:s/>"Joe Luser reported a bug in sendmail that</text:p>
      <text:p text:style-name="Preformatted_20_Text"><text:s text:c="3"/>causes it to generate bogus headers." <text:s/>"That's not a bug, that's</text:p>
      <text:p text:style-name="Preformatted_20_Text"><text:s text:c="3"/>pilot error. <text:s/>His `sendmail.cf' is hosed."</text:p>
      <text:p text:style-name="Preformatted_20_Text"/>
      <text:p text:style-name="Preformatted_20_Text">:ping: [from the TCP/IP acronym `Packet INternet Groper', prob.</text:p>
      <text:p text:style-name="Preformatted_20_Text"><text:s text:c="3"/>originally contrived to match the submariners' term for a sonar</text:p>
      <text:p text:style-name="Preformatted_20_Text"><text:s text:c="3"/>pulse] 1. n. <text:s/>Slang term for a small network message (ICMP ECHO)</text:p>
      <text:p text:style-name="Preformatted_20_Text"><text:s text:c="3"/>sent by a computer to check for the presence and aliveness of</text:p>
      <text:p text:style-name="Preformatted_20_Text"><text:s text:c="3"/>another. <text:s/>Occasionally used as a phone greeting. <text:s/>See {ACK},</text:p>
      <text:p text:style-name="Preformatted_20_Text"><text:s text:c="3"/>also {ENQ}. <text:s/>2. vt. To verify the presence of. <text:s/>3. vt. To get</text:p>
      <text:p text:style-name="Preformatted_20_Text"><text:s text:c="3"/>the attention of. <text:s/>From the UNIX command `ping(1)' that sends</text:p>
      <text:p text:style-name="Preformatted_20_Text"><text:s text:c="3"/>an ICMP ECHO packet to another host. <text:s/>4. vt. To send a message to</text:p>
      <text:p text:style-name="Preformatted_20_Text"><text:s text:c="3"/>all members of a {mailing list} requesting an {ACK} (in order</text:p>
      <text:p text:style-name="Preformatted_20_Text"><text:s text:c="3"/>to verify that everybody's addresses are reachable). <text:s/>"We haven't</text:p>
      <text:p text:style-name="Preformatted_20_Text"><text:s text:c="3"/>heard much of anything from Geoff, but he did respond with an ACK</text:p>
      <text:p text:style-name="Preformatted_20_Text"><text:s text:c="3"/>both times I pinged jargon-friends." <text:s/>5. n. A quantum packet of</text:p>
      <text:p text:style-name="Preformatted_20_Text"><text:s text:c="3"/>happiness. <text:s/>People who are very happy tend to exude pings;</text:p>
      <text:p text:style-name="Preformatted_20_Text"><text:s text:c="3"/>furthermore, one can intentionally create pings and aim them at a</text:p>
      <text:p text:style-name="Preformatted_20_Text"><text:s text:c="3"/>needy party (e.g., a depressed person). <text:s/>This sense of ping may</text:p>
      <text:p text:style-name="Preformatted_20_Text"><text:s text:c="3"/>appear as an exclamation; "Ping!" (I'm happy; I am emitting a</text:p>
      <text:p text:style-name="Preformatted_20_Text"><text:s text:c="3"/>quantum of happiness; I have been struck by a quantum of</text:p>
      <text:p text:style-name="Preformatted_20_Text"><text:s text:c="3"/>happiness). <text:s/>The form "pingfulness", which is used to describe</text:p>
      <text:p text:style-name="Preformatted_20_Text"><text:s text:c="3"/>people who exude pings, also occurs. <text:s/>(In the standard abuse of</text:p>
      <text:p text:style-name="Preformatted_20_Text"><text:s text:c="3"/>language, "pingfulness" can also be used as an exclamation, in</text:p>
      <text:p text:style-name="Preformatted_20_Text"><text:s text:c="3"/>which case it's a much stronger exclamation than just "ping"!).</text:p>
      <text:p text:style-name="Preformatted_20_Text"><text:soft-page-break/><text:s text:c="3"/>Oppose {blargh}.</text:p>
      <text:p text:style-name="Preformatted_20_Text"/>
      <text:p text:style-name="Preformatted_20_Text"><text:s text:c="3"/>The funniest use of `ping' to date was described in January 1991 by</text:p>
      <text:p text:style-name="Preformatted_20_Text"><text:s text:c="3"/>Steve Hayman on the USENET group comp.sys.next. <text:s/>He was trying</text:p>
      <text:p text:style-name="Preformatted_20_Text"><text:s text:c="3"/>to isolate a faulty cable segment on a TCP/IP Ethernet hooked up to</text:p>
      <text:p text:style-name="Preformatted_20_Text"><text:s text:c="3"/>a NeXT machine, and got tired of having to run back to his console</text:p>
      <text:p text:style-name="Preformatted_20_Text"><text:s text:c="3"/>after each cabling tweak to see if the ping packets were getting</text:p>
      <text:p text:style-name="Preformatted_20_Text"><text:s text:c="3"/>through. <text:s/>So he used the sound-recording feature on the NeXT, then</text:p>
      <text:p text:style-name="Preformatted_20_Text"><text:s text:c="3"/>wrote a script that repeatedly invoked `ping(8)', listened for</text:p>
      <text:p text:style-name="Preformatted_20_Text"><text:s text:c="3"/>an echo, and played back the recording on each returned packet.</text:p>
      <text:p text:style-name="Preformatted_20_Text"><text:s text:c="3"/>Result? <text:s/>A program that caused the machine to repeat, over and</text:p>
      <text:p text:style-name="Preformatted_20_Text"><text:s text:c="3"/>over, "Ping ... ping ... ping ..." as long as the</text:p>
      <text:p text:style-name="Preformatted_20_Text"><text:s text:c="3"/>network was up. <text:s/>He turned the volume to maximum, ferreted through</text:p>
      <text:p text:style-name="Preformatted_20_Text"><text:s text:c="3"/>the building with one ear cocked, and found a faulty tee connector</text:p>
      <text:p text:style-name="Preformatted_20_Text"><text:s text:c="3"/>in no time.</text:p>
      <text:p text:style-name="Preformatted_20_Text"/>
      <text:p text:style-name="Preformatted_20_Text">:Pink-Shirt Book: `The Peter Norton Programmer's Guide to the IBM</text:p>
      <text:p text:style-name="Preformatted_20_Text"><text:s text:c="3"/>PC'. <text:s/>The original cover featured a picture of Peter Norton with a</text:p>
      <text:p text:style-name="Preformatted_20_Text"><text:s text:c="3"/>silly smirk on his face, wearing a pink shirt. <text:s/>Perhaps in</text:p>
      <text:p text:style-name="Preformatted_20_Text"><text:s text:c="3"/>recognition of this usage, the current edition has a different</text:p>
      <text:p text:style-name="Preformatted_20_Text"><text:s text:c="3"/>picture of Norton wearing a pink shirt. <text:s/>See also {{book titles}}.</text:p>
      <text:p text:style-name="Preformatted_20_Text"/>
      <text:p text:style-name="Preformatted_20_Text">:PIP: /pip/ [Peripheral Interchange Program] vt.,obs. To copy;</text:p>
      <text:p text:style-name="Preformatted_20_Text"><text:s text:c="3"/>from the program PIP on CP/M, RSX-11, RSTS/E, TOPS-10, and OS/8</text:p>
      <text:p text:style-name="Preformatted_20_Text"><text:s text:c="3"/>(derived from a utility on the PDP-6) that was used for file</text:p>
      <text:p text:style-name="Preformatted_20_Text"><text:s text:c="3"/>copying (and in OS/8 and RT-11 for just about every other file</text:p>
      <text:p text:style-name="Preformatted_20_Text"><text:s text:c="3"/>operation you might want to do). <text:s/>It is said that when the program</text:p>
      <text:p text:style-name="Preformatted_20_Text"><text:s text:c="3"/>was originated, during the development of the PDP-6 in 1963, it was</text:p>
      <text:p text:style-name="Preformatted_20_Text"><text:s text:c="3"/>called ATLATL (`Anything, Lord, to Anything, Lord'; this played on</text:p>
      <text:p text:style-name="Preformatted_20_Text"><text:s text:c="3"/>the Nahuatl word `atlatl' for a spear-thrower, with connotations</text:p>
      <text:p text:style-name="Preformatted_20_Text"><text:s text:c="3"/>of utility and primitivity that were no doubt quite intentional).</text:p>
      <text:p text:style-name="Preformatted_20_Text"/>
      <text:p text:style-name="Preformatted_20_Text">:pistol: [IBM] n. A tool that makes it all too easy for you to</text:p>
      <text:p text:style-name="Preformatted_20_Text"><text:s text:c="3"/>shoot yourself in the foot. <text:s/>"UNIX `rm *' makes such a nice</text:p>
      <text:p text:style-name="Preformatted_20_Text"><text:s text:c="3"/>pistol!"</text:p>
      <text:p text:style-name="Preformatted_20_Text"/>
      <text:p text:style-name="Preformatted_20_Text">:pizza box: [Sun] n. The largish thin box housing the electronics</text:p>
      <text:p text:style-name="Preformatted_20_Text"><text:s text:c="3"/>in (especially Sun) desktop workstations, so named because of its</text:p>
      <text:p text:style-name="Preformatted_20_Text"><text:s text:c="3"/>size and shape and the dimpled pattern that looks like air holes.</text:p>
      <text:p text:style-name="Preformatted_20_Text"/>
      <text:p text:style-name="Preformatted_20_Text"><text:s text:c="3"/>Two meg single-platter removable disk packs used to be called</text:p>
      <text:p text:style-name="Preformatted_20_Text"><text:s text:c="3"/>pizzas, and the huge drive they were stuck into was referred to as</text:p>
      <text:p text:style-name="Preformatted_20_Text"><text:s text:c="3"/>a pizza oven. <text:s/>It's an index of progress that in the old days just</text:p>
      <text:p text:style-name="Preformatted_20_Text"><text:s text:c="3"/>the disk was pizza-sized, while now the entire computer is.</text:p>
      <text:p text:style-name="Preformatted_20_Text"/>
      <text:p text:style-name="Preformatted_20_Text">:pizza, ANSI standard: /an'see stan'd*rd peet'z*/ [CMU] Pepperoni</text:p>
      <text:p text:style-name="Preformatted_20_Text"><text:s text:c="3"/>and mushroom pizza. <text:s/>Coined allegedly because most pizzas ordered</text:p>
      <text:p text:style-name="Preformatted_20_Text"><text:s text:c="3"/>by CMU hackers during some period leading up to mid-1990 were of</text:p>
      <text:p text:style-name="Preformatted_20_Text"><text:s text:c="3"/>that flavor. <text:s/>See also {rotary debugger}; compare {tea, ISO</text:p>
      <text:p text:style-name="Preformatted_20_Text"><text:s text:c="3"/>standard cup of}.</text:p>
      <text:p text:style-name="Preformatted_20_Text"/>
      <text:p text:style-name="Preformatted_20_Text">:plaid screen: [XEROX PARC] n. A `special effect' which occurs</text:p>
      <text:p text:style-name="Preformatted_20_Text"><text:s text:c="3"/>when certain kinds of {memory smash}es overwrite the control</text:p>
      <text:p text:style-name="Preformatted_20_Text"><text:s text:c="3"/>blocks or image memory of a bit-mapped display. <text:s/>The term "salt &amp;</text:p>
      <text:p text:style-name="Preformatted_20_Text"><text:s text:c="3"/>pepper" may refer to a different pattern of similar origin.</text:p>
      <text:p text:style-name="Preformatted_20_Text"><text:s text:c="3"/>Though the term as coined at PARC refers to the result of an error,</text:p>
      <text:p text:style-name="Preformatted_20_Text"><text:s text:c="3"/>some of the {X} demos induce plaid-screen effects deliberately</text:p>
      <text:p text:style-name="Preformatted_20_Text"><text:s text:c="3"/>as a {display hack}.</text:p>
      <text:p text:style-name="Preformatted_20_Text"><text:soft-page-break/></text:p>
      <text:p text:style-name="Preformatted_20_Text">:plain-ASCII: /playn-as'kee/ Syn. {flat-ASCII}.</text:p>
      <text:p text:style-name="Preformatted_20_Text"/>
      <text:p text:style-name="Preformatted_20_Text">:plan file: [UNIX] n. On systems that support {finger}, the</text:p>
      <text:p text:style-name="Preformatted_20_Text"><text:s text:c="3"/>`.plan' file in a user's home directory is displayed when the user</text:p>
      <text:p text:style-name="Preformatted_20_Text"><text:s text:c="3"/>is fingered. <text:s/>This feature was originally intended to be used to</text:p>
      <text:p text:style-name="Preformatted_20_Text"><text:s text:c="3"/>keep potential fingerers apprised of one's location and near-future</text:p>
      <text:p text:style-name="Preformatted_20_Text"><text:s text:c="3"/>plans, but has been turned almost universally to humorous and</text:p>
      <text:p text:style-name="Preformatted_20_Text"><text:s text:c="3"/>self-expressive purposes (like a {sig block}). <text:s/>See {Hacking X</text:p>
      <text:p text:style-name="Preformatted_20_Text"><text:s text:c="3"/>for Y}.</text:p>
      <text:p text:style-name="Preformatted_20_Text"/>
      <text:p text:style-name="Preformatted_20_Text"><text:s text:c="3"/>A recent innovation in plan files has been the introduction of</text:p>
      <text:p text:style-name="Preformatted_20_Text"><text:s text:c="3"/>"scrolling plan files" which are one-dimensional animations made</text:p>
      <text:p text:style-name="Preformatted_20_Text"><text:s text:c="3"/>using only the printable ASCII character set, carriage return and</text:p>
      <text:p text:style-name="Preformatted_20_Text"><text:s text:c="3"/>line feed, avoiding terminal specific escape sequences, since the</text:p>
      <text:p text:style-name="Preformatted_20_Text"><text:s text:c="3"/>{finger} command will not pass the escape character.</text:p>
      <text:p text:style-name="Preformatted_20_Text"/>
      <text:p text:style-name="Preformatted_20_Text"><text:s text:c="3"/>Scrolling .plan files have become art forms in miniature, and some</text:p>
      <text:p text:style-name="Preformatted_20_Text"><text:s text:c="3"/>sites have started competitions to find who can create the longest</text:p>
      <text:p text:style-name="Preformatted_20_Text"><text:s text:c="3"/>running, funniest, and most original animations. <text:s/>Various animation</text:p>
      <text:p text:style-name="Preformatted_20_Text"><text:s text:c="3"/>characters include:</text:p>
      <text:p text:style-name="Preformatted_20_Text"/>
      <text:p text:style-name="Preformatted_20_Text"><text:s text:c="5"/>Centipede:</text:p>
      <text:p text:style-name="Preformatted_20_Text"><text:s text:c="10"/>mmmmme</text:p>
      <text:p text:style-name="Preformatted_20_Text"><text:s text:c="5"/>Lorry/Truck:</text:p>
      <text:p text:style-name="Preformatted_20_Text"><text:s text:c="10"/>oo-oP</text:p>
      <text:p text:style-name="Preformatted_20_Text"><text:s text:c="5"/>Andalusian Video Snail:</text:p>
      <text:p text:style-name="Preformatted_20_Text"><text:s text:c="10"/>_@/</text:p>
      <text:p text:style-name="Preformatted_20_Text"/>
      <text:p text:style-name="Preformatted_20_Text"><text:s text:c="3"/>and a compiler (ASP) is available on USENET for producing them.</text:p>
      <text:p text:style-name="Preformatted_20_Text"/>
      <text:p text:style-name="Preformatted_20_Text">:platinum-iridium: adj. Standard, against which all others of the</text:p>
      <text:p text:style-name="Preformatted_20_Text"><text:s text:c="3"/>same category are measured. <text:s/>Usage: silly. <text:s/>The notion is that one</text:p>
      <text:p text:style-name="Preformatted_20_Text"><text:s text:c="3"/>of whatever it is has actually been cast in platinum-iridium alloy</text:p>
      <text:p text:style-name="Preformatted_20_Text"><text:s text:c="3"/>and placed in the vault beside the Standard Kilogram at the</text:p>
      <text:p text:style-name="Preformatted_20_Text"><text:s text:c="3"/>International Bureau of Weights and Measures near Paris. <text:s/>(From</text:p>
      <text:p text:style-name="Preformatted_20_Text"><text:s text:c="3"/>1889 to 1960, the meter was defined to be the distance between two</text:p>
      <text:p text:style-name="Preformatted_20_Text"><text:s text:c="3"/>scratches in a platinum-iridium bar kept in that vault --- this</text:p>
      <text:p text:style-name="Preformatted_20_Text"><text:s text:c="3"/>replaced an earlier definition as 10^(-7) times the distance</text:p>
      <text:p text:style-name="Preformatted_20_Text"><text:s text:c="3"/>between the North Pole and the Equator along a meridian through</text:p>
      <text:p text:style-name="Preformatted_20_Text"><text:s text:c="3"/>Paris; unfortunately, this had been based on an inexact value of</text:p>
      <text:p text:style-name="Preformatted_20_Text"><text:s text:c="3"/>the circumference of the Earth. <text:s/>From 1960 to 1984 it was defined</text:p>
      <text:p text:style-name="Preformatted_20_Text"><text:s text:c="3"/>to be 1650763.73 wavelengths of the orange-red line of krypton-86</text:p>
      <text:p text:style-name="Preformatted_20_Text"><text:s text:c="3"/>propagating in a vacuum. <text:s/>It is now defined as the length of the</text:p>
      <text:p text:style-name="Preformatted_20_Text"><text:s text:c="3"/>path traveled by light in a vacuum in the time interval of</text:p>
      <text:p text:style-name="Preformatted_20_Text"><text:s text:c="3"/>1/299,792,458 of a second. <text:s/>The kilogram is now the only unit of</text:p>
      <text:p text:style-name="Preformatted_20_Text"><text:s text:c="3"/>measure officially defined in terms of a unique artifact.) <text:s/>"This</text:p>
      <text:p text:style-name="Preformatted_20_Text"><text:s text:c="3"/>garbage-collection algorithm has been tested against the</text:p>
      <text:p text:style-name="Preformatted_20_Text"><text:s text:c="3"/>platinum-iridium cons cell in Paris." <text:s/>Compare {golden}.</text:p>
      <text:p text:style-name="Preformatted_20_Text"/>
      <text:p text:style-name="Preformatted_20_Text">:playpen: [IBM] n. A room where programmers work. <text:s/>Compare {salt</text:p>
      <text:p text:style-name="Preformatted_20_Text"><text:s text:c="3"/>mines}.</text:p>
      <text:p text:style-name="Preformatted_20_Text"/>
      <text:p text:style-name="Preformatted_20_Text">:playte: /playt/ 16 bits, by analogy with {nybble} and</text:p>
      <text:p text:style-name="Preformatted_20_Text"><text:s text:c="3"/>{{byte}}. <text:s/>Usage: rare and extremely silly. <text:s/>See also {dynner}</text:p>
      <text:p text:style-name="Preformatted_20_Text"><text:s text:c="3"/>and {crumb}.</text:p>
      <text:p text:style-name="Preformatted_20_Text"/>
      <text:p text:style-name="Preformatted_20_Text">:plingnet: /pling'net/ n. Syn. {UUCPNET}. <text:s/>Also see</text:p>
      <text:p text:style-name="Preformatted_20_Text"><text:soft-page-break/><text:s text:c="3"/>{{Commonwealth Hackish}}, which uses `pling' for {bang} (as in</text:p>
      <text:p text:style-name="Preformatted_20_Text"><text:s text:c="3"/>{bang path}).</text:p>
      <text:p text:style-name="Preformatted_20_Text"/>
      <text:p text:style-name="Preformatted_20_Text">:plokta: /plok't*/ [Acronym for `Press Lots Of Keys To Abort']</text:p>
      <text:p text:style-name="Preformatted_20_Text"><text:s text:c="3"/>v. To press random keys in an attempt to get some response from</text:p>
      <text:p text:style-name="Preformatted_20_Text"><text:s text:c="3"/>the system. <text:s/>One might plokta when the abort procedure for a</text:p>
      <text:p text:style-name="Preformatted_20_Text"><text:s text:c="3"/>program is not known, or when trying to figure out if the system is</text:p>
      <text:p text:style-name="Preformatted_20_Text"><text:s text:c="3"/>just sluggish or really hung. <text:s/>Plokta can also be used while trying</text:p>
      <text:p text:style-name="Preformatted_20_Text"><text:s text:c="3"/>to figure out any unknown key sequence for a particular operation.</text:p>
      <text:p text:style-name="Preformatted_20_Text"><text:s text:c="3"/>Someone going into `plokta mode' usually places both hands flat</text:p>
      <text:p text:style-name="Preformatted_20_Text"><text:s text:c="3"/>on the keyboard and presses down, hoping for some useful</text:p>
      <text:p text:style-name="Preformatted_20_Text"><text:s text:c="3"/>response.</text:p>
      <text:p text:style-name="Preformatted_20_Text"/>
      <text:p text:style-name="Preformatted_20_Text"><text:s text:c="3"/>A slightly more directed form of plokta can often be seen in mail</text:p>
      <text:p text:style-name="Preformatted_20_Text"><text:s text:c="3"/>messages or USENET articles from new users --- the text might end</text:p>
      <text:p text:style-name="Preformatted_20_Text"><text:s text:c="3"/>with</text:p>
      <text:p text:style-name="Preformatted_20_Text"/>
      <text:p text:style-name="Preformatted_20_Text"><text:s text:c="13"/>q <text:s/></text:p>
      <text:p text:style-name="Preformatted_20_Text"><text:s text:c="13"/>quit <text:s text:c="6"/></text:p>
      <text:p text:style-name="Preformatted_20_Text"><text:s text:c="13"/>:q </text:p>
      <text:p text:style-name="Preformatted_20_Text"><text:s text:c="13"/>^C </text:p>
      <text:p text:style-name="Preformatted_20_Text"><text:s text:c="13"/>end <text:s text:c="7"/></text:p>
      <text:p text:style-name="Preformatted_20_Text"><text:s text:c="13"/>x <text:s/></text:p>
      <text:p text:style-name="Preformatted_20_Text"><text:s text:c="13"/>exit <text:s text:c="6"/></text:p>
      <text:p text:style-name="Preformatted_20_Text"><text:s text:c="13"/>ZZ </text:p>
      <text:p text:style-name="Preformatted_20_Text"><text:s text:c="13"/>^D </text:p>
      <text:p text:style-name="Preformatted_20_Text"><text:s text:c="13"/>? <text:s/></text:p>
      <text:p text:style-name="Preformatted_20_Text"><text:s text:c="13"/>help</text:p>
      <text:p text:style-name="Preformatted_20_Text"/>
      <text:p text:style-name="Preformatted_20_Text"><text:s text:c="3"/>as the user vainly tries to find the right exit sequence, with the</text:p>
      <text:p text:style-name="Preformatted_20_Text"><text:s text:c="3"/>incorrect tries piling up at the end of the message....</text:p>
      <text:p text:style-name="Preformatted_20_Text"/>
      <text:p text:style-name="Preformatted_20_Text">:plonk: [USENET: possibly influenced by British slang `plonk' for</text:p>
      <text:p text:style-name="Preformatted_20_Text"><text:s text:c="3"/>cheap booze] The sound a {newbie} makes as he falls to the bottom</text:p>
      <text:p text:style-name="Preformatted_20_Text"><text:s text:c="3"/>of a {kill file}. <text:s/>Used almost exclusively in the {newsgroup}</text:p>
      <text:p text:style-name="Preformatted_20_Text"><text:s text:c="3"/>talk.bizarre, this term (usually written "*plonk*") is a</text:p>
      <text:p text:style-name="Preformatted_20_Text"><text:s text:c="3"/>form of public ridicule.</text:p>
      <text:p text:style-name="Preformatted_20_Text"/>
      <text:p text:style-name="Preformatted_20_Text">:plugh: /ploogh/ [from the {ADVENT} game] v. See {xyzzy}.</text:p>
      <text:p text:style-name="Preformatted_20_Text"/>
      <text:p text:style-name="Preformatted_20_Text">:plumbing: [UNIX] n. Term used for {shell} code, so called</text:p>
      <text:p text:style-name="Preformatted_20_Text"><text:s text:c="3"/>because of the prevalence of `pipelines' that feed the output of</text:p>
      <text:p text:style-name="Preformatted_20_Text"><text:s text:c="3"/>one program to the input of another. <text:s/>Under UNIX, user utilities</text:p>
      <text:p text:style-name="Preformatted_20_Text"><text:s text:c="3"/>can often be implemented or at least prototyped by a suitable</text:p>
      <text:p text:style-name="Preformatted_20_Text"><text:s text:c="3"/>collection of pipelines and temp-file grinding encapsulated in a</text:p>
      <text:p text:style-name="Preformatted_20_Text"><text:s text:c="3"/>shell script; this is much less effort than writing C every time,</text:p>
      <text:p text:style-name="Preformatted_20_Text"><text:s text:c="3"/>and the capability is considered one of UNIX's major winning</text:p>
      <text:p text:style-name="Preformatted_20_Text"><text:s text:c="3"/>features. <text:s/>A few other OSs such as IBM's VM/CMS support similar</text:p>
      <text:p text:style-name="Preformatted_20_Text"><text:s text:c="3"/>facilities. <text:s/>Esp. used in the construction `hairy plumbing'</text:p>
      <text:p text:style-name="Preformatted_20_Text"><text:s text:c="3"/>(see {hairy}). <text:s/>"You can kluge together a basic spell-checker</text:p>
      <text:p text:style-name="Preformatted_20_Text"><text:s text:c="3"/>out of `sort(1)', `comm(1)', and `tr(1)' with a</text:p>
      <text:p text:style-name="Preformatted_20_Text"><text:s text:c="3"/>little plumbing." <text:s/>See also {tee}.</text:p>
      <text:p text:style-name="Preformatted_20_Text"/>
      <text:p text:style-name="Preformatted_20_Text">:PM: /P-M/ 1. v. (from `preventive maintenance') To bring</text:p>
      <text:p text:style-name="Preformatted_20_Text"><text:s text:c="3"/>down a machine for inspection or test purposes; see {scratch</text:p>
      <text:p text:style-name="Preformatted_20_Text"><text:s text:c="3"/>monkey}. <text:s/>2. n. Abbrev. for `Presentation Manager', an</text:p>
      <text:p text:style-name="Preformatted_20_Text"><text:s text:c="3"/>{elephantine} OS/2 graphical user interface. <text:s/>See also</text:p>
      <text:p text:style-name="Preformatted_20_Text"><text:s text:c="3"/>{provocative maintenance}.</text:p>
      <text:p text:style-name="Preformatted_20_Text"><text:soft-page-break/></text:p>
      <text:p text:style-name="Preformatted_20_Text">:pnambic: /p*-nam'bik/ [Acronym from the scene in the film</text:p>
      <text:p text:style-name="Preformatted_20_Text"><text:s text:c="3"/>version of `The Wizard of Oz' in which the true nature of the</text:p>
      <text:p text:style-name="Preformatted_20_Text"><text:s text:c="3"/>wizard is first discovered: "Pay no attention to the man behind</text:p>
      <text:p text:style-name="Preformatted_20_Text"><text:s text:c="3"/>the curtain."] <text:s/>1. A stage of development of a process or function</text:p>
      <text:p text:style-name="Preformatted_20_Text"><text:s text:c="3"/>that, owing to incomplete implementation or to the complexity of</text:p>
      <text:p text:style-name="Preformatted_20_Text"><text:s text:c="3"/>the system, requires human interaction to simulate or replace some</text:p>
      <text:p text:style-name="Preformatted_20_Text"><text:s text:c="3"/>or all of the actions, inputs, or outputs of the process or</text:p>
      <text:p text:style-name="Preformatted_20_Text"><text:s text:c="3"/>function. <text:s/>2. Of or pertaining to a process or function whose</text:p>
      <text:p text:style-name="Preformatted_20_Text"><text:s text:c="3"/>apparent operations are wholly or partially falsified.</text:p>
      <text:p text:style-name="Preformatted_20_Text"><text:s text:c="3"/>3. Requiring {prestidigitization}.</text:p>
      <text:p text:style-name="Preformatted_20_Text"/>
      <text:p text:style-name="Preformatted_20_Text"><text:s text:c="3"/>The ultimate pnambic product was "Dan Bricklin's Demo", a program</text:p>
      <text:p text:style-name="Preformatted_20_Text"><text:s text:c="3"/>which supported flashy user-interface design prototyping. <text:s/>There is</text:p>
      <text:p text:style-name="Preformatted_20_Text"><text:s text:c="3"/>a related maxim among hackers: "Any sufficiently advanced</text:p>
      <text:p text:style-name="Preformatted_20_Text"><text:s text:c="3"/>technology is indistinguishable from a rigged demo." <text:s/>See</text:p>
      <text:p text:style-name="Preformatted_20_Text"><text:s text:c="3"/>{magic}, sense 1, for illumination of this point.</text:p>
      <text:p text:style-name="Preformatted_20_Text"/>
      <text:p text:style-name="Preformatted_20_Text">:pod: [allegedly from abbreviation POD for `Prince Of Darkness'] n. A</text:p>
      <text:p text:style-name="Preformatted_20_Text"><text:s text:c="3"/>Diablo 630 (or, latterly, any letter-quality impact printer). <text:s/>From</text:p>
      <text:p text:style-name="Preformatted_20_Text"><text:s text:c="3"/>the DEC-10 PODTYPE program used to feed formatted text to it.</text:p>
      <text:p text:style-name="Preformatted_20_Text"><text:s text:c="3"/>See also {P.O.D.}</text:p>
      <text:p text:style-name="Preformatted_20_Text"/>
      <text:p text:style-name="Preformatted_20_Text">:point-and-drool interface: n. Parody of the techspeak term</text:p>
      <text:p text:style-name="Preformatted_20_Text"><text:s text:c="3"/>`point-and-shoot interface', describing a windows, icons, and</text:p>
      <text:p text:style-name="Preformatted_20_Text"><text:s text:c="3"/>mice-based interface such as is found on the Macintosh. <text:s/>The</text:p>
      <text:p text:style-name="Preformatted_20_Text"><text:s text:c="3"/>implication, of course, is that such an interface is only suitable</text:p>
      <text:p text:style-name="Preformatted_20_Text"><text:s text:c="3"/>for idiots. <text:s/>See {for the rest of us}, {WIMP environment},</text:p>
      <text:p text:style-name="Preformatted_20_Text"><text:s text:c="3"/>{Macintrash}, {drool-proof paper}. <text:s/>Also `point-and-grunt</text:p>
      <text:p text:style-name="Preformatted_20_Text"><text:s text:c="3"/>interface'.</text:p>
      <text:p text:style-name="Preformatted_20_Text"/>
      <text:p text:style-name="Preformatted_20_Text">:poke: n.,vt. See {peek}.</text:p>
      <text:p text:style-name="Preformatted_20_Text"/>
      <text:p text:style-name="Preformatted_20_Text">:poll: v.,n. 1. [techspeak] The action of checking the status of an</text:p>
      <text:p text:style-name="Preformatted_20_Text"><text:s text:c="3"/>input line, sensor, or memory location to see if a particular</text:p>
      <text:p text:style-name="Preformatted_20_Text"><text:s text:c="3"/>external event has been registered. <text:s/>2. To repeatedly call or check</text:p>
      <text:p text:style-name="Preformatted_20_Text"><text:s text:c="3"/>with someone: "I keep polling him, but he's not answering his</text:p>
      <text:p text:style-name="Preformatted_20_Text"><text:s text:c="3"/>phone; he must be swapped out." <text:s/>3. To ask. <text:s/>"Lunch? <text:s/>I poll for</text:p>
      <text:p text:style-name="Preformatted_20_Text"><text:s text:c="3"/>a takeout order daily."</text:p>
      <text:p text:style-name="Preformatted_20_Text"/>
      <text:p text:style-name="Preformatted_20_Text">:polygon pusher: n. A chip designer who spends most of his or her</text:p>
      <text:p text:style-name="Preformatted_20_Text"><text:s text:c="3"/>time at the physical layout level (which requires drawing</text:p>
      <text:p text:style-name="Preformatted_20_Text"><text:s text:c="3"/>*lots* of multi-colored polygons). <text:s/>Also `rectangle</text:p>
      <text:p text:style-name="Preformatted_20_Text"><text:s text:c="3"/>slinger'.</text:p>
      <text:p text:style-name="Preformatted_20_Text"/>
      <text:p text:style-name="Preformatted_20_Text">:POM: /P-O-M/ n. Common abbreviation for {phase of the moon}. <text:s/>Usage:</text:p>
      <text:p text:style-name="Preformatted_20_Text"><text:s text:c="3"/>usually in the phrase `POM-dependent', which means {flaky}.</text:p>
      <text:p text:style-name="Preformatted_20_Text"/>
      <text:p text:style-name="Preformatted_20_Text">:pop: [from the operation that removes the top of a stack, and the</text:p>
      <text:p text:style-name="Preformatted_20_Text"><text:s text:c="3"/>fact that procedure return addresses are saved on the stack] (also</text:p>
      <text:p text:style-name="Preformatted_20_Text"><text:s text:c="3"/>capitalized `POP' /pop/) 1. vt. To remove something from a</text:p>
      <text:p text:style-name="Preformatted_20_Text"><text:s text:c="3"/>{stack} or {pdl}. <text:s/>If a person says he/she has popped</text:p>
      <text:p text:style-name="Preformatted_20_Text"><text:s text:c="3"/>something from his stack, that means he/she has finally finished</text:p>
      <text:p text:style-name="Preformatted_20_Text"><text:s text:c="3"/>working on it and can now remove it from the list of things hanging</text:p>
      <text:p text:style-name="Preformatted_20_Text"><text:s text:c="3"/>overhead. <text:s/>2. When a discussion gets to too deep a level of detail</text:p>
      <text:p text:style-name="Preformatted_20_Text"><text:s text:c="3"/>so that the main point of the discussion is being lost, someone</text:p>
      <text:p text:style-name="Preformatted_20_Text"><text:s text:c="3"/>will shout "Pop!", meaning "Get back up to a higher level!"</text:p>
      <text:p text:style-name="Preformatted_20_Text"><text:s text:c="3"/>The shout is frequently accompanied by an upthrust arm with a</text:p>
      <text:p text:style-name="Preformatted_20_Text"><text:soft-page-break/><text:s text:c="3"/>finger pointing to the ceiling.</text:p>
      <text:p text:style-name="Preformatted_20_Text"/>
      <text:p text:style-name="Preformatted_20_Text">:POPJ: /pop'J/ [from a {PDP-10} return-from-subroutine</text:p>
      <text:p text:style-name="Preformatted_20_Text"><text:s text:c="3"/>instruction] n.,v. To return from a digression. <text:s/>By verb doubling,</text:p>
      <text:p text:style-name="Preformatted_20_Text"><text:s text:c="3"/>"Popj, popj" means roughly "Now let's see, where were we?"</text:p>
      <text:p text:style-name="Preformatted_20_Text"><text:s text:c="3"/>See {RTI}.</text:p>
      <text:p text:style-name="Preformatted_20_Text"/>
      <text:p text:style-name="Preformatted_20_Text">:posing: n. On a {MUD}, the use of `:' or an equivalent</text:p>
      <text:p text:style-name="Preformatted_20_Text"><text:s text:c="3"/>command to announce to other players that one is taking a certain</text:p>
      <text:p text:style-name="Preformatted_20_Text"><text:s text:c="3"/>physical action that has no effect on the game (it may, however,</text:p>
      <text:p text:style-name="Preformatted_20_Text"><text:s text:c="3"/>serve as a social signal or propaganda device that induces other</text:p>
      <text:p text:style-name="Preformatted_20_Text"><text:s text:c="3"/>people to take game actions). <text:s/>For example, if one's character name</text:p>
      <text:p text:style-name="Preformatted_20_Text"><text:s text:c="3"/>is Firechild, one might type `: looks delighted at the idea and</text:p>
      <text:p text:style-name="Preformatted_20_Text"><text:s text:c="3"/>begins hacking on the nearest terminal' to broadcast a message that</text:p>
      <text:p text:style-name="Preformatted_20_Text"><text:s text:c="3"/>says "Firechild looks delighted at the idea and begins hacking on</text:p>
      <text:p text:style-name="Preformatted_20_Text"><text:s text:c="3"/>the nearest terminal". <text:s/>See {RL}.</text:p>
      <text:p text:style-name="Preformatted_20_Text"/>
      <text:p text:style-name="Preformatted_20_Text">:post: v. To send a message to a {mailing list} or {newsgroup}.</text:p>
      <text:p text:style-name="Preformatted_20_Text"><text:s text:c="3"/>Distinguished in context from `mail'; one might ask, for</text:p>
      <text:p text:style-name="Preformatted_20_Text"><text:s text:c="3"/>example: "Are you going to post the patch or mail it to known</text:p>
      <text:p text:style-name="Preformatted_20_Text"><text:s text:c="3"/>users?"</text:p>
      <text:p text:style-name="Preformatted_20_Text"/>
      <text:p text:style-name="Preformatted_20_Text">:postcardware: n. {Shareware} that borders on {freeware}, in that the</text:p>
      <text:p text:style-name="Preformatted_20_Text"><text:s text:c="3"/>author requests only that satisfied users send a postcard of their</text:p>
      <text:p text:style-name="Preformatted_20_Text"><text:s text:c="3"/>home town or something. <text:s/>(This practice, silly as it might seem,</text:p>
      <text:p text:style-name="Preformatted_20_Text"><text:s text:c="3"/>serves to remind users that they are otherwise getting something for</text:p>
      <text:p text:style-name="Preformatted_20_Text"><text:s text:c="3"/>nothing, and may also be psychologically related to real estate</text:p>
      <text:p text:style-name="Preformatted_20_Text"><text:s text:c="3"/>"sales" in which $1 changes hands just to keep the transaction from</text:p>
      <text:p text:style-name="Preformatted_20_Text"><text:s text:c="3"/>being a gift.)</text:p>
      <text:p text:style-name="Preformatted_20_Text"/>
      <text:p text:style-name="Preformatted_20_Text">:posting: n. Noun corresp. to v. {post} (but note that</text:p>
      <text:p text:style-name="Preformatted_20_Text"><text:s text:c="3"/>{post} can be nouned). <text:s/>Distinguished from a `letter' or ordinary</text:p>
      <text:p text:style-name="Preformatted_20_Text"><text:s text:c="3"/>{email} message by the fact that it is broadcast rather than</text:p>
      <text:p text:style-name="Preformatted_20_Text"><text:s text:c="3"/>point-to-point. <text:s/>It is not clear whether messages sent to a small</text:p>
      <text:p text:style-name="Preformatted_20_Text"><text:s text:c="3"/>mailing list are postings or email; perhaps the best dividing line</text:p>
      <text:p text:style-name="Preformatted_20_Text"><text:s text:c="3"/>is that if you don't know the names of all the potential</text:p>
      <text:p text:style-name="Preformatted_20_Text"><text:s text:c="3"/>recipients, it is a posting.</text:p>
      <text:p text:style-name="Preformatted_20_Text"/>
      <text:p text:style-name="Preformatted_20_Text">:postmaster: n. The email contact and maintenance person at a site</text:p>
      <text:p text:style-name="Preformatted_20_Text"><text:s text:c="3"/>connected to the Internet or UUCPNET. <text:s/>Often, but not always, the</text:p>
      <text:p text:style-name="Preformatted_20_Text"><text:s text:c="3"/>same as the {admin}. <text:s/>The Internet standard for electronic mail</text:p>
      <text:p text:style-name="Preformatted_20_Text"><text:s text:c="3"/>({RFC}-822) requires each machine to have a `postmaster' address;</text:p>
      <text:p text:style-name="Preformatted_20_Text"><text:s text:c="3"/>usually it is aliased to this person.</text:p>
      <text:p text:style-name="Preformatted_20_Text"/>
      <text:p text:style-name="Preformatted_20_Text">:PostScript:: n. A groundbreaking Page Description Language</text:p>
      <text:p text:style-name="Preformatted_20_Text"><text:s text:c="3"/>({PDL}), based on work originally done by John Gaffney at Evans</text:p>
      <text:p text:style-name="Preformatted_20_Text"><text:s text:c="3"/>and Sutherland in 1976, evolving through `JaM' (`John and Martin',</text:p>
      <text:p text:style-name="Preformatted_20_Text"><text:s text:c="3"/>Martin Newell) at {XEROX PARC}, and finally implemented in its</text:p>
      <text:p text:style-name="Preformatted_20_Text"><text:s text:c="3"/>current form by John Warnock et al. after he and Chuck Geschke</text:p>
      <text:p text:style-name="Preformatted_20_Text"><text:s text:c="3"/>founded Adobe Systems Incorporated in 1982. <text:s/>PostScript gets its</text:p>
      <text:p text:style-name="Preformatted_20_Text"><text:s text:c="3"/>leverage by using a full programming language, rather than a series</text:p>
      <text:p text:style-name="Preformatted_20_Text"><text:s text:c="3"/>of low-level escape sequences, to describe an image to be printed</text:p>
      <text:p text:style-name="Preformatted_20_Text"><text:s text:c="3"/>on a laser printer or other output device (in this it parallels</text:p>
      <text:p text:style-name="Preformatted_20_Text"><text:s text:c="3"/>{EMACS}, which exploited a similar insight about editing tasks).</text:p>
      <text:p text:style-name="Preformatted_20_Text"><text:s text:c="3"/>It is also noteworthy for implementing on-the fly rasterization,</text:p>
      <text:p text:style-name="Preformatted_20_Text"><text:s text:c="3"/>from Bezier curve descriptions, of high-quality fonts at low (e.g.</text:p>
      <text:p text:style-name="Preformatted_20_Text"><text:s text:c="3"/>300 dpi) resolution (it was formerly believed that hand-tuned</text:p>
      <text:p text:style-name="Preformatted_20_Text"><text:s text:c="3"/>bitmap fonts were required for this task). <text:s/>Hackers consider</text:p>
      <text:p text:style-name="Preformatted_20_Text"><text:soft-page-break/><text:s text:c="3"/>PostScript to be among the most elegant hacks of all time, and the</text:p>
      <text:p text:style-name="Preformatted_20_Text"><text:s text:c="3"/>combination of technical merits and widespread availability has</text:p>
      <text:p text:style-name="Preformatted_20_Text"><text:s text:c="3"/>made PostScript the language of choice for graphical output.</text:p>
      <text:p text:style-name="Preformatted_20_Text"/>
      <text:p text:style-name="Preformatted_20_Text">:pound on: vt. <text:s/>Syn. {bang on}.</text:p>
      <text:p text:style-name="Preformatted_20_Text"/>
      <text:p text:style-name="Preformatted_20_Text">:power cycle: vt. (also, `cycle power' or just `cycle') To</text:p>
      <text:p text:style-name="Preformatted_20_Text"><text:s text:c="3"/>power off a machine and then power it on immediately, with the</text:p>
      <text:p text:style-name="Preformatted_20_Text"><text:s text:c="3"/>intention of clearing some kind of {hung} or {gronk}ed state.</text:p>
      <text:p text:style-name="Preformatted_20_Text"><text:s text:c="3"/>Syn. {120 reset}; see also {Big Red Switch}. <text:s/>Compare</text:p>
      <text:p text:style-name="Preformatted_20_Text"><text:s text:c="3"/>{Vulcan nerve pinch}, {bounce}, and {boot}, and see the</text:p>
      <text:p text:style-name="Preformatted_20_Text"><text:s text:c="3"/>AI Koan in "{A Selection of AI Koans}" (in</text:p>
      <text:p text:style-name="Preformatted_20_Text"><text:s text:c="3"/>{appendix A}) about Tom Knight and the novice.</text:p>
      <text:p text:style-name="Preformatted_20_Text"/>
      <text:p text:style-name="Preformatted_20_Text">:power hit: n. A spike or drop-out in the electricity supplying</text:p>
      <text:p text:style-name="Preformatted_20_Text"><text:s text:c="3"/>your machine; a power {glitch}. <text:s/>These can cause crashes and</text:p>
      <text:p text:style-name="Preformatted_20_Text"><text:s text:c="3"/>even permanent damage to your machine(s).</text:p>
      <text:p text:style-name="Preformatted_20_Text"/>
      <text:p text:style-name="Preformatted_20_Text">:PPN: /P-P-N/, /pip'n/ [from `Project-Programmer Number'] n. A</text:p>
      <text:p text:style-name="Preformatted_20_Text"><text:s text:c="3"/>user-ID under {{TOPS-10}} and its various mutant progeny at SAIL,</text:p>
      <text:p text:style-name="Preformatted_20_Text"><text:s text:c="3"/>BBN, CompuServe, and elsewhere. <text:s/>Old-time hackers from the PDP-10</text:p>
      <text:p text:style-name="Preformatted_20_Text"><text:s text:c="3"/>era sometimes use this to refer to user IDs on other systems as</text:p>
      <text:p text:style-name="Preformatted_20_Text"><text:s text:c="3"/>well.</text:p>
      <text:p text:style-name="Preformatted_20_Text"/>
      <text:p text:style-name="Preformatted_20_Text">:precedence lossage: /pre's*-dens los'*j/ [C programmers] n.</text:p>
      <text:p text:style-name="Preformatted_20_Text"><text:s text:c="3"/>Coding error in an expression due to unexpected grouping of</text:p>
      <text:p text:style-name="Preformatted_20_Text"><text:s text:c="3"/>arithmetic or logical operators by the compiler. <text:s/>Used esp. of</text:p>
      <text:p text:style-name="Preformatted_20_Text"><text:s text:c="3"/>certain common coding errors in C due to the nonintuitively low</text:p>
      <text:p text:style-name="Preformatted_20_Text"><text:s text:c="3"/>precedence levels of `&amp;', `|', `^', `&lt;&lt;',</text:p>
      <text:p text:style-name="Preformatted_20_Text"><text:s text:c="3"/>and `&gt;&gt;' (for this reason, experienced C programmers</text:p>
      <text:p text:style-name="Preformatted_20_Text"><text:s text:c="3"/>deliberately forget the language's {baroque} precedence</text:p>
      <text:p text:style-name="Preformatted_20_Text"><text:s text:c="3"/>hierarchy and parenthesize defensively). <text:s/>Can always be avoided by</text:p>
      <text:p text:style-name="Preformatted_20_Text"><text:s text:c="3"/>suitable use of parentheses. <text:s/>{LISP} fans enjoy pointing out</text:p>
      <text:p text:style-name="Preformatted_20_Text"><text:s text:c="3"/>that this can't happen in *their* favorite language, which</text:p>
      <text:p text:style-name="Preformatted_20_Text"><text:s text:c="3"/>eschews precedence entirely, requiring one to use explicit</text:p>
      <text:p text:style-name="Preformatted_20_Text"><text:s text:c="3"/>parentheses everywhere. <text:s/>See {aliasing bug}, {memory leak},</text:p>
      <text:p text:style-name="Preformatted_20_Text"><text:s text:c="3"/>{memory smash}, {smash the stack}, {fandango on core},</text:p>
      <text:p text:style-name="Preformatted_20_Text"><text:s text:c="3"/>{overrun screw}.</text:p>
      <text:p text:style-name="Preformatted_20_Text"/>
      <text:p text:style-name="Preformatted_20_Text">:prepend: /pree`pend'/ [by analogy with `append'] vt. To</text:p>
      <text:p text:style-name="Preformatted_20_Text"><text:s text:c="3"/>prefix. <text:s/>As with `append' (but not `prefix' or `suffix' as a</text:p>
      <text:p text:style-name="Preformatted_20_Text"><text:s text:c="3"/>verb), the direct object is always the thing being added and not</text:p>
      <text:p text:style-name="Preformatted_20_Text"><text:s text:c="3"/>the original word (or character string, or whatever). <text:s/>"If you</text:p>
      <text:p text:style-name="Preformatted_20_Text"><text:s text:c="3"/>prepend a semicolon to the line, the translation routine will pass</text:p>
      <text:p text:style-name="Preformatted_20_Text"><text:s text:c="3"/>it through unaltered."</text:p>
      <text:p text:style-name="Preformatted_20_Text"/>
      <text:p text:style-name="Preformatted_20_Text">:prestidigitization: /pres`t*-di`j*-ti:-zay'sh*n/ n. 1. The act</text:p>
      <text:p text:style-name="Preformatted_20_Text"><text:s text:c="3"/>of putting something into digital notation via sleight of hand.</text:p>
      <text:p text:style-name="Preformatted_20_Text"><text:s text:c="3"/>2. Data entry through legerdemain.</text:p>
      <text:p text:style-name="Preformatted_20_Text"/>
      <text:p text:style-name="Preformatted_20_Text">:pretty pictures: n. [scientific computation] The next step up from</text:p>
      <text:p text:style-name="Preformatted_20_Text"><text:s text:c="3"/>{numbers}. <text:s/>Interesting graphical output from a program that may</text:p>
      <text:p text:style-name="Preformatted_20_Text"><text:s text:c="3"/>not have any sensible relationship to the system the program is</text:p>
      <text:p text:style-name="Preformatted_20_Text"><text:s text:c="3"/>intended to model. <text:s/>Good for showing to {management}.</text:p>
      <text:p text:style-name="Preformatted_20_Text"/>
      <text:p text:style-name="Preformatted_20_Text">:prettyprint: /prit'ee-print/ (alt. `pretty-print') v. 1. To</text:p>
      <text:p text:style-name="Preformatted_20_Text"><text:s text:c="3"/>generate `pretty' human-readable output from a {hairy} internal</text:p>
      <text:p text:style-name="Preformatted_20_Text"><text:s text:c="3"/>representation; esp. used for the process of {grind}ing (sense 2)</text:p>
      <text:p text:style-name="Preformatted_20_Text"><text:soft-page-break/><text:s text:c="3"/>LISP code. <text:s/>2. To format in some particularly slick and</text:p>
      <text:p text:style-name="Preformatted_20_Text"><text:s text:c="3"/>nontrivial way.</text:p>
      <text:p text:style-name="Preformatted_20_Text"/>
      <text:p text:style-name="Preformatted_20_Text">:pretzel key: [Mac users] n. See {feature key}.</text:p>
      <text:p text:style-name="Preformatted_20_Text"/>
      <text:p text:style-name="Preformatted_20_Text">:prime time: [from TV programming] n. Normal high-usage hours on a</text:p>
      <text:p text:style-name="Preformatted_20_Text"><text:s text:c="3"/>timesharing system; the day shift. <text:s/>Avoidance of prime time is a</text:p>
      <text:p text:style-name="Preformatted_20_Text"><text:s text:c="3"/>major reason for {night mode} hacking.</text:p>
      <text:p text:style-name="Preformatted_20_Text"/>
      <text:p text:style-name="Preformatted_20_Text">:printing discussion: [PARC] n. A protracted, low-level,</text:p>
      <text:p text:style-name="Preformatted_20_Text"><text:s text:c="3"/>time-consuming, generally pointless discussion of something only</text:p>
      <text:p text:style-name="Preformatted_20_Text"><text:s text:c="3"/>peripherally interesting to all.</text:p>
      <text:p text:style-name="Preformatted_20_Text"/>
      <text:p text:style-name="Preformatted_20_Text">:priority interrupt: [from the hardware term] n. Describes any</text:p>
      <text:p text:style-name="Preformatted_20_Text"><text:s text:c="3"/>stimulus compelling enough to yank one right out of {hack mode}.</text:p>
      <text:p text:style-name="Preformatted_20_Text"><text:s text:c="3"/>Classically used to describe being dragged away by an {SO} for</text:p>
      <text:p text:style-name="Preformatted_20_Text"><text:s text:c="3"/>immediate sex, but may also refer to more mundane interruptions</text:p>
      <text:p text:style-name="Preformatted_20_Text"><text:s text:c="3"/>such as a fire alarm going off in the near vicinity. <text:s/>Also called</text:p>
      <text:p text:style-name="Preformatted_20_Text"><text:s text:c="3"/>an {NMI} (non-maskable interrupt), especially in PC-land.</text:p>
      <text:p text:style-name="Preformatted_20_Text"/>
      <text:p text:style-name="Preformatted_20_Text">:profile: n. 1. A control file for a program, esp. a text file</text:p>
      <text:p text:style-name="Preformatted_20_Text"><text:s text:c="3"/>automatically read from each user's home directory and intended to</text:p>
      <text:p text:style-name="Preformatted_20_Text"><text:s text:c="3"/>be easily modified by the user in order to customize the program's</text:p>
      <text:p text:style-name="Preformatted_20_Text"><text:s text:c="3"/>behavior. <text:s/>Used to avoid {hardcoded} choices. <text:s/>2. [techspeak] A</text:p>
      <text:p text:style-name="Preformatted_20_Text"><text:s text:c="3"/>report on the amounts of time spent in each routine of a program,</text:p>
      <text:p text:style-name="Preformatted_20_Text"><text:s text:c="3"/>used to find and {tune} away the {hot spot}s in it. <text:s/>This sense</text:p>
      <text:p text:style-name="Preformatted_20_Text"><text:s text:c="3"/>is often verbed. <text:s/>Some profiling modes report units other than time</text:p>
      <text:p text:style-name="Preformatted_20_Text"><text:s text:c="3"/>(such as call counts) and/or report at granularities other than</text:p>
      <text:p text:style-name="Preformatted_20_Text"><text:s text:c="3"/>per-routine, but the idea is similar.</text:p>
      <text:p text:style-name="Preformatted_20_Text"/>
      <text:p text:style-name="Preformatted_20_Text">:proglet: /prog'let/ [UK] n. A short extempore program written</text:p>
      <text:p text:style-name="Preformatted_20_Text"><text:s text:c="3"/>to meet an immediate, transient need. <text:s/>Often written in BASIC,</text:p>
      <text:p text:style-name="Preformatted_20_Text"><text:s text:c="3"/>rarely more than a dozen lines long, and contains no subroutines.</text:p>
      <text:p text:style-name="Preformatted_20_Text"><text:s text:c="3"/>The largest amount of code that can be written off the top of one's</text:p>
      <text:p text:style-name="Preformatted_20_Text"><text:s text:c="3"/>head, that does not need any editing, and that runs correctly the</text:p>
      <text:p text:style-name="Preformatted_20_Text"><text:s text:c="3"/>first time (this amount varies significantly according to the</text:p>
      <text:p text:style-name="Preformatted_20_Text"><text:s text:c="3"/>language one is using). <text:s/>Compare {toy program}, {noddy},</text:p>
      <text:p text:style-name="Preformatted_20_Text"><text:s text:c="3"/>{one-linibly intended</text:p>
      <text:p text:style-name="Preformatted_20_Text"><text:s text:c="3"/>for the instruction of computers, which is nevertheless almost</text:p>
      <text:p text:style-name="Preformatted_20_Text"><text:s text:c="3"/>inevitably a failure if other programmers can't understand it.</text:p>
      <text:p text:style-name="Preformatted_20_Text"/>
      <text:p text:style-name="Preformatted_20_Text">:Programmer's Cheer: "Shift to the left! <text:s/>Shift to the right! <text:s/>Pop</text:p>
      <text:p text:style-name="Preformatted_20_Text"><text:s text:c="3"/>up, push down! <text:s/>Byte! <text:s/>Byte! <text:s/>Byte!" <text:s/>A joke so old it has hair on</text:p>
      <text:p text:style-name="Preformatted_20_Text"><text:s text:c="3"/>it.</text:p>
      <text:p text:style-name="Preformatted_20_Text"/>
      <text:p text:style-name="Preformatted_20_Text">:programming: n. 1. The art of debugging a blank sheet of paper (or,</text:p>
      <text:p text:style-name="Preformatted_20_Text"><text:s text:c="3"/>in these days of on-line editing, the art of debugging an empty</text:p>
      <text:p text:style-name="Preformatted_20_Text"><text:s text:c="3"/>file). <text:s/>2. n. A pastime similar to banging one's head against a</text:p>
      <text:p text:style-name="Preformatted_20_Text"><text:s text:c="3"/>wall, but with fewer opportunities for reward. <text:s/>3. n. The most fun</text:p>
      <text:p text:style-name="Preformatted_20_Text"><text:s text:c="3"/>you can have with your clothes on (although clothes are not</text:p>
      <text:p text:style-name="Preformatted_20_Text"><text:s text:c="3"/>mandatory).</text:p>
      <text:p text:style-name="Preformatted_20_Text"/>
      <text:p text:style-name="Preformatted_20_Text">:programming fluid: n. 1. Coffee. <text:s/>2. Cola. <text:s/>3. Any caffeinacious</text:p>
      <text:p text:style-name="Preformatted_20_Text"><text:s text:c="3"/>stimulant. <text:s/>Many hackers consider these essential for those</text:p>
      <text:p text:style-name="Preformatted_20_Text"><text:s text:c="3"/>all-night hacking runs. <text:s/>See {unleaded}, {wirewater}.</text:p>
      <text:p text:style-name="Preformatted_20_Text"/>
      <text:p text:style-name="Preformatted_20_Text">:propeller head: n. Used by hackers, this is syn. with {computer</text:p>
      <text:p text:style-name="Preformatted_20_Text"><text:s text:c="3"/>geek}. <text:s/>Non-hackers sometimes use it to describe all techies.</text:p>
      <text:p text:style-name="Preformatted_20_Text"><text:soft-page-break/><text:s text:c="3"/>Prob. derives from SF fandom's tradition (originally invented by</text:p>
      <text:p text:style-name="Preformatted_20_Text"><text:s text:c="3"/>old-time fan Ray Faraday Nelson) of propeller beanies as fannish</text:p>
      <text:p text:style-name="Preformatted_20_Text"><text:s text:c="3"/>insignia (though nobody actually wears them except as a joke).</text:p>
      <text:p text:style-name="Preformatted_20_Text"/>
      <text:p text:style-name="Preformatted_20_Text">:propeller key: [Mac users] n. See {feature key}.</text:p>
      <text:p text:style-name="Preformatted_20_Text"/>
      <text:p text:style-name="Preformatted_20_Text">:proprietary: adj. 1. In {marketroid}-speak, superior; implies a</text:p>
      <text:p text:style-name="Preformatted_20_Text"><text:s text:c="3"/>product imbued with exclusive magic by the unmatched brilliance of</text:p>
      <text:p text:style-name="Preformatted_20_Text"><text:s text:c="3"/>the company's hardware or software designers. <text:s/>2. In the language</text:p>
      <text:p text:style-name="Preformatted_20_Text"><text:s text:c="3"/>of hackers and users, inferior; implies a product not conforming to</text:p>
      <text:p text:style-name="Preformatted_20_Text"><text:s text:c="3"/>open-systems standards, and thus one that puts the customer at the</text:p>
      <text:p text:style-name="Preformatted_20_Text"><text:s text:c="3"/>mercy of a vendor able to gouge freely on service and upgrade</text:p>
      <text:p text:style-name="Preformatted_20_Text"><text:s text:c="3"/>charges after the initial sale has locked the customer in (that's</text:p>
      <text:p text:style-name="Preformatted_20_Text"><text:s text:c="3"/>assuming it wasn't too expensive in the first place).</text:p>
      <text:p text:style-name="Preformatted_20_Text"/>
      <text:p text:style-name="Preformatted_20_Text">:protocol: n. As used by hackers, this never refers to niceties</text:p>
      <text:p text:style-name="Preformatted_20_Text"><text:s text:c="3"/>about the proper form for addressing letters to the Papal Nuncio or</text:p>
      <text:p text:style-name="Preformatted_20_Text"><text:s text:c="3"/>the order in which one should use the forks in a Russian-style</text:p>
      <text:p text:style-name="Preformatted_20_Text"><text:s text:c="3"/>place setting; hackers don't care about such things. <text:s/>It is used</text:p>
      <text:p text:style-name="Preformatted_20_Text"><text:s text:c="3"/>instead to describe any set of rules that allow different machines</text:p>
      <text:p text:style-name="Preformatted_20_Text"><text:s text:c="3"/>or pieces of software to coordinate with each other without</text:p>
      <text:p text:style-name="Preformatted_20_Text"><text:s text:c="3"/>ambiguity. <text:s/>So, for example, it does include niceties about the</text:p>
      <text:p text:style-name="Preformatted_20_Text"><text:s text:c="3"/>proper form for addressing packets on a network or the order in</text:p>
      <text:p text:style-name="Preformatted_20_Text"><text:s text:c="3"/>which one should use the forks in the Dining Philosophers Problem.</text:p>
      <text:p text:style-name="Preformatted_20_Text"><text:s text:c="3"/>It implies that there is some common message format and an accepted</text:p>
      <text:p text:style-name="Preformatted_20_Text"><text:s text:c="3"/>set of primitives or commands that all parties involved understand,</text:p>
      <text:p text:style-name="Preformatted_20_Text"><text:s text:c="3"/>and that transactions among them follow predictable logical</text:p>
      <text:p text:style-name="Preformatted_20_Text"><text:s text:c="3"/>sequences. <text:s/>See also {handshaking}, {do protocol}.</text:p>
      <text:p text:style-name="Preformatted_20_Text"/>
      <text:p text:style-name="Preformatted_20_Text">:provocative maintenance: [common ironic mutation of `preventive</text:p>
      <text:p text:style-name="Preformatted_20_Text"><text:s text:c="3"/>maintenance'] n. Actions performed upon a machine at regularly</text:p>
      <text:p text:style-name="Preformatted_20_Text"><text:s text:c="3"/>scheduled intervals to ensure that the system remains in a usable</text:p>
      <text:p text:style-name="Preformatted_20_Text"><text:s text:c="3"/>state. <text:s/>So called because it is all too often performed by a</text:p>
      <text:p text:style-name="Preformatted_20_Text"><text:s text:c="3"/>{field servoid} who doesn't know what he is doing; this results</text:p>
      <text:p text:style-name="Preformatted_20_Text"><text:s text:c="3"/>in the machine's remaining in an *un*usable state for an</text:p>
      <text:p text:style-name="Preformatted_20_Text"><text:s text:c="3"/>indeterminate amount of time. <text:s/>See also {scratch monkey}.</text:p>
      <text:p text:style-name="Preformatted_20_Text"/>
      <text:p text:style-name="Preformatted_20_Text">:prowler: [UNIX] n. A {daemon} that is run periodically (typically</text:p>
      <text:p text:style-name="Preformatted_20_Text"><text:s text:c="3"/>once a week) to seek out and erase {core} files, truncate</text:p>
      <text:p text:style-name="Preformatted_20_Text"><text:s text:c="3"/>administrative logfiles, nuke `lost+found' directories, and</text:p>
      <text:p text:style-name="Preformatted_20_Text"><text:s text:c="3"/>otherwise clean up the {cruft} that tends to pile up in the</text:p>
      <text:p text:style-name="Preformatted_20_Text"><text:s text:c="3"/>corners of a file system. <text:s/>See also {GFR}, {reaper},</text:p>
      <text:p text:style-name="Preformatted_20_Text"><text:s text:c="3"/>{skulker}.</text:p>
      <text:p text:style-name="Preformatted_20_Text"/>
      <text:p text:style-name="Preformatted_20_Text">:pseudo: /soo'doh/ [USENET: truncation of `pseudonym'] n. 1. An</text:p>
      <text:p text:style-name="Preformatted_20_Text"><text:s text:c="3"/>electronic-mail or {USENET} persona adopted by a human for</text:p>
      <text:p text:style-name="Preformatted_20_Text"><text:s text:c="3"/>amusement value or as a means of avoiding negative repercussions of</text:p>
      <text:p text:style-name="Preformatted_20_Text"><text:s text:c="3"/>one's net.behavior; a `nom de USENET', often associated with</text:p>
      <text:p text:style-name="Preformatted_20_Text"><text:s text:c="3"/>forged postings designed to conceal message origins. <text:s/>Perhaps the</text:p>
      <text:p text:style-name="Preformatted_20_Text"><text:s text:c="3"/>best-known and funniest hoax of this type is {BIFF}.</text:p>
      <text:p text:style-name="Preformatted_20_Text"><text:s text:c="3"/>2. Notionally, a {flamage}-generating AI program simulating a</text:p>
      <text:p text:style-name="Preformatted_20_Text"><text:s text:c="3"/>USENET user. <text:s/>Many flamers have been accused of actually being such</text:p>
      <text:p text:style-name="Preformatted_20_Text"><text:s text:c="3"/>entities, despite the fact that no AI program of the required</text:p>
      <text:p text:style-name="Preformatted_20_Text"><text:s text:c="3"/>sophistication yet exists. <text:s/>However, in 1989 there was a famous</text:p>
      <text:p text:style-name="Preformatted_20_Text"><text:s text:c="3"/>series of forged postings that used a phrase-frequency-based</text:p>
      <text:p text:style-name="Preformatted_20_Text"><text:s text:c="3"/>travesty generator to simulate the styles of several well-known</text:p>
      <text:p text:style-name="Preformatted_20_Text"><text:s text:c="3"/>flamers; it was based on large samples of their back postings</text:p>
      <text:p text:style-name="Preformatted_20_Text"><text:s text:c="3"/>(compare {Dissociated Press}). <text:s/>A significant number of people</text:p>
      <text:p text:style-name="Preformatted_20_Text"><text:soft-page-break/><text:s text:c="3"/>were fooled by the forgeries, and the debate over their</text:p>
      <text:p text:style-name="Preformatted_20_Text"><text:s text:c="3"/>authenticity was settled only when the perpetrator came forward to</text:p>
      <text:p text:style-name="Preformatted_20_Text"><text:s text:c="3"/>publicly admit the hoax.</text:p>
      <text:p text:style-name="Preformatted_20_Text"/>
      <text:p text:style-name="Preformatted_20_Text">:pseudoprime: n. A backgammon prime (six consecutive occupied</text:p>
      <text:p text:style-name="Preformatted_20_Text"><text:s text:c="3"/>points) with one point missing. <text:s/>This term is an esoteric pun</text:p>
      <text:p text:style-name="Preformatted_20_Text"><text:s text:c="3"/>derived from a mathematical method that, rather than determining</text:p>
      <text:p text:style-name="Preformatted_20_Text"><text:s text:c="3"/>precisely whether a number is prime (has no divisors), uses a</text:p>
      <text:p text:style-name="Preformatted_20_Text"><text:s text:c="3"/>statistical technique to decide whether the number is `probably'</text:p>
      <text:p text:style-name="Preformatted_20_Text"><text:s text:c="3"/>prime. <text:s/>A number that passes this test is called a pseudoprime.</text:p>
      <text:p text:style-name="Preformatted_20_Text"><text:s text:c="3"/>The hacker backgammon usage stems from the idea that a pseudoprime</text:p>
      <text:p text:style-name="Preformatted_20_Text"><text:s text:c="3"/>is almost as good as a prime: it does the job of a prime until</text:p>
      <text:p text:style-name="Preformatted_20_Text"><text:s text:c="3"/>proven otherwise, and that probably won't happen.</text:p>
      <text:p text:style-name="Preformatted_20_Text"/>
      <text:p text:style-name="Preformatted_20_Text">:pseudosuit: /soo'doh-s[y]oot`/ n. A {suit} wannabee; a hacker</text:p>
      <text:p text:style-name="Preformatted_20_Text"><text:s text:c="3"/>who has decided that he wants to be in management or administration</text:p>
      <text:p text:style-name="Preformatted_20_Text"><text:s text:c="3"/>and begins wearing ties, sport coats, and (shudder!) suits</text:p>
      <text:p text:style-name="Preformatted_20_Text"><text:s text:c="3"/>voluntarily. <text:s/>It's his funeral. <text:s/>See also {lobotomy}.</text:p>
      <text:p text:style-name="Preformatted_20_Text"/>
      <text:p text:style-name="Preformatted_20_Text">:psychedelicware: /si:`k*-del'-ik-weir/ [UK] n. Syn.</text:p>
      <text:p text:style-name="Preformatted_20_Text"><text:s text:c="3"/>{display hack}. <text:s/>See also {smoking clover}.</text:p>
      <text:p text:style-name="Preformatted_20_Text"/>
      <text:p text:style-name="Preformatted_20_Text">:psyton: /si:'ton/ [TMRC] n. The elementary particle carrying the</text:p>
      <text:p text:style-name="Preformatted_20_Text"><text:s text:c="3"/>sinister force. <text:s/>The probability of a process losing is</text:p>
      <text:p text:style-name="Preformatted_20_Text"><text:s text:c="3"/>proportional to the number of psytons falling on it. <text:s/>Psytons are</text:p>
      <text:p text:style-name="Preformatted_20_Text"><text:s text:c="3"/>generated by observers, which is why demos are more likely to fail</text:p>
      <text:p text:style-name="Preformatted_20_Text"><text:s text:c="3"/>when lots of people are watching. <text:s/>[This term appears to have been</text:p>
      <text:p text:style-name="Preformatted_20_Text"><text:s text:c="3"/>largely superseded by {bogon}; see also {quantum bogodynamics}.</text:p>
      <text:p text:style-name="Preformatted_20_Text"><text:s text:c="3"/>--- ESR]</text:p>
      <text:p text:style-name="Preformatted_20_Text"/>
      <text:p text:style-name="Preformatted_20_Text">:pubic directory: [NYU] (also `pube directory' /pyoob'</text:p>
      <text:p text:style-name="Preformatted_20_Text"><text:s text:c="3"/>d*-rek't*-ree/) n. The `pub' (public) directory on a machine that</text:p>
      <text:p text:style-name="Preformatted_20_Text"><text:s text:c="3"/>allows {FTP} access. <text:s/>So called because it is the default</text:p>
      <text:p text:style-name="Preformatted_20_Text"><text:s text:c="3"/>location for {SEX} (sense 1). <text:s/>"I'll have the source in the</text:p>
      <text:p text:style-name="Preformatted_20_Text"><text:s text:c="3"/>pube directory by Friday."</text:p>
      <text:p text:style-name="Preformatted_20_Text"/>
      <text:p text:style-name="Preformatted_20_Text">:puff: vt. To decompress data that has been crunched by Huffman</text:p>
      <text:p text:style-name="Preformatted_20_Text"><text:s text:c="3"/>coding. <text:s/>At least one widely distributed Huffman decoder program</text:p>
      <text:p text:style-name="Preformatted_20_Text"><text:s text:c="3"/>was actually *named* `PUFF', but these days it is usually</text:p>
      <text:p text:style-name="Preformatted_20_Text"><text:s text:c="3"/>packaged with the encoder. <text:s/>Oppose {huff}.</text:p>
      <text:p text:style-name="Preformatted_20_Text"/>
      <text:p text:style-name="Preformatted_20_Text">:punched card:: alt. `punch card' [techspeak] n.obs. The signature</text:p>
      <text:p text:style-name="Preformatted_20_Text"><text:s text:c="3"/>medium of computing's {Stone Age}, now obsolescent outside of</text:p>
      <text:p text:style-name="Preformatted_20_Text"><text:s text:c="3"/>some IBM shops. <text:s/>The punched card actually predated computers</text:p>
      <text:p text:style-name="Preformatted_20_Text"><text:s text:c="3"/>considerably, originating in 1801 as a control device for</text:p>
      <text:p text:style-name="Preformatted_20_Text"><text:s text:c="3"/>mechanical looms. <text:s/>The version patented by Hollerith and used with</text:p>
      <text:p text:style-name="Preformatted_20_Text"><text:s text:c="3"/>mechanical tabulating machines in the 1890 U.S. Census was a piece</text:p>
      <text:p text:style-name="Preformatted_20_Text"><text:s text:c="3"/>of cardboard about 90 mm by 215 mm, designed to fit exactly in the</text:p>
      <text:p text:style-name="Preformatted_20_Text"><text:s text:c="3"/>currency trays used for that era's larger dollar bills.</text:p>
      <text:p text:style-name="Preformatted_20_Text"/>
      <text:p text:style-name="Preformatted_20_Text"><text:s text:c="3"/>IBM (which originated as a tabulating-machine manufacturer) married</text:p>
      <text:p text:style-name="Preformatted_20_Text"><text:s text:c="3"/>the punched card to computers, encoding binary information as</text:p>
      <text:p text:style-name="Preformatted_20_Text"><text:s text:c="3"/>patterns of small rectangular holes; one character per column,</text:p>
      <text:p text:style-name="Preformatted_20_Text"><text:s text:c="3"/>80 columns per card. <text:s/>Other coding schemes, sizes of card, and</text:p>
      <text:p text:style-name="Preformatted_20_Text"><text:s text:c="3"/>hole shapes were tried at various times.</text:p>
      <text:p text:style-name="Preformatted_20_Text"/>
      <text:p text:style-name="Preformatted_20_Text"><text:s text:c="3"/>The 80-column width of most character terminals is a legacy of the</text:p>
      <text:p text:style-name="Preformatted_20_Text"><text:s text:c="3"/>IBM punched card; so is the size of the quick-reference cards</text:p>
      <text:p text:style-name="Preformatted_20_Text"><text:soft-page-break/><text:s text:c="3"/>distributed with many varieties of computers even today. <text:s/>See</text:p>
      <text:p text:style-name="Preformatted_20_Text"><text:s text:c="3"/>{chad}, {chad box}, {eighty-column mind}, {green card},</text:p>
      <text:p text:style-name="Preformatted_20_Text"><text:s text:c="3"/>{dusty deck}, {lace card}, {card walloper}.</text:p>
      <text:p text:style-name="Preformatted_20_Text"/>
      <text:p text:style-name="Preformatted_20_Text">:punt: [from the punch line of an old joke referring to American</text:p>
      <text:p text:style-name="Preformatted_20_Text"><text:s text:c="3"/>football: "Drop back 15 yards and punt!"] v. 1. To give up,</text:p>
      <text:p text:style-name="Preformatted_20_Text"><text:s text:c="3"/>typically without any intention of retrying. <text:s/>"Let's punt the</text:p>
      <text:p text:style-name="Preformatted_20_Text"><text:s text:c="3"/>movie tonight." <text:s/>"I was going to hack all night to get this</text:p>
      <text:p text:style-name="Preformatted_20_Text"><text:s text:c="3"/>feature in, but I decided to punt" may mean that you've decided</text:p>
      <text:p text:style-name="Preformatted_20_Text"><text:s text:c="3"/>not to stay up all night, and may also mean you're not ever even</text:p>
      <text:p text:style-name="Preformatted_20_Text"><text:s text:c="3"/>going to put in the feature. <text:s/>2. More specifically, to give up on</text:p>
      <text:p text:style-name="Preformatted_20_Text"><text:s text:c="3"/>figuring out what the {Right Thing} is and resort to an</text:p>
      <text:p text:style-name="Preformatted_20_Text"><text:s text:c="3"/>inefficient hack. <text:s/>3. A design decision to defer solving a</text:p>
      <text:p text:style-name="Preformatted_20_Text"><text:s text:c="3"/>problem, typically because one cannot define what is desirable</text:p>
      <text:p text:style-name="Preformatted_20_Text"><text:s text:c="3"/>sufficiently well to frame an algorithmic solution. <text:s/>"No way to</text:p>
      <text:p text:style-name="Preformatted_20_Text"><text:s text:c="3"/>know what the right form to dump the graph in is --- we'll punt</text:p>
      <text:p text:style-name="Preformatted_20_Text"><text:s text:c="3"/>that for now." <text:s/>4. To hand a tricky implementation problem off</text:p>
      <text:p text:style-name="Preformatted_20_Text"><text:s text:c="3"/>to some other section of the design. <text:s/>"It's too hard to get the</text:p>
      <text:p text:style-name="Preformatted_20_Text"><text:s text:c="3"/>compiler to do that; let's punt to the runtime system."</text:p>
      <text:p text:style-name="Preformatted_20_Text"/>
      <text:p text:style-name="Preformatted_20_Text">:Purple Book: n. 1. The `System V Interface Definition'. <text:s/>The</text:p>
      <text:p text:style-name="Preformatted_20_Text"><text:s text:c="3"/>covers of the first editions were an amazingly nauseating shade of</text:p>
      <text:p text:style-name="Preformatted_20_Text"><text:s text:c="3"/>off-lavender. <text:s/>2. Syn. {Wizard Book}. <text:s/>See also {{book</text:p>
      <text:p text:style-name="Preformatted_20_Text"><text:s text:c="3"/>titles}}.</text:p>
      <text:p text:style-name="Preformatted_20_Text"/>
      <text:p text:style-name="Preformatted_20_Text">:purple wire: [IBM] n. Wire installed by Field Engineers to work</text:p>
      <text:p text:style-name="Preformatted_20_Text"><text:s text:c="3"/>around problems discovered during testing or debugging. <text:s/>These are</text:p>
      <text:p text:style-name="Preformatted_20_Text"><text:s text:c="3"/>called `purple wires' even when (as is frequently the case) their</text:p>
      <text:p text:style-name="Preformatted_20_Text"><text:s text:c="3"/>actual physical color is yellow.... <text:s/>Compare {blue wire},</text:p>
      <text:p text:style-name="Preformatted_20_Text"><text:s text:c="3"/>{purple wire}, and {red wire}.</text:p>
      <text:p text:style-name="Preformatted_20_Text"/>
      <text:p text:style-name="Preformatted_20_Text">:push: [from the operation that puts the current information on a</text:p>
      <text:p text:style-name="Preformatted_20_Text"><text:s text:c="3"/>stack, and the fact that procedure return addresses are saved on a</text:p>
      <text:p text:style-name="Preformatted_20_Text"><text:s text:c="3"/>stack] Also PUSH /push/ or PUSHJ /push'J/ (the latter based on</text:p>
      <text:p text:style-name="Preformatted_20_Text"><text:s text:c="3"/>the PDP-10 procedure call instruction). <text:s/>1. To put something onto a</text:p>
      <text:p text:style-name="Preformatted_20_Text"><text:s text:c="3"/>{stack} or {pdl}. <text:s/>If one says that something has been pushed</text:p>
      <text:p text:style-name="Preformatted_20_Text"><text:s text:c="3"/>onto one's stack, it means that the Damoclean list of things</text:p>
      <text:p text:style-name="Preformatted_20_Text"><text:s text:c="3"/>hanging over ones's head has grown longer and heavier yet. <text:s/>This</text:p>
      <text:p text:style-name="Preformatted_20_Text"><text:s text:c="3"/>may also imply that one will deal with it *before* other</text:p>
      <text:p text:style-name="Preformatted_20_Text"><text:s text:c="3"/>pending items; otherwise one might say that the thing was `added</text:p>
      <text:p text:style-name="Preformatted_20_Text"><text:s text:c="3"/>to my queue'. <text:s/>2. vi. To enter upon a digression, to save the</text:p>
      <text:p text:style-name="Preformatted_20_Text"><text:s text:c="3"/>current discussion for later. <text:s/>Antonym of {pop}; see also</text:p>
      <text:p text:style-name="Preformatted_20_Text"><text:s text:c="3"/>{stack}, {pdl}.</text:p>
      <text:p text:style-name="Preformatted_20_Text"/>
      <text:p text:style-name="Preformatted_20_Text">= Q =</text:p>
      <text:p text:style-name="Preformatted_20_Text">=====</text:p>
      <text:p text:style-name="Preformatted_20_Text"/>
      <text:p text:style-name="Preformatted_20_Text">:Q-line: [IRC] v. To ban a particular {IRC} server from</text:p>
      <text:p text:style-name="Preformatted_20_Text"><text:s text:c="3"/>connecting to one's own; does to it what {K-line} does to an</text:p>
      <text:p text:style-name="Preformatted_20_Text"><text:s text:c="3"/>individual. <text:s/>Since this is applied transitively, it has the effect</text:p>
      <text:p text:style-name="Preformatted_20_Text"><text:s text:c="3"/>of partitioning the IRC network, which is generally a {Bad</text:p>
      <text:p text:style-name="Preformatted_20_Text"><text:s text:c="3"/>Thing}.</text:p>
      <text:p text:style-name="Preformatted_20_Text"><text:s text:c="3"/></text:p>
      <text:p text:style-name="Preformatted_20_Text">:quad: n. 1. Two bits; syn. for {quarter}, {crumb},</text:p>
      <text:p text:style-name="Preformatted_20_Text"><text:s text:c="3"/>{tayste}. <text:s/>2. A four-pack of anything (compare {hex}, sense 2).</text:p>
      <text:p text:style-name="Preformatted_20_Text"><text:s text:c="3"/>3. The rectangle or box glyph used in the APL language for various</text:p>
      <text:p text:style-name="Preformatted_20_Text"><text:s text:c="3"/>arcane purposes mostly related to I/O. <text:s/>Former Ivy-Leaguers and</text:p>
      <text:p text:style-name="Preformatted_20_Text"><text:s text:c="3"/>Oxbridge types are said to associate it with nostalgic memories of</text:p>
      <text:p text:style-name="Preformatted_20_Text"><text:soft-page-break/><text:s text:c="3"/>dear old University.</text:p>
      <text:p text:style-name="Preformatted_20_Text"/>
      <text:p text:style-name="Preformatted_20_Text">:quadruple bucky: n., obs. 1. On an MIT {space-cadet keyboard},</text:p>
      <text:p text:style-name="Preformatted_20_Text"><text:s text:c="3"/>use of all four of the shifting keys (control, meta, hyper, and</text:p>
      <text:p text:style-name="Preformatted_20_Text"><text:s text:c="3"/>super) while typing a character key. <text:s/>2. On a Stanford or MIT</text:p>
      <text:p text:style-name="Preformatted_20_Text"><text:s text:c="3"/>keyboard in {raw mode}, use of four shift keys while typing a</text:p>
      <text:p text:style-name="Preformatted_20_Text"><text:s text:c="3"/>fifth character, where the four shift keys are the control and meta</text:p>
      <text:p text:style-name="Preformatted_20_Text"><text:s text:c="3"/>keys on *both* sides of the keyboard. <text:s/>This was very difficult</text:p>
      <text:p text:style-name="Preformatted_20_Text"><text:s text:c="3"/>to do! <text:s/>One accepted technique was to press the left-control and</text:p>
      <text:p text:style-name="Preformatted_20_Text"><text:s text:c="3"/>left-meta keys with your left hand, the right-control and</text:p>
      <text:p text:style-name="Preformatted_20_Text"><text:s text:c="3"/>right-meta keys with your right hand, and the fifth key with your</text:p>
      <text:p text:style-name="Preformatted_20_Text"><text:s text:c="3"/>nose.</text:p>
      <text:p text:style-name="Preformatted_20_Text"/>
      <text:p text:style-name="Preformatted_20_Text"><text:s text:c="3"/>Quadruple-bucky combinations were very seldom used in practice,</text:p>
      <text:p text:style-name="Preformatted_20_Text"><text:s text:c="3"/>because when one invented a new command one usually assigned it to</text:p>
      <text:p text:style-name="Preformatted_20_Text"><text:s text:c="3"/>some character that was easier to type. <text:s/>If you want to imply that</text:p>
      <text:p text:style-name="Preformatted_20_Text"><text:s text:c="3"/>a program has ridiculously many commands or features, you can say</text:p>
      <text:p text:style-name="Preformatted_20_Text"><text:s text:c="3"/>something like: "Oh, the command that makes it spin the tapes</text:p>
      <text:p text:style-name="Preformatted_20_Text"><text:s text:c="3"/>while whistling Beethoven's Fifth Symphony is</text:p>
      <text:p text:style-name="Preformatted_20_Text"><text:s text:c="3"/>quadruple-bucky-cokebottle." <text:s/>See {double bucky}, {bucky</text:p>
      <text:p text:style-name="Preformatted_20_Text"><text:s text:c="3"/>bits}, {cokebottle}.</text:p>
      <text:p text:style-name="Preformatted_20_Text"/>
      <text:p text:style-name="Preformatted_20_Text">:quantifiers:: In techspeak and jargon, the standard metric</text:p>
      <text:p text:style-name="Preformatted_20_Text"><text:s text:c="3"/>prefixes used in the SI (Syst`eme International) conventions for</text:p>
      <text:p text:style-name="Preformatted_20_Text"><text:s text:c="3"/>scientific measurement have dual uses. <text:s/>With units of time or</text:p>
      <text:p text:style-name="Preformatted_20_Text"><text:s text:c="3"/>things that come in powers of 10, such as money, they retain their</text:p>
      <text:p text:style-name="Preformatted_20_Text"><text:s text:c="3"/>usual meanings of multiplication by powers of 1000 = 10^3.</text:p>
      <text:p text:style-name="Preformatted_20_Text"><text:s text:c="3"/>But when used with bytes or other things that naturally come in</text:p>
      <text:p text:style-name="Preformatted_20_Text"><text:s text:c="3"/>powers of 2, they usually denote multiplication by powers of</text:p>
      <text:p text:style-name="Preformatted_20_Text"><text:s text:c="3"/>1024 = 2^(10).</text:p>
      <text:p text:style-name="Preformatted_20_Text"/>
      <text:p text:style-name="Preformatted_20_Text"><text:s text:c="3"/>Here are the SI magnifying prefixes, along with the corresponding</text:p>
      <text:p text:style-name="Preformatted_20_Text"><text:s text:c="3"/>binary interpretations in common use:</text:p>
      <text:p text:style-name="Preformatted_20_Text"/>
      <text:p text:style-name="Preformatted_20_Text"><text:s text:c="5"/>prefix <text:s/>decimal <text:s/>binary</text:p>
      <text:p text:style-name="Preformatted_20_Text"><text:s text:c="5"/>kilo- <text:s text:c="2"/>1000^1 <text:s text:c="2"/>1024^1 = 2^10 = 1,024 </text:p>
      <text:p text:style-name="Preformatted_20_Text"><text:s text:c="5"/>mega- <text:s text:c="2"/>1000^2 <text:s text:c="2"/>1024^2 = 2^20 = 1,048,576 </text:p>
      <text:p text:style-name="Preformatted_20_Text"><text:s text:c="5"/>giga- <text:s text:c="2"/>1000^3 <text:s text:c="2"/>1024^3 = 2^30 = 1,073,741,824 </text:p>
      <text:p text:style-name="Preformatted_20_Text"><text:s text:c="5"/>tera- <text:s text:c="2"/>1000^4 <text:s text:c="2"/>1024^4 = 2^40 = 1,099,511,627,776 </text:p>
      <text:p text:style-name="Preformatted_20_Text"><text:s text:c="5"/>peta- <text:s text:c="2"/>1000^5 <text:s text:c="2"/>1024^5 = 2^50 = 1,125,899,906,842,624 </text:p>
      <text:p text:style-name="Preformatted_20_Text"><text:s text:c="5"/>exa- <text:s text:c="3"/>1000^6 <text:s text:c="2"/>1024^6 = 2^60 = 1,152,921,504,606,846,976 </text:p>
      <text:p text:style-name="Preformatted_20_Text"><text:s text:c="5"/>zetta- <text:s/>1000^7 <text:s text:c="2"/>1024^7 = 2^70 = 1,180,591,620,717,411,303,424 </text:p>
      <text:p text:style-name="Preformatted_20_Text"><text:s text:c="5"/>yotta- <text:s/>1000^8 <text:s text:c="2"/>1024^8 = 2^80 = 1,208,925,819,614,629,174,706,176 </text:p>
      <text:p text:style-name="Preformatted_20_Text"/>
      <text:p text:style-name="Preformatted_20_Text"><text:s text:c="3"/>Here are the SI fractional prefixes:</text:p>
      <text:p text:style-name="Preformatted_20_Text"/>
      <text:p text:style-name="Preformatted_20_Text"><text:s text:c="5"/>*prefix <text:s/>decimal <text:s text:c="4"/>jargon usage*</text:p>
      <text:p text:style-name="Preformatted_20_Text"><text:s text:c="5"/>milli- <text:s/>1000^-1 <text:s text:c="4"/>(seldom used in jargon)</text:p>
      <text:p text:style-name="Preformatted_20_Text"><text:s text:c="5"/>micro- <text:s/>1000^-2 <text:s text:c="4"/>small or human-scale (see {micro-})</text:p>
      <text:p text:style-name="Preformatted_20_Text"><text:s text:c="5"/>nano- <text:s text:c="2"/>1000^-3 <text:s text:c="4"/>even smaller (see {nano-})</text:p>
      <text:p text:style-name="Preformatted_20_Text"><text:s text:c="5"/>pico- <text:s text:c="2"/>1000^-4 <text:s text:c="4"/>even smaller yet (see {pico-})</text:p>
      <text:p text:style-name="Preformatted_20_Text"><text:s text:c="5"/>femto- <text:s/>1000^-5 <text:s text:c="4"/>(not used in jargon---yet)</text:p>
      <text:p text:style-name="Preformatted_20_Text"><text:s text:c="5"/>atto- <text:s text:c="2"/>1000^-6 <text:s text:c="4"/>(not used in jargon---yet)</text:p>
      <text:p text:style-name="Preformatted_20_Text"><text:s text:c="5"/>zepto- <text:s/>1000^-7 <text:s text:c="4"/>(not used in jargon---yet)</text:p>
      <text:p text:style-name="Preformatted_20_Text"><text:s text:c="5"/>yocto- <text:s/>1000^-8 <text:s text:c="4"/>(not used in jargon---yet)</text:p>
      <text:p text:style-name="Preformatted_20_Text"/>
      <text:p text:style-name="Preformatted_20_Text"><text:s text:c="3"/>The prefixes zetta-, yotta-, zepto-, and yocto- have been included</text:p>
      <text:p text:style-name="Preformatted_20_Text"><text:s text:c="3"/>in these tables purely for completeness and giggle value; they were</text:p>
      <text:p text:style-name="Preformatted_20_Text"><text:soft-page-break/><text:s text:c="3"/>adopted in 1990 by the `19th Conference Generale des Poids et</text:p>
      <text:p text:style-name="Preformatted_20_Text"><text:s text:c="3"/>Mesures'. <text:s/>The binary peta- and exa- loadings, though well</text:p>
      <text:p text:style-name="Preformatted_20_Text"><text:s text:c="3"/>established, are not in jargon use either --- yet. <text:s/>The prefix</text:p>
      <text:p text:style-name="Preformatted_20_Text"><text:s text:c="3"/>milli-, denoting multiplication by 1000^(-1), has always</text:p>
      <text:p text:style-name="Preformatted_20_Text"><text:s text:c="3"/>been rare in jargon (there is, however, a standard joke about the</text:p>
      <text:p text:style-name="Preformatted_20_Text"><text:s text:c="3"/>`millihelen' --- notionally, the amount of beauty required to</text:p>
      <text:p text:style-name="Preformatted_20_Text"><text:s text:c="3"/>launch one ship). <text:s/>See the entries on {micro-}, {pico-}, and</text:p>
      <text:p text:style-name="Preformatted_20_Text"><text:s text:c="3"/>{nano-} for more information on connotative jargon use of these</text:p>
      <text:p text:style-name="Preformatted_20_Text"><text:s text:c="3"/>terms. <text:s/>`Femto' and `atto' (which, interestingly, derive not</text:p>
      <text:p text:style-name="Preformatted_20_Text"><text:s text:c="3"/>from Greek but from Danish) have not yet acquired jargon loadings,</text:p>
      <text:p text:style-name="Preformatted_20_Text"><text:s text:c="3"/>though it is easy to predict what those will be once computing</text:p>
      <text:p text:style-name="Preformatted_20_Text"><text:s text:c="3"/>technology enters the required realms of magnitude (however, see</text:p>
      <text:p text:style-name="Preformatted_20_Text"><text:s text:c="3"/>{attoparsec}).</text:p>
      <text:p text:style-name="Preformatted_20_Text"/>
      <text:p text:style-name="Preformatted_20_Text"><text:s text:c="3"/>There are, of course, some standard unit prefixes for powers of</text:p>
      <text:p text:style-name="Preformatted_20_Text"><text:s text:c="3"/>10. <text:s/>In the following table, the `prefix' column is the</text:p>
      <text:p text:style-name="Preformatted_20_Text"><text:s text:c="3"/>international standard suffix for the appropriate power of ten; the</text:p>
      <text:p text:style-name="Preformatted_20_Text"><text:s text:c="3"/>`binary' column lists jargon abbreviations and words for the</text:p>
      <text:p text:style-name="Preformatted_20_Text"><text:s text:c="3"/>corresponding power of 2. <text:s/>The B-suffixed forms are commonly used</text:p>
      <text:p text:style-name="Preformatted_20_Text"><text:s text:c="3"/>for byte quantities; the words `meg' and `gig' are nouns which may</text:p>
      <text:p text:style-name="Preformatted_20_Text"><text:s text:c="3"/>(but do not always) pluralize with `s'.</text:p>
      <text:p text:style-name="Preformatted_20_Text"/>
      <text:p text:style-name="Preformatted_20_Text"><text:s text:c="5"/>prefix <text:s text:c="2"/>decimal <text:s text:c="2"/>binary <text:s text:c="6"/>pronunciation</text:p>
      <text:p text:style-name="Preformatted_20_Text"><text:s text:c="5"/>kilo- <text:s text:c="6"/>k <text:s text:c="5"/>K, KB, <text:s text:c="6"/>/kay/</text:p>
      <text:p text:style-name="Preformatted_20_Text"><text:s text:c="5"/>mega- <text:s text:c="6"/>M <text:s text:c="5"/>M, MB, meg <text:s text:c="2"/>/meg/</text:p>
      <text:p text:style-name="Preformatted_20_Text"><text:s text:c="5"/>giga- <text:s text:c="6"/>G <text:s text:c="5"/>G, GB, gig <text:s text:c="2"/>/gig/,/jig/</text:p>
      <text:p text:style-name="Preformatted_20_Text"/>
      <text:p text:style-name="Preformatted_20_Text"><text:s text:c="3"/>Confusingly, hackers often use K or M as though they were suffix or</text:p>
      <text:p text:style-name="Preformatted_20_Text"><text:s text:c="3"/>numeric multipliers rather than a prefix; thus "2K dollars", "2M</text:p>
      <text:p text:style-name="Preformatted_20_Text"><text:s text:c="3"/>of disk space". <text:s/>This is also true (though less commonly) of G.</text:p>
      <text:p text:style-name="Preformatted_20_Text"/>
      <text:p text:style-name="Preformatted_20_Text"><text:s text:c="3"/>Note that the formal SI metric prefix for 1000 is `k'; some use</text:p>
      <text:p text:style-name="Preformatted_20_Text"><text:s text:c="3"/>this strictly, reserving `K' for multiplication by 1024 (KB is</text:p>
      <text:p text:style-name="Preformatted_20_Text"><text:s text:c="3"/>`kilobytes').</text:p>
      <text:p text:style-name="Preformatted_20_Text"/>
      <text:p text:style-name="Preformatted_20_Text"><text:s text:c="3"/>K, M, and G used alone refer to quantities of bytes; thus, 64G is</text:p>
      <text:p text:style-name="Preformatted_20_Text"><text:s text:c="3"/>64 gigabytes and `a K' is a kilobyte (compare mainstream use of</text:p>
      <text:p text:style-name="Preformatted_20_Text"><text:s text:c="3"/>`a G' as short for `a grand', that is, $1000). <text:s/>Whether one</text:p>
      <text:p text:style-name="Preformatted_20_Text"><text:s text:c="3"/>pronounces `gig' with hard or soft `g' depends on what one thinks</text:p>
      <text:p text:style-name="Preformatted_20_Text"><text:s text:c="3"/>the proper pronunciation of `giga-' is.</text:p>
      <text:p text:style-name="Preformatted_20_Text"/>
      <text:p text:style-name="Preformatted_20_Text"><text:s text:c="3"/>Confusing 1000 and 1024 (or other powers of 2 and 10 close in</text:p>
      <text:p text:style-name="Preformatted_20_Text"><text:s text:c="3"/>magnitude) --- for example, describing a memory in units of</text:p>
      <text:p text:style-name="Preformatted_20_Text"><text:s text:c="3"/>500K or 524K instead of 512K --- is a sure sign of the</text:p>
      <text:p text:style-name="Preformatted_20_Text"><text:s text:c="3"/>{marketroid}.</text:p>
      <text:p text:style-name="Preformatted_20_Text"/>
      <text:p text:style-name="Preformatted_20_Text">:quantum bogodynamics: /kwon'tm boh`goh-di:-nam'iks/ n. A theory</text:p>
      <text:p text:style-name="Preformatted_20_Text"><text:s text:c="3"/>that characterizes the universe in terms of bogon sources (such as</text:p>
      <text:p text:style-name="Preformatted_20_Text"><text:s text:c="3"/>politicians, used-car salesmen, TV evangelists, and {suit}s in</text:p>
      <text:p text:style-name="Preformatted_20_Text"><text:s text:c="3"/>general), bogon sinks (such as taxpayers and computers), and</text:p>
      <text:p text:style-name="Preformatted_20_Text"><text:s text:c="3"/>bogosity potential fields. <text:s/>Bogon absorption, of course, causes</text:p>
      <text:p text:style-name="Preformatted_20_Text"><text:s text:c="3"/>human beings to behave mindlessly and machines to fail (and may</text:p>
      <text:p text:style-name="Preformatted_20_Text"><text:s text:c="3"/>also cause both to emit secondary bogons); however, the precise</text:p>
      <text:p text:style-name="Preformatted_20_Text"><text:s text:c="3"/>mechanics of the bogon-computron interaction are not yet understood</text:p>
      <text:p text:style-name="Preformatted_20_Text"><text:s text:c="3"/>and remain to be elucidated. <text:s/>Quantum bogodynamics is most often</text:p>
      <text:p text:style-name="Preformatted_20_Text"><text:s text:c="3"/>invoked to explain the sharp increase in hardware and software</text:p>
      <text:p text:style-name="Preformatted_20_Text"><text:s text:c="3"/>failures in the presence of suits; the latter emit bogons, which</text:p>
      <text:p text:style-name="Preformatted_20_Text"><text:s text:c="3"/>the former absorb. <text:s/>See {bogon}, {computron}, {suit},</text:p>
      <text:p text:style-name="Preformatted_20_Text"><text:soft-page-break/><text:s text:c="3"/>{psyton}.</text:p>
      <text:p text:style-name="Preformatted_20_Text"/>
      <text:p text:style-name="Preformatted_20_Text">:quarter: n. Two bits. <text:s/>This in turn comes from the `pieces of</text:p>
      <text:p text:style-name="Preformatted_20_Text"><text:s text:c="3"/>eight' famed in pirate movies --- Spanish silver crowns that could</text:p>
      <text:p text:style-name="Preformatted_20_Text"><text:s text:c="3"/>be broken into eight pie-slice-shaped `bits' to make change.</text:p>
      <text:p text:style-name="Preformatted_20_Text"><text:s text:c="3"/>Early in American history the Spanish coin was considered equal to</text:p>
      <text:p text:style-name="Preformatted_20_Text"><text:s text:c="3"/>a dollar, so each of these `bits' was considered worth</text:p>
      <text:p text:style-name="Preformatted_20_Text"><text:s text:c="3"/>12.5 cents. <text:s/>Syn. <text:s/>{tayste}, {crumb}, {quad}. <text:s/>Usage:</text:p>
      <text:p text:style-name="Preformatted_20_Text"><text:s text:c="3"/>rare. <text:s/>See also {nickle}, {nybble}, {{byte}}, {dynner}.</text:p>
      <text:p text:style-name="Preformatted_20_Text"/>
      <text:p text:style-name="Preformatted_20_Text">:ques: /kwes/ 1. n. The question mark character (`?', ASCII</text:p>
      <text:p text:style-name="Preformatted_20_Text"><text:s text:c="3"/>0111111). <text:s/>2. interj. <text:s/>What? <text:s/>Also frequently verb-doubled as</text:p>
      <text:p text:style-name="Preformatted_20_Text"><text:s text:c="3"/>"Ques ques?" <text:s/>See {wall}.</text:p>
      <text:p text:style-name="Preformatted_20_Text"/>
      <text:p text:style-name="Preformatted_20_Text">:quick-and-dirty: adj. Describes a {crock} put together under time</text:p>
      <text:p text:style-name="Preformatted_20_Text"><text:s text:c="3"/>or user pressure. <text:s/>Used esp. when you want to convey that you think</text:p>
      <text:p text:style-name="Preformatted_20_Text"><text:s text:c="3"/>the fast way might lead to trouble further down the road. <text:s/>"I can</text:p>
      <text:p text:style-name="Preformatted_20_Text"><text:s text:c="3"/>have a quick-and-dirty fix in place tonight, but I'll have to</text:p>
      <text:p text:style-name="Preformatted_20_Text"><text:s text:c="3"/>rewrite the whole module to solve the underlying design problem."</text:p>
      <text:p text:style-name="Preformatted_20_Text"><text:s text:c="3"/>See also {kluge}.</text:p>
      <text:p text:style-name="Preformatted_20_Text"/>
      <text:p text:style-name="Preformatted_20_Text">:quine: [from the name of the logician Willard V. Quine, via</text:p>
      <text:p text:style-name="Preformatted_20_Text"><text:s text:c="3"/>Douglas Hofstadter] n. A program which generates a copy of its</text:p>
      <text:p text:style-name="Preformatted_20_Text"><text:s text:c="3"/>source text as its complete output. <text:s/>Devising the shortest possible</text:p>
      <text:p text:style-name="Preformatted_20_Text"><text:s text:c="3"/>quine in some given programming language is a common hackish</text:p>
      <text:p text:style-name="Preformatted_20_Text"><text:s text:c="3"/>amusement. <text:s/>Here is one classic quine:</text:p>
      <text:p text:style-name="Preformatted_20_Text"/>
      <text:p text:style-name="Preformatted_20_Text"><text:s text:c="5"/>((lambda (x)</text:p>
      <text:p text:style-name="Preformatted_20_Text"><text:s text:c="7"/>(list x (list (quote quote) x)))</text:p>
      <text:p text:style-name="Preformatted_20_Text"><text:s text:c="6"/>(quote</text:p>
      <text:p text:style-name="Preformatted_20_Text"><text:s text:c="9"/>(lambda (x)</text:p>
      <text:p text:style-name="Preformatted_20_Text"><text:s text:c="11"/>(list x (list (quote quote) x)))))</text:p>
      <text:p text:style-name="Preformatted_20_Text"/>
      <text:p text:style-name="Preformatted_20_Text"><text:s text:c="3"/>This one works in LISP or Scheme. <text:s/>It's relatively easy to write</text:p>
      <text:p text:style-name="Preformatted_20_Text"><text:s text:c="3"/>quines in other languages such as Postscript which readily handle</text:p>
      <text:p text:style-name="Preformatted_20_Text"><text:s text:c="3"/>programs as data; much harder (and thus more challenging!) in</text:p>
      <text:p text:style-name="Preformatted_20_Text"><text:s text:c="3"/>languages like C which do not. <text:s/>Here is a classic C quine for ASCII</text:p>
      <text:p text:style-name="Preformatted_20_Text"><text:s text:c="3"/>machines:</text:p>
      <text:p text:style-name="Preformatted_20_Text"/>
      <text:p text:style-name="Preformatted_20_Text"><text:s text:c="5"/>char*f="char*f=%c%s%c;main(){printf(f,34,f,34,10);}%c";</text:p>
      <text:p text:style-name="Preformatted_20_Text"><text:s text:c="5"/>main(){printf(f,34,f,34,10);}</text:p>
      <text:p text:style-name="Preformatted_20_Text"/>
      <text:p text:style-name="Preformatted_20_Text"><text:s text:c="3"/>For excruciatingly exact quinishness, remove the line break after</text:p>
      <text:p text:style-name="Preformatted_20_Text"><text:s text:c="3"/>the second semicolon. <text:s/>Some infamous {Obfuscated C Contest}</text:p>
      <text:p text:style-name="Preformatted_20_Text"><text:s text:c="3"/>entries have been quines that reproduced in exotic ways.</text:p>
      <text:p text:style-name="Preformatted_20_Text"/>
      <text:p text:style-name="Preformatted_20_Text">:quote chapter and verse: [by analogy with the mainstream phrase]</text:p>
      <text:p text:style-name="Preformatted_20_Text"><text:s text:c="3"/>v. To cite a relevant excerpt from an appropriate {bible}. <text:s/>"I</text:p>
      <text:p text:style-name="Preformatted_20_Text"><text:s text:c="3"/>don't care if `rn' gets it wrong; `Followup-To: poster' is</text:p>
      <text:p text:style-name="Preformatted_20_Text"><text:s text:c="3"/>explicitly permitted by {RFC}-1036. <text:s/>I'll quote chapter and verse if</text:p>
      <text:p text:style-name="Preformatted_20_Text"><text:s text:c="3"/>you don't believe me."</text:p>
      <text:p text:style-name="Preformatted_20_Text"/>
      <text:p text:style-name="Preformatted_20_Text">:quotient: n. See {coefficient of X}.</text:p>
      <text:p text:style-name="Preformatted_20_Text"/>
      <text:p text:style-name="Preformatted_20_Text">:quux: /kwuhks/ [Mythically, from the Latin semi-deponent verb</text:p>
      <text:p text:style-name="Preformatted_20_Text"><text:s text:c="3"/>quuxo, quuxare, quuxandum iri; noun form variously `quux' (plural</text:p>
      <text:p text:style-name="Preformatted_20_Text"><text:s text:c="3"/>`quuces', anglicized to `quuxes') and `quuxu' (genitive</text:p>
      <text:p text:style-name="Preformatted_20_Text"><text:s text:c="3"/>plural is `quuxuum', for four u-letters out of seven in all,</text:p>
      <text:p text:style-name="Preformatted_20_Text"><text:soft-page-break/><text:s text:c="3"/>using up all the `u' letters in Scrabble).] <text:s/>1. Originally, a</text:p>
      <text:p text:style-name="Preformatted_20_Text"><text:s text:c="3"/>{metasyntactic variable} like {foo} and {foobar}.</text:p>
      <text:p text:style-name="Preformatted_20_Text"><text:s text:c="3"/>Invented by Guy Steele for precisely this purpose when he was young</text:p>
      <text:p text:style-name="Preformatted_20_Text"><text:s text:c="3"/>and na"ive and not yet interacting with the real computing</text:p>
      <text:p text:style-name="Preformatted_20_Text"><text:s text:c="3"/>community. <text:s/>Many people invent such words; this one seems simply to</text:p>
      <text:p text:style-name="Preformatted_20_Text"><text:s text:c="3"/>have been lucky enough to have spread a little. <text:s/>In an eloquent</text:p>
      <text:p text:style-name="Preformatted_20_Text"><text:s text:c="3"/>display of poetic justice, it has returned to the originator in the</text:p>
      <text:p text:style-name="Preformatted_20_Text"><text:s text:c="3"/>form of a nickname. <text:s/>2. interj. See {foo}; however, denotes very</text:p>
      <text:p text:style-name="Preformatted_20_Text"><text:s text:c="3"/>little disgust, and is uttered mostly for the sake of the sound of</text:p>
      <text:p text:style-name="Preformatted_20_Text"><text:s text:c="3"/>it. <text:s/>3. Guy Steele in his persona as `The Great Quux', which is</text:p>
      <text:p text:style-name="Preformatted_20_Text"><text:s text:c="3"/>somewhat infamous for light verse and for the `Crunchly' cartoons.</text:p>
      <text:p text:style-name="Preformatted_20_Text"><text:s text:c="3"/>4. In some circles, quux is used as a punning opposite of `crux'.</text:p>
      <text:p text:style-name="Preformatted_20_Text"><text:s text:c="3"/>"Ah, that's the quux of the matter!" <text:s/>implies that the point is</text:p>
      <text:p text:style-name="Preformatted_20_Text"><text:s text:c="3"/>*not* crucial (compare {tip of the ice-cube}). <text:s/>5. quuxy:</text:p>
      <text:p text:style-name="Preformatted_20_Text"><text:s text:c="3"/>adj. Of or pertaining to a quux.</text:p>
      <text:p text:style-name="Preformatted_20_Text"/>
      <text:p text:style-name="Preformatted_20_Text">:qux: /kwuhks/ The fourth of the standard {metasyntactic</text:p>
      <text:p text:style-name="Preformatted_20_Text"><text:s text:c="3"/>variable}, after {baz} and before the quu(u...)x series.</text:p>
      <text:p text:style-name="Preformatted_20_Text"><text:s text:c="3"/>See {foo}, {bar}, {baz}, {quux}. <text:s/>This appears to be a</text:p>
      <text:p text:style-name="Preformatted_20_Text"><text:s text:c="3"/>recent mutation from {quux}, and <text:s/>many versions of the</text:p>
      <text:p text:style-name="Preformatted_20_Text"><text:s text:c="3"/>standard series just run {foo}, {bar}, {baz}, {quux},</text:p>
      <text:p text:style-name="Preformatted_20_Text"><text:s text:c="3"/>....</text:p>
      <text:p text:style-name="Preformatted_20_Text"/>
      <text:p text:style-name="Preformatted_20_Text">:QWERTY: /kwer'tee/ [from the keycaps at the upper left] adj.</text:p>
      <text:p text:style-name="Preformatted_20_Text"><text:s text:c="3"/>Pertaining to a standard English-language typewriter keyboard</text:p>
      <text:p text:style-name="Preformatted_20_Text"><text:s text:c="3"/>(sometimes called the Sholes keyboard after its inventor), as</text:p>
      <text:p text:style-name="Preformatted_20_Text"><text:s text:c="3"/>opposed to Dvorak or foreign-language layouts or a {space-cadet</text:p>
      <text:p text:style-name="Preformatted_20_Text"><text:s text:c="3"/>keyboard} or APL keyboard.</text:p>
      <text:p text:style-name="Preformatted_20_Text"/>
      <text:p text:style-name="Preformatted_20_Text"><text:s text:c="3"/>Historical note: The QWERTY layout is a fine example of a {fossil}.</text:p>
      <text:p text:style-name="Preformatted_20_Text"><text:s text:c="3"/>It is sometimes said that it was designed to slow down the typist,</text:p>
      <text:p text:style-name="Preformatted_20_Text"><text:s text:c="3"/>but this is wrong; it was designed to allow *faster* typing</text:p>
      <text:p text:style-name="Preformatted_20_Text"><text:s text:c="3"/>--- under a constraint now long obsolete. <text:s/>In early typewriters,</text:p>
      <text:p text:style-name="Preformatted_20_Text"><text:s text:c="3"/>fast typing using nearby type-bars jammed the mechanism. <text:s/>So Sholes</text:p>
      <text:p text:style-name="Preformatted_20_Text"><text:s text:c="3"/>fiddled the layout to separate the letters of many common digraphs</text:p>
      <text:p text:style-name="Preformatted_20_Text"><text:s text:c="3"/>(he did a far from perfect job, though; `th', `tr', `ed', and `er',</text:p>
      <text:p text:style-name="Preformatted_20_Text"><text:s text:c="3"/>for example, each use two nearby keys). <text:s/>Also, putting the letters</text:p>
      <text:p text:style-name="Preformatted_20_Text"><text:s text:c="3"/>of `typewriter' on one line allowed it to be typed with particular</text:p>
      <text:p text:style-name="Preformatted_20_Text"><text:s text:c="3"/>speed and accuracy for {demo}s. <text:s/>The jamming problem was</text:p>
      <text:p text:style-name="Preformatted_20_Text"><text:s text:c="3"/>essentially solved soon afterward by a suitable use of springs, but</text:p>
      <text:p text:style-name="Preformatted_20_Text"><text:s text:c="3"/>the keyboard layout lives on.</text:p>
      <text:p text:style-name="Preformatted_20_Text"/>
      <text:p text:style-name="Preformatted_20_Text">= R =</text:p>
      <text:p text:style-name="Preformatted_20_Text">=====</text:p>
      <text:p text:style-name="Preformatted_20_Text"/>
      <text:p text:style-name="Preformatted_20_Text">:rabbit job: [Cambridge] n. A batch job which does little, if any,</text:p>
      <text:p text:style-name="Preformatted_20_Text"><text:s text:c="3"/>real work, but creates one or more copies of itself, breeding like</text:p>
      <text:p text:style-name="Preformatted_20_Text"><text:s text:c="3"/>rabbits. <text:s/>Compare {wabbit}, {fork bomb}.</text:p>
      <text:p text:style-name="Preformatted_20_Text"/>
      <text:p text:style-name="Preformatted_20_Text">:rain dance: n. 1. Any ceremonial action taken to correct a hardware</text:p>
      <text:p text:style-name="Preformatted_20_Text"><text:s text:c="3"/>problem, with the expectation that nothing will be accomplished.</text:p>
      <text:p text:style-name="Preformatted_20_Text"><text:s text:c="3"/>This especially applies to reseating printed circuit boards,</text:p>
      <text:p text:style-name="Preformatted_20_Text"><text:s text:c="3"/>reconnecting cables, etc. <text:s/>"I can't boot up the machine. <text:s/>We'll</text:p>
      <text:p text:style-name="Preformatted_20_Text"><text:s text:c="3"/>have to wait for Greg to do his rain dance." <text:s/>2. Any arcane</text:p>
      <text:p text:style-name="Preformatted_20_Text"><text:s text:c="3"/>sequence of actions performed with computers or software in order</text:p>
      <text:p text:style-name="Preformatted_20_Text"><text:s text:c="3"/>to achieve some goal; the term is usually restricted to rituals</text:p>
      <text:p text:style-name="Preformatted_20_Text"><text:s text:c="3"/>that include both an {incantation} or two and physical activity</text:p>
      <text:p text:style-name="Preformatted_20_Text"><text:s text:c="3"/>or motion. <text:s/>Compare {magic}, {voodoo programming}, {black</text:p>
      <text:p text:style-name="Preformatted_20_Text"><text:soft-page-break/><text:s text:c="3"/>art}.</text:p>
      <text:p text:style-name="Preformatted_20_Text"/>
      <text:p text:style-name="Preformatted_20_Text">:rainbow series: n. Any of several series of technical manuals</text:p>
      <text:p text:style-name="Preformatted_20_Text"><text:s text:c="3"/>distinguished by cover color. <text:s/>The original rainbow series was the</text:p>
      <text:p text:style-name="Preformatted_20_Text"><text:s text:c="3"/>NCSC security manuals (see {Orange Book}, {crayola books});</text:p>
      <text:p text:style-name="Preformatted_20_Text"><text:s text:c="3"/>the term has also been commonly applied to the PostScript reference</text:p>
      <text:p text:style-name="Preformatted_20_Text"><text:s text:c="3"/>set (see {Red Book}, {Green Book}, {Blue Book}, {White</text:p>
      <text:p text:style-name="Preformatted_20_Text"><text:s text:c="3"/>Book}). <text:s/>Which books are meant by "`the' rainbow series"</text:p>
      <text:p text:style-name="Preformatted_20_Text"><text:s text:c="3"/>unqualified is thus dependent on one's local technical culture.</text:p>
      <text:p text:style-name="Preformatted_20_Text"><text:s text:c="3"/></text:p>
      <text:p text:style-name="Preformatted_20_Text"/>
      <text:p text:style-name="Preformatted_20_Text">:random: adj. 1. Unpredictable (closest to mathematical</text:p>
      <text:p text:style-name="Preformatted_20_Text"><text:s text:c="3"/>definition); weird. <text:s/>"The system's been behaving pretty</text:p>
      <text:p text:style-name="Preformatted_20_Text"><text:s text:c="3"/>randomly." <text:s/>2. Assorted; undistinguished. <text:s/>"Who was at the</text:p>
      <text:p text:style-name="Preformatted_20_Text"><text:s text:c="3"/>conference?" <text:s/>"Just a bunch of random business types."</text:p>
      <text:p text:style-name="Preformatted_20_Text"><text:s text:c="3"/>3. (pejorative) Frivolous; unproductive; undirected. <text:s/>"He's just a</text:p>
      <text:p text:style-name="Preformatted_20_Text"><text:s text:c="3"/>random loser." <text:s/>4. Incoherent or inelegant; poorly chosen; not</text:p>
      <text:p text:style-name="Preformatted_20_Text"><text:s text:c="3"/>well organized. <text:s/>"The program has a random set of misfeatures."</text:p>
      <text:p text:style-name="Preformatted_20_Text"><text:s text:c="3"/>"That's a random name for that function." <text:s/>"Well, all the names</text:p>
      <text:p text:style-name="Preformatted_20_Text"><text:s text:c="3"/>were chosen pretty randomly." <text:s/>5. In no particular order, though</text:p>
      <text:p text:style-name="Preformatted_20_Text"><text:s text:c="3"/>deterministic. <text:s/>"The I/O channels are in a pool, and when a file</text:p>
      <text:p text:style-name="Preformatted_20_Text"><text:s text:c="3"/>is opened one is chosen randomly." <text:s/>6. Arbitrary. <text:s/>"It generates</text:p>
      <text:p text:style-name="Preformatted_20_Text"><text:s text:c="3"/>a random name for the scratch file." <text:s/>7. Gratuitously wrong, i.e.,</text:p>
      <text:p text:style-name="Preformatted_20_Text"><text:s text:c="3"/>poorly done and for no good apparent reason. <text:s/>For example, a</text:p>
      <text:p text:style-name="Preformatted_20_Text"><text:s text:c="3"/>program that handles file name defaulting in a particularly useless</text:p>
      <text:p text:style-name="Preformatted_20_Text"><text:s text:c="3"/>way, or an assembler routine that could easily have been coded</text:p>
      <text:p text:style-name="Preformatted_20_Text"><text:s text:c="3"/>using only three registers, but redundantly uses seven for values</text:p>
      <text:p text:style-name="Preformatted_20_Text"><text:s text:c="3"/>with non-overlapping lifetimes, so that no one else can invoke it</text:p>
      <text:p text:style-name="Preformatted_20_Text"><text:s text:c="3"/>without first saving four extra registers. <text:s/>What {randomness}!</text:p>
      <text:p text:style-name="Preformatted_20_Text"><text:s text:c="3"/>8. n. A random hacker; used particularly of high-school students</text:p>
      <text:p text:style-name="Preformatted_20_Text"><text:s text:c="3"/>who soak up computer time and generally get in the way. <text:s/>9. n.</text:p>
      <text:p text:style-name="Preformatted_20_Text"><text:s text:c="3"/>Anyone who is not a hacker (or, sometimes, anyone not known to the</text:p>
      <text:p text:style-name="Preformatted_20_Text"><text:s text:c="3"/>hacker speaking); the noun form of sense 2. <text:s/>"I went to the talk,</text:p>
      <text:p text:style-name="Preformatted_20_Text"><text:s text:c="3"/>but the audience was full of randoms asking bogus questions".</text:p>
      <text:p text:style-name="Preformatted_20_Text"><text:s text:c="3"/>10. n. (occasional MIT usage) One who lives at Random Hall. <text:s/>See</text:p>
      <text:p text:style-name="Preformatted_20_Text"><text:s text:c="3"/>also {J. Random}, {some random X}.</text:p>
      <text:p text:style-name="Preformatted_20_Text"/>
      <text:p text:style-name="Preformatted_20_Text">:random numbers:: n. When one wishes to specify a large but random</text:p>
      <text:p text:style-name="Preformatted_20_Text"><text:s text:c="3"/>number of things, and the context is inappropriate for {N}, certain</text:p>
      <text:p text:style-name="Preformatted_20_Text"><text:s text:c="3"/>numbers are preferred by hacker tradition (that is, easily</text:p>
      <text:p text:style-name="Preformatted_20_Text"><text:s text:c="3"/>recognized as placeholders). <text:s/>These include the following:</text:p>
      <text:p text:style-name="Preformatted_20_Text"/>
      <text:p text:style-name="Preformatted_20_Text"><text:s text:c="5"/>17</text:p>
      <text:p text:style-name="Preformatted_20_Text"><text:s text:c="10"/>Long described at MIT as `the least random number'; see 23.</text:p>
      <text:p text:style-name="Preformatted_20_Text"><text:s text:c="5"/>23</text:p>
      <text:p text:style-name="Preformatted_20_Text"><text:s text:c="10"/>Sacred number of Eris, Goddess of Discord (along with 17 and</text:p>
      <text:p text:style-name="Preformatted_20_Text"><text:s text:c="10"/>5).</text:p>
      <text:p text:style-name="Preformatted_20_Text"><text:s text:c="5"/>42</text:p>
      <text:p text:style-name="Preformatted_20_Text"><text:s text:c="10"/>The Answer to the Ultimate Question of Life, the Universe, and</text:p>
      <text:p text:style-name="Preformatted_20_Text"><text:s text:c="10"/>Everything. (Note that this answer is completely fortuitous.</text:p>
      <text:p text:style-name="Preformatted_20_Text"><text:s text:c="10"/>`:-)')</text:p>
      <text:p text:style-name="Preformatted_20_Text"><text:s text:c="5"/>69</text:p>
      <text:p text:style-name="Preformatted_20_Text"><text:s text:c="10"/>From the sexual act. <text:s/>This one was favored in MIT's ITS</text:p>
      <text:p text:style-name="Preformatted_20_Text"><text:s text:c="10"/>culture.</text:p>
      <text:p text:style-name="Preformatted_20_Text"><text:s text:c="5"/>105</text:p>
      <text:p text:style-name="Preformatted_20_Text"><text:s text:c="10"/>69 hex = 105 decimal, and 69 decimal = 105 octal.</text:p>
      <text:p text:style-name="Preformatted_20_Text"><text:s text:c="5"/>666</text:p>
      <text:p text:style-name="Preformatted_20_Text"><text:s text:c="10"/>The Number of the Beast.</text:p>
      <text:p text:style-name="Preformatted_20_Text"><text:soft-page-break/></text:p>
      <text:p text:style-name="Preformatted_20_Text"><text:s text:c="3"/>For further enlightenment, study the `Principia Discordia',</text:p>
      <text:p text:style-name="Preformatted_20_Text"><text:s text:c="3"/>`{The Hitchhiker's Guide to the Galaxy}', `The Joy</text:p>
      <text:p text:style-name="Preformatted_20_Text"><text:s text:c="3"/>of Sex', and the Christian Bible (Revelation 13:8). <text:s/>See also</text:p>
      <text:p text:style-name="Preformatted_20_Text"><text:s text:c="3"/>{Discordianism} or consult your pineal gland. <text:s/>See also {for</text:p>
      <text:p text:style-name="Preformatted_20_Text"><text:s text:c="3"/>values of}.</text:p>
      <text:p text:style-name="Preformatted_20_Text"/>
      <text:p text:style-name="Preformatted_20_Text">:randomness: n. 1. An inexplicable misfeature; gratuitous</text:p>
      <text:p text:style-name="Preformatted_20_Text"><text:s text:c="3"/>inelegance. <text:s/>2. A {hack} or {crock} that depends on a complex</text:p>
      <text:p text:style-name="Preformatted_20_Text"><text:s text:c="3"/>combination of coincidences (or, possibly, the combination upon</text:p>
      <text:p text:style-name="Preformatted_20_Text"><text:s text:c="3"/>which the crock depends for its accidental failure to malfunction).</text:p>
      <text:p text:style-name="Preformatted_20_Text"><text:s text:c="3"/>"This hack can output characters 40--57 by putting the character</text:p>
      <text:p text:style-name="Preformatted_20_Text"><text:s text:c="3"/>in the four-bit accumulator field of an XCT and then extracting</text:p>
      <text:p text:style-name="Preformatted_20_Text"><text:s text:c="3"/>six bits --- the low 2 bits of the XCT opcode are the right</text:p>
      <text:p text:style-name="Preformatted_20_Text"><text:s text:c="3"/>thing." <text:s/>"What randomness!" <text:s/>3. Of people, synonymous with</text:p>
      <text:p text:style-name="Preformatted_20_Text"><text:s text:c="3"/>`flakiness'. The connotation is that the person so described is</text:p>
      <text:p text:style-name="Preformatted_20_Text"><text:s text:c="3"/>behaving weirdly, incompetently, or inappropriately for reasons</text:p>
      <text:p text:style-name="Preformatted_20_Text"><text:s text:c="3"/>which are (a) too tiresome to bother inquiring into, (b) are</text:p>
      <text:p text:style-name="Preformatted_20_Text"><text:s text:c="3"/>probably as inscrutable as quantum phenomena anyway, and (c) are</text:p>
      <text:p text:style-name="Preformatted_20_Text"><text:s text:c="3"/>likely to pass with time. "Maybe he has a real complaint, or maybe</text:p>
      <text:p text:style-name="Preformatted_20_Text"><text:s text:c="3"/>it's just randomness. <text:s/>See if he calls back."</text:p>
      <text:p text:style-name="Preformatted_20_Text"/>
      <text:p text:style-name="Preformatted_20_Text">:rape: vt. 1. To {screw} someone or something, violently; in</text:p>
      <text:p text:style-name="Preformatted_20_Text"><text:s text:c="3"/>particular, to destroy a program or information irrecoverably.</text:p>
      <text:p text:style-name="Preformatted_20_Text"><text:s text:c="3"/>Often used in describing file-system damage. <text:s/>"So-and-so was</text:p>
      <text:p text:style-name="Preformatted_20_Text"><text:s text:c="3"/>running a program that did absolute disk I/O and ended up raping</text:p>
      <text:p text:style-name="Preformatted_20_Text"><text:s text:c="3"/>the master directory." <text:s/>2. To strip a piece of hardware for parts.</text:p>
      <text:p text:style-name="Preformatted_20_Text"><text:s text:c="3"/>3. [CMU/Pitt] To mass-copy files from an anonymous ftp site. <text:s/></text:p>
      <text:p text:style-name="Preformatted_20_Text"><text:s text:c="3"/>"Last night I raped Simtel's dskutl directory."</text:p>
      <text:p text:style-name="Preformatted_20_Text"/>
      <text:p text:style-name="Preformatted_20_Text">:rare mode: [UNIX] adj. CBREAK mode (character-by-character with</text:p>
      <text:p text:style-name="Preformatted_20_Text"><text:s text:c="3"/>interrupts enabled). <text:s/>Distinguished from {raw mode} and {cooked</text:p>
      <text:p text:style-name="Preformatted_20_Text"><text:s text:c="3"/>mode}; the phrase "a sort of half-cooked (rare?) mode" is used</text:p>
      <text:p text:style-name="Preformatted_20_Text"><text:s text:c="3"/>in the V7/BSD manuals to describe the mode. <text:s/>Usage: rare.</text:p>
      <text:p text:style-name="Preformatted_20_Text"/>
      <text:p text:style-name="Preformatted_20_Text">:raster blaster: n. [Cambridge] Specialized hardware for</text:p>
      <text:p text:style-name="Preformatted_20_Text"><text:s text:c="3"/>{bitblt} operations (a {blitter}). <text:s/>Allegedly inspired by</text:p>
      <text:p text:style-name="Preformatted_20_Text"><text:s text:c="3"/>`Rasta Blasta', British slang for the sort of portable stereo</text:p>
      <text:p text:style-name="Preformatted_20_Text"><text:s text:c="3"/>Americans call a `boom box' or `ghetto blaster'.</text:p>
      <text:p text:style-name="Preformatted_20_Text"/>
      <text:p text:style-name="Preformatted_20_Text">:raster burn: n. Eyestrain brought on by too many hours of looking at</text:p>
      <text:p text:style-name="Preformatted_20_Text"><text:s text:c="3"/>low-res, poorly tuned, or glare-ridden monitors, esp. graphics</text:p>
      <text:p text:style-name="Preformatted_20_Text"><text:s text:c="3"/>monitors. <text:s/>See {terminal illness}.</text:p>
      <text:p text:style-name="Preformatted_20_Text"/>
      <text:p text:style-name="Preformatted_20_Text">:rat belt: n. A cable tie, esp. the sawtoothed, self-locking plastic</text:p>
      <text:p text:style-name="Preformatted_20_Text"><text:s text:c="3"/>kind that you can remove only by cutting (as opposed to a random</text:p>
      <text:p text:style-name="Preformatted_20_Text"><text:s text:c="3"/>twist of wire or a twist tie or one of those humongous metal clip</text:p>
      <text:p text:style-name="Preformatted_20_Text"><text:s text:c="3"/>frobs). <text:s/>Small cable ties are `mouse belts'.</text:p>
      <text:p text:style-name="Preformatted_20_Text"/>
      <text:p text:style-name="Preformatted_20_Text">:rave: [WPI] vi. 1. To persist in discussing a specific subject.</text:p>
      <text:p text:style-name="Preformatted_20_Text"><text:s text:c="3"/>2. To speak authoritatively on a subject about which one knows</text:p>
      <text:p text:style-name="Preformatted_20_Text"><text:s text:c="3"/>very little. <text:s/>3. To complain to a person who is not in a position</text:p>
      <text:p text:style-name="Preformatted_20_Text"><text:s text:c="3"/>to correct the difficulty. <text:s/>4. To purposely annoy another person</text:p>
      <text:p text:style-name="Preformatted_20_Text"><text:s text:c="3"/>verbally. <text:s/>5. To evangelize. <text:s/>See {flame}. <text:s/>6. Also used to</text:p>
      <text:p text:style-name="Preformatted_20_Text"><text:s text:c="3"/>describe a less negative form of blather, such as friendly</text:p>
      <text:p text:style-name="Preformatted_20_Text"><text:s text:c="3"/>bullshitting. <text:s/>`Rave' differs slightly from {flame} in that</text:p>
      <text:p text:style-name="Preformatted_20_Text"><text:s text:c="3"/>`rave' implies that it is the persistence or obliviousness of the</text:p>
      <text:p text:style-name="Preformatted_20_Text"><text:s text:c="3"/>person speaking that is annoying, while {flame} implies somewhat</text:p>
      <text:p text:style-name="Preformatted_20_Text"><text:soft-page-break/><text:s text:c="3"/>more strongly that the tone is offensive as well.</text:p>
      <text:p text:style-name="Preformatted_20_Text"/>
      <text:p text:style-name="Preformatted_20_Text">:rave on!: imp. Sarcastic invitation to continue a {rave}, often by</text:p>
      <text:p text:style-name="Preformatted_20_Text"><text:s text:c="3"/>someone who wishes the raver would get a clue but realizes this is</text:p>
      <text:p text:style-name="Preformatted_20_Text"><text:s text:c="3"/>unlikely.</text:p>
      <text:p text:style-name="Preformatted_20_Text"/>
      <text:p text:style-name="Preformatted_20_Text">:ravs: /ravz/, also `Chinese ravs' n. Jiao-zi (steamed or</text:p>
      <text:p text:style-name="Preformatted_20_Text"><text:s text:c="3"/>boiled) or Guo-tie (pan-fried). <text:s/>A Chinese appetizer, known</text:p>
      <text:p text:style-name="Preformatted_20_Text"><text:s text:c="3"/>variously in the plural as dumplings, pot stickers (the literal</text:p>
      <text:p text:style-name="Preformatted_20_Text"><text:s text:c="3"/>translation of guo-tie), and (around Boston) `Peking Ravioli'. <text:s/>The</text:p>
      <text:p text:style-name="Preformatted_20_Text"><text:s text:c="3"/>term `rav' is short for `ravioli', which among hackers always</text:p>
      <text:p text:style-name="Preformatted_20_Text"><text:s text:c="3"/>means the Chinese kind rather than the Italian kind. <text:s/>Both consist</text:p>
      <text:p text:style-name="Preformatted_20_Text"><text:s text:c="3"/>of a filling in a pasta shell, but the Chinese kind includes no</text:p>
      <text:p text:style-name="Preformatted_20_Text"><text:s text:c="3"/>cheese, uses a thinner pasta, has a pork-vegetable filling (good</text:p>
      <text:p text:style-name="Preformatted_20_Text"><text:s text:c="3"/>ones include Chinese chives), and is cooked differently, either by</text:p>
      <text:p text:style-name="Preformatted_20_Text"><text:s text:c="3"/>steaming or frying. <text:s/>A rav or dumpling can be cooked any way, but a</text:p>
      <text:p text:style-name="Preformatted_20_Text"><text:s text:c="3"/>potsticker is always the fried kind (so called because it sticks to</text:p>
      <text:p text:style-name="Preformatted_20_Text"><text:s text:c="3"/>the frying pot and has to be scraped off). <text:s/>"Let's get</text:p>
      <text:p text:style-name="Preformatted_20_Text"><text:s text:c="3"/>hot-and-sour soup and three orders of ravs." <text:s/>See also</text:p>
      <text:p text:style-name="Preformatted_20_Text"><text:s text:c="3"/>{{oriental food}}.</text:p>
      <text:p text:style-name="Preformatted_20_Text"/>
      <text:p text:style-name="Preformatted_20_Text">:raw mode: n. A mode that allows a program to transfer bits</text:p>
      <text:p text:style-name="Preformatted_20_Text"><text:s text:c="3"/>directly to or from an I/O device (or, under {bogus} systems</text:p>
      <text:p text:style-name="Preformatted_20_Text"><text:s text:c="3"/>which make a distinction, a disk file) without any processing,</text:p>
      <text:p text:style-name="Preformatted_20_Text"><text:s text:c="3"/>abstraction, or interpretation by the operating system. <text:s/>Compare</text:p>
      <text:p text:style-name="Preformatted_20_Text"><text:s text:c="3"/>{rare mode}, {cooked mode}. <text:s/>This is techspeak under UNIX,</text:p>
      <text:p text:style-name="Preformatted_20_Text"><text:s text:c="3"/>jargon elsewhere.</text:p>
      <text:p text:style-name="Preformatted_20_Text"/>
      <text:p text:style-name="Preformatted_20_Text">:rc file: /R-C fi:l/ [UNIX: from the startup script</text:p>
      <text:p text:style-name="Preformatted_20_Text"><text:s text:c="3"/>`/etc/rc', but this is commonly believed to have been named</text:p>
      <text:p text:style-name="Preformatted_20_Text"><text:s text:c="3"/>after older scripts to `run commands'] n. Script file containing</text:p>
      <text:p text:style-name="Preformatted_20_Text"><text:s text:c="3"/>startup instructions for an application program (or an entire</text:p>
      <text:p text:style-name="Preformatted_20_Text"><text:s text:c="3"/>operating system), usually a text file containing commands of the</text:p>
      <text:p text:style-name="Preformatted_20_Text"><text:s text:c="3"/>sort that might have been invoked manually once the system was</text:p>
      <text:p text:style-name="Preformatted_20_Text"><text:s text:c="3"/>running but are to be executed automatically each time the system</text:p>
      <text:p text:style-name="Preformatted_20_Text"><text:s text:c="3"/>starts up. <text:s/>See also {dot file}.</text:p>
      <text:p text:style-name="Preformatted_20_Text"/>
      <text:p text:style-name="Preformatted_20_Text">:RE: /R-E/ n. Common spoken and written shorthand for {regexp}.</text:p>
      <text:p text:style-name="Preformatted_20_Text"/>
      <text:p text:style-name="Preformatted_20_Text">:read-only user: n. Describes a {luser} who uses computers almost</text:p>
      <text:p text:style-name="Preformatted_20_Text"><text:s text:c="3"/>exclusively for reading USENET, bulletin boards, and/or email,</text:p>
      <text:p text:style-name="Preformatted_20_Text"><text:s text:c="3"/>rather than writing code or purveying useful information. <text:s/>See</text:p>
      <text:p text:style-name="Preformatted_20_Text"><text:s text:c="3"/>{twink}, {terminal junkie}, {lurker}.</text:p>
      <text:p text:style-name="Preformatted_20_Text"/>
      <text:p text:style-name="Preformatted_20_Text">:README file: n. By convention, the top-level directory of a UNIX</text:p>
      <text:p text:style-name="Preformatted_20_Text"><text:s text:c="3"/>source distribution always contains a file named `README' (or</text:p>
      <text:p text:style-name="Preformatted_20_Text"><text:s text:c="3"/>READ.ME, or rarely ReadMe or some other variant), which is a</text:p>
      <text:p text:style-name="Preformatted_20_Text"><text:s text:c="3"/>hacker's-eye introduction containing a pointer to more detailed</text:p>
      <text:p text:style-name="Preformatted_20_Text"><text:s text:c="3"/>documentation, credits, miscellaneous revision history notes, etc.</text:p>
      <text:p text:style-name="Preformatted_20_Text"><text:s text:c="3"/>In the Mac and PC worlds, software is not usually distributed in</text:p>
      <text:p text:style-name="Preformatted_20_Text"><text:s text:c="3"/>source form and a README is more likely to contain user-oriented</text:p>
      <text:p text:style-name="Preformatted_20_Text"><text:s text:c="3"/>material like last-minute documentation changes, error workarounds,</text:p>
      <text:p text:style-name="Preformatted_20_Text"><text:s text:c="3"/>and restrictions. <text:s/>When asked, hackers invariably relate the README</text:p>
      <text:p text:style-name="Preformatted_20_Text"><text:s text:c="3"/>convention to the famous scene in Lewis Carroll's `Alice's</text:p>
      <text:p text:style-name="Preformatted_20_Text"><text:s text:c="3"/>Adventures In Wonderland' in which Alice confronts magic munchies</text:p>
      <text:p text:style-name="Preformatted_20_Text"><text:s text:c="3"/>labeled "Eat Me" and "Drink Me".</text:p>
      <text:p text:style-name="Preformatted_20_Text"/>
      <text:p text:style-name="Preformatted_20_Text">:real: adj. Not simulated. <text:s/>Often used as a specific antonym to</text:p>
      <text:p text:style-name="Preformatted_20_Text"><text:soft-page-break/><text:s text:c="3"/>{virtual} in any of its jargon senses.</text:p>
      <text:p text:style-name="Preformatted_20_Text"/>
      <text:p text:style-name="Preformatted_20_Text">:real estate: n. May be used for any critical resource measured in</text:p>
      <text:p text:style-name="Preformatted_20_Text"><text:s text:c="3"/>units of area. <text:s/>Most frequently used of `chip real estate', the</text:p>
      <text:p text:style-name="Preformatted_20_Text"><text:s text:c="3"/>area available for logic on the surface of an integrated circuit</text:p>
      <text:p text:style-name="Preformatted_20_Text"><text:s text:c="3"/>(see also {nanoacre}). <text:s/>May also be used of floor space in a</text:p>
      <text:p text:style-name="Preformatted_20_Text"><text:s text:c="3"/>{dinosaur pen}, or even space on a crowded desktop (whether</text:p>
      <text:p text:style-name="Preformatted_20_Text"><text:s text:c="3"/>physical or electronic).</text:p>
      <text:p text:style-name="Preformatted_20_Text"/>
      <text:p text:style-name="Preformatted_20_Text">:real hack: n. A {crock}. <text:s/>This is sometimes used affectionately;</text:p>
      <text:p text:style-name="Preformatted_20_Text"><text:s text:c="3"/>see {hack}.</text:p>
      <text:p text:style-name="Preformatted_20_Text"/>
      <text:p text:style-name="Preformatted_20_Text">:real operating system: n. The sort the speaker is used to. <text:s/>People</text:p>
      <text:p text:style-name="Preformatted_20_Text"><text:s text:c="3"/>from the BSDophilic academic community are likely to issue comments</text:p>
      <text:p text:style-name="Preformatted_20_Text"><text:s text:c="3"/>like "System V? <text:s/>Why don't you use a *real* operating</text:p>
      <text:p text:style-name="Preformatted_20_Text"><text:s text:c="3"/>system?", people from the commercial/industrial UNIX sector are</text:p>
      <text:p text:style-name="Preformatted_20_Text"><text:s text:c="3"/>known to complain "BSD? <text:s/>Why don't you use a *real*</text:p>
      <text:p text:style-name="Preformatted_20_Text"><text:s text:c="3"/>operating system?", and people from IBM object "UNIX? <text:s/>Whyogrammer' likes</text:p>
      <text:p text:style-name="Preformatted_20_Text"><text:s text:c="3"/>to program on the {bare metal} and is very good at same,</text:p>
      <text:p text:style-name="Preformatted_20_Text"><text:s text:c="3"/>remembers the binary opcodes for every machine he has ever</text:p>
      <text:p text:style-name="Preformatted_20_Text"><text:s text:c="3"/>programmed, thinks that HLLs are sissy, and uses a debugger to edit</text:p>
      <text:p text:style-name="Preformatted_20_Text"><text:s text:c="3"/>his code because full-screen editors are for wimps. <text:s/>Real</text:p>
      <text:p text:style-name="Preformatted_20_Text"><text:s text:c="3"/>Programmers aren't satisfied with code that hasn't been {bum}med</text:p>
      <text:p text:style-name="Preformatted_20_Text"><text:s text:c="3"/>into a state of {tense}ness just short of rupture. <text:s/>Real</text:p>
      <text:p text:style-name="Preformatted_20_Text"><text:s text:c="3"/>Programmers never use comments or write documentation: "If it was</text:p>
      <text:p text:style-name="Preformatted_20_Text"><text:s text:c="3"/>hard to write", says the Real Programmer, "it should be hard to</text:p>
      <text:p text:style-name="Preformatted_20_Text"><text:s text:c="3"/>understand." <text:s/>Real Programmers can make machines do things that</text:p>
      <text:p text:style-name="Preformatted_20_Text"><text:s text:c="3"/>were never in their spec sheets; in fact, they are seldom really</text:p>
      <text:p text:style-name="Preformatted_20_Text"><text:s text:c="3"/>happy unless doing so. <text:s/>A Real Programmer's code can awe with its</text:p>
      <text:p text:style-name="Preformatted_20_Text"><text:s text:c="3"/>fiendish brilliance, even as its crockishness appalls. <text:s/>Real</text:p>
      <text:p text:style-name="Preformatted_20_Text"><text:s text:c="3"/>Programmers live on junk food and coffee, hang line-printer art on</text:p>
      <text:p text:style-name="Preformatted_20_Text"><text:s text:c="3"/>their walls, and terrify the crap out of other programmers ---</text:p>
      <text:p text:style-name="Preformatted_20_Text"><text:s text:c="3"/>because someday, somebody else might have to try to understand</text:p>
      <text:p text:style-name="Preformatted_20_Text"><text:s text:c="3"/>their code in order to change it. <text:s/>Their successors generally</text:p>
      <text:p text:style-name="Preformatted_20_Text"><text:s text:c="3"/>consider it a {Good Thing} that there aren't many Real</text:p>
      <text:p text:style-name="Preformatted_20_Text"><text:s text:c="3"/>Programmers around any more. <text:s/>For a famous (and somewhat more</text:p>
      <text:p text:style-name="Preformatted_20_Text"><text:s text:c="3"/>positive) portrait of a Real Programmer, see "{The Story</text:p>
      <text:p text:style-name="Preformatted_20_Text"><text:s text:c="3"/>of Mel, a Real Programmer}" in {appendix A}. <text:s/>The term itself</text:p>
      <text:p text:style-name="Preformatted_20_Text"><text:s text:c="3"/>was popularized by a 1983 Datamation article "Real</text:p>
      <text:p text:style-name="Preformatted_20_Text"><text:s text:c="3"/>Programmers Don't Use Pascal" by Ed Post, still circulating on</text:p>
      <text:p text:style-name="Preformatted_20_Text"><text:s text:c="3"/>USENET and Internet in on-line form.</text:p>
      <text:p text:style-name="Preformatted_20_Text"/>
      <text:p text:style-name="Preformatted_20_Text">:Real Soon Now: [orig. from SF's fanzine community, popularized by</text:p>
      <text:p text:style-name="Preformatted_20_Text"><text:s text:c="3"/>Jerry Pournelle's column in `BYTE'] adv. 1. Supposed to be</text:p>
      <text:p text:style-name="Preformatted_20_Text"><text:s text:c="3"/>available (or fixed, or cheap, or whatever) real soon now according</text:p>
      <text:p text:style-name="Preformatted_20_Text"><text:s text:c="3"/>to somebody, but the speaker is quite skeptical. <text:s/>2. When one's</text:p>
      <text:p text:style-name="Preformatted_20_Text"><text:s text:c="3"/>gods, fates, or other time commitments permit one to get to it (in</text:p>
      <text:p text:style-name="Preformatted_20_Text"><text:s text:c="3"/>other words, don't hold your breath). <text:s/>Often abbreviated RSN.</text:p>
      <text:p text:style-name="Preformatted_20_Text"/>
      <text:p text:style-name="Preformatted_20_Text">:real time: 1. [techspeak] adj. Describes an application which</text:p>
      <text:p text:style-name="Preformatted_20_Text"><text:s text:c="3"/>requires a program to respond to stimuli within some small upper</text:p>
      <text:p text:style-name="Preformatted_20_Text"><text:s text:c="3"/>limit of response time (typically milli- or microseconds). <text:s/>Process</text:p>
      <text:p text:style-name="Preformatted_20_Text"><text:s text:c="3"/>control at a chemical plant is the classic example. <text:s/>Such</text:p>
      <text:p text:style-name="Preformatted_20_Text"><text:s text:c="3"/>applications often require special operating systems (because</text:p>
      <text:p text:style-name="Preformatted_20_Text"><text:s text:c="3"/>everything else must take a back seat to response time) and</text:p>
      <text:p text:style-name="Preformatted_20_Text"><text:s text:c="3"/>speed-tuned hardware. <text:s/>2. adv. In jargon, refers to doing something</text:p>
      <text:p text:style-name="Preformatted_20_Text"><text:s text:c="3"/>while people are watching or waiting. <text:s/>"I asked her how to find</text:p>
      <text:p text:style-name="Preformatted_20_Text"><text:s text:c="3"/>the calling procedure's program counter on the stack and she came</text:p>
      <text:p text:style-name="Preformatted_20_Text"><text:soft-page-break/><text:s text:c="3"/>up with an algorithm in real time."</text:p>
      <text:p text:style-name="Preformatted_20_Text"/>
      <text:p text:style-name="Preformatted_20_Text">:real user: n. 1. A commercial user. <text:s/>One who is paying *real*</text:p>
      <text:p text:style-name="Preformatted_20_Text"><text:s text:c="3"/>money for his computer usage. <text:s/>2. A non-hacker. <text:s/>Someone using the</text:p>
      <text:p text:style-name="Preformatted_20_Text"><text:s text:c="3"/>system for an explicit purpose (a research project, a course, etc.)</text:p>
      <text:p text:style-name="Preformatted_20_Text"><text:s text:c="3"/>other than pure exploration. <text:s/>See {user}. <text:s/>Hackers who are also</text:p>
      <text:p text:style-name="Preformatted_20_Text"><text:s text:c="3"/>students may also be real users. <text:s/>"I need this fixed so I can do a</text:p>
      <text:p text:style-name="Preformatted_20_Text"><text:s text:c="3"/>problem set. <text:s/>I'm not complaining out of randomness, but as a real</text:p>
      <text:p text:style-name="Preformatted_20_Text"><text:s text:c="3"/>user." <text:s/>See also {luser}.</text:p>
      <text:p text:style-name="Preformatted_20_Text"/>
      <text:p text:style-name="Preformatted_20_Text">:Real World: n. 1. Those institutions at which `programming' may</text:p>
      <text:p text:style-name="Preformatted_20_Text"><text:s text:c="3"/>be used in the same sentence as `FORTRAN', `{COBOL}',</text:p>
      <text:p text:style-name="Preformatted_20_Text"><text:s text:c="3"/>`RPG', `{IBM}', `DBASE', etc. <text:s/>Places where programs do such</text:p>
      <text:p text:style-name="Preformatted_20_Text"><text:s text:c="3"/>commercially necessary but intellectually uninspiring things as</text:p>
      <text:p text:style-name="Preformatted_20_Text"><text:s text:c="3"/>generating payroll checks and invoices. <text:s/>2. The location of</text:p>
      <text:p text:style-name="Preformatted_20_Text"><text:s text:c="3"/>non-programmers and activities not related to programming. <text:s/>3. A</text:p>
      <text:p text:style-name="Preformatted_20_Text"><text:s text:c="3"/>bizarre dimension in which the standard dress is shirt and tie and</text:p>
      <text:p text:style-name="Preformatted_20_Text"><text:s text:c="3"/>in which a person's working hours are defined as 9 to 5 (see</text:p>
      <text:p text:style-name="Preformatted_20_Text"><text:s text:c="3"/>{code grinder}). <text:s/>4. Anywhere outside a university. <text:s/>"Poor</text:p>
      <text:p text:style-name="Preformatted_20_Text"><text:s text:c="3"/>fellow, he's left MIT and gone into the Real World." <text:s/>Used</text:p>
      <text:p text:style-name="Preformatted_20_Text"><text:s text:c="3"/>pejoratively by those not in residence there. <text:s/>In conversation,</text:p>
      <text:p text:style-name="Preformatted_20_Text"><text:s text:c="3"/>talking of someone who has entered the Real World is not unlike</text:p>
      <text:p text:style-name="Preformatted_20_Text"><text:s text:c="3"/>speaking of a deceased person. <text:s/>It is also noteworthy that on the</text:p>
      <text:p text:style-name="Preformatted_20_Text"><text:s text:c="3"/>campus of Cambridge University in England, there is a gaily-painted</text:p>
      <text:p text:style-name="Preformatted_20_Text"><text:s text:c="3"/>lamp-post which bears the label `REALITY CHECKPOINT'. <text:s/>It marks the</text:p>
      <text:p text:style-name="Preformatted_20_Text"><text:s text:c="3"/>boundary between university and the Real World; check your notions</text:p>
      <text:p text:style-name="Preformatted_20_Text"><text:s text:c="3"/>of reality before passing. <text:s/>See also {fear and loathing},</text:p>
      <text:p text:style-name="Preformatted_20_Text"><text:s text:c="3"/>{mundane}, and {uninteresting}.</text:p>
      <text:p text:style-name="Preformatted_20_Text"/>
      <text:p text:style-name="Preformatted_20_Text">:reality check: n. 1. The simplest kind of test of software or</text:p>
      <text:p text:style-name="Preformatted_20_Text"><text:s text:c="3"/>hardware; doing the equivalent of asking it what 2 + 2 is</text:p>
      <text:p text:style-name="Preformatted_20_Text"><text:s text:c="3"/>and seeing if you get 4. <text:s/>The software equivalent of a</text:p>
      <text:p text:style-name="Preformatted_20_Text"><text:s text:c="3"/>{smoke test}. <text:s/>2. The act of letting a {real user} try out</text:p>
      <text:p text:style-name="Preformatted_20_Text"><text:s text:c="3"/>prototype software. <text:s/>Compare {sanity check}.</text:p>
      <text:p text:style-name="Preformatted_20_Text"/>
      <text:p text:style-name="Preformatted_20_Text">:reaper: n. A {prowler} that {GFR}s files. <text:s/>A file removed in</text:p>
      <text:p text:style-name="Preformatted_20_Text"><text:s text:c="3"/>this way is said to have been `reaped'.</text:p>
      <text:p text:style-name="Preformatted_20_Text"/>
      <text:p text:style-name="Preformatted_20_Text">:rectangle slinger: n. See {polygon pusher}.</text:p>
      <text:p text:style-name="Preformatted_20_Text"/>
      <text:p text:style-name="Preformatted_20_Text">:recursion: n. See {recursion}. <text:s/>See also {tail recursion}.</text:p>
      <text:p text:style-name="Preformatted_20_Text"/>
      <text:p text:style-name="Preformatted_20_Text">:recursive acronym:: pl.n. A hackish (and especially MIT) tradition</text:p>
      <text:p text:style-name="Preformatted_20_Text"><text:s text:c="3"/>is to choose acronyms/abbreviations that refer humorously to</text:p>
      <text:p text:style-name="Preformatted_20_Text"><text:s text:c="3"/>themselves or to other acronyms/abbreviations. <text:s/>The classic</text:p>
      <text:p text:style-name="Preformatted_20_Text"><text:s text:c="3"/>examples were two MIT editors called EINE ("EINE Is Not EMACS")</text:p>
      <text:p text:style-name="Preformatted_20_Text"><text:s text:c="3"/>and ZWEI ("ZWEI Was EINE Initially"). <text:s/>More recently, there is a</text:p>
      <text:p text:style-name="Preformatted_20_Text"><text:s text:c="3"/>Scheme compiler called LIAR (Liar Imitates Apply Recursively), and</text:p>
      <text:p text:style-name="Preformatted_20_Text"><text:s text:c="3"/>{GNU} (q.v., sense 1) stands for "GNU's Not UNIX!" --- and a</text:p>
      <text:p text:style-name="Preformatted_20_Text"><text:s text:c="3"/>company with the name CYGNUS, which expands to "Cygnus, Your GNU</text:p>
      <text:p text:style-name="Preformatted_20_Text"><text:s text:c="3"/>Support". <text:s/>See also {mung}, {EMACS}.</text:p>
      <text:p text:style-name="Preformatted_20_Text"/>
      <text:p text:style-name="Preformatted_20_Text">:Red Book: n. 1. Informal name for one of the three standard</text:p>
      <text:p text:style-name="Preformatted_20_Text"><text:s text:c="3"/>references on {{PostScript}} (`PostScript Language Reference</text:p>
      <text:p text:style-name="Preformatted_20_Text"><text:s text:c="3"/>Manual', Adobe Systems (Addison-Wesley, 1985; QA76.73.P67P67; ISBN</text:p>
      <text:p text:style-name="Preformatted_20_Text"><text:s text:c="3"/>0-201-10174-2, or the 1990 second edition ISBN 0-201-18127-4); the</text:p>
      <text:p text:style-name="Preformatted_20_Text"><text:s text:c="3"/>others are known as the {Green Book}, the {Blue Book}, and</text:p>
      <text:p text:style-name="Preformatted_20_Text"><text:s text:c="3"/>the {White Book} (sense 2). <text:s/>2. Informal name for one of the 3</text:p>
      <text:p text:style-name="Preformatted_20_Text"><text:soft-page-break/><text:s text:c="3"/>standard references on Smalltalk (`Smalltalk-80: The</text:p>
      <text:p text:style-name="Preformatted_20_Text"><text:s text:c="3"/>Interactive Programming Environment' by Adele Goldberg</text:p>
      <text:p text:style-name="Preformatted_20_Text"><text:s text:c="3"/>(Addison-Wesley, 1984; QA76.8.S635G638; ISBN 0-201-11372-4); this</text:p>
      <text:p text:style-name="Preformatted_20_Text"><text:s text:c="3"/>too is associated with blue and green books). <text:s/>3. Any of the</text:p>
      <text:p text:style-name="Preformatted_20_Text"><text:s text:c="3"/>1984 standards issued by the CCITT eighth plenary assembly. <text:s/>These</text:p>
      <text:p text:style-name="Preformatted_20_Text"><text:s text:c="3"/>include, among other things, the X.400 email spec and the Group</text:p>
      <text:p text:style-name="Preformatted_20_Text"><text:s text:c="3"/>1 through 4 fax standards. <text:s/>4. The new version of the {Green</text:p>
      <text:p text:style-name="Preformatted_20_Text"><text:s text:c="3"/>Book} (sense 4) --- IEEE 1003.1-1990, a.k.a ISO 9945-1 --- is</text:p>
      <text:p text:style-name="Preformatted_20_Text"><text:s text:c="3"/>(because of the color and the fact that it is printed on A4 paper)</text:p>
      <text:p text:style-name="Preformatted_20_Text"><text:s text:c="3"/>known in the U.S.A. as "the Ugly Red Book That Won't Fit On The</text:p>
      <text:p text:style-name="Preformatted_20_Text"><text:s text:c="3"/>Shelf" and in Europe as "the Ugly Red Book That's A Sensible</text:p>
      <text:p text:style-name="Preformatted_20_Text"><text:s text:c="3"/>Size". <text:s/>5. The NSA `Trusted Network Interpretation' companion</text:p>
      <text:p text:style-name="Preformatted_20_Text"><text:s text:c="3"/>to the {Orange Book}. <text:s/>See also {{book titles}}.</text:p>
      <text:p text:style-name="Preformatted_20_Text"/>
      <text:p text:style-name="Preformatted_20_Text">:red wire: [IBM] n. Patch wires installed by programmers who have</text:p>
      <text:p text:style-name="Preformatted_20_Text"><text:s text:c="3"/>no business mucking with the hardware. <text:s/>It is said that the only</text:p>
      <text:p text:style-name="Preformatted_20_Text"><text:s text:c="3"/>thing more dangerous than a hardware guy with a code patch is a</text:p>
      <text:p text:style-name="Preformatted_20_Text"><text:s text:c="3"/>{softy} with a soldering iron....</text:p>
      <text:p text:style-name="Preformatted_20_Text"/>
      <text:p text:style-name="Preformatted_20_Text">:regexp: /reg'eksp/ [UNIX] n. (alt. `regex' or `reg-ex')</text:p>
      <text:p text:style-name="Preformatted_20_Text"><text:s text:c="3"/>1. Common written and spoken abbreviation for `regular</text:p>
      <text:p text:style-name="Preformatted_20_Text"><text:s text:c="3"/>expression', one of the wildcard patterns used, e.g., by UNIX</text:p>
      <text:p text:style-name="Preformatted_20_Text"><text:s text:c="3"/>utilities such as `grep(1)', `sed(1)', and `awk(1)'.</text:p>
      <text:p text:style-name="Preformatted_20_Text"><text:s text:c="3"/>These use conventions similar to but more elaborate than those</text:p>
      <text:p text:style-name="Preformatted_20_Text"><text:s text:c="3"/>described under {glob}. <text:s/>For purposes of this lexicon, it is</text:p>
      <text:p text:style-name="Preformatted_20_Text"><text:s text:c="3"/>sufficient to note that regexps also allow complemented character</text:p>
      <text:p text:style-name="Preformatted_20_Text"><text:s text:c="3"/>sets using `^'; thus, one can specify `any non-alphabetic</text:p>
      <text:p text:style-name="Preformatted_20_Text"><text:s text:c="3"/>character' with `[^A-Za-z]'. <text:s/>2. Name of a well-known PD</text:p>
      <text:p text:style-name="Preformatted_20_Text"><text:s text:c="3"/>regexp-handling package in portable C, written by revered USENETter</text:p>
      <text:p text:style-name="Preformatted_20_Text"><text:s text:c="3"/>Henry Spencer &lt;henry@zoo.toronto.edu&gt;.</text:p>
      <text:p text:style-name="Preformatted_20_Text"/>
      <text:p text:style-name="Preformatted_20_Text">:register dancing: n. Many older processor architectures suffer</text:p>
      <text:p text:style-name="Preformatted_20_Text"><text:s text:c="3"/>from a serious shortage of general-purpose registers. <text:s/>This is</text:p>
      <text:p text:style-name="Preformatted_20_Text"><text:s text:c="3"/>especially a problem for compiler-writers, because their generated</text:p>
      <text:p text:style-name="Preformatted_20_Text"><text:s text:c="3"/>code needs places to store temporaries for things like intermediate</text:p>
      <text:p text:style-name="Preformatted_20_Text"><text:s text:c="3"/>values in expression evaluation. <text:s/>Some designs with this problem,</text:p>
      <text:p text:style-name="Preformatted_20_Text"><text:s text:c="3"/>like the Intel 80x86, do have a handful of special-purpose</text:p>
      <text:p text:style-name="Preformatted_20_Text"><text:s text:c="3"/>registers that can be pressed into service, providing suitable care</text:p>
      <text:p text:style-name="Preformatted_20_Text"><text:s text:c="3"/>is taken to avoid unpleasant side-effects on the state of the</text:p>
      <text:p text:style-name="Preformatted_20_Text"><text:s text:c="3"/>processor: while the special-purpose register is being used to hold</text:p>
      <text:p text:style-name="Preformatted_20_Text"><text:s text:c="3"/>an intermediate value, a delicate minuet is required in which the</text:p>
      <text:p text:style-name="Preformatted_20_Text"><text:s text:c="3"/>previous value of the register is saved and then restored just before</text:p>
      <text:p text:style-name="Preformatted_20_Text"><text:s text:c="3"/>the official function (and value) of the special-purpose register is</text:p>
      <text:p text:style-name="Preformatted_20_Text"><text:s text:c="3"/>again needed.</text:p>
      <text:p text:style-name="Preformatted_20_Text"/>
      <text:p text:style-name="Preformatted_20_Text">:reincarnation, cycle of: n. See {cycle of reincarnation}.</text:p>
      <text:p text:style-name="Preformatted_20_Text"/>
      <text:p text:style-name="Preformatted_20_Text">:reinvent the wheel: v. To design or implement a tool equivalent to</text:p>
      <text:p text:style-name="Preformatted_20_Text"><text:s text:c="3"/>an existing one or part of one, with the implication that doing so</text:p>
      <text:p text:style-name="Preformatted_20_Text"><text:s text:c="3"/>is silly or a waste of time. <text:s/>This is often a valid criticism.</text:p>
      <text:p text:style-name="Preformatted_20_Text"><text:s text:c="3"/>On the other hand, automobiles don't use wooden rollers, and some</text:p>
      <text:p text:style-name="Preformatted_20_Text"><text:s text:c="3"/>kinds of wheel have to be reinvented many times before you get them</text:p>
      <text:p text:style-name="Preformatted_20_Text"><text:s text:c="3"/>right. <text:s/>On the third hand, people reinventing the wheel do tend to</text:p>
      <text:p text:style-name="Preformatted_20_Text"><text:s text:c="3"/>come up with the moral equivalent of a trapezoid with an offset</text:p>
      <text:p text:style-name="Preformatted_20_Text"><text:s text:c="3"/>axle.</text:p>
      <text:p text:style-name="Preformatted_20_Text"/>
      <text:p text:style-name="Preformatted_20_Text">:religious issues: n. Questions which seemingly cannot be raised</text:p>
      <text:p text:style-name="Preformatted_20_Text"><text:s text:c="3"/>without touching off {holy wars}, such as "What is the best</text:p>
      <text:p text:style-name="Preformatted_20_Text"><text:soft-page-break/><text:s text:c="3"/>operating system (or editor, language, architecture, shell, mail</text:p>
      <text:p text:style-name="Preformatted_20_Text"><text:s text:c="3"/>reader, news reader)?", "What about that Heinlein guy, eh?",</text:p>
      <text:p text:style-name="Preformatted_20_Text"><text:s text:c="3"/>"What should we add to the new Jargon File?" <text:s/>See {holy wars};</text:p>
      <text:p text:style-name="Preformatted_20_Text"><text:s text:c="3"/>see also {theology}, {bigot}.</text:p>
      <text:p text:style-name="Preformatted_20_Text"/>
      <text:p text:style-name="Preformatted_20_Text"><text:s text:c="3"/>This term is an example of {ha ha only serious}. <text:s/>People</text:p>
      <text:p text:style-name="Preformatted_20_Text"><text:s text:c="3"/>actually develop the most amazing and religiously intense</text:p>
      <text:p text:style-name="Preformatted_20_Text"><text:s text:c="3"/>attachments to their tools, even when the tools are intangible.</text:p>
      <text:p text:style-name="Preformatted_20_Text"><text:s text:c="3"/>The most constructive thing one can do when one stumbles into the</text:p>
      <text:p text:style-name="Preformatted_20_Text"><text:s text:c="3"/>crossfire is mumble {Get a life!} and leave --- unless, of course,</text:p>
      <text:p text:style-name="Preformatted_20_Text"><text:s text:c="3"/>one's *own* unassailably rational and obviously correct</text:p>
      <text:p text:style-name="Preformatted_20_Text"><text:s text:c="3"/>choices are being slammed.</text:p>
      <text:p text:style-name="Preformatted_20_Text"/>
      <text:p text:style-name="Preformatted_20_Text">:replicator: n. Any construct that acts to produce copies of</text:p>
      <text:p text:style-name="Preformatted_20_Text"><text:s text:c="3"/>itself; this could be a living organism, an idea (see {meme}), a</text:p>
      <text:p text:style-name="Preformatted_20_Text"><text:s text:c="3"/>program (see {worm}, {wabbit}, {fork bomb}, and</text:p>
      <text:p text:style-name="Preformatted_20_Text"><text:s text:c="3"/>{virus}), a pattern in a cellular automaton (see {life},</text:p>
      <text:p text:style-name="Preformatted_20_Text"><text:s text:c="3"/>sense 1), or (speculatively) a robot or {nanobot}. <text:s/>It is even</text:p>
      <text:p text:style-name="Preformatted_20_Text"><text:s text:c="3"/>claimed by some that {{UNIX}} and {C} are the symbiotic halves</text:p>
      <text:p text:style-name="Preformatted_20_Text"><text:s text:c="3"/>of an extremely successful replicator; see {UNIX conspiracy}.</text:p>
      <text:p text:style-name="Preformatted_20_Text"/>
      <text:p text:style-name="Preformatted_20_Text">:reply: n. See {followup}.</text:p>
      <text:p text:style-name="Preformatted_20_Text"/>
      <text:p text:style-name="Preformatted_20_Text">:reset: [the MUD community] v. In AberMUD, to bring all dead mobiles</text:p>
      <text:p text:style-name="Preformatted_20_Text"><text:s text:c="3"/>to life and move items back to their initial starting places. New</text:p>
      <text:p text:style-name="Preformatted_20_Text"><text:s text:c="3"/>players who can't find anything shout "Reset! Reset!" quite a bit.</text:p>
      <text:p text:style-name="Preformatted_20_Text"><text:s text:c="3"/>Higher-level players shout back "No way!" since they know where</text:p>
      <text:p text:style-name="Preformatted_20_Text"><text:s text:c="3"/>points are to be found. <text:s/>Used in {RL}, it means to put things back</text:p>
      <text:p text:style-name="Preformatted_20_Text"><text:s text:c="3"/>to the way they were when you found them.</text:p>
      <text:p text:style-name="Preformatted_20_Text"/>
      <text:p text:style-name="Preformatted_20_Text">:restriction: n. A {bug} or design error that limits a program's</text:p>
      <text:p text:style-name="Preformatted_20_Text"><text:s text:c="3"/>capabilities, and which is sufficiently egregious that nobody can</text:p>
      <text:p text:style-name="Preformatted_20_Text"><text:s text:c="3"/>quite work up enough nerve to describe it as a {feature}. <text:s/>Often</text:p>
      <text:p text:style-name="Preformatted_20_Text"><text:s text:c="3"/>used (esp. by {marketroid} types) to make it sound as though</text:p>
      <text:p text:style-name="Preformatted_20_Text"><text:s text:c="3"/>some crippling bogosity had been intended by the designers all</text:p>
      <text:p text:style-name="Preformatted_20_Text"><text:s text:c="3"/>along, or was forced upon them by arcane technical constraints of a</text:p>
      <text:p text:style-name="Preformatted_20_Text"><text:s text:c="3"/>nature no mere user could possibly comprehend (these claims are</text:p>
      <text:p text:style-name="Preformatted_20_Text"><text:s text:c="3"/>almost invariably false).</text:p>
      <text:p text:style-name="Preformatted_20_Text"/>
      <text:p text:style-name="Preformatted_20_Text"><text:s text:c="3"/>Old-time hacker Joseph M. Newcomer advises that whenever choosing a</text:p>
      <text:p text:style-name="Preformatted_20_Text"><text:s text:c="3"/>quantifiable but arbitrary restriction, you should make it either a</text:p>
      <text:p text:style-name="Preformatted_20_Text"><text:s text:c="3"/>power of 2 or a power of 2 minus 1. <text:s/>If you impose a limit of</text:p>
      <text:p text:style-name="Preformatted_20_Text"><text:s text:c="3"/>17 items in a list, everyone will know it is a random number --- on</text:p>
      <text:p text:style-name="Preformatted_20_Text"><text:s text:c="3"/>the other hand, a limit of 15 or 16 suggests some deep reason</text:p>
      <text:p text:style-name="Preformatted_20_Text"><text:s text:c="3"/>(involving 0- or 1-based indexing in binary) and you will get less</text:p>
      <text:p text:style-name="Preformatted_20_Text"><text:s text:c="3"/>{flamage} for it. <text:s/>Limits which are round numbers in base 10 are</text:p>
      <text:p text:style-name="Preformatted_20_Text"><text:s text:c="3"/>always especially suspect.</text:p>
      <text:p text:style-name="Preformatted_20_Text"/>
      <text:p text:style-name="Preformatted_20_Text">:retcon: /ret'kon/ [short for `retroactive continuity', from</text:p>
      <text:p text:style-name="Preformatted_20_Text"><text:s text:c="3"/>the USENET newsgroup rec.arts.comics] 1. n. The common</text:p>
      <text:p text:style-name="Preformatted_20_Text"><text:s text:c="3"/>situation in pulp fiction (esp. comics or soap operas) where a</text:p>
      <text:p text:style-name="Preformatted_20_Text"><text:s text:c="3"/>new story `reveals' things about events in previous stories,</text:p>
      <text:p text:style-name="Preformatted_20_Text"><text:s text:c="3"/>usually leaving the `facts' the same (thus preserving</text:p>
      <text:p text:style-name="Preformatted_20_Text"><text:s text:c="3"/>continuity) while completely changing their interpretation. <text:s/>For</text:p>
      <text:p text:style-name="Preformatted_20_Text"><text:s text:c="3"/>example, revealing that a whole season of "Dallas" was a</text:p>
      <text:p text:style-name="Preformatted_20_Text"><text:s text:c="3"/>dream was a retcon. <text:s/>2. vt. To write such a story about a character</text:p>
      <text:p text:style-name="Preformatted_20_Text"><text:s text:c="3"/>or fictitious object. <text:s/>"Byrne has retconned Superman's cape so</text:p>
      <text:p text:style-name="Preformatted_20_Text"><text:s text:c="3"/>that it is no longer unbreakable." <text:s/>"Marvelman's old adventures</text:p>
      <text:p text:style-name="Preformatted_20_Text"><text:soft-page-break/><text:s text:c="3"/>were retconned into synthetic dreams." <text:s/>"Swamp Thing was</text:p>
      <text:p text:style-name="Preformatted_20_Text"><text:s text:c="3"/>retconned from a transformed person into a sentient vegetable."</text:p>
      <text:p text:style-name="Preformatted_20_Text"><text:s text:c="3"/>"Darth Vader was retconned into Luke Skywalker's father in</text:p>
      <text:p text:style-name="Preformatted_20_Text"><text:s text:c="3"/>"The Empire Strikes Back".</text:p>
      <text:p text:style-name="Preformatted_20_Text"/>
      <text:p text:style-name="Preformatted_20_Text"><text:s text:c="3"/>[This is included because it is a good example of hackish</text:p>
      <text:p text:style-name="Preformatted_20_Text"><text:s text:c="3"/>linguistic innovation in a field completely unrelated to computers.</text:p>
      <text:p text:style-name="Preformatted_20_Text"><text:s text:c="3"/>The word `retcon' will probably spread through comics fandom and</text:p>
      <text:p text:style-name="Preformatted_20_Text"><text:s text:c="3"/>lose its association with hackerdom within a couple of years; for</text:p>
      <text:p text:style-name="Preformatted_20_Text"><text:s text:c="3"/>the record, it started here. --- ESR]</text:p>
      <text:p text:style-name="Preformatted_20_Text"/>
      <text:p text:style-name="Preformatted_20_Text"><text:s text:c="3"/>[1993 update: some comics fans on the net now claim that retcon was</text:p>
      <text:p text:style-name="Preformatted_20_Text"><text:s text:c="3"/>independently in use in comics fandom before rec.arts.comics.</text:p>
      <text:p text:style-name="Preformatted_20_Text"><text:s text:c="3"/>In lexicography, nothing is ever simple. --- ESR]</text:p>
      <text:p text:style-name="Preformatted_20_Text"/>
      <text:p text:style-name="Preformatted_20_Text">:RETI: v. Syn. {RTI}</text:p>
      <text:p text:style-name="Preformatted_20_Text"/>
      <text:p text:style-name="Preformatted_20_Text">:retrocomputing: /ret'-roh-k*m-pyoo'ting/ n. Refers to emulations</text:p>
      <text:p text:style-name="Preformatted_20_Text"><text:s text:c="3"/>of way-behind-the-state-of-the-art hardware or software, or</text:p>
      <text:p text:style-name="Preformatted_20_Text"><text:s text:c="3"/>implementations of never-was-state-of-the-art; esp. if such</text:p>
      <text:p text:style-name="Preformatted_20_Text"><text:s text:c="3"/>implementations are elaborate practical jokes and/or parodies,</text:p>
      <text:p text:style-name="Preformatted_20_Text"><text:s text:c="3"/>written mostly for {hack value}, of more `serious' designs.</text:p>
      <text:p text:style-name="Preformatted_20_Text"><text:s text:c="3"/>Perhaps the most widely distributed retrocomputing utility was the</text:p>
      <text:p text:style-name="Preformatted_20_Text"><text:s text:c="3"/>`pnch(6)' or `bcd(6)' program on V7 and other early UNIX</text:p>
      <text:p text:style-name="Preformatted_20_Text"><text:s text:c="3"/>versions, which would accept up to 80 characters of text argument</text:p>
      <text:p text:style-name="Preformatted_20_Text"><text:s text:c="3"/>and display the corresponding pattern in {{punched card}} code.</text:p>
      <text:p text:style-name="Preformatted_20_Text"><text:s text:c="3"/>Other well-known retrocomputing hacks have included the programming</text:p>
      <text:p text:style-name="Preformatted_20_Text"><text:s text:c="3"/>language {INTERCAL}, a {JCL}-emulating shell for UNIX, the</text:p>
      <text:p text:style-name="Preformatted_20_Text"><text:s text:c="3"/>card-punch-emulating editor named 029, and various elaborate PDP-11</text:p>
      <text:p text:style-name="Preformatted_20_Text"><text:s text:c="3"/>hardware emulators and RT-11 OS emulators written just to keep an</text:p>
      <text:p text:style-name="Preformatted_20_Text"><text:s text:c="3"/>old, sourceless {Zork} binary running.</text:p>
      <text:p text:style-name="Preformatted_20_Text"/>
      <text:p text:style-name="Preformatted_20_Text">:return from the dead: v. To regain access to the net after a long</text:p>
      <text:p text:style-name="Preformatted_20_Text"><text:s text:c="3"/>absence. <text:s/>Compare {person of no account}.</text:p>
      <text:p text:style-name="Preformatted_20_Text"/>
      <text:p text:style-name="Preformatted_20_Text">:RFC: /R-F-C/ [Request For Comment] n. One of a long-established</text:p>
      <text:p text:style-name="Preformatted_20_Text"><text:s text:c="3"/>series of numbered Internet standards widely followed by commercial</text:p>
      <text:p text:style-name="Preformatted_20_Text"><text:s text:c="3"/>and PD software in the Internet and UNIX communities. <text:s/>Perhaps the</text:p>
      <text:p text:style-name="Preformatted_20_Text"><text:s text:c="3"/>single most influential one has been RFC-822 (the Internet</text:p>
      <text:p text:style-name="Preformatted_20_Text"><text:s text:c="3"/>mail-format standard). <text:s/>The RFCs are unusual in that they are</text:p>
      <text:p text:style-name="Preformatted_20_Text"><text:s text:c="3"/>floated by technical experts acting on their own initiative and</text:p>
      <text:p text:style-name="Preformatted_20_Text"><text:s text:c="3"/>reviewed by the Internet at large, rather than formally promulgated</text:p>
      <text:p text:style-name="Preformatted_20_Text"><text:s text:c="3"/>through an institution such as ANSI. <text:s/>For this reason, they remain</text:p>
      <text:p text:style-name="Preformatted_20_Text"><text:s text:c="3"/>known as RFCs even once adopted.</text:p>
      <text:p text:style-name="Preformatted_20_Text"/>
      <text:p text:style-name="Preformatted_20_Text"><text:s text:c="3"/>The RFC tradition of pragmatic, experience-driven, after-the-fact</text:p>
      <text:p text:style-name="Preformatted_20_Text"><text:s text:c="3"/>standard-writing done by individuals or small working groups has</text:p>
      <text:p text:style-name="Preformatted_20_Text"><text:s text:c="3"/>important advantages over the more formal, committee-driven process</text:p>
      <text:p text:style-name="Preformatted_20_Text"><text:s text:c="3"/>typical of ANSI or ISO. <text:s/>Emblematic of some of these is the</text:p>
      <text:p text:style-name="Preformatted_20_Text"><text:s text:c="3"/>existence of a flourishing tradition of `joke' RFCs; usually at</text:p>
      <text:p text:style-name="Preformatted_20_Text"><text:s text:c="3"/>least one a year is published, usually on April 1st. <text:s/>Well-known</text:p>
      <text:p text:style-name="Preformatted_20_Text"><text:s text:c="3"/>joke RFCs have included 527 ("ARPAWOCKY", R. Merryman, UCSD; 22</text:p>
      <text:p text:style-name="Preformatted_20_Text"><text:s text:c="3"/>June 1973), 748 ("Telnet Randomly-Lose Option", Mark R. Crispin;</text:p>
      <text:p text:style-name="Preformatted_20_Text"><text:s text:c="3"/>1 April 1978), and 1149 ("A Standard for the Transmission of IP</text:p>
      <text:p text:style-name="Preformatted_20_Text"><text:s text:c="3"/>Datagrams on Avian Carriers", D. Waitzman, BBN STC; 1 April 1990).</text:p>
      <text:p text:style-name="Preformatted_20_Text"><text:s text:c="3"/>The first was a Lewis Carrol pastiche; the second a parody of the</text:p>
      <text:p text:style-name="Preformatted_20_Text"><text:s text:c="3"/>TCP-IP documentation style, and the third a deadpan skewering of</text:p>
      <text:p text:style-name="Preformatted_20_Text"><text:s text:c="3"/>standards-document legalese, describing protocols for transmitting</text:p>
      <text:p text:style-name="Preformatted_20_Text"><text:soft-page-break/><text:s text:c="3"/>Internet data packets by carrier pigeon.</text:p>
      <text:p text:style-name="Preformatted_20_Text"/>
      <text:p text:style-name="Preformatted_20_Text"><text:s text:c="3"/>The RFCs are most remarkable for how well they work --- they manage to</text:p>
      <text:p text:style-name="Preformatted_20_Text"><text:s text:c="3"/>have neither the ambiguities which are usually rife in informal</text:p>
      <text:p text:style-name="Preformatted_20_Text"><text:s text:c="3"/>specifications, nor the committee-perpetrated misfeatures which often</text:p>
      <text:p text:style-name="Preformatted_20_Text"><text:s text:c="3"/>haunt formal standards, and they define a network which has grown to</text:p>
      <text:p text:style-name="Preformatted_20_Text"><text:s text:c="3"/>truly worldwide proportions.</text:p>
      <text:p text:style-name="Preformatted_20_Text"/>
      <text:p text:style-name="Preformatted_20_Text">:RFE: /R-F-E/ n. 1. [techspeak] Request For Enhancement.</text:p>
      <text:p text:style-name="Preformatted_20_Text"><text:s text:c="3"/>2. [from `Radio Free Europe', Bellcore and Sun] Radio Free</text:p>
      <text:p text:style-name="Preformatted_20_Text"><text:s text:c="3"/>Ethernet, a system (originated by Peter Langston) for broadcasting</text:p>
      <text:p text:style-name="Preformatted_20_Text"><text:s text:c="3"/>audio among Sun SPARCstations over the ethernet.</text:p>
      <text:p text:style-name="Preformatted_20_Text"/>
      <text:p text:style-name="Preformatted_20_Text">:rib site: [by analogy with {backbone site}] n. A machine that</text:p>
      <text:p text:style-name="Preformatted_20_Text"><text:s text:c="3"/>has an on-demand high-speed link to a {backbone site} and serves</text:p>
      <text:p text:style-name="Preformatted_20_Text"><text:s text:c="3"/>as a regional distribution point for lots of third-party traffic in</text:p>
      <text:p text:style-name="Preformatted_20_Text"><text:s text:c="3"/>email and USENET news. <text:s/>Compare {leaf site}, {backbone site}.</text:p>
      <text:p text:style-name="Preformatted_20_Text"/>
      <text:p text:style-name="Preformatted_20_Text">:rice box: [from ham radio slang] n. Any Asian-made commodity</text:p>
      <text:p text:style-name="Preformatted_20_Text"><text:s text:c="3"/>computer, esp. an 80x86-based machine built to IBM PC-compatible</text:p>
      <text:p text:style-name="Preformatted_20_Text"><text:s text:c="3"/>ISA or EISA-bus standards.</text:p>
      <text:p text:style-name="Preformatted_20_Text"/>
      <text:p text:style-name="Preformatted_20_Text">:Right Thing: n. That which is *compellingly* the correct or</text:p>
      <text:p text:style-name="Preformatted_20_Text"><text:s text:c="3"/>appropriate thing to use, do, say, etc. <text:s/>Often capitalized, always</text:p>
      <text:p text:style-name="Preformatted_20_Text"><text:s text:c="3"/>emphasized in speech as though capitalized. <text:s/>Use of this term often</text:p>
      <text:p text:style-name="Preformatted_20_Text"><text:s text:c="3"/>implies that in fact reasonable people may disagree. <text:s/>"What's the</text:p>
      <text:p text:style-name="Preformatted_20_Text"><text:s text:c="3"/>right thing for LISP to do when it sees `(mod a 0)'? <text:s/>Should</text:p>
      <text:p text:style-name="Preformatted_20_Text"><text:s text:c="3"/>it return `a', or give a divide-by-0 error?" <text:s/>Oppose</text:p>
      <text:p text:style-name="Preformatted_20_Text"><text:s text:c="3"/>{Wrong Thing}.</text:p>
      <text:p text:style-name="Preformatted_20_Text"/>
      <text:p text:style-name="Preformatted_20_Text">:RL: // [MUD community] n. Real Life. <text:s/>"Firiss laughs in RL"</text:p>
      <text:p text:style-name="Preformatted_20_Text"><text:s text:c="3"/>means that Firiss's player is laughing. <text:s/>Oppose {VR}.</text:p>
      <text:p text:style-name="Preformatted_20_Text"/>
      <text:p text:style-name="Preformatted_20_Text">:roach: [Bell Labs] vt. To destroy, esp. of a data structure. <text:s/>Hardware</text:p>
      <text:p text:style-name="Preformatted_20_Text"><text:s text:c="3"/>gets {toast}ed or {fried}, software gets roached.</text:p>
      <text:p text:style-name="Preformatted_20_Text"/>
      <text:p text:style-name="Preformatted_20_Text">:robot: [IRC, MUD] n. An {IRC} or {MUD} user who is actually</text:p>
      <text:p text:style-name="Preformatted_20_Text"><text:s text:c="3"/>a program. <text:s/>On IRC, typically the robot provides some useful</text:p>
      <text:p text:style-name="Preformatted_20_Text"><text:s text:c="3"/>service. <text:s/>Examples are NickServ, which tries to prevent random</text:p>
      <text:p text:style-name="Preformatted_20_Text"><text:s text:c="3"/>users from adopting {nick}s already claimed by others, and</text:p>
      <text:p text:style-name="Preformatted_20_Text"><text:s text:c="3"/>MsgServ, which allows one to send asynchronous messages to be</text:p>
      <text:p text:style-name="Preformatted_20_Text"><text:s text:c="3"/>delivered when the recipient signs on. <text:s/>Also common are</text:p>
      <text:p text:style-name="Preformatted_20_Text"><text:s text:c="3"/>"annoybots", such as KissServ, which perform no useful function</text:p>
      <text:p text:style-name="Preformatted_20_Text"><text:s text:c="3"/>except to send cute messages to other people. <text:s/>Service robots are</text:p>
      <text:p text:style-name="Preformatted_20_Text"><text:s text:c="3"/>less common on MUDs; but some others, such as the `Julia' robot</text:p>
      <text:p text:style-name="Preformatted_20_Text"><text:s text:c="3"/>active in 1990--91, have been remarkably impressive Turing-test</text:p>
      <text:p text:style-name="Preformatted_20_Text"><text:s text:c="3"/>experiments, able to pass as human for as long as ten or fifteen</text:p>
      <text:p text:style-name="Preformatted_20_Text"><text:s text:c="3"/>minutes of conversation.</text:p>
      <text:p text:style-name="Preformatted_20_Text"/>
      <text:p text:style-name="Preformatted_20_Text">:robust: adj. Said of a system that has demonstrated an ability to</text:p>
      <text:p text:style-name="Preformatted_20_Text"><text:s text:c="3"/>recover gracefully from the whole range of exceptional inputs and</text:p>
      <text:p text:style-name="Preformatted_20_Text"><text:s text:c="3"/>situations in a given environment. <text:s/>One step below {bulletproof}.</text:p>
      <text:p text:style-name="Preformatted_20_Text"><text:s text:c="3"/>Carries the additional connotation of elegance in addition to just</text:p>
      <text:p text:style-name="Preformatted_20_Text"><text:s text:c="3"/>careful attention to detail. <text:s/>Compare {smart}, oppose</text:p>
      <text:p text:style-name="Preformatted_20_Text"><text:s text:c="3"/>{brittle}.</text:p>
      <text:p text:style-name="Preformatted_20_Text"/>
      <text:p text:style-name="Preformatted_20_Text">:rococo: adj. {Baroque} in the extreme. <text:s/>Used to imply that a</text:p>
      <text:p text:style-name="Preformatted_20_Text"><text:s text:c="3"/>program has become so encrusted with the software equivalent of</text:p>
      <text:p text:style-name="Preformatted_20_Text"><text:soft-page-break/><text:s text:c="3"/>gold leaf and curlicues that they have completely swamped the</text:p>
      <text:p text:style-name="Preformatted_20_Text"><text:s text:c="3"/>underlying design. <text:s/>Called after the later and more extreme forms</text:p>
      <text:p text:style-name="Preformatted_20_Text"><text:s text:c="3"/>of Baroque architecture and decoration prevalent during the</text:p>
      <text:p text:style-name="Preformatted_20_Text"><text:s text:c="3"/>mid-1700s in Europe. <text:s/>Alan Perlis said: "Every program eventually</text:p>
      <text:p text:style-name="Preformatted_20_Text"><text:s text:c="3"/>becomes rococo, and then rubble." <text:s/>Compare {critical</text:p>
      <text:p text:style-name="Preformatted_20_Text"><text:s text:c="3"/>mass}.</text:p>
      <text:p text:style-name="Preformatted_20_Text"/>
      <text:p text:style-name="Preformatted_20_Text">:rogue: [UNIX] n. A Dungeons-and-Dragons-like game using character</text:p>
      <text:p text:style-name="Preformatted_20_Text"><text:s text:c="3"/>graphics, written under BSD UNIX and subsequently ported to other</text:p>
      <text:p text:style-name="Preformatted_20_Text"><text:s text:c="3"/>UNIX systems. <text:s/>The original BSD `curses(3)' screen-handling</text:p>
      <text:p text:style-name="Preformatted_20_Text"><text:s text:c="3"/>package was hacked together by Ken Arnold to support</text:p>
      <text:p text:style-name="Preformatted_20_Text"><text:s text:c="3"/>`rogue(6)' and has since become one of UNIX's most important</text:p>
      <text:p text:style-name="Preformatted_20_Text"><text:s text:c="3"/>and heavily used application libraries. <text:s/>Nethack, Omega, Larn, and</text:p>
      <text:p text:style-name="Preformatted_20_Text"><text:s text:c="3"/>an entire subgenre of computer dungeon games all took off from the</text:p>
      <text:p text:style-name="Preformatted_20_Text"><text:s text:c="3"/>inspiration provided by `rogue(6)'. <text:s/>See {nethack}.</text:p>
      <text:p text:style-name="Preformatted_20_Text"/>
      <text:p text:style-name="Preformatted_20_Text">:room-temperature IQ: [IBM] quant. 80 or below. <text:s/>Used in describing the</text:p>
      <text:p text:style-name="Preformatted_20_Text"><text:s text:c="3"/>expected intelligence range of the {luser}. <text:s/>"Well, but</text:p>
      <text:p text:style-name="Preformatted_20_Text"><text:s text:c="3"/>how's this interface going to play with the room-temperature IQ</text:p>
      <text:p text:style-name="Preformatted_20_Text"><text:s text:c="3"/>crowd?" <text:s/>See {drool-proof paper}. <text:s/>This is a much more insulting</text:p>
      <text:p text:style-name="Preformatted_20_Text"><text:s text:c="3"/>phrase in countries that use Celsius thermometers.</text:p>
      <text:p text:style-name="Preformatted_20_Text"/>
      <text:p text:style-name="Preformatted_20_Text">:root: [UNIX] n. 1. The {superuser} account that ignores</text:p>
      <text:p text:style-name="Preformatted_20_Text"><text:s text:c="3"/>permission bits, user number 0 on a UNIX system. <text:s/>This account</text:p>
      <text:p text:style-name="Preformatted_20_Text"><text:s text:c="3"/>has the user name `root'. <text:s/>The term {avatar} is also used.</text:p>
      <text:p text:style-name="Preformatted_20_Text"><text:s text:c="3"/>2. The top node of the system directory structure (home directory</text:p>
      <text:p text:style-name="Preformatted_20_Text"><text:s text:c="3"/>of the root user). <text:s/>3. By extension, the privileged</text:p>
      <text:p text:style-name="Preformatted_20_Text"><text:s text:c="3"/>system-maintenance login on any OS. <text:s/>See {root mode}, {go root}.</text:p>
      <text:p text:style-name="Preformatted_20_Text"/>
      <text:p text:style-name="Preformatted_20_Text">:root mode: n. Syn. with {wizard mode} or `wheel mode'. <text:s/>Like</text:p>
      <text:p text:style-name="Preformatted_20_Text"><text:s text:c="3"/>these, it is often generalized to describe privileged states in</text:p>
      <text:p text:style-name="Preformatted_20_Text"><text:s text:c="3"/>systems other than OSes.</text:p>
      <text:p text:style-name="Preformatted_20_Text"/>
      <text:p text:style-name="Preformatted_20_Text">:rot13: /rot ther'teen/ [USENET: from `rotate alphabet</text:p>
      <text:p text:style-name="Preformatted_20_Text"><text:s text:c="3"/>13 places'] n., v. The simple Caesar-cypher encryption that</text:p>
      <text:p text:style-name="Preformatted_20_Text"><text:s text:c="3"/>replaces each English letter with the one 13 places forward or back</text:p>
      <text:p text:style-name="Preformatted_20_Text"><text:s text:c="3"/>along the alphabet, so that "The butler did it!" becomes "Gur</text:p>
      <text:p text:style-name="Preformatted_20_Text"><text:s text:c="3"/>ohgyre qvq vg!" <text:s/>Most USENET news reading and posting programs</text:p>
      <text:p text:style-name="Preformatted_20_Text"><text:s text:c="3"/>include a rot13 feature. <text:s/>It is used to enclose the text in a</text:p>
      <text:p text:style-name="Preformatted_20_Text"><text:s text:c="3"/>sealed wrapper that the reader must choose to open --- e.g., for</text:p>
      <text:p text:style-name="Preformatted_20_Text"><text:s text:c="3"/>posting things that might offend some readers, or answers to</text:p>
      <text:p text:style-name="Preformatted_20_Text"><text:s text:c="3"/>puzzles. <text:s/>A major advantage of rot13 over rot(N) for</text:p>
      <text:p text:style-name="Preformatted_20_Text"><text:s text:c="3"/>other N is that it is self-inverse, so the same code can be</text:p>
      <text:p text:style-name="Preformatted_20_Text"><text:s text:c="3"/>used for encoding and decoding.</text:p>
      <text:p text:style-name="Preformatted_20_Text"/>
      <text:p text:style-name="Preformatted_20_Text">:rotary debugger: [Commodore] n. Essential equipment for those</text:p>
      <text:p text:style-name="Preformatted_20_Text"><text:s text:c="3"/>late-night or early-morning debugging sessions. <text:s/>Mainly used as</text:p>
      <text:p text:style-name="Preformatted_20_Text"><text:s text:c="3"/>sustenance for the hacker. <text:s/>Comes in many decorator colors, such as</text:p>
      <text:p text:style-name="Preformatted_20_Text"><text:s text:c="3"/>Sausage, Pepperoni, and Garbage. <text:s/>See {pizza, ANSI standard}.</text:p>
      <text:p text:style-name="Preformatted_20_Text"/>
      <text:p text:style-name="Preformatted_20_Text">:round tape: n. Industry-standard 1/2" magnetic tape (7- or</text:p>
      <text:p text:style-name="Preformatted_20_Text"><text:s text:c="3"/>9-track) on traditional circular reels; oppose {square tape}.</text:p>
      <text:p text:style-name="Preformatted_20_Text"/>
      <text:p text:style-name="Preformatted_20_Text">:RSN: /R-S-N/ adj. See {Real Soon Now}.</text:p>
      <text:p text:style-name="Preformatted_20_Text"/>
      <text:p text:style-name="Preformatted_20_Text">:RTBM: /R-T-B-M/ [UNIX] imp. Commonwealth Hackish variant of</text:p>
      <text:p text:style-name="Preformatted_20_Text"><text:s text:c="3"/>{RTFM}; expands to `Read The Bloody Manual'. <text:s/>RTBM is often the</text:p>
      <text:p text:style-name="Preformatted_20_Text"><text:s text:c="3"/>entire text of the first reply to a question from a {newbie};</text:p>
      <text:p text:style-name="Preformatted_20_Text"><text:soft-page-break/><text:s text:c="3"/>the *second* would escalate to "RTFM".</text:p>
      <text:p text:style-name="Preformatted_20_Text"/>
      <text:p text:style-name="Preformatted_20_Text">:RTFAQ: /R-T-F-A-Q/ [USENET: primarily written, by analogy with</text:p>
      <text:p text:style-name="Preformatted_20_Text"><text:s text:c="3"/>{RTFM}] imp. Abbrev. for `Read the FAQ!', an exhortation that</text:p>
      <text:p text:style-name="Preformatted_20_Text"><text:s text:c="3"/>the person addressed ought to read the newsgroup's {FAQ list}</text:p>
      <text:p text:style-name="Preformatted_20_Text"><text:s text:c="3"/>before posting questions.</text:p>
      <text:p text:style-name="Preformatted_20_Text"/>
      <text:p text:style-name="Preformatted_20_Text">:RTFB: /R-T-F-B/ [UNIX] imp. Acronym for `Read The Fucking</text:p>
      <text:p text:style-name="Preformatted_20_Text"><text:s text:c="3"/>Binary'. <text:s/>Used when neither documentation nor the the source for the</text:p>
      <text:p text:style-name="Preformatted_20_Text"><text:s text:c="3"/>problem at hand exists and the only thing to do is use some</text:p>
      <text:p text:style-name="Preformatted_20_Text"><text:s text:c="3"/>debugger or monitor and directly analyze the assembler or even</text:p>
      <text:p text:style-name="Preformatted_20_Text"><text:s text:c="3"/>the machine code. <text:s/>"No source for the buggy port driver? <text:s/>Aaargh! I</text:p>
      <text:p text:style-name="Preformatted_20_Text"><text:s text:c="3"/>*hate* proprietary operating systems. <text:s/>Time to RTFB."</text:p>
      <text:p text:style-name="Preformatted_20_Text"/>
      <text:p text:style-name="Preformatted_20_Text">:RTFM: /R-T-F-M/ [UNIX] imp. Acronym for `Read The Fucking</text:p>
      <text:p text:style-name="Preformatted_20_Text"><text:s text:c="3"/>Manual'. <text:s/>1. Used by {guru}s to brush off questions they</text:p>
      <text:p text:style-name="Preformatted_20_Text"><text:s text:c="3"/>consider trivial or annoying. <text:s/>Compare {Don't do that, then!}</text:p>
      <text:p text:style-name="Preformatted_20_Text"><text:s text:c="3"/>2. Used when reporting a problem to indicate that you aren't just</text:p>
      <text:p text:style-name="Preformatted_20_Text"><text:s text:c="3"/>asking out of {randomness}. <text:s/>"No, I can't figure out how to</text:p>
      <text:p text:style-name="Preformatted_20_Text"><text:s text:c="3"/>interface UNIX to my toaster, and yes, I have RTFM." <text:s/>Unlike</text:p>
      <text:p text:style-name="Preformatted_20_Text"><text:s text:c="3"/>sense 1, this use is considered polite. <text:s/>See also {FM},</text:p>
      <text:p text:style-name="Preformatted_20_Text"><text:s text:c="3"/>{RTFAQ}, {RTFB}, {RTFS}, {RTM}, all of which mutated</text:p>
      <text:p text:style-name="Preformatted_20_Text"><text:s text:c="3"/>from RTFM, and compare {UTSL}.</text:p>
      <text:p text:style-name="Preformatted_20_Text"/>
      <text:p text:style-name="Preformatted_20_Text">:RTFS: /R-T-F-S/ [UNIX] 1. imp. Acronym for `Read The Fucking</text:p>
      <text:p text:style-name="Preformatted_20_Text"><text:s text:c="3"/>Source'. <text:s/>Stronger form of {RTFM}, used when the problem</text:p>
      <text:p text:style-name="Preformatted_20_Text"><text:s text:c="3"/>at hand is not necessarily obvious and not available from</text:p>
      <text:p text:style-name="Preformatted_20_Text"><text:s text:c="3"/>the manuals --- or the manuals are not yet written and maybe</text:p>
      <text:p text:style-name="Preformatted_20_Text"><text:s text:c="3"/>never will be. <text:s/>For even more tricky situations, see {RTFB}.</text:p>
      <text:p text:style-name="Preformatted_20_Text"><text:s text:c="3"/>2. imp. `Read The Fucking Standard;' this oath can only be used when</text:p>
      <text:p text:style-name="Preformatted_20_Text"><text:s text:c="3"/>the problem area (e.g., a language or operating system interface) has</text:p>
      <text:p text:style-name="Preformatted_20_Text"><text:s text:c="3"/>actually been codified in a ratified standards document. <text:s/>The</text:p>
      <text:p text:style-name="Preformatted_20_Text"><text:s text:c="3"/>existence of these standards documents (and the technically</text:p>
      <text:p text:style-name="Preformatted_20_Text"><text:s text:c="3"/>inappropriate but politically mandated compromises which they</text:p>
      <text:p text:style-name="Preformatted_20_Text"><text:s text:c="3"/>inevitably contain, and the stifling language in which they are</text:p>
      <text:p text:style-name="Preformatted_20_Text"><text:s text:c="3"/>invariably written, and the unbelievably tedious bureaucratic process</text:p>
      <text:p text:style-name="Preformatted_20_Text"><text:s text:c="3"/>by which they are produced) can be unnerving to hackers, who are used</text:p>
      <text:p text:style-name="Preformatted_20_Text"><text:s text:c="3"/>to a certain amount of ambiguity in the specifications of the systems</text:p>
      <text:p text:style-name="Preformatted_20_Text"><text:s text:c="3"/>they use. <text:s/>(Hackers feel that such ambiguities are acceptable as long</text:p>
      <text:p text:style-name="Preformatted_20_Text"><text:s text:c="3"/>as the {Right Thing} to do is obvious to any thinking observer;</text:p>
      <text:p text:style-name="Preformatted_20_Text"><text:s text:c="3"/>sadly, this casual attitude towards specifications becomes unworkable</text:p>
      <text:p text:style-name="Preformatted_20_Text"><text:s text:c="3"/>when a system becomes popular in the {Real World}.) <text:s/>Since a hacker</text:p>
      <text:p text:style-name="Preformatted_20_Text"><text:s text:c="3"/>is likely to feel that a standards document is both unnecessary and</text:p>
      <text:p text:style-name="Preformatted_20_Text"><text:s text:c="3"/>technically deficient, the deprecation inherent in this term may be</text:p>
      <text:p text:style-name="Preformatted_20_Text"><text:s text:c="3"/>directed as much against the standard as against the person who ought</text:p>
      <text:p text:style-name="Preformatted_20_Text"><text:s text:c="3"/>to read it.</text:p>
      <text:p text:style-name="Preformatted_20_Text"/>
      <text:p text:style-name="Preformatted_20_Text">:RTI: /R-T-I/ interj. The mnemonic for the `return from</text:p>
      <text:p text:style-name="Preformatted_20_Text"><text:s text:c="3"/>interrupt' instruction on many computers including the 6502 and</text:p>
      <text:p text:style-name="Preformatted_20_Text"><text:s text:c="3"/>6800. <text:s/>The variant `RETI' is found among former Z80 hackers</text:p>
      <text:p text:style-name="Preformatted_20_Text"><text:s text:c="3"/>(almost nobody programs these things in assembler anymore).</text:p>
      <text:p text:style-name="Preformatted_20_Text"><text:s text:c="3"/>Equivalent to "Now, where was I?" or used to end a</text:p>
      <text:p text:style-name="Preformatted_20_Text"><text:s text:c="3"/>conversational digression. <text:s/>See {pop}; see also {POPJ}.</text:p>
      <text:p text:style-name="Preformatted_20_Text"/>
      <text:p text:style-name="Preformatted_20_Text">:RTM: /R-T-M/ [USENET: abbreviation for `Read The Manual']</text:p>
      <text:p text:style-name="Preformatted_20_Text"><text:s text:c="3"/>1. Politer variant of {RTFM}. <text:s/>2. Robert T. Morris Jr.,</text:p>
      <text:p text:style-name="Preformatted_20_Text"><text:s text:c="3"/>perpetrator of the great Internet worm of 1988 (see {Great Worm,</text:p>
      <text:p text:style-name="Preformatted_20_Text"><text:s text:c="3"/>the}); villain to many, na"ive hacker gone wrong to a few. <text:s/>Morris</text:p>
      <text:p text:style-name="Preformatted_20_Text"><text:soft-page-break/><text:s text:c="3"/>claimed that the worm that brought the Internet to its knees was a</text:p>
      <text:p text:style-name="Preformatted_20_Text"><text:s text:c="3"/>benign experiment that got out of control as the result of a coding</text:p>
      <text:p text:style-name="Preformatted_20_Text"><text:s text:c="3"/>error. <text:s/>After the storm of negative publicity that followed this</text:p>
      <text:p text:style-name="Preformatted_20_Text"><text:s text:c="3"/>blunder, Morris's name on ITS was hacked from RTM to {RTFM}.</text:p>
      <text:p text:style-name="Preformatted_20_Text"/>
      <text:p text:style-name="Preformatted_20_Text">:rude: [WPI] adj. 1. (of a program) Badly written. <text:s/>2. Functionally</text:p>
      <text:p text:style-name="Preformatted_20_Text"><text:s text:c="3"/>poor, e.g., a program that is very difficult to use because of</text:p>
      <text:p text:style-name="Preformatted_20_Text"><text:s text:c="3"/>gratuitously poor (random?) design decisions. <text:s/>Oppose {cuspy}.</text:p>
      <text:p text:style-name="Preformatted_20_Text"><text:s text:c="3"/>3. Anything that manipulates a shared resource without regard for</text:p>
      <text:p text:style-name="Preformatted_20_Text"><text:s text:c="3"/>its other users in such a way as to cause a (non-fatal) problem is</text:p>
      <text:p text:style-name="Preformatted_20_Text"><text:s text:c="3"/>said to be `rude'. <text:s/>Examples: programs that change tty modes</text:p>
      <text:p text:style-name="Preformatted_20_Text"><text:s text:c="3"/>without resetting them on exit, or windowing programs that keep</text:p>
      <text:p text:style-name="Preformatted_20_Text"><text:s text:c="3"/>forcing themselves to the top of the window stack. <text:s/>Compare</text:p>
      <text:p text:style-name="Preformatted_20_Text"><text:s text:c="3"/>{all-elbows}.</text:p>
      <text:p text:style-name="Preformatted_20_Text"/>
      <text:p text:style-name="Preformatted_20_Text">:runes: pl.n. 1. Anything that requires {heavy wizardry} or</text:p>
      <text:p text:style-name="Preformatted_20_Text"><text:s text:c="3"/>{black art} to {parse}: core dumps, JCL commands, APL, or code</text:p>
      <text:p text:style-name="Preformatted_20_Text"><text:s text:c="3"/>in a language you haven't a clue how to read. <text:s/>Compare {casting</text:p>
      <text:p text:style-name="Preformatted_20_Text"><text:s text:c="3"/>the runes}, {Great Runes}. <text:s/>2. Special display characters (for</text:p>
      <text:p text:style-name="Preformatted_20_Text"><text:s text:c="3"/>example, the high-half graphics on an IBM PC).</text:p>
      <text:p text:style-name="Preformatted_20_Text"/>
      <text:p text:style-name="Preformatted_20_Text">:runic: adj. Syn. {obscure}. <text:s/>VMS fans sometimes refer to UNIX as</text:p>
      <text:p text:style-name="Preformatted_20_Text"><text:s text:c="3"/>`Runix'; UNIX fans return the compliment by expanding VMS to `Very</text:p>
      <text:p text:style-name="Preformatted_20_Text"><text:s text:c="3"/>Messy Syntax' or `Vachement Mauvais Syst`eme' (French; lit.</text:p>
      <text:p text:style-name="Preformatted_20_Text"><text:s text:c="3"/>"Cowlike Bad System", idiomatically "Bitchy Bad System").</text:p>
      <text:p text:style-name="Preformatted_20_Text"/>
      <text:p text:style-name="Preformatted_20_Text">:rusty iron: n. Syn. {tired iron}. <text:s/>It has been claimed that this</text:p>
      <text:p text:style-name="Preformatted_20_Text"><text:s text:c="3"/>is the inevitable fate of {water MIPS}.</text:p>
      <text:p text:style-name="Preformatted_20_Text"/>
      <text:p text:style-name="Preformatted_20_Text">:rusty memory: n. Mass-storage that uses iron-oxide-based magnetic</text:p>
      <text:p text:style-name="Preformatted_20_Text"><text:s text:c="3"/>media (esp. tape and the pre-Winchester removable disk packs used</text:p>
      <text:p text:style-name="Preformatted_20_Text"><text:s text:c="3"/>in {washing machine}s). <text:s/>Compare {donuts}.</text:p>
      <text:p text:style-name="Preformatted_20_Text"/>
      <text:p text:style-name="Preformatted_20_Text">= S =</text:p>
      <text:p text:style-name="Preformatted_20_Text">=====</text:p>
      <text:p text:style-name="Preformatted_20_Text"/>
      <text:p text:style-name="Preformatted_20_Text">:S/N ratio: // n. (also `s/n ratio', `s:n ratio'). <text:s/>Syn.</text:p>
      <text:p text:style-name="Preformatted_20_Text"><text:s text:c="3"/>{signal-to-noise ratio}. <text:s/>Often abbreviated `SNR'.</text:p>
      <text:p text:style-name="Preformatted_20_Text"/>
      <text:p text:style-name="Preformatted_20_Text">:sacred: adj. Reserved for the exclusive use of something (an</text:p>
      <text:p text:style-name="Preformatted_20_Text"><text:s text:c="3"/>extension of the standard meaning). <text:s/>Often means that anyone may</text:p>
      <text:p text:style-name="Preformatted_20_Text"><text:s text:c="3"/>look at the sacred object, but clobbering it will screw whatever it</text:p>
      <text:p text:style-name="Preformatted_20_Text"><text:s text:c="3"/>is sacred to. <text:s/>The comment "Register 7 is sacred to the interrupt</text:p>
      <text:p text:style-name="Preformatted_20_Text"><text:s text:c="3"/>handler" appearing in a program would be interpreted by a hacker</text:p>
      <text:p text:style-name="Preformatted_20_Text"><text:s text:c="3"/>to mean that if any *other* part of the program changes the</text:p>
      <text:p text:style-name="Preformatted_20_Text"><text:s text:c="3"/>contents of register 7, dire consequences are likely to ensue.</text:p>
      <text:p text:style-name="Preformatted_20_Text"/>
      <text:p text:style-name="Preformatted_20_Text">:saga: [WPI] n. A cuspy but bogus raving story about N random</text:p>
      <text:p text:style-name="Preformatted_20_Text"><text:s text:c="3"/>broken people.</text:p>
      <text:p text:style-name="Preformatted_20_Text"/>
      <text:p text:style-name="Preformatted_20_Text"><text:s text:c="3"/>Here is a classic example of the saga form, as told by Guy L.</text:p>
      <text:p text:style-name="Preformatted_20_Text"><text:s text:c="3"/>Steele:</text:p>
      <text:p text:style-name="Preformatted_20_Text"/>
      <text:p text:style-name="Preformatted_20_Text"><text:s text:c="5"/>Jon L. White (login name JONL) and I (GLS) were office mates at MIT</text:p>
      <text:p text:style-name="Preformatted_20_Text"><text:s text:c="5"/>for many years. <text:s/>One April, we both flew from Boston to California</text:p>
      <text:p text:style-name="Preformatted_20_Text"><text:s text:c="5"/>for a week on research business, to consult face-to-face with some</text:p>
      <text:p text:style-name="Preformatted_20_Text"><text:s text:c="5"/>people at Stanford, particularly our mutual friend Richard P.</text:p>
      <text:p text:style-name="Preformatted_20_Text"><text:s text:c="5"/>Gabriel (RPG; see {Gabriel}).</text:p>
      <text:p text:style-name="Preformatted_20_Text"><text:soft-page-break/></text:p>
      <text:p text:style-name="Preformatted_20_Text"><text:s text:c="5"/>RPG picked us up at the San Francisco airport and drove us back to</text:p>
      <text:p text:style-name="Preformatted_20_Text"><text:s text:c="5"/>Palo Alto (going {logical} south on route 101, parallel to {El</text:p>
      <text:p text:style-name="Preformatted_20_Text"><text:s text:c="5"/>Camino Bignum}). <text:s/>Palo Alto is adjacent to Stanford University and</text:p>
      <text:p text:style-name="Preformatted_20_Text"><text:s text:c="5"/>about 40 miles south of San Francisco. <text:s/>We ate at The Good Earth, a</text:p>
      <text:p text:style-name="Preformatted_20_Text"><text:s text:c="5"/>`health food' restaurant, very popular, the sort whose milkshakes</text:p>
      <text:p text:style-name="Preformatted_20_Text"><text:s text:c="5"/>all contain honey and protein powder. <text:s/>JONL ordered such a shake</text:p>
      <text:p text:style-name="Preformatted_20_Text"><text:s text:c="5"/>--- the waitress claimed the flavor of the day was "lalaberry". <text:s/>I</text:p>
      <text:p text:style-name="Preformatted_20_Text"><text:s text:c="5"/>still have no idea what that might be, but it became a running</text:p>
      <text:p text:style-name="Preformatted_20_Text"><text:s text:c="5"/>joke. <text:s/>It was the color of raspberry, and JONL said it tasted</text:p>
      <text:p text:style-name="Preformatted_20_Text"><text:s text:c="5"/>rather bitter. <text:s/>I ate a better tostada there than I have ever had</text:p>
      <text:p text:style-name="Preformatted_20_Text"><text:s text:c="5"/>in a Mexican restaurant.</text:p>
      <text:p text:style-name="Preformatted_20_Text"/>
      <text:p text:style-name="Preformatted_20_Text"><text:s text:c="5"/>After this we went to the local Uncle Gaylord's Old Fashioned Ice</text:p>
      <text:p text:style-name="Preformatted_20_Text"><text:s text:c="5"/>Cream Parlor. <text:s/>They make ice cream fresh daily, in a variety of</text:p>
      <text:p text:style-name="Preformatted_20_Text"><text:s text:c="5"/>intriguing flavors. <text:s/>It's a chain, and they have a slogan: "If you</text:p>
      <text:p text:style-name="Preformatted_20_Text"><text:s text:c="5"/>don't live near an Uncle Gaylord's --- MOVE!" <text:s/>Also, Uncle Gaylord</text:p>
      <text:p text:style-name="Preformatted_20_Text"><text:s text:c="5"/>(a real person) wages a constant battle to force big-name ice cream</text:p>
      <text:p text:style-name="Preformatted_20_Text"><text:s text:c="5"/>makers to print their ingredients on the package (like air and</text:p>
      <text:p text:style-name="Preformatted_20_Text"><text:s text:c="5"/>plastic and other non-natural garbage). <text:s/>JONL and I had first</text:p>
      <text:p text:style-name="Preformatted_20_Text"><text:s text:c="5"/>discovered Uncle Gaylord's the previous August, when we had flown</text:p>
      <text:p text:style-name="Preformatted_20_Text"><text:s text:c="5"/>to a computer-science conference in Berkeley, California, the first</text:p>
      <text:p text:style-name="Preformatted_20_Text"><text:s text:c="5"/>time either of us had been on the West Coast. <text:s/>When not in the</text:p>
      <text:p text:style-name="Preformatted_20_Text"><text:s text:c="5"/>conference sessions, we had spent our time wandering the length of</text:p>
      <text:p text:style-name="Preformatted_20_Text"><text:s text:c="5"/>Telegraph Avenue, which (like Harvard Square in Cambridge) was</text:p>
      <text:p text:style-name="Preformatted_20_Text"><text:s text:c="5"/>lined with picturesque street vendors and interesting little shops.</text:p>
      <text:p text:style-name="Preformatted_20_Text"><text:s text:c="5"/>On that street we discovered Uncle Gaylord's Berkeley store. <text:s/>The</text:p>
      <text:p text:style-name="Preformatted_20_Text"><text:s text:c="5"/>ice cream there was very good. <text:s/>During that August visit JONL went</text:p>
      <text:p text:style-name="Preformatted_20_Text"><text:s text:c="5"/>absolutely bananas (so to speak) over one particular flavor, ginger</text:p>
      <text:p text:style-name="Preformatted_20_Text"><text:s text:c="5"/>honey.</text:p>
      <text:p text:style-name="Preformatted_20_Text"/>
      <text:p text:style-name="Preformatted_20_Text"><text:s text:c="5"/>Therefore, after eating at The Good Earth --- indeed, after every</text:p>
      <text:p text:style-name="Preformatted_20_Text"><text:s text:c="5"/>lunch and dinner and before bed during our April visit --- a trip</text:p>
      <text:p text:style-name="Preformatted_20_Text"><text:s text:c="5"/>to Uncle Gaylord's (the one in Palo Alto) was mandatory. <text:s/>We had</text:p>
      <text:p text:style-name="Preformatted_20_Text"><text:s text:c="5"/>arrived on a Wednesday, and by Thursday evening we had been there</text:p>
      <text:p text:style-name="Preformatted_20_Text"><text:s text:c="5"/>at least four times. <text:s/>Each time, JONL would get ginger honey ice</text:p>
      <text:p text:style-name="Preformatted_20_Text"><text:s text:c="5"/>cream, and proclaim to all bystanders that "Ginger was the spice</text:p>
      <text:p text:style-name="Preformatted_20_Text"><text:s text:c="5"/>that drove the Europeans mad! <text:s/>That's why they sought a route to</text:p>
      <text:p text:style-name="Preformatted_20_Text"><text:s text:c="5"/>the East! <text:s/>They used it to preserve their otherwise off-taste</text:p>
      <text:p text:style-name="Preformatted_20_Text"><text:s text:c="5"/>meat." <text:s/>After the third or fourth repetition RPG and I were getting</text:p>
      <text:p text:style-name="Preformatted_20_Text"><text:s text:c="5"/>a little tired of this spiel, and began to paraphrase him: "Wow!</text:p>
      <text:p text:style-name="Preformatted_20_Text"><text:s text:c="5"/>Ginger! <text:s/>The spice that makes rotten meat taste good!" <text:s/>"Say! <text:s/>Why</text:p>
      <text:p text:style-name="Preformatted_20_Text"><text:s text:c="5"/>don't we find some dog that's been run over and sat in the sun for</text:p>
      <text:p text:style-name="Preformatted_20_Text"><text:s text:c="5"/>a week and put some *ginger* on it for dinner?!" <text:s/>"Right! <text:s/>With a</text:p>
      <text:p text:style-name="Preformatted_20_Text"><text:s text:c="5"/>lalaberry shake!" <text:s/>And so on. <text:s/>This failed to faze JONL; he took it</text:p>
      <text:p text:style-name="Preformatted_20_Text"><text:s text:c="5"/>in good humor, as long as we kept returning to Uncle Gaylord's. <text:s/>He</text:p>
      <text:p text:style-name="Preformatted_20_Text"><text:s text:c="5"/>loves ginger honey ice cream.</text:p>
      <text:p text:style-name="Preformatted_20_Text"/>
      <text:p text:style-name="Preformatted_20_Text"><text:s text:c="5"/>Now RPG and his then-wife KBT (Kathy Tracy) were putting us up</text:p>
      <text:p text:style-name="Preformatted_20_Text"><text:s text:c="5"/>(putting up with us?) in their home for our visit, so to thank them</text:p>
      <text:p text:style-name="Preformatted_20_Text"><text:s text:c="5"/>JONL and I took them out to a nice French restaurant of their</text:p>
      <text:p text:style-name="Preformatted_20_Text"><text:s text:c="5"/>choosing. <text:s/>I unadventurously chose the filet mignon, and KBT had je</text:p>
      <text:p text:style-name="Preformatted_20_Text"><text:s text:c="5"/>ne sais quoi du jour, but RPG and JONL had lapin (rabbit).</text:p>
      <text:p text:style-name="Preformatted_20_Text"><text:s text:c="5"/>(Waitress: "Oui, we have fresh rabbit, fresh today." <text:s/>RPG: "Well,</text:p>
      <text:p text:style-name="Preformatted_20_Text"><text:s text:c="5"/>JONL, I guess we won't need any *ginger*!")</text:p>
      <text:p text:style-name="Preformatted_20_Text"/>
      <text:p text:style-name="Preformatted_20_Text"><text:s text:c="5"/>We finished the meal late, about 11 P.M., which is 2 A.M Boston</text:p>
      <text:p text:style-name="Preformatted_20_Text"><text:s text:c="5"/>time, so JONL and I were rather droopy. <text:s/>But it wasn't yet</text:p>
      <text:p text:style-name="Preformatted_20_Text"><text:soft-page-break/><text:s text:c="5"/>midnight. <text:s/>Off to Uncle Gaylord's!</text:p>
      <text:p text:style-name="Preformatted_20_Text"/>
      <text:p text:style-name="Preformatted_20_Text"><text:s text:c="5"/>Now the French restaurant was in Redwood City, north of Palo Alto.</text:p>
      <text:p text:style-name="Preformatted_20_Text"><text:s text:c="5"/>In leaving Redwood City, we somehow got onto route 101 going north</text:p>
      <text:p text:style-name="Preformatted_20_Text"><text:s text:c="5"/>instead of south. <text:s/>JONL and I wouldn't have known the difference</text:p>
      <text:p text:style-name="Preformatted_20_Text"><text:s text:c="5"/>had RPG not mentioned it. <text:s/>We still knew very little of the local</text:p>
      <text:p text:style-name="Preformatted_20_Text"><text:s text:c="5"/>geography. <text:s/>I did figure out, however, that we were headed in the</text:p>
      <text:p text:style-name="Preformatted_20_Text"><text:s text:c="5"/>direction of Berkeley, and half-jokingly suggested that we continue</text:p>
      <text:p text:style-name="Preformatted_20_Text"><text:s text:c="5"/>north and go to Uncle Gaylord's in Berkeley.</text:p>
      <text:p text:style-name="Preformatted_20_Text"/>
      <text:p text:style-name="Preformatted_20_Text"><text:s text:c="5"/>RPG said "Fine!" and we drove on for a while and talked. <text:s/>I was</text:p>
      <text:p text:style-name="Preformatted_20_Text"><text:s text:c="5"/>drowsy, and JONL actually dropped off to sleep for 5 minutes. <text:s/>When</text:p>
      <text:p text:style-name="Preformatted_20_Text"><text:s text:c="5"/>he awoke, RPG said, "Gee, JONL, you must have slept all the way</text:p>
      <text:p text:style-name="Preformatted_20_Text"><text:s text:c="5"/>over the bridge!", referring to the one spanning San Francisco Bay.</text:p>
      <text:p text:style-name="Preformatted_20_Text"><text:s text:c="5"/>Just then we came to a sign that said "University Avenue". <text:s/>I</text:p>
      <text:p text:style-name="Preformatted_20_Text"><text:s text:c="5"/>mumbled something about working our way over to Telegraph Avenue;</text:p>
      <text:p text:style-name="Preformatted_20_Text"><text:s text:c="5"/>RPG said "Right!" and maneuvered some more. <text:s/>Eventually we pulled</text:p>
      <text:p text:style-name="Preformatted_20_Text"><text:s text:c="5"/>up in front of an Uncle Gaylord's.</text:p>
      <text:p text:style-name="Preformatted_20_Text"/>
      <text:p text:style-name="Preformatted_20_Text"><text:s text:c="5"/>Now, Isely, you have to say `ls -l'." <text:s/>Tends to imply a</text:p>
      <text:p text:style-name="Preformatted_20_Text"><text:s text:c="3"/>{newline}-terminated command (a `sentence'). <text:s/>2. A computer</text:p>
      <text:p text:style-name="Preformatted_20_Text"><text:s text:c="3"/>may also be said to `say' things to you, even if it doesn't have</text:p>
      <text:p text:style-name="Preformatted_20_Text"><text:s text:c="3"/>a speech synthesizer, by displaying them on a terminal in response</text:p>
      <text:p text:style-name="Preformatted_20_Text"><text:s text:c="3"/>to your commands. <text:s/>Hackers find it odd that this usage confuses</text:p>
      <text:p text:style-name="Preformatted_20_Text"><text:s text:c="3"/>{mundane}s.</text:p>
      <text:p text:style-name="Preformatted_20_Text"/>
      <text:p text:style-name="Preformatted_20_Text">:scag: vt. To destroy the data on a disk, either by corrupting the</text:p>
      <text:p text:style-name="Preformatted_20_Text"><text:s text:c="2"/>filesystem or by causing media damage. <text:s/>"That last power hit scagged</text:p>
      <text:p text:style-name="Preformatted_20_Text"><text:s text:c="2"/>the system disk." <text:s/>Compare {scrog}, {roach}.</text:p>
      <text:p text:style-name="Preformatted_20_Text"/>
      <text:p text:style-name="Preformatted_20_Text">:scanno: /skan'oh/ n. An error in a document caused by a scanner</text:p>
      <text:p text:style-name="Preformatted_20_Text"><text:s text:c="3"/>glitch, analgous to typo or {thinko}.</text:p>
      <text:p text:style-name="Preformatted_20_Text"/>
      <text:p text:style-name="Preformatted_20_Text">:schroedinbug: /shroh'din-buhg/ [MIT: from the Schroedinger's Cat</text:p>
      <text:p text:style-name="Preformatted_20_Text"><text:s text:c="3"/>thought-experiment in quantum physics] n. A design or</text:p>
      <text:p text:style-name="Preformatted_20_Text"><text:s text:c="3"/>implementation bug in a program which doesn't manifest until</text:p>
      <text:p text:style-name="Preformatted_20_Text"><text:s text:c="3"/>someone reading source or using the program in an unusual way</text:p>
      <text:p text:style-name="Preformatted_20_Text"><text:s text:c="3"/>notices that it never should have worked, at which point the</text:p>
      <text:p text:style-name="Preformatted_20_Text"><text:s text:c="3"/>program promptly stops working for everybody until fixed. <text:s/>Though</text:p>
      <text:p text:style-name="Preformatted_20_Text"><text:s text:c="3"/>this sounds impossible, it happens; some programs have harbored</text:p>
      <text:p text:style-name="Preformatted_20_Text"><text:s text:c="3"/>latent schroedinbugs for years. <text:s/>Compare {heisenbug}, {Bohr</text:p>
      <text:p text:style-name="Preformatted_20_Text"><text:s text:c="3"/>bug}, {mandelbug}.</text:p>
      <text:p text:style-name="Preformatted_20_Text"/>
      <text:p text:style-name="Preformatted_20_Text">:science-fiction fandom:: n. Another voluntary subculture having a</text:p>
      <text:p text:style-name="Preformatted_20_Text"><text:s text:c="3"/>very heavy overlap with hackerdom; most hackers read SF and/or</text:p>
      <text:p text:style-name="Preformatted_20_Text"><text:s text:c="3"/>fantasy fiction avidly, and many go to `cons' (SF conventions) or</text:p>
      <text:p text:style-name="Preformatted_20_Text"><text:s text:c="3"/>are involved in fandom-connected activities such as the Society for</text:p>
      <text:p text:style-name="Preformatted_20_Text"><text:s text:c="3"/>Creative Anachronism. <text:s/>Some hacker jargon originated in SF fandom;</text:p>
      <text:p text:style-name="Preformatted_20_Text"><text:s text:c="3"/>see {defenestration}, {great-wall}, {cyberpunk}, {h},</text:p>
      <text:p text:style-name="Preformatted_20_Text"><text:s text:c="3"/>{ha ha only serious}, {IMHO}, {mundane}, {neep-neep},</text:p>
      <text:p text:style-name="Preformatted_20_Text"><text:s text:c="3"/>{Real Soon Now}. <text:s/>Additionally, the jargon terms {cowboy},</text:p>
      <text:p text:style-name="Preformatted_20_Text"><text:s text:c="3"/>{cyberspace}, {de-rezz}, {go flatline}, {ice},</text:p>
      <text:p text:style-name="Preformatted_20_Text"><text:s text:c="3"/>{phage}, {virus}, {wetware}, {wirehead}, and {worm}</text:p>
      <text:p text:style-name="Preformatted_20_Text"><text:s text:c="3"/>originated in SF stories.</text:p>
      <text:p text:style-name="Preformatted_20_Text"/>
      <text:p text:style-name="Preformatted_20_Text">:scram switch: [from the nuclear power industry] n. An</text:p>
      <text:p text:style-name="Preformatted_20_Text"><text:s text:c="3"/>emergency-power-off switch (see {Big Red Switch}), esp. one</text:p>
      <text:p text:style-name="Preformatted_20_Text"><text:s text:c="3"/>positioned to be easily hit by evacuating personnel. <text:s/>In general,</text:p>
      <text:p text:style-name="Preformatted_20_Text"><text:soft-page-break/><text:s text:c="3"/>this is *not* something you {frob} lightly; these often</text:p>
      <text:p text:style-name="Preformatted_20_Text"><text:s text:c="3"/>initiate expensive events (such as Halon dumps) and are installed</text:p>
      <text:p text:style-name="Preformatted_20_Text"><text:s text:c="3"/>in a {dinosaur pen} for use in case of electrical fire or in</text:p>
      <text:p text:style-name="Preformatted_20_Text"><text:s text:c="3"/>case some luckless {field servoid} should put 120 volts across</text:p>
      <text:p text:style-name="Preformatted_20_Text"><text:s text:c="3"/>himself while {Easter egging}. <text:s/>(See also {molly-guard}.)</text:p>
      <text:p text:style-name="Preformatted_20_Text"/>
      <text:p text:style-name="Preformatted_20_Text">:scratch: 1. [from `scratchpad'] adj. Describes a data</text:p>
      <text:p text:style-name="Preformatted_20_Text"><text:s text:c="3"/>structure or recording medium attached to a machine for testing or</text:p>
      <text:p text:style-name="Preformatted_20_Text"><text:s text:c="3"/>temporary-use purposes; one that can be {scribble}d on without</text:p>
      <text:p text:style-name="Preformatted_20_Text"><text:s text:c="3"/>loss. <text:s/>Usually in the combining forms `scratch memory',</text:p>
      <text:p text:style-name="Preformatted_20_Text"><text:s text:c="3"/>`scratch register', `scratch disk', `scratch tape',</text:p>
      <text:p text:style-name="Preformatted_20_Text"><text:s text:c="3"/>`scratch volume'. <text:s/>See {scratch monkey}. <text:s/>2. [primarily</text:p>
      <text:p text:style-name="Preformatted_20_Text"><text:s text:c="3"/>IBM] vt. To delete (as in a file).</text:p>
      <text:p text:style-name="Preformatted_20_Text"/>
      <text:p text:style-name="Preformatted_20_Text">:scratch monkey: n. As in "Before testing or reconfiguring, always</text:p>
      <text:p text:style-name="Preformatted_20_Text"><text:s text:c="3"/>mount a {scratch monkey}", a proverb used to advise caution</text:p>
      <text:p text:style-name="Preformatted_20_Text"><text:s text:c="3"/>when dealing with irreplaceable data or devices. <text:s/>Used to refer to</text:p>
      <text:p text:style-name="Preformatted_20_Text"><text:s text:c="3"/>any scratch volume hooked to a computer during any risky operation</text:p>
      <text:p text:style-name="Preformatted_20_Text"><text:s text:c="3"/>as a replacement for some precious resource or data that might</text:p>
      <text:p text:style-name="Preformatted_20_Text"><text:s text:c="3"/>otherwise get trashed.</text:p>
      <text:p text:style-name="Preformatted_20_Text"/>
      <text:p text:style-name="Preformatted_20_Text"><text:s text:c="3"/>This term preserves the memory of Mabel, the Swimming Wonder</text:p>
      <text:p text:style-name="Preformatted_20_Text"><text:s text:c="3"/>Monkey, star of a biological research program at the University of</text:p>
      <text:p text:style-name="Preformatted_20_Text"><text:s text:c="3"/>Toronto ca. 1986. <text:s/>Mabel was not (so the legend goes) your ordinary</text:p>
      <text:p text:style-name="Preformatted_20_Text"><text:s text:c="3"/>monkey; the university had spent years teaching her how to swim,</text:p>
      <text:p text:style-name="Preformatted_20_Text"><text:s text:c="3"/>breathing through a regulator, in order to study the effects of</text:p>
      <text:p text:style-name="Preformatted_20_Text"><text:s text:c="3"/>different gas mixtures on her physiology. <text:s/>Mabel suffered an</text:p>
      <text:p text:style-name="Preformatted_20_Text"><text:s text:c="3"/>untimely demise one day when DEC {PM}ed the PDP-11 controlling</text:p>
      <text:p text:style-name="Preformatted_20_Text"><text:s text:c="3"/>her regulator (see also {provocative maintenance}).</text:p>
      <text:p text:style-name="Preformatted_20_Text"/>
      <text:p text:style-name="Preformatted_20_Text"><text:s text:c="3"/>It is recorded that, after calming down an understandably irate</text:p>
      <text:p text:style-name="Preformatted_20_Text"><text:s text:c="3"/>customer sufficiently to ascertain the facts of the matter, a DEC</text:p>
      <text:p text:style-name="Preformatted_20_Text"><text:s text:c="3"/>troubleshooter called up the {field circus} manager responsible</text:p>
      <text:p text:style-name="Preformatted_20_Text"><text:s text:c="3"/>and asked him sweetly, "Can you swim?"</text:p>
      <text:p text:style-name="Preformatted_20_Text"/>
      <text:p text:style-name="Preformatted_20_Text"><text:s text:c="3"/>Not all the consequences to humans were so amusing; the sysop of</text:p>
      <text:p text:style-name="Preformatted_20_Text"><text:s text:c="3"/>the machine in question was nearly thrown in jail at the behest of</text:p>
      <text:p text:style-name="Preformatted_20_Text"><text:s text:c="3"/>certain clueless droids at the local `humane' society. <text:s/>The moral</text:p>
      <text:p text:style-name="Preformatted_20_Text"><text:s text:c="3"/>is clear: When in doubt, always mount a scratch monkey.</text:p>
      <text:p text:style-name="Preformatted_20_Text"/>
      <text:p text:style-name="Preformatted_20_Text">:scream and die: v. Syn. {cough and die}, but connotes that an</text:p>
      <text:p text:style-name="Preformatted_20_Text"><text:s text:c="3"/>error message was printed or displayed before the program crashed.</text:p>
      <text:p text:style-name="Preformatted_20_Text"/>
      <text:p text:style-name="Preformatted_20_Text">:screw: [MIT] n. A {lose}, usually in software. <text:s/>Especially used for</text:p>
      <text:p text:style-name="Preformatted_20_Text"><text:s text:c="3"/>user-visible misbehavior caused by a bug or misfeature. <text:s/>This use</text:p>
      <text:p text:style-name="Preformatted_20_Text"><text:s text:c="3"/>has become quite widespread outside MIT.</text:p>
      <text:p text:style-name="Preformatted_20_Text"/>
      <text:p text:style-name="Preformatted_20_Text">:screwage: /skroo'*j/ n. Like {lossage} but connotes that the</text:p>
      <text:p text:style-name="Preformatted_20_Text"><text:s text:c="3"/>failure is due to a designed-in misfeature rather than a simple</text:p>
      <text:p text:style-name="Preformatted_20_Text"><text:s text:c="3"/>inadequacy or a mere bug.</text:p>
      <text:p text:style-name="Preformatted_20_Text"/>
      <text:p text:style-name="Preformatted_20_Text">:scribble: n. To modify a data structure in a random and</text:p>
      <text:p text:style-name="Preformatted_20_Text"><text:s text:c="3"/>unintentionally destructive way. <text:s/>"Bletch! Somebody's</text:p>
      <text:p text:style-name="Preformatted_20_Text"><text:s text:c="3"/>disk-compactor program went berserk and scribbled on the i-node</text:p>
      <text:p text:style-name="Preformatted_20_Text"><text:s text:c="3"/>table." <text:s/>"It was working fine until one of the allocation routines</text:p>
      <text:p text:style-name="Preformatted_20_Text"><text:s text:c="3"/>scribbled on low core." <text:s/>Synonymous with {trash}; compare {mung},</text:p>
      <text:p text:style-name="Preformatted_20_Text"><text:s text:c="3"/>which conveys a bit more intention, and {mangle}, which is more</text:p>
      <text:p text:style-name="Preformatted_20_Text"><text:s text:c="3"/>violent and final.</text:p>
      <text:p text:style-name="Preformatted_20_Text"><text:soft-page-break/></text:p>
      <text:p text:style-name="Preformatted_20_Text">:scrog: /skrog/ [Bell Labs] vt. To damage, trash, or corrupt a</text:p>
      <text:p text:style-name="Preformatted_20_Text"><text:s text:c="3"/>data structure. <text:s/>"The list header got scrogged." <text:s/>Also reported</text:p>
      <text:p text:style-name="Preformatted_20_Text"><text:s text:c="3"/>as `skrog', and ascribed to the comic strip "The Wizard of</text:p>
      <text:p text:style-name="Preformatted_20_Text"><text:s text:c="3"/>Id". <text:s/>Compare {scag}; possibly the two are related. <text:s/>Equivalent</text:p>
      <text:p text:style-name="Preformatted_20_Text"><text:s text:c="3"/>to {scribble} or {mangle}.</text:p>
      <text:p text:style-name="Preformatted_20_Text"/>
      <text:p text:style-name="Preformatted_20_Text">:scrool: /skrool/ [from the pioneering Roundtable chat system in</text:p>
      <text:p text:style-name="Preformatted_20_Text"><text:s text:c="3"/>Houston ca. 1984; prob. originated as a typo for `scroll'] n. The</text:p>
      <text:p text:style-name="Preformatted_20_Text"><text:s text:c="3"/>log of old messages, available for later perusal or to help one get</text:p>
      <text:p text:style-name="Preformatted_20_Text"><text:s text:c="3"/>back in synch with the conversation. It was originally called the</text:p>
      <text:p text:style-name="Preformatted_20_Text"><text:s text:c="3"/>`scrool monster', because an early version of the roundtable</text:p>
      <text:p text:style-name="Preformatted_20_Text"><text:s text:c="3"/>software had a bug where it would dump all 8K of scrool on a user's</text:p>
      <text:p text:style-name="Preformatted_20_Text"><text:s text:c="3"/>terminal.</text:p>
      <text:p text:style-name="Preformatted_20_Text"/>
      <text:p text:style-name="Preformatted_20_Text">:scrozzle: /skroz'l/ vt. Used when a self-modifying code segment runs</text:p>
      <text:p text:style-name="Preformatted_20_Text"><text:s text:c="3"/>incorrectly and corrupts the running program or vital data. <text:s/>"The</text:p>
      <text:p text:style-name="Preformatted_20_Text"><text:s text:c="3"/>damn compiler scrozzled itself again!"</text:p>
      <text:p text:style-name="Preformatted_20_Text"/>
      <text:p text:style-name="Preformatted_20_Text">:scruffies: n. See {neats vs. scruffies}.</text:p>
      <text:p text:style-name="Preformatted_20_Text"/>
      <text:p text:style-name="Preformatted_20_Text">:SCSI: [Small Computer System Interface] n. A bus-independent</text:p>
      <text:p text:style-name="Preformatted_20_Text"><text:s text:c="3"/>standard for system-level interfacing between a computer and</text:p>
      <text:p text:style-name="Preformatted_20_Text"><text:s text:c="3"/>intelligent devices. <text:s/>Typically annotated in literature with `sexy'</text:p>
      <text:p text:style-name="Preformatted_20_Text"><text:s text:c="3"/>(/sek'see/), `sissy' (/sis'ee/), and `scuzzy' (/skuh'zee/) as</text:p>
      <text:p text:style-name="Preformatted_20_Text"><text:s text:c="3"/>pronunciation guides --- the last being the overwhelmingly</text:p>
      <text:p text:style-name="Preformatted_20_Text"><text:s text:c="3"/>predominant form, much to the dismay of the designers and their</text:p>
      <text:p text:style-name="Preformatted_20_Text"><text:s text:c="3"/>marketing people. <text:s/>One can usually assume that a person who</text:p>
      <text:p text:style-name="Preformatted_20_Text"><text:s text:c="3"/>pronounces it /S-C-S-I/ is clueless.</text:p>
      <text:p text:style-name="Preformatted_20_Text"/>
      <text:p text:style-name="Preformatted_20_Text">:ScumOS: /skuhm'os/ or /skuhm'O-S/ n. Unflattering hackerism</text:p>
      <text:p text:style-name="Preformatted_20_Text"><text:s text:c="3"/>for SunOS, the UNIX variant supported on Sun Microsystems's UNIX</text:p>
      <text:p text:style-name="Preformatted_20_Text"><text:s text:c="3"/>workstations (see also {sun-stools}), and compare {AIDX},</text:p>
      <text:p text:style-name="Preformatted_20_Text"><text:s text:c="3"/>{terminak}, {Macintrash} {Nominal Semidestructor},</text:p>
      <text:p text:style-name="Preformatted_20_Text"><text:s text:c="3"/>{Open DeathTrap}, {HP-SUX}. <text:s/>Despite what this term might</text:p>
      <text:p text:style-name="Preformatted_20_Text"><text:s text:c="3"/>suggest, Sun was founded by hackers and still enjoys excellent</text:p>
      <text:p text:style-name="Preformatted_20_Text"><text:s text:c="3"/>relations with hackerdom; usage is more often in exasperation than</text:p>
      <text:p text:style-name="Preformatted_20_Text"><text:s text:c="3"/>outright loathing.</text:p>
      <text:p text:style-name="Preformatted_20_Text"/>
      <text:p text:style-name="Preformatted_20_Text">:search-and-destroy mode: n. Hackerism for the search-and-replace</text:p>
      <text:p text:style-name="Preformatted_20_Text"><text:s text:c="3"/>facility in an editor, so called because an incautiously chosen</text:p>
      <text:p text:style-name="Preformatted_20_Text"><text:s text:c="3"/>match pattern can cause {infinite} damage.</text:p>
      <text:p text:style-name="Preformatted_20_Text"/>
      <text:p text:style-name="Preformatted_20_Text">:second-system effect: n. (sometimes, more euphoniously,</text:p>
      <text:p text:style-name="Preformatted_20_Text"><text:s text:c="3"/>`second-system syndrome') When one is designing the successor to</text:p>
      <text:p text:style-name="Preformatted_20_Text"><text:s text:c="3"/>a relatively small, elegant, and successful system, there is a</text:p>
      <text:p text:style-name="Preformatted_20_Text"><text:s text:c="3"/>tendency to become grandiose in one's success and design an</text:p>
      <text:p text:style-name="Preformatted_20_Text"><text:s text:c="3"/>{elephantine} feature-laden monstrosity. <text:s/>The term was first</text:p>
      <text:p text:style-name="Preformatted_20_Text"><text:s text:c="3"/>used by Fred Brooks in his classic `The Mythical Man-Month:</text:p>
      <text:p text:style-name="Preformatted_20_Text"><text:s text:c="3"/>Essays on Software Engineering' (Addison-Wesley, 1975; ISBN</text:p>
      <text:p text:style-name="Preformatted_20_Text"><text:s text:c="3"/>0-201-00650-2). <text:s/>It described the jump from a set of nice, simple</text:p>
      <text:p text:style-name="Preformatted_20_Text"><text:s text:c="3"/>operating systems on the IBM 70xx series to OS/360 on the</text:p>
      <text:p text:style-name="Preformatted_20_Text"><text:s text:c="3"/>360 series. <text:s/>A similar effect can also happen in an evolving</text:p>
      <text:p text:style-name="Preformatted_20_Text"><text:s text:c="3"/>system; see {Brooks's Law}, {creeping elegance}, {creeping</text:p>
      <text:p text:style-name="Preformatted_20_Text"><text:s text:c="3"/>featurism}. <text:s/>See also {{Multics}}, {OS/2}, {X}, {software</text:p>
      <text:p text:style-name="Preformatted_20_Text"><text:s text:c="3"/>bloat}.</text:p>
      <text:p text:style-name="Preformatted_20_Text"/>
      <text:p text:style-name="Preformatted_20_Text"><text:s text:c="3"/>This version of the jargon lexicon has been described (with</text:p>
      <text:p text:style-name="Preformatted_20_Text"><text:soft-page-break/><text:s text:c="3"/>altogether too much truth for comfort) as an example of</text:p>
      <text:p text:style-name="Preformatted_20_Text"><text:s text:c="3"/>second-system effect run amok on jargon-1....</text:p>
      <text:p text:style-name="Preformatted_20_Text"/>
      <text:p text:style-name="Preformatted_20_Text">:secondary damage: n. When a fatal error occurs (esp. a</text:p>
      <text:p text:style-name="Preformatted_20_Text"><text:s text:c="3"/>{segfault}) the immediate cause may be that a pointer has been</text:p>
      <text:p text:style-name="Preformatted_20_Text"><text:s text:c="3"/>trashed due to a previous {fandango on core}. <text:s/>However, this</text:p>
      <text:p text:style-name="Preformatted_20_Text"><text:s text:c="3"/>fandango may have been due to an *earlier* fandango, so no</text:p>
      <text:p text:style-name="Preformatted_20_Text"><text:s text:c="3"/>amount of analysis will reveal (directly) how the damage occurred.</text:p>
      <text:p text:style-name="Preformatted_20_Text"><text:s text:c="3"/>"The data structure was clobbered, but it was secondary damage."</text:p>
      <text:p text:style-name="Preformatted_20_Text"/>
      <text:p text:style-name="Preformatted_20_Text"><text:s text:c="3"/>By extension, the corruption resulting from N cascaded</text:p>
      <text:p text:style-name="Preformatted_20_Text"><text:s text:c="3"/>fandangoes on core is `Nth-level damage'. <text:s/>There is at least</text:p>
      <text:p text:style-name="Preformatted_20_Text"><text:s text:c="3"/>one case on record in which 17 hours of {grovel}ling with</text:p>
      <text:p text:style-name="Preformatted_20_Text"><text:s text:c="3"/>`adb' actually dug up the underlying bug behind an instance of</text:p>
      <text:p text:style-name="Preformatted_20_Text"><text:s text:c="3"/>seventh-level damage! <text:s/>The hacker who accomplished this</text:p>
      <text:p text:style-name="Preformatted_20_Text"><text:s text:c="3"/>near-superhuman feat was presented with an award by his fellows.</text:p>
      <text:p text:style-name="Preformatted_20_Text"/>
      <text:p text:style-name="Preformatted_20_Text">:security through obscurity: alt. `security by obscurity' n. A</text:p>
      <text:p text:style-name="Preformatted_20_Text"><text:s text:c="3"/>name applied by hackers to most OS vendors' favorite way of coping</text:p>
      <text:p text:style-name="Preformatted_20_Text"><text:s text:c="3"/>with security holes --- namely, ignoring them and not documenting</text:p>
      <text:p text:style-name="Preformatted_20_Text"><text:s text:c="3"/>them and trusting that nobody will find out about them and that</text:p>
      <text:p text:style-name="Preformatted_20_Text"><text:s text:c="3"/>people who do find out about them won't exploit them. <text:s/>This never</text:p>
      <text:p text:style-name="Preformatted_20_Text"><text:s text:c="3"/>works for long and occasionally sets the world up for debacles like</text:p>
      <text:p text:style-name="Preformatted_20_Text"><text:s text:c="3"/>the {RTM} worm of 1988 (see {Great Worm, the}), but once the</text:p>
      <text:p text:style-name="Preformatted_20_Text"><text:s text:c="3"/>brief moments of panic created by such events subside most vendors</text:p>
      <text:p text:style-name="Preformatted_20_Text"><text:s text:c="3"/>are all too willing to turn over and go back to sleep. <text:s/>After all,</text:p>
      <text:p text:style-name="Preformatted_20_Text"><text:s text:c="3"/>actually fixing the bugs would siphon off the resources needed to</text:p>
      <text:p text:style-name="Preformatted_20_Text"><text:s text:c="3"/>implement the next user-interface frill on marketing's wish list</text:p>
      <text:p text:style-name="Preformatted_20_Text"><text:s text:c="3"/>--- and besides, if they started fixing security bugs customers</text:p>
      <text:p text:style-name="Preformatted_20_Text"><text:s text:c="3"/>might begin to *expect* it and imagine that their warranties</text:p>
      <text:p text:style-name="Preformatted_20_Text"><text:s text:c="3"/>of merchantability gave them some sort of *right* to a system</text:p>
      <text:p text:style-name="Preformatted_20_Text"><text:s text:c="3"/>with fewer holes in it than a shotgunned Swiss cheese, and</text:p>
      <text:p text:style-name="Preformatted_20_Text"><text:s text:c="3"/>*then* where would we be?</text:p>
      <text:p text:style-name="Preformatted_20_Text"/>
      <text:p text:style-name="Preformatted_20_Text"><text:s text:c="3"/>Historical note: There are conflicting stories about the origin of</text:p>
      <text:p text:style-name="Preformatted_20_Text"><text:s text:c="3"/>this term. <text:s/>It has been claimed that it was first used in the</text:p>
      <text:p text:style-name="Preformatted_20_Text"><text:s text:c="3"/>USENET newsgroup in comp.sys.apollo during a campaign to get</text:p>
      <text:p text:style-name="Preformatted_20_Text"><text:s text:c="3"/>HP/Apollo to fix security problems in its UNIX-{clone}</text:p>
      <text:p text:style-name="Preformatted_20_Text"><text:s text:c="3"/>Aegis/DomainOS (they didn't change a thing). <text:s/>{ITS} fans, on the</text:p>
      <text:p text:style-name="Preformatted_20_Text"><text:s text:c="3"/>other hand, say it was coined years earlier in opposition to the</text:p>
      <text:p text:style-name="Preformatted_20_Text"><text:s text:c="3"/>incredibly paranoid {Multics} people down the hall, for whom</text:p>
      <text:p text:style-name="Preformatted_20_Text"><text:s text:c="3"/>security was everything. <text:s/>In the ITS culture it referred to (1) the</text:p>
      <text:p text:style-name="Preformatted_20_Text"><text:s text:c="3"/>fact that that by the time a tourist figured out how to make</text:p>
      <text:p text:style-name="Preformatted_20_Text"><text:s text:c="3"/>trouble he'd generally gotten over the urge to make it, because he</text:p>
      <text:p text:style-name="Preformatted_20_Text"><text:s text:c="3"/>felt part of the community; and (2) (self-mockingly) the poor</text:p>
      <text:p text:style-name="Preformatted_20_Text"><text:s text:c="3"/>coverage of the documentation and obscurity of many commands. <text:s/>One</text:p>
      <text:p text:style-name="Preformatted_20_Text"><text:s text:c="3"/>instance of *deliberate* security through obscurity is</text:p>
      <text:p text:style-name="Preformatted_20_Text"><text:s text:c="3"/>recorded; the command to allow patching the running ITS system</text:p>
      <text:p text:style-name="Preformatted_20_Text"><text:s text:c="3"/>({altmode} altmode control-R) echoed as $$^D. <text:s/>If you actually</text:p>
      <text:p text:style-name="Preformatted_20_Text"><text:s text:c="3"/>typed alt alt ^D, that set a flag which would prevent patching the</text:p>
      <text:p text:style-name="Preformatted_20_Text"><text:s text:c="3"/>system even if you later got it right.</text:p>
      <text:p text:style-name="Preformatted_20_Text"/>
      <text:p text:style-name="Preformatted_20_Text">:SED: [TMRC, from `Light-Emitting Diode'] /S-E-D/ n.</text:p>
      <text:p text:style-name="Preformatted_20_Text"><text:s text:c="3"/>Smoke-emitting diode. <text:s/>A {friode} that lost the war. See</text:p>
      <text:p text:style-name="Preformatted_20_Text"><text:s text:c="3"/>{LER}.</text:p>
      <text:p text:style-name="Preformatted_20_Text"/>
      <text:p text:style-name="Preformatted_20_Text">:segfault: n.,vi. Syn. {segment}, {seggie}.</text:p>
      <text:p text:style-name="Preformatted_20_Text"/>
      <text:p text:style-name="Preformatted_20_Text"><text:soft-page-break/>:seggie: /seg'ee/ [UNIX] n. Shorthand for {segmentation fault}</text:p>
      <text:p text:style-name="Preformatted_20_Text"><text:s text:c="3"/>reported from Britain.</text:p>
      <text:p text:style-name="Preformatted_20_Text"/>
      <text:p text:style-name="Preformatted_20_Text">:segment: /seg'ment/ vi. To experience a {segmentation fault}.</text:p>
      <text:p text:style-name="Preformatted_20_Text"><text:s text:c="3"/>Confusingly, this is often pronounced more like the noun `segment'</text:p>
      <text:p text:style-name="Preformatted_20_Text"><text:s text:c="3"/>than like mainstream v. segment; this is because it is actually a</text:p>
      <text:p text:style-name="Preformatted_20_Text"><text:s text:c="3"/>noun shorthand that has been verbed.</text:p>
      <text:p text:style-name="Preformatted_20_Text"/>
      <text:p text:style-name="Preformatted_20_Text">:segmentation fault: n. [UNIX] 1. An error in which a running program</text:p>
      <text:p text:style-name="Preformatted_20_Text"><text:s text:c="3"/>attempts to access memory not allocated to it and {core dump}s</text:p>
      <text:p text:style-name="Preformatted_20_Text"><text:s text:c="3"/>with a segmentation violation error. <text:s/>2. To lose a train of</text:p>
      <text:p text:style-name="Preformatted_20_Text"><text:s text:c="3"/>thought or a line of reasoning. <text:s/>Also uttered as an exclamation at</text:p>
      <text:p text:style-name="Preformatted_20_Text"><text:s text:c="3"/>the point of befuddlement.</text:p>
      <text:p text:style-name="Preformatted_20_Text"/>
      <text:p text:style-name="Preformatted_20_Text">:segv: /seg'vee/ n.,vi. Yet another synonym for {segmentation</text:p>
      <text:p text:style-name="Preformatted_20_Text"><text:s text:c="3"/>fault} (actually, in this case, `segmentation violation').</text:p>
      <text:p text:style-name="Preformatted_20_Text"/>
      <text:p text:style-name="Preformatted_20_Text">:self-reference: n. See {self-reference}.</text:p>
      <text:p text:style-name="Preformatted_20_Text"/>
      <text:p text:style-name="Preformatted_20_Text">:selvage: /sel'v*j/ [from sewing] n. See {chad} (sense 1).</text:p>
      <text:p text:style-name="Preformatted_20_Text"/>
      <text:p text:style-name="Preformatted_20_Text">:semi: /se'mee/ or /se'mi:/ 1. n. Abbreviation for</text:p>
      <text:p text:style-name="Preformatted_20_Text"><text:s text:c="3"/>`semicolon', when speaking. <text:s/>"Commands to {grind} are</text:p>
      <text:p text:style-name="Preformatted_20_Text"><text:s text:c="3"/>prefixed by semi-semi-star" means that the prefix is `;;*',</text:p>
      <text:p text:style-name="Preformatted_20_Text"><text:s text:c="3"/>not 1/4 of a star. <text:s/>2. A prefix used with words such as</text:p>
      <text:p text:style-name="Preformatted_20_Text"><text:s text:c="3"/>`immediately' as a qualifier. <text:s/>"When is the system coming up?"</text:p>
      <text:p text:style-name="Preformatted_20_Text"><text:s text:c="3"/>"Semi-immediately." (That is, maybe not for an hour.) <text:s/>"We did</text:p>
      <text:p text:style-name="Preformatted_20_Text"><text:s text:c="3"/>consider that possibility semi-seriously." <text:s/>See also</text:p>
      <text:p text:style-name="Preformatted_20_Text"><text:s text:c="3"/>{infinite}.</text:p>
      <text:p text:style-name="Preformatted_20_Text"/>
      <text:p text:style-name="Preformatted_20_Text">:semi-infinite: n. See {infinite}.</text:p>
      <text:p text:style-name="Preformatted_20_Text"/>
      <text:p text:style-name="Preformatted_20_Text">:senior bit: [IBM] n. Syn. {meta bit}.</text:p>
      <text:p text:style-name="Preformatted_20_Text"/>
      <text:p text:style-name="Preformatted_20_Text">:server: n. A kind of {daemon} that performs a service for the</text:p>
      <text:p text:style-name="Preformatted_20_Text"><text:s text:c="3"/>requester and which often runs on a computer other than the one on</text:p>
      <text:p text:style-name="Preformatted_20_Text"><text:s text:c="3"/>which the server runs. <text:s/>A particularly common term on the Internet,</text:p>
      <text:p text:style-name="Preformatted_20_Text"><text:s text:c="3"/>which is rife with `name servers', `domain servers', `news</text:p>
      <text:p text:style-name="Preformatted_20_Text"><text:s text:c="3"/>servers', `finger servers', and the like.</text:p>
      <text:p text:style-name="Preformatted_20_Text"/>
      <text:p text:style-name="Preformatted_20_Text">:SEX: /seks/ [Sun Users' Group &amp; elsewhere] n. 1. Software</text:p>
      <text:p text:style-name="Preformatted_20_Text"><text:s text:c="3"/>EXchange. <text:s/>A technique invented by the blue-green algae hundreds of</text:p>
      <text:p text:style-name="Preformatted_20_Text"><text:s text:c="3"/>millions of years ago to speed up their evolution, which had been</text:p>
      <text:p text:style-name="Preformatted_20_Text"><text:s text:c="3"/>terribly slow up until then. <text:s/>Today, SEX parties are popular among</text:p>
      <text:p text:style-name="Preformatted_20_Text"><text:s text:c="3"/>hackers and others (of course, these are no longer limited to</text:p>
      <text:p text:style-name="Preformatted_20_Text"><text:s text:c="3"/>exchanges of genetic software). <text:s/>In general, SEX parties are a</text:p>
      <text:p text:style-name="Preformatted_20_Text"><text:s text:c="3"/>{Good Thing}, but unprotected SEX can propagate a {virus}.</text:p>
      <text:p text:style-name="Preformatted_20_Text"><text:s text:c="3"/>See also {pubic directory}. <text:s/>2. The rather Freudian mnemonic</text:p>
      <text:p text:style-name="Preformatted_20_Text"><text:s text:c="3"/>often used for Sign EXtend, a machine instruction found in the</text:p>
      <text:p text:style-name="Preformatted_20_Text"><text:s text:c="3"/>PDP-11 and many other architectures. <text:s/>The RCA 1802 chip used in the</text:p>
      <text:p text:style-name="Preformatted_20_Text"><text:s text:c="3"/>early Elf and SuperElf personal computers had a `SEt X register'</text:p>
      <text:p text:style-name="Preformatted_20_Text"><text:s text:c="3"/>SEX instruction, but this seems to have had little folkloric</text:p>
      <text:p text:style-name="Preformatted_20_Text"><text:s text:c="3"/>impact.</text:p>
      <text:p text:style-name="Preformatted_20_Text"/>
      <text:p text:style-name="Preformatted_20_Text"><text:s text:c="3"/>DEC's engineers nearly got a PDP-11 assembler that used the</text:p>
      <text:p text:style-name="Preformatted_20_Text"><text:s text:c="3"/>`SEX' mnemonic out the door at one time, but (for once)</text:p>
      <text:p text:style-name="Preformatted_20_Text"><text:s text:c="3"/>marketing wasn't asleep and forced a change. <text:s/>That wasn't the last</text:p>
      <text:p text:style-name="Preformatted_20_Text"><text:s text:c="3"/>time this happened, either. <text:s/>The author of `The Intel 8086</text:p>
      <text:p text:style-name="Preformatted_20_Text"><text:soft-page-break/><text:s text:c="3"/>Primer', who was one of the original designers of the 8086, noted</text:p>
      <text:p text:style-name="Preformatted_20_Text"><text:s text:c="3"/>that there was originally a `SEX' instruction on that</text:p>
      <text:p text:style-name="Preformatted_20_Text"><text:s text:c="3"/>processor, too. <text:s/>He says that Intel management got cold feet and</text:p>
      <text:p text:style-name="Preformatted_20_Text"><text:s text:c="3"/>decreed that it be changed, and thus the instruction was renamed</text:p>
      <text:p text:style-name="Preformatted_20_Text"><text:s text:c="3"/>`CBW' and `CWD' (depending on what was being extended).</text:p>
      <text:p text:style-name="Preformatted_20_Text"><text:s text:c="3"/>Amusingly, the Intel 8048 (the microcontroller used in IBM PC</text:p>
      <text:p text:style-name="Preformatted_20_Text"><text:s text:c="3"/>keyboards) is also missing straight `SEX' but has logical-or</text:p>
      <text:p text:style-name="Preformatted_20_Text"><text:s text:c="3"/>and logical-and instructions `ORL' and `ANL'.</text:p>
      <text:p text:style-name="Preformatted_20_Text"/>
      <text:p text:style-name="Preformatted_20_Text"><text:s text:c="3"/>The Motorola 6809, used in the U.K.'s `Dragon 32' personal</text:p>
      <text:p text:style-name="Preformatted_20_Text"><text:s text:c="3"/>computer, actually had an official `SEX' instruction; the 6502</text:p>
      <text:p text:style-name="Preformatted_20_Text"><text:s text:c="3"/>in the Apple II it competed with did not. <text:s/>British hackers thought</text:p>
      <text:p text:style-name="Preformatted_20_Text"><text:s text:c="3"/>this made perfect mythic sense; after all, it was commonly</text:p>
      <text:p text:style-name="Preformatted_20_Text"><text:s text:c="3"/>observed, you could (on some theoretical level) have sex with a</text:p>
      <text:p text:style-name="Preformatted_20_Text"><text:s text:c="3"/>dragon, but you can't have sex with an apple.</text:p>
      <text:p text:style-name="Preformatted_20_Text"/>
      <text:p text:style-name="Preformatted_20_Text">:sex changer: n. Syn. {gender mender}.</text:p>
      <text:p text:style-name="Preformatted_20_Text"/>
      <text:p text:style-name="Preformatted_20_Text">:shambolic link: /sham-bol'ik link/ n. A UNIX symbolic link,</text:p>
      <text:p text:style-name="Preformatted_20_Text"><text:s text:c="3"/>particularly when it confuses you, points to nothing at all, or</text:p>
      <text:p text:style-name="Preformatted_20_Text"><text:s text:c="3"/>results in you ending up in some completely unexpected part of the</text:p>
      <text:p text:style-name="Preformatted_20_Text"><text:s text:c="3"/>filesystem....</text:p>
      <text:p text:style-name="Preformatted_20_Text"/>
      <text:p text:style-name="Preformatted_20_Text">:shareware: /sheir'weir/ n. {Freeware} (sense 1) for which the</text:p>
      <text:p text:style-name="Preformatted_20_Text"><text:s text:c="3"/>author requests some payment, usually in the accompanying</text:p>
      <text:p text:style-name="Preformatted_20_Text"><text:s text:c="3"/>documentation files or in an announcement made by the software</text:p>
      <text:p text:style-name="Preformatted_20_Text"><text:s text:c="3"/>itself. <text:s/>Such payment may or may not buy additional support or</text:p>
      <text:p text:style-name="Preformatted_20_Text"><text:s text:c="3"/>functionality. <text:s/>See also {careware}, {charityware},</text:p>
      <text:p text:style-name="Preformatted_20_Text"><text:s text:c="3"/>{crippleware}, {guiltware}, {postcardware}, and</text:p>
      <text:p text:style-name="Preformatted_20_Text"><text:s text:c="3"/>{-ware}; compare {payware}.</text:p>
      <text:p text:style-name="Preformatted_20_Text"/>
      <text:p text:style-name="Preformatted_20_Text">:shelfware: /shelfweir/ n. Software purchased on a whim (by an</text:p>
      <text:p text:style-name="Preformatted_20_Text"><text:s text:c="3"/>individual user) or in accordance with policy (by a corporation or</text:p>
      <text:p text:style-name="Preformatted_20_Text"><text:s text:c="3"/>government agency), but not actually required for any particular</text:p>
      <text:p text:style-name="Preformatted_20_Text"><text:s text:c="3"/>use. <text:s/>Therefore, it often ends up on some shelf.</text:p>
      <text:p text:style-name="Preformatted_20_Text"/>
      <text:p text:style-name="Preformatted_20_Text">:shell: [orig. {{Multics}} techspeak, widely propagated via UNIX] n.</text:p>
      <text:p text:style-name="Preformatted_20_Text"><text:s text:c="3"/>1. [techspeak] The command interpreter used to pass commands to an</text:p>
      <text:p text:style-name="Preformatted_20_Text"><text:s text:c="3"/>operating system; so called because it is the part of the operating</text:p>
      <text:p text:style-name="Preformatted_20_Text"><text:s text:c="3"/>system that interfaces with the outside world. <text:s/>2. More generally,</text:p>
      <text:p text:style-name="Preformatted_20_Text"><text:s text:c="3"/>any interface program that mediates access to a special resource</text:p>
      <text:p text:style-name="Preformatted_20_Text"><text:s text:c="3"/>or {server} for convenience, efficiency, or security reasons; for</text:p>
      <text:p text:style-name="Preformatted_20_Text"><text:s text:c="3"/>this meaning, the usage is usually `a shell around' whatever.</text:p>
      <text:p text:style-name="Preformatted_20_Text"><text:s text:c="3"/>This sort of program is also called a `wrapper'.</text:p>
      <text:p text:style-name="Preformatted_20_Text"/>
      <text:p text:style-name="Preformatted_20_Text">:shell out: [UNIX] n. To spawn an interactive {subshell} from</text:p>
      <text:p text:style-name="Preformatted_20_Text"><text:s text:c="3"/>within a program (e.g., a mailer or editor). <text:s/>"Bang foo runs foo in</text:p>
      <text:p text:style-name="Preformatted_20_Text"><text:s text:c="3"/>a subshell, while bang alone shells out."</text:p>
      <text:p text:style-name="Preformatted_20_Text"/>
      <text:p text:style-name="Preformatted_20_Text">:shift left (or right) logical: [from any of various machines'</text:p>
      <text:p text:style-name="Preformatted_20_Text"><text:s text:c="3"/>instruction sets] 1. vi. To move oneself to the left (right). <text:s/>To</text:p>
      <text:p text:style-name="Preformatted_20_Text"><text:s text:c="3"/>move out of the way. <text:s/>2. imper. "Get out of that (my) seat! <text:s/>You</text:p>
      <text:p text:style-name="Preformatted_20_Text"><text:s text:c="3"/>can shift to that empty one to the left (right)." <text:s/>Often</text:p>
      <text:p text:style-name="Preformatted_20_Text"><text:s text:c="3"/>used without the `logical', or as `left shift' instead of</text:p>
      <text:p text:style-name="Preformatted_20_Text"><text:s text:c="3"/>`shift left'. <text:s/>Sometimes heard as LSH /lish/, from the {PDP-10}</text:p>
      <text:p text:style-name="Preformatted_20_Text"><text:s text:c="3"/>instruction set. <text:s/>See {Programmer's Cheer}.</text:p>
      <text:p text:style-name="Preformatted_20_Text"/>
      <text:p text:style-name="Preformatted_20_Text">:shim: n. A small piece of data inserted in order to achieve a</text:p>
      <text:p text:style-name="Preformatted_20_Text"><text:soft-page-break/><text:s text:c="3"/>desired memory alignment or other addressing property. <text:s/>For</text:p>
      <text:p text:style-name="Preformatted_20_Text"><text:s text:c="3"/>example, the PDP-11 UNIX linker, in split I&amp;D (instructions and</text:p>
      <text:p text:style-name="Preformatted_20_Text"><text:s text:c="3"/>data) mode, inserts a two-byte shim at location 0 in data space so</text:p>
      <text:p text:style-name="Preformatted_20_Text"><text:s text:c="3"/>that no data object will have an address of 0 (and be confused with</text:p>
      <text:p text:style-name="Preformatted_20_Text"><text:s text:c="3"/>the C null pointer). See also {loose bytes}.</text:p>
      <text:p text:style-name="Preformatted_20_Text"/>
      <text:p text:style-name="Preformatted_20_Text">:shitogram: /shit'oh-gram/ n. A *really* nasty piece of email.</text:p>
      <text:p text:style-name="Preformatted_20_Text"><text:s text:c="3"/>Compare {nastygram}, {flame}.</text:p>
      <text:p text:style-name="Preformatted_20_Text"/>
      <text:p text:style-name="Preformatted_20_Text">:short card: n. A half-length IBM PC expansion card or adapter that</text:p>
      <text:p text:style-name="Preformatted_20_Text"><text:s text:c="3"/>will fit in one of the two short slots located towards the right</text:p>
      <text:p text:style-name="Preformatted_20_Text"><text:s text:c="3"/>rear of a standard chassis (tucked behind the floppy disk drives).</text:p>
      <text:p text:style-name="Preformatted_20_Text"><text:s text:c="3"/>See also {tall card}.</text:p>
      <text:p text:style-name="Preformatted_20_Text"/>
      <text:p text:style-name="Preformatted_20_Text">:shotgun debugging: n. The software equivalent of {Easter egging};</text:p>
      <text:p text:style-name="Preformatted_20_Text"><text:s text:c="3"/>the making of relatively undirected changes to software in the hope</text:p>
      <text:p text:style-name="Preformatted_20_Text"><text:s text:c="3"/>that a bug will be perturbed out of existence. <text:s/>This almost never</text:p>
      <text:p text:style-name="Preformatted_20_Text"><text:s text:c="3"/>works, and usually introduces more bugs.</text:p>
      <text:p text:style-name="Preformatted_20_Text"/>
      <text:p text:style-name="Preformatted_20_Text">:showstopper: n. A hardware or (especially) software bug that makes</text:p>
      <text:p text:style-name="Preformatted_20_Text"><text:s text:c="3"/>an implementation effectively unusable; one that absolutely has to</text:p>
      <text:p text:style-name="Preformatted_20_Text"><text:s text:c="3"/>be fixed before development can go on. <text:s/>Opposite in connotation</text:p>
      <text:p text:style-name="Preformatted_20_Text"><text:s text:c="3"/>from its original theatrical use, which refers to something</text:p>
      <text:p text:style-name="Preformatted_20_Text"><text:s text:c="3"/>stunningly *good*.</text:p>
      <text:p text:style-name="Preformatted_20_Text"/>
      <text:p text:style-name="Preformatted_20_Text">:shriek: n. See {excl}. <text:s/>Occasional CMU usage, also in common use</text:p>
      <text:p text:style-name="Preformatted_20_Text"><text:s text:c="3"/>among APL fans and mathematicians, especially category theorists.</text:p>
      <text:p text:style-name="Preformatted_20_Text"/>
      <text:p text:style-name="Preformatted_20_Text">:Shub-Internet: /shuhb in't*r-net/ [MUD: from H. P. Lovecraft's</text:p>
      <text:p text:style-name="Preformatted_20_Text"><text:s text:c="3"/>evil fictional deity `Shub-Niggurath', the Black Goat with a</text:p>
      <text:p text:style-name="Preformatted_20_Text"><text:s text:c="3"/>Thousand Young] n. The harsh personification of the Internet,</text:p>
      <text:p text:style-name="Preformatted_20_Text"><text:s text:c="3"/>Beast of a Thousand Processes, Eater of Characters, Avatar of Line</text:p>
      <text:p text:style-name="Preformatted_20_Text"><text:s text:c="3"/>Noise, and Imp of Call Waiting; the hideous multi-tendriled entity</text:p>
      <text:p text:style-name="Preformatted_20_Text"><text:s text:c="3"/>formed of all the manifold connections of the net. <text:s/>A sect of</text:p>
      <text:p text:style-name="Preformatted_20_Text"><text:s text:c="3"/>MUDders worships Shub-Internet, sacrificing objects and praying for</text:p>
      <text:p text:style-name="Preformatted_20_Text"><text:s text:c="3"/>good connections. <text:s/>To no avail --- its purpose is malign and evil,</text:p>
      <text:p text:style-name="Preformatted_20_Text"><text:s text:c="3"/>and is the cause of all network slowdown. <text:s/>Often heard as in</text:p>
      <text:p text:style-name="Preformatted_20_Text"><text:s text:c="3"/>"Freela casts a tac nuke at Shub-Internet for slowing her down."</text:p>
      <text:p text:style-name="Preformatted_20_Text"><text:s text:c="3"/>(A forged response often follows along the lines of:</text:p>
      <text:p text:style-name="Preformatted_20_Text"><text:s text:c="3"/>"Shub-Internet gulps down the tac nuke and burps happily.") <text:s/>Also</text:p>
      <text:p text:style-name="Preformatted_20_Text"><text:s text:c="3"/>cursed by users of {FTP} and {telnet} when the system slows</text:p>
      <text:p text:style-name="Preformatted_20_Text"><text:s text:c="3"/>down. <text:s/>The dread name of Shub-Internet is seldom spoken aloud, as</text:p>
      <text:p text:style-name="Preformatted_20_Text"><text:s text:c="3"/>it is said that repeating it three times will cause the being to</text:p>
      <text:p text:style-name="Preformatted_20_Text"><text:s text:c="3"/>wake, deep within its lair beneath the Pentagon.</text:p>
      <text:p text:style-name="Preformatted_20_Text"/>
      <text:p text:style-name="Preformatted_20_Text">:sidecar: n. 1. Syn. {slap on the side}. <text:s/>Esp. used of add-ons</text:p>
      <text:p text:style-name="Preformatted_20_Text"><text:s text:c="3"/>for the late and unlamented IBM PCjr. <text:s/>2. The IBM PC compatibility</text:p>
      <text:p text:style-name="Preformatted_20_Text"><text:s text:c="3"/>box that could be bolted onto the side of an Amiga. <text:s/>Designed and</text:p>
      <text:p text:style-name="Preformatted_20_Text"><text:s text:c="3"/>produced by Commodore, it broke all of the company's own rules.</text:p>
      <text:p text:style-name="Preformatted_20_Text"><text:s text:c="3"/>If it worked with any other peripherals, it was by {magic}.</text:p>
      <text:p text:style-name="Preformatted_20_Text"/>
      <text:p text:style-name="Preformatted_20_Text">:SIG: /sig/ n. (also common as a prefix in combining forms) The</text:p>
      <text:p text:style-name="Preformatted_20_Text"><text:s text:c="3"/>Association for Computing Machinery traditionally sponsors Special</text:p>
      <text:p text:style-name="Preformatted_20_Text"><text:s text:c="3"/>Interest Groups in various technical areas; well-known ones include</text:p>
      <text:p text:style-name="Preformatted_20_Text"><text:s text:c="3"/>SIGARCH (the Special Interest Group for Computer Architecture) and</text:p>
      <text:p text:style-name="Preformatted_20_Text"><text:s text:c="3"/>SIGGRAPH (the Special Interest Group for Computer Graphics).</text:p>
      <text:p text:style-name="Preformatted_20_Text"><text:s text:c="3"/>Hackers, not surprisingly, like to overextend this naming</text:p>
      <text:p text:style-name="Preformatted_20_Text"><text:s text:c="3"/>convention to less formal associations like SIGBEER (at ACM</text:p>
      <text:p text:style-name="Preformatted_20_Text"><text:soft-page-break/><text:s text:c="3"/>conferences) and SIGFOOD (at University of Illinois).</text:p>
      <text:p text:style-name="Preformatted_20_Text"/>
      <text:p text:style-name="Preformatted_20_Text">:sig block: /sig blok/ [UNIX; often written `.sig' there] n.</text:p>
      <text:p text:style-name="Preformatted_20_Text"><text:s text:c="3"/>Short for `signature', used specifically to refer to the</text:p>
      <text:p text:style-name="Preformatted_20_Text"><text:s text:c="3"/>electronic signature block that most UNIX mail- and news-posting</text:p>
      <text:p text:style-name="Preformatted_20_Text"><text:s text:c="3"/>software will {automagically} append to outgoing mail and news.</text:p>
      <text:p text:style-name="Preformatted_20_Text"><text:s text:c="3"/>The composition of one's sig can be quite an art form, including an</text:p>
      <text:p text:style-name="Preformatted_20_Text"><text:s text:c="3"/>ASCII logo or one's choice of witty sayings (see {sig quote},</text:p>
      <text:p text:style-name="Preformatted_20_Text"><text:s text:c="3"/>{fool file, the}); but many consider large sigs a waste of</text:p>
      <text:p text:style-name="Preformatted_20_Text"><text:s text:c="3"/>{bandwidth}, and it has been observed that the size of one's sig</text:p>
      <text:p text:style-name="Preformatted_20_Text"><text:s text:c="3"/>block is usually inversely proportional to one's longevity and</text:p>
      <text:p text:style-name="Preformatted_20_Text"><text:s text:c="3"/>level of prestige on the net.</text:p>
      <text:p text:style-name="Preformatted_20_Text"/>
      <text:p text:style-name="Preformatted_20_Text">:sig quote: /sig kwoht/ [USENET] n. A maxim, quote, proverb, joke,</text:p>
      <text:p text:style-name="Preformatted_20_Text"><text:s text:c="3"/>or slogan embedded in one's {sig block} and intended to convey</text:p>
      <text:p text:style-name="Preformatted_20_Text"><text:s text:c="3"/>something of one's philosophical stance, pet peeves, or sense of</text:p>
      <text:p text:style-name="Preformatted_20_Text"><text:s text:c="3"/>humor. "Calm down, it's only ones and zeroes."</text:p>
      <text:p text:style-name="Preformatted_20_Text"/>
      <text:p text:style-name="Preformatted_20_Text">:sig virus: n. A parasitic {meme} embedded in a {sig block}.</text:p>
      <text:p text:style-name="Preformatted_20_Text"><text:s text:c="3"/>There was a {meme plague} or fad for these on USENET in late</text:p>
      <text:p text:style-name="Preformatted_20_Text"><text:s text:c="3"/>1991. <text:s/>Most were equivalents of "I am a .sig virus. <text:s/>Please reproduce</text:p>
      <text:p text:style-name="Preformatted_20_Text"><text:s text:c="3"/>me in your .sig block.". <text:s/>Of course, the .sig virus's memetic hook</text:p>
      <text:p text:style-name="Preformatted_20_Text"><text:s text:c="3"/>is the giggle value of going along with the gag; this, however,</text:p>
      <text:p text:style-name="Preformatted_20_Text"><text:s text:c="3"/>was a self-limiting phenomenon as more and more people picked up</text:p>
      <text:p text:style-name="Preformatted_20_Text"><text:s text:c="3"/>on the idea. <text:s/>There were creative variants on it; some people</text:p>
      <text:p text:style-name="Preformatted_20_Text"><text:s text:c="3"/>stuck `sig virus antibody' texts in their sigs, and there was at</text:p>
      <text:p text:style-name="Preformatted_20_Text"><text:s text:c="3"/>least one instance of a sig virus eater.</text:p>
      <text:p text:style-name="Preformatted_20_Text"/>
      <text:p text:style-name="Preformatted_20_Text">:signal-to-noise ratio: [from analog electronics] n. Used by hackers</text:p>
      <text:p text:style-name="Preformatted_20_Text"><text:s text:c="3"/>in a generalization of its technical meaning. <text:s/>`Signal' refers to</text:p>
      <text:p text:style-name="Preformatted_20_Text"><text:s text:c="3"/>useful information conveyed by some communications medium, and</text:p>
      <text:p text:style-name="Preformatted_20_Text"><text:s text:c="3"/>`noise' to anything else on that medium. <text:s/>Hence a low ratio implies</text:p>
      <text:p text:style-name="Preformatted_20_Text"><text:s text:c="3"/>that it is not worth paying attention to the medium in question.</text:p>
      <text:p text:style-name="Preformatted_20_Text"><text:s text:c="3"/>Figures for such metaphorical ratios are never given. <text:s/>The term is</text:p>
      <text:p text:style-name="Preformatted_20_Text"><text:s text:c="3"/>most often applied to {USENET} newsgroups during {flame war}s.</text:p>
      <text:p text:style-name="Preformatted_20_Text"><text:s text:c="3"/>Compare {bandwidth}. <text:s/>See also {coefficient of X}, {lost in</text:p>
      <text:p text:style-name="Preformatted_20_Text"><text:s text:c="3"/>the noise}.</text:p>
      <text:p text:style-name="Preformatted_20_Text"/>
      <text:p text:style-name="Preformatted_20_Text">:silicon: n. Hardware, esp. ICs or microprocessor-based computer</text:p>
      <text:p text:style-name="Preformatted_20_Text"><text:s text:c="3"/>systems (compare {iron}). <text:s/>Contrasted with software. <text:s/>See also</text:p>
      <text:p text:style-name="Preformatted_20_Text"><text:s text:c="3"/>{sandbender}.</text:p>
      <text:p text:style-name="Preformatted_20_Text"/>
      <text:p text:style-name="Preformatted_20_Text">:silicon foundry: n. A company that {fab}s chips to the designs</text:p>
      <text:p text:style-name="Preformatted_20_Text"><text:s text:c="3"/>of others. <text:s/>As of the late 1980s, the combination of silicon</text:p>
      <text:p text:style-name="Preformatted_20_Text"><text:s text:c="3"/>foundries and good computer-aided design software made it much</text:p>
      <text:p text:style-name="Preformatted_20_Text"><text:s text:c="3"/>easier for hardware-designing startup companies to come into being.</text:p>
      <text:p text:style-name="Preformatted_20_Text"><text:s text:c="3"/>The downside of using a silicon foundry is that the distance from</text:p>
      <text:p text:style-name="Preformatted_20_Text"><text:s text:c="3"/>the actual chip-fabrication processes reduces designers' control of</text:p>
      <text:p text:style-name="Preformatted_20_Text"><text:s text:c="3"/>detail. <text:s/>This is somewhat analogous to the use of {HLL}s versus</text:p>
      <text:p text:style-name="Preformatted_20_Text"><text:s text:c="3"/>coding in assembler.</text:p>
      <text:p text:style-name="Preformatted_20_Text"/>
      <text:p text:style-name="Preformatted_20_Text">:silly walk: [from Monty Python's Flying Circus] vi. 1. A ridiculous</text:p>
      <text:p text:style-name="Preformatted_20_Text"><text:s text:c="3"/>procedure required to accomplish a task. <text:s/>Like {grovel}, but more</text:p>
      <text:p text:style-name="Preformatted_20_Text"><text:s text:c="3"/>{random} and humorous. <text:s/>"I had to silly-walk through half the</text:p>
      <text:p text:style-name="Preformatted_20_Text"><text:s text:c="3"/>/usr director smoke, then press</text:p>
      <text:p text:style-name="Preformatted_20_Text"><text:s text:c="3"/>it onto paper) is used to check out new dies.</text:p>
      <text:p text:style-name="Preformatted_20_Text"/>
      <text:p text:style-name="Preformatted_20_Text">:smoking clover: [ITS] n. A {display hack} originally due to</text:p>
      <text:p text:style-name="Preformatted_20_Text"><text:soft-page-break/><text:s text:c="3"/>Bill Gosper. <text:s/>Many convergent lines are drawn on a color monitor in</text:p>
      <text:p text:style-name="Preformatted_20_Text"><text:s text:c="3"/>{AOS} mode (so that every pixel struck has its color</text:p>
      <text:p text:style-name="Preformatted_20_Text"><text:s text:c="3"/>incremented). <text:s/>The lines all have one endpoint in the middle of the</text:p>
      <text:p text:style-name="Preformatted_20_Text"><text:s text:c="3"/>screen; the other endpoints are spaced one pixel apart around the</text:p>
      <text:p text:style-name="Preformatted_20_Text"><text:s text:c="3"/>perimeter of a large square. <text:s/>The color map is then repeatedly</text:p>
      <text:p text:style-name="Preformatted_20_Text"><text:s text:c="3"/>rotated. <text:s/>This results in a striking, rainbow-hued, shimmering</text:p>
      <text:p text:style-name="Preformatted_20_Text"><text:s text:c="3"/>four-leaf clover. <text:s/>Gosper joked about keeping it hidden from the</text:p>
      <text:p text:style-name="Preformatted_20_Text"><text:s text:c="3"/>FDA (the U.S.'s Food and Drug Administration) lest its</text:p>
      <text:p text:style-name="Preformatted_20_Text"><text:s text:c="3"/>hallucinogenic properties cause it to be banned.</text:p>
      <text:p text:style-name="Preformatted_20_Text"/>
      <text:p text:style-name="Preformatted_20_Text">:SMOP: /S-M-O-P/ [Simple (or Small) Matter of Programming] n.</text:p>
      <text:p text:style-name="Preformatted_20_Text"><text:s text:c="3"/>1. A piece of code, not yet written, whose anticipated length is</text:p>
      <text:p text:style-name="Preformatted_20_Text"><text:s text:c="3"/>significantly greater than its complexity. <text:s/>Used to refer to a</text:p>
      <text:p text:style-name="Preformatted_20_Text"><text:s text:c="3"/>program that could obviously be written, but is not worth the</text:p>
      <text:p text:style-name="Preformatted_20_Text"><text:s text:c="3"/>trouble. <text:s/>Also used ironically to imply that a difficult problem</text:p>
      <text:p text:style-name="Preformatted_20_Text"><text:s text:c="3"/>can be easily solved because a program can be written to do it; the</text:p>
      <text:p text:style-name="Preformatted_20_Text"><text:s text:c="3"/>irony is that it is very clear that writing such a program will be</text:p>
      <text:p text:style-name="Preformatted_20_Text"><text:s text:c="3"/>a great deal of work. <text:s/>"It's easy to enhance a FORTRAN compiler to</text:p>
      <text:p text:style-name="Preformatted_20_Text"><text:s text:c="3"/>compile COBOL as well; it's just a SMOP." <text:s/>2. Often used</text:p>
      <text:p text:style-name="Preformatted_20_Text"><text:s text:c="3"/>ironically by the intended victim when a suggestion for a program</text:p>
      <text:p text:style-name="Preformatted_20_Text"><text:s text:c="3"/>is made which seems easy to the suggester, but is obviously (to the</text:p>
      <text:p text:style-name="Preformatted_20_Text"><text:s text:c="3"/>victim) a lot of work.</text:p>
      <text:p text:style-name="Preformatted_20_Text"/>
      <text:p text:style-name="Preformatted_20_Text">:smurf: /smerf/ [from the soc.motss newsgroup on USENET,</text:p>
      <text:p text:style-name="Preformatted_20_Text"><text:s text:c="3"/>after some obnoxiously gooey cartoon characters] n. A newsgroup</text:p>
      <text:p text:style-name="Preformatted_20_Text"><text:s text:c="3"/>regular with a habitual style that is irreverent, silly, and</text:p>
      <text:p text:style-name="Preformatted_20_Text"><text:s text:c="3"/>cute. <text:s/>Like many other hackish terms for people, this one may</text:p>
      <text:p text:style-name="Preformatted_20_Text"><text:s text:c="3"/>be praise or insult depending on who uses it. <text:s/>In general, being</text:p>
      <text:p text:style-name="Preformatted_20_Text"><text:s text:c="3"/>referred to as a smurf is probably not going to make your day</text:p>
      <text:p text:style-name="Preformatted_20_Text"><text:s text:c="3"/>unless you've previously adopted the label yourself in a spirit of</text:p>
      <text:p text:style-name="Preformatted_20_Text"><text:s text:c="3"/>irony. <text:s/>Compare {old fart}.</text:p>
      <text:p text:style-name="Preformatted_20_Text"/>
      <text:p text:style-name="Preformatted_20_Text">:SNAFU principle: /sna'foo prin'si-pl/ [from WWII Army acronym</text:p>
      <text:p text:style-name="Preformatted_20_Text"><text:s text:c="3"/>for `Situation Normal, All Fucked Up'] n. "True communication is</text:p>
      <text:p text:style-name="Preformatted_20_Text"><text:s text:c="3"/>possible only between equals, because inferiors are more</text:p>
      <text:p text:style-name="Preformatted_20_Text"><text:s text:c="3"/>consistently rewarded for telling their superiors pleasant lies</text:p>
      <text:p text:style-name="Preformatted_20_Text"><text:s text:c="3"/>than for telling the truth." --- a central tenet of</text:p>
      <text:p text:style-name="Preformatted_20_Text"><text:s text:c="3"/>{Discordianism}, often invoked by hackers to explain why</text:p>
      <text:p text:style-name="Preformatted_20_Text"><text:s text:c="3"/>authoritarian hierarchies screw up so reliably and systematically.</text:p>
      <text:p text:style-name="Preformatted_20_Text"><text:s text:c="3"/>The effect of the SNAFU principle is a progressive disconnection of</text:p>
      <text:p text:style-name="Preformatted_20_Text"><text:s text:c="3"/>decision-makers from reality. <text:s/>This lightly adapted version of a</text:p>
      <text:p text:style-name="Preformatted_20_Text"><text:s text:c="3"/>fable dating back to the early 1960s illustrates the phenomenon</text:p>
      <text:p text:style-name="Preformatted_20_Text"><text:s text:c="3"/>perfectly:</text:p>
      <text:p text:style-name="Preformatted_20_Text"/>
      <text:p text:style-name="Preformatted_20_Text"><text:s text:c="5"/>In the beginning was the plan,</text:p>
      <text:p text:style-name="Preformatted_20_Text"><text:s text:c="12"/>and then the specification;</text:p>
      <text:p text:style-name="Preformatted_20_Text"><text:s text:c="5"/>And the plan was without form,</text:p>
      <text:p text:style-name="Preformatted_20_Text"><text:s text:c="12"/>and the specification was void.</text:p>
      <text:p text:style-name="Preformatted_20_Text"/>
      <text:p text:style-name="Preformatted_20_Text"><text:s text:c="5"/>And darkness</text:p>
      <text:p text:style-name="Preformatted_20_Text"><text:s text:c="12"/>was on the faces of the implementors thereof;</text:p>
      <text:p text:style-name="Preformatted_20_Text"><text:s text:c="5"/>And they spake unto their leader,</text:p>
      <text:p text:style-name="Preformatted_20_Text"><text:s text:c="12"/>saying:</text:p>
      <text:p text:style-name="Preformatted_20_Text"><text:s text:c="5"/>"It is a crock of shit,</text:p>
      <text:p text:style-name="Preformatted_20_Text"><text:s text:c="12"/>and smells as of a sewer."</text:p>
      <text:p text:style-name="Preformatted_20_Text"/>
      <text:p text:style-name="Preformatted_20_Text"><text:s text:c="5"/>And the leader took pity on them,</text:p>
      <text:p text:style-name="Preformatted_20_Text"><text:s text:c="12"/>and spoke to the project leader:</text:p>
      <text:p text:style-name="Preformatted_20_Text"><text:soft-page-break/><text:s text:c="5"/>"It is a crock of excrement,</text:p>
      <text:p text:style-name="Preformatted_20_Text"><text:s text:c="12"/>and none may abide the odor thereof."</text:p>
      <text:p text:style-name="Preformatted_20_Text"/>
      <text:p text:style-name="Preformatted_20_Text"><text:s text:c="5"/>And the project leader</text:p>
      <text:p text:style-name="Preformatted_20_Text"><text:s text:c="12"/>spake unto his section head, saying:</text:p>
      <text:p text:style-name="Preformatted_20_Text"><text:s text:c="5"/>"It is a container of excrement,</text:p>
      <text:p text:style-name="Preformatted_20_Text"><text:s text:c="12"/>and it is very strong, such that none may abide it."</text:p>
      <text:p text:style-name="Preformatted_20_Text"/>
      <text:p text:style-name="Preformatted_20_Text"><text:s text:c="5"/>The section head then hurried to his department manager,</text:p>
      <text:p text:style-name="Preformatted_20_Text"><text:s text:c="12"/>and informed him thus:</text:p>
      <text:p text:style-name="Preformatted_20_Text"><text:s text:c="5"/>"It is a vessel of fertilizer,</text:p>
      <text:p text:style-name="Preformatted_20_Text"><text:s text:c="12"/>and none may abide its strength."</text:p>
      <text:p text:style-name="Preformatted_20_Text"/>
      <text:p text:style-name="Preformatted_20_Text"><text:s text:c="5"/>The department manager carried these words</text:p>
      <text:p text:style-name="Preformatted_20_Text"><text:s text:c="11"/>to his general manager,</text:p>
      <text:p text:style-name="Preformatted_20_Text"><text:s text:c="5"/>and spoke unto him</text:p>
      <text:p text:style-name="Preformatted_20_Text"><text:s text:c="11"/>saying:</text:p>
      <text:p text:style-name="Preformatted_20_Text"><text:s text:c="5"/>"It containeth that which aideth the growth of plants,</text:p>
      <text:p text:style-name="Preformatted_20_Text"><text:s text:c="11"/>and it is very strong."</text:p>
      <text:p text:style-name="Preformatted_20_Text"/>
      <text:p text:style-name="Preformatted_20_Text"><text:s text:c="5"/>And so it was that the general manager rejoiced</text:p>
      <text:p text:style-name="Preformatted_20_Text"><text:s text:c="11"/>and delivered the good news unto the Vice President.</text:p>
      <text:p text:style-name="Preformatted_20_Text"><text:s text:c="5"/>"It promoteth growth,</text:p>
      <text:p text:style-name="Preformatted_20_Text"><text:s text:c="11"/>and it is very powerful."</text:p>
      <text:p text:style-name="Preformatted_20_Text"/>
      <text:p text:style-name="Preformatted_20_Text"><text:s text:c="5"/>The Vice President rushed to the President's side,</text:p>
      <text:p text:style-name="Preformatted_20_Text"><text:s text:c="11"/>and joyously exclaimed:</text:p>
      <text:p text:style-name="Preformatted_20_Text"><text:s text:c="5"/>"This powerful new software product</text:p>
      <text:p text:style-name="Preformatted_20_Text"><text:s text:c="11"/>will promote the growth of the company!"</text:p>
      <text:p text:style-name="Preformatted_20_Text"/>
      <text:p text:style-name="Preformatted_20_Text"><text:s text:c="5"/>And the President looked upon the product,</text:p>
      <text:p text:style-name="Preformatted_20_Text"><text:s text:c="11"/>and saw that it was very good.</text:p>
      <text:p text:style-name="Preformatted_20_Text"/>
      <text:p text:style-name="Preformatted_20_Text"><text:s text:c="3"/>After the subsequent disaster, the {suit}s protect themselves by</text:p>
      <text:p text:style-name="Preformatted_20_Text"><text:s text:c="3"/>saying "I was misinformed!", and the implementors are demoted or</text:p>
      <text:p text:style-name="Preformatted_20_Text"><text:s text:c="3"/>fired.</text:p>
      <text:p text:style-name="Preformatted_20_Text"/>
      <text:p text:style-name="Preformatted_20_Text">:snail: vt. To {snail-mail} something. "Snail me a copy of those</text:p>
      <text:p text:style-name="Preformatted_20_Text"><text:s text:c="3"/>graphics, will you?"</text:p>
      <text:p text:style-name="Preformatted_20_Text"/>
      <text:p text:style-name="Preformatted_20_Text">:snail-mail: n. Paper mail, as opposed to electronic. <text:s/>Sometimes</text:p>
      <text:p text:style-name="Preformatted_20_Text"><text:s text:c="3"/>written as the single word `SnailMail'. <text:s/>One's postal address is,</text:p>
      <text:p text:style-name="Preformatted_20_Text"><text:s text:c="3"/>correspondingly, a `snail address'. <text:s/>Derives from earlier coinage</text:p>
      <text:p text:style-name="Preformatted_20_Text"><text:s text:c="3"/>`USnail' (from `U.S. Mail'), for which there have been</text:p>
      <text:p text:style-name="Preformatted_20_Text"><text:s text:c="3"/>parody posters and stamps made. <text:s/>Oppose {email}.</text:p>
      <text:p text:style-name="Preformatted_20_Text"/>
      <text:p text:style-name="Preformatted_20_Text">:snap: v. To replace a pointer to a pointer with a direct pointer;</text:p>
      <text:p text:style-name="Preformatted_20_Text"><text:s text:c="3"/>to replace an old address with the forwarding address found there.</text:p>
      <text:p text:style-name="Preformatted_20_Text"><text:s text:c="3"/>If you telephone the main number for an institution and ask for a</text:p>
      <text:p text:style-name="Preformatted_20_Text"><text:s text:c="3"/>particular person by name, the operator may tell you that person's</text:p>
      <text:p text:style-name="Preformatted_20_Text"><text:s text:c="3"/>extension before connecting you, in the hopes that you will `snap</text:p>
      <text:p text:style-name="Preformatted_20_Text"><text:s text:c="3"/>your pointer' and dial direct next time. <text:s/>The underlying metaphor</text:p>
      <text:p text:style-name="Preformatted_20_Text"><text:s text:c="3"/>may be that of a rubber band stretched through a number of</text:p>
      <text:p text:style-name="Preformatted_20_Text"><text:s text:c="3"/>intermediate points; if you remove all the thumbtacks in the</text:p>
      <text:p text:style-name="Preformatted_20_Text"><text:s text:c="3"/>middle, it snaps into a straight line from first to last. <text:s/>See</text:p>
      <text:p text:style-name="Preformatted_20_Text"><text:s text:c="3"/>{chase pointers}.</text:p>
      <text:p text:style-name="Preformatted_20_Text"/>
      <text:p text:style-name="Preformatted_20_Text"><text:s text:c="3"/>Often, the behavior of a {trampoline} is to perform an error</text:p>
      <text:p text:style-name="Preformatted_20_Text"><text:soft-page-break/><text:s text:c="3"/>check once and then snap the pointer that invoked it so as</text:p>
      <text:p text:style-name="Preformatted_20_Text"><text:s text:c="3"/>henceforth to bypass the trampoline (and its one-shot error check).</text:p>
      <text:p text:style-name="Preformatted_20_Text"><text:s text:c="3"/>In this context one also speaks of `snapping links'. <text:s/>For</text:p>
      <text:p text:style-name="Preformatted_20_Text"><text:s text:c="3"/>example, in a Lisp implementation, a function interface trampoline</text:p>
      <text:p text:style-name="Preformatted_20_Text"><text:s text:c="3"/>might check to make sure that the caller is passing the correct</text:p>
      <text:p text:style-name="Preformatted_20_Text"><text:s text:c="3"/>number of arguments; if it is, and if the caller and the callee are</text:p>
      <text:p text:style-name="Preformatted_20_Text"><text:s text:c="3"/>both compiled, then snapping the link allows that particular path</text:p>
      <text:p text:style-name="Preformatted_20_Text"><text:s text:c="3"/>to use a direct procedure-call instruction with no further</text:p>
      <text:p text:style-name="Preformatted_20_Text"><text:s text:c="3"/>overhead.</text:p>
      <text:p text:style-name="Preformatted_20_Text"/>
      <text:p text:style-name="Preformatted_20_Text">:snarf: /snarf/ vt. 1. To grab, esp. to grab a large document</text:p>
      <text:p text:style-name="Preformatted_20_Text"><text:s text:c="3"/>or file for the purpose of using it with or without the author's</text:p>
      <text:p text:style-name="Preformatted_20_Text"><text:s text:c="3"/>permission. <text:s/>See also {BLT}. <text:s/>2. [in the UNIX community] To</text:p>
      <text:p text:style-name="Preformatted_20_Text"><text:s text:c="3"/>fetch a file or set of files across a network. <text:s/>See also</text:p>
      <text:p text:style-name="Preformatted_20_Text"><text:s text:c="3"/>{blast}. <text:s/>This term was mainstream in the late 1960s, meaning</text:p>
      <text:p text:style-name="Preformatted_20_Text"><text:s text:c="3"/>`to eat piggishly'. <text:s/>It may still have this connotation in context.</text:p>
      <text:p text:style-name="Preformatted_20_Text"><text:s text:c="3"/>"He's in the snarfing phase of hacking --- {FTP}ing megs of</text:p>
      <text:p text:style-name="Preformatted_20_Text"><text:s text:c="3"/>stuff a day." <text:s/>3. To acquire, with little concern for legal forms</text:p>
      <text:p text:style-name="Preformatted_20_Text"><text:s text:c="3"/>or politesse (but not quite by stealing). <text:s/>"They were giving</text:p>
      <text:p text:style-name="Preformatted_20_Text"><text:s text:c="3"/>away samples, so I snarfed a bunch of them." <text:s/>4. Syn. for</text:p>
      <text:p text:style-name="Preformatted_20_Text"><text:s text:c="3"/>{slurp}. <text:s/>"This program starts by snarfing the entire database</text:p>
      <text:p text:style-name="Preformatted_20_Text"><text:s text:c="3"/>into core, then...."</text:p>
      <text:p text:style-name="Preformatted_20_Text"/>
      <text:p text:style-name="Preformatted_20_Text">:snarf &amp; barf: /snarf'n-barf`/ n. Under a {WIMP environment},</text:p>
      <text:p text:style-name="Preformatted_20_Text"><text:s text:c="3"/>the act of grabbing a region of text and then stuffing the contents</text:p>
      <text:p text:style-name="Preformatted_20_Text"><text:s text:c="3"/>of that region into another region (or the same one) to avoid</text:p>
      <text:p text:style-name="Preformatted_20_Text"><text:s text:c="3"/>retyping a command line. <text:s/>In the late 1960s, this was a mainstream</text:p>
      <text:p text:style-name="Preformatted_20_Text"><text:s text:c="3"/>expression for an `eat now, regret it later' cheap-restaurant</text:p>
      <text:p text:style-name="Preformatted_20_Text"><text:s text:c="3"/>expedition.</text:p>
      <text:p text:style-name="Preformatted_20_Text"/>
      <text:p text:style-name="Preformatted_20_Text">:snarf down: v. To {snarf}, with the connotation of absorbing,</text:p>
      <text:p text:style-name="Preformatted_20_Text"><text:s text:c="3"/>processing, or understanding. <text:s/>"I'll <text:s/>snarf down the latest</text:p>
      <text:p text:style-name="Preformatted_20_Text"><text:s text:c="3"/>version of the {nethack} user's guide --- It's been a while</text:p>
      <text:p text:style-name="Preformatted_20_Text"><text:s text:c="3"/>since I played last and I don't know what's changed recently."</text:p>
      <text:p text:style-name="Preformatted_20_Text"/>
      <text:p text:style-name="Preformatted_20_Text">:snark: [Lewis Carroll, via the Michigan Terminal System] n. 1. A</text:p>
      <text:p text:style-name="Preformatted_20_Text"><text:s text:c="3"/>system failure. <text:s/>When a user's process bombed, the operator would</text:p>
      <text:p text:style-name="Preformatted_20_Text"><text:s text:c="3"/>get the message "Help, Help, Snark in MTS!" <text:s/>2. More generally,</text:p>
      <text:p text:style-name="Preformatted_20_Text"><text:s text:c="3"/>any kind of unexplained or threatening event on a computer</text:p>
      <text:p text:style-name="Preformatted_20_Text"><text:s text:c="3"/>(especially if it might be a boojum). <text:s/>Often used to refer to an</text:p>
      <text:p text:style-name="Preformatted_20_Text"><text:s text:c="3"/>event or a log file entry that might indicate an attempted security</text:p>
      <text:p text:style-name="Preformatted_20_Text"><text:s text:c="3"/>violation. <text:s/>See {snivitz}. <text:s/>3. UUCP name of</text:p>
      <text:p text:style-name="Preformatted_20_Text"><text:s text:c="3"/>snark.thyrsus.com, home site of the Jargon File 2.*.* versions</text:p>
      <text:p text:style-name="Preformatted_20_Text"><text:s text:c="3"/>(i.e., this lexicon).</text:p>
      <text:p text:style-name="Preformatted_20_Text"/>
      <text:p text:style-name="Preformatted_20_Text">:sneakernet: /snee'ker-net/ n. Term used (generally with ironic</text:p>
      <text:p text:style-name="Preformatted_20_Text"><text:s text:c="3"/>intent) for transfer of electronic information by physically</text:p>
      <text:p text:style-name="Preformatted_20_Text"><text:s text:c="3"/>carrying tape, disks, or some other media from one machine to</text:p>
      <text:p text:style-name="Preformatted_20_Text"><text:s text:c="3"/>another. <text:s/>"Never underestimate the bandwidth of a station wagon</text:p>
      <text:p text:style-name="Preformatted_20_Text"><text:s text:c="3"/>filled with magtape, or a 747 filled with CD-ROMs." <text:s/>Also called</text:p>
      <text:p text:style-name="Preformatted_20_Text"><text:s text:c="3"/>`Tennis-Net', `Armpit-Net', `Floppy-Net' or `Shoenet'.</text:p>
      <text:p text:style-name="Preformatted_20_Text"/>
      <text:p text:style-name="Preformatted_20_Text">:sniff: v.,n. Synonym for {poll}.</text:p>
      <text:p text:style-name="Preformatted_20_Text"/>
      <text:p text:style-name="Preformatted_20_Text">:snivitz: /sniv'itz/ n. A hiccup in hardware or software; a small,</text:p>
      <text:p text:style-name="Preformatted_20_Text"><text:s text:c="3"/>transient problem of unknown origin (less serious than a</text:p>
      <text:p text:style-name="Preformatted_20_Text"><text:s text:c="3"/>{snark}). <text:s/>Compare {glitch}.</text:p>
      <text:p text:style-name="Preformatted_20_Text"/>
      <text:p text:style-name="Preformatted_20_Text"><text:soft-page-break/>:SO: /S-O/ n. 1. (also `S.O.') Abbrev. for Significant</text:p>
      <text:p text:style-name="Preformatted_20_Text"><text:s text:c="3"/>Other, almost invariably written abbreviated and pronounced</text:p>
      <text:p text:style-name="Preformatted_20_Text"><text:s text:c="3"/>/S-O/ by hackers. <text:s/>Used to refer to one's primary</text:p>
      <text:p text:style-name="Preformatted_20_Text"><text:s text:c="3"/>relationship, esp. a live-in to whom one is not married. <text:s/>See</text:p>
      <text:p text:style-name="Preformatted_20_Text"><text:s text:c="3"/>{MOTAS}, {MOTOS}, {MOTSS}. <text:s/>2. The Shift Out control</text:p>
      <text:p text:style-name="Preformatted_20_Text"><text:s text:c="3"/>character in ASCII (Control-N, 0001110).</text:p>
      <text:p text:style-name="Preformatted_20_Text"/>
      <text:p text:style-name="Preformatted_20_Text">:social engineering: n. Term used among {cracker}s and</text:p>
      <text:p text:style-name="Preformatted_20_Text"><text:s text:c="3"/>{samurai} for cracking techniques that rely on weaknesses in</text:p>
      <text:p text:style-name="Preformatted_20_Text"><text:s text:c="3"/>{wetware} rather than software; the aim is to trick people into</text:p>
      <text:p text:style-name="Preformatted_20_Text"><text:s text:c="3"/>revealing passwords or other information that compromises a target</text:p>
      <text:p text:style-name="Preformatted_20_Text"><text:s text:c="3"/>system's security. <text:s/>Classic scams include phoning up a mark who has</text:p>
      <text:p text:style-name="Preformatted_20_Text"><text:s text:c="3"/>the required information and posing as a field service tech or a</text:p>
      <text:p text:style-name="Preformatted_20_Text"><text:s text:c="3"/>fellow employee with an urgent access problem. <text:s/>See also the</text:p>
      <text:p text:style-name="Preformatted_20_Text"><text:s text:c="3"/>{tiger team} story in the {patch} entry.</text:p>
      <text:p text:style-name="Preformatted_20_Text"/>
      <text:p text:style-name="Preformatted_20_Text">:social science number: [IBM] n. A statistic that is</text:p>
      <text:p text:style-name="Preformatted_20_Text"><text:s text:c="3"/>{content-free}, or nearly so. <text:s/>A measure derived via methods of</text:p>
      <text:p text:style-name="Preformatted_20_Text"><text:s text:c="3"/>questionable validity from data of a dubious and vague nature.</text:p>
      <text:p text:style-name="Preformatted_20_Text"><text:s text:c="3"/>Predictively, having a social science number in hand is seldom much</text:p>
      <text:p text:style-name="Preformatted_20_Text"><text:s text:c="3"/>better than nothing, and can be considerably worse. <text:s/>{Management}</text:p>
      <text:p text:style-name="Preformatted_20_Text"><text:s text:c="3"/>loves them. <text:s/>See also {numbers}, {math-out}, {pretty</text:p>
      <text:p text:style-name="Preformatted_20_Text"><text:s text:c="3"/>pictures}.</text:p>
      <text:p text:style-name="Preformatted_20_Text"/>
      <text:p text:style-name="Preformatted_20_Text">:soft boot: n. See {boot}.</text:p>
      <text:p text:style-name="Preformatted_20_Text"/>
      <text:p text:style-name="Preformatted_20_Text">:softcopy: /soft'ko-pee/ n. [by analogy with `hardcopy'] A</text:p>
      <text:p text:style-name="Preformatted_20_Text"><text:s text:c="3"/>machine-readable form of corresponding hardcopy. <text:s/>See {bits},</text:p>
      <text:p text:style-name="Preformatted_20_Text"><text:s text:c="3"/>{machinable}.</text:p>
      <text:p text:style-name="Preformatted_20_Text"/>
      <text:p text:style-name="Preformatted_20_Text">:software bloat: n. The results of {second-system effect} or</text:p>
      <text:p text:style-name="Preformatted_20_Text"><text:s text:c="3"/>{creeping featuritis}. <text:s/>Commonly cited examples include</text:p>
      <text:p text:style-name="Preformatted_20_Text"><text:s text:c="3"/>`ls(1)', {X}, {BSD}, {Missed'em-five}, and {OS/2}.</text:p>
      <text:p text:style-name="Preformatted_20_Text"/>
      <text:p text:style-name="Preformatted_20_Text">:software rot: n. Term used to describe the tendency of software</text:p>
      <text:p text:style-name="Preformatted_20_Text"><text:s text:c="3"/>that has not been used in a while to {lose}; such failure may be</text:p>
      <text:p text:style-name="Preformatted_20_Text"><text:s text:c="3"/>semi-humorously ascribed to {bit rot}. <text:s/>More commonly,</text:p>
      <text:p text:style-name="Preformatted_20_Text"><text:s text:c="3"/>`software rot' strikes when a program's assumptions become out</text:p>
      <text:p text:style-name="Preformatted_20_Text"><text:s text:c="3"/>of date. <text:s/>If the design was insufficiently {robust}, this may</text:p>
      <text:p text:style-name="Preformatted_20_Text"><text:s text:c="3"/>cause it to fail in mysterious ways.</text:p>
      <text:p text:style-name="Preformatted_20_Text"/>
      <text:p text:style-name="Preformatted_20_Text"><text:s text:c="3"/>For example, owing to endemic shortsightedness in the design of</text:p>
      <text:p text:style-name="Preformatted_20_Text"><text:s text:c="3"/>COBOL programs, most will succumb to software rot when their</text:p>
      <text:p text:style-name="Preformatted_20_Text"><text:s text:c="3"/>2-digit year counters {wrap around} at the beginning of the</text:p>
      <text:p text:style-name="Preformatted_20_Text"><text:s text:c="3"/>year 2000. <text:s/>Actually, related lossages often afflict centenarians</text:p>
      <text:p text:style-name="Preformatted_20_Text"><text:s text:c="3"/>who have to deal with computer software designed by unimaginative</text:p>
      <text:p text:style-name="Preformatted_20_Text"><text:s text:c="3"/>clods. <text:s/>One such incident became the focus of a minor public flap</text:p>
      <text:p text:style-name="Preformatted_20_Text"><text:s text:c="3"/>in 1990, when a gentleman born in 1889 applied for a driver's</text:p>
      <text:p text:style-name="Preformatted_20_Text"><text:s text:c="3"/>license renewal in Raleigh, North Carolina. <text:s/>The new system</text:p>
      <text:p text:style-name="Preformatted_20_Text"><text:s text:c="3"/>refused to issue the card, probably because with 2-digit years the</text:p>
      <text:p text:style-name="Preformatted_20_Text"><text:s text:c="3"/>ages 101 and 1 cannot be distinguished.</text:p>
      <text:p text:style-name="Preformatted_20_Text"/>
      <text:p text:style-name="Preformatted_20_Text"><text:s text:c="3"/>Historical note: Software rot in an even funnier sense than the</text:p>
      <text:p text:style-name="Preformatted_20_Text"><text:s text:c="3"/>mythical one was a real problem on early research computers (e.g.,</text:p>
      <text:p text:style-name="Preformatted_20_Text"><text:s text:c="3"/>the R1; see {grind crank}). <text:s/>If a program that depended on a</text:p>
      <text:p text:style-name="Preformatted_20_Text"><text:s text:c="3"/>peculiar instruction hadn't been run in quite a while, the user</text:p>
      <text:p text:style-name="Preformatted_20_Text"><text:s text:c="3"/>might discover that the opcodes no longer did the same things they</text:p>
      <text:p text:style-name="Preformatted_20_Text"><text:s text:c="3"/>once did. <text:s/>("Hey, so-and-so needs an instruction to do</text:p>
      <text:p text:style-name="Preformatted_20_Text"><text:soft-page-break/><text:s text:c="3"/>such-and-such. <text:s/>We can {snarf} this opcode, right? <text:s/>No one uses</text:p>
      <text:p text:style-name="Preformatted_20_Text"><text:s text:c="3"/>it.")</text:p>
      <text:p text:style-name="Preformatted_20_Text"/>
      <text:p text:style-name="Preformatted_20_Text"><text:s text:c="3"/>Another classic example of this sprang from the time an MIT hacker</text:p>
      <text:p text:style-name="Preformatted_20_Text"><text:s text:c="3"/>found a simple way to double the speed of the unconditional jump</text:p>
      <text:p text:style-name="Preformatted_20_Text"><text:s text:c="3"/>instruction on a PDP-6, so he patched the hardware. <text:s/>Unfortunately,</text:p>
      <text:p text:style-name="Preformatted_20_Text"><text:s text:c="3"/>this broke some fragile timing software in a music-playing program,</text:p>
      <text:p text:style-name="Preformatted_20_Text"><text:s text:c="3"/>throwing its output out of tune. <text:s/>This was fixed by adding a</text:p>
      <text:p text:style-name="Preformatted_20_Text"><text:s text:c="3"/>defensive initialization routine to compare the speed of a timing</text:p>
      <text:p text:style-name="Preformatted_20_Text"><text:s text:c="3"/>loop with the real-time clock; in other words, it figured out how</text:p>
      <text:p text:style-name="Preformatted_20_Text"><text:s text:c="3"/>fast the PDP-6 was that day, and corrected appropriately.</text:p>
      <text:p text:style-name="Preformatted_20_Text"/>
      <text:p text:style-name="Preformatted_20_Text"><text:s text:c="3"/>Compare {bit rot}.</text:p>
      <text:p text:style-name="Preformatted_20_Text"/>
      <text:p text:style-name="Preformatted_20_Text">:softwarily: /soft-weir'i-lee/ adv. In a way pertaining to software.</text:p>
      <text:p text:style-name="Preformatted_20_Text"><text:s text:c="3"/>"The system is softwarily unreliable." <text:s/>The adjective</text:p>
      <text:p text:style-name="Preformatted_20_Text"><text:s text:c="3"/>`softwary' is *not* used. <text:s/>See {hardwarily}.</text:p>
      <text:p text:style-name="Preformatted_20_Text"/>
      <text:p text:style-name="Preformatted_20_Text">:softy: [IBM] n. Hardware hackers' term for a software expert who</text:p>
      <text:p text:style-name="Preformatted_20_Text"><text:s text:c="3"/>is largely ignorant of the mysteries of hardware.</text:p>
      <text:p text:style-name="Preformatted_20_Text"/>
      <text:p text:style-name="Preformatted_20_Text">:some random X: adj. Used to indicate a member of class X, with the</text:p>
      <text:p text:style-name="Preformatted_20_Text"><text:s text:c="3"/>implication that Xs are interchangeable. <text:s/>"I think some random</text:p>
      <text:p text:style-name="Preformatted_20_Text"><text:s text:c="3"/>cracker tripped over the guest timeout last night." <text:s/>See also</text:p>
      <text:p text:style-name="Preformatted_20_Text"><text:s text:c="3"/>{J. Random}.</text:p>
      <text:p text:style-name="Preformatted_20_Text"/>
      <text:p text:style-name="Preformatted_20_Text">:sorcerer's apprentice mode: [from Friedrich Schiller's `Der</text:p>
      <text:p text:style-name="Preformatted_20_Text"><text:s text:c="3"/>Zauberlehrling' via the film "Fantasia"] n. A bug in a</text:p>
      <text:p text:style-name="Preformatted_20_Text"><text:s text:c="3"/>protocol where, under some circumstances, the receipt of a message</text:p>
      <text:p text:style-name="Preformatted_20_Text"><text:s text:c="3"/>causes multiple messages to be sent, each of which, when received,</text:p>
      <text:p text:style-name="Preformatted_20_Text"><text:s text:c="3"/>triggers the same bug. <text:s/>Used esp. of such behavior caused by</text:p>
      <text:p text:style-name="Preformatted_20_Text"><text:s text:c="3"/>{bounce message} loops in {email} software. <text:s/>Compare</text:p>
      <text:p text:style-name="Preformatted_20_Text"><text:s text:c="3"/>{broadcast storm}, {network meltdown}.</text:p>
      <text:p text:style-name="Preformatted_20_Text"/>
      <text:p text:style-name="Preformatted_20_Text">:SOS: n.,obs. /S-O-S/ 1. An infamously {losing} text editor.</text:p>
      <text:p text:style-name="Preformatted_20_Text"><text:s text:c="3"/>Once, back in the 1960s, when a text editor was needed for the</text:p>
      <text:p text:style-name="Preformatted_20_Text"><text:s text:c="3"/>PDP-6, a hacker crufted together a {quick-and-dirty} `stopgap</text:p>
      <text:p text:style-name="Preformatted_20_Text"><text:s text:c="3"/>editor' to be used until a better one was written. <text:s/>Unfortunately,</text:p>
      <text:p text:style-name="Preformatted_20_Text"><text:s text:c="3"/>the old one was never really discarded when new ones (in</text:p>
      <text:p text:style-name="Preformatted_20_Text"><text:s text:c="3"/>particular, {TECO}) came along. <text:s/>SOS is a descendant (`Son of</text:p>
      <text:p text:style-name="Preformatted_20_Text"><text:s text:c="3"/>Stopgap') of that editor, and many PDP-10 users gained the dubious</text:p>
      <text:p text:style-name="Preformatted_20_Text"><text:s text:c="3"/>pleasure of its acquaintance. <text:s/>Since then other programs similar in</text:p>
      <text:p text:style-name="Preformatted_20_Text"><text:s text:c="3"/>style to SOS have been written, notably the early font editor BILOS</text:p>
      <text:p text:style-name="Preformatted_20_Text"><text:s text:c="3"/>/bye'lohs/, the Brother-In-Law Of Stopgap (the alternate expansion</text:p>
      <text:p text:style-name="Preformatted_20_Text"><text:s text:c="3"/>`Bastard Issue, Loins of Stopgap' has been proposed). <text:s/>2. /sos/</text:p>
      <text:p text:style-name="Preformatted_20_Text"><text:s text:c="3"/>n. To decrease; inverse of {AOS}, from the PDP-10 instruction</text:p>
      <text:p text:style-name="Preformatted_20_Text"><text:s text:c="3"/>set.</text:p>
      <text:p text:style-name="Preformatted_20_Text"/>
      <text:p text:style-name="Preformatted_20_Text">:source of all good bits: n. A person from whom (or a place from</text:p>
      <text:p text:style-name="Preformatted_20_Text"><text:s text:c="3"/>which) useful information may be obtained. <text:s/>If you need to know</text:p>
      <text:p text:style-name="Preformatted_20_Text"><text:s text:c="3"/>about a program, a {guru} might be the source of all good bits.</text:p>
      <text:p text:style-name="Preformatted_20_Text"><text:s text:c="3"/>The title is often applied to a particularly competent secretary.</text:p>
      <text:p text:style-name="Preformatted_20_Text"/>
      <text:p text:style-name="Preformatted_20_Text">:space-cadet keyboard: n. A now-legendary device used on MIT LISP</text:p>
      <text:p text:style-name="Preformatted_20_Text"><text:s text:c="3"/>machines, which inspired several still-current jargon terms and</text:p>
      <text:p text:style-name="Preformatted_20_Text"><text:s text:c="3"/>influenced the design of {EMACS}. <text:s/>It was equipped with no</text:p>
      <text:p text:style-name="Preformatted_20_Text"><text:s text:c="3"/>fewer than *seven* shift keys: four keys for {bucky bits}</text:p>
      <text:p text:style-name="Preformatted_20_Text"><text:s text:c="3"/>(`control', `meta', `hyper', and `super') and three like</text:p>
      <text:p text:style-name="Preformatted_20_Text"><text:soft-page-break/><text:s text:c="3"/>regular shift keys, called `shift', `top', and `front'. <text:s/>Many</text:p>
      <text:p text:style-name="Preformatted_20_Text"><text:s text:c="3"/>keys had three symbols on them: a letter and a symbol on the top,</text:p>
      <text:p text:style-name="Preformatted_20_Text"><text:s text:c="3"/>and a Greek letter on the front. <text:s/>For example, the `L' key had an</text:p>
      <text:p text:style-name="Preformatted_20_Text"><text:s text:c="3"/>`L' and a two-way arrow on the top, and the Greek letter lambda on</text:p>
      <text:p text:style-name="Preformatted_20_Text"><text:s text:c="3"/>the front. <text:s/>By pressing this key with the right hand while playing</text:p>
      <text:p text:style-name="Preformatted_20_Text"><text:s text:c="3"/>an appropriate `chord' with the left hand on the shift keys, you</text:p>
      <text:p text:style-name="Preformatted_20_Text"><text:s text:c="3"/>can get the following results:</text:p>
      <text:p text:style-name="Preformatted_20_Text"/>
      <text:p text:style-name="Preformatted_20_Text"><text:s text:c="5"/>L <text:s text:c="14"/></text:p>
      <text:p text:style-name="Preformatted_20_Text"><text:s text:c="10"/>lowercase l</text:p>
      <text:p text:style-name="Preformatted_20_Text"/>
      <text:p text:style-name="Preformatted_20_Text"><text:s text:c="5"/>shift-L <text:s text:c="8"/></text:p>
      <text:p text:style-name="Preformatted_20_Text"><text:s text:c="10"/>uppercase L</text:p>
      <text:p text:style-name="Preformatted_20_Text"/>
      <text:p text:style-name="Preformatted_20_Text"><text:s text:c="5"/>front-L <text:s text:c="8"/></text:p>
      <text:p text:style-name="Preformatted_20_Text"><text:s text:c="10"/>lowercase lambda</text:p>
      <text:p text:style-name="Preformatted_20_Text"/>
      <text:p text:style-name="Preformatted_20_Text"><text:s text:c="5"/>front-shift-L <text:s text:c="2"/></text:p>
      <text:p text:style-name="Preformatted_20_Text"><text:s text:c="10"/>uppercase lambda</text:p>
      <text:p text:style-name="Preformatted_20_Text"/>
      <text:p text:style-name="Preformatted_20_Text"><text:s text:c="5"/>top-L <text:s text:c="10"/></text:p>
      <text:p text:style-name="Preformatted_20_Text"><text:s text:c="10"/>two-way arrow</text:p>
      <text:p text:style-name="Preformatted_20_Text"><text:s text:c="10"/>(front and shift are ignored)</text:p>
      <text:p text:style-name="Preformatted_20_Text"/>
      <text:p text:style-name="Preformatted_20_Text"><text:s text:c="3"/>And of course each of these might also be typed with any</text:p>
      <text:p text:style-name="Preformatted_20_Text"><text:s text:c="3"/>combination of the control, meta, hyper, and super keys. <text:s/>On this</text:p>
      <text:p text:style-name="Preformatted_20_Text"><text:s text:c="3"/>keyboard, you could type over 8000 different characters! <text:s/>This</text:p>
      <text:p text:style-name="Preformatted_20_Text"><text:s text:c="3"/>allowed the user to type very complicated mathematical text, and</text:p>
      <text:p text:style-name="Preformatted_20_Text"><text:s text:c="3"/>also to have thousands of single-character commands at his</text:p>
      <text:p text:style-name="Preformatted_20_Text"><text:s text:c="3"/>disposal. <text:s/>Many hackers were actually willing to memorize the</text:p>
      <text:p text:style-name="Preformatted_20_Text"><text:s text:c="3"/>command meanings of that many characters if it reduced typing time</text:p>
      <text:p text:style-name="Preformatted_20_Text"><text:s text:c="3"/>(this attitude obviously shaped the interface of EMACS). <text:s/>Other</text:p>
      <text:p text:style-name="Preformatted_20_Text"><text:s text:c="3"/>hackers, however, thought having that many bucky bits was overkill,</text:p>
      <text:p text:style-name="Preformatted_20_Text"><text:s text:c="3"/>and objected that such a keyboard can require three or four hands</text:p>
      <text:p text:style-name="Preformatted_20_Text"><text:s text:c="3"/>to operate. <text:s/>See {bucky bits}, {cokebottle}, {double bucky},</text:p>
      <text:p text:style-name="Preformatted_20_Text"><text:s text:c="3"/>{meta bit}, {quadruple bucky}.</text:p>
      <text:p text:style-name="Preformatted_20_Text"/>
      <text:p text:style-name="Preformatted_20_Text"><text:s text:c="3"/>Note: early versions of this entry incorrectly identified the</text:p>
      <text:p text:style-name="Preformatted_20_Text"><text:s text:c="3"/>space-cadet keyboard with the `Knight keyboard'. <text:s/>Though both</text:p>
      <text:p text:style-name="Preformatted_20_Text"><text:s text:c="3"/>were designed by Tom Knight, the latter term was properly applied</text:p>
      <text:p text:style-name="Preformatted_20_Text"><text:s text:c="3"/>only to a keyboard used for ITS on the PDP-10 and modeled </text:p>
      <text:p text:style-name="Preformatted_20_Text"><text:s text:c="3"/>on the Stanford keyboard (as described under {bucky bits}). <text:s/>The</text:p>
      <text:p text:style-name="Preformatted_20_Text"><text:s text:c="3"/>true space-cadet keyboard evolved from the Knight keyboard.</text:p>
      <text:p text:style-name="Preformatted_20_Text"/>
      <text:p text:style-name="Preformatted_20_Text">:SPACEWAR: n. A space-combat simulation game, inspired by</text:p>
      <text:p text:style-name="Preformatted_20_Text"><text:s text:c="3"/>E. E. "Doc" Smith's "Lensman" books, in which two spaceships</text:p>
      <text:p text:style-name="Preformatted_20_Text"><text:s text:c="3"/>duel around a central sun, shooting torpedoes at each other and</text:p>
      <text:p text:style-name="Preformatted_20_Text"><text:s text:c="3"/>jumping through hyperspace. <text:s/>This game was first implemented on the</text:p>
      <text:p text:style-name="Preformatted_20_Text"><text:s text:c="3"/>PDP-1 at MIT in 1960--61. <text:s/>SPACEWAR aficionados formed the core of</text:p>
      <text:p text:style-name="Preformatted_20_Text"><text:s text:c="3"/>the early hacker culture at MIT. <text:s/>Nine years later, a descendant</text:p>
      <text:p text:style-name="Preformatted_20_Text"><text:s text:c="3"/>of the game motivated Ken Thompson to build, in his spare time on a</text:p>
      <text:p text:style-name="Preformatted_20_Text"><text:s text:c="3"/>scavenged PDP-7, the operating system that became {{UNIX}}. <text:s/>Less</text:p>
      <text:p text:style-name="Preformatted_20_Text"><text:s text:c="3"/>than nine years after that, SPACEWAR was commercialized as one of</text:p>
      <text:p text:style-name="Preformatted_20_Text"><text:s text:c="3"/>the first video games; descendants are still {feep}ing in video</text:p>
      <text:p text:style-name="Preformatted_20_Text"><text:s text:c="3"/>arcades everywhere.</text:p>
      <text:p text:style-name="Preformatted_20_Text"/>
      <text:p text:style-name="Preformatted_20_Text">:spaghetti code: n. Code with a complex and tangled control</text:p>
      <text:p text:style-name="Preformatted_20_Text"><text:s text:c="3"/>structure, esp. one using many GOTOs, exceptions, or other</text:p>
      <text:p text:style-name="Preformatted_20_Text"><text:soft-page-break/><text:s text:c="3"/>`unstructured' branching constructs. <text:s/>Pejorative. <text:s/>The synonym</text:p>
      <text:p text:style-name="Preformatted_20_Text"><text:s text:c="3"/>`kangaroo code' has been reported, doubtless because such code</text:p>
      <text:p text:style-name="Preformatted_20_Text"><text:s text:c="3"/>has many jumps in it.</text:p>
      <text:p text:style-name="Preformatted_20_Text"/>
      <text:p text:style-name="Preformatted_20_Text">:spaghetti inheritance: n. [encountered among users of object-oriented</text:p>
      <text:p text:style-name="Preformatted_20_Text"><text:s text:c="3"/>languages that use inheritance, such as Smalltalk] A convoluted</text:p>
      <text:p text:style-name="Preformatted_20_Text"><text:s text:c="3"/>class-subclass graph, often resulting from carelessly deriving</text:p>
      <text:p text:style-name="Preformatted_20_Text"><text:s text:c="3"/>subclasses from other classes just for the sake of reusing their</text:p>
      <text:p text:style-name="Preformatted_20_Text"><text:s text:c="3"/>code. <text:s/>Coined in a (successful) attempt to discourage such</text:p>
      <text:p text:style-name="Preformatted_20_Text"><text:s text:c="3"/>practice, through guilt-by-association with {spaghetti code}.</text:p>
      <text:p text:style-name="Preformatted_20_Text"/>
      <text:p text:style-name="Preformatted_20_Text">:spam: [from the {MUD} community] vt. To crash a program by overrunning</text:p>
      <text:p text:style-name="Preformatted_20_Text"><text:s text:c="3"/>a fixed-size buffer with excessively large input data. <text:s/>See also</text:p>
      <text:p text:style-name="Preformatted_20_Text"><text:s text:c="3"/>{buffer overflow}, {overrun screw}, {smash the stack}.</text:p>
      <text:p text:style-name="Preformatted_20_Text"/>
      <text:p text:style-name="Preformatted_20_Text">:special-case: vt. To write unique code to handle input to or</text:p>
      <text:p text:style-name="Preformatted_20_Text"><text:s text:c="3"/>situations arising in program that are somehow distinguished from</text:p>
      <text:p text:style-name="Preformatted_20_Text"><text:s text:c="3"/>normal processing. <text:s/>This would be used for processing of mode</text:p>
      <text:p text:style-name="Preformatted_20_Text"><text:s text:c="3"/>switches or interrupt characters in an interactive interface (as</text:p>
      <text:p text:style-name="Preformatted_20_Text"><text:s text:c="3"/>opposed, say, to text entry or normal commands), or for processing</text:p>
      <text:p text:style-name="Preformatted_20_Text"><text:s text:c="3"/>of {hidden flag}s in the input of a batch program or {filter}.</text:p>
      <text:p text:style-name="Preformatted_20_Text"/>
      <text:p text:style-name="Preformatted_20_Text">:speedometer: n. A pattern of lights displayed on a linear set of</text:p>
      <text:p text:style-name="Preformatted_20_Text"><text:s text:c="3"/>LEDs (today) or nixie tubes (yesterday, on ancient mainframes).</text:p>
      <text:p text:style-name="Preformatted_20_Text"><text:s text:c="3"/>The pattern is shifted left every N times the software goes</text:p>
      <text:p text:style-name="Preformatted_20_Text"><text:s text:c="3"/>through its main loop. <text:s/>A swiftly moving pattern indicates that the</text:p>
      <text:p text:style-name="Preformatted_20_Text"><text:s text:c="3"/>system is mostly idle; the speedometer slows down as the system</text:p>
      <text:p text:style-name="Preformatted_20_Text"><text:s text:c="3"/>becomes overloaded. <text:s/>The speedometer on Sun Microsystems hardware</text:p>
      <text:p text:style-name="Preformatted_20_Text"><text:s text:c="3"/>bounces back and forth like the eyes on one of the Cylons from the</text:p>
      <text:p text:style-name="Preformatted_20_Text"><text:s text:c="3"/>wretched "Battlestar Galactica" TV series.</text:p>
      <text:p text:style-name="Preformatted_20_Text"/>
      <text:p text:style-name="Preformatted_20_Text"><text:s text:c="3"/>Historical note: One computer, the Honeywell 6000 (later GE 600)</text:p>
      <text:p text:style-name="Preformatted_20_Text"><text:s text:c="3"/>actually had an *analog* speedometer on the front panel,</text:p>
      <text:p text:style-name="Preformatted_20_Text"><text:s text:c="3"/>calibrated in instructions executed per second.</text:p>
      <text:p text:style-name="Preformatted_20_Text"/>
      <text:p text:style-name="Preformatted_20_Text">:spell: n. Syn. {incantation}.</text:p>
      <text:p text:style-name="Preformatted_20_Text"/>
      <text:p text:style-name="Preformatted_20_Text">:spiffy: /spi'fee/ adj. 1. Said of programs having a pretty,</text:p>
      <text:p text:style-name="Preformatted_20_Text"><text:s text:c="3"/>clever, or exceptionally well-designed interface. "Have you seen</text:p>
      <text:p text:style-name="Preformatted_20_Text"><text:s text:c="3"/>the spiffy {X} version of {empire} yet?" <text:s/>2. Said</text:p>
      <text:p text:style-name="Preformatted_20_Text"><text:s text:c="3"/>sarcastically of a program that is perceived to have little more</text:p>
      <text:p text:style-name="Preformatted_20_Text"><text:s text:c="3"/>than a flashy interface going for it. <text:s/>Which meaning should be</text:p>
      <text:p text:style-name="Preformatted_20_Text"><text:s text:c="3"/>drawn depends delicately on tone of voice and context. <text:s/>This word</text:p>
      <text:p text:style-name="Preformatted_20_Text"><text:s text:c="3"/>was common mainstream slang during the 1940s, in a sense close to #1.</text:p>
      <text:p text:style-name="Preformatted_20_Text"/>
      <text:p text:style-name="Preformatted_20_Text">:spike: v. To defeat a selection mechanism by introducing a</text:p>
      <text:p text:style-name="Preformatted_20_Text"><text:s text:c="3"/>(sometimes temporary) device which forces a specific result. <text:s/>The</text:p>
      <text:p text:style-name="Preformatted_20_Text"><text:s text:c="3"/>word is used in several industries; telephone engineers refer to</text:p>
      <text:p text:style-name="Preformatted_20_Text"><text:s text:c="3"/>spiking a relay by inserting a pin to hold the relay in either the</text:p>
      <text:p text:style-name="Preformatted_20_Text"><text:s text:c="3"/>closed or open state, and railroaders refer to spiking a</text:p>
      <text:p text:style-name="Preformatted_20_Text"><text:s text:c="3"/>track switch so that it cannot be moved. <text:s/>In programming</text:p>
      <text:p text:style-name="Preformatted_20_Text"><text:s text:c="3"/>environments it normally refers to a temporary change, usually for</text:p>
      <text:p text:style-name="Preformatted_20_Text"><text:s text:c="3"/>testing purposes (as opposed to a permanent change which would be</text:p>
      <text:p text:style-name="Preformatted_20_Text"><text:s text:c="3"/>called {hardwired}).</text:p>
      <text:p text:style-name="Preformatted_20_Text"/>
      <text:p text:style-name="Preformatted_20_Text">:spin: vi. Equivalent to {buzz}. <text:s/>More common among C and UNIX</text:p>
      <text:p text:style-name="Preformatted_20_Text"><text:s text:c="3"/>programmers.</text:p>
      <text:p text:style-name="Preformatted_20_Text"/>
      <text:p text:style-name="Preformatted_20_Text"><text:soft-page-break/>:spl: /S-P-L/ [abbrev, from Set Priority Level] The way</text:p>
      <text:p text:style-name="Preformatted_20_Text"><text:s text:c="3"/>traditional UNIX kernels implement mutual exclusion by running code</text:p>
      <text:p text:style-name="Preformatted_20_Text"><text:s text:c="3"/>at high interrupt levels. <text:s/>Used in jargon to describe the act of</text:p>
      <text:p text:style-name="Preformatted_20_Text"><text:s text:c="3"/>tuning in or tuning out ordinary communication. <text:s/>Classically, spl</text:p>
      <text:p text:style-name="Preformatted_20_Text"><text:s text:c="3"/>levels run from 1 to 7; "Fred's at spl 6 today." would mean</text:p>
      <text:p text:style-name="Preformatted_20_Text"><text:s text:c="3"/>that he is very hard to interrupt. <text:s/>"Wait till I finish this; I'll</text:p>
      <text:p text:style-name="Preformatted_20_Text"><text:s text:c="3"/>spl down then." <text:s/>See also {interrupts locked out}.</text:p>
      <text:p text:style-name="Preformatted_20_Text"/>
      <text:p text:style-name="Preformatted_20_Text">:splat: n. 1. Name used in many places (DEC, IBM, and others) for</text:p>
      <text:p text:style-name="Preformatted_20_Text"><text:s text:c="3"/>the asterisk (`*') character (ASCII 0101010). <text:s/>This may derive</text:p>
      <text:p text:style-name="Preformatted_20_Text"><text:s text:c="3"/>from the `squashed-bug' appearance of the asterisk on many early</text:p>
      <text:p text:style-name="Preformatted_20_Text"><text:s text:c="3"/>line printers. <text:s/>2. [MIT] Name used by some people for the</text:p>
      <text:p text:style-name="Preformatted_20_Text"><text:s text:c="3"/>`#' character (ASCII 0100011). <text:s/>3. [Rochester Institute of</text:p>
      <text:p text:style-name="Preformatted_20_Text"><text:s text:c="3"/>Technology] The {feature key} on a Mac (same as {alt},</text:p>
      <text:p text:style-name="Preformatted_20_Text"><text:s text:c="3"/>sense 2). <text:s/>4. [Stanford] Name used by some people for the</text:p>
      <text:p text:style-name="Preformatted_20_Text"><text:s text:c="3"/>Stanford/ITS extended ASCII</text:p>
      <text:p text:style-name="Preformatted_20_Text"><text:s text:c="3"/>circle-x</text:p>
      <text:p text:style-name="Preformatted_20_Text"><text:s text:c="3"/>character. <text:s/>This character is also called `blobby' and `frob',</text:p>
      <text:p text:style-name="Preformatted_20_Text"><text:s text:c="3"/>among other names; it is sometimes used by mathematicians as a</text:p>
      <text:p text:style-name="Preformatted_20_Text"><text:s text:c="3"/>notation for `tensor product'. <text:s/>5. [Stanford] Name for the</text:p>
      <text:p text:style-name="Preformatted_20_Text"><text:s text:c="3"/>semi-mythical extended ASCII</text:p>
      <text:p text:style-name="Preformatted_20_Text"><text:s text:c="3"/>circle-plus</text:p>
      <text:p text:style-name="Preformatted_20_Text"><text:s text:c="3"/>character. <text:s/>6. Canonical name for an output routine that outputs</text:p>
      <text:p text:style-name="Preformatted_20_Text"><text:s text:c="3"/>whatever the local interpretation of `splat' is.</text:p>
      <text:p text:style-name="Preformatted_20_Text"/>
      <text:p text:style-name="Preformatted_20_Text"><text:s text:c="3"/>With ITS and WAITS gone, senses 4--6 are now nearly obsolete. <text:s/>See</text:p>
      <text:p text:style-name="Preformatted_20_Text"><text:s text:c="3"/>also {{ASCII}}.</text:p>
      <text:p text:style-name="Preformatted_20_Text"/>
      <text:p text:style-name="Preformatted_20_Text">:spod: [Great Britain] n. A lower form of life found on {talker</text:p>
      <text:p text:style-name="Preformatted_20_Text"><text:s text:c="3"/>system}s and {MUD}s. <text:s/>The spod has few friends in {RL} and</text:p>
      <text:p text:style-name="Preformatted_20_Text"><text:s text:c="3"/>uses talkers instead, finding communication easier and preferable</text:p>
      <text:p text:style-name="Preformatted_20_Text"><text:s text:c="3"/>over the net. <text:s/>He has all the negative traits of the {computer</text:p>
      <text:p text:style-name="Preformatted_20_Text"><text:s text:c="3"/>geek} without having any interest in computers per se. <text:s/>Lacking any</text:p>
      <text:p text:style-name="Preformatted_20_Text"><text:s text:c="3"/>knowledge of or interest in how networks work, and considering his</text:p>
      <text:p text:style-name="Preformatted_20_Text"><text:s text:c="3"/>access a God-given right, he is a major irritant to sysadmins,</text:p>
      <text:p text:style-name="Preformatted_20_Text"><text:s text:c="3"/>clogging up lines in order to reach new MUDs, following passed-on</text:p>
      <text:p text:style-name="Preformatted_20_Text"><text:s text:c="3"/>instructions on how to sneak his way onto Internet ("Wow! <text:s/>It's in</text:p>
      <text:p text:style-name="Preformatted_20_Text"><text:s text:c="3"/>America!") and complaining when he is not allowed to use busy</text:p>
      <text:p text:style-name="Preformatted_20_Text"><text:s text:c="3"/>routes. <text:s/>A true spod will start any conversation with "Are you</text:p>
      <text:p text:style-name="Preformatted_20_Text"><text:s text:c="3"/>male or female?" (and follow it up with "Got any good</text:p>
      <text:p text:style-name="Preformatted_20_Text"><text:s text:c="3"/>numbers/IDs/passwords?") and will not talk to someone physically</text:p>
      <text:p text:style-name="Preformatted_20_Text"><text:s text:c="3"/>present in the same terminal room until they log onto the same</text:p>
      <text:p text:style-name="Preformatted_20_Text"><text:s text:c="3"/>machine that he is using and enter talk mode. <text:s/>Compare {newbie},</text:p>
      <text:p text:style-name="Preformatted_20_Text"><text:s text:c="3"/>{tourist}, {weenie}, {twink}, {terminal junkie}.</text:p>
      <text:p text:style-name="Preformatted_20_Text"><text:s text:c="3"/></text:p>
      <text:p text:style-name="Preformatted_20_Text"/>
      <text:p text:style-name="Preformatted_20_Text">:sponge: [UNIX] n. A special case of a {filter} that reads its</text:p>
      <text:p text:style-name="Preformatted_20_Text"><text:s text:c="3"/>entire input before writing any output; the canonical example is a</text:p>
      <text:p text:style-name="Preformatted_20_Text"><text:s text:c="3"/>sort utility. <text:s/>Unlike most filters, a sponge can conveniently</text:p>
      <text:p text:style-name="Preformatted_20_Text"><text:s text:c="3"/>overwr.</text:p>
      <text:p text:style-name="Preformatted_20_Text"/>
      <text:p text:style-name="Preformatted_20_Text">:spool file: n. Any file to which data is {spool}ed to await the</text:p>
      <text:p text:style-name="Preformatted_20_Text"><text:s text:c="3"/>next stage of processing. <text:s/>Especially used in circumstances where</text:p>
      <text:p text:style-name="Preformatted_20_Text"><text:s text:c="3"/>spooling the data copes with a mismatch between speeds in two</text:p>
      <text:p text:style-name="Preformatted_20_Text"><text:s text:c="3"/>devices or pieces of software. <text:s/>For example, when you send mail</text:p>
      <text:p text:style-name="Preformatted_20_Text"><text:s text:c="3"/>under UNIX, it's typically copied to a spool file to await a</text:p>
      <text:p text:style-name="Preformatted_20_Text"><text:s text:c="3"/>transport {demon}'s attentions. <text:s/>This is borderline techspeak.</text:p>
      <text:p text:style-name="Preformatted_20_Text"/>
      <text:p text:style-name="Preformatted_20_Text"><text:soft-page-break/>:square tape: n. Mainframe magnetic tape cartridges for use with IBM 3480</text:p>
      <text:p text:style-name="Preformatted_20_Text"><text:s text:c="3"/>or compatible tape drives. <text:s/>The term comes from the square (actually</text:p>
      <text:p text:style-name="Preformatted_20_Text"><text:s text:c="3"/>rectangular) shape of the cartridges; contrast {round tape}.</text:p>
      <text:p text:style-name="Preformatted_20_Text"/>
      <text:p text:style-name="Preformatted_20_Text">:stack: n. A person's stack is the set of things he or she has to do</text:p>
      <text:p text:style-name="Preformatted_20_Text"><text:s text:c="3"/>in the future. <text:s/>One speaks of the next project to be attacked as</text:p>
      <text:p text:style-name="Preformatted_20_Text"><text:s text:c="3"/>having risen to the top of the stack. <text:s/>"I'm afraid I've got real</text:p>
      <text:p text:style-name="Preformatted_20_Text"><text:s text:c="3"/>work to do, so this'll have to be pushed way down on my stack."</text:p>
      <text:p text:style-name="Preformatted_20_Text"><text:s text:c="3"/>"I haven't done it yet because every time I pop my stack something</text:p>
      <text:p text:style-name="Preformatted_20_Text"><text:s text:c="3"/>new gets pushed." <text:s/>If you are interrupted several times in the</text:p>
      <text:p text:style-name="Preformatted_20_Text"><text:s text:c="3"/>middle of a conversation, "My stack overflowed" means "I</text:p>
      <text:p text:style-name="Preformatted_20_Text"><text:s text:c="3"/>forget what we were talking about." <text:s/>The implication is that more</text:p>
      <text:p text:style-name="Preformatted_20_Text"><text:s text:c="3"/>items were pushed onto the stack than could be remembered, so the</text:p>
      <text:p text:style-name="Preformatted_20_Text"><text:s text:c="3"/>least recent items were lost. <text:s/>The usual physical example of a</text:p>
      <text:p text:style-name="Preformatted_20_Text"><text:s text:c="3"/>stack is to be found in a cafeteria: a pile of plates or trays</text:p>
      <text:p text:style-name="Preformatted_20_Text"><text:s text:c="3"/>sitting on a spring in a well, so that when you put one on the top</text:p>
      <text:p text:style-name="Preformatted_20_Text"><text:s text:c="3"/>they all sink down, and when you take one off the top the rest</text:p>
      <text:p text:style-name="Preformatted_20_Text"><text:s text:c="3"/>spring up a bit. <text:s/>See also {push} and {pop}.</text:p>
      <text:p text:style-name="Preformatted_20_Text"/>
      <text:p text:style-name="Preformatted_20_Text"><text:s text:c="3"/>At MIT, {pdl} used to be a more common synonym for {stack} in</text:p>
      <text:p text:style-name="Preformatted_20_Text"><text:s text:c="3"/>all these contexts, and this may still be true. <text:s/>Everywhere else</text:p>
      <text:p text:style-name="Preformatted_20_Text"><text:s text:c="3"/>{stack} seems to be the preferred term. <text:s/>{Knuth}</text:p>
      <text:p text:style-name="Preformatted_20_Text"><text:s text:c="3"/>(`The Art of Computer Programming', second edition, vol. 1,</text:p>
      <text:p text:style-name="Preformatted_20_Text"><text:s text:c="3"/>p. 236) says:</text:p>
      <text:p text:style-name="Preformatted_20_Text"/>
      <text:p text:style-name="Preformatted_20_Text"><text:s text:c="8"/>Many people who realized the importance of stacks and queues</text:p>
      <text:p text:style-name="Preformatted_20_Text"><text:s text:c="8"/>independently have given other names to these structures:</text:p>
      <text:p text:style-name="Preformatted_20_Text"><text:s text:c="8"/>stacks have been called push-down lists, reversion storages,</text:p>
      <text:p text:style-name="Preformatted_20_Text"><text:s text:c="8"/>cellars, nesting stores, piles, last-in-first-out ("LIFO")</text:p>
      <text:p text:style-name="Preformatted_20_Text"><text:s text:c="8"/>lists, and even yo-yo lists!</text:p>
      <text:p text:style-name="Preformatted_20_Text"/>
      <text:p text:style-name="Preformatted_20_Text">:stack puke: n. Some processor architectures are said to `puke their</text:p>
      <text:p text:style-name="Preformatted_20_Text"><text:s text:c="3"/>guts onto the stack' to save their internal state during exception</text:p>
      <text:p text:style-name="Preformatted_20_Text"><text:s text:c="3"/>processing. <text:s/>The Motorola 68020, for example, regurgitates up to</text:p>
      <text:p text:style-name="Preformatted_20_Text"><text:s text:c="3"/>92 bytes on a bus fault. <text:s/>On a pipelined machine, this can take a</text:p>
      <text:p text:style-name="Preformatted_20_Text"><text:s text:c="3"/>while.</text:p>
      <text:p text:style-name="Preformatted_20_Text"/>
      <text:p text:style-name="Preformatted_20_Text">:stale pointer bug: n. Synonym for {aliasing bug} used esp. among</text:p>
      <text:p text:style-name="Preformatted_20_Text"><text:s text:c="3"/>microcomputer hackers.</text:p>
      <text:p text:style-name="Preformatted_20_Text"/>
      <text:p text:style-name="Preformatted_20_Text">:state: n. 1. Condition, situation. <text:s/>"What's the state of your</text:p>
      <text:p text:style-name="Preformatted_20_Text"><text:s text:c="3"/>latest hack?" <text:s/>"It's winning away." <text:s/>"The system tried to read</text:p>
      <text:p text:style-name="Preformatted_20_Text"><text:s text:c="3"/>and write the disk simultaneously and got into a totally wedged</text:p>
      <text:p text:style-name="Preformatted_20_Text"><text:s text:c="3"/>state." <text:s/>The standard question "What's your state?" <text:s/>means</text:p>
      <text:p text:style-name="Preformatted_20_Text"><text:s text:c="3"/>"What are you doing?" or "What are you about to do?" <text:s/>Typical</text:p>
      <text:p text:style-name="Preformatted_20_Text"><text:s text:c="3"/>answers are "about to gronk out", or "hungry". <text:s/>Another</text:p>
      <text:p text:style-name="Preformatted_20_Text"><text:s text:c="3"/>standard question is "What's the state of the world?", meaning</text:p>
      <text:p text:style-name="Preformatted_20_Text"><text:s text:c="3"/>"What's new?" or "What's going on?". <text:s/>The more terse and</text:p>
      <text:p text:style-name="Preformatted_20_Text"><text:s text:c="3"/>humorous way of asking these questions would be "State-p?".</text:p>
      <text:p text:style-name="Preformatted_20_Text"><text:s text:c="3"/>Another way of phrasing the first question under sense 1 would be</text:p>
      <text:p text:style-name="Preformatted_20_Text"><text:s text:c="3"/>"state-p latest hack?". <text:s/>2. Information being maintained in</text:p>
      <text:p text:style-name="Preformatted_20_Text"><text:s text:c="3"/>non-permanent memory (electronic or human).</text:p>
      <text:p text:style-name="Preformatted_20_Text"/>
      <text:p text:style-name="Preformatted_20_Text">:steam-powered: adj. Old-fashioned or underpowered; archaic. <text:s/>This</text:p>
      <text:p text:style-name="Preformatted_20_Text"><text:s text:c="3"/>term does not have a strong negative loading and may even be used</text:p>
      <text:p text:style-name="Preformatted_20_Text"><text:s text:c="3"/>semi-affectionately for something that clanks and wheezes a lot</text:p>
      <text:p text:style-name="Preformatted_20_Text"><text:s text:c="3"/>but hangs in there doing the job.</text:p>
      <text:p text:style-name="Preformatted_20_Text"/>
      <text:p text:style-name="Preformatted_20_Text"><text:soft-page-break/>:stiffy: [University of Lowell, Massachusetts.] n. 3.5-inch</text:p>
      <text:p text:style-name="Preformatted_20_Text"><text:s text:c="3"/>{microfloppies}, so called because their jackets are more firm</text:p>
      <text:p text:style-name="Preformatted_20_Text"><text:s text:c="3"/>than those of the 5.25-inch and the 8-inch floppy. <text:s/>Elsewhere this</text:p>
      <text:p text:style-name="Preformatted_20_Text"><text:s text:c="3"/>might be called a `firmy'.</text:p>
      <text:p text:style-name="Preformatted_20_Text"/>
      <text:p text:style-name="Preformatted_20_Text">:stir-fried random: alt. `stir-fried mumble' n. Term used for the </text:p>
      <text:p text:style-name="Preformatted_20_Text"><text:s text:c="3"/>best dish of many of those hackers who can cook. <text:s/>Consists of</text:p>
      <text:p text:style-name="Preformatted_20_Text"><text:s text:c="3"/>random fresh veggies and meat wokked with random spices. <text:s/>Tasty and</text:p>
      <text:p text:style-name="Preformatted_20_Text"><text:s text:c="3"/>economical. <text:s/>See {random}, {great-wall}, {ravs}, {{laser</text:p>
      <text:p text:style-name="Preformatted_20_Text"><text:s text:c="3"/>chicken}}, {{oriental food}}; see also {mumble}.</text:p>
      <text:p text:style-name="Preformatted_20_Text"/>
      <text:p text:style-name="Preformatted_20_Text">:stomp on: vt. To inadvertently overwrite something important, usually</text:p>
      <text:p text:style-name="Preformatted_20_Text"><text:s text:c="3"/>automatically. <text:s/>"All the work I did this weekend got</text:p>
      <text:p text:style-name="Preformatted_20_Text"><text:s text:c="3"/>stomped on last night by the nightly server script." <text:s/>Compare</text:p>
      <text:p text:style-name="Preformatted_20_Text"><text:s text:c="3"/>{scribble}, {mangle}, {trash}, {scrog}, {roach}.</text:p>
      <text:p text:style-name="Preformatted_20_Text"/>
      <text:p text:style-name="Preformatted_20_Text">:Stone Age: n., adj. 1. In computer folklore, an ill-defined period</text:p>
      <text:p text:style-name="Preformatted_20_Text"><text:s text:c="3"/>from ENIAC (ca. 1943) to the mid-1950s; the great age of</text:p>
      <text:p text:style-name="Preformatted_20_Text"><text:s text:c="3"/>electromechanical {dinosaur}s. <text:s/>Sometimes used for the entire</text:p>
      <text:p text:style-name="Preformatted_20_Text"><text:s text:c="3"/>period up to 1960--61 (see {Iron Age}); however, it is funnier</text:p>
      <text:p text:style-name="Preformatted_20_Text"><text:s text:c="3"/>and more descriptive to characterize the latter period in terms of</text:p>
      <text:p text:style-name="Preformatted_20_Text"><text:s text:c="3"/>a `Bronze Age' era of transistor-logic, pre-ferrite-{core}</text:p>
      <text:p text:style-name="Preformatted_20_Text"><text:s text:c="3"/>machines with drum or CRT mass storage (as opposed to just mercury</text:p>
      <text:p text:style-name="Preformatted_20_Text"><text:s text:c="3"/>delay lines and/or relays). <text:s/>See also {Iron Age}. <text:s/>2. More</text:p>
      <text:p text:style-name="Preformatted_20_Text"><text:s text:c="3"/>generally, a pejorative for any crufty, ancient piece of hardware</text:p>
      <text:p text:style-name="Preformatted_20_Text"><text:s text:c="3"/>or software technology. <text:s/>Note that this is used even by people who</text:p>
      <text:p text:style-name="Preformatted_20_Text"><text:s text:c="3"/>were there for the {Stone Age} (sense 1).</text:p>
      <text:p text:style-name="Preformatted_20_Text"/>
      <text:p text:style-name="Preformatted_20_Text">:stone knives and bearskins: [ITS, prob. from the Star Trek Classic</text:p>
      <text:p text:style-name="Preformatted_20_Text"><text:s text:c="3"/>episode "The City on the Edge of Forever"] n. A term traditionally</text:p>
      <text:p text:style-name="Preformatted_20_Text"><text:s text:c="3"/>used by {ITS} fans to describe (and deprecate) computing</text:p>
      <text:p text:style-name="Preformatted_20_Text"><text:s text:c="3"/>environments they regard as less advanced, with the (often</text:p>
      <text:p text:style-name="Preformatted_20_Text"><text:s text:c="3"/>correct) implication that said environments were grotesquely</text:p>
      <text:p text:style-name="Preformatted_20_Text"><text:s text:c="3"/>primitive in light of what is known about good ways to design</text:p>
      <text:p text:style-name="Preformatted_20_Text"><text:s text:c="3"/>things. <text:s/>As in "Don't get too used to the facilities here. <text:s/>Once</text:p>
      <text:p text:style-name="Preformatted_20_Text"><text:s text:c="3"/>you leave MIT it's stone knives and bearskins as far as the eye can</text:p>
      <text:p text:style-name="Preformatted_20_Text"><text:s text:c="3"/>see". <text:s/>Compare {steam-powered}.</text:p>
      <text:p text:style-name="Preformatted_20_Text"/>
      <text:p text:style-name="Preformatted_20_Text">:stoppage: /sto'p*j/ n. Extreme {lossage} that renders</text:p>
      <text:p text:style-name="Preformatted_20_Text"><text:s text:c="3"/>something (usually something vital) completely unusable. <text:s/>"The</text:p>
      <text:p text:style-name="Preformatted_20_Text"><text:s text:c="3"/>recent system stoppage was caused by a {fried} transformer."</text:p>
      <text:p text:style-name="Preformatted_20_Text"/>
      <text:p text:style-name="Preformatted_20_Text">:store: [prob. from techspeak `main store'] n. Preferred Commonwealth</text:p>
      <text:p text:style-name="Preformatted_20_Text"><text:s text:c="3"/>synonym for {core}. <text:s/>Thus, `bringing a program into store' means</text:p>
      <text:p text:style-name="Preformatted_20_Text"><text:s text:c="3"/>not that one is returning shrink-wrapped software but that a</text:p>
      <text:p text:style-name="Preformatted_20_Text"><text:s text:c="3"/>program is being {swap}ped in.</text:p>
      <text:p text:style-name="Preformatted_20_Text"/>
      <text:p text:style-name="Preformatted_20_Text">:stroke: n. Common name for the slant (`/', ASCII 0101111)</text:p>
      <text:p text:style-name="Preformatted_20_Text"><text:s text:c="3"/>character. <text:s/>See {ASCII} for other synonyms.</text:p>
      <text:p text:style-name="Preformatted_20_Text"/>
      <text:p text:style-name="Preformatted_20_Text">:strudel: n. Common (spoken) name for the at-sign (`@', ASCII</text:p>
      <text:p text:style-name="Preformatted_20_Text"><text:s text:c="3"/>1000000) character. <text:s/>See {ASCII} for other synonyms.</text:p>
      <text:p text:style-name="Preformatted_20_Text"/>
      <text:p text:style-name="Preformatted_20_Text">:stubroutine: /stuhb'roo-teen/ [contraction of `stub</text:p>
      <text:p text:style-name="Preformatted_20_Text"><text:s text:c="3"/>subroutine'] n. Tiny, often vacuous placeholder for a subroutine</text:p>
      <text:p text:style-name="Preformatted_20_Text"><text:s text:c="3"/>that is to be written or fleshed out later.</text:p>
      <text:p text:style-name="Preformatted_20_Text"/>
      <text:p text:style-name="Preformatted_20_Text">:studlycaps: /stuhd'lee-kaps/ n. A hackish form of silliness</text:p>
      <text:p text:style-name="Preformatted_20_Text"><text:soft-page-break/><text:s text:c="3"/>similar to {BiCapitalization} for trademarks, but applied</text:p>
      <text:p text:style-name="Preformatted_20_Text"><text:s text:c="3"/>randomly and to arbitrary text rather than to trademarks. <text:s/>ThE</text:p>
      <text:p text:style-name="Preformatted_20_Text"><text:s text:c="3"/>oRigiN and SigNificaNce of thIs pRacTicE iS oBscuRe.</text:p>
      <text:p text:style-name="Preformatted_20_Text"/>
      <text:p text:style-name="Preformatted_20_Text">:stunning: adj. Mind-bogglingly stupid. <text:s/>Usually used in sarcasm.</text:p>
      <text:p text:style-name="Preformatted_20_Text"><text:s text:c="3"/>"You want to code *what* in ADA? <text:s/>That's ... a stunning</text:p>
      <text:p text:style-name="Preformatted_20_Text"><text:s text:c="3"/>idea!"</text:p>
      <text:p text:style-name="Preformatted_20_Text"/>
      <text:p text:style-name="Preformatted_20_Text">:stupid-sort: n. Syn. {bogo-sort}.</text:p>
      <text:p text:style-name="Preformatted_20_Text"/>
      <text:p text:style-name="Preformatted_20_Text">:Stupids: n. Term used by {samurai} for the {suit}s who</text:p>
      <text:p text:style-name="Preformatted_20_Text"><text:s text:c="3"/>employ them; succinctly expresses an attitude at least as common,</text:p>
      <text:p text:style-name="Preformatted_20_Text"><text:s text:c="3"/>though usually better disguised, among other subcultures of</text:p>
      <text:p text:style-name="Preformatted_20_Text"><text:s text:c="3"/>hackers. <text:s/>There may be intended reference here to an SF story</text:p>
      <text:p text:style-name="Preformatted_20_Text"><text:s text:c="3"/>originally published in 1952 but much anthologized since, Mark</text:p>
      <text:p text:style-name="Preformatted_20_Text"><text:s text:c="3"/>Clifton's `Star, Bright'. <text:s/>In it, a super-genius child</text:p>
      <text:p text:style-name="Preformatted_20_Text"><text:s text:c="3"/>classifies humans into a very few `Brights' like herself, a huge</text:p>
      <text:p text:style-name="Preformatted_20_Text"><text:s text:c="3"/>majority of `Stupids', and a minority of `Tweens', the merely</text:p>
      <text:p text:style-name="Preformatted_20_Text"><text:s text:c="3"/>ordinary geniuses.</text:p>
      <text:p text:style-name="Preformatted_20_Text"/>
      <text:p text:style-name="Preformatted_20_Text">:subshell: /suhb'shel/ [UNIX, MS-DOS] n. An OS command interpreter</text:p>
      <text:p text:style-name="Preformatted_20_Text"><text:s text:c="3"/>(see {shell}) spawned from within a program, such that exit from</text:p>
      <text:p text:style-name="Preformatted_20_Text"><text:s text:c="3"/>the command interpreter returns one to the parent program in a</text:p>
      <text:p text:style-name="Preformatted_20_Text"><text:s text:c="3"/>state that allows it to continue execution. <text:s/>Compare {shell out};</text:p>
      <text:p text:style-name="Preformatted_20_Text"><text:s text:c="3"/>oppose {chain}.</text:p>
      <text:p text:style-name="Preformatted_20_Text"/>
      <text:p text:style-name="Preformatted_20_Text">:sucking mud: [Applied Data Research] adj. (also `pumping</text:p>
      <text:p text:style-name="Preformatted_20_Text"><text:s text:c="3"/>mud') Crashed or wedged. <text:s/>Usually said of a machine that provides</text:p>
      <text:p text:style-name="Preformatted_20_Text"><text:s text:c="3"/>some service to a network, such as a file server. <text:s/>This Dallas</text:p>
      <text:p text:style-name="Preformatted_20_Text"><text:s text:c="3"/>regionalism derives from the East Texas oilfield lament, "Shut</text:p>
      <text:p text:style-name="Preformatted_20_Text"><text:s text:c="3"/>'er down, Ma, she's a-suckin' mud". <text:s/>Often used as a query. <text:s/>"We</text:p>
      <text:p text:style-name="Preformatted_20_Text"><text:s text:c="3"/>are going to reconfigure the network, are you ready to suck mud?"</text:p>
      <text:p text:style-name="Preformatted_20_Text"/>
      <text:p text:style-name="Preformatted_20_Text">:sufficiently small: adj. Syn. {suitably small}.</text:p>
      <text:p text:style-name="Preformatted_20_Text"/>
      <text:p text:style-name="Preformatted_20_Text">:suit: n. 1. Ugly and uncomfortable `business clothing' often</text:p>
      <text:p text:style-name="Preformatted_20_Text"><text:s text:c="3"/>worn by non-hackers. <text:s/>Invariably worn with a `tie', a</text:p>
      <text:p text:style-name="Preformatted_20_Text"><text:s text:c="3"/>strangulation device that partially cuts off the blood supply to</text:p>
      <text:p text:style-name="Preformatted_20_Text"><text:s text:c="3"/>the brain. <text:s/>It is thought that this explains much about the</text:p>
      <text:p text:style-name="Preformatted_20_Text"><text:s text:c="3"/>behavior of suit-wearers. <text:s/>Compare {droid}. <text:s/>2. A person who</text:p>
      <text:p text:style-name="Preformatted_20_Text"><text:s text:c="3"/>habitually wears suits, as distinct from a techie or hacker. <text:s/>See</text:p>
      <text:p text:style-name="Preformatted_20_Text"><text:s text:c="3"/>{loser}, {burble}, {management}, {Stupids}, {SNAFU</text:p>
      <text:p text:style-name="Preformatted_20_Text"><text:s text:c="3"/>principle}, and {brain-damaged}. <text:s/>English, by the way, is</text:p>
      <text:p text:style-name="Preformatted_20_Text"><text:s text:c="3"/>relatively kind; our Moscow correspondent informs us that the</text:p>
      <text:p text:style-name="Preformatted_20_Text"><text:s text:c="3"/>corresponding idiom in Russian hacker jargon is `sovok', lit. a</text:p>
      <text:p text:style-name="Preformatted_20_Text"><text:s text:c="3"/>tool for grabbing garbage.</text:p>
      <text:p text:style-name="Preformatted_20_Text"/>
      <text:p text:style-name="Preformatted_20_Text">:suitable win: n. See {win}.</text:p>
      <text:p text:style-name="Preformatted_20_Text"/>
      <text:p text:style-name="Preformatted_20_Text">:suitably small: [perverted from mathematical jargon] adj. An</text:p>
      <text:p text:style-name="Preformatted_20_Text"><text:s text:c="3"/>expression used ironically to characterize unquantifiable</text:p>
      <text:p text:style-name="Preformatted_20_Text"><text:s text:c="3"/>behavior that differs from expected or required behavior. <text:s/>For</text:p>
      <text:p text:style-name="Preformatted_20_Text"><text:s text:c="3"/>example, suppose a newly created program came up with a correct</text:p>
      <text:p text:style-name="Preformatted_20_Text"><text:s text:c="3"/>full-screen display, and one publicly exclaimed: "It works!"</text:p>
      <text:p text:style-name="Preformatted_20_Text"><text:s text:c="3"/>Then, if the program dumps core on the first mouse click, one might</text:p>
      <text:p text:style-name="Preformatted_20_Text"><text:s text:c="3"/>add: "Well, for suitably small values of `works'." <text:s/>Compare</text:p>
      <text:p text:style-name="Preformatted_20_Text"><text:s text:c="3"/>the characterization of pi under {{random numbers}}.</text:p>
      <text:p text:style-name="Preformatted_20_Text"/>
      <text:p text:style-name="Preformatted_20_Text"><text:soft-page-break/>:sun lounge: [Great Britain] n. The room where all the Sun</text:p>
      <text:p text:style-name="Preformatted_20_Text"><text:s text:c="3"/>workstations live. <text:s/>The humor in this term comes from the fact</text:p>
      <text:p text:style-name="Preformatted_20_Text"><text:s text:c="3"/>that it's also in mainstream use to describe a solarium, and all</text:p>
      <text:p text:style-name="Preformatted_20_Text"><text:s text:c="3"/>those Sun workstations clustered together give off an amazing</text:p>
      <text:p text:style-name="Preformatted_20_Text"><text:s text:c="3"/>amount of heat.</text:p>
      <text:p text:style-name="Preformatted_20_Text"/>
      <text:p text:style-name="Preformatted_20_Text">:sun-stools: n. Unflattering hackerism for SunTools, a pre-X</text:p>
      <text:p text:style-name="Preformatted_20_Text"><text:s text:c="3"/>windowing environment notorious in its day for size, slowness, and</text:p>
      <text:p text:style-name="Preformatted_20_Text"><text:s text:c="3"/>misfeatures. <text:s/>{X}, however, is larger and slower; see</text:p>
      <text:p text:style-name="Preformatted_20_Text"><text:s text:c="3"/>{second-system effect}.</text:p>
      <text:p text:style-name="Preformatted_20_Text"/>
      <text:p text:style-name="Preformatted_20_Text">:sunspots: n. 1. Notional cause of an odd error. <text:s/>"Why did the</text:p>
      <text:p text:style-name="Preformatted_20_Text"><text:s text:c="3"/>program suddenly turn the screen blue?" <text:s/>"Sunspots, I guess."</text:p>
      <text:p text:style-name="Preformatted_20_Text"><text:s text:c="3"/>2. Also the cause of {bit rot} --- from the myth that sunspots</text:p>
      <text:p text:style-name="Preformatted_20_Text"><text:s text:c="3"/>will increase {cosmic rays}, which can flip single bits in memory.</text:p>
      <text:p text:style-name="Preformatted_20_Text"><text:s text:c="3"/>See {cosmic rays}, {phase of the moon}.</text:p>
      <text:p text:style-name="Preformatted_20_Text"/>
      <text:p text:style-name="Preformatted_20_Text">:superprogrammer: n. A prolific programmer; one who can code</text:p>
      <text:p text:style-name="Preformatted_20_Text"><text:s text:c="3"/>exceedingly well and quickly. <text:s/>Not all hackers are</text:p>
      <text:p text:style-name="Preformatted_20_Text"><text:s text:c="3"/>superprogrammers, but many are. <text:s/>(Productivity can vary from one</text:p>
      <text:p text:style-name="Preformatted_20_Text"><text:s text:c="3"/>programmer to another by three orders of magnitude. <text:s/>For example,</text:p>
      <text:p text:style-name="Preformatted_20_Text"><text:s text:c="3"/>one programmer might be able to write an average of 3 lines of</text:p>
      <text:p text:style-name="Preformatted_20_Text"><text:s text:c="3"/>working code in one day, while another, with the proper tools,</text:p>
      <text:p text:style-name="Preformatted_20_Text"><text:s text:c="3"/>might be able to write 3,000. <text:s/>This range is astonishing; it is</text:p>
      <text:p text:style-name="Preformatted_20_Text"><text:s text:c="3"/>matched in very few other areas of human endeavor.) <text:s/>The term</text:p>
      <text:p text:style-name="Preformatted_20_Text"><text:s text:c="3"/>`superprogrammer' is more commonly used within such places as IBM</text:p>
      <text:p text:style-name="Preformatted_20_Text"><text:s text:c="3"/>than in the hacker community. <text:s/>It tends to stress na"ive measures</text:p>
      <text:p text:style-name="Preformatted_20_Text"><text:s text:c="3"/>of productivity and to underweight creativity, ingenuity, and</text:p>
      <text:p text:style-name="Preformatted_20_Text"><text:s text:c="3"/>getting the job *done* --- and to sidestep the question of</text:p>
      <text:p text:style-name="Preformatted_20_Text"><text:s text:c="3"/>whether the 3,000 lines of code do more or less useful work than</text:p>
      <text:p text:style-name="Preformatted_20_Text"><text:s text:c="3"/>three lines that do the {Right Thing}. <text:s/>Hackers tend to prefer</text:p>
      <text:p text:style-name="Preformatted_20_Text"><text:s text:c="3"/>the terms {hacker} and {wizard}.</text:p>
      <text:p text:style-name="Preformatted_20_Text"/>
      <text:p text:style-name="Preformatted_20_Text">:superuser: [UNIX] n. Syn. {root}, {avatar}. <text:s/>This usage has</text:p>
      <text:p text:style-name="Preformatted_20_Text"><text:s text:c="3"/>spread to non-UNIX environments; the superuser is any account with</text:p>
      <text:p text:style-name="Preformatted_20_Text"><text:s text:c="3"/>all {wheel} bits on. <text:s/>A more specific term than {wheel}.</text:p>
      <text:p text:style-name="Preformatted_20_Text"/>
      <text:p text:style-name="Preformatted_20_Text">:support: n. After-sale handholding; something many software</text:p>
      <text:p text:style-name="Preformatted_20_Text"><text:s text:c="3"/>vendors promise but few deliver. <text:s/>To hackers, most support people</text:p>
      <text:p text:style-name="Preformatted_20_Text"><text:s text:c="3"/>are useless --- because by the time a hacker calls support he or</text:p>
      <text:p text:style-name="Preformatted_20_Text"><text:s text:c="3"/>she will usually know the relevant manuals better than the support</text:p>
      <text:p text:style-name="Preformatted_20_Text"><text:s text:c="3"/>people (sadly, this is *not* a joke or exaggeration). <text:s/>A</text:p>
      <text:p text:style-name="Preformatted_20_Text"><text:s text:c="3"/>hacker's idea of `support' is a t^ete-`a-t^ete with the</text:p>
      <text:p text:style-name="Preformatted_20_Text"><text:s text:c="3"/>software's designer.</text:p>
      <text:p text:style-name="Preformatted_20_Text"/>
      <text:p text:style-name="Preformatted_20_Text">:Suzie COBOL: /soo'zee koh'bol/ 1. [IBM: prob. from Frank Zappa's</text:p>
      <text:p text:style-name="Preformatted_20_Text"><text:s text:c="3"/>`Suzy Creamcheese'] n. A coder straight out of training school who</text:p>
      <text:p text:style-name="Preformatted_20_Text"><text:s text:c="3"/>knows everything except the value of comments in plain English.</text:p>
      <text:p text:style-name="Preformatted_20_Text"><text:s text:c="3"/>Also (fashionable among personkind wishing to avoid accusations of</text:p>
      <text:p text:style-name="Preformatted_20_Text"><text:s text:c="3"/>sexism) `Sammy Cobol' or (in some non-IBM circles) `Cobol Charlie'.</text:p>
      <text:p text:style-name="Preformatted_20_Text"><text:s text:c="3"/>2. [proposed] Meta-name for any {code grinder}, analogous to</text:p>
      <text:p text:style-name="Preformatted_20_Text"><text:s text:c="3"/>{J. Random Hacker}.</text:p>
      <text:p text:style-name="Preformatted_20_Text"/>
      <text:p text:style-name="Preformatted_20_Text">:swab: /swob/ [From the mnemonic for the PDP-11 `SWAp Byte'</text:p>
      <text:p text:style-name="Preformatted_20_Text"><text:s text:c="3"/>instruction, as immortalized in the `dd(1)' option `conv=swab'</text:p>
      <text:p text:style-name="Preformatted_20_Text"><text:s text:c="3"/>(see {dd})] 1. vt. To solve the {NUXI problem} by swapping</text:p>
      <text:p text:style-name="Preformatted_20_Text"><text:s text:c="3"/>bytes in a file. <text:s/>2. n. The program in V7 UNIX used to perform this</text:p>
      <text:p text:style-name="Preformatted_20_Text"><text:s text:c="3"/>action, or anything functionally equivalent to it. <text:s/>See also</text:p>
      <text:p text:style-name="Preformatted_20_Text"><text:soft-page-break/><text:s text:c="3"/>{big-endian}, {little-endian}, {middle-endian},</text:p>
      <text:p text:style-name="Preformatted_20_Text"><text:s text:c="3"/>{bytesexual}.</text:p>
      <text:p text:style-name="Preformatted_20_Text"/>
      <text:p text:style-name="Preformatted_20_Text">:swap: vt. 1. [techspeak] To move information from a fast-access</text:p>
      <text:p text:style-name="Preformatted_20_Text"><text:s text:c="3"/>memory to a slow-access memory (`swap out'), or vice versa</text:p>
      <text:p text:style-name="Preformatted_20_Text"><text:s text:c="3"/>(`swap in'). <text:s/>Often refers specifically to the use of disks as</text:p>
      <text:p text:style-name="Preformatted_20_Text"><text:s text:c="3"/>`virtual memory'. <text:s/>As pieces of data or program are needed, they</text:p>
      <text:p text:style-name="Preformatted_20_Text"><text:s text:c="3"/>are swapped into {core} for processing; when they are no longer</text:p>
      <text:p text:style-name="Preformatted_20_Text"><text:s text:c="3"/>needed they may be swapped out again. <text:s/>2. The jargon use of these</text:p>
      <text:p text:style-name="Preformatted_20_Text"><text:s text:c="3"/>terms analogizes people's short-term memories with core. <text:s/>Cramming</text:p>
      <text:p text:style-name="Preformatted_20_Text"><text:s text:c="3"/>for an exam might be spoken of as swapping in. <text:s/>If you temporarily</text:p>
      <text:p text:style-name="Preformatted_20_Text"><text:s text:c="3"/>forget someone's name, but then remember it, your excuse is that it</text:p>
      <text:p text:style-name="Preformatted_20_Text"><text:s text:c="3"/>was swapped out. <text:s/>To `keep something swapped in' means to keep it</text:p>
      <text:p text:style-name="Preformatted_20_Text"><text:s text:c="3"/>fresh in your memory: "I reread the TECO manual every few months</text:p>
      <text:p text:style-name="Preformatted_20_Text"><text:s text:c="3"/>to keep it swapped in." <text:s/>If someone interrupts you just as you got</text:p>
      <text:p text:style-name="Preformatted_20_Text"><text:s text:c="3"/>a good idea, you might say "Wait a moment while I swap this</text:p>
      <text:p text:style-name="Preformatted_20_Text"><text:s text:c="3"/>out", implying that the piece of paper is your extra-somatic</text:p>
      <text:p text:style-name="Preformatted_20_Text"><text:s text:c="3"/>memory and if you don't swap the info out by writing it down it</text:p>
      <text:p text:style-name="Preformatted_20_Text"><text:s text:c="3"/>will get overwritten and lost as you talk. <text:s/>Compare {page in},</text:p>
      <text:p text:style-name="Preformatted_20_Text"><text:s text:c="3"/>{page out}.</text:p>
      <text:p text:style-name="Preformatted_20_Text"/>
      <text:p text:style-name="Preformatted_20_Text">:swap space: n. Storage space, especially temporary storage space</text:p>
      <text:p text:style-name="Preformatted_20_Text"><text:s text:c="3"/>used during a move or reconfiguration. <text:s/>"I'm just using that corner</text:p>
      <text:p text:style-name="Preformatted_20_Text"><text:s text:c="3"/>of the machine room for swap space."</text:p>
      <text:p text:style-name="Preformatted_20_Text"/>
      <text:p text:style-name="Preformatted_20_Text">:swapped in: n. See {swap}. <text:s/>See also {page in}.</text:p>
      <text:p text:style-name="Preformatted_20_Text"/>
      <text:p text:style-name="Preformatted_20_Text">:swapped out: n. See {swap}. <text:s/>See also {page out}.</text:p>
      <text:p text:style-name="Preformatted_20_Text"/>
      <text:p text:style-name="Preformatted_20_Text">:swizzle: v. To convert external names, array indices, or references</text:p>
      <text:p text:style-name="Preformatted_20_Text"><text:s text:c="3"/>within a data structure into address pointers when the data</text:p>
      <text:p text:style-name="Preformatted_20_Text"><text:s text:c="3"/>structure is brought into main memory from external storage (also</text:p>
      <text:p text:style-name="Preformatted_20_Text"><text:s text:c="3"/>called `pointer swizzling'); this may be done for speed in</text:p>
      <text:p text:style-name="Preformatted_20_Text"><text:s text:c="3"/>chasing references or to simplify code (e.g., by turning lots of</text:p>
      <text:p text:style-name="Preformatted_20_Text"><text:s text:c="3"/>name lookups into pointer dereferences). <text:s/>The converse operation is</text:p>
      <text:p text:style-name="Preformatted_20_Text"><text:s text:c="3"/>sometimes termed `unswizzling'. <text:s/>See also {snap}.</text:p>
      <text:p text:style-name="Preformatted_20_Text"/>
      <text:p text:style-name="Preformatted_20_Text">:sync: /sink/ (var. `synch') n., vi. 1. To synchronize, to</text:p>
      <text:p text:style-name="Preformatted_20_Text"><text:s text:c="3"/>bring into synchronization. <text:s/>2. [techspeak] To force all pending</text:p>
      <text:p text:style-name="Preformatted_20_Text"><text:s text:c="3"/>I/O to the disk; see {flush}, sense 2. <text:s/>3. More generally, to</text:p>
      <text:p text:style-name="Preformatted_20_Text"><text:s text:c="3"/>force a number of competing processes or agents to a state that</text:p>
      <text:p text:style-name="Preformatted_20_Text"><text:s text:c="3"/>would be `safe' if the system were to crash; thus, to checkpoint</text:p>
      <text:p text:style-name="Preformatted_20_Text"><text:s text:c="3"/>(in the database-theory sense).</text:p>
      <text:p text:style-name="Preformatted_20_Text"/>
      <text:p text:style-name="Preformatted_20_Text">:syntactic sugar: [coined by Peter Landin] n. Features added to a</text:p>
      <text:p text:style-name="Preformatted_20_Text"><text:s text:c="3"/>language or other formalism to make it `sweeter' for humans,</text:p>
      <text:p text:style-name="Preformatted_20_Text"><text:s text:c="3"/>that do not affect the expressiveness of the formalism (compare</text:p>
      <text:p text:style-name="Preformatted_20_Text"><text:s text:c="3"/>{chrome}). <text:s/>Used esp. when there is an obvious and trivial</text:p>
      <text:p text:style-name="Preformatted_20_Text"><text:s text:c="3"/>translation of the `sugar' feature into other constructs already</text:p>
      <text:p text:style-name="Preformatted_20_Text"><text:s text:c="3"/>present in the notation. <text:s/>C's `a[i]' notation is syntactic</text:p>
      <text:p text:style-name="Preformatted_20_Text"><text:s text:c="3"/>sugar for `*(a + i)'. <text:s/>"Syntactic sugar causes cancer of the</text:p>
      <text:p text:style-name="Preformatted_20_Text"><text:s text:c="3"/>semicolon." <text:s/>--- Alan Perlis.</text:p>
      <text:p text:style-name="Preformatted_20_Text"/>
      <text:p text:style-name="Preformatted_20_Text"><text:s text:c="3"/>The variants `syntactic saccharin' and `syntactic syrup' are</text:p>
      <text:p text:style-name="Preformatted_20_Text"><text:s text:c="3"/>also recorded. <text:s/>These denotes something even more gratuitous, in</text:p>
      <text:p text:style-name="Preformatted_20_Text"><text:s text:c="3"/>that syntactic sugar serves a purpose (making something more</text:p>
      <text:p text:style-name="Preformatted_20_Text"><text:s text:c="3"/>acceptable to humans) but syntactic saccharin or syrup serves no</text:p>
      <text:p text:style-name="Preformatted_20_Text"><text:s text:c="3"/>purpose at all. <text:s/>Compare {candygrammar}.</text:p>
      <text:p text:style-name="Preformatted_20_Text"><text:soft-page-break/></text:p>
      <text:p text:style-name="Preformatted_20_Text">:sys-frog: /sis'frog/ [the PLATO system] n. Playful variant of</text:p>
      <text:p text:style-name="Preformatted_20_Text"><text:s text:c="3"/>`sysprog', which is in turn short for `systems programmer'.</text:p>
      <text:p text:style-name="Preformatted_20_Text"/>
      <text:p text:style-name="Preformatted_20_Text">:sysadmin: /sis'ad-min/ n. Common contraction of `system</text:p>
      <text:p text:style-name="Preformatted_20_Text"><text:s text:c="3"/>admin'; see {admin}.</text:p>
      <text:p text:style-name="Preformatted_20_Text"/>
      <text:p text:style-name="Preformatted_20_Text">:sysape: /sysape/ n. A rather derogatory term for a computer</text:p>
      <text:p text:style-name="Preformatted_20_Text"><text:s text:c="3"/>operator; a play on {sysop} common at sites that use the banana</text:p>
      <text:p text:style-name="Preformatted_20_Text"><text:s text:c="3"/>hierarchy of problem complexity (see {one-banana</text:p>
      <text:p text:style-name="Preformatted_20_Text"><text:s text:c="3"/>problem}).</text:p>
      <text:p text:style-name="Preformatted_20_Text"/>
      <text:p text:style-name="Preformatted_20_Text">:sysop: /sis'op/ n. [esp. in the BBS world] The operator (and</text:p>
      <text:p text:style-name="Preformatted_20_Text"><text:s text:c="3"/>usually the owner) of a bulletin-board system. <text:s/>A common neophyte</text:p>
      <text:p text:style-name="Preformatted_20_Text"><text:s text:c="3"/>mistake on {FidoNet} is to address a message to `sysop' in an</text:p>
      <text:p text:style-name="Preformatted_20_Text"><text:s text:c="3"/>international {echo}, thus sending it to hundreds of sysops</text:p>
      <text:p text:style-name="Preformatted_20_Text"><text:s text:c="3"/>around the world.</text:p>
      <text:p text:style-name="Preformatted_20_Text"/>
      <text:p text:style-name="Preformatted_20_Text">:system: n. 1. The supervisor program or OS on a computer. <text:s/>2. The</text:p>
      <text:p text:style-name="Preformatted_20_Text"><text:s text:c="3"/>entire computer system, including input/output devices, the</text:p>
      <text:p text:style-name="Preformatted_20_Text"><text:s text:c="3"/>supervisor program or OS, and possibly other software. <text:s/>3. Any</text:p>
      <text:p text:style-name="Preformatted_20_Text"><text:s text:c="3"/>large-scale program. <text:s/>4. Any method or algorithm. <text:s/>5. `System</text:p>
      <text:p text:style-name="Preformatted_20_Text"><text:s text:c="3"/>hacker': one who hacks the system (in senses 1 and 2 only; for</text:p>
      <text:p text:style-name="Preformatted_20_Text"><text:s text:c="3"/>sense 3 one mentions the particular program: e.g., `LISP</text:p>
      <text:p text:style-name="Preformatted_20_Text"><text:s text:c="3"/>hacker')</text:p>
      <text:p text:style-name="Preformatted_20_Text"/>
      <text:p text:style-name="Preformatted_20_Text">:systems jock: n. See {jock}, (sense 2).</text:p>
      <text:p text:style-name="Preformatted_20_Text"/>
      <text:p text:style-name="Preformatted_20_Text">:system mangler: n. Humorous synonym for `system manager', poss.</text:p>
      <text:p text:style-name="Preformatted_20_Text"><text:s text:c="3"/>from the fact that one major IBM OS had a {root} account called</text:p>
      <text:p text:style-name="Preformatted_20_Text"><text:s text:c="3"/>SYSMANGR. <text:s/>Refers specifically to a systems programmer in charge of</text:p>
      <text:p text:style-name="Preformatted_20_Text"><text:s text:c="3"/>administration, software maintenance, and updates at some site.</text:p>
      <text:p text:style-name="Preformatted_20_Text"><text:s text:c="3"/>Unlike {admin}, this term emphasizes the technical end of the</text:p>
      <text:p text:style-name="Preformatted_20_Text"><text:s text:c="3"/>skills involved.</text:p>
      <text:p text:style-name="Preformatted_20_Text"/>
      <text:p text:style-name="Preformatted_20_Text">:SysVile: /sis-vi:l'/ n. See {Missed'em-five}.</text:p>
      <text:p text:style-name="Preformatted_20_Text"/>
      <text:p text:style-name="Preformatted_20_Text">= T =</text:p>
      <text:p text:style-name="Preformatted_20_Text">=====</text:p>
      <text:p text:style-name="Preformatted_20_Text"/>
      <text:p text:style-name="Preformatted_20_Text">:T: /T/ 1. [from LISP terminology for `true'] Yes. <text:s/>Used in</text:p>
      <text:p text:style-name="Preformatted_20_Text"><text:s text:c="3"/>reply to a question (particularly one asked using the `-P'</text:p>
      <text:p text:style-name="Preformatted_20_Text"><text:s text:c="3"/>convention). <text:s/>In LISP, the constant T means `true', among other</text:p>
      <text:p text:style-name="Preformatted_20_Text"><text:s text:c="3"/>things. <text:s/>Some hackers use `T' and `NIL' instead of `Yes' and `No'</text:p>
      <text:p text:style-name="Preformatted_20_Text"><text:s text:c="3"/>almost reflexively. <text:s/>This sometimes causes misunderstandings. <text:s/>When</text:p>
      <text:p text:style-name="Preformatted_20_Text"><text:s text:c="3"/>a waiter or flight attendant asks whether a hacker wants coffee, he</text:p>
      <text:p text:style-name="Preformatted_20_Text"><text:s text:c="3"/>may well respond `T', meaning that he wants coffee; but of course</text:p>
      <text:p text:style-name="Preformatted_20_Text"><text:s text:c="3"/>he will be brought a cup of tea instead. <text:s/>As it happens, most</text:p>
      <text:p text:style-name="Preformatted_20_Text"><text:s text:c="3"/>hackers (particularly those who frequent Chinese restaurants) like</text:p>
      <text:p text:style-name="Preformatted_20_Text"><text:s text:c="3"/>tea at least as well as coffee --- so it is not that big a problem.</text:p>
      <text:p text:style-name="Preformatted_20_Text"><text:s text:c="3"/>2. See {time T} (also {since time T equals minus infinity}).</text:p>
      <text:p text:style-name="Preformatted_20_Text"><text:s text:c="3"/>3. [techspeak] In transaction-processing circles, an abbreviation</text:p>
      <text:p text:style-name="Preformatted_20_Text"><text:s text:c="3"/>for the noun `transaction'. <text:s/>4. [Purdue] Alternate spelling of</text:p>
      <text:p text:style-name="Preformatted_20_Text"><text:s text:c="3"/>{tee}. 5. A dialect of {LISP} developed at Yale.</text:p>
      <text:p text:style-name="Preformatted_20_Text"/>
      <text:p text:style-name="Preformatted_20_Text">:tail recursion: n. If you aren't sick of it already, see {tail</text:p>
      <text:p text:style-name="Preformatted_20_Text"><text:s text:c="3"/>recursion}.</text:p>
      <text:p text:style-name="Preformatted_20_Text"/>
      <text:p text:style-name="Preformatted_20_Text"><text:soft-page-break/>:talk mode: n. A feature supported by UNIX, ITS, and some other</text:p>
      <text:p text:style-name="Preformatted_20_Text"><text:s text:c="3"/>OSes that allows two or more logged-in users to set up a real-time</text:p>
      <text:p text:style-name="Preformatted_20_Text"><text:s text:c="3"/>on-line conversation. <text:s/>It combines the immediacy of talking with</text:p>
      <text:p text:style-name="Preformatted_20_Text"><text:s text:c="3"/>all the precision (and verbosity) that written language entails.</text:p>
      <text:p text:style-name="Preformatted_20_Text"><text:s text:c="3"/>It is difficult to communicate inflection, though conventions have</text:p>
      <text:p text:style-name="Preformatted_20_Text"><text:s text:c="3"/>arisen for some of these (see the section on writing style in the</text:p>
      <text:p text:style-name="Preformatted_20_Text"><text:s text:c="3"/>Prependices for details).</text:p>
      <text:p text:style-name="Preformatted_20_Text"/>
      <text:p text:style-name="Preformatted_20_Text"><text:s text:c="3"/>Talk mode has a special set of jargon words, used to save typing,</text:p>
      <text:p text:style-name="Preformatted_20_Text"><text:s text:c="3"/>which are not used orally. <text:s/>Some of these are identical to (and</text:p>
      <text:p text:style-name="Preformatted_20_Text"><text:s text:c="3"/>probably derived from) Morse-code jargon used by ham-radio amateurs</text:p>
      <text:p text:style-name="Preformatted_20_Text"><text:s text:c="3"/>since the 1920s.</text:p>
      <text:p text:style-name="Preformatted_20_Text"/>
      <text:p text:style-name="Preformatted_20_Text"><text:s text:c="5"/>BCNU <text:s text:c="3"/></text:p>
      <text:p text:style-name="Preformatted_20_Text"><text:s text:c="10"/>be seeing you</text:p>
      <text:p text:style-name="Preformatted_20_Text"><text:s text:c="5"/>BTW</text:p>
      <text:p text:style-name="Preformatted_20_Text"><text:s text:c="10"/>by the way</text:p>
      <text:p text:style-name="Preformatted_20_Text"><text:s text:c="5"/>BYE?</text:p>
      <text:p text:style-name="Preformatted_20_Text"><text:s text:c="10"/>are you ready to unlink? <text:s/>(this is the standard way to end a</text:p>
      <text:p text:style-name="Preformatted_20_Text"><text:s text:c="10"/>talk-mode conversation; the other person types `BYE' to</text:p>
      <text:p text:style-name="Preformatted_20_Text"><text:s text:c="10"/>confirm, or else continues the conversation)</text:p>
      <text:p text:style-name="Preformatted_20_Text"><text:s text:c="5"/>CUL <text:s text:c="4"/></text:p>
      <text:p text:style-name="Preformatted_20_Text"><text:s text:c="10"/>see you later</text:p>
      <text:p text:style-name="Preformatted_20_Text"><text:s text:c="5"/>ENQ?</text:p>
      <text:p text:style-name="Preformatted_20_Text"><text:s text:c="10"/>are you busy? <text:s/>(expects `ACK' or `NAK' in return)</text:p>
      <text:p text:style-name="Preformatted_20_Text"><text:s text:c="5"/>FOO?</text:p>
      <text:p text:style-name="Preformatted_20_Text"><text:s text:c="10"/>are you there? (often used on unexpected links, meaning also</text:p>
      <text:p text:style-name="Preformatted_20_Text"><text:s text:c="10"/>"Sorry if I butted in ..." (linker) or "What's up?" <text:s/>(linkee))</text:p>
      <text:p text:style-name="Preformatted_20_Text"><text:s text:c="5"/>FYI <text:s text:c="4"/></text:p>
      <text:p text:style-name="Preformatted_20_Text"><text:s text:c="10"/>for your information</text:p>
      <text:p text:style-name="Preformatted_20_Text"><text:s text:c="5"/>FYA <text:s text:c="4"/></text:p>
      <text:p text:style-name="Preformatted_20_Text"><text:s text:c="10"/>for your amusement</text:p>
      <text:p text:style-name="Preformatted_20_Text"><text:s text:c="5"/>GA</text:p>
      <text:p text:style-name="Preformatted_20_Text"><text:s text:c="10"/>go ahead (used when two people have tried to type</text:p>
      <text:p text:style-name="Preformatted_20_Text"><text:s text:c="10"/>simultaneously; this cedes the right to type to the other)</text:p>
      <text:p text:style-name="Preformatted_20_Text"><text:s text:c="5"/>GRMBL <text:s text:c="2"/></text:p>
      <text:p text:style-name="Preformatted_20_Text"><text:s text:c="10"/>grumble (expresses disquiet or disagreement)</text:p>
      <text:p text:style-name="Preformatted_20_Text"><text:s text:c="5"/>HELLOP</text:p>
      <text:p text:style-name="Preformatted_20_Text"><text:s text:c="10"/>hello? (an instance of the `-P' convention)</text:p>
      <text:p text:style-name="Preformatted_20_Text"><text:s text:c="5"/>JAM</text:p>
      <text:p text:style-name="Preformatted_20_Text"><text:s text:c="10"/>just a minute (equivalent to `SEC....')</text:p>
      <text:p text:style-name="Preformatted_20_Text"><text:s text:c="5"/>MIN <text:s text:c="4"/></text:p>
      <text:p text:style-name="Preformatted_20_Text"><text:s text:c="10"/>same as `JAM'</text:p>
      <text:p text:style-name="Preformatted_20_Text"><text:s text:c="5"/>NIL <text:s text:c="4"/></text:p>
      <text:p text:style-name="Preformatted_20_Text"><text:s text:c="10"/>no (see {NIL})</text:p>
      <text:p text:style-name="Preformatted_20_Text"><text:s text:c="5"/>O</text:p>
      <text:p text:style-name="Preformatted_20_Text"><text:s text:c="10"/>over to you</text:p>
      <text:p text:style-name="Preformatted_20_Text"><text:s text:c="5"/>OO <text:s text:c="5"/></text:p>
      <text:p text:style-name="Preformatted_20_Text"><text:s text:c="10"/>over and out</text:p>
      <text:p text:style-name="Preformatted_20_Text"><text:s text:c="5"/>/</text:p>
      <text:p text:style-name="Preformatted_20_Text"><text:s text:c="10"/>another form of "over to you" (from x/y as "x over y")</text:p>
      <text:p text:style-name="Preformatted_20_Text"><text:s text:c="5"/>\</text:p>
      <text:p text:style-name="Preformatted_20_Text"><text:s text:c="10"/>lambda (used in discussing LISPy things)</text:p>
      <text:p text:style-name="Preformatted_20_Text"><text:s text:c="5"/>OBTW <text:s/></text:p>
      <text:p text:style-name="Preformatted_20_Text"><text:s text:c="10"/>oh, by the way</text:p>
      <text:p text:style-name="Preformatted_20_Text"><text:s text:c="5"/>R U THERE?</text:p>
      <text:p text:style-name="Preformatted_20_Text"><text:s text:c="10"/>are you there?</text:p>
      <text:p text:style-name="Preformatted_20_Text"><text:s text:c="5"/>SEC <text:s text:c="4"/></text:p>
      <text:p text:style-name="Preformatted_20_Text"><text:soft-page-break/><text:s text:c="10"/>wait a second (sometimes written `SEC...')</text:p>
      <text:p text:style-name="Preformatted_20_Text"><text:s text:c="5"/>T</text:p>
      <text:p text:style-name="Preformatted_20_Text"><text:s text:c="10"/>yes (see the main entry for {T})</text:p>
      <text:p text:style-name="Preformatted_20_Text"><text:s text:c="5"/>TNX <text:s text:c="4"/></text:p>
      <text:p text:style-name="Preformatted_20_Text"><text:s text:c="10"/>thanks</text:p>
      <text:p text:style-name="Preformatted_20_Text"><text:s text:c="5"/>TNX 1.0E6</text:p>
      <text:p text:style-name="Preformatted_20_Text"><text:s text:c="10"/>thanks a million (humorous)</text:p>
      <text:p text:style-name="Preformatted_20_Text"><text:s text:c="5"/>TNXE6</text:p>
      <text:p text:style-name="Preformatted_20_Text"><text:s text:c="10"/>another form of "thanks a million"</text:p>
      <text:p text:style-name="Preformatted_20_Text"><text:s text:c="5"/>WRT <text:s text:c="4"/></text:p>
      <text:p text:style-name="Preformatted_20_Text"><text:s text:c="10"/>with regard to, or with respect to.</text:p>
      <text:p text:style-name="Preformatted_20_Text"><text:s text:c="5"/>WTF</text:p>
      <text:p text:style-name="Preformatted_20_Text"><text:s text:c="10"/>the universal interrogative particle; WTF knows what it means?</text:p>
      <text:p text:style-name="Preformatted_20_Text"><text:s text:c="5"/>WTH <text:s text:c="4"/></text:p>
      <text:p text:style-name="Preformatted_20_Text"><text:s text:c="10"/>what the hell?</text:p>
      <text:p text:style-name="Preformatted_20_Text"><text:s text:c="5"/>&lt;double newline&gt;</text:p>
      <text:p text:style-name="Preformatted_20_Text"><text:s text:c="10"/>When the typing party has finished, he/she types two newlines</text:p>
      <text:p text:style-name="Preformatted_20_Text"><text:s text:c="10"/>to signal that he/she is done; this leaves a blank line</text:p>
      <text:p text:style-name="Preformatted_20_Text"><text:s text:c="10"/>between `speeches' in the conversation, making it easier to</text:p>
      <text:p text:style-name="Preformatted_20_Text"><text:s text:c="10"/>reread the preceding text.</text:p>
      <text:p text:style-name="Preformatted_20_Text"><text:s text:c="5"/>&lt;name&gt;:</text:p>
      <text:p text:style-name="Preformatted_20_Text"><text:s text:c="10"/>When three or more terminals are linked, it is conventional</text:p>
      <text:p text:style-name="Preformatted_20_Text"><text:s text:c="10"/>for each typist to {prepend} his/her login name or handle and</text:p>
      <text:p text:style-name="Preformatted_20_Text"><text:s text:c="10"/>a colon (or a hyphen) to each line to indicate who is typing</text:p>
      <text:p text:style-name="Preformatted_20_Text"><text:s text:c="10"/>(some conferencing facilities do this automatically). <text:s/>The</text:p>
      <text:p text:style-name="Preformatted_20_Text"><text:s text:c="10"/>login name is often shortened to a unique prefix (possibly a</text:p>
      <text:p text:style-name="Preformatted_20_Text"><text:s text:c="10"/>single letter) during a very long conversation.</text:p>
      <text:p text:style-name="Preformatted_20_Text"><text:s text:c="5"/>/\/\/\</text:p>
      <text:p text:style-name="Preformatted_20_Text"><text:s text:c="10"/>A giggle or chuckle. <text:s/>On a MUD, this usually means `earthquake</text:p>
      <text:p text:style-name="Preformatted_20_Text"><text:s text:c="10"/>fault'.</text:p>
      <text:p text:style-name="Preformatted_20_Text"/>
      <text:p text:style-name="Preformatted_20_Text"><text:s text:c="3"/>Most of the above sub-jargon is used at both Stanford and MIT.</text:p>
      <text:p text:style-name="Preformatted_20_Text"><text:s text:c="3"/>Several of these expressions are also common in {email}, esp.</text:p>
      <text:p text:style-name="Preformatted_20_Text"><text:s text:c="3"/>FYI, FYA, BTW, BCNU, WTF, and CUL. <text:s/>A few other abbreviations have</text:p>
      <text:p text:style-name="Preformatted_20_Text"><text:s text:c="3"/>been reported from commercial networks, such as GEnie and</text:p>
      <text:p text:style-name="Preformatted_20_Text"><text:s text:c="3"/>CompuServe, where on-line `live' chat including more than two</text:p>
      <text:p text:style-name="Preformatted_20_Text"><text:s text:c="3"/>people is common and usually involves a more `social' context,</text:p>
      <text:p text:style-name="Preformatted_20_Text"><text:s text:c="3"/>notably the following:</text:p>
      <text:p text:style-name="Preformatted_20_Text"/>
      <text:p text:style-name="Preformatted_20_Text"><text:s text:c="5"/>&lt;g&gt;</text:p>
      <text:p text:style-name="Preformatted_20_Text"><text:s text:c="10"/>grin</text:p>
      <text:p text:style-name="Preformatted_20_Text"><text:s text:c="5"/>&lt;gr&amp;d&gt;</text:p>
      <text:p text:style-name="Preformatted_20_Text"><text:s text:c="10"/>grinning, running, and ducking</text:p>
      <text:p text:style-name="Preformatted_20_Text"><text:s text:c="5"/>BBL</text:p>
      <text:p text:style-name="Preformatted_20_Text"><text:s text:c="10"/>be back later</text:p>
      <text:p text:style-name="Preformatted_20_Text"><text:s text:c="5"/>BRB</text:p>
      <text:p text:style-name="Preformatted_20_Text"><text:s text:c="10"/>be right back</text:p>
      <text:p text:style-name="Preformatted_20_Text"><text:s text:c="5"/>HHOJ</text:p>
      <text:p text:style-name="Preformatted_20_Text"><text:s text:c="10"/>ha ha only joking</text:p>
      <text:p text:style-name="Preformatted_20_Text"><text:s text:c="5"/>HHOK</text:p>
      <text:p text:style-name="Preformatted_20_Text"><text:s text:c="10"/>ha ha only kidding</text:p>
      <text:p text:style-name="Preformatted_20_Text"><text:s text:c="5"/>HHOS</text:p>
      <text:p text:style-name="Preformatted_20_Text"><text:s text:c="10"/>{ha ha only serious}</text:p>
      <text:p text:style-name="Preformatted_20_Text"><text:s text:c="5"/>IMHO</text:p>
      <text:p text:style-name="Preformatted_20_Text"><text:s text:c="10"/>in my humble opinion (see {IMHO})</text:p>
      <text:p text:style-name="Preformatted_20_Text"><text:s text:c="5"/>LOL</text:p>
      <text:p text:style-name="Preformatted_20_Text"><text:s text:c="10"/>laughing out loud</text:p>
      <text:p text:style-name="Preformatted_20_Text"><text:s text:c="5"/>NHOH</text:p>
      <text:p text:style-name="Preformatted_20_Text"><text:soft-page-break/><text:s text:c="10"/>Never Heard of Him/Her (often used in {initgame})</text:p>
      <text:p text:style-name="Preformatted_20_Text"><text:s text:c="5"/>ROTF</text:p>
      <text:p text:style-name="Preformatted_20_Text"><text:s text:c="10"/>rolling on the floor</text:p>
      <text:p text:style-name="Preformatted_20_Text"><text:s text:c="5"/>ROTFL</text:p>
      <text:p text:style-name="Preformatted_20_Text"><text:s text:c="10"/>rolling on the floor laughing</text:p>
      <text:p text:style-name="Preformatted_20_Text"><text:s text:c="5"/>AFK</text:p>
      <text:p text:style-name="Preformatted_20_Text"><text:s text:c="10"/>away from keyboard</text:p>
      <text:p text:style-name="Preformatted_20_Text"><text:s text:c="5"/>b4</text:p>
      <text:p text:style-name="Preformatted_20_Text"><text:s text:c="10"/>before</text:p>
      <text:p text:style-name="Preformatted_20_Text"><text:s text:c="5"/>CU l8tr</text:p>
      <text:p text:style-name="Preformatted_20_Text"><text:s text:c="10"/>see you later</text:p>
      <text:p text:style-name="Preformatted_20_Text"><text:s text:c="5"/>MORF</text:p>
      <text:p text:style-name="Preformatted_20_Text"><text:s text:c="10"/>male or female?</text:p>
      <text:p text:style-name="Preformatted_20_Text"><text:s text:c="5"/>TTFN</text:p>
      <text:p text:style-name="Preformatted_20_Text"><text:s text:c="10"/>ta-ta for now</text:p>
      <text:p text:style-name="Preformatted_20_Text"><text:s text:c="5"/>TTYL</text:p>
      <text:p text:style-name="Preformatted_20_Text"><text:s text:c="10"/>talk to you later</text:p>
      <text:p text:style-name="Preformatted_20_Text"><text:s text:c="5"/>OIC</text:p>
      <text:p text:style-name="Preformatted_20_Text"><text:s text:c="10"/>oh, I see</text:p>
      <text:p text:style-name="Preformatted_20_Text"><text:s text:c="5"/>rehi</text:p>
      <text:p text:style-name="Preformatted_20_Text"><text:s text:c="10"/>hello again</text:p>
      <text:p text:style-name="Preformatted_20_Text"/>
      <text:p text:style-name="Preformatted_20_Text"><text:s text:c="3"/>Most of these are not used at universities or in the UNIX world,</text:p>
      <text:p text:style-name="Preformatted_20_Text"><text:s text:c="3"/>though ROTF and TTFN have gained some currency there and IMHO is</text:p>
      <text:p text:style-name="Preformatted_20_Text"><text:s text:c="3"/>common; conversely, most of the people who know these are</text:p>
      <text:p text:style-name="Preformatted_20_Text"><text:s text:c="3"/>unfamiliar with FOO?, BCNU, HELLOP, {NIL}, and {T}.</text:p>
      <text:p text:style-name="Preformatted_20_Text"/>
      <text:p text:style-name="Preformatted_20_Text"><text:s text:c="3"/>The {MUD} community uses a mixture of USENET/Internet emoticons,</text:p>
      <text:p text:style-name="Preformatted_20_Text"><text:s text:c="3"/>a few of the more natural of the old-style talk-mode abbrevs, and</text:p>
      <text:p text:style-name="Preformatted_20_Text"><text:s text:c="3"/>some of the `social' list above; specifically, MUD respondents</text:p>
      <text:p text:style-name="Preformatted_20_Text"><text:s text:c="3"/>report use of BBL, BRB, LOL, b4, BTW, WTF, TTFN, and WTH. <text:s/>The use</text:p>
      <text:p text:style-name="Preformatted_20_Text"><text:s text:c="3"/>of `rehi' is also common; in fact, mudders are fond of re-</text:p>
      <text:p text:style-name="Preformatted_20_Text"><text:s text:c="3"/>compounds and will frequently `rehug' or `rebonk' (see</text:p>
      <text:p text:style-name="Preformatted_20_Text"><text:s text:c="3"/>{bonk/oif}) people. <text:s/>The word `re' by itself is taken as</text:p>
      <text:p text:style-name="Preformatted_20_Text"><text:s text:c="3"/>`regreet'. <text:s/>In general, though, MUDders express a preference for</text:p>
      <text:p text:style-name="Preformatted_20_Text"><text:s text:c="3"/>typing things out in full rather than using abbreviations; this may</text:p>
      <text:p text:style-name="Preformatted_20_Text"><text:s text:c="3"/>be due to the relative youth of the MUD cultures, which tend to</text:p>
      <text:p text:style-name="Preformatted_20_Text"><text:s text:c="3"/>include many touch typists and to assume high-speed links. <text:s/>The</text:p>
      <text:p text:style-name="Preformatted_20_Text"><text:s text:c="3"/>following uses specific to MUDs are reported:</text:p>
      <text:p text:style-name="Preformatted_20_Text"/>
      <text:p text:style-name="Preformatted_20_Text"><text:s text:c="5"/>CU l8er</text:p>
      <text:p text:style-name="Preformatted_20_Text"><text:s text:c="10"/>see you later (mutant of `CU l8tr')</text:p>
      <text:p text:style-name="Preformatted_20_Text"><text:s text:c="5"/>FOAD</text:p>
      <text:p text:style-name="Preformatted_20_Text"><text:s text:c="10"/>fuck off and die (use of this is often OTT)</text:p>
      <text:p text:style-name="Preformatted_20_Text"><text:s text:c="5"/>OTT</text:p>
      <text:p text:style-name="Preformatted_20_Text"><text:s text:c="10"/>over the top (excessive, uncalled for)</text:p>
      <text:p text:style-name="Preformatted_20_Text"><text:s text:c="5"/>ppl</text:p>
      <text:p text:style-name="Preformatted_20_Text"><text:s text:c="10"/>abbrev for "people"</text:p>
      <text:p text:style-name="Preformatted_20_Text"><text:s text:c="5"/>THX</text:p>
      <text:p text:style-name="Preformatted_20_Text"><text:s text:c="10"/>thanks (mutant of `TNX'; clearly this comes in batches of 1138</text:p>
      <text:p text:style-name="Preformatted_20_Text"><text:s text:c="10"/>(the Lucasian K)).</text:p>
      <text:p text:style-name="Preformatted_20_Text"><text:s text:c="5"/>UOK?</text:p>
      <text:p text:style-name="Preformatted_20_Text"><text:s text:c="10"/>are you OK?</text:p>
      <text:p text:style-name="Preformatted_20_Text"/>
      <text:p text:style-name="Preformatted_20_Text"><text:s text:c="3"/>Some {BIFF}isms (notably the variant spelling `d00d')</text:p>
      <text:p text:style-name="Preformatted_20_Text"><text:s text:c="3"/>appear to be passing into wider use among some subgroups of</text:p>
      <text:p text:style-name="Preformatted_20_Text"><text:s text:c="3"/>MUDders.</text:p>
      <text:p text:style-name="Preformatted_20_Text"/>
      <text:p text:style-name="Preformatted_20_Text"><text:soft-page-break/><text:s text:c="3"/>One final note on talk mode style: neophytes, when in talk mode,</text:p>
      <text:p text:style-name="Preformatted_20_Text"><text:s text:c="3"/>often seem to think they must produce letter-perfect prose because</text:p>
      <text:p text:style-name="Preformatted_20_Text"><text:s text:c="3"/>they are typing rather than speaking. <text:s/>This is not the best</text:p>
      <text:p text:style-name="Preformatted_20_Text"><text:s text:c="3"/>approach. <text:s/>It can be very frustrating to wait while your partner</text:p>
      <text:p text:style-name="Preformatted_20_Text"><text:s text:c="3"/>pauses to think of a word, or repeatedly makes the same spelling</text:p>
      <text:p text:style-name="Preformatted_20_Text"><text:s text:c="3"/>error and backs up to fix it. <text:s/>It is usually best just to leave</text:p>
      <text:p text:style-name="Preformatted_20_Text"><text:s text:c="3"/>typographical errors behind and plunge forward, unless severe</text:p>
      <text:p text:style-name="Preformatted_20_Text"><text:s text:c="3"/>confusion may result; in that case it is often fastest just to type</text:p>
      <text:p text:style-name="Preformatted_20_Text"><text:s text:c="3"/>"xxx" and start over from before the mistake.</text:p>
      <text:p text:style-name="Preformatted_20_Text"/>
      <text:p text:style-name="Preformatted_20_Text"><text:s text:c="3"/>See also {hakspek}, {emoticon}, {bonk/oif}.</text:p>
      <text:p text:style-name="Preformatted_20_Text"/>
      <text:p text:style-name="Preformatted_20_Text">:talker system: n. British hackerism for software that enables</text:p>
      <text:p text:style-name="Preformatted_20_Text"><text:s text:c="3"/>real-time chat or {talk mode}.</text:p>
      <text:p text:style-name="Preformatted_20_Text"/>
      <text:p text:style-name="Preformatted_20_Text">:tall card: n. A PC/AT-size expansion card (these can be larger</text:p>
      <text:p text:style-name="Preformatted_20_Text"><text:s text:c="3"/>than IBM PC or XT cards because the AT case is bigger). <text:s/>See also</text:p>
      <text:p text:style-name="Preformatted_20_Text"><text:s text:c="3"/>{short card}. <text:s/>When IBM introduced the PS/2 model 30 (its last</text:p>
      <text:p text:style-name="Preformatted_20_Text"><text:s text:c="3"/>gasp at supporting the ISA) they made the case lower and many</text:p>
      <text:p text:style-name="Preformatted_20_Text"><text:s text:c="3"/>industry-standard tall cards wouldn't fit; this was felt to be a</text:p>
      <text:p text:style-name="Preformatted_20_Text"><text:s text:c="3"/>reincarnation of the {connector conspiracy}, done with less</text:p>
      <text:p text:style-name="Preformatted_20_Text"><text:s text:c="3"/>style.</text:p>
      <text:p text:style-name="Preformatted_20_Text"/>
      <text:p text:style-name="Preformatted_20_Text">:tanked: adj. Same as {down}, used primarily by UNIX hackers. <text:s/>See</text:p>
      <text:p text:style-name="Preformatted_20_Text"><text:s text:c="3"/>also {hosed}. <text:s/>Popularized as a synonym for `drunk' by Steve</text:p>
      <text:p text:style-name="Preformatted_20_Text"><text:s text:c="3"/>Dallas in the late lamented "Bloom County" comic strip.</text:p>
      <text:p text:style-name="Preformatted_20_Text"/>
      <text:p text:style-name="Preformatted_20_Text">:TANSTAAFL: /tan'stah-fl/ [acronym, from Robert Heinlein's</text:p>
      <text:p text:style-name="Preformatted_20_Text"><text:s text:c="3"/>classic `The Moon is a Harsh Mistress'.] <text:s/>"There Ain't No</text:p>
      <text:p text:style-name="Preformatted_20_Text"><text:s text:c="3"/>Such Thing As A Free Lunch", often invoked when someone is balking</text:p>
      <text:p text:style-name="Preformatted_20_Text"><text:s text:c="3"/>at an ugly design requirement or the prospect of using an</text:p>
      <text:p text:style-name="Preformatted_20_Text"><text:s text:c="3"/>unpleasantly {heavyweight} technique. <text:s/>"What? Don't tell me I</text:p>
      <text:p text:style-name="Preformatted_20_Text"><text:s text:c="3"/>have to implement a database back end to get my address book</text:p>
      <text:p text:style-name="Preformatted_20_Text"><text:s text:c="3"/>program to work!" <text:s/>"Well, TANSTAAFL you know." <text:s/>This phrase owes</text:p>
      <text:p text:style-name="Preformatted_20_Text"><text:s text:c="3"/>some of its popularity to the high concentration of science-fiction</text:p>
      <text:p text:style-name="Preformatted_20_Text"><text:s text:c="3"/>fans and political libertarians in hackerdom (see Appendix</text:p>
      <text:p text:style-name="Preformatted_20_Text"><text:s text:c="3"/>B).</text:p>
      <text:p text:style-name="Preformatted_20_Text"/>
      <text:p text:style-name="Preformatted_20_Text">:tar and feather: [from UNIX `tar(1)'] vt. To create a</text:p>
      <text:p text:style-name="Preformatted_20_Text"><text:s text:c="3"/>transportable archive from a group of files by first sticking them</text:p>
      <text:p text:style-name="Preformatted_20_Text"><text:s text:c="3"/>together with `tar(1)' (the Tape ARchiver) and then</text:p>
      <text:p text:style-name="Preformatted_20_Text"><text:s text:c="3"/>compressing the result (see {compress}). <text:s/>The latter action is</text:p>
      <text:p text:style-name="Preformatted_20_Text"><text:s text:c="3"/>dubbed `feathering' by analogy to what you do with an airplane</text:p>
      <text:p text:style-name="Preformatted_20_Text"><text:s text:c="3"/>propeller to decrease wind resistance, or with an oar to reduce</text:p>
      <text:p text:style-name="Preformatted_20_Text"><text:s text:c="3"/>water resistance; smaller files, after all, slip through comm links</text:p>
      <text:p text:style-name="Preformatted_20_Text"><text:s text:c="3"/>more easily.</text:p>
      <text:p text:style-name="Preformatted_20_Text"/>
      <text:p text:style-name="Preformatted_20_Text">:taste: [primarily MIT] n. 1. The quality in a program that tends</text:p>
      <text:p text:style-name="Preformatted_20_Text"><text:s text:c="3"/>to be inversely proportional to the number of features, hacks, and</text:p>
      <text:p text:style-name="Preformatted_20_Text"><text:s text:c="3"/>kluges programmed into it. <text:s/>Also `tasty', `tasteful',</text:p>
      <text:p text:style-name="Preformatted_20_Text"><text:s text:c="3"/>`tastefulness'. <text:s/>"This feature comes in N tasty flavors."</text:p>
      <text:p text:style-name="Preformatted_20_Text"><text:s text:c="3"/>Although `tasteful' and `flavorful' are essentially</text:p>
      <text:p text:style-name="Preformatted_20_Text"><text:s text:c="3"/>synonyms, `taste' and {flavor} are not. <text:s/>Taste refers to</text:p>
      <text:p text:style-name="Preformatted_20_Text"><text:s text:c="3"/>sound judgment on the part of the creator; a program or feature</text:p>
      <text:p text:style-name="Preformatted_20_Text"><text:s text:c="3"/>can *exhibit* taste but cannot *have* taste. <text:s/>On the other</text:p>
      <text:p text:style-name="Preformatted_20_Text"><text:s text:c="3"/>hand, a feature can have {flavor}. <text:s/>Also, {flavor} has the</text:p>
      <text:p text:style-name="Preformatted_20_Text"><text:s text:c="3"/>additional meaning of `kind' or `variety' not shared by</text:p>
      <text:p text:style-name="Preformatted_20_Text"><text:s text:c="3"/>`taste'. <text:s/>{Flavor} is a more popular word than `taste',</text:p>
      <text:p text:style-name="Preformatted_20_Text"><text:soft-page-break/><text:s text:c="3"/>though both are used. <text:s/>See also {elegant}. <text:s/>2. Alt. sp. of</text:p>
      <text:p text:style-name="Preformatted_20_Text"><text:s text:c="3"/>{tayste}.</text:p>
      <text:p text:style-name="Preformatted_20_Text"/>
      <text:p text:style-name="Preformatted_20_Text">:tayste: /tayst/ n. Two bits; also as {taste}. <text:s/>Syn. {crumb},</text:p>
      <text:p text:style-name="Preformatted_20_Text"><text:s text:c="3"/>{quarter}. <text:s/>Compare {{byte}}, {dynner}, {playte},</text:p>
      <text:p text:style-name="Preformatted_20_Text"><text:s text:c="3"/>{nybble}, {quad}.</text:p>
      <text:p text:style-name="Preformatted_20_Text"/>
      <text:p text:style-name="Preformatted_20_Text">:TCB: /T-C-B/ [IBM] n. 1. Trouble Came Back. <text:s/>An intermittent or</text:p>
      <text:p text:style-name="Preformatted_20_Text"><text:s text:c="3"/>difficult-to-reproduce problem that has failed to respond to</text:p>
      <text:p text:style-name="Preformatted_20_Text"><text:s text:c="3"/>neglect. <text:s/>Compare {heisenbug}. <text:s/>Not to be confused with:</text:p>
      <text:p text:style-name="Preformatted_20_Text"><text:s text:c="3"/>2. Trusted Computing Base, an `official' jargon term from the</text:p>
      <text:p text:style-name="Preformatted_20_Text"><text:s text:c="3"/>{Orange Book}.</text:p>
      <text:p text:style-name="Preformatted_20_Text"/>
      <text:p text:style-name="Preformatted_20_Text">:tea, ISO standard cup of: [South Africa] n. A cup of tea with milk</text:p>
      <text:p text:style-name="Preformatted_20_Text"><text:s text:c="3"/>and one teaspoon of sugar, where the milk is poured into the cup</text:p>
      <text:p text:style-name="Preformatted_20_Text"><text:s text:c="3"/>before the tea. <text:s/>Variations are ISO 0, with no sugar; ISO 2, with</text:p>
      <text:p text:style-name="Preformatted_20_Text"><text:s text:c="3"/>two spoons of sugar; and so on.</text:p>
      <text:p text:style-name="Preformatted_20_Text"/>
      <text:p text:style-name="Preformatted_20_Text"><text:s text:c="3"/>Like many ISO standards, this one has a faintly alien ring in North</text:p>
      <text:p text:style-name="Preformatted_20_Text"><text:s text:c="3"/>America, where hackers generally shun the decadent British practice</text:p>
      <text:p text:style-name="Preformatted_20_Text"><text:s text:c="3"/>of adulterating perfectly good tea with dairy products and</text:p>
      <text:p text:style-name="Preformatted_20_Text"><text:s text:c="3"/>prefer instead to add a wedge of lemon, if anything. <text:s/>If one were</text:p>
      <text:p text:style-name="Preformatted_20_Text"><text:s text:c="3"/>feeling extremely silly, one might hypothesize an analogous `ANSI</text:p>
      <text:p text:style-name="Preformatted_20_Text"><text:s text:c="3"/>standard cup of tea' and wind up with a political situation</text:p>
      <text:p text:style-name="Preformatted_20_Text"><text:s text:c="3"/>distressingly similar to several that arise in much more serious</text:p>
      <text:p text:style-name="Preformatted_20_Text"><text:s text:c="3"/>technical contexts. <text:s/>Milk and lemon don't mix very well.</text:p>
      <text:p text:style-name="Preformatted_20_Text"/>
      <text:p text:style-name="Preformatted_20_Text">:TechRef: /tek'ref/ [MS-DOS] n. The original `IBM PC</text:p>
      <text:p text:style-name="Preformatted_20_Text"><text:s text:c="3"/>Technical Reference Manual', including the BIOS listing and</text:p>
      <text:p text:style-name="Preformatted_20_Text"><text:s text:c="3"/>complete schematics for the PC. <text:s/>The only PC documentation in the</text:p>
      <text:p text:style-name="Preformatted_20_Text"><text:s text:c="3"/>issue package that's considered serious by real hackers.</text:p>
      <text:p text:style-name="Preformatted_20_Text"/>
      <text:p text:style-name="Preformatted_20_Text">:TECO: /tee'koh/ obs. 1. vt. Originally, to edit using the TECO</text:p>
      <text:p text:style-name="Preformatted_20_Text"><text:s text:c="3"/>editor in one of its infinite variations (see below). <text:s/>2. vt.,obs.</text:p>
      <text:p text:style-name="Preformatted_20_Text"><text:s text:c="3"/>To edit even when TECO is *not* the editor being used! <text:s/>This</text:p>
      <text:p text:style-name="Preformatted_20_Text"><text:s text:c="3"/>usage is rare and now primarily historical. <text:s/>2. [originally an</text:p>
      <text:p text:style-name="Preformatted_20_Text"><text:s text:c="3"/>acronym for `[paper] Tape Editor and COrrector'; later, `Text</text:p>
      <text:p text:style-name="Preformatted_20_Text"><text:s text:c="3"/>Editor and COrrector'] n. A text editor developed at MIT and</text:p>
      <text:p text:style-name="Preformatted_20_Text"><text:s text:c="3"/>modified by just about everybody. <text:s/>With all the dialects included,</text:p>
      <text:p text:style-name="Preformatted_20_Text"><text:s text:c="3"/>TECO might have been the most prolific editor in use before</text:p>
      <text:p text:style-name="Preformatted_20_Text"><text:s text:c="3"/>{EMACS}, to which it was directly ancestral. <text:s/>Noted for its</text:p>
      <text:p text:style-name="Preformatted_20_Text"><text:s text:c="3"/>powerful programming-language-like features and its unspeakably</text:p>
      <text:p text:style-name="Preformatted_20_Text"><text:s text:c="3"/>hairy syntax. <text:s/>It is literally the case that every string of</text:p>
      <text:p text:style-name="Preformatted_20_Text"><text:s text:c="3"/>characters is a valid TECO program (though probably not a useful</text:p>
      <text:p text:style-name="Preformatted_20_Text"><text:s text:c="3"/>one); one common hacker game used to be mentally working out what</text:p>
      <text:p text:style-name="Preformatted_20_Text"><text:s text:c="3"/>the TECO commands corresponding to human names did. <text:s/>As an example</text:p>
      <text:p text:style-name="Preformatted_20_Text"><text:s text:c="3"/>of TECO's obscurity, here is a TECO program that takes a list of</text:p>
      <text:p text:style-name="Preformatted_20_Text"><text:s text:c="3"/>names such as:</text:p>
      <text:p text:style-name="Preformatted_20_Text"/>
      <text:p text:style-name="Preformatted_20_Text"><text:s text:c="5"/>Loser, J. Random</text:p>
      <text:p text:style-name="Preformatted_20_Text"><text:s text:c="5"/>Quux, The Great</text:p>
      <text:p text:style-name="Preformatted_20_Text"><text:s text:c="5"/>Dick, Moby</text:p>
      <text:p text:style-name="Preformatted_20_Text"/>
      <text:p text:style-name="Preformatted_20_Text"><text:s text:c="3"/>sorts them alphabetically according to surname, and then puts the</text:p>
      <text:p text:style-name="Preformatted_20_Text"><text:s text:c="3"/>surname last, removing the comma, to produce the following:</text:p>
      <text:p text:style-name="Preformatted_20_Text"/>
      <text:p text:style-name="Preformatted_20_Text"><text:s text:c="5"/>Moby Dick</text:p>
      <text:p text:style-name="Preformatted_20_Text"><text:s text:c="5"/>J. Random Loser</text:p>
      <text:p text:style-name="Preformatted_20_Text"><text:soft-page-break/><text:s text:c="5"/>The Great Quux</text:p>
      <text:p text:style-name="Preformatted_20_Text"/>
      <text:p text:style-name="Preformatted_20_Text"><text:s text:c="3"/>The program is</text:p>
      <text:p text:style-name="Preformatted_20_Text"/>
      <text:p text:style-name="Preformatted_20_Text"><text:s text:c="5"/>[1 J^P$L$$</text:p>
      <text:p text:style-name="Preformatted_20_Text"><text:s text:c="5"/>J &lt;.-Z; .,(S,$ -D .)FX1 @F^B $K :L I $ G1 L&gt;$$</text:p>
      <text:p text:style-name="Preformatted_20_Text"/>
      <text:p text:style-name="Preformatted_20_Text"><text:s text:c="3"/>(where ^B means `Control-B' (ASCII 0000010) and $ is actually</text:p>
      <text:p text:style-name="Preformatted_20_Text"><text:s text:c="3"/>an {alt} or escape (ASCII 0011011) character).</text:p>
      <text:p text:style-name="Preformatted_20_Text"/>
      <text:p text:style-name="Preformatted_20_Text"><text:s text:c="3"/>In fact, this very program was used to produce the second, sorted</text:p>
      <text:p text:style-name="Preformatted_20_Text"><text:s text:c="3"/>list from the first list. <text:s/>The first hack at it had a {bug}: GLS</text:p>
      <text:p text:style-name="Preformatted_20_Text"><text:s text:c="3"/>(the author) had accidentally omitted the `@' in front</text:p>
      <text:p text:style-name="Preformatted_20_Text"><text:s text:c="3"/>of `F^B', which as anyone can see is clearly the {Wrong Thing}. <text:s/>It</text:p>
      <text:p text:style-name="Preformatted_20_Text"><text:s text:c="3"/>worked fine the second time. <text:s/>There is no space to describe all the</text:p>
      <text:p text:style-name="Preformatted_20_Text"><text:s text:c="3"/>features of TECO, but it may be of interest that `^P' means</text:p>
      <text:p text:style-name="Preformatted_20_Text"><text:s text:c="3"/>`sort' and `J&lt;.-Z; ... L&gt;' is an idiomatic series of commands</text:p>
      <text:p text:style-name="Preformatted_20_Text"><text:s text:c="3"/>for `do once for every line'.</text:p>
      <text:p text:style-name="Preformatted_20_Text"/>
      <text:p text:style-name="Preformatted_20_Text"><text:s text:c="3"/>In mid-1991, TECO is pretty much one with the dust of history,</text:p>
      <text:p text:style-name="Preformatted_20_Text"><text:s text:c="3"/>having been replaced in the affections of hackerdom by {EMACS}.</text:p>
      <text:p text:style-name="Preformatted_20_Text"><text:s text:c="3"/>Descendants of an early (and somewhat lobotomized) version adopted</text:p>
      <text:p text:style-name="Preformatted_20_Text"><text:s text:c="3"/>by DEC can still be found lurking on VMS and a couple of crufty</text:p>
      <text:p text:style-name="Preformatted_20_Text"><text:s text:c="3"/>PDP-11 operating systems, however, and ports of the more advanced</text:p>
      <text:p text:style-name="Preformatted_20_Text"><text:s text:c="3"/>MIT versions remain the focus of some antiquarian interest. <text:s/>See</text:p>
      <text:p text:style-name="Preformatted_20_Text"><text:s text:c="3"/>also {retrocomputing}, {write-only language}.</text:p>
      <text:p text:style-name="Preformatted_20_Text"/>
      <text:p text:style-name="Preformatted_20_Text">:tee: n.,vt. [Purdue] A carbon copy of an electronic transmission.</text:p>
      <text:p text:style-name="Preformatted_20_Text"><text:s text:c="3"/>"Oh, you're sending him the {bits} to that? <text:s/>Slap on a tee for</text:p>
      <text:p text:style-name="Preformatted_20_Text"><text:s text:c="3"/>me." <text:s/>From the UNIX command `tee(1)', itself named after a</text:p>
      <text:p text:style-name="Preformatted_20_Text"><text:s text:c="3"/>pipe fitting am name for them. <text:s/>Sometimes abbreviated to TN /T-N/. <text:s/>"I</text:p>
      <text:p text:style-name="Preformatted_20_Text"><text:s text:c="3"/>usually TN over to SAIL just to read the AP News."</text:p>
      <text:p text:style-name="Preformatted_20_Text"/>
      <text:p text:style-name="Preformatted_20_Text">:ten-finger interface: n. The interface between two networks that</text:p>
      <text:p text:style-name="Preformatted_20_Text"><text:s text:c="3"/>cannot be directly connected for security reasons; refers to the</text:p>
      <text:p text:style-name="Preformatted_20_Text"><text:s text:c="3"/>practice of placing two terminals side by side and having an</text:p>
      <text:p text:style-name="Preformatted_20_Text"><text:s text:c="3"/>operator read from one and type into the other.</text:p>
      <text:p text:style-name="Preformatted_20_Text"/>
      <text:p text:style-name="Preformatted_20_Text">:tense: adj. Of programs, very clever and efficient. <text:s/>A tense piece</text:p>
      <text:p text:style-name="Preformatted_20_Text"><text:s text:c="3"/>of code often got that way because it was highly {bum}med, but</text:p>
      <text:p text:style-name="Preformatted_20_Text"><text:s text:c="3"/>sometimes it was just based on a great idea. <text:s/>A comment in a clever</text:p>
      <text:p text:style-name="Preformatted_20_Text"><text:s text:c="3"/>routine by Mike Kazar, once a grad-student hacker at CMU: "This</text:p>
      <text:p text:style-name="Preformatted_20_Text"><text:s text:c="3"/>routine is so tense it will bring tears to your eyes." <text:s/>A tense</text:p>
      <text:p text:style-name="Preformatted_20_Text"><text:s text:c="3"/>programmer is one who produces tense code.</text:p>
      <text:p text:style-name="Preformatted_20_Text"/>
      <text:p text:style-name="Preformatted_20_Text">:tenured graduate student: n. One who has been in graduate school</text:p>
      <text:p text:style-name="Preformatted_20_Text"><text:s text:c="3"/>for 10 years (the usual maximum is 5 or 6): a `ten-yeared'</text:p>
      <text:p text:style-name="Preformatted_20_Text"><text:s text:c="3"/>student (get it?). <text:s/>Actually, this term may be used of any grad</text:p>
      <text:p text:style-name="Preformatted_20_Text"><text:s text:c="3"/>student beginning in his seventh year. <text:s/>Students don't really get</text:p>
      <text:p text:style-name="Preformatted_20_Text"><text:s text:c="3"/>tenure, of course, the way professors do, but a tenth-year graduate</text:p>
      <text:p text:style-name="Preformatted_20_Text"><text:s text:c="3"/>student has probably been around the university longer than any</text:p>
      <text:p text:style-name="Preformatted_20_Text"><text:s text:c="3"/>untenured professor.</text:p>
      <text:p text:style-name="Preformatted_20_Text"/>
      <text:p text:style-name="Preformatted_20_Text">:tera-: /te'r*/ [SI] pref. See {{quantifiers}}.</text:p>
      <text:p text:style-name="Preformatted_20_Text"/>
      <text:p text:style-name="Preformatted_20_Text">:teraflop club: /te'r*-flop kluhb/ [FLOP = Floating Point</text:p>
      <text:p text:style-name="Preformatted_20_Text"><text:s text:c="3"/>Operation] n. A mythical association of people who consume</text:p>
      <text:p text:style-name="Preformatted_20_Text"><text:s text:c="3"/>outrageous amounts of computer time in order to produce a few</text:p>
      <text:p text:style-name="Preformatted_20_Text"><text:soft-page-break/><text:s text:c="3"/>simple pictures of glass balls with intricate ray-tracing</text:p>
      <text:p text:style-name="Preformatted_20_Text"><text:s text:c="3"/>techniques. <text:s/>Caltech professor James Kajiya is said to have been</text:p>
      <text:p text:style-name="Preformatted_20_Text"><text:s text:c="3"/>the founder.</text:p>
      <text:p text:style-name="Preformatted_20_Text"/>
      <text:p text:style-name="Preformatted_20_Text">:terminak: /ter'mi-nak`/ [Caltech, ca. 1979] n. Any</text:p>
      <text:p text:style-name="Preformatted_20_Text"><text:s text:c="3"/>malfunctioning computer terminal. <text:s/>A common failure mode of</text:p>
      <text:p text:style-name="Preformatted_20_Text"><text:s text:c="3"/>Lear-Siegler ADM 3a terminals caused the `L' key to produce the</text:p>
      <text:p text:style-name="Preformatted_20_Text"><text:s text:c="3"/>`K' code instead; complaints about this tended to look like</text:p>
      <text:p text:style-name="Preformatted_20_Text"><text:s text:c="3"/>"Terminak #3 has a bad keyboard. <text:s/>Pkease fix." <text:s/>See {AIDX},</text:p>
      <text:p text:style-name="Preformatted_20_Text"><text:s text:c="3"/>{Nominal Semidestructor}, {Open DeathTrap}, {ScumOS},</text:p>
      <text:p text:style-name="Preformatted_20_Text"><text:s text:c="3"/>{sun-stools}, {Telerat}, {HP-SUX}.</text:p>
      <text:p text:style-name="Preformatted_20_Text"/>
      <text:p text:style-name="Preformatted_20_Text">:terminal brain death: n. The extreme form of {terminal illness}</text:p>
      <text:p text:style-name="Preformatted_20_Text"><text:s text:c="3"/>(sense 1). <text:s/>What someone who has obviously been hacking</text:p>
      <text:p text:style-name="Preformatted_20_Text"><text:s text:c="3"/>continuously for far too long is said to be suffering from.</text:p>
      <text:p text:style-name="Preformatted_20_Text"/>
      <text:p text:style-name="Preformatted_20_Text">:terminal illness: n. 1. Syn. {raster burn}. <text:s/>2. The `burn-in'</text:p>
      <text:p text:style-name="Preformatted_20_Text"><text:s text:c="3"/>condition your CRT tends to get if you don't have a screen saver.</text:p>
      <text:p text:style-name="Preformatted_20_Text"/>
      <text:p text:style-name="Preformatted_20_Text">:terminal junkie: [UK] n. A {wannabee} or early</text:p>
      <text:p text:style-name="Preformatted_20_Text"><text:s text:c="3"/>{larval stage} hacker who spends most of his or her time wandering</text:p>
      <text:p text:style-name="Preformatted_20_Text"><text:s text:c="3"/>the directory tree and writing {noddy} programs just to get</text:p>
      <text:p text:style-name="Preformatted_20_Text"><text:s text:c="3"/>a fix of computer time. <text:s/>Variants include `terminal</text:p>
      <text:p text:style-name="Preformatted_20_Text"><text:s text:c="3"/>jockey', `console junkie', and {console jockey}. <text:s/>The term</text:p>
      <text:p text:style-name="Preformatted_20_Text"><text:s text:c="3"/>`console jockey' seems to imply more expertise than the other</text:p>
      <text:p text:style-name="Preformatted_20_Text"><text:s text:c="3"/>three (possibly because of the exalted status of the {{console}}</text:p>
      <text:p text:style-name="Preformatted_20_Text"><text:s text:c="3"/>relative to an ordinary terminal). <text:s/>See also {twink},</text:p>
      <text:p text:style-name="Preformatted_20_Text"><text:s text:c="3"/>{read-only user}.</text:p>
      <text:p text:style-name="Preformatted_20_Text"/>
      <text:p text:style-name="Preformatted_20_Text">:terpri: /ter'pree/ [from LISP 1.5 (and later, MacLISP)] vi. To</text:p>
      <text:p text:style-name="Preformatted_20_Text"><text:s text:c="3"/>output a {newline}. <text:s/>Now rare as jargon, though still used as</text:p>
      <text:p text:style-name="Preformatted_20_Text"><text:s text:c="3"/>techspeak in Common LISP. <text:s/>It is a contraction of `TERminate PRInt</text:p>
      <text:p text:style-name="Preformatted_20_Text"><text:s text:c="3"/>line', named for the fact that, on some early OSes and hardware, no</text:p>
      <text:p text:style-name="Preformatted_20_Text"><text:s text:c="3"/>characters would be printed until a complete line was formed, so</text:p>
      <text:p text:style-name="Preformatted_20_Text"><text:s text:c="3"/>this operation terminated the line and emitted the output.</text:p>
      <text:p text:style-name="Preformatted_20_Text"/>
      <text:p text:style-name="Preformatted_20_Text">:test: n. 1. Real users bashing on a prototype long enough to get</text:p>
      <text:p text:style-name="Preformatted_20_Text"><text:s text:c="3"/>thoroughly acquainted with it, with careful monitoring and followup</text:p>
      <text:p text:style-name="Preformatted_20_Text"><text:s text:c="3"/>of the results. <text:s/>2. Some bored random user trying a couple of the</text:p>
      <text:p text:style-name="Preformatted_20_Text"><text:s text:c="3"/>simpler features with a developer looking over his or her shoulder,</text:p>
      <text:p text:style-name="Preformatted_20_Text"><text:s text:c="3"/>ready to pounce on mistakes. <text:s/>Judging by the quality of most</text:p>
      <text:p text:style-name="Preformatted_20_Text"><text:s text:c="3"/>software, the second definition is far more prevalent. <text:s/>See also</text:p>
      <text:p text:style-name="Preformatted_20_Text"><text:s text:c="3"/>{demo}.</text:p>
      <text:p text:style-name="Preformatted_20_Text"/>
      <text:p text:style-name="Preformatted_20_Text">:TeX:: /tekh/ n. An extremely powerful {macro}-based</text:p>
      <text:p text:style-name="Preformatted_20_Text"><text:s text:c="3"/>text formatter written by Donald E. {Knuth}, very popular in the</text:p>
      <text:p text:style-name="Preformatted_20_Text"><text:s text:c="3"/>computer-science community (it is good enough to have displaced</text:p>
      <text:p text:style-name="Preformatted_20_Text"><text:s text:c="3"/>UNIX `troff(1)', the other favored formatter, even at many</text:p>
      <text:p text:style-name="Preformatted_20_Text"><text:s text:c="3"/>UNIX installations). <text:s/>TeX fans insist on the correct (guttural)</text:p>
      <text:p text:style-name="Preformatted_20_Text"><text:s text:c="3"/>pronunciation, and the correct spelling (all caps, squished</text:p>
      <text:p text:style-name="Preformatted_20_Text"><text:s text:c="3"/>together, with the E depressed below the baseline; the</text:p>
      <text:p text:style-name="Preformatted_20_Text"><text:s text:c="3"/>mixed-case `TeX' is considered an acceptable kluge on ASCII-only</text:p>
      <text:p text:style-name="Preformatted_20_Text"><text:s text:c="3"/>devices). <text:s/>Fans like to proliferate names from the word `TeX'</text:p>
      <text:p text:style-name="Preformatted_20_Text"><text:s text:c="3"/>--- such as TeXnician (TeX user), TeXhacker (TeX</text:p>
      <text:p text:style-name="Preformatted_20_Text"><text:s text:c="3"/>programmer), TeXmaster (competent TeX programmer), TeXhax,</text:p>
      <text:p text:style-name="Preformatted_20_Text"><text:s text:c="3"/>and TeXnique.</text:p>
      <text:p text:style-name="Preformatted_20_Text"/>
      <text:p text:style-name="Preformatted_20_Text"><text:s text:c="3"/>Knuth began TeX because he had become annoyed at the declining</text:p>
      <text:p text:style-name="Preformatted_20_Text"><text:soft-page-break/><text:s text:c="3"/>quality of the typesetting in volumes I--III of his monumental</text:p>
      <text:p text:style-name="Preformatted_20_Text"><text:s text:c="3"/>`Art of Computer Programming' (see {Knuth}, also</text:p>
      <text:p text:style-name="Preformatted_20_Text"><text:s text:c="3"/>{bible}). <text:s/>In a manifestation of the typical hackish urge to</text:p>
      <text:p text:style-name="Preformatted_20_Text"><text:s text:c="3"/>solve the problem at hand once and for all, he began to design his</text:p>
      <text:p text:style-name="Preformatted_20_Text"><text:s text:c="3"/>own typesetting language. <text:s/>He thought he would finish it on his</text:p>
      <text:p text:style-name="Preformatted_20_Text"><text:s text:c="3"/>sabbatical in 1978; he was wrong by only about 8 years. <text:s/>The</text:p>
      <text:p text:style-name="Preformatted_20_Text"><text:s text:c="3"/>language was finally frozen around 1985, but volume IV of `The</text:p>
      <text:p text:style-name="Preformatted_20_Text"><text:s text:c="3"/>Art of Computer Programming' has yet to appear as of mid-1991. <text:s/>The</text:p>
      <text:p text:style-name="Preformatted_20_Text"><text:s text:c="3"/>impact and influence of TeX's design has been such that nobody</text:p>
      <text:p text:style-name="Preformatted_20_Text"><text:s text:c="3"/>minds this very much. <text:s/>Many grand hackish projects have started as</text:p>
      <text:p text:style-name="Preformatted_20_Text"><text:s text:c="3"/>a bit of tool-building on the way to something else; Knuth's</text:p>
      <text:p text:style-name="Preformatted_20_Text"><text:s text:c="3"/>diversion was simply on a grander scale than most.</text:p>
      <text:p text:style-name="Preformatted_20_Text"/>
      <text:p text:style-name="Preformatted_20_Text"><text:s text:c="3"/>TeX{} has also been a noteworthy example of free, shared, but</text:p>
      <text:p text:style-name="Preformatted_20_Text"><text:s text:c="3"/>high-quality software. <text:s/>Knuth used to offer monetary awards to people</text:p>
      <text:p text:style-name="Preformatted_20_Text"><text:s text:c="3"/>who found and reported bugs in it; as the years wore on and the few</text:p>
      <text:p text:style-name="Preformatted_20_Text"><text:s text:c="3"/>remaining bugs were fixed (and new ones even harder to find), the</text:p>
      <text:p text:style-name="Preformatted_20_Text"><text:s text:c="3"/>bribe went up. <text:s/>Though well-written, TeX{} is so large (and so full of</text:p>
      <text:p text:style-name="Preformatted_20_Text"><text:s text:c="3"/>cutting edge technique) that it is said to have unearthed at least</text:p>
      <text:p text:style-name="Preformatted_20_Text"><text:s text:c="3"/>one bug in every Pascal it has been compiled with.</text:p>
      <text:p text:style-name="Preformatted_20_Text"/>
      <text:p text:style-name="Preformatted_20_Text">:text: n. 1. [techspeak] Executable code, esp. a `pure code'</text:p>
      <text:p text:style-name="Preformatted_20_Text"><text:s text:c="3"/>portion shared between multiple instances of a program running in a</text:p>
      <text:p text:style-name="Preformatted_20_Text"><text:s text:c="3"/>multitasking OS (compare {English}). <text:s/>2. Textual material in the</text:p>
      <text:p text:style-name="Preformatted_20_Text"><text:s text:c="3"/>mainstream sense; data in ordinary {{ASCII}} or {{EBCDIC}}</text:p>
      <text:p text:style-name="Preformatted_20_Text"><text:s text:c="3"/>representation (see {flat-ASCII}). <text:s/>"Those are text files;</text:p>
      <text:p text:style-name="Preformatted_20_Text"><text:s text:c="3"/>you can review them using the editor." <text:s/>These two contradictory</text:p>
      <text:p text:style-name="Preformatted_20_Text"><text:s text:c="3"/>senses confuse hackers, too.</text:p>
      <text:p text:style-name="Preformatted_20_Text"/>
      <text:p text:style-name="Preformatted_20_Text">:thanks in advance: [USENET] Conventional net.politeness ending a</text:p>
      <text:p text:style-name="Preformatted_20_Text"><text:s text:c="3"/>posted request for information or assistance. <text:s/>Sometimes written</text:p>
      <text:p text:style-name="Preformatted_20_Text"><text:s text:c="3"/>`advTHANKSance' or `aTdHvAaNnKcSe' or abbreviated `TIA'. <text:s/>See</text:p>
      <text:p text:style-name="Preformatted_20_Text"><text:s text:c="3"/>{net.-}, {netiquette}.</text:p>
      <text:p text:style-name="Preformatted_20_Text"/>
      <text:p text:style-name="Preformatted_20_Text">:That's not a bug, that's a feature!: The {canonical} first</text:p>
      <text:p text:style-name="Preformatted_20_Text"><text:s text:c="3"/>parry in a debate about a purported bug. <text:s/>The complainant, if</text:p>
      <text:p text:style-name="Preformatted_20_Text"><text:s text:c="3"/>unconvinced, is likely to retort that the bug is then at best a</text:p>
      <text:p text:style-name="Preformatted_20_Text"><text:s text:c="3"/>{misfeature}. <text:s/>See also {feature}.</text:p>
      <text:p text:style-name="Preformatted_20_Text"/>
      <text:p text:style-name="Preformatted_20_Text">:the X that can be Y is not the true X: Yet another instance of</text:p>
      <text:p text:style-name="Preformatted_20_Text"><text:s text:c="3"/>hackerdom's peculiar attraction to mystical references --- a common</text:p>
      <text:p text:style-name="Preformatted_20_Text"><text:s text:c="3"/>humorous way of making exclusive statements about a class of</text:p>
      <text:p text:style-name="Preformatted_20_Text"><text:s text:c="3"/>things. <text:s/>The template is from the `Tao te Ching': "The</text:p>
      <text:p text:style-name="Preformatted_20_Text"><text:s text:c="3"/>Tao which can be spoken of is not the true Tao." <text:s/>The implication</text:p>
      <text:p text:style-name="Preformatted_20_Text"><text:s text:c="3"/>is often that the X is a mystery accessible only to the</text:p>
      <text:p text:style-name="Preformatted_20_Text"><text:s text:c="3"/>enlightened. <text:s/>See the {trampoline} entry for an example, and</text:p>
      <text:p text:style-name="Preformatted_20_Text"><text:s text:c="3"/>compare {has the X nature}.</text:p>
      <text:p text:style-name="Preformatted_20_Text"/>
      <text:p text:style-name="Preformatted_20_Text">:theology: n. 1. Ironically or humorously used to refer to</text:p>
      <text:p text:style-name="Preformatted_20_Text"><text:s text:c="3"/>{religious issues}. <text:s/>2. Technical fine points of an abstruse</text:p>
      <text:p text:style-name="Preformatted_20_Text"><text:s text:c="3"/>nature, esp. those where the resolution is of theoretical</text:p>
      <text:p text:style-name="Preformatted_20_Text"><text:s text:c="3"/>interest but is relatively {marginal} with respect to actual use of</text:p>
      <text:p text:style-name="Preformatted_20_Text"><text:s text:c="3"/>a design or system. <text:s/>Used esp. around software issues with a</text:p>
      <text:p text:style-name="Preformatted_20_Text"><text:s text:c="3"/>heavy AI or language-design component, such as the smart-data vs.</text:p>
      <text:p text:style-name="Preformatted_20_Text"><text:s text:c="3"/>smart-programs dispute in AI.</text:p>
      <text:p text:style-name="Preformatted_20_Text"/>
      <text:p text:style-name="Preformatted_20_Text">:theory: n. The consensus, idea, plan, story, or set of rules that</text:p>
      <text:p text:style-name="Preformatted_20_Text"><text:s text:c="3"/>is currently being used to inform a behavior. <text:s/>This is a</text:p>
      <text:p text:style-name="Preformatted_20_Text"><text:soft-page-break/><text:s text:c="3"/>generalization and abuse of the technical meaning. <text:s/>"What's the</text:p>
      <text:p text:style-name="Preformatted_20_Text"><text:s text:c="3"/>theory on fixing this TECO loss?" <text:s/>"What's the theory on dinner</text:p>
      <text:p text:style-name="Preformatted_20_Text"><text:s text:c="3"/>tonight?" <text:s/>("Chinatown, I guess.") <text:s/>"What's the current theory</text:p>
      <text:p text:style-name="Preformatted_20_Text"><text:s text:c="3"/>on letting lusers on during the day?" <text:s/>"The theory behind this</text:p>
      <text:p text:style-name="Preformatted_20_Text"><text:s text:c="3"/>change is to fix the following well-known screw...."</text:p>
      <text:p text:style-name="Preformatted_20_Text"/>
      <text:p text:style-name="Preformatted_20_Text">:thinko: /thing'koh/ [by analogy with `typo'] n. A momentary,</text:p>
      <text:p text:style-name="Preformatted_20_Text"><text:s text:c="3"/>correctable glitch in mental processing, especially one involving</text:p>
      <text:p text:style-name="Preformatted_20_Text"><text:s text:c="3"/>recall of information learned by rote; a bubble in the stream of</text:p>
      <text:p text:style-name="Preformatted_20_Text"><text:s text:c="3"/>consciousness. <text:s/>Syn. {braino}; see also {brain fart}.</text:p>
      <text:p text:style-name="Preformatted_20_Text"><text:s text:c="3"/>Compare {mouso}.</text:p>
      <text:p text:style-name="Preformatted_20_Text"/>
      <text:p text:style-name="Preformatted_20_Text">:This can't happen: Less clipped variant of {can't happen}.</text:p>
      <text:p text:style-name="Preformatted_20_Text"/>
      <text:p text:style-name="Preformatted_20_Text">:This time, for sure!: excl. Ritual affirmation frequently uttered</text:p>
      <text:p text:style-name="Preformatted_20_Text"><text:s text:c="3"/>during protracted debugging sessions involving numerous small</text:p>
      <text:p text:style-name="Preformatted_20_Text"><text:s text:c="3"/>obstacles (e.g., attempts to bring up a UUCP connection). <text:s/>For the</text:p>
      <text:p text:style-name="Preformatted_20_Text"><text:s text:c="3"/>proper effect, this must be uttered in a fruity imitation of</text:p>
      <text:p text:style-name="Preformatted_20_Text"><text:s text:c="3"/>Bullwinkle J. Moose. <text:s/>Also heard: "Hey, Rocky! <text:s/>Watch me pull a</text:p>
      <text:p text:style-name="Preformatted_20_Text"><text:s text:c="3"/>rabbit out of my hat!" <text:s/>The {canonical} response is, of course,</text:p>
      <text:p text:style-name="Preformatted_20_Text"><text:s text:c="3"/>"But that trick *never* works!" <text:s/>See {{Humor, Hacker}}.</text:p>
      <text:p text:style-name="Preformatted_20_Text"/>
      <text:p text:style-name="Preformatted_20_Text">:thrash: vi. To move wildly or violently, without accomplishing</text:p>
      <text:p text:style-name="Preformatted_20_Text"><text:s text:c="3"/>anything useful. <text:s/>Paging or swapping systems that are overloaded</text:p>
      <text:p text:style-name="Preformatted_20_Text"><text:s text:c="3"/>waste most of their time moving data into and out of core (rather</text:p>
      <text:p text:style-name="Preformatted_20_Text"><text:s text:c="3"/>than performing useful computation) and are therefore said to</text:p>
      <text:p text:style-name="Preformatted_20_Text"><text:s text:c="3"/>thrash. <text:s/>Someone who keeps changing his mind (esp. about what to</text:p>
      <text:p text:style-name="Preformatted_20_Text"><text:s text:c="3"/>work on next) is said to be thrashing. <text:s/>A person frantically trying</text:p>
      <text:p text:style-name="Preformatted_20_Text"><text:s text:c="3"/>to execute too many tasks at once (and not spending enough time on</text:p>
      <text:p text:style-name="Preformatted_20_Text"><text:s text:c="3"/>any single task) may also be described as thrashing. <text:s/>Compare</text:p>
      <text:p text:style-name="Preformatted_20_Text"><text:s text:c="3"/>{multitask}.</text:p>
      <text:p text:style-name="Preformatted_20_Text"/>
      <text:p text:style-name="Preformatted_20_Text">:thread: n. [USENET, GEnie, CompuServe] Common abbreviation of</text:p>
      <text:p text:style-name="Preformatted_20_Text"><text:s text:c="3"/>`topic thread', a more or less continuous chain of postings on a</text:p>
      <text:p text:style-name="Preformatted_20_Text"><text:s text:c="3"/>single topic. <text:s/>To `follow a thread' is to read a series of USENET</text:p>
      <text:p text:style-name="Preformatted_20_Text"><text:s text:c="3"/>postings sharing a common subject or (more correctly) which are</text:p>
      <text:p text:style-name="Preformatted_20_Text"><text:s text:c="3"/>connected by Reference headers. <text:s/>The better newsreaders present</text:p>
      <text:p text:style-name="Preformatted_20_Text"><text:s text:c="3"/>news in thread order.</text:p>
      <text:p text:style-name="Preformatted_20_Text"/>
      <text:p text:style-name="Preformatted_20_Text">:three-finger salute: n. Syn. {Vulcan nerve pinch}.</text:p>
      <text:p text:style-name="Preformatted_20_Text"/>
      <text:p text:style-name="Preformatted_20_Text">:thud: n. 1. Yet another {metasyntactic variable} (see {foo}).</text:p>
      <text:p text:style-name="Preformatted_20_Text"><text:s text:c="3"/>It is reported that at CMU from the mid-1970s the canonical series of</text:p>
      <text:p text:style-name="Preformatted_20_Text"><text:s text:c="3"/>these was `foo', `bar', `thud', `blat'. <text:s/>2. Rare term</text:p>
      <text:p text:style-name="Preformatted_20_Text"><text:s text:c="3"/>for the hash character, `#' (ASCII 0100011). <text:s/>See {ASCII} for</text:p>
      <text:p text:style-name="Preformatted_20_Text"><text:s text:c="3"/>other synonyms.</text:p>
      <text:p text:style-name="Preformatted_20_Text"/>
      <text:p text:style-name="Preformatted_20_Text">:thumb: n. The slider on a window-system scrollbar. <text:s/>So called</text:p>
      <text:p text:style-name="Preformatted_20_Text"><text:s text:c="3"/>because moving it allows you to browse through the contents of a</text:p>
      <text:p text:style-name="Preformatted_20_Text"><text:s text:c="3"/>text window in a way analogous to thumbing through a book.</text:p>
      <text:p text:style-name="Preformatted_20_Text"/>
      <text:p text:style-name="Preformatted_20_Text">:thunk: /thuhnk/ n. 1. "A piece of coding which provides an</text:p>
      <text:p text:style-name="Preformatted_20_Text"><text:s text:c="3"/>address", according to P. Z. Ingerman, who invented thunks</text:p>
      <text:p text:style-name="Preformatted_20_Text"><text:s text:c="3"/>in 1961 as a way of binding actual parameters to their formal</text:p>
      <text:p text:style-name="Preformatted_20_Text"><text:s text:c="3"/>definitions in Algol-60 procedure calls. <text:s/>If a procedure is called</text:p>
      <text:p text:style-name="Preformatted_20_Text"><text:s text:c="3"/>with an expression in the place of a formal parameter, the compiler</text:p>
      <text:p text:style-name="Preformatted_20_Text"><text:s text:c="3"/>generates a {thunk} to compute the expression and leave the</text:p>
      <text:p text:style-name="Preformatted_20_Text"><text:s text:c="3"/>address of the result in some standard location. <text:s/>2. Later</text:p>
      <text:p text:style-name="Preformatted_20_Text"><text:soft-page-break/><text:s text:c="3"/>generalized into: an expression, frozen together with its</text:p>
      <text:p text:style-name="Preformatted_20_Text"><text:s text:c="3"/>environment, for later evaluation if and when needed (similar to</text:p>
      <text:p text:style-name="Preformatted_20_Text"><text:s text:c="3"/>what in techspeak is called a `closure'). <text:s/>The process of</text:p>
      <text:p text:style-name="Preformatted_20_Text"><text:s text:c="3"/>unfreezing these thunks is called `forcing'. <text:s/>3. A</text:p>
      <text:p text:style-name="Preformatted_20_Text"><text:s text:c="3"/>{stubroutine}, in an overlay programming environment, that loads</text:p>
      <text:p text:style-name="Preformatted_20_Text"><text:s text:c="3"/>and jumps to the correct overlay. <text:s/>Compare {trampoline}.</text:p>
      <text:p text:style-name="Preformatted_20_Text"><text:s text:c="3"/>4. People and activities scheduled in a thunklike manner. <text:s/>"It</text:p>
      <text:p text:style-name="Preformatted_20_Text"><text:s text:c="3"/>occurred to me the other day that I am rather accurately modeled by</text:p>
      <text:p text:style-name="Preformatted_20_Text"><text:s text:c="3"/>a thunk --- I frequently need to be forced to completion." ---</text:p>
      <text:p text:style-name="Preformatted_20_Text"><text:s text:c="3"/>paraphrased from a {plan file}.</text:p>
      <text:p text:style-name="Preformatted_20_Text"/>
      <text:p text:style-name="Preformatted_20_Text"><text:s text:c="3"/>Historical note: There are a couple of onomatopoeic myths</text:p>
      <text:p text:style-name="Preformatted_20_Text"><text:s text:c="3"/>circulating about the origin of this term. <text:s/>The most common is that</text:p>
      <text:p text:style-name="Preformatted_20_Text"><text:s text:c="3"/>it is the sound made by data hitting the stack; another holds that</text:p>
      <text:p text:style-name="Preformatted_20_Text"><text:s text:c="3"/>the sound is that of the data hitting an accumulator. <text:s/>Yet another</text:p>
      <text:p text:style-name="Preformatted_20_Text"><text:s text:c="3"/>holds that it is the sound of the expression being unfrozen at</text:p>
      <text:p text:style-name="Preformatted_20_Text"><text:s text:c="3"/>argument-evaluation time. <text:s/>In fact, according to the inventors, it</text:p>
      <text:p text:style-name="Preformatted_20_Text"><text:s text:c="3"/>was coined after they realized (in the wee hours after hours of</text:p>
      <text:p text:style-name="Preformatted_20_Text"><text:s text:c="3"/>discussion) that the type of an argument in Algol-60 could be</text:p>
      <text:p text:style-name="Preformatted_20_Text"><text:s text:c="3"/>figured out in advance with a little compile-time thought,</text:p>
      <text:p text:style-name="Preformatted_20_Text"><text:s text:c="3"/>simplifying the evaluation machinery. <text:s/>In other words, it had</text:p>
      <text:p text:style-name="Preformatted_20_Text"><text:s text:c="3"/>`already been thought of'; thus it was christened a `thunk',</text:p>
      <text:p text:style-name="Preformatted_20_Text"><text:s text:c="3"/>which is "the past tense of `think' at two in the morning".</text:p>
      <text:p text:style-name="Preformatted_20_Text"/>
      <text:p text:style-name="Preformatted_20_Text">:tick: n. 1. A {jiffy} (sense 1). <text:s/>2. In simulations, the</text:p>
      <text:p text:style-name="Preformatted_20_Text"><text:s text:c="3"/>discrete unit of time that passes between iterations of the</text:p>
      <text:p text:style-name="Preformatted_20_Text"><text:s text:c="3"/>simulation mechanism. <text:s/>In AI applications, this amount of time is</text:p>
      <text:p text:style-name="Preformatted_20_Text"><text:s text:c="3"/>often left unspecified, since the only constraint of interest is</text:p>
      <text:p text:style-name="Preformatted_20_Text"><text:s text:c="3"/>the ordering of events. <text:s/>This sort of AI simulation is often</text:p>
      <text:p text:style-name="Preformatted_20_Text"><text:s text:c="3"/>pejoratively referred to as `tick-tick-tick' simulation,</text:p>
      <text:p text:style-name="Preformatted_20_Text"><text:s text:c="3"/>especially when the issue of simultaneity of events with long,</text:p>
      <text:p text:style-name="Preformatted_20_Text"><text:s text:c="3"/>independent chains of causes is {handwave}d. 3. In the FORTH</text:p>
      <text:p text:style-name="Preformatted_20_Text"><text:s text:c="3"/>language, a single quote character.</text:p>
      <text:p text:style-name="Preformatted_20_Text"/>
      <text:p text:style-name="Preformatted_20_Text">:tick-list features: [Acorn Computers] n. Features in software or</text:p>
      <text:p text:style-name="Preformatted_20_Text"><text:s text:c="3"/>hardware that customers insist on but never use (calculators in</text:p>
      <text:p text:style-name="Preformatted_20_Text"><text:s text:c="3"/>desktop TSRs and that sort of thing). <text:s/>The American equivalent</text:p>
      <text:p text:style-name="Preformatted_20_Text"><text:s text:c="3"/>would be `checklist features', but this jargon sense of the</text:p>
      <text:p text:style-name="Preformatted_20_Text"><text:s text:c="3"/>phrase has not been reported.</text:p>
      <text:p text:style-name="Preformatted_20_Text"/>
      <text:p text:style-name="Preformatted_20_Text">:tickle a bug: vt. To cause a normally hidden bug to manifest</text:p>
      <text:p text:style-name="Preformatted_20_Text"><text:s text:c="3"/>through some known series of inputs or operations. <text:s/>"You can</text:p>
      <text:p text:style-name="Preformatted_20_Text"><text:s text:c="3"/>tickle the bug in the Paradise VGA card's highlight handling by</text:p>
      <text:p text:style-name="Preformatted_20_Text"><text:s text:c="3"/>trying to set bright yellow reverse video."</text:p>
      <text:p text:style-name="Preformatted_20_Text"/>
      <text:p text:style-name="Preformatted_20_Text">:tiger team: [U.S. military jargon] n. 1. Originally, a team whose</text:p>
      <text:p text:style-name="Preformatted_20_Text"><text:s text:c="3"/>purpose is to penetrate security, and thus test security measures.</text:p>
      <text:p text:style-name="Preformatted_20_Text"><text:s text:c="3"/>These people are paid professionals who do hacker-type tricks,</text:p>
      <text:p text:style-name="Preformatted_20_Text"><text:s text:c="3"/>e.g., leave cardboard signs saying "bomb" in critical defense</text:p>
      <text:p text:style-name="Preformatted_20_Text"><text:s text:c="3"/>installations, hand-lettered notes saying "Your codebooks have</text:p>
      <text:p text:style-name="Preformatted_20_Text"><text:s text:c="3"/>been stolen" (they usually haven't been) inside safes, etc. <text:s/>After</text:p>
      <text:p text:style-name="Preformatted_20_Text"><text:s text:c="3"/>a successful penetration, some high-ranking security type shows up</text:p>
      <text:p text:style-name="Preformatted_20_Text"><text:s text:c="3"/>the next morning for a `security review' and finds the sign,</text:p>
      <text:p text:style-name="Preformatted_20_Text"><text:s text:c="3"/>note, etc., and all hell breaks loose. <text:s/>Serious successes of tiger</text:p>
      <text:p text:style-name="Preformatted_20_Text"><text:s text:c="3"/>teams sometimes lead to early retirement for base commanders and</text:p>
      <text:p text:style-name="Preformatted_20_Text"><text:s text:c="3"/>security officers (see the {patch} entry for an example).</text:p>
      <text:p text:style-name="Preformatted_20_Text"><text:s text:c="3"/>2. Recently, and more generally, any official inspection team or</text:p>
      <text:p text:style-name="Preformatted_20_Text"><text:s text:c="3"/>special {firefighting} group called in to look at a problem.</text:p>
      <text:p text:style-name="Preformatted_20_Text"><text:soft-page-break/></text:p>
      <text:p text:style-name="Preformatted_20_Text"><text:s text:c="3"/>A subset of tiger teams are professional {cracker}s, testing the</text:p>
      <text:p text:style-name="Preformatted_20_Text"><text:s text:c="3"/>security of military computer installations by attempting remote</text:p>
      <text:p text:style-name="Preformatted_20_Text"><text:s text:c="3"/>attacks via networks or supposedly `secure' comm channels. <text:s/>Some of</text:p>
      <text:p text:style-name="Preformatted_20_Text"><text:s text:c="3"/>their escapades, if declassified, would probably rank among the</text:p>
      <text:p text:style-name="Preformatted_20_Text"><text:s text:c="3"/>greatest hacks of all times. <text:s/>The term has been adopted in</text:p>
      <text:p text:style-name="Preformatted_20_Text"><text:s text:c="3"/>commercial computer-security circles in this more specific sense.</text:p>
      <text:p text:style-name="Preformatted_20_Text"/>
      <text:p text:style-name="Preformatted_20_Text">:time bomb: n. A subspecies of {logic bomb} that is triggered by</text:p>
      <text:p text:style-name="Preformatted_20_Text"><text:s text:c="3"/>reaching some preset time, either once or periodically. <text:s/>There are</text:p>
      <text:p text:style-name="Preformatted_20_Text"><text:s text:c="3"/>numerous legends about time bombs set up by programmers in their</text:p>
      <text:p text:style-name="Preformatted_20_Text"><text:s text:c="3"/>employers' machines, to go off if the programmer is fired or laid</text:p>
      <text:p text:style-name="Preformatted_20_Text"><text:s text:c="3"/>off and is not present to perform the appropriate suppressing</text:p>
      <text:p text:style-name="Preformatted_20_Text"><text:s text:c="3"/>action periodically. <text:s/>[I have been unable to verify that any of</text:p>
      <text:p text:style-name="Preformatted_20_Text"><text:s text:c="3"/>these legends are true, and they have all the characteristics of</text:p>
      <text:p text:style-name="Preformatted_20_Text"><text:s text:c="3"/>urban folklore --- ESR]</text:p>
      <text:p text:style-name="Preformatted_20_Text"/>
      <text:p text:style-name="Preformatted_20_Text">:time sink: [poss. by analogy with `heat sink' or `current sink'] n.</text:p>
      <text:p text:style-name="Preformatted_20_Text"><text:s text:c="3"/>A project that consumes unbounded amounts of time.</text:p>
      <text:p text:style-name="Preformatted_20_Text"/>
      <text:p text:style-name="Preformatted_20_Text">:time T: /ti:m T/ n. 1. An unspecified but usually well-understood</text:p>
      <text:p text:style-name="Preformatted_20_Text"><text:s text:c="3"/>time, often used in conjunction with a later time T+1.</text:p>
      <text:p text:style-name="Preformatted_20_Text"><text:s text:c="3"/>"We'll meet on campus at time T or at Louie's at</text:p>
      <text:p text:style-name="Preformatted_20_Text"><text:s text:c="3"/>time T+1" means, in the context of going out for dinner:</text:p>
      <text:p text:style-name="Preformatted_20_Text"><text:s text:c="3"/>"We can meet on campus and go to Louie's, or we can meet at Louie's</text:p>
      <text:p text:style-name="Preformatted_20_Text"><text:s text:c="3"/>itself a bit later." <text:s/>(Louie's was a Chinese restaurant in Palo Alto</text:p>
      <text:p text:style-name="Preformatted_20_Text"><text:s text:c="3"/>that was a favorite with hackers.) <text:s/>Had the number 30 been used instead</text:p>
      <text:p text:style-name="Preformatted_20_Text"><text:s text:c="3"/>of the number 1, it would have implied that the travel time from</text:p>
      <text:p text:style-name="Preformatted_20_Text"><text:s text:c="3"/>campus to Louie's is 30 minutes; whatever time T is (and</text:p>
      <text:p text:style-name="Preformatted_20_Text"><text:s text:c="3"/>that hasn't been decided on yet), you can meet half an hour later at</text:p>
      <text:p text:style-name="Preformatted_20_Text"><text:s text:c="3"/>Louie's than you could on campus and end up eating at the same time.</text:p>
      <text:p text:style-name="Preformatted_20_Text"><text:s text:c="3"/>See also {since time T equals minus infinity}.</text:p>
      <text:p text:style-name="Preformatted_20_Text"/>
      <text:p text:style-name="Preformatted_20_Text">:times-or-divided-by: [by analogy with `plus-or-minus'] quant.</text:p>
      <text:p text:style-name="Preformatted_20_Text"><text:s text:c="3"/>Term occasionally used when describing the uncertainty associated</text:p>
      <text:p text:style-name="Preformatted_20_Text"><text:s text:c="3"/>with a scheduling estimate, for either humorous or brutally honest</text:p>
      <text:p text:style-name="Preformatted_20_Text"><text:s text:c="3"/>effect. <text:s/>For a software project, the scheduling uncertainty factor</text:p>
      <text:p text:style-name="Preformatted_20_Text"><text:s text:c="3"/>is usually at least 2.</text:p>
      <text:p text:style-name="Preformatted_20_Text"/>
      <text:p text:style-name="Preformatted_20_Text">:tinycrud: /ti:'nee-kruhd/ n. 1. A pejorative used by habitues of older</text:p>
      <text:p text:style-name="Preformatted_20_Text"><text:s text:c="3"/>game-oriented {MUD} versions for TinyMUDs and other</text:p>
      <text:p text:style-name="Preformatted_20_Text"><text:s text:c="3"/>user-extensible {MUD} variants; esp. common among users of the</text:p>
      <text:p text:style-name="Preformatted_20_Text"><text:s text:c="3"/>rather violent and competitive AberMUD and MIST systems. <text:s/>These</text:p>
      <text:p text:style-name="Preformatted_20_Text"><text:s text:c="3"/>people justify the slur on the basis of how (allegedly)</text:p>
      <text:p text:style-name="Preformatted_20_Text"><text:s text:c="3"/>inconsistent and lacking in genuine atmosphere the scenarios</text:p>
      <text:p text:style-name="Preformatted_20_Text"><text:s text:c="3"/>generated in user extensible MUDs can be. <text:s/>Other common knocks on</text:p>
      <text:p text:style-name="Preformatted_20_Text"><text:s text:c="3"/>them are that they feature little overall plot, bad game topology,</text:p>
      <text:p text:style-name="Preformatted_20_Text"><text:s text:c="3"/>little competitive interaction, etc. --- not to mention the alleged</text:p>
      <text:p text:style-name="Preformatted_20_Text"><text:s text:c="3"/>horrors of the TinyMUD code itself. <text:s/>This dispute is one of the MUD</text:p>
      <text:p text:style-name="Preformatted_20_Text"><text:s text:c="3"/>world's hardiest perennial {holy wars}. <text:s/>2. TinyMud-oriented</text:p>
      <text:p text:style-name="Preformatted_20_Text"><text:s text:c="3"/>chat on the USENET group rec.games.mud and elsewhere,</text:p>
      <text:p text:style-name="Preformatted_20_Text"><text:s text:c="3"/>especially {newbie} questions and flamage.</text:p>
      <text:p text:style-name="Preformatted_20_Text"/>
      <text:p text:style-name="Preformatted_20_Text">:tip of the ice-cube: [IBM] n. The visible part of something small and</text:p>
      <text:p text:style-name="Preformatted_20_Text"><text:s text:c="3"/>insignificant. <text:s/>Used as an ironic comment in situations where `tip</text:p>
      <text:p text:style-name="Preformatted_20_Text"><text:s text:c="3"/>of the iceberg' might be appropriate if the subject were at all</text:p>
      <text:p text:style-name="Preformatted_20_Text"><text:s text:c="3"/>important.</text:p>
      <text:p text:style-name="Preformatted_20_Text"/>
      <text:p text:style-name="Preformatted_20_Text"><text:soft-page-break/>:tired iron: [IBM] n. Hardware that is perfectly functional but</text:p>
      <text:p text:style-name="Preformatted_20_Text"><text:s text:c="3"/>far enough behind the state of the art to have been superseded by new</text:p>
      <text:p text:style-name="Preformatted_20_Text"><text:s text:c="3"/>products, presumably with sufficient improvement in bang-per-buck that</text:p>
      <text:p text:style-name="Preformatted_20_Text"><text:s text:c="3"/>the old stuff is starting to look a bit like a {dinosaur}.</text:p>
      <text:p text:style-name="Preformatted_20_Text"/>
      <text:p text:style-name="Preformatted_20_Text">:tits on a keyboard: n. Small bumps on certain keycaps to keep</text:p>
      <text:p text:style-name="Preformatted_20_Text"><text:s text:c="3"/>touch-typists registered (usually on the `5' of a numeric</text:p>
      <text:p text:style-name="Preformatted_20_Text"><text:s text:c="3"/>keypad, and on the `F' and `J' of a QWERTY keyboard; but</text:p>
      <text:p text:style-name="Preformatted_20_Text"><text:s text:c="3"/>the Mac, perverse as usual, has them on the `D' and `K'</text:p>
      <text:p text:style-name="Preformatted_20_Text"><text:s text:c="3"/>keys).</text:p>
      <text:p text:style-name="Preformatted_20_Text"/>
      <text:p text:style-name="Preformatted_20_Text">:TLA: /T-L-A/ [Three-Letter Acronym] n. 1. Self-describing</text:p>
      <text:p text:style-name="Preformatted_20_Text"><text:s text:c="3"/>abbreviation for a species with which computing terminology is</text:p>
      <text:p text:style-name="Preformatted_20_Text"><text:s text:c="3"/>infested. <text:s/>2. Any confusing acronym. <text:s/>Examples include MCA, FTP,</text:p>
      <text:p text:style-name="Preformatted_20_Text"><text:s text:c="3"/>SNA, CPU, MMU, SCCS, DMU, FPU, NNTP, TLA. <text:s/>People who like this</text:p>
      <text:p text:style-name="Preformatted_20_Text"><text:s text:c="3"/>looser usage argue that not all TLAs have three letters, just as</text:p>
      <text:p text:style-name="Preformatted_20_Text"><text:s text:c="3"/>not all four-letter words have four letters. <text:s/>One also hears of</text:p>
      <text:p text:style-name="Preformatted_20_Text"><text:s text:c="3"/>`ETLA' (Extended Three-Letter Acronym, pronounced /ee tee el</text:p>
      <text:p text:style-name="Preformatted_20_Text"><text:s text:c="3"/>ay/) being used to describe four-letter acronyms. <text:s/>The term</text:p>
      <text:p text:style-name="Preformatted_20_Text"><text:s text:c="3"/>`SFLA' (Stupid Four-Letter Acronym) has also been reported. <text:s/>See</text:p>
      <text:p text:style-name="Preformatted_20_Text"><text:s text:c="3"/>also {YABA}.</text:p>
      <text:p text:style-name="Preformatted_20_Text"/>
      <text:p text:style-name="Preformatted_20_Text"><text:s text:c="3"/>The self-effacing phrase "TDM TLA" (Too Damn Many...) is</text:p>
      <text:p text:style-name="Preformatted_20_Text"><text:s text:c="3"/>often used to bemoan the plethora of TLAs in use. <text:s/>In 1989, a</text:p>
      <text:p text:style-name="Preformatted_20_Text"><text:s text:c="3"/>random of the journalistic persuasion asked hacker Paul Boutin</text:p>
      <text:p text:style-name="Preformatted_20_Text"><text:s text:c="3"/>"What do you think will be the biggest problem in computing in</text:p>
      <text:p text:style-name="Preformatted_20_Text"><text:s text:c="3"/>the 90s?" <text:s/>Paul's straight-faced response: "There are only</text:p>
      <text:p text:style-name="Preformatted_20_Text"><text:s text:c="3"/>17,000 three-letter acronyms." (To be exact, there are 26^3</text:p>
      <text:p text:style-name="Preformatted_20_Text"><text:s text:c="3"/>= 17,576.)</text:p>
      <text:p text:style-name="Preformatted_20_Text"/>
      <text:p text:style-name="Preformatted_20_Text">:TMRC: /tmerk'/ n. The Tech Model Railroad Club at MIT, one of</text:p>
      <text:p text:style-name="Preformatted_20_Text"><text:s text:c="3"/>the wellsprings of hacker culture. <text:s/>The 1959 `Dictionary of</text:p>
      <text:p text:style-name="Preformatted_20_Text"><text:s text:c="3"/>the TMRC Language' compiled by Peter Samson included several terms</text:p>
      <text:p text:style-name="Preformatted_20_Text"><text:s text:c="3"/>which became basics of the hackish vocabulary (see esp. {foo}</text:p>
      <text:p text:style-name="Preformatted_20_Text"><text:s text:c="3"/>and {frob}).</text:p>
      <text:p text:style-name="Preformatted_20_Text"/>
      <text:p text:style-name="Preformatted_20_Text"><text:s text:c="3"/>By 1962, TMRC's legendary layout was already a marvel of complexity</text:p>
      <text:p text:style-name="Preformatted_20_Text"><text:s text:c="3"/>(and has grown in the thirty years since; all the features</text:p>
      <text:p text:style-name="Preformatted_20_Text"><text:s text:c="3"/>described here are still present). <text:s/>The control system alone</text:p>
      <text:p text:style-name="Preformatted_20_Text"><text:s text:c="3"/>featured about 1200 relays. <text:s/>There were {scram switch}es located</text:p>
      <text:p text:style-name="Preformatted_20_Text"><text:s text:c="3"/>at numerous places around the room that could be thwacked if</text:p>
      <text:p text:style-name="Preformatted_20_Text"><text:s text:c="3"/>something undesirable was about to occur, such as a train going</text:p>
      <text:p text:style-name="Preformatted_20_Text"><text:s text:c="3"/>full-bore at an obstruction. <text:s/>Another feature of the system was a</text:p>
      <text:p text:style-name="Preformatted_20_Text"><text:s text:c="3"/>digital clock on the dispatch, board, which was itself something of</text:p>
      <text:p text:style-name="Preformatted_20_Text"><text:s text:c="3"/>a wonder in those bygone days before cheap LEDS and seven-segment</text:p>
      <text:p text:style-name="Preformatted_20_Text"><text:s text:c="3"/>displays (no model railroad can begin to approximate the scale</text:p>
      <text:p text:style-name="Preformatted_20_Text"><text:s text:c="3"/>distances between towns and stations, so model railroad timetables</text:p>
      <text:p text:style-name="Preformatted_20_Text"><text:s text:c="3"/>assume a fast clock so that it seems to take about the right amount</text:p>
      <text:p text:style-name="Preformatted_20_Text"><text:s text:c="3"/>of time for a train to complete its journey). <text:s/>When someone hit a</text:p>
      <text:p text:style-name="Preformatted_20_Text"><text:s text:c="3"/>scram switch the clock stopped and the display was replaced with the</text:p>
      <text:p text:style-name="Preformatted_20_Text"><text:s text:c="3"/>word `FOO'; at TMRC the scram switches are therefore called `foo</text:p>
      <text:p text:style-name="Preformatted_20_Text"><text:s text:c="3"/>switches'.</text:p>
      <text:p text:style-name="Preformatted_20_Text"/>
      <text:p text:style-name="Preformatted_20_Text"><text:s text:c="3"/>Steven Levy, in his book `Hackers' (see the Bibliography in</text:p>
      <text:p text:style-name="Preformatted_20_Text"><text:s text:c="3"/>{appendix C}), gives a stimulating account of those early</text:p>
      <text:p text:style-name="Preformatted_20_Text"><text:s text:c="3"/>years. <text:s/>TMRC's Power and Signals group included most of the early</text:p>
      <text:p text:style-name="Preformatted_20_Text"><text:s text:c="3"/>PDP-1 hackers and the people who later bacame the core of the MIT</text:p>
      <text:p text:style-name="Preformatted_20_Text"><text:s text:c="3"/>AI Lab staff. <text:s/>Thirty years later that connection is still very</text:p>
      <text:p text:style-name="Preformatted_20_Text"><text:soft-page-break/><text:s text:c="3"/>much alive, and this lexicon accordingly includes a number of</text:p>
      <text:p text:style-name="Preformatted_20_Text"><text:s text:c="3"/>entries from a recent revision of the TMRC Dictionary.</text:p>
      <text:p text:style-name="Preformatted_20_Text"/>
      <text:p text:style-name="Preformatted_20_Text">:TMRCie: /tmerk'ee/, /t*-merk'ee/ [MIT] n. A denizen of {TMRC}.</text:p>
      <text:p text:style-name="Preformatted_20_Text"/>
      <text:p text:style-name="Preformatted_20_Text">:to a first approximation: 1. [techspeak] When one is doing certain</text:p>
      <text:p text:style-name="Preformatted_20_Text"><text:s text:c="3"/>numerical computations, an approximate solution may be computed by</text:p>
      <text:p text:style-name="Preformatted_20_Text"><text:s text:c="3"/>any of several heuristic methods, then refined to a final value.</text:p>
      <text:p text:style-name="Preformatted_20_Text"><text:s text:c="3"/>By using the starting point of a first approximation of the answer,</text:p>
      <text:p text:style-name="Preformatted_20_Text"><text:s text:c="3"/>one can write an algorithm that converges more quickly to the</text:p>
      <text:p text:style-name="Preformatted_20_Text"><text:s text:c="3"/>correct result. <text:s/>2. In jargon, a preface to any comment that</text:p>
      <text:p text:style-name="Preformatted_20_Text"><text:s text:c="3"/>indicates that the comment is only approximately true. <text:s/>The remark</text:p>
      <text:p text:style-name="Preformatted_20_Text"><text:s text:c="3"/>"To a first approximation, I feel good" might indicate that</text:p>
      <text:p text:style-name="Preformatted_20_Text"><text:s text:c="3"/>deeper questioning would reveal that not all is perfect (e.g., a</text:p>
      <text:p text:style-name="Preformatted_20_Text"><text:s text:c="3"/>nagging cough still remains after an illness).</text:p>
      <text:p text:style-name="Preformatted_20_Text"/>
      <text:p text:style-name="Preformatted_20_Text">:to a zeroth approximation: [from `to a first approximation'] A</text:p>
      <text:p text:style-name="Preformatted_20_Text"><text:s text:c="3"/>*really* sloppy approximation; a wild guess. <text:s/>Compare</text:p>
      <text:p text:style-name="Preformatted_20_Text"><text:s text:c="3"/>{social science number}.</text:p>
      <text:p text:style-name="Preformatted_20_Text"/>
      <text:p text:style-name="Preformatted_20_Text">:toast: 1. n. Any completely inoperable system or component, esp.</text:p>
      <text:p text:style-name="Preformatted_20_Text"><text:s text:c="3"/>one that has just crashed and burned: "Uh, oh ... I think the</text:p>
      <text:p text:style-name="Preformatted_20_Text"><text:s text:c="3"/>serial board is toast." <text:s/>2. vt. To cause a system to crash</text:p>
      <text:p text:style-name="Preformatted_20_Text"><text:s text:c="3"/>accidentally, especially in a manner that requires manual</text:p>
      <text:p text:style-name="Preformatted_20_Text"><text:s text:c="3"/>rebooting. <text:s/>"Rick just toasted the {firewall machine} again."</text:p>
      <text:p text:style-name="Preformatted_20_Text"/>
      <text:p text:style-name="Preformatted_20_Text">:toaster: n. 1. The archetypal really stupid application for an</text:p>
      <text:p text:style-name="Preformatted_20_Text"><text:s text:c="3"/>embedded microprocessor controller; often used in comments that</text:p>
      <text:p text:style-name="Preformatted_20_Text"><text:s text:c="3"/>imply that a scheme is inappropriate technology (but see</text:p>
      <text:p text:style-name="Preformatted_20_Text"><text:s text:c="3"/>{elevator controller}). <text:s/>"{DWIM} for an assembler? <text:s/>That'd be</text:p>
      <text:p text:style-name="Preformatted_20_Text"><text:s text:c="3"/>as silly as running UNIX on your toaster!" <text:s/>2. A very, very dumb</text:p>
      <text:p text:style-name="Preformatted_20_Text"><text:s text:c="3"/>computer. "You could run this program on any dumb toaster." <text:s/>See</text:p>
      <text:p text:style-name="Preformatted_20_Text"><text:s text:c="3"/>{bitty box}, {Get a real computer!}, {toy}, {beige toaster}.</text:p>
      <text:p text:style-name="Preformatted_20_Text"><text:s text:c="3"/>3. A Macintosh, esp. the Classic Mac. <text:s/>Some hold that this is</text:p>
      <text:p text:style-name="Preformatted_20_Text"><text:s text:c="3"/>implied by sense 2. <text:s/>4. A peripheral device. <text:s/>"I bought my box</text:p>
      <text:p text:style-name="Preformatted_20_Text"><text:s text:c="3"/>without toasters, but since then I've added two boards and a second</text:p>
      <text:p text:style-name="Preformatted_20_Text"><text:s text:c="3"/>disk drive."</text:p>
      <text:p text:style-name="Preformatted_20_Text"/>
      <text:p text:style-name="Preformatted_20_Text">:toeprint: n. A {footprint} of especially small size.</text:p>
      <text:p text:style-name="Preformatted_20_Text"/>
      <text:p text:style-name="Preformatted_20_Text">:toggle: vt. To change a {bit} from whatever state it is in to the</text:p>
      <text:p text:style-name="Preformatted_20_Text"><text:s text:c="3"/>other state; to change from 1 to 0 or from 0 to 1. <text:s/>This comes from</text:p>
      <text:p text:style-name="Preformatted_20_Text"><text:s text:c="3"/>`toggle switches', such as standard light switches, though the</text:p>
      <text:p text:style-name="Preformatted_20_Text"><text:s text:c="3"/>word `toggle' actually refers to the mechanism that keeps the</text:p>
      <text:p text:style-name="Preformatted_20_Text"><text:s text:c="3"/>switch in the position to which it is flipped rather than to the</text:p>
      <text:p text:style-name="Preformatted_20_Text"><text:s text:c="3"/>fact that the switch has two positions. <text:s/>There are four things you</text:p>
      <text:p text:style-name="Preformatted_20_Text"><text:s text:c="3"/>can do to a bit: set it (force it to be 1), clear (or zero) it,</text:p>
      <text:p text:style-name="Preformatted_20_Text"><text:s text:c="3"/>leave it alone, or toggle it. <text:s/>(Mathematically, one would say that</text:p>
      <text:p text:style-name="Preformatted_20_Text"><text:s text:c="3"/>there are four distinct boolean-valued functions of one boolean</text:p>
      <text:p text:style-name="Preformatted_20_Text"><text:s text:c="3"/>argument, but saying that is much less fun than talking about</text:p>
      <text:p text:style-name="Preformatted_20_Text"><text:s text:c="3"/>toggling bits.)</text:p>
      <text:p text:style-name="Preformatted_20_Text"/>
      <text:p text:style-name="Preformatted_20_Text">:tool: 1. n. A program used primarily to create, manipulate, modify,</text:p>
      <text:p text:style-name="Preformatted_20_Text"><text:s text:c="3"/>or analyze other programs, such as a compiler or an editor or a</text:p>
      <text:p text:style-name="Preformatted_20_Text"><text:s text:c="3"/>cross-referencing program. <text:s/>Oppose {app}, {operating system}.</text:p>
      <text:p text:style-name="Preformatted_20_Text"><text:s text:c="3"/>2. [UNIX] An application program with a simple, `transparent'</text:p>
      <text:p text:style-name="Preformatted_20_Text"><text:s text:c="3"/>(typically text-stream) interface designed specifically to be used</text:p>
      <text:p text:style-name="Preformatted_20_Text"><text:s text:c="3"/>in programmed combination with other tools (see {filter}).</text:p>
      <text:p text:style-name="Preformatted_20_Text"><text:soft-page-break/><text:s text:c="3"/>3. [MIT: general to students there] vi. To work; to study (connotes</text:p>
      <text:p text:style-name="Preformatted_20_Text"><text:s text:c="3"/>tedium). <text:s/>The TMRC Dictionary defined this as "to set one's brain</text:p>
      <text:p text:style-name="Preformatted_20_Text"><text:s text:c="3"/>to the grindstone". <text:s/>See {hack}. <text:s/>4. [MIT] n. A student who</text:p>
      <text:p text:style-name="Preformatted_20_Text"><text:s text:c="3"/>studies too much and hacks too little. <text:s/>(MIT's student humor</text:p>
      <text:p text:style-name="Preformatted_20_Text"><text:s text:c="3"/>magazine rejoices in the name `Tool and Die'.)</text:p>
      <text:p text:style-name="Preformatted_20_Text"/>
      <text:p text:style-name="Preformatted_20_Text">:toolsmith: n. The software equivalent of a tool-and-die</text:p>
      <text:p text:style-name="Preformatted_20_Text"><text:s text:c="3"/>specialist; one who specializes in making the {tool}s with which</text:p>
      <text:p text:style-name="Preformatted_20_Text"><text:s text:c="3"/>other programmers create applications. <text:s/>Many hackers consider this</text:p>
      <text:p text:style-name="Preformatted_20_Text"><text:s text:c="3"/>more fun than applications per se; to understand why, see</text:p>
      <text:p text:style-name="Preformatted_20_Text"><text:s text:c="3"/>{uninteresting}. <text:s/>Jon Bentley, in the "Bumper-Sticker Computer</text:p>
      <text:p text:style-name="Preformatted_20_Text"><text:s text:c="3"/>Science" chapter of his book `More Programming Pearls', quotes Dick</text:p>
      <text:p text:style-name="Preformatted_20_Text"><text:s text:c="3"/>Sites from DEC as saying "I'd rather write programs to write programs</text:p>
      <text:p text:style-name="Preformatted_20_Text"><text:s text:c="3"/>than write programs".</text:p>
      <text:p text:style-name="Preformatted_20_Text"/>
      <text:p text:style-name="Preformatted_20_Text">:topic drift: n. Term used on GEnie, USENET and other electronic</text:p>
      <text:p text:style-name="Preformatted_20_Text"><text:s text:c="3"/>fora to describe the tendency of a {thread} to drift away from</text:p>
      <text:p text:style-name="Preformatted_20_Text"><text:s text:c="3"/>the original subject of discussion (and thus, from the Subject</text:p>
      <text:p text:style-name="Preformatted_20_Text"><text:s text:c="3"/>header of the originating message), or the results of that</text:p>
      <text:p text:style-name="Preformatted_20_Text"><text:s text:c="3"/>tendency. <text:s/>Often used in gentle reminders that the discussion has</text:p>
      <text:p text:style-name="Preformatted_20_Text"><text:s text:c="3"/>strayed off any useful track. <text:s/>"I think we started with a question</text:p>
      <text:p text:style-name="Preformatted_20_Text"><text:s text:c="3"/>about Niven's last book, but we've ended up discussing the sexual</text:p>
      <text:p text:style-name="Preformatted_20_Text"><text:s text:c="3"/>habits of the common marmoset. <text:s/>Now *that's* topic drift!"</text:p>
      <text:p text:style-name="Preformatted_20_Text"/>
      <text:p text:style-name="Preformatted_20_Text">:topic group: n. Syn. {forum}.</text:p>
      <text:p text:style-name="Preformatted_20_Text"/>
      <text:p text:style-name="Preformatted_20_Text">:TOPS-10:: /tops-ten/ n. DEC's proprietary OS for the fabled {PDP-10}</text:p>
      <text:p text:style-name="Preformatted_20_Text"><text:s text:c="3"/>machines, long a favorite of hackers but now effectively extinct.</text:p>
      <text:p text:style-name="Preformatted_20_Text"><text:s text:c="3"/>A fountain of hacker folklore; see {appendix A}. <text:s/>See also {{ITS}},</text:p>
      <text:p text:style-name="Preformatted_20_Text"><text:s text:c="3"/>{{TOPS-20}}, {{TWENEX}}, {VMS}, {operating system}. <text:s/>TOPS-10 was</text:p>
      <text:p text:style-name="Preformatted_20_Text"><text:s text:c="3"/>sometimes called BOTS-10 (from `bottoms-ten') as a comment on the</text:p>
      <text:p text:style-name="Preformatted_20_Text"><text:s text:c="3"/>inappropriateness of describing it as the top of anything.</text:p>
      <text:p text:style-name="Preformatted_20_Text"/>
      <text:p text:style-name="Preformatted_20_Text">:TOPS-20:: /tops-twen'tee/ n. See {{TWENEX}}.</text:p>
      <text:p text:style-name="Preformatted_20_Text"/>
      <text:p text:style-name="Preformatted_20_Text">:toto: /toh'toh/ n. This is reported to be the default scratch</text:p>
      <text:p text:style-name="Preformatted_20_Text"><text:s text:c="3"/>file name among French-speaking programmers --- in other words, a</text:p>
      <text:p text:style-name="Preformatted_20_Text"><text:s text:c="3"/>francophone {foo}. <text:s/>It is reported that the phonetic mutations</text:p>
      <text:p text:style-name="Preformatted_20_Text"><text:s text:c="3"/>"titi", "tata", and "tutu" canonically follow `toto',</text:p>
      <text:p text:style-name="Preformatted_20_Text"><text:s text:c="3"/>analogously to {bar}, {baz} and {quux} in English.</text:p>
      <text:p text:style-name="Preformatted_20_Text"/>
      <text:p text:style-name="Preformatted_20_Text">:tourist: [ITS] n. A guest on the system, especially one who</text:p>
      <text:p text:style-name="Preformatted_20_Text"><text:s text:c="3"/>generally logs in over a network from a remote location for {comm</text:p>
      <text:p text:style-name="Preformatted_20_Text"><text:s text:c="3"/>mode}, email, games, and other trivial purposes. <text:s/>One step below</text:p>
      <text:p text:style-name="Preformatted_20_Text"><text:s text:c="3"/>{luser}. <text:s/>Hackers often spell this {turist}, perhaps by</text:p>
      <text:p text:style-name="Preformatted_20_Text"><text:s text:c="3"/>some sort of tenuous analogy with {luser} (this also expresses the</text:p>
      <text:p text:style-name="Preformatted_20_Text"><text:s text:c="3"/>ITS culture's penchant for six-letterisms). <text:s/>Compare {twink},</text:p>
      <text:p text:style-name="Preformatted_20_Text"><text:s text:c="3"/>{read-only user}.</text:p>
      <text:p text:style-name="Preformatted_20_Text"/>
      <text:p text:style-name="Preformatted_20_Text">:tourist information: n. Information in an on-line display that is</text:p>
      <text:p text:style-name="Preformatted_20_Text"><text:s text:c="3"/>not immediately useful, but contributes to a viewer's gestalt of</text:p>
      <text:p text:style-name="Preformatted_20_Text"><text:s text:c="3"/>what's going on with the software or hardware behind it. <text:s/>Whether a</text:p>
      <text:p text:style-name="Preformatted_20_Text"><text:s text:c="3"/>given piece of info falls in this category depends partly on what</text:p>
      <text:p text:style-name="Preformatted_20_Text"><text:s text:c="3"/>the user is looking for at any given time. <text:s/>The `bytes free'</text:p>
      <text:p text:style-name="Preformatted_20_Text"><text:s text:c="3"/>information at the bottom of an MS-DOS `dir' display is</text:p>
      <text:p text:style-name="Preformatted_20_Text"><text:s text:c="3"/>tourist information; so (most of the time) is the TIME information</text:p>
      <text:p text:style-name="Preformatted_20_Text"><text:s text:c="3"/>in a UNIX `ps(1)' display.</text:p>
      <text:p text:style-name="Preformatted_20_Text"/>
      <text:p text:style-name="Preformatted_20_Text"><text:soft-page-break/>:touristic: adj. Having the quality of a {tourist}. <text:s/>Often used</text:p>
      <text:p text:style-name="Preformatted_20_Text"><text:s text:c="3"/>as a pejorative, as in `losing touristic scum'. <text:s/>Often spelled</text:p>
      <text:p text:style-name="Preformatted_20_Text"><text:s text:c="3"/>`turistic' or `turistik', so that phrase might be more properly</text:p>
      <text:p text:style-name="Preformatted_20_Text"><text:s text:c="3"/>rendered `lusing turistic scum'.</text:p>
      <text:p text:style-name="Preformatted_20_Text"/>
      <text:p text:style-name="Preformatted_20_Text">:toy: n. A computer system; always used with qualifiers.</text:p>
      <text:p text:style-name="Preformatted_20_Text"><text:s text:c="3"/>1. `nice toy': One that supports the speaker's hacking style</text:p>
      <text:p text:style-name="Preformatted_20_Text"><text:s text:c="3"/>adequately. <text:s/>2. `just a toy': A machine that yields</text:p>
      <text:p text:style-name="Preformatted_20_Text"><text:s text:c="3"/>insufficient {computron}s for the speaker's preferred uses. <text:s/>This</text:p>
      <text:p text:style-name="Preformatted_20_Text"><text:s text:c="3"/>is not condemnatory, as is {bitty box}; toys can at least be fun.</text:p>
      <text:p text:style-name="Preformatted_20_Text"><text:s text:c="3"/>It is also strongly conditioned by one's expectations; Cray XMP</text:p>
      <text:p text:style-name="Preformatted_20_Text"><text:s text:c="3"/>users sometimes consider the Cray-1 a `toy', and certainly all RISC</text:p>
      <text:p text:style-name="Preformatted_20_Text"><text:s text:c="3"/>boxes and mainframes are toys by their standards. <text:s/>See also {Get</text:p>
      <text:p text:style-name="Preformatted_20_Text"><text:s text:c="3"/>a real computer!}.</text:p>
      <text:p text:style-name="Preformatted_20_Text"/>
      <text:p text:style-name="Preformatted_20_Text">:toy language: n. A language useful for instructional purposes or</text:p>
      <text:p text:style-name="Preformatted_20_Text"><text:s text:c="3"/>as a proof-of-concept for some aspect of computer-science theory,</text:p>
      <text:p text:style-name="Preformatted_20_Text"><text:s text:c="3"/>but inadequate for general-purpose programming. <text:s/>{Bad Thing}s</text:p>
      <text:p text:style-name="Preformatted_20_Text"><text:s text:c="3"/>can result when a toy language is promoted as a general purpose</text:p>
      <text:p text:style-name="Preformatted_20_Text"><text:s text:c="3"/>solution for programming (see {bondage-and-discipline</text:p>
      <text:p text:style-name="Preformatted_20_Text"><text:s text:c="3"/>language}); the classic example is {{Pascal}}. <text:s/>Several moderately</text:p>
      <text:p text:style-name="Preformatted_20_Text"><text:s text:c="3"/>well-known formalisms for conceptual tasks such as programming Turing</text:p>
      <text:p text:style-name="Preformatted_20_Text"><text:s text:c="3"/>machines also qualify as toy languages in a less negative sense.</text:p>
      <text:p text:style-name="Preformatted_20_Text"><text:s text:c="3"/>See also {MFTL}.</text:p>
      <text:p text:style-name="Preformatted_20_Text"/>
      <text:p text:style-name="Preformatted_20_Text">:toy problem: [AI] n. A deliberately oversimplified case of a</text:p>
      <text:p text:style-name="Preformatted_20_Text"><text:s text:c="3"/>challenging problem used to investigate, prototype, or test</text:p>
      <text:p text:style-name="Preformatted_20_Text"><text:s text:c="3"/>algorithms for a real problem. <text:s/>Sometimes used pejoratively. <text:s/>See</text:p>
      <text:p text:style-name="Preformatted_20_Text"><text:s text:c="3"/>also {gedanken}, {toy program}.</text:p>
      <text:p text:style-name="Preformatted_20_Text"/>
      <text:p text:style-name="Preformatted_20_Text">:toy program: n. 1. One that can be readily comprehended; hence, a</text:p>
      <text:p text:style-name="Preformatted_20_Text"><text:s text:c="3"/>trivial program (compare {noddy}). <text:s/>2. One for which the effort</text:p>
      <text:p text:style-name="Preformatted_20_Text"><text:s text:c="3"/>of initial coding dominates the costs through its life cycle.</text:p>
      <text:p text:style-name="Preformatted_20_Text"><text:s text:c="3"/>See also {noddy}.</text:p>
      <text:p text:style-name="Preformatted_20_Text"/>
      <text:p text:style-name="Preformatted_20_Text">:trampoline: n. An incredibly {hairy} technique, found in some</text:p>
      <text:p text:style-name="Preformatted_20_Text"><text:s text:c="3"/>{HLL} and program-overlay implementations (e.g., on the</text:p>
      <text:p text:style-name="Preformatted_20_Text"><text:s text:c="3"/>Macintosh), that involves on-the-fly generation of small executable</text:p>
      <text:p text:style-name="Preformatted_20_Text"><text:s text:c="3"/>(and, likely as not, self-modifying) code objects to do indirection</text:p>
      <text:p text:style-name="Preformatted_20_Text"><text:s text:c="3"/>between code sections. <text:s/>These pieces of {live data} are called</text:p>
      <text:p text:style-name="Preformatted_20_Text"><text:s text:c="3"/>`trampolines'. <text:s/>Trampolines are notoriously difficult to understand</text:p>
      <text:p text:style-name="Preformatted_20_Text"><text:s text:c="3"/>in action; in fact, it is said by those who use this term that the</text:p>
      <text:p text:style-name="Preformatted_20_Text"><text:s text:c="3"/>trampoline that doesn't bend your brain is not the true</text:p>
      <text:p text:style-name="Preformatted_20_Text"><text:s text:c="3"/>trampoline. <text:s/>See also {snap}.</text:p>
      <text:p text:style-name="Preformatted_20_Text"/>
      <text:p text:style-name="Preformatted_20_Text">:trap: 1. n. A program interrupt, usually an interrupt caused by</text:p>
      <text:p text:style-name="Preformatted_20_Text"><text:s text:c="3"/>some exceptional situation in the user program. <text:s/>In most cases, the</text:p>
      <text:p text:style-name="Preformatted_20_Text"><text:s text:c="3"/>OS performs some action, then returns control to the program.</text:p>
      <text:p text:style-name="Preformatted_20_Text"><text:s text:c="3"/>2. vi. To cause a trap. <text:s/>"These instructions trap to the</text:p>
      <text:p text:style-name="Preformatted_20_Text"><text:s text:c="3"/>monitor." <text:s/>Also used transitively to indicate the cause of the</text:p>
      <text:p text:style-name="Preformatted_20_Text"><text:s text:c="3"/>trap. <text:s/>"The monitor traps all input/output instructions."</text:p>
      <text:p text:style-name="Preformatted_20_Text"/>
      <text:p text:style-name="Preformatted_20_Text"><text:s text:c="3"/>This term is associated with assembler programming (`interrupt'</text:p>
      <text:p text:style-name="Preformatted_20_Text"><text:s text:c="3"/>or `exception' is more common among {HLL} programmers) and</text:p>
      <text:p text:style-name="Preformatted_20_Text"><text:s text:c="3"/>appears to be fading into history among programmers as the role of</text:p>
      <text:p text:style-name="Preformatted_20_Text"><text:s text:c="3"/>assembler continues to shrink. <text:s/>However, it is still important to</text:p>
      <text:p text:style-name="Preformatted_20_Text"><text:s text:c="3"/>computer architects and systems hackers (see {system},</text:p>
      <text:p text:style-name="Preformatted_20_Text"><text:s text:c="3"/>sense 1), who use it to distinguish deterministically repeatable</text:p>
      <text:p text:style-name="Preformatted_20_Text"><text:soft-page-break/><text:s text:c="3"/>exceptions from timing-dependent ones (such as I/O interrupts).</text:p>
      <text:p text:style-name="Preformatted_20_Text"/>
      <text:p text:style-name="Preformatted_20_Text">:trap door: alt. `trapdoor' n. 1. Syn. {back door} --- a</text:p>
      <text:p text:style-name="Preformatted_20_Text"><text:s text:c="3"/>{Bad Thing}. <text:s/>2. [techspeak] A `trap-door function' is one</text:p>
      <text:p text:style-name="Preformatted_20_Text"><text:s text:c="3"/>which is easy to compute but very difficult to compute the inverse</text:p>
      <text:p text:style-name="Preformatted_20_Text"><text:s text:c="3"/>of. <text:s/>Such functions are {Good Thing}s with important</text:p>
      <text:p text:style-name="Preformatted_20_Text"><text:s text:c="3"/>applications in cryptography, specifically in the construction of</text:p>
      <text:p text:style-name="Preformatted_20_Text"><text:s text:c="3"/>public-key cryptosystems.</text:p>
      <text:p text:style-name="Preformatted_20_Text"/>
      <text:p text:style-name="Preformatted_20_Text">:trash: vt. To destroy the contents of (said of a data structure).</text:p>
      <text:p text:style-name="Preformatted_20_Text"><text:s text:c="3"/>The most common of the family of near-synonyms including {mung},</text:p>
      <text:p text:style-name="Preformatted_20_Text"><text:s text:c="3"/>{mangle}, and {scribble}.</text:p>
      <text:p text:style-name="Preformatted_20_Text"/>
      <text:p text:style-name="Preformatted_20_Text">:trawl: v. To sift through large volumes of data (e.g., USENET</text:p>
      <text:p text:style-name="Preformatted_20_Text"><text:s text:c="3"/>postings or FTP archives) looking for something of interest.</text:p>
      <text:p text:style-name="Preformatted_20_Text"/>
      <text:p text:style-name="Preformatted_20_Text">:tree-killer: [Sun] n. 1. A printer. <text:s/>2. A person who wastes paper.</text:p>
      <text:p text:style-name="Preformatted_20_Text"><text:s text:c="3"/>This should be interpreted in a broad sense; `wasting paper'</text:p>
      <text:p text:style-name="Preformatted_20_Text"><text:s text:c="3"/>includes the production of {spiffy} but {content-free}</text:p>
      <text:p text:style-name="Preformatted_20_Text"><text:s text:c="3"/>documents. <text:s/>Thus, most {suit}s are tree-killers. <text:s/>The negative</text:p>
      <text:p text:style-name="Preformatted_20_Text"><text:s text:c="3"/>loading of this term may reflect the epithet `tree-killer'</text:p>
      <text:p text:style-name="Preformatted_20_Text"><text:s text:c="3"/>applied by Treebeard the Ent to the Orcs in J.R.R. Tolkien's</text:p>
      <text:p text:style-name="Preformatted_20_Text"><text:s text:c="3"/>`Lord of the Rings' trilogy (see also {elvish}, {elder</text:p>
      <text:p text:style-name="Preformatted_20_Text"><text:s text:c="3"/>days}).</text:p>
      <text:p text:style-name="Preformatted_20_Text"/>
      <text:p text:style-name="Preformatted_20_Text">:trit: /trit/ [by analogy with `bit'] n. One base-3 digit; the</text:p>
      <text:p text:style-name="Preformatted_20_Text"><text:s text:c="3"/>amount of information conveyed by a selection among one of three</text:p>
      <text:p text:style-name="Preformatted_20_Text"><text:s text:c="3"/>equally likely outcomes (see also {bit}). <text:s/>These arise, for</text:p>
      <text:p text:style-name="Preformatted_20_Text"><text:s text:c="3"/>example, in the context of a {flag} that should actually be able</text:p>
      <text:p text:style-name="Preformatted_20_Text"><text:s text:c="3"/>to assume *three* values --- such as yes, no, or unknown. <text:s/>Trits are</text:p>
      <text:p text:style-name="Preformatted_20_Text"><text:s text:c="3"/>sometiing that work ("A Typesetter-independent TROFF," AT&amp;T CSTR</text:p>
      <text:p text:style-name="Preformatted_20_Text"><text:s text:c="3"/>#97) explains `troff''s durability. <text:s/>After discussing the</text:p>
      <text:p text:style-name="Preformatted_20_Text"><text:s text:c="3"/>program's "obvious deficiencies --- a rebarbative input syntax,</text:p>
      <text:p text:style-name="Preformatted_20_Text"><text:s text:c="3"/>mysterious and undocumented properties in some areas, and a</text:p>
      <text:p text:style-name="Preformatted_20_Text"><text:s text:c="3"/>voracious appetite for computer resources" and noting the ugliness</text:p>
      <text:p text:style-name="Preformatted_20_Text"><text:s text:c="3"/>and extreme hairiness of the code and internals, Kernighan</text:p>
      <text:p text:style-name="Preformatted_20_Text"><text:s text:c="3"/>concludes:</text:p>
      <text:p text:style-name="Preformatted_20_Text"/>
      <text:p text:style-name="Preformatted_20_Text"><text:s text:c="5"/>None of these remarks should be taken as denigrating</text:p>
      <text:p text:style-name="Preformatted_20_Text"><text:s text:c="5"/>Ossanna's accomplishment with TROFF. <text:s/>It has proven a</text:p>
      <text:p text:style-name="Preformatted_20_Text"><text:s text:c="5"/>remarkably robust tool, taking unbelievable abuse from a</text:p>
      <text:p text:style-name="Preformatted_20_Text"><text:s text:c="5"/>variety of preprocessors and being forced into uses that</text:p>
      <text:p text:style-name="Preformatted_20_Text"><text:s text:c="5"/>were never conceived of in the original design, all with</text:p>
      <text:p text:style-name="Preformatted_20_Text"><text:s text:c="5"/>considerable grace under fire.</text:p>
      <text:p text:style-name="Preformatted_20_Text"/>
      <text:p text:style-name="Preformatted_20_Text"><text:s text:c="3"/>The success of {{TeX}} and desktop publishing systems have</text:p>
      <text:p text:style-name="Preformatted_20_Text"><text:s text:c="3"/>reduced `troff''s relative importance, but this tribute</text:p>
      <text:p text:style-name="Preformatted_20_Text"><text:s text:c="3"/>perfectly captures the strengths that secured `troff' a place</text:p>
      <text:p text:style-name="Preformatted_20_Text"><text:s text:c="3"/>in hacker folklore; indeed, it could be taken more generally as an</text:p>
      <text:p text:style-name="Preformatted_20_Text"><text:s text:c="3"/>indication of those qualities of good programs which, in the long</text:p>
      <text:p text:style-name="Preformatted_20_Text"><text:s text:c="3"/>run, hackers most admire.</text:p>
      <text:p text:style-name="Preformatted_20_Text"/>
      <text:p text:style-name="Preformatted_20_Text">:troglodyte: [Commodore] n. 1. A hacker who never leaves his</text:p>
      <text:p text:style-name="Preformatted_20_Text"><text:s text:c="3"/>cubicle. <text:s/>The term `Gnoll' (from Dungeons &amp; Dragons) is also</text:p>
      <text:p text:style-name="Preformatted_20_Text"><text:s text:c="3"/>reported. <text:s/>2. A curmudgeon attached to an obsolescent computing</text:p>
      <text:p text:style-name="Preformatted_20_Text"><text:s text:c="3"/>environment. <text:s/>The combination `ITS troglodyte' was flung around</text:p>
      <text:p text:style-name="Preformatted_20_Text"><text:s text:c="3"/>some during the USENET and email wringle-wrangle attending the</text:p>
      <text:p text:style-name="Preformatted_20_Text"><text:s text:c="3"/>2.x.x revision of the Jargon File; at least one of the people it</text:p>
      <text:p text:style-name="Preformatted_20_Text"><text:soft-page-break/><text:s text:c="3"/>was intended to describe adopted it with pride.</text:p>
      <text:p text:style-name="Preformatted_20_Text"/>
      <text:p text:style-name="Preformatted_20_Text">:troglodyte mode: [Rice University] n. Programming with the lights</text:p>
      <text:p text:style-name="Preformatted_20_Text"><text:s text:c="3"/>turned off, sunglasses on, and the terminal inverted (black on</text:p>
      <text:p text:style-name="Preformatted_20_Text"><text:s text:c="3"/>white) because you've been up for so many days straight that your</text:p>
      <text:p text:style-name="Preformatted_20_Text"><text:s text:c="3"/>eyes hurt (see {raster burn}). <text:s/>Loud music blaring from a stereo</text:p>
      <text:p text:style-name="Preformatted_20_Text"><text:s text:c="3"/>stacked in the corner is optional but recommended. <text:s/>See {larval</text:p>
      <text:p text:style-name="Preformatted_20_Text"><text:s text:c="3"/>stage}, {hack mode}.</text:p>
      <text:p text:style-name="Preformatted_20_Text"/>
      <text:p text:style-name="Preformatted_20_Text">:Trojan horse: [coined by MIT-hacker-turned-NSA-spook Dan Edwards]</text:p>
      <text:p text:style-name="Preformatted_20_Text"><text:s text:c="3"/>n. A program designed to break security or damage a system that is</text:p>
      <text:p text:style-name="Preformatted_20_Text"><text:s text:c="3"/>disguised as something else benign, such as a directory lister,</text:p>
      <text:p text:style-name="Preformatted_20_Text"><text:s text:c="3"/>archiver, a game, or (in one notorious 1990 case on the Mac) a</text:p>
      <text:p text:style-name="Preformatted_20_Text"><text:s text:c="3"/>program to find and destroy viruses! <text:s/>See {back door}, {virus},</text:p>
      <text:p text:style-name="Preformatted_20_Text"><text:s text:c="3"/>{worm}, {phage}, {mockingbird}.</text:p>
      <text:p text:style-name="Preformatted_20_Text"/>
      <text:p text:style-name="Preformatted_20_Text">:tron: [NRL, CMU; prob. fr. the movie `Tron'] v. To become</text:p>
      <text:p text:style-name="Preformatted_20_Text"><text:s text:c="3"/>inaccessible except via email or `talk(1)', especially when</text:p>
      <text:p text:style-name="Preformatted_20_Text"><text:s text:c="3"/>one is normally available via telephone or in person. <text:s/>Frequently</text:p>
      <text:p text:style-name="Preformatted_20_Text"><text:s text:c="3"/>used in the past tense, as in: "Ran seems to have tronned on us</text:p>
      <text:p text:style-name="Preformatted_20_Text"><text:s text:c="3"/>this week" or "Gee, Ran, glad you were able to un-tron</text:p>
      <text:p text:style-name="Preformatted_20_Text"><text:s text:c="3"/>yourself". <text:s/>One may also speak of `tron mode'; compare</text:p>
      <text:p text:style-name="Preformatted_20_Text"><text:s text:c="3"/>{spod}.</text:p>
      <text:p text:style-name="Preformatted_20_Text"/>
      <text:p text:style-name="Preformatted_20_Text">:true-hacker: [analogy with `trufan' from SF fandom] n. One who</text:p>
      <text:p text:style-name="Preformatted_20_Text"><text:s text:c="3"/>exemplifies the primary values of hacker culture, esp. competence</text:p>
      <text:p text:style-name="Preformatted_20_Text"><text:s text:c="3"/>and helpfulness to other hackers. <text:s/>A high compliment. <text:s/>"He spent</text:p>
      <text:p text:style-name="Preformatted_20_Text"><text:s text:c="3"/>6 hours helping me bring up UUCP and netnews on my FOOBAR 4000</text:p>
      <text:p text:style-name="Preformatted_20_Text"><text:s text:c="3"/>last week --- manifestly the act of a true-hacker." <text:s/>Compare</text:p>
      <text:p text:style-name="Preformatted_20_Text"><text:s text:c="3"/>{demigod}, oppose {munchkin}.</text:p>
      <text:p text:style-name="Preformatted_20_Text"/>
      <text:p text:style-name="Preformatted_20_Text">:tty: /T-T-Y/ [UNIX], /tit'ee/ [ITS, but some UNIX people say it</text:p>
      <text:p text:style-name="Preformatted_20_Text"><text:s text:c="3"/>this way as well; this pronunciation is not considered to have</text:p>
      <text:p text:style-name="Preformatted_20_Text"><text:s text:c="3"/>sexual undertones] n. 1. A terminal of the teletype variety,</text:p>
      <text:p text:style-name="Preformatted_20_Text"><text:s text:c="3"/>characterized by a noisy mechanical printer, a very limited</text:p>
      <text:p text:style-name="Preformatted_20_Text"><text:s text:c="3"/>character set, and poor print quality. <text:s/>Usage: antiquated (like the</text:p>
      <text:p text:style-name="Preformatted_20_Text"><text:s text:c="3"/>TTYs themselves). <text:s/>See also {bit-paired keyboard}.</text:p>
      <text:p text:style-name="Preformatted_20_Text"><text:s text:c="3"/>2. [especially UNIX] Any terminal at all; sometimes used to refer</text:p>
      <text:p text:style-name="Preformatted_20_Text"><text:s text:c="3"/>to the particular terminal controlling a given job. <text:s/>3. [UNIX] Any</text:p>
      <text:p text:style-name="Preformatted_20_Text"><text:s text:c="3"/>serial port, whether or not the device connected to it is a</text:p>
      <text:p text:style-name="Preformatted_20_Text"><text:s text:c="3"/>terminal; so called because under UNIX such devices have names of</text:p>
      <text:p text:style-name="Preformatted_20_Text"><text:s text:c="3"/>the form tty*. <text:s/>Ambiguity between senses 2 and 3 is common but</text:p>
      <text:p text:style-name="Preformatted_20_Text"><text:s text:c="3"/>seldom bothersome.</text:p>
      <text:p text:style-name="Preformatted_20_Text"/>
      <text:p text:style-name="Preformatted_20_Text">:tube: 1. n. A CRT terminal. <text:s/>Never used in the mainstream sense of</text:p>
      <text:p text:style-name="Preformatted_20_Text"><text:s text:c="3"/>TV; real hackers don't watch TV, except for Loony Toons, Rocky &amp;</text:p>
      <text:p text:style-name="Preformatted_20_Text"><text:s text:c="3"/>Bullwinkle, Trek Classic, the Simpsons, and the occasional cheesy</text:p>
      <text:p text:style-name="Preformatted_20_Text"><text:s text:c="3"/>old swashbuckler movie (see {appendix B}). <text:s/>2. [IBM] To send</text:p>
      <text:p text:style-name="Preformatted_20_Text"><text:s text:c="3"/>a copy of something to someone else's terminal. <text:s/>"Tube me that</text:p>
      <text:p text:style-name="Preformatted_20_Text"><text:s text:c="3"/>note?"</text:p>
      <text:p text:style-name="Preformatted_20_Text"/>
      <text:p text:style-name="Preformatted_20_Text">:tube time: n. Time spent at a terminal or console. <text:s/>More inclusive</text:p>
      <text:p text:style-name="Preformatted_20_Text"><text:s text:c="3"/>than hacking time; commonly used in discussions of what parts of</text:p>
      <text:p text:style-name="Preformatted_20_Text"><text:s text:c="3"/>one's environment one uses most heavily. <text:s/>"I find I'm spending too</text:p>
      <text:p text:style-name="Preformatted_20_Text"><text:s text:c="3"/>much of my tube time reading mail since I started this revision."</text:p>
      <text:p text:style-name="Preformatted_20_Text"/>
      <text:p text:style-name="Preformatted_20_Text">:tunafish: n. In hackish lore, refers to the mutated punchline of</text:p>
      <text:p text:style-name="Preformatted_20_Text"><text:s text:c="3"/>an age-old joke to be found at the bottom of the manual pages of</text:p>
      <text:p text:style-name="Preformatted_20_Text"><text:soft-page-break/><text:s text:c="3"/>`tunefs(8)' in the original {BSD} 4.2 distribution. <text:s/>The</text:p>
      <text:p text:style-name="Preformatted_20_Text"><text:s text:c="3"/>joke was removed in later releases once commercial sites started</text:p>
      <text:p text:style-name="Preformatted_20_Text"><text:s text:c="3"/>using 4.2. <text:s/>Tunefs relates to the `tuning' of file-system</text:p>
      <text:p text:style-name="Preformatted_20_Text"><text:s text:c="3"/>parameters for optimum performance, and at the bottom of a few</text:p>
      <text:p text:style-name="Preformatted_20_Text"><text:s text:c="3"/>pages of wizardly inscriptions was a `BUGS' section consisting of</text:p>
      <text:p text:style-name="Preformatted_20_Text"><text:s text:c="3"/>the line "You can tune a file system, but you can't tunafish".</text:p>
      <text:p text:style-name="Preformatted_20_Text"><text:s text:c="3"/>Variants of this can be seen in other BSD versions, though it has</text:p>
      <text:p text:style-name="Preformatted_20_Text"><text:s text:c="3"/>been excised from some versions by humorless management</text:p>
      <text:p text:style-name="Preformatted_20_Text"><text:s text:c="3"/>{droid}s. <text:s/>The [nt]roff source for SunOS 4.1.1 contains a</text:p>
      <text:p text:style-name="Preformatted_20_Text"><text:s text:c="3"/>comment apparently designed to prevent this: "Take this out and a</text:p>
      <text:p text:style-name="Preformatted_20_Text"><text:s text:c="3"/>Unix Demon will dog your steps from now until the `time_t''s</text:p>
      <text:p text:style-name="Preformatted_20_Text"><text:s text:c="3"/>wrap around."</text:p>
      <text:p text:style-name="Preformatted_20_Text"/>
      <text:p text:style-name="Preformatted_20_Text">:tune: [from automotive or musical usage] vt. To optimize a program</text:p>
      <text:p text:style-name="Preformatted_20_Text"><text:s text:c="3"/>or system for a particular environment, esp. by adjusting numerical</text:p>
      <text:p text:style-name="Preformatted_20_Text"><text:s text:c="3"/>parameters designed as {hook}s for tuning, e.g., by changing</text:p>
      <text:p text:style-name="Preformatted_20_Text"><text:s text:c="3"/>`#define' lines in C. <text:s/>One may `tune for time' (fastest</text:p>
      <text:p text:style-name="Preformatted_20_Text"><text:s text:c="3"/>execution), `tune for space' (least memory use), or</text:p>
      <text:p text:style-name="Preformatted_20_Text"><text:s text:c="3"/>`tune for configuration' (most efficient use of hardware). <text:s/>See</text:p>
      <text:p text:style-name="Preformatted_20_Text"><text:s text:c="3"/>{bum}, {hot spot}, {hand-hacking}.</text:p>
      <text:p text:style-name="Preformatted_20_Text"/>
      <text:p text:style-name="Preformatted_20_Text">:turbo nerd: n. See {computer geek}.</text:p>
      <text:p text:style-name="Preformatted_20_Text"/>
      <text:p text:style-name="Preformatted_20_Text">:Turing tar-pit: n. 1. A place where anything is possible but</text:p>
      <text:p text:style-name="Preformatted_20_Text"><text:s text:c="3"/>nothing of interest is practical. <text:s/>Alan Turing helped lay the</text:p>
      <text:p text:style-name="Preformatted_20_Text"><text:s text:c="3"/>foundations of computer science by showing that all machines and</text:p>
      <text:p text:style-name="Preformatted_20_Text"><text:s text:c="3"/>languages capable of expressing a certain very primitive set of</text:p>
      <text:p text:style-name="Preformatted_20_Text"><text:s text:c="3"/>operations are logically equivalent in the kinds of computations</text:p>
      <text:p text:style-name="Preformatted_20_Text"><text:s text:c="3"/>they can carry out, and in principle have capabilities that differ</text:p>
      <text:p text:style-name="Preformatted_20_Text"><text:s text:c="3"/>only in speed from those of the most powerful and</text:p>
      <text:p text:style-name="Preformatted_20_Text"><text:s text:c="3"/>elegantly-designed computers. <text:s/>However, no machine or language</text:p>
      <text:p text:style-name="Preformatted_20_Text"><text:s text:c="3"/>exactly matching Turing's primitive set has ever been built (other</text:p>
      <text:p text:style-name="Preformatted_20_Text"><text:s text:c="3"/>than possibly as a classroom exercise), because it would be</text:p>
      <text:p text:style-name="Preformatted_20_Text"><text:s text:c="3"/>horribly slow and far too painful to use. <text:s/>A `Turing tar-pit' is</text:p>
      <text:p text:style-name="Preformatted_20_Text"><text:s text:c="3"/>any computer language or other tool which shares this property.</text:p>
      <text:p text:style-name="Preformatted_20_Text"><text:s text:c="3"/>That is, it's theoretically universal --- but in practice, the</text:p>
      <text:p text:style-name="Preformatted_20_Text"><text:s text:c="3"/>harder you struggle to get any real work done, the deeper its</text:p>
      <text:p text:style-name="Preformatted_20_Text"><text:s text:c="3"/>inadequacies suck you in. <text:s/>Compare {bondage-and-discipline</text:p>
      <text:p text:style-name="Preformatted_20_Text"><text:s text:c="3"/>language}. <text:s/>2. The perennial {holy wars} over whether language A</text:p>
      <text:p text:style-name="Preformatted_20_Text"><text:s text:c="3"/>or B is the "most powerful".</text:p>
      <text:p text:style-name="Preformatted_20_Text"/>
      <text:p text:style-name="Preformatted_20_Text">:turist: /too'rist/ n. Var. sp. of {tourist}, q.v. <text:s/>Also in</text:p>
      <text:p text:style-name="Preformatted_20_Text"><text:s text:c="3"/>adjectival form, `turistic'. <text:s/>Poss. influenced by {luser} and</text:p>
      <text:p text:style-name="Preformatted_20_Text"><text:s text:c="3"/>`Turing'.</text:p>
      <text:p text:style-name="Preformatted_20_Text"/>
      <text:p text:style-name="Preformatted_20_Text">:tweak: vt. 1. To change slightly, usually in reference to a value.</text:p>
      <text:p text:style-name="Preformatted_20_Text"><text:s text:c="3"/>Also used synonymously with {twiddle}. <text:s/>If a program is almost</text:p>
      <text:p text:style-name="Preformatted_20_Text"><text:s text:c="3"/>correct, rather than figure out the precise problem you might</text:p>
      <text:p text:style-name="Preformatted_20_Text"><text:s text:c="3"/>just keep tweaking it until it works. <text:s/>See {frobnicate} and</text:p>
      <text:p text:style-name="Preformatted_20_Text"><text:s text:c="3"/>{fudge factor}; also see {shotgun debugging}. <text:s/>2. To {tune}</text:p>
      <text:p text:style-name="Preformatted_20_Text"><text:s text:c="3"/>or {bum} a program; preferred usage in the U.K.</text:p>
      <text:p text:style-name="Preformatted_20_Text"/>
      <text:p text:style-name="Preformatted_20_Text">:tweeter: [University of Waterloo] n. Syn. {perf}, {chad}</text:p>
      <text:p text:style-name="Preformatted_20_Text"><text:s text:c="3"/>(sense 1). <text:s/>This term (like {woofer}) has been in use at</text:p>
      <text:p text:style-name="Preformatted_20_Text"><text:s text:c="3"/>Waterloo since 1972, but is elsewhere unknown. <text:s/>In audio jargon, the word</text:p>
      <text:p text:style-name="Preformatted_20_Text"><text:s text:c="3"/>refers to the treble speaker(s) on a hi-fi.</text:p>
      <text:p text:style-name="Preformatted_20_Text"/>
      <text:p text:style-name="Preformatted_20_Text">:TWENEX:: /twe'neks/ n. The TOPS-20 operating system by DEC ---</text:p>
      <text:p text:style-name="Preformatted_20_Text"><text:soft-page-break/><text:s text:c="3"/>the second proprietary OS for the PDP-10 --- preferred by most</text:p>
      <text:p text:style-name="Preformatted_20_Text"><text:s text:c="3"/>PDP-10 hackers over TOPS-10 (that is, by those who were not</text:p>
      <text:p text:style-name="Preformatted_20_Text"><text:s text:c="3"/>{{ITS}} or {{WAITS}} partisans). <text:s/>TOPS-20 began in 1969 as Bolt,</text:p>
      <text:p text:style-name="Preformatted_20_Text"><text:s text:c="3"/>Beranek &amp; Newman's TENEX operating system using special paging</text:p>
      <text:p text:style-name="Preformatted_20_Text"><text:s text:c="3"/>hardware. <text:s/>By the early 1970s, almost all of the systems on the</text:p>
      <text:p text:style-name="Preformatted_20_Text"><text:s text:c="3"/>ARPANET ran TENEX. <text:s/>DEC purchased the rights to TENEX from BBN and</text:p>
      <text:p text:style-name="Preformatted_20_Text"><text:s text:c="3"/>began work to make it their own. <text:s/>The first in-house code name for</text:p>
      <text:p text:style-name="Preformatted_20_Text"><text:s text:c="3"/>the operating system was VIROS (VIRtual memory Operating System);</text:p>
      <text:p text:style-name="Preformatted_20_Text"><text:s text:c="3"/>when customers started asking questions, the name was changed to</text:p>
      <text:p text:style-name="Preformatted_20_Text"><text:s text:c="3"/>SNARK so DEC could truthfully deny that there was any project</text:p>
      <text:p text:style-name="Preformatted_20_Text"><text:s text:c="3"/>called VIROS. <text:s/>When the name SNARK became known, the name was</text:p>
      <text:p text:style-name="Preformatted_20_Text"><text:s text:c="3"/>briefly reversed to become KRANS; this was quickly abandoned when</text:p>
      <text:p text:style-name="Preformatted_20_Text"><text:s text:c="3"/>someone objected that `krans' meant `funeral wreath' in Swedish</text:p>
      <text:p text:style-name="Preformatted_20_Text"><text:s text:c="3"/>(though some Swedish speakers have since said it means simply</text:p>
      <text:p text:style-name="Preformatted_20_Text"><text:s text:c="3"/>`wreath'; this part of the story may be apocryphal). <text:s/>Ultimately</text:p>
      <text:p text:style-name="Preformatted_20_Text"><text:s text:c="3"/>DEC picked TOPS-20 as the name of the operating system, and it was</text:p>
      <text:p text:style-name="Preformatted_20_Text"><text:s text:c="3"/>as TOPS-20 that it was marketed. <text:s/>The hacker community, mindful of</text:p>
      <text:p text:style-name="Preformatted_20_Text"><text:s text:c="3"/>its origins, quickly dubbed it {{TWENEX}} (a contraction of</text:p>
      <text:p text:style-name="Preformatted_20_Text"><text:s text:c="3"/>`twenty TENEX'), even though by this point very little of the</text:p>
      <text:p text:style-name="Preformatted_20_Text"><text:s text:c="3"/>original TENEX code remained (analogously to the differences</text:p>
      <text:p text:style-name="Preformatted_20_Text"><text:s text:c="3"/>between AT&amp;T V6 UNIX and BSD). <text:s/>DEC people cringed when they heard</text:p>
      <text:p text:style-name="Preformatted_20_Text"><text:s text:c="3"/>"TWENEX", but the term caught on nevertheless (the written</text:p>
      <text:p text:style-name="Preformatted_20_Text"><text:s text:c="3"/>abbreviation `20x' was also used). <text:s/>TWENEX was successful and</text:p>
      <text:p text:style-name="Preformatted_20_Text"><text:s text:c="3"/>very popular; in fact, there was a period in the early 1980s when</text:p>
      <text:p text:style-name="Preformatted_20_Text"><text:s text:c="3"/>it commanded as fervent a culture of partisans as UNIX or ITS ---</text:p>
      <text:p text:style-name="Preformatted_20_Text"><text:s text:c="3"/>but DEC's decision to scrap all the internal rivals to the VAX</text:p>
      <text:p text:style-name="Preformatted_20_Text"><text:s text:c="3"/>architecture and its relatively stodgy VMS OS killed the DEC-20 and</text:p>
      <text:p text:style-name="Preformatted_20_Text"><text:s text:c="3"/>put a sad end to TWENEX's brief day in the sun. <text:s/>DEC attempted to</text:p>
      <text:p text:style-name="Preformatted_20_Text"><text:s text:c="3"/>convince TOPS-20 hackers to convert to {VMS}, but instead, by</text:p>
      <text:p text:style-name="Preformatted_20_Text"><text:s text:c="3"/>the late 1980s, most of the TOPS-20 hackers had migrated to</text:p>
      <text:p text:style-name="Preformatted_20_Text"><text:s text:c="3"/>UNIX.</text:p>
      <text:p text:style-name="Preformatted_20_Text"/>
      <text:p text:style-name="Preformatted_20_Text">:twiddle: n. 1. Tilde (ASCII 1111110, `~'). <text:s/>Also</text:p>
      <text:p text:style-name="Preformatted_20_Text"><text:s text:c="3"/>called `squiggle', `sqiggle' (sic --- pronounced /skig'l/),</text:p>
      <text:p text:style-name="Preformatted_20_Text"><text:s text:c="3"/>and `twaddle', but twiddle is the most common term. <text:s/>2. A small</text:p>
      <text:p text:style-name="Preformatted_20_Text"><text:s text:c="3"/>and insignificant change to a program. <text:s/>Usually fixes one bug and</text:p>
      <text:p text:style-name="Preformatted_20_Text"><text:s text:c="3"/>generates several new ones. <text:s/>3. vt. To change something in a small</text:p>
      <text:p text:style-name="Preformatted_20_Text"><text:s text:c="3"/>way. <text:s/>Bits, for example, are often twiddled. <text:s/>Twiddling a switch or</text:p>
      <text:p text:style-name="Preformatted_20_Text"><text:s text:c="3"/>knob implies much less sense of purpose than toggling or tweaking</text:p>
      <text:p text:style-name="Preformatted_20_Text"><text:s text:c="3"/>it; see {frobnicate}. <text:s/>To speak of twiddling a bit connotes</text:p>
      <text:p text:style-name="Preformatted_20_Text"><text:s text:c="3"/>aimlessness, and at best doesn't specify what you're doing to the</text:p>
      <text:p text:style-name="Preformatted_20_Text"><text:s text:c="3"/>bit; `toggling a bit' has a more specific meaning (see {bit</text:p>
      <text:p text:style-name="Preformatted_20_Text"><text:s text:c="3"/>twiddling}, {toggle}).</text:p>
      <text:p text:style-name="Preformatted_20_Text"/>
      <text:p text:style-name="Preformatted_20_Text">:twilight zone: [IRC] n. Notionally, the area of cyberspace where {IRC}</text:p>
      <text:p text:style-name="Preformatted_20_Text"><text:s text:c="3"/>operators live. <text:s/>An {op} is said to have a "connection to the</text:p>
      <text:p text:style-name="Preformatted_20_Text"><text:s text:c="3"/>twilight zone".</text:p>
      <text:p text:style-name="Preformatted_20_Text"><text:s text:c="3"/></text:p>
      <text:p text:style-name="Preformatted_20_Text">:twink: /twink/ [UCSC] n. Equivalent to {read-only user}.</text:p>
      <text:p text:style-name="Preformatted_20_Text"><text:s text:c="3"/>Also reported on the USENET group soc.motss; may derive from</text:p>
      <text:p text:style-name="Preformatted_20_Text"><text:s text:c="3"/>gay slang for a cute young thing with nothing upstairs (compare</text:p>
      <text:p text:style-name="Preformatted_20_Text"><text:s text:c="3"/>mainstream `chick').</text:p>
      <text:p text:style-name="Preformatted_20_Text"/>
      <text:p text:style-name="Preformatted_20_Text">:two pi: quant. The number of years it takes to finish one's</text:p>
      <text:p text:style-name="Preformatted_20_Text"><text:s text:c="3"/>thesis. <text:s/>Occurs in stories in the following form: "He started on</text:p>
      <text:p text:style-name="Preformatted_20_Text"><text:s text:c="3"/>his thesis; 2 pi years later..."</text:p>
      <text:p text:style-name="Preformatted_20_Text"/>
      <text:p text:style-name="Preformatted_20_Text">:two-to-the-N: quant. An amount much larger than {N} but smaller</text:p>
      <text:p text:style-name="Preformatted_20_Text"><text:soft-page-break/><text:s text:c="3"/>than {infinity}. <text:s/>"I have 2-to-the-N things to do before I can</text:p>
      <text:p text:style-name="Preformatted_20_Text"><text:s text:c="3"/>go out for lunch" means you probably won't show up.</text:p>
      <text:p text:style-name="Preformatted_20_Text"/>
      <text:p text:style-name="Preformatted_20_Text">:twonkie: /twon'kee/ n. The software equivalent of a Twinkie (a</text:p>
      <text:p text:style-name="Preformatted_20_Text"><text:s text:c="3"/>variety of sugar-loaded junk food, or (in gay slang) the male</text:p>
      <text:p text:style-name="Preformatted_20_Text"><text:s text:c="3"/>equivalent of `chick'); a useless `feature' added to look sexy</text:p>
      <text:p text:style-name="Preformatted_20_Text"><text:s text:c="3"/>and placate a {marketroid} (compare {Saturday-night</text:p>
      <text:p text:style-name="Preformatted_20_Text"><text:s text:c="3"/>special}). <text:s/>This may also be related to "The Twonky", title menace</text:p>
      <text:p text:style-name="Preformatted_20_Text"><text:s text:c="3"/>of a classic SF short story by Lewis Padgett (Henry Kuttner and</text:p>
      <text:p text:style-name="Preformatted_20_Text"><text:s text:c="3"/>C. L. Moore), first published in the September 1942</text:p>
      <text:p text:style-name="Preformatted_20_Text"><text:s text:c="3"/>`Astounding Science Fiction' and subsequently much</text:p>
      <text:p text:style-name="Preformatted_20_Text"><text:s text:c="3"/>anthologized.</text:p>
      <text:p text:style-name="Preformatted_20_Text"/>
      <text:p text:style-name="Preformatted_20_Text">= U =</text:p>
      <text:p text:style-name="Preformatted_20_Text">=====</text:p>
      <text:p text:style-name="Preformatted_20_Text"/>
      <text:p text:style-name="Preformatted_20_Text">:UBD: /U-B-D/ [abbreviation for `User Brain Damage'] An</text:p>
      <text:p text:style-name="Preformatted_20_Text"><text:s text:c="3"/>abbreviation used to close out trouble reports obviously due to</text:p>
      <text:p text:style-name="Preformatted_20_Text"><text:s text:c="3"/>utter cluelessness on the user's part. <text:s/>Compare {pilot error};</text:p>
      <text:p text:style-name="Preformatted_20_Text"><text:s text:c="3"/>oppose {PBD}; see also {brain-damaged}.</text:p>
      <text:p text:style-name="Preformatted_20_Text"/>
      <text:p text:style-name="Preformatted_20_Text">:UN*X: n. Used to refer to the UNIX operating system (a trademark of</text:p>
      <text:p text:style-name="Preformatted_20_Text"><text:s text:c="3"/>AT&amp;T) in writing, but avoiding the need for the ugly</text:p>
      <text:p text:style-name="Preformatted_20_Text"><text:s text:c="3"/>{(TM)} typography.</text:p>
      <text:p text:style-name="Preformatted_20_Text"><text:s text:c="3"/>Also used to refer to any or all varieties of Unixoid operating</text:p>
      <text:p text:style-name="Preformatted_20_Text"><text:s text:c="3"/>systems. <text:s/>Ironically, lawyers now say (1990) that the requirement</text:p>
      <text:p text:style-name="Preformatted_20_Text"><text:s text:c="3"/>for the TM-postfix has no legal force, but the asterisk usage</text:p>
      <text:p text:style-name="Preformatted_20_Text"><text:s text:c="3"/>is entrenched anyhow. <text:s/>It has been suggested that there may be a</text:p>
      <text:p text:style-name="Preformatted_20_Text"><text:s text:c="3"/>psychological connection to practice in certain religions</text:p>
      <text:p text:style-name="Preformatted_20_Text"><text:s text:c="3"/>(especially Judaism) in which the name of the deity is never</text:p>
      <text:p text:style-name="Preformatted_20_Text"><text:s text:c="3"/>written out in full, e.g., `YHWH' or `G--d' is used. <text:s/>See also</text:p>
      <text:p text:style-name="Preformatted_20_Text"><text:s text:c="3"/>{glob}.</text:p>
      <text:p text:style-name="Preformatted_20_Text"/>
      <text:p text:style-name="Preformatted_20_Text">:undefined external reference: excl. [UNIX] A message from UNIX's</text:p>
      <text:p text:style-name="Preformatted_20_Text"><text:s text:c="3"/>linker. <text:s/>Used in speech to flag loose ends or dangling references</text:p>
      <text:p text:style-name="Preformatted_20_Text"><text:s text:c="3"/>in an argument or discussion.</text:p>
      <text:p text:style-name="Preformatted_20_Text"/>
      <text:p text:style-name="Preformatted_20_Text">:under the hood: prep. [hot-rodder talk] 1. Used to introduce the</text:p>
      <text:p text:style-name="Preformatted_20_Text"><text:s text:c="3"/>underlying implementation of a product (hardware, software, or</text:p>
      <text:p text:style-name="Preformatted_20_Text"><text:s text:c="3"/>idea). <text:s/>Implies that the implementation is not intuitively obvious</text:p>
      <text:p text:style-name="Preformatted_20_Text"><text:s text:c="3"/>from the appearance, but the speaker is about to enable the</text:p>
      <text:p text:style-name="Preformatted_20_Text"><text:s text:c="3"/>listener to {grok} it. <text:s/>"Let's now look under the hood to see</text:p>
      <text:p text:style-name="Preformatted_20_Text"><text:s text:c="3"/>how ...." 2. Can also imply that the implementation is much</text:p>
      <text:p text:style-name="Preformatted_20_Text"><text:s text:c="3"/>simpler than the appearance would indicate: "Under the hood, we</text:p>
      <text:p text:style-name="Preformatted_20_Text"><text:s text:c="3"/>are just fork/execing the shell." <text:s/>3. Inside a chassis, as in</text:p>
      <text:p text:style-name="Preformatted_20_Text"><text:s text:c="3"/>"Under the hood, this baby has a 40MHz 68030!"</text:p>
      <text:p text:style-name="Preformatted_20_Text"/>
      <text:p text:style-name="Preformatted_20_Text">:undocumented feature: n. See {feature}.</text:p>
      <text:p text:style-name="Preformatted_20_Text"/>
      <text:p text:style-name="Preformatted_20_Text">:uninteresting: adj. 1. Said of a problem that, although</text:p>
      <text:p text:style-name="Preformatted_20_Text"><text:s text:c="3"/>{nontrivial}, can be solved simply by throwing sufficient</text:p>
      <text:p text:style-name="Preformatted_20_Text"><text:s text:c="3"/>resources at it. <text:s/>2. Also said of problems for which a solution</text:p>
      <text:p text:style-name="Preformatted_20_Text"><text:s text:c="3"/>would neither advance the state of the art nor be fun to design and</text:p>
      <text:p text:style-name="Preformatted_20_Text"><text:s text:c="3"/>code.</text:p>
      <text:p text:style-name="Preformatted_20_Text"/>
      <text:p text:style-name="Preformatted_20_Text"><text:s text:c="3"/>Hackers regard uninteresting problems as intolerable wastes of</text:p>
      <text:p text:style-name="Preformatted_20_Text"><text:s text:c="3"/>time, to be solved (if at all) by lesser mortals. <text:s/>*Real*</text:p>
      <text:p text:style-name="Preformatted_20_Text"><text:s text:c="3"/>hackers (see {toolsmith}) generalize uninteresting problems</text:p>
      <text:p text:style-name="Preformatted_20_Text"><text:soft-page-break/><text:s text:c="3"/>enough to make them interesting and solve them --- thus solving the</text:p>
      <text:p text:style-name="Preformatted_20_Text"><text:s text:c="3"/>original problem as a special case (and, it must be admitted,</text:p>
      <text:p text:style-name="Preformatted_20_Text"><text:s text:c="3"/>occasionally turning a molehill into a mountain, or a mountain into</text:p>
      <text:p text:style-name="Preformatted_20_Text"><text:s text:c="3"/>a tectonic plate). <text:s/>See {WOMBAT}, {SMOP}; compare {toy</text:p>
      <text:p text:style-name="Preformatted_20_Text"><text:s text:c="3"/>problem}, oppose {interesting}.</text:p>
      <text:p text:style-name="Preformatted_20_Text"/>
      <text:p text:style-name="Preformatted_20_Text">:UNIX:: /yoo'niks/ [In the authors' words, "A weak pun on</text:p>
      <text:p text:style-name="Preformatted_20_Text"><text:s text:c="3"/>Multics"] n. (also `Unix') An interactive time-sharing system</text:p>
      <text:p text:style-name="Preformatted_20_Text"><text:s text:c="3"/>originally invented in 1969 by Ken Thompson after Bell Labs left</text:p>
      <text:p text:style-name="Preformatted_20_Text"><text:s text:c="3"/>the Multics project, originally so he could play games on his</text:p>
      <text:p text:style-name="Preformatted_20_Text"><text:s text:c="3"/>scavenged PDP-7. <text:s/>Dennis Ritchie, the inventor of C, is considered</text:p>
      <text:p text:style-name="Preformatted_20_Text"><text:s text:c="3"/>a co-author of the system. <text:s/>The turning point in UNIX's history</text:p>
      <text:p text:style-name="Preformatted_20_Text"><text:s text:c="3"/>came when it was reimplemented almost entirely in C during</text:p>
      <text:p text:style-name="Preformatted_20_Text"><text:s text:c="3"/>1972--1974, making it the first source-portable OS. <text:s/>UNIX</text:p>
      <text:p text:style-name="Preformatted_20_Text"><text:s text:c="3"/>subsequently underwent mutations and expansions at the hands of</text:p>
      <text:p text:style-name="Preformatted_20_Text"><text:s text:c="3"/>many different people, resulting in a uniquely flexible and</text:p>
      <text:p text:style-name="Preformatted_20_Text"><text:s text:c="3"/>developer-friendly environment. <text:s/>In 1991, UNIX is the most widely</text:p>
      <text:p text:style-name="Preformatted_20_Text"><text:s text:c="3"/>used multiuser general-purpose operating system in the world. <text:s/>Many</text:p>
      <text:p text:style-name="Preformatted_20_Text"><text:s text:c="3"/>people consider this the most important victory yet of hackerdom</text:p>
      <text:p text:style-name="Preformatted_20_Text"><text:s text:c="3"/>over industry opposition (but see {UNIX weenie} and {UNIX</text:p>
      <text:p text:style-name="Preformatted_20_Text"><text:s text:c="3"/>conspiracy} for an opposing point of view). <text:s/>See {Version 7},</text:p>
      <text:p text:style-name="Preformatted_20_Text"><text:s text:c="3"/>{BSD}, {USG UNIX}.</text:p>
      <text:p text:style-name="Preformatted_20_Text"/>
      <text:p text:style-name="Preformatted_20_Text">:UNIX brain damage: n. Something that has to be done to break a <text:s/></text:p>
      <text:p text:style-name="Preformatted_20_Text"><text:s text:c="3"/>network program (typically a mailer) on a non-UNIX system so that</text:p>
      <text:p text:style-name="Preformatted_20_Text"><text:s text:c="3"/>it will interoperate with UNIX systems. The hack may qualify as</text:p>
      <text:p text:style-name="Preformatted_20_Text"><text:s text:c="3"/>`UNIX brain damage' if the program conforms to published standards</text:p>
      <text:p text:style-name="Preformatted_20_Text"><text:s text:c="3"/>and the UNIX program in question does not. <text:s/>UNIX brain damage</text:p>
      <text:p text:style-name="Preformatted_20_Text"><text:s text:c="3"/>happens because it is much easier for other (minority) systems to</text:p>
      <text:p text:style-name="Preformatted_20_Text"><text:s text:c="3"/>change their ways to match non-conforming behavior than it is to</text:p>
      <text:p text:style-name="Preformatted_20_Text"><text:s text:c="3"/>change all the hundreds of thousands of UNIX systems out there.</text:p>
      <text:p text:style-name="Preformatted_20_Text"/>
      <text:p text:style-name="Preformatted_20_Text"><text:s text:c="3"/>An example of UNIX brain damage is a {kluge} in a mail server to </text:p>
      <text:p text:style-name="Preformatted_20_Text"><text:s text:c="3"/>recognize bare line feed (the UNIX newline) as an equivalent form</text:p>
      <text:p text:style-name="Preformatted_20_Text"><text:s text:c="3"/>to the Internet standard newline, which is a carriage return</text:p>
      <text:p text:style-name="Preformatted_20_Text"><text:s text:c="3"/>followed by a line feed. <text:s/>Such things can make even a hardened</text:p>
      <text:p text:style-name="Preformatted_20_Text"><text:s text:c="3"/>{jock} weep.</text:p>
      <text:p text:style-name="Preformatted_20_Text"/>
      <text:p text:style-name="Preformatted_20_Text">:UNIX conspiracy: [ITS] n. According to a conspiracy theory long</text:p>
      <text:p text:style-name="Preformatted_20_Text"><text:s text:c="3"/>popular among {{ITS}} and {{TOPS-20}} fans, UNIX's growth is the</text:p>
      <text:p text:style-name="Preformatted_20_Text"><text:s text:c="3"/>result of a plot, hatched during the 1970s at Bell Labs, whose</text:p>
      <text:p text:style-name="Preformatted_20_Text"><text:s text:c="3"/>intent was to hobble AT&amp;T's competitors by making them dependent</text:p>
      <text:p text:style-name="Preformatted_20_Text"><text:s text:c="3"/>upon a system whose future evolution was to be under AT&amp;T's</text:p>
      <text:p text:style-name="Preformatted_20_Text"><text:s text:c="3"/>control. <text:s/>This would be accomplished by disseminating an operating</text:p>
      <text:p text:style-name="Preformatted_20_Text"><text:s text:c="3"/>system that is apparently inexpensive and easily portable, but also</text:p>
      <text:p text:style-name="Preformatted_20_Text"><text:s text:c="3"/>relatively unreliable and insecure (so as to require continuing</text:p>
      <text:p text:style-name="Preformatted_20_Text"><text:s text:c="3"/>upgrades from AT&amp;T). <text:s/>This theory was lent a substantial impetus</text:p>
      <text:p text:style-name="Preformatted_20_Text"><text:s text:c="3"/>in 1984 by the paper referenced in the {back door} entry.</text:p>
      <text:p text:style-name="Preformatted_20_Text"/>
      <text:p text:style-name="Preformatted_20_Text"><text:s text:c="3"/>In this view, UNIX was designed to be one of the first computer</text:p>
      <text:p text:style-name="Preformatted_20_Text"><text:s text:c="3"/>viruses (see {virus}) --- but a virus spread to computers indirectly</text:p>
      <text:p text:style-name="Preformatted_20_Text"><text:s text:c="3"/>by people and market forces, rather than directly through disks and</text:p>
      <text:p text:style-name="Preformatted_20_Text"><text:s text:c="3"/>networks. <text:s/>Adherents of this `UNIX virus' theory like to cite the</text:p>
      <text:p text:style-name="Preformatted_20_Text"><text:s text:c="3"/>fact that the well-known quotation "UNIX is snake oil" was</text:p>
      <text:p text:style-name="Preformatted_20_Text"><text:s text:c="3"/>uttered by DEC president Kenneth Olsen shortly before DEC began</text:p>
      <text:p text:style-name="Preformatted_20_Text"><text:s text:c="3"/>actively promoting its own family of UNIX workstations. <text:s/>(Olsen now</text:p>
      <text:p text:style-name="Preformatted_20_Text"><text:s text:c="3"/>claims to have been misquoted.)</text:p>
      <text:p text:style-name="Preformatted_20_Text"/>
      <text:p text:style-name="Preformatted_20_Text"><text:soft-page-break/>:UNIX weenie: [ITS] n. 1. A derogatory play on `UNIX wizard', common</text:p>
      <text:p text:style-name="Preformatted_20_Text"><text:s text:c="3"/>among hackers who use UNIX by necessity but would prefer</text:p>
      <text:p text:style-name="Preformatted_20_Text"><text:s text:c="3"/>alternatives. <text:s/>The implication is that although the person in question</text:p>
      <text:p text:style-name="Preformatted_20_Text"><text:s text:c="3"/>may consider mastery of UNIX arcana to be a wizardly skill, the</text:p>
      <text:p text:style-name="Preformatted_20_Text"><text:s text:c="3"/>only real skill involved is the ability to tolerate (and the bad</text:p>
      <text:p text:style-name="Preformatted_20_Text"><text:s text:c="3"/>taste to wallow in) the incoherence and needless complexity that is</text:p>
      <text:p text:style-name="Preformatted_20_Text"><text:s text:c="3"/>alleged to infest many UNIX programs. <text:s/>"This shell script tries to</text:p>
      <text:p text:style-name="Preformatted_20_Text"><text:s text:c="3"/>parse its arguments in 69 bletcherous ways. <text:s/>It must have been</text:p>
      <text:p text:style-name="Preformatted_20_Text"><text:s text:c="3"/>written by a real UNIX weenie." <text:s/>2. A derogatory term for anyone</text:p>
      <text:p text:style-name="Preformatted_20_Text"><text:s text:c="3"/>who engages in uncritical praise of UNIX. <text:s/>Often appearing in the</text:p>
      <text:p text:style-name="Preformatted_20_Text"><text:s text:c="3"/>context "stupid UNIX weenie". <text:s/>See {Weenix}, {UNIX</text:p>
      <text:p text:style-name="Preformatted_20_Text"><text:s text:c="3"/>conspiracy}. <text:s/>See also {weenie}.</text:p>
      <text:p text:style-name="Preformatted_20_Text"/>
      <text:p text:style-name="Preformatted_20_Text">:unixism: n. A piece of code or a coding technique that depends on the</text:p>
      <text:p text:style-name="Preformatted_20_Text"><text:s text:c="3"/>protected multi-tasking environment with relatively low</text:p>
      <text:p text:style-name="Preformatted_20_Text"><text:s text:c="3"/>process-spawn overhead that exists on virtual-memory UNIX systems.</text:p>
      <text:p text:style-name="Preformatted_20_Text"><text:s text:c="3"/>Common {unixism}s include: gratuitous use of `fork(2)'; the</text:p>
      <text:p text:style-name="Preformatted_20_Text"><text:s text:c="3"/>assumption that certain undocumented but well-known features of</text:p>
      <text:p text:style-name="Preformatted_20_Text"><text:s text:c="3"/>UNIX libraries such as `stdio(3)' are supported elsewhere;</text:p>
      <text:p text:style-name="Preformatted_20_Text"><text:s text:c="3"/>reliance on {obscure} side-effects of system calls (use of</text:p>
      <text:p text:style-name="Preformatted_20_Text"><text:s text:c="3"/>`sleep(2)' with a 0 argument to clue the scheduler that</text:p>
      <text:p text:style-name="Preformatted_20_Text"><text:s text:c="3"/>you're willing to give up your time-slice, for example); the</text:p>
      <text:p text:style-name="Preformatted_20_Text"><text:s text:c="3"/>assumption that freshly allocated memory is zeroed; and the assumption</text:p>
      <text:p text:style-name="Preformatted_20_Text"><text:s text:c="3"/>that fragmentation problems won't arise from never `free()'ing</text:p>
      <text:p text:style-name="Preformatted_20_Text"><text:s text:c="3"/>memory. <text:s/>Compare {vaxocentrism}; see also {New Jersey}.</text:p>
      <text:p text:style-name="Preformatted_20_Text"/>
      <text:p text:style-name="Preformatted_20_Text">:unleaded: adj. Said of decaffeinated coffee, Diet Coke, and other</text:p>
      <text:p text:style-name="Preformatted_20_Text"><text:s text:c="3"/>imitation {programming fluid}s. "Do you want regular or</text:p>
      <text:p text:style-name="Preformatted_20_Text"><text:s text:c="3"/>unleaded?". <text:s/>Appears to be widespread among programmers associated</text:p>
      <text:p text:style-name="Preformatted_20_Text"><text:s text:c="3"/>with the oil industry in Texas (and probably elsewhere). <text:s/>Usage:</text:p>
      <text:p text:style-name="Preformatted_20_Text"><text:s text:c="3"/>silly, and probably unintelligible to the next generation of</text:p>
      <text:p text:style-name="Preformatted_20_Text"><text:s text:c="3"/>hackers.</text:p>
      <text:p text:style-name="Preformatted_20_Text"/>
      <text:p text:style-name="Preformatted_20_Text">:unroll: v. To repeat the body of a loop several times in succession.</text:p>
      <text:p text:style-name="Preformatted_20_Text"><text:s text:c="3"/>This optimization technique reduces the number of times the</text:p>
      <text:p text:style-name="Preformatted_20_Text"><text:s text:c="3"/>loop-termination test has to be executed. <text:s/>But it only works if</text:p>
      <text:p text:style-name="Preformatted_20_Text"><text:s text:c="3"/>the number of iterations desired is a multiple of the number of</text:p>
      <text:p text:style-name="Preformatted_20_Text"><text:s text:c="3"/>repetitions of the body. <text:s/>Something has to be done to take care</text:p>
      <text:p text:style-name="Preformatted_20_Text"><text:s text:c="3"/>of any leftover iterations --- such as {Duff's device}.</text:p>
      <text:p text:style-name="Preformatted_20_Text"/>
      <text:p text:style-name="Preformatted_20_Text">:unswizzle: v. See {swizzle}.</text:p>
      <text:p text:style-name="Preformatted_20_Text"/>
      <text:p text:style-name="Preformatted_20_Text">:unwind the stack: vi. 1. [techspeak] During the execution of a</text:p>
      <text:p text:style-name="Preformatted_20_Text"><text:s text:c="3"/>procedural language, one is said to `unwind the stack' from a</text:p>
      <text:p text:style-name="Preformatted_20_Text"><text:s text:c="3"/>called procedure up to a caller when one discards the stack frame</text:p>
      <text:p text:style-name="Preformatted_20_Text"><text:s text:c="3"/>and any number of frames above it, popping back up to the level of</text:p>
      <text:p text:style-name="Preformatted_20_Text"><text:s text:c="3"/>the given caller. <text:s/>In C this is done with</text:p>
      <text:p text:style-name="Preformatted_20_Text"><text:s text:c="3"/>`longjmp'/`setjmp', in LISP with `throw/catch'.</text:p>
      <text:p text:style-name="Preformatted_20_Text"><text:s text:c="3"/>See also {smash the stack}. <text:s/>2. People can unwind the stack as</text:p>
      <text:p text:style-name="Preformatted_20_Text"><text:s text:c="3"/>well, by quickly dealing with a bunch of problems: "Oh heck, let's</text:p>
      <text:p text:style-name="Preformatted_20_Text"><text:s text:c="3"/>do lunch. <text:s/>Just a second while I unwind my stack."</text:p>
      <text:p text:style-name="Preformatted_20_Text"/>
      <text:p text:style-name="Preformatted_20_Text">:unwind-protect: [MIT: from the name of a LISP operator] n. A task you</text:p>
      <text:p text:style-name="Preformatted_20_Text"><text:s text:c="3"/>must remember to perform before you leave a place or finish a</text:p>
      <text:p text:style-name="Preformatted_20_Text"><text:s text:c="3"/>project. <text:s/>"I have an unwind-protect to call my advisor."</text:p>
      <text:p text:style-name="Preformatted_20_Text"/>
      <text:p text:style-name="Preformatted_20_Text">:up: adj. 1. Working, in order. <text:s/>"The down escalator is up."</text:p>
      <text:p text:style-name="Preformatted_20_Text"><text:s text:c="3"/>Oppose {down}. <text:s/>2. `bring up': vt. To create a working</text:p>
      <text:p text:style-name="Preformatted_20_Text"><text:soft-page-break/><text:s text:c="3"/>version and start it. <text:s/>"They brought up a down system." </text:p>
      <text:p text:style-name="Preformatted_20_Text"><text:s text:c="3"/>3. `come up' vi. To become ready for production use.</text:p>
      <text:p text:style-name="Preformatted_20_Text"/>
      <text:p text:style-name="Preformatted_20_Text">:upload: /uhp'lohd/ v. 1. [techspeak] To transfer programs or data</text:p>
      <text:p text:style-name="Preformatted_20_Text"><text:s text:c="3"/>over a digital communications link from a smaller or peripheral</text:p>
      <text:p text:style-name="Preformatted_20_Text"><text:s text:c="3"/>`client' system to a larger or central `host' one. <text:s/>A transfer in</text:p>
      <text:p text:style-name="Preformatted_20_Text"><text:s text:c="3"/>the other direction is, of course, called a {download} (but see</text:p>
      <text:p text:style-name="Preformatted_20_Text"><text:s text:c="3"/>the note about ground-to-space comm under that entry).</text:p>
      <text:p text:style-name="Preformatted_20_Text"><text:s text:c="3"/>2. [speculatively] To move the essential patterns and algorithms</text:p>
      <text:p text:style-name="Preformatted_20_Text"><text:s text:c="3"/>that make up one's mind from one's brain into a computer. <text:s/>Only</text:p>
      <text:p text:style-name="Preformatted_20_Text"><text:s text:c="3"/>those who are convinced that such patterns and algorithms capture</text:p>
      <text:p text:style-name="Preformatted_20_Text"><text:s text:c="3"/>the complete essence of the self view this prospect with</text:p>
      <text:p text:style-name="Preformatted_20_Text"><text:s text:c="3"/>gusto.</text:p>
      <text:p text:style-name="Preformatted_20_Text"/>
      <text:p text:style-name="Preformatted_20_Text">:upthread: adv. Earlier in the discussion (see {thread}), i.e.,</text:p>
      <text:p text:style-name="Preformatted_20_Text"><text:s text:c="3"/>`above'. "As Joe pointed out upthread, ..." <text:s/>See also</text:p>
      <text:p text:style-name="Preformatted_20_Text"><text:s text:c="3"/>{followup}.</text:p>
      <text:p text:style-name="Preformatted_20_Text"/>
      <text:p text:style-name="Preformatted_20_Text">:urchin: n. See {munchkin}.</text:p>
      <text:p text:style-name="Preformatted_20_Text"/>
      <text:p text:style-name="Preformatted_20_Text">:USENET: /yoos'net/ or /yooz'net/ [from `Users' Network'] n.</text:p>
      <text:p text:style-name="Preformatted_20_Text"><text:s text:c="3"/>A distributed {bboard} (bulletin board) system supported mainly</text:p>
      <text:p text:style-name="Preformatted_20_Text"><text:s text:c="3"/>by UNIX machines. <text:s/>Originally implemented in 1979--1980 by Steve</text:p>
      <text:p text:style-name="Preformatted_20_Text"><text:s text:c="3"/>Bellovin, Jim Ellis, Tom Truscott, and Steve Daniel at Duke</text:p>
      <text:p text:style-name="Preformatted_20_Text"><text:s text:c="3"/>University, it has swiftly grown to become international in scope</text:p>
      <text:p text:style-name="Preformatted_20_Text"><text:s text:c="3"/>and is now probably the largest decentralized information utility</text:p>
      <text:p text:style-name="Preformatted_20_Text"><text:s text:c="3"/>in existence. <text:s/>As of early 1991, it hosts well over</text:p>
      <text:p text:style-name="Preformatted_20_Text"><text:s text:c="3"/>700 {newsgroup}s and an average of 16 megabytes (the equivalent</text:p>
      <text:p text:style-name="Preformatted_20_Text"><text:s text:c="3"/>of several thousand paper pages) of new technical articles, news,</text:p>
      <text:p text:style-name="Preformatted_20_Text"><text:s text:c="3"/>discussion, chatter, and {flamage} every day.</text:p>
      <text:p text:style-name="Preformatted_20_Text"/>
      <text:p text:style-name="Preformatted_20_Text">:user: n. 1. Someone doing `real work' with the computer, using</text:p>
      <text:p text:style-name="Preformatted_20_Text"><text:s text:c="3"/>it as a means rather than an end. <text:s/>Someone who pays to use a</text:p>
      <text:p text:style-name="Preformatted_20_Text"><text:s text:c="3"/>computer. <text:s/>See {real user}. <text:s/>2. A programmer who will believe</text:p>
      <text:p text:style-name="Preformatted_20_Text"><text:s text:c="3"/>anything you tell him. <text:s/>One who asks silly questions. <text:s/>[GLS</text:p>
      <text:p text:style-name="Preformatted_20_Text"><text:s text:c="3"/>observes: This is slightly unfair. <text:s/>It is true that users ask</text:p>
      <text:p text:style-name="Preformatted_20_Text"><text:s text:c="3"/>questions (of necessity). <text:s/>Sometimes they are thoughtful or deep.</text:p>
      <text:p text:style-name="Preformatted_20_Text"><text:s text:c="3"/>Very often they are annoying or downright stupid, apparently</text:p>
      <text:p text:style-name="Preformatted_20_Text"><text:s text:c="3"/>because the user failed to think for two seconds or look in the</text:p>
      <text:p text:style-name="Preformatted_20_Text"><text:s text:c="3"/>documentation before bothering the maintainer.] <text:s/>See {luser}.</text:p>
      <text:p text:style-name="Preformatted_20_Text"><text:s text:c="3"/>3. Someone who uses a program from the outside, however skillfully,</text:p>
      <text:p text:style-name="Preformatted_20_Text"><text:s text:c="3"/>without getting into the internals of the program. <text:s/>One who reports</text:p>
      <text:p text:style-name="Preformatted_20_Text"><text:s text:c="3"/>bugs instead of just going ahead and fixing them.</text:p>
      <text:p text:style-name="Preformatted_20_Text"/>
      <text:p text:style-name="Preformatted_20_Text"><text:s text:c="3"/>The general theory behind this term is that there are two classes</text:p>
      <text:p text:style-name="Preformatted_20_Text"><text:s text:c="3"/>of people who work with a program: there are implementors (hackers)</text:p>
      <text:p text:style-name="Preformatted_20_Text"><text:s text:c="3"/>and {luser}s. <text:s/>The users are looked down on by hackers to some</text:p>
      <text:p text:style-name="Preformatted_20_Text"><text:s text:c="3"/>extent because they don't understand the full ramifications of the</text:p>
      <text:p text:style-name="Preformatted_20_Text"><text:s text:c="3"/>system in all its glory. <text:s/>(The few users who do are known as</text:p>
      <text:p text:style-name="Preformatted_20_Text"><text:s text:c="3"/>`real winners'.) <text:s/>The term is a relative one: a skilled hacker</text:p>
      <text:p text:style-name="Preformatted_20_Text"><text:s text:c="3"/>may be a user with respect to some program he himself does not</text:p>
      <text:p text:style-name="Preformatted_20_Text"><text:s text:c="3"/>hack. <text:s/>A LISP hacker might be one who maintains LISP or one who</text:p>
      <text:p text:style-name="Preformatted_20_Text"><text:s text:c="3"/>uses LISP (but with the skill of a hacker). <text:s/>A LISP user is one who</text:p>
      <text:p text:style-name="Preformatted_20_Text"><text:s text:c="3"/>uses LISP, whether skillfully or not. <text:s/>Thus there is some overlap</text:p>
      <text:p text:style-name="Preformatted_20_Text"><text:s text:c="3"/>between the two terms; the subtle distinctions must be resolved by</text:p>
      <text:p text:style-name="Preformatted_20_Text"><text:s text:c="3"/>context.</text:p>
      <text:p text:style-name="Preformatted_20_Text"/>
      <text:p text:style-name="Preformatted_20_Text">:user-friendly: adj. Programmer-hostile. <text:s/>Generally used by hackers in</text:p>
      <text:p text:style-name="Preformatted_20_Text"><text:soft-page-break/><text:s text:c="3"/>a critical tone, to describe systems that hold the user's hand so</text:p>
      <text:p text:style-name="Preformatted_20_Text"><text:s text:c="3"/>obsessively that they make it painful for the more experienced and</text:p>
      <text:p text:style-name="Preformatted_20_Text"><text:s text:c="3"/>knowledgeable to get any work done. <text:s/>See {menuitis}, {drool-proof</text:p>
      <text:p text:style-name="Preformatted_20_Text"><text:s text:c="3"/>paper}, {Macintrash}, {user-obsequious}.</text:p>
      <text:p text:style-name="Preformatted_20_Text"/>
      <text:p text:style-name="Preformatted_20_Text">:user-obsequious: adj. Emphatic form of {user-friendly}. <text:s/>Connotes</text:p>
      <text:p text:style-name="Preformatted_20_Text"><text:s text:c="3"/>a system so verbose, inflexible, and determinedly simple-minded</text:p>
      <text:p text:style-name="Preformatted_20_Text"><text:s text:c="3"/>that it is nearly unusable. <text:s/>"Design a system any fool can use and</text:p>
      <text:p text:style-name="Preformatted_20_Text"><text:s text:c="3"/>only a fool will want to use it." <text:s/>See {WIMP environment},</text:p>
      <text:p text:style-name="Preformatted_20_Text"><text:s text:c="3"/>{Macintrash}.</text:p>
      <text:p text:style-name="Preformatted_20_Text"/>
      <text:p text:style-name="Preformatted_20_Text">:USG UNIX: /U-S-G yoo'niks/ n. Refers to AT&amp;T UNIX</text:p>
      <text:p text:style-name="Preformatted_20_Text"><text:s text:c="3"/>commercial versions after {Version 7}, especially System III and</text:p>
      <text:p text:style-name="Preformatted_20_Text"><text:s text:c="3"/>System V releases 1, 2, and 3. <text:s/>So called because during most of</text:p>
      <text:p text:style-name="Preformatted_20_Text"><text:s text:c="3"/>the life-span of those versions AT&amp;T's support crew was called the</text:p>
      <text:p text:style-name="Preformatted_20_Text"><text:s text:c="3"/>`UNIX Support Group'. <text:s/>See {BSD}, {{UNIX}}.</text:p>
      <text:p text:style-name="Preformatted_20_Text"/>
      <text:p text:style-name="Preformatted_20_Text">:UTSL: // [UNIX] n. On-line acronym for `Use the Source, Luke' (a</text:p>
      <text:p text:style-name="Preformatted_20_Text"><text:s text:c="3"/>pun on Obi-Wan Kenobi's "Use the Force, Luke!" in `Star</text:p>
      <text:p text:style-name="Preformatted_20_Text"><text:s text:c="3"/>Wars') --- analogous to {RTFM} but more polite. <text:s/>This is a</text:p>
      <text:p text:style-name="Preformatted_20_Text"><text:s text:c="3"/>common way of suggesting that someone would be best off reading the</text:p>
      <text:p text:style-name="Preformatted_20_Text"><text:s text:c="3"/>source code that supports whatever feature is causing confusion,</text:p>
      <text:p text:style-name="Preformatted_20_Text"><text:s text:c="3"/>rather than making yet another futile pass through the manuals or</text:p>
      <text:p text:style-name="Preformatted_20_Text"><text:s text:c="3"/>broadcasting questions that haven't attracted {wizard}s to</text:p>
      <text:p text:style-name="Preformatted_20_Text"><text:s text:c="3"/>answer them. <text:s/>In theory, this is appropriately directed only at</text:p>
      <text:p text:style-name="Preformatted_20_Text"><text:s text:c="3"/>associates of some outfit with a UNIX source license; in practice,</text:p>
      <text:p text:style-name="Preformatted_20_Text"><text:s text:c="3"/>bootlegs of UNIX source code (made precisely for reference</text:p>
      <text:p text:style-name="Preformatted_20_Text"><text:s text:c="3"/>purposes) are so ubiquitous that one may utter this at almost</text:p>
      <text:p text:style-name="Preformatted_20_Text"><text:s text:c="3"/>anyone on the network without concern. <text:s/>In the near future</text:p>
      <text:p text:style-name="Preformatted_20_Text"><text:s text:c="3"/>(this written in 1991) source licenses may become even less</text:p>
      <text:p text:style-name="Preformatted_20_Text"><text:s text:c="3"/>important; after the recent release of the Mach 3.0 microkernel,</text:p>
      <text:p text:style-name="Preformatted_20_Text"><text:s text:c="3"/>given the continuing efforts of the {GNU} project, and with the</text:p>
      <text:p text:style-name="Preformatted_20_Text"><text:s text:c="3"/>4.4BSD release on the horizon, complete free source code for</text:p>
      <text:p text:style-name="Preformatted_20_Text"><text:s text:c="3"/>UNIX-clone toolsets and kernels should soon be widely available.</text:p>
      <text:p text:style-name="Preformatted_20_Text"/>
      <text:p text:style-name="Preformatted_20_Text">:UUCPNET: n. The store-and-forward network consisting of all the</text:p>
      <text:p text:style-name="Preformatted_20_Text"><text:s text:c="3"/>world's connected UNIX machines (and others running some clone of</text:p>
      <text:p text:style-name="Preformatted_20_Text"><text:s text:c="3"/>the UUCP (UNIX-to-UNIX CoPy) software). <text:s/>Any machine reachable only</text:p>
      <text:p text:style-name="Preformatted_20_Text"><text:s text:c="3"/>via a {bang path} is on UUCPNET. <text:s/>See {network address}.</text:p>
      <text:p text:style-name="Preformatted_20_Text"/>
      <text:p text:style-name="Preformatted_20_Text">= V =</text:p>
      <text:p text:style-name="Preformatted_20_Text">=====</text:p>
      <text:p text:style-name="Preformatted_20_Text"/>
      <text:p text:style-name="Preformatted_20_Text">:vadding: /vad'ing/ [from VAD, a permutation of ADV (i.e.,</text:p>
      <text:p text:style-name="Preformatted_20_Text"><text:s text:c="3"/>{ADVENT}), used to avoid a particular {admin}'s continual</text:p>
      <text:p text:style-name="Preformatted_20_Text"><text:s text:c="3"/>search-and-destroy sweeps for the game] n. A leisure-time activity</text:p>
      <text:p text:style-name="Preformatted_20_Text"><text:s text:c="3"/>of certain hackers involving the covert exploration of the</text:p>
      <text:p text:style-name="Preformatted_20_Text"><text:s text:c="3"/>`secret' parts of large buildings --- basements, roofs, freight</text:p>
      <text:p text:style-name="Preformatted_20_Text"><text:s text:c="3"/>elevators, maintenance crawlways, steam tunnels, and the like. <text:s/>A</text:p>
      <text:p text:style-name="Preformatted_20_Text"><text:s text:c="3"/>few go so far as to learn locksmithing in order to synthesize</text:p>
      <text:p text:style-name="Preformatted_20_Text"><text:s text:c="3"/>vadding keys. <text:s/>The verb is `to vad' (compare {phreaking}; see</text:p>
      <text:p text:style-name="Preformatted_20_Text"><text:s text:c="3"/>also {hack}, sense 9). <text:s/>This term dates from the late 1970s,</text:p>
      <text:p text:style-name="Preformatted_20_Text"><text:s text:c="3"/>before which such activity was simply called `hacking'; the older</text:p>
      <text:p text:style-name="Preformatted_20_Text"><text:s text:c="3"/>usage is still prevalent at MIT.</text:p>
      <text:p text:style-name="Preformatted_20_Text"/>
      <text:p text:style-name="Preformatted_20_Text"><text:s text:c="3"/>The most extreme and dangerous form of vadding is `elevator</text:p>
      <text:p text:style-name="Preformatted_20_Text"><text:s text:c="3"/>rodeo', a.k.a. `elevator surfing', a sport played by wrasslin'</text:p>
      <text:p text:style-name="Preformatted_20_Text"><text:s text:c="3"/>down a thousand-pound elevator car with a 3-foot piece of</text:p>
      <text:p text:style-name="Preformatted_20_Text"><text:soft-page-break/><text:s text:c="3"/>string, and then exploiting this mastery in various stimulating</text:p>
      <text:p text:style-name="Preformatted_20_Text"><text:s text:c="3"/>ways (such as elevator hopping, shaft exploration, rat-racing, and</text:p>
      <text:p text:style-name="Preformatted_20_Text"><text:s text:c="3"/>the ever-popular drop experiments). <text:s/>Kids, don't try this at home! </text:p>
      <text:p text:style-name="Preformatted_20_Text"><text:s text:c="3"/>See also {hobbit} (sense 2).</text:p>
      <text:p text:style-name="Preformatted_20_Text"/>
      <text:p text:style-name="Preformatted_20_Text">:vanilla: [from the default flavor of ice cream in the U.S.] adj.</text:p>
      <text:p text:style-name="Preformatted_20_Text"><text:s text:c="3"/>Ordinary {flavor}, standard. <text:s/>When used of food, very often does</text:p>
      <text:p text:style-name="Preformatted_20_Text"><text:s text:c="3"/>not mean that the food is flavored with vanilla extract! <text:s/>For</text:p>
      <text:p text:style-name="Preformatted_20_Text"><text:s text:c="3"/>example, `vanilla wonton soup' means ordinary wonton soup, as</text:p>
      <text:p text:style-name="Preformatted_20_Text"><text:s text:c="3"/>opposed to hot-and-sour wonton soup. <text:s/>Applied to hardware and</text:p>
      <text:p text:style-name="Preformatted_20_Text"><text:s text:c="3"/>software, as in "Vanilla Version 7 UNIX can't run on a</text:p>
      <text:p text:style-name="Preformatted_20_Text"><text:s text:c="3"/>vanilla 11/34." <text:s/>Also used to orthogonalize chip nomenclature; for</text:p>
      <text:p text:style-name="Preformatted_20_Text"><text:s text:c="3"/>instance, a 74V00 means what TI calls a 7400, as distinct from</text:p>
      <text:p text:style-name="Preformatted_20_Text"><text:s text:c="3"/>a 74LS00, etc. <text:s/>This word differs from {canonical} in that the</text:p>
      <text:p text:style-name="Preformatted_20_Text"><text:s text:c="3"/>latter means `default', whereas vanilla simply means `ordinary'.</text:p>
      <text:p text:style-name="Preformatted_20_Text"><text:s text:c="3"/>For example, when hackers go on a {great-wall}, hot-and-sour</text:p>
      <text:p text:style-name="Preformatted_20_Text"><text:s text:c="3"/>wonton soup is the {canonical} wonton soup to get (because that</text:p>
      <text:p text:style-name="Preformatted_20_Text"><text:s text:c="3"/>is what most of them usually order) even though it isn't the</text:p>
      <text:p text:style-name="Preformatted_20_Text"><text:s text:c="3"/>vanilla wonton soup.</text:p>
      <text:p text:style-name="Preformatted_20_Text"/>
      <text:p text:style-name="Preformatted_20_Text">:vannevar: /van'*-var/ n. A bogus technological prediction or a</text:p>
      <text:p text:style-name="Preformatted_20_Text"><text:s text:c="3"/>foredoomed engineering concept, esp. one that fails by implicitly</text:p>
      <text:p text:style-name="Preformatted_20_Text"><text:s text:c="3"/>assuming that technologies develop linearly, incrementally, and in</text:p>
      <text:p text:style-name="Preformatted_20_Text"><text:s text:c="3"/>isolation from one another when in fact the learning curve tends to</text:p>
      <text:p text:style-name="Preformatted_20_Text"><text:s text:c="3"/>be highly nonlinear, revolutions are common, and competition is the</text:p>
      <text:p text:style-name="Preformatted_20_Text"><text:s text:c="3"/>rule. <text:s/>The prototype was Vannevar Bush's prediction of</text:p>
      <text:p text:style-name="Preformatted_20_Text"><text:s text:c="3"/>`electronic brains' the size of the Empire State Building with a</text:p>
      <text:p text:style-name="Preformatted_20_Text"><text:s text:c="3"/>Niagara-Falls-equivalent cooling system for their tubes and relays,</text:p>
      <text:p text:style-name="Preformatted_20_Text"><text:s text:c="3"/>made at a time when the semiconductor effect had already been</text:p>
      <text:p text:style-name="Preformatted_20_Text"><text:s text:c="3"/>demonstrated. <text:s/>Other famous vannevars have included magnetic-bubble</text:p>
      <text:p text:style-name="Preformatted_20_Text"><text:s text:c="3"/>memory, LISP machines, {videotex}, and a paper from the</text:p>
      <text:p text:style-name="Preformatted_20_Text"><text:s text:c="3"/>late 1970s that computed a purported ultimate limit on areal</text:p>
      <text:p text:style-name="Preformatted_20_Text"><text:s text:c="3"/>density for ICs that was in fact less than the routine densities of</text:p>
      <text:p text:style-name="Preformatted_20_Text"><text:s text:c="3"/>5 years later.</text:p>
      <text:p text:style-name="Preformatted_20_Text"/>
      <text:p text:style-name="Preformatted_20_Text">:vaporware: /vay'pr-weir/ n. Products announced far in advance of</text:p>
      <text:p text:style-name="Preformatted_20_Text"><text:s text:c="3"/>any release (which may or may not actually take place). <text:s/>See also</text:p>
      <text:p text:style-name="Preformatted_20_Text"><text:s text:c="3"/>{brochureware}.</text:p>
      <text:p text:style-name="Preformatted_20_Text"/>
      <text:p text:style-name="Preformatted_20_Text">:var: /veir/ or /var/ n. Short for `variable'. <text:s/>Compare {arg},</text:p>
      <text:p text:style-name="Preformatted_20_Text"><text:s text:c="3"/>{param}.</text:p>
      <text:p text:style-name="Preformatted_20_Text"/>
      <text:p text:style-name="Preformatted_20_Text">:VAX: /vaks/ n. 1. [from Virtual Address eXtension] The most</text:p>
      <text:p text:style-name="Preformatted_20_Text"><text:s text:c="3"/>successful minicomputer design in industry history, possibly</text:p>
      <text:p text:style-name="Preformatted_20_Text"><text:s text:c="3"/>excepting its immediate ancestor, the PDP-11. <text:s/>Between its release</text:p>
      <text:p text:style-name="Preformatted_20_Text"><text:s text:c="3"/>in 1978 and its eclipse by {killer micro}s after about 1986, the</text:p>
      <text:p text:style-name="Preformatted_20_Text"><text:s text:c="3"/>VAX was probably the hacker's favorite machine of them all, esp.</text:p>
      <text:p text:style-name="Preformatted_20_Text"><text:s text:c="3"/>after the 1982 release of 4.2 BSD UNIX (see {BSD}). <text:s/>Esp.</text:p>
      <text:p text:style-name="Preformatted_20_Text"><text:s text:c="3"/>noted for its large, assembler-programmer-friendly instruction set</text:p>
      <text:p text:style-name="Preformatted_20_Text"><text:s text:c="3"/>--- an asset that became a liability after the RISC revolution.</text:p>
      <text:p text:style-name="Preformatted_20_Text"><text:s text:c="3"/>2. A major brand of vacuum cleaner in Britain. <text:s/>Cited here because</text:p>
      <text:p text:style-name="Preformatted_20_Text"><text:s text:c="3"/>its alleged sales pitch, "Nothing sucks like a VAX!" became a</text:p>
      <text:p text:style-name="Preformatted_20_Text"><text:s text:c="3"/>sort of battle-cry of RISC partisans. <text:s/>It is sometimes claimed that</text:p>
      <text:p text:style-name="Preformatted_20_Text"><text:s text:c="3"/>this slogan was *not* actually used by the Vax vacuum-cleaner</text:p>
      <text:p text:style-name="Preformatted_20_Text"><text:s text:c="3"/>people, but was actually that of a rival brand called Electrolux</text:p>
      <text:p text:style-name="Preformatted_20_Text"><text:s text:c="3"/>(as in "Nothing sucks like..."); your editors have not yet</text:p>
      <text:p text:style-name="Preformatted_20_Text"><text:s text:c="3"/>been able to verify either version of the legend. <text:s/>It is also</text:p>
      <text:p text:style-name="Preformatted_20_Text"><text:s text:c="3"/>claimed that DEC actually entered a cross-licensing deal with the</text:p>
      <text:p text:style-name="Preformatted_20_Text"><text:soft-page-break/><text:s text:c="3"/>vacuum-Vax people that allowed them to market VAX computers in the</text:p>
      <text:p text:style-name="Preformatted_20_Text"><text:s text:c="3"/>U.K. in return for not challenging the vacuum cleaner trademark in</text:p>
      <text:p text:style-name="Preformatted_20_Text"><text:s text:c="3"/>the U.S.</text:p>
      <text:p text:style-name="Preformatted_20_Text"/>
      <text:p text:style-name="Preformatted_20_Text">:VAXectomy: /vak-sek't*-mee/ [by analogy with `vasectomy'] n. A</text:p>
      <text:p text:style-name="Preformatted_20_Text"><text:s text:c="3"/>VAX removal. <text:s/>DEC's Microvaxen, especially, are much slower than</text:p>
      <text:p text:style-name="Preformatted_20_Text"><text:s text:c="3"/>newer RISC-based workstations such as the SPARC. <text:s/>Thus, if one knows</text:p>
      <text:p text:style-name="Preformatted_20_Text"><text:s text:c="3"/>one has a replacement coming, VAX removal can be cause for</text:p>
      <text:p text:style-name="Preformatted_20_Text"><text:s text:c="3"/>celebration.</text:p>
      <text:p text:style-name="Preformatted_20_Text"/>
      <text:p text:style-name="Preformatted_20_Text">:VAXen: /vak'sn/ [from `oxen', perhaps influenced by `vixen'] n.</text:p>
      <text:p text:style-name="Preformatted_20_Text"><text:s text:c="3"/>(alt. `vaxen') The plural canonically used among hackers for the</text:p>
      <text:p text:style-name="Preformatted_20_Text"><text:s text:c="3"/>DEC VAX computers. <text:s/>"Our installation has four PDP-10s and twenty</text:p>
      <text:p text:style-name="Preformatted_20_Text"><text:s text:c="3"/>vaxen." <text:s/>See {boxen}.</text:p>
      <text:p text:style-name="Preformatted_20_Text"/>
      <text:p text:style-name="Preformatted_20_Text">:vaxherd: n. /vaks'herd/ [from `oxherd'] A VAX operator.</text:p>
      <text:p text:style-name="Preformatted_20_Text"/>
      <text:p text:style-name="Preformatted_20_Text">:vaxism: /vak'sizm/ n. A piece of code that exhibits</text:p>
      <text:p text:style-name="Preformatted_20_Text"><text:s text:c="3"/>{vaxocentrism} in critical areas. <text:s/>Compare {PC-ism},</text:p>
      <text:p text:style-name="Preformatted_20_Text"><text:s text:c="3"/>{unixism}.</text:p>
      <text:p text:style-name="Preformatted_20_Text"/>
      <text:p text:style-name="Preformatted_20_Text">:vaxocentrism: /vak`soh-sen'trizm/ [analogy with</text:p>
      <text:p text:style-name="Preformatted_20_Text"><text:s text:c="3"/>`ethnocentrism'] n. A notional disease said to afflict</text:p>
      <text:p text:style-name="Preformatted_20_Text"><text:s text:c="3"/>C programmers who persist in coding according to certain</text:p>
      <text:p text:style-name="Preformatted_20_Text"><text:s text:c="3"/>assumptions that are valid (esp. under UNIX) on {VAXen} but</text:p>
      <text:p text:style-name="Preformatted_20_Text"><text:s text:c="3"/>false elsewhere. Among these are:</text:p>
      <text:p text:style-name="Preformatted_20_Text"/>
      <text:p text:style-name="Preformatted_20_Text"><text:s text:c="2"/>1. The assumption that dereferencing a nul 0 is readable and 0. <text:s/>Problem: this may</text:p>
      <text:p text:style-name="Preformatted_20_Text"><text:s text:c="5"/>instead cause an illegal-address trap on non-VAXen, and even on</text:p>
      <text:p text:style-name="Preformatted_20_Text"><text:s text:c="5"/>VAXen under OSes other than BSD UNIX. <text:s/>Usually this is an implicit</text:p>
      <text:p text:style-name="Preformatted_20_Text"><text:s text:c="5"/>assumption of sloppy code (forgetting to check the pointer before</text:p>
      <text:p text:style-name="Preformatted_20_Text"><text:s text:c="5"/>using it), rather than deliberate exploitation of a misfeature.)</text:p>
      <text:p text:style-name="Preformatted_20_Text"/>
      <text:p text:style-name="Preformatted_20_Text"><text:s text:c="2"/>2. The assumption that characters are signed.</text:p>
      <text:p text:style-name="Preformatted_20_Text"/>
      <text:p text:style-name="Preformatted_20_Text"><text:s text:c="2"/>3. The assumption that a pointer to any one type can freely be cast</text:p>
      <text:p text:style-name="Preformatted_20_Text"><text:s text:c="5"/>into a pointer to any other type. <text:s/>A stronger form of this is the</text:p>
      <text:p text:style-name="Preformatted_20_Text"><text:s text:c="5"/>assumption that all pointers are the same size and format, which</text:p>
      <text:p text:style-name="Preformatted_20_Text"><text:s text:c="5"/>means you don't have to worry about getting the types correct in</text:p>
      <text:p text:style-name="Preformatted_20_Text"><text:s text:c="5"/>calls. <text:s/>Problem: this fails on word-oriented machines or others</text:p>
      <text:p text:style-name="Preformatted_20_Text"><text:s text:c="5"/>with multiple pointer formats.</text:p>
      <text:p text:style-name="Preformatted_20_Text"/>
      <text:p text:style-name="Preformatted_20_Text"><text:s text:c="2"/>4. The assumption that the parameters of a routine are stored in</text:p>
      <text:p text:style-name="Preformatted_20_Text"><text:s text:c="5"/>memory, contiguously, and in strictly ascending or descending</text:p>
      <text:p text:style-name="Preformatted_20_Text"><text:s text:c="5"/>order. <text:s/>Problem: this fails on many RISC architectures.</text:p>
      <text:p text:style-name="Preformatted_20_Text"/>
      <text:p text:style-name="Preformatted_20_Text"><text:s text:c="2"/>5. The assumption that pointer and integer types are the same size,</text:p>
      <text:p text:style-name="Preformatted_20_Text"><text:s text:c="5"/>and that pointers can be stuffed into integer variables (and</text:p>
      <text:p text:style-name="Preformatted_20_Text"><text:s text:c="5"/>vice-versa) and drawn back out without being truncated or mangled.</text:p>
      <text:p text:style-name="Preformatted_20_Text"><text:s text:c="5"/>Problem: this fails on segmented architectures or word-oriented</text:p>
      <text:p text:style-name="Preformatted_20_Text"><text:s text:c="5"/>machines with funny pointer formats.</text:p>
      <text:p text:style-name="Preformatted_20_Text"/>
      <text:p text:style-name="Preformatted_20_Text"><text:s text:c="2"/>6. The assumption that a data type of any size may begin at any byte</text:p>
      <text:p text:style-name="Preformatted_20_Text"><text:s text:c="5"/>address in memory (for example, that you can freely construct and</text:p>
      <text:p text:style-name="Preformatted_20_Text"><text:s text:c="5"/>dereference a pointer to a word- or greater-sized object at an odd</text:p>
      <text:p text:style-name="Preformatted_20_Text"><text:s text:c="5"/>char address). <text:s/>Problem: this fails on many (esp. RISC)</text:p>
      <text:p text:style-name="Preformatted_20_Text"><text:s text:c="5"/>architectures better optimized for {HLL} execution speed, and can</text:p>
      <text:p text:style-name="Preformatted_20_Text"><text:soft-page-break/><text:s text:c="5"/>cause an illegal address fault or bus error.</text:p>
      <text:p text:style-name="Preformatted_20_Text"/>
      <text:p text:style-name="Preformatted_20_Text"><text:s text:c="2"/>7. The (related) assumption that there is no padding at the end of</text:p>
      <text:p text:style-name="Preformatted_20_Text"><text:s text:c="5"/>types and that in an array you can thus step right from the last</text:p>
      <text:p text:style-name="Preformatted_20_Text"><text:s text:c="5"/>byte of a previous component to the first byte of the next one.</text:p>
      <text:p text:style-name="Preformatted_20_Text"><text:s text:c="5"/>This is not only machine- but compiler-dependent.</text:p>
      <text:p text:style-name="Preformatted_20_Text"/>
      <text:p text:style-name="Preformatted_20_Text"><text:s text:c="2"/>8. The assumption that memory address space is globally flat and that</text:p>
      <text:p text:style-name="Preformatted_20_Text"><text:s text:c="5"/>the array reference `foo[-1]' is necessarily valid. <text:s/>Problem: this</text:p>
      <text:p text:style-name="Preformatted_20_Text"><text:s text:c="5"/>fails at 0, or other places on segment-addressed machines like</text:p>
      <text:p text:style-name="Preformatted_20_Text"><text:s text:c="5"/>Intel chips (yes, segmentation is universally considered a</text:p>
      <text:p text:style-name="Preformatted_20_Text"><text:s text:c="5"/>{brain-damaged} way to design machines (see {moby}), but that is a</text:p>
      <text:p text:style-name="Preformatted_20_Text"><text:s text:c="5"/>separate issue).</text:p>
      <text:p text:style-name="Preformatted_20_Text"/>
      <text:p text:style-name="Preformatted_20_Text"><text:s text:c="2"/>9. The assumption that objects can be arbitrarily large with no</text:p>
      <text:p text:style-name="Preformatted_20_Text"><text:s text:c="5"/>special considerations. <text:s/>Problem: this fails on segmented</text:p>
      <text:p text:style-name="Preformatted_20_Text"><text:s text:c="5"/>architectures and under non-virtual-addressing environments.</text:p>
      <text:p text:style-name="Preformatted_20_Text"/>
      <text:p text:style-name="Preformatted_20_Text"><text:s/>10. The assumption that the stack can be as large as memory. <text:s/>Problem:</text:p>
      <text:p text:style-name="Preformatted_20_Text"><text:s text:c="5"/>this fails on segmented architectures or almost anything else</text:p>
      <text:p text:style-name="Preformatted_20_Text"><text:s text:c="5"/>without virtual addressing and a paged stack.</text:p>
      <text:p text:style-name="Preformatted_20_Text"/>
      <text:p text:style-name="Preformatted_20_Text"><text:s/>11. The assumption that bits and addressable units within an object are</text:p>
      <text:p text:style-name="Preformatted_20_Text"><text:s text:c="5"/>ordered in the same way and that this order is a constant of</text:p>
      <text:p text:style-name="Preformatted_20_Text"><text:s text:c="5"/>nature. <text:s/>Problem: this fails on {big-endian} machines.</text:p>
      <text:p text:style-name="Preformatted_20_Text"/>
      <text:p text:style-name="Preformatted_20_Text"><text:s/>12. The assumption that it is meaningful to compare pointers to</text:p>
      <text:p text:style-name="Preformatted_20_Text"><text:s text:c="5"/>different objects not located within the same array, or to objects</text:p>
      <text:p text:style-name="Preformatted_20_Text"><text:s text:c="5"/>of different types. <text:s/>Problem: the former fails on segmented</text:p>
      <text:p text:style-name="Preformatted_20_Text"><text:s text:c="5"/>architectures, the latter on word-oriented machines or others with</text:p>
      <text:p text:style-name="Preformatted_20_Text"><text:s text:c="5"/>multiple pointer formats.</text:p>
      <text:p text:style-name="Preformatted_20_Text"/>
      <text:p text:style-name="Preformatted_20_Text"><text:s/>13. The assumption that an `int' is 32 bits, or (nearly equivalently)</text:p>
      <text:p text:style-name="Preformatted_20_Text"><text:s text:c="5"/>the assumption that `sizeof(int) == sizeof(long)'. <text:s/>Problem: this</text:p>
      <text:p text:style-name="Preformatted_20_Text"><text:s text:c="5"/>fails on PDP-11s, 286-based systems and even on 386 and 68000</text:p>
      <text:p text:style-name="Preformatted_20_Text"><text:s text:c="5"/>systems under some compilers.</text:p>
      <text:p text:style-name="Preformatted_20_Text"/>
      <text:p text:style-name="Preformatted_20_Text"><text:s/>14. The assumption that `argv[]' is writable. <text:s/>Problem: this fails in</text:p>
      <text:p text:style-name="Preformatted_20_Text"><text:s text:c="5"/>many embedded-systems C environments and even under a few flavors</text:p>
      <text:p text:style-name="Preformatted_20_Text"><text:s text:c="5"/>of UNIX.</text:p>
      <text:p text:style-name="Preformatted_20_Text"/>
      <text:p text:style-name="Preformatted_20_Text"><text:s text:c="3"/>Note that a programmer can validly be accused of vaxocentrism</text:p>
      <text:p text:style-name="Preformatted_20_Text"><text:s text:c="3"/>even if he or she has never seen a VAX. <text:s/>Some of these assumptions</text:p>
      <text:p text:style-name="Preformatted_20_Text"><text:s text:c="3"/>(esp. 2--5) were valid on the PDP-11, the original C machine, and</text:p>
      <text:p text:style-name="Preformatted_20_Text"><text:s text:c="3"/>became endemic years before the VAX. <text:s/>The terms `vaxocentricity'</text:p>
      <text:p text:style-name="Preformatted_20_Text"><text:s text:c="3"/>and `all-the-world's-a-VAX syndrome' have been used synonymously.</text:p>
      <text:p text:style-name="Preformatted_20_Text"/>
      <text:p text:style-name="Preformatted_20_Text">:vdiff: /vee'dif/ v.,n. Visual diff. <text:s/>The operation of finding</text:p>
      <text:p text:style-name="Preformatted_20_Text"><text:s text:c="3"/>differences between two files by {eyeball search}. <text:s/>The term</text:p>
      <text:p text:style-name="Preformatted_20_Text"><text:s text:c="3"/>`optical diff' has also been reported, and is sometimes more</text:p>
      <text:p text:style-name="Preformatted_20_Text"><text:s text:c="3"/>specifically used for the act of superimposing two nearly identical</text:p>
      <text:p text:style-name="Preformatted_20_Text"><text:s text:c="3"/>printouts on one another and holding them up to a light to spot</text:p>
      <text:p text:style-name="Preformatted_20_Text"><text:s text:c="3"/>differences. <text:s/>Though this method is poor for detecting omissions in</text:p>
      <text:p text:style-name="Preformatted_20_Text"><text:s text:c="3"/>the `rear' file, it can also be used with printouts of graphics, a</text:p>
      <text:p text:style-name="Preformatted_20_Text"><text:s text:c="3"/>claim few if any diff programs can make. <text:s/>See {diff}.</text:p>
      <text:p text:style-name="Preformatted_20_Text"/>
      <text:p text:style-name="Preformatted_20_Text">:veeblefester: /vee'b*l-fes`tr/ [from the "Born Loser"</text:p>
      <text:p text:style-name="Preformatted_20_Text"><text:s text:c="3"/>comix via Commodore; prob. originally from `Mad' Magazine's</text:p>
      <text:p text:style-name="Preformatted_20_Text"><text:soft-page-break/><text:s text:c="3"/>`Veeblefeetzer' parodies ca. 1960] n. Any obnoxious person engaged</text:p>
      <text:p text:style-name="Preformatted_20_Text"><text:s text:c="3"/>in the (alleged) professions of marketing or management. <text:s/>Antonym</text:p>
      <text:p text:style-name="Preformatted_20_Text"><text:s text:c="3"/>of {hacker}. <text:s/>Compare {suit}, {marketroid}.</text:p>
      <text:p text:style-name="Preformatted_20_Text"/>
      <text:p text:style-name="Preformatted_20_Text">:Venus flytrap: [after the insect-eating plant] n. See {firewall</text:p>
      <text:p text:style-name="Preformatted_20_Text"><text:s text:c="3"/>machine}.</text:p>
      <text:p text:style-name="Preformatted_20_Text"/>
      <text:p text:style-name="Preformatted_20_Text">:verbage: /ver'b*j/ n. A deliberate misspelling and mispronunciation of</text:p>
      <text:p text:style-name="Preformatted_20_Text"><text:s text:c="3"/>{verbiage} that assimilates it to the word `garbage'. <text:s/>Compare</text:p>
      <text:p text:style-name="Preformatted_20_Text"><text:s text:c="3"/>{content-free}. <text:s/>More pejorative than `verbiage'.</text:p>
      <text:p text:style-name="Preformatted_20_Text"/>
      <text:p text:style-name="Preformatted_20_Text">:verbiage: n. When the context involves a software or hardware</text:p>
      <text:p text:style-name="Preformatted_20_Text"><text:s text:c="3"/>system, this refers to {{documentation}}. <text:s/>This term borrows the</text:p>
      <text:p text:style-name="Preformatted_20_Text"><text:s text:c="3"/>connotations of mainstream `verbiage' to suggest that the</text:p>
      <text:p text:style-name="Preformatted_20_Text"><text:s text:c="3"/>documentation is of marginal utility and that the motives behind</text:p>
      <text:p text:style-name="Preformatted_20_Text"><text:s text:c="3"/>its production have little to do with the ostensible subject.</text:p>
      <text:p text:style-name="Preformatted_20_Text"/>
      <text:p text:style-name="Preformatted_20_Text">:Version 7: alt. V7 /vee' se'vn/ n. The 1978 unsupported release of</text:p>
      <text:p text:style-name="Preformatted_20_Text"><text:s text:c="3"/>{{UNIX}} ancestral to all current commercial versions. <text:s/>Before</text:p>
      <text:p text:style-name="Preformatted_20_Text"><text:s text:c="3"/>the release of the POSIX/SVID standards, V7's features were often</text:p>
      <text:p text:style-name="Preformatted_20_Text"><text:s text:c="3"/>treated as a UNIX portability baseline. <text:s/>See {BSD}, {USG UNIX},</text:p>
      <text:p text:style-name="Preformatted_20_Text"><text:s text:c="3"/>{{UNIX}}. <text:s/>Some old-timers impatient with commercialization and</text:p>
      <text:p text:style-name="Preformatted_20_Text"><text:s text:c="3"/>kernel bloat still maintain that V7 was the Last True UNIX.</text:p>
      <text:p text:style-name="Preformatted_20_Text"/>
      <text:p text:style-name="Preformatted_20_Text">:vgrep: /vee'grep/ v.,n. Visual grep. <text:s/>The operation of finding</text:p>
      <text:p text:style-name="Preformatted_20_Text"><text:s text:c="3"/>patterns in a file optically rather than digitally (also called an</text:p>
      <text:p text:style-name="Preformatted_20_Text"><text:s text:c="3"/>`optical grep'). <text:s/>See {grep}; compare {vdiff}.</text:p>
      <text:p text:style-name="Preformatted_20_Text"/>
      <text:p text:style-name="Preformatted_20_Text">:vi: /V-I/, *not* /vi:/ and *never* /siks/ [from</text:p>
      <text:p text:style-name="Preformatted_20_Text"><text:s text:c="3"/>`Visual Interface'] n. A screen editor crufted together by Bill Joy</text:p>
      <text:p text:style-name="Preformatted_20_Text"><text:s text:c="3"/>for an early {BSD} release. <text:s/>Became the de facto standard</text:p>
      <text:p text:style-name="Preformatted_20_Text"><text:s text:c="3"/>UNIX editor and a nearly undisputed hacker favorite outside of MIT</text:p>
      <text:p text:style-name="Preformatted_20_Text"><text:s text:c="3"/>until the rise of {EMACS} after about 1984. <text:s/>Tends to frustrate</text:p>
      <text:p text:style-name="Preformatted_20_Text"><text:s text:c="3"/>new users no end, as it will neither take commands while expecting</text:p>
      <text:p text:style-name="Preformatted_20_Text"><text:s text:c="3"/>input text nor vice versa, and the default setup provides no</text:p>
      <text:p text:style-name="Preformatted_20_Text"><text:s text:c="3"/>indication of which mode one is in (one correspondent accordingly</text:p>
      <text:p text:style-name="Preformatted_20_Text"><text:s text:c="3"/>reports that he has often heard the editor's name pronounced</text:p>
      <text:p text:style-name="Preformatted_20_Text"><text:s text:c="3"/>/vi:l/). <text:s/>Nevertheless it is still widely used (about half the</text:p>
      <text:p text:style-name="Preformatted_20_Text"><text:s text:c="3"/>respondents in a 1991 USENET poll preferred it), and even EMACS</text:p>
      <text:p text:style-name="Preformatted_20_Text"><text:s text:c="3"/>fans often resort to it as a mail editor and for small editing jobs</text:p>
      <text:p text:style-name="Preformatted_20_Text"><text:s text:c="3"/>(mainly because it starts up faster than the bulkier versions of</text:p>
      <text:p text:style-name="Preformatted_20_Text"><text:s text:c="3"/>EMACS). <text:s/>See {holy wars}.</text:p>
      <text:p text:style-name="Preformatted_20_Text"/>
      <text:p text:style-name="Preformatted_20_Text">:videotex: n. obs. An electronic service offering people the</text:p>
      <text:p text:style-name="Preformatted_20_Text"><text:s text:c="3"/>privilege of paying to read the weather on their television screens</text:p>
      <text:p text:style-name="Preformatted_20_Text"><text:s text:c="3"/>instead of having somebody read it to them for free while they</text:p>
      <text:p text:style-name="Preformatted_20_Text"><text:s text:c="3"/>brush their teeth. <text:s/>The idea bombed everywhere it wasn't</text:p>
      <text:p text:style-name="Preformatted_20_Text"><text:s text:c="3"/>government-subsidized, because by the time videotex was practical</text:p>
      <text:p text:style-name="Preformatted_20_Text"><text:s text:c="3"/>the installed base of personal computers could hook up to</text:p>
      <text:p text:style-name="Preformatted_20_Text"><text:s text:c="3"/>timesharing services and do the things for which videotex might</text:p>
      <text:p text:style-name="Preformatted_20_Text"><text:s text:c="3"/>have been worthwhile better and cheaper. <text:s/>Videotex planners badly</text:p>
      <text:p text:style-name="Preformatted_20_Text"><text:s text:c="3"/>overestimated both the appeal of getting information from a</text:p>
      <text:p text:style-name="Preformatted_20_Text"><text:s text:c="3"/>computer and the cost of local intelligence at the user's end.</text:p>
      <text:p text:style-name="Preformatted_20_Text"><text:s text:c="3"/>Like the {gorilla arm} effect, this has been a cautionary tale</text:p>
      <text:p text:style-name="Preformatted_20_Text"><text:s text:c="3"/>to hackers ever since. <text:s/>See also {vannevar}.</text:p>
      <text:p text:style-name="Preformatted_20_Text"/>
      <text:p text:style-name="Preformatted_20_Text">:virgin: adj. Unused; pristine; in a known initial state. <text:s/>"Let's</text:p>
      <text:p text:style-name="Preformatted_20_Text"><text:s text:c="3"/>bring up a virgin system and see if it crashes again." <text:s/>(Esp.</text:p>
      <text:p text:style-name="Preformatted_20_Text"><text:soft-page-break/><text:s text:c="3"/>useful after contracting a {virus} through {SEX}.) <text:s/>Also, by</text:p>
      <text:p text:style-name="Preformatted_20_Text"><text:s text:c="3"/>extension, buffers and the like within a program that have not yet</text:p>
      <text:p text:style-name="Preformatted_20_Text"><text:s text:c="3"/>been used.</text:p>
      <text:p text:style-name="Preformatted_20_Text"/>
      <text:p text:style-name="Preformatted_20_Text">:virtual: [via the technical term `virtual memory', prob. from</text:p>
      <text:p text:style-name="Preformatted_20_Text"><text:s text:c="3"/>the term `virtual image' in optics] adj. 1. Common alternative</text:p>
      <text:p text:style-name="Preformatted_20_Text"><text:s text:c="3"/>to {logical}; often used to refer to the artificial objects</text:p>
      <text:p text:style-name="Preformatted_20_Text"><text:s text:c="3"/>created by a computer system to help the system control access to</text:p>
      <text:p text:style-name="Preformatted_20_Text"><text:s text:c="3"/>shared resources. <text:s/>2. Simulated; performing the functions of</text:p>
      <text:p text:style-name="Preformatted_20_Text"><text:s text:c="3"/>something that isn't really there. <text:s/>An imaginative child's doll may</text:p>
      <text:p text:style-name="Preformatted_20_Text"><text:s text:c="3"/>be a virtual playmate. <text:s/>Oppose {real}.</text:p>
      <text:p text:style-name="Preformatted_20_Text"/>
      <text:p text:style-name="Preformatted_20_Text">:virtual Friday: n. The last day before an extended weekend, if</text:p>
      <text:p text:style-name="Preformatted_20_Text"><text:s text:c="3"/>that day is not a `real' Friday. <text:s/>For example, the U.S. holiday</text:p>
      <text:p text:style-name="Preformatted_20_Text"><text:s text:c="3"/>Thanksgiving is always on a Thursday. <text:s/>The next day is often also a</text:p>
      <text:p text:style-name="Preformatted_20_Text"><text:s text:c="3"/>holiday or taken as an extra day off, in which case Wednesday of</text:p>
      <text:p text:style-name="Preformatted_20_Text"><text:s text:c="3"/>that week is a virtual Friday (and Thursday is a virtual Saturday,</text:p>
      <text:p text:style-name="Preformatted_20_Text"><text:s text:c="3"/>as is Friday). <text:s/>There are also `virtual Mondays' that are</text:p>
      <text:p text:style-name="Preformatted_20_Text"><text:s text:c="3"/>actually Tuesdays, after the three-day weekends associated with</text:p>
      <text:p text:style-name="Preformatted_20_Text"><text:s text:c="3"/>many national holidays in the U.S.</text:p>
      <text:p text:style-name="Preformatted_20_Text"/>
      <text:p text:style-name="Preformatted_20_Text">:virtual reality: n. 1. Computer simulations that use 3-D graphics</text:p>
      <text:p text:style-name="Preformatted_20_Text"><text:s text:c="3"/>and devices such as the Dataglove to allow the user to interact</text:p>
      <text:p text:style-name="Preformatted_20_Text"><text:s text:c="3"/>with the simulation. <text:s/>See {cyberspace}. <text:s/>2. A form of network</text:p>
      <text:p text:style-name="Preformatted_20_Text"><text:s text:c="3"/>interaction incorporating aspects of role-playing games,</text:p>
      <text:p text:style-name="Preformatted_20_Text"><text:s text:c="3"/>interactive theater, improvisational comedy, and `true confessions'</text:p>
      <text:p text:style-name="Preformatted_20_Text"><text:s text:c="3"/>magazines. <text:s/>In a virtual reality forum (such as USENET's</text:p>
      <text:p text:style-name="Preformatted_20_Text"><text:s text:c="3"/>alt.callahans newsgroup or the {MUD} experiments on Internet),</text:p>
      <text:p text:style-name="Preformatted_20_Text"><text:s text:c="3"/>interaction between the participants is written like a shared novel</text:p>
      <text:p text:style-name="Preformatted_20_Text"><text:s text:c="3"/>complete with scenery, `foreground characters' that may be</text:p>
      <text:p text:style-name="Preformatted_20_Text"><text:s text:c="3"/>personae utterly unlike the people who write them, and common</text:p>
      <text:p text:style-name="Preformatted_20_Text"><text:s text:c="3"/>`background characters' manipulable by all parties. <text:s/>The one</text:p>
      <text:p text:style-name="Preformatted_20_Text"><text:s text:c="3"/>iron law is that you may not write irreversible changes to a</text:p>
      <text:p text:style-name="Preformatted_20_Text"><text:s text:c="3"/>character without the consent of the person who `owns' it.</text:p>
      <text:p text:style-name="Preformatted_20_Text"><text:s text:c="3"/>Otherwise anything goes. <text:s/>See {bamf}, {cyberspace}.</text:p>
      <text:p text:style-name="Preformatted_20_Text"/>
      <text:p text:style-name="Preformatted_20_Text">:virus: [from the obvious analogy with biological viruses, via SF]</text:p>
      <text:p text:style-name="Preformatted_20_Text"><text:s text:c="3"/>n. A cracker program that searches out other programs and `infects'</text:p>
      <text:p text:style-name="Preformatted_20_Text"><text:s text:c="3"/>them by embedding a copy of itself in them, so that they become</text:p>
      <text:p text:style-name="Preformatted_20_Text"><text:s text:c="3"/>{Trojan horse}s. <text:s/>When these programs are executed, the embedded</text:p>
      <text:p text:style-name="Preformatted_20_Text"><text:s text:c="3"/>virus is executed too, thus propagating the `infection'. <text:s/>This</text:p>
      <text:p text:style-name="Preformatted_20_Text"><text:s text:c="3"/>normally happens invisibly to the user. <text:s/>Unlike a {worm}, a</text:p>
      <text:p text:style-name="Preformatted_20_Text"><text:s text:c="3"/>virus cannot infect other computers without assistance. <text:s/>It is</text:p>
      <text:p text:style-name="Preformatted_20_Text"><text:s text:c="3"/>propagated by vectors such as humans trading programs with their</text:p>
      <text:p text:style-name="Preformatted_20_Text"><text:s text:c="3"/>friends (see {SEX}). <text:s/>The virus may do nothing but propagate</text:p>
      <text:p text:style-name="Preformatted_20_Text"><text:s text:c="3"/>itself and then allow the program to run normally. <text:s/>Usually,</text:p>
      <text:p text:style-name="Preformatted_20_Text"><text:s text:c="3"/>however, after propagating silently for a while, it starts doing</text:p>
      <text:p text:style-name="Preformatted_20_Text"><text:s text:c="3"/>things like writing cute messages on the terminal or playing</text:p>
      <text:p text:style-name="Preformatted_20_Text"><text:s text:c="3"/>strange tricks with your display (some viruses include nice</text:p>
      <text:p text:style-name="Preformatted_20_Text"><text:s text:c="3"/>{display hack}s). <text:s/>Many nasty viruses, written by particularly</text:p>
      <text:p text:style-name="Preformatted_20_Text"><text:s text:c="3"/>perversely minded {cracker}s, do irreversible damage, like</text:p>
      <text:p text:style-name="Preformatted_20_Text"><text:s text:c="3"/>nuking all the user's files.</text:p>
      <text:p text:style-name="Preformatted_20_Text"/>
      <text:p text:style-name="Preformatted_20_Text"><text:s text:c="3"/>In the 1990s, viruses have become a serious problem, especially</text:p>
      <text:p text:style-name="Preformatted_20_Text"><text:s text:c="3"/>among IBM PC and Macintosh users (the lack of security on these</text:p>
      <text:p text:style-name="Preformatted_20_Text"><text:s text:c="3"/>machines enables viruses to spread easily, even infecting the</text:p>
      <text:p text:style-name="Preformatted_20_Text"><text:s text:c="3"/>operating system). <text:s/>The production of special anti-virus software</text:p>
      <text:p text:style-name="Preformatted_20_Text"><text:s text:c="3"/>has become an industry, and a number of exaggerated media reports</text:p>
      <text:p text:style-name="Preformatted_20_Text"><text:soft-page-break/><text:s text:c="3"/>have caused outbreaks of near hysteria among users; many</text:p>
      <text:p text:style-name="Preformatted_20_Text"><text:s text:c="3"/>{luser}s tend to blame *everything* that doesn't work as</text:p>
      <text:p text:style-name="Preformatted_20_Text"><text:s text:c="3"/>they had expected on virus attacks. <text:s/>Accordingly, this sense of</text:p>
      <text:p text:style-name="Preformatted_20_Text"><text:s text:c="3"/>`virus' has passed not only into techspeak but into also popular</text:p>
      <text:p text:style-name="Preformatted_20_Text"><text:s text:c="3"/>usage (where it is often incorrectly used to denote a {worm} or</text:p>
      <text:p text:style-name="Preformatted_20_Text"><text:s text:c="3"/>even a {Trojan horse}). <text:s/>See {phage}; compare {back door};</text:p>
      <text:p text:style-name="Preformatted_20_Text"><text:s text:c="3"/>see also {UNIX conspiracy}.</text:p>
      <text:p text:style-name="Preformatted_20_Text"/>
      <text:p text:style-name="Preformatted_20_Text">:visionary: n. 1. One who hacks vision, in the sense of an</text:p>
      <text:p text:style-name="Preformatted_20_Text"><text:s text:c="3"/>Artificial Intelligence researcher working on the problem of</text:p>
      <text:p text:style-name="Preformatted_20_Text"><text:s text:c="3"/>getting computers to `see' things using TV cameras. <text:s/>(There isn't</text:p>
      <text:p text:style-name="Preformatted_20_Text"><text:s text:c="3"/>any problem in sending information from a TV camera to a computer.</text:p>
      <text:p text:style-name="Preformatted_20_Text"><text:s text:c="3"/>The problem is, how can the computer be programmed to make use of</text:p>
      <text:p text:style-name="Preformatted_20_Text"><text:s text:c="3"/>the camera information? <text:s/>See {SMOP}, {AI-complete}.) <text:s/>2. [IBM]</text:p>
      <text:p text:style-name="Preformatted_20_Text"><text:s text:c="3"/>One who reads the outside literature. <text:s/>At IBM, apparently, such a</text:p>
      <text:p text:style-name="Preformatted_20_Text"><text:s text:c="3"/>penchant is viewed with awe and wonder.</text:p>
      <text:p text:style-name="Preformatted_20_Text"/>
      <text:p text:style-name="Preformatted_20_Text">:VMS: /V-M-S/ n. DEC's proprietary operating system for its VAX</text:p>
      <text:p text:style-name="Preformatted_20_Text"><text:s text:c="3"/>minicomputer; one of the seven or so environments that loom largest</text:p>
      <text:p text:style-name="Preformatted_20_Text"><text:s text:c="3"/>in hacker folklore. <text:s/>Many UNIX fans generously concede that VMS</text:p>
      <text:p text:style-name="Preformatted_20_Text"><text:s text:c="3"/>would probably be the hacker's favorite commercial OS if UNIX</text:p>
      <text:p text:style-name="Preformatted_20_Text"><text:s text:c="3"/>didn't exist; though true, this makes VMS fans furious. <text:s/>One major</text:p>
      <text:p text:style-name="Preformatted_20_Text"><text:s text:c="3"/>hacker gripe with VMS concerns its slowness --- thus the following</text:p>
      <text:p text:style-name="Preformatted_20_Text"><text:s text:c="3"/>limerick:</text:p>
      <text:p text:style-name="Preformatted_20_Text"/>
      <text:p text:style-name="Preformatted_20_Text"><text:s text:c="8"/>There once was a system called VMS</text:p>
      <text:p text:style-name="Preformatted_20_Text"><text:s text:c="8"/>Of cycles by no means abstemious.</text:p>
      <text:p text:style-name="Preformatted_20_Text"><text:s text:c="13"/>It's chock-full of hacks</text:p>
      <text:p text:style-name="Preformatted_20_Text"><text:s text:c="13"/>And runs on a VAX</text:p>
      <text:p text:style-name="Preformatted_20_Text"><text:s text:c="8"/>And makes my poor stomach all squeamious.</text:p>
      <text:p text:style-name="Preformatted_20_Text"><text:s text:c="41"/>--- The Great Quux</text:p>
      <text:p text:style-name="Preformatted_20_Text"/>
      <text:p text:style-name="Preformatted_20_Text"><text:s text:c="3"/>See also {VAX}, {{TOPS-10}}, {{TOPS-20}}, {{UNIX}}, {runic}.</text:p>
      <text:p text:style-name="Preformatted_20_Text"/>
      <text:p text:style-name="Preformatted_20_Text">:voice: vt. To phone someone, as opposed to emailing them or</text:p>
      <text:p text:style-name="Preformatted_20_Text"><text:s text:c="3"/>connecting in {talk mode}. <text:s/>"I'm busy now; I'll voice you later."</text:p>
      <text:p text:style-name="Preformatted_20_Text"/>
      <text:p text:style-name="Preformatted_20_Text">:voice-net: n. Hackish way of referring to the telephone system,</text:p>
      <text:p text:style-name="Preformatted_20_Text"><text:s text:c="3"/>analogizing it to a digital network. <text:s/>USENET {sig block}s not</text:p>
      <text:p text:style-name="Preformatted_20_Text"><text:s text:c="3"/>uncommonly include the sender's phone next to a "Voice:" or</text:p>
      <text:p text:style-name="Preformatted_20_Text"><text:s text:c="3"/>"Voice-Net:" header; common variants of this are "Voicenet" and</text:p>
      <text:p text:style-name="Preformatted_20_Text"><text:s text:c="3"/>"V-Net". <text:s/>Compare {paper-net}, {snail-mail}.</text:p>
      <text:p text:style-name="Preformatted_20_Text"/>
      <text:p text:style-name="Preformatted_20_Text">:voodoo programming: [from George Bush's "voodoo economics"] n.</text:p>
      <text:p text:style-name="Preformatted_20_Text"><text:s text:c="3"/>The use by guess or cookbook of an {obscure} or {hairy} system,</text:p>
      <text:p text:style-name="Preformatted_20_Text"><text:s text:c="3"/>feature, or algorithm that one does not truly understand. <text:s/>The</text:p>
      <text:p text:style-name="Preformatted_20_Text"><text:s text:c="3"/>implication is that the technique may not work, and if it doesn't,</text:p>
      <text:p text:style-name="Preformatted_20_Text"><text:s text:c="3"/>one will never know why. <text:s/>Almost synonymous with {black magic},</text:p>
      <text:p text:style-name="Preformatted_20_Text"><text:s text:c="3"/>except that black magic typically isn't documented and</text:p>
      <text:p text:style-name="Preformatted_20_Text"><text:s text:c="3"/>*nobody* understands it. <text:s/>Compare {magic}, {deep magic},</text:p>
      <text:p text:style-name="Preformatted_20_Text"><text:s text:c="3"/>{heavy wizardry}, {rain dance}, {cargo cult programming},</text:p>
      <text:p text:style-name="Preformatted_20_Text"><text:s text:c="3"/>{wave a dead chicken}.</text:p>
      <text:p text:style-name="Preformatted_20_Text"/>
      <text:p text:style-name="Preformatted_20_Text">:VR: // [MUD] n. On-line abbrev for {virtual reality}, as</text:p>
      <text:p text:style-name="Preformatted_20_Text"><text:s text:c="3"/>opposed to {RL}.</text:p>
      <text:p text:style-name="Preformatted_20_Text"/>
      <text:p text:style-name="Preformatted_20_Text">:Vulcan nerve pinch: n. [from the old "Star Trek" TV series via</text:p>
      <text:p text:style-name="Preformatted_20_Text"><text:s text:c="3"/>Commodore Amiga hackers] The keyboard combination that forces a</text:p>
      <text:p text:style-name="Preformatted_20_Text"><text:soft-page-break/><text:s text:c="3"/>soft-boot or jump to ROM monitor (on machines that support such a</text:p>
      <text:p text:style-name="Preformatted_20_Text"><text:s text:c="3"/>feature). <text:s/>On many micros this is Ctrl-Alt-Del; on Suns, L1-A; on</text:p>
      <text:p text:style-name="Preformatted_20_Text"><text:s text:c="3"/>some Macintoshes, it is &lt;Cmd&gt;-&lt;Power switch&gt;! <text:s/>Also called</text:p>
      <text:p text:style-name="Preformatted_20_Text"><text:s text:c="3"/>{three-finger salute}. <text:s/>Compare {quadruple bucky}.</text:p>
      <text:p text:style-name="Preformatted_20_Text"/>
      <text:p text:style-name="Preformatted_20_Text">:vulture capitalist: n. Pejorative hackerism for `venture</text:p>
      <text:p text:style-name="Preformatted_20_Text"><text:s text:c="3"/>capitalist', deriving from the common practice of pushing contracts</text:p>
      <text:p text:style-name="Preformatted_20_Text"><text:s text:c="3"/>that deprive inventors of control over their own innovations and</text:p>
      <text:p text:style-name="Preformatted_20_Text"><text:s text:c="3"/>most of the money they ought to have made from them.</text:p>
      <text:p text:style-name="Preformatted_20_Text"/>
      <text:p text:style-name="Preformatted_20_Text">= W =</text:p>
      <text:p text:style-name="Preformatted_20_Text">=====</text:p>
      <text:p text:style-name="Preformatted_20_Text"/>
      <text:p text:style-name="Preformatted_20_Text">:wabbit: /wab'it/ [almost certainly from Elmer Fudd's immortal</text:p>
      <text:p text:style-name="Preformatted_20_Text"><text:s text:c="3"/>line "You wascawwy wabbit!"] n. 1. A legendary early hack</text:p>
      <text:p text:style-name="Preformatted_20_Text"><text:s text:c="3"/>reported on a System/360 at RPI and elsewhere around 1978; this may</text:p>
      <text:p text:style-name="Preformatted_20_Text"><text:s text:c="3"/>have descended (if only by inspiration) from hack called RABBITS</text:p>
      <text:p text:style-name="Preformatted_20_Text"><text:s text:c="3"/>reported from 1969 on a Burroughs 55000 at the University of</text:p>
      <text:p text:style-name="Preformatted_20_Text"><text:s text:c="3"/>Washington Computer Center. <text:s/>The program would make two copies of</text:p>
      <text:p text:style-name="Preformatted_20_Text"><text:s text:c="3"/>itself every time it was run, eventually crashing the system.</text:p>
      <text:p text:style-name="Preformatted_20_Text"><text:s text:c="3"/>2. By extension, any hack that includes infinite self-replication</text:p>
      <text:p text:style-name="Preformatted_20_Text"><text:s text:c="3"/>but is not a {virus} or {worm}. <text:s/>See {fork bomb} and</text:p>
      <text:p text:style-name="Preformatted_20_Text"><text:s text:c="3"/>{rabbit job}, see also {cookie monster}.</text:p>
      <text:p text:style-name="Preformatted_20_Text"/>
      <text:p text:style-name="Preformatted_20_Text">:WAITS:: /wayts/ n. The mutant cousin of {{TOPS-10}} used on a</text:p>
      <text:p text:style-name="Preformatted_20_Text"><text:s text:c="3"/>handful of systems at {{SAIL}} up to 1990. <text:s/>There was never an</text:p>
      <text:p text:style-name="Preformatted_20_Text"><text:s text:c="3"/>`official' expansion of WAITS (the name itself having been arrived</text:p>
      <text:p text:style-name="Preformatted_20_Text"><text:s text:c="3"/>at by a rather sideways process), but it was frequently glossed as</text:p>
      <text:p text:style-name="Preformatted_20_Text"><text:s text:c="3"/>`West-coast Alternative to ITS'. <text:s/>Though WAITS was less visible</text:p>
      <text:p text:style-name="Preformatted_20_Text"><text:s text:c="3"/>than ITS, there was frequent exchange of people and ideas between</text:p>
      <text:p text:style-name="Preformatted_20_Text"><text:s text:c="3"/>the two communities, and innovations pioneered at WAITS exerted</text:p>
      <text:p text:style-name="Preformatted_20_Text"><text:s text:c="3"/>enormous indirect influence. <text:s/>The early screen modes of {EMACS},</text:p>
      <text:p text:style-name="Preformatted_20_Text"><text:s text:c="3"/>for example, were directly inspired by WAITS's `E' editor --- one</text:p>
      <text:p text:style-name="Preformatted_20_Text"><text:s text:c="3"/>of a family of editors that were the first to do `real-time</text:p>
      <text:p text:style-name="Preformatted_20_Text"><text:s text:c="3"/>editing', in which the editing commands were invisible and where</text:p>
      <text:p text:style-name="Preformatted_20_Text"><text:s text:c="3"/>one typed text at the point of insertion/overwriting. <text:s/>The modern</text:p>
      <text:p text:style-name="Preformatted_20_Text"><text:s text:c="3"/>style of multi-region windowing is said to have originated there,</text:p>
      <text:p text:style-name="Preformatted_20_Text"><text:s text:c="3"/>and WAITS alumni at XEROX PARC and elsewhere played major roles in</text:p>
      <text:p text:style-name="Preformatted_20_Text"><text:s text:c="3"/>the developments that led to the XEROX Star, the Macintosh, and the</text:p>
      <text:p text:style-name="Preformatted_20_Text"><text:s text:c="3"/>Sun workstations. <text:s/>{Bucky bits} were also invented there ---</text:p>
      <text:p text:style-name="Preformatted_20_Text"><text:s text:c="3"/>thus, the ALT key on every IBM PC is a WAITS legacy. <text:s/>One notable</text:p>
      <text:p text:style-name="Preformatted_20_Text"><text:s text:c="3"/>WAITS feature seldom duplicated elsewhere was a news-wire interface</text:p>
      <text:p text:style-name="Preformatted_20_Text"><text:s text:c="3"/>that allowed WAITS hackers to read, store, and filter AP and UPI</text:p>
      <text:p text:style-name="Preformatted_20_Text"><text:s text:c="3"/>dispatches from their terminals; the system also featured a</text:p>
      <text:p text:style-name="Preformatted_20_Text"><text:s text:c="3"/>still-unusual level of support for what is now called `multimedia'</text:p>
      <text:p text:style-name="Preformatted_20_Text"><text:s text:c="3"/>computing, allowing analog audio and video signals to be switched</text:p>
      <text:p text:style-name="Preformatted_20_Text"><text:s text:c="3"/>to programming terminals.</text:p>
      <text:p text:style-name="Preformatted_20_Text"/>
      <text:p text:style-name="Preformatted_20_Text">:waldo: /wol'doh/ [From Robert A. Heinlein's story "Waldo"]</text:p>
      <text:p text:style-name="Preformatted_20_Text"><text:s text:c="3"/>1. A mechanical agent, such as a gripper arm, controlled by a human</text:p>
      <text:p text:style-name="Preformatted_20_Text"><text:s text:c="3"/>limb. <text:s/>When these were developed for the nuclear industry in the</text:p>
      <text:p text:style-name="Preformatted_20_Text"><text:s text:c="3"/>mid-1940s they were named after the invention described by Heinlein</text:p>
      <text:p text:style-name="Preformatted_20_Text"><text:s text:c="3"/>in the story, which he wrote in 1942. <text:s/>Now known by the more</text:p>
      <text:p text:style-name="Preformatted_20_Text"><text:s text:c="3"/>generic term `telefactoring', this technology is of intense</text:p>
      <text:p text:style-name="Preformatted_20_Text"><text:s text:c="3"/>interest to NASA for tasks like space station maintenance. <text:s/>2. At</text:p>
      <text:p text:style-name="Preformatted_20_Text"><text:s text:c="3"/>Harvard (particularly by Tom Cheatham and students), this is used</text:p>
      <text:p text:style-name="Preformatted_20_Text"><text:s text:c="3"/>instead of {foobar} as a metasyntactic variable and general</text:p>
      <text:p text:style-name="Preformatted_20_Text"><text:s text:c="3"/>nonsense word. <text:s/>See {foo}, {bar}, {foobar}, {quux}.</text:p>
      <text:p text:style-name="Preformatted_20_Text"><text:soft-page-break/></text:p>
      <text:p text:style-name="Preformatted_20_Text">:walk: n.,vt. Traversal of a data structure, especially an array or</text:p>
      <text:p text:style-name="Preformatted_20_Text"><text:s text:c="3"/>linked-list data structure in {core}. <text:s/>See also {codewalker},</text:p>
      <text:p text:style-name="Preformatted_20_Text"><text:s text:c="3"/>{silly walk}, {clobber}.</text:p>
      <text:p text:style-name="Preformatted_20_Text"/>
      <text:p text:style-name="Preformatted_20_Text">:walk off the end of: vt. To run past the end of an array, list, or</text:p>
      <text:p text:style-name="Preformatted_20_Text"><text:s text:c="3"/>medium after stepping through it --- a good way to land in trouble.</text:p>
      <text:p text:style-name="Preformatted_20_Text"><text:s text:c="3"/>Often the result of an {off-by-one error}. <text:s/>Compare</text:p>
      <text:p text:style-name="Preformatted_20_Text"><text:s text:c="3"/>{clobber}, {roach}, {smash the stack}.</text:p>
      <text:p text:style-name="Preformatted_20_Text"/>
      <text:p text:style-name="Preformatted_20_Text">:walking drives: n. An occasional failure mode of magnetic-disk</text:p>
      <text:p text:style-name="Preformatted_20_Text"><text:s text:c="3"/>drives back in the days when they were huge, clunky {washing</text:p>
      <text:p text:style-name="Preformatted_20_Text"><text:s text:c="3"/>machine}s. <text:s/>Those old {dinosaur} parts carried terrific angular</text:p>
      <text:p text:style-name="Preformatted_20_Text"><text:s text:c="3"/>momentum; the combination of a misaligned spindle or worn bearings</text:p>
      <text:p text:style-name="Preformatted_20_Text"><text:s text:c="3"/>and stick-slip interactions with the floor could cause them to</text:p>
      <text:p text:style-name="Preformatted_20_Text"><text:s text:c="3"/>`walk' across a room, lurching alternate corners forward a couple</text:p>
      <text:p text:style-name="Preformatted_20_Text"><text:s text:c="3"/>of millimeters at a time. <text:s/>There is a legend about a drive that</text:p>
      <text:p text:style-name="Preformatted_20_Text"><text:s text:c="3"/>walked over to the only door to the computer room and jammed it</text:p>
      <text:p text:style-name="Preformatted_20_Text"><text:s text:c="3"/>shut; the staff had to cut a hole in the wall in order to get at</text:p>
      <text:p text:style-name="Preformatted_20_Text"><text:s text:c="3"/>it! <text:s/>Walking could also be induced by certain patterns of drive</text:p>
      <text:p text:style-name="Preformatted_20_Text"><text:s text:c="3"/>access (a fast seek across the whole width of the disk, followed by</text:p>
      <text:p text:style-name="Preformatted_20_Text"><text:s text:c="3"/>a slow seek in the other direction). <text:s/>Some bands of old-time</text:p>
      <text:p text:style-name="Preformatted_20_Text"><text:s text:c="3"/>hackers figured out how to induce disk-accessing patterns that</text:p>
      <text:p text:style-name="Preformatted_20_Text"><text:s text:c="3"/>would do this to particular drive models and held disk-drive races.</text:p>
      <text:p text:style-name="Preformatted_20_Text"/>
      <text:p text:style-name="Preformatted_20_Text">:wall: [WPI] interj. 1. An indication of confusion, usually spoken</text:p>
      <text:p text:style-name="Preformatted_20_Text"><text:s text:c="3"/>with a quizzical tone: <text:s/>"Wall??" <text:s/>2. A request for further</text:p>
      <text:p text:style-name="Preformatted_20_Text"><text:s text:c="3"/>explication. <text:s/>Compare {octal forty}. <text:s/>3. [UNIX] v. To send a message</text:p>
      <text:p text:style-name="Preformatted_20_Text"><text:s text:c="3"/>to everyone currently logged in, esp. with the wall(8) utility.</text:p>
      <text:p text:style-name="Preformatted_20_Text"/>
      <text:p text:style-name="Preformatted_20_Text"><text:s text:c="3"/>It is said that sense 1 came from the idiom `like talking to a</text:p>
      <text:p text:style-name="Preformatted_20_Text"><text:s text:c="3"/>blank wall'. <text:s/>It was originally used in situations where, after you</text:p>
      <text:p text:style-name="Preformatted_20_Text"><text:s text:c="3"/>had carefully answered a question, the questioner stared at you</text:p>
      <text:p text:style-name="Preformatted_20_Text"><text:s text:c="3"/>blankly, clearly having understood nothing that was explained. <text:s/>You</text:p>
      <text:p text:style-name="Preformatted_20_Text"><text:s text:c="3"/>would then throw out a "Hello, wall?" to elicit some sort of</text:p>
      <text:p text:style-name="Preformatted_20_Text"><text:s text:c="3"/>response from the questioner. <text:s/>Later, confused questioners began</text:p>
      <text:p text:style-name="Preformatted_20_Text"><text:s text:c="3"/>voicing "Wall?" themselves.</text:p>
      <text:p text:style-name="Preformatted_20_Text"/>
      <text:p text:style-name="Preformatted_20_Text">:wall follower: n. A person or algorithm that compensates for lack</text:p>
      <text:p text:style-name="Preformatted_20_Text"><text:s text:c="3"/>of sophistication or native stupidity by efficiently following some</text:p>
      <text:p text:style-name="Preformatted_20_Text"><text:s text:c="3"/>simple procedure shown to have been effective in the past. <text:s/>Used of</text:p>
      <text:p text:style-name="Preformatted_20_Text"><text:s text:c="3"/>an algorithm, this is not necessarily pejorative; it recalls</text:p>
      <text:p text:style-name="Preformatted_20_Text"><text:s text:c="3"/>`Harvey Wallbanger', the winning robot in an early AI contest</text:p>
      <text:p text:style-name="Preformatted_20_Text"><text:s text:c="3"/>(named, of course, after the cocktail). <text:s/>Harvey successfully solved</text:p>
      <text:p text:style-name="Preformatted_20_Text"><text:s text:c="3"/>mazes by keeping a `finger' on one wall and running till it came</text:p>
      <text:p text:style-name="Preformatted_20_Text"><text:s text:c="3"/>out the other end. <text:s/>This was inelegant, but it was mathematically</text:p>
      <text:p text:style-name="Preformatted_20_Text"><text:s text:c="3"/>guaranteed to work on simply-connected mazes --- and, in fact,</text:p>
      <text:p text:style-name="Preformatted_20_Text"><text:s text:c="3"/>Harvey outperformed more sophisticated robots that tried to</text:p>
      <text:p text:style-name="Preformatted_20_Text"><text:s text:c="3"/>`learn' each maze by building an internal representation of it.</text:p>
      <text:p text:style-name="Preformatted_20_Text"><text:s text:c="3"/>Used of humans, the term *is* pejorative and implies an</text:p>
      <text:p text:style-name="Preformatted_20_Text"><text:s text:c="3"/>uncreative, bureaucratic, by-the-book mentality. <text:s/>See also {code</text:p>
      <text:p text:style-name="Preformatted_20_Text"><text:s text:c="3"/>grinder}, {droid}.</text:p>
      <text:p text:style-name="Preformatted_20_Text"/>
      <text:p text:style-name="Preformatted_20_Text">:wall time: n. (also `wall clock time') 1. `Real world' time (what</text:p>
      <text:p text:style-name="Preformatted_20_Text"><text:s text:c="3"/>the clock on the wall shows), as opposed to the system clock's idea</text:p>
      <text:p text:style-name="Preformatted_20_Text"><text:s text:c="3"/>of time. <text:s/>2. The real running time of a program, as opposed to the</text:p>
      <text:p text:style-name="Preformatted_20_Text"><text:s text:c="3"/>number of {clocks} required to execute it (on a timesharing</text:p>
      <text:p text:style-name="Preformatted_20_Text"><text:s text:c="3"/>system these will differ, as no one program gets all the</text:p>
      <text:p text:style-name="Preformatted_20_Text"><text:soft-page-break/><text:s text:c="3"/>{clocks}, and on multiprocessor systems with good thread support</text:p>
      <text:p text:style-name="Preformatted_20_Text"><text:s text:c="3"/>one may get more processor clocks than real-time clocks).</text:p>
      <text:p text:style-name="Preformatted_20_Text"/>
      <text:p text:style-name="Preformatted_20_Text">:wallpaper: n. 1. A file containing a listing (e.g., assembly</text:p>
      <text:p text:style-name="Preformatted_20_Text"><text:s text:c="3"/>listing) or a transcript, esp. a file containing a transcript of</text:p>
      <text:p text:style-name="Preformatted_20_Text"><text:s text:c="3"/>all or part of a login session. <text:s/>(The idea was that the paper for</text:p>
      <text:p text:style-name="Preformatted_20_Text"><text:s text:c="3"/>such listings was essentially good only for wallpaper, as evidenced</text:p>
      <text:p text:style-name="Preformatted_20_Text"><text:s text:c="3"/>at Stanford, where it was used to cover windows.) <text:s/>Now rare,</text:p>
      <text:p text:style-name="Preformatted_20_Text"><text:s text:c="3"/>esp. since other systems have developed other terms for it (e.g.,</text:p>
      <text:p text:style-name="Preformatted_20_Text"><text:s text:c="3"/>PHOTO on TWENEX). <text:s/>However, the UNIX world doesn't have an</text:p>
      <text:p text:style-name="Preformatted_20_Text"><text:s text:c="3"/>equivalent term, so perhaps {wallpaper} will take hold there.</text:p>
      <text:p text:style-name="Preformatted_20_Text"><text:s text:c="3"/>The term probably originated on ITS, where the commands to begin</text:p>
      <text:p text:style-name="Preformatted_20_Text"><text:s text:c="3"/>and end transcript files were `:WALBEG' and `:WALEND',</text:p>
      <text:p text:style-name="Preformatted_20_Text"><text:s text:c="3"/>with default file `WALL PAPER' (the space was a path</text:p>
      <text:p text:style-name="Preformatted_20_Text"><text:s text:c="3"/>delimiter). <text:s/>2. The background pattern used on graphical</text:p>
      <text:p text:style-name="Preformatted_20_Text"><text:s text:c="3"/>workstations (this is techspeak under the `Windows' graphical user</text:p>
      <text:p text:style-name="Preformatted_20_Text"><text:s text:c="3"/>interface to MS-DOS). <text:s/>3. `wallpaper file' n. The file that</text:p>
      <text:p text:style-name="Preformatted_20_Text"><text:s text:c="3"/>contains the wallpaper information before it is actually printed on</text:p>
      <text:p text:style-name="Preformatted_20_Text"><text:s text:c="3"/>paper. <text:s/>(Even if you don't intend ever to produce a real paper copy</text:p>
      <text:p text:style-name="Preformatted_20_Text"><text:s text:c="3"/>of the file, it is still called a wallpaper file.)</text:p>
      <text:p text:style-name="Preformatted_20_Text"/>
      <text:p text:style-name="Preformatted_20_Text">:wango: /wang'goh/ n. Random bit-level {grovel}ling going on in</text:p>
      <text:p text:style-name="Preformatted_20_Text"><text:s text:c="3"/>a system during some unspecified operation. <text:s/>Often used in</text:p>
      <text:p text:style-name="Preformatted_20_Text"><text:s text:c="3"/>combination with {mumble}. <text:s/>For example: "You start with the `.o'</text:p>
      <text:p text:style-name="Preformatted_20_Text"><text:s text:c="3"/>file, run it through this postprocessor that does mumble-wango ---</text:p>
      <text:p text:style-name="Preformatted_20_Text"><text:s text:c="3"/>and it comes out a snazzy object-oriented executable."</text:p>
      <text:p text:style-name="Preformatted_20_Text"/>
      <text:p text:style-name="Preformatted_20_Text">:wank: /wangk/ [Columbia University: prob. by mutation from</text:p>
      <text:p text:style-name="Preformatted_20_Text"><text:s text:c="3"/>Commonwealth slang v. `wank', to masturbate] n.,v. Used much as</text:p>
      <text:p text:style-name="Preformatted_20_Text"><text:s text:c="3"/>{hack} is elsewhere, as a noun denoting a clever technique or</text:p>
      <text:p text:style-name="Preformatted_20_Text"><text:s text:c="3"/>person or the result of such cleverness. <text:s/>May describe (negatively)</text:p>
      <text:p text:style-name="Preformatted_20_Text"><text:s text:c="3"/>the act of hacking for hacking's sake ("Quit wanking, let's go get</text:p>
      <text:p text:style-name="Preformatted_20_Text"><text:s text:c="3"/>supper!") <text:s/>or (more positively) a {wizard}. <text:s/>Adj. <text:s/>`wanky'</text:p>
      <text:p text:style-name="Preformatted_20_Text"><text:s text:c="3"/>describes something particularly clever (a person, program, or</text:p>
      <text:p text:style-name="Preformatted_20_Text"><text:s text:c="3"/>algorithm). <text:s/>Conversations can also get wanky when there are too</text:p>
      <text:p text:style-name="Preformatted_20_Text"><text:s text:c="3"/>many wanks involved. <text:s/>This excess wankiness is signalled by an</text:p>
      <text:p text:style-name="Preformatted_20_Text"><text:s text:c="3"/>overload of the `wankometer' (compare {bogometer}). <text:s/>When the</text:p>
      <text:p text:style-name="Preformatted_20_Text"><text:s text:c="3"/>wankometer overloads, the conversation's subject must be changed,</text:p>
      <text:p text:style-name="Preformatted_20_Text"><text:s text:c="3"/>or all non-wanks will leave. <text:s/>Compare `neep-neeping' (under</text:p>
      <text:p text:style-name="Preformatted_20_Text"><text:s text:c="3"/>{neep-neep}). <text:s/>Usage: U.S. only. <text:s/>In Britain and the Commonwealth</text:p>
      <text:p text:style-name="Preformatted_20_Text"><text:s text:c="3"/>this word is *extremely* rude and is best avoided unless one</text:p>
      <text:p text:style-name="Preformatted_20_Text"><text:s text:c="3"/>intends to give offense.</text:p>
      <text:p text:style-name="Preformatted_20_Text"/>
      <text:p text:style-name="Preformatted_20_Text">:wannabee: /won'*-bee/ (also, more plausibly, spelled</text:p>
      <text:p text:style-name="Preformatted_20_Text"><text:s text:c="3"/>`wannabe') [from a term recently used to describe Madonna fans</text:p>
      <text:p text:style-name="Preformatted_20_Text"><text:s text:c="3"/>who dress, talk, and act like their idol; prob. originally from</text:p>
      <text:p text:style-name="Preformatted_20_Text"><text:s text:c="3"/>biker slang] n. A would-be {hacker}. <text:s/>The connotations of this</text:p>
      <text:p text:style-name="Preformatted_20_Text"><text:s text:c="3"/>term differ sharply depending on the age and exposure of the</text:p>
      <text:p text:style-name="Preformatted_20_Text"><text:s text:c="3"/>subject. <text:s/>Used of a person who is in or might be entering</text:p>
      <text:p text:style-name="Preformatted_20_Text"><text:s text:c="3"/>{larval stage}, it is semi-approving; such wannabees can be</text:p>
      <text:p text:style-name="Preformatted_20_Text"><text:s text:c="3"/>annoying but most hackers remember that they, too, were once such</text:p>
      <text:p text:style-name="Preformatted_20_Text"><text:s text:c="3"/>creatures. <text:s/>When used of any professional programmer, CS academic,</text:p>
      <text:p text:style-name="Preformatted_20_Text"><text:s text:c="3"/>writer, or {suit}, it is derogatory, implying that said person</text:p>
      <text:p text:style-name="Preformatted_20_Text"><text:s text:c="3"/>is trying to cuddle up to the hacker mystique but doesn't,</text:p>
      <text:p text:style-name="Preformatted_20_Text"><text:s text:c="3"/>fundamentally, have a prayer of understanding what it is all about.</text:p>
      <text:p text:style-name="Preformatted_20_Text"><text:s text:c="3"/>Overuse of terms from this lexicon is often an indication of the</text:p>
      <text:p text:style-name="Preformatted_20_Text"><text:s text:c="3"/>{wannabee} nature. <text:s/>Compare {newbie}.</text:p>
      <text:p text:style-name="Preformatted_20_Text"/>
      <text:p text:style-name="Preformatted_20_Text"><text:soft-page-break/><text:s text:c="3"/>Historical note: The wannabee phenomenon has a slightly different</text:p>
      <text:p text:style-name="Preformatted_20_Text"><text:s text:c="3"/>flavor now (1991) than it did ten or fifteen years ago. <text:s/>When the</text:p>
      <text:p text:style-name="Preformatted_20_Text"><text:s text:c="3"/>people who are now hackerdom's tribal elders were in {larval</text:p>
      <text:p text:style-name="Preformatted_20_Text"><text:s text:c="3"/>stage}, the process of becoming a hacker was largely unconscious</text:p>
      <text:p text:style-name="Preformatted_20_Text"><text:s text:c="3"/>and unaffected by models known in popular culture --- communities</text:p>
      <text:p text:style-name="Preformatted_20_Text"><text:s text:c="3"/>formed spontaneously around people who, *as individuals*, felt</text:p>
      <text:p text:style-name="Preformatted_20_Text"><text:s text:c="3"/>irresistibly drawn to do hackerly things, and what wannabees</text:p>
      <text:p text:style-name="Preformatted_20_Text"><text:s text:c="3"/>experienced was a fairly pure, skill-focused desire to become</text:p>
      <text:p text:style-name="Preformatted_20_Text"><text:s text:c="3"/>similarly wizardly. <text:s/>Those days of innocence are gone forever;</text:p>
      <text:p text:style-name="Preformatted_20_Text"><text:s text:c="3"/>society's adaptation to the advent of the microcomputer after 1980</text:p>
      <text:p text:style-name="Preformatted_20_Text"><text:s text:c="3"/>included the elevation of the hacker as a new kind of folk hero,</text:p>
      <text:p text:style-name="Preformatted_20_Text"><text:s text:c="3"/>and the result is that some people semi-consciously set out to</text:p>
      <text:p text:style-name="Preformatted_20_Text"><text:s text:c="3"/>*be hackers* and borrow hackish prestige by fitting the</text:p>
      <text:p text:style-name="Preformatted_20_Text"><text:s text:c="3"/>popular image of hackers. <text:s/>Fortunately, to do this really well, one</text:p>
      <text:p text:style-name="Preformatted_20_Text"><text:s text:c="3"/>has to actually become a wizard. <text:s/>Nevertheless, old-time hackers</text:p>
      <text:p text:style-name="Preformatted_20_Text"><text:s text:c="3"/>tend to share a poorly articulated disquiet about the change; among</text:p>
      <text:p text:style-name="Preformatted_20_Text"><text:s text:c="3"/>other things, it gives them mixed feelings about the effects of</text:p>
      <text:p text:style-name="Preformatted_20_Text"><text:s text:c="3"/>public compendia of lore like this one.</text:p>
      <text:p text:style-name="Preformatted_20_Text"/>
      <text:p text:style-name="Preformatted_20_Text">:warlording: [from the USENET group alt.fan.warlord] v. The act</text:p>
      <text:p text:style-name="Preformatted_20_Text"><text:s text:c="3"/>of excoriating a bloated, ugly, or derivative {sig block}.</text:p>
      <text:p text:style-name="Preformatted_20_Text"><text:s text:c="3"/>Common grounds for warlording include the presence of a signature</text:p>
      <text:p text:style-name="Preformatted_20_Text"><text:s text:c="3"/>rendered in a {BUAF}, over-used or cliched {sig quote}s, ugly</text:p>
      <text:p text:style-name="Preformatted_20_Text"><text:s text:c="3"/>{ASCII art}, or simply excessive size. <text:s/>The original `Warlord'</text:p>
      <text:p text:style-name="Preformatted_20_Text"><text:s text:c="3"/>was a {BIFF}-like {newbie} c.1991 who featured in his sig a</text:p>
      <text:p text:style-name="Preformatted_20_Text"><text:s text:c="3"/>particularly large and obnoxious ASCII graphic resembling the sword</text:p>
      <text:p text:style-name="Preformatted_20_Text"><text:s text:c="3"/>of Conan the Barbarian in the 1981 John Milius movie; the group</text:p>
      <text:p text:style-name="Preformatted_20_Text"><text:s text:c="3"/>name alt.fan.warlord was sarcasm, and the characteristic mode</text:p>
      <text:p text:style-name="Preformatted_20_Text"><text:s text:c="3"/>of warlording is devastatingly sarcastic praise.</text:p>
      <text:p text:style-name="Preformatted_20_Text"/>
      <text:p text:style-name="Preformatted_20_Text">:warm boot: n. See {boot}.</text:p>
      <text:p text:style-name="Preformatted_20_Text"/>
      <text:p text:style-name="Preformatted_20_Text">:wart: n. A small, {crock}y {feature} that sticks out of an</text:p>
      <text:p text:style-name="Preformatted_20_Text"><text:s text:c="3"/>otherwise {clean} design. <text:s/>Something conspicuous for localized</text:p>
      <text:p text:style-name="Preformatted_20_Text"><text:s text:c="3"/>ugliness, especially a special-case exception to a general rule.</text:p>
      <text:p text:style-name="Preformatted_20_Text"><text:s text:c="3"/>For example, in some versions of `csh(1)', single quotes</text:p>
      <text:p text:style-name="Preformatted_20_Text"><text:s text:c="3"/>literalize every character inside them except `!'. <text:s/>In ANSI C,</text:p>
      <text:p text:style-name="Preformatted_20_Text"><text:s text:c="3"/>the `??' syntax used obtaining ASCII characters in a foreign</text:p>
      <text:p text:style-name="Preformatted_20_Text"><text:s text:c="3"/>environment is a wart. <text:s/>See also {miswart}.</text:p>
      <text:p text:style-name="Preformatted_20_Text"/>
      <text:p text:style-name="Preformatted_20_Text">:washing machine: n. Old-style 14-inch hard disks in floor-standing</text:p>
      <text:p text:style-name="Preformatted_20_Text"><text:s text:c="3"/>cabinets. <text:s/>So called because of the size of the cabinet and the</text:p>
      <text:p text:style-name="Preformatted_20_Text"><text:s text:c="3"/>`top-loading' access to the media packs --- and, of course, they</text:p>
      <text:p text:style-name="Preformatted_20_Text"><text:s text:c="3"/>were always set on `spin cycle'. <text:s/>The washing-machine idiom</text:p>
      <text:p text:style-name="Preformatted_20_Text"><text:s text:c="3"/>transcends language barriers; it is even used in Russian hacker</text:p>
      <text:p text:style-name="Preformatted_20_Text"><text:s text:c="3"/>jargon. <text:s/>See also {walking drives}. <text:s/>The thick channel cables</text:p>
      <text:p text:style-name="Preformatted_20_Text"><text:s text:c="3"/>connecting these were called `bit hoses' (see {hose}).</text:p>
      <text:p text:style-name="Preformatted_20_Text"/>
      <text:p text:style-name="Preformatted_20_Text">:water MIPS: n. (see {MIPS}, sense 2) Large, water-cooled</text:p>
      <text:p text:style-name="Preformatted_20_Text"><text:s text:c="3"/>machines of either today's ECL-supercomputer flavor or yesterday's</text:p>
      <text:p text:style-name="Preformatted_20_Text"><text:s text:c="3"/>traditional {mainframe} type.</text:p>
      <text:p text:style-name="Preformatted_20_Text"/>
      <text:p text:style-name="Preformatted_20_Text">:wave a dead chicken: v. To perform a ritual in the direction of</text:p>
      <text:p text:style-name="Preformatted_20_Text"><text:s text:c="3"/>crashed software or hardware that one believes to be futile but</text:p>
      <text:p text:style-name="Preformatted_20_Text"><text:s text:c="3"/>is nevertheless necessary so that others are satisfied that an</text:p>
      <text:p text:style-name="Preformatted_20_Text"><text:s text:c="3"/>appropriate degree of effort has been expended. <text:s/>"I'll wave a dead</text:p>
      <text:p text:style-name="Preformatted_20_Text"><text:s text:c="3"/>chicken over the source code, but I really think we've run into an</text:p>
      <text:p text:style-name="Preformatted_20_Text"><text:s text:c="3"/>OS bug." <text:s/>Compare {voodoo programming}, {rain dance}.</text:p>
      <text:p text:style-name="Preformatted_20_Text"><text:soft-page-break/></text:p>
      <text:p text:style-name="Preformatted_20_Text">:weasel: n. [Cambridge] A na"ive user, one who deliberately or</text:p>
      <text:p text:style-name="Preformatted_20_Text"><text:s text:c="3"/>accidentally does things that are stupid or ill-advised. <text:s/>Roughly</text:p>
      <text:p text:style-name="Preformatted_20_Text"><text:s text:c="3"/>synonymous with {loser}.</text:p>
      <text:p text:style-name="Preformatted_20_Text"/>
      <text:p text:style-name="Preformatted_20_Text">:wedged: [from a common description of recto-cranial inversion]</text:p>
      <text:p text:style-name="Preformatted_20_Text"><text:s text:c="3"/>adj. 1. To be stuck, incapable of proceeding without help. <text:s/>This</text:p>
      <text:p text:style-name="Preformatted_20_Text"><text:s text:c="3"/>is different from having crashed. <text:s/>If the system has crashed, then</text:p>
      <text:p text:style-name="Preformatted_20_Text"><text:s text:c="3"/>it has become totally non-functioning. <text:s/>If the system is wedged, it</text:p>
      <text:p text:style-name="Preformatted_20_Text"><text:s text:c="3"/>is trying to do something but cannot make progress; it may be</text:p>
      <text:p text:style-name="Preformatted_20_Text"><text:s text:c="3"/>capable of doing a few things, but not be fully operational. <text:s/>For</text:p>
      <text:p text:style-name="Preformatted_20_Text"><text:s text:c="3"/>example, a process may become wedged if it {deadlock}s with</text:p>
      <text:p text:style-name="Preformatted_20_Text"><text:s text:c="3"/>another (but not all instances of wedging are deadlocks). <text:s/>See also</text:p>
      <text:p text:style-name="Preformatted_20_Text"><text:s text:c="3"/>{gronk}, {locked up}, {hosed}. <text:s/>Describes a</text:p>
      <text:p text:style-name="Preformatted_20_Text"><text:s text:c="3"/>{deadlock}ed condition. <text:s/>2. Often refers to humans suffering</text:p>
      <text:p text:style-name="Preformatted_20_Text"><text:s text:c="3"/>misconceptions. <text:s/>"He's totally wedged --- he's convinced that he</text:p>
      <text:p text:style-name="Preformatted_20_Text"><text:s text:c="3"/>can levitate through meditation." <text:s/>3. [UNIX] Specifically used to</text:p>
      <text:p text:style-name="Preformatted_20_Text"><text:s text:c="3"/>describe the state of a TTY left in a losing state by abort of a</text:p>
      <text:p text:style-name="Preformatted_20_Text"><text:s text:c="3"/>screen-oriented program or one that has messed with the line</text:p>
      <text:p text:style-name="Preformatted_20_Text"><text:s text:c="3"/>discipline in some obscure way.</text:p>
      <text:p text:style-name="Preformatted_20_Text"/>
      <text:p text:style-name="Preformatted_20_Text">:wedgie: [Fairchild] n. A bug. <text:s/>Prob. related to {wedged}.</text:p>
      <text:p text:style-name="Preformatted_20_Text"/>
      <text:p text:style-name="Preformatted_20_Text">:wedgitude: /wedj'i-t[y]ood/ n. The quality or state of being</text:p>
      <text:p text:style-name="Preformatted_20_Text"><text:s text:c="3"/>{wedged}.</text:p>
      <text:p text:style-name="Preformatted_20_Text"/>
      <text:p text:style-name="Preformatted_20_Text">:weeble: /weeb'l/ [Cambridge] interj. Used to denote frustration,</text:p>
      <text:p text:style-name="Preformatted_20_Text"><text:s text:c="3"/>usually at amazing stupidity. <text:s/>"I stuck the disk in upside down."</text:p>
      <text:p text:style-name="Preformatted_20_Text"><text:s text:c="3"/>"Weeble...." Compare {gurfle}.</text:p>
      <text:p text:style-name="Preformatted_20_Text"/>
      <text:p text:style-name="Preformatted_20_Text">:weeds: n. 1. Refers to development projects or algorithms that have</text:p>
      <text:p text:style-name="Preformatted_20_Text"><text:s text:c="3"/>no possible relevance or practical application. <text:s/>Comes from `off in</text:p>
      <text:p text:style-name="Preformatted_20_Text"><text:s text:c="3"/>the weeds'. <text:s/>Used in phrases like "lexical analysis for microcode</text:p>
      <text:p text:style-name="Preformatted_20_Text"><text:s text:c="3"/>is serious weeds...." <text:s/>2. At CDC/ETA before its demise, the</text:p>
      <text:p text:style-name="Preformatted_20_Text"><text:s text:c="3"/>phrase `go off in the weeds' was equivalent to IBM's {branch to</text:p>
      <text:p text:style-name="Preformatted_20_Text"><text:s text:c="3"/>Fishkill} and mainstream hackerdom's {jump off into never-never</text:p>
      <text:p text:style-name="Preformatted_20_Text"><text:s text:c="3"/>land}.</text:p>
      <text:p text:style-name="Preformatted_20_Text"/>
      <text:p text:style-name="Preformatted_20_Text">:weenie: n. 1. [on BBSes] Any of a species of luser resembling a</text:p>
      <text:p text:style-name="Preformatted_20_Text"><text:s text:c="3"/>less amusing version of {BIFF} that infests many {BBS}</text:p>
      <text:p text:style-name="Preformatted_20_Text"><text:s text:c="3"/>systems. <text:s/>The typical weenie is a teenage boy with poor social</text:p>
      <text:p text:style-name="Preformatted_20_Text"><text:s text:c="3"/>skills travelling under a grandiose {handle} derived from</text:p>
      <text:p text:style-name="Preformatted_20_Text"><text:s text:c="3"/>fantasy or heavy-metal rock lyrics. <text:s/>Among sysops, `the weenie</text:p>
      <text:p text:style-name="Preformatted_20_Text"><text:s text:c="3"/>problem' refers to the marginally literate and profanity-laden</text:p>
      <text:p text:style-name="Preformatted_20_Text"><text:s text:c="3"/>{flamage} weenies tend to spew all over a newly-discovered BBS.</text:p>
      <text:p text:style-name="Preformatted_20_Text"><text:s text:c="3"/>Compare {spod}, {computer geek}, {terminal junkie}.</text:p>
      <text:p text:style-name="Preformatted_20_Text"><text:s text:c="3"/>2. [Among hackers] When used with a qualifier (for example, as in</text:p>
      <text:p text:style-name="Preformatted_20_Text"><text:s text:c="3"/>{UNIX weenie}, VMS weenie, IBM weenie) this can be either an</text:p>
      <text:p text:style-name="Preformatted_20_Text"><text:s text:c="3"/>insult or a term of praise, depending on context, tone of voice,</text:p>
      <text:p text:style-name="Preformatted_20_Text"><text:s text:c="3"/>and whether or not it is applied by a person who considers him or</text:p>
      <text:p text:style-name="Preformatted_20_Text"><text:s text:c="3"/>herself to be the same sort of weenie. <text:s/>Implies that the weenie has</text:p>
      <text:p text:style-name="Preformatted_20_Text"><text:s text:c="3"/>put a major investment of time, effort, and concentration into the</text:p>
      <text:p text:style-name="Preformatted_20_Text"><text:s text:c="3"/>area indicated; whether this is positive or negative depends on the</text:p>
      <text:p text:style-name="Preformatted_20_Text"><text:s text:c="3"/>hearer's judgment of how the speaker feels about that area. <text:s/>See</text:p>
      <text:p text:style-name="Preformatted_20_Text"><text:s text:c="3"/>also {bigot}. <text:s/>3. The semicolon character, `;' (ASCII</text:p>
      <text:p text:style-name="Preformatted_20_Text"><text:s text:c="3"/>0111011).</text:p>
      <text:p text:style-name="Preformatted_20_Text"/>
      <text:p text:style-name="Preformatted_20_Text">:Weenix: /wee'niks/ [ITS] n. A derogatory term for {{UNIX}},</text:p>
      <text:p text:style-name="Preformatted_20_Text"><text:soft-page-break/><text:s text:c="3"/>derived from {UNIX weenie}. <text:s/>According to one noted ex-ITSer, it</text:p>
      <text:p text:style-name="Preformatted_20_Text"><text:s text:c="3"/>is "the operating system preferred by Unix Weenies: typified by</text:p>
      <text:p text:style-name="Preformatted_20_Text"><text:s text:c="3"/>poor modularity, poor reliability, hard file deletion, no file</text:p>
      <text:p text:style-name="Preformatted_20_Text"><text:s text:c="3"/>version numbers, case sensitivity everywhere, and users who believe</text:p>
      <text:p text:style-name="Preformatted_20_Text"><text:s text:c="3"/>that these are all advantages". <text:s/>Some ITS fans behave as though</text:p>
      <text:p text:style-name="Preformatted_20_Text"><text:s text:c="3"/>they believe UNIX stole a future that rightfully belonged to them.</text:p>
      <text:p text:style-name="Preformatted_20_Text"><text:s text:c="3"/>See {{ITS}}, sense 2.</text:p>
      <text:p text:style-name="Preformatted_20_Text"/>
      <text:p text:style-name="Preformatted_20_Text">:well-behaved: adj. 1. [primarily {{MS-DOS}}] Said of software</text:p>
      <text:p text:style-name="Preformatted_20_Text"><text:s text:c="3"/>conforming to system interface guidelines and standards.</text:p>
      <text:p text:style-name="Preformatted_20_Text"><text:s text:c="3"/>Well-behaved software uses the operating system to do chores such</text:p>
      <text:p text:style-name="Preformatted_20_Text"><text:s text:c="3"/>as keyboard input, allocating memory and drawing graphics. <text:s/>Oppose</text:p>
      <text:p text:style-name="Preformatted_20_Text"><text:s text:c="3"/>{ill-behaved}. <text:s/>2. Software that does its job quietly and</text:p>
      <text:p text:style-name="Preformatted_20_Text"><text:s text:c="3"/>without counterintuitive effects. <text:s/>Esp. said of software having</text:p>
      <text:p text:style-name="Preformatted_20_Text"><text:s text:c="3"/>an interface spec sufficiently simple and well-defined that it can</text:p>
      <text:p text:style-name="Preformatted_20_Text"><text:s text:c="3"/>be used as a {tool} by other software. See {cat}.</text:p>
      <text:p text:style-name="Preformatted_20_Text"/>
      <text:p text:style-name="Preformatted_20_Text">:well-connected: adj. Said of a computer installation, this means</text:p>
      <text:p text:style-name="Preformatted_20_Text"><text:s text:c="3"/>that it has reliable email links with the network and/or that</text:p>
      <text:p text:style-name="Preformatted_20_Text"><text:s text:c="3"/>it relays a large fraction of available {USENET} newsgroups.</text:p>
      <text:p text:style-name="Preformatted_20_Text"><text:s text:c="3"/>`Well-known' can be almost synonymous, but also implies that the</text:p>
      <text:p text:style-name="Preformatted_20_Text"><text:s text:c="3"/>site's name is familiar to many (due perhaps to an archive service</text:p>
      <text:p text:style-name="Preformatted_20_Text"><text:s text:c="3"/>or active USENET users).</text:p>
      <text:p text:style-name="Preformatted_20_Text"/>
      <text:p text:style-name="Preformatted_20_Text">:wetware: /wet'weir/ [prob. from the novels of Rudy Rucker] n.</text:p>
      <text:p text:style-name="Preformatted_20_Text"><text:s text:c="3"/>1. The human nervous system, as opposed to computer hardware or</text:p>
      <text:p text:style-name="Preformatted_20_Text"><text:s text:c="3"/>software. <text:s/>"Wetware has 7 plus or minus 2 temporary registers."</text:p>
      <text:p text:style-name="Preformatted_20_Text"><text:s text:c="3"/>2. Human beings (programmers, operators, administrators) attached</text:p>
      <text:p text:style-name="Preformatted_20_Text"><text:s text:c="3"/>to a computer system, as opposed to the system's hardware or</text:p>
      <text:p text:style-name="Preformatted_20_Text"><text:s text:c="3"/>software. <text:s/>See {liveware}, {meatware}.</text:p>
      <text:p text:style-name="Preformatted_20_Text"/>
      <text:p text:style-name="Preformatted_20_Text">:whack: v. According to arch-hacker James Gosling, to "...modify a</text:p>
      <text:p text:style-name="Preformatted_20_Text"><text:s text:c="3"/>program with no idea whatsoever how it works." (See {whacker}.)</text:p>
      <text:p text:style-name="Preformatted_20_Text"><text:s text:c="3"/>Itj. (alt. `wizzy') Describes a {cuspy} program;</text:p>
      <text:p text:style-name="Preformatted_20_Text"><text:s text:c="3"/>one that is feature-rich and well presented.</text:p>
      <text:p text:style-name="Preformatted_20_Text"/>
      <text:p text:style-name="Preformatted_20_Text">:WIBNI: // [Bell Labs: Wouldn't It Be Nice If] n. What most</text:p>
      <text:p text:style-name="Preformatted_20_Text"><text:s text:c="3"/>requirements documents and specifications consist entirely of.</text:p>
      <text:p text:style-name="Preformatted_20_Text"><text:s text:c="3"/>Compare {IWBNI}.</text:p>
      <text:p text:style-name="Preformatted_20_Text"/>
      <text:p text:style-name="Preformatted_20_Text">:widget: n. 1. A meta-thing. <text:s/>Used to stand for a real object in</text:p>
      <text:p text:style-name="Preformatted_20_Text"><text:s text:c="3"/>didactic examples (especially database tutorials). <text:s/>Legend has it</text:p>
      <text:p text:style-name="Preformatted_20_Text"><text:s text:c="3"/>that the original widgets were holders for buggy whips. <text:s/>"But</text:p>
      <text:p text:style-name="Preformatted_20_Text"><text:s text:c="3"/>suppose the parts list for a widget has 52 entries...."</text:p>
      <text:p text:style-name="Preformatted_20_Text"><text:s text:c="3"/>2. [poss. evoking `window gadget'] A user interface object in</text:p>
      <text:p text:style-name="Preformatted_20_Text"><text:s text:c="3"/>{X} graphical user interfaces.</text:p>
      <text:p text:style-name="Preformatted_20_Text"/>
      <text:p text:style-name="Preformatted_20_Text">:wiggles: n. [scientific computation] In solving partial differential</text:p>
      <text:p text:style-name="Preformatted_20_Text"><text:s text:c="3"/>equations by finite difference and similar methods, wiggles are</text:p>
      <text:p text:style-name="Preformatted_20_Text"><text:s text:c="3"/>sawtooth (up-down-up-down) oscillations at the shortest wavelength</text:p>
      <text:p text:style-name="Preformatted_20_Text"><text:s text:c="3"/>representable on the grid. <text:s/>If an algorithm is unstable, this is</text:p>
      <text:p text:style-name="Preformatted_20_Text"><text:s text:c="3"/>often the most unstable waveform, so it grows to dominate the</text:p>
      <text:p text:style-name="Preformatted_20_Text"><text:s text:c="3"/>solution. <text:s/>Alternatively, stable (though inaccurate) wiggles can be</text:p>
      <text:p text:style-name="Preformatted_20_Text"><text:s text:c="3"/>generated near a discontinuity by a Gibbs phenomenon.</text:p>
      <text:p text:style-name="Preformatted_20_Text"/>
      <text:p text:style-name="Preformatted_20_Text">:WIMP environment: n. [acronymic from `Window, Icon, Menu, Pointing</text:p>
      <text:p text:style-name="Preformatted_20_Text"><text:s text:c="3"/>device (or Pull-down menu)'] A graphical-user-interface-based</text:p>
      <text:p text:style-name="Preformatted_20_Text"><text:s text:c="3"/>environment such as {X} or the Macintosh interface, as described</text:p>
      <text:p text:style-name="Preformatted_20_Text"><text:soft-page-break/><text:s text:c="3"/>by a hacker who prefers command-line interfaces for their superior</text:p>
      <text:p text:style-name="Preformatted_20_Text"><text:s text:c="3"/>flexibility and extensibility. <text:s/>See {menuitis},</text:p>
      <text:p text:style-name="Preformatted_20_Text"><text:s text:c="3"/>{user-obsequious}.</text:p>
      <text:p text:style-name="Preformatted_20_Text"/>
      <text:p text:style-name="Preformatted_20_Text">:win: [MIT] 1. vi. To succeed. <text:s/>A program wins if no unexpected</text:p>
      <text:p text:style-name="Preformatted_20_Text"><text:s text:c="3"/>conditions arise, or (especially) if it sufficiently {robust} to</text:p>
      <text:p text:style-name="Preformatted_20_Text"><text:s text:c="3"/>take exceptions in stride. <text:s/>2. n. Success, or a specific instance</text:p>
      <text:p text:style-name="Preformatted_20_Text"><text:s text:c="3"/>thereof. <text:s/>A pleasing outcome. <text:s/>A {feature}. <text:s/>Emphatic forms:</text:p>
      <text:p text:style-name="Preformatted_20_Text"><text:s text:c="3"/>`moby win', `super win', `hyper-win' (often used</text:p>
      <text:p text:style-name="Preformatted_20_Text"><text:s text:c="3"/>interjectively as a reply). <text:s/>For some reason `suitable win' is</text:p>
      <text:p text:style-name="Preformatted_20_Text"><text:s text:c="3"/>also common at MIT, usually in reference to a satisfactory solution</text:p>
      <text:p text:style-name="Preformatted_20_Text"><text:s text:c="3"/>to a problem. <text:s/>Oppose {lose}; see also {big win}, which isn't</text:p>
      <text:p text:style-name="Preformatted_20_Text"><text:s text:c="3"/>quite just an intensification of `win'.</text:p>
      <text:p text:style-name="Preformatted_20_Text"/>
      <text:p text:style-name="Preformatted_20_Text">:win big: vi. To experience serendipity. <text:s/>"I went shopping and won</text:p>
      <text:p text:style-name="Preformatted_20_Text"><text:s text:c="3"/>big; there was a 2-for-1 sale." See {big win}.</text:p>
      <text:p text:style-name="Preformatted_20_Text"/>
      <text:p text:style-name="Preformatted_20_Text">:win win: interj. Expresses pleasure at a {win}.</text:p>
      <text:p text:style-name="Preformatted_20_Text"/>
      <text:p text:style-name="Preformatted_20_Text">:Winchester:: n. Informal generic term for `floating-head'</text:p>
      <text:p text:style-name="Preformatted_20_Text"><text:s text:c="3"/>magnetic-disk drives in which the read-write head planes over the</text:p>
      <text:p text:style-name="Preformatted_20_Text"><text:s text:c="3"/>disk surface on an air cushion. <text:s/>The name arose because the</text:p>
      <text:p text:style-name="Preformatted_20_Text"><text:s text:c="3"/>original 1973 engineering prototype for what later became the</text:p>
      <text:p text:style-name="Preformatted_20_Text"><text:s text:c="3"/>IBM 3340 featured two 30-megabyte volumes; 30--30 became</text:p>
      <text:p text:style-name="Preformatted_20_Text"><text:s text:c="3"/>`Winchester' when somebody noticed the similarity to the common</text:p>
      <text:p text:style-name="Preformatted_20_Text"><text:s text:c="3"/>term for a famous Winchester rifle (in the latter, the first 30</text:p>
      <text:p text:style-name="Preformatted_20_Text"><text:s text:c="3"/>referred to caliber and the second to the grain weight of the</text:p>
      <text:p text:style-name="Preformatted_20_Text"><text:s text:c="3"/>charge).</text:p>
      <text:p text:style-name="Preformatted_20_Text"/>
      <text:p text:style-name="Preformatted_20_Text">:window shopping: [US Geological Survey] n. Among users of {WIMP</text:p>
      <text:p text:style-name="Preformatted_20_Text"><text:s text:c="3"/>environment}s like {X} or the Macintosh, extended</text:p>
      <text:p text:style-name="Preformatted_20_Text"><text:s text:c="3"/>experimentation with new window colors, fonts, and icon shapes.</text:p>
      <text:p text:style-name="Preformatted_20_Text"><text:s text:c="3"/>This activity can take up hours of what might otherwise have been</text:p>
      <text:p text:style-name="Preformatted_20_Text"><text:s text:c="3"/>productive working time. <text:s/>"I spent the afternoon window shopping</text:p>
      <text:p text:style-name="Preformatted_20_Text"><text:s text:c="3"/>until I found the coolest shade of green for my active window</text:p>
      <text:p text:style-name="Preformatted_20_Text"><text:s text:c="3"/>borders --- now they perfectly match my medium slate blue</text:p>
      <text:p text:style-name="Preformatted_20_Text"><text:s text:c="3"/>background." <text:s/>The serious window shoppers will spend their days</text:p>
      <text:p text:style-name="Preformatted_20_Text"><text:s text:c="3"/>with bitmap editors, creating new and different icons and</text:p>
      <text:p text:style-name="Preformatted_20_Text"><text:s text:c="3"/>background patterns for all to see. <text:s/>Also: `window dressing', the</text:p>
      <text:p text:style-name="Preformatted_20_Text"><text:s text:c="3"/>act of applying new fonts, colors, etc. <text:s/>See {fritterware},</text:p>
      <text:p text:style-name="Preformatted_20_Text"><text:s text:c="3"/>compare {macdink}.</text:p>
      <text:p text:style-name="Preformatted_20_Text"/>
      <text:p text:style-name="Preformatted_20_Text">:winged comments: n. Comments set on the same line as code, as</text:p>
      <text:p text:style-name="Preformatted_20_Text"><text:s text:c="3"/>opposed to {boxed comments}. <text:s/>In C, for example:</text:p>
      <text:p text:style-name="Preformatted_20_Text"/>
      <text:p text:style-name="Preformatted_20_Text"><text:s text:c="5"/>d = sqrt(x*x + y*y); <text:s/>/* distance from origin */</text:p>
      <text:p text:style-name="Preformatted_20_Text"/>
      <text:p text:style-name="Preformatted_20_Text"><text:s text:c="3"/>Generally these refer only to the action(s) taken on that line.</text:p>
      <text:p text:style-name="Preformatted_20_Text"/>
      <text:p text:style-name="Preformatted_20_Text">:winkey: n. (alt. `winkey face') <text:s/>See {emoticon}.</text:p>
      <text:p text:style-name="Preformatted_20_Text"/>
      <text:p text:style-name="Preformatted_20_Text">:winnage: /win'*j/ n. The situation when a lossage is corrected, or</text:p>
      <text:p text:style-name="Preformatted_20_Text"><text:s text:c="3"/>when something is winning.</text:p>
      <text:p text:style-name="Preformatted_20_Text"/>
      <text:p text:style-name="Preformatted_20_Text">:winner: 1. n. An unexpectedly good situation, program, programmer,</text:p>
      <text:p text:style-name="Preformatted_20_Text"><text:s text:c="3"/>or person. <text:s/>"So it turned out I could use a {lexer} generator</text:p>
      <text:p text:style-name="Preformatted_20_Text"><text:s text:c="3"/>instead of hand-coding my own pattern recognizer. <text:s/>What a win!"</text:p>
      <text:p text:style-name="Preformatted_20_Text"><text:s text:c="3"/>2. `real winner': Often sarcastic, but also used as high praise</text:p>
      <text:p text:style-name="Preformatted_20_Text"><text:soft-page-break/><text:s text:c="3"/>(see also the note under {user}). "He's a real winner --- never</text:p>
      <text:p text:style-name="Preformatted_20_Text"><text:s text:c="3"/>reports a bug till he can duplicate it and send in an</text:p>
      <text:p text:style-name="Preformatted_20_Text"><text:s text:c="3"/>example."</text:p>
      <text:p text:style-name="Preformatted_20_Text"/>
      <text:p text:style-name="Preformatted_20_Text">:winnitude: /win'*-t[y]ood/ n. The quality of winning (as opposed</text:p>
      <text:p text:style-name="Preformatted_20_Text"><text:s text:c="3"/>to {winnage}, which is the result of winning). <text:s/>"Guess what?</text:p>
      <text:p text:style-name="Preformatted_20_Text"><text:s text:c="3"/>They tweaked the microcode and now the LISP interpreter runs twice</text:p>
      <text:p text:style-name="Preformatted_20_Text"><text:s text:c="3"/>as fast as it used to." <text:s/>"That's really great! <text:s/>Boy, what</text:p>
      <text:p text:style-name="Preformatted_20_Text"><text:s text:c="3"/>winnitude!" <text:s/>"Yup. I'll probably get a half-hour's winnage on the</text:p>
      <text:p text:style-name="Preformatted_20_Text"><text:s text:c="3"/>next run of my program." <text:s/>Perhaps curiously, the obvious antonym</text:p>
      <text:p text:style-name="Preformatted_20_Text"><text:s text:c="3"/>`lossitude' is rare.</text:p>
      <text:p text:style-name="Preformatted_20_Text"/>
      <text:p text:style-name="Preformatted_20_Text">:wired: n. See {hardwired}.</text:p>
      <text:p text:style-name="Preformatted_20_Text"/>
      <text:p text:style-name="Preformatted_20_Text">:wirehead: /wi:r'hed/ n. [prob. from SF slang for an</text:p>
      <text:p text:style-name="Preformatted_20_Text"><text:s text:c="3"/>electrical-brain-stimulation addict] 1. A hardware hacker,</text:p>
      <text:p text:style-name="Preformatted_20_Text"><text:s text:c="3"/>especially one who concentrates on communications hardware. <text:s/>2. An</text:p>
      <text:p text:style-name="Preformatted_20_Text"><text:s text:c="3"/>expert in local-area networks. <text:s/>A wirehead can be a network</text:p>
      <text:p text:style-name="Preformatted_20_Text"><text:s text:c="3"/>software wizard too, but will always have the ability to deal with</text:p>
      <text:p text:style-name="Preformatted_20_Text"><text:s text:c="3"/>network hardware, down to the smallest component. <text:s/>Wireheads are</text:p>
      <text:p text:style-name="Preformatted_20_Text"><text:s text:c="3"/>known for their ability to lash up an Ethernet terminator from</text:p>
      <text:p text:style-name="Preformatted_20_Text"><text:s text:c="3"/>spare resistors, for example.</text:p>
      <text:p text:style-name="Preformatted_20_Text"/>
      <text:p text:style-name="Preformatted_20_Text">:wirewater: n. Syn. {programming fluid}. <text:s/>This melds the</text:p>
      <text:p text:style-name="Preformatted_20_Text"><text:s text:c="3"/>mainstream slang adjective `wired' (stimulated, up, hyperactive)</text:p>
      <text:p text:style-name="Preformatted_20_Text"><text:s text:c="3"/>with `firewater'.</text:p>
      <text:p text:style-name="Preformatted_20_Text"/>
      <text:p text:style-name="Preformatted_20_Text">:wish list: n. A list of desired features or bug fixes that probably</text:p>
      <text:p text:style-name="Preformatted_20_Text"><text:s text:c="3"/>won't get done for a long time, usually because the person</text:p>
      <text:p text:style-name="Preformatted_20_Text"><text:s text:c="3"/>responsible for the code is too busy or can't think of a clean way</text:p>
      <text:p text:style-name="Preformatted_20_Text"><text:s text:c="3"/>to do it. <text:s/>"OK, I'll add automatic filename completion to the wish</text:p>
      <text:p text:style-name="Preformatted_20_Text"><text:s text:c="3"/>list for the new interface." Compare {tick-list features}.</text:p>
      <text:p text:style-name="Preformatted_20_Text"/>
      <text:p text:style-name="Preformatted_20_Text">:within delta of: adj. See {delta}.</text:p>
      <text:p text:style-name="Preformatted_20_Text"/>
      <text:p text:style-name="Preformatted_20_Text">:within epsilon of: adj. See {epsilon}.</text:p>
      <text:p text:style-name="Preformatted_20_Text"/>
      <text:p text:style-name="Preformatted_20_Text">:wizard: n. 1. A person who knows how a complex piece of software</text:p>
      <text:p text:style-name="Preformatted_20_Text"><text:s text:c="3"/>or hardware works (that is, who {grok}s it); esp. someone who</text:p>
      <text:p text:style-name="Preformatted_20_Text"><text:s text:c="3"/>can find and fix bugs quickly in an emergency. <text:s/>Someone is a</text:p>
      <text:p text:style-name="Preformatted_20_Text"><text:s text:c="3"/>{hacker} if he or she has general hacking ability, but is a wizard</text:p>
      <text:p text:style-name="Preformatted_20_Text"><text:s text:c="3"/>with respect to something only if he or she has specific detailed</text:p>
      <text:p text:style-name="Preformatted_20_Text"><text:s text:c="3"/>knowledge of that thing. <text:s/>A good hacker could become a wizard for</text:p>
      <text:p text:style-name="Preformatted_20_Text"><text:s text:c="3"/>something given the time to study it. <text:s/>2. A person who is permitted</text:p>
      <text:p text:style-name="Preformatted_20_Text"><text:s text:c="3"/>to do things forbidden to ordinary people; one who has {wheel}</text:p>
      <text:p text:style-name="Preformatted_20_Text"><text:s text:c="3"/>privileges on a system. <text:s/>3. A UNIX expert, esp. a UNIX systems</text:p>
      <text:p text:style-name="Preformatted_20_Text"><text:s text:c="3"/>programmer. <text:s/>This usage is well enough established that `UNIX</text:p>
      <text:p text:style-name="Preformatted_20_Text"><text:s text:c="3"/>Wizard' is a recognized job title at some corporations and to most</text:p>
      <text:p text:style-name="Preformatted_20_Text"><text:s text:c="3"/>headhunters. <text:s/>See {guru}, {lord high fixer}. <text:s/>See also</text:p>
      <text:p text:style-name="Preformatted_20_Text"><text:s text:c="3"/>{deep magic}, {heavy wizardry}, {incantation}, {magic},</text:p>
      <text:p text:style-name="Preformatted_20_Text"><text:s text:c="3"/>{mutter}, {rain dance}, {voodoo programming}, {wave a</text:p>
      <text:p text:style-name="Preformatted_20_Text"><text:s text:c="3"/>dead chicken}.</text:p>
      <text:p text:style-name="Preformatted_20_Text"/>
      <text:p text:style-name="Preformatted_20_Text">:Wizard Book: n. Hal Abelson's, Jerry Sussman's and Julie Sussman's</text:p>
      <text:p text:style-name="Preformatted_20_Text"><text:s text:c="3"/>`Structure and Interpretation of Computer Programs' (MIT</text:p>
      <text:p text:style-name="Preformatted_20_Text"><text:s text:c="3"/>Press, 1984; ISBN 0-262-01077-1), an excellent computer science text</text:p>
      <text:p text:style-name="Preformatted_20_Text"><text:s text:c="3"/>used in introductory courses at MIT. <text:s/>So called because of the</text:p>
      <text:p text:style-name="Preformatted_20_Text"><text:s text:c="3"/>wizard on the jacket. <text:s/>One of the {bible}s of the LISP/Scheme</text:p>
      <text:p text:style-name="Preformatted_20_Text"><text:soft-page-break/><text:s text:c="3"/>world. <text:s/>Also, less commonly, known as the {Purple Book}.</text:p>
      <text:p text:style-name="Preformatted_20_Text"/>
      <text:p text:style-name="Preformatted_20_Text">:wizard mode: [from {rogue}] n. A special access mode of a program or</text:p>
      <text:p text:style-name="Preformatted_20_Text"><text:s text:c="3"/>system, usually passworded, that permits some users godlike</text:p>
      <text:p text:style-name="Preformatted_20_Text"><text:s text:c="3"/>privileges. <text:s/>Generally not used for operating systems themselves</text:p>
      <text:p text:style-name="Preformatted_20_Text"><text:s text:c="3"/>(`root mode' or `wheel mode' would be used instead).</text:p>
      <text:p text:style-name="Preformatted_20_Text"/>
      <text:p text:style-name="Preformatted_20_Text">:wizardly: adj. Pertaining to wizards. <text:s/>A wizardly {feature} is one</text:p>
      <text:p text:style-name="Preformatted_20_Text"><text:s text:c="3"/>that only a wizard could understand or use properly.</text:p>
      <text:p text:style-name="Preformatted_20_Text"/>
      <text:p text:style-name="Preformatted_20_Text">:womb box: n. 1. [TMRC] Storage space for equipment. <text:s/>2. [proposed]</text:p>
      <text:p text:style-name="Preformatted_20_Text"><text:s text:c="3"/>A variety of hard-shell equipment case with heavy interior padding</text:p>
      <text:p text:style-name="Preformatted_20_Text"><text:s text:c="3"/>and/or shaped carrier cutouts in a foam-rubber matrix; mundanely</text:p>
      <text:p text:style-name="Preformatted_20_Text"><text:s text:c="3"/>called a `flight case'. <text:s/>Used for delicate test equipment,</text:p>
      <text:p text:style-name="Preformatted_20_Text"><text:s text:c="3"/>electronics, and musical instruments.</text:p>
      <text:p text:style-name="Preformatted_20_Text"/>
      <text:p text:style-name="Preformatted_20_Text">:WOMBAT: [Waste Of Money, Brains, And Time] adj. Applied to problems</text:p>
      <text:p text:style-name="Preformatted_20_Text"><text:s text:c="3"/>which are both profoundly {uninteresting} in themselves and</text:p>
      <text:p text:style-name="Preformatted_20_Text"><text:s text:c="3"/>unlikely to benefit anyone interesting even if solved. <text:s/>Often used</text:p>
      <text:p text:style-name="Preformatted_20_Text"><text:s text:c="3"/>in fanciful constructions such as `wrestling with a wombat'. <text:s/>See</text:p>
      <text:p text:style-name="Preformatted_20_Text"><text:s text:c="3"/>also {crawling horror}, {SMOP}. <text:s/>Also note the rather different</text:p>
      <text:p text:style-name="Preformatted_20_Text"><text:s text:c="3"/>usage as a metasyntactic variable in {{Commonwealth Hackish}}.</text:p>
      <text:p text:style-name="Preformatted_20_Text"/>
      <text:p text:style-name="Preformatted_20_Text">:wonky: /wong'kee/ [from Australian slang] adj. Yet another</text:p>
      <text:p text:style-name="Preformatted_20_Text"><text:s text:c="3"/>approximate synonym for {broken}. <text:s/>Specifically connotes a</text:p>
      <text:p text:style-name="Preformatted_20_Text"><text:s text:c="3"/>malfunction that produces behavior seen as crazy, humorous, or</text:p>
      <text:p text:style-name="Preformatted_20_Text"><text:s text:c="3"/>amusingly perverse. <text:s/>"That was the day the printer's font logic</text:p>
      <text:p text:style-name="Preformatted_20_Text"><text:s text:c="3"/>went wonky and everybody's listings came out in Tengwar." <text:s/>Also in</text:p>
      <text:p text:style-name="Preformatted_20_Text"><text:s text:c="3"/>`wonked out'. <text:s/>See {funky}, {demented}, {bozotic}.</text:p>
      <text:p text:style-name="Preformatted_20_Text"/>
      <text:p text:style-name="Preformatted_20_Text">:woofer: [University of Waterloo] n. Some varieties of wide paper</text:p>
      <text:p text:style-name="Preformatted_20_Text"><text:s text:c="3"/>for printers have a perforation 8.5 inches from the left margin</text:p>
      <text:p text:style-name="Preformatted_20_Text"><text:s text:c="3"/>that allows the excess on the right-hand side to be torn off when</text:p>
      <text:p text:style-name="Preformatted_20_Text"><text:s text:c="3"/>the print format is 80 columns or less wide. <text:s/>The right-hand excess</text:p>
      <text:p text:style-name="Preformatted_20_Text"><text:s text:c="3"/>may be called `woofer'. <text:s/>This term (like {tweeter}, which see)</text:p>
      <text:p text:style-name="Preformatted_20_Text"><text:s text:c="3"/>has been in use at Waterloo since 1972, but is elsewhere unknown.</text:p>
      <text:p text:style-name="Preformatted_20_Text"><text:s text:c="3"/>In audio jargon, the word refers to the bass speaker(s) on a hi-fi.</text:p>
      <text:p text:style-name="Preformatted_20_Text"><text:s text:c="3"/>2. A procedure to be employed by the user in order to do what some</text:p>
      <text:p text:style-name="Preformatted_20_Text"><text:s text:c="3"/>currently non-working feature should do. <text:s/>Hypothetical example:</text:p>
      <text:p text:style-name="Preformatted_20_Text"><text:s text:c="3"/>"Using META-F7 {crash}es the 4.43 build of Weemax, but as a</text:p>
      <text:p text:style-name="Preformatted_20_Text"><text:s text:c="3"/>workaround you can type CTRL-R, then SHIFT-F5, and delete the</text:p>
      <text:p text:style-name="Preformatted_20_Text"><text:s text:c="3"/>remaining {cruft} by hand."</text:p>
      <text:p text:style-name="Preformatted_20_Text"/>
      <text:p text:style-name="Preformatted_20_Text">:workaround: n. A temporary {kluge} inserted in a system under</text:p>
      <text:p text:style-name="Preformatted_20_Text"><text:s text:c="3"/>development or test in order to avoid the effects of a {bug} or</text:p>
      <text:p text:style-name="Preformatted_20_Text"><text:s text:c="3"/>{misfeature} so that work can continue. <text:s/>Theoretically,</text:p>
      <text:p text:style-name="Preformatted_20_Text"><text:s text:c="3"/>workarounds are always replaced by {fix}es; in practice,</text:p>
      <text:p text:style-name="Preformatted_20_Text"><text:s text:c="3"/>customers often find themselves living with workarounds in the</text:p>
      <text:p text:style-name="Preformatted_20_Text"><text:s text:c="3"/>first couple of releases. <text:s/>"The code died on NUL characters in the</text:p>
      <text:p text:style-name="Preformatted_20_Text"><text:s text:c="3"/>input, so I fixed it to interpret them as spaces." <text:s/>"That's not a</text:p>
      <text:p text:style-name="Preformatted_20_Text"><text:s text:c="3"/>fix, that's a workaround!"</text:p>
      <text:p text:style-name="Preformatted_20_Text"/>
      <text:p text:style-name="Preformatted_20_Text">:working as designed: [IBM] adj. 1. In conformance to a wrong or</text:p>
      <text:p text:style-name="Preformatted_20_Text"><text:s text:c="3"/>inappropriate specification; useful, but misdesigned.</text:p>
      <text:p text:style-name="Preformatted_20_Text"><text:s text:c="3"/>2. Frequently used as a sardonic comment on a program's utility.</text:p>
      <text:p text:style-name="Preformatted_20_Text"><text:s text:c="3"/>3. Unfortunately also used as a bogus reason for not accepting a</text:p>
      <text:p text:style-name="Preformatted_20_Text"><text:s text:c="3"/>criticism or suggestion. <text:s/>At {IBM}, this sense is used in</text:p>
      <text:p text:style-name="Preformatted_20_Text"><text:s text:c="3"/>official documents! <text:s/>See {BAD}.</text:p>
      <text:p text:style-name="Preformatted_20_Text"><text:soft-page-break/></text:p>
      <text:p text:style-name="Preformatted_20_Text">:worm: [from `tapeworm' in John Brunner's novel `The</text:p>
      <text:p text:style-name="Preformatted_20_Text"><text:s text:c="3"/>Shockwave Rider', via XEROX PARC] n. A program that propagates</text:p>
      <text:p text:style-name="Preformatted_20_Text"><text:s text:c="3"/>itself over a network, reproducing itself as it goes. <text:s/>Compare</text:p>
      <text:p text:style-name="Preformatted_20_Text"><text:s text:c="3"/>{virus}. <text:s/>Nowadays the term has negative connotations, as it is</text:p>
      <text:p text:style-name="Preformatted_20_Text"><text:s text:c="3"/>assumed that only {cracker}s write worms. <text:s/>Perhaps the</text:p>
      <text:p text:style-name="Preformatted_20_Text"><text:s text:c="3"/>best-known example was Robert T. Morris's `Internet Worm' of 1988,</text:p>
      <text:p text:style-name="Preformatted_20_Text"><text:s text:c="3"/>a `benign' one that got out of control and hogged hundreds of</text:p>
      <text:p text:style-name="Preformatted_20_Text"><text:s text:c="3"/>Suns and VAXen across the U.S. <text:s/>See also {cracker}, {RTM},</text:p>
      <text:p text:style-name="Preformatted_20_Text"><text:s text:c="3"/>{Trojan horse}, {ice}, and {Great Worm, the}.</text:p>
      <text:p text:style-name="Preformatted_20_Text"/>
      <text:p text:style-name="Preformatted_20_Text">:wound around the axle: adj. In an infinite loop. <text:s/>Often used by older</text:p>
      <text:p text:style-name="Preformatted_20_Text"><text:s text:c="3"/>computer types.</text:p>
      <text:p text:style-name="Preformatted_20_Text"/>
      <text:p text:style-name="Preformatted_20_Text">:wrap around: vi. (also n. `wraparound' and v. shorthand</text:p>
      <text:p text:style-name="Preformatted_20_Text"><text:s text:c="3"/>`wrap') 1. [techspeak] The action of a counter that starts over</text:p>
      <text:p text:style-name="Preformatted_20_Text"><text:s text:c="3"/>at zero or at `minus infinity' (see {infinity}) after its</text:p>
      <text:p text:style-name="Preformatted_20_Text"><text:s text:c="3"/>maximum value has been reached, and continues incrementing, either</text:p>
      <text:p text:style-name="Preformatted_20_Text"><text:s text:c="3"/>because it is programmed to do so or because of an overflow (as</text:p>
      <text:p text:style-name="Preformatted_20_Text"><text:s text:c="3"/>when a car's odometer starts over at 0). <text:s/>2. To change {phase}</text:p>
      <text:p text:style-name="Preformatted_20_Text"><text:s text:c="3"/>gradually and continuously by maintaining a steady wake-sleep cycle</text:p>
      <text:p text:style-name="Preformatted_20_Text"><text:s text:c="3"/>somewhat longer than 24 hours, e.g., living six long (28-hour) days</text:p>
      <text:p text:style-name="Preformatted_20_Text"><text:s text:c="3"/>in a week (or, equivalently, sleeping at the rate of</text:p>
      <text:p text:style-name="Preformatted_20_Text"><text:s text:c="3"/>10 microhertz). <text:s/>This sense is also called {phase-wrapping}.</text:p>
      <text:p text:style-name="Preformatted_20_Text"/>
      <text:p text:style-name="Preformatted_20_Text">:write-only code: [a play on `read-only memory'] n. Code so</text:p>
      <text:p text:style-name="Preformatted_20_Text"><text:s text:c="3"/>arcane, complex, or ill-structured that it cannot be modified or</text:p>
      <text:p text:style-name="Preformatted_20_Text"><text:s text:c="3"/>even comprehended by anyone but its author, and possibly not even</text:p>
      <text:p text:style-name="Preformatted_20_Text"><text:s text:c="3"/>by him/her. <text:s/>A {Bad Thing}.</text:p>
      <text:p text:style-name="Preformatted_20_Text"/>
      <text:p text:style-name="Preformatted_20_Text">:write-only language: n. A language with syntax (or semantics)</text:p>
      <text:p text:style-name="Preformatted_20_Text"><text:s text:c="3"/>sufficiently dense and bizarre that any routine of significant size</text:p>
      <text:p text:style-name="Preformatted_20_Text"><text:s text:c="3"/>is {write-only code}. <text:s/>A sobriquet applied occasionally to C and</text:p>
      <text:p text:style-name="Preformatted_20_Text"><text:s text:c="3"/>often to APL, though {INTERCAL} and {TECO} certainly deserve it</text:p>
      <text:p text:style-name="Preformatted_20_Text"><text:s text:c="3"/>more.</text:p>
      <text:p text:style-name="Preformatted_20_Text"/>
      <text:p text:style-name="Preformatted_20_Text">:write-only memory: n. The obvious antonym to `read-only</text:p>
      <text:p text:style-name="Preformatted_20_Text"><text:s text:c="3"/>memory'. <text:s/>Out of frustration with the long and seemingly useless</text:p>
      <text:p text:style-name="Preformatted_20_Text"><text:s text:c="3"/>chain of approvals required of component specifications, during</text:p>
      <text:p text:style-name="Preformatted_20_Text"><text:s text:c="3"/>which no actual checking seemed to occur, an engineer at Signetics</text:p>
      <text:p text:style-name="Preformatted_20_Text"><text:s text:c="3"/>once created a specification for a write-only memory and included</text:p>
      <text:p text:style-name="Preformatted_20_Text"><text:s text:c="3"/>it with a bunch of other specifications to be approved. <text:s/>This</text:p>
      <text:p text:style-name="Preformatted_20_Text"><text:s text:c="3"/>inclusion came to the attention of Signetics {management} only</text:p>
      <text:p text:style-name="Preformatted_20_Text"><text:s text:c="3"/>when regular customers started calling and asking for pricing</text:p>
      <text:p text:style-name="Preformatted_20_Text"><text:s text:c="3"/>information. <text:s/>Signetics published a corrected edition of the data</text:p>
      <text:p text:style-name="Preformatted_20_Text"><text:s text:c="3"/>book and requested the return of the `erroneous' ones. <text:s/>Later,</text:p>
      <text:p text:style-name="Preformatted_20_Text"><text:s text:c="3"/>around 1974, Signetics bought a double-page spread in `Electronics'</text:p>
      <text:p text:style-name="Preformatted_20_Text"><text:s text:c="3"/>magazine's April issue and used the spec as an April Fools' Day</text:p>
      <text:p text:style-name="Preformatted_20_Text"><text:s text:c="3"/>joke. <text:s/>Instead of the more conventional characteristic curves, the</text:p>
      <text:p text:style-name="Preformatted_20_Text"><text:s text:c="3"/>25120 "fully encoded, 9046 x N, Random Access, write-only-memory"</text:p>
      <text:p text:style-name="Preformatted_20_Text"><text:s text:c="3"/>data sheet included diagrams of "bit capacity vs. Temp.",</text:p>
      <text:p text:style-name="Preformatted_20_Text"><text:s text:c="3"/>"Iff vs. Vff", "Number of pins remaining vs. number of socket</text:p>
      <text:p text:style-name="Preformatted_20_Text"><text:s text:c="3"/>insertions", and "AQL vs. selling price". <text:s/>The 25120 required a</text:p>
      <text:p text:style-name="Preformatted_20_Text"><text:s text:c="3"/>6.3 VAC VFF supply, a +10V VCC, and VDD of 0V, +/- 2%.</text:p>
      <text:p text:style-name="Preformatted_20_Text"/>
      <text:p text:style-name="Preformatted_20_Text">:Wrong Thing: n. A design, action, or decision that is clearly</text:p>
      <text:p text:style-name="Preformatted_20_Text"><text:s text:c="3"/>incorrect or inappropriate. <text:s/>Often capitalized; always emphasized</text:p>
      <text:p text:style-name="Preformatted_20_Text"><text:s text:c="3"/>in speech as if capitalized. <text:s/>The opposite of the {Right Thing};</text:p>
      <text:p text:style-name="Preformatted_20_Text"><text:soft-page-break/><text:s text:c="3"/>more generally, anything that is not the Right Thing. <text:s/>In cases</text:p>
      <text:p text:style-name="Preformatted_20_Text"><text:s text:c="3"/>where `the good is the enemy of the best', the merely good ---</text:p>
      <text:p text:style-name="Preformatted_20_Text"><text:s text:c="3"/>although good --- is nevertheless the Wrong Thing. "In C, the</text:p>
      <text:p text:style-name="Preformatted_20_Text"><text:s text:c="3"/>default is for module-level declarations to be visible everywhere,</text:p>
      <text:p text:style-name="Preformatted_20_Text"><text:s text:c="3"/>rather than just within the module. <text:s/>This is clearly the Wrong</text:p>
      <text:p text:style-name="Preformatted_20_Text"><text:s text:c="3"/>Thing."</text:p>
      <text:p text:style-name="Preformatted_20_Text"/>
      <text:p text:style-name="Preformatted_20_Text">:wugga wugga: /wuh'g* wuh'g*/ n. Imaginary sound that a computer</text:p>
      <text:p text:style-name="Preformatted_20_Text"><text:s text:c="3"/>program makes as it labors with a tedious or difficult task.</text:p>
      <text:p text:style-name="Preformatted_20_Text"><text:s text:c="3"/>Compare {cruncha cruncha cruncha}, {grind} (sense 4).</text:p>
      <text:p text:style-name="Preformatted_20_Text"/>
      <text:p text:style-name="Preformatted_20_Text">:wumpus: /wuhm'p*s/ n. The central monster (and, in many</text:p>
      <text:p text:style-name="Preformatted_20_Text"><text:s text:c="3"/>versions, the name) of a famous family of very early computer games</text:p>
      <text:p text:style-name="Preformatted_20_Text"><text:s text:c="3"/>called "Hunt The Wumpus", dating back at least to 1972 (several</text:p>
      <text:p text:style-name="Preformatted_20_Text"><text:s text:c="3"/>years before {ADVENT}) on the Dartmouth Time-Sharing System.</text:p>
      <text:p text:style-name="Preformatted_20_Text"><text:s text:c="3"/>The wumpus lived somewhere in a cave with the topology of an</text:p>
      <text:p text:style-name="Preformatted_20_Text"><text:s text:c="3"/>dodecahedron's edge/vertex graph (later versions supported other</text:p>
      <text:p text:style-name="Preformatted_20_Text"><text:s text:c="3"/>topologies, including an icosahedron and M"obius strip). The player</text:p>
      <text:p text:style-name="Preformatted_20_Text"><text:s text:c="3"/>started somewhere at random in the cave with five `crooked</text:p>
      <text:p text:style-name="Preformatted_20_Text"><text:s text:c="3"/>arrows'; these could be shot through up to three connected rooms,</text:p>
      <text:p text:style-name="Preformatted_20_Text"><text:s text:c="3"/>and would kill the wumpus on a hit (later versions introduced</text:p>
      <text:p text:style-name="Preformatted_20_Text"><text:s text:c="3"/>the wounded wumpus, which got very angry). <text:s/>Unfortunately for</text:p>
      <text:p text:style-name="Preformatted_20_Text"><text:s text:c="3"/>players, the movement necessary to map the maze was made hazardous</text:p>
      <text:p text:style-name="Preformatted_20_Text"><text:s text:c="3"/>not merely by the wumpus (which would eat you if you stepped on</text:p>
      <text:p text:style-name="Preformatted_20_Text"><text:s text:c="3"/>him) but by bottomless pits and colonies of super bats that would</text:p>
      <text:p text:style-name="Preformatted_20_Text"><text:s text:c="3"/>pick you up and drop you at a random location (later versions added</text:p>
      <text:p text:style-name="Preformatted_20_Text"><text:s text:c="3"/>`anaerobic termites' that ate arrows, bat migrations, and</text:p>
      <text:p text:style-name="Preformatted_20_Text"><text:s text:c="3"/>earthquakes that randomly changed pit locations).</text:p>
      <text:p text:style-name="Preformatted_20_Text"/>
      <text:p text:style-name="Preformatted_20_Text"><text:s text:c="3"/>This game appears to have been the first to use a non-random</text:p>
      <text:p text:style-name="Preformatted_20_Text"><text:s text:c="3"/>graph-structured map (as opposed to a rectangular grid like the</text:p>
      <text:p text:style-name="Preformatted_20_Text"><text:s text:c="3"/>even older Star Trek games). <text:s/>In this respect, as in the</text:p>
      <text:p text:style-name="Preformatted_20_Text"><text:s text:c="3"/>dungeon-like setting and its terse, amusing messages, it prefigured</text:p>
      <text:p text:style-name="Preformatted_20_Text"><text:s text:c="3"/>{ADVENT} and {Zork} and was directly ancestral to both (Zork</text:p>
      <text:p text:style-name="Preformatted_20_Text"><text:s text:c="3"/>acknowledged this by including a super-bat colony). <text:s/>Today, a port</text:p>
      <text:p text:style-name="Preformatted_20_Text"><text:s text:c="3"/>is distributed with SunOS and as freeware for the Mac.</text:p>
      <text:p text:style-name="Preformatted_20_Text"/>
      <text:p text:style-name="Preformatted_20_Text">:WYSIAYG: /wiz'ee-ayg/ adj. Describes a user interface under</text:p>
      <text:p text:style-name="Preformatted_20_Text"><text:s text:c="3"/>which "What You See Is *All* You Get"; an unhappy variant of</text:p>
      <text:p text:style-name="Preformatted_20_Text"><text:s text:c="3"/>{WYSIWYG}. <text:s/>Visual, `point-and-shoot'-style interfaces tend to</text:p>
      <text:p text:style-name="Preformatted_20_Text"><text:s text:c="3"/>have easy initial learning curves, but also to lack depth; they</text:p>
      <text:p text:style-name="Preformatted_20_Text"><text:s text:c="3"/>often frustrate advanced users who would be better served by a</text:p>
      <text:p text:style-name="Preformatted_20_Text"><text:s text:c="3"/>command-style interface. <text:s/>When this happens, the frustrated user</text:p>
      <text:p text:style-name="Preformatted_20_Text"><text:s text:c="3"/>has a WYSIAYG problem. <text:s/>This term is most often used of editors,</text:p>
      <text:p text:style-name="Preformatted_20_Text"><text:s text:c="3"/>word processors, and document formatting programs. <text:s/>WYSIWYG</text:p>
      <text:p text:style-name="Preformatted_20_Text"><text:s text:c="3"/>`desktop publishing' programs, for example, are a clear win for</text:p>
      <text:p text:style-name="Preformatted_20_Text"><text:s text:c="3"/>creating small documents with lots of fonts and graphics in them,</text:p>
      <text:p text:style-name="Preformatted_20_Text"><text:s text:c="3"/>especially things like newsletters and presentation slides. <text:s/>When</text:p>
      <text:p text:style-name="Preformatted_20_Text"><text:s text:c="3"/>typesetting book-length manuscripts, on the other hand, scale</text:p>
      <text:p text:style-name="Preformatted_20_Text"><text:s text:c="3"/>changes the nature of the task; one quickly runs into WYSIAYG</text:p>
      <text:p text:style-name="Preformatted_20_Text"><text:s text:c="3"/>limitations, and the increased power and flexibility of a</text:p>
      <text:p text:style-name="Preformatted_20_Text"><text:s text:c="3"/>command-driven formatter like {{TeX}} or UNIX's `troff(1)'</text:p>
      <text:p text:style-name="Preformatted_20_Text"><text:s text:c="3"/>becomes not just desirable but a necessity.</text:p>
      <text:p text:style-name="Preformatted_20_Text"/>
      <text:p text:style-name="Preformatted_20_Text">:WYSIWYG: /wiz'ee-wig/ adj. Describes a user interface under</text:p>
      <text:p text:style-name="Preformatted_20_Text"><text:s text:c="3"/>which "What You See Is What You Get", as opposed to one that uses</text:p>
      <text:p text:style-name="Preformatted_20_Text"><text:s text:c="3"/>more-or-less obscure commands which do not result in immediate</text:p>
      <text:p text:style-name="Preformatted_20_Text"><text:s text:c="3"/>visual feedback. <text:s/>True WYSIWYG in environments supporting multiple</text:p>
      <text:p text:style-name="Preformatted_20_Text"><text:soft-page-break/><text:s text:c="3"/>fonts or graphics is a a rarely-attained ideal; there are variants</text:p>
      <text:p text:style-name="Preformatted_20_Text"><text:s text:c="3"/>of this term to express real-world manifestations including</text:p>
      <text:p text:style-name="Preformatted_20_Text"><text:s text:c="3"/>WYSIAWYG (What You See Is *Almost* What You Get) and</text:p>
      <text:p text:style-name="Preformatted_20_Text"><text:s text:c="3"/>WYSIMOLWYG (What You See Is More or Less What You Get). <text:s/>All these</text:p>
      <text:p text:style-name="Preformatted_20_Text"><text:s text:c="3"/>can be mildly derogatory, as they are often used to refer to</text:p>
      <text:p text:style-name="Preformatted_20_Text"><text:s text:c="3"/>dumbed-down {user-friendly} interfaces targeted at</text:p>
      <text:p text:style-name="Preformatted_20_Text"><text:s text:c="3"/>non-programmers; a hacker has no fear of obscure commands (compare</text:p>
      <text:p text:style-name="Preformatted_20_Text"><text:s text:c="3"/>{WYSIAYG}). <text:s/>On the other hand, {EMACS} was one of the very first</text:p>
      <text:p text:style-name="Preformatted_20_Text"><text:s text:c="3"/>WYSIWYG editors, replacing (actually, at first overlaying) the</text:p>
      <text:p text:style-name="Preformatted_20_Text"><text:s text:c="3"/>extremely obscure, command-based {TECO}. <text:s/>See also {WIMP</text:p>
      <text:p text:style-name="Preformatted_20_Text"><text:s text:c="3"/>environment}. <text:s/>[Oddly enough, WYSIWYG has already made it into the</text:p>
      <text:p text:style-name="Preformatted_20_Text"><text:s text:c="3"/>OED, in lower case yet. --- ESR]</text:p>
      <text:p text:style-name="Preformatted_20_Text"/>
      <text:p text:style-name="Preformatted_20_Text">= X =</text:p>
      <text:p text:style-name="Preformatted_20_Text">=====</text:p>
      <text:p text:style-name="Preformatted_20_Text"/>
      <text:p text:style-name="Preformatted_20_Text">:X: /X/ n. 1. Used in various speech and writing contexts (also</text:p>
      <text:p text:style-name="Preformatted_20_Text"><text:s text:c="3"/>in lowercase) in roughly its algebraic sense of `unknown within a</text:p>
      <text:p text:style-name="Preformatted_20_Text"><text:s text:c="3"/>set defined by context' (compare {N}). <text:s/>Thus, the abbreviation</text:p>
      <text:p text:style-name="Preformatted_20_Text"><text:s text:c="3"/>680x0 stands for 68000, 68010, 68020, 68030, or 68040, and 80x86</text:p>
      <text:p text:style-name="Preformatted_20_Text"><text:s text:c="3"/>stands for 80186, 80286 80386 or 80486 (note that a UNIX hacker</text:p>
      <text:p text:style-name="Preformatted_20_Text"><text:s text:c="3"/>might write these as 680[0-4]0 and 80[1-4]86 or 680?0 and 80?86</text:p>
      <text:p text:style-name="Preformatted_20_Text"><text:s text:c="3"/>respectively; see {glob}). <text:s/>2. [after the name of an earlier</text:p>
      <text:p text:style-name="Preformatted_20_Text"><text:s text:c="3"/>window system called `W'] An over-sized, over-featured,</text:p>
      <text:p text:style-name="Preformatted_20_Text"><text:s text:c="3"/>over-engineered and incredibly over-complicated window system</text:p>
      <text:p text:style-name="Preformatted_20_Text"><text:s text:c="3"/>developed at MIT and widely used on UNIX systems.</text:p>
      <text:p text:style-name="Preformatted_20_Text"/>
      <text:p text:style-name="Preformatted_20_Text">:XEROX PARC: The famed Palo Alto Research Center. <text:s/>For more than a</text:p>
      <text:p text:style-name="Preformatted_20_Text"><text:s text:c="3"/>decade, from the early 1970s into the mid-1980s, PARC yielded an</text:p>
      <text:p text:style-name="Preformatted_20_Text"><text:s text:c="3"/>astonishing volume of groundbreaking hardware and software</text:p>
      <text:p text:style-name="Preformatted_20_Text"><text:s text:c="3"/>innovations. <text:s/>The modern mice, windows, and icons style of software</text:p>
      <text:p text:style-name="Preformatted_20_Text"><text:s text:c="3"/>interface was invented there. <text:s/>So was the laser printer, and the</text:p>
      <text:p text:style-name="Preformatted_20_Text"><text:s text:c="3"/>local-area network; and PARC's series of D machines anticipated the</text:p>
      <text:p text:style-name="Preformatted_20_Text"><text:s text:c="3"/>poweful personal computers of the 1980s by a decade. <text:s/>Sadly, these</text:p>
      <text:p text:style-name="Preformatted_20_Text"><text:s text:c="3"/>prophets were without honor in their own company; so much so that</text:p>
      <text:p text:style-name="Preformatted_20_Text"><text:s text:c="3"/>it became a standard joke to describe PARC as a place characterized</text:p>
      <text:p text:style-name="Preformatted_20_Text"><text:s text:c="3"/>by developing brilliant ideas for everyone else.</text:p>
      <text:p text:style-name="Preformatted_20_Text"/>
      <text:p text:style-name="Preformatted_20_Text">:XOFF: /X'of/ n. Syn. {control-S}.</text:p>
      <text:p text:style-name="Preformatted_20_Text"/>
      <text:p text:style-name="Preformatted_20_Text">:XON: /X'on/ n. Syn. {control-Q}.</text:p>
      <text:p text:style-name="Preformatted_20_Text"/>
      <text:p text:style-name="Preformatted_20_Text">:xor: /X'or/, /kzor/ conj. Exclusive or. <text:s/>`A xor B' means</text:p>
      <text:p text:style-name="Preformatted_20_Text"><text:s text:c="3"/>`A or B, but not both'. <text:s/>"I want to get cherry pie xor a</text:p>
      <text:p text:style-name="Preformatted_20_Text"><text:s text:c="3"/>banana split." <text:s/>This derives from the technical use of the term as</text:p>
      <text:p text:style-name="Preformatted_20_Text"><text:s text:c="3"/>a function on truth-values that is true if exactly one of its two</text:p>
      <text:p text:style-name="Preformatted_20_Text"><text:s text:c="3"/>arguments is true.</text:p>
      <text:p text:style-name="Preformatted_20_Text"/>
      <text:p text:style-name="Preformatted_20_Text">:xref: /X'ref/ vt., n. Hackish standard abbreviation for</text:p>
      <text:p text:style-name="Preformatted_20_Text"><text:s text:c="3"/>`cross-reference'.</text:p>
      <text:p text:style-name="Preformatted_20_Text"/>
      <text:p text:style-name="Preformatted_20_Text">:XXX: /X-X-X/ n. A marker that attention is needed.</text:p>
      <text:p text:style-name="Preformatted_20_Text"><text:s text:c="3"/>Commonly used in program comments to indicate areas that are kluged</text:p>
      <text:p text:style-name="Preformatted_20_Text"><text:s text:c="3"/>up or need to be. <text:s/>Some hackers liken `XXX' to the notional</text:p>
      <text:p text:style-name="Preformatted_20_Text"><text:s text:c="3"/>heavy-porn movie rating.</text:p>
      <text:p text:style-name="Preformatted_20_Text"/>
      <text:p text:style-name="Preformatted_20_Text">:xyzzy: /X-Y-Z-Z-Y/, /X-Y-ziz'ee/, /ziz'ee/, or /ik-ziz'ee/</text:p>
      <text:p text:style-name="Preformatted_20_Text"><text:s text:c="3"/>[from the ADVENT game] adj. The {canonical} `magic word'.</text:p>
      <text:p text:style-name="Preformatted_20_Text"><text:soft-page-break/><text:s text:c="3"/>This comes from {ADVENT}, in which the idea is to explore an</text:p>
      <text:p text:style-name="Preformatted_20_Text"><text:s text:c="3"/>underground cave with many rooms and to collect the treasures you</text:p>
      <text:p text:style-name="Preformatted_20_Text"><text:s text:c="3"/>find there. <text:s/>If you type `xyzzy' at the appropriate time, you can</text:p>
      <text:p text:style-name="Preformatted_20_Text"><text:s text:c="3"/>move instantly between two otherwise distant points. <text:s/>If,</text:p>
      <text:p text:style-name="Preformatted_20_Text"><text:s text:c="3"/>therefore, you encounter some bit of {magic}, you might remark</text:p>
      <text:p text:style-name="Preformatted_20_Text"><text:s text:c="3"/>on this quite succinctly by saying simply "Xyzzy!" <text:s/>"Ordinarily</text:p>
      <text:p text:style-name="Preformatted_20_Text"><text:s text:c="3"/>you can't look at someone else's screen if he has protected it, but</text:p>
      <text:p text:style-name="Preformatted_20_Text"><text:s text:c="3"/>if you type quadruple-bucky-clear the system will let you do it</text:p>
      <text:p text:style-name="Preformatted_20_Text"><text:s text:c="3"/>anyway." <text:s/>"Xyzzy!" <text:s/>Xyzzy has actually been implemented as an</text:p>
      <text:p text:style-name="Preformatted_20_Text"><text:s text:c="3"/>undocumented no-op command on several OSes; in Data General's</text:p>
      <text:p text:style-name="Preformatted_20_Text"><text:s text:c="3"/>AOS/VS, for example, it would typically respond "Nothing</text:p>
      <text:p text:style-name="Preformatted_20_Text"><text:s text:c="3"/>happens", just as {ADVENT} did if the magic was invoked at the</text:p>
      <text:p text:style-name="Preformatted_20_Text"><text:s text:c="3"/>wrong spot or before a player had performed the action that enabled</text:p>
      <text:p text:style-name="Preformatted_20_Text"><text:s text:c="3"/>the word. <text:s/>In more recent 32-bit versions, by the way, AOS/VS</text:p>
      <text:p text:style-name="Preformatted_20_Text"><text:s text:c="3"/>responds "Twice as much happens". <text:s/>See also {plugh}.</text:p>
      <text:p text:style-name="Preformatted_20_Text"/>
      <text:p text:style-name="Preformatted_20_Text">= Y =</text:p>
      <text:p text:style-name="Preformatted_20_Text">=====</text:p>
      <text:p text:style-name="Preformatted_20_Text"/>
      <text:p text:style-name="Preformatted_20_Text">:YA-: [Yet Another] abbrev. In hackish acronyms this almost</text:p>
      <text:p text:style-name="Preformatted_20_Text"><text:s text:c="3"/>invariably expands to {Yet Another}, following the precedent set</text:p>
      <text:p text:style-name="Preformatted_20_Text"><text:s text:c="3"/>by UNIX `yacc(1)' (Yet Another Compiler-Compiler). <text:s/>See</text:p>
      <text:p text:style-name="Preformatted_20_Text"><text:s text:c="3"/>{YABA}.</text:p>
      <text:p text:style-name="Preformatted_20_Text"/>
      <text:p text:style-name="Preformatted_20_Text">:YABA: /ya'b*/ [Cambridge] n. Yet Another Bloody Acronym.</text:p>
      <text:p text:style-name="Preformatted_20_Text"><text:s text:c="3"/>Whenever some program is being named, someone invariably suggests</text:p>
      <text:p text:style-name="Preformatted_20_Text"><text:s text:c="3"/>that it be given a name that is acronymic. <text:s/>The response from those</text:p>
      <text:p text:style-name="Preformatted_20_Text"><text:s text:c="3"/>with a trace of originality is to remark ironically that the</text:p>
      <text:p text:style-name="Preformatted_20_Text"><text:s text:c="3"/>proposed name would then be `YABA-compatible'. <text:s/>Also used in</text:p>
      <text:p text:style-name="Preformatted_20_Text"><text:s text:c="3"/>response to questions like "What is WYSIWYG?" <text:s/>See also</text:p>
      <text:p text:style-name="Preformatted_20_Text"><text:s text:c="3"/>{TLA}.</text:p>
      <text:p text:style-name="Preformatted_20_Text"/>
      <text:p text:style-name="Preformatted_20_Text">:YAUN: /yawn/ [Acronym for `Yet Another UNIX Nerd'] n. Reported</text:p>
      <text:p text:style-name="Preformatted_20_Text"><text:s text:c="3"/>from the San Diego Computer Society (predominantly a microcomputer</text:p>
      <text:p text:style-name="Preformatted_20_Text"><text:s text:c="3"/>users' group) as a good-natured punning insult aimed at UNIX</text:p>
      <text:p text:style-name="Preformatted_20_Text"><text:s text:c="3"/>zealots.</text:p>
      <text:p text:style-name="Preformatted_20_Text"/>
      <text:p text:style-name="Preformatted_20_Text">:Yellow Book: [proposed] n. The print version of this Jargon File;</text:p>
      <text:p text:style-name="Preformatted_20_Text"><text:s text:c="3"/>`The New Hacker's Dictionary', MIT Press, 1991 (ISBN</text:p>
      <text:p text:style-name="Preformatted_20_Text"><text:s text:c="3"/>0-262-68069-6). <text:s/>Includes all the material in the 2.9.6 version of</text:p>
      <text:p text:style-name="Preformatted_20_Text"><text:s text:c="3"/>the File, plus a Foreword by Guy L. Steele Jr. and a Preface by</text:p>
      <text:p text:style-name="Preformatted_20_Text"><text:s text:c="3"/>Eric S. Raymond. <text:s/>Most importantly, the book version is nicely</text:p>
      <text:p text:style-name="Preformatted_20_Text"><text:s text:c="3"/>typeset and includes almost all of the infamous Crunchly cartoons</text:p>
      <text:p text:style-name="Preformatted_20_Text"><text:s text:c="3"/>by the Great Quux, each attached to an appropriate entry.</text:p>
      <text:p text:style-name="Preformatted_20_Text"/>
      <text:p text:style-name="Preformatted_20_Text">:yellow wire: [IBM] n. Repair wires used when connectors</text:p>
      <text:p text:style-name="Preformatted_20_Text"><text:s text:c="3"/>(especially ribbon connectors) got broken due to some schlemiel</text:p>
      <text:p text:style-name="Preformatted_20_Text"><text:s text:c="3"/>pinching them, or to reconnect cut traces after the FE mistakenly</text:p>
      <text:p text:style-name="Preformatted_20_Text"><text:s text:c="3"/>cut one. <text:s/>Compare {blue wire}, {purple wire}, {red wire}.</text:p>
      <text:p text:style-name="Preformatted_20_Text"/>
      <text:p text:style-name="Preformatted_20_Text">:Yet Another: adj. [From UNIX's `yacc(1)', `Yet Another</text:p>
      <text:p text:style-name="Preformatted_20_Text"><text:s text:c="3"/>Compiler-Compiler', a LALR parser generator] 1. Of your own work: A</text:p>
      <text:p text:style-name="Preformatted_20_Text"><text:s text:c="3"/>humorous allusion often used in titles to acknowledge that the</text:p>
      <text:p text:style-name="Preformatted_20_Text"><text:s text:c="3"/>topic is not original, though the content is. <text:s/>As in `Yet Another</text:p>
      <text:p text:style-name="Preformatted_20_Text"><text:s text:c="3"/>AI Group' or `Yet Another Simulated Annealing Algorithm'. <text:s/>2. Of</text:p>
      <text:p text:style-name="Preformatted_20_Text"><text:s text:c="3"/>others' work: Describes something of which there are already far</text:p>
      <text:p text:style-name="Preformatted_20_Text"><text:s text:c="3"/>too many. <text:s/>See also {YA-}, {YABA}, {YAUN}.</text:p>
      <text:p text:style-name="Preformatted_20_Text"/>
      <text:p text:style-name="Preformatted_20_Text"><text:soft-page-break/>:You are not expected to understand this: cav. [UNIX] The canonical</text:p>
      <text:p text:style-name="Preformatted_20_Text"><text:s text:c="3"/>comment describing something {magic} or too complicated to</text:p>
      <text:p text:style-name="Preformatted_20_Text"><text:s text:c="3"/>bother explaining properly. <text:s/>From an infamous comment in the</text:p>
      <text:p text:style-name="Preformatted_20_Text"><text:s text:c="3"/>context-switching code of the V6 UNIX kernel.</text:p>
      <text:p text:style-name="Preformatted_20_Text"/>
      <text:p text:style-name="Preformatted_20_Text">:You know you've been hacking too long when...: The set-up line</text:p>
      <text:p text:style-name="Preformatted_20_Text"><text:s text:c="3"/>for a genre of one-liners told by hackers about themselves. <text:s/>These</text:p>
      <text:p text:style-name="Preformatted_20_Text"><text:s text:c="3"/>include the following:</text:p>
      <text:p text:style-name="Preformatted_20_Text"/>
      <text:p text:style-name="Preformatted_20_Text"><text:s text:c="3"/>* <text:s text:c="3"/>not only do you check your email more often than your paper</text:p>
      <text:p text:style-name="Preformatted_20_Text"><text:s text:c="8"/>mail, but you remember your {network address} faster than your</text:p>
      <text:p text:style-name="Preformatted_20_Text"><text:s text:c="8"/>postal one.</text:p>
      <text:p text:style-name="Preformatted_20_Text"><text:s text:c="3"/>* <text:s text:c="3"/>your {SO} kisses you on the neck and the first thing you</text:p>
      <text:p text:style-name="Preformatted_20_Text"><text:s text:c="8"/>think is "Uh, oh, {priority interrupt}."</text:p>
      <text:p text:style-name="Preformatted_20_Text"><text:s text:c="3"/>* <text:s text:c="3"/>you go to balance your checkbook and discover that you're</text:p>
      <text:p text:style-name="Preformatted_20_Text"><text:s text:c="8"/>doing it in octal.</text:p>
      <text:p text:style-name="Preformatted_20_Text"><text:s text:c="3"/>* <text:s text:c="3"/>your computers have a higher street value than your car.</text:p>
      <text:p text:style-name="Preformatted_20_Text"><text:s text:c="3"/>* <text:s text:c="3"/>in your universe, `round numbers' are powers of 2, not 10.</text:p>
      <text:p text:style-name="Preformatted_20_Text"><text:s text:c="3"/>* <text:s text:c="3"/>more than once, you have woken up recalling a dream in</text:p>
      <text:p text:style-name="Preformatted_20_Text"><text:s text:c="8"/>some programming language.</text:p>
      <text:p text:style-name="Preformatted_20_Text"><text:s text:c="3"/>* <text:s text:c="3"/>you realize you have never seen half of your best friends.</text:p>
      <text:p text:style-name="Preformatted_20_Text"/>
      <text:p text:style-name="Preformatted_20_Text"><text:s text:c="3"/>[An early version of this entry said "All but one of these</text:p>
      <text:p text:style-name="Preformatted_20_Text"><text:s text:c="3"/>have been reliably reported as hacker traits (some of them quite</text:p>
      <text:p text:style-name="Preformatted_20_Text"><text:s text:c="3"/>often). <text:s/>Even hackers may have trouble spotting the ringer." <text:s/>The</text:p>
      <text:p text:style-name="Preformatted_20_Text"><text:s text:c="3"/>ringer was balancing one's checkbook in octal, which I made up out</text:p>
      <text:p text:style-name="Preformatted_20_Text"><text:s text:c="3"/>of whole cloth. <text:s/>Although more respondents picked that one</text:p>
      <text:p text:style-name="Preformatted_20_Text"><text:s text:c="3"/>out as fiction than any of the others, I also received multiple</text:p>
      <text:p text:style-name="Preformatted_20_Text"><text:s text:c="3"/>independent reports of its actually happening. --- ESR]</text:p>
      <text:p text:style-name="Preformatted_20_Text"/>
      <text:p text:style-name="Preformatted_20_Text">:Your mileage may vary: cav. [from the standard disclaimer attached</text:p>
      <text:p text:style-name="Preformatted_20_Text"><text:s text:c="3"/>to EPA mileage ratings by American car manufacturers] 1. A ritual</text:p>
      <text:p text:style-name="Preformatted_20_Text"><text:s text:c="3"/>warning often found in UNIX freeware distributions. <text:s/>Translates</text:p>
      <text:p text:style-name="Preformatted_20_Text"><text:s text:c="3"/>roughly as "Hey, I tried to write this portably, but who</text:p>
      <text:p text:style-name="Preformatted_20_Text"><text:s text:c="3"/>*knows* what'll happen on your system?" <text:s/>2. A qualifier more</text:p>
      <text:p text:style-name="Preformatted_20_Text"><text:s text:c="3"/>generally attached to advice. <text:s/>"I find that sending flowers works</text:p>
      <text:p text:style-name="Preformatted_20_Text"><text:s text:c="3"/>well, but your mileage may vary."</text:p>
      <text:p text:style-name="Preformatted_20_Text"/>
      <text:p text:style-name="Preformatted_20_Text">:Yow!: /yow/ [from "Zippy the Pinhead" comix] interj. A favored hacker</text:p>
      <text:p text:style-name="Preformatted_20_Text"><text:s text:c="3"/>expression of humorous surprise or emphasis. <text:s/>"Yow! <text:s/>Check out what</text:p>
      <text:p text:style-name="Preformatted_20_Text"><text:s text:c="3"/>happens when you twiddle the foo option on this display hack!"</text:p>
      <text:p text:style-name="Preformatted_20_Text"><text:s text:c="3"/>Compare {gurfle}.</text:p>
      <text:p text:style-name="Preformatted_20_Text"/>
      <text:p text:style-name="Preformatted_20_Text">:yoyo mode: n. The state in which the system is said to be when it</text:p>
      <text:p text:style-name="Preformatted_20_Text"><text:s text:c="3"/>rapidly alternates several times between being up and being down.</text:p>
      <text:p text:style-name="Preformatted_20_Text"><text:s text:c="3"/>Interestingly (and perhaps not by coincidence), many hardware</text:p>
      <text:p text:style-name="Preformatted_20_Text"><text:s text:c="3"/>vendors give out free yoyos at Usenix exhibits.</text:p>
      <text:p text:style-name="Preformatted_20_Text"/>
      <text:p text:style-name="Preformatted_20_Text"><text:s text:c="3"/>Sun Microsystems gave out logoized yoyos at SIGPLAN '88. <text:s/>Tourists</text:p>
      <text:p text:style-name="Preformatted_20_Text"><text:s text:c="3"/>staying at one of Atlanta's most respectable hotels were</text:p>
      <text:p text:style-name="Preformatted_20_Text"><text:s text:c="3"/>subsequently treated to the sight of 200 of the country's top</text:p>
      <text:p text:style-name="Preformatted_20_Text"><text:s text:c="3"/>computer scientists testing yo-yo algorithms in the lobby.</text:p>
      <text:p text:style-name="Preformatted_20_Text"/>
      <text:p text:style-name="Preformatted_20_Text">:Yu-Shiang Whole Fish: /yoo-shyang hohl fish/ n. obs. The</text:p>
      <text:p text:style-name="Preformatted_20_Text"><text:s text:c="3"/>character gamma (extended SAIL ASCII 0001001), which with a loop in</text:p>
      <text:p text:style-name="Preformatted_20_Text"><text:s text:c="3"/>its tail looks like a little fish swimming down the page. <text:s/>The term</text:p>
      <text:p text:style-name="Preformatted_20_Text"><text:s text:c="3"/>is actually the name of a Chinese dish in which a fish is cooked</text:p>
      <text:p text:style-name="Preformatted_20_Text"><text:s text:c="3"/>whole (not {parse}d) and covered with Yu-Shiang (or Yu-Hsiang)</text:p>
      <text:p text:style-name="Preformatted_20_Text"><text:soft-page-break/><text:s text:c="3"/>sauce. <text:s/>Usage: primarily by people on the MIT LISP Machine, which</text:p>
      <text:p text:style-name="Preformatted_20_Text"><text:s text:c="3"/>could display this character on the screen. <text:s/>Tends to elicit</text:p>
      <text:p text:style-name="Preformatted_20_Text"><text:s text:c="3"/>incredulity from people who hear about it second-hand.</text:p>
      <text:p text:style-name="Preformatted_20_Text"/>
      <text:p text:style-name="Preformatted_20_Text">= Z =</text:p>
      <text:p text:style-name="Preformatted_20_Text">=====</text:p>
      <text:p text:style-name="Preformatted_20_Text"/>
      <text:p text:style-name="Preformatted_20_Text">:zap: 1. n. Spiciness. <text:s/>2. vt. To make food spicy. <text:s/>3. vt. To make</text:p>
      <text:p text:style-name="Preformatted_20_Text"><text:s text:c="3"/>someone `suffer' by making his food spicy. <text:s/>(Most hackers love</text:p>
      <text:p text:style-name="Preformatted_20_Text"><text:s text:c="3"/>spicy food. <text:s/>Hot-and-sour soup is considered wimpy unless it makes</text:p>
      <text:p text:style-name="Preformatted_20_Text"><text:s text:c="3"/>you wipe your nose for the rest of the meal.) <text:s/>See {zapped}.</text:p>
      <text:p text:style-name="Preformatted_20_Text"><text:s text:c="3"/>4. vt. To modify, usually to correct; esp. used when the action</text:p>
      <text:p text:style-name="Preformatted_20_Text"><text:s text:c="3"/>is performed with a debugger or binary patching tool. <text:s/>Also implies</text:p>
      <text:p text:style-name="Preformatted_20_Text"><text:s text:c="3"/>surgical precision. <text:s/>"Zap the debug level to 6 and run it again."</text:p>
      <text:p text:style-name="Preformatted_20_Text"><text:s text:c="3"/>In the IBM mainframe world, binary patches are applied to programs</text:p>
      <text:p text:style-name="Preformatted_20_Text"><text:s text:c="3"/>or to the OS with a program called `superzap', whose file name is</text:p>
      <text:p text:style-name="Preformatted_20_Text"><text:s text:c="3"/>`IMASPZAP' (possibly contrived from I M A SuPerZAP). <text:s/>5. vt. To</text:p>
      <text:p text:style-name="Preformatted_20_Text"><text:s text:c="3"/>erase or reset. <text:s/>6. To {fry} a chip with static electricity.</text:p>
      <text:p text:style-name="Preformatted_20_Text"><text:s text:c="3"/>"Uh oh --- I think that lightning strike may have zapped the disk</text:p>
      <text:p text:style-name="Preformatted_20_Text"><text:s text:c="3"/>controller."</text:p>
      <text:p text:style-name="Preformatted_20_Text"/>
      <text:p text:style-name="Preformatted_20_Text">:zapped: adj. Spicy. <text:s/>This term is used to distinguish between food</text:p>
      <text:p text:style-name="Preformatted_20_Text"><text:s text:c="3"/>that is hot (in temperature) and food that is *spicy*-hot.</text:p>
      <text:p text:style-name="Preformatted_20_Text"><text:s text:c="3"/>For example, the Chinese appetizer Bon Bon Chicken is a kind of</text:p>
      <text:p text:style-name="Preformatted_20_Text"><text:s text:c="3"/>chicken salad that is cold but zapped; by contrast, {vanilla}</text:p>
      <text:p text:style-name="Preformatted_20_Text"><text:s text:c="3"/>wonton soup is hot but not zapped. <text:s/>See also {{oriental food}},</text:p>
      <text:p text:style-name="Preformatted_20_Text"><text:s text:c="3"/>{laser chicken}. <text:s/>See {zap}, senses 1 and 2.</text:p>
      <text:p text:style-name="Preformatted_20_Text"/>
      <text:p text:style-name="Preformatted_20_Text">:zen: vt. To figure out something by meditation or by a sudden flash</text:p>
      <text:p text:style-name="Preformatted_20_Text"><text:s text:c="3"/>of enlightenment. <text:s/>Originally applied to bugs, but occasionally</text:p>
      <text:p text:style-name="Preformatted_20_Text"><text:s text:c="3"/>applied to problems of life in general. <text:s/>"How'd you figure out the</text:p>
      <text:p text:style-name="Preformatted_20_Text"><text:s text:c="3"/>buffer allocation problem?" <text:s/>"Oh, I zenned it." <text:s/>Contrast {grok},</text:p>
      <text:p text:style-name="Preformatted_20_Text"><text:s text:c="3"/>which connotes a time-extended version of zenning a system.</text:p>
      <text:p text:style-name="Preformatted_20_Text"><text:s text:c="3"/>Compare {hack mode}. <text:s/>See also {guru}.</text:p>
      <text:p text:style-name="Preformatted_20_Text"/>
      <text:p text:style-name="Preformatted_20_Text">:zero: vt. 1. To set to 0. <text:s/>Usually said of small pieces of data,</text:p>
      <text:p text:style-name="Preformatted_20_Text"><text:s text:c="3"/>such as bits or words (esp. in the construction `zero out'). <text:s/>2. To</text:p>
      <text:p text:style-name="Preformatted_20_Text"><text:s text:c="3"/>erase; to discard all data from. <text:s/>Said of disks and directories,</text:p>
      <text:p text:style-name="Preformatted_20_Text"><text:s text:c="3"/>where `zeroing' need not involve actually writing zeroes throughout</text:p>
      <text:p text:style-name="Preformatted_20_Text"><text:s text:c="3"/>the area being zeroed. <text:s/>One may speak of something being</text:p>
      <text:p text:style-name="Preformatted_20_Text"><text:s text:c="3"/>`logically zeroed' rather than being `physically zeroed'. <text:s/>See</text:p>
      <text:p text:style-name="Preformatted_20_Text"><text:s text:c="3"/>{scribble}.</text:p>
      <text:p text:style-name="Preformatted_20_Text"/>
      <text:p text:style-name="Preformatted_20_Text">:zero-content: adj. Syn. {content-free}.</text:p>
      <text:p text:style-name="Preformatted_20_Text"/>
      <text:p text:style-name="Preformatted_20_Text">:zeroth: /zee'rohth/ adj. First. <text:s/>Among software designers, comes</text:p>
      <text:p text:style-name="Preformatted_20_Text"><text:s text:c="3"/>from C's and LISP's 0-based indexing of arrays. <text:s/>Hardware people</text:p>
      <text:p text:style-name="Preformatted_20_Text"><text:s text:c="3"/>also tend to start counting at 0 instead of 1; this is natural</text:p>
      <text:p text:style-name="Preformatted_20_Text"><text:s text:c="3"/>since, e.g., the 256 states of 8 bits correspond to the binary</text:p>
      <text:p text:style-name="Preformatted_20_Text"><text:s text:c="3"/>numbers 0, 1, ..., 255 and the digital devices known as `counters'</text:p>
      <text:p text:style-name="Preformatted_20_Text"><text:s text:c="3"/>count in this way.</text:p>
      <text:p text:style-name="Preformatted_20_Text"/>
      <text:p text:style-name="Preformatted_20_Text"><text:s text:c="3"/>Hackers and computer scientists often like to call the first</text:p>
      <text:p text:style-name="Preformatted_20_Text"><text:s text:c="3"/>chapter of a publication `chapter 0', especially if it is of an</text:p>
      <text:p text:style-name="Preformatted_20_Text"><text:s text:c="3"/>introductory nature (one of the classic instances was in the First</text:p>
      <text:p text:style-name="Preformatted_20_Text"><text:s text:c="3"/>Edition of {K&amp;R}). <text:s/>In recent years this trait has also been</text:p>
      <text:p text:style-name="Preformatted_20_Text"><text:s text:c="3"/>observed among many pure mathematicians (who have an independent</text:p>
      <text:p text:style-name="Preformatted_20_Text"><text:s text:c="3"/>tradition of numbering from 0). <text:s/>Zero-based numbering tends to</text:p>
      <text:p text:style-name="Preformatted_20_Text"><text:soft-page-break/><text:s text:c="3"/>reduce {fencepost error}s, though it cannot eliminate them</text:p>
      <text:p text:style-name="Preformatted_20_Text"><text:s text:c="3"/>entirely.</text:p>
      <text:p text:style-name="Preformatted_20_Text"/>
      <text:p text:style-name="Preformatted_20_Text">:zigamorph: /zig'*-morf/ n. Hex FF (11111111) when used as a</text:p>
      <text:p text:style-name="Preformatted_20_Text"><text:s text:c="3"/>delimiter or {fence} character. <text:s/>Usage: primarily at IBM</text:p>
      <text:p text:style-name="Preformatted_20_Text"><text:s text:c="3"/>shops.</text:p>
      <text:p text:style-name="Preformatted_20_Text"/>
      <text:p text:style-name="Preformatted_20_Text">:zip: [primarily MS-DOS] vt. To create a compressed archive from a</text:p>
      <text:p text:style-name="Preformatted_20_Text"><text:s text:c="3"/>group of files using PKWare's PKZIP or a compatible archiver. <text:s/>Its</text:p>
      <text:p text:style-name="Preformatted_20_Text"><text:s text:c="3"/>use is spreading now that portable implementations of the algorithm</text:p>
      <text:p text:style-name="Preformatted_20_Text"><text:s text:c="3"/>have been written. <text:s/>Co v. To travel, with v approaching c [that</text:p>
      <text:p text:style-name="Preformatted_20_Text"><text:s text:c="3"/>is, with velocity approaching lightspeed --- ESR]. <text:s/>3. [MIT] v. To</text:p>
      <text:p text:style-name="Preformatted_20_Text"><text:s text:c="3"/>propel something very quickly. <text:s/>"The new comm software is very</text:p>
      <text:p text:style-name="Preformatted_20_Text"><text:s text:c="3"/>fast; it really zorches files through the network." <text:s/>4. [MIT] n.</text:p>
      <text:p text:style-name="Preformatted_20_Text"><text:s text:c="3"/>Influence. <text:s/>Brownie points. <text:s/>Good karma. <text:s/>The intangible and fuzzy</text:p>
      <text:p text:style-name="Preformatted_20_Text"><text:s text:c="3"/>currency in which favors are measured. <text:s/>"I'd rather not ask him</text:p>
      <text:p text:style-name="Preformatted_20_Text"><text:s text:c="3"/>for that just yet; I think I've used up my quota of zorch with him</text:p>
      <text:p text:style-name="Preformatted_20_Text"><text:s text:c="3"/>for the week." <text:s/>5. [MIT] n. Energy, drive, or ability. <text:s/>"I think</text:p>
      <text:p text:style-name="Preformatted_20_Text"><text:s text:c="3"/>I'll {punt} that change for now; I've been up for 30 hours</text:p>
      <text:p text:style-name="Preformatted_20_Text"><text:s text:c="3"/>and I've run out of zorch."</text:p>
      <text:p text:style-name="Preformatted_20_Text"/>
      <text:p text:style-name="Preformatted_20_Text">:Zork: /zork/ n. The second of the great early experiments in computer</text:p>
      <text:p text:style-name="Preformatted_20_Text"><text:s text:c="3"/>fantasy gaming; see {ADVENT}. <text:s/>Originally written on MIT-DM</text:p>
      <text:p text:style-name="Preformatted_20_Text"><text:s text:c="3"/>during the late 1970s, later distributed with BSD UNIX (as a patched,</text:p>
      <text:p text:style-name="Preformatted_20_Text"><text:s text:c="3"/>sourceless RT-11 Fortran binary; see {retrocomputing}) and</text:p>
      <text:p text:style-name="Preformatted_20_Text"><text:s text:c="3"/>commercialized as `The Zork Trilogy' by Infocom. <text:s/>The Fortran</text:p>
      <text:p text:style-name="Preformatted_20_Text"><text:s text:c="3"/>source was later rewritten for portability and released to USENET</text:p>
      <text:p text:style-name="Preformatted_20_Text"><text:s text:c="3"/>under the name "Dungeon". <text:s/>Both Fortran "Dungeon" and</text:p>
      <text:p text:style-name="Preformatted_20_Text"><text:s text:c="3"/>translated C versions are available at many FTP sites.</text:p>
      <text:p text:style-name="Preformatted_20_Text"/>
      <text:p text:style-name="Preformatted_20_Text">:zorkmid: /zork'mid/ n. The canonical unit of currency in</text:p>
      <text:p text:style-name="Preformatted_20_Text"><text:s text:c="3"/>hacker-written games. <text:s/>This originated in {zork} but has spread</text:p>
      <text:p text:style-name="Preformatted_20_Text"><text:s text:c="3"/>to {nethack} and is referred to in several other games.</text:p>
      <text:p text:style-name="Preformatted_20_Text"/>
      <text:p text:style-name="Preformatted_20_Text">= [^A-Za-z] (see {regexp}) =</text:p>
      <text:p text:style-name="Preformatted_20_Text">============================</text:p>
      <text:p text:style-name="Preformatted_20_Text"/>
      <text:p text:style-name="Preformatted_20_Text">:'Snooze: /snooz/ [FidoNet] n. Fidonews, the weekly official on-line</text:p>
      <text:p text:style-name="Preformatted_20_Text"><text:s text:c="3"/>newsletter of FidoNet. <text:s/>As the editorial policy of Fidonews is</text:p>
      <text:p text:style-name="Preformatted_20_Text"><text:s text:c="3"/>"anything that arrives, we print", there are often large articles</text:p>
      <text:p text:style-name="Preformatted_20_Text"><text:s text:c="3"/>completely unrelated to FidoNet, which in turn tend to elicit</text:p>
      <text:p text:style-name="Preformatted_20_Text"><text:s text:c="3"/>{flamage} in subsequent issues.</text:p>
      <text:p text:style-name="Preformatted_20_Text"/>
      <text:p text:style-name="Preformatted_20_Text">:(TM): // [USENET] ASCII rendition of the trademark-superscript symbol</text:p>
      <text:p text:style-name="Preformatted_20_Text"><text:s text:c="3"/>appended to phrases that the author feels should be recorded for</text:p>
      <text:p text:style-name="Preformatted_20_Text"><text:s text:c="3"/>posterity, perhaps in future editions of this lexicon. <text:s/>Sometimes</text:p>
      <text:p text:style-name="Preformatted_20_Text"><text:s text:c="3"/>used ironically as a form of protest against the recent spate of</text:p>
      <text:p text:style-name="Preformatted_20_Text"><text:s text:c="3"/>software and algorithm patents and `look and feel' lawsuits. <text:s/>See</text:p>
      <text:p text:style-name="Preformatted_20_Text"><text:s text:c="3"/>also {UN*X}.</text:p>
      <text:p text:style-name="Preformatted_20_Text"/>
      <text:p text:style-name="Preformatted_20_Text">:-oid: [from `android'] suff. 1. This suffix is used as in</text:p>
      <text:p text:style-name="Preformatted_20_Text"><text:s text:c="3"/>mainstream English to indicate a poor imitation, a counterfeit, or</text:p>
      <text:p text:style-name="Preformatted_20_Text"><text:s text:c="3"/>some otherwise slightly bogus resemblance. <text:s/>Hackers will happily</text:p>
      <text:p text:style-name="Preformatted_20_Text"><text:s text:c="3"/>use it with all sorts of non-Greco/Latin stem words that wouldn't</text:p>
      <text:p text:style-name="Preformatted_20_Text"><text:s text:c="3"/>keep company with it in mainstream English. <text:s/>For example, "He's a</text:p>
      <text:p text:style-name="Preformatted_20_Text"><text:s text:c="3"/>nerdoid" means that he superficially resembles a nerd but can't</text:p>
      <text:p text:style-name="Preformatted_20_Text"><text:s text:c="3"/>make the grade; a `modemoid' might be a 300-baud box (Real Modems</text:p>
      <text:p text:style-name="Preformatted_20_Text"><text:s text:c="3"/>run at 9600); a `computeroid' might be any {bitty box}. <text:s/>The</text:p>
      <text:p text:style-name="Preformatted_20_Text"><text:soft-page-break/><text:s text:c="3"/>word `keyboid' could be used to describe a {chiclet keyboard},</text:p>
      <text:p text:style-name="Preformatted_20_Text"><text:s text:c="3"/>but would have to be written; spoken, it would confuse the listener</text:p>
      <text:p text:style-name="Preformatted_20_Text"><text:s text:c="3"/>as to the speaker's city of origin. <text:s/>2. There is a more specific</text:p>
      <text:p text:style-name="Preformatted_20_Text"><text:s text:c="3"/>sense of `oid' as an indicator for `resembling an android'</text:p>
      <text:p text:style-name="Preformatted_20_Text"><text:s text:c="3"/>which in the past has been confined to science-fiction fans and</text:p>
      <text:p text:style-name="Preformatted_20_Text"><text:s text:c="3"/>hackers. <text:s/>It too has recently (in 1991) started to go mainstream</text:p>
      <text:p text:style-name="Preformatted_20_Text"><text:s text:c="3"/>(most notably in the term `trendoid' for victims of terminal</text:p>
      <text:p text:style-name="Preformatted_20_Text"><text:s text:c="3"/>hipness). <text:s/>This is probably traceable to the popularization of the</text:p>
      <text:p text:style-name="Preformatted_20_Text"><text:s text:c="3"/>term {droid} in "Star Wars" and its sequels.</text:p>
      <text:p text:style-name="Preformatted_20_Text"/>
      <text:p text:style-name="Preformatted_20_Text"><text:s text:c="3"/>Coinages in both forms have been common in science fiction for at</text:p>
      <text:p text:style-name="Preformatted_20_Text"><text:s text:c="3"/>least fifty years, and hackers (who are often SF fans) have</text:p>
      <text:p text:style-name="Preformatted_20_Text"><text:s text:c="3"/>probably been making `-oid' jargon for almost that long</text:p>
      <text:p text:style-name="Preformatted_20_Text"><text:s text:c="3"/>[though GLS and I can personally confirm only that they were</text:p>
      <text:p text:style-name="Preformatted_20_Text"><text:s text:c="3"/>already common in the mid-1970s --- ESR].</text:p>
      <text:p text:style-name="Preformatted_20_Text"/>
      <text:p text:style-name="Preformatted_20_Text">:-ware: [from `software'] suff. Commonly used to form jargon terms</text:p>
      <text:p text:style-name="Preformatted_20_Text"><text:s text:c="3"/>for classes of software. <text:s/>For examples, see {careware},</text:p>
      <text:p text:style-name="Preformatted_20_Text"><text:s text:c="3"/>{crippleware}, {crudware}, {freeware}, {fritterware},</text:p>
      <text:p text:style-name="Preformatted_20_Text"><text:s text:c="3"/>{guiltware}, {liveware}, {meatware}, {payware},</text:p>
      <text:p text:style-name="Preformatted_20_Text"><text:s text:c="3"/>{psychedelicware}, {shareware}, {shelfware}, {vaporware},</text:p>
      <text:p text:style-name="Preformatted_20_Text"><text:s text:c="3"/>{wetware}.</text:p>
      <text:p text:style-name="Preformatted_20_Text"/>
      <text:p text:style-name="Preformatted_20_Text">:/dev/null: /dev-nuhl/ [from the UNIX null device, used as a data</text:p>
      <text:p text:style-name="Preformatted_20_Text"><text:s text:c="3"/>sink] n. A notional `black hole' in any information space being</text:p>
      <text:p text:style-name="Preformatted_20_Text"><text:s text:c="3"/>discussed, used, or referred to. <text:s/>A controversial posting, for</text:p>
      <text:p text:style-name="Preformatted_20_Text"><text:s text:c="3"/>example, might end "Kudos to rasputin@kremlin.org, flames to</text:p>
      <text:p text:style-name="Preformatted_20_Text"><text:s text:c="3"/>/dev/null". <text:s/>See {bit bucket}.</text:p>
      <text:p text:style-name="Preformatted_20_Text"/>
      <text:p text:style-name="Preformatted_20_Text">:0: Numeric zero, as opposed to `O' (the 15th letter of the English</text:p>
      <text:p text:style-name="Preformatted_20_Text"><text:s text:c="3"/>alphabet). <text:s/>In their unmodified forms they look a lot alike, and</text:p>
      <text:p text:style-name="Preformatted_20_Text"><text:s text:c="3"/>various kluges invented to make them visually distinct have</text:p>
      <text:p text:style-name="Preformatted_20_Text"><text:s text:c="3"/>compounded the confusion. <text:s/>If your zero is center-dotted and</text:p>
      <text:p text:style-name="Preformatted_20_Text"><text:s text:c="3"/>letter-O is not, or if letter-O looks almost rectangular but zero</text:p>
      <text:p text:style-name="Preformatted_20_Text"><text:s text:c="3"/>more like an American football stood on end, you're probably</text:p>
      <text:p text:style-name="Preformatted_20_Text"><text:s text:c="3"/>looking at a modern character display (though the dotted zero seems</text:p>
      <text:p text:style-name="Preformatted_20_Text"><text:s text:c="3"/>to have originated as an option on IBM 3270 controllers). <text:s/>If your</text:p>
      <text:p text:style-name="Preformatted_20_Text"><text:s text:c="3"/>zero is slashed but letter-O is not, you're probably looking at an</text:p>
      <text:p text:style-name="Preformatted_20_Text"><text:s text:c="3"/>old-style ASCII graphic set descended from the default typewheel on</text:p>
      <text:p text:style-name="Preformatted_20_Text"><text:s text:c="3"/>the venerable ASR-33 Teletype (Scandinavians, for whom slashed-O is</text:p>
      <text:p text:style-name="Preformatted_20_Text"><text:s text:c="3"/>a letter, curse this arrangement). <text:s/>If letter-O has a slash across</text:p>
      <text:p text:style-name="Preformatted_20_Text"><text:s text:c="3"/>it and the zero does not, your display is tuned for a very old</text:p>
      <text:p text:style-name="Preformatted_20_Text"><text:s text:c="3"/>convention used at IBM and a few other early mainframe makers</text:p>
      <text:p text:style-name="Preformatted_20_Text"><text:s text:c="3"/>(Scandinavians curse *this* arrangement even more, because it</text:p>
      <text:p text:style-name="Preformatted_20_Text"><text:s text:c="3"/>means two of their letters collide). <text:s/>Some Burroughs/Unisys</text:p>
      <text:p text:style-name="Preformatted_20_Text"><text:s text:c="3"/>equipment displays a zero with a *reversed* slash. <text:s/>And yet</text:p>
      <text:p text:style-name="Preformatted_20_Text"><text:s text:c="3"/>another convention common on early line printers left zero</text:p>
      <text:p text:style-name="Preformatted_20_Text"><text:s text:c="3"/>unornamented but added a tail or hook to the letter-O so that it</text:p>
      <text:p text:style-name="Preformatted_20_Text"><text:s text:c="3"/>resembled an inverted Q or cursive capital letter-O. <text:s/>Are we</text:p>
      <text:p text:style-name="Preformatted_20_Text"><text:s text:c="3"/>sufficiently confused yet?</text:p>
      <text:p text:style-name="Preformatted_20_Text"/>
      <text:p text:style-name="Preformatted_20_Text">:1TBS: // n. The "One True Brace Style"; see {indent style}.</text:p>
      <text:p text:style-name="Preformatted_20_Text"/>
      <text:p text:style-name="Preformatted_20_Text">:120 reset: /wuhn-twen'tee ree'set/ [from 120 volts, U.S. wall</text:p>
      <text:p text:style-name="Preformatted_20_Text"><text:s text:c="3"/>voltage] n. To cycle power on a machine in order to reset or unjam</text:p>
      <text:p text:style-name="Preformatted_20_Text"><text:s text:c="3"/>it. <text:s/>Compare {Big Red Switch}, {power cycle}.</text:p>
      <text:p text:style-name="Preformatted_20_Text"/>
      <text:p text:style-name="Preformatted_20_Text">:2: infix. In translation software written by hackers, infix 2 often</text:p>
      <text:p text:style-name="Preformatted_20_Text"><text:soft-page-break/><text:s text:c="3"/>represents the syllable *to* with the connotation</text:p>
      <text:p text:style-name="Preformatted_20_Text"><text:s text:c="3"/>`translate to': as in dvi2ps (DVI to PostScript), int2string</text:p>
      <text:p text:style-name="Preformatted_20_Text"><text:s text:c="3"/>(integer to string), and texi2roff (Texinfo to [nt]roff).</text:p>
      <text:p text:style-name="Preformatted_20_Text"/>
      <text:p text:style-name="Preformatted_20_Text">:@-party: /at'par`tee/ [from the @-sign in an Internet address]</text:p>
      <text:p text:style-name="Preformatted_20_Text"><text:s text:c="3"/>n. (alt. `@-sign party' /at'si:n par`tee/) A semi-closed</text:p>
      <text:p text:style-name="Preformatted_20_Text"><text:s text:c="3"/>party thrown for hackers at a science-fiction convention (esp.</text:p>
      <text:p text:style-name="Preformatted_20_Text"><text:s text:c="3"/>the annual Worldcon); one must have a {network address} to</text:p>
      <text:p text:style-name="Preformatted_20_Text"><text:s text:c="3"/>get in, or at least be in company with someone who does. <text:s/>One of</text:p>
      <text:p text:style-name="Preformatted_20_Text"><text:s text:c="3"/>the most reliable opportunities for hackers to meet face to face</text:p>
      <text:p text:style-name="Preformatted_20_Text"><text:s text:c="3"/>with people who might otherwise be represented by mere phosphor</text:p>
      <text:p text:style-name="Preformatted_20_Text"><text:s text:c="3"/>dots on their screens. <text:s/>Compare {boink}.</text:p>
      <text:p text:style-name="Preformatted_20_Text"/>
      <text:p text:style-name="Preformatted_20_Text">:@Begin: // See {\begin}.</text:p>
      <text:p text:style-name="Preformatted_20_Text"/>
      <text:p text:style-name="Preformatted_20_Text">:\begin: // [from the LaTeX command] With \end, used</text:p>
      <text:p text:style-name="Preformatted_20_Text"><text:s text:c="3"/>humorously in writing to indicate a context or to remark on the</text:p>
      <text:p text:style-name="Preformatted_20_Text"><text:s text:c="3"/>surrounded text. <text:s/>For example:</text:p>
      <text:p text:style-name="Preformatted_20_Text"/>
      <text:p text:style-name="Preformatted_20_Text"><text:s text:c="5"/>\begin{flame}</text:p>
      <text:p text:style-name="Preformatted_20_Text"><text:s text:c="5"/>Predicate logic is the only good programming</text:p>
      <text:p text:style-name="Preformatted_20_Text"><text:s text:c="5"/>language. <text:s/>Anyone who would use anything else</text:p>
      <text:p text:style-name="Preformatted_20_Text"><text:s text:c="5"/>is an idiot. <text:s/>Also, all computers should be</text:p>
      <text:p text:style-name="Preformatted_20_Text"><text:s text:c="5"/>tredecimal instead of binary.</text:p>
      <text:p text:style-name="Preformatted_20_Text"><text:s text:c="5"/>\end{flame}</text:p>
      <text:p text:style-name="Preformatted_20_Text"/>
      <text:p text:style-name="Preformatted_20_Text"><text:s text:c="3"/>The Scribe users at CMU and elsewhere used to use @Begin/@End in</text:p>
      <text:p text:style-name="Preformatted_20_Text"><text:s text:c="3"/>an identical way (LaTeX was built to resemble Scribe). <text:s/>On USENET,</text:p>
      <text:p text:style-name="Preformatted_20_Text"><text:s text:c="3"/>this construct would more frequently be rendered as `&lt;FLAME ON&gt;'</text:p>
      <text:p text:style-name="Preformatted_20_Text"><text:s text:c="3"/>and `&lt;FLAME OFF&gt;'.</text:p>
      <text:p text:style-name="Preformatted_20_Text"/>
      <text:p text:style-name="Preformatted_20_Text">:(Lexicon Entries End Here):</text:p>
      <text:p text:style-name="Preformatted_20_Text"/>
      <text:p text:style-name="Preformatted_20_Text">:Appendix A: Hacker Folklore</text:p>
      <text:p text:style-name="Preformatted_20_Text">****************************</text:p>
      <text:p text:style-name="Preformatted_20_Text"/>
      <text:p text:style-name="Preformatted_20_Text">This appendix contains several legends and fables that illuminate the meaning</text:p>
      <text:p text:style-name="Preformatted_20_Text">of various entries in the lexicon.</text:p>
      <text:p text:style-name="Preformatted_20_Text"/>
      <text:p text:style-name="Preformatted_20_Text">:The Meaning of `Hack':</text:p>
      <text:p text:style-name="Preformatted_20_Text">=======================</text:p>
      <text:p text:style-name="Preformatted_20_Text"/>
      <text:p text:style-name="Preformatted_20_Text">"The word {hack} doesn't really have 69 different meanings", according to MIT</text:p>
      <text:p text:style-name="Preformatted_20_Text">hacker Phil Agre. <text:s/>"In fact, {hack} has only one meaning, an extremely subtle</text:p>
      <text:p text:style-name="Preformatted_20_Text">and profound one which defies articulation. <text:s/>Which connotation is implied by a</text:p>
      <text:p text:style-name="Preformatted_20_Text">given use of the word depends in similarly profound ways on the context.</text:p>
      <text:p text:style-name="Preformatted_20_Text">Similar remarks apply to a couple of other hacker words, most notably {random}."</text:p>
      <text:p text:style-name="Preformatted_20_Text"/>
      <text:p text:style-name="Preformatted_20_Text">Hacking might be characterized as `an appropriate application of ingenuity'.</text:p>
      <text:p text:style-name="Preformatted_20_Text">Whether the result is a quick-and-dirty patchwork job or a carefully crafted</text:p>
      <text:p text:style-name="Preformatted_20_Text">work of art, you have to admire the cleverness that went into it.</text:p>
      <text:p text:style-name="Preformatted_20_Text"/>
      <text:p text:style-name="Preformatted_20_Text">An important secondary meaning of {hack} is `a creative practical joke'. <text:s/>This</text:p>
      <text:p text:style-name="Preformatted_20_Text">kind of hack is easier to explain to non-hackers than the programming kind. <text:s/>Of</text:p>
      <text:p text:style-name="Preformatted_20_Text">course, some hacks have both natures; see the lexicon entries for {pseudo} and</text:p>
      <text:p text:style-name="Preformatted_20_Text">{kgbvax}. <text:s/>But here are some examples of pure practical jokes that illustrate</text:p>
      <text:p text:style-name="Preformatted_20_Text">the hacking spirit:</text:p>
      <text:p text:style-name="Preformatted_20_Text"/>
      <text:p text:style-name="Preformatted_20_Text"><text:soft-page-break/><text:s text:c="5"/>In 1961, students from Caltech (California Institute of Technology,</text:p>
      <text:p text:style-name="Preformatted_20_Text"><text:s text:c="5"/>in Pasadena) hacked the Rose Bowl football game. <text:s/>One student posed</text:p>
      <text:p text:style-name="Preformatted_20_Text"><text:s text:c="5"/>as a reporter and `interviewed' the director of the University of</text:p>
      <text:p text:style-name="Preformatted_20_Text"><text:s text:c="5"/>Washington card stunts (such stunts involve people in the stands</text:p>
      <text:p text:style-name="Preformatted_20_Text"><text:s text:c="5"/>who hold up colored cards to make pictures). <text:s/>The reporter learned</text:p>
      <text:p text:style-name="Preformatted_20_Text"><text:s text:c="5"/>exactly how the stunts were operated, and also that the director</text:p>
      <text:p text:style-name="Preformatted_20_Text"><text:s text:c="5"/>would be out to dinner later.</text:p>
      <text:p text:style-name="Preformatted_20_Text"/>
      <text:p text:style-name="Preformatted_20_Text"><text:s text:c="5"/>While the director was eating, the students (who called themselves</text:p>
      <text:p text:style-name="Preformatted_20_Text"><text:s text:c="5"/>the `Fiendish Fourteen') picked a lock and stole a blank direction</text:p>
      <text:p text:style-name="Preformatted_20_Text"><text:s text:c="5"/>sheet for the card stunts. <text:s/>They then had a printer run off 2300</text:p>
      <text:p text:style-name="Preformatted_20_Text"><text:s text:c="5"/>copies of the blank. <text:s/>The next day they picked the lock again and</text:p>
      <text:p text:style-name="Preformatted_20_Text"><text:s text:c="5"/>stole the master plans for the stunts --- large sheets of graph</text:p>
      <text:p text:style-name="Preformatted_20_Text"><text:s text:c="5"/>paper colored in with the stunt pictures. <text:s/>Using these as a guide,</text:p>
      <text:p text:style-name="Preformatted_20_Text"><text:s text:c="5"/>they made new instructions for three of the stunts on the</text:p>
      <text:p text:style-name="Preformatted_20_Text"><text:s text:c="5"/>duplicated blanks. <text:s/>Finally, they broke in once more, replacing the</text:p>
      <text:p text:style-name="Preformatted_20_Text"><text:s text:c="5"/>stolen master plans and substituting the stack of diddled</text:p>
      <text:p text:style-name="Preformatted_20_Text"><text:s text:c="5"/>instruction sheets for the original set.</text:p>
      <text:p text:style-name="Preformatted_20_Text"/>
      <text:p text:style-name="Preformatted_20_Text"><text:s text:c="5"/>The result was that three of the pictures were totally different.</text:p>
      <text:p text:style-name="Preformatted_20_Text"><text:s text:c="5"/>Instead of `WASHINGTON', the word ``CALTECH' was flashed. <text:s/>Another</text:p>
      <text:p text:style-name="Preformatted_20_Text"><text:s text:c="5"/>stunt showed the word `HUSKIES', the Washington nickname, but</text:p>
      <text:p text:style-name="Preformatted_20_Text"><text:s text:c="5"/>spelled it backwards. <text:s/>And what was supposed to have been a picture</text:p>
      <text:p text:style-name="Preformatted_20_Text"><text:s text:c="5"/>of a husky instead showed a beaver. <text:s/>(Both Caltech and MIT use the</text:p>
      <text:p text:style-name="Preformatted_20_Text"><text:s text:c="5"/>beaver --- nature's engineer --- as a mascot.)</text:p>
      <text:p text:style-name="Preformatted_20_Text"/>
      <text:p text:style-name="Preformatted_20_Text"><text:s text:c="5"/>After the game, the Washington faculty athletic representative</text:p>
      <text:p text:style-name="Preformatted_20_Text"><text:s text:c="5"/>said: "Some thought it ingenious; others were indignant." <text:s/>The</text:p>
      <text:p text:style-name="Preformatted_20_Text"><text:s text:c="5"/>Washington student body president remarked: "No hard feelings, but</text:p>
      <text:p text:style-name="Preformatted_20_Text"><text:s text:c="5"/>at the time it was unbelievable. <text:s/>We were amazed."</text:p>
      <text:p text:style-name="Preformatted_20_Text"/>
      <text:p text:style-name="Preformatted_20_Text">This is now considered a classic hack, particularly because revising the</text:p>
      <text:p text:style-name="Preformatted_20_Text">direction sheets constituted a form of programming.</text:p>
      <text:p text:style-name="Preformatted_20_Text"/>
      <text:p text:style-name="Preformatted_20_Text">Here is another classic hack:</text:p>
      <text:p text:style-name="Preformatted_20_Text"/>
      <text:p text:style-name="Preformatted_20_Text"><text:s text:c="5"/>On November 20, 1982, MIT hacked the Harvard-Yale football game.</text:p>
      <text:p text:style-name="Preformatted_20_Text"><text:s text:c="5"/>Just after Harvard's second touchdown against Yale, in the first</text:p>
      <text:p text:style-name="Preformatted_20_Text"><text:s text:c="5"/>quarter, a small black ball popped up out of the ground at the</text:p>
      <text:p text:style-name="Preformatted_20_Text"><text:s text:c="5"/>40-yard line, and grew bigger, and bigger, and bigger. <text:s/>The letters</text:p>
      <text:p text:style-name="Preformatted_20_Text"><text:s text:c="5"/>`MIT' appeared all over the ball. <text:s/>As the players and officials</text:p>
      <text:p text:style-name="Preformatted_20_Text"><text:s text:c="5"/>stood around gawking, the ball grew to six feet in diameter and</text:p>
      <text:p text:style-name="Preformatted_20_Text"><text:s text:c="5"/>then burst with a bang and a cloud of white smoke.</text:p>
      <text:p text:style-name="Preformatted_20_Text"/>
      <text:p text:style-name="Preformatted_20_Text"><text:s text:c="5"/>The `Boston Globe' later reported: "If you want to know the truth,</text:p>
      <text:p text:style-name="Preformatted_20_Text"><text:s text:c="5"/>MIT won The Game."</text:p>
      <text:p text:style-name="Preformatted_20_Text"/>
      <text:p text:style-name="Preformatted_20_Text"><text:s text:c="5"/>The prank had taken weeks of careful planning by members of MIT's</text:p>
      <text:p text:style-name="Preformatted_20_Text"><text:s text:c="5"/>Delta Kappa Epsilon fraternity. <text:s/>The device consisted of a weather</text:p>
      <text:p text:style-name="Preformatted_20_Text"><text:s text:c="5"/>balloon, a hydraulic ram powered by Freon gas to lift it out of the</text:p>
      <text:p text:style-name="Preformatted_20_Text"><text:s text:c="5"/>ground, and a vacuum-cleaner motor to inflate it. <text:s/>They made eight</text:p>
      <text:p text:style-name="Preformatted_20_Text"><text:s text:c="5"/>separate expeditions to Harvard Stadium between 1 and 5 A.M.,</text:p>
      <text:p text:style-name="Preformatted_20_Text"><text:s text:c="5"/>locating an unused 110-volt circuit in the stadium and running</text:p>
      <text:p text:style-name="Preformatted_20_Text"><text:s text:c="5"/>buried wires from the stadium circuit to the 40-yard line, where</text:p>
      <text:p text:style-name="Preformatted_20_Text"><text:s text:c="5"/>they buried the balloon device. <text:s/>When the time came to activate the</text:p>
      <text:p text:style-name="Preformatted_20_Text"><text:s text:c="5"/>device, two fraternity members had merely to flip a circuit breaker</text:p>
      <text:p text:style-name="Preformatted_20_Text"><text:s text:c="5"/>and push a plug into an outlet.</text:p>
      <text:p text:style-name="Preformatted_20_Text"/>
      <text:p text:style-name="Preformatted_20_Text"><text:soft-page-break/><text:s text:c="5"/>This stunt had all the earmarks of a perfect hack: surprise,</text:p>
      <text:p text:style-name="Preformatted_20_Text"><text:s text:c="5"/>publicity, the ingenious use of technology, safety, and</text:p>
      <text:p text:style-name="Preformatted_20_Text"><text:s text:c="5"/>harmlessness. <text:s/>The use of manual control allowed the prank to be</text:p>
      <text:p text:style-name="Preformatted_20_Text"><text:s text:c="5"/>timed so as not to disrupt the game (it was set off between plays,</text:p>
      <text:p text:style-name="Preformatted_20_Text"><text:s text:c="5"/>so the outcome of the game would not be unduly affected). <text:s/>The</text:p>
      <text:p text:style-name="Preformatted_20_Text"><text:s text:c="5"/>perpetrators had even thoughtfully attached a note to the balloon</text:p>
      <text:p text:style-name="Preformatted_20_Text"><text:s text:c="5"/>explaining that the device was not dangerous and contained no</text:p>
      <text:p text:style-name="Preformatted_20_Text"><text:s text:c="5"/>explosives.</text:p>
      <text:p text:style-name="Preformatted_20_Text"/>
      <text:p text:style-name="Preformatted_20_Text"><text:s text:c="5"/>Harvard president Derek Bok commented: "They have an awful lot of</text:p>
      <text:p text:style-name="Preformatted_20_Text"><text:s text:c="5"/>clever people down there at MIT, and they did it again." <text:s/>President</text:p>
      <text:p text:style-name="Preformatted_20_Text"><text:s text:c="5"/>Paul E. Gray of MIT said: "There is absolutely no truth to the</text:p>
      <text:p text:style-name="Preformatted_20_Text"><text:s text:c="5"/>rumor that I had anything to do with it, but I wish there were."</text:p>
      <text:p text:style-name="Preformatted_20_Text"/>
      <text:p text:style-name="Preformatted_20_Text">The hacks above are verifiable history; they can be proved to have happened.</text:p>
      <text:p text:style-name="Preformatted_20_Text">Many other classic-hack stories from MIT and elsewhere, though retold as</text:p>
      <text:p text:style-name="Preformatted_20_Text">history, have the characteristics of what Jan Brunvand has called `urban</text:p>
      <text:p text:style-name="Preformatted_20_Text">folklore' (see {FOAF}). <text:s/>Perhaps the best known of these is the legend of the</text:p>
      <text:p text:style-name="Preformatted_20_Text">infamous trolley-car hack, an alleged incident in which engineering students</text:p>
      <text:p text:style-name="Preformatted_20_Text">are said to have welded a trolley car to its tracks with thermite. <text:s/>Numerous</text:p>
      <text:p text:style-name="Preformatted_20_Text">versions of this have been recorded from the 1940s to the present, most set at</text:p>
      <text:p text:style-name="Preformatted_20_Text">MIT but at least one very detailed version set at CMU.</text:p>
      <text:p text:style-name="Preformatted_20_Text"/>
      <text:p text:style-name="Preformatted_20_Text">Brian Leibowitz has researched MIT hacks both real and mythical extensively;</text:p>
      <text:p text:style-name="Preformatted_20_Text">the interested reader is referred to his delightful pictorial compendium `The</text:p>
      <text:p text:style-name="Preformatted_20_Text">Journal of the Institute for Hacks, Tomfoolery, and Pranks' (MIT Museum, 1990;</text:p>
      <text:p text:style-name="Preformatted_20_Text">ISBN 0-917027-03-5).</text:p>
      <text:p text:style-name="Preformatted_20_Text"/>
      <text:p text:style-name="Preformatted_20_Text">Finally, here is a story about one of the classic computer hacks.</text:p>
      <text:p text:style-name="Preformatted_20_Text"/>
      <text:p text:style-name="Preformatted_20_Text"><text:s text:c="5"/>Back in the mid-1970s, several of the system support staff at</text:p>
      <text:p text:style-name="Preformatted_20_Text"><text:s text:c="5"/>Motorola discovered a relatively simple way to crack system</text:p>
      <text:p text:style-name="Preformatted_20_Text"><text:s text:c="5"/>security on the Xerox CP-V timesharing system. <text:s/>Through a simple</text:p>
      <text:p text:style-name="Preformatted_20_Text"><text:s text:c="5"/>programming strategy, it was possible for a user program to trick</text:p>
      <text:p text:style-name="Preformatted_20_Text"><text:s text:c="5"/>the system into running a portion of the program in `master mode'</text:p>
      <text:p text:style-name="Preformatted_20_Text"><text:s text:c="5"/>(supervisor state), in which memory protection does not apply. <text:s/>The</text:p>
      <text:p text:style-name="Preformatted_20_Text"><text:s text:c="5"/>program could then poke a large value into its `privilege level'</text:p>
      <text:p text:style-name="Preformatted_20_Text"><text:s text:c="5"/>byte (normally write-protected) and could then proceed to bypass</text:p>
      <text:p text:style-name="Preformatted_20_Text"><text:s text:c="5"/>all levels of security within the file-management system, patch the</text:p>
      <text:p text:style-name="Preformatted_20_Text"><text:s text:c="5"/>system monitor, and do numerous other interesting things. <text:s/>In</text:p>
      <text:p text:style-name="Preformatted_20_Text"><text:s text:c="5"/>short, the barn door was wide open.</text:p>
      <text:p text:style-name="Preformatted_20_Text"/>
      <text:p text:style-name="Preformatted_20_Text"><text:s text:c="5"/>Motorola quite properly reported this problem to Xerox via an</text:p>
      <text:p text:style-name="Preformatted_20_Text"><text:s text:c="5"/>official `level 1 SIDR' (a bug report with an intended urgency of</text:p>
      <text:p text:style-name="Preformatted_20_Text"><text:s text:c="5"/>`needs to be fixed yesterday'). <text:s/>Because the text of each SIDR was</text:p>
      <text:p text:style-name="Preformatted_20_Text"><text:s text:c="5"/>entered into a database that could be viewed by quite a number of</text:p>
      <text:p text:style-name="Preformatted_20_Text"><text:s text:c="5"/>people, Motorola followed the approved procedure: they simply</text:p>
      <text:p text:style-name="Preformatted_20_Text"><text:s text:c="5"/>reported the problem as `Security SIDR', and attached all of the</text:p>
      <text:p text:style-name="Preformatted_20_Text"><text:s text:c="5"/>necessary documentation, ways-to-reproduce, etc.</text:p>
      <text:p text:style-name="Preformatted_20_Text"/>
      <text:p text:style-name="Preformatted_20_Text"><text:s text:c="5"/>The CP-V people at Xerox sat on their thumbs; they either didn't</text:p>
      <text:p text:style-name="Preformatted_20_Text"><text:s text:c="5"/>realize the severity of the problem, or didn't assign the necessary</text:p>
      <text:p text:style-name="Preformatted_20_Text"><text:s text:c="5"/>operating-system-staff resources to develop and distribute an</text:p>
      <text:p text:style-name="Preformatted_20_Text"><text:s text:c="5"/>official patch.</text:p>
      <text:p text:style-name="Preformatted_20_Text"/>
      <text:p text:style-name="Preformatted_20_Text"><text:s text:c="5"/>Months passed. <text:s/>The Motorola guys pestered their Xerox</text:p>
      <text:p text:style-name="Preformatted_20_Text"><text:s text:c="5"/>field-support rep, to no avail. <text:s/>Finally they decided to take</text:p>
      <text:p text:style-name="Preformatted_20_Text"><text:s text:c="5"/>direct action, to demonstrate to Xerox management just how easily</text:p>
      <text:p text:style-name="Preformatted_20_Text"><text:soft-page-break/><text:s text:c="5"/>the system could be cracked and just how thoroughly the security</text:p>
      <text:p text:style-name="Preformatted_20_Text"><text:s text:c="5"/>safeguards could be subverted.</text:p>
      <text:p text:style-name="Preformatted_20_Text"/>
      <text:p text:style-name="Preformatted_20_Text"><text:s text:c="5"/>They dug around in the operating-system listings and devised a</text:p>
      <text:p text:style-name="Preformatted_20_Text"><text:s text:c="5"/>thoroughly devilish set of patches. <text:s/>These patches were then</text:p>
      <text:p text:style-name="Preformatted_20_Text"><text:s text:c="5"/>incorporated into a pair of programs called `Robin Hood' and `Friar</text:p>
      <text:p text:style-name="Preformatted_20_Text"><text:s text:c="5"/>Tuck'. <text:s/>Robin Hood and Friar Tuck were designed to run as `ghost</text:p>
      <text:p text:style-name="Preformatted_20_Text"><text:s text:c="5"/>jobs' (daemons, in UNIX terminology); they would use the existing</text:p>
      <text:p text:style-name="Preformatted_20_Text"><text:s text:c="5"/>loophole to subvert system security, install the necessary patches,</text:p>
      <text:p text:style-name="Preformatted_20_Text"><text:s text:c="5"/>and then keep an eye on one another's statuses in order to keep the</text:p>
      <text:p text:style-name="Preformatted_20_Text"><text:s text:c="5"/>system operator (in effect, the superuser) from aborting them.</text:p>
      <text:p text:style-name="Preformatted_20_Text"/>
      <text:p text:style-name="Preformatted_20_Text"><text:s text:c="5"/>One fine day, the system operator on the main CP-V software</text:p>
      <text:p text:style-name="Preformatted_20_Text"><text:s text:c="5"/>development system in El Segundo was surprised by a number of</text:p>
      <text:p text:style-name="Preformatted_20_Text"><text:s text:c="5"/>unusual phenomena. <text:s/>These included the following:</text:p>
      <text:p text:style-name="Preformatted_20_Text"/>
      <text:p text:style-name="Preformatted_20_Text"><text:s text:c="8"/>* Tape drives would rewind and dismount their tapes in the</text:p>
      <text:p text:style-name="Preformatted_20_Text"><text:s text:c="10"/>middle of a job.</text:p>
      <text:p text:style-name="Preformatted_20_Text"><text:s text:c="8"/>* Disk drives would seek back and forth so rapidly that they</text:p>
      <text:p text:style-name="Preformatted_20_Text"><text:s text:c="10"/>would attempt to walk across the floor (see {walking drives}).</text:p>
      <text:p text:style-name="Preformatted_20_Text"><text:s text:c="8"/>* The card-punch output device would occasionally start up of</text:p>
      <text:p text:style-name="Preformatted_20_Text"><text:s text:c="10"/>itself and punch a {lace card}. <text:s/>These would usually jam in</text:p>
      <text:p text:style-name="Preformatted_20_Text"><text:s text:c="10"/>the punch.</text:p>
      <text:p text:style-name="Preformatted_20_Text"><text:s text:c="8"/>* The console would print snide and insulting messages from</text:p>
      <text:p text:style-name="Preformatted_20_Text"><text:s text:c="10"/>Robin Hood to Friar Tuck, or vice versa.</text:p>
      <text:p text:style-name="Preformatted_20_Text"><text:s text:c="8"/>* The Xerox card reader had two output stackers; it could be</text:p>
      <text:p text:style-name="Preformatted_20_Text"><text:s text:c="10"/>instructed to stack into A, stack into B, or stack into A</text:p>
      <text:p text:style-name="Preformatted_20_Text"><text:s text:c="10"/>(unless a card was unreadable, in which case the bad card was</text:p>
      <text:p text:style-name="Preformatted_20_Text"><text:s text:c="10"/>placed into stacker B). <text:s/>One of the patches installed by the</text:p>
      <text:p text:style-name="Preformatted_20_Text"><text:s text:c="10"/>ghosts added some code to the card-reader driver... after</text:p>
      <text:p text:style-name="Preformatted_20_Text"><text:s text:c="10"/>reading a card, it would flip over to the opposite stacker.</text:p>
      <text:p text:style-name="Preformatted_20_Text"><text:s text:c="10"/>As a result, card decks would divide themselves in half when</text:p>
      <text:p text:style-name="Preformatted_20_Text"><text:s text:c="10"/>they were read, leaving the operator to recollate them</text:p>
      <text:p text:style-name="Preformatted_20_Text"><text:s text:c="10"/>manually.</text:p>
      <text:p text:style-name="Preformatted_20_Text"/>
      <text:p text:style-name="Preformatted_20_Text"><text:s text:c="5"/>Naturally, the operator called in the operating-system developers.</text:p>
      <text:p text:style-name="Preformatted_20_Text"><text:s text:c="5"/>They found the bandit ghost jobs running, and X'ed them... and were</text:p>
      <text:p text:style-name="Preformatted_20_Text"><text:s text:c="5"/>once again surprised. <text:s/>When Robin Hood was X'ed, the following</text:p>
      <text:p text:style-name="Preformatted_20_Text"><text:s text:c="5"/>sequence of events took place:</text:p>
      <text:p text:style-name="Preformatted_20_Text"/>
      <text:p text:style-name="Preformatted_20_Text"><text:s text:c="10"/>!X id1</text:p>
      <text:p text:style-name="Preformatted_20_Text"/>
      <text:p text:style-name="Preformatted_20_Text"><text:s text:c="10"/>id1: Friar Tuck... I am under attack! <text:s/>Pray save me!</text:p>
      <text:p text:style-name="Preformatted_20_Text"><text:s text:c="10"/>id1: Off (aborted)</text:p>
      <text:p text:style-name="Preformatted_20_Text"/>
      <text:p text:style-name="Preformatted_20_Text"><text:s text:c="10"/>id2: Fear not, friend Robin! <text:s/>I shall rout the Sheriff</text:p>
      <text:p text:style-name="Preformatted_20_Text"><text:s text:c="15"/>of Nottingham's men!</text:p>
      <text:p text:style-name="Preformatted_20_Text"/>
      <text:p text:style-name="Preformatted_20_Text"><text:s text:c="10"/>id1: Thank you, my good fellow!</text:p>
      <text:p text:style-name="Preformatted_20_Text"/>
      <text:p text:style-name="Preformatted_20_Text"><text:s text:c="5"/>Each ghost-job would detect the fact that the other had been</text:p>
      <text:p text:style-name="Preformatted_20_Text"><text:s text:c="5"/>killed, and would start a new copy of the recently slain program</text:p>
      <text:p text:style-name="Preformatted_20_Text"><text:s text:c="5"/>within a few milliseconds. <text:s/>The only way to kill both ghosts was to</text:p>
      <text:p text:style-name="Preformatted_20_Text"><text:s text:c="5"/>kill them simultaneously (very difficult) or to deliberately crash</text:p>
      <text:p text:style-name="Preformatted_20_Text"><text:s text:c="5"/>the system.</text:p>
      <text:p text:style-name="Preformatted_20_Text"/>
      <text:p text:style-name="Preformatted_20_Text"><text:s text:c="5"/>Finally, the system programmers did the latter --- only to find</text:p>
      <text:p text:style-name="Preformatted_20_Text"><text:s text:c="5"/>that the bandits appeared once again when the system rebooted! <text:s/>It</text:p>
      <text:p text:style-name="Preformatted_20_Text"><text:soft-page-break/><text:s text:c="5"/>turned out that these two programs had patched the boot-time OS</text:p>
      <text:p text:style-name="Preformatted_20_Text"><text:s text:c="5"/>image (the kernel file, in UNIX terms) and had added themselves to</text:p>
      <text:p text:style-name="Preformatted_20_Text"><text:s text:c="5"/>the list of programs that were to be started at boot time.</text:p>
      <text:p text:style-name="Preformatted_20_Text"/>
      <text:p text:style-name="Preformatted_20_Text"><text:s text:c="5"/>The Robin Hood and Friar Tuck ghosts were finally eradicated when</text:p>
      <text:p text:style-name="Preformatted_20_Text"><text:s text:c="5"/>the system staff rebooted the system from a clean boot-tape and</text:p>
      <text:p text:style-name="Preformatted_20_Text"><text:s text:c="5"/>reinstalled the monitor. <text:s/>Not long thereafter, Xerox released a</text:p>
      <text:p text:style-name="Preformatted_20_Text"><text:s text:c="5"/>patch for this problem.</text:p>
      <text:p text:style-name="Preformatted_20_Text"/>
      <text:p text:style-name="Preformatted_20_Text"><text:s text:c="5"/>It is alleged that Xerox filed a complaint with Motorola's management</text:p>
      <text:p text:style-name="Preformatted_20_Text"><text:s text:c="5"/>about the merry-prankster actions of the two employees in question.</text:p>
      <text:p text:style-name="Preformatted_20_Text"><text:s text:c="5"/>It is not recorded that any serious disciplinary action was taken</text:p>
      <text:p text:style-name="Preformatted_20_Text"><text:s text:c="5"/>against either of them.</text:p>
      <text:p text:style-name="Preformatted_20_Text"/>
      <text:p text:style-name="Preformatted_20_Text">:TV Typewriters: A Tale of Hackish Ingenuity</text:p>
      <text:p text:style-name="Preformatted_20_Text">============================================</text:p>
      <text:p text:style-name="Preformatted_20_Text"/>
      <text:p text:style-name="Preformatted_20_Text">Here is a true story about a glass tty: One day an MIT hacker was in a</text:p>
      <text:p text:style-name="Preformatted_20_Text">motorcycle accident and broke his leg. <text:s/>He had to stay in the hospital quite a</text:p>
      <text:p text:style-name="Preformatted_20_Text">while, and got restless because he couldn't {hack}. <text:s/>Two of his friends</text:p>
      <text:p text:style-name="Preformatted_20_Text">therefore took a terminal and a modem for it to the hospital, so that he could</text:p>
      <text:p text:style-name="Preformatted_20_Text">use the computer by telephone from his hospital bed.</text:p>
      <text:p text:style-name="Preformatted_20_Text"/>
      <text:p text:style-name="Preformatted_20_Text">Now this happened some years before the spread of home computers, and computer</text:p>
      <text:p text:style-name="Preformatted_20_Text">terminals were not a familiar sight to the average person. <text:s/>When the two</text:p>
      <text:p text:style-name="Preformatted_20_Text">friends got to the hospital, a guard stopped them and asked what they were</text:p>
      <text:p text:style-name="Preformatted_20_Text">carrying. <text:s/>They explained that they wanted to take a computer terminal to their</text:p>
      <text:p text:style-name="Preformatted_20_Text">friend who was a patient.</text:p>
      <text:p text:style-name="Preformatted_20_Text"/>
      <text:p text:style-name="Preformatted_20_Text">The guard got out his list of things that patients were permitted to have in</text:p>
      <text:p text:style-name="Preformatted_20_Text">their rooms: TV, radio, electric razor, typewriter, tape player, ... no</text:p>
      <text:p text:style-name="Preformatted_20_Text">computer terminals. <text:s/>Computer terminals weren't on the list, so the guard</text:p>
      <text:p text:style-name="Preformatted_20_Text">wouldn't let it in. <text:s/>Rules are rules, you know. <text:s/>(This guard was clearly a</text:p>
      <text:p text:style-name="Preformatted_20_Text">{droid}.)</text:p>
      <text:p text:style-name="Preformatted_20_Text"/>
      <text:p text:style-name="Preformatted_20_Text">Fair enough, said the two friends, and they left again. <text:s/>They were frustrated,</text:p>
      <text:p text:style-name="Preformatted_20_Text">of course, because they knew that the terminal was as harmless as a TV or</text:p>
      <text:p text:style-name="Preformatted_20_Text">anything else on the list... which gave them an idea.</text:p>
      <text:p text:style-name="Preformatted_20_Text"/>
      <text:p text:style-name="Preformatted_20_Text">The next day they returned, and the same thing happened: a guard stopped them</text:p>
      <text:p text:style-name="Preformatted_20_Text">and asked what they were carrying. <text:s/>They said: "This is a TV typewriter!" <text:s/>The</text:p>
      <text:p text:style-name="Preformatted_20_Text">guard was skeptical, so they plugged it in and demonstrated it. <text:s/>"See? <text:s/>You</text:p>
      <text:p text:style-name="Preformatted_20_Text">just type on the keyboard and what you type shows up on the TV screen." <text:s/>Now</text:p>
      <text:p text:style-name="Preformatted_20_Text">the guard didn't stop to think about how utterly useless a typewriter would be</text:p>
      <text:p text:style-name="Preformatted_20_Text">that didn't produce any paper copies of what you typed; but this was clearly a</text:p>
      <text:p text:style-name="Preformatted_20_Text">TV typewriter, no doubt about it. <text:s/>So he checked his list: "A TV is all right,</text:p>
      <text:p text:style-name="Preformatted_20_Text">a typewriter is all right ... okay, take it on in!"</text:p>
      <text:p text:style-name="Preformatted_20_Text"/>
      <text:p text:style-name="Preformatted_20_Text">[Historical note: Many years ago, `Popular Electronics' published</text:p>
      <text:p text:style-name="Preformatted_20_Text">solder-it-yourself plans for a TV typewriter. <text:s/>Despite the essential</text:p>
      <text:p text:style-name="Preformatted_20_Text">uselessness of the device, it was an enormously popular project. <text:s/>Steve</text:p>
      <text:p text:style-name="Preformatted_20_Text">Ciarcia, the man behind `Byte' magazine's "Circuit Cellar" feature, resurrected</text:p>
      <text:p text:style-name="Preformatted_20_Text">this ghost in one of his books of the early 1980s. <text:s/>He ascribed its popularity</text:p>
      <text:p text:style-name="Preformatted_20_Text">(no doubt correctly) to the feeling of power the builder could achieve by being</text:p>
      <text:p text:style-name="Preformatted_20_Text">able to decide himself what would be shown on the TV. --- ESR]</text:p>
      <text:p text:style-name="Preformatted_20_Text"/>
      <text:p text:style-name="Preformatted_20_Text">[Antihistorical note: On September 23rd, 1992, the L.A. Times ran the following</text:p>
      <text:p text:style-name="Preformatted_20_Text">bit of filler:</text:p>
      <text:p text:style-name="Preformatted_20_Text"><text:soft-page-break/></text:p>
      <text:p text:style-name="Preformatted_20_Text"><text:s text:c="5"/>Solomon Waters of Altadena, a 6-year-old first-grader, came home from</text:p>
      <text:p text:style-name="Preformatted_20_Text"><text:s text:c="5"/>his first day of school and excitedly told his mother how he had</text:p>
      <text:p text:style-name="Preformatted_20_Text"><text:s text:c="5"/>written on "a machine that looks like a computer -- but without the</text:p>
      <text:p text:style-name="Preformatted_20_Text"><text:s text:c="5"/>TV screen." <text:s/>She asked him if it could have been a "typewriter."</text:p>
      <text:p text:style-name="Preformatted_20_Text"><text:s text:c="5"/>"Yeah! Yeah!" he said. <text:s/>"That's what it was called."</text:p>
      <text:p text:style-name="Preformatted_20_Text"/>
      <text:p text:style-name="Preformatted_20_Text">I have since investigated this matter and determined that many of today's</text:p>
      <text:p text:style-name="Preformatted_20_Text">teenagers have never seen a slide rule, eiher.... -- ESR]</text:p>
      <text:p text:style-name="Preformatted_20_Text"/>
      <text:p text:style-name="Preformatted_20_Text">:A Story About `Magic': (by GLS)</text:p>
      <text:p text:style-name="Preformatted_20_Text">================================</text:p>
      <text:p text:style-name="Preformatted_20_Text"/>
      <text:p text:style-name="Preformatted_20_Text">Some years ago, I was snooping around in the cabinets that housed the MIT AI</text:p>
      <text:p text:style-name="Preformatted_20_Text">Lab's PDP-10, and noticed a little switch glued to the frame of one cabinet.</text:p>
      <text:p text:style-name="Preformatted_20_Text">It was obviously a homebrew job, added by one of the lab's hardware hackers (no</text:p>
      <text:p text:style-name="Preformatted_20_Text">one knows who).</text:p>
      <text:p text:style-name="Preformatted_20_Text"/>
      <text:p text:style-name="Preformatted_20_Text">You don't touch an unknown switch on a computer without knowing what it does,</text:p>
      <text:p text:style-name="Preformatted_20_Text">because you might crash the computer. <text:s/>The switch was labeled in a most</text:p>
      <text:p text:style-name="Preformatted_20_Text">unhelpful way. <text:s/>It had two positions, and scrawled in pencil on the metal</text:p>
      <text:p text:style-name="Preformatted_20_Text">switch body were the words `magic' and `more magic'. <text:s/>The switch was in the</text:p>
      <text:p text:style-name="Preformatted_20_Text">`more magic' position.</text:p>
      <text:p text:style-name="Preformatted_20_Text"/>
      <text:p text:style-name="Preformatted_20_Text">I called another hacker over to look at it. <text:s/>He had never seen the switch</text:p>
      <text:p text:style-name="Preformatted_20_Text">before either. <text:s/>Closer examination revealed that the switch had only one wire</text:p>
      <text:p text:style-name="Preformatted_20_Text">running to it! <text:s/>The other end of the wire did disappear into the maze of wires</text:p>
      <text:p text:style-name="Preformatted_20_Text">inside the computer, but it's a basic fact of electricity that a switch can't</text:p>
      <text:p text:style-name="Preformatted_20_Text">do anything unless there are two wires connected to it. <text:s/>This switch had a wire</text:p>
      <text:p text:style-name="Preformatted_20_Text">connected on one side and no wire on its other side.</text:p>
      <text:p text:style-name="Preformatted_20_Text"/>
      <text:p text:style-name="Preformatted_20_Text">It was clear that this switch was someone's idea of a silly joke. <text:s/>Convinced by</text:p>
      <text:p text:style-name="Preformatted_20_Text">our reasoning that the switch was inoperative, we flipped it. <text:s/>The computer</text:p>
      <text:p text:style-name="Preformatted_20_Text">instantly crashed.</text:p>
      <text:p text:style-name="Preformatted_20_Text"/>
      <text:p text:style-name="Preformatted_20_Text">Imagine our utter astonishment. <text:s/>We wrote it off as coincidence, but</text:p>
      <text:p text:style-name="Preformatted_20_Text">nevertheless restored the switch to the `more magic' position before reviving</text:p>
      <text:p text:style-name="Preformatted_20_Text">the computer.</text:p>
      <text:p text:style-name="Preformatted_20_Text"/>
      <text:p text:style-name="Preformatted_20_Text">A year later, I told this story to yet another hacker, David Moon as I recall.</text:p>
      <text:p text:style-name="Preformatted_20_Text">He clearly doubted my sanity, or suspected me of a supernatural belief in the</text:p>
      <text:p text:style-name="Preformatted_20_Text">power of this switch, or perhaps thought I was fooling him with a bogus saga.</text:p>
      <text:p text:style-name="Preformatted_20_Text">To prove it to him, I showed him the very switch, still glued to the cabinet</text:p>
      <text:p text:style-name="Preformatted_20_Text">frame with only one wire connected to it, still in the `more magic' position.</text:p>
      <text:p text:style-name="Preformatted_20_Text">We scrutinized the switch and its lone connection, and found that the other end</text:p>
      <text:p text:style-name="Preformatted_20_Text">of the wire, though connected to the computer wiring, was connected to a ground</text:p>
      <text:p text:style-name="Preformatted_20_Text">pin. <text:s/>That clearly made the switch doubly useless: not only was it electrically</text:p>
      <text:p text:style-name="Preformatted_20_Text">nonoperative, but it was connected to a place that couldn't affect anything</text:p>
      <text:p text:style-name="Preformatted_20_Text">anyway. <text:s/>So we flipped the switch.</text:p>
      <text:p text:style-name="Preformatted_20_Text"/>
      <text:p text:style-name="Preformatted_20_Text">The computer promptly crashed.</text:p>
      <text:p text:style-name="Preformatted_20_Text"/>
      <text:p text:style-name="Preformatted_20_Text">This time we ran for Richard Greenblatt, a long-time MIT hacker, who was close</text:p>
      <text:p text:style-name="Preformatted_20_Text">at hand. <text:s/>He had never noticed the switch before, either. <text:s/>He inspected it,</text:p>
      <text:p text:style-name="Preformatted_20_Text">concluded it was useless, got some diagonal cutters and {dike}d it out. <text:s/>We</text:p>
      <text:p text:style-name="Preformatted_20_Text">then revived the computer and it has run fine ever since.</text:p>
      <text:p text:style-name="Preformatted_20_Text"/>
      <text:p text:style-name="Preformatted_20_Text">We still don't know how the switch crashed the machine. <text:s/>There is a theory that</text:p>
      <text:p text:style-name="Preformatted_20_Text"><text:soft-page-break/>some circuit near the ground pin was marginal, and flipping the switch changed</text:p>
      <text:p text:style-name="Preformatted_20_Text">the electrical capacitance enough to upset the circuit as millionth-of-a-second</text:p>
      <text:p text:style-name="Preformatted_20_Text">pulses went through it. <text:s/>But we'll never know for sure; all we can really say</text:p>
      <text:p text:style-name="Preformatted_20_Text">is that the switch was {magic}.</text:p>
      <text:p text:style-name="Preformatted_20_Text"/>
      <text:p text:style-name="Preformatted_20_Text">I still have that switch in my basement. <text:s/>Maybe I'm silly, but I usually keep</text:p>
      <text:p text:style-name="Preformatted_20_Text">it set on `more magic'.</text:p>
      <text:p text:style-name="Preformatted_20_Text"/>
      <text:p text:style-name="Preformatted_20_Text">:A Selection of AI Koans:</text:p>
      <text:p text:style-name="Preformatted_20_Text">=========================</text:p>
      <text:p text:style-name="Preformatted_20_Text"/>
      <text:p text:style-name="Preformatted_20_Text">These are some of the funniest examples of a genre of jokes told at the MIT AI</text:p>
      <text:p text:style-name="Preformatted_20_Text">Lab about various noted hackers. <text:s/>The original koans were composed by Danny</text:p>
      <text:p text:style-name="Preformatted_20_Text">Hillis. <text:s/>In reading these, it is at least useful to know that Minsky, Sussman,</text:p>
      <text:p text:style-name="Preformatted_20_Text">and Drescher are AI researchers of note, that Tom Knight was one of the Lisp</text:p>
      <text:p text:style-name="Preformatted_20_Text">machine's principal designers, and that David Moon wrote much of Lisp machine</text:p>
      <text:p text:style-name="Preformatted_20_Text">Lisp.</text:p>
      <text:p text:style-name="Preformatted_20_Text"/>
      <text:p text:style-name="Preformatted_20_Text"><text:s text:c="33"/>* * *</text:p>
      <text:p text:style-name="Preformatted_20_Text"/>
      <text:p text:style-name="Preformatted_20_Text"><text:s text:c="3"/>A novice was trying to fix a broken Lisp machine by turning the power off</text:p>
      <text:p text:style-name="Preformatted_20_Text">and on.</text:p>
      <text:p text:style-name="Preformatted_20_Text"/>
      <text:p text:style-name="Preformatted_20_Text"><text:s text:c="3"/>Knight, seeing what the student was doing, spoke sternly: "You cannot fix a</text:p>
      <text:p text:style-name="Preformatted_20_Text">machine by just power-cycling it with no understanding of what is going wrong."</text:p>
      <text:p text:style-name="Preformatted_20_Text"/>
      <text:p text:style-name="Preformatted_20_Text"><text:s text:c="3"/>Knight turned the machine off and on.</text:p>
      <text:p text:style-name="Preformatted_20_Text"/>
      <text:p text:style-name="Preformatted_20_Text"><text:s text:c="3"/>The machine worked.</text:p>
      <text:p text:style-name="Preformatted_20_Text"/>
      <text:p text:style-name="Preformatted_20_Text"><text:s text:c="33"/>* * *</text:p>
      <text:p text:style-name="Preformatted_20_Text"/>
      <text:p text:style-name="Preformatted_20_Text"><text:s text:c="3"/>One day a student came to Moon and said: "I understand how to make a better</text:p>
      <text:p text:style-name="Preformatted_20_Text">garbage collector. <text:s/>We must keep a reference count of the pointers to each</text:p>
      <text:p text:style-name="Preformatted_20_Text">cons."</text:p>
      <text:p text:style-name="Preformatted_20_Text"/>
      <text:p text:style-name="Preformatted_20_Text">Moon patiently told the student the following story:</text:p>
      <text:p text:style-name="Preformatted_20_Text"/>
      <text:p text:style-name="Preformatted_20_Text"><text:s text:c="5"/>"One day a student came to Moon and said: `I understand how to make</text:p>
      <text:p text:style-name="Preformatted_20_Text"><text:s text:c="5"/>a better garbage collector...</text:p>
      <text:p text:style-name="Preformatted_20_Text"/>
      <text:p text:style-name="Preformatted_20_Text">[Ed. note: Pure reference-count garbage collectors have problems with circular</text:p>
      <text:p text:style-name="Preformatted_20_Text">structures that point to themselves.]</text:p>
      <text:p text:style-name="Preformatted_20_Text"/>
      <text:p text:style-name="Preformatted_20_Text"><text:s text:c="33"/>* * *</text:p>
      <text:p text:style-name="Preformatted_20_Text"/>
      <text:p text:style-name="Preformatted_20_Text">In the days when Sussman was a novice, Minsky once came to him as he sat</text:p>
      <text:p text:style-name="Preformatted_20_Text">hacking at the PDP-6.</text:p>
      <text:p text:style-name="Preformatted_20_Text"/>
      <text:p text:style-name="Preformatted_20_Text"><text:s text:c="3"/>"What are you doing?", asked Minsky.</text:p>
      <text:p text:style-name="Preformatted_20_Text"/>
      <text:p text:style-name="Preformatted_20_Text"><text:s text:c="3"/>"I am training a randomly wired neural net to play Tic-Tac-Toe" Sussman</text:p>
      <text:p text:style-name="Preformatted_20_Text">replied.</text:p>
      <text:p text:style-name="Preformatted_20_Text"/>
      <text:p text:style-name="Preformatted_20_Text"><text:s text:c="3"/>"Why is the net wired randomly?", asked Minsky.</text:p>
      <text:p text:style-name="Preformatted_20_Text"/>
      <text:p text:style-name="Preformatted_20_Text"><text:s text:c="3"/>"I do not want it to have any preconceptions of how to play", Sussman said.</text:p>
      <text:p text:style-name="Preformatted_20_Text"/>
      <text:p text:style-name="Preformatted_20_Text"><text:soft-page-break/><text:s text:c="3"/>Minsky then shut his eyes.</text:p>
      <text:p text:style-name="Preformatted_20_Text"/>
      <text:p text:style-name="Preformatted_20_Text"><text:s text:c="3"/>"Why do you close your eyes?", Sussman asked his teacher.</text:p>
      <text:p text:style-name="Preformatted_20_Text"/>
      <text:p text:style-name="Preformatted_20_Text"><text:s text:c="3"/>"So that the room will be empty."</text:p>
      <text:p text:style-name="Preformatted_20_Text"/>
      <text:p text:style-name="Preformatted_20_Text"><text:s text:c="3"/>At that moment, Sussman was enlightened.</text:p>
      <text:p text:style-name="Preformatted_20_Text"/>
      <text:p text:style-name="Preformatted_20_Text"><text:s text:c="33"/>* * *</text:p>
      <text:p text:style-name="Preformatted_20_Text"/>
      <text:p text:style-name="Preformatted_20_Text"><text:s text:c="3"/>A disciple of another sect once came to Drescher as he was eating his</text:p>
      <text:p text:style-name="Preformatted_20_Text">morning meal.</text:p>
      <text:p text:style-name="Preformatted_20_Text"/>
      <text:p text:style-name="Preformatted_20_Text"><text:s text:c="3"/>"I would like to give you this personality test", said the outsider,</text:p>
      <text:p text:style-name="Preformatted_20_Text">"because I want you to be happy."</text:p>
      <text:p text:style-name="Preformatted_20_Text"/>
      <text:p text:style-name="Preformatted_20_Text"><text:s text:c="3"/>Drescher took the paper that was offered him and put it into the toaster,</text:p>
      <text:p text:style-name="Preformatted_20_Text">saying: "I wish the toaster to be happy, too."</text:p>
      <text:p text:style-name="Preformatted_20_Text"/>
      <text:p text:style-name="Preformatted_20_Text">:OS and JEDGAR:</text:p>
      <text:p text:style-name="Preformatted_20_Text">===============</text:p>
      <text:p text:style-name="Preformatted_20_Text"/>
      <text:p text:style-name="Preformatted_20_Text">This story says a lot about the the ITS ethos. </text:p>
      <text:p text:style-name="Preformatted_20_Text"/>
      <text:p text:style-name="Preformatted_20_Text">On the ITS system there was a program that allowed you to see what was being</text:p>
      <text:p text:style-name="Preformatted_20_Text">printed on someone else's terminal. <text:s/>It spied on the other guy's output by</text:p>
      <text:p text:style-name="Preformatted_20_Text">examining the insides of the monitor system. <text:s/>The output spy program was called</text:p>
      <text:p text:style-name="Preformatted_20_Text">OS. <text:s/>Throughout the rest of the computer science (and at IBM too) OS means</text:p>
      <text:p text:style-name="Preformatted_20_Text">`operating system', but among old-time ITS hackers it almost always meant</text:p>
      <text:p text:style-name="Preformatted_20_Text">`output spy'.</text:p>
      <text:p text:style-name="Preformatted_20_Text"/>
      <text:p text:style-name="Preformatted_20_Text">OS could work because ITS purposely had very little in the way of `protection'</text:p>
      <text:p text:style-name="Preformatted_20_Text">that prevented one user from trespassing on another's areas. <text:s/>Fair is fair,</text:p>
      <text:p text:style-name="Preformatted_20_Text">however. <text:s/>There was another program that would automatically notify you if</text:p>
      <text:p text:style-name="Preformatted_20_Text">anyone started to spy on your output. <text:s/>It worked in exactly the same way, by</text:p>
      <text:p text:style-name="Preformatted_20_Text">looking at the insides of the operating system to see if anyone else was</text:p>
      <text:p text:style-name="Preformatted_20_Text">looking at the insides that had to do with your output. <text:s/>This `counterspy'</text:p>
      <text:p text:style-name="Preformatted_20_Text">program was called JEDGAR (a six-letterism pronounced as two syllables:</text:p>
      <text:p text:style-name="Preformatted_20_Text">/jed'gr/), in honor of the former head of the FBI.</text:p>
      <text:p text:style-name="Preformatted_20_Text"/>
      <text:p text:style-name="Preformatted_20_Text">But there's more. <text:s/>JEDGAR would ask the user for `license to kill'. <text:s/>If the</text:p>
      <text:p text:style-name="Preformatted_20_Text">user said yes, then JEDGAR would actually {gun} the job of the {luser} who was</text:p>
      <text:p text:style-name="Preformatted_20_Text">spying. <text:s/>Unfortunately, people found that this made life too violent,</text:p>
      <text:p text:style-name="Preformatted_20_Text">especially when tourists learned about it. <text:s/>One of the systems hackers solved</text:p>
      <text:p text:style-name="Preformatted_20_Text">the problem by replacing JEDGAR with another program that only pretended to do</text:p>
      <text:p text:style-name="Preformatted_20_Text">its job. <text:s/>It took a long time to do this, because every copy of JEDGAR had to</text:p>
      <text:p text:style-name="Preformatted_20_Text">be patched. <text:s/>To this day no one knows how many people never figured out that</text:p>
      <text:p text:style-name="Preformatted_20_Text">JEDGAR had been defanged.</text:p>
      <text:p text:style-name="Preformatted_20_Text"/>
      <text:p text:style-name="Preformatted_20_Text">:The Story of Mel, a Real Programmer:</text:p>
      <text:p text:style-name="Preformatted_20_Text">=====================================</text:p>
      <text:p text:style-name="Preformatted_20_Text"/>
      <text:p text:style-name="Preformatted_20_Text">This was posted to USENET by its author, Ed Nather (utastro!nather), on May 21,</text:p>
      <text:p text:style-name="Preformatted_20_Text">1983.</text:p>
      <text:p text:style-name="Preformatted_20_Text"/>
      <text:p text:style-name="Preformatted_20_Text"><text:s text:c="5"/>A recent article devoted to the *macho* side of programming</text:p>
      <text:p text:style-name="Preformatted_20_Text"><text:s text:c="5"/>made the bald and unvarnished statement:</text:p>
      <text:p text:style-name="Preformatted_20_Text"/>
      <text:p text:style-name="Preformatted_20_Text"><text:soft-page-break/><text:s text:c="9"/>Real Programmers write in FORTRAN.</text:p>
      <text:p text:style-name="Preformatted_20_Text"/>
      <text:p text:style-name="Preformatted_20_Text"><text:s text:c="5"/>Maybe they do now,</text:p>
      <text:p text:style-name="Preformatted_20_Text"><text:s text:c="5"/>in this decadent era of</text:p>
      <text:p text:style-name="Preformatted_20_Text"><text:s text:c="5"/>Lite beer, hand calculators, and "user-friendly" software</text:p>
      <text:p text:style-name="Preformatted_20_Text"><text:s text:c="5"/>but back in the Good Old Days,</text:p>
      <text:p text:style-name="Preformatted_20_Text"><text:s text:c="5"/>when the term "software" sounded funny</text:p>
      <text:p text:style-name="Preformatted_20_Text"><text:s text:c="5"/>and Real Computers were made out of drums and vacuum tubes,</text:p>
      <text:p text:style-name="Preformatted_20_Text"><text:s text:c="5"/>Real Programmers wrote in machine code.</text:p>
      <text:p text:style-name="Preformatted_20_Text"><text:s text:c="5"/>Not FORTRAN. Not RATFOR. <text:s/>Not, even, assembly language.</text:p>
      <text:p text:style-name="Preformatted_20_Text"><text:s text:c="5"/>Machine Code.</text:p>
      <text:p text:style-name="Preformatted_20_Text"><text:s text:c="5"/>Raw, unadorned, inscrutable hexadecimal numbers.</text:p>
      <text:p text:style-name="Preformatted_20_Text"><text:s text:c="5"/>Directly.</text:p>
      <text:p text:style-name="Preformatted_20_Text"/>
      <text:p text:style-name="Preformatted_20_Text"><text:s text:c="5"/>Lest a whole new generation of programmers</text:p>
      <text:p text:style-name="Preformatted_20_Text"><text:s text:c="5"/>grow up in ignorance of this glorious past,</text:p>
      <text:p text:style-name="Preformatted_20_Text"><text:s text:c="5"/>I feel duty-bound to describe,</text:p>
      <text:p text:style-name="Preformatted_20_Text"><text:s text:c="5"/>as best I can through the generation gap,</text:p>
      <text:p text:style-name="Preformatted_20_Text"><text:s text:c="5"/>how a Real Programmer wrote code.</text:p>
      <text:p text:style-name="Preformatted_20_Text"><text:s text:c="5"/>I'll call him Mel,</text:p>
      <text:p text:style-name="Preformatted_20_Text"><text:s text:c="5"/>because that was his name.</text:p>
      <text:p text:style-name="Preformatted_20_Text"/>
      <text:p text:style-name="Preformatted_20_Text"><text:s text:c="5"/>I first met Mel when I went to work for Royal McBee Computer Corp.,</text:p>
      <text:p text:style-name="Preformatted_20_Text"><text:s text:c="5"/>a now-defunct subsidiary of the typewriter company.</text:p>
      <text:p text:style-name="Preformatted_20_Text"><text:s text:c="5"/>The firm manufactured the LGP-30,</text:p>
      <text:p text:style-name="Preformatted_20_Text"><text:s text:c="5"/>a small, cheap (by the standards of the day)</text:p>
      <text:p text:style-name="Preformatted_20_Text"><text:s text:c="5"/>drum-memory computer,</text:p>
      <text:p text:style-name="Preformatted_20_Text"><text:s text:c="5"/>and had just started to manufacture</text:p>
      <text:p text:style-name="Preformatted_20_Text"><text:s text:c="5"/>the RPC-4000, a much-improved,</text:p>
      <text:p text:style-name="Preformatted_20_Text"><text:s text:c="5"/>bigger, better, faster --- drum-memory computer.</text:p>
      <text:p text:style-name="Preformatted_20_Text"><text:s text:c="5"/>Cores cost too much,</text:p>
      <text:p text:style-name="Preformatted_20_Text"><text:s text:c="5"/>and weren't here to stay, anyway.</text:p>
      <text:p text:style-name="Preformatted_20_Text"><text:s text:c="5"/>(That's why you haven't heard of the company, or the computer.)</text:p>
      <text:p text:style-name="Preformatted_20_Text"/>
      <text:p text:style-name="Preformatted_20_Text"><text:s text:c="5"/>I had been hired to write a FORTRAN compiler</text:p>
      <text:p text:style-name="Preformatted_20_Text"><text:s text:c="5"/>for this new marvel and Mel was my guide to its wonders.</text:p>
      <text:p text:style-name="Preformatted_20_Text"><text:s text:c="5"/>Mel didn't approve of compilers.</text:p>
      <text:p text:style-name="Preformatted_20_Text"/>
      <text:p text:style-name="Preformatted_20_Text"><text:s text:c="5"/>"If a program can't rewrite its own code",</text:p>
      <text:p text:style-name="Preformatted_20_Text"><text:s text:c="5"/>he asked, "what good is it?"</text:p>
      <text:p text:style-name="Preformatted_20_Text"/>
      <text:p text:style-name="Preformatted_20_Text"><text:s text:c="5"/>Mel had written,</text:p>
      <text:p text:style-name="Preformatted_20_Text"><text:s text:c="5"/>in hexadecimal,</text:p>
      <text:p text:style-name="Preformatted_20_Text"><text:s text:c="5"/>the most popular computer program the company owned.</text:p>
      <text:p text:style-name="Preformatted_20_Text"><text:s text:c="5"/>It ran on the LGP-30</text:p>
      <text:p text:style-name="Preformatted_20_Text"><text:s text:c="5"/>and played blackjack with potential customers</text:p>
      <text:p text:style-name="Preformatted_20_Text"><text:s text:c="5"/>at computer shows.</text:p>
      <text:p text:style-name="Preformatted_20_Text"><text:s text:c="5"/>Its effect was always dramatic.</text:p>
      <text:p text:style-name="Preformatted_20_Text"><text:s text:c="5"/>The LGP-30 booth was packed at every show,</text:p>
      <text:p text:style-name="Preformatted_20_Text"><text:s text:c="5"/>and the IBM salesmen stood around</text:p>
      <text:p text:style-name="Preformatted_20_Text"><text:s text:c="5"/>talking to each other.</text:p>
      <text:p text:style-name="Preformatted_20_Text"><text:s text:c="5"/>Whether or not this actually sold computers</text:p>
      <text:p text:style-name="Preformatted_20_Text"><text:s text:c="5"/>was a question we never discussed.</text:p>
      <text:p text:style-name="Preformatted_20_Text"/>
      <text:p text:style-name="Preformatted_20_Text"><text:s text:c="5"/>Mel's job was to re-write</text:p>
      <text:p text:style-name="Preformatted_20_Text"><text:s text:c="5"/>the blackjack program for the RPC-4000.</text:p>
      <text:p text:style-name="Preformatted_20_Text"><text:s text:c="5"/>(Port? <text:s/>What does that mean?)</text:p>
      <text:p text:style-name="Preformatted_20_Text"><text:s text:c="5"/>The new computer had a one-plus-one</text:p>
      <text:p text:style-name="Preformatted_20_Text"><text:soft-page-break/><text:s text:c="5"/>addressing scheme,</text:p>
      <text:p text:style-name="Preformatted_20_Text"><text:s text:c="5"/>in which each machine instruction,</text:p>
      <text:p text:style-name="Preformatted_20_Text"><text:s text:c="5"/>in addition to the operation code</text:p>
      <text:p text:style-name="Preformatted_20_Text"><text:s text:c="5"/>and the address of the needed operand,</text:p>
      <text:p text:style-name="Preformatted_20_Text"><text:s text:c="5"/>had a second address that indicated where, on the revolving drum,</text:p>
      <text:p text:style-name="Preformatted_20_Text"><text:s text:c="5"/>the next instruction was located.</text:p>
      <text:p text:style-name="Preformatted_20_Text"/>
      <text:p text:style-name="Preformatted_20_Text"><text:s text:c="5"/>In modern parlance,</text:p>
      <text:p text:style-name="Preformatted_20_Text"><text:s text:c="5"/>every single instruction was followed by a GO TO!</text:p>
      <text:p text:style-name="Preformatted_20_Text"><text:s text:c="5"/>Put *that* in Pascal's pipe and smoke it.</text:p>
      <text:p text:style-name="Preformatted_20_Text"/>
      <text:p text:style-name="Preformatted_20_Text"><text:s text:c="5"/>Mel loved the RPC-4000</text:p>
      <text:p text:style-name="Preformatted_20_Text"><text:s text:c="5"/>because he could optimize his code:</text:p>
      <text:p text:style-name="Preformatted_20_Text"><text:s text:c="5"/>that is, locate instructions on the drum</text:p>
      <text:p text:style-name="Preformatted_20_Text"><text:s text:c="5"/>so that just as one finished its job,</text:p>
      <text:p text:style-name="Preformatted_20_Text"><text:s text:c="5"/>the next would be just arriving at the "read head"</text:p>
      <text:p text:style-name="Preformatted_20_Text"><text:s text:c="5"/>and available for immediate execution.</text:p>
      <text:p text:style-name="Preformatted_20_Text"><text:s text:c="5"/>There was a program to do that job,</text:p>
      <text:p text:style-name="Preformatted_20_Text"><text:s text:c="5"/>an "optimizing assembler",</text:p>
      <text:p text:style-name="Preformatted_20_Text"><text:s text:c="5"/>but Mel refused to use it.</text:p>
      <text:p text:style-name="Preformatted_20_Text"/>
      <text:p text:style-name="Preformatted_20_Text"><text:s text:c="5"/>"You never know where it's going to put things",</text:p>
      <text:p text:style-name="Preformatted_20_Text"><text:s text:c="5"/>he explained, "so you'd have to use separate constants".</text:p>
      <text:p text:style-name="Preformatted_20_Text"/>
      <text:p text:style-name="Preformatted_20_Text"><text:s text:c="5"/>It was a long time before I understood that remark.</text:p>
      <text:p text:style-name="Preformatted_20_Text"><text:s text:c="5"/>Since Mel knew the numerical value</text:p>
      <text:p text:style-name="Preformatted_20_Text"><text:s text:c="5"/>of every operation code,</text:p>
      <text:p text:style-name="Preformatted_20_Text"><text:s text:c="5"/>and assigned his own drum addresses,</text:p>
      <text:p text:style-name="Preformatted_20_Text"><text:s text:c="5"/>every instruction he wrote could of the optimum address locations on the drum.</text:p>
      <text:p text:style-name="Preformatted_20_Text"><text:s text:c="5"/>The optimizing assembler wasn't smart enough to do it that way.</text:p>
      <text:p text:style-name="Preformatted_20_Text"/>
      <text:p text:style-name="Preformatted_20_Text"><text:s text:c="5"/>Mel never wrote time-delay loops, either,</text:p>
      <text:p text:style-name="Preformatted_20_Text"><text:s text:c="5"/>even when the balky Flexowriter</text:p>
      <text:p text:style-name="Preformatted_20_Text"><text:s text:c="5"/>required a delay between output characters to work right.</text:p>
      <text:p text:style-name="Preformatted_20_Text"><text:s text:c="5"/>He just located instructions on the drum</text:p>
      <text:p text:style-name="Preformatted_20_Text"><text:s text:c="5"/>so each successive one was just *past* the read head</text:p>
      <text:p text:style-name="Preformatted_20_Text"><text:s text:c="5"/>when it was needed;</text:p>
      <text:p text:style-name="Preformatted_20_Text"><text:s text:c="5"/>the drum had to execute another complete revolution</text:p>
      <text:p text:style-name="Preformatted_20_Text"><text:s text:c="5"/>to find the next instruction.</text:p>
      <text:p text:style-name="Preformatted_20_Text"><text:s text:c="5"/>He coined an unforgettable term for this procedure.</text:p>
      <text:p text:style-name="Preformatted_20_Text"><text:s text:c="5"/>Although "optimum" is an absolute term,</text:p>
      <text:p text:style-name="Preformatted_20_Text"><text:s text:c="5"/>like "unique", it became common verbal practice</text:p>
      <text:p text:style-name="Preformatted_20_Text"><text:s text:c="5"/>to make it relative:</text:p>
      <text:p text:style-name="Preformatted_20_Text"><text:s text:c="5"/>"not quite optimum" or "less optimum"</text:p>
      <text:p text:style-name="Preformatted_20_Text"><text:s text:c="5"/>or "not very optimum".</text:p>
      <text:p text:style-name="Preformatted_20_Text"><text:s text:c="5"/>Mel called the maximum time-delay locations</text:p>
      <text:p text:style-name="Preformatted_20_Text"><text:s text:c="5"/>the "most pessimum".</text:p>
      <text:p text:style-name="Preformatted_20_Text"/>
      <text:p text:style-name="Preformatted_20_Text"><text:s text:c="5"/>After he finished the blackjack program</text:p>
      <text:p text:style-name="Preformatted_20_Text"><text:s text:c="5"/>and got it to run</text:p>
      <text:p text:style-name="Preformatted_20_Text"><text:s text:c="5"/>("Even the initializer is optimized",</text:p>
      <text:p text:style-name="Preformatted_20_Text"><text:s text:c="5"/>he said proudly),</text:p>
      <text:p text:style-name="Preformatted_20_Text"><text:s text:c="5"/>he got a Change Request from the sales department.</text:p>
      <text:p text:style-name="Preformatted_20_Text"><text:s text:c="5"/>The program used an elegant (optimized)</text:p>
      <text:p text:style-name="Preformatted_20_Text"><text:s text:c="5"/>random number generator</text:p>
      <text:p text:style-name="Preformatted_20_Text"><text:s text:c="5"/>to shuffle the "cards" and deal from the "deck",</text:p>
      <text:p text:style-name="Preformatted_20_Text"><text:s text:c="5"/>and some of the salesmen felt it was too fair,</text:p>
      <text:p text:style-name="Preformatted_20_Text"><text:soft-page-break/><text:s text:c="5"/>since sometimes the customers lost.</text:p>
      <text:p text:style-name="Preformatted_20_Text"><text:s text:c="5"/>They wanted Mel to modify the program</text:p>
      <text:p text:style-name="Preformatted_20_Text"><text:s text:c="5"/>so, at the setting of a sense switch on the console,</text:p>
      <text:p text:style-name="Preformatted_20_Text"><text:s text:c="5"/>they could change the odds and let the customer win.</text:p>
      <text:p text:style-name="Preformatted_20_Text"/>
      <text:p text:style-name="Preformatted_20_Text"><text:s text:c="5"/>Mel balked.</text:p>
      <text:p text:style-name="Preformatted_20_Text"><text:s text:c="5"/>He felt this was patently dishonest,</text:p>
      <text:p text:style-name="Preformatted_20_Text"><text:s text:c="5"/>which it was,</text:p>
      <text:p text:style-name="Preformatted_20_Text"><text:s text:c="5"/>and that it impinged on his personal integrity as a programmer,</text:p>
      <text:p text:style-name="Preformatted_20_Text"><text:s text:c="5"/>which it did,</text:p>
      <text:p text:style-name="Preformatted_20_Text"><text:s text:c="5"/>so he refused to do it.</text:p>
      <text:p text:style-name="Preformatted_20_Text"><text:s text:c="5"/>The Head Salesman talked to Mel,</text:p>
      <text:p text:style-name="Preformatted_20_Text"><text:s text:c="5"/>as did the Big Boss and, at the boss's urging,</text:p>
      <text:p text:style-name="Preformatted_20_Text"><text:s text:c="5"/>a few Fellow Programmers.</text:p>
      <text:p text:style-name="Preformatted_20_Text"><text:s text:c="5"/>Mel finally gave in and wrote the code,</text:p>
      <text:p text:style-name="Preformatted_20_Text"><text:s text:c="5"/>but he got the test backwards,</text:p>
      <text:p text:style-name="Preformatted_20_Text"><text:s text:c="5"/>and, when the sense switch was turned on,</text:p>
      <text:p text:style-name="Preformatted_20_Text"><text:s text:c="5"/>the program would cheat, winning every time.</text:p>
      <text:p text:style-name="Preformatted_20_Text"><text:s text:c="5"/>Mel was delighted with this,</text:p>
      <text:p text:style-name="Preformatted_20_Text"><text:s text:c="5"/>claiming his subconscious was uncontrollably ethical,</text:p>
      <text:p text:style-name="Preformatted_20_Text"><text:s text:c="5"/>and adamantly refused to fix it.</text:p>
      <text:p text:style-name="Preformatted_20_Text"/>
      <text:p text:style-name="Preformatted_20_Text"><text:s text:c="5"/>After Mel had left the company for greener pa$ture$,</text:p>
      <text:p text:style-name="Preformatted_20_Text"><text:s text:c="5"/>the Big Boss asked me to look at the code</text:p>
      <text:p text:style-name="Preformatted_20_Text"><text:s text:c="5"/>and see if I could find the test and reverse it.</text:p>
      <text:p text:style-name="Preformatted_20_Text"><text:s text:c="5"/>Somewhat reluctantly, I agreed to look.</text:p>
      <text:p text:style-name="Preformatted_20_Text"><text:s text:c="5"/>Tracking Mel's code was a real adventure.</text:p>
      <text:p text:style-name="Preformatted_20_Text"/>
      <text:p text:style-name="Preformatted_20_Text"><text:s text:c="5"/>I have often felt that programming is an art form,</text:p>
      <text:p text:style-name="Preformatted_20_Text"><text:s text:c="5"/>whose real value can only be appreciated</text:p>
      <text:p text:style-name="Preformatted_20_Text"><text:s text:c="5"/>by another versed in the same arcane art;</text:p>
      <text:p text:style-name="Preformatted_20_Text"><text:s text:c="5"/>there are lovely gems and brilliant coups</text:p>
      <text:p text:style-name="Preformatted_20_Text"><text:s text:c="5"/>hidden from human view and admiration, sometimes forever,</text:p>
      <text:p text:style-name="Preformatted_20_Text"><text:s text:c="5"/>by the very nature of the process.</text:p>
      <text:p text:style-name="Preformatted_20_Text"><text:s text:c="5"/>You can learn a lot about an individual</text:p>
      <text:p text:style-name="Preformatted_20_Text"><text:s text:c="5"/>just by reading through his code,</text:p>
      <text:p text:style-name="Preformatted_20_Text"><text:s text:c="5"/>even in hexadecimal.</text:p>
      <text:p text:style-name="Preformatted_20_Text"><text:s text:c="5"/>Mel was, I think, an unsung genius.</text:p>
      <text:p text:style-name="Preformatted_20_Text"/>
      <text:p text:style-name="Preformatted_20_Text"><text:s text:c="5"/>Perhaps my greatest shock came</text:p>
      <text:p text:style-name="Preformatted_20_Text"><text:s text:c="5"/>when I found an innocent loop that had no test in it.</text:p>
      <text:p text:style-name="Preformatted_20_Text"><text:s text:c="5"/>No test. <text:s/>*None*.</text:p>
      <text:p text:style-name="Preformatted_20_Text"><text:s text:c="5"/>Common sense said it had to be a closed loop,</text:p>
      <text:p text:style-name="Preformatted_20_Text"><text:s text:c="5"/>where the program would circle, forever, endlessly.</text:p>
      <text:p text:style-name="Preformatted_20_Text"><text:s text:c="5"/>Program control passed right through it, however,</text:p>
      <text:p text:style-name="Preformatted_20_Text"><text:s text:c="5"/>and safely out the other side.</text:p>
      <text:p text:style-name="Preformatted_20_Text"><text:s text:c="5"/>It took me two weeks to figure it out.</text:p>
      <text:p text:style-name="Preformatted_20_Text"/>
      <text:p text:style-name="Preformatted_20_Text"><text:s text:c="5"/>The RPC-4000 computer had a really modern facility</text:p>
      <text:p text:style-name="Preformatted_20_Text"><text:s text:c="5"/>called an index register.</text:p>
      <text:p text:style-name="Preformatted_20_Text"><text:s text:c="5"/>It allowed the programmer to write a program loop</text:p>
      <text:p text:style-name="Preformatted_20_Text"><text:s text:c="5"/>that used an indexed instruction inside;</text:p>
      <text:p text:style-name="Preformatted_20_Text"><text:s text:c="5"/>each time through,</text:p>
      <text:p text:style-name="Preformatted_20_Text"><text:s text:c="5"/>the number in the index register</text:p>
      <text:p text:style-name="Preformatted_20_Text"><text:s text:c="5"/>was added to the address of that instruction,</text:p>
      <text:p text:style-name="Preformatted_20_Text"><text:s text:c="5"/>so it would refer</text:p>
      <text:p text:style-name="Preformatted_20_Text"><text:s text:c="5"/>to the next datum in a series.</text:p>
      <text:p text:style-name="Preformatted_20_Text"><text:s text:c="5"/>He had only to increment the index register</text:p>
      <text:p text:style-name="Preformatted_20_Text"><text:soft-page-break/><text:s text:c="5"/>each time through.</text:p>
      <text:p text:style-name="Preformatted_20_Text"><text:s text:c="5"/>Mel never used it.</text:p>
      <text:p text:style-name="Preformatted_20_Text"/>
      <text:p text:style-name="Preformatted_20_Text"><text:s text:c="5"/>Instead, he would pull the instruction into a machine register,</text:p>
      <text:p text:style-name="Preformatted_20_Text"><text:s text:c="5"/>add one to its address,</text:p>
      <text:p text:style-name="Preformatted_20_Text"><text:s text:c="5"/>and store it back.</text:p>
      <text:p text:style-name="Preformatted_20_Text"><text:s text:c="5"/>He would then execute the modified instruction</text:p>
      <text:p text:style-name="Preformatted_20_Text"><text:s text:c="5"/>right from the register.</text:p>
      <text:p text:style-name="Preformatted_20_Text"><text:s text:c="5"/>The loop was written so this additional execution time</text:p>
      <text:p text:style-name="Preformatted_20_Text"><text:s text:c="5"/>was taken into account ---</text:p>
      <text:p text:style-name="Preformatted_20_Text"><text:s text:c="5"/>just as this instruction finished,</text:p>
      <text:p text:style-name="Preformatted_20_Text"><text:s text:c="5"/>the next one was right under the drum's read head,</text:p>
      <text:p text:style-name="Preformatted_20_Text"><text:s text:c="5"/>ready to go.</text:p>
      <text:p text:style-name="Preformatted_20_Text"><text:s text:c="5"/>But the loop had no test in it.</text:p>
      <text:p text:style-name="Preformatted_20_Text"/>
      <text:p text:style-name="Preformatted_20_Text"><text:s text:c="5"/>The vital clue came when I noticed</text:p>
      <text:p text:style-name="Preformatted_20_Text"><text:s text:c="5"/>the index register bit,</text:p>
      <text:p text:style-name="Preformatted_20_Text"><text:s text:c="5"/>the bit that lay between the address</text:p>
      <text:p text:style-name="Preformatted_20_Text"><text:s text:c="5"/>and the operation code in the instruction word,</text:p>
      <text:p text:style-name="Preformatted_20_Text"><text:s text:c="5"/>was turned on ---</text:p>
      <text:p text:style-name="Preformatted_20_Text"><text:s text:c="5"/>yet Mel never used the index register,</text:p>
      <text:p text:style-name="Preformatted_20_Text"><text:s text:c="5"/>leaving it zero all the time.</text:p>
      <text:p text:style-name="Preformatted_20_Text"><text:s text:c="5"/>When the light went on it nearly blinded me.</text:p>
      <text:p text:style-name="Preformatted_20_Text"/>
      <text:p text:style-name="Preformatted_20_Text"><text:s text:c="5"/>He had located the data he was working on</text:p>
      <text:p text:style-name="Preformatted_20_Text"><text:s text:c="5"/>near the top of memory ---</text:p>
      <text:p text:style-name="Preformatted_20_Text"><text:s text:c="5"/>the largest locations the instructions could address ---</text:p>
      <text:p text:style-name="Preformatted_20_Text"><text:s text:c="5"/>so, after the last datum was handled,</text:p>
      <text:p text:style-name="Preformatted_20_Text"><text:s text:c="5"/>incrementing the instruction address</text:p>
      <text:p text:style-name="Preformatted_20_Text"><text:s text:c="5"/>would make it overflow.</text:p>
      <text:p text:style-name="Preformatted_20_Text"><text:s text:c="5"/>The carry would add one to the</text:p>
      <text:p text:style-name="Preformatted_20_Text"><text:s text:c="5"/>operation code, changing it to the next one in the instruction set:</text:p>
      <text:p text:style-name="Preformatted_20_Text"><text:s text:c="5"/>a jump instruction.</text:p>
      <text:p text:style-name="Preformatted_20_Text"><text:s text:c="5"/>Sure enough, the next program instruction was</text:p>
      <text:p text:style-name="Preformatted_20_Text"><text:s text:c="5"/>in address location zero,</text:p>
      <text:p text:style-name="Preformatted_20_Text"><text:s text:c="5"/>and the program went happily on its way.</text:p>
      <text:p text:style-name="Preformatted_20_Text"/>
      <text:p text:style-name="Preformatted_20_Text"><text:s text:c="5"/>I haven't kept in touch with Mel,</text:p>
      <text:p text:style-name="Preformatted_20_Text"><text:s text:c="5"/>so I don't know if he ever gave in to the flood of</text:p>
      <text:p text:style-name="Preformatted_20_Text"><text:s text:c="5"/>change that has washed over programming techniques</text:p>
      <text:p text:style-name="Preformatted_20_Text"><text:s text:c="5"/>since those long-gone days.</text:p>
      <text:p text:style-name="Preformatted_20_Text"><text:s text:c="5"/>I like to think he didn't.</text:p>
      <text:p text:style-name="Preformatted_20_Text"><text:s text:c="5"/>In any event,</text:p>
      <text:p text:style-name="Preformatted_20_Text"><text:s text:c="5"/>I was impressed enough that I quit looking for the</text:p>
      <text:p text:style-name="Preformatted_20_Text"><text:s text:c="5"/>offending test,</text:p>
      <text:p text:style-name="Preformatted_20_Text"><text:s text:c="5"/>telling the Big Boss I couldn't find it.</text:p>
      <text:p text:style-name="Preformatted_20_Text"><text:s text:c="5"/>He didn't seem surprised.</text:p>
      <text:p text:style-name="Preformatted_20_Text"/>
      <text:p text:style-name="Preformatted_20_Text"><text:s text:c="5"/>When I left the company,</text:p>
      <text:p text:style-name="Preformatted_20_Text"><text:s text:c="5"/>the blackjack program would still cheat</text:p>
      <text:p text:style-name="Preformatted_20_Text"><text:s text:c="5"/>if you turned on the right sense switch,</text:p>
      <text:p text:style-name="Preformatted_20_Text"><text:s text:c="5"/>and I think that's how it should be.</text:p>
      <text:p text:style-name="Preformatted_20_Text"><text:s text:c="5"/>I didn't feel comfortable</text:p>
      <text:p text:style-name="Preformatted_20_Text"><text:s text:c="5"/>hacking up the code of a Real Programmer.</text:p>
      <text:p text:style-name="Preformatted_20_Text"/>
      <text:p text:style-name="Preformatted_20_Text">This is one of hackerdom's great heroic epics, free verse or no. <text:s/>In a few</text:p>
      <text:p text:style-name="Preformatted_20_Text">spare images it captures more about the esthetics and psychology of hacking</text:p>
      <text:p text:style-name="Preformatted_20_Text">than all the scholarly volumes on the subject put together. <text:s/>For an opposing</text:p>
      <text:p text:style-name="Preformatted_20_Text"><text:soft-page-break/>point of view, see the entry for {real programmer}.</text:p>
      <text:p text:style-name="Preformatted_20_Text"/>
      <text:p text:style-name="Preformatted_20_Text">[1992 postscript --- the author writes: "The original submission to the net was</text:p>
      <text:p text:style-name="Preformatted_20_Text">not in free verse, nor any approximation to it --- it was straight prose style,</text:p>
      <text:p text:style-name="Preformatted_20_Text">in non-justified paragraphs. <text:s/>In bouncing around the net it apparently got</text:p>
      <text:p text:style-name="Preformatted_20_Text">modified into the `free verse' form now popular. <text:s/>In other words, it got hacked</text:p>
      <text:p text:style-name="Preformatted_20_Text">on the net. <text:s/>That seems appropriate, somehow."]</text:p>
      <text:p text:style-name="Preformatted_20_Text"/>
      <text:p text:style-name="Preformatted_20_Text">:Appendix B: A Portrait of J. Random Hacker</text:p>
      <text:p text:style-name="Preformatted_20_Text">*******************************************</text:p>
      <text:p text:style-name="Preformatted_20_Text"/>
      <text:p text:style-name="Preformatted_20_Text">This profile reflects detailed comments on an earlier `trial balloon' version</text:p>
      <text:p text:style-name="Preformatted_20_Text">from about a hundred USENET respondents. <text:s/>Where comparatives are used, the</text:p>
      <text:p text:style-name="Preformatted_20_Text">implicit `other' is a randomly selected segment of the non-hacker population of</text:p>
      <text:p text:style-name="Preformatted_20_Text">the same size as hackerdom.</text:p>
      <text:p text:style-name="Preformatted_20_Text"/>
      <text:p text:style-name="Preformatted_20_Text">An important point: Except in some relatively minor respects such as slang</text:p>
      <text:p text:style-name="Preformatted_20_Text">vocabulary, hackers don't get to be the way they are by imitating each other.</text:p>
      <text:p text:style-name="Preformatted_20_Text">Rather, it seems to be the case that the combination of personality traits that</text:p>
      <text:p text:style-name="Preformatted_20_Text">makes a hacker so conditions one's outlook on life that one tends to end up</text:p>
      <text:p text:style-name="Preformatted_20_Text">being like other hackers whether one wants to or not (much as bizarrely</text:p>
      <text:p text:style-name="Preformatted_20_Text">detailed similarities in behavior and preferences are found in genetic twins</text:p>
      <text:p text:style-name="Preformatted_20_Text">raised separately).</text:p>
      <text:p text:style-name="Preformatted_20_Text"/>
      <text:p text:style-name="Preformatted_20_Text">:General Appearance:</text:p>
      <text:p text:style-name="Preformatted_20_Text">====================</text:p>
      <text:p text:style-name="Preformatted_20_Text"/>
      <text:p text:style-name="Preformatted_20_Text">Intelligent. <text:s/>Scruffy. <text:s/>Intense. <text:s/>Abstracted. <text:s/>Surprisingly for a sedentary</text:p>
      <text:p text:style-name="Preformatted_20_Text">profession, more hackers run to skinny than fat; both extremes are more common</text:p>
      <text:p text:style-name="Preformatted_20_Text">than elsewhere. <text:s/>Tans are rare.</text:p>
      <text:p text:style-name="Preformatted_20_Text"/>
      <text:p text:style-name="Preformatted_20_Text">:Dress:</text:p>
      <text:p text:style-name="Preformatted_20_Text">=======</text:p>
      <text:p text:style-name="Preformatted_20_Text"/>
      <text:p text:style-name="Preformatted_20_Text">Casual, vaguely post-hippie; T-shirts, jeans, running shoes, Birkenstocks (or</text:p>
      <text:p text:style-name="Preformatted_20_Text">bare feet). <text:s/>Long hair, beards, and moustaches are common. <text:s/>High incidence of</text:p>
      <text:p text:style-name="Preformatted_20_Text">tie-dye and intellectual or humorous `slogan' T-shirts (only rarely computer</text:p>
      <text:p text:style-name="Preformatted_20_Text">related; that would be too obvious).</text:p>
      <text:p text:style-name="Preformatted_20_Text"/>
      <text:p text:style-name="Preformatted_20_Text">A substantial minority prefers `outdoorsy' clothing --- hiking boots ("in case</text:p>
      <text:p text:style-name="Preformatted_20_Text">a mountain should suddenly spring up in the machine room", as one famous parody</text:p>
      <text:p text:style-name="Preformatted_20_Text">put it), khakis, lumberjack or chamois shirts, and the like.</text:p>
      <text:p text:style-name="Preformatted_20_Text"/>
      <text:p text:style-name="Preformatted_20_Text">Very few actually fit the `National Lampoon' Nerd stereotype, though it lingers</text:p>
      <text:p text:style-name="Preformatted_20_Text">on at MIT and may have been more common before 1975. <text:s/>These days, backpacks are</text:p>
      <text:p text:style-name="Preformatted_20_Text">more common than briefcases, and the hacker `look' is more whole-earth than</text:p>
      <text:p text:style-name="Preformatted_20_Text">whole-polyester.</text:p>
      <text:p text:style-name="Preformatted_20_Text"/>
      <text:p text:style-name="Preformatted_20_Text">Hackers dress for comfort, function, and minimal maintenance hassles rather</text:p>
      <text:p text:style-name="Preformatted_20_Text">than for appearance (some, perhaps unfortunately, take this to extremes and</text:p>
      <text:p text:style-name="Preformatted_20_Text">neglect personal hygiene). <text:s/>They have a very low tolerance of suits and other</text:p>
      <text:p text:style-name="Preformatted_20_Text">`business' attire; in fact, it is not uncommon for hackers to quit a job rather</text:p>
      <text:p text:style-name="Preformatted_20_Text">than conform to a dress code.</text:p>
      <text:p text:style-name="Preformatted_20_Text"/>
      <text:p text:style-name="Preformatted_20_Text">Female hackers almost never wear visible makeup, and many use none at all.</text:p>
      <text:p text:style-name="Preformatted_20_Text"/>
      <text:p text:style-name="Preformatted_20_Text">:Reading Habits:</text:p>
      <text:p text:style-name="Preformatted_20_Text">================</text:p>
      <text:p text:style-name="Preformatted_20_Text"><text:soft-page-break/></text:p>
      <text:p text:style-name="Preformatted_20_Text">Omnivorous, but usually includes lots of science and science fiction. <text:s/>The</text:p>
      <text:p text:style-name="Preformatted_20_Text">typical hacker household might subscribe to `Analog', `Scientific American',</text:p>
      <text:p text:style-name="Preformatted_20_Text">`Co-Evolution Quarterly', and `Smithsonian'. <text:s/>Hackers often have a reading</text:p>
      <text:p text:style-name="Preformatted_20_Text">range that astonishes liberal arts people but tend not to talk about it as</text:p>
      <text:p text:style-name="Preformatted_20_Text">much. <text:s/>Many hackers spend as much of their spare time reading as the average</text:p>
      <text:p text:style-name="Preformatted_20_Text">American burns up watching TV, and often keep shelves and shelves of</text:p>
      <text:p text:style-name="Preformatted_20_Text">well-thumbed books in their homes.</text:p>
      <text:p text:style-name="Preformatted_20_Text"/>
      <text:p text:style-name="Preformatted_20_Text">:Other Interests:</text:p>
      <text:p text:style-name="Preformatted_20_Text">=================</text:p>
      <text:p text:style-name="Preformatted_20_Text"/>
      <text:p text:style-name="Preformatted_20_Text">Some hobbies are widely shared and recognized as going with the culture:</text:p>
      <text:p text:style-name="Preformatted_20_Text">science fiction, music, medievalism (in the active form practiced by the</text:p>
      <text:p text:style-name="Preformatted_20_Text">Society for Creative Anachronism and similar organizations), chess, go,</text:p>
      <text:p text:style-name="Preformatted_20_Text">backgammon, wargames, and intellectual games of all kinds. <text:s/>(Role-playing games</text:p>
      <text:p text:style-name="Preformatted_20_Text">such as Dungeons and Dragons used to be extremely popular among hackers but</text:p>
      <text:p text:style-name="Preformatted_20_Text">they lost a bit of their luster as they moved into the mainstream and became</text:p>
      <text:p text:style-name="Preformatted_20_Text">heavily commercialized.) <text:s/>Logic puzzles. <text:s/>Ham radio. <text:s/>Other interests that seem</text:p>
      <text:p text:style-name="Preformatted_20_Text">to correlate less strongly but positively with hackerdom include linguistics</text:p>
      <text:p text:style-name="Preformatted_20_Text">and theater teching.</text:p>
      <text:p text:style-name="Preformatted_20_Text"/>
      <text:p text:style-name="Preformatted_20_Text">:Physical Activity and Sports:</text:p>
      <text:p text:style-name="Preformatted_20_Text">==============================</text:p>
      <text:p text:style-name="Preformatted_20_Text"/>
      <text:p text:style-name="Preformatted_20_Text">Many (perhaps even most) hackers don't follow or do sports at all and are</text:p>
      <text:p text:style-name="Preformatted_20_Text">determinedly anti-physical. <text:s/>Among those who do, interest in spectator sports</text:p>
      <text:p text:style-name="Preformatted_20_Text">is low to non-existent; sports are something one *does*, not something one</text:p>
      <text:p text:style-name="Preformatted_20_Text">watches on TV.</text:p>
      <text:p text:style-name="Preformatted_20_Text"/>
      <text:p text:style-name="Preformatted_20_Text">Further, hackers avoid most team sports like the plague (volleyball is a</text:p>
      <text:p text:style-name="Preformatted_20_Text">notable exception, perhaps because it's non-contact and relatively friendly).</text:p>
      <text:p text:style-name="Preformatted_20_Text">Hacker sports are almost always primarily self-competitive ones involving</text:p>
      <text:p text:style-name="Preformatted_20_Text">concentration, stamina, and micromotor skills: martial arts, bicycling, auto</text:p>
      <text:p text:style-name="Preformatted_20_Text">racing, kite flying, hiking, rock climbing, aviation, target-shooting, sailing,</text:p>
      <text:p text:style-name="Preformatted_20_Text">caving, juggling, skiing, skating (ice and roller). <text:s/>Hackers' delight in</text:p>
      <text:p text:style-name="Preformatted_20_Text">techno-toys also tends to draw them towards hobbies with nifty complicated</text:p>
      <text:p text:style-name="Preformatted_20_Text">equipment that they can tinker with.</text:p>
      <text:p text:style-name="Preformatted_20_Text"/>
      <text:p text:style-name="Preformatted_20_Text">:Education:</text:p>
      <text:p text:style-name="Preformatted_20_Text">===========</text:p>
      <text:p text:style-name="Preformatted_20_Text"/>
      <text:p text:style-name="Preformatted_20_Text">Nearly all hackers past their teens are either college-degreed or self-educated</text:p>
      <text:p text:style-name="Preformatted_20_Text">to an equivalent level. <text:s/>The self-taught hacker is often considered (at least</text:p>
      <text:p text:style-name="Preformatted_20_Text">by other hackers) to be better-motivated, and may be more respected, than his</text:p>
      <text:p text:style-name="Preformatted_20_Text">school-shaped counterpart. <text:s/>Academic areas from which people often gravitate</text:p>
      <text:p text:style-name="Preformatted_20_Text">into hackerdom include (besides the obvious computer science and electrical</text:p>
      <text:p text:style-name="Preformatted_20_Text">engineering) physics, mathematics, linguistics, and philosophy.</text:p>
      <text:p text:style-name="Preformatted_20_Text"/>
      <text:p text:style-name="Preformatted_20_Text">:Things Hackers Detest and Avoid:</text:p>
      <text:p text:style-name="Preformatted_20_Text">=================================</text:p>
      <text:p text:style-name="Preformatted_20_Text"/>
      <text:p text:style-name="Preformatted_20_Text">IBM mainframes. <text:s/>Smurfs, Ewoks, and other forms of offensive cuteness.</text:p>
      <text:p text:style-name="Preformatted_20_Text">Bureaucracies. <text:s/>Stupid people. <text:s/>Easy listening music. <text:s/>Television (except for</text:p>
      <text:p text:style-name="Preformatted_20_Text">cartoons, movies, the old "Star Trek", and the new "Simpsons"). <text:s/>Business</text:p>
      <text:p text:style-name="Preformatted_20_Text">suits. <text:s/>Dishonesty. <text:s/>Incompetence. <text:s/>Boredom. <text:s/>COBOL. BASIC. <text:s/>Character-based</text:p>
      <text:p text:style-name="Preformatted_20_Text">menu interfaces.</text:p>
      <text:p text:style-name="Preformatted_20_Text"/>
      <text:p text:style-name="Preformatted_20_Text"><text:soft-page-break/>:Food:</text:p>
      <text:p text:style-name="Preformatted_20_Text">======</text:p>
      <text:p text:style-name="Preformatted_20_Text"/>
      <text:p text:style-name="Preformatted_20_Text">Ethnic. <text:s/>Spicy. <text:s/>Oriental, esp. Chinese and most esp. Szechuan, Hunan, and</text:p>
      <text:p text:style-name="Preformatted_20_Text">Mandarin (hackers consider Cantonese vaguely d'eclass'e). <text:s/>Hackers prefer the</text:p>
      <text:p text:style-name="Preformatted_20_Text">exotic; for example, the Japanese-food fans among them will eat with gusto such</text:p>
      <text:p text:style-name="Preformatted_20_Text">delicacies as fugu (poisonous pufferfish) and whale. <text:s/>Thai food has experienced</text:p>
      <text:p text:style-name="Preformatted_20_Text">flurries of popularity. <text:s/>Where available, high-quality Jewish delicatessen food</text:p>
      <text:p text:style-name="Preformatted_20_Text">is much esteemed. <text:s/>A visible minority of Southwestern and Pacific Coast hackers</text:p>
      <text:p text:style-name="Preformatted_20_Text">prefers Mexican.</text:p>
      <text:p text:style-name="Preformatted_20_Text"/>
      <text:p text:style-name="Preformatted_20_Text">For those all-night hacks, pizza and microwaved burritos are big.</text:p>
      <text:p text:style-name="Preformatted_20_Text">Interestingly, though the mainstream culture has tended to think of hackers as</text:p>
      <text:p text:style-name="Preformatted_20_Text">incorrigible junk-food junkies, many have at least mildly health-foodist</text:p>
      <text:p text:style-name="Preformatted_20_Text">attitudes and are fairly discriminating about what they eat. <text:s/>This may be</text:p>
      <text:p text:style-name="Preformatted_20_Text">generational; anecdotal evidence suggests that the stereotype was more on the</text:p>
      <text:p text:style-name="Preformatted_20_Text">mark 10--15 years ago.</text:p>
      <text:p text:style-name="Preformatted_20_Text"/>
      <text:p text:style-name="Preformatted_20_Text">:Politics:</text:p>
      <text:p text:style-name="Preformatted_20_Text">==========</text:p>
      <text:p text:style-name="Preformatted_20_Text"/>
      <text:p text:style-name="Preformatted_20_Text">Vaguely left of center, except for the strong libertarian contingent which</text:p>
      <text:p text:style-name="Preformatted_20_Text">rejects conventional left-right politics entirely. <text:s/>The only safe</text:p>
      <text:p text:style-name="Preformatted_20_Text">generalization is that hackers tend to be rather anti-authoritarian; thus, both</text:p>
      <text:p text:style-name="Preformatted_20_Text">conventional conservatism and `hard' leftism are rare. <text:s/>Hackers are far more</text:p>
      <text:p text:style-name="Preformatted_20_Text">likely than most non-hackers to either (a) be aggressively apolitical or (b)</text:p>
      <text:p text:style-name="Preformatted_20_Text">entertain peculiar or idiosyncratic political ideas and actually try to live by</text:p>
      <text:p text:style-name="Preformatted_20_Text">them day-to-day.</text:p>
      <text:p text:style-name="Preformatted_20_Text"/>
      <text:p text:style-name="Preformatted_20_Text">:Gender and Ethnicity:</text:p>
      <text:p text:style-name="Preformatted_20_Text">======================</text:p>
      <text:p text:style-name="Preformatted_20_Text"/>
      <text:p text:style-name="Preformatted_20_Text">Hackerdom is still predominantly male. <text:s/>However, the percentage of women is</text:p>
      <text:p text:style-name="Preformatted_20_Text">clearly higher than the low-single-digit range typical for technical</text:p>
      <text:p text:style-name="Preformatted_20_Text">professions, and female hackers are generally respected and dealt with as</text:p>
      <text:p text:style-name="Preformatted_20_Text">equals.</text:p>
      <text:p text:style-name="Preformatted_20_Text"/>
      <text:p text:style-name="Preformatted_20_Text">In the U.S., hackerdom is predominantly Caucasian with strong minorities of</text:p>
      <text:p text:style-name="Preformatted_20_Text">Jews (East Coast) and Orientals (West Coast). <text:s/>The Jewish contingent has</text:p>
      <text:p text:style-name="Preformatted_20_Text">exerted a particularly pervasive cultural influence (see {Food}, above, and</text:p>
      <text:p text:style-name="Preformatted_20_Text">note that several common jargon terms are obviously mutated Yiddish).</text:p>
      <text:p text:style-name="Preformatted_20_Text"/>
      <text:p text:style-name="Preformatted_20_Text">The ethnic distribution of hackers is understood by them to be a function of</text:p>
      <text:p text:style-name="Preformatted_20_Text">which ethnic groups tend to seek and value education. <text:s/>Racial and ethnic</text:p>
      <text:p text:style-name="Preformatted_20_Text">prejudice is notably uncommon and tends to be met with freezing contempt.</text:p>
      <text:p text:style-name="Preformatted_20_Text"/>
      <text:p text:style-name="Preformatted_20_Text">When asked, hackers often ascribe their culture's gender- and color-blindness</text:p>
      <text:p text:style-name="Preformatted_20_Text">to a positive effect of text-only network channels, and this is doubtless a</text:p>
      <text:p text:style-name="Preformatted_20_Text">powerful influence. <text:s/>Also, the ties many hackers have to AI research and SF</text:p>
      <text:p text:style-name="Preformatted_20_Text">literature may have helped them to develop an idea of personhood that is</text:p>
      <text:p text:style-name="Preformatted_20_Text">inclusive rather than exclusive --- after all, if one's imagination readily</text:p>
      <text:p text:style-name="Preformatted_20_Text">grants full human rights to AI programs, robots, dolphins, and extraterrestrial</text:p>
      <text:p text:style-name="Preformatted_20_Text">aliens, mere color and gender can't seem very important any more.</text:p>
      <text:p text:style-name="Preformatted_20_Text"/>
      <text:p text:style-name="Preformatted_20_Text">:Religion:</text:p>
      <text:p text:style-name="Preformatted_20_Text">==========</text:p>
      <text:p text:style-name="Preformatted_20_Text"/>
      <text:p text:style-name="Preformatted_20_Text">Agnostic. <text:s/>Atheist. <text:s/>Non-observant Jewish. <text:s/>Neo-pagan. <text:s/>Very commonly, three or</text:p>
      <text:p text:style-name="Preformatted_20_Text"><text:soft-page-break/>more of these are combined in the same person. <text:s/>Conventional faith-holding</text:p>
      <text:p text:style-name="Preformatted_20_Text">Christianity is rare though not unknown.</text:p>
      <text:p text:style-name="Preformatted_20_Text"/>
      <text:p text:style-name="Preformatted_20_Text">Even hackers who identify with a religious affiliation tend to be relaxed about</text:p>
      <text:p text:style-name="Preformatted_20_Text">it, hostile to organized religion in general and all forms of religious bigotry</text:p>
      <text:p text:style-name="Preformatted_20_Text">in particular. <text:s/>Many enjoy `parody' religions such as Discordianism and the</text:p>
      <text:p text:style-name="Preformatted_20_Text">Church of the SubGenius.</text:p>
      <text:p text:style-name="Preformatted_20_Text"/>
      <text:p text:style-name="Preformatted_20_Text">Also, many hackers are influenced to varying degrees by Zen Buddhism or (less</text:p>
      <text:p text:style-name="Preformatted_20_Text">commonly) Taoism, and blend them easily with their `native' religions.</text:p>
      <text:p text:style-name="Preformatted_20_Text"/>
      <text:p text:style-name="Preformatted_20_Text">There is a definite strain of mystical, almost Gnostic sensibility that shows</text:p>
      <text:p text:style-name="Preformatted_20_Text">up even among those hackers not actively involved with neo-paganism,</text:p>
      <text:p text:style-name="Preformatted_20_Text">Discordianism, or Zen. <text:s/>Hacker folklore that pays homage to `wizards' and</text:p>
      <text:p text:style-name="Preformatted_20_Text">speaks of incantations and demons has too much psychological truthfulness about</text:p>
      <text:p text:style-name="Preformatted_20_Text">it to be entirely a joke.</text:p>
      <text:p text:style-name="Preformatted_20_Text"/>
      <text:p text:style-name="Preformatted_20_Text">:Ceremonial Chemicals:</text:p>
      <text:p text:style-name="Preformatted_20_Text">======================</text:p>
      <text:p text:style-name="Preformatted_20_Text"/>
      <text:p text:style-name="Preformatted_20_Text">Most hackers don't smoke tobacco, and use alcohol in moderation if at all</text:p>
      <text:p text:style-name="Preformatted_20_Text">(though there is a visible contingent of exotic-beer fanciers, and a few</text:p>
      <text:p text:style-name="Preformatted_20_Text">hackers are serious oenophiles). <text:s/>Limited use of non-addictive psychedelic</text:p>
      <text:p text:style-name="Preformatted_20_Text">drugs, such as cannabis, LSD, psilocybin, and nitrous oxide, etc., used to be</text:p>
      <text:p text:style-name="Preformatted_20_Text">relatively common and is still regarded with more tolerance than in the</text:p>
      <text:p text:style-name="Preformatted_20_Text">mainstream culture. <text:s/>Use of `downers' and opiates, on the other hand, appears</text:p>
      <text:p text:style-name="Preformatted_20_Text">to be particularly rare; hackers seem in general to dislike drugs that `dumb</text:p>
      <text:p text:style-name="Preformatted_20_Text">them down'. <text:s/>On the third hand, many hackers regularly wire up on caffeine</text:p>
      <text:p text:style-name="Preformatted_20_Text">and/or sugar for all-night hacking runs.</text:p>
      <text:p text:style-name="Preformatted_20_Text"/>
      <text:p text:style-name="Preformatted_20_Text">:Communication Style:</text:p>
      <text:p text:style-name="Preformatted_20_Text">=====================</text:p>
      <text:p text:style-name="Preformatted_20_Text"/>
      <text:p text:style-name="Preformatted_20_Text">See the discussions of speech and writing styles near the beginning of this</text:p>
      <text:p text:style-name="Preformatted_20_Text">File. <text:s/>Though hackers often have poor person-to-person communication skills,</text:p>
      <text:p text:style-name="Preformatted_20_Text">they are as a rule extremely sensitive to nuances of language and very precise</text:p>
      <text:p text:style-name="Preformatted_20_Text">in their use of it. <text:s/>They are often better at writing than at speaking.</text:p>
      <text:p text:style-name="Preformatted_20_Text"/>
      <text:p text:style-name="Preformatted_20_Text">:Geographical Distribution:</text:p>
      <text:p text:style-name="Preformatted_20_Text">===========================</text:p>
      <text:p text:style-name="Preformatted_20_Text"/>
      <text:p text:style-name="Preformatted_20_Text">In the United States, hackerdom revolves on a Bay Area-to-Boston axis; about</text:p>
      <text:p text:style-name="Preformatted_20_Text">half of the hard core seems to live within a hundred miles of Cambridge</text:p>
      <text:p text:style-name="Preformatted_20_Text">(Massachusetts) or Berkeley (California), although there are significant</text:p>
      <text:p text:style-name="Preformatted_20_Text">contingents in Los Angeles, in the Pacific Northwest, and around Washington DC.</text:p>
      <text:p text:style-name="Preformatted_20_Text">Hackers tend to cluster around large cities, especially `university towns' such</text:p>
      <text:p text:style-name="Preformatted_20_Text">as the Raleigh-Durham area in North Carolina or Princeton, New Jersey (this may</text:p>
      <text:p text:style-name="Preformatted_20_Text">simply reflect the fact that many are students or ex-students living near their</text:p>
      <text:p text:style-name="Preformatted_20_Text">alma maters).</text:p>
      <text:p text:style-name="Preformatted_20_Text"/>
      <text:p text:style-name="Preformatted_20_Text">:Sexual Habits:</text:p>
      <text:p text:style-name="Preformatted_20_Text">===============</text:p>
      <text:p text:style-name="Preformatted_20_Text"/>
      <text:p text:style-name="Preformatted_20_Text">Hackerdom tolerates a much wider range of sexual and lifestyle variation than</text:p>
      <text:p text:style-name="Preformatted_20_Text">the mainstream culture. <text:s/>It includes a relatively large gay and bi contingent.</text:p>
      <text:p text:style-name="Preformatted_20_Text">Hackers are somewhat more likely to live in polygynous or polyandrous</text:p>
      <text:p text:style-name="Preformatted_20_Text">relationships, practice open marriage, or live in communes or group houses. <text:s/>In</text:p>
      <text:p text:style-name="Preformatted_20_Text">this, as in general appearance, hackerdom semi-consciously maintains</text:p>
      <text:p text:style-name="Preformatted_20_Text"><text:soft-page-break/>`counterculture' values.</text:p>
      <text:p text:style-name="Preformatted_20_Text"/>
      <text:p text:style-name="Preformatted_20_Text">:Personality Characteristics:</text:p>
      <text:p text:style-name="Preformatted_20_Text">=============================</text:p>
      <text:p text:style-name="Preformatted_20_Text"/>
      <text:p text:style-name="Preformatted_20_Text">The most obvious common `personality' characteristics of hackers are high</text:p>
      <text:p text:style-name="Preformatted_20_Text">intelligence, consuming curiosity, and facility with intellectual abstractions.</text:p>
      <text:p text:style-name="Preformatted_20_Text">Also, most hackers are `neophiles', stimulated by and appreciative of novelty</text:p>
      <text:p text:style-name="Preformatted_20_Text">(especially intellectual novelty). <text:s/>Most are also relatively individualistic</text:p>
      <text:p text:style-name="Preformatted_20_Text">and anti-conformist.</text:p>
      <text:p text:style-name="Preformatted_20_Text"/>
      <text:p text:style-name="Preformatted_20_Text">Although high general intelligence is common among hackers, it is not the sine</text:p>
      <text:p text:style-name="Preformatted_20_Text">qua non one might expect. <text:s/>Another trait is probably even more important: the</text:p>
      <text:p text:style-name="Preformatted_20_Text">ability to mentally absorb, retain, and reference large amounts of</text:p>
      <text:p text:style-name="Preformatted_20_Text">`meaningless' detail, trusting to later experience to give it context and</text:p>
      <text:p text:style-name="Preformatted_20_Text">meaning. <text:s/>A person of merely average analytical intelligence who has this trait</text:p>
      <text:p text:style-name="Preformatted_20_Text">can become an effective hacker, but a creative genius who lacks it will swiftly</text:p>
      <text:p text:style-name="Preformatted_20_Text">find himself outdistanced by people who routinely upload the contents of thick</text:p>
      <text:p text:style-name="Preformatted_20_Text">reference manuals into their brains. <text:s/>[During the production of the book</text:p>
      <text:p text:style-name="Preformatted_20_Text">version of this document, for example, I learned most of the rather complex</text:p>
      <text:p text:style-name="Preformatted_20_Text">typesetting language TeX over about four working days, mainly by inhaling</text:p>
      <text:p text:style-name="Preformatted_20_Text">Knuth's 477-page manual. <text:s/>My editor's flabbergasted reaction to this genuinely</text:p>
      <text:p text:style-name="Preformatted_20_Text">surprised me, because years of associating with hackers have conditioned me to</text:p>
      <text:p text:style-name="Preformatted_20_Text">consider such performances routine and to be expected. --- ESR]</text:p>
      <text:p text:style-name="Preformatted_20_Text"/>
      <text:p text:style-name="Preformatted_20_Text">Contrary to stereotype, hackers are *not* usually intellectually narrow; they</text:p>
      <text:p text:style-name="Preformatted_20_Text">tend to be interested in any subject that can provide mental stimulation, and</text:p>
      <text:p text:style-name="Preformatted_20_Text">can often discourse knowledgeably and even interestingly on any number of</text:p>
      <text:p text:style-name="Preformatted_20_Text">obscure subjects --- if you can get them to talk at all, as opposed to, say,</text:p>
      <text:p text:style-name="Preformatted_20_Text">going back to their hacking.</text:p>
      <text:p text:style-name="Preformatted_20_Text"/>
      <text:p text:style-name="Preformatted_20_Text">It is noticeable (and contrary to many outsiders' expectations) that the better</text:p>
      <text:p text:style-name="Preformatted_20_Text">a hacker is at hacking, the more likely he or she is to have outside interests</text:p>
      <text:p text:style-name="Preformatted_20_Text">at which he or she is more than merely competent.</text:p>
      <text:p text:style-name="Preformatted_20_Text"/>
      <text:p text:style-name="Preformatted_20_Text">Hackers are `control freaks' in a way that has nothing to do with the usual</text:p>
      <text:p text:style-name="Preformatted_20_Text">coercive or authoritarian connotations of the term. <text:s/>In the same way that</text:p>
      <text:p text:style-name="Preformatted_20_Text">children delight in making model trains go forward and back by moving a switch,</text:p>
      <text:p text:style-name="Preformatted_20_Text">hackers love making complicated things like computers do nifty stuff for them.</text:p>
      <text:p text:style-name="Preformatted_20_Text">But it has to be *their* nifty stuff. <text:s/>They don't like tedium, nondeterminism,</text:p>
      <text:p text:style-name="Preformatted_20_Text">or most of the fussy, boring, ill-defined little tasks that go with maintaining</text:p>
      <text:p text:style-name="Preformatted_20_Text">a normal existence. <text:s/>Accordingly, they tend to be careful and orderly in their</text:p>
      <text:p text:style-name="Preformatted_20_Text">intellectual lives and chaotic elsewhere. <text:s/>Their code will be beautiful, even</text:p>
      <text:p text:style-name="Preformatted_20_Text">if their desks are buried in 3 feet of crap.</text:p>
      <text:p text:style-name="Preformatted_20_Text"/>
      <text:p text:style-name="Preformatted_20_Text">Hackers are generally only very weakly motivated by conventional rewards such</text:p>
      <text:p text:style-name="Preformatted_20_Text">as social approval or money. They tend to be attracted by challenges and</text:p>
      <text:p text:style-name="Preformatted_20_Text">excited by interesting toys, and to judge the interest of work or other</text:p>
      <text:p text:style-name="Preformatted_20_Text">activities in terms of the challenges offered and the toys they get to play </text:p>
      <text:p text:style-name="Preformatted_20_Text">with.</text:p>
      <text:p text:style-name="Preformatted_20_Text"/>
      <text:p text:style-name="Preformatted_20_Text">In terms of Myers-Briggs and equivalent psychometric systems, hackerdom appears</text:p>
      <text:p text:style-name="Preformatted_20_Text">to concentrate the relatively rare INTJ and INTP types; that is, introverted,</text:p>
      <text:p text:style-name="Preformatted_20_Text">intuitive, and thinker types (as opposed to the extroverted-sensate</text:p>
      <text:p text:style-name="Preformatted_20_Text">personalities that predominate in the mainstream culture). <text:s/>ENT[JP] types are</text:p>
      <text:p text:style-name="Preformatted_20_Text">also concentrated among hackers but are in a minority.</text:p>
      <text:p text:style-name="Preformatted_20_Text"/>
      <text:p text:style-name="Preformatted_20_Text">:Weaknesses of the Hacker Personality:</text:p>
      <text:p text:style-name="Preformatted_20_Text"><text:soft-page-break/>======================================</text:p>
      <text:p text:style-name="Preformatted_20_Text"/>
      <text:p text:style-name="Preformatted_20_Text">Hackers have relatively little ability to identify emotionally with other</text:p>
      <text:p text:style-name="Preformatted_20_Text">people. <text:s/>This may be because hackers generally aren't much like `other people'.</text:p>
      <text:p text:style-name="Preformatted_20_Text">Unsurprisingly, hackers also tend towards self-absorption, intellectual</text:p>
      <text:p text:style-name="Preformatted_20_Text">arrogance, and impatience with people and tasks perceived to be wasting their</text:p>
      <text:p text:style-name="Preformatted_20_Text">time.</text:p>
      <text:p text:style-name="Preformatted_20_Text"/>
      <text:p text:style-name="Preformatted_20_Text">As cynical as hackers sometimes wax about the amount of idiocy in the world,</text:p>
      <text:p text:style-name="Preformatted_20_Text">they tend by reflex to assume that everyone is as rational, `cool', and</text:p>
      <text:p text:style-name="Preformatted_20_Text">imaginative as they consider themselves. <text:s/>This bias often contributes to</text:p>
      <text:p text:style-name="Preformatted_20_Text">weakness in communication skills. <text:s/>Hackers tend to be especially poor at</text:p>
      <text:p text:style-name="Preformatted_20_Text">confrontation and negotiation.</text:p>
      <text:p text:style-name="Preformatted_20_Text"/>
      <text:p text:style-name="Preformatted_20_Text">Because of their passionate embrace of (what they consider to be) the {Right</text:p>
      <text:p text:style-name="Preformatted_20_Text">Thing}, hackers can be unfortunately intolerant and bigoted on technical</text:p>
      <text:p text:style-name="Preformatted_20_Text">issues, in marked contrast to their general spirit of camaraderie and tolerance</text:p>
      <text:p text:style-name="Preformatted_20_Text">of alternative viewpoints otherwise. <text:s/>Old-time {{ITS}} partisans look down on</text:p>
      <text:p text:style-name="Preformatted_20_Text">the ever-growing hordes of {{UNIX}} hackers; UNIX aficionados despise {VMS} and</text:p>
      <text:p text:style-name="Preformatted_20_Text">{{MS-DOS}}; and hackers who are used to conventional command-line user</text:p>
      <text:p text:style-name="Preformatted_20_Text">interfaces loathe mouse-and-menu based systems such as the Macintosh. <text:s/>Hackers</text:p>
      <text:p text:style-name="Preformatted_20_Text">who don't indulge in {USENET} consider it a huge waste of time and {bandwidth};</text:p>
      <text:p text:style-name="Preformatted_20_Text">fans of old adventure games such as {ADVENT} and {Zork} consider {MUD}s to be</text:p>
      <text:p text:style-name="Preformatted_20_Text">glorified chat systems devoid of atmosphere or interesting puzzles; hackers who</text:p>
      <text:p text:style-name="Preformatted_20_Text">are willing to devote endless hours to USENET or MUDs consider {IRC} to be a</text:p>
      <text:p text:style-name="Preformatted_20_Text">*real* waste of time; IRCies think MUDs might be okay if there weren't all</text:p>
      <text:p text:style-name="Preformatted_20_Text">those silly puzzles in the way. <text:s/>And, of course, there are the perennial {holy</text:p>
      <text:p text:style-name="Preformatted_20_Text">wars} --- {EMACS} vs. {vi}, {big-endian} vs. <text:s/>{little-endian}, RISC vs. CISC,</text:p>
      <text:p text:style-name="Preformatted_20_Text">etc., etc., etc. <text:s/>As in society at large, the intensity and duration of these</text:p>
      <text:p text:style-name="Preformatted_20_Text">debates is usually inversely proportional to the number of objective, factual</text:p>
      <text:p text:style-name="Preformatted_20_Text">arguments available to buttress any position.</text:p>
      <text:p text:style-name="Preformatted_20_Text"/>
      <text:p text:style-name="Preformatted_20_Text">As a result of all the above traits, many hackers have difficulty maintaining</text:p>
      <text:p text:style-name="Preformatted_20_Text">stable relationships. <text:s/>At worst, they can produce the classic {computer geek}:</text:p>
      <text:p text:style-name="Preformatted_20_Text">withdrawn, relationally incompetent, sexually frustrated, and desperately</text:p>
      <text:p text:style-name="Preformatted_20_Text">unhappy when not submerged in his or her craft. <text:s/>Fortunately, this extreme is</text:p>
      <text:p text:style-name="Preformatted_20_Text">far less common than mainstream folklore paints it --- but almost all hackers</text:p>
      <text:p text:style-name="Preformatted_20_Text">will recognize something of themselves in the unflattering paragraphs above.</text:p>
      <text:p text:style-name="Preformatted_20_Text"/>
      <text:p text:style-name="Preformatted_20_Text">Hackers are often monumentally disorganized and sloppy about dealing with the</text:p>
      <text:p text:style-name="Preformatted_20_Text">physical world. <text:s/>Bills don't get paid on time, clutter piles up to incredible</text:p>
      <text:p text:style-name="Preformatted_20_Text">heights in homes and offices, and minor maintenance tasks get deferred</text:p>
      <text:p text:style-name="Preformatted_20_Text">indefinitely.</text:p>
      <text:p text:style-name="Preformatted_20_Text"/>
      <text:p text:style-name="Preformatted_20_Text">The sort of person who uses phrases like `incompletely socialized' usually</text:p>
      <text:p text:style-name="Preformatted_20_Text">thinks hackers are. <text:s/>Hackers regard such people with contempt when they notice</text:p>
      <text:p text:style-name="Preformatted_20_Text">them at all.</text:p>
      <text:p text:style-name="Preformatted_20_Text"/>
      <text:p text:style-name="Preformatted_20_Text">:Miscellaneous:</text:p>
      <text:p text:style-name="Preformatted_20_Text">===============</text:p>
      <text:p text:style-name="Preformatted_20_Text"/>
      <text:p text:style-name="Preformatted_20_Text">Hackers are more likely to have cats than dogs (in fact, it is widely grokked</text:p>
      <text:p text:style-name="Preformatted_20_Text">that cats have the hacker nature). <text:s/>Many drive incredibly decrepit heaps and</text:p>
      <text:p text:style-name="Preformatted_20_Text">forget to wash them; richer ones drive spiffy Porsches and RX-7s and then</text:p>
      <text:p text:style-name="Preformatted_20_Text">forget to have them washed. <text:s/>Almost all hackers have terribly bad handwriting,</text:p>
      <text:p text:style-name="Preformatted_20_Text">and often fall into the habit of block-printing everything like junior</text:p>
      <text:p text:style-name="Preformatted_20_Text">draftsmen.</text:p>
      <text:p text:style-name="Preformatted_20_Text"/>
      <text:p text:style-name="Preformatted_20_Text"><text:soft-page-break/>:Appendix C: Bibliography</text:p>
      <text:p text:style-name="Preformatted_20_Text">*************************</text:p>
      <text:p text:style-name="Preformatted_20_Text"/>
      <text:p text:style-name="Preformatted_20_Text">Here are some other books you can read to help you understand the hacker</text:p>
      <text:p text:style-name="Preformatted_20_Text">mindset.</text:p>
      <text:p text:style-name="Preformatted_20_Text"/>
      <text:p text:style-name="Preformatted_20_Text">:G"odel, Escher, Bach: An Eternal Golden Braid:</text:p>
      <text:p text:style-name="Preformatted_20_Text">Douglas Hofstadter</text:p>
      <text:p text:style-name="Preformatted_20_Text">Basic Books, 1979</text:p>
      <text:p text:style-name="Preformatted_20_Text">ISBN 0-394-74502-7</text:p>
      <text:p text:style-name="Preformatted_20_Text"/>
      <text:p text:style-name="Preformatted_20_Text">This book reads like an intellectual Grand Tour of hacker preoccupations.</text:p>
      <text:p text:style-name="Preformatted_20_Text">Music, mathematical logic, programming, speculations on the nature of</text:p>
      <text:p text:style-name="Preformatted_20_Text">intelligence, biology, and Zen are woven into a brilliant tapestry themed on</text:p>
      <text:p text:style-name="Preformatted_20_Text">the concept of encoded self-reference. <text:s/>The perfect left-brain companion to</text:p>
      <text:p text:style-name="Preformatted_20_Text">`Illuminatus'.</text:p>
      <text:p text:style-name="Preformatted_20_Text"/>
      <text:p text:style-name="Preformatted_20_Text">:Illuminatus!:</text:p>
      <text:p text:style-name="Preformatted_20_Text"><text:s text:c="4"/>I. <text:s text:c="2"/>`The Eye in the Pyramid'</text:p>
      <text:p text:style-name="Preformatted_20_Text"><text:s text:c="4"/>II. <text:s/>`The Golden Apple'</text:p>
      <text:p text:style-name="Preformatted_20_Text"><text:s text:c="4"/>III. `Leviathan'.</text:p>
      <text:p text:style-name="Preformatted_20_Text">Robert Shea and Robert Anton Wilson</text:p>
      <text:p text:style-name="Preformatted_20_Text">Dell, 1988</text:p>
      <text:p text:style-name="Preformatted_20_Text">ISBN 0-440-53981-1</text:p>
      <text:p text:style-name="Preformatted_20_Text"/>
      <text:p text:style-name="Preformatted_20_Text">This work of alleged fiction is an incredible berserko-surrealist rollercoaster</text:p>
      <text:p text:style-name="Preformatted_20_Text">of world-girdling conspiracies, intelligent dolphins, the fall of Atlantis, who</text:p>
      <text:p text:style-name="Preformatted_20_Text">really killed JFK, sex, drugs, rock'n'roll, and the Cosmic Giggle Factor.</text:p>
      <text:p text:style-name="Preformatted_20_Text">First published in three volumes, but there is now a one-volume trade</text:p>
      <text:p text:style-name="Preformatted_20_Text">paperback, carried by most chain bookstores under SF. <text:s/>The perfect right-brain</text:p>
      <text:p text:style-name="Preformatted_20_Text">companion to Hofstadter's `G"odel, Escher, Bach'. <text:s/>See {Eris}, {Discordianism},</text:p>
      <text:p text:style-name="Preformatted_20_Text">{random numbers}, {Church of the SubGenius}.</text:p>
      <text:p text:style-name="Preformatted_20_Text"/>
      <text:p text:style-name="Preformatted_20_Text">:The Hitchhiker's Guide to the Galaxy:</text:p>
      <text:p text:style-name="Preformatted_20_Text">Douglas Adams</text:p>
      <text:p text:style-name="Preformatted_20_Text">Pocket Books, 1981</text:p>
      <text:p text:style-name="Preformatted_20_Text">ISBN 0-671-46149-4</text:p>
      <text:p text:style-name="Preformatted_20_Text"/>
      <text:p text:style-name="Preformatted_20_Text">This `Monty Python in Space' spoof of SF genre traditions has been popular</text:p>
      <text:p text:style-name="Preformatted_20_Text">among hackers ever since the original British radio show. <text:s/>Read it if only to</text:p>
      <text:p text:style-name="Preformatted_20_Text">learn about Vogons (see {bogon}) and the significance of the number 42 (see</text:p>
      <text:p text:style-name="Preformatted_20_Text">{random numbers}) --- and why the winningest chess program of 1990 was called</text:p>
      <text:p text:style-name="Preformatted_20_Text">`Deep Thought'.</text:p>
      <text:p text:style-name="Preformatted_20_Text"/>
      <text:p text:style-name="Preformatted_20_Text">:The Tao of Programming:</text:p>
      <text:p text:style-name="Preformatted_20_Text">James Geoffrey</text:p>
      <text:p text:style-name="Preformatted_20_Text">Infobooks, 1987</text:p>
      <text:p text:style-name="Preformatted_20_Text">ISBN 0-931137-07-1</text:p>
      <text:p text:style-name="Preformatted_20_Text"/>
      <text:p text:style-name="Preformatted_20_Text">This gentle, funny spoof of the `Tao Te Ching' contains much that is</text:p>
      <text:p text:style-name="Preformatted_20_Text">illuminating about the hacker way of thought. <text:s/>"When you have learned to snatch</text:p>
      <text:p text:style-name="Preformatted_20_Text">the error code from the trap frame, it will be time for you to leave."</text:p>
      <text:p text:style-name="Preformatted_20_Text"/>
      <text:p text:style-name="Preformatted_20_Text">:Hackers:</text:p>
      <text:p text:style-name="Preformatted_20_Text">Steven Levy</text:p>
      <text:p text:style-name="Preformatted_20_Text">Anchor/Doubleday 1984</text:p>
      <text:p text:style-name="Preformatted_20_Text">ISBN 0-385-19195-2</text:p>
      <text:p text:style-name="Preformatted_20_Text"/>
      <text:p text:style-name="Preformatted_20_Text"><text:soft-page-break/>Levy's book is at its best in describing the early MIT hackers at the Model</text:p>
      <text:p text:style-name="Preformatted_20_Text">Railroad Club and the early days of the microcomputer revolution. <text:s/>He never</text:p>
      <text:p text:style-name="Preformatted_20_Text">understood UNIX or the networks, though, and his enshrinement of Richard</text:p>
      <text:p text:style-name="Preformatted_20_Text">Stallman as "the last true hacker" turns out (thankfully) to have been quite</text:p>
      <text:p text:style-name="Preformatted_20_Text">misleading. <text:s/>Numerous minor factual errors also mar the text; for example,</text:p>
      <text:p text:style-name="Preformatted_20_Text">Levy's claim that the original Jargon File derived from the TMRC Dictionary</text:p>
      <text:p text:style-name="Preformatted_20_Text">(the File originated at Stanford and was brought to MIT in 1976; the co-authors</text:p>
      <text:p text:style-name="Preformatted_20_Text">of the first edition had never seen the dictionary in question). <text:s/>There are</text:p>
      <text:p text:style-name="Preformatted_20_Text">also numerous misspellings in the book that inflame the passions of old-timers;</text:p>
      <text:p text:style-name="Preformatted_20_Text">as Dan Murphy, the author of TECO, once said: "You would have thought he'd take</text:p>
      <text:p text:style-name="Preformatted_20_Text">the trouble to spell the name of a winning editor right." <text:s/>Nevertheless, this</text:p>
      <text:p text:style-name="Preformatted_20_Text">remains a useful and stimulating book that captures the feel of several</text:p>
      <text:p text:style-name="Preformatted_20_Text">important hackish subcultures.</text:p>
      <text:p text:style-name="Preformatted_20_Text"/>
      <text:p text:style-name="Preformatted_20_Text">:The Devil's DP Dictionary:</text:p>
      <text:p text:style-name="Preformatted_20_Text">Stan Kelly-Bootle</text:p>
      <text:p text:style-name="Preformatted_20_Text">McGraw-Hill, 1981</text:p>
      <text:p text:style-name="Preformatted_20_Text">ISBN 0-07-034022-6</text:p>
      <text:p text:style-name="Preformatted_20_Text"/>
      <text:p text:style-name="Preformatted_20_Text">This pastiche of Ambrose Bierce's famous work is similar in format to the</text:p>
      <text:p text:style-name="Preformatted_20_Text">Jargon File (and quotes several entries from jargon-1) but somewhat different</text:p>
      <text:p text:style-name="Preformatted_20_Text">in tone and intent. <text:s/>It is more satirical and less anthropological, and is</text:p>
      <text:p text:style-name="Preformatted_20_Text">largely a product of the author's literate and quirky imagination. <text:s/>For</text:p>
      <text:p text:style-name="Preformatted_20_Text">example, it defines `computer science' as "a study akin to numerology and</text:p>
      <text:p text:style-name="Preformatted_20_Text">astrology, but lacking the precision of the former and the success of the</text:p>
      <text:p text:style-name="Preformatted_20_Text">latter" and "the boring art of coping with a large number of trivialities."</text:p>
      <text:p text:style-name="Preformatted_20_Text"/>
      <text:p text:style-name="Preformatted_20_Text">:The Devouring Fungus: Tales from the Computer Age:</text:p>
      <text:p text:style-name="Preformatted_20_Text">Karla Jennings</text:p>
      <text:p text:style-name="Preformatted_20_Text">Norton, 1990</text:p>
      <text:p text:style-name="Preformatted_20_Text">ISBN 0-393-30732-8</text:p>
      <text:p text:style-name="Preformatted_20_Text"/>
      <text:p text:style-name="Preformatted_20_Text">The author of this pioneering compendium knits together a great deal of</text:p>
      <text:p text:style-name="Preformatted_20_Text">computer- and hacker-related folklore with good writing and a few well-chosen</text:p>
      <text:p text:style-name="Preformatted_20_Text">cartoons. <text:s/>She has a keen eye for the human aspects of the lore and is very</text:p>
      <text:p text:style-name="Preformatted_20_Text">good at illuminating the psychology and evolution of hackerdom. <text:s/>Unfortunately,</text:p>
      <text:p text:style-name="Preformatted_20_Text">a number of small errors and awkwardnesses suggest that she didn't have the</text:p>
      <text:p text:style-name="Preformatted_20_Text">final manuscript checked over by a native speaker; the glossary in the back is</text:p>
      <text:p text:style-name="Preformatted_20_Text">particularly embarrassing, and at least one classic tale (the Magic Switch</text:p>
      <text:p text:style-name="Preformatted_20_Text">story, retold here under {A Story About `Magic'} in {appendix A}) is given in</text:p>
      <text:p text:style-name="Preformatted_20_Text">incomplete and badly mangled form. <text:s/>Nevertheless, this book is a win overall</text:p>
      <text:p text:style-name="Preformatted_20_Text">and can be enjoyed by hacker and non-hacker alike.</text:p>
      <text:p text:style-name="Preformatted_20_Text"/>
      <text:p text:style-name="Preformatted_20_Text">:The Soul of a New Machine:</text:p>
      <text:p text:style-name="Preformatted_20_Text">Tracy Kidder</text:p>
      <text:p text:style-name="Preformatted_20_Text">Little, Brown, 1981</text:p>
      <text:p text:style-name="Preformatted_20_Text">(paperback: Avon, 1982</text:p>
      <text:p text:style-name="Preformatted_20_Text">ISBN 0-380-59931-7)</text:p>
      <text:p text:style-name="Preformatted_20_Text"/>
      <text:p text:style-name="Preformatted_20_Text">This book (a 1982 Pulitzer Prize winner) documents the adventure of the design</text:p>
      <text:p text:style-name="Preformatted_20_Text">of a new Data General computer, the Eclipse. <text:s/>It is an amazingly well-done</text:p>
      <text:p text:style-name="Preformatted_20_Text">portrait of the hacker mindset --- although largely the hardware hacker ---</text:p>
      <text:p text:style-name="Preformatted_20_Text">done by a complete outsider. <text:s/>It is a bit thin in spots, but with enough</text:p>
      <text:p text:style-name="Preformatted_20_Text">technical information to be entertaining to the serious hacker while providing</text:p>
      <text:p text:style-name="Preformatted_20_Text">non-technical people a view of what day-to-day life can be like --- the fun,</text:p>
      <text:p text:style-name="Preformatted_20_Text">the excitement, the disasters. <text:s/>During one period, when the microcode and logic</text:p>
      <text:p text:style-name="Preformatted_20_Text">were glitching at the nanosecond level, one of the overworked engineers</text:p>
      <text:p text:style-name="Preformatted_20_Text">departed the company, leaving behind a note on his terminal as his letter of</text:p>
      <text:p text:style-name="Preformatted_20_Text"><text:soft-page-break/>resignation: "I am going to a commune in Vermont and will deal with no unit of</text:p>
      <text:p text:style-name="Preformatted_20_Text">time shorter than a season."</text:p>
      <text:p text:style-name="Preformatted_20_Text"/>
      <text:p text:style-name="Preformatted_20_Text">:Life with UNIX: a Guide for Everyone:</text:p>
      <text:p text:style-name="Preformatted_20_Text">Don Libes and Sandy Ressler</text:p>
      <text:p text:style-name="Preformatted_20_Text">Prentice-Hall, 1989</text:p>
      <text:p text:style-name="Preformatted_20_Text">ISBN 0-13-536657-7</text:p>
      <text:p text:style-name="Preformatted_20_Text"/>
      <text:p text:style-name="Preformatted_20_Text">The authors of this book set out to tell you all the things about UNIX that</text:p>
      <text:p text:style-name="Preformatted_20_Text">tutorials and technical books won't. <text:s/>The result is gossipy, funny,</text:p>
      <text:p text:style-name="Preformatted_20_Text">opinionated, downright weird in spots, and invaluable. <text:s/>Along the way they</text:p>
      <text:p text:style-name="Preformatted_20_Text">expose you to enough of UNIX's history, folklore and humor to qualify as a</text:p>
      <text:p text:style-name="Preformatted_20_Text">first-class source for these things. <text:s/>Because so much of today's hackerdom is</text:p>
      <text:p text:style-name="Preformatted_20_Text">involved with UNIX, this in turn illuminates many of its in-jokes and</text:p>
      <text:p text:style-name="Preformatted_20_Text">preoccupations.</text:p>
      <text:p text:style-name="Preformatted_20_Text"/>
      <text:p text:style-name="Preformatted_20_Text">:True Names ... and Other Dangers:</text:p>
      <text:p text:style-name="Preformatted_20_Text">Vernor Vinge</text:p>
      <text:p text:style-name="Preformatted_20_Text">Baen Books, 1987</text:p>
      <text:p text:style-name="Preformatted_20_Text">ISBN 0-671-65363-6</text:p>
      <text:p text:style-name="Preformatted_20_Text"/>
      <text:p text:style-name="Preformatted_20_Text">Hacker demigod Richard Stallman believes the title story of this book</text:p>
      <text:p text:style-name="Preformatted_20_Text">"expresses the spirit of hacking best". <text:s/>This may well be true; it's certainly</text:p>
      <text:p text:style-name="Preformatted_20_Text">difficult to recall a better job. <text:s/>The other stories in this collection are</text:p>
      <text:p text:style-name="Preformatted_20_Text">also fine work by an author who is perhaps one of today's very best</text:p>
      <text:p text:style-name="Preformatted_20_Text">practitioners of hard SF.</text:p>
      <text:p text:style-name="Preformatted_20_Text"/>
      <text:p text:style-name="Preformatted_20_Text">:Cyberpunk: Outlaws and Hackers on the Computer Frontier:</text:p>
      <text:p text:style-name="Preformatted_20_Text">Katie Hafner &amp; John Markoff</text:p>
      <text:p text:style-name="Preformatted_20_Text">Simon &amp; Schuster 1991</text:p>
      <text:p text:style-name="Preformatted_20_Text">ISBN 0-671-68322-5</text:p>
      <text:p text:style-name="Preformatted_20_Text"/>
      <text:p text:style-name="Preformatted_20_Text">This book gathers narratives about the careers of three notorious crackers into</text:p>
      <text:p text:style-name="Preformatted_20_Text">a clear-eyed but sympathetic portrait of hackerdom's dark side. <text:s/>The principals</text:p>
      <text:p text:style-name="Preformatted_20_Text">are Kevin Mitnick, "Pengo" and "Hagbard" of the Chaos Computer Club, and Robert</text:p>
      <text:p text:style-name="Preformatted_20_Text">T. Morris (see {RTM}, sense 2) . <text:s/>Markoff and Hafner focus as much on their</text:p>
      <text:p text:style-name="Preformatted_20_Text">psychologies and motivations as on the details of their exploits, but don't</text:p>
      <text:p text:style-name="Preformatted_20_Text">slight the latter. <text:s/>The result is a balanced and fascinating account,</text:p>
      <text:p text:style-name="Preformatted_20_Text">particularly useful when read immediately before or after Cliff Stoll's {The</text:p>
      <text:p text:style-name="Preformatted_20_Text">Cuckoo's Egg}. <text:s/>It is especially instructive to compare RTM, a true hacker who</text:p>
      <text:p text:style-name="Preformatted_20_Text">blundered, with the sociopathic phone-freak Mitnick and the alienated,</text:p>
      <text:p text:style-name="Preformatted_20_Text">drug-addled crackers who made the Chaos Club notorious. <text:s/>The gulf between</text:p>
      <text:p text:style-name="Preformatted_20_Text">{wizard} and {wannabee} has seldom been made more obvious.</text:p>
      <text:p text:style-name="Preformatted_20_Text"/>
      <text:p text:style-name="Preformatted_20_Text">:Technobabble:</text:p>
      <text:p text:style-name="Preformatted_20_Text">John Barry</text:p>
      <text:p text:style-name="Preformatted_20_Text">MIT Press 1991</text:p>
      <text:p text:style-name="Preformatted_20_Text">ISBN 0-262-02333-4</text:p>
      <text:p text:style-name="Preformatted_20_Text"/>
      <text:p text:style-name="Preformatted_20_Text">Barry's book takes a critical and humorous look at the `technobabble' of</text:p>
      <text:p text:style-name="Preformatted_20_Text">acronyms, neologisms, hyperbole, and metaphor spawned by the computer industry.</text:p>
      <text:p text:style-name="Preformatted_20_Text">Though he discusses some of the same mechanisms of jargon formation that occur</text:p>
      <text:p text:style-name="Preformatted_20_Text">in hackish, most of what he chronicles is actually suit-speak --- the</text:p>
      <text:p text:style-name="Preformatted_20_Text">obfuscatory language of press releases, marketroids, and Silicon Valley CEOs</text:p>
      <text:p text:style-name="Preformatted_20_Text">rather than the playful jargon of hackers (most of whom wouldn't be caught dead</text:p>
      <text:p text:style-name="Preformatted_20_Text">uttering the kind of pompous, passive-voiced word salad he deplores).</text:p>
      <text:p text:style-name="Preformatted_20_Text"/>
      <text:p text:style-name="Preformatted_20_Text">:The Cuckoo's Egg:</text:p>
      <text:p text:style-name="Preformatted_20_Text"><text:soft-page-break/>Clifford Stoll</text:p>
      <text:p text:style-name="Preformatted_20_Text">Doubleday 1989</text:p>
      <text:p text:style-name="P1">ISBN 0-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6T01:11:58</meta:creation-date>
    <dc:date>2013-05-16T01:13:52</dc:date>
    <meta:editing-duration>P0D</meta:editing-duration>
    <meta:editing-cycles>1</meta:editing-cycles>
    <meta:document-statistic meta:table-count="0" meta:image-count="0" meta:object-count="0" meta:page-count="357" meta:paragraph-count="17883" meta:word-count="163934" meta:character-count="1057494" meta:non-whitespace-character-count="856084"/>
    <meta:generator>LibreOffice/3.6$Linux_x86 LibreOffice_project/360m1$Build-2</meta:generator>
  </office:meta>
</office:document-meta>
</file>